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 style:data-style-name="N60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6666ff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977" calcext:value-type="float">
            <text:p>0.9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647064" calcext:value-type="float">
            <text:p>0.647064</text:p>
          </table:table-cell>
          <table:table-cell office:value-type="float" office:value="0.0192871" calcext:value-type="float">
            <text:p>0.0192871</text:p>
          </table:table-cell>
          <table:table-cell table:number-columns-repeated="7"/>
        </table:table-row>
        <table:table-row table:style-name="ro1">
          <table:table-cell office:value-type="float" office:value="0.648804" calcext:value-type="float">
            <text:p>0.648804</text:p>
          </table:table-cell>
          <table:table-cell table:style-name="ce1" office:value-type="float" office:value="-0.072937" calcext:value-type="float">
            <text:p>-0.072937</text:p>
          </table:table-cell>
          <table:table-cell table:number-columns-repeated="7"/>
        </table:table-row>
        <table:table-row table:style-name="ro1">
          <table:table-cell office:value-type="float" office:value="0.630371" calcext:value-type="float">
            <text:p>0.630371</text:p>
          </table:table-cell>
          <table:table-cell table:style-name="ce1" office:value-type="float" office:value="-0.164642" calcext:value-type="float">
            <text:p>-0.164642</text:p>
          </table:table-cell>
          <table:table-cell table:number-columns-repeated="7"/>
        </table:table-row>
        <table:table-row table:style-name="ro1">
          <table:table-cell office:value-type="float" office:value="0.595734" calcext:value-type="float">
            <text:p>0.595734</text:p>
          </table:table-cell>
          <table:table-cell table:style-name="ce1" office:value-type="float" office:value="-0.255127" calcext:value-type="float">
            <text:p>-0.255127</text:p>
          </table:table-cell>
          <table:table-cell table:number-columns-repeated="7"/>
        </table:table-row>
        <table:table-row table:style-name="ro1">
          <table:table-cell office:value-type="float" office:value="0.550964" calcext:value-type="float">
            <text:p>0.550964</text:p>
          </table:table-cell>
          <table:table-cell table:style-name="ce1" office:value-type="float" office:value="-0.337128" calcext:value-type="float">
            <text:p>-0.337128</text:p>
          </table:table-cell>
          <table:table-cell table:number-columns-repeated="7"/>
        </table:table-row>
        <table:table-row table:style-name="ro1">
          <table:table-cell office:value-type="float" office:value="0.491821" calcext:value-type="float">
            <text:p>0.491821</text:p>
          </table:table-cell>
          <table:table-cell table:style-name="ce1" office:value-type="float" office:value="-0.412933" calcext:value-type="float">
            <text:p>-0.412933</text:p>
          </table:table-cell>
          <table:table-cell table:number-columns-repeated="7"/>
        </table:table-row>
        <table:table-row table:style-name="ro1">
          <table:table-cell office:value-type="float" office:value="0.421997" calcext:value-type="float">
            <text:p>0.421997</text:p>
          </table:table-cell>
          <table:table-cell table:style-name="ce1" office:value-type="float" office:value="-0.480255" calcext:value-type="float">
            <text:p>-0.480255</text:p>
          </table:table-cell>
          <table:table-cell/>
          <table:table-cell table:formula="of:=AVERAGE([.A4:.A131])" office:value-type="float" office:value="0.00472091523437501" calcext:value-type="float">
            <text:p>0.0047209152</text:p>
          </table:table-cell>
          <table:table-cell table:formula="of:=AVERAGE([.B4:.B131])" office:value-type="float" office:value="-0.082557678125" calcext:value-type="float">
            <text:p>-0.0825576781</text:p>
          </table:table-cell>
          <table:table-cell table:number-columns-repeated="4"/>
        </table:table-row>
        <table:table-row table:style-name="ro1">
          <table:table-cell office:value-type="float" office:value="0.345428" calcext:value-type="float">
            <text:p>0.345428</text:p>
          </table:table-cell>
          <table:table-cell table:style-name="ce1" office:value-type="float" office:value="-0.536316" calcext:value-type="float">
            <text:p>-0.536316</text:p>
          </table:table-cell>
          <table:table-cell table:number-columns-repeated="7"/>
        </table:table-row>
        <table:table-row table:style-name="ro1">
          <table:table-cell office:value-type="float" office:value="0.26004" calcext:value-type="float">
            <text:p>0.26004</text:p>
          </table:table-cell>
          <table:table-cell table:style-name="ce1" office:value-type="float" office:value="-0.580017" calcext:value-type="float">
            <text:p>-0.580017</text:p>
          </table:table-cell>
          <table:table-cell table:number-columns-repeated="7"/>
        </table:table-row>
        <table:table-row table:style-name="ro1">
          <table:table-cell office:value-type="float" office:value="0.172058" calcext:value-type="float">
            <text:p>0.172058</text:p>
          </table:table-cell>
          <table:table-cell table:style-name="ce1" office:value-type="float" office:value="-0.615631" calcext:value-type="float">
            <text:p>-0.615631</text:p>
          </table:table-cell>
          <table:table-cell table:number-columns-repeated="7"/>
        </table:table-row>
        <table:table-row table:style-name="ro1">
          <table:table-cell office:value-type="float" office:value="0.0827637" calcext:value-type="float">
            <text:p>0.0827637</text:p>
          </table:table-cell>
          <table:table-cell table:style-name="ce1" office:value-type="float" office:value="-0.636108" calcext:value-type="float">
            <text:p>-0.636108</text:p>
          </table:table-cell>
          <table:table-cell table:number-columns-repeated="7"/>
        </table:table-row>
        <table:table-row table:style-name="ro1">
          <table:table-cell table:style-name="ce1" office:value-type="float" office:value="-0.00854492" calcext:value-type="float">
            <text:p>-0.00854492</text:p>
          </table:table-cell>
          <table:table-cell table:style-name="ce1" office:value-type="float" office:value="-0.64209" calcext:value-type="float">
            <text:p>-0.6420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-0.0944824" calcext:value-type="float">
            <text:p>-0.0944824</text:p>
          </table:table-cell>
          <table:table-cell table:style-name="ce1" office:value-type="float" office:value="-0.635986" calcext:value-type="float">
            <text:p>-0.635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-0.178406" calcext:value-type="float">
            <text:p>-0.178406</text:p>
          </table:table-cell>
          <table:table-cell table:style-name="ce1" office:value-type="float" office:value="-0.614868" calcext:value-type="float">
            <text:p>-0.6148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-0.253357" calcext:value-type="float">
            <text:p>-0.253357</text:p>
          </table:table-cell>
          <table:table-cell table:style-name="ce1" office:value-type="float" office:value="-0.584991" calcext:value-type="float">
            <text:p>-0.5849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" office:value-type="float" office:value="-0.321472" calcext:value-type="float">
            <text:p>-0.321472</text:p>
          </table:table-cell>
          <table:table-cell table:style-name="ce1" office:value-type="float" office:value="-0.545105" calcext:value-type="float">
            <text:p>-0.5451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-0.381195" calcext:value-type="float">
            <text:p>-0.381195</text:p>
          </table:table-cell>
          <table:table-cell table:style-name="ce1" office:value-type="float" office:value="-0.492737" calcext:value-type="float">
            <text:p>-0.49273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" office:value-type="float" office:value="-0.430603" calcext:value-type="float">
            <text:p>-0.430603</text:p>
          </table:table-cell>
          <table:table-cell table:style-name="ce1" office:value-type="float" office:value="-0.429962" calcext:value-type="float">
            <text:p>-0.429962</text:p>
          </table:table-cell>
          <table:table-cell table:number-columns-repeated="7"/>
        </table:table-row>
        <table:table-row table:style-name="ro1">
          <table:table-cell table:style-name="ce1" office:value-type="float" office:value="-0.471344" calcext:value-type="float">
            <text:p>-0.471344</text:p>
          </table:table-cell>
          <table:table-cell table:style-name="ce1" office:value-type="float" office:value="-0.362396" calcext:value-type="float">
            <text:p>-0.362396</text:p>
          </table:table-cell>
          <table:table-cell/>
          <table:table-cell table:formula="of:=AVERAGE([.D16:.D20])" office:value-type="float" office:value="22" calcext:value-type="float">
            <text:p>22</text:p>
          </table:table-cell>
          <table:table-cell table:formula="of:=AVERAGE([.E15:.E19])" office:value-type="float" office:value="22.2" calcext:value-type="float">
            <text:p>22.2</text:p>
          </table:table-cell>
          <table:table-cell table:formula="of:=AVERAGE([.D22:.E22])" office:value-type="float" office:value="22.1" calcext:value-type="float">
            <text:p>22.1</text:p>
          </table:table-cell>
          <table:table-cell table:number-columns-repeated="3"/>
        </table:table-row>
        <table:table-row table:style-name="ro1">
          <table:table-cell table:style-name="ce1" office:value-type="float" office:value="-0.50235" calcext:value-type="float">
            <text:p>-0.50235</text:p>
          </table:table-cell>
          <table:table-cell table:style-name="ce1" office:value-type="float" office:value="-0.290894" calcext:value-type="float">
            <text:p>-0.290894</text:p>
          </table:table-cell>
          <table:table-cell table:number-columns-repeated="3"/>
          <table:table-cell table:formula="of:=22.05/[.F22]" office:value-type="float" office:value="0.997737556561086" calcext:value-type="float">
            <text:p>0.9977375566</text:p>
          </table:table-cell>
          <table:table-cell table:number-columns-repeated="3"/>
        </table:table-row>
        <table:table-row table:style-name="ro1">
          <table:table-cell table:style-name="ce1" office:value-type="float" office:value="-0.522675" calcext:value-type="float">
            <text:p>-0.522675</text:p>
          </table:table-cell>
          <table:table-cell table:style-name="ce1" office:value-type="float" office:value="-0.213226" calcext:value-type="float">
            <text:p>-0.213226</text:p>
          </table:table-cell>
          <table:table-cell table:number-columns-repeated="7"/>
        </table:table-row>
        <table:table-row table:style-name="ro1">
          <table:table-cell table:style-name="ce1" office:value-type="float" office:value="-0.532684" calcext:value-type="float">
            <text:p>-0.532684</text:p>
          </table:table-cell>
          <table:table-cell table:style-name="ce1" office:value-type="float" office:value="-0.134857" calcext:value-type="float">
            <text:p>-0.134857</text:p>
          </table:table-cell>
          <table:table-cell table:number-columns-repeated="7"/>
        </table:table-row>
        <table:table-row table:style-name="ro1">
          <table:table-cell table:style-name="ce1" office:value-type="float" office:value="-0.532928" calcext:value-type="float">
            <text:p>-0.532928</text:p>
          </table:table-cell>
          <table:table-cell table:style-name="ce1" office:value-type="float" office:value="-0.0542908" calcext:value-type="float">
            <text:p>-0.0542908</text:p>
          </table:table-cell>
          <table:table-cell table:number-columns-repeated="7"/>
        </table:table-row>
        <table:table-row table:style-name="ro1">
          <table:table-cell table:style-name="ce1" office:value-type="float" office:value="-0.523499" calcext:value-type="float">
            <text:p>-0.523499</text:p>
          </table:table-cell>
          <table:table-cell table:style-name="ce2" office:value-type="float" office:value="0.0219727" calcext:value-type="float">
            <text:p>0.0219727</text:p>
          </table:table-cell>
          <table:table-cell table:number-columns-repeated="7"/>
        </table:table-row>
        <table:table-row table:style-name="ro1">
          <table:table-cell table:style-name="ce1" office:value-type="float" office:value="-0.505188" calcext:value-type="float">
            <text:p>-0.505188</text:p>
          </table:table-cell>
          <table:table-cell table:style-name="ce2" office:value-type="float" office:value="0.0905151" calcext:value-type="float">
            <text:p>0.0905151</text:p>
          </table:table-cell>
          <table:table-cell table:number-columns-repeated="7"/>
        </table:table-row>
        <table:table-row table:style-name="ro1">
          <table:table-cell table:style-name="ce1" office:value-type="float" office:value="-0.47818" calcext:value-type="float">
            <text:p>-0.47818</text:p>
          </table:table-cell>
          <table:table-cell table:style-name="ce2" office:value-type="float" office:value="0.158447" calcext:value-type="float">
            <text:p>0.158447</text:p>
          </table:table-cell>
          <table:table-cell table:number-columns-repeated="7"/>
        </table:table-row>
        <table:table-row table:style-name="ro1">
          <table:table-cell table:style-name="ce1" office:value-type="float" office:value="-0.442596" calcext:value-type="float">
            <text:p>-0.442596</text:p>
          </table:table-cell>
          <table:table-cell table:style-name="ce2" office:value-type="float" office:value="0.220032" calcext:value-type="float">
            <text:p>0.220032</text:p>
          </table:table-cell>
          <table:table-cell table:number-columns-repeated="7"/>
        </table:table-row>
        <table:table-row table:style-name="ro1">
          <table:table-cell table:style-name="ce1" office:value-type="float" office:value="-0.400085" calcext:value-type="float">
            <text:p>-0.400085</text:p>
          </table:table-cell>
          <table:table-cell table:style-name="ce2" office:value-type="float" office:value="0.275635" calcext:value-type="float">
            <text:p>0.275635</text:p>
          </table:table-cell>
          <table:table-cell table:number-columns-repeated="7"/>
        </table:table-row>
        <table:table-row table:style-name="ro1">
          <table:table-cell table:style-name="ce1" office:value-type="float" office:value="-0.351013" calcext:value-type="float">
            <text:p>-0.351013</text:p>
          </table:table-cell>
          <table:table-cell table:style-name="ce2" office:value-type="float" office:value="0.325134" calcext:value-type="float">
            <text:p>0.325134</text:p>
          </table:table-cell>
          <table:table-cell table:number-columns-repeated="7"/>
        </table:table-row>
        <table:table-row table:style-name="ro1">
          <table:table-cell table:style-name="ce1" office:value-type="float" office:value="-0.29483" calcext:value-type="float">
            <text:p>-0.29483</text:p>
          </table:table-cell>
          <table:table-cell table:style-name="ce2" office:value-type="float" office:value="0.36673" calcext:value-type="float">
            <text:p>0.36673</text:p>
          </table:table-cell>
          <table:table-cell table:number-columns-repeated="7"/>
        </table:table-row>
        <table:table-row table:style-name="ro1">
          <table:table-cell table:style-name="ce1" office:value-type="float" office:value="-0.232727" calcext:value-type="float">
            <text:p>-0.232727</text:p>
          </table:table-cell>
          <table:table-cell table:style-name="ce2" office:value-type="float" office:value="0.400665" calcext:value-type="float">
            <text:p>0.400665</text:p>
          </table:table-cell>
          <table:table-cell table:number-columns-repeated="7"/>
        </table:table-row>
        <table:table-row table:style-name="ro1">
          <table:table-cell table:style-name="ce1" office:value-type="float" office:value="-0.166779" calcext:value-type="float">
            <text:p>-0.166779</text:p>
          </table:table-cell>
          <table:table-cell table:style-name="ce2" office:value-type="float" office:value="0.425446" calcext:value-type="float">
            <text:p>0.425446</text:p>
          </table:table-cell>
          <table:table-cell table:number-columns-repeated="7"/>
        </table:table-row>
        <table:table-row table:style-name="ro1">
          <table:table-cell table:style-name="ce1" office:value-type="float" office:value="-0.0973511" calcext:value-type="float">
            <text:p>-0.0973511</text:p>
          </table:table-cell>
          <table:table-cell table:style-name="ce2" office:value-type="float" office:value="0.44165" calcext:value-type="float">
            <text:p>0.44165</text:p>
          </table:table-cell>
          <table:table-cell table:number-columns-repeated="7"/>
        </table:table-row>
        <table:table-row table:style-name="ro1">
          <table:table-cell table:style-name="ce1" office:value-type="float" office:value="-0.0263367" calcext:value-type="float">
            <text:p>-0.0263367</text:p>
          </table:table-cell>
          <table:table-cell table:style-name="ce2" office:value-type="float" office:value="0.449188" calcext:value-type="float">
            <text:p>0.449188</text:p>
          </table:table-cell>
          <table:table-cell table:number-columns-repeated="7"/>
        </table:table-row>
        <table:table-row table:style-name="ro1">
          <table:table-cell table:style-name="ce2" office:value-type="float" office:value="0.044281" calcext:value-type="float">
            <text:p>0.044281</text:p>
          </table:table-cell>
          <table:table-cell table:style-name="ce2" office:value-type="float" office:value="0.446838" calcext:value-type="float">
            <text:p>0.446838</text:p>
          </table:table-cell>
          <table:table-cell table:number-columns-repeated="7"/>
        </table:table-row>
        <table:table-row table:style-name="ro1">
          <table:table-cell table:style-name="ce2" office:value-type="float" office:value="0.116119" calcext:value-type="float">
            <text:p>0.116119</text:p>
          </table:table-cell>
          <table:table-cell table:style-name="ce2" office:value-type="float" office:value="0.434845" calcext:value-type="float">
            <text:p>0.434845</text:p>
          </table:table-cell>
          <table:table-cell table:number-columns-repeated="7"/>
        </table:table-row>
        <table:table-row table:style-name="ro1">
          <table:table-cell table:style-name="ce2" office:value-type="float" office:value="0.184753" calcext:value-type="float">
            <text:p>0.184753</text:p>
          </table:table-cell>
          <table:table-cell table:style-name="ce2" office:value-type="float" office:value="0.413391" calcext:value-type="float">
            <text:p>0.413391</text:p>
          </table:table-cell>
          <table:table-cell table:number-columns-repeated="7"/>
        </table:table-row>
        <table:table-row table:style-name="ro1">
          <table:table-cell table:style-name="ce2" office:value-type="float" office:value="0.250092" calcext:value-type="float">
            <text:p>0.250092</text:p>
          </table:table-cell>
          <table:table-cell table:style-name="ce2" office:value-type="float" office:value="0.383484" calcext:value-type="float">
            <text:p>0.383484</text:p>
          </table:table-cell>
          <table:table-cell table:number-columns-repeated="7"/>
        </table:table-row>
        <table:table-row table:style-name="ro1">
          <table:table-cell table:style-name="ce2" office:value-type="float" office:value="0.31012" calcext:value-type="float">
            <text:p>0.31012</text:p>
          </table:table-cell>
          <table:table-cell table:style-name="ce2" office:value-type="float" office:value="0.344818" calcext:value-type="float">
            <text:p>0.344818</text:p>
          </table:table-cell>
          <table:table-cell table:number-columns-repeated="7"/>
        </table:table-row>
        <table:table-row table:style-name="ro1">
          <table:table-cell table:style-name="ce2" office:value-type="float" office:value="0.364899" calcext:value-type="float">
            <text:p>0.364899</text:p>
          </table:table-cell>
          <table:table-cell table:style-name="ce2" office:value-type="float" office:value="0.298157" calcext:value-type="float">
            <text:p>0.298157</text:p>
          </table:table-cell>
          <table:table-cell table:number-columns-repeated="7"/>
        </table:table-row>
        <table:table-row table:style-name="ro1">
          <table:table-cell table:style-name="ce2" office:value-type="float" office:value="0.411652" calcext:value-type="float">
            <text:p>0.411652</text:p>
          </table:table-cell>
          <table:table-cell table:style-name="ce2" office:value-type="float" office:value="0.245178" calcext:value-type="float">
            <text:p>0.245178</text:p>
          </table:table-cell>
          <table:table-cell table:number-columns-repeated="7"/>
        </table:table-row>
        <table:table-row table:style-name="ro1">
          <table:table-cell table:style-name="ce2" office:value-type="float" office:value="0.450226" calcext:value-type="float">
            <text:p>0.450226</text:p>
          </table:table-cell>
          <table:table-cell table:style-name="ce2" office:value-type="float" office:value="0.185059" calcext:value-type="float">
            <text:p>0.185059</text:p>
          </table:table-cell>
          <table:table-cell table:number-columns-repeated="7"/>
        </table:table-row>
        <table:table-row table:style-name="ro1">
          <table:table-cell table:style-name="ce2" office:value-type="float" office:value="0.47995" calcext:value-type="float">
            <text:p>0.47995</text:p>
          </table:table-cell>
          <table:table-cell table:style-name="ce2" office:value-type="float" office:value="0.12146" calcext:value-type="float">
            <text:p>0.12146</text:p>
          </table:table-cell>
          <table:table-cell table:number-columns-repeated="7"/>
        </table:table-row>
        <table:table-row table:style-name="ro1">
          <table:table-cell table:style-name="ce2" office:value-type="float" office:value="0.495209" calcext:value-type="float">
            <text:p>0.495209</text:p>
          </table:table-cell>
          <table:table-cell table:style-name="ce2" office:value-type="float" office:value="0.0530701" calcext:value-type="float">
            <text:p>0.0530701</text:p>
          </table:table-cell>
          <table:table-cell table:number-columns-repeated="7"/>
        </table:table-row>
        <table:table-row table:style-name="ro1">
          <table:table-cell table:style-name="ce2" office:value-type="float" office:value="0.511139" calcext:value-type="float">
            <text:p>0.511139</text:p>
          </table:table-cell>
          <table:table-cell table:style-name="ce1" office:value-type="float" office:value="-0.0181274" calcext:value-type="float">
            <text:p>-0.0181274</text:p>
          </table:table-cell>
          <table:table-cell table:number-columns-repeated="7"/>
        </table:table-row>
        <table:table-row table:style-name="ro1">
          <table:table-cell table:style-name="ce2" office:value-type="float" office:value="0.510712" calcext:value-type="float">
            <text:p>0.510712</text:p>
          </table:table-cell>
          <table:table-cell table:style-name="ce1" office:value-type="float" office:value="-0.0892029" calcext:value-type="float">
            <text:p>-0.0892029</text:p>
          </table:table-cell>
          <table:table-cell table:number-columns-repeated="7"/>
        </table:table-row>
        <table:table-row table:style-name="ro1">
          <table:table-cell table:style-name="ce2" office:value-type="float" office:value="0.493652" calcext:value-type="float">
            <text:p>0.493652</text:p>
          </table:table-cell>
          <table:table-cell table:style-name="ce1" office:value-type="float" office:value="-0.163391" calcext:value-type="float">
            <text:p>-0.163391</text:p>
          </table:table-cell>
          <table:table-cell table:number-columns-repeated="7"/>
        </table:table-row>
        <table:table-row table:style-name="ro1">
          <table:table-cell table:style-name="ce2" office:value-type="float" office:value="0.470428" calcext:value-type="float">
            <text:p>0.470428</text:p>
          </table:table-cell>
          <table:table-cell table:style-name="ce1" office:value-type="float" office:value="-0.231659" calcext:value-type="float">
            <text:p>-0.231659</text:p>
          </table:table-cell>
          <table:table-cell table:number-columns-repeated="7"/>
        </table:table-row>
        <table:table-row table:style-name="ro1">
          <table:table-cell table:style-name="ce2" office:value-type="float" office:value="0.445587" calcext:value-type="float">
            <text:p>0.445587</text:p>
          </table:table-cell>
          <table:table-cell table:style-name="ce1" office:value-type="float" office:value="-0.295074" calcext:value-type="float">
            <text:p>-0.295074</text:p>
          </table:table-cell>
          <table:table-cell table:number-columns-repeated="7"/>
        </table:table-row>
        <table:table-row table:style-name="ro1">
          <table:table-cell table:style-name="ce2" office:value-type="float" office:value="0.399719" calcext:value-type="float">
            <text:p>0.399719</text:p>
          </table:table-cell>
          <table:table-cell table:style-name="ce1" office:value-type="float" office:value="-0.357025" calcext:value-type="float">
            <text:p>-0.357025</text:p>
          </table:table-cell>
          <table:table-cell table:number-columns-repeated="7"/>
        </table:table-row>
        <table:table-row table:style-name="ro1">
          <table:table-cell table:style-name="ce2" office:value-type="float" office:value="0.350128" calcext:value-type="float">
            <text:p>0.350128</text:p>
          </table:table-cell>
          <table:table-cell table:style-name="ce1" office:value-type="float" office:value="-0.412689" calcext:value-type="float">
            <text:p>-0.412689</text:p>
          </table:table-cell>
          <table:table-cell table:number-columns-repeated="7"/>
        </table:table-row>
        <table:table-row table:style-name="ro1">
          <table:table-cell table:style-name="ce2" office:value-type="float" office:value="0.292236" calcext:value-type="float">
            <text:p>0.292236</text:p>
          </table:table-cell>
          <table:table-cell table:style-name="ce1" office:value-type="float" office:value="-0.459106" calcext:value-type="float">
            <text:p>-0.459106</text:p>
          </table:table-cell>
          <table:table-cell table:number-columns-repeated="7"/>
        </table:table-row>
        <table:table-row table:style-name="ro1">
          <table:table-cell table:style-name="ce2" office:value-type="float" office:value="0.227356" calcext:value-type="float">
            <text:p>0.227356</text:p>
          </table:table-cell>
          <table:table-cell table:style-name="ce1" office:value-type="float" office:value="-0.500061" calcext:value-type="float">
            <text:p>-0.500061</text:p>
          </table:table-cell>
          <table:table-cell table:number-columns-repeated="7"/>
        </table:table-row>
        <table:table-row table:style-name="ro1">
          <table:table-cell table:style-name="ce2" office:value-type="float" office:value="0.158386" calcext:value-type="float">
            <text:p>0.158386</text:p>
          </table:table-cell>
          <table:table-cell table:style-name="ce1" office:value-type="float" office:value="-0.529999" calcext:value-type="float">
            <text:p>-0.529999</text:p>
          </table:table-cell>
          <table:table-cell table:number-columns-repeated="7"/>
        </table:table-row>
        <table:table-row table:style-name="ro1">
          <table:table-cell table:style-name="ce2" office:value-type="float" office:value="0.0862732" calcext:value-type="float">
            <text:p>0.0862732</text:p>
          </table:table-cell>
          <table:table-cell table:style-name="ce1" office:value-type="float" office:value="-0.549683" calcext:value-type="float">
            <text:p>-0.549683</text:p>
          </table:table-cell>
          <table:table-cell table:number-columns-repeated="7"/>
        </table:table-row>
        <table:table-row table:style-name="ro1">
          <table:table-cell table:style-name="ce2" office:value-type="float" office:value="0.0144653" calcext:value-type="float">
            <text:p>0.0144653</text:p>
          </table:table-cell>
          <table:table-cell table:style-name="ce1" office:value-type="float" office:value="-0.560089" calcext:value-type="float">
            <text:p>-0.560089</text:p>
          </table:table-cell>
          <table:table-cell table:number-columns-repeated="7"/>
        </table:table-row>
        <table:table-row table:style-name="ro1">
          <table:table-cell table:style-name="ce1" office:value-type="float" office:value="-0.0580139" calcext:value-type="float">
            <text:p>-0.0580139</text:p>
          </table:table-cell>
          <table:table-cell table:style-name="ce1" office:value-type="float" office:value="-0.56131" calcext:value-type="float">
            <text:p>-0.56131</text:p>
          </table:table-cell>
          <table:table-cell table:number-columns-repeated="7"/>
        </table:table-row>
        <table:table-row table:style-name="ro1">
          <table:table-cell table:style-name="ce1" office:value-type="float" office:value="-0.126923" calcext:value-type="float">
            <text:p>-0.126923</text:p>
          </table:table-cell>
          <table:table-cell table:style-name="ce1" office:value-type="float" office:value="-0.550171" calcext:value-type="float">
            <text:p>-0.550171</text:p>
          </table:table-cell>
          <table:table-cell table:number-columns-repeated="7"/>
        </table:table-row>
        <table:table-row table:style-name="ro1">
          <table:table-cell table:style-name="ce1" office:value-type="float" office:value="-0.192719" calcext:value-type="float">
            <text:p>-0.192719</text:p>
          </table:table-cell>
          <table:table-cell table:style-name="ce1" office:value-type="float" office:value="-0.529205" calcext:value-type="float">
            <text:p>-0.529205</text:p>
          </table:table-cell>
          <table:table-cell table:number-columns-repeated="7"/>
        </table:table-row>
        <table:table-row table:style-name="ro1">
          <table:table-cell table:style-name="ce1" office:value-type="float" office:value="-0.253082" calcext:value-type="float">
            <text:p>-0.253082</text:p>
          </table:table-cell>
          <table:table-cell table:style-name="ce1" office:value-type="float" office:value="-0.498291" calcext:value-type="float">
            <text:p>-0.498291</text:p>
          </table:table-cell>
          <table:table-cell table:number-columns-repeated="7"/>
        </table:table-row>
        <table:table-row table:style-name="ro1">
          <table:table-cell table:style-name="ce1" office:value-type="float" office:value="-0.307587" calcext:value-type="float">
            <text:p>-0.307587</text:p>
          </table:table-cell>
          <table:table-cell table:style-name="ce1" office:value-type="float" office:value="-0.457123" calcext:value-type="float">
            <text:p>-0.457123</text:p>
          </table:table-cell>
          <table:table-cell table:number-columns-repeated="7"/>
        </table:table-row>
        <table:table-row table:style-name="ro1">
          <table:table-cell table:style-name="ce1" office:value-type="float" office:value="-0.355377" calcext:value-type="float">
            <text:p>-0.355377</text:p>
          </table:table-cell>
          <table:table-cell table:style-name="ce1" office:value-type="float" office:value="-0.407104" calcext:value-type="float">
            <text:p>-0.407104</text:p>
          </table:table-cell>
          <table:table-cell table:number-columns-repeated="7"/>
        </table:table-row>
        <table:table-row table:style-name="ro1">
          <table:table-cell table:style-name="ce1" office:value-type="float" office:value="-0.394806" calcext:value-type="float">
            <text:p>-0.394806</text:p>
          </table:table-cell>
          <table:table-cell table:style-name="ce1" office:value-type="float" office:value="-0.35083" calcext:value-type="float">
            <text:p>-0.35083</text:p>
          </table:table-cell>
          <table:table-cell table:number-columns-repeated="7"/>
        </table:table-row>
        <table:table-row table:style-name="ro1">
          <table:table-cell table:style-name="ce1" office:value-type="float" office:value="-0.426758" calcext:value-type="float">
            <text:p>-0.426758</text:p>
          </table:table-cell>
          <table:table-cell table:style-name="ce1" office:value-type="float" office:value="-0.290985" calcext:value-type="float">
            <text:p>-0.290985</text:p>
          </table:table-cell>
          <table:table-cell table:number-columns-repeated="7"/>
        </table:table-row>
        <table:table-row table:style-name="ro1">
          <table:table-cell table:style-name="ce1" office:value-type="float" office:value="-0.448547" calcext:value-type="float">
            <text:p>-0.448547</text:p>
          </table:table-cell>
          <table:table-cell table:style-name="ce1" office:value-type="float" office:value="-0.225647" calcext:value-type="float">
            <text:p>-0.225647</text:p>
          </table:table-cell>
          <table:table-cell table:number-columns-repeated="7"/>
        </table:table-row>
        <table:table-row table:style-name="ro1">
          <table:table-cell table:style-name="ce1" office:value-type="float" office:value="-0.461761" calcext:value-type="float">
            <text:p>-0.461761</text:p>
          </table:table-cell>
          <table:table-cell table:style-name="ce1" office:value-type="float" office:value="-0.157074" calcext:value-type="float">
            <text:p>-0.157074</text:p>
          </table:table-cell>
          <table:table-cell table:number-columns-repeated="7"/>
        </table:table-row>
        <table:table-row table:style-name="ro1">
          <table:table-cell table:style-name="ce1" office:value-type="float" office:value="-0.465607" calcext:value-type="float">
            <text:p>-0.465607</text:p>
          </table:table-cell>
          <table:table-cell table:style-name="ce1" office:value-type="float" office:value="-0.0856934" calcext:value-type="float">
            <text:p>-0.0856934</text:p>
          </table:table-cell>
          <table:table-cell table:number-columns-repeated="7"/>
        </table:table-row>
        <table:table-row table:style-name="ro1">
          <table:table-cell table:style-name="ce1" office:value-type="float" office:value="-0.460876" calcext:value-type="float">
            <text:p>-0.460876</text:p>
          </table:table-cell>
          <table:table-cell table:style-name="ce1" office:value-type="float" office:value="-0.0173035" calcext:value-type="float">
            <text:p>-0.0173035</text:p>
          </table:table-cell>
          <table:table-cell table:number-columns-repeated="7"/>
        </table:table-row>
        <table:table-row table:style-name="ro1">
          <table:table-cell table:style-name="ce1" office:value-type="float" office:value="-0.448273" calcext:value-type="float">
            <text:p>-0.448273</text:p>
          </table:table-cell>
          <table:table-cell table:style-name="ce2" office:value-type="float" office:value="0.0490112" calcext:value-type="float">
            <text:p>0.0490112</text:p>
          </table:table-cell>
          <table:table-cell table:number-columns-repeated="7"/>
        </table:table-row>
        <table:table-row table:style-name="ro1">
          <table:table-cell table:style-name="ce1" office:value-type="float" office:value="-0.426117" calcext:value-type="float">
            <text:p>-0.426117</text:p>
          </table:table-cell>
          <table:table-cell table:style-name="ce2" office:value-type="float" office:value="0.115662" calcext:value-type="float">
            <text:p>0.115662</text:p>
          </table:table-cell>
          <table:table-cell table:number-columns-repeated="7"/>
        </table:table-row>
        <table:table-row table:style-name="ro1">
          <table:table-cell table:style-name="ce1" office:value-type="float" office:value="-0.396301" calcext:value-type="float">
            <text:p>-0.396301</text:p>
          </table:table-cell>
          <table:table-cell table:style-name="ce2" office:value-type="float" office:value="0.175232" calcext:value-type="float">
            <text:p>0.175232</text:p>
          </table:table-cell>
          <table:table-cell table:number-columns-repeated="7"/>
        </table:table-row>
        <table:table-row table:style-name="ro1">
          <table:table-cell table:style-name="ce1" office:value-type="float" office:value="-0.359467" calcext:value-type="float">
            <text:p>-0.359467</text:p>
          </table:table-cell>
          <table:table-cell table:style-name="ce2" office:value-type="float" office:value="0.230865" calcext:value-type="float">
            <text:p>0.230865</text:p>
          </table:table-cell>
          <table:table-cell table:number-columns-repeated="7"/>
        </table:table-row>
        <table:table-row table:style-name="ro1">
          <table:table-cell table:style-name="ce1" office:value-type="float" office:value="-0.313446" calcext:value-type="float">
            <text:p>-0.313446</text:p>
          </table:table-cell>
          <table:table-cell table:style-name="ce2" office:value-type="float" office:value="0.279083" calcext:value-type="float">
            <text:p>0.279083</text:p>
          </table:table-cell>
          <table:table-cell table:number-columns-repeated="7"/>
        </table:table-row>
        <table:table-row table:style-name="ro1">
          <table:table-cell table:style-name="ce1" office:value-type="float" office:value="-0.262482" calcext:value-type="float">
            <text:p>-0.262482</text:p>
          </table:table-cell>
          <table:table-cell table:style-name="ce2" office:value-type="float" office:value="0.320892" calcext:value-type="float">
            <text:p>0.320892</text:p>
          </table:table-cell>
          <table:table-cell table:number-columns-repeated="7"/>
        </table:table-row>
        <table:table-row table:style-name="ro1">
          <table:table-cell table:style-name="ce1" office:value-type="float" office:value="-0.20517" calcext:value-type="float">
            <text:p>-0.20517</text:p>
          </table:table-cell>
          <table:table-cell table:style-name="ce2" office:value-type="float" office:value="0.356903" calcext:value-type="float">
            <text:p>0.356903</text:p>
          </table:table-cell>
          <table:table-cell table:number-columns-repeated="7"/>
        </table:table-row>
        <table:table-row table:style-name="ro1">
          <table:table-cell table:style-name="ce1" office:value-type="float" office:value="-0.141846" calcext:value-type="float">
            <text:p>-0.141846</text:p>
          </table:table-cell>
          <table:table-cell table:style-name="ce2" office:value-type="float" office:value="0.384277" calcext:value-type="float">
            <text:p>0.384277</text:p>
          </table:table-cell>
          <table:table-cell table:number-columns-repeated="7"/>
        </table:table-row>
        <table:table-row table:style-name="ro1">
          <table:table-cell table:style-name="ce1" office:value-type="float" office:value="-0.0754089" calcext:value-type="float">
            <text:p>-0.0754089</text:p>
          </table:table-cell>
          <table:table-cell table:style-name="ce2" office:value-type="float" office:value="0.402527" calcext:value-type="float">
            <text:p>0.402527</text:p>
          </table:table-cell>
          <table:table-cell table:number-columns-repeated="7"/>
        </table:table-row>
        <table:table-row table:style-name="ro1">
          <table:table-cell table:style-name="ce1" office:value-type="float" office:value="-0.00650024" calcext:value-type="float">
            <text:p>-0.00650024</text:p>
          </table:table-cell>
          <table:table-cell table:style-name="ce2" office:value-type="float" office:value="0.411621" calcext:value-type="float">
            <text:p>0.411621</text:p>
          </table:table-cell>
          <table:table-cell table:number-columns-repeated="7"/>
        </table:table-row>
        <table:table-row table:style-name="ro1">
          <table:table-cell table:style-name="ce2" office:value-type="float" office:value="0.0639343" calcext:value-type="float">
            <text:p>0.0639343</text:p>
          </table:table-cell>
          <table:table-cell table:style-name="ce2" office:value-type="float" office:value="0.411591" calcext:value-type="float">
            <text:p>0.411591</text:p>
          </table:table-cell>
          <table:table-cell table:number-columns-repeated="7"/>
        </table:table-row>
        <table:table-row table:style-name="ro1">
          <table:table-cell table:style-name="ce2" office:value-type="float" office:value="0.133881" calcext:value-type="float">
            <text:p>0.133881</text:p>
          </table:table-cell>
          <table:table-cell table:style-name="ce2" office:value-type="float" office:value="0.401947" calcext:value-type="float">
            <text:p>0.401947</text:p>
          </table:table-cell>
          <table:table-cell table:number-columns-repeated="7"/>
        </table:table-row>
        <table:table-row table:style-name="ro1">
          <table:table-cell table:style-name="ce2" office:value-type="float" office:value="0.202454" calcext:value-type="float">
            <text:p>0.202454</text:p>
          </table:table-cell>
          <table:table-cell table:style-name="ce2" office:value-type="float" office:value="0.382477" calcext:value-type="float">
            <text:p>0.382477</text:p>
          </table:table-cell>
          <table:table-cell table:number-columns-repeated="7"/>
        </table:table-row>
        <table:table-row table:style-name="ro1">
          <table:table-cell table:style-name="ce2" office:value-type="float" office:value="0.26767" calcext:value-type="float">
            <text:p>0.26767</text:p>
          </table:table-cell>
          <table:table-cell table:style-name="ce2" office:value-type="float" office:value="0.35376" calcext:value-type="float">
            <text:p>0.35376</text:p>
          </table:table-cell>
          <table:table-cell table:number-columns-repeated="7"/>
        </table:table-row>
        <table:table-row table:style-name="ro1">
          <table:table-cell table:style-name="ce2" office:value-type="float" office:value="0.328186" calcext:value-type="float">
            <text:p>0.328186</text:p>
          </table:table-cell>
          <table:table-cell table:style-name="ce2" office:value-type="float" office:value="0.31662" calcext:value-type="float">
            <text:p>0.31662</text:p>
          </table:table-cell>
          <table:table-cell table:number-columns-repeated="7"/>
        </table:table-row>
        <table:table-row table:style-name="ro1">
          <table:table-cell table:style-name="ce2" office:value-type="float" office:value="0.383209" calcext:value-type="float">
            <text:p>0.383209</text:p>
          </table:table-cell>
          <table:table-cell table:style-name="ce2" office:value-type="float" office:value="0.271484" calcext:value-type="float">
            <text:p>0.271484</text:p>
          </table:table-cell>
          <table:table-cell table:number-columns-repeated="7"/>
        </table:table-row>
        <table:table-row table:style-name="ro1">
          <table:table-cell table:style-name="ce2" office:value-type="float" office:value="0.430115" calcext:value-type="float">
            <text:p>0.430115</text:p>
          </table:table-cell>
          <table:table-cell table:style-name="ce2" office:value-type="float" office:value="0.219025" calcext:value-type="float">
            <text:p>0.219025</text:p>
          </table:table-cell>
          <table:table-cell table:number-columns-repeated="7"/>
        </table:table-row>
        <table:table-row table:style-name="ro1">
          <table:table-cell table:style-name="ce2" office:value-type="float" office:value="0.470734" calcext:value-type="float">
            <text:p>0.470734</text:p>
          </table:table-cell>
          <table:table-cell table:style-name="ce2" office:value-type="float" office:value="0.160461" calcext:value-type="float">
            <text:p>0.160461</text:p>
          </table:table-cell>
          <table:table-cell table:number-columns-repeated="7"/>
        </table:table-row>
        <table:table-row table:style-name="ro1">
          <table:table-cell table:style-name="ce2" office:value-type="float" office:value="0.501129" calcext:value-type="float">
            <text:p>0.501129</text:p>
          </table:table-cell>
          <table:table-cell table:style-name="ce2" office:value-type="float" office:value="0.0968628" calcext:value-type="float">
            <text:p>0.0968628</text:p>
          </table:table-cell>
          <table:table-cell table:number-columns-repeated="7"/>
        </table:table-row>
        <table:table-row table:style-name="ro1">
          <table:table-cell table:style-name="ce2" office:value-type="float" office:value="0.522156" calcext:value-type="float">
            <text:p>0.522156</text:p>
          </table:table-cell>
          <table:table-cell table:style-name="ce2" office:value-type="float" office:value="0.0284729" calcext:value-type="float">
            <text:p>0.0284729</text:p>
          </table:table-cell>
          <table:table-cell table:number-columns-repeated="7"/>
        </table:table-row>
        <table:table-row table:style-name="ro1">
          <table:table-cell table:style-name="ce2" office:value-type="float" office:value="0.533783" calcext:value-type="float">
            <text:p>0.533783</text:p>
          </table:table-cell>
          <table:table-cell table:style-name="ce1" office:value-type="float" office:value="-0.0416565" calcext:value-type="float">
            <text:p>-0.0416565</text:p>
          </table:table-cell>
          <table:table-cell table:number-columns-repeated="7"/>
        </table:table-row>
        <table:table-row table:style-name="ro1">
          <table:table-cell table:style-name="ce2" office:value-type="float" office:value="0.532532" calcext:value-type="float">
            <text:p>0.532532</text:p>
          </table:table-cell>
          <table:table-cell table:style-name="ce1" office:value-type="float" office:value="-0.113159" calcext:value-type="float">
            <text:p>-0.113159</text:p>
          </table:table-cell>
          <table:table-cell table:number-columns-repeated="7"/>
        </table:table-row>
        <table:table-row table:style-name="ro1">
          <table:table-cell table:style-name="ce2" office:value-type="float" office:value="0.523926" calcext:value-type="float">
            <text:p>0.523926</text:p>
          </table:table-cell>
          <table:table-cell table:style-name="ce1" office:value-type="float" office:value="-0.184814" calcext:value-type="float">
            <text:p>-0.184814</text:p>
          </table:table-cell>
          <table:table-cell table:number-columns-repeated="7"/>
        </table:table-row>
        <table:table-row table:style-name="ro1">
          <table:table-cell table:style-name="ce2" office:value-type="float" office:value="0.500946" calcext:value-type="float">
            <text:p>0.500946</text:p>
          </table:table-cell>
          <table:table-cell table:style-name="ce1" office:value-type="float" office:value="-0.254059" calcext:value-type="float">
            <text:p>-0.254059</text:p>
          </table:table-cell>
          <table:table-cell table:number-columns-repeated="7"/>
        </table:table-row>
        <table:table-row table:style-name="ro1">
          <table:table-cell table:style-name="ce2" office:value-type="float" office:value="0.470184" calcext:value-type="float">
            <text:p>0.470184</text:p>
          </table:table-cell>
          <table:table-cell table:style-name="ce1" office:value-type="float" office:value="-0.320374" calcext:value-type="float">
            <text:p>-0.320374</text:p>
          </table:table-cell>
          <table:table-cell table:number-columns-repeated="7"/>
        </table:table-row>
        <table:table-row table:style-name="ro1">
          <table:table-cell table:style-name="ce2" office:value-type="float" office:value="0.430573" calcext:value-type="float">
            <text:p>0.430573</text:p>
          </table:table-cell>
          <table:table-cell table:style-name="ce1" office:value-type="float" office:value="-0.381042" calcext:value-type="float">
            <text:p>-0.381042</text:p>
          </table:table-cell>
          <table:table-cell table:number-columns-repeated="7"/>
        </table:table-row>
        <table:table-row table:style-name="ro1">
          <table:table-cell table:style-name="ce2" office:value-type="float" office:value="0.380035" calcext:value-type="float">
            <text:p>0.380035</text:p>
          </table:table-cell>
          <table:table-cell table:style-name="ce1" office:value-type="float" office:value="-0.437134" calcext:value-type="float">
            <text:p>-0.437134</text:p>
          </table:table-cell>
          <table:table-cell table:number-columns-repeated="7"/>
        </table:table-row>
        <table:table-row table:style-name="ro1">
          <table:table-cell table:style-name="ce2" office:value-type="float" office:value="0.323181" calcext:value-type="float">
            <text:p>0.323181</text:p>
          </table:table-cell>
          <table:table-cell table:style-name="ce1" office:value-type="float" office:value="-0.485291" calcext:value-type="float">
            <text:p>-0.485291</text:p>
          </table:table-cell>
          <table:table-cell table:number-columns-repeated="7"/>
        </table:table-row>
        <table:table-row table:style-name="ro1">
          <table:table-cell table:style-name="ce2" office:value-type="float" office:value="0.258636" calcext:value-type="float">
            <text:p>0.258636</text:p>
          </table:table-cell>
          <table:table-cell table:style-name="ce1" office:value-type="float" office:value="-0.526306" calcext:value-type="float">
            <text:p>-0.526306</text:p>
          </table:table-cell>
          <table:table-cell table:number-columns-repeated="7"/>
        </table:table-row>
        <table:table-row table:style-name="ro1">
          <table:table-cell table:style-name="ce2" office:value-type="float" office:value="0.191437" calcext:value-type="float">
            <text:p>0.191437</text:p>
          </table:table-cell>
          <table:table-cell table:style-name="ce1" office:value-type="float" office:value="-0.557526" calcext:value-type="float">
            <text:p>-0.557526</text:p>
          </table:table-cell>
          <table:table-cell table:number-columns-repeated="7"/>
        </table:table-row>
        <table:table-row table:style-name="ro1">
          <table:table-cell table:style-name="ce2" office:value-type="float" office:value="0.120056" calcext:value-type="float">
            <text:p>0.120056</text:p>
          </table:table-cell>
          <table:table-cell table:style-name="ce1" office:value-type="float" office:value="-0.579712" calcext:value-type="float">
            <text:p>-0.579712</text:p>
          </table:table-cell>
          <table:table-cell table:number-columns-repeated="7"/>
        </table:table-row>
        <table:table-row table:style-name="ro1">
          <table:table-cell table:style-name="ce2" office:value-type="float" office:value="0.0480042" calcext:value-type="float">
            <text:p>0.0480042</text:p>
          </table:table-cell>
          <table:table-cell table:style-name="ce1" office:value-type="float" office:value="-0.582794" calcext:value-type="float">
            <text:p>-0.582794</text:p>
          </table:table-cell>
          <table:table-cell table:number-columns-repeated="7"/>
        </table:table-row>
        <table:table-row table:style-name="ro1">
          <table:table-cell table:style-name="ce1" office:value-type="float" office:value="-0.0244751" calcext:value-type="float">
            <text:p>-0.0244751</text:p>
          </table:table-cell>
          <table:table-cell table:style-name="ce1" office:value-type="float" office:value="-0.590912" calcext:value-type="float">
            <text:p>-0.590912</text:p>
          </table:table-cell>
          <table:table-cell table:number-columns-repeated="7"/>
        </table:table-row>
        <table:table-row table:style-name="ro1">
          <table:table-cell table:style-name="ce1" office:value-type="float" office:value="-0.0960999" calcext:value-type="float">
            <text:p>-0.0960999</text:p>
          </table:table-cell>
          <table:table-cell table:style-name="ce1" office:value-type="float" office:value="-0.585205" calcext:value-type="float">
            <text:p>-0.585205</text:p>
          </table:table-cell>
          <table:table-cell table:number-columns-repeated="7"/>
        </table:table-row>
        <table:table-row table:style-name="ro1">
          <table:table-cell table:style-name="ce1" office:value-type="float" office:value="-0.16098" calcext:value-type="float">
            <text:p>-0.16098</text:p>
          </table:table-cell>
          <table:table-cell table:style-name="ce1" office:value-type="float" office:value="-0.559509" calcext:value-type="float">
            <text:p>-0.559509</text:p>
          </table:table-cell>
          <table:table-cell table:number-columns-repeated="7"/>
        </table:table-row>
        <table:table-row table:style-name="ro1">
          <table:table-cell table:style-name="ce1" office:value-type="float" office:value="-0.222961" calcext:value-type="float">
            <text:p>-0.222961</text:p>
          </table:table-cell>
          <table:table-cell table:style-name="ce1" office:value-type="float" office:value="-0.535187" calcext:value-type="float">
            <text:p>-0.535187</text:p>
          </table:table-cell>
          <table:table-cell table:number-columns-repeated="7"/>
        </table:table-row>
        <table:table-row table:style-name="ro1">
          <table:table-cell table:style-name="ce1" office:value-type="float" office:value="-0.279022" calcext:value-type="float">
            <text:p>-0.279022</text:p>
          </table:table-cell>
          <table:table-cell table:style-name="ce1" office:value-type="float" office:value="-0.4935" calcext:value-type="float">
            <text:p>-0.4935</text:p>
          </table:table-cell>
          <table:table-cell table:number-columns-repeated="7"/>
        </table:table-row>
        <table:table-row table:style-name="ro1">
          <table:table-cell table:style-name="ce1" office:value-type="float" office:value="-0.32608" calcext:value-type="float">
            <text:p>-0.32608</text:p>
          </table:table-cell>
          <table:table-cell table:style-name="ce1" office:value-type="float" office:value="-0.443726" calcext:value-type="float">
            <text:p>-0.443726</text:p>
          </table:table-cell>
          <table:table-cell table:number-columns-repeated="7"/>
        </table:table-row>
        <table:table-row table:style-name="ro1">
          <table:table-cell table:style-name="ce1" office:value-type="float" office:value="-0.366913" calcext:value-type="float">
            <text:p>-0.366913</text:p>
          </table:table-cell>
          <table:table-cell table:style-name="ce1" office:value-type="float" office:value="-0.389984" calcext:value-type="float">
            <text:p>-0.389984</text:p>
          </table:table-cell>
          <table:table-cell table:number-columns-repeated="7"/>
        </table:table-row>
        <table:table-row table:style-name="ro1">
          <table:table-cell table:style-name="ce1" office:value-type="float" office:value="-0.399231" calcext:value-type="float">
            <text:p>-0.399231</text:p>
          </table:table-cell>
          <table:table-cell table:style-name="ce1" office:value-type="float" office:value="-0.327148" calcext:value-type="float">
            <text:p>-0.327148</text:p>
          </table:table-cell>
          <table:table-cell table:number-columns-repeated="7"/>
        </table:table-row>
        <table:table-row table:style-name="ro1">
          <table:table-cell table:style-name="ce1" office:value-type="float" office:value="-0.422394" calcext:value-type="float">
            <text:p>-0.422394</text:p>
          </table:table-cell>
          <table:table-cell table:style-name="ce1" office:value-type="float" office:value="-0.263123" calcext:value-type="float">
            <text:p>-0.263123</text:p>
          </table:table-cell>
          <table:table-cell table:number-columns-repeated="7"/>
        </table:table-row>
        <table:table-row table:style-name="ro1">
          <table:table-cell table:style-name="ce1" office:value-type="float" office:value="-0.436951" calcext:value-type="float">
            <text:p>-0.436951</text:p>
          </table:table-cell>
          <table:table-cell table:style-name="ce1" office:value-type="float" office:value="-0.192841" calcext:value-type="float">
            <text:p>-0.192841</text:p>
          </table:table-cell>
          <table:table-cell table:number-columns-repeated="7"/>
        </table:table-row>
        <table:table-row table:style-name="ro1">
          <table:table-cell table:style-name="ce1" office:value-type="float" office:value="-0.441437" calcext:value-type="float">
            <text:p>-0.441437</text:p>
          </table:table-cell>
          <table:table-cell table:style-name="ce1" office:value-type="float" office:value="-0.117615" calcext:value-type="float">
            <text:p>-0.117615</text:p>
          </table:table-cell>
          <table:table-cell table:number-columns-repeated="7"/>
        </table:table-row>
        <table:table-row table:style-name="ro1">
          <table:table-cell table:style-name="ce1" office:value-type="float" office:value="-0.439178" calcext:value-type="float">
            <text:p>-0.439178</text:p>
          </table:table-cell>
          <table:table-cell table:style-name="ce1" office:value-type="float" office:value="-0.0568542" calcext:value-type="float">
            <text:p>-0.0568542</text:p>
          </table:table-cell>
          <table:table-cell table:number-columns-repeated="7"/>
        </table:table-row>
        <table:table-row table:style-name="ro1">
          <table:table-cell table:style-name="ce1" office:value-type="float" office:value="-0.427094" calcext:value-type="float">
            <text:p>-0.427094</text:p>
          </table:table-cell>
          <table:table-cell table:style-name="ce2" office:value-type="float" office:value="0.0133057" calcext:value-type="float">
            <text:p>0.0133057</text:p>
          </table:table-cell>
          <table:table-cell table:number-columns-repeated="7"/>
        </table:table-row>
        <table:table-row table:style-name="ro1">
          <table:table-cell table:style-name="ce1" office:value-type="float" office:value="-0.405121" calcext:value-type="float">
            <text:p>-0.405121</text:p>
          </table:table-cell>
          <table:table-cell table:style-name="ce2" office:value-type="float" office:value="0.0786133" calcext:value-type="float">
            <text:p>0.0786133</text:p>
          </table:table-cell>
          <table:table-cell table:number-columns-repeated="7"/>
        </table:table-row>
        <table:table-row table:style-name="ro1">
          <table:table-cell table:style-name="ce1" office:value-type="float" office:value="-0.377533" calcext:value-type="float">
            <text:p>-0.377533</text:p>
          </table:table-cell>
          <table:table-cell table:style-name="ce2" office:value-type="float" office:value="0.138397" calcext:value-type="float">
            <text:p>0.138397</text:p>
          </table:table-cell>
          <table:table-cell table:number-columns-repeated="7"/>
        </table:table-row>
        <table:table-row table:style-name="ro1">
          <table:table-cell table:style-name="ce1" office:value-type="float" office:value="-0.339996" calcext:value-type="float">
            <text:p>-0.339996</text:p>
          </table:table-cell>
          <table:table-cell table:style-name="ce2" office:value-type="float" office:value="0.195038" calcext:value-type="float">
            <text:p>0.195038</text:p>
          </table:table-cell>
          <table:table-cell table:number-columns-repeated="7"/>
        </table:table-row>
        <table:table-row table:style-name="ro1">
          <table:table-cell table:style-name="ce1" office:value-type="float" office:value="-0.29599" calcext:value-type="float">
            <text:p>-0.29599</text:p>
          </table:table-cell>
          <table:table-cell table:style-name="ce2" office:value-type="float" office:value="0.24411" calcext:value-type="float">
            <text:p>0.24411</text:p>
          </table:table-cell>
          <table:table-cell table:number-columns-repeated="7"/>
        </table:table-row>
        <table:table-row table:style-name="ro1">
          <table:table-cell table:style-name="ce1" office:value-type="float" office:value="-0.24472" calcext:value-type="float">
            <text:p>-0.24472</text:p>
          </table:table-cell>
          <table:table-cell table:style-name="ce2" office:value-type="float" office:value="0.287048" calcext:value-type="float">
            <text:p>0.287048</text:p>
          </table:table-cell>
          <table:table-cell table:number-columns-repeated="7"/>
        </table:table-row>
        <table:table-row table:style-name="ro1">
          <table:table-cell table:style-name="ce1" office:value-type="float" office:value="-0.188049" calcext:value-type="float">
            <text:p>-0.188049</text:p>
          </table:table-cell>
          <table:table-cell table:style-name="ce2" office:value-type="float" office:value="0.322296" calcext:value-type="float">
            <text:p>0.322296</text:p>
          </table:table-cell>
          <table:table-cell table:number-columns-repeated="7"/>
        </table:table-row>
        <table:table-row table:style-name="ro1">
          <table:table-cell table:style-name="ce1" office:value-type="float" office:value="-0.125916" calcext:value-type="float">
            <text:p>-0.125916</text:p>
          </table:table-cell>
          <table:table-cell table:style-name="ce2" office:value-type="float" office:value="0.350647" calcext:value-type="float">
            <text:p>0.350647</text:p>
          </table:table-cell>
          <table:table-cell table:number-columns-repeated="7"/>
        </table:table-row>
        <table:table-row table:style-name="ro1">
          <table:table-cell table:style-name="ce1" office:value-type="float" office:value="-0.0593262" calcext:value-type="float">
            <text:p>-0.0593262</text:p>
          </table:table-cell>
          <table:table-cell table:style-name="ce2" office:value-type="float" office:value="0.370544" calcext:value-type="float">
            <text:p>0.370544</text:p>
          </table:table-cell>
          <table:table-cell table:number-columns-repeated="7"/>
        </table:table-row>
        <table:table-row table:style-name="ro1">
          <table:table-cell table:style-name="ce2" office:value-type="float" office:value="0.00921631" calcext:value-type="float">
            <text:p>0.00921631</text:p>
          </table:table-cell>
          <table:table-cell table:style-name="ce2" office:value-type="float" office:value="0.380951" calcext:value-type="float">
            <text:p>0.380951</text:p>
          </table:table-cell>
          <table:table-cell table:number-columns-repeated="7"/>
        </table:table-row>
        <table:table-row table:style-name="ro1">
          <table:table-cell table:style-name="ce2" office:value-type="float" office:value="0.0799255" calcext:value-type="float">
            <text:p>0.0799255</text:p>
          </table:table-cell>
          <table:table-cell table:style-name="ce2" office:value-type="float" office:value="0.381989" calcext:value-type="float">
            <text:p>0.381989</text:p>
          </table:table-cell>
          <table:table-cell table:number-columns-repeated="7"/>
        </table:table-row>
        <table:table-row table:style-name="ro1">
          <table:table-cell table:style-name="ce2" office:value-type="float" office:value="0.149658" calcext:value-type="float">
            <text:p>0.149658</text:p>
          </table:table-cell>
          <table:table-cell table:style-name="ce2" office:value-type="float" office:value="0.372375" calcext:value-type="float">
            <text:p>0.372375</text:p>
          </table:table-cell>
          <table:table-cell table:number-columns-repeated="7"/>
        </table:table-row>
        <table:table-row table:style-name="ro1">
          <table:table-cell table:style-name="ce2" office:value-type="float" office:value="0.218323" calcext:value-type="float">
            <text:p>0.218323</text:p>
          </table:table-cell>
          <table:table-cell table:style-name="ce2" office:value-type="float" office:value="0.353424" calcext:value-type="float">
            <text:p>0.353424</text:p>
          </table:table-cell>
          <table:table-cell table:number-columns-repeated="7"/>
        </table:table-row>
        <table:table-row table:style-name="ro1">
          <table:table-cell table:style-name="ce2" office:value-type="float" office:value="0.284332" calcext:value-type="float">
            <text:p>0.284332</text:p>
          </table:table-cell>
          <table:table-cell table:style-name="ce2" office:value-type="float" office:value="0.326691" calcext:value-type="float">
            <text:p>0.326691</text:p>
          </table:table-cell>
          <table:table-cell table:number-columns-repeated="7"/>
        </table:table-row>
        <table:table-row table:style-name="ro1">
          <table:table-cell table:style-name="ce2" office:value-type="float" office:value="0.345245" calcext:value-type="float">
            <text:p>0.345245</text:p>
          </table:table-cell>
          <table:table-cell table:style-name="ce2" office:value-type="float" office:value="0.290039" calcext:value-type="float">
            <text:p>0.290039</text:p>
          </table:table-cell>
          <table:table-cell table:number-columns-repeated="7"/>
        </table:table-row>
        <table:table-row table:style-name="ro1">
          <table:table-cell table:style-name="ce2" office:value-type="float" office:value="0.40155" calcext:value-type="float">
            <text:p>0.40155</text:p>
          </table:table-cell>
          <table:table-cell table:style-name="ce2" office:value-type="float" office:value="0.246185" calcext:value-type="float">
            <text:p>0.246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985" calcext:value-type="float">
            <text:p>0.9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table:style-name="ce2" office:value-type="float" office:value="0.450317" calcext:value-type="float">
            <text:p>0.450317</text:p>
          </table:table-cell>
          <table:table-cell table:style-name="ce2" office:value-type="float" office:value="0.193268" calcext:value-type="float">
            <text:p>0.193268</text:p>
          </table:table-cell>
          <table:table-cell/>
          <table:table-cell table:formula="of:=AVERAGE([.A135:.A262])" office:value-type="float" office:value="0.0616948159375" calcext:value-type="float">
            <text:p>0.0616948159</text:p>
          </table:table-cell>
          <table:table-cell table:formula="of:=AVERAGE([.B135:.B262])" office:value-type="float" office:value="-0.1571307125" calcext:value-type="float">
            <text:p>-0.1571307125</text:p>
          </table:table-cell>
          <table:table-cell table:number-columns-repeated="4"/>
        </table:table-row>
        <table:table-row table:style-name="ro1">
          <table:table-cell table:style-name="ce2" office:value-type="float" office:value="0.492584" calcext:value-type="float">
            <text:p>0.492584</text:p>
          </table:table-cell>
          <table:table-cell table:style-name="ce2" office:value-type="float" office:value="0.135315" calcext:value-type="float">
            <text:p>0.135315</text:p>
          </table:table-cell>
          <table:table-cell table:number-columns-repeated="7"/>
        </table:table-row>
        <table:table-row table:style-name="ro1">
          <table:table-cell table:style-name="ce2" office:value-type="float" office:value="0.524811" calcext:value-type="float">
            <text:p>0.524811</text:p>
          </table:table-cell>
          <table:table-cell table:style-name="ce2" office:value-type="float" office:value="0.0727844" calcext:value-type="float">
            <text:p>0.0727844</text:p>
          </table:table-cell>
          <table:table-cell table:number-columns-repeated="7"/>
        </table:table-row>
        <table:table-row table:style-name="ro1">
          <table:table-cell table:style-name="ce2" office:value-type="float" office:value="0.54776" calcext:value-type="float">
            <text:p>0.54776</text:p>
          </table:table-cell>
          <table:table-cell table:style-name="ce2" office:value-type="float" office:value="0.0038147" calcext:value-type="float">
            <text:p>0.00381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2" office:value-type="float" office:value="0.562683" calcext:value-type="float">
            <text:p>0.562683</text:p>
          </table:table-cell>
          <table:table-cell table:style-name="ce1" office:value-type="float" office:value="-0.066925" calcext:value-type="float">
            <text:p>-0.0669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0.56485" calcext:value-type="float">
            <text:p>0.56485</text:p>
          </table:table-cell>
          <table:table-cell table:style-name="ce1" office:value-type="float" office:value="-0.141235" calcext:value-type="float">
            <text:p>-0.14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2" office:value-type="float" office:value="0.557556" calcext:value-type="float">
            <text:p>0.557556</text:p>
          </table:table-cell>
          <table:table-cell table:style-name="ce1" office:value-type="float" office:value="-0.214905" calcext:value-type="float">
            <text:p>-0.2149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0.537811" calcext:value-type="float">
            <text:p>0.537811</text:p>
          </table:table-cell>
          <table:table-cell table:style-name="ce1" office:value-type="float" office:value="-0.288391" calcext:value-type="float">
            <text:p>-0.2883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2" office:value-type="float" office:value="0.506805" calcext:value-type="float">
            <text:p>0.506805</text:p>
          </table:table-cell>
          <table:table-cell table:style-name="ce1" office:value-type="float" office:value="-0.358429" calcext:value-type="float">
            <text:p>-0.3584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float" office:value="0.471527" calcext:value-type="float">
            <text:p>0.471527</text:p>
          </table:table-cell>
          <table:table-cell table:style-name="ce1" office:value-type="float" office:value="-0.424652" calcext:value-type="float">
            <text:p>-0.42465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float" office:value="0.420227" calcext:value-type="float">
            <text:p>0.420227</text:p>
          </table:table-cell>
          <table:table-cell table:style-name="ce1" office:value-type="float" office:value="-0.486389" calcext:value-type="float">
            <text:p>-0.486389</text:p>
          </table:table-cell>
          <table:table-cell table:number-columns-repeated="7"/>
        </table:table-row>
        <table:table-row table:style-name="ro1">
          <table:table-cell table:style-name="ce2" office:value-type="float" office:value="0.363037" calcext:value-type="float">
            <text:p>0.363037</text:p>
          </table:table-cell>
          <table:table-cell table:style-name="ce1" office:value-type="float" office:value="-0.542725" calcext:value-type="float">
            <text:p>-0.542725</text:p>
          </table:table-cell>
          <table:table-cell/>
          <table:table-cell table:formula="of:=AVERAGE([.D139:.D144])" office:value-type="float" office:value="22" calcext:value-type="float">
            <text:p>22</text:p>
          </table:table-cell>
          <table:table-cell table:formula="of:=AVERAGE([.E138:.E143])" office:value-type="float" office:value="22.1666666666667" calcext:value-type="float">
            <text:p>22.1666666667</text:p>
          </table:table-cell>
          <table:table-cell table:formula="of:=AVERAGE([.D146:.E146])" office:value-type="float" office:value="22.0833333333333" calcext:value-type="float">
            <text:p>22.0833333333</text:p>
          </table:table-cell>
          <table:table-cell table:number-columns-repeated="3"/>
        </table:table-row>
        <table:table-row table:style-name="ro1">
          <table:table-cell table:style-name="ce2" office:value-type="float" office:value="0.29718" calcext:value-type="float">
            <text:p>0.29718</text:p>
          </table:table-cell>
          <table:table-cell table:style-name="ce1" office:value-type="float" office:value="-0.589172" calcext:value-type="float">
            <text:p>-0.589172</text:p>
          </table:table-cell>
          <table:table-cell table:number-columns-repeated="3"/>
          <table:table-cell table:formula="of:=22.05/[.F146]" office:value-type="float" office:value="0.998490566037736" calcext:value-type="float">
            <text:p>0.998490566</text:p>
          </table:table-cell>
          <table:table-cell table:number-columns-repeated="3"/>
        </table:table-row>
        <table:table-row table:style-name="ro1">
          <table:table-cell table:style-name="ce2" office:value-type="float" office:value="0.22641" calcext:value-type="float">
            <text:p>0.22641</text:p>
          </table:table-cell>
          <table:table-cell table:style-name="ce1" office:value-type="float" office:value="-0.629761" calcext:value-type="float">
            <text:p>-0.629761</text:p>
          </table:table-cell>
          <table:table-cell table:number-columns-repeated="7"/>
        </table:table-row>
        <table:table-row table:style-name="ro1">
          <table:table-cell table:style-name="ce2" office:value-type="float" office:value="0.148438" calcext:value-type="float">
            <text:p>0.148438</text:p>
          </table:table-cell>
          <table:table-cell table:style-name="ce1" office:value-type="float" office:value="-0.658142" calcext:value-type="float">
            <text:p>-0.658142</text:p>
          </table:table-cell>
          <table:table-cell table:number-columns-repeated="7"/>
        </table:table-row>
        <table:table-row table:style-name="ro1">
          <table:table-cell table:style-name="ce2" office:value-type="float" office:value="0.0678406" calcext:value-type="float">
            <text:p>0.0678406</text:p>
          </table:table-cell>
          <table:table-cell table:style-name="ce1" office:value-type="float" office:value="-0.675934" calcext:value-type="float">
            <text:p>-0.675934</text:p>
          </table:table-cell>
          <table:table-cell table:number-columns-repeated="7"/>
        </table:table-row>
        <table:table-row table:style-name="ro1">
          <table:table-cell table:style-name="ce1" office:value-type="float" office:value="-0.0139771" calcext:value-type="float">
            <text:p>-0.0139771</text:p>
          </table:table-cell>
          <table:table-cell table:style-name="ce1" office:value-type="float" office:value="-0.682983" calcext:value-type="float">
            <text:p>-0.682983</text:p>
          </table:table-cell>
          <table:table-cell table:number-columns-repeated="7"/>
        </table:table-row>
        <table:table-row table:style-name="ro1">
          <table:table-cell table:style-name="ce1" office:value-type="float" office:value="-0.0963745" calcext:value-type="float">
            <text:p>-0.0963745</text:p>
          </table:table-cell>
          <table:table-cell table:style-name="ce1" office:value-type="float" office:value="-0.67807" calcext:value-type="float">
            <text:p>-0.67807</text:p>
          </table:table-cell>
          <table:table-cell table:number-columns-repeated="7"/>
        </table:table-row>
        <table:table-row table:style-name="ro1">
          <table:table-cell table:style-name="ce1" office:value-type="float" office:value="-0.174591" calcext:value-type="float">
            <text:p>-0.174591</text:p>
          </table:table-cell>
          <table:table-cell table:style-name="ce1" office:value-type="float" office:value="-0.660339" calcext:value-type="float">
            <text:p>-0.660339</text:p>
          </table:table-cell>
          <table:table-cell table:number-columns-repeated="7"/>
        </table:table-row>
        <table:table-row table:style-name="ro1">
          <table:table-cell table:style-name="ce1" office:value-type="float" office:value="-0.249207" calcext:value-type="float">
            <text:p>-0.249207</text:p>
          </table:table-cell>
          <table:table-cell table:style-name="ce1" office:value-type="float" office:value="-0.62915" calcext:value-type="float">
            <text:p>-0.62915</text:p>
          </table:table-cell>
          <table:table-cell table:number-columns-repeated="7"/>
        </table:table-row>
        <table:table-row table:style-name="ro1">
          <table:table-cell table:style-name="ce1" office:value-type="float" office:value="-0.316742" calcext:value-type="float">
            <text:p>-0.316742</text:p>
          </table:table-cell>
          <table:table-cell table:style-name="ce1" office:value-type="float" office:value="-0.584167" calcext:value-type="float">
            <text:p>-0.584167</text:p>
          </table:table-cell>
          <table:table-cell table:number-columns-repeated="7"/>
        </table:table-row>
        <table:table-row table:style-name="ro1">
          <table:table-cell table:style-name="ce1" office:value-type="float" office:value="-0.375977" calcext:value-type="float">
            <text:p>-0.375977</text:p>
          </table:table-cell>
          <table:table-cell table:style-name="ce1" office:value-type="float" office:value="-0.524628" calcext:value-type="float">
            <text:p>-0.524628</text:p>
          </table:table-cell>
          <table:table-cell table:number-columns-repeated="7"/>
        </table:table-row>
        <table:table-row table:style-name="ro1">
          <table:table-cell table:style-name="ce1" office:value-type="float" office:value="-0.428497" calcext:value-type="float">
            <text:p>-0.428497</text:p>
          </table:table-cell>
          <table:table-cell table:style-name="ce1" office:value-type="float" office:value="-0.467743" calcext:value-type="float">
            <text:p>-0.467743</text:p>
          </table:table-cell>
          <table:table-cell table:number-columns-repeated="7"/>
        </table:table-row>
        <table:table-row table:style-name="ro1">
          <table:table-cell table:style-name="ce1" office:value-type="float" office:value="-0.470764" calcext:value-type="float">
            <text:p>-0.470764</text:p>
          </table:table-cell>
          <table:table-cell table:style-name="ce1" office:value-type="float" office:value="-0.39563" calcext:value-type="float">
            <text:p>-0.39563</text:p>
          </table:table-cell>
          <table:table-cell table:number-columns-repeated="7"/>
        </table:table-row>
        <table:table-row table:style-name="ro1">
          <table:table-cell table:style-name="ce1" office:value-type="float" office:value="-0.502014" calcext:value-type="float">
            <text:p>-0.502014</text:p>
          </table:table-cell>
          <table:table-cell table:style-name="ce1" office:value-type="float" office:value="-0.316132" calcext:value-type="float">
            <text:p>-0.316132</text:p>
          </table:table-cell>
          <table:table-cell table:number-columns-repeated="7"/>
        </table:table-row>
        <table:table-row table:style-name="ro1">
          <table:table-cell table:style-name="ce1" office:value-type="float" office:value="-0.523865" calcext:value-type="float">
            <text:p>-0.523865</text:p>
          </table:table-cell>
          <table:table-cell table:style-name="ce1" office:value-type="float" office:value="-0.236298" calcext:value-type="float">
            <text:p>-0.236298</text:p>
          </table:table-cell>
          <table:table-cell table:number-columns-repeated="7"/>
        </table:table-row>
        <table:table-row table:style-name="ro1">
          <table:table-cell table:style-name="ce1" office:value-type="float" office:value="-0.534607" calcext:value-type="float">
            <text:p>-0.534607</text:p>
          </table:table-cell>
          <table:table-cell table:style-name="ce1" office:value-type="float" office:value="-0.147217" calcext:value-type="float">
            <text:p>-0.147217</text:p>
          </table:table-cell>
          <table:table-cell table:number-columns-repeated="7"/>
        </table:table-row>
        <table:table-row table:style-name="ro1">
          <table:table-cell table:style-name="ce1" office:value-type="float" office:value="-0.534302" calcext:value-type="float">
            <text:p>-0.534302</text:p>
          </table:table-cell>
          <table:table-cell table:style-name="ce1" office:value-type="float" office:value="-0.0590515" calcext:value-type="float">
            <text:p>-0.0590515</text:p>
          </table:table-cell>
          <table:table-cell table:number-columns-repeated="7"/>
        </table:table-row>
        <table:table-row table:style-name="ro1">
          <table:table-cell table:style-name="ce1" office:value-type="float" office:value="-0.524323" calcext:value-type="float">
            <text:p>-0.524323</text:p>
          </table:table-cell>
          <table:table-cell table:style-name="ce1" office:value-type="float" office:value="0.0286255" calcext:value-type="float">
            <text:p>0.0286255</text:p>
          </table:table-cell>
          <table:table-cell table:number-columns-repeated="7"/>
        </table:table-row>
        <table:table-row table:style-name="ro1">
          <table:table-cell table:style-name="ce1" office:value-type="float" office:value="-0.502655" calcext:value-type="float">
            <text:p>-0.502655</text:p>
          </table:table-cell>
          <table:table-cell table:style-name="ce2" office:value-type="float" office:value="0.111877" calcext:value-type="float">
            <text:p>0.111877</text:p>
          </table:table-cell>
          <table:table-cell table:number-columns-repeated="7"/>
        </table:table-row>
        <table:table-row table:style-name="ro1">
          <table:table-cell table:style-name="ce1" office:value-type="float" office:value="-0.471649" calcext:value-type="float">
            <text:p>-0.471649</text:p>
          </table:table-cell>
          <table:table-cell table:style-name="ce2" office:value-type="float" office:value="0.191223" calcext:value-type="float">
            <text:p>0.191223</text:p>
          </table:table-cell>
          <table:table-cell table:number-columns-repeated="7"/>
        </table:table-row>
        <table:table-row table:style-name="ro1">
          <table:table-cell table:style-name="ce1" office:value-type="float" office:value="-0.429474" calcext:value-type="float">
            <text:p>-0.429474</text:p>
          </table:table-cell>
          <table:table-cell table:style-name="ce2" office:value-type="float" office:value="0.263672" calcext:value-type="float">
            <text:p>0.263672</text:p>
          </table:table-cell>
          <table:table-cell table:number-columns-repeated="7"/>
        </table:table-row>
        <table:table-row table:style-name="ro1">
          <table:table-cell table:style-name="ce1" office:value-type="float" office:value="-0.380005" calcext:value-type="float">
            <text:p>-0.380005</text:p>
          </table:table-cell>
          <table:table-cell table:style-name="ce2" office:value-type="float" office:value="0.328369" calcext:value-type="float">
            <text:p>0.328369</text:p>
          </table:table-cell>
          <table:table-cell table:number-columns-repeated="7"/>
        </table:table-row>
        <table:table-row table:style-name="ro1">
          <table:table-cell table:style-name="ce1" office:value-type="float" office:value="-0.317352" calcext:value-type="float">
            <text:p>-0.317352</text:p>
          </table:table-cell>
          <table:table-cell table:style-name="ce2" office:value-type="float" office:value="0.385071" calcext:value-type="float">
            <text:p>0.385071</text:p>
          </table:table-cell>
          <table:table-cell table:number-columns-repeated="7"/>
        </table:table-row>
        <table:table-row table:style-name="ro1">
          <table:table-cell table:style-name="ce1" office:value-type="float" office:value="-0.244904" calcext:value-type="float">
            <text:p>-0.244904</text:p>
          </table:table-cell>
          <table:table-cell table:style-name="ce2" office:value-type="float" office:value="0.432465" calcext:value-type="float">
            <text:p>0.432465</text:p>
          </table:table-cell>
          <table:table-cell table:number-columns-repeated="7"/>
        </table:table-row>
        <table:table-row table:style-name="ro1">
          <table:table-cell table:style-name="ce1" office:value-type="float" office:value="-0.167511" calcext:value-type="float">
            <text:p>-0.167511</text:p>
          </table:table-cell>
          <table:table-cell table:style-name="ce2" office:value-type="float" office:value="0.46936" calcext:value-type="float">
            <text:p>0.46936</text:p>
          </table:table-cell>
          <table:table-cell table:number-columns-repeated="7"/>
        </table:table-row>
        <table:table-row table:style-name="ro1">
          <table:table-cell table:style-name="ce1" office:value-type="float" office:value="-0.0808716" calcext:value-type="float">
            <text:p>-0.0808716</text:p>
          </table:table-cell>
          <table:table-cell table:style-name="ce2" office:value-type="float" office:value="0.495605" calcext:value-type="float">
            <text:p>0.495605</text:p>
          </table:table-cell>
          <table:table-cell table:number-columns-repeated="7"/>
        </table:table-row>
        <table:table-row table:style-name="ro1">
          <table:table-cell table:style-name="ce2" office:value-type="float" office:value="0.00857544" calcext:value-type="float">
            <text:p>0.00857544</text:p>
          </table:table-cell>
          <table:table-cell table:style-name="ce2" office:value-type="float" office:value="0.51181" calcext:value-type="float">
            <text:p>0.51181</text:p>
          </table:table-cell>
          <table:table-cell table:number-columns-repeated="7"/>
        </table:table-row>
        <table:table-row table:style-name="ro1">
          <table:table-cell table:style-name="ce2" office:value-type="float" office:value="0.101532" calcext:value-type="float">
            <text:p>0.101532</text:p>
          </table:table-cell>
          <table:table-cell table:style-name="ce2" office:value-type="float" office:value="0.514862" calcext:value-type="float">
            <text:p>0.514862</text:p>
          </table:table-cell>
          <table:table-cell table:number-columns-repeated="7"/>
        </table:table-row>
        <table:table-row table:style-name="ro1">
          <table:table-cell table:style-name="ce2" office:value-type="float" office:value="0.195282" calcext:value-type="float">
            <text:p>0.195282</text:p>
          </table:table-cell>
          <table:table-cell table:style-name="ce2" office:value-type="float" office:value="0.506256" calcext:value-type="float">
            <text:p>0.506256</text:p>
          </table:table-cell>
          <table:table-cell table:number-columns-repeated="7"/>
        </table:table-row>
        <table:table-row table:style-name="ro1">
          <table:table-cell table:style-name="ce2" office:value-type="float" office:value="0.286743" calcext:value-type="float">
            <text:p>0.286743</text:p>
          </table:table-cell>
          <table:table-cell table:style-name="ce2" office:value-type="float" office:value="0.485321" calcext:value-type="float">
            <text:p>0.485321</text:p>
          </table:table-cell>
          <table:table-cell table:number-columns-repeated="7"/>
        </table:table-row>
        <table:table-row table:style-name="ro1">
          <table:table-cell table:style-name="ce2" office:value-type="float" office:value="0.375122" calcext:value-type="float">
            <text:p>0.375122</text:p>
          </table:table-cell>
          <table:table-cell table:style-name="ce2" office:value-type="float" office:value="0.450531" calcext:value-type="float">
            <text:p>0.450531</text:p>
          </table:table-cell>
          <table:table-cell table:number-columns-repeated="7"/>
        </table:table-row>
        <table:table-row table:style-name="ro1">
          <table:table-cell table:style-name="ce2" office:value-type="float" office:value="0.457611" calcext:value-type="float">
            <text:p>0.457611</text:p>
          </table:table-cell>
          <table:table-cell table:style-name="ce2" office:value-type="float" office:value="0.403717" calcext:value-type="float">
            <text:p>0.403717</text:p>
          </table:table-cell>
          <table:table-cell table:number-columns-repeated="7"/>
        </table:table-row>
        <table:table-row table:style-name="ro1">
          <table:table-cell table:style-name="ce2" office:value-type="float" office:value="0.533417" calcext:value-type="float">
            <text:p>0.533417</text:p>
          </table:table-cell>
          <table:table-cell table:style-name="ce2" office:value-type="float" office:value="0.346649" calcext:value-type="float">
            <text:p>0.346649</text:p>
          </table:table-cell>
          <table:table-cell table:number-columns-repeated="7"/>
        </table:table-row>
        <table:table-row table:style-name="ro1">
          <table:table-cell table:style-name="ce2" office:value-type="float" office:value="0.598419" calcext:value-type="float">
            <text:p>0.598419</text:p>
          </table:table-cell>
          <table:table-cell table:style-name="ce2" office:value-type="float" office:value="0.279541" calcext:value-type="float">
            <text:p>0.279541</text:p>
          </table:table-cell>
          <table:table-cell table:number-columns-repeated="7"/>
        </table:table-row>
        <table:table-row table:style-name="ro1">
          <table:table-cell table:style-name="ce2" office:value-type="float" office:value="0.652618" calcext:value-type="float">
            <text:p>0.652618</text:p>
          </table:table-cell>
          <table:table-cell table:style-name="ce2" office:value-type="float" office:value="0.202087" calcext:value-type="float">
            <text:p>0.202087</text:p>
          </table:table-cell>
          <table:table-cell table:number-columns-repeated="7"/>
        </table:table-row>
        <table:table-row table:style-name="ro1">
          <table:table-cell table:style-name="ce2" office:value-type="float" office:value="0.695984" calcext:value-type="float">
            <text:p>0.695984</text:p>
          </table:table-cell>
          <table:table-cell table:style-name="ce2" office:value-type="float" office:value="0.118103" calcext:value-type="float">
            <text:p>0.118103</text:p>
          </table:table-cell>
          <table:table-cell table:number-columns-repeated="7"/>
        </table:table-row>
        <table:table-row table:style-name="ro1">
          <table:table-cell table:style-name="ce2" office:value-type="float" office:value="0.724731" calcext:value-type="float">
            <text:p>0.724731</text:p>
          </table:table-cell>
          <table:table-cell table:style-name="ce2" office:value-type="float" office:value="0.0289612" calcext:value-type="float">
            <text:p>0.0289612</text:p>
          </table:table-cell>
          <table:table-cell table:number-columns-repeated="7"/>
        </table:table-row>
        <table:table-row table:style-name="ro1">
          <table:table-cell table:style-name="ce2" office:value-type="float" office:value="0.741364" calcext:value-type="float">
            <text:p>0.741364</text:p>
          </table:table-cell>
          <table:table-cell table:style-name="ce1" office:value-type="float" office:value="-0.0636597" calcext:value-type="float">
            <text:p>-0.0636597</text:p>
          </table:table-cell>
          <table:table-cell table:number-columns-repeated="7"/>
        </table:table-row>
        <table:table-row table:style-name="ro1">
          <table:table-cell table:style-name="ce2" office:value-type="float" office:value="0.743286" calcext:value-type="float">
            <text:p>0.743286</text:p>
          </table:table-cell>
          <table:table-cell table:style-name="ce1" office:value-type="float" office:value="-0.157745" calcext:value-type="float">
            <text:p>-0.157745</text:p>
          </table:table-cell>
          <table:table-cell table:number-columns-repeated="7"/>
        </table:table-row>
        <table:table-row table:style-name="ro1">
          <table:table-cell table:style-name="ce2" office:value-type="float" office:value="0.72876" calcext:value-type="float">
            <text:p>0.72876</text:p>
          </table:table-cell>
          <table:table-cell table:style-name="ce1" office:value-type="float" office:value="-0.251709" calcext:value-type="float">
            <text:p>-0.251709</text:p>
          </table:table-cell>
          <table:table-cell table:number-columns-repeated="7"/>
        </table:table-row>
        <table:table-row table:style-name="ro1">
          <table:table-cell table:style-name="ce2" office:value-type="float" office:value="0.702148" calcext:value-type="float">
            <text:p>0.702148</text:p>
          </table:table-cell>
          <table:table-cell table:style-name="ce1" office:value-type="float" office:value="-0.34201" calcext:value-type="float">
            <text:p>-0.34201</text:p>
          </table:table-cell>
          <table:table-cell table:number-columns-repeated="7"/>
        </table:table-row>
        <table:table-row table:style-name="ro1">
          <table:table-cell table:style-name="ce2" office:value-type="float" office:value="0.662048" calcext:value-type="float">
            <text:p>0.662048</text:p>
          </table:table-cell>
          <table:table-cell table:style-name="ce1" office:value-type="float" office:value="-0.426941" calcext:value-type="float">
            <text:p>-0.426941</text:p>
          </table:table-cell>
          <table:table-cell table:number-columns-repeated="7"/>
        </table:table-row>
        <table:table-row table:style-name="ro1">
          <table:table-cell table:style-name="ce2" office:value-type="float" office:value="0.609436" calcext:value-type="float">
            <text:p>0.609436</text:p>
          </table:table-cell>
          <table:table-cell table:style-name="ce1" office:value-type="float" office:value="-0.50647" calcext:value-type="float">
            <text:p>-0.50647</text:p>
          </table:table-cell>
          <table:table-cell table:number-columns-repeated="7"/>
        </table:table-row>
        <table:table-row table:style-name="ro1">
          <table:table-cell table:style-name="ce2" office:value-type="float" office:value="0.543091" calcext:value-type="float">
            <text:p>0.543091</text:p>
          </table:table-cell>
          <table:table-cell table:style-name="ce1" office:value-type="float" office:value="-0.577301" calcext:value-type="float">
            <text:p>-0.577301</text:p>
          </table:table-cell>
          <table:table-cell table:number-columns-repeated="7"/>
        </table:table-row>
        <table:table-row table:style-name="ro1">
          <table:table-cell table:style-name="ce2" office:value-type="float" office:value="0.468048" calcext:value-type="float">
            <text:p>0.468048</text:p>
          </table:table-cell>
          <table:table-cell table:style-name="ce1" office:value-type="float" office:value="-0.638519" calcext:value-type="float">
            <text:p>-0.638519</text:p>
          </table:table-cell>
          <table:table-cell table:number-columns-repeated="7"/>
        </table:table-row>
        <table:table-row table:style-name="ro1">
          <table:table-cell table:style-name="ce2" office:value-type="float" office:value="0.387421" calcext:value-type="float">
            <text:p>0.387421</text:p>
          </table:table-cell>
          <table:table-cell table:style-name="ce1" office:value-type="float" office:value="-0.682831" calcext:value-type="float">
            <text:p>-0.682831</text:p>
          </table:table-cell>
          <table:table-cell table:number-columns-repeated="7"/>
        </table:table-row>
        <table:table-row table:style-name="ro1">
          <table:table-cell table:style-name="ce2" office:value-type="float" office:value="0.298889" calcext:value-type="float">
            <text:p>0.298889</text:p>
          </table:table-cell>
          <table:table-cell table:style-name="ce1" office:value-type="float" office:value="-0.723999" calcext:value-type="float">
            <text:p>-0.723999</text:p>
          </table:table-cell>
          <table:table-cell table:number-columns-repeated="7"/>
        </table:table-row>
        <table:table-row table:style-name="ro1">
          <table:table-cell table:style-name="ce2" office:value-type="float" office:value="0.20874" calcext:value-type="float">
            <text:p>0.20874</text:p>
          </table:table-cell>
          <table:table-cell table:style-name="ce1" office:value-type="float" office:value="-0.75238" calcext:value-type="float">
            <text:p>-0.75238</text:p>
          </table:table-cell>
          <table:table-cell table:number-columns-repeated="7"/>
        </table:table-row>
        <table:table-row table:style-name="ro1">
          <table:table-cell table:style-name="ce2" office:value-type="float" office:value="0.119934" calcext:value-type="float">
            <text:p>0.119934</text:p>
          </table:table-cell>
          <table:table-cell table:style-name="ce1" office:value-type="float" office:value="-0.759857" calcext:value-type="float">
            <text:p>-0.759857</text:p>
          </table:table-cell>
          <table:table-cell table:number-columns-repeated="7"/>
        </table:table-row>
        <table:table-row table:style-name="ro1">
          <table:table-cell table:style-name="ce2" office:value-type="float" office:value="0.0302734" calcext:value-type="float">
            <text:p>0.0302734</text:p>
          </table:table-cell>
          <table:table-cell table:style-name="ce1" office:value-type="float" office:value="-0.764099" calcext:value-type="float">
            <text:p>-0.764099</text:p>
          </table:table-cell>
          <table:table-cell table:number-columns-repeated="7"/>
        </table:table-row>
        <table:table-row table:style-name="ro1">
          <table:table-cell table:style-name="ce1" office:value-type="float" office:value="-0.0553894" calcext:value-type="float">
            <text:p>-0.0553894</text:p>
          </table:table-cell>
          <table:table-cell table:style-name="ce1" office:value-type="float" office:value="-0.751404" calcext:value-type="float">
            <text:p>-0.751404</text:p>
          </table:table-cell>
          <table:table-cell table:number-columns-repeated="7"/>
        </table:table-row>
        <table:table-row table:style-name="ro1">
          <table:table-cell table:style-name="ce1" office:value-type="float" office:value="-0.13266" calcext:value-type="float">
            <text:p>-0.13266</text:p>
          </table:table-cell>
          <table:table-cell table:style-name="ce1" office:value-type="float" office:value="-0.722961" calcext:value-type="float">
            <text:p>-0.722961</text:p>
          </table:table-cell>
          <table:table-cell table:number-columns-repeated="7"/>
        </table:table-row>
        <table:table-row table:style-name="ro1">
          <table:table-cell table:style-name="ce1" office:value-type="float" office:value="-0.204163" calcext:value-type="float">
            <text:p>-0.204163</text:p>
          </table:table-cell>
          <table:table-cell table:style-name="ce1" office:value-type="float" office:value="-0.685059" calcext:value-type="float">
            <text:p>-0.685059</text:p>
          </table:table-cell>
          <table:table-cell table:number-columns-repeated="7"/>
        </table:table-row>
        <table:table-row table:style-name="ro1">
          <table:table-cell table:style-name="ce1" office:value-type="float" office:value="-0.267273" calcext:value-type="float">
            <text:p>-0.267273</text:p>
          </table:table-cell>
          <table:table-cell table:style-name="ce1" office:value-type="float" office:value="-0.632996" calcext:value-type="float">
            <text:p>-0.632996</text:p>
          </table:table-cell>
          <table:table-cell table:number-columns-repeated="7"/>
        </table:table-row>
        <table:table-row table:style-name="ro1">
          <table:table-cell table:style-name="ce1" office:value-type="float" office:value="-0.32074" calcext:value-type="float">
            <text:p>-0.32074</text:p>
          </table:table-cell>
          <table:table-cell table:style-name="ce1" office:value-type="float" office:value="-0.57605" calcext:value-type="float">
            <text:p>-0.57605</text:p>
          </table:table-cell>
          <table:table-cell table:number-columns-repeated="7"/>
        </table:table-row>
        <table:table-row table:style-name="ro1">
          <table:table-cell table:style-name="ce1" office:value-type="float" office:value="-0.365479" calcext:value-type="float">
            <text:p>-0.365479</text:p>
          </table:table-cell>
          <table:table-cell table:style-name="ce1" office:value-type="float" office:value="-0.507996" calcext:value-type="float">
            <text:p>-0.507996</text:p>
          </table:table-cell>
          <table:table-cell table:number-columns-repeated="7"/>
        </table:table-row>
        <table:table-row table:style-name="ro1">
          <table:table-cell table:style-name="ce1" office:value-type="float" office:value="-0.399414" calcext:value-type="float">
            <text:p>-0.399414</text:p>
          </table:table-cell>
          <table:table-cell table:style-name="ce1" office:value-type="float" office:value="-0.436707" calcext:value-type="float">
            <text:p>-0.436707</text:p>
          </table:table-cell>
          <table:table-cell table:number-columns-repeated="7"/>
        </table:table-row>
        <table:table-row table:style-name="ro1">
          <table:table-cell table:style-name="ce1" office:value-type="float" office:value="-0.423889" calcext:value-type="float">
            <text:p>-0.423889</text:p>
          </table:table-cell>
          <table:table-cell table:style-name="ce1" office:value-type="float" office:value="-0.361511" calcext:value-type="float">
            <text:p>-0.361511</text:p>
          </table:table-cell>
          <table:table-cell table:number-columns-repeated="7"/>
        </table:table-row>
        <table:table-row table:style-name="ro1">
          <table:table-cell table:style-name="ce1" office:value-type="float" office:value="-0.4375" calcext:value-type="float">
            <text:p>-0.4375</text:p>
          </table:table-cell>
          <table:table-cell table:style-name="ce1" office:value-type="float" office:value="-0.28244" calcext:value-type="float">
            <text:p>-0.28244</text:p>
          </table:table-cell>
          <table:table-cell table:number-columns-repeated="7"/>
        </table:table-row>
        <table:table-row table:style-name="ro1">
          <table:table-cell table:style-name="ce1" office:value-type="float" office:value="-0.441498" calcext:value-type="float">
            <text:p>-0.441498</text:p>
          </table:table-cell>
          <table:table-cell table:style-name="ce1" office:value-type="float" office:value="-0.206207" calcext:value-type="float">
            <text:p>-0.206207</text:p>
          </table:table-cell>
          <table:table-cell table:number-columns-repeated="7"/>
        </table:table-row>
        <table:table-row table:style-name="ro1">
          <table:table-cell table:style-name="ce1" office:value-type="float" office:value="-0.436432" calcext:value-type="float">
            <text:p>-0.436432</text:p>
          </table:table-cell>
          <table:table-cell table:style-name="ce1" office:value-type="float" office:value="-0.129852" calcext:value-type="float">
            <text:p>-0.129852</text:p>
          </table:table-cell>
          <table:table-cell table:number-columns-repeated="7"/>
        </table:table-row>
        <table:table-row table:style-name="ro1">
          <table:table-cell table:style-name="ce1" office:value-type="float" office:value="-0.420258" calcext:value-type="float">
            <text:p>-0.420258</text:p>
          </table:table-cell>
          <table:table-cell table:style-name="ce1" office:value-type="float" office:value="-0.0560608" calcext:value-type="float">
            <text:p>-0.0560608</text:p>
          </table:table-cell>
          <table:table-cell table:number-columns-repeated="7"/>
        </table:table-row>
        <table:table-row table:style-name="ro1">
          <table:table-cell table:style-name="ce1" office:value-type="float" office:value="-0.396149" calcext:value-type="float">
            <text:p>-0.396149</text:p>
          </table:table-cell>
          <table:table-cell table:style-name="ce2" office:value-type="float" office:value="0.0135498" calcext:value-type="float">
            <text:p>0.0135498</text:p>
          </table:table-cell>
          <table:table-cell table:number-columns-repeated="7"/>
        </table:table-row>
        <table:table-row table:style-name="ro1">
          <table:table-cell table:style-name="ce1" office:value-type="float" office:value="-0.364441" calcext:value-type="float">
            <text:p>-0.364441</text:p>
          </table:table-cell>
          <table:table-cell table:style-name="ce2" office:value-type="float" office:value="0.0775757" calcext:value-type="float">
            <text:p>0.0775757</text:p>
          </table:table-cell>
          <table:table-cell table:number-columns-repeated="7"/>
        </table:table-row>
        <table:table-row table:style-name="ro1">
          <table:table-cell table:style-name="ce1" office:value-type="float" office:value="-0.324707" calcext:value-type="float">
            <text:p>-0.324707</text:p>
          </table:table-cell>
          <table:table-cell table:style-name="ce2" office:value-type="float" office:value="0.135773" calcext:value-type="float">
            <text:p>0.135773</text:p>
          </table:table-cell>
          <table:table-cell table:number-columns-repeated="7"/>
        </table:table-row>
        <table:table-row table:style-name="ro1">
          <table:table-cell table:style-name="ce1" office:value-type="float" office:value="-0.2771" calcext:value-type="float">
            <text:p>-0.2771</text:p>
          </table:table-cell>
          <table:table-cell table:style-name="ce2" office:value-type="float" office:value="0.187012" calcext:value-type="float">
            <text:p>0.187012</text:p>
          </table:table-cell>
          <table:table-cell table:number-columns-repeated="7"/>
        </table:table-row>
        <table:table-row table:style-name="ro1">
          <table:table-cell table:style-name="ce1" office:value-type="float" office:value="-0.222473" calcext:value-type="float">
            <text:p>-0.222473</text:p>
          </table:table-cell>
          <table:table-cell table:style-name="ce2" office:value-type="float" office:value="0.231049" calcext:value-type="float">
            <text:p>0.231049</text:p>
          </table:table-cell>
          <table:table-cell table:number-columns-repeated="7"/>
        </table:table-row>
        <table:table-row table:style-name="ro1">
          <table:table-cell table:style-name="ce1" office:value-type="float" office:value="-0.16275" calcext:value-type="float">
            <text:p>-0.16275</text:p>
          </table:table-cell>
          <table:table-cell table:style-name="ce2" office:value-type="float" office:value="0.268494" calcext:value-type="float">
            <text:p>0.268494</text:p>
          </table:table-cell>
          <table:table-cell table:number-columns-repeated="7"/>
        </table:table-row>
        <table:table-row table:style-name="ro1">
          <table:table-cell table:style-name="ce1" office:value-type="float" office:value="-0.0982971" calcext:value-type="float">
            <text:p>-0.0982971</text:p>
          </table:table-cell>
          <table:table-cell table:style-name="ce2" office:value-type="float" office:value="0.296844" calcext:value-type="float">
            <text:p>0.296844</text:p>
          </table:table-cell>
          <table:table-cell table:number-columns-repeated="7"/>
        </table:table-row>
        <table:table-row table:style-name="ro1">
          <table:table-cell table:style-name="ce1" office:value-type="float" office:value="-0.0298157" calcext:value-type="float">
            <text:p>-0.0298157</text:p>
          </table:table-cell>
          <table:table-cell table:style-name="ce2" office:value-type="float" office:value="0.3172" calcext:value-type="float">
            <text:p>0.3172</text:p>
          </table:table-cell>
          <table:table-cell table:number-columns-repeated="7"/>
        </table:table-row>
        <table:table-row table:style-name="ro1">
          <table:table-cell table:style-name="ce2" office:value-type="float" office:value="0.039917" calcext:value-type="float">
            <text:p>0.039917</text:p>
          </table:table-cell>
          <table:table-cell table:style-name="ce2" office:value-type="float" office:value="0.328033" calcext:value-type="float">
            <text:p>0.328033</text:p>
          </table:table-cell>
          <table:table-cell table:number-columns-repeated="7"/>
        </table:table-row>
        <table:table-row table:style-name="ro1">
          <table:table-cell table:style-name="ce2" office:value-type="float" office:value="0.111786" calcext:value-type="float">
            <text:p>0.111786</text:p>
          </table:table-cell>
          <table:table-cell table:style-name="ce2" office:value-type="float" office:value="0.328918" calcext:value-type="float">
            <text:p>0.328918</text:p>
          </table:table-cell>
          <table:table-cell table:number-columns-repeated="7"/>
        </table:table-row>
        <table:table-row table:style-name="ro1">
          <table:table-cell table:style-name="ce2" office:value-type="float" office:value="0.183441" calcext:value-type="float">
            <text:p>0.183441</text:p>
          </table:table-cell>
          <table:table-cell table:style-name="ce2" office:value-type="float" office:value="0.321045" calcext:value-type="float">
            <text:p>0.321045</text:p>
          </table:table-cell>
          <table:table-cell table:number-columns-repeated="7"/>
        </table:table-row>
        <table:table-row table:style-name="ro1">
          <table:table-cell table:style-name="ce2" office:value-type="float" office:value="0.251221" calcext:value-type="float">
            <text:p>0.251221</text:p>
          </table:table-cell>
          <table:table-cell table:style-name="ce2" office:value-type="float" office:value="0.30307" calcext:value-type="float">
            <text:p>0.30307</text:p>
          </table:table-cell>
          <table:table-cell table:number-columns-repeated="7"/>
        </table:table-row>
        <table:table-row table:style-name="ro1">
          <table:table-cell table:style-name="ce2" office:value-type="float" office:value="0.320404" calcext:value-type="float">
            <text:p>0.320404</text:p>
          </table:table-cell>
          <table:table-cell table:style-name="ce2" office:value-type="float" office:value="0.275818" calcext:value-type="float">
            <text:p>0.275818</text:p>
          </table:table-cell>
          <table:table-cell table:number-columns-repeated="7"/>
        </table:table-row>
        <table:table-row table:style-name="ro1">
          <table:table-cell table:style-name="ce2" office:value-type="float" office:value="0.383514" calcext:value-type="float">
            <text:p>0.383514</text:p>
          </table:table-cell>
          <table:table-cell table:style-name="ce2" office:value-type="float" office:value="0.240814" calcext:value-type="float">
            <text:p>0.240814</text:p>
          </table:table-cell>
          <table:table-cell table:number-columns-repeated="7"/>
        </table:table-row>
        <table:table-row table:style-name="ro1">
          <table:table-cell table:style-name="ce2" office:value-type="float" office:value="0.43985" calcext:value-type="float">
            <text:p>0.43985</text:p>
          </table:table-cell>
          <table:table-cell table:style-name="ce2" office:value-type="float" office:value="0.19693" calcext:value-type="float">
            <text:p>0.19693</text:p>
          </table:table-cell>
          <table:table-cell table:number-columns-repeated="7"/>
        </table:table-row>
        <table:table-row table:style-name="ro1">
          <table:table-cell table:style-name="ce2" office:value-type="float" office:value="0.491577" calcext:value-type="float">
            <text:p>0.491577</text:p>
          </table:table-cell>
          <table:table-cell table:style-name="ce2" office:value-type="float" office:value="0.146393" calcext:value-type="float">
            <text:p>0.146393</text:p>
          </table:table-cell>
          <table:table-cell table:number-columns-repeated="7"/>
        </table:table-row>
        <table:table-row table:style-name="ro1">
          <table:table-cell table:style-name="ce2" office:value-type="float" office:value="0.535248" calcext:value-type="float">
            <text:p>0.535248</text:p>
          </table:table-cell>
          <table:table-cell table:style-name="ce2" office:value-type="float" office:value="0.0895691" calcext:value-type="float">
            <text:p>0.0895691</text:p>
          </table:table-cell>
          <table:table-cell table:number-columns-repeated="7"/>
        </table:table-row>
        <table:table-row table:style-name="ro1">
          <table:table-cell table:style-name="ce2" office:value-type="float" office:value="0.567627" calcext:value-type="float">
            <text:p>0.567627</text:p>
          </table:table-cell>
          <table:table-cell table:style-name="ce2" office:value-type="float" office:value="0.0263367" calcext:value-type="float">
            <text:p>0.0263367</text:p>
          </table:table-cell>
          <table:table-cell table:number-columns-repeated="7"/>
        </table:table-row>
        <table:table-row table:style-name="ro1">
          <table:table-cell table:style-name="ce2" office:value-type="float" office:value="0.594879" calcext:value-type="float">
            <text:p>0.594879</text:p>
          </table:table-cell>
          <table:table-cell table:style-name="ce1" office:value-type="float" office:value="-0.0411072" calcext:value-type="float">
            <text:p>-0.0411072</text:p>
          </table:table-cell>
          <table:table-cell table:number-columns-repeated="7"/>
        </table:table-row>
        <table:table-row table:style-name="ro1">
          <table:table-cell table:style-name="ce2" office:value-type="float" office:value="0.61087" calcext:value-type="float">
            <text:p>0.61087</text:p>
          </table:table-cell>
          <table:table-cell table:style-name="ce1" office:value-type="float" office:value="-0.111908" calcext:value-type="float">
            <text:p>-0.111908</text:p>
          </table:table-cell>
          <table:table-cell table:number-columns-repeated="7"/>
        </table:table-row>
        <table:table-row table:style-name="ro1">
          <table:table-cell table:style-name="ce2" office:value-type="float" office:value="0.614868" calcext:value-type="float">
            <text:p>0.614868</text:p>
          </table:table-cell>
          <table:table-cell table:style-name="ce1" office:value-type="float" office:value="-0.186432" calcext:value-type="float">
            <text:p>-0.186432</text:p>
          </table:table-cell>
          <table:table-cell table:number-columns-repeated="7"/>
        </table:table-row>
        <table:table-row table:style-name="ro1">
          <table:table-cell table:style-name="ce2" office:value-type="float" office:value="0.608978" calcext:value-type="float">
            <text:p>0.608978</text:p>
          </table:table-cell>
          <table:table-cell table:style-name="ce1" office:value-type="float" office:value="-0.26001" calcext:value-type="float">
            <text:p>-0.26001</text:p>
          </table:table-cell>
          <table:table-cell table:number-columns-repeated="7"/>
        </table:table-row>
        <table:table-row table:style-name="ro1">
          <table:table-cell table:style-name="ce2" office:value-type="float" office:value="0.592255" calcext:value-type="float">
            <text:p>0.592255</text:p>
          </table:table-cell>
          <table:table-cell table:style-name="ce1" office:value-type="float" office:value="-0.332489" calcext:value-type="float">
            <text:p>-0.332489</text:p>
          </table:table-cell>
          <table:table-cell table:number-columns-repeated="7"/>
        </table:table-row>
        <table:table-row table:style-name="ro1">
          <table:table-cell table:style-name="ce2" office:value-type="float" office:value="0.564545" calcext:value-type="float">
            <text:p>0.564545</text:p>
          </table:table-cell>
          <table:table-cell table:style-name="ce1" office:value-type="float" office:value="-0.4039" calcext:value-type="float">
            <text:p>-0.4039</text:p>
          </table:table-cell>
          <table:table-cell table:number-columns-repeated="7"/>
        </table:table-row>
        <table:table-row table:style-name="ro1">
          <table:table-cell table:style-name="ce2" office:value-type="float" office:value="0.525604" calcext:value-type="float">
            <text:p>0.525604</text:p>
          </table:table-cell>
          <table:table-cell table:style-name="ce1" office:value-type="float" office:value="-0.471466" calcext:value-type="float">
            <text:p>-0.471466</text:p>
          </table:table-cell>
          <table:table-cell table:number-columns-repeated="7"/>
        </table:table-row>
        <table:table-row table:style-name="ro1">
          <table:table-cell table:style-name="ce2" office:value-type="float" office:value="0.476807" calcext:value-type="float">
            <text:p>0.476807</text:p>
          </table:table-cell>
          <table:table-cell table:style-name="ce1" office:value-type="float" office:value="-0.534302" calcext:value-type="float">
            <text:p>-0.534302</text:p>
          </table:table-cell>
          <table:table-cell table:number-columns-repeated="7"/>
        </table:table-row>
        <table:table-row table:style-name="ro1">
          <table:table-cell table:style-name="ce2" office:value-type="float" office:value="0.421875" calcext:value-type="float">
            <text:p>0.421875</text:p>
          </table:table-cell>
          <table:table-cell table:style-name="ce1" office:value-type="float" office:value="-0.591064" calcext:value-type="float">
            <text:p>-0.591064</text:p>
          </table:table-cell>
          <table:table-cell table:number-columns-repeated="7"/>
        </table:table-row>
        <table:table-row table:style-name="ro1">
          <table:table-cell table:style-name="ce2" office:value-type="float" office:value="0.356964" calcext:value-type="float">
            <text:p>0.356964</text:p>
          </table:table-cell>
          <table:table-cell table:style-name="ce1" office:value-type="float" office:value="-0.639465" calcext:value-type="float">
            <text:p>-0.639465</text:p>
          </table:table-cell>
          <table:table-cell table:number-columns-repeated="7"/>
        </table:table-row>
        <table:table-row table:style-name="ro1">
          <table:table-cell table:style-name="ce2" office:value-type="float" office:value="0.283447" calcext:value-type="float">
            <text:p>0.283447</text:p>
          </table:table-cell>
          <table:table-cell table:style-name="ce1" office:value-type="float" office:value="-0.679413" calcext:value-type="float">
            <text:p>-0.679413</text:p>
          </table:table-cell>
          <table:table-cell table:number-columns-repeated="7"/>
        </table:table-row>
        <table:table-row table:style-name="ro1">
          <table:table-cell table:style-name="ce2" office:value-type="float" office:value="0.206573" calcext:value-type="float">
            <text:p>0.206573</text:p>
          </table:table-cell>
          <table:table-cell table:style-name="ce1" office:value-type="float" office:value="-0.710052" calcext:value-type="float">
            <text:p>-0.710052</text:p>
          </table:table-cell>
          <table:table-cell table:number-columns-repeated="7"/>
        </table:table-row>
        <table:table-row table:style-name="ro1">
          <table:table-cell table:style-name="ce2" office:value-type="float" office:value="0.125885" calcext:value-type="float">
            <text:p>0.125885</text:p>
          </table:table-cell>
          <table:table-cell table:style-name="ce1" office:value-type="float" office:value="-0.730743" calcext:value-type="float">
            <text:p>-0.730743</text:p>
          </table:table-cell>
          <table:table-cell table:number-columns-repeated="7"/>
        </table:table-row>
        <table:table-row table:style-name="ro1">
          <table:table-cell table:style-name="ce2" office:value-type="float" office:value="0.044281" calcext:value-type="float">
            <text:p>0.044281</text:p>
          </table:table-cell>
          <table:table-cell table:style-name="ce1" office:value-type="float" office:value="-0.7388" calcext:value-type="float">
            <text:p>-0.7388</text:p>
          </table:table-cell>
          <table:table-cell table:number-columns-repeated="7"/>
        </table:table-row>
        <table:table-row table:style-name="ro1">
          <table:table-cell table:style-name="ce1" office:value-type="float" office:value="-0.0379333" calcext:value-type="float">
            <text:p>-0.0379333</text:p>
          </table:table-cell>
          <table:table-cell table:style-name="ce1" office:value-type="float" office:value="-0.735565" calcext:value-type="float">
            <text:p>-0.735565</text:p>
          </table:table-cell>
          <table:table-cell table:number-columns-repeated="7"/>
        </table:table-row>
        <table:table-row table:style-name="ro1">
          <table:table-cell table:style-name="ce1" office:value-type="float" office:value="-0.117493" calcext:value-type="float">
            <text:p>-0.117493</text:p>
          </table:table-cell>
          <table:table-cell table:style-name="ce1" office:value-type="float" office:value="-0.717804" calcext:value-type="float">
            <text:p>-0.717804</text:p>
          </table:table-cell>
          <table:table-cell table:number-columns-repeated="7"/>
        </table:table-row>
        <table:table-row table:style-name="ro1">
          <table:table-cell table:style-name="ce1" office:value-type="float" office:value="-0.193054" calcext:value-type="float">
            <text:p>-0.193054</text:p>
          </table:table-cell>
          <table:table-cell table:style-name="ce1" office:value-type="float" office:value="-0.688385" calcext:value-type="float">
            <text:p>-0.688385</text:p>
          </table:table-cell>
          <table:table-cell table:number-columns-repeated="7"/>
        </table:table-row>
        <table:table-row table:style-name="ro1">
          <table:table-cell table:style-name="ce1" office:value-type="float" office:value="-0.261566" calcext:value-type="float">
            <text:p>-0.261566</text:p>
          </table:table-cell>
          <table:table-cell table:style-name="ce1" office:value-type="float" office:value="-0.649963" calcext:value-type="float">
            <text:p>-0.649963</text:p>
          </table:table-cell>
          <table:table-cell table:number-columns-repeated="7"/>
        </table:table-row>
        <table:table-row table:style-name="ro1">
          <table:table-cell table:style-name="ce1" office:value-type="float" office:value="-0.322937" calcext:value-type="float">
            <text:p>-0.322937</text:p>
          </table:table-cell>
          <table:table-cell table:style-name="ce1" office:value-type="float" office:value="-0.596466" calcext:value-type="float">
            <text:p>-0.596466</text:p>
          </table:table-cell>
          <table:table-cell table:number-columns-repeated="7"/>
        </table:table-row>
        <table:table-row table:style-name="ro1">
          <table:table-cell table:style-name="ce1" office:value-type="float" office:value="-0.375427" calcext:value-type="float">
            <text:p>-0.375427</text:p>
          </table:table-cell>
          <table:table-cell table:style-name="ce1" office:value-type="float" office:value="-0.535614" calcext:value-type="float">
            <text:p>-0.535614</text:p>
          </table:table-cell>
          <table:table-cell table:number-columns-repeated="7"/>
        </table:table-row>
        <table:table-row table:style-name="ro1">
          <table:table-cell table:style-name="ce1" office:value-type="float" office:value="-0.41864" calcext:value-type="float">
            <text:p>-0.41864</text:p>
          </table:table-cell>
          <table:table-cell table:style-name="ce1" office:value-type="float" office:value="-0.464264" calcext:value-type="float">
            <text:p>-0.464264</text:p>
          </table:table-cell>
          <table:table-cell table:number-columns-repeated="7"/>
        </table:table-row>
        <table:table-row table:style-name="ro1">
          <table:table-cell table:style-name="ce1" office:value-type="float" office:value="-0.452545" calcext:value-type="float">
            <text:p>-0.452545</text:p>
          </table:table-cell>
          <table:table-cell table:style-name="ce1" office:value-type="float" office:value="-0.386902" calcext:value-type="float">
            <text:p>-0.386902</text:p>
          </table:table-cell>
          <table:table-cell table:number-columns-repeated="7"/>
        </table:table-row>
        <table:table-row table:style-name="ro1">
          <table:table-cell table:style-name="ce1" office:value-type="float" office:value="-0.475128" calcext:value-type="float">
            <text:p>-0.475128</text:p>
          </table:table-cell>
          <table:table-cell table:style-name="ce1" office:value-type="float" office:value="-0.30304" calcext:value-type="float">
            <text:p>-0.30304</text:p>
          </table:table-cell>
          <table:table-cell table:number-columns-repeated="7"/>
        </table:table-row>
        <table:table-row table:style-name="ro1">
          <table:table-cell table:style-name="ce1" office:value-type="float" office:value="-0.487091" calcext:value-type="float">
            <text:p>-0.487091</text:p>
          </table:table-cell>
          <table:table-cell table:style-name="ce1" office:value-type="float" office:value="-0.216034" calcext:value-type="float">
            <text:p>-0.216034</text:p>
          </table:table-cell>
          <table:table-cell table:number-columns-repeated="7"/>
        </table:table-row>
        <table:table-row table:style-name="ro1">
          <table:table-cell table:style-name="ce1" office:value-type="float" office:value="-0.488251" calcext:value-type="float">
            <text:p>-0.488251</text:p>
          </table:table-cell>
          <table:table-cell table:style-name="ce1" office:value-type="float" office:value="-0.127777" calcext:value-type="float">
            <text:p>-0.127777</text:p>
          </table:table-cell>
          <table:table-cell table:number-columns-repeated="7"/>
        </table:table-row>
        <table:table-row table:style-name="ro1">
          <table:table-cell table:style-name="ce1" office:value-type="float" office:value="-0.478912" calcext:value-type="float">
            <text:p>-0.478912</text:p>
          </table:table-cell>
          <table:table-cell table:style-name="ce1" office:value-type="float" office:value="-0.0413818" calcext:value-type="float">
            <text:p>-0.0413818</text:p>
          </table:table-cell>
          <table:table-cell table:number-columns-repeated="7"/>
        </table:table-row>
        <table:table-row table:style-name="ro1">
          <table:table-cell table:style-name="ce1" office:value-type="float" office:value="-0.458984" calcext:value-type="float">
            <text:p>-0.458984</text:p>
          </table:table-cell>
          <table:table-cell office:value-type="float" office:value="0.0410767" calcext:value-type="float">
            <text:p>0.0410767</text:p>
          </table:table-cell>
          <table:table-cell table:number-columns-repeated="7"/>
        </table:table-row>
        <table:table-row table:style-name="ro1">
          <table:table-cell table:style-name="ce1" office:value-type="float" office:value="-0.427795" calcext:value-type="float">
            <text:p>-0.427795</text:p>
          </table:table-cell>
          <table:table-cell office:value-type="float" office:value="0.120728" calcext:value-type="float">
            <text:p>0.120728</text:p>
          </table:table-cell>
          <table:table-cell table:number-columns-repeated="7"/>
        </table:table-row>
        <table:table-row table:style-name="ro1">
          <table:table-cell table:style-name="ce1" office:value-type="float" office:value="-0.386444" calcext:value-type="float">
            <text:p>-0.386444</text:p>
          </table:table-cell>
          <table:table-cell office:value-type="float" office:value="0.194885" calcext:value-type="float">
            <text:p>0.194885</text:p>
          </table:table-cell>
          <table:table-cell table:number-columns-repeated="7"/>
        </table:table-row>
        <table:table-row table:style-name="ro1">
          <table:table-cell table:style-name="ce1" office:value-type="float" office:value="-0.335114" calcext:value-type="float">
            <text:p>-0.335114</text:p>
          </table:table-cell>
          <table:table-cell office:value-type="float" office:value="0.261078" calcext:value-type="float">
            <text:p>0.261078</text:p>
          </table:table-cell>
          <table:table-cell table:number-columns-repeated="7"/>
        </table:table-row>
        <table:table-row table:style-name="ro1">
          <table:table-cell table:style-name="ce1" office:value-type="float" office:value="-0.274445" calcext:value-type="float">
            <text:p>-0.274445</text:p>
          </table:table-cell>
          <table:table-cell office:value-type="float" office:value="0.318726" calcext:value-type="float">
            <text:p>0.318726</text:p>
          </table:table-cell>
          <table:table-cell table:number-columns-repeated="7"/>
        </table:table-row>
        <table:table-row table:style-name="ro1">
          <table:table-cell table:style-name="ce1" office:value-type="float" office:value="-0.205505" calcext:value-type="float">
            <text:p>-0.205505</text:p>
          </table:table-cell>
          <table:table-cell office:value-type="float" office:value="0.367584" calcext:value-type="float">
            <text:p>0.367584</text:p>
          </table:table-cell>
          <table:table-cell table:number-columns-repeated="7"/>
        </table:table-row>
        <table:table-row table:style-name="ro1">
          <table:table-cell table:style-name="ce1" office:value-type="float" office:value="-0.12793" calcext:value-type="float">
            <text:p>-0.12793</text:p>
          </table:table-cell>
          <table:table-cell office:value-type="float" office:value="0.405762" calcext:value-type="float">
            <text:p>0.405762</text:p>
          </table:table-cell>
          <table:table-cell table:number-columns-repeated="7"/>
        </table:table-row>
        <table:table-row table:style-name="ro1">
          <table:table-cell table:style-name="ce1" office:value-type="float" office:value="-0.0416565" calcext:value-type="float">
            <text:p>-0.0416565</text:p>
          </table:table-cell>
          <table:table-cell office:value-type="float" office:value="0.433105" calcext:value-type="float">
            <text:p>0.433105</text:p>
          </table:table-cell>
          <table:table-cell table:number-columns-repeated="7"/>
        </table:table-row>
        <table:table-row table:style-name="ro1">
          <table:table-cell office:value-type="float" office:value="0.0464172" calcext:value-type="float">
            <text:p>0.0464172</text:p>
          </table:table-cell>
          <table:table-cell office:value-type="float" office:value="0.449646" calcext:value-type="float">
            <text:p>0.449646</text:p>
          </table:table-cell>
          <table:table-cell table:number-columns-repeated="7"/>
        </table:table-row>
        <table:table-row table:style-name="ro1">
          <table:table-cell office:value-type="float" office:value="0.139252" calcext:value-type="float">
            <text:p>0.139252</text:p>
          </table:table-cell>
          <table:table-cell office:value-type="float" office:value="0.454376" calcext:value-type="float">
            <text:p>0.454376</text:p>
          </table:table-cell>
          <table:table-cell table:number-columns-repeated="7"/>
        </table:table-row>
        <table:table-row table:style-name="ro1">
          <table:table-cell office:value-type="float" office:value="0.232483" calcext:value-type="float">
            <text:p>0.232483</text:p>
          </table:table-cell>
          <table:table-cell office:value-type="float" office:value="0.44577" calcext:value-type="float">
            <text:p>0.44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323822" calcext:value-type="float">
            <text:p>0.323822</text:p>
          </table:table-cell>
          <table:table-cell office:value-type="float" office:value="0.423828" calcext:value-type="float">
            <text:p>0.423828</text:p>
          </table:table-cell>
          <table:table-cell table:number-columns-repeated="7"/>
        </table:table-row>
        <table:table-row table:style-name="ro1">
          <table:table-cell office:value-type="float" office:value="0.41217" calcext:value-type="float">
            <text:p>0.41217</text:p>
          </table:table-cell>
          <table:table-cell office:value-type="float" office:value="0.389923" calcext:value-type="float">
            <text:p>0.389923</text:p>
          </table:table-cell>
          <table:table-cell table:number-columns-repeated="7"/>
        </table:table-row>
        <table:table-row table:style-name="ro1">
          <table:table-cell office:value-type="float" office:value="0.496002" calcext:value-type="float">
            <text:p>0.496002</text:p>
          </table:table-cell>
          <table:table-cell office:value-type="float" office:value="0.344208" calcext:value-type="float">
            <text:p>0.344208</text:p>
          </table:table-cell>
          <table:table-cell table:number-columns-repeated="7"/>
        </table:table-row>
        <table:table-row table:style-name="ro1">
          <table:table-cell office:value-type="float" office:value="0.571167" calcext:value-type="float">
            <text:p>0.571167</text:p>
          </table:table-cell>
          <table:table-cell office:value-type="float" office:value="0.287262" calcext:value-type="float">
            <text:p>0.287262</text:p>
          </table:table-cell>
          <table:table-cell table:number-columns-repeated="7"/>
        </table:table-row>
        <table:table-row table:style-name="ro1">
          <table:table-cell office:value-type="float" office:value="0.639069" calcext:value-type="float">
            <text:p>0.639069</text:p>
          </table:table-cell>
          <table:table-cell office:value-type="float" office:value="0.221039" calcext:value-type="float">
            <text:p>0.221039</text:p>
          </table:table-cell>
          <table:table-cell table:number-columns-repeated="7"/>
        </table:table-row>
        <table:table-row table:style-name="ro1">
          <table:table-cell office:value-type="float" office:value="0.690491" calcext:value-type="float">
            <text:p>0.690491</text:p>
          </table:table-cell>
          <table:table-cell office:value-type="float" office:value="0.143494" calcext:value-type="float">
            <text:p>0.143494</text:p>
          </table:table-cell>
          <table:table-cell table:number-columns-repeated="7"/>
        </table:table-row>
        <table:table-row table:style-name="ro1">
          <table:table-cell office:value-type="float" office:value="0.732208" calcext:value-type="float">
            <text:p>0.732208</text:p>
          </table:table-cell>
          <table:table-cell office:value-type="float" office:value="0.0592651" calcext:value-type="float">
            <text:p>0.0592651</text:p>
          </table:table-cell>
          <table:table-cell table:number-columns-repeated="7"/>
        </table:table-row>
        <table:table-row table:style-name="ro1">
          <table:table-cell office:value-type="float" office:value="0.773071" calcext:value-type="float">
            <text:p>0.773071</text:p>
          </table:table-cell>
          <table:table-cell office:value-type="float" office:value="-0.0255127" calcext:value-type="float">
            <text:p>-0.0255127</text:p>
          </table:table-cell>
          <table:table-cell table:number-columns-repeated="7"/>
        </table:table-row>
        <table:table-row table:style-name="ro1">
          <table:table-cell office:value-type="float" office:value="0.786499" calcext:value-type="float">
            <text:p>0.786499</text:p>
          </table:table-cell>
          <table:table-cell office:value-type="float" office:value="-0.120178" calcext:value-type="float">
            <text:p>-0.120178</text:p>
          </table:table-cell>
          <table:table-cell table:number-columns-repeated="7"/>
        </table:table-row>
        <table:table-row table:style-name="ro1">
          <table:table-cell office:value-type="float" office:value="0.788727" calcext:value-type="float">
            <text:p>0.788727</text:p>
          </table:table-cell>
          <table:table-cell office:value-type="float" office:value="-0.215942" calcext:value-type="float">
            <text:p>-0.215942</text:p>
          </table:table-cell>
          <table:table-cell table:number-columns-repeated="7"/>
        </table:table-row>
        <table:table-row table:style-name="ro1">
          <table:table-cell office:value-type="float" office:value="0.778687" calcext:value-type="float">
            <text:p>0.778687</text:p>
          </table:table-cell>
          <table:table-cell office:value-type="float" office:value="-0.308868" calcext:value-type="float">
            <text:p>-0.308868</text:p>
          </table:table-cell>
          <table:table-cell table:number-columns-repeated="7"/>
        </table:table-row>
        <table:table-row table:style-name="ro1">
          <table:table-cell office:value-type="float" office:value="0.749603" calcext:value-type="float">
            <text:p>0.749603</text:p>
          </table:table-cell>
          <table:table-cell office:value-type="float" office:value="-0.398895" calcext:value-type="float">
            <text:p>-0.398895</text:p>
          </table:table-cell>
          <table:table-cell table:number-columns-repeated="7"/>
        </table:table-row>
        <table:table-row table:style-name="ro1">
          <table:table-cell office:value-type="float" office:value="0.701324" calcext:value-type="float">
            <text:p>0.701324</text:p>
          </table:table-cell>
          <table:table-cell office:value-type="float" office:value="-0.48645" calcext:value-type="float">
            <text:p>-0.48645</text:p>
          </table:table-cell>
          <table:table-cell table:number-columns-repeated="7"/>
        </table:table-row>
        <table:table-row table:style-name="ro1">
          <table:table-cell office:value-type="float" office:value="0.656647" calcext:value-type="float">
            <text:p>0.656647</text:p>
          </table:table-cell>
          <table:table-cell office:value-type="float" office:value="-0.567413" calcext:value-type="float">
            <text:p>-0.567413</text:p>
          </table:table-cell>
          <table:table-cell table:number-columns-repeated="7"/>
        </table:table-row>
        <table:table-row table:style-name="ro1">
          <table:table-cell office:value-type="float" office:value="0.59726" calcext:value-type="float">
            <text:p>0.59726</text:p>
          </table:table-cell>
          <table:table-cell office:value-type="float" office:value="-0.63855" calcext:value-type="float">
            <text:p>-0.63855</text:p>
          </table:table-cell>
          <table:table-cell table:number-columns-repeated="7"/>
        </table:table-row>
        <table:table-row table:style-name="ro1">
          <table:table-cell office:value-type="float" office:value="0.522369" calcext:value-type="float">
            <text:p>0.522369</text:p>
          </table:table-cell>
          <table:table-cell office:value-type="float" office:value="-0.704102" calcext:value-type="float">
            <text:p>-0.704102</text:p>
          </table:table-cell>
          <table:table-cell table:number-columns-repeated="7"/>
        </table:table-row>
        <table:table-row table:style-name="ro1">
          <table:table-cell office:value-type="float" office:value="0.439728" calcext:value-type="float">
            <text:p>0.439728</text:p>
          </table:table-cell>
          <table:table-cell office:value-type="float" office:value="-0.754913" calcext:value-type="float">
            <text:p>-0.754913</text:p>
          </table:table-cell>
          <table:table-cell table:number-columns-repeated="7"/>
        </table:table-row>
        <table:table-row table:style-name="ro1">
          <table:table-cell office:value-type="float" office:value="0.352417" calcext:value-type="float">
            <text:p>0.352417</text:p>
          </table:table-cell>
          <table:table-cell office:value-type="float" office:value="-0.795288" calcext:value-type="float">
            <text:p>-0.795288</text:p>
          </table:table-cell>
          <table:table-cell table:number-columns-repeated="7"/>
        </table:table-row>
        <table:table-row table:style-name="ro1">
          <table:table-cell office:value-type="float" office:value="0.261017" calcext:value-type="float">
            <text:p>0.261017</text:p>
          </table:table-cell>
          <table:table-cell office:value-type="float" office:value="-0.82251" calcext:value-type="float">
            <text:p>-0.82251</text:p>
          </table:table-cell>
          <table:table-cell table:number-columns-repeated="7"/>
        </table:table-row>
        <table:table-row table:style-name="ro1">
          <table:table-cell office:value-type="float" office:value="0.168793" calcext:value-type="float">
            <text:p>0.168793</text:p>
          </table:table-cell>
          <table:table-cell office:value-type="float" office:value="-0.835052" calcext:value-type="float">
            <text:p>-0.835052</text:p>
          </table:table-cell>
          <table:table-cell table:number-columns-repeated="7"/>
        </table:table-row>
        <table:table-row table:style-name="ro1">
          <table:table-cell office:value-type="float" office:value="0.0785522" calcext:value-type="float">
            <text:p>0.0785522</text:p>
          </table:table-cell>
          <table:table-cell office:value-type="float" office:value="-0.837006" calcext:value-type="float">
            <text:p>-0.837006</text:p>
          </table:table-cell>
          <table:table-cell table:number-columns-repeated="7"/>
        </table:table-row>
        <table:table-row table:style-name="ro1">
          <table:table-cell office:value-type="float" office:value="-0.00613403" calcext:value-type="float">
            <text:p>-0.00613403</text:p>
          </table:table-cell>
          <table:table-cell office:value-type="float" office:value="-0.824188" calcext:value-type="float">
            <text:p>-0.824188</text:p>
          </table:table-cell>
          <table:table-cell table:number-columns-repeated="7"/>
        </table:table-row>
        <table:table-row table:style-name="ro1">
          <table:table-cell office:value-type="float" office:value="-0.0874023" calcext:value-type="float">
            <text:p>-0.0874023</text:p>
          </table:table-cell>
          <table:table-cell office:value-type="float" office:value="-0.798462" calcext:value-type="float">
            <text:p>-0.798462</text:p>
          </table:table-cell>
          <table:table-cell table:number-columns-repeated="7"/>
        </table:table-row>
        <table:table-row table:style-name="ro1">
          <table:table-cell office:value-type="float" office:value="-0.160278" calcext:value-type="float">
            <text:p>-0.160278</text:p>
          </table:table-cell>
          <table:table-cell office:value-type="float" office:value="-0.764343" calcext:value-type="float">
            <text:p>-0.764343</text:p>
          </table:table-cell>
          <table:table-cell table:number-columns-repeated="7"/>
        </table:table-row>
        <table:table-row table:style-name="ro1">
          <table:table-cell office:value-type="float" office:value="-0.225464" calcext:value-type="float">
            <text:p>-0.225464</text:p>
          </table:table-cell>
          <table:table-cell office:value-type="float" office:value="-0.714905" calcext:value-type="float">
            <text:p>-0.714905</text:p>
          </table:table-cell>
          <table:table-cell table:number-columns-repeated="7"/>
        </table:table-row>
        <table:table-row table:style-name="ro1">
          <table:table-cell office:value-type="float" office:value="-0.281372" calcext:value-type="float">
            <text:p>-0.281372</text:p>
          </table:table-cell>
          <table:table-cell office:value-type="float" office:value="-0.657959" calcext:value-type="float">
            <text:p>-0.657959</text:p>
          </table:table-cell>
          <table:table-cell table:number-columns-repeated="7"/>
        </table:table-row>
        <table:table-row table:style-name="ro1">
          <table:table-cell office:value-type="float" office:value="-0.328247" calcext:value-type="float">
            <text:p>-0.328247</text:p>
          </table:table-cell>
          <table:table-cell office:value-type="float" office:value="-0.59256" calcext:value-type="float">
            <text:p>-0.59256</text:p>
          </table:table-cell>
          <table:table-cell table:number-columns-repeated="7"/>
        </table:table-row>
        <table:table-row table:style-name="ro1">
          <table:table-cell office:value-type="float" office:value="-0.363525" calcext:value-type="float">
            <text:p>-0.363525</text:p>
          </table:table-cell>
          <table:table-cell office:value-type="float" office:value="-0.522858" calcext:value-type="float">
            <text:p>-0.522858</text:p>
          </table:table-cell>
          <table:table-cell table:number-columns-repeated="7"/>
        </table:table-row>
        <table:table-row table:style-name="ro1">
          <table:table-cell office:value-type="float" office:value="-0.388092" calcext:value-type="float">
            <text:p>-0.388092</text:p>
          </table:table-cell>
          <table:table-cell office:value-type="float" office:value="-0.45047" calcext:value-type="float">
            <text:p>-0.45047</text:p>
          </table:table-cell>
          <table:table-cell table:number-columns-repeated="7"/>
        </table:table-row>
        <table:table-row table:style-name="ro1">
          <table:table-cell office:value-type="float" office:value="-0.403534" calcext:value-type="float">
            <text:p>-0.403534</text:p>
          </table:table-cell>
          <table:table-cell office:value-type="float" office:value="-0.37326" calcext:value-type="float">
            <text:p>-0.37326</text:p>
          </table:table-cell>
          <table:table-cell table:number-columns-repeated="7"/>
        </table:table-row>
        <table:table-row table:style-name="ro1">
          <table:table-cell office:value-type="float" office:value="-0.40863" calcext:value-type="float">
            <text:p>-0.40863</text:p>
          </table:table-cell>
          <table:table-cell office:value-type="float" office:value="-0.2948" calcext:value-type="float">
            <text:p>-0.2948</text:p>
          </table:table-cell>
          <table:table-cell table:number-columns-repeated="7"/>
        </table:table-row>
        <table:table-row table:style-name="ro1">
          <table:table-cell office:value-type="float" office:value="-0.403809" calcext:value-type="float">
            <text:p>-0.403809</text:p>
          </table:table-cell>
          <table:table-cell office:value-type="float" office:value="-0.218628" calcext:value-type="float">
            <text:p>-0.218628</text:p>
          </table:table-cell>
          <table:table-cell table:number-columns-repeated="7"/>
        </table:table-row>
        <table:table-row table:style-name="ro1">
          <table:table-cell office:value-type="float" office:value="-0.389526" calcext:value-type="float">
            <text:p>-0.389526</text:p>
          </table:table-cell>
          <table:table-cell office:value-type="float" office:value="-0.14621" calcext:value-type="float">
            <text:p>-0.14621</text:p>
          </table:table-cell>
          <table:table-cell table:number-columns-repeated="7"/>
        </table:table-row>
        <table:table-row table:style-name="ro1">
          <table:table-cell office:value-type="float" office:value="-0.365784" calcext:value-type="float">
            <text:p>-0.365784</text:p>
          </table:table-cell>
          <table:table-cell office:value-type="float" office:value="-0.0776672" calcext:value-type="float">
            <text:p>-0.0776672</text:p>
          </table:table-cell>
          <table:table-cell table:number-columns-repeated="7"/>
        </table:table-row>
        <table:table-row table:style-name="ro1">
          <table:table-cell office:value-type="float" office:value="-0.335388" calcext:value-type="float">
            <text:p>-0.335388</text:p>
          </table:table-cell>
          <table:table-cell office:value-type="float" office:value="-0.0124207" calcext:value-type="float">
            <text:p>-0.0124207</text:p>
          </table:table-cell>
          <table:table-cell table:number-columns-repeated="7"/>
        </table:table-row>
        <table:table-row table:style-name="ro1">
          <table:table-cell office:value-type="float" office:value="-0.29657" calcext:value-type="float">
            <text:p>-0.29657</text:p>
          </table:table-cell>
          <table:table-cell office:value-type="float" office:value="0.0470581" calcext:value-type="float">
            <text:p>0.0470581</text:p>
          </table:table-cell>
          <table:table-cell table:number-columns-repeated="7"/>
        </table:table-row>
        <table:table-row table:style-name="ro1">
          <table:table-cell office:value-type="float" office:value="-0.250244" calcext:value-type="float">
            <text:p>-0.250244</text:p>
          </table:table-cell>
          <table:table-cell office:value-type="float" office:value="0.0999756" calcext:value-type="float">
            <text:p>0.0999756</text:p>
          </table:table-cell>
          <table:table-cell table:number-columns-repeated="7"/>
        </table:table-row>
        <table:table-row table:style-name="ro1">
          <table:table-cell office:value-type="float" office:value="-0.197174" calcext:value-type="float">
            <text:p>-0.197174</text:p>
          </table:table-cell>
          <table:table-cell office:value-type="float" office:value="0.144714" calcext:value-type="float">
            <text:p>0.144714</text:p>
          </table:table-cell>
          <table:table-cell table:number-columns-repeated="7"/>
        </table:table-row>
        <table:table-row table:style-name="ro1">
          <table:table-cell office:value-type="float" office:value="-0.138245" calcext:value-type="float">
            <text:p>-0.138245</text:p>
          </table:table-cell>
          <table:table-cell office:value-type="float" office:value="0.18158" calcext:value-type="float">
            <text:p>0.18158</text:p>
          </table:table-cell>
          <table:table-cell table:number-columns-repeated="7"/>
        </table:table-row>
        <table:table-row table:style-name="ro1">
          <table:table-cell office:value-type="float" office:value="-0.0743408" calcext:value-type="float">
            <text:p>-0.0743408</text:p>
          </table:table-cell>
          <table:table-cell office:value-type="float" office:value="0.210297" calcext:value-type="float">
            <text:p>0.210297</text:p>
          </table:table-cell>
          <table:table-cell table:number-columns-repeated="7"/>
        </table:table-row>
        <table:table-row table:style-name="ro1">
          <table:table-cell office:value-type="float" office:value="-0.00650024" calcext:value-type="float">
            <text:p>-0.00650024</text:p>
          </table:table-cell>
          <table:table-cell office:value-type="float" office:value="0.230103" calcext:value-type="float">
            <text:p>0.230103</text:p>
          </table:table-cell>
          <table:table-cell table:number-columns-repeated="7"/>
        </table:table-row>
        <table:table-row table:style-name="ro1">
          <table:table-cell office:value-type="float" office:value="0.0632324" calcext:value-type="float">
            <text:p>0.0632324</text:p>
          </table:table-cell>
          <table:table-cell office:value-type="float" office:value="0.239746" calcext:value-type="float">
            <text:p>0.239746</text:p>
          </table:table-cell>
          <table:table-cell table:number-columns-repeated="7"/>
        </table:table-row>
        <table:table-row table:style-name="ro1">
          <table:table-cell office:value-type="float" office:value="0.133392" calcext:value-type="float">
            <text:p>0.133392</text:p>
          </table:table-cell>
          <table:table-cell office:value-type="float" office:value="0.240723" calcext:value-type="float">
            <text:p>0.240723</text:p>
          </table:table-cell>
          <table:table-cell table:number-columns-repeated="7"/>
        </table:table-row>
        <table:table-row table:style-name="ro1">
          <table:table-cell office:value-type="float" office:value="0.206238" calcext:value-type="float">
            <text:p>0.206238</text:p>
          </table:table-cell>
          <table:table-cell office:value-type="float" office:value="0.231659" calcext:value-type="float">
            <text:p>0.231659</text:p>
          </table:table-cell>
          <table:table-cell table:number-columns-repeated="7"/>
        </table:table-row>
        <table:table-row table:style-name="ro1">
          <table:table-cell office:value-type="float" office:value="0.276733" calcext:value-type="float">
            <text:p>0.276733</text:p>
          </table:table-cell>
          <table:table-cell office:value-type="float" office:value="0.213593" calcext:value-type="float">
            <text:p>0.213593</text:p>
          </table:table-cell>
          <table:table-cell table:number-columns-repeated="7"/>
        </table:table-row>
        <table:table-row table:style-name="ro1">
          <table:table-cell office:value-type="float" office:value="0.342163" calcext:value-type="float">
            <text:p>0.342163</text:p>
          </table:table-cell>
          <table:table-cell office:value-type="float" office:value="0.18692" calcext:value-type="float">
            <text:p>0.18692</text:p>
          </table:table-cell>
          <table:table-cell table:number-columns-repeated="7"/>
        </table:table-row>
        <table:table-row table:style-name="ro1">
          <table:table-cell office:value-type="float" office:value="0.40506" calcext:value-type="float">
            <text:p>0.40506</text:p>
          </table:table-cell>
          <table:table-cell office:value-type="float" office:value="0.151855" calcext:value-type="float">
            <text:p>0.151855</text:p>
          </table:table-cell>
          <table:table-cell table:number-columns-repeated="7"/>
        </table:table-row>
        <table:table-row table:style-name="ro1">
          <table:table-cell office:value-type="float" office:value="0.460938" calcext:value-type="float">
            <text:p>0.460938</text:p>
          </table:table-cell>
          <table:table-cell office:value-type="float" office:value="0.108826" calcext:value-type="float">
            <text:p>0.108826</text:p>
          </table:table-cell>
          <table:table-cell table:number-columns-repeated="7"/>
        </table:table-row>
        <table:table-row table:style-name="ro1">
          <table:table-cell office:value-type="float" office:value="0.507324" calcext:value-type="float">
            <text:p>0.507324</text:p>
          </table:table-cell>
          <table:table-cell office:value-type="float" office:value="0.0581055" calcext:value-type="float">
            <text:p>0.0581055</text:p>
          </table:table-cell>
          <table:table-cell table:number-columns-repeated="7"/>
        </table:table-row>
        <table:table-row table:style-name="ro1">
          <table:table-cell office:value-type="float" office:value="0.552856" calcext:value-type="float">
            <text:p>0.552856</text:p>
          </table:table-cell>
          <table:table-cell office:value-type="float" office:value="0.000610352" calcext:value-type="float">
            <text:p>0.000610352</text:p>
          </table:table-cell>
          <table:table-cell table:number-columns-repeated="7"/>
        </table:table-row>
        <table:table-row table:style-name="ro1">
          <table:table-cell office:value-type="float" office:value="0.586212" calcext:value-type="float">
            <text:p>0.586212</text:p>
          </table:table-cell>
          <table:table-cell office:value-type="float" office:value="-0.0610962" calcext:value-type="float">
            <text:p>-0.0610962</text:p>
          </table:table-cell>
          <table:table-cell table:number-columns-repeated="7"/>
        </table:table-row>
        <table:table-row table:style-name="ro1">
          <table:table-cell office:value-type="float" office:value="0.611572" calcext:value-type="float">
            <text:p>0.611572</text:p>
          </table:table-cell>
          <table:table-cell office:value-type="float" office:value="-0.130188" calcext:value-type="float">
            <text:p>-0.130188</text:p>
          </table:table-cell>
          <table:table-cell table:number-columns-repeated="7"/>
        </table:table-row>
        <table:table-row table:style-name="ro1">
          <table:table-cell office:value-type="float" office:value="0.627411" calcext:value-type="float">
            <text:p>0.627411</text:p>
          </table:table-cell>
          <table:table-cell office:value-type="float" office:value="-0.200653" calcext:value-type="float">
            <text:p>-0.200653</text:p>
          </table:table-cell>
          <table:table-cell table:number-columns-repeated="7"/>
        </table:table-row>
        <table:table-row table:style-name="ro1">
          <table:table-cell office:value-type="float" office:value="0.630981" calcext:value-type="float">
            <text:p>0.630981</text:p>
          </table:table-cell>
          <table:table-cell office:value-type="float" office:value="-0.273926" calcext:value-type="float">
            <text:p>-0.273926</text:p>
          </table:table-cell>
          <table:table-cell table:number-columns-repeated="7"/>
        </table:table-row>
        <table:table-row table:style-name="ro1">
          <table:table-cell office:value-type="float" office:value="0.62616" calcext:value-type="float">
            <text:p>0.62616</text:p>
          </table:table-cell>
          <table:table-cell office:value-type="float" office:value="-0.34787" calcext:value-type="float">
            <text:p>-0.34787</text:p>
          </table:table-cell>
          <table:table-cell table:number-columns-repeated="7"/>
        </table:table-row>
        <table:table-row table:style-name="ro1">
          <table:table-cell office:value-type="float" office:value="0.609406" calcext:value-type="float">
            <text:p>0.609406</text:p>
          </table:table-cell>
          <table:table-cell office:value-type="float" office:value="-0.420898" calcext:value-type="float">
            <text:p>-0.420898</text:p>
          </table:table-cell>
          <table:table-cell table:number-columns-repeated="7"/>
        </table:table-row>
        <table:table-row table:style-name="ro1">
          <table:table-cell office:value-type="float" office:value="0.579834" calcext:value-type="float">
            <text:p>0.579834</text:p>
          </table:table-cell>
          <table:table-cell office:value-type="float" office:value="-0.490479" calcext:value-type="float">
            <text:p>-0.490479</text:p>
          </table:table-cell>
          <table:table-cell table:number-columns-repeated="7"/>
        </table:table-row>
        <table:table-row table:style-name="ro1">
          <table:table-cell office:value-type="float" office:value="0.541107" calcext:value-type="float">
            <text:p>0.541107</text:p>
          </table:table-cell>
          <table:table-cell office:value-type="float" office:value="-0.556854" calcext:value-type="float">
            <text:p>-0.556854</text:p>
          </table:table-cell>
          <table:table-cell table:number-columns-repeated="7"/>
        </table:table-row>
        <table:table-row table:style-name="ro1">
          <table:table-cell office:value-type="float" office:value="0.494293" calcext:value-type="float">
            <text:p>0.494293</text:p>
          </table:table-cell>
          <table:table-cell office:value-type="float" office:value="-0.618408" calcext:value-type="float">
            <text:p>-0.618408</text:p>
          </table:table-cell>
          <table:table-cell table:number-columns-repeated="7"/>
        </table:table-row>
        <table:table-row table:style-name="ro1">
          <table:table-cell office:value-type="float" office:value="0.437714" calcext:value-type="float">
            <text:p>0.437714</text:p>
          </table:table-cell>
          <table:table-cell office:value-type="float" office:value="-0.680298" calcext:value-type="float">
            <text:p>-0.680298</text:p>
          </table:table-cell>
          <table:table-cell table:number-columns-repeated="7"/>
        </table:table-row>
        <table:table-row table:style-name="ro1">
          <table:table-cell office:value-type="float" office:value="0.375061" calcext:value-type="float">
            <text:p>0.375061</text:p>
          </table:table-cell>
          <table:table-cell office:value-type="float" office:value="-0.705139" calcext:value-type="float">
            <text:p>-0.705139</text:p>
          </table:table-cell>
          <table:table-cell table:number-columns-repeated="7"/>
        </table:table-row>
        <table:table-row table:style-name="ro1">
          <table:table-cell office:value-type="float" office:value="0.303162" calcext:value-type="float">
            <text:p>0.303162</text:p>
          </table:table-cell>
          <table:table-cell office:value-type="float" office:value="-0.748718" calcext:value-type="float">
            <text:p>-0.748718</text:p>
          </table:table-cell>
          <table:table-cell table:number-columns-repeated="7"/>
        </table:table-row>
        <table:table-row table:style-name="ro1">
          <table:table-cell office:value-type="float" office:value="0.220459" calcext:value-type="float">
            <text:p>0.220459</text:p>
          </table:table-cell>
          <table:table-cell office:value-type="float" office:value="-0.811096" calcext:value-type="float">
            <text:p>-0.811096</text:p>
          </table:table-cell>
          <table:table-cell table:number-columns-repeated="7"/>
        </table:table-row>
        <table:table-row table:style-name="ro1">
          <table:table-cell office:value-type="float" office:value="0.140747" calcext:value-type="float">
            <text:p>0.140747</text:p>
          </table:table-cell>
          <table:table-cell office:value-type="float" office:value="-0.810059" calcext:value-type="float">
            <text:p>-0.810059</text:p>
          </table:table-cell>
          <table:table-cell table:number-columns-repeated="7"/>
        </table:table-row>
        <table:table-row table:style-name="ro1">
          <table:table-cell office:value-type="float" office:value="0.0628662" calcext:value-type="float">
            <text:p>0.0628662</text:p>
          </table:table-cell>
          <table:table-cell office:value-type="float" office:value="-0.827667" calcext:value-type="float">
            <text:p>-0.827667</text:p>
          </table:table-cell>
          <table:table-cell table:number-columns-repeated="7"/>
        </table:table-row>
        <table:table-row table:style-name="ro1">
          <table:table-cell office:value-type="float" office:value="-0.0215759" calcext:value-type="float">
            <text:p>-0.0215759</text:p>
          </table:table-cell>
          <table:table-cell office:value-type="float" office:value="-0.815948" calcext:value-type="float">
            <text:p>-0.815948</text:p>
          </table:table-cell>
          <table:table-cell table:number-columns-repeated="7"/>
        </table:table-row>
        <table:table-row table:style-name="ro1">
          <table:table-cell office:value-type="float" office:value="-0.0976257" calcext:value-type="float">
            <text:p>-0.0976257</text:p>
          </table:table-cell>
          <table:table-cell office:value-type="float" office:value="-0.80014" calcext:value-type="float">
            <text:p>-0.80014</text:p>
          </table:table-cell>
          <table:table-cell table:number-columns-repeated="7"/>
        </table:table-row>
        <table:table-row table:style-name="ro1">
          <table:table-cell office:value-type="float" office:value="-0.173859" calcext:value-type="float">
            <text:p>-0.173859</text:p>
          </table:table-cell>
          <table:table-cell office:value-type="float" office:value="-0.775085" calcext:value-type="float">
            <text:p>-0.775085</text:p>
          </table:table-cell>
          <table:table-cell table:number-columns-repeated="7"/>
        </table:table-row>
        <table:table-row table:style-name="ro1">
          <table:table-cell office:value-type="float" office:value="-0.241211" calcext:value-type="float">
            <text:p>-0.241211</text:p>
          </table:table-cell>
          <table:table-cell office:value-type="float" office:value="-0.732605" calcext:value-type="float">
            <text:p>-0.732605</text:p>
          </table:table-cell>
          <table:table-cell table:number-columns-repeated="7"/>
        </table:table-row>
        <table:table-row table:style-name="ro1">
          <table:table-cell office:value-type="float" office:value="-0.301971" calcext:value-type="float">
            <text:p>-0.301971</text:p>
          </table:table-cell>
          <table:table-cell office:value-type="float" office:value="-0.68103" calcext:value-type="float">
            <text:p>-0.68103</text:p>
          </table:table-cell>
          <table:table-cell table:number-columns-repeated="7"/>
        </table:table-row>
        <table:table-row table:style-name="ro1">
          <table:table-cell office:value-type="float" office:value="-0.356354" calcext:value-type="float">
            <text:p>-0.356354</text:p>
          </table:table-cell>
          <table:table-cell office:value-type="float" office:value="-0.617767" calcext:value-type="float">
            <text:p>-0.617767</text:p>
          </table:table-cell>
          <table:table-cell table:number-columns-repeated="7"/>
        </table:table-row>
        <table:table-row table:style-name="ro1">
          <table:table-cell office:value-type="float" office:value="-0.3992" calcext:value-type="float">
            <text:p>-0.3992</text:p>
          </table:table-cell>
          <table:table-cell office:value-type="float" office:value="-0.549377" calcext:value-type="float">
            <text:p>-0.549377</text:p>
          </table:table-cell>
          <table:table-cell table:number-columns-repeated="7"/>
        </table:table-row>
        <table:table-row table:style-name="ro1">
          <table:table-cell office:value-type="float" office:value="-0.435242" calcext:value-type="float">
            <text:p>-0.435242</text:p>
          </table:table-cell>
          <table:table-cell office:value-type="float" office:value="-0.473755" calcext:value-type="float">
            <text:p>-0.473755</text:p>
          </table:table-cell>
          <table:table-cell table:number-columns-repeated="7"/>
        </table:table-row>
        <table:table-row table:style-name="ro1">
          <table:table-cell office:value-type="float" office:value="-0.458313" calcext:value-type="float">
            <text:p>-0.458313</text:p>
          </table:table-cell>
          <table:table-cell office:value-type="float" office:value="-0.391083" calcext:value-type="float">
            <text:p>-0.391083</text:p>
          </table:table-cell>
          <table:table-cell table:number-columns-repeated="7"/>
        </table:table-row>
        <table:table-row table:style-name="ro1">
          <table:table-cell office:value-type="float" office:value="-0.469543" calcext:value-type="float">
            <text:p>-0.469543</text:p>
          </table:table-cell>
          <table:table-cell office:value-type="float" office:value="-0.303314" calcext:value-type="float">
            <text:p>-0.303314</text:p>
          </table:table-cell>
          <table:table-cell table:number-columns-repeated="7"/>
        </table:table-row>
        <table:table-row table:style-name="ro1">
          <table:table-cell office:value-type="float" office:value="-0.470367" calcext:value-type="float">
            <text:p>-0.470367</text:p>
          </table:table-cell>
          <table:table-cell office:value-type="float" office:value="-0.215088" calcext:value-type="float">
            <text:p>-0.215088</text:p>
          </table:table-cell>
          <table:table-cell table:number-columns-repeated="7"/>
        </table:table-row>
        <table:table-row table:style-name="ro1">
          <table:table-cell office:value-type="float" office:value="-0.460022" calcext:value-type="float">
            <text:p>-0.460022</text:p>
          </table:table-cell>
          <table:table-cell office:value-type="float" office:value="-0.126587" calcext:value-type="float">
            <text:p>-0.126587</text:p>
          </table:table-cell>
          <table:table-cell table:number-columns-repeated="7"/>
        </table:table-row>
        <table:table-row table:style-name="ro1">
          <table:table-cell office:value-type="float" office:value="-0.439453" calcext:value-type="float">
            <text:p>-0.439453</text:p>
          </table:table-cell>
          <table:table-cell office:value-type="float" office:value="-0.0403137" calcext:value-type="float">
            <text:p>-0.0403137</text:p>
          </table:table-cell>
          <table:table-cell table:number-columns-repeated="7"/>
        </table:table-row>
        <table:table-row table:style-name="ro1">
          <table:table-cell office:value-type="float" office:value="-0.409271" calcext:value-type="float">
            <text:p>-0.409271</text:p>
          </table:table-cell>
          <table:table-cell office:value-type="float" office:value="0.0420227" calcext:value-type="float">
            <text:p>0.0420227</text:p>
          </table:table-cell>
          <table:table-cell table:number-columns-repeated="7"/>
        </table:table-row>
        <table:table-row table:style-name="ro1">
          <table:table-cell office:value-type="float" office:value="-0.368011" calcext:value-type="float">
            <text:p>-0.368011</text:p>
          </table:table-cell>
          <table:table-cell office:value-type="float" office:value="0.115234" calcext:value-type="float">
            <text:p>0.115234</text:p>
          </table:table-cell>
          <table:table-cell table:number-columns-repeated="7"/>
        </table:table-row>
        <table:table-row table:style-name="ro1">
          <table:table-cell office:value-type="float" office:value="-0.316589" calcext:value-type="float">
            <text:p>-0.316589</text:p>
          </table:table-cell>
          <table:table-cell office:value-type="float" office:value="0.183014" calcext:value-type="float">
            <text:p>0.183014</text:p>
          </table:table-cell>
          <table:table-cell table:number-columns-repeated="7"/>
        </table:table-row>
        <table:table-row table:style-name="ro1">
          <table:table-cell office:value-type="float" office:value="-0.255859" calcext:value-type="float">
            <text:p>-0.255859</text:p>
          </table:table-cell>
          <table:table-cell office:value-type="float" office:value="0.242767" calcext:value-type="float">
            <text:p>0.242767</text:p>
          </table:table-cell>
          <table:table-cell table:number-columns-repeated="7"/>
        </table:table-row>
        <table:table-row table:style-name="ro1">
          <table:table-cell office:value-type="float" office:value="-0.186432" calcext:value-type="float">
            <text:p>-0.186432</text:p>
          </table:table-cell>
          <table:table-cell office:value-type="float" office:value="0.293121" calcext:value-type="float">
            <text:p>0.293121</text:p>
          </table:table-cell>
          <table:table-cell table:number-columns-repeated="7"/>
        </table:table-row>
        <table:table-row table:style-name="ro1">
          <table:table-cell office:value-type="float" office:value="-0.107788" calcext:value-type="float">
            <text:p>-0.107788</text:p>
          </table:table-cell>
          <table:table-cell office:value-type="float" office:value="0.334564" calcext:value-type="float">
            <text:p>0.334564</text:p>
          </table:table-cell>
          <table:table-cell table:number-columns-repeated="7"/>
        </table:table-row>
        <table:table-row table:style-name="ro1">
          <table:table-cell office:value-type="float" office:value="-0.0233765" calcext:value-type="float">
            <text:p>-0.0233765</text:p>
          </table:table-cell>
          <table:table-cell office:value-type="float" office:value="0.364319" calcext:value-type="float">
            <text:p>0.364319</text:p>
          </table:table-cell>
          <table:table-cell table:number-columns-repeated="7"/>
        </table:table-row>
        <table:table-row table:style-name="ro1">
          <table:table-cell office:value-type="float" office:value="0.06604" calcext:value-type="float">
            <text:p>0.06604</text:p>
          </table:table-cell>
          <table:table-cell office:value-type="float" office:value="0.382996" calcext:value-type="float">
            <text:p>0.382996</text:p>
          </table:table-cell>
          <table:table-cell table:number-columns-repeated="7"/>
        </table:table-row>
        <table:table-row table:style-name="ro1">
          <table:table-cell office:value-type="float" office:value="0.158844" calcext:value-type="float">
            <text:p>0.158844</text:p>
          </table:table-cell>
          <table:table-cell office:value-type="float" office:value="0.389008" calcext:value-type="float">
            <text:p>0.389008</text:p>
          </table:table-cell>
          <table:table-cell table:number-columns-repeated="7"/>
        </table:table-row>
        <table:table-row table:style-name="ro1">
          <table:table-cell office:value-type="float" office:value="0.25235" calcext:value-type="float">
            <text:p>0.25235</text:p>
          </table:table-cell>
          <table:table-cell office:value-type="float" office:value="0.380859" calcext:value-type="float">
            <text:p>0.380859</text:p>
          </table:table-cell>
          <table:table-cell table:number-columns-repeated="7"/>
        </table:table-row>
        <table:table-row table:style-name="ro1">
          <table:table-cell office:value-type="float" office:value="0.344604" calcext:value-type="float">
            <text:p>0.344604</text:p>
          </table:table-cell>
          <table:table-cell office:value-type="float" office:value="0.359222" calcext:value-type="float">
            <text:p>0.359222</text:p>
          </table:table-cell>
          <table:table-cell table:number-columns-repeated="7"/>
        </table:table-row>
        <table:table-row table:style-name="ro1">
          <table:table-cell office:value-type="float" office:value="0.433655" calcext:value-type="float">
            <text:p>0.433655</text:p>
          </table:table-cell>
          <table:table-cell office:value-type="float" office:value="0.325897" calcext:value-type="float">
            <text:p>0.325897</text:p>
          </table:table-cell>
          <table:table-cell table:number-columns-repeated="7"/>
        </table:table-row>
        <table:table-row table:style-name="ro1">
          <table:table-cell office:value-type="float" office:value="0.518311" calcext:value-type="float">
            <text:p>0.518311</text:p>
          </table:table-cell>
          <table:table-cell office:value-type="float" office:value="0.281311" calcext:value-type="float">
            <text:p>0.281311</text:p>
          </table:table-cell>
          <table:table-cell table:number-columns-repeated="7"/>
        </table:table-row>
        <table:table-row table:style-name="ro1">
          <table:table-cell office:value-type="float" office:value="0.595398" calcext:value-type="float">
            <text:p>0.595398</text:p>
          </table:table-cell>
          <table:table-cell office:value-type="float" office:value="0.225159" calcext:value-type="float">
            <text:p>0.225159</text:p>
          </table:table-cell>
          <table:table-cell table:number-columns-repeated="7"/>
        </table:table-row>
        <table:table-row table:style-name="ro1">
          <table:table-cell office:value-type="float" office:value="0.663177" calcext:value-type="float">
            <text:p>0.663177</text:p>
          </table:table-cell>
          <table:table-cell office:value-type="float" office:value="0.157867" calcext:value-type="float">
            <text:p>0.157867</text:p>
          </table:table-cell>
          <table:table-cell table:number-columns-repeated="7"/>
        </table:table-row>
        <table:table-row table:style-name="ro1">
          <table:table-cell office:value-type="float" office:value="0.721069" calcext:value-type="float">
            <text:p>0.721069</text:p>
          </table:table-cell>
          <table:table-cell office:value-type="float" office:value="0.0826416" calcext:value-type="float">
            <text:p>0.0826416</text:p>
          </table:table-cell>
          <table:table-cell table:number-columns-repeated="7"/>
        </table:table-row>
        <table:table-row table:style-name="ro1">
          <table:table-cell office:value-type="float" office:value="0.767883" calcext:value-type="float">
            <text:p>0.767883</text:p>
          </table:table-cell>
          <table:table-cell office:value-type="float" office:value="-0.000793457" calcext:value-type="float">
            <text:p>-0.000793457</text:p>
          </table:table-cell>
          <table:table-cell table:number-columns-repeated="7"/>
        </table:table-row>
        <table:table-row table:style-name="ro1">
          <table:table-cell office:value-type="float" office:value="0.800201" calcext:value-type="float">
            <text:p>0.800201</text:p>
          </table:table-cell>
          <table:table-cell office:value-type="float" office:value="-0.0903015" calcext:value-type="float">
            <text:p>-0.0903015</text:p>
          </table:table-cell>
          <table:table-cell table:number-columns-repeated="7"/>
        </table:table-row>
        <table:table-row table:style-name="ro1">
          <table:table-cell office:value-type="float" office:value="0.819122" calcext:value-type="float">
            <text:p>0.819122</text:p>
          </table:table-cell>
          <table:table-cell office:value-type="float" office:value="-0.184113" calcext:value-type="float">
            <text:p>-0.184113</text:p>
          </table:table-cell>
          <table:table-cell table:number-columns-repeated="7"/>
        </table:table-row>
        <table:table-row table:style-name="ro1">
          <table:table-cell office:value-type="float" office:value="0.824036" calcext:value-type="float">
            <text:p>0.824036</text:p>
          </table:table-cell>
          <table:table-cell office:value-type="float" office:value="-0.280487" calcext:value-type="float">
            <text:p>-0.280487</text:p>
          </table:table-cell>
          <table:table-cell table:number-columns-repeated="7"/>
        </table:table-row>
        <table:table-row table:style-name="ro1">
          <table:table-cell office:value-type="float" office:value="0.817719" calcext:value-type="float">
            <text:p>0.817719</text:p>
          </table:table-cell>
          <table:table-cell office:value-type="float" office:value="-0.378021" calcext:value-type="float">
            <text:p>-0.378021</text:p>
          </table:table-cell>
          <table:table-cell table:number-columns-repeated="7"/>
        </table:table-row>
        <table:table-row table:style-name="ro1">
          <table:table-cell office:value-type="float" office:value="0.792023" calcext:value-type="float">
            <text:p>0.792023</text:p>
          </table:table-cell>
          <table:table-cell office:value-type="float" office:value="-0.472229" calcext:value-type="float">
            <text:p>-0.472229</text:p>
          </table:table-cell>
          <table:table-cell table:number-columns-repeated="7"/>
        </table:table-row>
        <table:table-row table:style-name="ro1">
          <table:table-cell office:value-type="float" office:value="0.754761" calcext:value-type="float">
            <text:p>0.754761</text:p>
          </table:table-cell>
          <table:table-cell office:value-type="float" office:value="-0.56488" calcext:value-type="float">
            <text:p>-0.56488</text:p>
          </table:table-cell>
          <table:table-cell table:number-columns-repeated="7"/>
        </table:table-row>
        <table:table-row table:style-name="ro1">
          <table:table-cell office:value-type="float" office:value="0.701019" calcext:value-type="float">
            <text:p>0.701019</text:p>
          </table:table-cell>
          <table:table-cell office:value-type="float" office:value="-0.648987" calcext:value-type="float">
            <text:p>-0.648987</text:p>
          </table:table-cell>
          <table:table-cell table:number-columns-repeated="7"/>
        </table:table-row>
        <table:table-row table:style-name="ro1">
          <table:table-cell office:value-type="float" office:value="0.638977" calcext:value-type="float">
            <text:p>0.638977</text:p>
          </table:table-cell>
          <table:table-cell office:value-type="float" office:value="-0.728119" calcext:value-type="float">
            <text:p>-0.728119</text:p>
          </table:table-cell>
          <table:table-cell table:number-columns-repeated="7"/>
        </table:table-row>
        <table:table-row table:style-name="ro1">
          <table:table-cell office:value-type="float" office:value="0.562683" calcext:value-type="float">
            <text:p>0.562683</text:p>
          </table:table-cell>
          <table:table-cell office:value-type="float" office:value="-0.795715" calcext:value-type="float">
            <text:p>-0.795715</text:p>
          </table:table-cell>
          <table:table-cell table:number-columns-repeated="7"/>
        </table:table-row>
        <table:table-row table:style-name="ro1">
          <table:table-cell office:value-type="float" office:value="0.477478" calcext:value-type="float">
            <text:p>0.477478</text:p>
          </table:table-cell>
          <table:table-cell office:value-type="float" office:value="-0.85556" calcext:value-type="float">
            <text:p>-0.85556</text:p>
          </table:table-cell>
          <table:table-cell table:number-columns-repeated="7"/>
        </table:table-row>
        <table:table-row table:style-name="ro1">
          <table:table-cell office:value-type="float" office:value="0.389252" calcext:value-type="float">
            <text:p>0.389252</text:p>
          </table:table-cell>
          <table:table-cell office:value-type="float" office:value="-0.899139" calcext:value-type="float">
            <text:p>-0.899139</text:p>
          </table:table-cell>
          <table:table-cell table:number-columns-repeated="7"/>
        </table:table-row>
        <table:table-row table:style-name="ro1">
          <table:table-cell office:value-type="float" office:value="0.291382" calcext:value-type="float">
            <text:p>0.291382</text:p>
          </table:table-cell>
          <table:table-cell office:value-type="float" office:value="-0.934387" calcext:value-type="float">
            <text:p>-0.934387</text:p>
          </table:table-cell>
          <table:table-cell table:number-columns-repeated="7"/>
        </table:table-row>
        <table:table-row table:style-name="ro1">
          <table:table-cell office:value-type="float" office:value="0.192169" calcext:value-type="float">
            <text:p>0.192169</text:p>
          </table:table-cell>
          <table:table-cell office:value-type="float" office:value="-0.957916" calcext:value-type="float">
            <text:p>-0.957916</text:p>
          </table:table-cell>
          <table:table-cell table:number-columns-repeated="7"/>
        </table:table-row>
        <table:table-row table:style-name="ro1">
          <table:table-cell office:value-type="float" office:value="0.0931396" calcext:value-type="float">
            <text:p>0.0931396</text:p>
          </table:table-cell>
          <table:table-cell office:value-type="float" office:value="-0.962891" calcext:value-type="float">
            <text:p>-0.962891</text:p>
          </table:table-cell>
          <table:table-cell table:number-columns-repeated="7"/>
        </table:table-row>
        <table:table-row table:style-name="ro1">
          <table:table-cell office:value-type="float" office:value="-0.00244141" calcext:value-type="float">
            <text:p>-0.00244141</text:p>
          </table:table-cell>
          <table:table-cell office:value-type="float" office:value="-0.954773" calcext:value-type="float">
            <text:p>-0.954773</text:p>
          </table:table-cell>
          <table:table-cell table:number-columns-repeated="7"/>
        </table:table-row>
        <table:table-row table:style-name="ro1">
          <table:table-cell office:value-type="float" office:value="-0.0946045" calcext:value-type="float">
            <text:p>-0.0946045</text:p>
          </table:table-cell>
          <table:table-cell office:value-type="float" office:value="-0.932983" calcext:value-type="float">
            <text:p>-0.932983</text:p>
          </table:table-cell>
          <table:table-cell table:number-columns-repeated="7"/>
        </table:table-row>
        <table:table-row table:style-name="ro1">
          <table:table-cell office:value-type="float" office:value="-0.177032" calcext:value-type="float">
            <text:p>-0.177032</text:p>
          </table:table-cell>
          <table:table-cell office:value-type="float" office:value="-0.895935" calcext:value-type="float">
            <text:p>-0.895935</text:p>
          </table:table-cell>
          <table:table-cell table:number-columns-repeated="7"/>
        </table:table-row>
        <table:table-row table:style-name="ro1">
          <table:table-cell office:value-type="float" office:value="-0.249695" calcext:value-type="float">
            <text:p>-0.249695</text:p>
          </table:table-cell>
          <table:table-cell office:value-type="float" office:value="-0.843933" calcext:value-type="float">
            <text:p>-0.843933</text:p>
          </table:table-cell>
          <table:table-cell table:number-columns-repeated="7"/>
        </table:table-row>
        <table:table-row table:style-name="ro1">
          <table:table-cell office:value-type="float" office:value="-0.31427" calcext:value-type="float">
            <text:p>-0.31427</text:p>
          </table:table-cell>
          <table:table-cell office:value-type="float" office:value="-0.782349" calcext:value-type="float">
            <text:p>-0.782349</text:p>
          </table:table-cell>
          <table:table-cell table:number-columns-repeated="7"/>
        </table:table-row>
        <table:table-row table:style-name="ro1">
          <table:table-cell office:value-type="float" office:value="-0.368103" calcext:value-type="float">
            <text:p>-0.368103</text:p>
          </table:table-cell>
          <table:table-cell office:value-type="float" office:value="-0.712006" calcext:value-type="float">
            <text:p>-0.712006</text:p>
          </table:table-cell>
          <table:table-cell table:number-columns-repeated="7"/>
        </table:table-row>
        <table:table-row table:style-name="ro1">
          <table:table-cell office:value-type="float" office:value="-0.410461" calcext:value-type="float">
            <text:p>-0.410461</text:p>
          </table:table-cell>
          <table:table-cell office:value-type="float" office:value="-0.631409" calcext:value-type="float">
            <text:p>-0.631409</text:p>
          </table:table-cell>
          <table:table-cell table:number-columns-repeated="7"/>
        </table:table-row>
        <table:table-row table:style-name="ro1">
          <table:table-cell office:value-type="float" office:value="-0.441162" calcext:value-type="float">
            <text:p>-0.441162</text:p>
          </table:table-cell>
          <table:table-cell office:value-type="float" office:value="-0.542999" calcext:value-type="float">
            <text:p>-0.542999</text:p>
          </table:table-cell>
          <table:table-cell table:number-columns-repeated="7"/>
        </table:table-row>
        <table:table-row table:style-name="ro1">
          <table:table-cell office:value-type="float" office:value="-0.461487" calcext:value-type="float">
            <text:p>-0.461487</text:p>
          </table:table-cell>
          <table:table-cell office:value-type="float" office:value="-0.452515" calcext:value-type="float">
            <text:p>-0.452515</text:p>
          </table:table-cell>
          <table:table-cell table:number-columns-repeated="7"/>
        </table:table-row>
        <table:table-row table:style-name="ro1">
          <table:table-cell office:value-type="float" office:value="-0.470093" calcext:value-type="float">
            <text:p>-0.470093</text:p>
          </table:table-cell>
          <table:table-cell office:value-type="float" office:value="-0.359192" calcext:value-type="float">
            <text:p>-0.359192</text:p>
          </table:table-cell>
          <table:table-cell table:number-columns-repeated="7"/>
        </table:table-row>
        <table:table-row table:style-name="ro1">
          <table:table-cell office:value-type="float" office:value="-0.465973" calcext:value-type="float">
            <text:p>-0.465973</text:p>
          </table:table-cell>
          <table:table-cell office:value-type="float" office:value="-0.265808" calcext:value-type="float">
            <text:p>-0.265808</text:p>
          </table:table-cell>
          <table:table-cell table:number-columns-repeated="7"/>
        </table:table-row>
        <table:table-row table:style-name="ro1">
          <table:table-cell office:value-type="float" office:value="-0.451508" calcext:value-type="float">
            <text:p>-0.451508</text:p>
          </table:table-cell>
          <table:table-cell office:value-type="float" office:value="-0.175232" calcext:value-type="float">
            <text:p>-0.175232</text:p>
          </table:table-cell>
          <table:table-cell table:number-columns-repeated="7"/>
        </table:table-row>
        <table:table-row table:style-name="ro1">
          <table:table-cell office:value-type="float" office:value="-0.425415" calcext:value-type="float">
            <text:p>-0.425415</text:p>
          </table:table-cell>
          <table:table-cell office:value-type="float" office:value="-0.0877686" calcext:value-type="float">
            <text:p>-0.0877686</text:p>
          </table:table-cell>
          <table:table-cell table:number-columns-repeated="7"/>
        </table:table-row>
        <table:table-row table:style-name="ro1">
          <table:table-cell office:value-type="float" office:value="-0.389008" calcext:value-type="float">
            <text:p>-0.389008</text:p>
          </table:table-cell>
          <table:table-cell office:value-type="float" office:value="-0.00686646" calcext:value-type="float">
            <text:p>-0.00686646</text:p>
          </table:table-cell>
          <table:table-cell table:number-columns-repeated="7"/>
        </table:table-row>
        <table:table-row table:style-name="ro1">
          <table:table-cell office:value-type="float" office:value="-0.343018" calcext:value-type="float">
            <text:p>-0.343018</text:p>
          </table:table-cell>
          <table:table-cell office:value-type="float" office:value="0.0675049" calcext:value-type="float">
            <text:p>0.0675049</text:p>
          </table:table-cell>
          <table:table-cell table:number-columns-repeated="7"/>
        </table:table-row>
        <table:table-row table:style-name="ro1">
          <table:table-cell office:value-type="float" office:value="-0.286469" calcext:value-type="float">
            <text:p>-0.286469</text:p>
          </table:table-cell>
          <table:table-cell office:value-type="float" office:value="0.135193" calcext:value-type="float">
            <text:p>0.135193</text:p>
          </table:table-cell>
          <table:table-cell table:number-columns-repeated="7"/>
        </table:table-row>
        <table:table-row table:style-name="ro1">
          <table:table-cell office:value-type="float" office:value="-0.221344" calcext:value-type="float">
            <text:p>-0.221344</text:p>
          </table:table-cell>
          <table:table-cell office:value-type="float" office:value="0.193176" calcext:value-type="float">
            <text:p>0.193176</text:p>
          </table:table-cell>
          <table:table-cell table:number-columns-repeated="7"/>
        </table:table-row>
        <table:table-row table:style-name="ro1">
          <table:table-cell office:value-type="float" office:value="-0.147949" calcext:value-type="float">
            <text:p>-0.147949</text:p>
          </table:table-cell>
          <table:table-cell office:value-type="float" office:value="0.242981" calcext:value-type="float">
            <text:p>0.242981</text:p>
          </table:table-cell>
          <table:table-cell table:number-columns-repeated="7"/>
        </table:table-row>
        <table:table-row table:style-name="ro1">
          <table:table-cell office:value-type="float" office:value="-0.0658264" calcext:value-type="float">
            <text:p>-0.0658264</text:p>
          </table:table-cell>
          <table:table-cell office:value-type="float" office:value="0.282745" calcext:value-type="float">
            <text:p>0.282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0223389" calcext:value-type="float">
            <text:p>0.0223389</text:p>
          </table:table-cell>
          <table:table-cell office:value-type="float" office:value="0.311981" calcext:value-type="float">
            <text:p>0.31198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14624" calcext:value-type="float">
            <text:p>0.114624</text:p>
          </table:table-cell>
          <table:table-cell office:value-type="float" office:value="0.328766" calcext:value-type="float">
            <text:p>0.32876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209503" calcext:value-type="float">
            <text:p>0.209503</text:p>
          </table:table-cell>
          <table:table-cell office:value-type="float" office:value="0.333313" calcext:value-type="float">
            <text:p>0.33331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06824" calcext:value-type="float">
            <text:p>0.306824</text:p>
          </table:table-cell>
          <table:table-cell office:value-type="float" office:value="0.325134" calcext:value-type="float">
            <text:p>0.32513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0152" calcext:value-type="float">
            <text:p>0.40152</text:p>
          </table:table-cell>
          <table:table-cell office:value-type="float" office:value="0.304779" calcext:value-type="float">
            <text:p>0.30477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9292" calcext:value-type="float">
            <text:p>0.49292</text:p>
          </table:table-cell>
          <table:table-cell office:value-type="float" office:value="0.273071" calcext:value-type="float">
            <text:p>0.27307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80017" calcext:value-type="float">
            <text:p>0.580017</text:p>
          </table:table-cell>
          <table:table-cell office:value-type="float" office:value="0.228546" calcext:value-type="float">
            <text:p>0.22854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59546" calcext:value-type="float">
            <text:p>0.659546</text:p>
          </table:table-cell>
          <table:table-cell office:value-type="float" office:value="0.172882" calcext:value-type="float">
            <text:p>0.17288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29126" calcext:value-type="float">
            <text:p>0.729126</text:p>
          </table:table-cell>
          <table:table-cell office:value-type="float" office:value="0.107544" calcext:value-type="float">
            <text:p>0.10754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89917" calcext:value-type="float">
            <text:p>0.789917</text:p>
          </table:table-cell>
          <table:table-cell office:value-type="float" office:value="0.0339661" calcext:value-type="float">
            <text:p>0.033966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38135" calcext:value-type="float">
            <text:p>0.838135</text:p>
          </table:table-cell>
          <table:table-cell office:value-type="float" office:value="-0.0487366" calcext:value-type="float">
            <text:p>-0.048736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73444" calcext:value-type="float">
            <text:p>0.873444</text:p>
          </table:table-cell>
          <table:table-cell office:value-type="float" office:value="-0.13736" calcext:value-type="float">
            <text:p>-0.1373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93951" calcext:value-type="float">
            <text:p>0.893951</text:p>
          </table:table-cell>
          <table:table-cell office:value-type="float" office:value="-0.22995" calcext:value-type="float">
            <text:p>-0.2299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901062" calcext:value-type="float">
            <text:p>0.901062</text:p>
          </table:table-cell>
          <table:table-cell office:value-type="float" office:value="-0.324768" calcext:value-type="float">
            <text:p>-0.32476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94226" calcext:value-type="float">
            <text:p>0.894226</text:p>
          </table:table-cell>
          <table:table-cell office:value-type="float" office:value="-0.418304" calcext:value-type="float">
            <text:p>-0.41830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72925" calcext:value-type="float">
            <text:p>0.872925</text:p>
          </table:table-cell>
          <table:table-cell office:value-type="float" office:value="-0.512115" calcext:value-type="float">
            <text:p>-0.51211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3725" calcext:value-type="float">
            <text:p>0.83725</text:p>
          </table:table-cell>
          <table:table-cell office:value-type="float" office:value="-0.600403" calcext:value-type="float">
            <text:p>-0.60040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87384" calcext:value-type="float">
            <text:p>0.787384</text:p>
          </table:table-cell>
          <table:table-cell office:value-type="float" office:value="-0.682892" calcext:value-type="float">
            <text:p>-0.68289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26288" calcext:value-type="float">
            <text:p>0.726288</text:p>
          </table:table-cell>
          <table:table-cell office:value-type="float" office:value="-0.756805" calcext:value-type="float">
            <text:p>-0.75680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53229" calcext:value-type="float">
            <text:p>0.653229</text:p>
          </table:table-cell>
          <table:table-cell office:value-type="float" office:value="-0.822083" calcext:value-type="float">
            <text:p>-0.82208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73822" calcext:value-type="float">
            <text:p>0.573822</text:p>
          </table:table-cell>
          <table:table-cell office:value-type="float" office:value="-0.877594" calcext:value-type="float">
            <text:p>-0.87759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87427" calcext:value-type="float">
            <text:p>0.487427</text:p>
          </table:table-cell>
          <table:table-cell office:value-type="float" office:value="-0.919373" calcext:value-type="float">
            <text:p>-0.91937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98071" calcext:value-type="float">
            <text:p>0.398071</text:p>
          </table:table-cell>
          <table:table-cell office:value-type="float" office:value="-0.950226" calcext:value-type="float">
            <text:p>-0.95022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07281" calcext:value-type="float">
            <text:p>0.307281</text:p>
          </table:table-cell>
          <table:table-cell office:value-type="float" office:value="-0.967529" calcext:value-type="float">
            <text:p>-0.96752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217194" calcext:value-type="float">
            <text:p>0.217194</text:p>
          </table:table-cell>
          <table:table-cell office:value-type="float" office:value="-0.97171" calcext:value-type="float">
            <text:p>-0.9717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31378" calcext:value-type="float">
            <text:p>0.131378</text:p>
          </table:table-cell>
          <table:table-cell office:value-type="float" office:value="-0.961121" calcext:value-type="float">
            <text:p>-0.96112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0514221" calcext:value-type="float">
            <text:p>0.0514221</text:p>
          </table:table-cell>
          <table:table-cell office:value-type="float" office:value="-0.938263" calcext:value-type="float">
            <text:p>-0.93826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21759" calcext:value-type="float">
            <text:p>-0.021759</text:p>
          </table:table-cell>
          <table:table-cell office:value-type="float" office:value="-0.906097" calcext:value-type="float">
            <text:p>-0.90609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859375" calcext:value-type="float">
            <text:p>-0.0859375</text:p>
          </table:table-cell>
          <table:table-cell office:value-type="float" office:value="-0.860352" calcext:value-type="float">
            <text:p>-0.86035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41724" calcext:value-type="float">
            <text:p>-0.141724</text:p>
          </table:table-cell>
          <table:table-cell office:value-type="float" office:value="-0.807709" calcext:value-type="float">
            <text:p>-0.80770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89209" calcext:value-type="float">
            <text:p>-0.189209</text:p>
          </table:table-cell>
          <table:table-cell office:value-type="float" office:value="-0.745758" calcext:value-type="float">
            <text:p>-0.74575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25403" calcext:value-type="float">
            <text:p>-0.225403</text:p>
          </table:table-cell>
          <table:table-cell office:value-type="float" office:value="-0.680634" calcext:value-type="float">
            <text:p>-0.68063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51526" calcext:value-type="float">
            <text:p>-0.251526</text:p>
          </table:table-cell>
          <table:table-cell office:value-type="float" office:value="-0.608368" calcext:value-type="float">
            <text:p>-0.60836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66968" calcext:value-type="float">
            <text:p>-0.266968</text:p>
          </table:table-cell>
          <table:table-cell office:value-type="float" office:value="-0.5354" calcext:value-type="float">
            <text:p>-0.535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72491" calcext:value-type="float">
            <text:p>-0.272491</text:p>
          </table:table-cell>
          <table:table-cell office:value-type="float" office:value="-0.463806" calcext:value-type="float">
            <text:p>-0.46380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68494" calcext:value-type="float">
            <text:p>-0.268494</text:p>
          </table:table-cell>
          <table:table-cell office:value-type="float" office:value="-0.392151" calcext:value-type="float">
            <text:p>-0.39215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54883" calcext:value-type="float">
            <text:p>-0.254883</text:p>
          </table:table-cell>
          <table:table-cell office:value-type="float" office:value="-0.32309" calcext:value-type="float">
            <text:p>-0.3230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32788" calcext:value-type="float">
            <text:p>-0.232788</text:p>
          </table:table-cell>
          <table:table-cell office:value-type="float" office:value="-0.25769" calcext:value-type="float">
            <text:p>-0.2576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202759" calcext:value-type="float">
            <text:p>-0.202759</text:p>
          </table:table-cell>
          <table:table-cell office:value-type="float" office:value="-0.197601" calcext:value-type="float">
            <text:p>-0.19760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6449" calcext:value-type="float">
            <text:p>-0.16449</text:p>
          </table:table-cell>
          <table:table-cell office:value-type="float" office:value="-0.142883" calcext:value-type="float">
            <text:p>-0.14288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18011" calcext:value-type="float">
            <text:p>-0.118011</text:p>
          </table:table-cell>
          <table:table-cell office:value-type="float" office:value="-0.094696" calcext:value-type="float">
            <text:p>-0.09469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656433" calcext:value-type="float">
            <text:p>-0.0656433</text:p>
          </table:table-cell>
          <table:table-cell office:value-type="float" office:value="-0.0549622" calcext:value-type="float">
            <text:p>-0.054962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0775146" calcext:value-type="float">
            <text:p>-0.00775146</text:p>
          </table:table-cell>
          <table:table-cell office:value-type="float" office:value="-0.0224609" calcext:value-type="float">
            <text:p>-0.022460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0559082" calcext:value-type="float">
            <text:p>0.0559082</text:p>
          </table:table-cell>
          <table:table-cell office:value-type="float" office:value="0.0027771" calcext:value-type="float">
            <text:p>0.002777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2262" calcext:value-type="float">
            <text:p>0.12262</text:p>
          </table:table-cell>
          <table:table-cell office:value-type="float" office:value="0.0180054" calcext:value-type="float">
            <text:p>0.018005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9165" calcext:value-type="float">
            <text:p>0.19165</text:p>
          </table:table-cell>
          <table:table-cell office:value-type="float" office:value="0.0240784" calcext:value-type="float">
            <text:p>0.024078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215454" calcext:value-type="float">
            <text:p>0.021545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33221" calcext:value-type="float">
            <text:p>0.333221</text:p>
          </table:table-cell>
          <table:table-cell office:value-type="float" office:value="0.00946045" calcext:value-type="float">
            <text:p>0.0094604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02069" calcext:value-type="float">
            <text:p>0.402069</text:p>
          </table:table-cell>
          <table:table-cell office:value-type="float" office:value="-0.0116577" calcext:value-type="float">
            <text:p>-0.011657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68109" calcext:value-type="float">
            <text:p>0.468109</text:p>
          </table:table-cell>
          <table:table-cell office:value-type="float" office:value="-0.0412292" calcext:value-type="float">
            <text:p>-0.041229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31006" calcext:value-type="float">
            <text:p>0.531006</text:p>
          </table:table-cell>
          <table:table-cell office:value-type="float" office:value="-0.0794067" calcext:value-type="float">
            <text:p>-0.079406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86884" calcext:value-type="float">
            <text:p>0.586884</text:p>
          </table:table-cell>
          <table:table-cell office:value-type="float" office:value="-0.125397" calcext:value-type="float">
            <text:p>-0.12539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35986" calcext:value-type="float">
            <text:p>0.635986</text:p>
          </table:table-cell>
          <table:table-cell office:value-type="float" office:value="-0.178802" calcext:value-type="float">
            <text:p>-0.17880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79413" calcext:value-type="float">
            <text:p>0.679413</text:p>
          </table:table-cell>
          <table:table-cell office:value-type="float" office:value="-0.236908" calcext:value-type="float">
            <text:p>-0.23690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12585" calcext:value-type="float">
            <text:p>0.712585</text:p>
          </table:table-cell>
          <table:table-cell office:value-type="float" office:value="-0.3013" calcext:value-type="float">
            <text:p>-0.301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3703" calcext:value-type="float">
            <text:p>0.73703</text:p>
          </table:table-cell>
          <table:table-cell office:value-type="float" office:value="-0.369629" calcext:value-type="float">
            <text:p>-0.36962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51251" calcext:value-type="float">
            <text:p>0.751251</text:p>
          </table:table-cell>
          <table:table-cell office:value-type="float" office:value="-0.440552" calcext:value-type="float">
            <text:p>-0.44055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54517" calcext:value-type="float">
            <text:p>0.754517</text:p>
          </table:table-cell>
          <table:table-cell office:value-type="float" office:value="-0.512787" calcext:value-type="float">
            <text:p>-0.51278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48016" calcext:value-type="float">
            <text:p>0.748016</text:p>
          </table:table-cell>
          <table:table-cell office:value-type="float" office:value="-0.584015" calcext:value-type="float">
            <text:p>-0.58401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31018" calcext:value-type="float">
            <text:p>0.731018</text:p>
          </table:table-cell>
          <table:table-cell office:value-type="float" office:value="-0.65387" calcext:value-type="float">
            <text:p>-0.6538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02881" calcext:value-type="float">
            <text:p>0.702881</text:p>
          </table:table-cell>
          <table:table-cell office:value-type="float" office:value="-0.721466" calcext:value-type="float">
            <text:p>-0.72146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65497" calcext:value-type="float">
            <text:p>0.665497</text:p>
          </table:table-cell>
          <table:table-cell office:value-type="float" office:value="-0.783417" calcext:value-type="float">
            <text:p>-0.78341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17981" calcext:value-type="float">
            <text:p>0.617981</text:p>
          </table:table-cell>
          <table:table-cell office:value-type="float" office:value="-0.840698" calcext:value-type="float">
            <text:p>-0.84069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6311" calcext:value-type="float">
            <text:p>0.56311</text:p>
          </table:table-cell>
          <table:table-cell office:value-type="float" office:value="-0.889557" calcext:value-type="float">
            <text:p>-0.88955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03113" calcext:value-type="float">
            <text:p>0.503113</text:p>
          </table:table-cell>
          <table:table-cell office:value-type="float" office:value="-0.930695" calcext:value-type="float">
            <text:p>-0.93069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37622" calcext:value-type="float">
            <text:p>0.437622</text:p>
          </table:table-cell>
          <table:table-cell office:value-type="float" office:value="-0.96402" calcext:value-type="float">
            <text:p>-0.9640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68408" calcext:value-type="float">
            <text:p>0.368408</text:p>
          </table:table-cell>
          <table:table-cell office:value-type="float" office:value="-0.986694" calcext:value-type="float">
            <text:p>-0.98669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29776" calcext:value-type="float">
            <text:p>0.29776</text:p>
          </table:table-cell>
          <table:table-cell office:value-type="float" office:value="-0.999359" calcext:value-type="float">
            <text:p>-0.99935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227905" calcext:value-type="float">
            <text:p>0.227905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59912" calcext:value-type="float">
            <text:p>0.159912</text:p>
          </table:table-cell>
          <table:table-cell office:value-type="float" office:value="-0.990906" calcext:value-type="float">
            <text:p>-0.99090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0957031" calcext:value-type="float">
            <text:p>0.0957031</text:p>
          </table:table-cell>
          <table:table-cell office:value-type="float" office:value="-0.968658" calcext:value-type="float">
            <text:p>-0.96865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0365601" calcext:value-type="float">
            <text:p>0.0365601</text:p>
          </table:table-cell>
          <table:table-cell office:value-type="float" office:value="-0.938629" calcext:value-type="float">
            <text:p>-0.93862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173035" calcext:value-type="float">
            <text:p>-0.0173035</text:p>
          </table:table-cell>
          <table:table-cell office:value-type="float" office:value="-0.89978" calcext:value-type="float">
            <text:p>-0.8997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626221" calcext:value-type="float">
            <text:p>-0.0626221</text:p>
          </table:table-cell>
          <table:table-cell office:value-type="float" office:value="-0.850311" calcext:value-type="float">
            <text:p>-0.85031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00037" calcext:value-type="float">
            <text:p>-0.100037</text:p>
          </table:table-cell>
          <table:table-cell office:value-type="float" office:value="-0.792511" calcext:value-type="float">
            <text:p>-0.79251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30615" calcext:value-type="float">
            <text:p>-0.130615</text:p>
          </table:table-cell>
          <table:table-cell office:value-type="float" office:value="-0.731445" calcext:value-type="float">
            <text:p>-0.73144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51306" calcext:value-type="float">
            <text:p>-0.151306</text:p>
          </table:table-cell>
          <table:table-cell office:value-type="float" office:value="-0.662689" calcext:value-type="float">
            <text:p>-0.66268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63757" calcext:value-type="float">
            <text:p>-0.163757</text:p>
          </table:table-cell>
          <table:table-cell office:value-type="float" office:value="-0.592499" calcext:value-type="float">
            <text:p>-0.59249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66443" calcext:value-type="float">
            <text:p>-0.166443</text:p>
          </table:table-cell>
          <table:table-cell office:value-type="float" office:value="-0.518066" calcext:value-type="float">
            <text:p>-0.51806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58905" calcext:value-type="float">
            <text:p>-0.158905</text:p>
          </table:table-cell>
          <table:table-cell office:value-type="float" office:value="-0.449341" calcext:value-type="float">
            <text:p>-0.44934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44135" calcext:value-type="float">
            <text:p>-0.144135</text:p>
          </table:table-cell>
          <table:table-cell office:value-type="float" office:value="-0.377197" calcext:value-type="float">
            <text:p>-0.37719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20697" calcext:value-type="float">
            <text:p>-0.120697</text:p>
          </table:table-cell>
          <table:table-cell office:value-type="float" office:value="-0.306091" calcext:value-type="float">
            <text:p>-0.30609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901184" calcext:value-type="float">
            <text:p>-0.0901184</text:p>
          </table:table-cell>
          <table:table-cell office:value-type="float" office:value="-0.252563" calcext:value-type="float">
            <text:p>-0.25256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516357" calcext:value-type="float">
            <text:p>-0.0516357</text:p>
          </table:table-cell>
          <table:table-cell office:value-type="float" office:value="-0.191498" calcext:value-type="float">
            <text:p>-0.19149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0488281" calcext:value-type="float">
            <text:p>-0.00488281</text:p>
          </table:table-cell>
          <table:table-cell office:value-type="float" office:value="-0.140686" calcext:value-type="float">
            <text:p>-0.14068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0470581" calcext:value-type="float">
            <text:p>0.0470581</text:p>
          </table:table-cell>
          <table:table-cell office:value-type="float" office:value="-0.0961609" calcext:value-type="float">
            <text:p>-0.096160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05927" calcext:value-type="float">
            <text:p>0.105927</text:p>
          </table:table-cell>
          <table:table-cell office:value-type="float" office:value="-0.0577698" calcext:value-type="float">
            <text:p>-0.057769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6925" calcext:value-type="float">
            <text:p>0.16925</text:p>
          </table:table-cell>
          <table:table-cell office:value-type="float" office:value="-0.0296631" calcext:value-type="float">
            <text:p>-0.029663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23584" calcext:value-type="float">
            <text:p>0.23584</text:p>
          </table:table-cell>
          <table:table-cell office:value-type="float" office:value="-0.00857544" calcext:value-type="float">
            <text:p>-0.0085754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05969" calcext:value-type="float">
            <text:p>0.305969</text:p>
          </table:table-cell>
          <table:table-cell office:value-type="float" office:value="0.00143433" calcext:value-type="float">
            <text:p>0.0014343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76801" calcext:value-type="float">
            <text:p>0.376801</text:p>
          </table:table-cell>
          <table:table-cell office:value-type="float" office:value="0.00247192" calcext:value-type="float">
            <text:p>0.0024719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4693" calcext:value-type="float">
            <text:p>0.44693</text:p>
          </table:table-cell>
          <table:table-cell office:value-type="float" office:value="-0.00735474" calcext:value-type="float">
            <text:p>-0.0073547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14618" calcext:value-type="float">
            <text:p>0.514618</text:p>
          </table:table-cell>
          <table:table-cell office:value-type="float" office:value="-0.0265808" calcext:value-type="float">
            <text:p>-0.026580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80383" calcext:value-type="float">
            <text:p>0.580383</text:p>
          </table:table-cell>
          <table:table-cell office:value-type="float" office:value="-0.0545959" calcext:value-type="float">
            <text:p>-0.054595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40686" calcext:value-type="float">
            <text:p>0.640686</text:p>
          </table:table-cell>
          <table:table-cell office:value-type="float" office:value="-0.0923767" calcext:value-type="float">
            <text:p>-0.092376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94672" calcext:value-type="float">
            <text:p>0.694672</text:p>
          </table:table-cell>
          <table:table-cell office:value-type="float" office:value="-0.137939" calcext:value-type="float">
            <text:p>-0.13793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41089" calcext:value-type="float">
            <text:p>0.741089</text:p>
          </table:table-cell>
          <table:table-cell office:value-type="float" office:value="-0.191406" calcext:value-type="float">
            <text:p>-0.191406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78625" calcext:value-type="float">
            <text:p>0.778625</text:p>
          </table:table-cell>
          <table:table-cell office:value-type="float" office:value="-0.250397" calcext:value-type="float">
            <text:p>-0.25039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10608" calcext:value-type="float">
            <text:p>0.810608</text:p>
          </table:table-cell>
          <table:table-cell office:value-type="float" office:value="-0.314758" calcext:value-type="float">
            <text:p>-0.31475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28156" calcext:value-type="float">
            <text:p>0.828156</text:p>
          </table:table-cell>
          <table:table-cell office:value-type="float" office:value="-0.386139" calcext:value-type="float">
            <text:p>-0.38613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37128" calcext:value-type="float">
            <text:p>0.837128</text:p>
          </table:table-cell>
          <table:table-cell office:value-type="float" office:value="-0.458374" calcext:value-type="float">
            <text:p>-0.45837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35266" calcext:value-type="float">
            <text:p>0.835266</text:p>
          </table:table-cell>
          <table:table-cell office:value-type="float" office:value="-0.531128" calcext:value-type="float">
            <text:p>-0.53112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822845" calcext:value-type="float">
            <text:p>0.822845</text:p>
          </table:table-cell>
          <table:table-cell office:value-type="float" office:value="-0.605225" calcext:value-type="float">
            <text:p>-0.60522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95807" calcext:value-type="float">
            <text:p>0.795807</text:p>
          </table:table-cell>
          <table:table-cell office:value-type="float" office:value="-0.675781" calcext:value-type="float">
            <text:p>-0.67578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62268" calcext:value-type="float">
            <text:p>0.762268</text:p>
          </table:table-cell>
          <table:table-cell office:value-type="float" office:value="-0.744141" calcext:value-type="float">
            <text:p>-0.74414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720184" calcext:value-type="float">
            <text:p>0.720184</text:p>
          </table:table-cell>
          <table:table-cell office:value-type="float" office:value="-0.807159" calcext:value-type="float">
            <text:p>-0.80715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66107" calcext:value-type="float">
            <text:p>0.666107</text:p>
          </table:table-cell>
          <table:table-cell office:value-type="float" office:value="-0.864594" calcext:value-type="float">
            <text:p>-0.86459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606232" calcext:value-type="float">
            <text:p>0.606232</text:p>
          </table:table-cell>
          <table:table-cell office:value-type="float" office:value="-0.914459" calcext:value-type="float">
            <text:p>-0.91445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536438" calcext:value-type="float">
            <text:p>0.536438</text:p>
          </table:table-cell>
          <table:table-cell office:value-type="float" office:value="-0.955414" calcext:value-type="float">
            <text:p>-0.95541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46579" calcext:value-type="float">
            <text:p>0.46579</text:p>
          </table:table-cell>
          <table:table-cell office:value-type="float" office:value="-0.988007" calcext:value-type="float">
            <text:p>-0.98800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91083" calcext:value-type="float">
            <text:p>0.391083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315399" calcext:value-type="float">
            <text:p>0.315399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241272" calcext:value-type="float">
            <text:p>0.24127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6925" calcext:value-type="float">
            <text:p>0.16925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102173" calcext:value-type="float">
            <text:p>0.102173</text:p>
          </table:table-cell>
          <table:table-cell office:value-type="float" office:value="-0.987793" calcext:value-type="float">
            <text:p>-0.98779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0.0398254" calcext:value-type="float">
            <text:p>0.0398254</text:p>
          </table:table-cell>
          <table:table-cell office:value-type="float" office:value="-0.955658" calcext:value-type="float">
            <text:p>-0.955658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139771" calcext:value-type="float">
            <text:p>-0.0139771</text:p>
          </table:table-cell>
          <table:table-cell office:value-type="float" office:value="-0.913849" calcext:value-type="float">
            <text:p>-0.913849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597839" calcext:value-type="float">
            <text:p>-0.0597839</text:p>
          </table:table-cell>
          <table:table-cell office:value-type="float" office:value="-0.862854" calcext:value-type="float">
            <text:p>-0.86285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997009" calcext:value-type="float">
            <text:p>-0.0997009</text:p>
          </table:table-cell>
          <table:table-cell office:value-type="float" office:value="-0.803772" calcext:value-type="float">
            <text:p>-0.80377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28418" calcext:value-type="float">
            <text:p>-0.128418</text:p>
          </table:table-cell>
          <table:table-cell office:value-type="float" office:value="-0.739227" calcext:value-type="float">
            <text:p>-0.739227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47919" calcext:value-type="float">
            <text:p>-0.147919</text:p>
          </table:table-cell>
          <table:table-cell office:value-type="float" office:value="-0.66864" calcext:value-type="float">
            <text:p>-0.6686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58508" calcext:value-type="float">
            <text:p>-0.158508</text:p>
          </table:table-cell>
          <table:table-cell office:value-type="float" office:value="-0.595642" calcext:value-type="float">
            <text:p>-0.59564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59912" calcext:value-type="float">
            <text:p>-0.159912</text:p>
          </table:table-cell>
          <table:table-cell office:value-type="float" office:value="-0.524261" calcext:value-type="float">
            <text:p>-0.524261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50513" calcext:value-type="float">
            <text:p>-0.150513</text:p>
          </table:table-cell>
          <table:table-cell office:value-type="float" office:value="-0.450775" calcext:value-type="float">
            <text:p>-0.45077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3266" calcext:value-type="float">
            <text:p>-0.13266</text:p>
          </table:table-cell>
          <table:table-cell office:value-type="float" office:value="-0.37854" calcext:value-type="float">
            <text:p>-0.3785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106934" calcext:value-type="float">
            <text:p>-0.106934</text:p>
          </table:table-cell>
          <table:table-cell office:value-type="float" office:value="-0.309723" calcext:value-type="float">
            <text:p>-0.30972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722656" calcext:value-type="float">
            <text:p>-0.0722656</text:p>
          </table:table-cell>
          <table:table-cell office:value-type="float" office:value="-0.243835" calcext:value-type="float">
            <text:p>-0.24383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-0.0295715" calcext:value-type="float">
            <text:p>-0.0295715</text:p>
          </table:table-cell>
          <table:table-cell office:value-type="float" office:value="-0.183533" calcext:value-type="float">
            <text:p>-0.18353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115" calcext:value-type="float">
            <text:p>1.0115</text:p>
          </table:table-cell>
          <table:table-cell/>
          <table:table-cell table:formula="of:=AVERAGE([.A528:.A655])" office:value-type="float" office:value="0.362099644453125" calcext:value-type="float">
            <text:p>0.3620996445</text:p>
          </table:table-cell>
          <table:table-cell table:formula="of:=AVERAGE([.B528:.B655])" office:value-type="float" office:value="-0.424535277101562" calcext:value-type="float">
            <text:p>-0.4245352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0204468" calcext:value-type="float">
            <text:p>0.0204468</text:p>
          </table:table-cell>
          <table:table-cell office:value-type="float" office:value="-0.129181" calcext:value-type="float">
            <text:p>-0.129181</text:p>
          </table:table-cell>
          <table:table-cell/>
          <table:table-cell table:formula="of:=[.A528]-factor1" office:value-type="float" office:value="-0.341652844453125" calcext:value-type="float">
            <text:p>-0.3416528445</text:p>
          </table:table-cell>
          <table:table-cell table:formula="of:=[.B528]-factor2" office:value-type="float" office:value="0.295354277101562" calcext:value-type="float">
            <text:p>0.2953542771</text:p>
          </table:table-cell>
          <table:table-cell table:number-columns-repeated="4"/>
        </table:table-row>
        <table:table-row table:style-name="ro1">
          <table:table-cell office:value-type="float" office:value="0.0778198" calcext:value-type="float">
            <text:p>0.0778198</text:p>
          </table:table-cell>
          <table:table-cell office:value-type="float" office:value="-0.0802307" calcext:value-type="float">
            <text:p>-0.0802307</text:p>
          </table:table-cell>
          <table:table-cell/>
          <table:table-cell table:formula="of:=[.A529]-factor1" office:value-type="float" office:value="-0.284279844453125" calcext:value-type="float">
            <text:p>-0.2842798445</text:p>
          </table:table-cell>
          <table:table-cell table:formula="of:=[.B529]-factor2" office:value-type="float" office:value="0.344304577101562" calcext:value-type="float">
            <text:p>0.3443045771</text:p>
          </table:table-cell>
          <table:table-cell table:number-columns-repeated="4"/>
        </table:table-row>
        <table:table-row table:style-name="ro1">
          <table:table-cell office:value-type="float" office:value="0.141266" calcext:value-type="float">
            <text:p>0.141266</text:p>
          </table:table-cell>
          <table:table-cell office:value-type="float" office:value="-0.0399475" calcext:value-type="float">
            <text:p>-0.0399475</text:p>
          </table:table-cell>
          <table:table-cell/>
          <table:table-cell table:formula="of:=[.A530]-factor1" office:value-type="float" office:value="-0.220833644453125" calcext:value-type="float">
            <text:p>-0.2208336445</text:p>
          </table:table-cell>
          <table:table-cell table:formula="of:=[.B530]-factor2" office:value-type="float" office:value="0.384587777101562" calcext:value-type="float">
            <text:p>0.3845877771</text:p>
          </table:table-cell>
          <table:table-cell table:number-columns-repeated="4"/>
        </table:table-row>
        <table:table-row table:style-name="ro1">
          <table:table-cell office:value-type="float" office:value="0.209595" calcext:value-type="float">
            <text:p>0.209595</text:p>
          </table:table-cell>
          <table:table-cell office:value-type="float" office:value="-0.00817871" calcext:value-type="float">
            <text:p>-0.00817871</text:p>
          </table:table-cell>
          <table:table-cell/>
          <table:table-cell table:formula="of:=[.A531]-factor1" office:value-type="float" office:value="-0.152504644453125" calcext:value-type="float">
            <text:p>-0.1525046445</text:p>
          </table:table-cell>
          <table:table-cell table:formula="of:=[.B531]-factor2" office:value-type="float" office:value="0.416356567101562" calcext:value-type="float">
            <text:p>0.41635656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0.281586" calcext:value-type="float">
            <text:p>0.281586</text:p>
          </table:table-cell>
          <table:table-cell office:value-type="float" office:value="0.0161743" calcext:value-type="float">
            <text:p>0.0161743</text:p>
          </table:table-cell>
          <table:table-cell/>
          <table:table-cell table:formula="of:=[.A532]-factor1" office:value-type="float" office:value="-0.0805136444531249" calcext:value-type="float">
            <text:p>-0.0805136445</text:p>
          </table:table-cell>
          <table:table-cell table:formula="of:=[.B532]-factor2" office:value-type="float" office:value="0.440709577101562" calcext:value-type="float">
            <text:p>0.4407095771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356079" calcext:value-type="float">
            <text:p>0.356079</text:p>
          </table:table-cell>
          <table:table-cell office:value-type="float" office:value="0.0301819" calcext:value-type="float">
            <text:p>0.0301819</text:p>
          </table:table-cell>
          <table:table-cell/>
          <table:table-cell table:formula="of:=[.A533]-factor1" office:value-type="float" office:value="-0.00602064445312495" calcext:value-type="float">
            <text:p>-0.0060206445</text:p>
          </table:table-cell>
          <table:table-cell table:formula="of:=[.B533]-factor2" office:value-type="float" office:value="0.454717177101562" calcext:value-type="float">
            <text:p>0.454717177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431793" calcext:value-type="float">
            <text:p>0.431793</text:p>
          </table:table-cell>
          <table:table-cell office:value-type="float" office:value="0.03479" calcext:value-type="float">
            <text:p>0.03479</text:p>
          </table:table-cell>
          <table:table-cell/>
          <table:table-cell table:style-name="ce5" table:formula="of:=[.A534]-factor1" office:value-type="float" office:value="0.0696933555468751" calcext:value-type="float">
            <text:p>0.0696933555</text:p>
          </table:table-cell>
          <table:table-cell table:formula="of:=[.B534]-factor2" office:value-type="float" office:value="0.459325277101562" calcext:value-type="float">
            <text:p>0.45932527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0.506866" calcext:value-type="float">
            <text:p>0.506866</text:p>
          </table:table-cell>
          <table:table-cell office:value-type="float" office:value="0.0306091" calcext:value-type="float">
            <text:p>0.0306091</text:p>
          </table:table-cell>
          <table:table-cell/>
          <table:table-cell table:style-name="ce5" table:formula="of:=[.A535]-factor1" office:value-type="float" office:value="0.144766355546875" calcext:value-type="float">
            <text:p>0.1447663555</text:p>
          </table:table-cell>
          <table:table-cell table:formula="of:=[.B535]-factor2" office:value-type="float" office:value="0.455144377101562" calcext:value-type="float">
            <text:p>0.45514437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579834" calcext:value-type="float">
            <text:p>0.579834</text:p>
          </table:table-cell>
          <table:table-cell office:value-type="float" office:value="0.0163269" calcext:value-type="float">
            <text:p>0.0163269</text:p>
          </table:table-cell>
          <table:table-cell/>
          <table:table-cell table:style-name="ce5" table:formula="of:=[.A536]-factor1" office:value-type="float" office:value="0.217734355546875" calcext:value-type="float">
            <text:p>0.2177343555</text:p>
          </table:table-cell>
          <table:table-cell table:formula="of:=[.B536]-factor2" office:value-type="float" office:value="0.440862177101562" calcext:value-type="float">
            <text:p>0.440862177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649567" calcext:value-type="float">
            <text:p>0.649567</text:p>
          </table:table-cell>
          <table:table-cell office:value-type="float" office:value="-0.00726318" calcext:value-type="float">
            <text:p>-0.00726318</text:p>
          </table:table-cell>
          <table:table-cell/>
          <table:table-cell table:style-name="ce5" table:formula="of:=[.A537]-factor1" office:value-type="float" office:value="0.287467355546875" calcext:value-type="float">
            <text:p>0.2874673555</text:p>
          </table:table-cell>
          <table:table-cell table:formula="of:=[.B537]-factor2" office:value-type="float" office:value="0.417272097101562" calcext:value-type="float">
            <text:p>0.4172720971</text:p>
          </table:table-cell>
          <table:table-cell/>
          <table:table-cell table:formula="of:=AVERAGE([.G531:.G535])" office:value-type="float" office:value="21.8" calcext:value-type="float">
            <text:p>21.8</text:p>
          </table:table-cell>
          <table:table-cell table:formula="of:=AVERAGE([.H532:.H536])" office:value-type="float" office:value="21.8" calcext:value-type="float">
            <text:p>21.8</text:p>
          </table:table-cell>
          <table:table-cell table:formula="of:=AVERAGE([.G537:.H537])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0.71463" calcext:value-type="float">
            <text:p>0.71463</text:p>
          </table:table-cell>
          <table:table-cell office:value-type="float" office:value="-0.0401001" calcext:value-type="float">
            <text:p>-0.0401001</text:p>
          </table:table-cell>
          <table:table-cell/>
          <table:table-cell table:style-name="ce5" table:formula="of:=[.A538]-factor1" office:value-type="float" office:value="0.352530355546875" calcext:value-type="float">
            <text:p>0.3525303555</text:p>
          </table:table-cell>
          <table:table-cell table:formula="of:=[.B538]-factor2" office:value-type="float" office:value="0.384435177101562" calcext:value-type="float">
            <text:p>0.3844351771</text:p>
          </table:table-cell>
          <table:table-cell table:number-columns-repeated="3"/>
          <table:table-cell table:formula="of:=22.05/[.I537]" office:value-type="float" office:value="1.01146788990826" calcext:value-type="float">
            <text:p>1.0114678899</text:p>
          </table:table-cell>
        </table:table-row>
        <table:table-row table:style-name="ro1">
          <table:table-cell office:value-type="float" office:value="0.773315" calcext:value-type="float">
            <text:p>0.773315</text:p>
          </table:table-cell>
          <table:table-cell office:value-type="float" office:value="-0.0814209" calcext:value-type="float">
            <text:p>-0.0814209</text:p>
          </table:table-cell>
          <table:table-cell/>
          <table:table-cell table:style-name="ce5" table:formula="of:=[.A539]-factor1" office:value-type="float" office:value="0.411215355546875" calcext:value-type="float">
            <text:p>0.4112153555</text:p>
          </table:table-cell>
          <table:table-cell table:formula="of:=[.B539]-factor2" office:value-type="float" office:value="0.343114377101562" calcext:value-type="float">
            <text:p>0.3431143771</text:p>
          </table:table-cell>
          <table:table-cell table:number-columns-repeated="4"/>
        </table:table-row>
        <table:table-row table:style-name="ro1">
          <table:table-cell office:value-type="float" office:value="0.823975" calcext:value-type="float">
            <text:p>0.823975</text:p>
          </table:table-cell>
          <table:table-cell office:value-type="float" office:value="-0.130035" calcext:value-type="float">
            <text:p>-0.130035</text:p>
          </table:table-cell>
          <table:table-cell/>
          <table:table-cell table:style-name="ce5" table:formula="of:=[.A540]-factor1" office:value-type="float" office:value="0.461875355546875" calcext:value-type="float">
            <text:p>0.4618753555</text:p>
          </table:table-cell>
          <table:table-cell table:formula="of:=[.B540]-factor2" office:value-type="float" office:value="0.294500277101562" calcext:value-type="float">
            <text:p>0.2945002771</text:p>
          </table:table-cell>
          <table:table-cell table:number-columns-repeated="4"/>
        </table:table-row>
        <table:table-row table:style-name="ro1">
          <table:table-cell office:value-type="float" office:value="0.866272" calcext:value-type="float">
            <text:p>0.866272</text:p>
          </table:table-cell>
          <table:table-cell office:value-type="float" office:value="-0.18457" calcext:value-type="float">
            <text:p>-0.18457</text:p>
          </table:table-cell>
          <table:table-cell/>
          <table:table-cell table:style-name="ce5" table:formula="of:=[.A541]-factor1" office:value-type="float" office:value="0.504172355546875" calcext:value-type="float">
            <text:p>0.5041723555</text:p>
          </table:table-cell>
          <table:table-cell table:formula="of:=[.B541]-factor2" office:value-type="float" office:value="0.239965277101562" calcext:value-type="float">
            <text:p>0.2399652771</text:p>
          </table:table-cell>
          <table:table-cell table:number-columns-repeated="4"/>
        </table:table-row>
        <table:table-row table:style-name="ro1">
          <table:table-cell office:value-type="float" office:value="0.898712" calcext:value-type="float">
            <text:p>0.898712</text:p>
          </table:table-cell>
          <table:table-cell office:value-type="float" office:value="-0.245117" calcext:value-type="float">
            <text:p>-0.245117</text:p>
          </table:table-cell>
          <table:table-cell/>
          <table:table-cell table:style-name="ce5" table:formula="of:=[.A542]-factor1" office:value-type="float" office:value="0.536612355546875" calcext:value-type="float">
            <text:p>0.5366123555</text:p>
          </table:table-cell>
          <table:table-cell table:formula="of:=[.B542]-factor2" office:value-type="float" office:value="0.179418277101562" calcext:value-type="float">
            <text:p>0.1794182771</text:p>
          </table:table-cell>
          <table:table-cell table:number-columns-repeated="4"/>
        </table:table-row>
        <table:table-row table:style-name="ro1">
          <table:table-cell office:value-type="float" office:value="0.921112" calcext:value-type="float">
            <text:p>0.921112</text:p>
          </table:table-cell>
          <table:table-cell office:value-type="float" office:value="-0.309631" calcext:value-type="float">
            <text:p>-0.309631</text:p>
          </table:table-cell>
          <table:table-cell/>
          <table:table-cell table:style-name="ce5" table:formula="of:=[.A543]-factor1" office:value-type="float" office:value="0.559012355546875" calcext:value-type="float">
            <text:p>0.5590123555</text:p>
          </table:table-cell>
          <table:table-cell table:formula="of:=[.B543]-factor2" office:value-type="float" office:value="0.114904277101562" calcext:value-type="float">
            <text:p>0.1149042771</text:p>
          </table:table-cell>
          <table:table-cell table:number-columns-repeated="4"/>
        </table:table-row>
        <table:table-row table:style-name="ro1">
          <table:table-cell office:value-type="float" office:value="0.932007" calcext:value-type="float">
            <text:p>0.932007</text:p>
          </table:table-cell>
          <table:table-cell office:value-type="float" office:value="-0.377014" calcext:value-type="float">
            <text:p>-0.377014</text:p>
          </table:table-cell>
          <table:table-cell/>
          <table:table-cell table:style-name="ce5" table:formula="of:=[.A544]-factor1" office:value-type="float" office:value="0.569907355546875" calcext:value-type="float">
            <text:p>0.5699073555</text:p>
          </table:table-cell>
          <table:table-cell table:formula="of:=[.B544]-factor2" office:value-type="float" office:value="0.0475212771015624" calcext:value-type="float">
            <text:p>0.0475212771</text:p>
          </table:table-cell>
          <table:table-cell table:number-columns-repeated="4"/>
        </table:table-row>
        <table:table-row table:style-name="ro1">
          <table:table-cell office:value-type="float" office:value="0.931335" calcext:value-type="float">
            <text:p>0.931335</text:p>
          </table:table-cell>
          <table:table-cell office:value-type="float" office:value="-0.446411" calcext:value-type="float">
            <text:p>-0.446411</text:p>
          </table:table-cell>
          <table:table-cell/>
          <table:table-cell table:style-name="ce5" table:formula="of:=[.A545]-factor1" office:value-type="float" office:value="0.569235355546875" calcext:value-type="float">
            <text:p>0.5692353555</text:p>
          </table:table-cell>
          <table:table-cell table:style-name="ce6" table:formula="of:=[.B545]-factor2" office:value-type="float" office:value="-0.0218757228984376" calcext:value-type="float">
            <text:p>-0.0218757229</text:p>
          </table:table-cell>
          <table:table-cell table:number-columns-repeated="4"/>
        </table:table-row>
        <table:table-row table:style-name="ro1">
          <table:table-cell office:value-type="float" office:value="0.919678" calcext:value-type="float">
            <text:p>0.919678</text:p>
          </table:table-cell>
          <table:table-cell office:value-type="float" office:value="-0.515106" calcext:value-type="float">
            <text:p>-0.515106</text:p>
          </table:table-cell>
          <table:table-cell/>
          <table:table-cell table:style-name="ce5" table:formula="of:=[.A546]-factor1" office:value-type="float" office:value="0.557578355546875" calcext:value-type="float">
            <text:p>0.5575783555</text:p>
          </table:table-cell>
          <table:table-cell table:style-name="ce6" table:formula="of:=[.B546]-factor2" office:value-type="float" office:value="-0.0905707228984376" calcext:value-type="float">
            <text:p>-0.0905707229</text:p>
          </table:table-cell>
          <table:table-cell table:number-columns-repeated="4"/>
        </table:table-row>
        <table:table-row table:style-name="ro1">
          <table:table-cell office:value-type="float" office:value="0.897491" calcext:value-type="float">
            <text:p>0.897491</text:p>
          </table:table-cell>
          <table:table-cell office:value-type="float" office:value="-0.582825" calcext:value-type="float">
            <text:p>-0.582825</text:p>
          </table:table-cell>
          <table:table-cell/>
          <table:table-cell table:style-name="ce5" table:formula="of:=[.A547]-factor1" office:value-type="float" office:value="0.535391355546875" calcext:value-type="float">
            <text:p>0.5353913555</text:p>
          </table:table-cell>
          <table:table-cell table:style-name="ce6" table:formula="of:=[.B547]-factor2" office:value-type="float" office:value="-0.158289722898438" calcext:value-type="float">
            <text:p>-0.1582897229</text:p>
          </table:table-cell>
          <table:table-cell table:number-columns-repeated="4"/>
        </table:table-row>
        <table:table-row table:style-name="ro1">
          <table:table-cell office:value-type="float" office:value="0.862457" calcext:value-type="float">
            <text:p>0.862457</text:p>
          </table:table-cell>
          <table:table-cell office:value-type="float" office:value="-0.646423" calcext:value-type="float">
            <text:p>-0.646423</text:p>
          </table:table-cell>
          <table:table-cell/>
          <table:table-cell table:style-name="ce5" table:formula="of:=[.A548]-factor1" office:value-type="float" office:value="0.500357355546875" calcext:value-type="float">
            <text:p>0.5003573555</text:p>
          </table:table-cell>
          <table:table-cell table:style-name="ce6" table:formula="of:=[.B548]-factor2" office:value-type="float" office:value="-0.221887722898438" calcext:value-type="float">
            <text:p>-0.2218877229</text:p>
          </table:table-cell>
          <table:table-cell table:number-columns-repeated="4"/>
        </table:table-row>
        <table:table-row table:style-name="ro1">
          <table:table-cell office:value-type="float" office:value="0.818298" calcext:value-type="float">
            <text:p>0.818298</text:p>
          </table:table-cell>
          <table:table-cell office:value-type="float" office:value="-0.707367" calcext:value-type="float">
            <text:p>-0.707367</text:p>
          </table:table-cell>
          <table:table-cell/>
          <table:table-cell table:style-name="ce5" table:formula="of:=[.A549]-factor1" office:value-type="float" office:value="0.456198355546875" calcext:value-type="float">
            <text:p>0.4561983555</text:p>
          </table:table-cell>
          <table:table-cell table:style-name="ce6" table:formula="of:=[.B549]-factor2" office:value-type="float" office:value="-0.282831722898438" calcext:value-type="float">
            <text:p>-0.2828317229</text:p>
          </table:table-cell>
          <table:table-cell table:number-columns-repeated="4"/>
        </table:table-row>
        <table:table-row table:style-name="ro1">
          <table:table-cell office:value-type="float" office:value="0.765045" calcext:value-type="float">
            <text:p>0.765045</text:p>
          </table:table-cell>
          <table:table-cell office:value-type="float" office:value="-0.760925" calcext:value-type="float">
            <text:p>-0.760925</text:p>
          </table:table-cell>
          <table:table-cell/>
          <table:table-cell table:style-name="ce5" table:formula="of:=[.A550]-factor1" office:value-type="float" office:value="0.402945355546875" calcext:value-type="float">
            <text:p>0.4029453555</text:p>
          </table:table-cell>
          <table:table-cell table:style-name="ce6" table:formula="of:=[.B550]-factor2" office:value-type="float" office:value="-0.336389722898438" calcext:value-type="float">
            <text:p>-0.3363897229</text:p>
          </table:table-cell>
          <table:table-cell table:number-columns-repeated="4"/>
        </table:table-row>
        <table:table-row table:style-name="ro1">
          <table:table-cell office:value-type="float" office:value="0.703247" calcext:value-type="float">
            <text:p>0.703247</text:p>
          </table:table-cell>
          <table:table-cell office:value-type="float" office:value="-0.807617" calcext:value-type="float">
            <text:p>-0.807617</text:p>
          </table:table-cell>
          <table:table-cell/>
          <table:table-cell table:style-name="ce5" table:formula="of:=[.A551]-factor1" office:value-type="float" office:value="0.341147355546875" calcext:value-type="float">
            <text:p>0.3411473555</text:p>
          </table:table-cell>
          <table:table-cell table:style-name="ce6" table:formula="of:=[.B551]-factor2" office:value-type="float" office:value="-0.383081722898438" calcext:value-type="float">
            <text:p>-0.3830817229</text:p>
          </table:table-cell>
          <table:table-cell table:number-columns-repeated="4"/>
        </table:table-row>
        <table:table-row table:style-name="ro1">
          <table:table-cell office:value-type="float" office:value="0.634369" calcext:value-type="float">
            <text:p>0.634369</text:p>
          </table:table-cell>
          <table:table-cell office:value-type="float" office:value="-0.847382" calcext:value-type="float">
            <text:p>-0.847382</text:p>
          </table:table-cell>
          <table:table-cell/>
          <table:table-cell table:style-name="ce5" table:formula="of:=[.A552]-factor1" office:value-type="float" office:value="0.272269355546875" calcext:value-type="float">
            <text:p>0.2722693555</text:p>
          </table:table-cell>
          <table:table-cell table:style-name="ce6" table:formula="of:=[.B552]-factor2" office:value-type="float" office:value="-0.422846722898438" calcext:value-type="float">
            <text:p>-0.4228467229</text:p>
          </table:table-cell>
          <table:table-cell table:number-columns-repeated="4"/>
        </table:table-row>
        <table:table-row table:style-name="ro1">
          <table:table-cell office:value-type="float" office:value="0.559509" calcext:value-type="float">
            <text:p>0.559509</text:p>
          </table:table-cell>
          <table:table-cell office:value-type="float" office:value="-0.876984" calcext:value-type="float">
            <text:p>-0.876984</text:p>
          </table:table-cell>
          <table:table-cell/>
          <table:table-cell table:style-name="ce5" table:formula="of:=[.A553]-factor1" office:value-type="float" office:value="0.197409355546875" calcext:value-type="float">
            <text:p>0.1974093555</text:p>
          </table:table-cell>
          <table:table-cell table:style-name="ce6" table:formula="of:=[.B553]-factor2" office:value-type="float" office:value="-0.452448722898438" calcext:value-type="float">
            <text:p>-0.4524487229</text:p>
          </table:table-cell>
          <table:table-cell table:number-columns-repeated="4"/>
        </table:table-row>
        <table:table-row table:style-name="ro1">
          <table:table-cell office:value-type="float" office:value="0.484436" calcext:value-type="float">
            <text:p>0.484436</text:p>
          </table:table-cell>
          <table:table-cell office:value-type="float" office:value="-0.897858" calcext:value-type="float">
            <text:p>-0.897858</text:p>
          </table:table-cell>
          <table:table-cell/>
          <table:table-cell table:style-name="ce5" table:formula="of:=[.A554]-factor1" office:value-type="float" office:value="0.122336355546875" calcext:value-type="float">
            <text:p>0.1223363555</text:p>
          </table:table-cell>
          <table:table-cell table:style-name="ce6" table:formula="of:=[.B554]-factor2" office:value-type="float" office:value="-0.473322722898438" calcext:value-type="float">
            <text:p>-0.4733227229</text:p>
          </table:table-cell>
          <table:table-cell table:number-columns-repeated="4"/>
        </table:table-row>
        <table:table-row table:style-name="ro1">
          <table:table-cell office:value-type="float" office:value="0.405579" calcext:value-type="float">
            <text:p>0.405579</text:p>
          </table:table-cell>
          <table:table-cell office:value-type="float" office:value="-0.908234" calcext:value-type="float">
            <text:p>-0.908234</text:p>
          </table:table-cell>
          <table:table-cell/>
          <table:table-cell table:style-name="ce5" table:formula="of:=[.A555]-factor1" office:value-type="float" office:value="0.043479355546875" calcext:value-type="float">
            <text:p>0.0434793555</text:p>
          </table:table-cell>
          <table:table-cell table:style-name="ce6" table:formula="of:=[.B555]-factor2" office:value-type="float" office:value="-0.483698722898438" calcext:value-type="float">
            <text:p>-0.4836987229</text:p>
          </table:table-cell>
          <table:table-cell table:number-columns-repeated="4"/>
        </table:table-row>
        <table:table-row table:style-name="ro1">
          <table:table-cell office:value-type="float" office:value="0.326691" calcext:value-type="float">
            <text:p>0.326691</text:p>
          </table:table-cell>
          <table:table-cell office:value-type="float" office:value="-0.907654" calcext:value-type="float">
            <text:p>-0.907654</text:p>
          </table:table-cell>
          <table:table-cell/>
          <table:table-cell table:style-name="ce6" table:formula="of:=[.A556]-factor1" office:value-type="float" office:value="-0.0354086444531249" calcext:value-type="float">
            <text:p>-0.0354086445</text:p>
          </table:table-cell>
          <table:table-cell table:style-name="ce6" table:formula="of:=[.B556]-factor2" office:value-type="float" office:value="-0.483118722898438" calcext:value-type="float">
            <text:p>-0.4831187229</text:p>
          </table:table-cell>
          <table:table-cell table:number-columns-repeated="4"/>
        </table:table-row>
        <table:table-row table:style-name="ro1">
          <table:table-cell office:value-type="float" office:value="0.251678" calcext:value-type="float">
            <text:p>0.251678</text:p>
          </table:table-cell>
          <table:table-cell office:value-type="float" office:value="-0.897369" calcext:value-type="float">
            <text:p>-0.897369</text:p>
          </table:table-cell>
          <table:table-cell/>
          <table:table-cell table:style-name="ce6" table:formula="of:=[.A557]-factor1" office:value-type="float" office:value="-0.110421644453125" calcext:value-type="float">
            <text:p>-0.1104216445</text:p>
          </table:table-cell>
          <table:table-cell table:style-name="ce6" table:formula="of:=[.B557]-factor2" office:value-type="float" office:value="-0.472833722898438" calcext:value-type="float">
            <text:p>-0.4728337229</text:p>
          </table:table-cell>
          <table:table-cell table:number-columns-repeated="4"/>
        </table:table-row>
        <table:table-row table:style-name="ro1">
          <table:table-cell office:value-type="float" office:value="0.181091" calcext:value-type="float">
            <text:p>0.181091</text:p>
          </table:table-cell>
          <table:table-cell office:value-type="float" office:value="-0.874969" calcext:value-type="float">
            <text:p>-0.874969</text:p>
          </table:table-cell>
          <table:table-cell/>
          <table:table-cell table:style-name="ce6" table:formula="of:=[.A558]-factor1" office:value-type="float" office:value="-0.181008644453125" calcext:value-type="float">
            <text:p>-0.1810086445</text:p>
          </table:table-cell>
          <table:table-cell table:style-name="ce6" table:formula="of:=[.B558]-factor2" office:value-type="float" office:value="-0.450433722898438" calcext:value-type="float">
            <text:p>-0.4504337229</text:p>
          </table:table-cell>
          <table:table-cell table:number-columns-repeated="4"/>
        </table:table-row>
        <table:table-row table:style-name="ro1">
          <table:table-cell office:value-type="float" office:value="0.115204" calcext:value-type="float">
            <text:p>0.115204</text:p>
          </table:table-cell>
          <table:table-cell office:value-type="float" office:value="-0.843597" calcext:value-type="float">
            <text:p>-0.843597</text:p>
          </table:table-cell>
          <table:table-cell/>
          <table:table-cell table:style-name="ce6" table:formula="of:=[.A559]-factor1" office:value-type="float" office:value="-0.246895644453125" calcext:value-type="float">
            <text:p>-0.2468956445</text:p>
          </table:table-cell>
          <table:table-cell table:style-name="ce6" table:formula="of:=[.B559]-factor2" office:value-type="float" office:value="-0.419061722898438" calcext:value-type="float">
            <text:p>-0.4190617229</text:p>
          </table:table-cell>
          <table:table-cell table:number-columns-repeated="4"/>
        </table:table-row>
        <table:table-row table:style-name="ro1">
          <table:table-cell office:value-type="float" office:value="0.0551147" calcext:value-type="float">
            <text:p>0.0551147</text:p>
          </table:table-cell>
          <table:table-cell office:value-type="float" office:value="-0.804016" calcext:value-type="float">
            <text:p>-0.804016</text:p>
          </table:table-cell>
          <table:table-cell/>
          <table:table-cell table:style-name="ce6" table:formula="of:=[.A560]-factor1" office:value-type="float" office:value="-0.306984944453125" calcext:value-type="float">
            <text:p>-0.3069849445</text:p>
          </table:table-cell>
          <table:table-cell table:style-name="ce6" table:formula="of:=[.B560]-factor2" office:value-type="float" office:value="-0.379480722898438" calcext:value-type="float">
            <text:p>-0.3794807229</text:p>
          </table:table-cell>
          <table:table-cell table:number-columns-repeated="4"/>
        </table:table-row>
        <table:table-row table:style-name="ro1">
          <table:table-cell office:value-type="float" office:value="0.00363159" calcext:value-type="float">
            <text:p>0.00363159</text:p>
          </table:table-cell>
          <table:table-cell office:value-type="float" office:value="-0.755554" calcext:value-type="float">
            <text:p>-0.755554</text:p>
          </table:table-cell>
          <table:table-cell/>
          <table:table-cell table:style-name="ce6" table:formula="of:=[.A561]-factor1" office:value-type="float" office:value="-0.358468054453125" calcext:value-type="float">
            <text:p>-0.3584680545</text:p>
          </table:table-cell>
          <table:table-cell table:style-name="ce6" table:formula="of:=[.B561]-factor2" office:value-type="float" office:value="-0.331018722898438" calcext:value-type="float">
            <text:p>-0.3310187229</text:p>
          </table:table-cell>
          <table:table-cell table:number-columns-repeated="4"/>
        </table:table-row>
        <table:table-row table:style-name="ro1">
          <table:table-cell office:value-type="float" office:value="-0.039093" calcext:value-type="float">
            <text:p>-0.039093</text:p>
          </table:table-cell>
          <table:table-cell office:value-type="float" office:value="-0.700745" calcext:value-type="float">
            <text:p>-0.700745</text:p>
          </table:table-cell>
          <table:table-cell/>
          <table:table-cell table:style-name="ce6" table:formula="of:=[.A562]-factor1" office:value-type="float" office:value="-0.401192644453125" calcext:value-type="float">
            <text:p>-0.4011926445</text:p>
          </table:table-cell>
          <table:table-cell table:style-name="ce6" table:formula="of:=[.B562]-factor2" office:value-type="float" office:value="-0.276209722898438" calcext:value-type="float">
            <text:p>-0.2762097229</text:p>
          </table:table-cell>
          <table:table-cell table:number-columns-repeated="4"/>
        </table:table-row>
        <table:table-row table:style-name="ro1">
          <table:table-cell office:value-type="float" office:value="-0.0741577" calcext:value-type="float">
            <text:p>-0.0741577</text:p>
          </table:table-cell>
          <table:table-cell office:value-type="float" office:value="-0.641418" calcext:value-type="float">
            <text:p>-0.641418</text:p>
          </table:table-cell>
          <table:table-cell/>
          <table:table-cell table:style-name="ce6" table:formula="of:=[.A563]-factor1" office:value-type="float" office:value="-0.436257344453125" calcext:value-type="float">
            <text:p>-0.4362573445</text:p>
          </table:table-cell>
          <table:table-cell table:style-name="ce6" table:formula="of:=[.B563]-factor2" office:value-type="float" office:value="-0.216882722898438" calcext:value-type="float">
            <text:p>-0.2168827229</text:p>
          </table:table-cell>
          <table:table-cell table:number-columns-repeated="4"/>
        </table:table-row>
        <table:table-row table:style-name="ro1">
          <table:table-cell office:value-type="float" office:value="-0.100311" calcext:value-type="float">
            <text:p>-0.100311</text:p>
          </table:table-cell>
          <table:table-cell office:value-type="float" office:value="-0.576874" calcext:value-type="float">
            <text:p>-0.576874</text:p>
          </table:table-cell>
          <table:table-cell/>
          <table:table-cell table:style-name="ce6" table:formula="of:=[.A564]-factor1" office:value-type="float" office:value="-0.462410644453125" calcext:value-type="float">
            <text:p>-0.4624106445</text:p>
          </table:table-cell>
          <table:table-cell table:style-name="ce6" table:formula="of:=[.B564]-factor2" office:value-type="float" office:value="-0.152338722898438" calcext:value-type="float">
            <text:p>-0.1523387229</text:p>
          </table:table-cell>
          <table:table-cell table:number-columns-repeated="4"/>
        </table:table-row>
        <table:table-row table:style-name="ro1">
          <table:table-cell office:value-type="float" office:value="-0.117584" calcext:value-type="float">
            <text:p>-0.117584</text:p>
          </table:table-cell>
          <table:table-cell office:value-type="float" office:value="-0.51001" calcext:value-type="float">
            <text:p>-0.51001</text:p>
          </table:table-cell>
          <table:table-cell/>
          <table:table-cell table:style-name="ce6" table:formula="of:=[.A565]-factor1" office:value-type="float" office:value="-0.479683644453125" calcext:value-type="float">
            <text:p>-0.4796836445</text:p>
          </table:table-cell>
          <table:table-cell table:style-name="ce6" table:formula="of:=[.B565]-factor2" office:value-type="float" office:value="-0.0854747228984377" calcext:value-type="float">
            <text:p>-0.0854747229</text:p>
          </table:table-cell>
          <table:table-cell table:number-columns-repeated="4"/>
        </table:table-row>
        <table:table-row table:style-name="ro1">
          <table:table-cell office:value-type="float" office:value="-0.124634" calcext:value-type="float">
            <text:p>-0.124634</text:p>
          </table:table-cell>
          <table:table-cell office:value-type="float" office:value="-0.444672" calcext:value-type="float">
            <text:p>-0.444672</text:p>
          </table:table-cell>
          <table:table-cell/>
          <table:table-cell table:style-name="ce6" table:formula="of:=[.A566]-factor1" office:value-type="float" office:value="-0.486733644453125" calcext:value-type="float">
            <text:p>-0.4867336445</text:p>
          </table:table-cell>
          <table:table-cell table:style-name="ce6" table:formula="of:=[.B566]-factor2" office:value-type="float" office:value="-0.0201367228984376" calcext:value-type="float">
            <text:p>-0.0201367229</text:p>
          </table:table-cell>
          <table:table-cell table:number-columns-repeated="4"/>
        </table:table-row>
        <table:table-row table:style-name="ro1">
          <table:table-cell office:value-type="float" office:value="-0.122284" calcext:value-type="float">
            <text:p>-0.122284</text:p>
          </table:table-cell>
          <table:table-cell office:value-type="float" office:value="-0.378632" calcext:value-type="float">
            <text:p>-0.378632</text:p>
          </table:table-cell>
          <table:table-cell/>
          <table:table-cell table:style-name="ce6" table:formula="of:=[.A567]-factor1" office:value-type="float" office:value="-0.484383644453125" calcext:value-type="float">
            <text:p>-0.4843836445</text:p>
          </table:table-cell>
          <table:table-cell table:style-name="ce5" table:formula="of:=[.B567]-factor2" office:value-type="float" office:value="0.0459032771015624" calcext:value-type="float">
            <text:p>0.0459032771</text:p>
          </table:table-cell>
          <table:table-cell table:number-columns-repeated="4"/>
        </table:table-row>
        <table:table-row table:style-name="ro1">
          <table:table-cell office:value-type="float" office:value="-0.111877" calcext:value-type="float">
            <text:p>-0.111877</text:p>
          </table:table-cell>
          <table:table-cell office:value-type="float" office:value="-0.313812" calcext:value-type="float">
            <text:p>-0.313812</text:p>
          </table:table-cell>
          <table:table-cell/>
          <table:table-cell table:style-name="ce6" table:formula="of:=[.A568]-factor1" office:value-type="float" office:value="-0.473976644453125" calcext:value-type="float">
            <text:p>-0.4739766445</text:p>
          </table:table-cell>
          <table:table-cell table:style-name="ce5" table:formula="of:=[.B568]-factor2" office:value-type="float" office:value="0.110723277101562" calcext:value-type="float">
            <text:p>0.1107232771</text:p>
          </table:table-cell>
          <table:table-cell table:number-columns-repeated="4"/>
        </table:table-row>
        <table:table-row table:style-name="ro1">
          <table:table-cell office:value-type="float" office:value="-0.0928345" calcext:value-type="float">
            <text:p>-0.0928345</text:p>
          </table:table-cell>
          <table:table-cell office:value-type="float" office:value="-0.252228" calcext:value-type="float">
            <text:p>-0.252228</text:p>
          </table:table-cell>
          <table:table-cell/>
          <table:table-cell table:style-name="ce6" table:formula="of:=[.A569]-factor1" office:value-type="float" office:value="-0.454934144453125" calcext:value-type="float">
            <text:p>-0.4549341445</text:p>
          </table:table-cell>
          <table:table-cell table:style-name="ce5" table:formula="of:=[.B569]-factor2" office:value-type="float" office:value="0.172307277101562" calcext:value-type="float">
            <text:p>0.1723072771</text:p>
          </table:table-cell>
          <table:table-cell table:number-columns-repeated="4"/>
        </table:table-row>
        <table:table-row table:style-name="ro1">
          <table:table-cell office:value-type="float" office:value="-0.0656128" calcext:value-type="float">
            <text:p>-0.0656128</text:p>
          </table:table-cell>
          <table:table-cell office:value-type="float" office:value="-0.194702" calcext:value-type="float">
            <text:p>-0.194702</text:p>
          </table:table-cell>
          <table:table-cell/>
          <table:table-cell table:style-name="ce6" table:formula="of:=[.A570]-factor1" office:value-type="float" office:value="-0.427712444453125" calcext:value-type="float">
            <text:p>-0.4277124445</text:p>
          </table:table-cell>
          <table:table-cell table:style-name="ce5" table:formula="of:=[.B570]-factor2" office:value-type="float" office:value="0.229833277101562" calcext:value-type="float">
            <text:p>0.2298332771</text:p>
          </table:table-cell>
          <table:table-cell table:number-columns-repeated="4"/>
        </table:table-row>
        <table:table-row table:style-name="ro1">
          <table:table-cell office:value-type="float" office:value="-0.0308228" calcext:value-type="float">
            <text:p>-0.0308228</text:p>
          </table:table-cell>
          <table:table-cell office:value-type="float" office:value="-0.142578" calcext:value-type="float">
            <text:p>-0.142578</text:p>
          </table:table-cell>
          <table:table-cell/>
          <table:table-cell table:style-name="ce6" table:formula="of:=[.A571]-factor1" office:value-type="float" office:value="-0.392922444453125" calcext:value-type="float">
            <text:p>-0.3929224445</text:p>
          </table:table-cell>
          <table:table-cell table:style-name="ce5" table:formula="of:=[.B571]-factor2" office:value-type="float" office:value="0.281957277101562" calcext:value-type="float">
            <text:p>0.2819572771</text:p>
          </table:table-cell>
          <table:table-cell table:number-columns-repeated="4"/>
        </table:table-row>
        <table:table-row table:style-name="ro1">
          <table:table-cell office:value-type="float" office:value="0.0125732" calcext:value-type="float">
            <text:p>0.0125732</text:p>
          </table:table-cell>
          <table:table-cell office:value-type="float" office:value="-0.096344" calcext:value-type="float">
            <text:p>-0.096344</text:p>
          </table:table-cell>
          <table:table-cell/>
          <table:table-cell table:style-name="ce6" table:formula="of:=[.A572]-factor1" office:value-type="float" office:value="-0.349526444453125" calcext:value-type="float">
            <text:p>-0.3495264445</text:p>
          </table:table-cell>
          <table:table-cell table:style-name="ce5" table:formula="of:=[.B572]-factor2" office:value-type="float" office:value="0.328191277101562" calcext:value-type="float">
            <text:p>0.3281912771</text:p>
          </table:table-cell>
          <table:table-cell table:number-columns-repeated="4"/>
        </table:table-row>
        <table:table-row table:style-name="ro1">
          <table:table-cell office:value-type="float" office:value="0.0625916" calcext:value-type="float">
            <text:p>0.0625916</text:p>
          </table:table-cell>
          <table:table-cell office:value-type="float" office:value="-0.056488" calcext:value-type="float">
            <text:p>-0.056488</text:p>
          </table:table-cell>
          <table:table-cell/>
          <table:table-cell table:style-name="ce6" table:formula="of:=[.A573]-factor1" office:value-type="float" office:value="-0.299508044453125" calcext:value-type="float">
            <text:p>-0.2995080445</text:p>
          </table:table-cell>
          <table:table-cell table:style-name="ce5" table:formula="of:=[.B573]-factor2" office:value-type="float" office:value="0.368047277101562" calcext:value-type="float">
            <text:p>0.3680472771</text:p>
          </table:table-cell>
          <table:table-cell table:number-columns-repeated="4"/>
        </table:table-row>
        <table:table-row table:style-name="ro1">
          <table:table-cell office:value-type="float" office:value="0.118469" calcext:value-type="float">
            <text:p>0.118469</text:p>
          </table:table-cell>
          <table:table-cell office:value-type="float" office:value="-0.0250549" calcext:value-type="float">
            <text:p>-0.0250549</text:p>
          </table:table-cell>
          <table:table-cell/>
          <table:table-cell table:style-name="ce6" table:formula="of:=[.A574]-factor1" office:value-type="float" office:value="-0.243630644453125" calcext:value-type="float">
            <text:p>-0.2436306445</text:p>
          </table:table-cell>
          <table:table-cell table:style-name="ce5" table:formula="of:=[.B574]-factor2" office:value-type="float" office:value="0.399480377101562" calcext:value-type="float">
            <text:p>0.3994803771</text:p>
          </table:table-cell>
          <table:table-cell table:number-columns-repeated="4"/>
        </table:table-row>
        <table:table-row table:style-name="ro1">
          <table:table-cell office:value-type="float" office:value="0.179504" calcext:value-type="float">
            <text:p>0.179504</text:p>
          </table:table-cell>
          <table:table-cell office:value-type="float" office:value="-0.00131226" calcext:value-type="float">
            <text:p>-0.00131226</text:p>
          </table:table-cell>
          <table:table-cell/>
          <table:table-cell table:style-name="ce6" table:formula="of:=[.A575]-factor1" office:value-type="float" office:value="-0.182595644453125" calcext:value-type="float">
            <text:p>-0.1825956445</text:p>
          </table:table-cell>
          <table:table-cell table:style-name="ce5" table:formula="of:=[.B575]-factor2" office:value-type="float" office:value="0.423223017101562" calcext:value-type="float">
            <text:p>0.4232230171</text:p>
          </table:table-cell>
          <table:table-cell table:number-columns-repeated="4"/>
        </table:table-row>
        <table:table-row table:style-name="ro1">
          <table:table-cell office:value-type="float" office:value="0.24469" calcext:value-type="float">
            <text:p>0.24469</text:p>
          </table:table-cell>
          <table:table-cell office:value-type="float" office:value="0.0145874" calcext:value-type="float">
            <text:p>0.0145874</text:p>
          </table:table-cell>
          <table:table-cell/>
          <table:table-cell table:style-name="ce6" table:formula="of:=[.A576]-factor1" office:value-type="float" office:value="-0.117409644453125" calcext:value-type="float">
            <text:p>-0.1174096445</text:p>
          </table:table-cell>
          <table:table-cell table:style-name="ce5" table:formula="of:=[.B576]-factor2" office:value-type="float" office:value="0.439122677101562" calcext:value-type="float">
            <text:p>0.4391226771</text:p>
          </table:table-cell>
          <table:table-cell table:number-columns-repeated="4"/>
        </table:table-row>
        <table:table-row table:style-name="ro1">
          <table:table-cell office:value-type="float" office:value="0.313324" calcext:value-type="float">
            <text:p>0.313324</text:p>
          </table:table-cell>
          <table:table-cell office:value-type="float" office:value="0.0211487" calcext:value-type="float">
            <text:p>0.0211487</text:p>
          </table:table-cell>
          <table:table-cell/>
          <table:table-cell table:style-name="ce6" table:formula="of:=[.A577]-factor1" office:value-type="float" office:value="-0.0487756444531249" calcext:value-type="float">
            <text:p>-0.0487756445</text:p>
          </table:table-cell>
          <table:table-cell table:style-name="ce5" table:formula="of:=[.B577]-factor2" office:value-type="float" office:value="0.445683977101562" calcext:value-type="float">
            <text:p>0.4456839771</text:p>
          </table:table-cell>
          <table:table-cell table:number-columns-repeated="4"/>
        </table:table-row>
        <table:table-row table:style-name="ro1">
          <table:table-cell office:value-type="float" office:value="0.38266" calcext:value-type="float">
            <text:p>0.38266</text:p>
          </table:table-cell>
          <table:table-cell office:value-type="float" office:value="0.0186768" calcext:value-type="float">
            <text:p>0.0186768</text:p>
          </table:table-cell>
          <table:table-cell/>
          <table:table-cell table:style-name="ce5" table:formula="of:=[.A578]-factor1" office:value-type="float" office:value="0.0205603555468751" calcext:value-type="float">
            <text:p>0.0205603555</text:p>
          </table:table-cell>
          <table:table-cell table:style-name="ce5" table:formula="of:=[.B578]-factor2" office:value-type="float" office:value="0.443212077101562" calcext:value-type="float">
            <text:p>0.4432120771</text:p>
          </table:table-cell>
          <table:table-cell table:number-columns-repeated="4"/>
        </table:table-row>
        <table:table-row table:style-name="ro1">
          <table:table-cell office:value-type="float" office:value="0.452209" calcext:value-type="float">
            <text:p>0.452209</text:p>
          </table:table-cell>
          <table:table-cell office:value-type="float" office:value="0.00628662" calcext:value-type="float">
            <text:p>0.00628662</text:p>
          </table:table-cell>
          <table:table-cell/>
          <table:table-cell table:style-name="ce5" table:formula="of:=[.A579]-factor1" office:value-type="float" office:value="0.0901093555468751" calcext:value-type="float">
            <text:p>0.0901093555</text:p>
          </table:table-cell>
          <table:table-cell table:style-name="ce5" table:formula="of:=[.B579]-factor2" office:value-type="float" office:value="0.430821897101562" calcext:value-type="float">
            <text:p>0.4308218971</text:p>
          </table:table-cell>
          <table:table-cell table:number-columns-repeated="4"/>
        </table:table-row>
        <table:table-row table:style-name="ro1">
          <table:table-cell office:value-type="float" office:value="0.52002" calcext:value-type="float">
            <text:p>0.52002</text:p>
          </table:table-cell>
          <table:table-cell office:value-type="float" office:value="-0.0139465" calcext:value-type="float">
            <text:p>-0.0139465</text:p>
          </table:table-cell>
          <table:table-cell/>
          <table:table-cell table:style-name="ce5" table:formula="of:=[.A580]-factor1" office:value-type="float" office:value="0.157920355546875" calcext:value-type="float">
            <text:p>0.1579203555</text:p>
          </table:table-cell>
          <table:table-cell table:style-name="ce5" table:formula="of:=[.B580]-factor2" office:value-type="float" office:value="0.410588777101562" calcext:value-type="float">
            <text:p>0.4105887771</text:p>
          </table:table-cell>
          <table:table-cell table:number-columns-repeated="4"/>
        </table:table-row>
        <table:table-row table:style-name="ro1">
          <table:table-cell office:value-type="float" office:value="0.585083" calcext:value-type="float">
            <text:p>0.585083</text:p>
          </table:table-cell>
          <table:table-cell office:value-type="float" office:value="-0.0439758" calcext:value-type="float">
            <text:p>-0.0439758</text:p>
          </table:table-cell>
          <table:table-cell/>
          <table:table-cell table:style-name="ce5" table:formula="of:=[.A581]-factor1" office:value-type="float" office:value="0.222983355546875" calcext:value-type="float">
            <text:p>0.2229833555</text:p>
          </table:table-cell>
          <table:table-cell table:style-name="ce5" table:formula="of:=[.B581]-factor2" office:value-type="float" office:value="0.380559477101562" calcext:value-type="float">
            <text:p>0.3805594771</text:p>
          </table:table-cell>
          <table:table-cell table:number-columns-repeated="4"/>
        </table:table-row>
        <table:table-row table:style-name="ro1">
          <table:table-cell office:value-type="float" office:value="0.645233" calcext:value-type="float">
            <text:p>0.645233</text:p>
          </table:table-cell>
          <table:table-cell office:value-type="float" office:value="-0.082428" calcext:value-type="float">
            <text:p>-0.082428</text:p>
          </table:table-cell>
          <table:table-cell/>
          <table:table-cell table:style-name="ce5" table:formula="of:=[.A582]-factor1" office:value-type="float" office:value="0.283133355546875" calcext:value-type="float">
            <text:p>0.2831333555</text:p>
          </table:table-cell>
          <table:table-cell table:style-name="ce5" table:formula="of:=[.B582]-factor2" office:value-type="float" office:value="0.342107277101562" calcext:value-type="float">
            <text:p>0.3421072771</text:p>
          </table:table-cell>
          <table:table-cell table:number-columns-repeated="4"/>
        </table:table-row>
        <table:table-row table:style-name="ro1">
          <table:table-cell office:value-type="float" office:value="0.699951" calcext:value-type="float">
            <text:p>0.699951</text:p>
          </table:table-cell>
          <table:table-cell office:value-type="float" office:value="-0.127228" calcext:value-type="float">
            <text:p>-0.127228</text:p>
          </table:table-cell>
          <table:table-cell/>
          <table:table-cell table:style-name="ce5" table:formula="of:=[.A583]-factor1" office:value-type="float" office:value="0.337851355546875" calcext:value-type="float">
            <text:p>0.3378513555</text:p>
          </table:table-cell>
          <table:table-cell table:style-name="ce5" table:formula="of:=[.B583]-factor2" office:value-type="float" office:value="0.297307277101562" calcext:value-type="float">
            <text:p>0.2973072771</text:p>
          </table:table-cell>
          <table:table-cell table:number-columns-repeated="4"/>
        </table:table-row>
        <table:table-row table:style-name="ro1">
          <table:table-cell office:value-type="float" office:value="0.746948" calcext:value-type="float">
            <text:p>0.746948</text:p>
          </table:table-cell>
          <table:table-cell office:value-type="float" office:value="-0.177979" calcext:value-type="float">
            <text:p>-0.177979</text:p>
          </table:table-cell>
          <table:table-cell/>
          <table:table-cell table:style-name="ce5" table:formula="of:=[.A584]-factor1" office:value-type="float" office:value="0.384848355546875" calcext:value-type="float">
            <text:p>0.3848483555</text:p>
          </table:table-cell>
          <table:table-cell table:style-name="ce5" table:formula="of:=[.B584]-factor2" office:value-type="float" office:value="0.246556277101562" calcext:value-type="float">
            <text:p>0.2465562771</text:p>
          </table:table-cell>
          <table:table-cell table:number-columns-repeated="4"/>
        </table:table-row>
        <table:table-row table:style-name="ro1">
          <table:table-cell office:value-type="float" office:value="0.78772" calcext:value-type="float">
            <text:p>0.78772</text:p>
          </table:table-cell>
          <table:table-cell office:value-type="float" office:value="-0.234863" calcext:value-type="float">
            <text:p>-0.234863</text:p>
          </table:table-cell>
          <table:table-cell/>
          <table:table-cell table:style-name="ce5" table:formula="of:=[.A585]-factor1" office:value-type="float" office:value="0.425620355546875" calcext:value-type="float">
            <text:p>0.4256203555</text:p>
          </table:table-cell>
          <table:table-cell table:style-name="ce5" table:formula="of:=[.B585]-factor2" office:value-type="float" office:value="0.189672277101562" calcext:value-type="float">
            <text:p>0.1896722771</text:p>
          </table:table-cell>
          <table:table-cell table:number-columns-repeated="4"/>
        </table:table-row>
        <table:table-row table:style-name="ro1">
          <table:table-cell office:value-type="float" office:value="0.819427" calcext:value-type="float">
            <text:p>0.819427</text:p>
          </table:table-cell>
          <table:table-cell office:value-type="float" office:value="-0.296753" calcext:value-type="float">
            <text:p>-0.296753</text:p>
          </table:table-cell>
          <table:table-cell/>
          <table:table-cell table:style-name="ce5" table:formula="of:=[.A586]-factor1" office:value-type="float" office:value="0.457327355546875" calcext:value-type="float">
            <text:p>0.4573273555</text:p>
          </table:table-cell>
          <table:table-cell table:style-name="ce5" table:formula="of:=[.B586]-factor2" office:value-type="float" office:value="0.127782277101562" calcext:value-type="float">
            <text:p>0.1277822771</text:p>
          </table:table-cell>
          <table:table-cell table:number-columns-repeated="4"/>
        </table:table-row>
        <table:table-row table:style-name="ro1">
          <table:table-cell office:value-type="float" office:value="0.841858" calcext:value-type="float">
            <text:p>0.841858</text:p>
          </table:table-cell>
          <table:table-cell office:value-type="float" office:value="-0.362854" calcext:value-type="float">
            <text:p>-0.362854</text:p>
          </table:table-cell>
          <table:table-cell/>
          <table:table-cell table:style-name="ce5" table:formula="of:=[.A587]-factor1" office:value-type="float" office:value="0.479758355546875" calcext:value-type="float">
            <text:p>0.4797583555</text:p>
          </table:table-cell>
          <table:table-cell table:style-name="ce5" table:formula="of:=[.B587]-factor2" office:value-type="float" office:value="0.0616812771015623" calcext:value-type="float">
            <text:p>0.0616812771</text:p>
          </table:table-cell>
          <table:table-cell table:number-columns-repeated="4"/>
        </table:table-row>
        <table:table-row table:style-name="ro1">
          <table:table-cell office:value-type="float" office:value="0.855164" calcext:value-type="float">
            <text:p>0.855164</text:p>
          </table:table-cell>
          <table:table-cell office:value-type="float" office:value="-0.432861" calcext:value-type="float">
            <text:p>-0.432861</text:p>
          </table:table-cell>
          <table:table-cell/>
          <table:table-cell table:style-name="ce5" table:formula="of:=[.A588]-factor1" office:value-type="float" office:value="0.493064355546875" calcext:value-type="float">
            <text:p>0.4930643555</text:p>
          </table:table-cell>
          <table:table-cell table:style-name="ce6" table:formula="of:=[.B588]-factor2" office:value-type="float" office:value="-0.00832572289843764" calcext:value-type="float">
            <text:p>-0.0083257229</text:p>
          </table:table-cell>
          <table:table-cell table:number-columns-repeated="4"/>
        </table:table-row>
        <table:table-row table:style-name="ro1">
          <table:table-cell office:value-type="float" office:value="0.855225" calcext:value-type="float">
            <text:p>0.855225</text:p>
          </table:table-cell>
          <table:table-cell office:value-type="float" office:value="-0.50238" calcext:value-type="float">
            <text:p>-0.50238</text:p>
          </table:table-cell>
          <table:table-cell/>
          <table:table-cell table:style-name="ce5" table:formula="of:=[.A589]-factor1" office:value-type="float" office:value="0.493125355546875" calcext:value-type="float">
            <text:p>0.4931253555</text:p>
          </table:table-cell>
          <table:table-cell table:style-name="ce6" table:formula="of:=[.B589]-factor2" office:value-type="float" office:value="-0.0778447228984377" calcext:value-type="float">
            <text:p>-0.0778447229</text:p>
          </table:table-cell>
          <table:table-cell table:number-columns-repeated="4"/>
        </table:table-row>
        <table:table-row table:style-name="ro1">
          <table:table-cell office:value-type="float" office:value="0.847443" calcext:value-type="float">
            <text:p>0.847443</text:p>
          </table:table-cell>
          <table:table-cell office:value-type="float" office:value="-0.572998" calcext:value-type="float">
            <text:p>-0.572998</text:p>
          </table:table-cell>
          <table:table-cell/>
          <table:table-cell table:style-name="ce5" table:formula="of:=[.A590]-factor1" office:value-type="float" office:value="0.485343355546875" calcext:value-type="float">
            <text:p>0.4853433555</text:p>
          </table:table-cell>
          <table:table-cell table:style-name="ce6" table:formula="of:=[.B590]-factor2" office:value-type="float" office:value="-0.148462722898438" calcext:value-type="float">
            <text:p>-0.1484627229</text:p>
          </table:table-cell>
          <table:table-cell table:number-columns-repeated="4"/>
        </table:table-row>
        <table:table-row table:style-name="ro1">
          <table:table-cell office:value-type="float" office:value="0.829254" calcext:value-type="float">
            <text:p>0.829254</text:p>
          </table:table-cell>
          <table:table-cell office:value-type="float" office:value="-0.641327" calcext:value-type="float">
            <text:p>-0.641327</text:p>
          </table:table-cell>
          <table:table-cell/>
          <table:table-cell table:style-name="ce5" table:formula="of:=[.A591]-factor1" office:value-type="float" office:value="0.467154355546875" calcext:value-type="float">
            <text:p>0.4671543555</text:p>
          </table:table-cell>
          <table:table-cell table:style-name="ce6" table:formula="of:=[.B591]-factor2" office:value-type="float" office:value="-0.216791722898438" calcext:value-type="float">
            <text:p>-0.2167917229</text:p>
          </table:table-cell>
          <table:table-cell table:number-columns-repeated="4"/>
        </table:table-row>
        <table:table-row table:style-name="ro1">
          <table:table-cell office:value-type="float" office:value="0.798706" calcext:value-type="float">
            <text:p>0.798706</text:p>
          </table:table-cell>
          <table:table-cell office:value-type="float" office:value="-0.707611" calcext:value-type="float">
            <text:p>-0.707611</text:p>
          </table:table-cell>
          <table:table-cell/>
          <table:table-cell table:style-name="ce5" table:formula="of:=[.A592]-factor1" office:value-type="float" office:value="0.436606355546875" calcext:value-type="float">
            <text:p>0.4366063555</text:p>
          </table:table-cell>
          <table:table-cell table:style-name="ce6" table:formula="of:=[.B592]-factor2" office:value-type="float" office:value="-0.283075722898438" calcext:value-type="float">
            <text:p>-0.2830757229</text:p>
          </table:table-cell>
          <table:table-cell table:number-columns-repeated="4"/>
        </table:table-row>
        <table:table-row table:style-name="ro1">
          <table:table-cell office:value-type="float" office:value="0.757568" calcext:value-type="float">
            <text:p>0.757568</text:p>
          </table:table-cell>
          <table:table-cell office:value-type="float" office:value="-0.768005" calcext:value-type="float">
            <text:p>-0.768005</text:p>
          </table:table-cell>
          <table:table-cell/>
          <table:table-cell table:style-name="ce5" table:formula="of:=[.A593]-factor1" office:value-type="float" office:value="0.395468355546875" calcext:value-type="float">
            <text:p>0.3954683555</text:p>
          </table:table-cell>
          <table:table-cell table:style-name="ce6" table:formula="of:=[.B593]-factor2" office:value-type="float" office:value="-0.343469722898438" calcext:value-type="float">
            <text:p>-0.3434697229</text:p>
          </table:table-cell>
          <table:table-cell table:number-columns-repeated="4"/>
        </table:table-row>
        <table:table-row table:style-name="ro1">
          <table:table-cell office:value-type="float" office:value="0.706451" calcext:value-type="float">
            <text:p>0.706451</text:p>
          </table:table-cell>
          <table:table-cell office:value-type="float" office:value="-0.825043" calcext:value-type="float">
            <text:p>-0.825043</text:p>
          </table:table-cell>
          <table:table-cell/>
          <table:table-cell table:style-name="ce5" table:formula="of:=[.A594]-factor1" office:value-type="float" office:value="0.344351355546875" calcext:value-type="float">
            <text:p>0.3443513555</text:p>
          </table:table-cell>
          <table:table-cell table:style-name="ce6" table:formula="of:=[.B594]-factor2" office:value-type="float" office:value="-0.400507722898438" calcext:value-type="float">
            <text:p>-0.4005077229</text:p>
          </table:table-cell>
          <table:table-cell table:number-columns-repeated="4"/>
        </table:table-row>
        <table:table-row table:style-name="ro1">
          <table:table-cell office:value-type="float" office:value="0.646393" calcext:value-type="float">
            <text:p>0.646393</text:p>
          </table:table-cell>
          <table:table-cell office:value-type="float" office:value="-0.867554" calcext:value-type="float">
            <text:p>-0.867554</text:p>
          </table:table-cell>
          <table:table-cell/>
          <table:table-cell table:style-name="ce5" table:formula="of:=[.A595]-factor1" office:value-type="float" office:value="0.284293355546875" calcext:value-type="float">
            <text:p>0.2842933555</text:p>
          </table:table-cell>
          <table:table-cell table:style-name="ce6" table:formula="of:=[.B595]-factor2" office:value-type="float" office:value="-0.443018722898438" calcext:value-type="float">
            <text:p>-0.4430187229</text:p>
          </table:table-cell>
          <table:table-cell table:number-columns-repeated="4"/>
        </table:table-row>
        <table:table-row table:style-name="ro1">
          <table:table-cell office:value-type="float" office:value="0.578949" calcext:value-type="float">
            <text:p>0.578949</text:p>
          </table:table-cell>
          <table:table-cell office:value-type="float" office:value="-0.911621" calcext:value-type="float">
            <text:p>-0.911621</text:p>
          </table:table-cell>
          <table:table-cell/>
          <table:table-cell table:style-name="ce5" table:formula="of:=[.A596]-factor1" office:value-type="float" office:value="0.216849355546875" calcext:value-type="float">
            <text:p>0.2168493555</text:p>
          </table:table-cell>
          <table:table-cell table:style-name="ce6" table:formula="of:=[.B596]-factor2" office:value-type="float" office:value="-0.487085722898438" calcext:value-type="float">
            <text:p>-0.4870857229</text:p>
          </table:table-cell>
          <table:table-cell table:number-columns-repeated="4"/>
        </table:table-row>
        <table:table-row table:style-name="ro1">
          <table:table-cell office:value-type="float" office:value="0.504761" calcext:value-type="float">
            <text:p>0.504761</text:p>
          </table:table-cell>
          <table:table-cell office:value-type="float" office:value="-0.947235" calcext:value-type="float">
            <text:p>-0.947235</text:p>
          </table:table-cell>
          <table:table-cell/>
          <table:table-cell table:style-name="ce5" table:formula="of:=[.A597]-factor1" office:value-type="float" office:value="0.142661355546875" calcext:value-type="float">
            <text:p>0.1426613555</text:p>
          </table:table-cell>
          <table:table-cell table:style-name="ce6" table:formula="of:=[.B597]-factor2" office:value-type="float" office:value="-0.522699722898438" calcext:value-type="float">
            <text:p>-0.5226997229</text:p>
          </table:table-cell>
          <table:table-cell table:number-columns-repeated="4"/>
        </table:table-row>
        <table:table-row table:style-name="ro1">
          <table:table-cell office:value-type="float" office:value="0.427948" calcext:value-type="float">
            <text:p>0.427948</text:p>
          </table:table-cell>
          <table:table-cell office:value-type="float" office:value="-0.964966" calcext:value-type="float">
            <text:p>-0.964966</text:p>
          </table:table-cell>
          <table:table-cell/>
          <table:table-cell table:style-name="ce5" table:formula="of:=[.A598]-factor1" office:value-type="float" office:value="0.0658483555468751" calcext:value-type="float">
            <text:p>0.0658483555</text:p>
          </table:table-cell>
          <table:table-cell table:style-name="ce6" table:formula="of:=[.B598]-factor2" office:value-type="float" office:value="-0.540430722898438" calcext:value-type="float">
            <text:p>-0.5404307229</text:p>
          </table:table-cell>
          <table:table-cell table:number-columns-repeated="4"/>
        </table:table-row>
        <table:table-row table:style-name="ro1">
          <table:table-cell office:value-type="float" office:value="0.347504" calcext:value-type="float">
            <text:p>0.347504</text:p>
          </table:table-cell>
          <table:table-cell office:value-type="float" office:value="-0.977448" calcext:value-type="float">
            <text:p>-0.977448</text:p>
          </table:table-cell>
          <table:table-cell/>
          <table:table-cell table:style-name="ce6" table:formula="of:=[.A599]-factor1" office:value-type="float" office:value="-0.0145956444531249" calcext:value-type="float">
            <text:p>-0.0145956445</text:p>
          </table:table-cell>
          <table:table-cell table:style-name="ce6" table:formula="of:=[.B599]-factor2" office:value-type="float" office:value="-0.552912722898438" calcext:value-type="float">
            <text:p>-0.5529127229</text:p>
          </table:table-cell>
          <table:table-cell table:number-columns-repeated="4"/>
        </table:table-row>
        <table:table-row table:style-name="ro1">
          <table:table-cell office:value-type="float" office:value="0.265015" calcext:value-type="float">
            <text:p>0.265015</text:p>
          </table:table-cell>
          <table:table-cell office:value-type="float" office:value="-0.975708" calcext:value-type="float">
            <text:p>-0.975708</text:p>
          </table:table-cell>
          <table:table-cell/>
          <table:table-cell table:style-name="ce6" table:formula="of:=[.A600]-factor1" office:value-type="float" office:value="-0.0970846444531249" calcext:value-type="float">
            <text:p>-0.0970846445</text:p>
          </table:table-cell>
          <table:table-cell table:style-name="ce6" table:formula="of:=[.B600]-factor2" office:value-type="float" office:value="-0.551172722898438" calcext:value-type="float">
            <text:p>-0.5511727229</text:p>
          </table:table-cell>
          <table:table-cell table:number-columns-repeated="4"/>
        </table:table-row>
        <table:table-row table:style-name="ro1">
          <table:table-cell office:value-type="float" office:value="0.18222" calcext:value-type="float">
            <text:p>0.18222</text:p>
          </table:table-cell>
          <table:table-cell office:value-type="float" office:value="-0.953247" calcext:value-type="float">
            <text:p>-0.953247</text:p>
          </table:table-cell>
          <table:table-cell/>
          <table:table-cell table:style-name="ce6" table:formula="of:=[.A601]-factor1" office:value-type="float" office:value="-0.179879644453125" calcext:value-type="float">
            <text:p>-0.1798796445</text:p>
          </table:table-cell>
          <table:table-cell table:style-name="ce6" table:formula="of:=[.B601]-factor2" office:value-type="float" office:value="-0.528711722898438" calcext:value-type="float">
            <text:p>-0.5287117229</text:p>
          </table:table-cell>
          <table:table-cell table:number-columns-repeated="4"/>
        </table:table-row>
        <table:table-row table:style-name="ro1">
          <table:table-cell office:value-type="float" office:value="0.10849" calcext:value-type="float">
            <text:p>0.10849</text:p>
          </table:table-cell>
          <table:table-cell office:value-type="float" office:value="-0.93457" calcext:value-type="float">
            <text:p>-0.93457</text:p>
          </table:table-cell>
          <table:table-cell/>
          <table:table-cell table:style-name="ce6" table:formula="of:=[.A602]-factor1" office:value-type="float" office:value="-0.253609644453125" calcext:value-type="float">
            <text:p>-0.2536096445</text:p>
          </table:table-cell>
          <table:table-cell table:style-name="ce6" table:formula="of:=[.B602]-factor2" office:value-type="float" office:value="-0.510034722898438" calcext:value-type="float">
            <text:p>-0.5100347229</text:p>
          </table:table-cell>
          <table:table-cell table:number-columns-repeated="4"/>
        </table:table-row>
        <table:table-row table:style-name="ro1">
          <table:table-cell office:value-type="float" office:value="0.041687" calcext:value-type="float">
            <text:p>0.041687</text:p>
          </table:table-cell>
          <table:table-cell office:value-type="float" office:value="-0.899017" calcext:value-type="float">
            <text:p>-0.899017</text:p>
          </table:table-cell>
          <table:table-cell/>
          <table:table-cell table:style-name="ce6" table:formula="of:=[.A603]-factor1" office:value-type="float" office:value="-0.320412644453125" calcext:value-type="float">
            <text:p>-0.3204126445</text:p>
          </table:table-cell>
          <table:table-cell table:style-name="ce6" table:formula="of:=[.B603]-factor2" office:value-type="float" office:value="-0.474481722898438" calcext:value-type="float">
            <text:p>-0.4744817229</text:p>
          </table:table-cell>
          <table:table-cell table:number-columns-repeated="4"/>
        </table:table-row>
        <table:table-row table:style-name="ro1">
          <table:table-cell office:value-type="float" office:value="-0.0244141" calcext:value-type="float">
            <text:p>-0.0244141</text:p>
          </table:table-cell>
          <table:table-cell office:value-type="float" office:value="-0.846893" calcext:value-type="float">
            <text:p>-0.846893</text:p>
          </table:table-cell>
          <table:table-cell/>
          <table:table-cell table:style-name="ce6" table:formula="of:=[.A604]-factor1" office:value-type="float" office:value="-0.386513744453125" calcext:value-type="float">
            <text:p>-0.3865137445</text:p>
          </table:table-cell>
          <table:table-cell table:style-name="ce6" table:formula="of:=[.B604]-factor2" office:value-type="float" office:value="-0.422357722898438" calcext:value-type="float">
            <text:p>-0.4223577229</text:p>
          </table:table-cell>
          <table:table-cell table:number-columns-repeated="4"/>
        </table:table-row>
        <table:table-row table:style-name="ro1">
          <table:table-cell office:value-type="float" office:value="-0.0788574" calcext:value-type="float">
            <text:p>-0.0788574</text:p>
          </table:table-cell>
          <table:table-cell office:value-type="float" office:value="-0.7901" calcext:value-type="float">
            <text:p>-0.7901</text:p>
          </table:table-cell>
          <table:table-cell/>
          <table:table-cell table:style-name="ce6" table:formula="of:=[.A605]-factor1" office:value-type="float" office:value="-0.440957044453125" calcext:value-type="float">
            <text:p>-0.4409570445</text:p>
          </table:table-cell>
          <table:table-cell table:style-name="ce6" table:formula="of:=[.B605]-factor2" office:value-type="float" office:value="-0.365564722898438" calcext:value-type="float">
            <text:p>-0.3655647229</text:p>
          </table:table-cell>
          <table:table-cell table:number-columns-repeated="4"/>
        </table:table-row>
        <table:table-row table:style-name="ro1">
          <table:table-cell office:value-type="float" office:value="-0.12738" calcext:value-type="float">
            <text:p>-0.12738</text:p>
          </table:table-cell>
          <table:table-cell office:value-type="float" office:value="-0.715149" calcext:value-type="float">
            <text:p>-0.715149</text:p>
          </table:table-cell>
          <table:table-cell/>
          <table:table-cell table:style-name="ce6" table:formula="of:=[.A606]-factor1" office:value-type="float" office:value="-0.489479644453125" calcext:value-type="float">
            <text:p>-0.4894796445</text:p>
          </table:table-cell>
          <table:table-cell table:style-name="ce6" table:formula="of:=[.B606]-factor2" office:value-type="float" office:value="-0.290613722898438" calcext:value-type="float">
            <text:p>-0.2906137229</text:p>
          </table:table-cell>
          <table:table-cell table:number-columns-repeated="4"/>
        </table:table-row>
        <table:table-row table:style-name="ro1">
          <table:table-cell office:value-type="float" office:value="-0.16568" calcext:value-type="float">
            <text:p>-0.16568</text:p>
          </table:table-cell>
          <table:table-cell office:value-type="float" office:value="-0.639099" calcext:value-type="float">
            <text:p>-0.639099</text:p>
          </table:table-cell>
          <table:table-cell/>
          <table:table-cell table:style-name="ce6" table:formula="of:=[.A607]-factor1" office:value-type="float" office:value="-0.527779644453125" calcext:value-type="float">
            <text:p>-0.5277796445</text:p>
          </table:table-cell>
          <table:table-cell table:style-name="ce6" table:formula="of:=[.B607]-factor2" office:value-type="float" office:value="-0.214563722898438" calcext:value-type="float">
            <text:p>-0.2145637229</text:p>
          </table:table-cell>
          <table:table-cell table:number-columns-repeated="4"/>
        </table:table-row>
        <table:table-row table:style-name="ro1">
          <table:table-cell office:value-type="float" office:value="-0.194672" calcext:value-type="float">
            <text:p>-0.194672</text:p>
          </table:table-cell>
          <table:table-cell office:value-type="float" office:value="-0.553558" calcext:value-type="float">
            <text:p>-0.553558</text:p>
          </table:table-cell>
          <table:table-cell/>
          <table:table-cell table:style-name="ce6" table:formula="of:=[.A608]-factor1" office:value-type="float" office:value="-0.556771644453125" calcext:value-type="float">
            <text:p>-0.5567716445</text:p>
          </table:table-cell>
          <table:table-cell table:style-name="ce6" table:formula="of:=[.B608]-factor2" office:value-type="float" office:value="-0.129022722898438" calcext:value-type="float">
            <text:p>-0.1290227229</text:p>
          </table:table-cell>
          <table:table-cell table:number-columns-repeated="4"/>
        </table:table-row>
        <table:table-row table:style-name="ro1">
          <table:table-cell office:value-type="float" office:value="-0.212219" calcext:value-type="float">
            <text:p>-0.212219</text:p>
          </table:table-cell>
          <table:table-cell office:value-type="float" office:value="-0.467133" calcext:value-type="float">
            <text:p>-0.467133</text:p>
          </table:table-cell>
          <table:table-cell/>
          <table:table-cell table:style-name="ce6" table:formula="of:=[.A609]-factor1" office:value-type="float" office:value="-0.574318644453125" calcext:value-type="float">
            <text:p>-0.5743186445</text:p>
          </table:table-cell>
          <table:table-cell table:style-name="ce6" table:formula="of:=[.B609]-factor2" office:value-type="float" office:value="-0.0425977228984376" calcext:value-type="float">
            <text:p>-0.0425977229</text:p>
          </table:table-cell>
          <table:table-cell table:number-columns-repeated="4"/>
        </table:table-row>
        <table:table-row table:style-name="ro1">
          <table:table-cell office:value-type="float" office:value="-0.218689" calcext:value-type="float">
            <text:p>-0.218689</text:p>
          </table:table-cell>
          <table:table-cell office:value-type="float" office:value="-0.378571" calcext:value-type="float">
            <text:p>-0.378571</text:p>
          </table:table-cell>
          <table:table-cell/>
          <table:table-cell table:style-name="ce6" table:formula="of:=[.A610]-factor1" office:value-type="float" office:value="-0.580788644453125" calcext:value-type="float">
            <text:p>-0.5807886445</text:p>
          </table:table-cell>
          <table:table-cell table:style-name="ce5" table:formula="of:=[.B610]-factor2" office:value-type="float" office:value="0.0459642771015624" calcext:value-type="float">
            <text:p>0.0459642771</text:p>
          </table:table-cell>
          <table:table-cell table:number-columns-repeated="4"/>
        </table:table-row>
        <table:table-row table:style-name="ro1">
          <table:table-cell office:value-type="float" office:value="-0.214691" calcext:value-type="float">
            <text:p>-0.214691</text:p>
          </table:table-cell>
          <table:table-cell office:value-type="float" office:value="-0.288452" calcext:value-type="float">
            <text:p>-0.288452</text:p>
          </table:table-cell>
          <table:table-cell/>
          <table:table-cell table:style-name="ce6" table:formula="of:=[.A611]-factor1" office:value-type="float" office:value="-0.576790644453125" calcext:value-type="float">
            <text:p>-0.5767906445</text:p>
          </table:table-cell>
          <table:table-cell table:style-name="ce5" table:formula="of:=[.B611]-factor2" office:value-type="float" office:value="0.136083277101562" calcext:value-type="float">
            <text:p>0.1360832771</text:p>
          </table:table-cell>
          <table:table-cell table:number-columns-repeated="4"/>
        </table:table-row>
        <table:table-row table:style-name="ro1">
          <table:table-cell office:value-type="float" office:value="-0.200378" calcext:value-type="float">
            <text:p>-0.200378</text:p>
          </table:table-cell>
          <table:table-cell office:value-type="float" office:value="-0.200775" calcext:value-type="float">
            <text:p>-0.200775</text:p>
          </table:table-cell>
          <table:table-cell/>
          <table:table-cell table:style-name="ce6" table:formula="of:=[.A612]-factor1" office:value-type="float" office:value="-0.562477644453125" calcext:value-type="float">
            <text:p>-0.5624776445</text:p>
          </table:table-cell>
          <table:table-cell table:style-name="ce5" table:formula="of:=[.B612]-factor2" office:value-type="float" office:value="0.223760277101562" calcext:value-type="float">
            <text:p>0.2237602771</text:p>
          </table:table-cell>
          <table:table-cell table:number-columns-repeated="4"/>
        </table:table-row>
        <table:table-row table:style-name="ro1">
          <table:table-cell office:value-type="float" office:value="-0.178711" calcext:value-type="float">
            <text:p>-0.178711</text:p>
          </table:table-cell>
          <table:table-cell office:value-type="float" office:value="-0.117981" calcext:value-type="float">
            <text:p>-0.117981</text:p>
          </table:table-cell>
          <table:table-cell/>
          <table:table-cell table:style-name="ce6" table:formula="of:=[.A613]-factor1" office:value-type="float" office:value="-0.540810644453125" calcext:value-type="float">
            <text:p>-0.5408106445</text:p>
          </table:table-cell>
          <table:table-cell table:style-name="ce5" table:formula="of:=[.B613]-factor2" office:value-type="float" office:value="0.306554277101562" calcext:value-type="float">
            <text:p>0.3065542771</text:p>
          </table:table-cell>
          <table:table-cell table:number-columns-repeated="4"/>
        </table:table-row>
        <table:table-row table:style-name="ro1">
          <table:table-cell office:value-type="float" office:value="-0.143982" calcext:value-type="float">
            <text:p>-0.143982</text:p>
          </table:table-cell>
          <table:table-cell office:value-type="float" office:value="-0.039856" calcext:value-type="float">
            <text:p>-0.039856</text:p>
          </table:table-cell>
          <table:table-cell/>
          <table:table-cell table:style-name="ce6" table:formula="of:=[.A614]-factor1" office:value-type="float" office:value="-0.506081644453125" calcext:value-type="float">
            <text:p>-0.5060816445</text:p>
          </table:table-cell>
          <table:table-cell table:style-name="ce5" table:formula="of:=[.B614]-factor2" office:value-type="float" office:value="0.384679277101562" calcext:value-type="float">
            <text:p>0.3846792771</text:p>
          </table:table-cell>
          <table:table-cell table:number-columns-repeated="4"/>
        </table:table-row>
        <table:table-row table:style-name="ro1">
          <table:table-cell office:value-type="float" office:value="-0.0976868" calcext:value-type="float">
            <text:p>-0.0976868</text:p>
          </table:table-cell>
          <table:table-cell office:value-type="float" office:value="0.0316467" calcext:value-type="float">
            <text:p>0.0316467</text:p>
          </table:table-cell>
          <table:table-cell/>
          <table:table-cell table:style-name="ce6" table:formula="of:=[.A615]-factor1" office:value-type="float" office:value="-0.459786444453125" calcext:value-type="float">
            <text:p>-0.4597864445</text:p>
          </table:table-cell>
          <table:table-cell table:style-name="ce5" table:formula="of:=[.B615]-factor2" office:value-type="float" office:value="0.456181977101562" calcext:value-type="float">
            <text:p>0.4561819771</text:p>
          </table:table-cell>
          <table:table-cell table:number-columns-repeated="4"/>
        </table:table-row>
        <table:table-row table:style-name="ro1">
          <table:table-cell office:value-type="float" office:value="-0.0453796" calcext:value-type="float">
            <text:p>-0.0453796</text:p>
          </table:table-cell>
          <table:table-cell office:value-type="float" office:value="0.0945435" calcext:value-type="float">
            <text:p>0.0945435</text:p>
          </table:table-cell>
          <table:table-cell/>
          <table:table-cell table:style-name="ce6" table:formula="of:=[.A616]-factor1" office:value-type="float" office:value="-0.407479244453125" calcext:value-type="float">
            <text:p>-0.4074792445</text:p>
          </table:table-cell>
          <table:table-cell table:style-name="ce5" table:formula="of:=[.B616]-factor2" office:value-type="float" office:value="0.519078777101562" calcext:value-type="float">
            <text:p>0.5190787771</text:p>
          </table:table-cell>
          <table:table-cell table:number-columns-repeated="4"/>
        </table:table-row>
        <table:table-row table:style-name="ro1">
          <table:table-cell office:value-type="float" office:value="0.0126648" calcext:value-type="float">
            <text:p>0.0126648</text:p>
          </table:table-cell>
          <table:table-cell office:value-type="float" office:value="0.150116" calcext:value-type="float">
            <text:p>0.150116</text:p>
          </table:table-cell>
          <table:table-cell/>
          <table:table-cell table:style-name="ce6" table:formula="of:=[.A617]-factor1" office:value-type="float" office:value="-0.349434844453125" calcext:value-type="float">
            <text:p>-0.3494348445</text:p>
          </table:table-cell>
          <table:table-cell table:style-name="ce5" table:formula="of:=[.B617]-factor2" office:value-type="float" office:value="0.574651277101562" calcext:value-type="float">
            <text:p>0.5746512771</text:p>
          </table:table-cell>
          <table:table-cell table:number-columns-repeated="4"/>
        </table:table-row>
        <table:table-row table:style-name="ro1">
          <table:table-cell office:value-type="float" office:value="0.0879517" calcext:value-type="float">
            <text:p>0.0879517</text:p>
          </table:table-cell>
          <table:table-cell office:value-type="float" office:value="0.195312" calcext:value-type="float">
            <text:p>0.195312</text:p>
          </table:table-cell>
          <table:table-cell/>
          <table:table-cell table:style-name="ce6" table:formula="of:=[.A618]-factor1" office:value-type="float" office:value="-0.274147944453125" calcext:value-type="float">
            <text:p>-0.2741479445</text:p>
          </table:table-cell>
          <table:table-cell table:style-name="ce5" table:formula="of:=[.B618]-factor2" office:value-type="float" office:value="0.619847277101562" calcext:value-type="float">
            <text:p>0.6198472771</text:p>
          </table:table-cell>
          <table:table-cell table:number-columns-repeated="4"/>
        </table:table-row>
        <table:table-row table:style-name="ro1">
          <table:table-cell office:value-type="float" office:value="0.165955" calcext:value-type="float">
            <text:p>0.165955</text:p>
          </table:table-cell>
          <table:table-cell office:value-type="float" office:value="0.230133" calcext:value-type="float">
            <text:p>0.230133</text:p>
          </table:table-cell>
          <table:table-cell/>
          <table:table-cell table:style-name="ce6" table:formula="of:=[.A619]-factor1" office:value-type="float" office:value="-0.196144644453125" calcext:value-type="float">
            <text:p>-0.1961446445</text:p>
          </table:table-cell>
          <table:table-cell table:style-name="ce5" table:formula="of:=[.B619]-factor2" office:value-type="float" office:value="0.654668277101562" calcext:value-type="float">
            <text:p>0.6546682771</text:p>
          </table:table-cell>
          <table:table-cell table:number-columns-repeated="4"/>
        </table:table-row>
        <table:table-row table:style-name="ro1">
          <table:table-cell office:value-type="float" office:value="0.245819" calcext:value-type="float">
            <text:p>0.245819</text:p>
          </table:table-cell>
          <table:table-cell office:value-type="float" office:value="0.251953" calcext:value-type="float">
            <text:p>0.251953</text:p>
          </table:table-cell>
          <table:table-cell/>
          <table:table-cell table:style-name="ce6" table:formula="of:=[.A620]-factor1" office:value-type="float" office:value="-0.116280644453125" calcext:value-type="float">
            <text:p>-0.1162806445</text:p>
          </table:table-cell>
          <table:table-cell table:style-name="ce5" table:formula="of:=[.B620]-factor2" office:value-type="float" office:value="0.676488277101562" calcext:value-type="float">
            <text:p>0.6764882771</text:p>
          </table:table-cell>
          <table:table-cell table:number-columns-repeated="4"/>
        </table:table-row>
        <table:table-row table:style-name="ro1">
          <table:table-cell office:value-type="float" office:value="0.338715" calcext:value-type="float">
            <text:p>0.338715</text:p>
          </table:table-cell>
          <table:table-cell office:value-type="float" office:value="0.262939" calcext:value-type="float">
            <text:p>0.262939</text:p>
          </table:table-cell>
          <table:table-cell/>
          <table:table-cell table:style-name="ce6" table:formula="of:=[.A621]-factor1" office:value-type="float" office:value="-0.0233846444531249" calcext:value-type="float">
            <text:p>-0.0233846445</text:p>
          </table:table-cell>
          <table:table-cell table:style-name="ce5" table:formula="of:=[.B621]-factor2" office:value-type="float" office:value="0.687474277101562" calcext:value-type="float">
            <text:p>0.6874742771</text:p>
          </table:table-cell>
          <table:table-cell table:number-columns-repeated="4"/>
        </table:table-row>
        <table:table-row table:style-name="ro1">
          <table:table-cell office:value-type="float" office:value="0.422668" calcext:value-type="float">
            <text:p>0.422668</text:p>
          </table:table-cell>
          <table:table-cell office:value-type="float" office:value="0.261993" calcext:value-type="float">
            <text:p>0.261993</text:p>
          </table:table-cell>
          <table:table-cell/>
          <table:table-cell table:style-name="ce5" table:formula="of:=[.A622]-factor1" office:value-type="float" office:value="0.0605683555468751" calcext:value-type="float">
            <text:p>0.0605683555</text:p>
          </table:table-cell>
          <table:table-cell table:style-name="ce5" table:formula="of:=[.B622]-factor2" office:value-type="float" office:value="0.686528277101562" calcext:value-type="float">
            <text:p>0.6865282771</text:p>
          </table:table-cell>
          <table:table-cell table:number-columns-repeated="4"/>
        </table:table-row>
        <table:table-row table:style-name="ro1">
          <table:table-cell office:value-type="float" office:value="0.513123" calcext:value-type="float">
            <text:p>0.513123</text:p>
          </table:table-cell>
          <table:table-cell office:value-type="float" office:value="0.246246" calcext:value-type="float">
            <text:p>0.246246</text:p>
          </table:table-cell>
          <table:table-cell/>
          <table:table-cell table:style-name="ce5" table:formula="of:=[.A623]-factor1" office:value-type="float" office:value="0.151023355546875" calcext:value-type="float">
            <text:p>0.1510233555</text:p>
          </table:table-cell>
          <table:table-cell table:style-name="ce5" table:formula="of:=[.B623]-factor2" office:value-type="float" office:value="0.670781277101562" calcext:value-type="float">
            <text:p>0.6707812771</text:p>
          </table:table-cell>
          <table:table-cell table:number-columns-repeated="4"/>
        </table:table-row>
        <table:table-row table:style-name="ro1">
          <table:table-cell office:value-type="float" office:value="0.598938" calcext:value-type="float">
            <text:p>0.598938</text:p>
          </table:table-cell>
          <table:table-cell office:value-type="float" office:value="0.220825" calcext:value-type="float">
            <text:p>0.220825</text:p>
          </table:table-cell>
          <table:table-cell/>
          <table:table-cell table:style-name="ce5" table:formula="of:=[.A624]-factor1" office:value-type="float" office:value="0.236838355546875" calcext:value-type="float">
            <text:p>0.2368383555</text:p>
          </table:table-cell>
          <table:table-cell table:style-name="ce5" table:formula="of:=[.B624]-factor2" office:value-type="float" office:value="0.645360277101562" calcext:value-type="float">
            <text:p>0.6453602771</text:p>
          </table:table-cell>
          <table:table-cell table:number-columns-repeated="4"/>
        </table:table-row>
        <table:table-row table:style-name="ro1">
          <table:table-cell office:value-type="float" office:value="0.680939" calcext:value-type="float">
            <text:p>0.680939</text:p>
          </table:table-cell>
          <table:table-cell office:value-type="float" office:value="0.181824" calcext:value-type="float">
            <text:p>0.181824</text:p>
          </table:table-cell>
          <table:table-cell/>
          <table:table-cell table:style-name="ce5" table:formula="of:=[.A625]-factor1" office:value-type="float" office:value="0.318839355546875" calcext:value-type="float">
            <text:p>0.3188393555</text:p>
          </table:table-cell>
          <table:table-cell table:style-name="ce5" table:formula="of:=[.B625]-factor2" office:value-type="float" office:value="0.606359277101562" calcext:value-type="float">
            <text:p>0.6063592771</text:p>
          </table:table-cell>
          <table:table-cell table:number-columns-repeated="4"/>
        </table:table-row>
        <table:table-row table:style-name="ro1">
          <table:table-cell office:value-type="float" office:value="0.755249" calcext:value-type="float">
            <text:p>0.755249</text:p>
          </table:table-cell>
          <table:table-cell office:value-type="float" office:value="0.130524" calcext:value-type="float">
            <text:p>0.130524</text:p>
          </table:table-cell>
          <table:table-cell/>
          <table:table-cell table:style-name="ce5" table:formula="of:=[.A626]-factor1" office:value-type="float" office:value="0.393149355546875" calcext:value-type="float">
            <text:p>0.3931493555</text:p>
          </table:table-cell>
          <table:table-cell table:style-name="ce5" table:formula="of:=[.B626]-factor2" office:value-type="float" office:value="0.555059277101562" calcext:value-type="float">
            <text:p>0.5550592771</text:p>
          </table:table-cell>
          <table:table-cell table:number-columns-repeated="4"/>
        </table:table-row>
        <table:table-row table:style-name="ro1">
          <table:table-cell office:value-type="float" office:value="0.82373" calcext:value-type="float">
            <text:p>0.82373</text:p>
          </table:table-cell>
          <table:table-cell office:value-type="float" office:value="0.0691833" calcext:value-type="float">
            <text:p>0.0691833</text:p>
          </table:table-cell>
          <table:table-cell/>
          <table:table-cell table:style-name="ce5" table:formula="of:=[.A627]-factor1" office:value-type="float" office:value="0.461630355546875" calcext:value-type="float">
            <text:p>0.4616303555</text:p>
          </table:table-cell>
          <table:table-cell table:style-name="ce5" table:formula="of:=[.B627]-factor2" office:value-type="float" office:value="0.493718577101562" calcext:value-type="float">
            <text:p>0.4937185771</text:p>
          </table:table-cell>
          <table:table-cell table:number-columns-repeated="4"/>
        </table:table-row>
        <table:table-row table:style-name="ro1">
          <table:table-cell office:value-type="float" office:value="0.882172" calcext:value-type="float">
            <text:p>0.882172</text:p>
          </table:table-cell>
          <table:table-cell office:value-type="float" office:value="-0.000762939" calcext:value-type="float">
            <text:p>-0.000762939</text:p>
          </table:table-cell>
          <table:table-cell/>
          <table:table-cell table:style-name="ce5" table:formula="of:=[.A628]-factor1" office:value-type="float" office:value="0.520072355546875" calcext:value-type="float">
            <text:p>0.5200723555</text:p>
          </table:table-cell>
          <table:table-cell table:style-name="ce5" table:formula="of:=[.B628]-factor2" office:value-type="float" office:value="0.423772338101562" calcext:value-type="float">
            <text:p>0.4237723381</text:p>
          </table:table-cell>
          <table:table-cell table:number-columns-repeated="4"/>
        </table:table-row>
        <table:table-row table:style-name="ro1">
          <table:table-cell office:value-type="float" office:value="0.92865" calcext:value-type="float">
            <text:p>0.92865</text:p>
          </table:table-cell>
          <table:table-cell office:value-type="float" office:value="-0.0801392" calcext:value-type="float">
            <text:p>-0.0801392</text:p>
          </table:table-cell>
          <table:table-cell/>
          <table:table-cell table:style-name="ce5" table:formula="of:=[.A629]-factor1" office:value-type="float" office:value="0.566550355546875" calcext:value-type="float">
            <text:p>0.5665503555</text:p>
          </table:table-cell>
          <table:table-cell table:style-name="ce5" table:formula="of:=[.B629]-factor2" office:value-type="float" office:value="0.344396077101562" calcext:value-type="float">
            <text:p>0.3443960771</text:p>
          </table:table-cell>
          <table:table-cell table:number-columns-repeated="4"/>
        </table:table-row>
        <table:table-row table:style-name="ro1">
          <table:table-cell office:value-type="float" office:value="0.966339" calcext:value-type="float">
            <text:p>0.966339</text:p>
          </table:table-cell>
          <table:table-cell office:value-type="float" office:value="-0.165955" calcext:value-type="float">
            <text:p>-0.165955</text:p>
          </table:table-cell>
          <table:table-cell/>
          <table:table-cell table:style-name="ce5" table:formula="of:=[.A630]-factor1" office:value-type="float" office:value="0.604239355546875" calcext:value-type="float">
            <text:p>0.6042393555</text:p>
          </table:table-cell>
          <table:table-cell table:style-name="ce5" table:formula="of:=[.B630]-factor2" office:value-type="float" office:value="0.258580277101562" calcext:value-type="float">
            <text:p>0.2585802771</text:p>
          </table:table-cell>
          <table:table-cell table:number-columns-repeated="4"/>
        </table:table-row>
        <table:table-row table:style-name="ro1">
          <table:table-cell office:value-type="float" office:value="0.986938" calcext:value-type="float">
            <text:p>0.986938</text:p>
          </table:table-cell>
          <table:table-cell office:value-type="float" office:value="-0.255798" calcext:value-type="float">
            <text:p>-0.255798</text:p>
          </table:table-cell>
          <table:table-cell/>
          <table:table-cell table:style-name="ce5" table:formula="of:=[.A631]-factor1" office:value-type="float" office:value="0.624838355546875" calcext:value-type="float">
            <text:p>0.6248383555</text:p>
          </table:table-cell>
          <table:table-cell table:style-name="ce5" table:formula="of:=[.B631]-factor2" office:value-type="float" office:value="0.168737277101562" calcext:value-type="float">
            <text:p>0.1687372771</text:p>
          </table:table-cell>
          <table:table-cell table:number-columns-repeated="4"/>
        </table:table-row>
        <table:table-row table:style-name="ro1">
          <table:table-cell office:value-type="float" office:value="0.997162" calcext:value-type="float">
            <text:p>0.997162</text:p>
          </table:table-cell>
          <table:table-cell office:value-type="float" office:value="-0.348816" calcext:value-type="float">
            <text:p>-0.348816</text:p>
          </table:table-cell>
          <table:table-cell/>
          <table:table-cell table:style-name="ce5" table:formula="of:=[.A632]-factor1" office:value-type="float" office:value="0.635062355546875" calcext:value-type="float">
            <text:p>0.6350623555</text:p>
          </table:table-cell>
          <table:table-cell table:style-name="ce5" table:formula="of:=[.B632]-factor2" office:value-type="float" office:value="0.0757192771015624" calcext:value-type="float">
            <text:p>0.0757192771</text:p>
          </table:table-cell>
          <table:table-cell table:number-columns-repeated="4"/>
        </table:table-row>
        <table:table-row table:style-name="ro1">
          <table:table-cell office:value-type="float" office:value="0.992432" calcext:value-type="float">
            <text:p>0.992432</text:p>
          </table:table-cell>
          <table:table-cell office:value-type="float" office:value="-0.447571" calcext:value-type="float">
            <text:p>-0.447571</text:p>
          </table:table-cell>
          <table:table-cell/>
          <table:table-cell table:style-name="ce5" table:formula="of:=[.A633]-factor1" office:value-type="float" office:value="0.630332355546875" calcext:value-type="float">
            <text:p>0.6303323555</text:p>
          </table:table-cell>
          <table:table-cell table:style-name="ce6" table:formula="of:=[.B633]-factor2" office:value-type="float" office:value="-0.0230357228984376" calcext:value-type="float">
            <text:p>-0.0230357229</text:p>
          </table:table-cell>
          <table:table-cell table:number-columns-repeated="4"/>
        </table:table-row>
        <table:table-row table:style-name="ro1">
          <table:table-cell office:value-type="float" office:value="0.971802" calcext:value-type="float">
            <text:p>0.971802</text:p>
          </table:table-cell>
          <table:table-cell office:value-type="float" office:value="-0.542633" calcext:value-type="float">
            <text:p>-0.542633</text:p>
          </table:table-cell>
          <table:table-cell/>
          <table:table-cell table:style-name="ce5" table:formula="of:=[.A634]-factor1" office:value-type="float" office:value="0.609702355546875" calcext:value-type="float">
            <text:p>0.6097023555</text:p>
          </table:table-cell>
          <table:table-cell table:style-name="ce6" table:formula="of:=[.B634]-factor2" office:value-type="float" office:value="-0.118097722898438" calcext:value-type="float">
            <text:p>-0.1180977229</text:p>
          </table:table-cell>
          <table:table-cell table:number-columns-repeated="4"/>
        </table:table-row>
        <table:table-row table:style-name="ro1">
          <table:table-cell office:value-type="float" office:value="0.939117" calcext:value-type="float">
            <text:p>0.939117</text:p>
          </table:table-cell>
          <table:table-cell office:value-type="float" office:value="-0.633179" calcext:value-type="float">
            <text:p>-0.633179</text:p>
          </table:table-cell>
          <table:table-cell/>
          <table:table-cell table:style-name="ce5" table:formula="of:=[.A635]-factor1" office:value-type="float" office:value="0.577017355546875" calcext:value-type="float">
            <text:p>0.5770173555</text:p>
          </table:table-cell>
          <table:table-cell table:style-name="ce6" table:formula="of:=[.B635]-factor2" office:value-type="float" office:value="-0.208643722898438" calcext:value-type="float">
            <text:p>-0.2086437229</text:p>
          </table:table-cell>
          <table:table-cell table:number-columns-repeated="4"/>
        </table:table-row>
        <table:table-row table:style-name="ro1">
          <table:table-cell office:value-type="float" office:value="0.890594" calcext:value-type="float">
            <text:p>0.890594</text:p>
          </table:table-cell>
          <table:table-cell office:value-type="float" office:value="-0.720306" calcext:value-type="float">
            <text:p>-0.720306</text:p>
          </table:table-cell>
          <table:table-cell/>
          <table:table-cell table:style-name="ce5" table:formula="of:=[.A636]-factor1" office:value-type="float" office:value="0.528494355546875" calcext:value-type="float">
            <text:p>0.5284943555</text:p>
          </table:table-cell>
          <table:table-cell table:style-name="ce6" table:formula="of:=[.B636]-factor2" office:value-type="float" office:value="-0.295770722898438" calcext:value-type="float">
            <text:p>-0.2957707229</text:p>
          </table:table-cell>
          <table:table-cell table:number-columns-repeated="4"/>
        </table:table-row>
        <table:table-row table:style-name="ro1">
          <table:table-cell office:value-type="float" office:value="0.828369" calcext:value-type="float">
            <text:p>0.828369</text:p>
          </table:table-cell>
          <table:table-cell office:value-type="float" office:value="-0.80069" calcext:value-type="float">
            <text:p>-0.80069</text:p>
          </table:table-cell>
          <table:table-cell/>
          <table:table-cell table:style-name="ce5" table:formula="of:=[.A637]-factor1" office:value-type="float" office:value="0.466269355546875" calcext:value-type="float">
            <text:p>0.4662693555</text:p>
          </table:table-cell>
          <table:table-cell table:style-name="ce6" table:formula="of:=[.B637]-factor2" office:value-type="float" office:value="-0.376154722898438" calcext:value-type="float">
            <text:p>-0.3761547229</text:p>
          </table:table-cell>
          <table:table-cell table:number-columns-repeated="4"/>
        </table:table-row>
        <table:table-row table:style-name="ro1">
          <table:table-cell office:value-type="float" office:value="0.753845" calcext:value-type="float">
            <text:p>0.753845</text:p>
          </table:table-cell>
          <table:table-cell office:value-type="float" office:value="-0.872314" calcext:value-type="float">
            <text:p>-0.872314</text:p>
          </table:table-cell>
          <table:table-cell/>
          <table:table-cell table:style-name="ce5" table:formula="of:=[.A638]-factor1" office:value-type="float" office:value="0.391745355546875" calcext:value-type="float">
            <text:p>0.3917453555</text:p>
          </table:table-cell>
          <table:table-cell table:style-name="ce6" table:formula="of:=[.B638]-factor2" office:value-type="float" office:value="-0.447778722898438" calcext:value-type="float">
            <text:p>-0.4477787229</text:p>
          </table:table-cell>
          <table:table-cell table:number-columns-repeated="4"/>
        </table:table-row>
        <table:table-row table:style-name="ro1">
          <table:table-cell office:value-type="float" office:value="0.670166" calcext:value-type="float">
            <text:p>0.670166</text:p>
          </table:table-cell>
          <table:table-cell office:value-type="float" office:value="-0.935913" calcext:value-type="float">
            <text:p>-0.935913</text:p>
          </table:table-cell>
          <table:table-cell/>
          <table:table-cell table:style-name="ce5" table:formula="of:=[.A639]-factor1" office:value-type="float" office:value="0.308066355546875" calcext:value-type="float">
            <text:p>0.3080663555</text:p>
          </table:table-cell>
          <table:table-cell table:style-name="ce6" table:formula="of:=[.B639]-factor2" office:value-type="float" office:value="-0.511377722898438" calcext:value-type="float">
            <text:p>-0.5113777229</text:p>
          </table:table-cell>
          <table:table-cell table:number-columns-repeated="4"/>
        </table:table-row>
        <table:table-row table:style-name="ro1">
          <table:table-cell office:value-type="float" office:value="0.580933" calcext:value-type="float">
            <text:p>0.580933</text:p>
          </table:table-cell>
          <table:table-cell office:value-type="float" office:value="-0.987427" calcext:value-type="float">
            <text:p>-0.987427</text:p>
          </table:table-cell>
          <table:table-cell/>
          <table:table-cell table:style-name="ce5" table:formula="of:=[.A640]-factor1" office:value-type="float" office:value="0.218833355546875" calcext:value-type="float">
            <text:p>0.2188333555</text:p>
          </table:table-cell>
          <table:table-cell table:style-name="ce6" table:formula="of:=[.B640]-factor2" office:value-type="float" office:value="-0.562891722898438" calcext:value-type="float">
            <text:p>-0.5628917229</text:p>
          </table:table-cell>
          <table:table-cell table:number-columns-repeated="4"/>
        </table:table-row>
        <table:table-row table:style-name="ro1">
          <table:table-cell office:value-type="float" office:value="0.481323" calcext:value-type="float">
            <text:p>0.481323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5" table:formula="of:=[.A641]-factor1" office:value-type="float" office:value="0.119223355546875" calcext:value-type="float">
            <text:p>0.1192233555</text:p>
          </table:table-cell>
          <table:table-cell table:style-name="ce6" table:formula="of:=[.B641]-factor2" office:value-type="float" office:value="-0.575464722898438" calcext:value-type="float">
            <text:p>-0.5754647229</text:p>
          </table:table-cell>
          <table:table-cell table:number-columns-repeated="4"/>
        </table:table-row>
        <table:table-row table:style-name="ro1">
          <table:table-cell office:value-type="float" office:value="0.380188" calcext:value-type="float">
            <text:p>0.380188</text:p>
          </table:table-cell>
          <table:table-cell office:value-type="float" office:value="-0.999939" calcext:value-type="float">
            <text:p>-0.999939</text:p>
          </table:table-cell>
          <table:table-cell/>
          <table:table-cell table:style-name="ce5" table:formula="of:=[.A642]-factor1" office:value-type="float" office:value="0.018088355546875" calcext:value-type="float">
            <text:p>0.0180883555</text:p>
          </table:table-cell>
          <table:table-cell table:style-name="ce6" table:formula="of:=[.B642]-factor2" office:value-type="float" office:value="-0.575403722898438" calcext:value-type="float">
            <text:p>-0.5754037229</text:p>
          </table:table-cell>
          <table:table-cell table:number-columns-repeated="4"/>
        </table:table-row>
        <table:table-row table:style-name="ro1">
          <table:table-cell office:value-type="float" office:value="0.276215" calcext:value-type="float">
            <text:p>0.27621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643]-factor1" office:value-type="float" office:value="-0.0858846444531249" calcext:value-type="float">
            <text:p>-0.0858846445</text:p>
          </table:table-cell>
          <table:table-cell table:style-name="ce6" table:formula="of:=[.B643]-factor2" office:value-type="float" office:value="-0.575464722898438" calcext:value-type="float">
            <text:p>-0.5754647229</text:p>
          </table:table-cell>
          <table:table-cell table:number-columns-repeated="4"/>
        </table:table-row>
        <table:table-row table:style-name="ro1">
          <table:table-cell office:value-type="float" office:value="0.174805" calcext:value-type="float">
            <text:p>0.17480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644]-factor1" office:value-type="float" office:value="-0.187294644453125" calcext:value-type="float">
            <text:p>-0.1872946445</text:p>
          </table:table-cell>
          <table:table-cell table:style-name="ce6" table:formula="of:=[.B644]-factor2" office:value-type="float" office:value="-0.575464722898438" calcext:value-type="float">
            <text:p>-0.5754647229</text:p>
          </table:table-cell>
          <table:table-cell table:number-columns-repeated="4"/>
        </table:table-row>
        <table:table-row table:style-name="ro1">
          <table:table-cell office:value-type="float" office:value="0.0780334" calcext:value-type="float">
            <text:p>0.0780334</text:p>
          </table:table-cell>
          <table:table-cell office:value-type="float" office:value="-0.999939" calcext:value-type="float">
            <text:p>-0.999939</text:p>
          </table:table-cell>
          <table:table-cell/>
          <table:table-cell table:formula="of:=[.A645]-factor1" office:value-type="float" office:value="-0.284066244453125" calcext:value-type="float">
            <text:p>-0.2840662445</text:p>
          </table:table-cell>
          <table:table-cell table:style-name="ce6" table:formula="of:=[.B645]-factor2" office:value-type="float" office:value="-0.575403722898438" calcext:value-type="float">
            <text:p>-0.5754037229</text:p>
          </table:table-cell>
          <table:table-cell table:number-columns-repeated="4"/>
        </table:table-row>
        <table:table-row table:style-name="ro1">
          <table:table-cell office:value-type="float" office:value="-0.0126038" calcext:value-type="float">
            <text:p>-0.0126038</text:p>
          </table:table-cell>
          <table:table-cell office:value-type="float" office:value="-0.999939" calcext:value-type="float">
            <text:p>-0.999939</text:p>
          </table:table-cell>
          <table:table-cell/>
          <table:table-cell table:formula="of:=[.A646]-factor1" office:value-type="float" office:value="-0.374703444453125" calcext:value-type="float">
            <text:p>-0.3747034445</text:p>
          </table:table-cell>
          <table:table-cell table:style-name="ce6" table:formula="of:=[.B646]-factor2" office:value-type="float" office:value="-0.575403722898438" calcext:value-type="float">
            <text:p>-0.5754037229</text:p>
          </table:table-cell>
          <table:table-cell table:number-columns-repeated="4"/>
        </table:table-row>
        <table:table-row table:style-name="ro1">
          <table:table-cell office:value-type="float" office:value="-0.0939026" calcext:value-type="float">
            <text:p>-0.0939026</text:p>
          </table:table-cell>
          <table:table-cell office:value-type="float" office:value="-0.96048" calcext:value-type="float">
            <text:p>-0.96048</text:p>
          </table:table-cell>
          <table:table-cell/>
          <table:table-cell table:formula="of:=[.A647]-factor1" office:value-type="float" office:value="-0.456002244453125" calcext:value-type="float">
            <text:p>-0.4560022445</text:p>
          </table:table-cell>
          <table:table-cell table:style-name="ce6" table:formula="of:=[.B647]-factor2" office:value-type="float" office:value="-0.535944722898438" calcext:value-type="float">
            <text:p>-0.5359447229</text:p>
          </table:table-cell>
          <table:table-cell table:number-columns-repeated="4"/>
        </table:table-row>
        <table:table-row table:style-name="ro1">
          <table:table-cell office:value-type="float" office:value="-0.166718" calcext:value-type="float">
            <text:p>-0.166718</text:p>
          </table:table-cell>
          <table:table-cell office:value-type="float" office:value="-0.900909" calcext:value-type="float">
            <text:p>-0.900909</text:p>
          </table:table-cell>
          <table:table-cell/>
          <table:table-cell table:formula="of:=[.A648]-factor1" office:value-type="float" office:value="-0.528817644453125" calcext:value-type="float">
            <text:p>-0.5288176445</text:p>
          </table:table-cell>
          <table:table-cell table:style-name="ce6" table:formula="of:=[.B648]-factor2" office:value-type="float" office:value="-0.476373722898438" calcext:value-type="float">
            <text:p>-0.4763737229</text:p>
          </table:table-cell>
          <table:table-cell table:number-columns-repeated="4"/>
        </table:table-row>
        <table:table-row table:style-name="ro1">
          <table:table-cell office:value-type="float" office:value="-0.229187" calcext:value-type="float">
            <text:p>-0.229187</text:p>
          </table:table-cell>
          <table:table-cell office:value-type="float" office:value="-0.829803" calcext:value-type="float">
            <text:p>-0.829803</text:p>
          </table:table-cell>
          <table:table-cell/>
          <table:table-cell table:formula="of:=[.A649]-factor1" office:value-type="float" office:value="-0.591286644453125" calcext:value-type="float">
            <text:p>-0.5912866445</text:p>
          </table:table-cell>
          <table:table-cell table:style-name="ce6" table:formula="of:=[.B649]-factor2" office:value-type="float" office:value="-0.405267722898438" calcext:value-type="float">
            <text:p>-0.4052677229</text:p>
          </table:table-cell>
          <table:table-cell table:number-columns-repeated="4"/>
        </table:table-row>
        <table:table-row table:style-name="ro1">
          <table:table-cell office:value-type="float" office:value="-0.28067" calcext:value-type="float">
            <text:p>-0.28067</text:p>
          </table:table-cell>
          <table:table-cell office:value-type="float" office:value="-0.748444" calcext:value-type="float">
            <text:p>-0.748444</text:p>
          </table:table-cell>
          <table:table-cell/>
          <table:table-cell table:formula="of:=[.A650]-factor1" office:value-type="float" office:value="-0.642769644453125" calcext:value-type="float">
            <text:p>-0.6427696445</text:p>
          </table:table-cell>
          <table:table-cell table:style-name="ce6" table:formula="of:=[.B650]-factor2" office:value-type="float" office:value="-0.323908722898438" calcext:value-type="float">
            <text:p>-0.3239087229</text:p>
          </table:table-cell>
          <table:table-cell table:number-columns-repeated="4"/>
        </table:table-row>
        <table:table-row table:style-name="ro1">
          <table:table-cell office:value-type="float" office:value="-0.321381" calcext:value-type="float">
            <text:p>-0.321381</text:p>
          </table:table-cell>
          <table:table-cell office:value-type="float" office:value="-0.656891" calcext:value-type="float">
            <text:p>-0.656891</text:p>
          </table:table-cell>
          <table:table-cell/>
          <table:table-cell table:formula="of:=[.A651]-factor1" office:value-type="float" office:value="-0.683480644453125" calcext:value-type="float">
            <text:p>-0.6834806445</text:p>
          </table:table-cell>
          <table:table-cell table:style-name="ce6" table:formula="of:=[.B651]-factor2" office:value-type="float" office:value="-0.232355722898438" calcext:value-type="float">
            <text:p>-0.2323557229</text:p>
          </table:table-cell>
          <table:table-cell table:number-columns-repeated="4"/>
        </table:table-row>
        <table:table-row table:style-name="ro1">
          <table:table-cell office:value-type="float" office:value="-0.349915" calcext:value-type="float">
            <text:p>-0.349915</text:p>
          </table:table-cell>
          <table:table-cell office:value-type="float" office:value="-0.561371" calcext:value-type="float">
            <text:p>-0.561371</text:p>
          </table:table-cell>
          <table:table-cell/>
          <table:table-cell table:formula="of:=[.A652]-factor1" office:value-type="float" office:value="-0.712014644453125" calcext:value-type="float">
            <text:p>-0.7120146445</text:p>
          </table:table-cell>
          <table:table-cell table:style-name="ce6" table:formula="of:=[.B652]-factor2" office:value-type="float" office:value="-0.136835722898438" calcext:value-type="float">
            <text:p>-0.1368357229</text:p>
          </table:table-cell>
          <table:table-cell table:number-columns-repeated="4"/>
        </table:table-row>
        <table:table-row table:style-name="ro1">
          <table:table-cell office:value-type="float" office:value="-0.367004" calcext:value-type="float">
            <text:p>-0.367004</text:p>
          </table:table-cell>
          <table:table-cell office:value-type="float" office:value="-0.464661" calcext:value-type="float">
            <text:p>-0.464661</text:p>
          </table:table-cell>
          <table:table-cell/>
          <table:table-cell table:formula="of:=[.A653]-factor1" office:value-type="float" office:value="-0.729103644453125" calcext:value-type="float">
            <text:p>-0.7291036445</text:p>
          </table:table-cell>
          <table:table-cell table:style-name="ce6" table:formula="of:=[.B653]-factor2" office:value-type="float" office:value="-0.0401257228984376" calcext:value-type="float">
            <text:p>-0.0401257229</text:p>
          </table:table-cell>
          <table:table-cell table:number-columns-repeated="4"/>
        </table:table-row>
        <table:table-row table:style-name="ro1">
          <table:table-cell office:value-type="float" office:value="-0.372345" calcext:value-type="float">
            <text:p>-0.372345</text:p>
          </table:table-cell>
          <table:table-cell office:value-type="float" office:value="-0.366455" calcext:value-type="float">
            <text:p>-0.366455</text:p>
          </table:table-cell>
          <table:table-cell/>
          <table:table-cell table:formula="of:=[.A654]-factor1" office:value-type="float" office:value="-0.734444644453125" calcext:value-type="float">
            <text:p>-0.7344446445</text:p>
          </table:table-cell>
          <table:table-cell table:formula="of:=[.B654]-factor2" office:value-type="float" office:value="0.0580802771015624" calcext:value-type="float">
            <text:p>0.0580802771</text:p>
          </table:table-cell>
          <table:table-cell table:number-columns-repeated="4"/>
        </table:table-row>
        <table:table-row table:style-name="ro1">
          <table:table-cell office:value-type="float" office:value="-0.365173" calcext:value-type="float">
            <text:p>-0.365173</text:p>
          </table:table-cell>
          <table:table-cell office:value-type="float" office:value="-0.269165" calcext:value-type="float">
            <text:p>-0.269165</text:p>
          </table:table-cell>
          <table:table-cell/>
          <table:table-cell table:formula="of:=[.A655]-factor1" office:value-type="float" office:value="-0.727272644453125" calcext:value-type="float">
            <text:p>-0.7272726445</text:p>
          </table:table-cell>
          <table:table-cell table:formula="of:=[.B655]-factor2" office:value-type="float" office:value="0.155370277101562" calcext:value-type="float">
            <text:p>0.1553702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347168" calcext:value-type="float">
            <text:p>-0.347168</text:p>
          </table:table-cell>
          <table:table-cell office:value-type="float" office:value="-0.172058" calcext:value-type="float">
            <text:p>-0.172058</text:p>
          </table:table-cell>
          <table:table-cell table:number-columns-repeated="7"/>
        </table:table-row>
        <table:table-row table:style-name="ro1">
          <table:table-cell office:value-type="float" office:value="-0.31839" calcext:value-type="float">
            <text:p>-0.31839</text:p>
          </table:table-cell>
          <table:table-cell office:value-type="float" office:value="-0.0814819" calcext:value-type="float">
            <text:p>-0.0814819</text:p>
          </table:table-cell>
          <table:table-cell table:number-columns-repeated="7"/>
        </table:table-row>
        <table:table-row table:style-name="ro1">
          <table:table-cell office:value-type="float" office:value="-0.279999" calcext:value-type="float">
            <text:p>-0.279999</text:p>
          </table:table-cell>
          <table:table-cell office:value-type="float" office:value="0.00354004" calcext:value-type="float">
            <text:p>0.00354004</text:p>
          </table:table-cell>
          <table:table-cell table:number-columns-repeated="7"/>
        </table:table-row>
        <table:table-row table:style-name="ro1">
          <table:table-cell office:value-type="float" office:value="-0.230621" calcext:value-type="float">
            <text:p>-0.230621</text:p>
          </table:table-cell>
          <table:table-cell office:value-type="float" office:value="0.0816956" calcext:value-type="float">
            <text:p>0.0816956</text:p>
          </table:table-cell>
          <table:table-cell table:number-columns-repeated="7"/>
        </table:table-row>
        <table:table-row table:style-name="ro1">
          <table:table-cell office:value-type="float" office:value="-0.170654" calcext:value-type="float">
            <text:p>-0.170654</text:p>
          </table:table-cell>
          <table:table-cell office:value-type="float" office:value="0.150543" calcext:value-type="float">
            <text:p>0.150543</text:p>
          </table:table-cell>
          <table:table-cell table:number-columns-repeated="7"/>
        </table:table-row>
        <table:table-row table:style-name="ro1">
          <table:table-cell office:value-type="float" office:value="-0.103149" calcext:value-type="float">
            <text:p>-0.103149</text:p>
          </table:table-cell>
          <table:table-cell office:value-type="float" office:value="0.212311" calcext:value-type="float">
            <text:p>0.212311</text:p>
          </table:table-cell>
          <table:table-cell table:number-columns-repeated="7"/>
        </table:table-row>
        <table:table-row table:style-name="ro1">
          <table:table-cell office:value-type="float" office:value="-0.0258179" calcext:value-type="float">
            <text:p>-0.0258179</text:p>
          </table:table-cell>
          <table:table-cell office:value-type="float" office:value="0.263031" calcext:value-type="float">
            <text:p>0.263031</text:p>
          </table:table-cell>
          <table:table-cell table:number-columns-repeated="7"/>
        </table:table-row>
        <table:table-row table:style-name="ro1">
          <table:table-cell office:value-type="float" office:value="0.0585938" calcext:value-type="float">
            <text:p>0.0585938</text:p>
          </table:table-cell>
          <table:table-cell office:value-type="float" office:value="0.302979" calcext:value-type="float">
            <text:p>0.302979</text:p>
          </table:table-cell>
          <table:table-cell table:number-columns-repeated="7"/>
        </table:table-row>
        <table:table-row table:style-name="ro1">
          <table:table-cell office:value-type="float" office:value="0.147278" calcext:value-type="float">
            <text:p>0.147278</text:p>
          </table:table-cell>
          <table:table-cell office:value-type="float" office:value="0.331818" calcext:value-type="float">
            <text:p>0.331818</text:p>
          </table:table-cell>
          <table:table-cell table:number-columns-repeated="7"/>
        </table:table-row>
        <table:table-row table:style-name="ro1">
          <table:table-cell office:value-type="float" office:value="0.24115" calcext:value-type="float">
            <text:p>0.24115</text:p>
          </table:table-cell>
          <table:table-cell office:value-type="float" office:value="0.348297" calcext:value-type="float">
            <text:p>0.348297</text:p>
          </table:table-cell>
          <table:table-cell table:number-columns-repeated="7"/>
        </table:table-row>
        <table:table-row table:style-name="ro1">
          <table:table-cell office:value-type="float" office:value="0.335236" calcext:value-type="float">
            <text:p>0.335236</text:p>
          </table:table-cell>
          <table:table-cell office:value-type="float" office:value="0.352753" calcext:value-type="float">
            <text:p>0.352753</text:p>
          </table:table-cell>
          <table:table-cell table:number-columns-repeated="7"/>
        </table:table-row>
        <table:table-row table:style-name="ro1">
          <table:table-cell office:value-type="float" office:value="0.429016" calcext:value-type="float">
            <text:p>0.429016</text:p>
          </table:table-cell>
          <table:table-cell office:value-type="float" office:value="0.34436" calcext:value-type="float">
            <text:p>0.34436</text:p>
          </table:table-cell>
          <table:table-cell table:number-columns-repeated="7"/>
        </table:table-row>
        <table:table-row table:style-name="ro1">
          <table:table-cell office:value-type="float" office:value="0.521057" calcext:value-type="float">
            <text:p>0.521057</text:p>
          </table:table-cell>
          <table:table-cell office:value-type="float" office:value="0.322571" calcext:value-type="float">
            <text:p>0.322571</text:p>
          </table:table-cell>
          <table:table-cell table:number-columns-repeated="7"/>
        </table:table-row>
        <table:table-row table:style-name="ro1">
          <table:table-cell office:value-type="float" office:value="0.607819" calcext:value-type="float">
            <text:p>0.607819</text:p>
          </table:table-cell>
          <table:table-cell office:value-type="float" office:value="0.2883" calcext:value-type="float">
            <text:p>0.2883</text:p>
          </table:table-cell>
          <table:table-cell table:number-columns-repeated="7"/>
        </table:table-row>
        <table:table-row table:style-name="ro1">
          <table:table-cell office:value-type="float" office:value="0.689636" calcext:value-type="float">
            <text:p>0.689636</text:p>
          </table:table-cell>
          <table:table-cell office:value-type="float" office:value="0.24295" calcext:value-type="float">
            <text:p>0.24295</text:p>
          </table:table-cell>
          <table:table-cell table:number-columns-repeated="7"/>
        </table:table-row>
        <table:table-row table:style-name="ro1">
          <table:table-cell office:value-type="float" office:value="0.762238" calcext:value-type="float">
            <text:p>0.762238</text:p>
          </table:table-cell>
          <table:table-cell office:value-type="float" office:value="0.187775" calcext:value-type="float">
            <text:p>0.187775</text:p>
          </table:table-cell>
          <table:table-cell table:number-columns-repeated="7"/>
        </table:table-row>
        <table:table-row table:style-name="ro1">
          <table:table-cell office:value-type="float" office:value="0.825623" calcext:value-type="float">
            <text:p>0.825623</text:p>
          </table:table-cell>
          <table:table-cell office:value-type="float" office:value="0.121521" calcext:value-type="float">
            <text:p>0.121521</text:p>
          </table:table-cell>
          <table:table-cell table:number-columns-repeated="7"/>
        </table:table-row>
        <table:table-row table:style-name="ro1">
          <table:table-cell office:value-type="float" office:value="0.874115" calcext:value-type="float">
            <text:p>0.874115</text:p>
          </table:table-cell>
          <table:table-cell office:value-type="float" office:value="0.046936" calcext:value-type="float">
            <text:p>0.046936</text:p>
          </table:table-cell>
          <table:table-cell table:number-columns-repeated="7"/>
        </table:table-row>
        <table:table-row table:style-name="ro1">
          <table:table-cell office:value-type="float" office:value="0.911865" calcext:value-type="float">
            <text:p>0.911865</text:p>
          </table:table-cell>
          <table:table-cell office:value-type="float" office:value="-0.0348206" calcext:value-type="float">
            <text:p>-0.0348206</text:p>
          </table:table-cell>
          <table:table-cell table:number-columns-repeated="7"/>
        </table:table-row>
        <table:table-row table:style-name="ro1">
          <table:table-cell office:value-type="float" office:value="0.941437" calcext:value-type="float">
            <text:p>0.941437</text:p>
          </table:table-cell>
          <table:table-cell office:value-type="float" office:value="-0.121094" calcext:value-type="float">
            <text:p>-0.121094</text:p>
          </table:table-cell>
          <table:table-cell table:number-columns-repeated="7"/>
        </table:table-row>
        <table:table-row table:style-name="ro1">
          <table:table-cell office:value-type="float" office:value="0.948639" calcext:value-type="float">
            <text:p>0.948639</text:p>
          </table:table-cell>
          <table:table-cell office:value-type="float" office:value="-0.21051" calcext:value-type="float">
            <text:p>-0.21051</text:p>
          </table:table-cell>
          <table:table-cell table:number-columns-repeated="7"/>
        </table:table-row>
        <table:table-row table:style-name="ro1">
          <table:table-cell office:value-type="float" office:value="0.945251" calcext:value-type="float">
            <text:p>0.945251</text:p>
          </table:table-cell>
          <table:table-cell office:value-type="float" office:value="-0.302765" calcext:value-type="float">
            <text:p>-0.302765</text:p>
          </table:table-cell>
          <table:table-cell table:number-columns-repeated="7"/>
        </table:table-row>
        <table:table-row table:style-name="ro1">
          <table:table-cell office:value-type="float" office:value="0.928497" calcext:value-type="float">
            <text:p>0.928497</text:p>
          </table:table-cell>
          <table:table-cell office:value-type="float" office:value="-0.391937" calcext:value-type="float">
            <text:p>-0.391937</text:p>
          </table:table-cell>
          <table:table-cell table:number-columns-repeated="7"/>
        </table:table-row>
        <table:table-row table:style-name="ro1">
          <table:table-cell office:value-type="float" office:value="0.892822" calcext:value-type="float">
            <text:p>0.892822</text:p>
          </table:table-cell>
          <table:table-cell office:value-type="float" office:value="-0.479401" calcext:value-type="float">
            <text:p>-0.479401</text:p>
          </table:table-cell>
          <table:table-cell table:number-columns-repeated="7"/>
        </table:table-row>
        <table:table-row table:style-name="ro1">
          <table:table-cell office:value-type="float" office:value="0.843842" calcext:value-type="float">
            <text:p>0.843842</text:p>
          </table:table-cell>
          <table:table-cell office:value-type="float" office:value="-0.561768" calcext:value-type="float">
            <text:p>-0.561768</text:p>
          </table:table-cell>
          <table:table-cell table:number-columns-repeated="7"/>
        </table:table-row>
        <table:table-row table:style-name="ro1">
          <table:table-cell office:value-type="float" office:value="0.783264" calcext:value-type="float">
            <text:p>0.783264</text:p>
          </table:table-cell>
          <table:table-cell office:value-type="float" office:value="-0.636658" calcext:value-type="float">
            <text:p>-0.636658</text:p>
          </table:table-cell>
          <table:table-cell table:number-columns-repeated="7"/>
        </table:table-row>
        <table:table-row table:style-name="ro1">
          <table:table-cell office:value-type="float" office:value="0.709991" calcext:value-type="float">
            <text:p>0.709991</text:p>
          </table:table-cell>
          <table:table-cell office:value-type="float" office:value="-0.703674" calcext:value-type="float">
            <text:p>-0.703674</text:p>
          </table:table-cell>
          <table:table-cell table:number-columns-repeated="7"/>
        </table:table-row>
        <table:table-row table:style-name="ro1">
          <table:table-cell office:value-type="float" office:value="0.629272" calcext:value-type="float">
            <text:p>0.629272</text:p>
          </table:table-cell>
          <table:table-cell office:value-type="float" office:value="-0.760529" calcext:value-type="float">
            <text:p>-0.760529</text:p>
          </table:table-cell>
          <table:table-cell table:number-columns-repeated="7"/>
        </table:table-row>
        <table:table-row table:style-name="ro1">
          <table:table-cell office:value-type="float" office:value="0.54068" calcext:value-type="float">
            <text:p>0.54068</text:p>
          </table:table-cell>
          <table:table-cell office:value-type="float" office:value="-0.80545" calcext:value-type="float">
            <text:p>-0.80545</text:p>
          </table:table-cell>
          <table:table-cell table:number-columns-repeated="7"/>
        </table:table-row>
        <table:table-row table:style-name="ro1">
          <table:table-cell office:value-type="float" office:value="0.448181" calcext:value-type="float">
            <text:p>0.448181</text:p>
          </table:table-cell>
          <table:table-cell office:value-type="float" office:value="-0.839539" calcext:value-type="float">
            <text:p>-0.839539</text:p>
          </table:table-cell>
          <table:table-cell table:number-columns-repeated="7"/>
        </table:table-row>
        <table:table-row table:style-name="ro1">
          <table:table-cell office:value-type="float" office:value="0.35379" calcext:value-type="float">
            <text:p>0.35379</text:p>
          </table:table-cell>
          <table:table-cell office:value-type="float" office:value="-0.856842" calcext:value-type="float">
            <text:p>-0.856842</text:p>
          </table:table-cell>
          <table:table-cell table:number-columns-repeated="7"/>
        </table:table-row>
        <table:table-row table:style-name="ro1">
          <table:table-cell office:value-type="float" office:value="0.257629" calcext:value-type="float">
            <text:p>0.257629</text:p>
          </table:table-cell>
          <table:table-cell office:value-type="float" office:value="-0.865875" calcext:value-type="float">
            <text:p>-0.865875</text:p>
          </table:table-cell>
          <table:table-cell table:number-columns-repeated="7"/>
        </table:table-row>
        <table:table-row table:style-name="ro1">
          <table:table-cell office:value-type="float" office:value="0.164368" calcext:value-type="float">
            <text:p>0.164368</text:p>
          </table:table-cell>
          <table:table-cell office:value-type="float" office:value="-0.862213" calcext:value-type="float">
            <text:p>-0.862213</text:p>
          </table:table-cell>
          <table:table-cell table:number-columns-repeated="7"/>
        </table:table-row>
        <table:table-row table:style-name="ro1">
          <table:table-cell office:value-type="float" office:value="0.0771179" calcext:value-type="float">
            <text:p>0.0771179</text:p>
          </table:table-cell>
          <table:table-cell office:value-type="float" office:value="-0.841431" calcext:value-type="float">
            <text:p>-0.841431</text:p>
          </table:table-cell>
          <table:table-cell table:number-columns-repeated="7"/>
        </table:table-row>
        <table:table-row table:style-name="ro1">
          <table:table-cell office:value-type="float" office:value="-0.00457764" calcext:value-type="float">
            <text:p>-0.00457764</text:p>
          </table:table-cell>
          <table:table-cell office:value-type="float" office:value="-0.813354" calcext:value-type="float">
            <text:p>-0.813354</text:p>
          </table:table-cell>
          <table:table-cell table:number-columns-repeated="7"/>
        </table:table-row>
        <table:table-row table:style-name="ro1">
          <table:table-cell office:value-type="float" office:value="-0.0786133" calcext:value-type="float">
            <text:p>-0.0786133</text:p>
          </table:table-cell>
          <table:table-cell office:value-type="float" office:value="-0.770782" calcext:value-type="float">
            <text:p>-0.770782</text:p>
          </table:table-cell>
          <table:table-cell table:number-columns-repeated="7"/>
        </table:table-row>
        <table:table-row table:style-name="ro1">
          <table:table-cell office:value-type="float" office:value="-0.142822" calcext:value-type="float">
            <text:p>-0.142822</text:p>
          </table:table-cell>
          <table:table-cell office:value-type="float" office:value="-0.716858" calcext:value-type="float">
            <text:p>-0.716858</text:p>
          </table:table-cell>
          <table:table-cell table:number-columns-repeated="7"/>
        </table:table-row>
        <table:table-row table:style-name="ro1">
          <table:table-cell office:value-type="float" office:value="-0.199738" calcext:value-type="float">
            <text:p>-0.199738</text:p>
          </table:table-cell>
          <table:table-cell office:value-type="float" office:value="-0.656464" calcext:value-type="float">
            <text:p>-0.656464</text:p>
          </table:table-cell>
          <table:table-cell table:number-columns-repeated="7"/>
        </table:table-row>
        <table:table-row table:style-name="ro1">
          <table:table-cell office:value-type="float" office:value="-0.246399" calcext:value-type="float">
            <text:p>-0.246399</text:p>
          </table:table-cell>
          <table:table-cell office:value-type="float" office:value="-0.588562" calcext:value-type="float">
            <text:p>-0.588562</text:p>
          </table:table-cell>
          <table:table-cell table:number-columns-repeated="7"/>
        </table:table-row>
        <table:table-row table:style-name="ro1">
          <table:table-cell office:value-type="float" office:value="-0.282043" calcext:value-type="float">
            <text:p>-0.282043</text:p>
          </table:table-cell>
          <table:table-cell office:value-type="float" office:value="-0.513947" calcext:value-type="float">
            <text:p>-0.513947</text:p>
          </table:table-cell>
          <table:table-cell table:number-columns-repeated="7"/>
        </table:table-row>
        <table:table-row table:style-name="ro1">
          <table:table-cell office:value-type="float" office:value="-0.308167" calcext:value-type="float">
            <text:p>-0.308167</text:p>
          </table:table-cell>
          <table:table-cell office:value-type="float" office:value="-0.438202" calcext:value-type="float">
            <text:p>-0.438202</text:p>
          </table:table-cell>
          <table:table-cell table:number-columns-repeated="7"/>
        </table:table-row>
        <table:table-row table:style-name="ro1">
          <table:table-cell office:value-type="float" office:value="-0.323547" calcext:value-type="float">
            <text:p>-0.323547</text:p>
          </table:table-cell>
          <table:table-cell office:value-type="float" office:value="-0.360107" calcext:value-type="float">
            <text:p>-0.360107</text:p>
          </table:table-cell>
          <table:table-cell table:number-columns-repeated="7"/>
        </table:table-row>
        <table:table-row table:style-name="ro1">
          <table:table-cell office:value-type="float" office:value="-0.32901" calcext:value-type="float">
            <text:p>-0.32901</text:p>
          </table:table-cell>
          <table:table-cell office:value-type="float" office:value="-0.283112" calcext:value-type="float">
            <text:p>-0.283112</text:p>
          </table:table-cell>
          <table:table-cell table:number-columns-repeated="7"/>
        </table:table-row>
        <table:table-row table:style-name="ro1">
          <table:table-cell office:value-type="float" office:value="-0.324921" calcext:value-type="float">
            <text:p>-0.324921</text:p>
          </table:table-cell>
          <table:table-cell office:value-type="float" office:value="-0.209015" calcext:value-type="float">
            <text:p>-0.209015</text:p>
          </table:table-cell>
          <table:table-cell table:number-columns-repeated="7"/>
        </table:table-row>
        <table:table-row table:style-name="ro1">
          <table:table-cell office:value-type="float" office:value="-0.311432" calcext:value-type="float">
            <text:p>-0.311432</text:p>
          </table:table-cell>
          <table:table-cell office:value-type="float" office:value="-0.137421" calcext:value-type="float">
            <text:p>-0.137421</text:p>
          </table:table-cell>
          <table:table-cell table:number-columns-repeated="7"/>
        </table:table-row>
        <table:table-row table:style-name="ro1">
          <table:table-cell office:value-type="float" office:value="-0.289856" calcext:value-type="float">
            <text:p>-0.289856</text:p>
          </table:table-cell>
          <table:table-cell office:value-type="float" office:value="-0.069458" calcext:value-type="float">
            <text:p>-0.069458</text:p>
          </table:table-cell>
          <table:table-cell table:number-columns-repeated="7"/>
        </table:table-row>
        <table:table-row table:style-name="ro1">
          <table:table-cell office:value-type="float" office:value="-0.259399" calcext:value-type="float">
            <text:p>-0.259399</text:p>
          </table:table-cell>
          <table:table-cell office:value-type="float" office:value="-0.00637817" calcext:value-type="float">
            <text:p>-0.00637817</text:p>
          </table:table-cell>
          <table:table-cell table:number-columns-repeated="7"/>
        </table:table-row>
        <table:table-row table:style-name="ro1">
          <table:table-cell office:value-type="float" office:value="-0.221741" calcext:value-type="float">
            <text:p>-0.221741</text:p>
          </table:table-cell>
          <table:table-cell office:value-type="float" office:value="0.0498962" calcext:value-type="float">
            <text:p>0.0498962</text:p>
          </table:table-cell>
          <table:table-cell table:number-columns-repeated="7"/>
        </table:table-row>
        <table:table-row table:style-name="ro1">
          <table:table-cell office:value-type="float" office:value="-0.176331" calcext:value-type="float">
            <text:p>-0.176331</text:p>
          </table:table-cell>
          <table:table-cell office:value-type="float" office:value="0.100067" calcext:value-type="float">
            <text:p>0.100067</text:p>
          </table:table-cell>
          <table:table-cell table:number-columns-repeated="7"/>
        </table:table-row>
        <table:table-row table:style-name="ro1">
          <table:table-cell office:value-type="float" office:value="-0.124023" calcext:value-type="float">
            <text:p>-0.124023</text:p>
          </table:table-cell>
          <table:table-cell office:value-type="float" office:value="0.143188" calcext:value-type="float">
            <text:p>0.143188</text:p>
          </table:table-cell>
          <table:table-cell table:number-columns-repeated="7"/>
        </table:table-row>
        <table:table-row table:style-name="ro1">
          <table:table-cell office:value-type="float" office:value="-0.0662537" calcext:value-type="float">
            <text:p>-0.0662537</text:p>
          </table:table-cell>
          <table:table-cell office:value-type="float" office:value="0.177979" calcext:value-type="float">
            <text:p>0.177979</text:p>
          </table:table-cell>
          <table:table-cell table:number-columns-repeated="7"/>
        </table:table-row>
        <table:table-row table:style-name="ro1">
          <table:table-cell office:value-type="float" office:value="-0.00357056" calcext:value-type="float">
            <text:p>-0.00357056</text:p>
          </table:table-cell>
          <table:table-cell office:value-type="float" office:value="0.203827" calcext:value-type="float">
            <text:p>0.203827</text:p>
          </table:table-cell>
          <table:table-cell table:number-columns-repeated="7"/>
        </table:table-row>
        <table:table-row table:style-name="ro1">
          <table:table-cell office:value-type="float" office:value="0.0629578" calcext:value-type="float">
            <text:p>0.0629578</text:p>
          </table:table-cell>
          <table:table-cell office:value-type="float" office:value="0.220886" calcext:value-type="float">
            <text:p>0.220886</text:p>
          </table:table-cell>
          <table:table-cell table:number-columns-repeated="7"/>
        </table:table-row>
        <table:table-row table:style-name="ro1">
          <table:table-cell office:value-type="float" office:value="0.131378" calcext:value-type="float">
            <text:p>0.131378</text:p>
          </table:table-cell>
          <table:table-cell office:value-type="float" office:value="0.228882" calcext:value-type="float">
            <text:p>0.228882</text:p>
          </table:table-cell>
          <table:table-cell table:number-columns-repeated="7"/>
        </table:table-row>
        <table:table-row table:style-name="ro1">
          <table:table-cell office:value-type="float" office:value="0.201385" calcext:value-type="float">
            <text:p>0.201385</text:p>
          </table:table-cell>
          <table:table-cell office:value-type="float" office:value="0.228088" calcext:value-type="float">
            <text:p>0.228088</text:p>
          </table:table-cell>
          <table:table-cell table:number-columns-repeated="7"/>
        </table:table-row>
        <table:table-row table:style-name="ro1">
          <table:table-cell office:value-type="float" office:value="0.270416" calcext:value-type="float">
            <text:p>0.270416</text:p>
          </table:table-cell>
          <table:table-cell office:value-type="float" office:value="0.218048" calcext:value-type="float">
            <text:p>0.218048</text:p>
          </table:table-cell>
          <table:table-cell table:number-columns-repeated="7"/>
        </table:table-row>
        <table:table-row table:style-name="ro1">
          <table:table-cell office:value-type="float" office:value="0.337189" calcext:value-type="float">
            <text:p>0.337189</text:p>
          </table:table-cell>
          <table:table-cell office:value-type="float" office:value="0.197845" calcext:value-type="float">
            <text:p>0.197845</text:p>
          </table:table-cell>
          <table:table-cell table:number-columns-repeated="7"/>
        </table:table-row>
        <table:table-row table:style-name="ro1">
          <table:table-cell office:value-type="float" office:value="0.401398" calcext:value-type="float">
            <text:p>0.401398</text:p>
          </table:table-cell>
          <table:table-cell office:value-type="float" office:value="0.169098" calcext:value-type="float">
            <text:p>0.169098</text:p>
          </table:table-cell>
          <table:table-cell table:number-columns-repeated="7"/>
        </table:table-row>
        <table:table-row table:style-name="ro1">
          <table:table-cell office:value-type="float" office:value="0.460144" calcext:value-type="float">
            <text:p>0.460144</text:p>
          </table:table-cell>
          <table:table-cell office:value-type="float" office:value="0.133362" calcext:value-type="float">
            <text:p>0.133362</text:p>
          </table:table-cell>
          <table:table-cell table:number-columns-repeated="7"/>
        </table:table-row>
        <table:table-row table:style-name="ro1">
          <table:table-cell office:value-type="float" office:value="0.513367" calcext:value-type="float">
            <text:p>0.513367</text:p>
          </table:table-cell>
          <table:table-cell office:value-type="float" office:value="0.0881653" calcext:value-type="float">
            <text:p>0.0881653</text:p>
          </table:table-cell>
          <table:table-cell table:number-columns-repeated="7"/>
        </table:table-row>
        <table:table-row table:style-name="ro1">
          <table:table-cell office:value-type="float" office:value="0.559265" calcext:value-type="float">
            <text:p>0.559265</text:p>
          </table:table-cell>
          <table:table-cell office:value-type="float" office:value="0.0367432" calcext:value-type="float">
            <text:p>0.0367432</text:p>
          </table:table-cell>
          <table:table-cell table:number-columns-repeated="7"/>
        </table:table-row>
        <table:table-row table:style-name="ro1">
          <table:table-cell office:value-type="float" office:value="0.596985" calcext:value-type="float">
            <text:p>0.596985</text:p>
          </table:table-cell>
          <table:table-cell office:value-type="float" office:value="-0.0200195" calcext:value-type="float">
            <text:p>-0.0200195</text:p>
          </table:table-cell>
          <table:table-cell table:number-columns-repeated="7"/>
        </table:table-row>
        <table:table-row table:style-name="ro1">
          <table:table-cell office:value-type="float" office:value="0.625153" calcext:value-type="float">
            <text:p>0.625153</text:p>
          </table:table-cell>
          <table:table-cell office:value-type="float" office:value="-0.0832214" calcext:value-type="float">
            <text:p>-0.0832214</text:p>
          </table:table-cell>
          <table:table-cell table:number-columns-repeated="7"/>
        </table:table-row>
        <table:table-row table:style-name="ro1">
          <table:table-cell office:value-type="float" office:value="0.64566" calcext:value-type="float">
            <text:p>0.64566</text:p>
          </table:table-cell>
          <table:table-cell office:value-type="float" office:value="-0.149506" calcext:value-type="float">
            <text:p>-0.149506</text:p>
          </table:table-cell>
          <table:table-cell table:number-columns-repeated="7"/>
        </table:table-row>
        <table:table-row table:style-name="ro1">
          <table:table-cell office:value-type="float" office:value="0.653961" calcext:value-type="float">
            <text:p>0.653961</text:p>
          </table:table-cell>
          <table:table-cell office:value-type="float" office:value="-0.218811" calcext:value-type="float">
            <text:p>-0.218811</text:p>
          </table:table-cell>
          <table:table-cell table:number-columns-repeated="7"/>
        </table:table-row>
        <table:table-row table:style-name="ro1">
          <table:table-cell office:value-type="float" office:value="0.651886" calcext:value-type="float">
            <text:p>0.651886</text:p>
          </table:table-cell>
          <table:table-cell office:value-type="float" office:value="-0.289124" calcext:value-type="float">
            <text:p>-0.289124</text:p>
          </table:table-cell>
          <table:table-cell table:number-columns-repeated="7"/>
        </table:table-row>
        <table:table-row table:style-name="ro1">
          <table:table-cell office:value-type="float" office:value="0.640045" calcext:value-type="float">
            <text:p>0.640045</text:p>
          </table:table-cell>
          <table:table-cell office:value-type="float" office:value="-0.358673" calcext:value-type="float">
            <text:p>-0.358673</text:p>
          </table:table-cell>
          <table:table-cell table:number-columns-repeated="7"/>
        </table:table-row>
        <table:table-row table:style-name="ro1">
          <table:table-cell office:value-type="float" office:value="0.616699" calcext:value-type="float">
            <text:p>0.616699</text:p>
          </table:table-cell>
          <table:table-cell office:value-type="float" office:value="-0.426422" calcext:value-type="float">
            <text:p>-0.426422</text:p>
          </table:table-cell>
          <table:table-cell table:number-columns-repeated="7"/>
        </table:table-row>
        <table:table-row table:style-name="ro1">
          <table:table-cell office:value-type="float" office:value="0.580963" calcext:value-type="float">
            <text:p>0.580963</text:p>
          </table:table-cell>
          <table:table-cell office:value-type="float" office:value="-0.489655" calcext:value-type="float">
            <text:p>-0.489655</text:p>
          </table:table-cell>
          <table:table-cell table:number-columns-repeated="7"/>
        </table:table-row>
        <table:table-row table:style-name="ro1">
          <table:table-cell office:value-type="float" office:value="0.538971" calcext:value-type="float">
            <text:p>0.538971</text:p>
          </table:table-cell>
          <table:table-cell office:value-type="float" office:value="-0.549469" calcext:value-type="float">
            <text:p>-0.549469</text:p>
          </table:table-cell>
          <table:table-cell table:number-columns-repeated="7"/>
        </table:table-row>
        <table:table-row table:style-name="ro1">
          <table:table-cell office:value-type="float" office:value="0.487854" calcext:value-type="float">
            <text:p>0.487854</text:p>
          </table:table-cell>
          <table:table-cell office:value-type="float" office:value="-0.602661" calcext:value-type="float">
            <text:p>-0.602661</text:p>
          </table:table-cell>
          <table:table-cell table:number-columns-repeated="7"/>
        </table:table-row>
        <table:table-row table:style-name="ro1">
          <table:table-cell office:value-type="float" office:value="0.427277" calcext:value-type="float">
            <text:p>0.427277</text:p>
          </table:table-cell>
          <table:table-cell office:value-type="float" office:value="-0.64859" calcext:value-type="float">
            <text:p>-0.64859</text:p>
          </table:table-cell>
          <table:table-cell table:number-columns-repeated="7"/>
        </table:table-row>
        <table:table-row table:style-name="ro1">
          <table:table-cell office:value-type="float" office:value="0.36261" calcext:value-type="float">
            <text:p>0.36261</text:p>
          </table:table-cell>
          <table:table-cell office:value-type="float" office:value="-0.686401" calcext:value-type="float">
            <text:p>-0.686401</text:p>
          </table:table-cell>
          <table:table-cell table:number-columns-repeated="7"/>
        </table:table-row>
        <table:table-row table:style-name="ro1">
          <table:table-cell office:value-type="float" office:value="0.292389" calcext:value-type="float">
            <text:p>0.292389</text:p>
          </table:table-cell>
          <table:table-cell office:value-type="float" office:value="-0.713837" calcext:value-type="float">
            <text:p>-0.713837</text:p>
          </table:table-cell>
          <table:table-cell table:number-columns-repeated="7"/>
        </table:table-row>
        <table:table-row table:style-name="ro1">
          <table:table-cell office:value-type="float" office:value="0.219238" calcext:value-type="float">
            <text:p>0.219238</text:p>
          </table:table-cell>
          <table:table-cell office:value-type="float" office:value="-0.733185" calcext:value-type="float">
            <text:p>-0.733185</text:p>
          </table:table-cell>
          <table:table-cell table:number-columns-repeated="7"/>
        </table:table-row>
        <table:table-row table:style-name="ro1">
          <table:table-cell office:value-type="float" office:value="0.146484" calcext:value-type="float">
            <text:p>0.146484</text:p>
          </table:table-cell>
          <table:table-cell office:value-type="float" office:value="-0.741669" calcext:value-type="float">
            <text:p>-0.741669</text:p>
          </table:table-cell>
          <table:table-cell table:number-columns-repeated="7"/>
        </table:table-row>
        <table:table-row table:style-name="ro1">
          <table:table-cell office:value-type="float" office:value="0.0741577" calcext:value-type="float">
            <text:p>0.0741577</text:p>
          </table:table-cell>
          <table:table-cell office:value-type="float" office:value="-0.740204" calcext:value-type="float">
            <text:p>-0.740204</text:p>
          </table:table-cell>
          <table:table-cell table:number-columns-repeated="7"/>
        </table:table-row>
        <table:table-row table:style-name="ro1">
          <table:table-cell office:value-type="float" office:value="0.00411987" calcext:value-type="float">
            <text:p>0.00411987</text:p>
          </table:table-cell>
          <table:table-cell office:value-type="float" office:value="-0.728943" calcext:value-type="float">
            <text:p>-0.728943</text:p>
          </table:table-cell>
          <table:table-cell table:number-columns-repeated="7"/>
        </table:table-row>
        <table:table-row table:style-name="ro1">
          <table:table-cell office:value-type="float" office:value="-0.0615234" calcext:value-type="float">
            <text:p>-0.0615234</text:p>
          </table:table-cell>
          <table:table-cell office:value-type="float" office:value="-0.704407" calcext:value-type="float">
            <text:p>-0.704407</text:p>
          </table:table-cell>
          <table:table-cell table:number-columns-repeated="7"/>
        </table:table-row>
        <table:table-row table:style-name="ro1">
          <table:table-cell office:value-type="float" office:value="-0.121826" calcext:value-type="float">
            <text:p>-0.121826</text:p>
          </table:table-cell>
          <table:table-cell office:value-type="float" office:value="-0.671387" calcext:value-type="float">
            <text:p>-0.671387</text:p>
          </table:table-cell>
          <table:table-cell table:number-columns-repeated="7"/>
        </table:table-row>
        <table:table-row table:style-name="ro1">
          <table:table-cell office:value-type="float" office:value="-0.176086" calcext:value-type="float">
            <text:p>-0.176086</text:p>
          </table:table-cell>
          <table:table-cell office:value-type="float" office:value="-0.62915" calcext:value-type="float">
            <text:p>-0.62915</text:p>
          </table:table-cell>
          <table:table-cell table:number-columns-repeated="7"/>
        </table:table-row>
        <table:table-row table:style-name="ro1">
          <table:table-cell office:value-type="float" office:value="-0.222717" calcext:value-type="float">
            <text:p>-0.222717</text:p>
          </table:table-cell>
          <table:table-cell office:value-type="float" office:value="-0.578918" calcext:value-type="float">
            <text:p>-0.578918</text:p>
          </table:table-cell>
          <table:table-cell table:number-columns-repeated="7"/>
        </table:table-row>
        <table:table-row table:style-name="ro1">
          <table:table-cell office:value-type="float" office:value="-0.261688" calcext:value-type="float">
            <text:p>-0.261688</text:p>
          </table:table-cell>
          <table:table-cell office:value-type="float" office:value="-0.520782" calcext:value-type="float">
            <text:p>-0.520782</text:p>
          </table:table-cell>
          <table:table-cell table:number-columns-repeated="7"/>
        </table:table-row>
        <table:table-row table:style-name="ro1">
          <table:table-cell office:value-type="float" office:value="-0.292938" calcext:value-type="float">
            <text:p>-0.292938</text:p>
          </table:table-cell>
          <table:table-cell office:value-type="float" office:value="-0.458954" calcext:value-type="float">
            <text:p>-0.458954</text:p>
          </table:table-cell>
          <table:table-cell table:number-columns-repeated="7"/>
        </table:table-row>
        <table:table-row table:style-name="ro1">
          <table:table-cell office:value-type="float" office:value="-0.314911" calcext:value-type="float">
            <text:p>-0.314911</text:p>
          </table:table-cell>
          <table:table-cell office:value-type="float" office:value="-0.3927" calcext:value-type="float">
            <text:p>-0.3927</text:p>
          </table:table-cell>
          <table:table-cell table:number-columns-repeated="7"/>
        </table:table-row>
        <table:table-row table:style-name="ro1">
          <table:table-cell office:value-type="float" office:value="-0.327881" calcext:value-type="float">
            <text:p>-0.327881</text:p>
          </table:table-cell>
          <table:table-cell office:value-type="float" office:value="-0.322144" calcext:value-type="float">
            <text:p>-0.322144</text:p>
          </table:table-cell>
          <table:table-cell table:number-columns-repeated="7"/>
        </table:table-row>
        <table:table-row table:style-name="ro1">
          <table:table-cell office:value-type="float" office:value="-0.331848" calcext:value-type="float">
            <text:p>-0.331848</text:p>
          </table:table-cell>
          <table:table-cell office:value-type="float" office:value="-0.252686" calcext:value-type="float">
            <text:p>-0.252686</text:p>
          </table:table-cell>
          <table:table-cell table:number-columns-repeated="7"/>
        </table:table-row>
        <table:table-row table:style-name="ro1">
          <table:table-cell office:value-type="float" office:value="-0.327454" calcext:value-type="float">
            <text:p>-0.327454</text:p>
          </table:table-cell>
          <table:table-cell office:value-type="float" office:value="-0.18692" calcext:value-type="float">
            <text:p>-0.18692</text:p>
          </table:table-cell>
          <table:table-cell table:number-columns-repeated="7"/>
        </table:table-row>
        <table:table-row table:style-name="ro1">
          <table:table-cell office:value-type="float" office:value="-0.313873" calcext:value-type="float">
            <text:p>-0.313873</text:p>
          </table:table-cell>
          <table:table-cell office:value-type="float" office:value="-0.118683" calcext:value-type="float">
            <text:p>-0.118683</text:p>
          </table:table-cell>
          <table:table-cell table:number-columns-repeated="7"/>
        </table:table-row>
        <table:table-row table:style-name="ro1">
          <table:table-cell office:value-type="float" office:value="-0.291595" calcext:value-type="float">
            <text:p>-0.291595</text:p>
          </table:table-cell>
          <table:table-cell office:value-type="float" office:value="-0.0549316" calcext:value-type="float">
            <text:p>-0.0549316</text:p>
          </table:table-cell>
          <table:table-cell table:number-columns-repeated="7"/>
        </table:table-row>
        <table:table-row table:style-name="ro1">
          <table:table-cell office:value-type="float" office:value="-0.263306" calcext:value-type="float">
            <text:p>-0.263306</text:p>
          </table:table-cell>
          <table:table-cell office:value-type="float" office:value="0.00460815" calcext:value-type="float">
            <text:p>0.00460815</text:p>
          </table:table-cell>
          <table:table-cell table:number-columns-repeated="7"/>
        </table:table-row>
        <table:table-row table:style-name="ro1">
          <table:table-cell office:value-type="float" office:value="-0.226379" calcext:value-type="float">
            <text:p>-0.226379</text:p>
          </table:table-cell>
          <table:table-cell office:value-type="float" office:value="0.0588379" calcext:value-type="float">
            <text:p>0.0588379</text:p>
          </table:table-cell>
          <table:table-cell table:number-columns-repeated="7"/>
        </table:table-row>
        <table:table-row table:style-name="ro1">
          <table:table-cell office:value-type="float" office:value="-0.181366" calcext:value-type="float">
            <text:p>-0.181366</text:p>
          </table:table-cell>
          <table:table-cell office:value-type="float" office:value="0.105621" calcext:value-type="float">
            <text:p>0.105621</text:p>
          </table:table-cell>
          <table:table-cell table:number-columns-repeated="7"/>
        </table:table-row>
        <table:table-row table:style-name="ro1">
          <table:table-cell office:value-type="float" office:value="-0.130096" calcext:value-type="float">
            <text:p>-0.130096</text:p>
          </table:table-cell>
          <table:table-cell office:value-type="float" office:value="0.145599" calcext:value-type="float">
            <text:p>0.145599</text:p>
          </table:table-cell>
          <table:table-cell table:number-columns-repeated="7"/>
        </table:table-row>
        <table:table-row table:style-name="ro1">
          <table:table-cell office:value-type="float" office:value="-0.0733032" calcext:value-type="float">
            <text:p>-0.0733032</text:p>
          </table:table-cell>
          <table:table-cell office:value-type="float" office:value="0.178467" calcext:value-type="float">
            <text:p>0.178467</text:p>
          </table:table-cell>
          <table:table-cell table:number-columns-repeated="7"/>
        </table:table-row>
        <table:table-row table:style-name="ro1">
          <table:table-cell office:value-type="float" office:value="-0.0125732" calcext:value-type="float">
            <text:p>-0.0125732</text:p>
          </table:table-cell>
          <table:table-cell office:value-type="float" office:value="0.20343" calcext:value-type="float">
            <text:p>0.20343</text:p>
          </table:table-cell>
          <table:table-cell table:number-columns-repeated="7"/>
        </table:table-row>
        <table:table-row table:style-name="ro1">
          <table:table-cell office:value-type="float" office:value="0.0530701" calcext:value-type="float">
            <text:p>0.0530701</text:p>
          </table:table-cell>
          <table:table-cell office:value-type="float" office:value="0.218414" calcext:value-type="float">
            <text:p>0.218414</text:p>
          </table:table-cell>
          <table:table-cell table:number-columns-repeated="7"/>
        </table:table-row>
        <table:table-row table:style-name="ro1">
          <table:table-cell office:value-type="float" office:value="0.120453" calcext:value-type="float">
            <text:p>0.120453</text:p>
          </table:table-cell>
          <table:table-cell office:value-type="float" office:value="0.225189" calcext:value-type="float">
            <text:p>0.225189</text:p>
          </table:table-cell>
          <table:table-cell table:number-columns-repeated="7"/>
        </table:table-row>
        <table:table-row table:style-name="ro1">
          <table:table-cell office:value-type="float" office:value="0.188385" calcext:value-type="float">
            <text:p>0.188385</text:p>
          </table:table-cell>
          <table:table-cell office:value-type="float" office:value="0.222534" calcext:value-type="float">
            <text:p>0.222534</text:p>
          </table:table-cell>
          <table:table-cell table:number-columns-repeated="7"/>
        </table:table-row>
        <table:table-row table:style-name="ro1">
          <table:table-cell office:value-type="float" office:value="0.256134" calcext:value-type="float">
            <text:p>0.256134</text:p>
          </table:table-cell>
          <table:table-cell office:value-type="float" office:value="0.210205" calcext:value-type="float">
            <text:p>0.210205</text:p>
          </table:table-cell>
          <table:table-cell table:number-columns-repeated="7"/>
        </table:table-row>
        <table:table-row table:style-name="ro1">
          <table:table-cell office:value-type="float" office:value="0.321503" calcext:value-type="float">
            <text:p>0.321503</text:p>
          </table:table-cell>
          <table:table-cell office:value-type="float" office:value="0.189087" calcext:value-type="float">
            <text:p>0.189087</text:p>
          </table:table-cell>
          <table:table-cell table:number-columns-repeated="7"/>
        </table:table-row>
        <table:table-row table:style-name="ro1">
          <table:table-cell office:value-type="float" office:value="0.384003" calcext:value-type="float">
            <text:p>0.384003</text:p>
          </table:table-cell>
          <table:table-cell office:value-type="float" office:value="0.157898" calcext:value-type="float">
            <text:p>0.157898</text:p>
          </table:table-cell>
          <table:table-cell table:number-columns-repeated="7"/>
        </table:table-row>
        <table:table-row table:style-name="ro1">
          <table:table-cell office:value-type="float" office:value="0.442413" calcext:value-type="float">
            <text:p>0.442413</text:p>
          </table:table-cell>
          <table:table-cell office:value-type="float" office:value="0.11734" calcext:value-type="float">
            <text:p>0.11734</text:p>
          </table:table-cell>
          <table:table-cell table:number-columns-repeated="7"/>
        </table:table-row>
        <table:table-row table:style-name="ro1">
          <table:table-cell office:value-type="float" office:value="0.493744" calcext:value-type="float">
            <text:p>0.493744</text:p>
          </table:table-cell>
          <table:table-cell office:value-type="float" office:value="0.0693359" calcext:value-type="float">
            <text:p>0.0693359</text:p>
          </table:table-cell>
          <table:table-cell table:number-columns-repeated="7"/>
        </table:table-row>
        <table:table-row table:style-name="ro1">
          <table:table-cell office:value-type="float" office:value="0.539398" calcext:value-type="float">
            <text:p>0.539398</text:p>
          </table:table-cell>
          <table:table-cell office:value-type="float" office:value="0.0142517" calcext:value-type="float">
            <text:p>0.0142517</text:p>
          </table:table-cell>
          <table:table-cell table:number-columns-repeated="7"/>
        </table:table-row>
        <table:table-row table:style-name="ro1">
          <table:table-cell office:value-type="float" office:value="0.576355" calcext:value-type="float">
            <text:p>0.576355</text:p>
          </table:table-cell>
          <table:table-cell office:value-type="float" office:value="-0.0464783" calcext:value-type="float">
            <text:p>-0.0464783</text:p>
          </table:table-cell>
          <table:table-cell table:number-columns-repeated="7"/>
        </table:table-row>
        <table:table-row table:style-name="ro1">
          <table:table-cell office:value-type="float" office:value="0.60376" calcext:value-type="float">
            <text:p>0.60376</text:p>
          </table:table-cell>
          <table:table-cell office:value-type="float" office:value="-0.113068" calcext:value-type="float">
            <text:p>-0.113068</text:p>
          </table:table-cell>
          <table:table-cell table:number-columns-repeated="7"/>
        </table:table-row>
        <table:table-row table:style-name="ro1">
          <table:table-cell office:value-type="float" office:value="0.621368" calcext:value-type="float">
            <text:p>0.621368</text:p>
          </table:table-cell>
          <table:table-cell office:value-type="float" office:value="-0.182434" calcext:value-type="float">
            <text:p>-0.182434</text:p>
          </table:table-cell>
          <table:table-cell table:number-columns-repeated="7"/>
        </table:table-row>
        <table:table-row table:style-name="ro1">
          <table:table-cell office:value-type="float" office:value="0.628571" calcext:value-type="float">
            <text:p>0.628571</text:p>
          </table:table-cell>
          <table:table-cell office:value-type="float" office:value="-0.254395" calcext:value-type="float">
            <text:p>-0.254395</text:p>
          </table:table-cell>
          <table:table-cell table:number-columns-repeated="7"/>
        </table:table-row>
        <table:table-row table:style-name="ro1">
          <table:table-cell office:value-type="float" office:value="0.625397" calcext:value-type="float">
            <text:p>0.625397</text:p>
          </table:table-cell>
          <table:table-cell office:value-type="float" office:value="-0.327759" calcext:value-type="float">
            <text:p>-0.327759</text:p>
          </table:table-cell>
          <table:table-cell table:number-columns-repeated="7"/>
        </table:table-row>
        <table:table-row table:style-name="ro1">
          <table:table-cell office:value-type="float" office:value="0.612427" calcext:value-type="float">
            <text:p>0.612427</text:p>
          </table:table-cell>
          <table:table-cell office:value-type="float" office:value="-0.399719" calcext:value-type="float">
            <text:p>-0.399719</text:p>
          </table:table-cell>
          <table:table-cell table:number-columns-repeated="7"/>
        </table:table-row>
        <table:table-row table:style-name="ro1">
          <table:table-cell office:value-type="float" office:value="0.587952" calcext:value-type="float">
            <text:p>0.587952</text:p>
          </table:table-cell>
          <table:table-cell office:value-type="float" office:value="-0.470703" calcext:value-type="float">
            <text:p>-0.470703</text:p>
          </table:table-cell>
          <table:table-cell table:number-columns-repeated="7"/>
        </table:table-row>
        <table:table-row table:style-name="ro1">
          <table:table-cell office:value-type="float" office:value="0.55191" calcext:value-type="float">
            <text:p>0.55191</text:p>
          </table:table-cell>
          <table:table-cell office:value-type="float" office:value="-0.536652" calcext:value-type="float">
            <text:p>-0.536652</text:p>
          </table:table-cell>
          <table:table-cell table:number-columns-repeated="7"/>
        </table:table-row>
        <table:table-row table:style-name="ro1">
          <table:table-cell office:value-type="float" office:value="0.509583" calcext:value-type="float">
            <text:p>0.509583</text:p>
          </table:table-cell>
          <table:table-cell office:value-type="float" office:value="-0.599701" calcext:value-type="float">
            <text:p>-0.599701</text:p>
          </table:table-cell>
          <table:table-cell table:number-columns-repeated="7"/>
        </table:table-row>
        <table:table-row table:style-name="ro1">
          <table:table-cell office:value-type="float" office:value="0.457855" calcext:value-type="float">
            <text:p>0.457855</text:p>
          </table:table-cell>
          <table:table-cell office:value-type="float" office:value="-0.654724" calcext:value-type="float">
            <text:p>-0.654724</text:p>
          </table:table-cell>
          <table:table-cell table:number-columns-repeated="7"/>
        </table:table-row>
        <table:table-row table:style-name="ro1">
          <table:table-cell office:value-type="float" office:value="0.397491" calcext:value-type="float">
            <text:p>0.397491</text:p>
          </table:table-cell>
          <table:table-cell office:value-type="float" office:value="-0.703644" calcext:value-type="float">
            <text:p>-0.703644</text:p>
          </table:table-cell>
          <table:table-cell table:number-columns-repeated="7"/>
        </table:table-row>
        <table:table-row table:style-name="ro1">
          <table:table-cell office:value-type="float" office:value="0.332489" calcext:value-type="float">
            <text:p>0.332489</text:p>
          </table:table-cell>
          <table:table-cell office:value-type="float" office:value="-0.744659" calcext:value-type="float">
            <text:p>-0.744659</text:p>
          </table:table-cell>
          <table:table-cell table:number-columns-repeated="7"/>
        </table:table-row>
        <table:table-row table:style-name="ro1">
          <table:table-cell office:value-type="float" office:value="0.262238" calcext:value-type="float">
            <text:p>0.262238</text:p>
          </table:table-cell>
          <table:table-cell office:value-type="float" office:value="-0.774261" calcext:value-type="float">
            <text:p>-0.774261</text:p>
          </table:table-cell>
          <table:table-cell table:number-columns-repeated="7"/>
        </table:table-row>
        <table:table-row table:style-name="ro1">
          <table:table-cell office:value-type="float" office:value="0.190033" calcext:value-type="float">
            <text:p>0.190033</text:p>
          </table:table-cell>
          <table:table-cell office:value-type="float" office:value="-0.795288" calcext:value-type="float">
            <text:p>-0.795288</text:p>
          </table:table-cell>
          <table:table-cell table:number-columns-repeated="7"/>
        </table:table-row>
        <table:table-row table:style-name="ro1">
          <table:table-cell office:value-type="float" office:value="0.117584" calcext:value-type="float">
            <text:p>0.117584</text:p>
          </table:table-cell>
          <table:table-cell office:value-type="float" office:value="-0.805237" calcext:value-type="float">
            <text:p>-0.805237</text:p>
          </table:table-cell>
          <table:table-cell table:number-columns-repeated="7"/>
        </table:table-row>
        <table:table-row table:style-name="ro1">
          <table:table-cell office:value-type="float" office:value="0.0455627" calcext:value-type="float">
            <text:p>0.0455627</text:p>
          </table:table-cell>
          <table:table-cell office:value-type="float" office:value="-0.804779" calcext:value-type="float">
            <text:p>-0.804779</text:p>
          </table:table-cell>
          <table:table-cell table:number-columns-repeated="7"/>
        </table:table-row>
        <table:table-row table:style-name="ro1">
          <table:table-cell office:value-type="float" office:value="-0.0240784" calcext:value-type="float">
            <text:p>-0.0240784</text:p>
          </table:table-cell>
          <table:table-cell office:value-type="float" office:value="-0.793365" calcext:value-type="float">
            <text:p>-0.793365</text:p>
          </table:table-cell>
          <table:table-cell table:number-columns-repeated="7"/>
        </table:table-row>
        <table:table-row table:style-name="ro1">
          <table:table-cell office:value-type="float" office:value="-0.0886536" calcext:value-type="float">
            <text:p>-0.0886536</text:p>
          </table:table-cell>
          <table:table-cell office:value-type="float" office:value="-0.771057" calcext:value-type="float">
            <text:p>-0.771057</text:p>
          </table:table-cell>
          <table:table-cell table:number-columns-repeated="7"/>
        </table:table-row>
        <table:table-row table:style-name="ro1">
          <table:table-cell office:value-type="float" office:value="-0.147797" calcext:value-type="float">
            <text:p>-0.147797</text:p>
          </table:table-cell>
          <table:table-cell office:value-type="float" office:value="-0.739929" calcext:value-type="float">
            <text:p>-0.739929</text:p>
          </table:table-cell>
          <table:table-cell table:number-columns-repeated="7"/>
        </table:table-row>
        <table:table-row table:style-name="ro1">
          <table:table-cell office:value-type="float" office:value="-0.200867" calcext:value-type="float">
            <text:p>-0.200867</text:p>
          </table:table-cell>
          <table:table-cell office:value-type="float" office:value="-0.696838" calcext:value-type="float">
            <text:p>-0.696838</text:p>
          </table:table-cell>
          <table:table-cell table:number-columns-repeated="7"/>
        </table:table-row>
        <table:table-row table:style-name="ro1">
          <table:table-cell office:value-type="float" office:value="-0.245575" calcext:value-type="float">
            <text:p>-0.245575</text:p>
          </table:table-cell>
          <table:table-cell office:value-type="float" office:value="-0.6474" calcext:value-type="float">
            <text:p>-0.6474</text:p>
          </table:table-cell>
          <table:table-cell table:number-columns-repeated="7"/>
        </table:table-row>
        <table:table-row table:style-name="ro1">
          <table:table-cell office:value-type="float" office:value="-0.282318" calcext:value-type="float">
            <text:p>-0.282318</text:p>
          </table:table-cell>
          <table:table-cell office:value-type="float" office:value="-0.591827" calcext:value-type="float">
            <text:p>-0.591827</text:p>
          </table:table-cell>
          <table:table-cell table:number-columns-repeated="7"/>
        </table:table-row>
        <table:table-row table:style-name="ro1">
          <table:table-cell office:value-type="float" office:value="-0.310974" calcext:value-type="float">
            <text:p>-0.310974</text:p>
          </table:table-cell>
          <table:table-cell office:value-type="float" office:value="-0.527802" calcext:value-type="float">
            <text:p>-0.527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330902" calcext:value-type="float">
            <text:p>-0.330902</text:p>
          </table:table-cell>
          <table:table-cell office:value-type="float" office:value="-0.461365" calcext:value-type="float">
            <text:p>-0.461365</text:p>
          </table:table-cell>
          <table:table-cell table:number-columns-repeated="7"/>
        </table:table-row>
        <table:table-row table:style-name="ro1">
          <table:table-cell office:value-type="float" office:value="-0.341217" calcext:value-type="float">
            <text:p>-0.341217</text:p>
          </table:table-cell>
          <table:table-cell office:value-type="float" office:value="-0.39151" calcext:value-type="float">
            <text:p>-0.39151</text:p>
          </table:table-cell>
          <table:table-cell table:number-columns-repeated="7"/>
        </table:table-row>
        <table:table-row table:style-name="ro1">
          <table:table-cell office:value-type="float" office:value="-0.342316" calcext:value-type="float">
            <text:p>-0.342316</text:p>
          </table:table-cell>
          <table:table-cell office:value-type="float" office:value="-0.321014" calcext:value-type="float">
            <text:p>-0.321014</text:p>
          </table:table-cell>
          <table:table-cell table:number-columns-repeated="7"/>
        </table:table-row>
        <table:table-row table:style-name="ro1">
          <table:table-cell office:value-type="float" office:value="-0.334717" calcext:value-type="float">
            <text:p>-0.334717</text:p>
          </table:table-cell>
          <table:table-cell office:value-type="float" office:value="-0.251801" calcext:value-type="float">
            <text:p>-0.251801</text:p>
          </table:table-cell>
          <table:table-cell table:number-columns-repeated="7"/>
        </table:table-row>
        <table:table-row table:style-name="ro1">
          <table:table-cell office:value-type="float" office:value="-0.317627" calcext:value-type="float">
            <text:p>-0.317627</text:p>
          </table:table-cell>
          <table:table-cell office:value-type="float" office:value="-0.183533" calcext:value-type="float">
            <text:p>-0.183533</text:p>
          </table:table-cell>
          <table:table-cell table:number-columns-repeated="7"/>
        </table:table-row>
        <table:table-row table:style-name="ro1">
          <table:table-cell office:value-type="float" office:value="-0.292206" calcext:value-type="float">
            <text:p>-0.292206</text:p>
          </table:table-cell>
          <table:table-cell office:value-type="float" office:value="-0.117676" calcext:value-type="float">
            <text:p>-0.117676</text:p>
          </table:table-cell>
          <table:table-cell table:number-columns-repeated="7"/>
        </table:table-row>
        <table:table-row table:style-name="ro1">
          <table:table-cell office:value-type="float" office:value="-0.259888" calcext:value-type="float">
            <text:p>-0.259888</text:p>
          </table:table-cell>
          <table:table-cell office:value-type="float" office:value="-0.0574951" calcext:value-type="float">
            <text:p>-0.0574951</text:p>
          </table:table-cell>
          <table:table-cell table:number-columns-repeated="7"/>
        </table:table-row>
        <table:table-row table:style-name="ro1">
          <table:table-cell office:value-type="float" office:value="-0.219543" calcext:value-type="float">
            <text:p>-0.219543</text:p>
          </table:table-cell>
          <table:table-cell office:value-type="float" office:value="-0.00170898" calcext:value-type="float">
            <text:p>-0.00170898</text:p>
          </table:table-cell>
          <table:table-cell table:number-columns-repeated="7"/>
        </table:table-row>
        <table:table-row table:style-name="ro1">
          <table:table-cell office:value-type="float" office:value="-0.171844" calcext:value-type="float">
            <text:p>-0.171844</text:p>
          </table:table-cell>
          <table:table-cell office:value-type="float" office:value="0.0478516" calcext:value-type="float">
            <text:p>0.0478516</text:p>
          </table:table-cell>
          <table:table-cell table:number-columns-repeated="7"/>
        </table:table-row>
        <table:table-row table:style-name="ro1">
          <table:table-cell office:value-type="float" office:value="-0.117828" calcext:value-type="float">
            <text:p>-0.117828</text:p>
          </table:table-cell>
          <table:table-cell office:value-type="float" office:value="0.0907898" calcext:value-type="float">
            <text:p>0.0907898</text:p>
          </table:table-cell>
          <table:table-cell table:number-columns-repeated="7"/>
        </table:table-row>
        <table:table-row table:style-name="ro1">
          <table:table-cell office:value-type="float" office:value="-0.0574036" calcext:value-type="float">
            <text:p>-0.0574036</text:p>
          </table:table-cell>
          <table:table-cell office:value-type="float" office:value="0.126129" calcext:value-type="float">
            <text:p>0.126129</text:p>
          </table:table-cell>
          <table:table-cell table:number-columns-repeated="7"/>
        </table:table-row>
        <table:table-row table:style-name="ro1">
          <table:table-cell office:value-type="float" office:value="0.0065918" calcext:value-type="float">
            <text:p>0.0065918</text:p>
          </table:table-cell>
          <table:table-cell office:value-type="float" office:value="0.153503" calcext:value-type="float">
            <text:p>0.153503</text:p>
          </table:table-cell>
          <table:table-cell table:number-columns-repeated="7"/>
        </table:table-row>
        <table:table-row table:style-name="ro1">
          <table:table-cell office:value-type="float" office:value="0.0758972" calcext:value-type="float">
            <text:p>0.0758972</text:p>
          </table:table-cell>
          <table:table-cell office:value-type="float" office:value="0.171692" calcext:value-type="float">
            <text:p>0.171692</text:p>
          </table:table-cell>
          <table:table-cell table:number-columns-repeated="7"/>
        </table:table-row>
        <table:table-row table:style-name="ro1">
          <table:table-cell office:value-type="float" office:value="0.146088" calcext:value-type="float">
            <text:p>0.146088</text:p>
          </table:table-cell>
          <table:table-cell office:value-type="float" office:value="0.181305" calcext:value-type="float">
            <text:p>0.181305</text:p>
          </table:table-cell>
          <table:table-cell table:number-columns-repeated="7"/>
        </table:table-row>
        <table:table-row table:style-name="ro1">
          <table:table-cell office:value-type="float" office:value="0.218262" calcext:value-type="float">
            <text:p>0.218262</text:p>
          </table:table-cell>
          <table:table-cell office:value-type="float" office:value="0.180908" calcext:value-type="float">
            <text:p>0.180908</text:p>
          </table:table-cell>
          <table:table-cell table:number-columns-repeated="7"/>
        </table:table-row>
        <table:table-row table:style-name="ro1">
          <table:table-cell office:value-type="float" office:value="0.286316" calcext:value-type="float">
            <text:p>0.286316</text:p>
          </table:table-cell>
          <table:table-cell office:value-type="float" office:value="0.171387" calcext:value-type="float">
            <text:p>0.171387</text:p>
          </table:table-cell>
          <table:table-cell table:number-columns-repeated="7"/>
        </table:table-row>
        <table:table-row table:style-name="ro1">
          <table:table-cell office:value-type="float" office:value="0.352356" calcext:value-type="float">
            <text:p>0.352356</text:p>
          </table:table-cell>
          <table:table-cell office:value-type="float" office:value="0.151245" calcext:value-type="float">
            <text:p>0.151245</text:p>
          </table:table-cell>
          <table:table-cell table:number-columns-repeated="7"/>
        </table:table-row>
        <table:table-row table:style-name="ro1">
          <table:table-cell office:value-type="float" office:value="0.4263" calcext:value-type="float">
            <text:p>0.4263</text:p>
          </table:table-cell>
          <table:table-cell office:value-type="float" office:value="0.123505" calcext:value-type="float">
            <text:p>0.123505</text:p>
          </table:table-cell>
          <table:table-cell table:number-columns-repeated="7"/>
        </table:table-row>
        <table:table-row table:style-name="ro1">
          <table:table-cell office:value-type="float" office:value="0.483795" calcext:value-type="float">
            <text:p>0.483795</text:p>
          </table:table-cell>
          <table:table-cell office:value-type="float" office:value="0.0874023" calcext:value-type="float">
            <text:p>0.0874023</text:p>
          </table:table-cell>
          <table:table-cell table:number-columns-repeated="7"/>
        </table:table-row>
        <table:table-row table:style-name="ro1">
          <table:table-cell office:value-type="float" office:value="0.538818" calcext:value-type="float">
            <text:p>0.538818</text:p>
          </table:table-cell>
          <table:table-cell office:value-type="float" office:value="0.0403748" calcext:value-type="float">
            <text:p>0.0403748</text:p>
          </table:table-cell>
          <table:table-cell table:number-columns-repeated="7"/>
        </table:table-row>
        <table:table-row table:style-name="ro1">
          <table:table-cell office:value-type="float" office:value="0.587799" calcext:value-type="float">
            <text:p>0.587799</text:p>
          </table:table-cell>
          <table:table-cell office:value-type="float" office:value="-0.0107117" calcext:value-type="float">
            <text:p>-0.0107117</text:p>
          </table:table-cell>
          <table:table-cell table:number-columns-repeated="7"/>
        </table:table-row>
        <table:table-row table:style-name="ro1">
          <table:table-cell office:value-type="float" office:value="0.625275" calcext:value-type="float">
            <text:p>0.625275</text:p>
          </table:table-cell>
          <table:table-cell office:value-type="float" office:value="-0.0697632" calcext:value-type="float">
            <text:p>-0.0697632</text:p>
          </table:table-cell>
          <table:table-cell table:number-columns-repeated="7"/>
        </table:table-row>
        <table:table-row table:style-name="ro1">
          <table:table-cell office:value-type="float" office:value="0.655243" calcext:value-type="float">
            <text:p>0.655243</text:p>
          </table:table-cell>
          <table:table-cell office:value-type="float" office:value="-0.133545" calcext:value-type="float">
            <text:p>-0.133545</text:p>
          </table:table-cell>
          <table:table-cell table:number-columns-repeated="7"/>
        </table:table-row>
        <table:table-row table:style-name="ro1">
          <table:table-cell office:value-type="float" office:value="0.676788" calcext:value-type="float">
            <text:p>0.676788</text:p>
          </table:table-cell>
          <table:table-cell office:value-type="float" office:value="-0.200134" calcext:value-type="float">
            <text:p>-0.200134</text:p>
          </table:table-cell>
          <table:table-cell table:number-columns-repeated="7"/>
        </table:table-row>
        <table:table-row table:style-name="ro1">
          <table:table-cell office:value-type="float" office:value="0.68576" calcext:value-type="float">
            <text:p>0.68576</text:p>
          </table:table-cell>
          <table:table-cell office:value-type="float" office:value="-0.271118" calcext:value-type="float">
            <text:p>-0.271118</text:p>
          </table:table-cell>
          <table:table-cell table:number-columns-repeated="7"/>
        </table:table-row>
        <table:table-row table:style-name="ro1">
          <table:table-cell office:value-type="float" office:value="0.684875" calcext:value-type="float">
            <text:p>0.684875</text:p>
          </table:table-cell>
          <table:table-cell office:value-type="float" office:value="-0.342224" calcext:value-type="float">
            <text:p>-0.342224</text:p>
          </table:table-cell>
          <table:table-cell table:number-columns-repeated="7"/>
        </table:table-row>
        <table:table-row table:style-name="ro1">
          <table:table-cell office:value-type="float" office:value="0.674377" calcext:value-type="float">
            <text:p>0.674377</text:p>
          </table:table-cell>
          <table:table-cell office:value-type="float" office:value="-0.413574" calcext:value-type="float">
            <text:p>-0.413574</text:p>
          </table:table-cell>
          <table:table-cell table:number-columns-repeated="7"/>
        </table:table-row>
        <table:table-row table:style-name="ro1">
          <table:table-cell office:value-type="float" office:value="0.650299" calcext:value-type="float">
            <text:p>0.650299</text:p>
          </table:table-cell>
          <table:table-cell office:value-type="float" office:value="-0.482605" calcext:value-type="float">
            <text:p>-0.482605</text:p>
          </table:table-cell>
          <table:table-cell table:number-columns-repeated="7"/>
        </table:table-row>
        <table:table-row table:style-name="ro1">
          <table:table-cell office:value-type="float" office:value="0.61731" calcext:value-type="float">
            <text:p>0.61731</text:p>
          </table:table-cell>
          <table:table-cell office:value-type="float" office:value="-0.548126" calcext:value-type="float">
            <text:p>-0.548126</text:p>
          </table:table-cell>
          <table:table-cell table:number-columns-repeated="7"/>
        </table:table-row>
        <table:table-row table:style-name="ro1">
          <table:table-cell office:value-type="float" office:value="0.576569" calcext:value-type="float">
            <text:p>0.576569</text:p>
          </table:table-cell>
          <table:table-cell office:value-type="float" office:value="-0.610382" calcext:value-type="float">
            <text:p>-0.610382</text:p>
          </table:table-cell>
          <table:table-cell table:number-columns-repeated="7"/>
        </table:table-row>
        <table:table-row table:style-name="ro1">
          <table:table-cell office:value-type="float" office:value="0.523743" calcext:value-type="float">
            <text:p>0.523743</text:p>
          </table:table-cell>
          <table:table-cell office:value-type="float" office:value="-0.665619" calcext:value-type="float">
            <text:p>-0.665619</text:p>
          </table:table-cell>
          <table:table-cell table:number-columns-repeated="7"/>
        </table:table-row>
        <table:table-row table:style-name="ro1">
          <table:table-cell office:value-type="float" office:value="0.465881" calcext:value-type="float">
            <text:p>0.465881</text:p>
          </table:table-cell>
          <table:table-cell office:value-type="float" office:value="-0.713531" calcext:value-type="float">
            <text:p>-0.713531</text:p>
          </table:table-cell>
          <table:table-cell table:number-columns-repeated="7"/>
        </table:table-row>
        <table:table-row table:style-name="ro1">
          <table:table-cell office:value-type="float" office:value="0.400726" calcext:value-type="float">
            <text:p>0.400726</text:p>
          </table:table-cell>
          <table:table-cell office:value-type="float" office:value="-0.754059" calcext:value-type="float">
            <text:p>-0.754059</text:p>
          </table:table-cell>
          <table:table-cell table:number-columns-repeated="7"/>
        </table:table-row>
        <table:table-row table:style-name="ro1">
          <table:table-cell office:value-type="float" office:value="0.330902" calcext:value-type="float">
            <text:p>0.330902</text:p>
          </table:table-cell>
          <table:table-cell office:value-type="float" office:value="-0.785156" calcext:value-type="float">
            <text:p>-0.785156</text:p>
          </table:table-cell>
          <table:table-cell table:number-columns-repeated="7"/>
        </table:table-row>
        <table:table-row table:style-name="ro1">
          <table:table-cell office:value-type="float" office:value="0.258881" calcext:value-type="float">
            <text:p>0.258881</text:p>
          </table:table-cell>
          <table:table-cell office:value-type="float" office:value="-0.806335" calcext:value-type="float">
            <text:p>-0.806335</text:p>
          </table:table-cell>
          <table:table-cell table:number-columns-repeated="7"/>
        </table:table-row>
        <table:table-row table:style-name="ro1">
          <table:table-cell office:value-type="float" office:value="0.185089" calcext:value-type="float">
            <text:p>0.185089</text:p>
          </table:table-cell>
          <table:table-cell office:value-type="float" office:value="-0.817383" calcext:value-type="float">
            <text:p>-0.817383</text:p>
          </table:table-cell>
          <table:table-cell table:number-columns-repeated="7"/>
        </table:table-row>
        <table:table-row table:style-name="ro1">
          <table:table-cell office:value-type="float" office:value="0.107666" calcext:value-type="float">
            <text:p>0.107666</text:p>
          </table:table-cell>
          <table:table-cell office:value-type="float" office:value="-0.818878" calcext:value-type="float">
            <text:p>-0.818878</text:p>
          </table:table-cell>
          <table:table-cell table:number-columns-repeated="7"/>
        </table:table-row>
        <table:table-row table:style-name="ro1">
          <table:table-cell office:value-type="float" office:value="0.045929" calcext:value-type="float">
            <text:p>0.045929</text:p>
          </table:table-cell>
          <table:table-cell office:value-type="float" office:value="-0.80957" calcext:value-type="float">
            <text:p>-0.80957</text:p>
          </table:table-cell>
          <table:table-cell table:number-columns-repeated="7"/>
        </table:table-row>
        <table:table-row table:style-name="ro1">
          <table:table-cell office:value-type="float" office:value="-0.0280762" calcext:value-type="float">
            <text:p>-0.0280762</text:p>
          </table:table-cell>
          <table:table-cell office:value-type="float" office:value="-0.786987" calcext:value-type="float">
            <text:p>-0.786987</text:p>
          </table:table-cell>
          <table:table-cell table:number-columns-repeated="7"/>
        </table:table-row>
        <table:table-row table:style-name="ro1">
          <table:table-cell office:value-type="float" office:value="-0.0916138" calcext:value-type="float">
            <text:p>-0.0916138</text:p>
          </table:table-cell>
          <table:table-cell office:value-type="float" office:value="-0.760132" calcext:value-type="float">
            <text:p>-0.760132</text:p>
          </table:table-cell>
          <table:table-cell table:number-columns-repeated="7"/>
        </table:table-row>
        <table:table-row table:style-name="ro1">
          <table:table-cell office:value-type="float" office:value="-0.132233" calcext:value-type="float">
            <text:p>-0.132233</text:p>
          </table:table-cell>
          <table:table-cell office:value-type="float" office:value="-0.716888" calcext:value-type="float">
            <text:p>-0.716888</text:p>
          </table:table-cell>
          <table:table-cell table:number-columns-repeated="7"/>
        </table:table-row>
        <table:table-row table:style-name="ro1">
          <table:table-cell office:value-type="float" office:value="-0.18689" calcext:value-type="float">
            <text:p>-0.18689</text:p>
          </table:table-cell>
          <table:table-cell office:value-type="float" office:value="-0.668823" calcext:value-type="float">
            <text:p>-0.668823</text:p>
          </table:table-cell>
          <table:table-cell table:number-columns-repeated="7"/>
        </table:table-row>
        <table:table-row table:style-name="ro1">
          <table:table-cell office:value-type="float" office:value="-0.224274" calcext:value-type="float">
            <text:p>-0.224274</text:p>
          </table:table-cell>
          <table:table-cell office:value-type="float" office:value="-0.616394" calcext:value-type="float">
            <text:p>-0.616394</text:p>
          </table:table-cell>
          <table:table-cell table:number-columns-repeated="7"/>
        </table:table-row>
        <table:table-row table:style-name="ro1">
          <table:table-cell office:value-type="float" office:value="-0.254761" calcext:value-type="float">
            <text:p>-0.254761</text:p>
          </table:table-cell>
          <table:table-cell office:value-type="float" office:value="-0.551819" calcext:value-type="float">
            <text:p>-0.551819</text:p>
          </table:table-cell>
          <table:table-cell table:number-columns-repeated="7"/>
        </table:table-row>
        <table:table-row table:style-name="ro1">
          <table:table-cell office:value-type="float" office:value="-0.278076" calcext:value-type="float">
            <text:p>-0.278076</text:p>
          </table:table-cell>
          <table:table-cell office:value-type="float" office:value="-0.488037" calcext:value-type="float">
            <text:p>-0.488037</text:p>
          </table:table-cell>
          <table:table-cell table:number-columns-repeated="7"/>
        </table:table-row>
        <table:table-row table:style-name="ro1">
          <table:table-cell office:value-type="float" office:value="-0.289581" calcext:value-type="float">
            <text:p>-0.289581</text:p>
          </table:table-cell>
          <table:table-cell office:value-type="float" office:value="-0.417908" calcext:value-type="float">
            <text:p>-0.417908</text:p>
          </table:table-cell>
          <table:table-cell table:number-columns-repeated="7"/>
        </table:table-row>
        <table:table-row table:style-name="ro1">
          <table:table-cell office:value-type="float" office:value="-0.291687" calcext:value-type="float">
            <text:p>-0.291687</text:p>
          </table:table-cell>
          <table:table-cell office:value-type="float" office:value="-0.350372" calcext:value-type="float">
            <text:p>-0.350372</text:p>
          </table:table-cell>
          <table:table-cell table:number-columns-repeated="7"/>
        </table:table-row>
        <table:table-row table:style-name="ro1">
          <table:table-cell office:value-type="float" office:value="-0.28653" calcext:value-type="float">
            <text:p>-0.28653</text:p>
          </table:table-cell>
          <table:table-cell office:value-type="float" office:value="-0.281799" calcext:value-type="float">
            <text:p>-0.281799</text:p>
          </table:table-cell>
          <table:table-cell table:number-columns-repeated="7"/>
        </table:table-row>
        <table:table-row table:style-name="ro1">
          <table:table-cell office:value-type="float" office:value="-0.272369" calcext:value-type="float">
            <text:p>-0.272369</text:p>
          </table:table-cell>
          <table:table-cell office:value-type="float" office:value="-0.213409" calcext:value-type="float">
            <text:p>-0.213409</text:p>
          </table:table-cell>
          <table:table-cell table:number-columns-repeated="7"/>
        </table:table-row>
        <table:table-row table:style-name="ro1">
          <table:table-cell office:value-type="float" office:value="-0.249512" calcext:value-type="float">
            <text:p>-0.249512</text:p>
          </table:table-cell>
          <table:table-cell office:value-type="float" office:value="-0.148254" calcext:value-type="float">
            <text:p>-0.148254</text:p>
          </table:table-cell>
          <table:table-cell table:number-columns-repeated="7"/>
        </table:table-row>
        <table:table-row table:style-name="ro1">
          <table:table-cell office:value-type="float" office:value="-0.21936" calcext:value-type="float">
            <text:p>-0.21936</text:p>
          </table:table-cell>
          <table:table-cell office:value-type="float" office:value="-0.0864258" calcext:value-type="float">
            <text:p>-0.0864258</text:p>
          </table:table-cell>
          <table:table-cell table:number-columns-repeated="7"/>
        </table:table-row>
        <table:table-row table:style-name="ro1">
          <table:table-cell office:value-type="float" office:value="-0.18103" calcext:value-type="float">
            <text:p>-0.18103</text:p>
          </table:table-cell>
          <table:table-cell office:value-type="float" office:value="-0.0322571" calcext:value-type="float">
            <text:p>-0.0322571</text:p>
          </table:table-cell>
          <table:table-cell table:number-columns-repeated="7"/>
        </table:table-row>
        <table:table-row table:style-name="ro1">
          <table:table-cell office:value-type="float" office:value="-0.135315" calcext:value-type="float">
            <text:p>-0.135315</text:p>
          </table:table-cell>
          <table:table-cell office:value-type="float" office:value="0.0173035" calcext:value-type="float">
            <text:p>0.0173035</text:p>
          </table:table-cell>
          <table:table-cell table:number-columns-repeated="7"/>
        </table:table-row>
        <table:table-row table:style-name="ro1">
          <table:table-cell office:value-type="float" office:value="-0.0818176" calcext:value-type="float">
            <text:p>-0.0818176</text:p>
          </table:table-cell>
          <table:table-cell office:value-type="float" office:value="0.0602417" calcext:value-type="float">
            <text:p>0.0602417</text:p>
          </table:table-cell>
          <table:table-cell table:number-columns-repeated="7"/>
        </table:table-row>
        <table:table-row table:style-name="ro1">
          <table:table-cell office:value-type="float" office:value="-0.0235901" calcext:value-type="float">
            <text:p>-0.0235901</text:p>
          </table:table-cell>
          <table:table-cell office:value-type="float" office:value="0.0953979" calcext:value-type="float">
            <text:p>0.0953979</text:p>
          </table:table-cell>
          <table:table-cell table:number-columns-repeated="7"/>
        </table:table-row>
        <table:table-row table:style-name="ro1">
          <table:table-cell office:value-type="float" office:value="0.0400696" calcext:value-type="float">
            <text:p>0.0400696</text:p>
          </table:table-cell>
          <table:table-cell office:value-type="float" office:value="0.123169" calcext:value-type="float">
            <text:p>0.123169</text:p>
          </table:table-cell>
          <table:table-cell table:number-columns-repeated="7"/>
        </table:table-row>
        <table:table-row table:style-name="ro1">
          <table:table-cell office:value-type="float" office:value="0.107361" calcext:value-type="float">
            <text:p>0.107361</text:p>
          </table:table-cell>
          <table:table-cell office:value-type="float" office:value="0.14212" calcext:value-type="float">
            <text:p>0.14212</text:p>
          </table:table-cell>
          <table:table-cell table:number-columns-repeated="7"/>
        </table:table-row>
        <table:table-row table:style-name="ro1">
          <table:table-cell office:value-type="float" office:value="0.178833" calcext:value-type="float">
            <text:p>0.178833</text:p>
          </table:table-cell>
          <table:table-cell office:value-type="float" office:value="0.149872" calcext:value-type="float">
            <text:p>0.149872</text:p>
          </table:table-cell>
          <table:table-cell table:number-columns-repeated="7"/>
        </table:table-row>
        <table:table-row table:style-name="ro1">
          <table:table-cell office:value-type="float" office:value="0.249054" calcext:value-type="float">
            <text:p>0.249054</text:p>
          </table:table-cell>
          <table:table-cell office:value-type="float" office:value="0.149567" calcext:value-type="float">
            <text:p>0.149567</text:p>
          </table:table-cell>
          <table:table-cell table:number-columns-repeated="7"/>
        </table:table-row>
        <table:table-row table:style-name="ro1">
          <table:table-cell office:value-type="float" office:value="0.322205" calcext:value-type="float">
            <text:p>0.322205</text:p>
          </table:table-cell>
          <table:table-cell office:value-type="float" office:value="0.139069" calcext:value-type="float">
            <text:p>0.139069</text:p>
          </table:table-cell>
          <table:table-cell table:number-columns-repeated="7"/>
        </table:table-row>
        <table:table-row table:style-name="ro1">
          <table:table-cell office:value-type="float" office:value="0.384338" calcext:value-type="float">
            <text:p>0.384338</text:p>
          </table:table-cell>
          <table:table-cell office:value-type="float" office:value="0.119019" calcext:value-type="float">
            <text:p>0.119019</text:p>
          </table:table-cell>
          <table:table-cell table:number-columns-repeated="7"/>
        </table:table-row>
        <table:table-row table:style-name="ro1">
          <table:table-cell office:value-type="float" office:value="0.452515" calcext:value-type="float">
            <text:p>0.452515</text:p>
          </table:table-cell>
          <table:table-cell office:value-type="float" office:value="0.0899353" calcext:value-type="float">
            <text:p>0.0899353</text:p>
          </table:table-cell>
          <table:table-cell table:number-columns-repeated="7"/>
        </table:table-row>
        <table:table-row table:style-name="ro1">
          <table:table-cell office:value-type="float" office:value="0.521729" calcext:value-type="float">
            <text:p>0.521729</text:p>
          </table:table-cell>
          <table:table-cell office:value-type="float" office:value="0.0545349" calcext:value-type="float">
            <text:p>0.0545349</text:p>
          </table:table-cell>
          <table:table-cell table:number-columns-repeated="7"/>
        </table:table-row>
        <table:table-row table:style-name="ro1">
          <table:table-cell office:value-type="float" office:value="0.572876" calcext:value-type="float">
            <text:p>0.572876</text:p>
          </table:table-cell>
          <table:table-cell office:value-type="float" office:value="0.00827026" calcext:value-type="float">
            <text:p>0.00827026</text:p>
          </table:table-cell>
          <table:table-cell table:number-columns-repeated="7"/>
        </table:table-row>
        <table:table-row table:style-name="ro1">
          <table:table-cell office:value-type="float" office:value="0.625336" calcext:value-type="float">
            <text:p>0.625336</text:p>
          </table:table-cell>
          <table:table-cell office:value-type="float" office:value="-0.0448914" calcext:value-type="float">
            <text:p>-0.0448914</text:p>
          </table:table-cell>
          <table:table-cell table:number-columns-repeated="7"/>
        </table:table-row>
        <table:table-row table:style-name="ro1">
          <table:table-cell office:value-type="float" office:value="0.665741" calcext:value-type="float">
            <text:p>0.665741</text:p>
          </table:table-cell>
          <table:table-cell office:value-type="float" office:value="-0.102844" calcext:value-type="float">
            <text:p>-0.102844</text:p>
          </table:table-cell>
          <table:table-cell table:number-columns-repeated="7"/>
        </table:table-row>
        <table:table-row table:style-name="ro1">
          <table:table-cell office:value-type="float" office:value="0.694672" calcext:value-type="float">
            <text:p>0.694672</text:p>
          </table:table-cell>
          <table:table-cell office:value-type="float" office:value="-0.168365" calcext:value-type="float">
            <text:p>-0.168365</text:p>
          </table:table-cell>
          <table:table-cell table:number-columns-repeated="7"/>
        </table:table-row>
        <table:table-row table:style-name="ro1">
          <table:table-cell office:value-type="float" office:value="0.72171" calcext:value-type="float">
            <text:p>0.72171</text:p>
          </table:table-cell>
          <table:table-cell office:value-type="float" office:value="-0.238434" calcext:value-type="float">
            <text:p>-0.238434</text:p>
          </table:table-cell>
          <table:table-cell table:number-columns-repeated="7"/>
        </table:table-row>
        <table:table-row table:style-name="ro1">
          <table:table-cell office:value-type="float" office:value="0.73642" calcext:value-type="float">
            <text:p>0.73642</text:p>
          </table:table-cell>
          <table:table-cell office:value-type="float" office:value="-0.310608" calcext:value-type="float">
            <text:p>-0.310608</text:p>
          </table:table-cell>
          <table:table-cell table:number-columns-repeated="7"/>
        </table:table-row>
        <table:table-row table:style-name="ro1">
          <table:table-cell office:value-type="float" office:value="0.735413" calcext:value-type="float">
            <text:p>0.735413</text:p>
          </table:table-cell>
          <table:table-cell office:value-type="float" office:value="-0.385895" calcext:value-type="float">
            <text:p>-0.385895</text:p>
          </table:table-cell>
          <table:table-cell table:number-columns-repeated="7"/>
        </table:table-row>
        <table:table-row table:style-name="ro1">
          <table:table-cell office:value-type="float" office:value="0.727936" calcext:value-type="float">
            <text:p>0.727936</text:p>
          </table:table-cell>
          <table:table-cell office:value-type="float" office:value="-0.460754" calcext:value-type="float">
            <text:p>-0.460754</text:p>
          </table:table-cell>
          <table:table-cell table:number-columns-repeated="7"/>
        </table:table-row>
        <table:table-row table:style-name="ro1">
          <table:table-cell office:value-type="float" office:value="0.707642" calcext:value-type="float">
            <text:p>0.707642</text:p>
          </table:table-cell>
          <table:table-cell office:value-type="float" office:value="-0.534363" calcext:value-type="float">
            <text:p>-0.534363</text:p>
          </table:table-cell>
          <table:table-cell table:number-columns-repeated="7"/>
        </table:table-row>
        <table:table-row table:style-name="ro1">
          <table:table-cell office:value-type="float" office:value="0.675934" calcext:value-type="float">
            <text:p>0.675934</text:p>
          </table:table-cell>
          <table:table-cell office:value-type="float" office:value="-0.606018" calcext:value-type="float">
            <text:p>-0.606018</text:p>
          </table:table-cell>
          <table:table-cell table:number-columns-repeated="7"/>
        </table:table-row>
        <table:table-row table:style-name="ro1">
          <table:table-cell office:value-type="float" office:value="0.634094" calcext:value-type="float">
            <text:p>0.634094</text:p>
          </table:table-cell>
          <table:table-cell office:value-type="float" office:value="-0.67276" calcext:value-type="float">
            <text:p>-0.67276</text:p>
          </table:table-cell>
          <table:table-cell table:number-columns-repeated="7"/>
        </table:table-row>
        <table:table-row table:style-name="ro1">
          <table:table-cell office:value-type="float" office:value="0.580322" calcext:value-type="float">
            <text:p>0.580322</text:p>
          </table:table-cell>
          <table:table-cell office:value-type="float" office:value="-0.735687" calcext:value-type="float">
            <text:p>-0.735687</text:p>
          </table:table-cell>
          <table:table-cell table:number-columns-repeated="7"/>
        </table:table-row>
        <table:table-row table:style-name="ro1">
          <table:table-cell office:value-type="float" office:value="0.522949" calcext:value-type="float">
            <text:p>0.522949</text:p>
          </table:table-cell>
          <table:table-cell office:value-type="float" office:value="-0.792236" calcext:value-type="float">
            <text:p>-0.792236</text:p>
          </table:table-cell>
          <table:table-cell table:number-columns-repeated="7"/>
        </table:table-row>
        <table:table-row table:style-name="ro1">
          <table:table-cell office:value-type="float" office:value="0.453339" calcext:value-type="float">
            <text:p>0.453339</text:p>
          </table:table-cell>
          <table:table-cell office:value-type="float" office:value="-0.839478" calcext:value-type="float">
            <text:p>-0.839478</text:p>
          </table:table-cell>
          <table:table-cell table:number-columns-repeated="7"/>
        </table:table-row>
        <table:table-row table:style-name="ro1">
          <table:table-cell office:value-type="float" office:value="0.378693" calcext:value-type="float">
            <text:p>0.378693</text:p>
          </table:table-cell>
          <table:table-cell office:value-type="float" office:value="-0.879059" calcext:value-type="float">
            <text:p>-0.879059</text:p>
          </table:table-cell>
          <table:table-cell table:number-columns-repeated="7"/>
        </table:table-row>
        <table:table-row table:style-name="ro1">
          <table:table-cell office:value-type="float" office:value="0.299774" calcext:value-type="float">
            <text:p>0.299774</text:p>
          </table:table-cell>
          <table:table-cell office:value-type="float" office:value="-0.90863" calcext:value-type="float">
            <text:p>-0.90863</text:p>
          </table:table-cell>
          <table:table-cell table:number-columns-repeated="7"/>
        </table:table-row>
        <table:table-row table:style-name="ro1">
          <table:table-cell office:value-type="float" office:value="0.21698" calcext:value-type="float">
            <text:p>0.21698</text:p>
          </table:table-cell>
          <table:table-cell office:value-type="float" office:value="-0.927582" calcext:value-type="float">
            <text:p>-0.927582</text:p>
          </table:table-cell>
          <table:table-cell table:number-columns-repeated="7"/>
        </table:table-row>
        <table:table-row table:style-name="ro1">
          <table:table-cell office:value-type="float" office:value="0.133942" calcext:value-type="float">
            <text:p>0.133942</text:p>
          </table:table-cell>
          <table:table-cell office:value-type="float" office:value="-0.935089" calcext:value-type="float">
            <text:p>-0.935089</text:p>
          </table:table-cell>
          <table:table-cell table:number-columns-repeated="7"/>
        </table:table-row>
        <table:table-row table:style-name="ro1">
          <table:table-cell office:value-type="float" office:value="0.0526428" calcext:value-type="float">
            <text:p>0.0526428</text:p>
          </table:table-cell>
          <table:table-cell office:value-type="float" office:value="-0.929535" calcext:value-type="float">
            <text:p>-0.929535</text:p>
          </table:table-cell>
          <table:table-cell table:number-columns-repeated="7"/>
        </table:table-row>
        <table:table-row table:style-name="ro1">
          <table:table-cell office:value-type="float" office:value="-0.0248108" calcext:value-type="float">
            <text:p>-0.0248108</text:p>
          </table:table-cell>
          <table:table-cell office:value-type="float" office:value="-0.912201" calcext:value-type="float">
            <text:p>-0.912201</text:p>
          </table:table-cell>
          <table:table-cell table:number-columns-repeated="7"/>
        </table:table-row>
        <table:table-row table:style-name="ro1">
          <table:table-cell office:value-type="float" office:value="-0.0977783" calcext:value-type="float">
            <text:p>-0.0977783</text:p>
          </table:table-cell>
          <table:table-cell office:value-type="float" office:value="-0.881958" calcext:value-type="float">
            <text:p>-0.881958</text:p>
          </table:table-cell>
          <table:table-cell table:number-columns-repeated="7"/>
        </table:table-row>
        <table:table-row table:style-name="ro1">
          <table:table-cell office:value-type="float" office:value="-0.163239" calcext:value-type="float">
            <text:p>-0.163239</text:p>
          </table:table-cell>
          <table:table-cell office:value-type="float" office:value="-0.840027" calcext:value-type="float">
            <text:p>-0.840027</text:p>
          </table:table-cell>
          <table:table-cell table:number-columns-repeated="7"/>
        </table:table-row>
        <table:table-row table:style-name="ro1">
          <table:table-cell office:value-type="float" office:value="-0.219391" calcext:value-type="float">
            <text:p>-0.219391</text:p>
          </table:table-cell>
          <table:table-cell office:value-type="float" office:value="-0.785309" calcext:value-type="float">
            <text:p>-0.785309</text:p>
          </table:table-cell>
          <table:table-cell table:number-columns-repeated="7"/>
        </table:table-row>
        <table:table-row table:style-name="ro1">
          <table:table-cell office:value-type="float" office:value="-0.268707" calcext:value-type="float">
            <text:p>-0.268707</text:p>
          </table:table-cell>
          <table:table-cell office:value-type="float" office:value="-0.72171" calcext:value-type="float">
            <text:p>-0.72171</text:p>
          </table:table-cell>
          <table:table-cell table:number-columns-repeated="7"/>
        </table:table-row>
        <table:table-row table:style-name="ro1">
          <table:table-cell office:value-type="float" office:value="-0.309357" calcext:value-type="float">
            <text:p>-0.309357</text:p>
          </table:table-cell>
          <table:table-cell office:value-type="float" office:value="-0.652313" calcext:value-type="float">
            <text:p>-0.652313</text:p>
          </table:table-cell>
          <table:table-cell table:number-columns-repeated="7"/>
        </table:table-row>
        <table:table-row table:style-name="ro1">
          <table:table-cell office:value-type="float" office:value="-0.338074" calcext:value-type="float">
            <text:p>-0.338074</text:p>
          </table:table-cell>
          <table:table-cell office:value-type="float" office:value="-0.569733" calcext:value-type="float">
            <text:p>-0.569733</text:p>
          </table:table-cell>
          <table:table-cell table:number-columns-repeated="7"/>
        </table:table-row>
        <table:table-row table:style-name="ro1">
          <table:table-cell office:value-type="float" office:value="-0.357147" calcext:value-type="float">
            <text:p>-0.357147</text:p>
          </table:table-cell>
          <table:table-cell office:value-type="float" office:value="-0.487671" calcext:value-type="float">
            <text:p>-0.487671</text:p>
          </table:table-cell>
          <table:table-cell table:number-columns-repeated="7"/>
        </table:table-row>
        <table:table-row table:style-name="ro1">
          <table:table-cell office:value-type="float" office:value="-0.365021" calcext:value-type="float">
            <text:p>-0.365021</text:p>
          </table:table-cell>
          <table:table-cell office:value-type="float" office:value="-0.402832" calcext:value-type="float">
            <text:p>-0.402832</text:p>
          </table:table-cell>
          <table:table-cell table:number-columns-repeated="7"/>
        </table:table-row>
        <table:table-row table:style-name="ro1">
          <table:table-cell office:value-type="float" office:value="-0.360962" calcext:value-type="float">
            <text:p>-0.360962</text:p>
          </table:table-cell>
          <table:table-cell office:value-type="float" office:value="-0.31665" calcext:value-type="float">
            <text:p>-0.31665</text:p>
          </table:table-cell>
          <table:table-cell table:number-columns-repeated="7"/>
        </table:table-row>
        <table:table-row table:style-name="ro1">
          <table:table-cell office:value-type="float" office:value="-0.346893" calcext:value-type="float">
            <text:p>-0.346893</text:p>
          </table:table-cell>
          <table:table-cell office:value-type="float" office:value="-0.231445" calcext:value-type="float">
            <text:p>-0.231445</text:p>
          </table:table-cell>
          <table:table-cell table:number-columns-repeated="7"/>
        </table:table-row>
        <table:table-row table:style-name="ro1">
          <table:table-cell office:value-type="float" office:value="-0.322388" calcext:value-type="float">
            <text:p>-0.322388</text:p>
          </table:table-cell>
          <table:table-cell office:value-type="float" office:value="-0.15152" calcext:value-type="float">
            <text:p>-0.15152</text:p>
          </table:table-cell>
          <table:table-cell table:number-columns-repeated="7"/>
        </table:table-row>
        <table:table-row table:style-name="ro1">
          <table:table-cell office:value-type="float" office:value="-0.286896" calcext:value-type="float">
            <text:p>-0.286896</text:p>
          </table:table-cell>
          <table:table-cell office:value-type="float" office:value="-0.0778809" calcext:value-type="float">
            <text:p>-0.0778809</text:p>
          </table:table-cell>
          <table:table-cell table:number-columns-repeated="7"/>
        </table:table-row>
        <table:table-row table:style-name="ro1">
          <table:table-cell office:value-type="float" office:value="-0.240753" calcext:value-type="float">
            <text:p>-0.240753</text:p>
          </table:table-cell>
          <table:table-cell office:value-type="float" office:value="-0.0078125" calcext:value-type="float">
            <text:p>-0.0078125</text:p>
          </table:table-cell>
          <table:table-cell table:number-columns-repeated="7"/>
        </table:table-row>
        <table:table-row table:style-name="ro1">
          <table:table-cell office:value-type="float" office:value="-0.183807" calcext:value-type="float">
            <text:p>-0.183807</text:p>
          </table:table-cell>
          <table:table-cell office:value-type="float" office:value="0.052887" calcext:value-type="float">
            <text:p>0.052887</text:p>
          </table:table-cell>
          <table:table-cell table:number-columns-repeated="7"/>
        </table:table-row>
        <table:table-row table:style-name="ro1">
          <table:table-cell office:value-type="float" office:value="-0.117432" calcext:value-type="float">
            <text:p>-0.117432</text:p>
          </table:table-cell>
          <table:table-cell office:value-type="float" office:value="0.105469" calcext:value-type="float">
            <text:p>0.105469</text:p>
          </table:table-cell>
          <table:table-cell table:number-columns-repeated="7"/>
        </table:table-row>
        <table:table-row table:style-name="ro1">
          <table:table-cell office:value-type="float" office:value="-0.0431824" calcext:value-type="float">
            <text:p>-0.0431824</text:p>
          </table:table-cell>
          <table:table-cell office:value-type="float" office:value="0.148315" calcext:value-type="float">
            <text:p>0.148315</text:p>
          </table:table-cell>
          <table:table-cell table:number-columns-repeated="7"/>
        </table:table-row>
        <table:table-row table:style-name="ro1">
          <table:table-cell office:value-type="float" office:value="0.0397949" calcext:value-type="float">
            <text:p>0.0397949</text:p>
          </table:table-cell>
          <table:table-cell office:value-type="float" office:value="0.179871" calcext:value-type="float">
            <text:p>0.179871</text:p>
          </table:table-cell>
          <table:table-cell table:number-columns-repeated="7"/>
        </table:table-row>
        <table:table-row table:style-name="ro1">
          <table:table-cell office:value-type="float" office:value="0.127869" calcext:value-type="float">
            <text:p>0.127869</text:p>
          </table:table-cell>
          <table:table-cell office:value-type="float" office:value="0.200317" calcext:value-type="float">
            <text:p>0.200317</text:p>
          </table:table-cell>
          <table:table-cell table:number-columns-repeated="7"/>
        </table:table-row>
        <table:table-row table:style-name="ro1">
          <table:table-cell office:value-type="float" office:value="0.219513" calcext:value-type="float">
            <text:p>0.219513</text:p>
          </table:table-cell>
          <table:table-cell office:value-type="float" office:value="0.209442" calcext:value-type="float">
            <text:p>0.209442</text:p>
          </table:table-cell>
          <table:table-cell table:number-columns-repeated="7"/>
        </table:table-row>
        <table:table-row table:style-name="ro1">
          <table:table-cell office:value-type="float" office:value="0.315704" calcext:value-type="float">
            <text:p>0.315704</text:p>
          </table:table-cell>
          <table:table-cell office:value-type="float" office:value="0.205505" calcext:value-type="float">
            <text:p>0.205505</text:p>
          </table:table-cell>
          <table:table-cell table:number-columns-repeated="7"/>
        </table:table-row>
        <table:table-row table:style-name="ro1">
          <table:table-cell office:value-type="float" office:value="0.4104" calcext:value-type="float">
            <text:p>0.4104</text:p>
          </table:table-cell>
          <table:table-cell office:value-type="float" office:value="0.188721" calcext:value-type="float">
            <text:p>0.188721</text:p>
          </table:table-cell>
          <table:table-cell table:number-columns-repeated="7"/>
        </table:table-row>
        <table:table-row table:style-name="ro1">
          <table:table-cell office:value-type="float" office:value="0.502808" calcext:value-type="float">
            <text:p>0.502808</text:p>
          </table:table-cell>
          <table:table-cell office:value-type="float" office:value="0.158905" calcext:value-type="float">
            <text:p>0.158905</text:p>
          </table:table-cell>
          <table:table-cell table:number-columns-repeated="7"/>
        </table:table-row>
        <table:table-row table:style-name="ro1">
          <table:table-cell office:value-type="float" office:value="0.591309" calcext:value-type="float">
            <text:p>0.591309</text:p>
          </table:table-cell>
          <table:table-cell office:value-type="float" office:value="0.117462" calcext:value-type="float">
            <text:p>0.117462</text:p>
          </table:table-cell>
          <table:table-cell table:number-columns-repeated="7"/>
        </table:table-row>
        <table:table-row table:style-name="ro1">
          <table:table-cell office:value-type="float" office:value="0.673767" calcext:value-type="float">
            <text:p>0.673767</text:p>
          </table:table-cell>
          <table:table-cell office:value-type="float" office:value="0.0646973" calcext:value-type="float">
            <text:p>0.0646973</text:p>
          </table:table-cell>
          <table:table-cell table:number-columns-repeated="7"/>
        </table:table-row>
        <table:table-row table:style-name="ro1">
          <table:table-cell office:value-type="float" office:value="0.747955" calcext:value-type="float">
            <text:p>0.747955</text:p>
          </table:table-cell>
          <table:table-cell office:value-type="float" office:value="0.000152588" calcext:value-type="float">
            <text:p>0.000152588</text:p>
          </table:table-cell>
          <table:table-cell table:number-columns-repeated="7"/>
        </table:table-row>
        <table:table-row table:style-name="ro1">
          <table:table-cell office:value-type="float" office:value="0.811371" calcext:value-type="float">
            <text:p>0.811371</text:p>
          </table:table-cell>
          <table:table-cell office:value-type="float" office:value="-0.0746765" calcext:value-type="float">
            <text:p>-0.0746765</text:p>
          </table:table-cell>
          <table:table-cell table:number-columns-repeated="7"/>
        </table:table-row>
        <table:table-row table:style-name="ro1">
          <table:table-cell office:value-type="float" office:value="0.863586" calcext:value-type="float">
            <text:p>0.863586</text:p>
          </table:table-cell>
          <table:table-cell office:value-type="float" office:value="-0.156769" calcext:value-type="float">
            <text:p>-0.156769</text:p>
          </table:table-cell>
          <table:table-cell table:number-columns-repeated="7"/>
        </table:table-row>
        <table:table-row table:style-name="ro1">
          <table:table-cell office:value-type="float" office:value="0.895844" calcext:value-type="float">
            <text:p>0.895844</text:p>
          </table:table-cell>
          <table:table-cell office:value-type="float" office:value="-0.245514" calcext:value-type="float">
            <text:p>-0.245514</text:p>
          </table:table-cell>
          <table:table-cell table:number-columns-repeated="7"/>
        </table:table-row>
        <table:table-row table:style-name="ro1">
          <table:table-cell office:value-type="float" office:value="0.928833" calcext:value-type="float">
            <text:p>0.928833</text:p>
          </table:table-cell>
          <table:table-cell office:value-type="float" office:value="-0.339508" calcext:value-type="float">
            <text:p>-0.339508</text:p>
          </table:table-cell>
          <table:table-cell table:number-columns-repeated="7"/>
        </table:table-row>
        <table:table-row table:style-name="ro1">
          <table:table-cell office:value-type="float" office:value="0.943024" calcext:value-type="float">
            <text:p>0.943024</text:p>
          </table:table-cell>
          <table:table-cell office:value-type="float" office:value="-0.435516" calcext:value-type="float">
            <text:p>-0.435516</text:p>
          </table:table-cell>
          <table:table-cell table:number-columns-repeated="7"/>
        </table:table-row>
        <table:table-row table:style-name="ro1">
          <table:table-cell office:value-type="float" office:value="0.9422" calcext:value-type="float">
            <text:p>0.9422</text:p>
          </table:table-cell>
          <table:table-cell office:value-type="float" office:value="-0.534363" calcext:value-type="float">
            <text:p>-0.534363</text:p>
          </table:table-cell>
          <table:table-cell table:number-columns-repeated="7"/>
        </table:table-row>
        <table:table-row table:style-name="ro1">
          <table:table-cell office:value-type="float" office:value="0.925659" calcext:value-type="float">
            <text:p>0.925659</text:p>
          </table:table-cell>
          <table:table-cell office:value-type="float" office:value="-0.629883" calcext:value-type="float">
            <text:p>-0.629883</text:p>
          </table:table-cell>
          <table:table-cell table:number-columns-repeated="7"/>
        </table:table-row>
        <table:table-row table:style-name="ro1">
          <table:table-cell office:value-type="float" office:value="0.893341" calcext:value-type="float">
            <text:p>0.893341</text:p>
          </table:table-cell>
          <table:table-cell office:value-type="float" office:value="-0.723053" calcext:value-type="float">
            <text:p>-0.723053</text:p>
          </table:table-cell>
          <table:table-cell table:number-columns-repeated="7"/>
        </table:table-row>
        <table:table-row table:style-name="ro1">
          <table:table-cell office:value-type="float" office:value="0.848572" calcext:value-type="float">
            <text:p>0.848572</text:p>
          </table:table-cell>
          <table:table-cell office:value-type="float" office:value="-0.809052" calcext:value-type="float">
            <text:p>-0.809052</text:p>
          </table:table-cell>
          <table:table-cell table:number-columns-repeated="7"/>
        </table:table-row>
        <table:table-row table:style-name="ro1">
          <table:table-cell office:value-type="float" office:value="0.789307" calcext:value-type="float">
            <text:p>0.789307</text:p>
          </table:table-cell>
          <table:table-cell office:value-type="float" office:value="-0.889526" calcext:value-type="float">
            <text:p>-0.889526</text:p>
          </table:table-cell>
          <table:table-cell table:number-columns-repeated="7"/>
        </table:table-row>
        <table:table-row table:style-name="ro1">
          <table:table-cell office:value-type="float" office:value="0.720001" calcext:value-type="float">
            <text:p>0.720001</text:p>
          </table:table-cell>
          <table:table-cell office:value-type="float" office:value="-0.959625" calcext:value-type="float">
            <text:p>-0.959625</text:p>
          </table:table-cell>
          <table:table-cell table:number-columns-repeated="7"/>
        </table:table-row>
        <table:table-row table:style-name="ro1">
          <table:table-cell office:value-type="float" office:value="0.640289" calcext:value-type="float">
            <text:p>0.640289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55423" calcext:value-type="float">
            <text:p>0.5542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64691" calcext:value-type="float">
            <text:p>0.46469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72955" calcext:value-type="float">
            <text:p>0.372955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282654" calcext:value-type="float">
            <text:p>0.282654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195374" calcext:value-type="float">
            <text:p>0.19537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14227" calcext:value-type="float">
            <text:p>0.11422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0392456" calcext:value-type="float">
            <text:p>0.039245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0265808" calcext:value-type="float">
            <text:p>-0.026580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0830994" calcext:value-type="float">
            <text:p>-0.0830994</text:p>
          </table:table-cell>
          <table:table-cell office:value-type="float" office:value="-0.989197" calcext:value-type="float">
            <text:p>-0.989197</text:p>
          </table:table-cell>
          <table:table-cell table:number-columns-repeated="7"/>
        </table:table-row>
        <table:table-row table:style-name="ro1">
          <table:table-cell office:value-type="float" office:value="-0.132019" calcext:value-type="float">
            <text:p>-0.132019</text:p>
          </table:table-cell>
          <table:table-cell office:value-type="float" office:value="-0.928833" calcext:value-type="float">
            <text:p>-0.928833</text:p>
          </table:table-cell>
          <table:table-cell table:number-columns-repeated="7"/>
        </table:table-row>
        <table:table-row table:style-name="ro1">
          <table:table-cell office:value-type="float" office:value="-0.16925" calcext:value-type="float">
            <text:p>-0.16925</text:p>
          </table:table-cell>
          <table:table-cell office:value-type="float" office:value="-0.855988" calcext:value-type="float">
            <text:p>-0.855988</text:p>
          </table:table-cell>
          <table:table-cell table:number-columns-repeated="7"/>
        </table:table-row>
        <table:table-row table:style-name="ro1">
          <table:table-cell office:value-type="float" office:value="-0.197144" calcext:value-type="float">
            <text:p>-0.197144</text:p>
          </table:table-cell>
          <table:table-cell office:value-type="float" office:value="-0.785065" calcext:value-type="float">
            <text:p>-0.785065</text:p>
          </table:table-cell>
          <table:table-cell table:number-columns-repeated="7"/>
        </table:table-row>
        <table:table-row table:style-name="ro1">
          <table:table-cell office:value-type="float" office:value="-0.2146" calcext:value-type="float">
            <text:p>-0.2146</text:p>
          </table:table-cell>
          <table:table-cell office:value-type="float" office:value="-0.707794" calcext:value-type="float">
            <text:p>-0.707794</text:p>
          </table:table-cell>
          <table:table-cell table:number-columns-repeated="7"/>
        </table:table-row>
        <table:table-row table:style-name="ro1">
          <table:table-cell office:value-type="float" office:value="-0.220612" calcext:value-type="float">
            <text:p>-0.220612</text:p>
          </table:table-cell>
          <table:table-cell office:value-type="float" office:value="-0.628723" calcext:value-type="float">
            <text:p>-0.628723</text:p>
          </table:table-cell>
          <table:table-cell table:number-columns-repeated="7"/>
        </table:table-row>
        <table:table-row table:style-name="ro1">
          <table:table-cell office:value-type="float" office:value="-0.217712" calcext:value-type="float">
            <text:p>-0.217712</text:p>
          </table:table-cell>
          <table:table-cell office:value-type="float" office:value="-0.553528" calcext:value-type="float">
            <text:p>-0.553528</text:p>
          </table:table-cell>
          <table:table-cell table:number-columns-repeated="7"/>
        </table:table-row>
        <table:table-row table:style-name="ro1">
          <table:table-cell office:value-type="float" office:value="-0.205261" calcext:value-type="float">
            <text:p>-0.205261</text:p>
          </table:table-cell>
          <table:table-cell office:value-type="float" office:value="-0.479553" calcext:value-type="float">
            <text:p>-0.479553</text:p>
          </table:table-cell>
          <table:table-cell table:number-columns-repeated="7"/>
        </table:table-row>
        <table:table-row table:style-name="ro1">
          <table:table-cell office:value-type="float" office:value="-0.182709" calcext:value-type="float">
            <text:p>-0.182709</text:p>
          </table:table-cell>
          <table:table-cell office:value-type="float" office:value="-0.407867" calcext:value-type="float">
            <text:p>-0.407867</text:p>
          </table:table-cell>
          <table:table-cell table:number-columns-repeated="7"/>
        </table:table-row>
        <table:table-row table:style-name="ro1">
          <table:table-cell office:value-type="float" office:value="-0.151611" calcext:value-type="float">
            <text:p>-0.151611</text:p>
          </table:table-cell>
          <table:table-cell office:value-type="float" office:value="-0.341492" calcext:value-type="float">
            <text:p>-0.341492</text:p>
          </table:table-cell>
          <table:table-cell table:number-columns-repeated="7"/>
        </table:table-row>
        <table:table-row table:style-name="ro1">
          <table:table-cell office:value-type="float" office:value="-0.112732" calcext:value-type="float">
            <text:p>-0.112732</text:p>
          </table:table-cell>
          <table:table-cell office:value-type="float" office:value="-0.282196" calcext:value-type="float">
            <text:p>-0.282196</text:p>
          </table:table-cell>
          <table:table-cell table:number-columns-repeated="7"/>
        </table:table-row>
        <table:table-row table:style-name="ro1">
          <table:table-cell office:value-type="float" office:value="-0.0646973" calcext:value-type="float">
            <text:p>-0.0646973</text:p>
          </table:table-cell>
          <table:table-cell office:value-type="float" office:value="-0.227905" calcext:value-type="float">
            <text:p>-0.227905</text:p>
          </table:table-cell>
          <table:table-cell table:number-columns-repeated="7"/>
        </table:table-row>
        <table:table-row table:style-name="ro1">
          <table:table-cell office:value-type="float" office:value="-0.0117798" calcext:value-type="float">
            <text:p>-0.0117798</text:p>
          </table:table-cell>
          <table:table-cell office:value-type="float" office:value="-0.181702" calcext:value-type="float">
            <text:p>-0.181702</text:p>
          </table:table-cell>
          <table:table-cell table:number-columns-repeated="7"/>
        </table:table-row>
        <table:table-row table:style-name="ro1">
          <table:table-cell office:value-type="float" office:value="0.0487366" calcext:value-type="float">
            <text:p>0.0487366</text:p>
          </table:table-cell>
          <table:table-cell office:value-type="float" office:value="-0.14325" calcext:value-type="float">
            <text:p>-0.14325</text:p>
          </table:table-cell>
          <table:table-cell table:number-columns-repeated="7"/>
        </table:table-row>
        <table:table-row table:style-name="ro1">
          <table:table-cell office:value-type="float" office:value="0.114075" calcext:value-type="float">
            <text:p>0.114075</text:p>
          </table:table-cell>
          <table:table-cell office:value-type="float" office:value="-0.111969" calcext:value-type="float">
            <text:p>-0.111969</text:p>
          </table:table-cell>
          <table:table-cell table:number-columns-repeated="7"/>
        </table:table-row>
        <table:table-row table:style-name="ro1">
          <table:table-cell office:value-type="float" office:value="0.183807" calcext:value-type="float">
            <text:p>0.183807</text:p>
          </table:table-cell>
          <table:table-cell office:value-type="float" office:value="-0.0903625" calcext:value-type="float">
            <text:p>-0.0903625</text:p>
          </table:table-cell>
          <table:table-cell table:number-columns-repeated="7"/>
        </table:table-row>
        <table:table-row table:style-name="ro1">
          <table:table-cell office:value-type="float" office:value="0.256927" calcext:value-type="float">
            <text:p>0.256927</text:p>
          </table:table-cell>
          <table:table-cell office:value-type="float" office:value="-0.0784607" calcext:value-type="float">
            <text:p>-0.0784607</text:p>
          </table:table-cell>
          <table:table-cell table:number-columns-repeated="7"/>
        </table:table-row>
        <table:table-row table:style-name="ro1">
          <table:table-cell office:value-type="float" office:value="0.330475" calcext:value-type="float">
            <text:p>0.330475</text:p>
          </table:table-cell>
          <table:table-cell office:value-type="float" office:value="-0.0749512" calcext:value-type="float">
            <text:p>-0.0749512</text:p>
          </table:table-cell>
          <table:table-cell table:number-columns-repeated="7"/>
        </table:table-row>
        <table:table-row table:style-name="ro1">
          <table:table-cell office:value-type="float" office:value="0.405304" calcext:value-type="float">
            <text:p>0.405304</text:p>
          </table:table-cell>
          <table:table-cell office:value-type="float" office:value="-0.0815735" calcext:value-type="float">
            <text:p>-0.0815735</text:p>
          </table:table-cell>
          <table:table-cell table:number-columns-repeated="7"/>
        </table:table-row>
        <table:table-row table:style-name="ro1">
          <table:table-cell office:value-type="float" office:value="0.478394" calcext:value-type="float">
            <text:p>0.478394</text:p>
          </table:table-cell>
          <table:table-cell office:value-type="float" office:value="-0.0966797" calcext:value-type="float">
            <text:p>-0.0966797</text:p>
          </table:table-cell>
          <table:table-cell table:number-columns-repeated="7"/>
        </table:table-row>
        <table:table-row table:style-name="ro1">
          <table:table-cell office:value-type="float" office:value="0.548279" calcext:value-type="float">
            <text:p>0.548279</text:p>
          </table:table-cell>
          <table:table-cell office:value-type="float" office:value="-0.122314" calcext:value-type="float">
            <text:p>-0.122314</text:p>
          </table:table-cell>
          <table:table-cell table:number-columns-repeated="7"/>
        </table:table-row>
        <table:table-row table:style-name="ro1">
          <table:table-cell office:value-type="float" office:value="0.61499" calcext:value-type="float">
            <text:p>0.61499</text:p>
          </table:table-cell>
          <table:table-cell office:value-type="float" office:value="-0.15625" calcext:value-type="float">
            <text:p>-0.15625</text:p>
          </table:table-cell>
          <table:table-cell table:number-columns-repeated="7"/>
        </table:table-row>
        <table:table-row table:style-name="ro1">
          <table:table-cell office:value-type="float" office:value="0.675903" calcext:value-type="float">
            <text:p>0.675903</text:p>
          </table:table-cell>
          <table:table-cell office:value-type="float" office:value="-0.197998" calcext:value-type="float">
            <text:p>-0.197998</text:p>
          </table:table-cell>
          <table:table-cell table:number-columns-repeated="7"/>
        </table:table-row>
        <table:table-row table:style-name="ro1">
          <table:table-cell office:value-type="float" office:value="0.729614" calcext:value-type="float">
            <text:p>0.729614</text:p>
          </table:table-cell>
          <table:table-cell office:value-type="float" office:value="-0.249451" calcext:value-type="float">
            <text:p>-0.249451</text:p>
          </table:table-cell>
          <table:table-cell table:number-columns-repeated="7"/>
        </table:table-row>
        <table:table-row table:style-name="ro1">
          <table:table-cell office:value-type="float" office:value="0.776764" calcext:value-type="float">
            <text:p>0.776764</text:p>
          </table:table-cell>
          <table:table-cell office:value-type="float" office:value="-0.305634" calcext:value-type="float">
            <text:p>-0.305634</text:p>
          </table:table-cell>
          <table:table-cell table:number-columns-repeated="7"/>
        </table:table-row>
        <table:table-row table:style-name="ro1">
          <table:table-cell office:value-type="float" office:value="0.813538" calcext:value-type="float">
            <text:p>0.813538</text:p>
          </table:table-cell>
          <table:table-cell office:value-type="float" office:value="-0.367188" calcext:value-type="float">
            <text:p>-0.367188</text:p>
          </table:table-cell>
          <table:table-cell table:number-columns-repeated="7"/>
        </table:table-row>
        <table:table-row table:style-name="ro1">
          <table:table-cell office:value-type="float" office:value="0.840485" calcext:value-type="float">
            <text:p>0.840485</text:p>
          </table:table-cell>
          <table:table-cell office:value-type="float" office:value="-0.435211" calcext:value-type="float">
            <text:p>-0.435211</text:p>
          </table:table-cell>
          <table:table-cell table:number-columns-repeated="7"/>
        </table:table-row>
        <table:table-row table:style-name="ro1">
          <table:table-cell office:value-type="float" office:value="0.858795" calcext:value-type="float">
            <text:p>0.858795</text:p>
          </table:table-cell>
          <table:table-cell office:value-type="float" office:value="-0.506195" calcext:value-type="float">
            <text:p>-0.506195</text:p>
          </table:table-cell>
          <table:table-cell table:number-columns-repeated="7"/>
        </table:table-row>
        <table:table-row table:style-name="ro1">
          <table:table-cell office:value-type="float" office:value="0.86557" calcext:value-type="float">
            <text:p>0.86557</text:p>
          </table:table-cell>
          <table:table-cell office:value-type="float" office:value="-0.578217" calcext:value-type="float">
            <text:p>-0.578217</text:p>
          </table:table-cell>
          <table:table-cell table:number-columns-repeated="7"/>
        </table:table-row>
        <table:table-row table:style-name="ro1">
          <table:table-cell office:value-type="float" office:value="0.860931" calcext:value-type="float">
            <text:p>0.860931</text:p>
          </table:table-cell>
          <table:table-cell office:value-type="float" office:value="-0.651917" calcext:value-type="float">
            <text:p>-0.651917</text:p>
          </table:table-cell>
          <table:table-cell table:number-columns-repeated="7"/>
        </table:table-row>
        <table:table-row table:style-name="ro1">
          <table:table-cell office:value-type="float" office:value="0.846069" calcext:value-type="float">
            <text:p>0.846069</text:p>
          </table:table-cell>
          <table:table-cell office:value-type="float" office:value="-0.723358" calcext:value-type="float">
            <text:p>-0.723358</text:p>
          </table:table-cell>
          <table:table-cell table:number-columns-repeated="7"/>
        </table:table-row>
        <table:table-row table:style-name="ro1">
          <table:table-cell office:value-type="float" office:value="0.820221" calcext:value-type="float">
            <text:p>0.820221</text:p>
          </table:table-cell>
          <table:table-cell office:value-type="float" office:value="-0.792938" calcext:value-type="float">
            <text:p>-0.792938</text:p>
          </table:table-cell>
          <table:table-cell table:number-columns-repeated="7"/>
        </table:table-row>
        <table:table-row table:style-name="ro1">
          <table:table-cell office:value-type="float" office:value="0.782806" calcext:value-type="float">
            <text:p>0.782806</text:p>
          </table:table-cell>
          <table:table-cell office:value-type="float" office:value="-0.857849" calcext:value-type="float">
            <text:p>-0.857849</text:p>
          </table:table-cell>
          <table:table-cell table:number-columns-repeated="7"/>
        </table:table-row>
        <table:table-row table:style-name="ro1">
          <table:table-cell office:value-type="float" office:value="0.735931" calcext:value-type="float">
            <text:p>0.735931</text:p>
          </table:table-cell>
          <table:table-cell office:value-type="float" office:value="-0.916809" calcext:value-type="float">
            <text:p>-0.916809</text:p>
          </table:table-cell>
          <table:table-cell table:number-columns-repeated="7"/>
        </table:table-row>
        <table:table-row table:style-name="ro1">
          <table:table-cell office:value-type="float" office:value="0.681244" calcext:value-type="float">
            <text:p>0.681244</text:p>
          </table:table-cell>
          <table:table-cell office:value-type="float" office:value="-0.970337" calcext:value-type="float">
            <text:p>-0.970337</text:p>
          </table:table-cell>
          <table:table-cell table:number-columns-repeated="7"/>
        </table:table-row>
        <table:table-row table:style-name="ro1">
          <table:table-cell office:value-type="float" office:value="0.619873" calcext:value-type="float">
            <text:p>0.61987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552063" calcext:value-type="float">
            <text:p>0.55206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80438" calcext:value-type="float">
            <text:p>0.48043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0744" calcext:value-type="float">
            <text:p>0.4074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33893" calcext:value-type="float">
            <text:p>0.33389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61658" calcext:value-type="float">
            <text:p>0.26165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94122" calcext:value-type="float">
            <text:p>0.194122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130615" calcext:value-type="float">
            <text:p>0.130615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0736084" calcext:value-type="float">
            <text:p>0.0736084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0238953" calcext:value-type="float">
            <text:p>0.0238953</text:p>
          </table:table-cell>
          <table:table-cell office:value-type="float" office:value="-0.96936" calcext:value-type="float">
            <text:p>-0.96936</text:p>
          </table:table-cell>
          <table:table-cell table:number-columns-repeated="7"/>
        </table:table-row>
        <table:table-row table:style-name="ro1">
          <table:table-cell office:value-type="float" office:value="-0.0187683" calcext:value-type="float">
            <text:p>-0.0187683</text:p>
          </table:table-cell>
          <table:table-cell office:value-type="float" office:value="-0.914124" calcext:value-type="float">
            <text:p>-0.914124</text:p>
          </table:table-cell>
          <table:table-cell table:number-columns-repeated="7"/>
        </table:table-row>
        <table:table-row table:style-name="ro1">
          <table:table-cell office:value-type="float" office:value="-0.0517883" calcext:value-type="float">
            <text:p>-0.0517883</text:p>
          </table:table-cell>
          <table:table-cell office:value-type="float" office:value="-0.851624" calcext:value-type="float">
            <text:p>-0.851624</text:p>
          </table:table-cell>
          <table:table-cell table:number-columns-repeated="7"/>
        </table:table-row>
        <table:table-row table:style-name="ro1">
          <table:table-cell office:value-type="float" office:value="-0.0766602" calcext:value-type="float">
            <text:p>-0.0766602</text:p>
          </table:table-cell>
          <table:table-cell office:value-type="float" office:value="-0.784088" calcext:value-type="float">
            <text:p>-0.784088</text:p>
          </table:table-cell>
          <table:table-cell table:number-columns-repeated="7"/>
        </table:table-row>
        <table:table-row table:style-name="ro1">
          <table:table-cell office:value-type="float" office:value="-0.0926819" calcext:value-type="float">
            <text:p>-0.0926819</text:p>
          </table:table-cell>
          <table:table-cell office:value-type="float" office:value="-0.712524" calcext:value-type="float">
            <text:p>-0.712524</text:p>
          </table:table-cell>
          <table:table-cell table:number-columns-repeated="7"/>
        </table:table-row>
        <table:table-row table:style-name="ro1">
          <table:table-cell office:value-type="float" office:value="-0.0976868" calcext:value-type="float">
            <text:p>-0.0976868</text:p>
          </table:table-cell>
          <table:table-cell office:value-type="float" office:value="-0.639984" calcext:value-type="float">
            <text:p>-0.639984</text:p>
          </table:table-cell>
          <table:table-cell table:number-columns-repeated="7"/>
        </table:table-row>
        <table:table-row table:style-name="ro1">
          <table:table-cell office:value-type="float" office:value="-0.094696" calcext:value-type="float">
            <text:p>-0.094696</text:p>
          </table:table-cell>
          <table:table-cell office:value-type="float" office:value="-0.567383" calcext:value-type="float">
            <text:p>-0.567383</text:p>
          </table:table-cell>
          <table:table-cell table:number-columns-repeated="7"/>
        </table:table-row>
        <table:table-row table:style-name="ro1">
          <table:table-cell office:value-type="float" office:value="-0.082489" calcext:value-type="float">
            <text:p>-0.082489</text:p>
          </table:table-cell>
          <table:table-cell office:value-type="float" office:value="-0.495361" calcext:value-type="float">
            <text:p>-0.495361</text:p>
          </table:table-cell>
          <table:table-cell table:number-columns-repeated="7"/>
        </table:table-row>
        <table:table-row table:style-name="ro1">
          <table:table-cell office:value-type="float" office:value="-0.0608215" calcext:value-type="float">
            <text:p>-0.0608215</text:p>
          </table:table-cell>
          <table:table-cell office:value-type="float" office:value="-0.426941" calcext:value-type="float">
            <text:p>-0.426941</text:p>
          </table:table-cell>
          <table:table-cell table:number-columns-repeated="7"/>
        </table:table-row>
        <table:table-row table:style-name="ro1">
          <table:table-cell office:value-type="float" office:value="-0.0318298" calcext:value-type="float">
            <text:p>-0.0318298</text:p>
          </table:table-cell>
          <table:table-cell office:value-type="float" office:value="-0.361969" calcext:value-type="float">
            <text:p>-0.361969</text:p>
          </table:table-cell>
          <table:table-cell table:number-columns-repeated="7"/>
        </table:table-row>
        <table:table-row table:style-name="ro1">
          <table:table-cell office:value-type="float" office:value="0.00601196" calcext:value-type="float">
            <text:p>0.00601196</text:p>
          </table:table-cell>
          <table:table-cell office:value-type="float" office:value="-0.302826" calcext:value-type="float">
            <text:p>-0.302826</text:p>
          </table:table-cell>
          <table:table-cell table:number-columns-repeated="7"/>
        </table:table-row>
        <table:table-row table:style-name="ro1">
          <table:table-cell office:value-type="float" office:value="0.0516357" calcext:value-type="float">
            <text:p>0.0516357</text:p>
          </table:table-cell>
          <table:table-cell office:value-type="float" office:value="-0.249084" calcext:value-type="float">
            <text:p>-0.249084</text:p>
          </table:table-cell>
          <table:table-cell table:number-columns-repeated="7"/>
        </table:table-row>
        <table:table-row table:style-name="ro1">
          <table:table-cell office:value-type="float" office:value="0.103638" calcext:value-type="float">
            <text:p>0.103638</text:p>
          </table:table-cell>
          <table:table-cell office:value-type="float" office:value="-0.201202" calcext:value-type="float">
            <text:p>-0.201202</text:p>
          </table:table-cell>
          <table:table-cell table:number-columns-repeated="7"/>
        </table:table-row>
        <table:table-row table:style-name="ro1">
          <table:table-cell office:value-type="float" office:value="0.162659" calcext:value-type="float">
            <text:p>0.162659</text:p>
          </table:table-cell>
          <table:table-cell office:value-type="float" office:value="-0.161163" calcext:value-type="float">
            <text:p>-0.161163</text:p>
          </table:table-cell>
          <table:table-cell table:number-columns-repeated="7"/>
        </table:table-row>
        <table:table-row table:style-name="ro1">
          <table:table-cell office:value-type="float" office:value="0.226746" calcext:value-type="float">
            <text:p>0.226746</text:p>
          </table:table-cell>
          <table:table-cell office:value-type="float" office:value="-0.129425" calcext:value-type="float">
            <text:p>-0.129425</text:p>
          </table:table-cell>
          <table:table-cell table:number-columns-repeated="7"/>
        </table:table-row>
        <table:table-row table:style-name="ro1">
          <table:table-cell office:value-type="float" office:value="0.294281" calcext:value-type="float">
            <text:p>0.294281</text:p>
          </table:table-cell>
          <table:table-cell office:value-type="float" office:value="-0.106293" calcext:value-type="float">
            <text:p>-0.106293</text:p>
          </table:table-cell>
          <table:table-cell table:number-columns-repeated="7"/>
        </table:table-row>
        <table:table-row table:style-name="ro1">
          <table:table-cell office:value-type="float" office:value="0.365784" calcext:value-type="float">
            <text:p>0.365784</text:p>
          </table:table-cell>
          <table:table-cell office:value-type="float" office:value="-0.0924377" calcext:value-type="float">
            <text:p>-0.0924377</text:p>
          </table:table-cell>
          <table:table-cell table:number-columns-repeated="7"/>
        </table:table-row>
        <table:table-row table:style-name="ro1">
          <table:table-cell office:value-type="float" office:value="0.439209" calcext:value-type="float">
            <text:p>0.439209</text:p>
          </table:table-cell>
          <table:table-cell office:value-type="float" office:value="-0.0877686" calcext:value-type="float">
            <text:p>-0.0877686</text:p>
          </table:table-cell>
          <table:table-cell table:number-columns-repeated="7"/>
        </table:table-row>
        <table:table-row table:style-name="ro1">
          <table:table-cell office:value-type="float" office:value="0.512268" calcext:value-type="float">
            <text:p>0.512268</text:p>
          </table:table-cell>
          <table:table-cell office:value-type="float" office:value="-0.0928955" calcext:value-type="float">
            <text:p>-0.0928955</text:p>
          </table:table-cell>
          <table:table-cell table:number-columns-repeated="7"/>
        </table:table-row>
        <table:table-row table:style-name="ro1">
          <table:table-cell office:value-type="float" office:value="0.584106" calcext:value-type="float">
            <text:p>0.584106</text:p>
          </table:table-cell>
          <table:table-cell office:value-type="float" office:value="-0.108856" calcext:value-type="float">
            <text:p>-0.108856</text:p>
          </table:table-cell>
          <table:table-cell table:number-columns-repeated="7"/>
        </table:table-row>
        <table:table-row table:style-name="ro1">
          <table:table-cell office:value-type="float" office:value="0.652771" calcext:value-type="float">
            <text:p>0.652771</text:p>
          </table:table-cell>
          <table:table-cell office:value-type="float" office:value="-0.133179" calcext:value-type="float">
            <text:p>-0.133179</text:p>
          </table:table-cell>
          <table:table-cell table:number-columns-repeated="7"/>
        </table:table-row>
        <table:table-row table:style-name="ro1">
          <table:table-cell office:value-type="float" office:value="0.717407" calcext:value-type="float">
            <text:p>0.717407</text:p>
          </table:table-cell>
          <table:table-cell office:value-type="float" office:value="-0.165222" calcext:value-type="float">
            <text:p>-0.165222</text:p>
          </table:table-cell>
          <table:table-cell table:number-columns-repeated="7"/>
        </table:table-row>
        <table:table-row table:style-name="ro1">
          <table:table-cell office:value-type="float" office:value="0.77774" calcext:value-type="float">
            <text:p>0.77774</text:p>
          </table:table-cell>
          <table:table-cell office:value-type="float" office:value="-0.206146" calcext:value-type="float">
            <text:p>-0.206146</text:p>
          </table:table-cell>
          <table:table-cell table:number-columns-repeated="7"/>
        </table:table-row>
        <table:table-row table:style-name="ro1">
          <table:table-cell office:value-type="float" office:value="0.829742" calcext:value-type="float">
            <text:p>0.829742</text:p>
          </table:table-cell>
          <table:table-cell office:value-type="float" office:value="-0.256012" calcext:value-type="float">
            <text:p>-0.256012</text:p>
          </table:table-cell>
          <table:table-cell table:number-columns-repeated="7"/>
        </table:table-row>
        <table:table-row table:style-name="ro1">
          <table:table-cell office:value-type="float" office:value="0.875336" calcext:value-type="float">
            <text:p>0.875336</text:p>
          </table:table-cell>
          <table:table-cell office:value-type="float" office:value="-0.31189" calcext:value-type="float">
            <text:p>-0.31189</text:p>
          </table:table-cell>
          <table:table-cell table:number-columns-repeated="7"/>
        </table:table-row>
        <table:table-row table:style-name="ro1">
          <table:table-cell office:value-type="float" office:value="0.911346" calcext:value-type="float">
            <text:p>0.911346</text:p>
          </table:table-cell>
          <table:table-cell office:value-type="float" office:value="-0.373383" calcext:value-type="float">
            <text:p>-0.373383</text:p>
          </table:table-cell>
          <table:table-cell table:number-columns-repeated="7"/>
        </table:table-row>
        <table:table-row table:style-name="ro1">
          <table:table-cell office:value-type="float" office:value="0.939453" calcext:value-type="float">
            <text:p>0.939453</text:p>
          </table:table-cell>
          <table:table-cell office:value-type="float" office:value="-0.439636" calcext:value-type="float">
            <text:p>-0.439636</text:p>
          </table:table-cell>
          <table:table-cell table:number-columns-repeated="7"/>
        </table:table-row>
        <table:table-row table:style-name="ro1">
          <table:table-cell office:value-type="float" office:value="0.952209" calcext:value-type="float">
            <text:p>0.952209</text:p>
          </table:table-cell>
          <table:table-cell office:value-type="float" office:value="-0.507355" calcext:value-type="float">
            <text:p>-0.507355</text:p>
          </table:table-cell>
          <table:table-cell table:number-columns-repeated="7"/>
        </table:table-row>
        <table:table-row table:style-name="ro1">
          <table:table-cell office:value-type="float" office:value="0.957458" calcext:value-type="float">
            <text:p>0.957458</text:p>
          </table:table-cell>
          <table:table-cell office:value-type="float" office:value="-0.58075" calcext:value-type="float">
            <text:p>-0.58075</text:p>
          </table:table-cell>
          <table:table-cell table:number-columns-repeated="7"/>
        </table:table-row>
        <table:table-row table:style-name="ro1">
          <table:table-cell office:value-type="float" office:value="0.954651" calcext:value-type="float">
            <text:p>0.954651</text:p>
          </table:table-cell>
          <table:table-cell office:value-type="float" office:value="-0.653931" calcext:value-type="float">
            <text:p>-0.653931</text:p>
          </table:table-cell>
          <table:table-cell table:number-columns-repeated="7"/>
        </table:table-row>
        <table:table-row table:style-name="ro1">
          <table:table-cell office:value-type="float" office:value="0.941162" calcext:value-type="float">
            <text:p>0.941162</text:p>
          </table:table-cell>
          <table:table-cell office:value-type="float" office:value="-0.725586" calcext:value-type="float">
            <text:p>-0.725586</text:p>
          </table:table-cell>
          <table:table-cell table:number-columns-repeated="7"/>
        </table:table-row>
        <table:table-row table:style-name="ro1">
          <table:table-cell office:value-type="float" office:value="0.915039" calcext:value-type="float">
            <text:p>0.915039</text:p>
          </table:table-cell>
          <table:table-cell office:value-type="float" office:value="-0.795685" calcext:value-type="float">
            <text:p>-0.795685</text:p>
          </table:table-cell>
          <table:table-cell table:number-columns-repeated="7"/>
        </table:table-row>
        <table:table-row table:style-name="ro1">
          <table:table-cell office:value-type="float" office:value="0.874268" calcext:value-type="float">
            <text:p>0.874268</text:p>
          </table:table-cell>
          <table:table-cell office:value-type="float" office:value="-0.861786" calcext:value-type="float">
            <text:p>-0.861786</text:p>
          </table:table-cell>
          <table:table-cell table:number-columns-repeated="7"/>
        </table:table-row>
        <table:table-row table:style-name="ro1">
          <table:table-cell office:value-type="float" office:value="0.825714" calcext:value-type="float">
            <text:p>0.825714</text:p>
          </table:table-cell>
          <table:table-cell office:value-type="float" office:value="-0.922455" calcext:value-type="float">
            <text:p>-0.922455</text:p>
          </table:table-cell>
          <table:table-cell table:number-columns-repeated="7"/>
        </table:table-row>
        <table:table-row table:style-name="ro1">
          <table:table-cell office:value-type="float" office:value="0.765472" calcext:value-type="float">
            <text:p>0.765472</text:p>
          </table:table-cell>
          <table:table-cell office:value-type="float" office:value="-0.977264" calcext:value-type="float">
            <text:p>-0.977264</text:p>
          </table:table-cell>
          <table:table-cell table:number-columns-repeated="7"/>
        </table:table-row>
        <table:table-row table:style-name="ro1">
          <table:table-cell office:value-type="float" office:value="0.697235" calcext:value-type="float">
            <text:p>0.697235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622559" calcext:value-type="float">
            <text:p>0.622559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542053" calcext:value-type="float">
            <text:p>0.542053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45813" calcext:value-type="float">
            <text:p>0.45813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374512" calcext:value-type="float">
            <text:p>0.374512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29129" calcext:value-type="float">
            <text:p>0.29129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11823" calcext:value-type="float">
            <text:p>0.211823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137146" calcext:value-type="float">
            <text:p>0.137146</text:p>
          </table:table-cell>
          <table:table-cell office:value-type="float" office:value="-0.999817" calcext:value-type="float">
            <text:p>-0.999817</text:p>
          </table:table-cell>
          <table:table-cell table:number-columns-repeated="7"/>
        </table:table-row>
        <table:table-row table:style-name="ro1">
          <table:table-cell office:value-type="float" office:value="0.069397" calcext:value-type="float">
            <text:p>0.069397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0101318" calcext:value-type="float">
            <text:p>0.0101318</text:p>
          </table:table-cell>
          <table:table-cell office:value-type="float" office:value="-0.94931" calcext:value-type="float">
            <text:p>-0.94931</text:p>
          </table:table-cell>
          <table:table-cell table:number-columns-repeated="7"/>
        </table:table-row>
        <table:table-row table:style-name="ro1">
          <table:table-cell office:value-type="float" office:value="-0.0404053" calcext:value-type="float">
            <text:p>-0.0404053</text:p>
          </table:table-cell>
          <table:table-cell office:value-type="float" office:value="-0.881989" calcext:value-type="float">
            <text:p>-0.881989</text:p>
          </table:table-cell>
          <table:table-cell table:number-columns-repeated="7"/>
        </table:table-row>
        <table:table-row table:style-name="ro1">
          <table:table-cell office:value-type="float" office:value="-0.0820007" calcext:value-type="float">
            <text:p>-0.0820007</text:p>
          </table:table-cell>
          <table:table-cell office:value-type="float" office:value="-0.806732" calcext:value-type="float">
            <text:p>-0.806732</text:p>
          </table:table-cell>
          <table:table-cell table:number-columns-repeated="7"/>
        </table:table-row>
        <table:table-row table:style-name="ro1">
          <table:table-cell office:value-type="float" office:value="-0.112793" calcext:value-type="float">
            <text:p>-0.112793</text:p>
          </table:table-cell>
          <table:table-cell office:value-type="float" office:value="-0.724792" calcext:value-type="float">
            <text:p>-0.724792</text:p>
          </table:table-cell>
          <table:table-cell table:number-columns-repeated="7"/>
        </table:table-row>
        <table:table-row table:style-name="ro1">
          <table:table-cell office:value-type="float" office:value="-0.133179" calcext:value-type="float">
            <text:p>-0.133179</text:p>
          </table:table-cell>
          <table:table-cell office:value-type="float" office:value="-0.640198" calcext:value-type="float">
            <text:p>-0.640198</text:p>
          </table:table-cell>
          <table:table-cell table:number-columns-repeated="7"/>
        </table:table-row>
        <table:table-row table:style-name="ro1">
          <table:table-cell office:value-type="float" office:value="-0.142242" calcext:value-type="float">
            <text:p>-0.142242</text:p>
          </table:table-cell>
          <table:table-cell office:value-type="float" office:value="-0.554993" calcext:value-type="float">
            <text:p>-0.554993</text:p>
          </table:table-cell>
          <table:table-cell table:number-columns-repeated="7"/>
        </table:table-row>
        <table:table-row table:style-name="ro1">
          <table:table-cell office:value-type="float" office:value="-0.140228" calcext:value-type="float">
            <text:p>-0.140228</text:p>
          </table:table-cell>
          <table:table-cell office:value-type="float" office:value="-0.471497" calcext:value-type="float">
            <text:p>-0.471497</text:p>
          </table:table-cell>
          <table:table-cell table:number-columns-repeated="7"/>
        </table:table-row>
        <table:table-row table:style-name="ro1">
          <table:table-cell office:value-type="float" office:value="-0.128143" calcext:value-type="float">
            <text:p>-0.128143</text:p>
          </table:table-cell>
          <table:table-cell office:value-type="float" office:value="-0.383423" calcext:value-type="float">
            <text:p>-0.383423</text:p>
          </table:table-cell>
          <table:table-cell table:number-columns-repeated="7"/>
        </table:table-row>
        <table:table-row table:style-name="ro1">
          <table:table-cell office:value-type="float" office:value="-0.103363" calcext:value-type="float">
            <text:p>-0.103363</text:p>
          </table:table-cell>
          <table:table-cell office:value-type="float" office:value="-0.295868" calcext:value-type="float">
            <text:p>-0.295868</text:p>
          </table:table-cell>
          <table:table-cell table:number-columns-repeated="7"/>
        </table:table-row>
        <table:table-row table:style-name="ro1">
          <table:table-cell office:value-type="float" office:value="-0.0687561" calcext:value-type="float">
            <text:p>-0.0687561</text:p>
          </table:table-cell>
          <table:table-cell office:value-type="float" office:value="-0.215607" calcext:value-type="float">
            <text:p>-0.215607</text:p>
          </table:table-cell>
          <table:table-cell table:number-columns-repeated="7"/>
        </table:table-row>
        <table:table-row table:style-name="ro1">
          <table:table-cell office:value-type="float" office:value="-0.0239563" calcext:value-type="float">
            <text:p>-0.0239563</text:p>
          </table:table-cell>
          <table:table-cell office:value-type="float" office:value="-0.140747" calcext:value-type="float">
            <text:p>-0.140747</text:p>
          </table:table-cell>
          <table:table-cell table:number-columns-repeated="7"/>
        </table:table-row>
        <table:table-row table:style-name="ro1">
          <table:table-cell office:value-type="float" office:value="0.0314331" calcext:value-type="float">
            <text:p>0.0314331</text:p>
          </table:table-cell>
          <table:table-cell office:value-type="float" office:value="-0.0748291" calcext:value-type="float">
            <text:p>-0.0748291</text:p>
          </table:table-cell>
          <table:table-cell table:number-columns-repeated="7"/>
        </table:table-row>
        <table:table-row table:style-name="ro1">
          <table:table-cell office:value-type="float" office:value="0.0950928" calcext:value-type="float">
            <text:p>0.0950928</text:p>
          </table:table-cell>
          <table:table-cell office:value-type="float" office:value="-0.0166016" calcext:value-type="float">
            <text:p>-0.0166016</text:p>
          </table:table-cell>
          <table:table-cell table:number-columns-repeated="7"/>
        </table:table-row>
        <table:table-row table:style-name="ro1">
          <table:table-cell office:value-type="float" office:value="0.168671" calcext:value-type="float">
            <text:p>0.168671</text:p>
          </table:table-cell>
          <table:table-cell office:value-type="float" office:value="0.032135" calcext:value-type="float">
            <text:p>0.032135</text:p>
          </table:table-cell>
          <table:table-cell table:number-columns-repeated="7"/>
        </table:table-row>
        <table:table-row table:style-name="ro1">
          <table:table-cell office:value-type="float" office:value="0.250061" calcext:value-type="float">
            <text:p>0.250061</text:p>
          </table:table-cell>
          <table:table-cell office:value-type="float" office:value="0.0707703" calcext:value-type="float">
            <text:p>0.0707703</text:p>
          </table:table-cell>
          <table:table-cell table:number-columns-repeated="7"/>
        </table:table-row>
        <table:table-row table:style-name="ro1">
          <table:table-cell office:value-type="float" office:value="0.337463" calcext:value-type="float">
            <text:p>0.337463</text:p>
          </table:table-cell>
          <table:table-cell office:value-type="float" office:value="0.0966797" calcext:value-type="float">
            <text:p>0.0966797</text:p>
          </table:table-cell>
          <table:table-cell table:number-columns-repeated="7"/>
        </table:table-row>
        <table:table-row table:style-name="ro1">
          <table:table-cell office:value-type="float" office:value="0.429596" calcext:value-type="float">
            <text:p>0.429596</text:p>
          </table:table-cell>
          <table:table-cell office:value-type="float" office:value="0.111145" calcext:value-type="float">
            <text:p>0.111145</text:p>
          </table:table-cell>
          <table:table-cell table:number-columns-repeated="7"/>
        </table:table-row>
        <table:table-row table:style-name="ro1">
          <table:table-cell office:value-type="float" office:value="0.523499" calcext:value-type="float">
            <text:p>0.523499</text:p>
          </table:table-cell>
          <table:table-cell office:value-type="float" office:value="0.112946" calcext:value-type="float">
            <text:p>0.112946</text:p>
          </table:table-cell>
          <table:table-cell table:number-columns-repeated="7"/>
        </table:table-row>
        <table:table-row table:style-name="ro1">
          <table:table-cell office:value-type="float" office:value="0.618195" calcext:value-type="float">
            <text:p>0.618195</text:p>
          </table:table-cell>
          <table:table-cell office:value-type="float" office:value="0.101471" calcext:value-type="float">
            <text:p>0.101471</text:p>
          </table:table-cell>
          <table:table-cell table:number-columns-repeated="7"/>
        </table:table-row>
        <table:table-row table:style-name="ro1">
          <table:table-cell office:value-type="float" office:value="0.710815" calcext:value-type="float">
            <text:p>0.710815</text:p>
          </table:table-cell>
          <table:table-cell office:value-type="float" office:value="0.0776978" calcext:value-type="float">
            <text:p>0.0776978</text:p>
          </table:table-cell>
          <table:table-cell table:number-columns-repeated="7"/>
        </table:table-row>
        <table:table-row table:style-name="ro1">
          <table:table-cell office:value-type="float" office:value="0.7995" calcext:value-type="float">
            <text:p>0.7995</text:p>
          </table:table-cell>
          <table:table-cell office:value-type="float" office:value="0.0405273" calcext:value-type="float">
            <text:p>0.0405273</text:p>
          </table:table-cell>
          <table:table-cell table:number-columns-repeated="7"/>
        </table:table-row>
        <table:table-row table:style-name="ro1">
          <table:table-cell office:value-type="float" office:value="0.882172" calcext:value-type="float">
            <text:p>0.882172</text:p>
          </table:table-cell>
          <table:table-cell office:value-type="float" office:value="-0.00723267" calcext:value-type="float">
            <text:p>-0.00723267</text:p>
          </table:table-cell>
          <table:table-cell table:number-columns-repeated="7"/>
        </table:table-row>
        <table:table-row table:style-name="ro1">
          <table:table-cell office:value-type="float" office:value="0.956604" calcext:value-type="float">
            <text:p>0.956604</text:p>
          </table:table-cell>
          <table:table-cell office:value-type="float" office:value="-0.0665283" calcext:value-type="float">
            <text:p>-0.0665283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135315" calcext:value-type="float">
            <text:p>-0.135315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212494" calcext:value-type="float">
            <text:p>-0.212494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296967" calcext:value-type="float">
            <text:p>-0.296967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387512" calcext:value-type="float">
            <text:p>-0.387512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478516" calcext:value-type="float">
            <text:p>-0.478516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571869" calcext:value-type="float">
            <text:p>-0.571869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667358" calcext:value-type="float">
            <text:p>-0.667358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755402" calcext:value-type="float">
            <text:p>-0.755402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839508" calcext:value-type="float">
            <text:p>-0.839508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915558" calcext:value-type="float">
            <text:p>-0.915558</text:p>
          </table:table-cell>
          <table:table-cell table:number-columns-repeated="7"/>
        </table:table-row>
        <table:table-row table:style-name="ro1">
          <table:table-cell office:value-type="float" office:value="0.93454" calcext:value-type="float">
            <text:p>0.93454</text:p>
          </table:table-cell>
          <table:table-cell office:value-type="float" office:value="-0.982574" calcext:value-type="float">
            <text:p>-0.982574</text:p>
          </table:table-cell>
          <table:table-cell table:number-columns-repeated="7"/>
        </table:table-row>
        <table:table-row table:style-name="ro1">
          <table:table-cell office:value-type="float" office:value="0.854767" calcext:value-type="float">
            <text:p>0.85476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768921" calcext:value-type="float">
            <text:p>0.76892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678162" calcext:value-type="float">
            <text:p>0.678162</text:p>
          </table:table-cell>
          <table:table-cell office:value-type="float" office:value="-0.999908" calcext:value-type="float">
            <text:p>-0.999908</text:p>
          </table:table-cell>
          <table:table-cell table:number-columns-repeated="7"/>
        </table:table-row>
        <table:table-row table:style-name="ro1">
          <table:table-cell office:value-type="float" office:value="0.577545" calcext:value-type="float">
            <text:p>0.577545</text:p>
          </table:table-cell>
          <table:table-cell office:value-type="float" office:value="-0.999878" calcext:value-type="float">
            <text:p>-0.999878</text:p>
          </table:table-cell>
          <table:table-cell table:number-columns-repeated="7"/>
        </table:table-row>
        <table:table-row table:style-name="ro1">
          <table:table-cell office:value-type="float" office:value="0.478455" calcext:value-type="float">
            <text:p>0.478455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407288" calcext:value-type="float">
            <text:p>0.40728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316376" calcext:value-type="float">
            <text:p>0.31637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38647" calcext:value-type="float">
            <text:p>0.23864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69403" calcext:value-type="float">
            <text:p>0.16940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09528" calcext:value-type="float">
            <text:p>0.109528</text:p>
          </table:table-cell>
          <table:table-cell office:value-type="float" office:value="-0.989624" calcext:value-type="float">
            <text:p>-0.989624</text:p>
          </table:table-cell>
          <table:table-cell table:number-columns-repeated="7"/>
        </table:table-row>
        <table:table-row table:style-name="ro1">
          <table:table-cell office:value-type="float" office:value="0.059906" calcext:value-type="float">
            <text:p>0.059906</text:p>
          </table:table-cell>
          <table:table-cell office:value-type="float" office:value="-0.927094" calcext:value-type="float">
            <text:p>-0.927094</text:p>
          </table:table-cell>
          <table:table-cell table:number-columns-repeated="7"/>
        </table:table-row>
        <table:table-row table:style-name="ro1">
          <table:table-cell office:value-type="float" office:value="0.0163574" calcext:value-type="float">
            <text:p>0.0163574</text:p>
          </table:table-cell>
          <table:table-cell office:value-type="float" office:value="-0.855499" calcext:value-type="float">
            <text:p>-0.855499</text:p>
          </table:table-cell>
          <table:table-cell table:number-columns-repeated="7"/>
        </table:table-row>
        <table:table-row table:style-name="ro1">
          <table:table-cell office:value-type="float" office:value="-0.0127869" calcext:value-type="float">
            <text:p>-0.0127869</text:p>
          </table:table-cell>
          <table:table-cell office:value-type="float" office:value="-0.778137" calcext:value-type="float">
            <text:p>-0.778137</text:p>
          </table:table-cell>
          <table:table-cell table:number-columns-repeated="7"/>
        </table:table-row>
        <table:table-row table:style-name="ro1">
          <table:table-cell office:value-type="float" office:value="-0.0342102" calcext:value-type="float">
            <text:p>-0.0342102</text:p>
          </table:table-cell>
          <table:table-cell office:value-type="float" office:value="-0.697327" calcext:value-type="float">
            <text:p>-0.697327</text:p>
          </table:table-cell>
          <table:table-cell table:number-columns-repeated="7"/>
        </table:table-row>
        <table:table-row table:style-name="ro1">
          <table:table-cell office:value-type="float" office:value="-0.0448914" calcext:value-type="float">
            <text:p>-0.0448914</text:p>
          </table:table-cell>
          <table:table-cell office:value-type="float" office:value="-0.617004" calcext:value-type="float">
            <text:p>-0.617004</text:p>
          </table:table-cell>
          <table:table-cell table:number-columns-repeated="7"/>
        </table:table-row>
        <table:table-row table:style-name="ro1">
          <table:table-cell office:value-type="float" office:value="-0.0474854" calcext:value-type="float">
            <text:p>-0.0474854</text:p>
          </table:table-cell>
          <table:table-cell office:value-type="float" office:value="-0.537048" calcext:value-type="float">
            <text:p>-0.537048</text:p>
          </table:table-cell>
          <table:table-cell table:number-columns-repeated="7"/>
        </table:table-row>
        <table:table-row table:style-name="ro1">
          <table:table-cell office:value-type="float" office:value="-0.0357971" calcext:value-type="float">
            <text:p>-0.0357971</text:p>
          </table:table-cell>
          <table:table-cell office:value-type="float" office:value="-0.46167" calcext:value-type="float">
            <text:p>-0.46167</text:p>
          </table:table-cell>
          <table:table-cell table:number-columns-repeated="7"/>
        </table:table-row>
        <table:table-row table:style-name="ro1">
          <table:table-cell office:value-type="float" office:value="-0.0169678" calcext:value-type="float">
            <text:p>-0.0169678</text:p>
          </table:table-cell>
          <table:table-cell office:value-type="float" office:value="-0.387238" calcext:value-type="float">
            <text:p>-0.387238</text:p>
          </table:table-cell>
          <table:table-cell table:number-columns-repeated="7"/>
        </table:table-row>
        <table:table-row table:style-name="ro1">
          <table:table-cell office:value-type="float" office:value="0.0100098" calcext:value-type="float">
            <text:p>0.0100098</text:p>
          </table:table-cell>
          <table:table-cell office:value-type="float" office:value="-0.318359" calcext:value-type="float">
            <text:p>-0.318359</text:p>
          </table:table-cell>
          <table:table-cell table:number-columns-repeated="7"/>
        </table:table-row>
        <table:table-row table:style-name="ro1">
          <table:table-cell office:value-type="float" office:value="0.0468445" calcext:value-type="float">
            <text:p>0.0468445</text:p>
          </table:table-cell>
          <table:table-cell office:value-type="float" office:value="-0.254669" calcext:value-type="float">
            <text:p>-0.254669</text:p>
          </table:table-cell>
          <table:table-cell table:number-columns-repeated="7"/>
        </table:table-row>
        <table:table-row table:style-name="ro1">
          <table:table-cell office:value-type="float" office:value="0.0899963" calcext:value-type="float">
            <text:p>0.0899963</text:p>
          </table:table-cell>
          <table:table-cell office:value-type="float" office:value="-0.19696" calcext:value-type="float">
            <text:p>-0.19696</text:p>
          </table:table-cell>
          <table:table-cell table:number-columns-repeated="7"/>
        </table:table-row>
        <table:table-row table:style-name="ro1">
          <table:table-cell office:value-type="float" office:value="0.140381" calcext:value-type="float">
            <text:p>0.140381</text:p>
          </table:table-cell>
          <table:table-cell office:value-type="float" office:value="-0.147919" calcext:value-type="float">
            <text:p>-0.147919</text:p>
          </table:table-cell>
          <table:table-cell table:number-columns-repeated="7"/>
        </table:table-row>
        <table:table-row table:style-name="ro1">
          <table:table-cell office:value-type="float" office:value="0.195831" calcext:value-type="float">
            <text:p>0.195831</text:p>
          </table:table-cell>
          <table:table-cell office:value-type="float" office:value="-0.105438" calcext:value-type="float">
            <text:p>-0.105438</text:p>
          </table:table-cell>
          <table:table-cell table:number-columns-repeated="7"/>
        </table:table-row>
        <table:table-row table:style-name="ro1">
          <table:table-cell office:value-type="float" office:value="0.25824" calcext:value-type="float">
            <text:p>0.25824</text:p>
          </table:table-cell>
          <table:table-cell office:value-type="float" office:value="-0.0714417" calcext:value-type="float">
            <text:p>-0.0714417</text:p>
          </table:table-cell>
          <table:table-cell table:number-columns-repeated="7"/>
        </table:table-row>
        <table:table-row table:style-name="ro1">
          <table:table-cell office:value-type="float" office:value="0.3237" calcext:value-type="float">
            <text:p>0.3237</text:p>
          </table:table-cell>
          <table:table-cell office:value-type="float" office:value="-0.0465088" calcext:value-type="float">
            <text:p>-0.0465088</text:p>
          </table:table-cell>
          <table:table-cell table:number-columns-repeated="7"/>
        </table:table-row>
        <table:table-row table:style-name="ro1">
          <table:table-cell office:value-type="float" office:value="0.392303" calcext:value-type="float">
            <text:p>0.392303</text:p>
          </table:table-cell>
          <table:table-cell office:value-type="float" office:value="-0.0299683" calcext:value-type="float">
            <text:p>-0.0299683</text:p>
          </table:table-cell>
          <table:table-cell table:number-columns-repeated="7"/>
        </table:table-row>
        <table:table-row table:style-name="ro1">
          <table:table-cell office:value-type="float" office:value="0.463165" calcext:value-type="float">
            <text:p>0.463165</text:p>
          </table:table-cell>
          <table:table-cell office:value-type="float" office:value="-0.0231628" calcext:value-type="float">
            <text:p>-0.0231628</text:p>
          </table:table-cell>
          <table:table-cell table:number-columns-repeated="7"/>
        </table:table-row>
        <table:table-row table:style-name="ro1">
          <table:table-cell office:value-type="float" office:value="0.533905" calcext:value-type="float">
            <text:p>0.533905</text:p>
          </table:table-cell>
          <table:table-cell office:value-type="float" office:value="-0.0267334" calcext:value-type="float">
            <text:p>-0.0267334</text:p>
          </table:table-cell>
          <table:table-cell table:number-columns-repeated="7"/>
        </table:table-row>
        <table:table-row table:style-name="ro1">
          <table:table-cell office:value-type="float" office:value="0.602936" calcext:value-type="float">
            <text:p>0.602936</text:p>
          </table:table-cell>
          <table:table-cell office:value-type="float" office:value="-0.0390015" calcext:value-type="float">
            <text:p>-0.0390015</text:p>
          </table:table-cell>
          <table:table-cell table:number-columns-repeated="7"/>
        </table:table-row>
        <table:table-row table:style-name="ro1">
          <table:table-cell office:value-type="float" office:value="0.670441" calcext:value-type="float">
            <text:p>0.670441</text:p>
          </table:table-cell>
          <table:table-cell office:value-type="float" office:value="-0.0603333" calcext:value-type="float">
            <text:p>-0.0603333</text:p>
          </table:table-cell>
          <table:table-cell table:number-columns-repeated="7"/>
        </table:table-row>
        <table:table-row table:style-name="ro1">
          <table:table-cell office:value-type="float" office:value="0.734558" calcext:value-type="float">
            <text:p>0.734558</text:p>
          </table:table-cell>
          <table:table-cell office:value-type="float" office:value="-0.0908813" calcext:value-type="float">
            <text:p>-0.0908813</text:p>
          </table:table-cell>
          <table:table-cell table:number-columns-repeated="7"/>
        </table:table-row>
        <table:table-row table:style-name="ro1">
          <table:table-cell office:value-type="float" office:value="0.792236" calcext:value-type="float">
            <text:p>0.792236</text:p>
          </table:table-cell>
          <table:table-cell office:value-type="float" office:value="-0.129669" calcext:value-type="float">
            <text:p>-0.129669</text:p>
          </table:table-cell>
          <table:table-cell table:number-columns-repeated="7"/>
        </table:table-row>
        <table:table-row table:style-name="ro1">
          <table:table-cell office:value-type="float" office:value="0.844452" calcext:value-type="float">
            <text:p>0.844452</text:p>
          </table:table-cell>
          <table:table-cell office:value-type="float" office:value="-0.175964" calcext:value-type="float">
            <text:p>-0.175964</text:p>
          </table:table-cell>
          <table:table-cell table:number-columns-repeated="7"/>
        </table:table-row>
        <table:table-row table:style-name="ro1">
          <table:table-cell office:value-type="float" office:value="0.888794" calcext:value-type="float">
            <text:p>0.888794</text:p>
          </table:table-cell>
          <table:table-cell office:value-type="float" office:value="-0.228729" calcext:value-type="float">
            <text:p>-0.228729</text:p>
          </table:table-cell>
          <table:table-cell table:number-columns-repeated="7"/>
        </table:table-row>
        <table:table-row table:style-name="ro1">
          <table:table-cell office:value-type="float" office:value="0.923218" calcext:value-type="float">
            <text:p>0.923218</text:p>
          </table:table-cell>
          <table:table-cell office:value-type="float" office:value="-0.288788" calcext:value-type="float">
            <text:p>-0.288788</text:p>
          </table:table-cell>
          <table:table-cell table:number-columns-repeated="7"/>
        </table:table-row>
        <table:table-row table:style-name="ro1">
          <table:table-cell office:value-type="float" office:value="0.950256" calcext:value-type="float">
            <text:p>0.950256</text:p>
          </table:table-cell>
          <table:table-cell office:value-type="float" office:value="-0.3526" calcext:value-type="float">
            <text:p>-0.3526</text:p>
          </table:table-cell>
          <table:table-cell table:number-columns-repeated="7"/>
        </table:table-row>
        <table:table-row table:style-name="ro1">
          <table:table-cell office:value-type="float" office:value="0.964294" calcext:value-type="float">
            <text:p>0.964294</text:p>
          </table:table-cell>
          <table:table-cell office:value-type="float" office:value="-0.420044" calcext:value-type="float">
            <text:p>-0.420044</text:p>
          </table:table-cell>
          <table:table-cell table:number-columns-repeated="7"/>
        </table:table-row>
        <table:table-row table:style-name="ro1">
          <table:table-cell office:value-type="float" office:value="0.961151" calcext:value-type="float">
            <text:p>0.961151</text:p>
          </table:table-cell>
          <table:table-cell office:value-type="float" office:value="-0.490936" calcext:value-type="float">
            <text:p>-0.490936</text:p>
          </table:table-cell>
          <table:table-cell table:number-columns-repeated="7"/>
        </table:table-row>
        <table:table-row table:style-name="ro1">
          <table:table-cell office:value-type="float" office:value="0.959167" calcext:value-type="float">
            <text:p>0.959167</text:p>
          </table:table-cell>
          <table:table-cell office:value-type="float" office:value="-0.561493" calcext:value-type="float">
            <text:p>-0.561493</text:p>
          </table:table-cell>
          <table:table-cell table:number-columns-repeated="7"/>
        </table:table-row>
        <table:table-row table:style-name="ro1">
          <table:table-cell office:value-type="float" office:value="0.949829" calcext:value-type="float">
            <text:p>0.949829</text:p>
          </table:table-cell>
          <table:table-cell office:value-type="float" office:value="-0.63031" calcext:value-type="float">
            <text:p>-0.63031</text:p>
          </table:table-cell>
          <table:table-cell table:number-columns-repeated="7"/>
        </table:table-row>
        <table:table-row table:style-name="ro1">
          <table:table-cell office:value-type="float" office:value="0.922211" calcext:value-type="float">
            <text:p>0.922211</text:p>
          </table:table-cell>
          <table:table-cell office:value-type="float" office:value="-0.698914" calcext:value-type="float">
            <text:p>-0.698914</text:p>
          </table:table-cell>
          <table:table-cell table:number-columns-repeated="7"/>
        </table:table-row>
        <table:table-row table:style-name="ro1">
          <table:table-cell office:value-type="float" office:value="0.882843" calcext:value-type="float">
            <text:p>0.882843</text:p>
          </table:table-cell>
          <table:table-cell office:value-type="float" office:value="-0.762665" calcext:value-type="float">
            <text:p>-0.762665</text:p>
          </table:table-cell>
          <table:table-cell table:number-columns-repeated="7"/>
        </table:table-row>
        <table:table-row table:style-name="ro1">
          <table:table-cell office:value-type="float" office:value="0.834473" calcext:value-type="float">
            <text:p>0.834473</text:p>
          </table:table-cell>
          <table:table-cell office:value-type="float" office:value="-0.822052" calcext:value-type="float">
            <text:p>-0.822052</text:p>
          </table:table-cell>
          <table:table-cell table:number-columns-repeated="7"/>
        </table:table-row>
        <table:table-row table:style-name="ro1">
          <table:table-cell office:value-type="float" office:value="0.778748" calcext:value-type="float">
            <text:p>0.778748</text:p>
          </table:table-cell>
          <table:table-cell office:value-type="float" office:value="-0.87207" calcext:value-type="float">
            <text:p>-0.87207</text:p>
          </table:table-cell>
          <table:table-cell table:number-columns-repeated="7"/>
        </table:table-row>
        <table:table-row table:style-name="ro1">
          <table:table-cell office:value-type="float" office:value="0.714172" calcext:value-type="float">
            <text:p>0.714172</text:p>
          </table:table-cell>
          <table:table-cell office:value-type="float" office:value="-0.91626" calcext:value-type="float">
            <text:p>-0.91626</text:p>
          </table:table-cell>
          <table:table-cell table:number-columns-repeated="7"/>
        </table:table-row>
        <table:table-row table:style-name="ro1">
          <table:table-cell office:value-type="float" office:value="0.641632" calcext:value-type="float">
            <text:p>0.641632</text:p>
          </table:table-cell>
          <table:table-cell office:value-type="float" office:value="-0.949432" calcext:value-type="float">
            <text:p>-0.949432</text:p>
          </table:table-cell>
          <table:table-cell table:number-columns-repeated="7"/>
        </table:table-row>
        <table:table-row table:style-name="ro1">
          <table:table-cell office:value-type="float" office:value="0.570374" calcext:value-type="float">
            <text:p>0.570374</text:p>
          </table:table-cell>
          <table:table-cell office:value-type="float" office:value="-0.968689" calcext:value-type="float">
            <text:p>-0.968689</text:p>
          </table:table-cell>
          <table:table-cell table:number-columns-repeated="7"/>
        </table:table-row>
        <table:table-row table:style-name="ro1">
          <table:table-cell office:value-type="float" office:value="0.49295" calcext:value-type="float">
            <text:p>0.49295</text:p>
          </table:table-cell>
          <table:table-cell office:value-type="float" office:value="-0.996826" calcext:value-type="float">
            <text:p>-0.996826</text:p>
          </table:table-cell>
          <table:table-cell table:number-columns-repeated="7"/>
        </table:table-row>
        <table:table-row table:style-name="ro1">
          <table:table-cell office:value-type="float" office:value="0.413025" calcext:value-type="float">
            <text:p>0.413025</text:p>
          </table:table-cell>
          <table:table-cell office:value-type="float" office:value="-0.998535" calcext:value-type="float">
            <text:p>-0.998535</text:p>
          </table:table-cell>
          <table:table-cell table:number-columns-repeated="7"/>
        </table:table-row>
        <table:table-row table:style-name="ro1">
          <table:table-cell office:value-type="float" office:value="0.342377" calcext:value-type="float">
            <text:p>0.342377</text:p>
          </table:table-cell>
          <table:table-cell office:value-type="float" office:value="-0.991455" calcext:value-type="float">
            <text:p>-0.991455</text:p>
          </table:table-cell>
          <table:table-cell table:number-columns-repeated="7"/>
        </table:table-row>
        <table:table-row table:style-name="ro1">
          <table:table-cell office:value-type="float" office:value="0.267975" calcext:value-type="float">
            <text:p>0.267975</text:p>
          </table:table-cell>
          <table:table-cell office:value-type="float" office:value="-0.978058" calcext:value-type="float">
            <text:p>-0.978058</text:p>
          </table:table-cell>
          <table:table-cell table:number-columns-repeated="7"/>
        </table:table-row>
        <table:table-row table:style-name="ro1">
          <table:table-cell office:value-type="float" office:value="0.197784" calcext:value-type="float">
            <text:p>0.197784</text:p>
          </table:table-cell>
          <table:table-cell office:value-type="float" office:value="-0.950165" calcext:value-type="float">
            <text:p>-0.950165</text:p>
          </table:table-cell>
          <table:table-cell table:number-columns-repeated="7"/>
        </table:table-row>
        <table:table-row table:style-name="ro1">
          <table:table-cell office:value-type="float" office:value="0.138123" calcext:value-type="float">
            <text:p>0.138123</text:p>
          </table:table-cell>
          <table:table-cell office:value-type="float" office:value="-0.914093" calcext:value-type="float">
            <text:p>-0.914093</text:p>
          </table:table-cell>
          <table:table-cell table:number-columns-repeated="7"/>
        </table:table-row>
        <table:table-row table:style-name="ro1">
          <table:table-cell office:value-type="float" office:value="0.08255" calcext:value-type="float">
            <text:p>0.08255</text:p>
          </table:table-cell>
          <table:table-cell office:value-type="float" office:value="-0.865936" calcext:value-type="float">
            <text:p>-0.865936</text:p>
          </table:table-cell>
          <table:table-cell table:number-columns-repeated="7"/>
        </table:table-row>
        <table:table-row table:style-name="ro1">
          <table:table-cell office:value-type="float" office:value="0.0358582" calcext:value-type="float">
            <text:p>0.0358582</text:p>
          </table:table-cell>
          <table:table-cell office:value-type="float" office:value="-0.811188" calcext:value-type="float">
            <text:p>-0.811188</text:p>
          </table:table-cell>
          <table:table-cell table:number-columns-repeated="7"/>
        </table:table-row>
        <table:table-row table:style-name="ro1">
          <table:table-cell office:value-type="float" office:value="-0.00219727" calcext:value-type="float">
            <text:p>-0.00219727</text:p>
          </table:table-cell>
          <table:table-cell office:value-type="float" office:value="-0.747833" calcext:value-type="float">
            <text:p>-0.747833</text:p>
          </table:table-cell>
          <table:table-cell table:number-columns-repeated="7"/>
        </table:table-row>
        <table:table-row table:style-name="ro1">
          <table:table-cell office:value-type="float" office:value="-0.0324402" calcext:value-type="float">
            <text:p>-0.0324402</text:p>
          </table:table-cell>
          <table:table-cell office:value-type="float" office:value="-0.679871" calcext:value-type="float">
            <text:p>-0.679871</text:p>
          </table:table-cell>
          <table:table-cell table:number-columns-repeated="7"/>
        </table:table-row>
        <table:table-row table:style-name="ro1">
          <table:table-cell office:value-type="float" office:value="-0.0524902" calcext:value-type="float">
            <text:p>-0.0524902</text:p>
          </table:table-cell>
          <table:table-cell office:value-type="float" office:value="-0.608063" calcext:value-type="float">
            <text:p>-0.608063</text:p>
          </table:table-cell>
          <table:table-cell table:number-columns-repeated="7"/>
        </table:table-row>
        <table:table-row table:style-name="ro1">
          <table:table-cell office:value-type="float" office:value="-0.064209" calcext:value-type="float">
            <text:p>-0.064209</text:p>
          </table:table-cell>
          <table:table-cell office:value-type="float" office:value="-0.534546" calcext:value-type="float">
            <text:p>-0.534546</text:p>
          </table:table-cell>
          <table:table-cell table:number-columns-repeated="7"/>
        </table:table-row>
        <table:table-row table:style-name="ro1">
          <table:table-cell office:value-type="float" office:value="-0.065918" calcext:value-type="float">
            <text:p>-0.065918</text:p>
          </table:table-cell>
          <table:table-cell office:value-type="float" office:value="-0.460602" calcext:value-type="float">
            <text:p>-0.460602</text:p>
          </table:table-cell>
          <table:table-cell table:number-columns-repeated="7"/>
        </table:table-row>
        <table:table-row table:style-name="ro1">
          <table:table-cell office:value-type="float" office:value="-0.0589294" calcext:value-type="float">
            <text:p>-0.0589294</text:p>
          </table:table-cell>
          <table:table-cell office:value-type="float" office:value="-0.38739" calcext:value-type="float">
            <text:p>-0.38739</text:p>
          </table:table-cell>
          <table:table-cell table:number-columns-repeated="7"/>
        </table:table-row>
        <table:table-row table:style-name="ro1">
          <table:table-cell office:value-type="float" office:value="-0.0438843" calcext:value-type="float">
            <text:p>-0.0438843</text:p>
          </table:table-cell>
          <table:table-cell office:value-type="float" office:value="-0.317108" calcext:value-type="float">
            <text:p>-0.317108</text:p>
          </table:table-cell>
          <table:table-cell table:number-columns-repeated="7"/>
        </table:table-row>
        <table:table-row table:style-name="ro1">
          <table:table-cell office:value-type="float" office:value="-0.0195007" calcext:value-type="float">
            <text:p>-0.0195007</text:p>
          </table:table-cell>
          <table:table-cell office:value-type="float" office:value="-0.249207" calcext:value-type="float">
            <text:p>-0.249207</text:p>
          </table:table-cell>
          <table:table-cell table:number-columns-repeated="7"/>
        </table:table-row>
        <table:table-row table:style-name="ro1">
          <table:table-cell office:value-type="float" office:value="0.0121155" calcext:value-type="float">
            <text:p>0.0121155</text:p>
          </table:table-cell>
          <table:table-cell office:value-type="float" office:value="-0.186188" calcext:value-type="float">
            <text:p>-0.186188</text:p>
          </table:table-cell>
          <table:table-cell table:number-columns-repeated="7"/>
        </table:table-row>
        <table:table-row table:style-name="ro1">
          <table:table-cell office:value-type="float" office:value="0.051239" calcext:value-type="float">
            <text:p>0.051239</text:p>
          </table:table-cell>
          <table:table-cell office:value-type="float" office:value="-0.130188" calcext:value-type="float">
            <text:p>-0.130188</text:p>
          </table:table-cell>
          <table:table-cell table:number-columns-repeated="7"/>
        </table:table-row>
        <table:table-row table:style-name="ro1">
          <table:table-cell office:value-type="float" office:value="0.0986023" calcext:value-type="float">
            <text:p>0.0986023</text:p>
          </table:table-cell>
          <table:table-cell office:value-type="float" office:value="-0.0793457" calcext:value-type="float">
            <text:p>-0.0793457</text:p>
          </table:table-cell>
          <table:table-cell table:number-columns-repeated="7"/>
        </table:table-row>
        <table:table-row table:style-name="ro1">
          <table:table-cell office:value-type="float" office:value="0.151489" calcext:value-type="float">
            <text:p>0.151489</text:p>
          </table:table-cell>
          <table:table-cell office:value-type="float" office:value="-0.0367126" calcext:value-type="float">
            <text:p>-0.0367126</text:p>
          </table:table-cell>
          <table:table-cell table:number-columns-repeated="7"/>
        </table:table-row>
        <table:table-row table:style-name="ro1">
          <table:table-cell office:value-type="float" office:value="0.209656" calcext:value-type="float">
            <text:p>0.209656</text:p>
          </table:table-cell>
          <table:table-cell office:value-type="float" office:value="-0.00180054" calcext:value-type="float">
            <text:p>-0.00180054</text:p>
          </table:table-cell>
          <table:table-cell table:number-columns-repeated="7"/>
        </table:table-row>
        <table:table-row table:style-name="ro1">
          <table:table-cell office:value-type="float" office:value="0.273865" calcext:value-type="float">
            <text:p>0.273865</text:p>
          </table:table-cell>
          <table:table-cell office:value-type="float" office:value="0.0254822" calcext:value-type="float">
            <text:p>0.0254822</text:p>
          </table:table-cell>
          <table:table-cell table:number-columns-repeated="7"/>
        </table:table-row>
        <table:table-row table:style-name="ro1">
          <table:table-cell office:value-type="float" office:value="0.340515" calcext:value-type="float">
            <text:p>0.340515</text:p>
          </table:table-cell>
          <table:table-cell office:value-type="float" office:value="0.0407104" calcext:value-type="float">
            <text:p>0.0407104</text:p>
          </table:table-cell>
          <table:table-cell table:number-columns-repeated="7"/>
        </table:table-row>
        <table:table-row table:style-name="ro1">
          <table:table-cell office:value-type="float" office:value="0.407928" calcext:value-type="float">
            <text:p>0.407928</text:p>
          </table:table-cell>
          <table:table-cell office:value-type="float" office:value="0.0497131" calcext:value-type="float">
            <text:p>0.0497131</text:p>
          </table:table-cell>
          <table:table-cell table:number-columns-repeated="7"/>
        </table:table-row>
        <table:table-row table:style-name="ro1">
          <table:table-cell office:value-type="float" office:value="0.477936" calcext:value-type="float">
            <text:p>0.477936</text:p>
          </table:table-cell>
          <table:table-cell office:value-type="float" office:value="0.0478821" calcext:value-type="float">
            <text:p>0.0478821</text:p>
          </table:table-cell>
          <table:table-cell table:number-columns-repeated="7"/>
        </table:table-row>
        <table:table-row table:style-name="ro1">
          <table:table-cell office:value-type="float" office:value="0.547607" calcext:value-type="float">
            <text:p>0.547607</text:p>
          </table:table-cell>
          <table:table-cell office:value-type="float" office:value="0.0366211" calcext:value-type="float">
            <text:p>0.0366211</text:p>
          </table:table-cell>
          <table:table-cell table:number-columns-repeated="7"/>
        </table:table-row>
        <table:table-row table:style-name="ro1">
          <table:table-cell office:value-type="float" office:value="0.612244" calcext:value-type="float">
            <text:p>0.612244</text:p>
          </table:table-cell>
          <table:table-cell office:value-type="float" office:value="0.0168457" calcext:value-type="float">
            <text:p>0.0168457</text:p>
          </table:table-cell>
          <table:table-cell table:number-columns-repeated="7"/>
        </table:table-row>
        <table:table-row table:style-name="ro1">
          <table:table-cell office:value-type="float" office:value="0.674164" calcext:value-type="float">
            <text:p>0.674164</text:p>
          </table:table-cell>
          <table:table-cell office:value-type="float" office:value="-0.0136719" calcext:value-type="float">
            <text:p>-0.0136719</text:p>
          </table:table-cell>
          <table:table-cell table:number-columns-repeated="7"/>
        </table:table-row>
        <table:table-row table:style-name="ro1">
          <table:table-cell office:value-type="float" office:value="0.73053" calcext:value-type="float">
            <text:p>0.73053</text:p>
          </table:table-cell>
          <table:table-cell office:value-type="float" office:value="-0.0500793" calcext:value-type="float">
            <text:p>-0.0500793</text:p>
          </table:table-cell>
          <table:table-cell table:number-columns-repeated="7"/>
        </table:table-row>
        <table:table-row table:style-name="ro1">
          <table:table-cell office:value-type="float" office:value="0.782318" calcext:value-type="float">
            <text:p>0.782318</text:p>
          </table:table-cell>
          <table:table-cell office:value-type="float" office:value="-0.0958862" calcext:value-type="float">
            <text:p>-0.0958862</text:p>
          </table:table-cell>
          <table:table-cell table:number-columns-repeated="7"/>
        </table:table-row>
        <table:table-row table:style-name="ro1">
          <table:table-cell office:value-type="float" office:value="0.823669" calcext:value-type="float">
            <text:p>0.823669</text:p>
          </table:table-cell>
          <table:table-cell office:value-type="float" office:value="-0.148224" calcext:value-type="float">
            <text:p>-0.148224</text:p>
          </table:table-cell>
          <table:table-cell table:number-columns-repeated="7"/>
        </table:table-row>
        <table:table-row table:style-name="ro1">
          <table:table-cell office:value-type="float" office:value="0.857361" calcext:value-type="float">
            <text:p>0.857361</text:p>
          </table:table-cell>
          <table:table-cell office:value-type="float" office:value="-0.20575" calcext:value-type="float">
            <text:p>-0.20575</text:p>
          </table:table-cell>
          <table:table-cell table:number-columns-repeated="7"/>
        </table:table-row>
        <table:table-row table:style-name="ro1">
          <table:table-cell office:value-type="float" office:value="0.883423" calcext:value-type="float">
            <text:p>0.883423</text:p>
          </table:table-cell>
          <table:table-cell office:value-type="float" office:value="-0.269501" calcext:value-type="float">
            <text:p>-0.269501</text:p>
          </table:table-cell>
          <table:table-cell table:number-columns-repeated="7"/>
        </table:table-row>
        <table:table-row table:style-name="ro1">
          <table:table-cell office:value-type="float" office:value="0.899292" calcext:value-type="float">
            <text:p>0.899292</text:p>
          </table:table-cell>
          <table:table-cell office:value-type="float" office:value="-0.336395" calcext:value-type="float">
            <text:p>-0.336395</text:p>
          </table:table-cell>
          <table:table-cell table:number-columns-repeated="7"/>
        </table:table-row>
        <table:table-row table:style-name="ro1">
          <table:table-cell office:value-type="float" office:value="0.904663" calcext:value-type="float">
            <text:p>0.904663</text:p>
          </table:table-cell>
          <table:table-cell office:value-type="float" office:value="-0.405029" calcext:value-type="float">
            <text:p>-0.405029</text:p>
          </table:table-cell>
          <table:table-cell table:number-columns-repeated="7"/>
        </table:table-row>
        <table:table-row table:style-name="ro1">
          <table:table-cell office:value-type="float" office:value="0.898651" calcext:value-type="float">
            <text:p>0.898651</text:p>
          </table:table-cell>
          <table:table-cell office:value-type="float" office:value="-0.476379" calcext:value-type="float">
            <text:p>-0.476379</text:p>
          </table:table-cell>
          <table:table-cell table:number-columns-repeated="7"/>
        </table:table-row>
        <table:table-row table:style-name="ro1">
          <table:table-cell office:value-type="float" office:value="0.880127" calcext:value-type="float">
            <text:p>0.880127</text:p>
          </table:table-cell>
          <table:table-cell office:value-type="float" office:value="-0.546478" calcext:value-type="float">
            <text:p>-0.546478</text:p>
          </table:table-cell>
          <table:table-cell table:number-columns-repeated="7"/>
        </table:table-row>
        <table:table-row table:style-name="ro1">
          <table:table-cell office:value-type="float" office:value="0.847626" calcext:value-type="float">
            <text:p>0.847626</text:p>
          </table:table-cell>
          <table:table-cell office:value-type="float" office:value="-0.615234" calcext:value-type="float">
            <text:p>-0.615234</text:p>
          </table:table-cell>
          <table:table-cell table:number-columns-repeated="7"/>
        </table:table-row>
        <table:table-row table:style-name="ro1">
          <table:table-cell office:value-type="float" office:value="0.814514" calcext:value-type="float">
            <text:p>0.814514</text:p>
          </table:table-cell>
          <table:table-cell office:value-type="float" office:value="-0.679718" calcext:value-type="float">
            <text:p>-0.679718</text:p>
          </table:table-cell>
          <table:table-cell table:number-columns-repeated="7"/>
        </table:table-row>
        <table:table-row table:style-name="ro1">
          <table:table-cell office:value-type="float" office:value="0.765869" calcext:value-type="float">
            <text:p>0.765869</text:p>
          </table:table-cell>
          <table:table-cell office:value-type="float" office:value="-0.739471" calcext:value-type="float">
            <text:p>-0.739471</text:p>
          </table:table-cell>
          <table:table-cell table:number-columns-repeated="7"/>
        </table:table-row>
        <table:table-row table:style-name="ro1">
          <table:table-cell office:value-type="float" office:value="0.700348" calcext:value-type="float">
            <text:p>0.700348</text:p>
          </table:table-cell>
          <table:table-cell office:value-type="float" office:value="-0.79303" calcext:value-type="float">
            <text:p>-0.79303</text:p>
          </table:table-cell>
          <table:table-cell table:number-columns-repeated="7"/>
        </table:table-row>
        <table:table-row table:style-name="ro1">
          <table:table-cell office:value-type="float" office:value="0.636566" calcext:value-type="float">
            <text:p>0.636566</text:p>
          </table:table-cell>
          <table:table-cell office:value-type="float" office:value="-0.839386" calcext:value-type="float">
            <text:p>-0.839386</text:p>
          </table:table-cell>
          <table:table-cell table:number-columns-repeated="7"/>
        </table:table-row>
        <table:table-row table:style-name="ro1">
          <table:table-cell office:value-type="float" office:value="0.562531" calcext:value-type="float">
            <text:p>0.562531</text:p>
          </table:table-cell>
          <table:table-cell office:value-type="float" office:value="-0.877808" calcext:value-type="float">
            <text:p>-0.877808</text:p>
          </table:table-cell>
          <table:table-cell table:number-columns-repeated="7"/>
        </table:table-row>
        <table:table-row table:style-name="ro1">
          <table:table-cell office:value-type="float" office:value="0.478638" calcext:value-type="float">
            <text:p>0.478638</text:p>
          </table:table-cell>
          <table:table-cell office:value-type="float" office:value="-0.907135" calcext:value-type="float">
            <text:p>-0.907135</text:p>
          </table:table-cell>
          <table:table-cell table:number-columns-repeated="7"/>
        </table:table-row>
        <table:table-row table:style-name="ro1">
          <table:table-cell office:value-type="float" office:value="0.394928" calcext:value-type="float">
            <text:p>0.394928</text:p>
          </table:table-cell>
          <table:table-cell office:value-type="float" office:value="-0.92691" calcext:value-type="float">
            <text:p>-0.92691</text:p>
          </table:table-cell>
          <table:table-cell table:number-columns-repeated="7"/>
        </table:table-row>
        <table:table-row table:style-name="ro1">
          <table:table-cell office:value-type="float" office:value="0.307495" calcext:value-type="float">
            <text:p>0.307495</text:p>
          </table:table-cell>
          <table:table-cell office:value-type="float" office:value="-0.931702" calcext:value-type="float">
            <text:p>-0.931702</text:p>
          </table:table-cell>
          <table:table-cell table:number-columns-repeated="7"/>
        </table:table-row>
        <table:table-row table:style-name="ro1">
          <table:table-cell office:value-type="float" office:value="0.22049" calcext:value-type="float">
            <text:p>0.22049</text:p>
          </table:table-cell>
          <table:table-cell office:value-type="float" office:value="-0.927155" calcext:value-type="float">
            <text:p>-0.927155</text:p>
          </table:table-cell>
          <table:table-cell table:number-columns-repeated="7"/>
        </table:table-row>
        <table:table-row table:style-name="ro1">
          <table:table-cell office:value-type="float" office:value="0.137085" calcext:value-type="float">
            <text:p>0.137085</text:p>
          </table:table-cell>
          <table:table-cell office:value-type="float" office:value="-0.90918" calcext:value-type="float">
            <text:p>-0.90918</text:p>
          </table:table-cell>
          <table:table-cell table:number-columns-repeated="7"/>
        </table:table-row>
        <table:table-row table:style-name="ro1">
          <table:table-cell office:value-type="float" office:value="0.0580444" calcext:value-type="float">
            <text:p>0.0580444</text:p>
          </table:table-cell>
          <table:table-cell office:value-type="float" office:value="-0.880463" calcext:value-type="float">
            <text:p>-0.880463</text:p>
          </table:table-cell>
          <table:table-cell table:number-columns-repeated="7"/>
        </table:table-row>
        <table:table-row table:style-name="ro1">
          <table:table-cell office:value-type="float" office:value="-0.0142212" calcext:value-type="float">
            <text:p>-0.0142212</text:p>
          </table:table-cell>
          <table:table-cell office:value-type="float" office:value="-0.83844" calcext:value-type="float">
            <text:p>-0.83844</text:p>
          </table:table-cell>
          <table:table-cell table:number-columns-repeated="7"/>
        </table:table-row>
        <table:table-row table:style-name="ro1">
          <table:table-cell office:value-type="float" office:value="-0.0785522" calcext:value-type="float">
            <text:p>-0.0785522</text:p>
          </table:table-cell>
          <table:table-cell office:value-type="float" office:value="-0.785431" calcext:value-type="float">
            <text:p>-0.785431</text:p>
          </table:table-cell>
          <table:table-cell table:number-columns-repeated="7"/>
        </table:table-row>
        <table:table-row table:style-name="ro1">
          <table:table-cell office:value-type="float" office:value="-0.134613" calcext:value-type="float">
            <text:p>-0.134613</text:p>
          </table:table-cell>
          <table:table-cell office:value-type="float" office:value="-0.720276" calcext:value-type="float">
            <text:p>-0.720276</text:p>
          </table:table-cell>
          <table:table-cell table:number-columns-repeated="7"/>
        </table:table-row>
        <table:table-row table:style-name="ro1">
          <table:table-cell office:value-type="float" office:value="-0.181732" calcext:value-type="float">
            <text:p>-0.181732</text:p>
          </table:table-cell>
          <table:table-cell office:value-type="float" office:value="-0.64386" calcext:value-type="float">
            <text:p>-0.64386</text:p>
          </table:table-cell>
          <table:table-cell table:number-columns-repeated="7"/>
        </table:table-row>
        <table:table-row table:style-name="ro1">
          <table:table-cell office:value-type="float" office:value="-0.218536" calcext:value-type="float">
            <text:p>-0.218536</text:p>
          </table:table-cell>
          <table:table-cell office:value-type="float" office:value="-0.561157" calcext:value-type="float">
            <text:p>-0.561157</text:p>
          </table:table-cell>
          <table:table-cell table:number-columns-repeated="7"/>
        </table:table-row>
        <table:table-row table:style-name="ro1">
          <table:table-cell office:value-type="float" office:value="-0.244507" calcext:value-type="float">
            <text:p>-0.244507</text:p>
          </table:table-cell>
          <table:table-cell office:value-type="float" office:value="-0.472504" calcext:value-type="float">
            <text:p>-0.472504</text:p>
          </table:table-cell>
          <table:table-cell table:number-columns-repeated="7"/>
        </table:table-row>
        <table:table-row table:style-name="ro1">
          <table:table-cell office:value-type="float" office:value="-0.259735" calcext:value-type="float">
            <text:p>-0.259735</text:p>
          </table:table-cell>
          <table:table-cell office:value-type="float" office:value="-0.382843" calcext:value-type="float">
            <text:p>-0.382843</text:p>
          </table:table-cell>
          <table:table-cell table:number-columns-repeated="7"/>
        </table:table-row>
        <table:table-row table:style-name="ro1">
          <table:table-cell office:value-type="float" office:value="-0.264099" calcext:value-type="float">
            <text:p>-0.264099</text:p>
          </table:table-cell>
          <table:table-cell office:value-type="float" office:value="-0.292114" calcext:value-type="float">
            <text:p>-0.292114</text:p>
          </table:table-cell>
          <table:table-cell table:number-columns-repeated="7"/>
        </table:table-row>
        <table:table-row table:style-name="ro1">
          <table:table-cell office:value-type="float" office:value="-0.257355" calcext:value-type="float">
            <text:p>-0.257355</text:p>
          </table:table-cell>
          <table:table-cell office:value-type="float" office:value="-0.200958" calcext:value-type="float">
            <text:p>-0.200958</text:p>
          </table:table-cell>
          <table:table-cell table:number-columns-repeated="7"/>
        </table:table-row>
        <table:table-row table:style-name="ro1">
          <table:table-cell office:value-type="float" office:value="-0.240112" calcext:value-type="float">
            <text:p>-0.240112</text:p>
          </table:table-cell>
          <table:table-cell office:value-type="float" office:value="-0.112732" calcext:value-type="float">
            <text:p>-0.112732</text:p>
          </table:table-cell>
          <table:table-cell table:number-columns-repeated="7"/>
        </table:table-row>
        <table:table-row table:style-name="ro1">
          <table:table-cell office:value-type="float" office:value="-0.212006" calcext:value-type="float">
            <text:p>-0.212006</text:p>
          </table:table-cell>
          <table:table-cell office:value-type="float" office:value="-0.0290527" calcext:value-type="float">
            <text:p>-0.0290527</text:p>
          </table:table-cell>
          <table:table-cell table:number-columns-repeated="7"/>
        </table:table-row>
        <table:table-row table:style-name="ro1">
          <table:table-cell office:value-type="float" office:value="-0.172424" calcext:value-type="float">
            <text:p>-0.172424</text:p>
          </table:table-cell>
          <table:table-cell office:value-type="float" office:value="0.0479431" calcext:value-type="float">
            <text:p>0.0479431</text:p>
          </table:table-cell>
          <table:table-cell table:number-columns-repeated="7"/>
        </table:table-row>
        <table:table-row table:style-name="ro1">
          <table:table-cell office:value-type="float" office:value="-0.123596" calcext:value-type="float">
            <text:p>-0.123596</text:p>
          </table:table-cell>
          <table:table-cell office:value-type="float" office:value="0.118225" calcext:value-type="float">
            <text:p>0.118225</text:p>
          </table:table-cell>
          <table:table-cell table:number-columns-repeated="7"/>
        </table:table-row>
        <table:table-row table:style-name="ro1">
          <table:table-cell office:value-type="float" office:value="-0.0649109" calcext:value-type="float">
            <text:p>-0.0649109</text:p>
          </table:table-cell>
          <table:table-cell office:value-type="float" office:value="0.180054" calcext:value-type="float">
            <text:p>0.180054</text:p>
          </table:table-cell>
          <table:table-cell table:number-columns-repeated="7"/>
        </table:table-row>
        <table:table-row table:style-name="ro1">
          <table:table-cell office:value-type="float" office:value="0.00283813" calcext:value-type="float">
            <text:p>0.00283813</text:p>
          </table:table-cell>
          <table:table-cell office:value-type="float" office:value="0.233459" calcext:value-type="float">
            <text:p>0.233459</text:p>
          </table:table-cell>
          <table:table-cell table:number-columns-repeated="7"/>
        </table:table-row>
        <table:table-row table:style-name="ro1">
          <table:table-cell office:value-type="float" office:value="0.0783081" calcext:value-type="float">
            <text:p>0.0783081</text:p>
          </table:table-cell>
          <table:table-cell office:value-type="float" office:value="0.277252" calcext:value-type="float">
            <text:p>0.277252</text:p>
          </table:table-cell>
          <table:table-cell table:number-columns-repeated="7"/>
        </table:table-row>
        <table:table-row table:style-name="ro1">
          <table:table-cell office:value-type="float" office:value="0.160889" calcext:value-type="float">
            <text:p>0.160889</text:p>
          </table:table-cell>
          <table:table-cell office:value-type="float" office:value="0.308899" calcext:value-type="float">
            <text:p>0.308899</text:p>
          </table:table-cell>
          <table:table-cell table:number-columns-repeated="7"/>
        </table:table-row>
        <table:table-row table:style-name="ro1">
          <table:table-cell office:value-type="float" office:value="0.248688" calcext:value-type="float">
            <text:p>0.248688</text:p>
          </table:table-cell>
          <table:table-cell office:value-type="float" office:value="0.328674" calcext:value-type="float">
            <text:p>0.328674</text:p>
          </table:table-cell>
          <table:table-cell table:number-columns-repeated="7"/>
        </table:table-row>
        <table:table-row table:style-name="ro1">
          <table:table-cell office:value-type="float" office:value="0.3396" calcext:value-type="float">
            <text:p>0.3396</text:p>
          </table:table-cell>
          <table:table-cell office:value-type="float" office:value="0.336975" calcext:value-type="float">
            <text:p>0.336975</text:p>
          </table:table-cell>
          <table:table-cell table:number-columns-repeated="7"/>
        </table:table-row>
        <table:table-row table:style-name="ro1">
          <table:table-cell office:value-type="float" office:value="0.432007" calcext:value-type="float">
            <text:p>0.432007</text:p>
          </table:table-cell>
          <table:table-cell office:value-type="float" office:value="0.331543" calcext:value-type="float">
            <text:p>0.331543</text:p>
          </table:table-cell>
          <table:table-cell table:number-columns-repeated="7"/>
        </table:table-row>
        <table:table-row table:style-name="ro1">
          <table:table-cell office:value-type="float" office:value="0.523224" calcext:value-type="float">
            <text:p>0.523224</text:p>
          </table:table-cell>
          <table:table-cell office:value-type="float" office:value="0.313324" calcext:value-type="float">
            <text:p>0.313324</text:p>
          </table:table-cell>
          <table:table-cell table:number-columns-repeated="7"/>
        </table:table-row>
        <table:table-row table:style-name="ro1">
          <table:table-cell office:value-type="float" office:value="0.610687" calcext:value-type="float">
            <text:p>0.610687</text:p>
          </table:table-cell>
          <table:table-cell office:value-type="float" office:value="0.284821" calcext:value-type="float">
            <text:p>0.284821</text:p>
          </table:table-cell>
          <table:table-cell table:number-columns-repeated="7"/>
        </table:table-row>
        <table:table-row table:style-name="ro1">
          <table:table-cell office:value-type="float" office:value="0.693939" calcext:value-type="float">
            <text:p>0.693939</text:p>
          </table:table-cell>
          <table:table-cell office:value-type="float" office:value="0.242889" calcext:value-type="float">
            <text:p>0.242889</text:p>
          </table:table-cell>
          <table:table-cell table:number-columns-repeated="7"/>
        </table:table-row>
        <table:table-row table:style-name="ro1">
          <table:table-cell office:value-type="float" office:value="0.769348" calcext:value-type="float">
            <text:p>0.769348</text:p>
          </table:table-cell>
          <table:table-cell office:value-type="float" office:value="0.188354" calcext:value-type="float">
            <text:p>0.188354</text:p>
          </table:table-cell>
          <table:table-cell table:number-columns-repeated="7"/>
        </table:table-row>
        <table:table-row table:style-name="ro1">
          <table:table-cell office:value-type="float" office:value="0.835602" calcext:value-type="float">
            <text:p>0.835602</text:p>
          </table:table-cell>
          <table:table-cell office:value-type="float" office:value="0.125732" calcext:value-type="float">
            <text:p>0.125732</text:p>
          </table:table-cell>
          <table:table-cell table:number-columns-repeated="7"/>
        </table:table-row>
        <table:table-row table:style-name="ro1">
          <table:table-cell office:value-type="float" office:value="0.891052" calcext:value-type="float">
            <text:p>0.891052</text:p>
          </table:table-cell>
          <table:table-cell office:value-type="float" office:value="0.0531006" calcext:value-type="float">
            <text:p>0.0531006</text:p>
          </table:table-cell>
          <table:table-cell table:number-columns-repeated="7"/>
        </table:table-row>
        <table:table-row table:style-name="ro1">
          <table:table-cell office:value-type="float" office:value="0.936005" calcext:value-type="float">
            <text:p>0.936005</text:p>
          </table:table-cell>
          <table:table-cell office:value-type="float" office:value="-0.0263367" calcext:value-type="float">
            <text:p>-0.0263367</text:p>
          </table:table-cell>
          <table:table-cell table:number-columns-repeated="7"/>
        </table:table-row>
        <table:table-row table:style-name="ro1">
          <table:table-cell office:value-type="float" office:value="0.967377" calcext:value-type="float">
            <text:p>0.967377</text:p>
          </table:table-cell>
          <table:table-cell office:value-type="float" office:value="-0.111603" calcext:value-type="float">
            <text:p>-0.111603</text:p>
          </table:table-cell>
          <table:table-cell table:number-columns-repeated="7"/>
        </table:table-row>
        <table:table-row table:style-name="ro1">
          <table:table-cell office:value-type="float" office:value="0.98465" calcext:value-type="float">
            <text:p>0.98465</text:p>
          </table:table-cell>
          <table:table-cell office:value-type="float" office:value="-0.201996" calcext:value-type="float">
            <text:p>-0.201996</text:p>
          </table:table-cell>
          <table:table-cell table:number-columns-repeated="7"/>
        </table:table-row>
        <table:table-row table:style-name="ro1">
          <table:table-cell office:value-type="float" office:value="0.987427" calcext:value-type="float">
            <text:p>0.987427</text:p>
          </table:table-cell>
          <table:table-cell office:value-type="float" office:value="-0.29361" calcext:value-type="float">
            <text:p>-0.29361</text:p>
          </table:table-cell>
          <table:table-cell table:number-columns-repeated="7"/>
        </table:table-row>
        <table:table-row table:style-name="ro1">
          <table:table-cell office:value-type="float" office:value="0.97525" calcext:value-type="float">
            <text:p>0.97525</text:p>
          </table:table-cell>
          <table:table-cell office:value-type="float" office:value="-0.385651" calcext:value-type="float">
            <text:p>-0.385651</text:p>
          </table:table-cell>
          <table:table-cell table:number-columns-repeated="7"/>
        </table:table-row>
        <table:table-row table:style-name="ro1">
          <table:table-cell office:value-type="float" office:value="0.948242" calcext:value-type="float">
            <text:p>0.948242</text:p>
          </table:table-cell>
          <table:table-cell office:value-type="float" office:value="-0.474701" calcext:value-type="float">
            <text:p>-0.474701</text:p>
          </table:table-cell>
          <table:table-cell table:number-columns-repeated="7"/>
        </table:table-row>
        <table:table-row table:style-name="ro1">
          <table:table-cell office:value-type="float" office:value="0.904785" calcext:value-type="float">
            <text:p>0.904785</text:p>
          </table:table-cell>
          <table:table-cell office:value-type="float" office:value="-0.558105" calcext:value-type="float">
            <text:p>-0.558105</text:p>
          </table:table-cell>
          <table:table-cell table:number-columns-repeated="7"/>
        </table:table-row>
        <table:table-row table:style-name="ro1">
          <table:table-cell office:value-type="float" office:value="0.850983" calcext:value-type="float">
            <text:p>0.850983</text:p>
          </table:table-cell>
          <table:table-cell office:value-type="float" office:value="-0.636902" calcext:value-type="float">
            <text:p>-0.636902</text:p>
          </table:table-cell>
          <table:table-cell table:number-columns-repeated="7"/>
        </table:table-row>
        <table:table-row table:style-name="ro1">
          <table:table-cell office:value-type="float" office:value="0.788513" calcext:value-type="float">
            <text:p>0.788513</text:p>
          </table:table-cell>
          <table:table-cell office:value-type="float" office:value="-0.707428" calcext:value-type="float">
            <text:p>-0.707428</text:p>
          </table:table-cell>
          <table:table-cell table:number-columns-repeated="7"/>
        </table:table-row>
        <table:table-row table:style-name="ro1">
          <table:table-cell office:value-type="float" office:value="0.709503" calcext:value-type="float">
            <text:p>0.709503</text:p>
          </table:table-cell>
          <table:table-cell office:value-type="float" office:value="-0.767181" calcext:value-type="float">
            <text:p>-0.767181</text:p>
          </table:table-cell>
          <table:table-cell table:number-columns-repeated="7"/>
        </table:table-row>
        <table:table-row table:style-name="ro1">
          <table:table-cell office:value-type="float" office:value="0.624481" calcext:value-type="float">
            <text:p>0.624481</text:p>
          </table:table-cell>
          <table:table-cell office:value-type="float" office:value="-0.818085" calcext:value-type="float">
            <text:p>-0.818085</text:p>
          </table:table-cell>
          <table:table-cell table:number-columns-repeated="7"/>
        </table:table-row>
        <table:table-row table:style-name="ro1">
          <table:table-cell office:value-type="float" office:value="0.537628" calcext:value-type="float">
            <text:p>0.537628</text:p>
          </table:table-cell>
          <table:table-cell office:value-type="float" office:value="-0.855072" calcext:value-type="float">
            <text:p>-0.855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444611" calcext:value-type="float">
            <text:p>0.444611</text:p>
          </table:table-cell>
          <table:table-cell office:value-type="float" office:value="-0.879761" calcext:value-type="float">
            <text:p>-0.879761</text:p>
          </table:table-cell>
          <table:table-cell table:number-columns-repeated="7"/>
        </table:table-row>
        <table:table-row table:style-name="ro1">
          <table:table-cell office:value-type="float" office:value="0.349823" calcext:value-type="float">
            <text:p>0.349823</text:p>
          </table:table-cell>
          <table:table-cell office:value-type="float" office:value="-0.894012" calcext:value-type="float">
            <text:p>-0.894012</text:p>
          </table:table-cell>
          <table:table-cell table:number-columns-repeated="7"/>
        </table:table-row>
        <table:table-row table:style-name="ro1">
          <table:table-cell office:value-type="float" office:value="0.256531" calcext:value-type="float">
            <text:p>0.256531</text:p>
          </table:table-cell>
          <table:table-cell office:value-type="float" office:value="-0.892639" calcext:value-type="float">
            <text:p>-0.892639</text:p>
          </table:table-cell>
          <table:table-cell table:number-columns-repeated="7"/>
        </table:table-row>
        <table:table-row table:style-name="ro1">
          <table:table-cell office:value-type="float" office:value="0.169006" calcext:value-type="float">
            <text:p>0.169006</text:p>
          </table:table-cell>
          <table:table-cell office:value-type="float" office:value="-0.879028" calcext:value-type="float">
            <text:p>-0.879028</text:p>
          </table:table-cell>
          <table:table-cell table:number-columns-repeated="7"/>
        </table:table-row>
        <table:table-row table:style-name="ro1">
          <table:table-cell office:value-type="float" office:value="0.0883789" calcext:value-type="float">
            <text:p>0.0883789</text:p>
          </table:table-cell>
          <table:table-cell office:value-type="float" office:value="-0.852112" calcext:value-type="float">
            <text:p>-0.852112</text:p>
          </table:table-cell>
          <table:table-cell table:number-columns-repeated="7"/>
        </table:table-row>
        <table:table-row table:style-name="ro1">
          <table:table-cell office:value-type="float" office:value="0.0136414" calcext:value-type="float">
            <text:p>0.0136414</text:p>
          </table:table-cell>
          <table:table-cell office:value-type="float" office:value="-0.812408" calcext:value-type="float">
            <text:p>-0.812408</text:p>
          </table:table-cell>
          <table:table-cell table:number-columns-repeated="7"/>
        </table:table-row>
        <table:table-row table:style-name="ro1">
          <table:table-cell office:value-type="float" office:value="-0.0513306" calcext:value-type="float">
            <text:p>-0.0513306</text:p>
          </table:table-cell>
          <table:table-cell office:value-type="float" office:value="-0.761505" calcext:value-type="float">
            <text:p>-0.761505</text:p>
          </table:table-cell>
          <table:table-cell table:number-columns-repeated="7"/>
        </table:table-row>
        <table:table-row table:style-name="ro1">
          <table:table-cell office:value-type="float" office:value="-0.108643" calcext:value-type="float">
            <text:p>-0.108643</text:p>
          </table:table-cell>
          <table:table-cell office:value-type="float" office:value="-0.700684" calcext:value-type="float">
            <text:p>-0.700684</text:p>
          </table:table-cell>
          <table:table-cell table:number-columns-repeated="7"/>
        </table:table-row>
        <table:table-row table:style-name="ro1">
          <table:table-cell office:value-type="float" office:value="-0.156097" calcext:value-type="float">
            <text:p>-0.156097</text:p>
          </table:table-cell>
          <table:table-cell office:value-type="float" office:value="-0.634247" calcext:value-type="float">
            <text:p>-0.634247</text:p>
          </table:table-cell>
          <table:table-cell table:number-columns-repeated="7"/>
        </table:table-row>
        <table:table-row table:style-name="ro1">
          <table:table-cell office:value-type="float" office:value="-0.193054" calcext:value-type="float">
            <text:p>-0.193054</text:p>
          </table:table-cell>
          <table:table-cell office:value-type="float" office:value="-0.558563" calcext:value-type="float">
            <text:p>-0.558563</text:p>
          </table:table-cell>
          <table:table-cell table:number-columns-repeated="7"/>
        </table:table-row>
        <table:table-row table:style-name="ro1">
          <table:table-cell office:value-type="float" office:value="-0.219635" calcext:value-type="float">
            <text:p>-0.219635</text:p>
          </table:table-cell>
          <table:table-cell office:value-type="float" office:value="-0.480377" calcext:value-type="float">
            <text:p>-0.480377</text:p>
          </table:table-cell>
          <table:table-cell table:number-columns-repeated="7"/>
        </table:table-row>
        <table:table-row table:style-name="ro1">
          <table:table-cell office:value-type="float" office:value="-0.236053" calcext:value-type="float">
            <text:p>-0.236053</text:p>
          </table:table-cell>
          <table:table-cell office:value-type="float" office:value="-0.400574" calcext:value-type="float">
            <text:p>-0.400574</text:p>
          </table:table-cell>
          <table:table-cell table:number-columns-repeated="7"/>
        </table:table-row>
        <table:table-row table:style-name="ro1">
          <table:table-cell office:value-type="float" office:value="-0.242065" calcext:value-type="float">
            <text:p>-0.242065</text:p>
          </table:table-cell>
          <table:table-cell office:value-type="float" office:value="-0.31955" calcext:value-type="float">
            <text:p>-0.31955</text:p>
          </table:table-cell>
          <table:table-cell table:number-columns-repeated="7"/>
        </table:table-row>
        <table:table-row table:style-name="ro1">
          <table:table-cell office:value-type="float" office:value="-0.238861" calcext:value-type="float">
            <text:p>-0.238861</text:p>
          </table:table-cell>
          <table:table-cell office:value-type="float" office:value="-0.241699" calcext:value-type="float">
            <text:p>-0.241699</text:p>
          </table:table-cell>
          <table:table-cell table:number-columns-repeated="7"/>
        </table:table-row>
        <table:table-row table:style-name="ro1">
          <table:table-cell office:value-type="float" office:value="-0.226227" calcext:value-type="float">
            <text:p>-0.226227</text:p>
          </table:table-cell>
          <table:table-cell office:value-type="float" office:value="-0.166168" calcext:value-type="float">
            <text:p>-0.166168</text:p>
          </table:table-cell>
          <table:table-cell table:number-columns-repeated="7"/>
        </table:table-row>
        <table:table-row table:style-name="ro1">
          <table:table-cell office:value-type="float" office:value="-0.204712" calcext:value-type="float">
            <text:p>-0.204712</text:p>
          </table:table-cell>
          <table:table-cell office:value-type="float" office:value="-0.0949402" calcext:value-type="float">
            <text:p>-0.0949402</text:p>
          </table:table-cell>
          <table:table-cell table:number-columns-repeated="7"/>
        </table:table-row>
        <table:table-row table:style-name="ro1">
          <table:table-cell office:value-type="float" office:value="-0.174896" calcext:value-type="float">
            <text:p>-0.174896</text:p>
          </table:table-cell>
          <table:table-cell office:value-type="float" office:value="-0.0289307" calcext:value-type="float">
            <text:p>-0.0289307</text:p>
          </table:table-cell>
          <table:table-cell table:number-columns-repeated="7"/>
        </table:table-row>
        <table:table-row table:style-name="ro1">
          <table:table-cell office:value-type="float" office:value="-0.136963" calcext:value-type="float">
            <text:p>-0.136963</text:p>
          </table:table-cell>
          <table:table-cell office:value-type="float" office:value="0.0328369" calcext:value-type="float">
            <text:p>0.0328369</text:p>
          </table:table-cell>
          <table:table-cell table:number-columns-repeated="7"/>
        </table:table-row>
        <table:table-row table:style-name="ro1">
          <table:table-cell office:value-type="float" office:value="-0.0912476" calcext:value-type="float">
            <text:p>-0.0912476</text:p>
          </table:table-cell>
          <table:table-cell office:value-type="float" office:value="0.0856323" calcext:value-type="float">
            <text:p>0.0856323</text:p>
          </table:table-cell>
          <table:table-cell table:number-columns-repeated="7"/>
        </table:table-row>
        <table:table-row table:style-name="ro1">
          <table:table-cell office:value-type="float" office:value="-0.039032" calcext:value-type="float">
            <text:p>-0.039032</text:p>
          </table:table-cell>
          <table:table-cell office:value-type="float" office:value="0.133972" calcext:value-type="float">
            <text:p>0.133972</text:p>
          </table:table-cell>
          <table:table-cell table:number-columns-repeated="7"/>
        </table:table-row>
        <table:table-row table:style-name="ro1">
          <table:table-cell office:value-type="float" office:value="0.0188293" calcext:value-type="float">
            <text:p>0.0188293</text:p>
          </table:table-cell>
          <table:table-cell office:value-type="float" office:value="0.171661" calcext:value-type="float">
            <text:p>0.171661</text:p>
          </table:table-cell>
          <table:table-cell table:number-columns-repeated="7"/>
        </table:table-row>
        <table:table-row table:style-name="ro1">
          <table:table-cell office:value-type="float" office:value="0.0813904" calcext:value-type="float">
            <text:p>0.0813904</text:p>
          </table:table-cell>
          <table:table-cell office:value-type="float" office:value="0.20105" calcext:value-type="float">
            <text:p>0.20105</text:p>
          </table:table-cell>
          <table:table-cell table:number-columns-repeated="7"/>
        </table:table-row>
        <table:table-row table:style-name="ro1">
          <table:table-cell office:value-type="float" office:value="0.148651" calcext:value-type="float">
            <text:p>0.148651</text:p>
          </table:table-cell>
          <table:table-cell office:value-type="float" office:value="0.223389" calcext:value-type="float">
            <text:p>0.223389</text:p>
          </table:table-cell>
          <table:table-cell table:number-columns-repeated="7"/>
        </table:table-row>
        <table:table-row table:style-name="ro1">
          <table:table-cell office:value-type="float" office:value="0.217865" calcext:value-type="float">
            <text:p>0.217865</text:p>
          </table:table-cell>
          <table:table-cell office:value-type="float" office:value="0.235107" calcext:value-type="float">
            <text:p>0.235107</text:p>
          </table:table-cell>
          <table:table-cell table:number-columns-repeated="7"/>
        </table:table-row>
        <table:table-row table:style-name="ro1">
          <table:table-cell office:value-type="float" office:value="0.287354" calcext:value-type="float">
            <text:p>0.287354</text:p>
          </table:table-cell>
          <table:table-cell office:value-type="float" office:value="0.238434" calcext:value-type="float">
            <text:p>0.238434</text:p>
          </table:table-cell>
          <table:table-cell table:number-columns-repeated="7"/>
        </table:table-row>
        <table:table-row table:style-name="ro1">
          <table:table-cell office:value-type="float" office:value="0.358337" calcext:value-type="float">
            <text:p>0.358337</text:p>
          </table:table-cell>
          <table:table-cell office:value-type="float" office:value="0.231964" calcext:value-type="float">
            <text:p>0.231964</text:p>
          </table:table-cell>
          <table:table-cell table:number-columns-repeated="7"/>
        </table:table-row>
        <table:table-row table:style-name="ro1">
          <table:table-cell office:value-type="float" office:value="0.426697" calcext:value-type="float">
            <text:p>0.426697</text:p>
          </table:table-cell>
          <table:table-cell office:value-type="float" office:value="0.216431" calcext:value-type="float">
            <text:p>0.216431</text:p>
          </table:table-cell>
          <table:table-cell table:number-columns-repeated="7"/>
        </table:table-row>
        <table:table-row table:style-name="ro1">
          <table:table-cell office:value-type="float" office:value="0.492218" calcext:value-type="float">
            <text:p>0.492218</text:p>
          </table:table-cell>
          <table:table-cell office:value-type="float" office:value="0.192352" calcext:value-type="float">
            <text:p>0.192352</text:p>
          </table:table-cell>
          <table:table-cell table:number-columns-repeated="7"/>
        </table:table-row>
        <table:table-row table:style-name="ro1">
          <table:table-cell office:value-type="float" office:value="0.553772" calcext:value-type="float">
            <text:p>0.553772</text:p>
          </table:table-cell>
          <table:table-cell office:value-type="float" office:value="0.160187" calcext:value-type="float">
            <text:p>0.160187</text:p>
          </table:table-cell>
          <table:table-cell table:number-columns-repeated="7"/>
        </table:table-row>
        <table:table-row table:style-name="ro1">
          <table:table-cell office:value-type="float" office:value="0.608978" calcext:value-type="float">
            <text:p>0.608978</text:p>
          </table:table-cell>
          <table:table-cell office:value-type="float" office:value="0.116211" calcext:value-type="float">
            <text:p>0.116211</text:p>
          </table:table-cell>
          <table:table-cell table:number-columns-repeated="7"/>
        </table:table-row>
        <table:table-row table:style-name="ro1">
          <table:table-cell office:value-type="float" office:value="0.657501" calcext:value-type="float">
            <text:p>0.657501</text:p>
          </table:table-cell>
          <table:table-cell office:value-type="float" office:value="0.0661316" calcext:value-type="float">
            <text:p>0.0661316</text:p>
          </table:table-cell>
          <table:table-cell table:number-columns-repeated="7"/>
        </table:table-row>
        <table:table-row table:style-name="ro1">
          <table:table-cell office:value-type="float" office:value="0.699066" calcext:value-type="float">
            <text:p>0.699066</text:p>
          </table:table-cell>
          <table:table-cell office:value-type="float" office:value="0.0110168" calcext:value-type="float">
            <text:p>0.0110168</text:p>
          </table:table-cell>
          <table:table-cell table:number-columns-repeated="7"/>
        </table:table-row>
        <table:table-row table:style-name="ro1">
          <table:table-cell office:value-type="float" office:value="0.730927" calcext:value-type="float">
            <text:p>0.730927</text:p>
          </table:table-cell>
          <table:table-cell office:value-type="float" office:value="-0.050354" calcext:value-type="float">
            <text:p>-0.050354</text:p>
          </table:table-cell>
          <table:table-cell table:number-columns-repeated="7"/>
        </table:table-row>
        <table:table-row table:style-name="ro1">
          <table:table-cell office:value-type="float" office:value="0.752747" calcext:value-type="float">
            <text:p>0.752747</text:p>
          </table:table-cell>
          <table:table-cell office:value-type="float" office:value="-0.115021" calcext:value-type="float">
            <text:p>-0.115021</text:p>
          </table:table-cell>
          <table:table-cell table:number-columns-repeated="7"/>
        </table:table-row>
        <table:table-row table:style-name="ro1">
          <table:table-cell office:value-type="float" office:value="0.764801" calcext:value-type="float">
            <text:p>0.764801</text:p>
          </table:table-cell>
          <table:table-cell office:value-type="float" office:value="-0.184052" calcext:value-type="float">
            <text:p>-0.184052</text:p>
          </table:table-cell>
          <table:table-cell table:number-columns-repeated="7"/>
        </table:table-row>
        <table:table-row table:style-name="ro1">
          <table:table-cell office:value-type="float" office:value="0.766479" calcext:value-type="float">
            <text:p>0.766479</text:p>
          </table:table-cell>
          <table:table-cell office:value-type="float" office:value="-0.255219" calcext:value-type="float">
            <text:p>-0.255219</text:p>
          </table:table-cell>
          <table:table-cell table:number-columns-repeated="7"/>
        </table:table-row>
        <table:table-row table:style-name="ro1">
          <table:table-cell office:value-type="float" office:value="0.755615" calcext:value-type="float">
            <text:p>0.755615</text:p>
          </table:table-cell>
          <table:table-cell office:value-type="float" office:value="-0.326324" calcext:value-type="float">
            <text:p>-0.326324</text:p>
          </table:table-cell>
          <table:table-cell table:number-columns-repeated="7"/>
        </table:table-row>
        <table:table-row table:style-name="ro1">
          <table:table-cell office:value-type="float" office:value="0.734009" calcext:value-type="float">
            <text:p>0.734009</text:p>
          </table:table-cell>
          <table:table-cell office:value-type="float" office:value="-0.396149" calcext:value-type="float">
            <text:p>-0.396149</text:p>
          </table:table-cell>
          <table:table-cell table:number-columns-repeated="7"/>
        </table:table-row>
        <table:table-row table:style-name="ro1">
          <table:table-cell office:value-type="float" office:value="0.701874" calcext:value-type="float">
            <text:p>0.701874</text:p>
          </table:table-cell>
          <table:table-cell office:value-type="float" office:value="-0.462128" calcext:value-type="float">
            <text:p>-0.462128</text:p>
          </table:table-cell>
          <table:table-cell table:number-columns-repeated="7"/>
        </table:table-row>
        <table:table-row table:style-name="ro1">
          <table:table-cell office:value-type="float" office:value="0.661469" calcext:value-type="float">
            <text:p>0.661469</text:p>
          </table:table-cell>
          <table:table-cell office:value-type="float" office:value="-0.525208" calcext:value-type="float">
            <text:p>-0.525208</text:p>
          </table:table-cell>
          <table:table-cell table:number-columns-repeated="7"/>
        </table:table-row>
        <table:table-row table:style-name="ro1">
          <table:table-cell office:value-type="float" office:value="0.610504" calcext:value-type="float">
            <text:p>0.610504</text:p>
          </table:table-cell>
          <table:table-cell office:value-type="float" office:value="-0.582397" calcext:value-type="float">
            <text:p>-0.582397</text:p>
          </table:table-cell>
          <table:table-cell table:number-columns-repeated="7"/>
        </table:table-row>
        <table:table-row table:style-name="ro1">
          <table:table-cell office:value-type="float" office:value="0.550415" calcext:value-type="float">
            <text:p>0.550415</text:p>
          </table:table-cell>
          <table:table-cell office:value-type="float" office:value="-0.632874" calcext:value-type="float">
            <text:p>-0.632874</text:p>
          </table:table-cell>
          <table:table-cell table:number-columns-repeated="7"/>
        </table:table-row>
        <table:table-row table:style-name="ro1">
          <table:table-cell office:value-type="float" office:value="0.485931" calcext:value-type="float">
            <text:p>0.485931</text:p>
          </table:table-cell>
          <table:table-cell office:value-type="float" office:value="-0.674957" calcext:value-type="float">
            <text:p>-0.674957</text:p>
          </table:table-cell>
          <table:table-cell table:number-columns-repeated="7"/>
        </table:table-row>
        <table:table-row table:style-name="ro1">
          <table:table-cell office:value-type="float" office:value="0.413269" calcext:value-type="float">
            <text:p>0.413269</text:p>
          </table:table-cell>
          <table:table-cell office:value-type="float" office:value="-0.706665" calcext:value-type="float">
            <text:p>-0.706665</text:p>
          </table:table-cell>
          <table:table-cell table:number-columns-repeated="7"/>
        </table:table-row>
        <table:table-row table:style-name="ro1">
          <table:table-cell office:value-type="float" office:value="0.339752" calcext:value-type="float">
            <text:p>0.339752</text:p>
          </table:table-cell>
          <table:table-cell office:value-type="float" office:value="-0.731934" calcext:value-type="float">
            <text:p>-0.731934</text:p>
          </table:table-cell>
          <table:table-cell table:number-columns-repeated="7"/>
        </table:table-row>
        <table:table-row table:style-name="ro1">
          <table:table-cell office:value-type="float" office:value="0.262543" calcext:value-type="float">
            <text:p>0.262543</text:p>
          </table:table-cell>
          <table:table-cell office:value-type="float" office:value="-0.746002" calcext:value-type="float">
            <text:p>-0.746002</text:p>
          </table:table-cell>
          <table:table-cell table:number-columns-repeated="7"/>
        </table:table-row>
        <table:table-row table:style-name="ro1">
          <table:table-cell office:value-type="float" office:value="0.18634" calcext:value-type="float">
            <text:p>0.18634</text:p>
          </table:table-cell>
          <table:table-cell office:value-type="float" office:value="-0.750244" calcext:value-type="float">
            <text:p>-0.750244</text:p>
          </table:table-cell>
          <table:table-cell table:number-columns-repeated="7"/>
        </table:table-row>
        <table:table-row table:style-name="ro1">
          <table:table-cell office:value-type="float" office:value="0.112061" calcext:value-type="float">
            <text:p>0.112061</text:p>
          </table:table-cell>
          <table:table-cell office:value-type="float" office:value="-0.743164" calcext:value-type="float">
            <text:p>-0.743164</text:p>
          </table:table-cell>
          <table:table-cell table:number-columns-repeated="7"/>
        </table:table-row>
        <table:table-row table:style-name="ro1">
          <table:table-cell office:value-type="float" office:value="0.041626" calcext:value-type="float">
            <text:p>0.041626</text:p>
          </table:table-cell>
          <table:table-cell office:value-type="float" office:value="-0.724243" calcext:value-type="float">
            <text:p>-0.724243</text:p>
          </table:table-cell>
          <table:table-cell table:number-columns-repeated="7"/>
        </table:table-row>
        <table:table-row table:style-name="ro1">
          <table:table-cell office:value-type="float" office:value="-0.0240173" calcext:value-type="float">
            <text:p>-0.0240173</text:p>
          </table:table-cell>
          <table:table-cell office:value-type="float" office:value="-0.696472" calcext:value-type="float">
            <text:p>-0.696472</text:p>
          </table:table-cell>
          <table:table-cell table:number-columns-repeated="7"/>
        </table:table-row>
        <table:table-row table:style-name="ro1">
          <table:table-cell office:value-type="float" office:value="-0.0845642" calcext:value-type="float">
            <text:p>-0.0845642</text:p>
          </table:table-cell>
          <table:table-cell office:value-type="float" office:value="-0.656586" calcext:value-type="float">
            <text:p>-0.656586</text:p>
          </table:table-cell>
          <table:table-cell table:number-columns-repeated="7"/>
        </table:table-row>
        <table:table-row table:style-name="ro1">
          <table:table-cell office:value-type="float" office:value="-0.137177" calcext:value-type="float">
            <text:p>-0.137177</text:p>
          </table:table-cell>
          <table:table-cell office:value-type="float" office:value="-0.611328" calcext:value-type="float">
            <text:p>-0.611328</text:p>
          </table:table-cell>
          <table:table-cell table:number-columns-repeated="7"/>
        </table:table-row>
        <table:table-row table:style-name="ro1">
          <table:table-cell office:value-type="float" office:value="-0.182281" calcext:value-type="float">
            <text:p>-0.182281</text:p>
          </table:table-cell>
          <table:table-cell office:value-type="float" office:value="-0.549805" calcext:value-type="float">
            <text:p>-0.549805</text:p>
          </table:table-cell>
          <table:table-cell table:number-columns-repeated="7"/>
        </table:table-row>
        <table:table-row table:style-name="ro1">
          <table:table-cell office:value-type="float" office:value="-0.218384" calcext:value-type="float">
            <text:p>-0.218384</text:p>
          </table:table-cell>
          <table:table-cell office:value-type="float" office:value="-0.486176" calcext:value-type="float">
            <text:p>-0.486176</text:p>
          </table:table-cell>
          <table:table-cell table:number-columns-repeated="7"/>
        </table:table-row>
        <table:table-row table:style-name="ro1">
          <table:table-cell office:value-type="float" office:value="-0.248047" calcext:value-type="float">
            <text:p>-0.248047</text:p>
          </table:table-cell>
          <table:table-cell office:value-type="float" office:value="-0.427368" calcext:value-type="float">
            <text:p>-0.427368</text:p>
          </table:table-cell>
          <table:table-cell table:number-columns-repeated="7"/>
        </table:table-row>
        <table:table-row table:style-name="ro1">
          <table:table-cell office:value-type="float" office:value="-0.26651" calcext:value-type="float">
            <text:p>-0.26651</text:p>
          </table:table-cell>
          <table:table-cell office:value-type="float" office:value="-0.35379" calcext:value-type="float">
            <text:p>-0.35379</text:p>
          </table:table-cell>
          <table:table-cell table:number-columns-repeated="7"/>
        </table:table-row>
        <table:table-row table:style-name="ro1">
          <table:table-cell office:value-type="float" office:value="-0.275299" calcext:value-type="float">
            <text:p>-0.275299</text:p>
          </table:table-cell>
          <table:table-cell office:value-type="float" office:value="-0.283508" calcext:value-type="float">
            <text:p>-0.283508</text:p>
          </table:table-cell>
          <table:table-cell table:number-columns-repeated="7"/>
        </table:table-row>
        <table:table-row table:style-name="ro1">
          <table:table-cell office:value-type="float" office:value="-0.276672" calcext:value-type="float">
            <text:p>-0.276672</text:p>
          </table:table-cell>
          <table:table-cell office:value-type="float" office:value="-0.211487" calcext:value-type="float">
            <text:p>-0.211487</text:p>
          </table:table-cell>
          <table:table-cell table:number-columns-repeated="7"/>
        </table:table-row>
        <table:table-row table:style-name="ro1">
          <table:table-cell office:value-type="float" office:value="-0.267242" calcext:value-type="float">
            <text:p>-0.267242</text:p>
          </table:table-cell>
          <table:table-cell office:value-type="float" office:value="-0.140442" calcext:value-type="float">
            <text:p>-0.140442</text:p>
          </table:table-cell>
          <table:table-cell table:number-columns-repeated="7"/>
        </table:table-row>
        <table:table-row table:style-name="ro1">
          <table:table-cell office:value-type="float" office:value="-0.250305" calcext:value-type="float">
            <text:p>-0.250305</text:p>
          </table:table-cell>
          <table:table-cell office:value-type="float" office:value="-0.072998" calcext:value-type="float">
            <text:p>-0.072998</text:p>
          </table:table-cell>
          <table:table-cell table:number-columns-repeated="7"/>
        </table:table-row>
        <table:table-row table:style-name="ro1">
          <table:table-cell office:value-type="float" office:value="-0.224854" calcext:value-type="float">
            <text:p>-0.224854</text:p>
          </table:table-cell>
          <table:table-cell office:value-type="float" office:value="-0.00872803" calcext:value-type="float">
            <text:p>-0.00872803</text:p>
          </table:table-cell>
          <table:table-cell table:number-columns-repeated="7"/>
        </table:table-row>
        <table:table-row table:style-name="ro1">
          <table:table-cell office:value-type="float" office:value="-0.19162" calcext:value-type="float">
            <text:p>-0.19162</text:p>
          </table:table-cell>
          <table:table-cell office:value-type="float" office:value="0.0497742" calcext:value-type="float">
            <text:p>0.0497742</text:p>
          </table:table-cell>
          <table:table-cell table:number-columns-repeated="7"/>
        </table:table-row>
        <table:table-row table:style-name="ro1">
          <table:table-cell office:value-type="float" office:value="-0.150635" calcext:value-type="float">
            <text:p>-0.150635</text:p>
          </table:table-cell>
          <table:table-cell office:value-type="float" office:value="0.10257" calcext:value-type="float">
            <text:p>0.10257</text:p>
          </table:table-cell>
          <table:table-cell table:number-columns-repeated="7"/>
        </table:table-row>
        <table:table-row table:style-name="ro1">
          <table:table-cell office:value-type="float" office:value="-0.102997" calcext:value-type="float">
            <text:p>-0.102997</text:p>
          </table:table-cell>
          <table:table-cell office:value-type="float" office:value="0.14978" calcext:value-type="float">
            <text:p>0.14978</text:p>
          </table:table-cell>
          <table:table-cell table:number-columns-repeated="7"/>
        </table:table-row>
        <table:table-row table:style-name="ro1">
          <table:table-cell office:value-type="float" office:value="-0.0491943" calcext:value-type="float">
            <text:p>-0.0491943</text:p>
          </table:table-cell>
          <table:table-cell office:value-type="float" office:value="0.190613" calcext:value-type="float">
            <text:p>0.190613</text:p>
          </table:table-cell>
          <table:table-cell table:number-columns-repeated="7"/>
        </table:table-row>
        <table:table-row table:style-name="ro1">
          <table:table-cell office:value-type="float" office:value="0.0110779" calcext:value-type="float">
            <text:p>0.0110779</text:p>
          </table:table-cell>
          <table:table-cell office:value-type="float" office:value="0.220581" calcext:value-type="float">
            <text:p>0.220581</text:p>
          </table:table-cell>
          <table:table-cell table:number-columns-repeated="7"/>
        </table:table-row>
        <table:table-row table:style-name="ro1">
          <table:table-cell office:value-type="float" office:value="0.0741272" calcext:value-type="float">
            <text:p>0.0741272</text:p>
          </table:table-cell>
          <table:table-cell office:value-type="float" office:value="0.244293" calcext:value-type="float">
            <text:p>0.244293</text:p>
          </table:table-cell>
          <table:table-cell table:number-columns-repeated="7"/>
        </table:table-row>
        <table:table-row table:style-name="ro1">
          <table:table-cell office:value-type="float" office:value="0.140045" calcext:value-type="float">
            <text:p>0.140045</text:p>
          </table:table-cell>
          <table:table-cell office:value-type="float" office:value="0.258209" calcext:value-type="float">
            <text:p>0.258209</text:p>
          </table:table-cell>
          <table:table-cell table:number-columns-repeated="7"/>
        </table:table-row>
        <table:table-row table:style-name="ro1">
          <table:table-cell office:value-type="float" office:value="0.210052" calcext:value-type="float">
            <text:p>0.210052</text:p>
          </table:table-cell>
          <table:table-cell office:value-type="float" office:value="0.262512" calcext:value-type="float">
            <text:p>0.262512</text:p>
          </table:table-cell>
          <table:table-cell table:number-columns-repeated="7"/>
        </table:table-row>
        <table:table-row table:style-name="ro1">
          <table:table-cell office:value-type="float" office:value="0.278839" calcext:value-type="float">
            <text:p>0.278839</text:p>
          </table:table-cell>
          <table:table-cell office:value-type="float" office:value="0.257294" calcext:value-type="float">
            <text:p>0.257294</text:p>
          </table:table-cell>
          <table:table-cell table:number-columns-repeated="7"/>
        </table:table-row>
        <table:table-row table:style-name="ro1">
          <table:table-cell office:value-type="float" office:value="0.345612" calcext:value-type="float">
            <text:p>0.345612</text:p>
          </table:table-cell>
          <table:table-cell office:value-type="float" office:value="0.242401" calcext:value-type="float">
            <text:p>0.242401</text:p>
          </table:table-cell>
          <table:table-cell table:number-columns-repeated="7"/>
        </table:table-row>
        <table:table-row table:style-name="ro1">
          <table:table-cell office:value-type="float" office:value="0.410797" calcext:value-type="float">
            <text:p>0.410797</text:p>
          </table:table-cell>
          <table:table-cell office:value-type="float" office:value="0.218445" calcext:value-type="float">
            <text:p>0.218445</text:p>
          </table:table-cell>
          <table:table-cell table:number-columns-repeated="7"/>
        </table:table-row>
        <table:table-row table:style-name="ro1">
          <table:table-cell office:value-type="float" office:value="0.470947" calcext:value-type="float">
            <text:p>0.470947</text:p>
          </table:table-cell>
          <table:table-cell office:value-type="float" office:value="0.185303" calcext:value-type="float">
            <text:p>0.185303</text:p>
          </table:table-cell>
          <table:table-cell table:number-columns-repeated="7"/>
        </table:table-row>
        <table:table-row table:style-name="ro1">
          <table:table-cell office:value-type="float" office:value="0.52655" calcext:value-type="float">
            <text:p>0.52655</text:p>
          </table:table-cell>
          <table:table-cell office:value-type="float" office:value="0.144745" calcext:value-type="float">
            <text:p>0.144745</text:p>
          </table:table-cell>
          <table:table-cell table:number-columns-repeated="7"/>
        </table:table-row>
        <table:table-row table:style-name="ro1">
          <table:table-cell office:value-type="float" office:value="0.574982" calcext:value-type="float">
            <text:p>0.574982</text:p>
          </table:table-cell>
          <table:table-cell office:value-type="float" office:value="0.0974426" calcext:value-type="float">
            <text:p>0.0974426</text:p>
          </table:table-cell>
          <table:table-cell table:number-columns-repeated="7"/>
        </table:table-row>
        <table:table-row table:style-name="ro1">
          <table:table-cell office:value-type="float" office:value="0.615845" calcext:value-type="float">
            <text:p>0.615845</text:p>
          </table:table-cell>
          <table:table-cell office:value-type="float" office:value="0.042511" calcext:value-type="float">
            <text:p>0.042511</text:p>
          </table:table-cell>
          <table:table-cell table:number-columns-repeated="7"/>
        </table:table-row>
        <table:table-row table:style-name="ro1">
          <table:table-cell office:value-type="float" office:value="0.648163" calcext:value-type="float">
            <text:p>0.648163</text:p>
          </table:table-cell>
          <table:table-cell office:value-type="float" office:value="-0.021759" calcext:value-type="float">
            <text:p>-0.021759</text:p>
          </table:table-cell>
          <table:table-cell table:number-columns-repeated="7"/>
        </table:table-row>
        <table:table-row table:style-name="ro1">
          <table:table-cell office:value-type="float" office:value="0.670502" calcext:value-type="float">
            <text:p>0.670502</text:p>
          </table:table-cell>
          <table:table-cell office:value-type="float" office:value="-0.0856934" calcext:value-type="float">
            <text:p>-0.0856934</text:p>
          </table:table-cell>
          <table:table-cell table:number-columns-repeated="7"/>
        </table:table-row>
        <table:table-row table:style-name="ro1">
          <table:table-cell office:value-type="float" office:value="0.683685" calcext:value-type="float">
            <text:p>0.683685</text:p>
          </table:table-cell>
          <table:table-cell office:value-type="float" office:value="-0.155304" calcext:value-type="float">
            <text:p>-0.155304</text:p>
          </table:table-cell>
          <table:table-cell table:number-columns-repeated="7"/>
        </table:table-row>
        <table:table-row table:style-name="ro1">
          <table:table-cell office:value-type="float" office:value="0.686981" calcext:value-type="float">
            <text:p>0.686981</text:p>
          </table:table-cell>
          <table:table-cell office:value-type="float" office:value="-0.227142" calcext:value-type="float">
            <text:p>-0.227142</text:p>
          </table:table-cell>
          <table:table-cell table:number-columns-repeated="7"/>
        </table:table-row>
        <table:table-row table:style-name="ro1">
          <table:table-cell office:value-type="float" office:value="0.678101" calcext:value-type="float">
            <text:p>0.678101</text:p>
          </table:table-cell>
          <table:table-cell office:value-type="float" office:value="-0.298553" calcext:value-type="float">
            <text:p>-0.298553</text:p>
          </table:table-cell>
          <table:table-cell table:number-columns-repeated="7"/>
        </table:table-row>
        <table:table-row table:style-name="ro1">
          <table:table-cell office:value-type="float" office:value="0.658508" calcext:value-type="float">
            <text:p>0.658508</text:p>
          </table:table-cell>
          <table:table-cell office:value-type="float" office:value="-0.370758" calcext:value-type="float">
            <text:p>-0.370758</text:p>
          </table:table-cell>
          <table:table-cell table:number-columns-repeated="7"/>
        </table:table-row>
        <table:table-row table:style-name="ro1">
          <table:table-cell office:value-type="float" office:value="0.627808" calcext:value-type="float">
            <text:p>0.627808</text:p>
          </table:table-cell>
          <table:table-cell office:value-type="float" office:value="-0.439789" calcext:value-type="float">
            <text:p>-0.439789</text:p>
          </table:table-cell>
          <table:table-cell table:number-columns-repeated="7"/>
        </table:table-row>
        <table:table-row table:style-name="ro1">
          <table:table-cell office:value-type="float" office:value="0.585693" calcext:value-type="float">
            <text:p>0.585693</text:p>
          </table:table-cell>
          <table:table-cell office:value-type="float" office:value="-0.506012" calcext:value-type="float">
            <text:p>-0.506012</text:p>
          </table:table-cell>
          <table:table-cell table:number-columns-repeated="7"/>
        </table:table-row>
        <table:table-row table:style-name="ro1">
          <table:table-cell office:value-type="float" office:value="0.533325" calcext:value-type="float">
            <text:p>0.533325</text:p>
          </table:table-cell>
          <table:table-cell office:value-type="float" office:value="-0.567261" calcext:value-type="float">
            <text:p>-0.567261</text:p>
          </table:table-cell>
          <table:table-cell table:number-columns-repeated="7"/>
        </table:table-row>
        <table:table-row table:style-name="ro1">
          <table:table-cell office:value-type="float" office:value="0.472137" calcext:value-type="float">
            <text:p>0.472137</text:p>
          </table:table-cell>
          <table:table-cell office:value-type="float" office:value="-0.620758" calcext:value-type="float">
            <text:p>-0.620758</text:p>
          </table:table-cell>
          <table:table-cell table:number-columns-repeated="7"/>
        </table:table-row>
        <table:table-row table:style-name="ro1">
          <table:table-cell office:value-type="float" office:value="0.402435" calcext:value-type="float">
            <text:p>0.402435</text:p>
          </table:table-cell>
          <table:table-cell office:value-type="float" office:value="-0.668182" calcext:value-type="float">
            <text:p>-0.668182</text:p>
          </table:table-cell>
          <table:table-cell table:number-columns-repeated="7"/>
        </table:table-row>
        <table:table-row table:style-name="ro1">
          <table:table-cell office:value-type="float" office:value="0.324646" calcext:value-type="float">
            <text:p>0.324646</text:p>
          </table:table-cell>
          <table:table-cell office:value-type="float" office:value="-0.705902" calcext:value-type="float">
            <text:p>-0.705902</text:p>
          </table:table-cell>
          <table:table-cell table:number-columns-repeated="7"/>
        </table:table-row>
        <table:table-row table:style-name="ro1">
          <table:table-cell office:value-type="float" office:value="0.243317" calcext:value-type="float">
            <text:p>0.243317</text:p>
          </table:table-cell>
          <table:table-cell office:value-type="float" office:value="-0.733002" calcext:value-type="float">
            <text:p>-0.733002</text:p>
          </table:table-cell>
          <table:table-cell table:number-columns-repeated="7"/>
        </table:table-row>
        <table:table-row table:style-name="ro1">
          <table:table-cell office:value-type="float" office:value="0.158051" calcext:value-type="float">
            <text:p>0.158051</text:p>
          </table:table-cell>
          <table:table-cell office:value-type="float" office:value="-0.753052" calcext:value-type="float">
            <text:p>-0.753052</text:p>
          </table:table-cell>
          <table:table-cell table:number-columns-repeated="7"/>
        </table:table-row>
        <table:table-row table:style-name="ro1">
          <table:table-cell office:value-type="float" office:value="0.071228" calcext:value-type="float">
            <text:p>0.071228</text:p>
          </table:table-cell>
          <table:table-cell office:value-type="float" office:value="-0.760895" calcext:value-type="float">
            <text:p>-0.760895</text:p>
          </table:table-cell>
          <table:table-cell table:number-columns-repeated="7"/>
        </table:table-row>
        <table:table-row table:style-name="ro1">
          <table:table-cell office:value-type="float" office:value="-0.0136414" calcext:value-type="float">
            <text:p>-0.0136414</text:p>
          </table:table-cell>
          <table:table-cell office:value-type="float" office:value="-0.756042" calcext:value-type="float">
            <text:p>-0.756042</text:p>
          </table:table-cell>
          <table:table-cell table:number-columns-repeated="7"/>
        </table:table-row>
        <table:table-row table:style-name="ro1">
          <table:table-cell office:value-type="float" office:value="-0.0971985" calcext:value-type="float">
            <text:p>-0.0971985</text:p>
          </table:table-cell>
          <table:table-cell office:value-type="float" office:value="-0.739136" calcext:value-type="float">
            <text:p>-0.739136</text:p>
          </table:table-cell>
          <table:table-cell table:number-columns-repeated="7"/>
        </table:table-row>
        <table:table-row table:style-name="ro1">
          <table:table-cell office:value-type="float" office:value="-0.174988" calcext:value-type="float">
            <text:p>-0.174988</text:p>
          </table:table-cell>
          <table:table-cell office:value-type="float" office:value="-0.707306" calcext:value-type="float">
            <text:p>-0.707306</text:p>
          </table:table-cell>
          <table:table-cell table:number-columns-repeated="7"/>
        </table:table-row>
        <table:table-row table:style-name="ro1">
          <table:table-cell office:value-type="float" office:value="-0.246155" calcext:value-type="float">
            <text:p>-0.246155</text:p>
          </table:table-cell>
          <table:table-cell office:value-type="float" office:value="-0.66452" calcext:value-type="float">
            <text:p>-0.66452</text:p>
          </table:table-cell>
          <table:table-cell table:number-columns-repeated="7"/>
        </table:table-row>
        <table:table-row table:style-name="ro1">
          <table:table-cell office:value-type="float" office:value="-0.309845" calcext:value-type="float">
            <text:p>-0.309845</text:p>
          </table:table-cell>
          <table:table-cell office:value-type="float" office:value="-0.610565" calcext:value-type="float">
            <text:p>-0.610565</text:p>
          </table:table-cell>
          <table:table-cell table:number-columns-repeated="7"/>
        </table:table-row>
        <table:table-row table:style-name="ro1">
          <table:table-cell office:value-type="float" office:value="-0.36377" calcext:value-type="float">
            <text:p>-0.36377</text:p>
          </table:table-cell>
          <table:table-cell office:value-type="float" office:value="-0.543365" calcext:value-type="float">
            <text:p>-0.543365</text:p>
          </table:table-cell>
          <table:table-cell table:number-columns-repeated="7"/>
        </table:table-row>
        <table:table-row table:style-name="ro1">
          <table:table-cell office:value-type="float" office:value="-0.409607" calcext:value-type="float">
            <text:p>-0.409607</text:p>
          </table:table-cell>
          <table:table-cell office:value-type="float" office:value="-0.468781" calcext:value-type="float">
            <text:p>-0.468781</text:p>
          </table:table-cell>
          <table:table-cell table:number-columns-repeated="7"/>
        </table:table-row>
        <table:table-row table:style-name="ro1">
          <table:table-cell office:value-type="float" office:value="-0.445282" calcext:value-type="float">
            <text:p>-0.445282</text:p>
          </table:table-cell>
          <table:table-cell office:value-type="float" office:value="-0.387085" calcext:value-type="float">
            <text:p>-0.387085</text:p>
          </table:table-cell>
          <table:table-cell table:number-columns-repeated="7"/>
        </table:table-row>
        <table:table-row table:style-name="ro1">
          <table:table-cell office:value-type="float" office:value="-0.468567" calcext:value-type="float">
            <text:p>-0.468567</text:p>
          </table:table-cell>
          <table:table-cell office:value-type="float" office:value="-0.298462" calcext:value-type="float">
            <text:p>-0.298462</text:p>
          </table:table-cell>
          <table:table-cell table:number-columns-repeated="7"/>
        </table:table-row>
        <table:table-row table:style-name="ro1">
          <table:table-cell office:value-type="float" office:value="-0.481567" calcext:value-type="float">
            <text:p>-0.481567</text:p>
          </table:table-cell>
          <table:table-cell office:value-type="float" office:value="-0.210663" calcext:value-type="float">
            <text:p>-0.210663</text:p>
          </table:table-cell>
          <table:table-cell table:number-columns-repeated="7"/>
        </table:table-row>
        <table:table-row table:style-name="ro1">
          <table:table-cell office:value-type="float" office:value="-0.483673" calcext:value-type="float">
            <text:p>-0.483673</text:p>
          </table:table-cell>
          <table:table-cell office:value-type="float" office:value="-0.120087" calcext:value-type="float">
            <text:p>-0.120087</text:p>
          </table:table-cell>
          <table:table-cell table:number-columns-repeated="7"/>
        </table:table-row>
        <table:table-row table:style-name="ro1">
          <table:table-cell office:value-type="float" office:value="-0.474426" calcext:value-type="float">
            <text:p>-0.474426</text:p>
          </table:table-cell>
          <table:table-cell office:value-type="float" office:value="-0.0307312" calcext:value-type="float">
            <text:p>-0.0307312</text:p>
          </table:table-cell>
          <table:table-cell table:number-columns-repeated="7"/>
        </table:table-row>
        <table:table-row table:style-name="ro1">
          <table:table-cell office:value-type="float" office:value="-0.455109" calcext:value-type="float">
            <text:p>-0.455109</text:p>
          </table:table-cell>
          <table:table-cell office:value-type="float" office:value="0.0539856" calcext:value-type="float">
            <text:p>0.0539856</text:p>
          </table:table-cell>
          <table:table-cell table:number-columns-repeated="7"/>
        </table:table-row>
        <table:table-row table:style-name="ro1">
          <table:table-cell office:value-type="float" office:value="-0.424805" calcext:value-type="float">
            <text:p>-0.424805</text:p>
          </table:table-cell>
          <table:table-cell office:value-type="float" office:value="0.135956" calcext:value-type="float">
            <text:p>0.135956</text:p>
          </table:table-cell>
          <table:table-cell table:number-columns-repeated="7"/>
        </table:table-row>
        <table:table-row table:style-name="ro1">
          <table:table-cell office:value-type="float" office:value="-0.384186" calcext:value-type="float">
            <text:p>-0.384186</text:p>
          </table:table-cell>
          <table:table-cell office:value-type="float" office:value="0.21167" calcext:value-type="float">
            <text:p>0.21167</text:p>
          </table:table-cell>
          <table:table-cell table:number-columns-repeated="7"/>
        </table:table-row>
        <table:table-row table:style-name="ro1">
          <table:table-cell office:value-type="float" office:value="-0.333527" calcext:value-type="float">
            <text:p>-0.333527</text:p>
          </table:table-cell>
          <table:table-cell office:value-type="float" office:value="0.279358" calcext:value-type="float">
            <text:p>0.279358</text:p>
          </table:table-cell>
          <table:table-cell table:number-columns-repeated="7"/>
        </table:table-row>
        <table:table-row table:style-name="ro1">
          <table:table-cell office:value-type="float" office:value="-0.273682" calcext:value-type="float">
            <text:p>-0.273682</text:p>
          </table:table-cell>
          <table:table-cell office:value-type="float" office:value="0.339661" calcext:value-type="float">
            <text:p>0.339661</text:p>
          </table:table-cell>
          <table:table-cell table:number-columns-repeated="7"/>
        </table:table-row>
        <table:table-row table:style-name="ro1">
          <table:table-cell office:value-type="float" office:value="-0.203827" calcext:value-type="float">
            <text:p>-0.203827</text:p>
          </table:table-cell>
          <table:table-cell office:value-type="float" office:value="0.39035" calcext:value-type="float">
            <text:p>0.39035</text:p>
          </table:table-cell>
          <table:table-cell table:number-columns-repeated="7"/>
        </table:table-row>
        <table:table-row table:style-name="ro1">
          <table:table-cell office:value-type="float" office:value="-0.127014" calcext:value-type="float">
            <text:p>-0.127014</text:p>
          </table:table-cell>
          <table:table-cell office:value-type="float" office:value="0.430664" calcext:value-type="float">
            <text:p>0.430664</text:p>
          </table:table-cell>
          <table:table-cell table:number-columns-repeated="7"/>
        </table:table-row>
        <table:table-row table:style-name="ro1">
          <table:table-cell office:value-type="float" office:value="-0.0432129" calcext:value-type="float">
            <text:p>-0.0432129</text:p>
          </table:table-cell>
          <table:table-cell office:value-type="float" office:value="0.459381" calcext:value-type="float">
            <text:p>0.459381</text:p>
          </table:table-cell>
          <table:table-cell table:number-columns-repeated="7"/>
        </table:table-row>
        <table:table-row table:style-name="ro1">
          <table:table-cell office:value-type="float" office:value="0.0459595" calcext:value-type="float">
            <text:p>0.0459595</text:p>
          </table:table-cell>
          <table:table-cell office:value-type="float" office:value="0.476105" calcext:value-type="float">
            <text:p>0.476105</text:p>
          </table:table-cell>
          <table:table-cell table:number-columns-repeated="7"/>
        </table:table-row>
        <table:table-row table:style-name="ro1">
          <table:table-cell office:value-type="float" office:value="0.136566" calcext:value-type="float">
            <text:p>0.136566</text:p>
          </table:table-cell>
          <table:table-cell office:value-type="float" office:value="0.480957" calcext:value-type="float">
            <text:p>0.480957</text:p>
          </table:table-cell>
          <table:table-cell table:number-columns-repeated="7"/>
        </table:table-row>
        <table:table-row table:style-name="ro1">
          <table:table-cell office:value-type="float" office:value="0.229004" calcext:value-type="float">
            <text:p>0.229004</text:p>
          </table:table-cell>
          <table:table-cell office:value-type="float" office:value="0.472809" calcext:value-type="float">
            <text:p>0.472809</text:p>
          </table:table-cell>
          <table:table-cell table:number-columns-repeated="7"/>
        </table:table-row>
        <table:table-row table:style-name="ro1">
          <table:table-cell office:value-type="float" office:value="0.320374" calcext:value-type="float">
            <text:p>0.320374</text:p>
          </table:table-cell>
          <table:table-cell office:value-type="float" office:value="0.451904" calcext:value-type="float">
            <text:p>0.451904</text:p>
          </table:table-cell>
          <table:table-cell table:number-columns-repeated="7"/>
        </table:table-row>
        <table:table-row table:style-name="ro1">
          <table:table-cell office:value-type="float" office:value="0.40686" calcext:value-type="float">
            <text:p>0.40686</text:p>
          </table:table-cell>
          <table:table-cell office:value-type="float" office:value="0.419312" calcext:value-type="float">
            <text:p>0.419312</text:p>
          </table:table-cell>
          <table:table-cell table:number-columns-repeated="7"/>
        </table:table-row>
        <table:table-row table:style-name="ro1">
          <table:table-cell office:value-type="float" office:value="0.48938" calcext:value-type="float">
            <text:p>0.48938</text:p>
          </table:table-cell>
          <table:table-cell office:value-type="float" office:value="0.374756" calcext:value-type="float">
            <text:p>0.374756</text:p>
          </table:table-cell>
          <table:table-cell table:number-columns-repeated="7"/>
        </table:table-row>
        <table:table-row table:style-name="ro1">
          <table:table-cell office:value-type="float" office:value="0.563324" calcext:value-type="float">
            <text:p>0.563324</text:p>
          </table:table-cell>
          <table:table-cell office:value-type="float" office:value="0.318024" calcext:value-type="float">
            <text:p>0.318024</text:p>
          </table:table-cell>
          <table:table-cell table:number-columns-repeated="7"/>
        </table:table-row>
        <table:table-row table:style-name="ro1">
          <table:table-cell office:value-type="float" office:value="0.627777" calcext:value-type="float">
            <text:p>0.627777</text:p>
          </table:table-cell>
          <table:table-cell office:value-type="float" office:value="0.25174" calcext:value-type="float">
            <text:p>0.25174</text:p>
          </table:table-cell>
          <table:table-cell table:number-columns-repeated="7"/>
        </table:table-row>
        <table:table-row table:style-name="ro1">
          <table:table-cell office:value-type="float" office:value="0.682251" calcext:value-type="float">
            <text:p>0.682251</text:p>
          </table:table-cell>
          <table:table-cell office:value-type="float" office:value="0.177063" calcext:value-type="float">
            <text:p>0.177063</text:p>
          </table:table-cell>
          <table:table-cell table:number-columns-repeated="7"/>
        </table:table-row>
        <table:table-row table:style-name="ro1">
          <table:table-cell office:value-type="float" office:value="0.723572" calcext:value-type="float">
            <text:p>0.723572</text:p>
          </table:table-cell>
          <table:table-cell office:value-type="float" office:value="0.0951538" calcext:value-type="float">
            <text:p>0.0951538</text:p>
          </table:table-cell>
          <table:table-cell table:number-columns-repeated="7"/>
        </table:table-row>
        <table:table-row table:style-name="ro1">
          <table:table-cell office:value-type="float" office:value="0.751801" calcext:value-type="float">
            <text:p>0.751801</text:p>
          </table:table-cell>
          <table:table-cell office:value-type="float" office:value="0.00756836" calcext:value-type="float">
            <text:p>0.00756836</text:p>
          </table:table-cell>
          <table:table-cell table:number-columns-repeated="7"/>
        </table:table-row>
        <table:table-row table:style-name="ro1">
          <table:table-cell office:value-type="float" office:value="0.766571" calcext:value-type="float">
            <text:p>0.766571</text:p>
          </table:table-cell>
          <table:table-cell office:value-type="float" office:value="-0.0840759" calcext:value-type="float">
            <text:p>-0.0840759</text:p>
          </table:table-cell>
          <table:table-cell table:number-columns-repeated="7"/>
        </table:table-row>
        <table:table-row table:style-name="ro1">
          <table:table-cell office:value-type="float" office:value="0.767639" calcext:value-type="float">
            <text:p>0.767639</text:p>
          </table:table-cell>
          <table:table-cell office:value-type="float" office:value="-0.177155" calcext:value-type="float">
            <text:p>-0.177155</text:p>
          </table:table-cell>
          <table:table-cell table:number-columns-repeated="7"/>
        </table:table-row>
        <table:table-row table:style-name="ro1">
          <table:table-cell office:value-type="float" office:value="0.753632" calcext:value-type="float">
            <text:p>0.753632</text:p>
          </table:table-cell>
          <table:table-cell office:value-type="float" office:value="-0.269745" calcext:value-type="float">
            <text:p>-0.269745</text:p>
          </table:table-cell>
          <table:table-cell table:number-columns-repeated="7"/>
        </table:table-row>
        <table:table-row table:style-name="ro1">
          <table:table-cell office:value-type="float" office:value="0.72403" calcext:value-type="float">
            <text:p>0.72403</text:p>
          </table:table-cell>
          <table:table-cell office:value-type="float" office:value="-0.359497" calcext:value-type="float">
            <text:p>-0.359497</text:p>
          </table:table-cell>
          <table:table-cell table:number-columns-repeated="7"/>
        </table:table-row>
        <table:table-row table:style-name="ro1">
          <table:table-cell office:value-type="float" office:value="0.681427" calcext:value-type="float">
            <text:p>0.681427</text:p>
          </table:table-cell>
          <table:table-cell office:value-type="float" office:value="-0.443726" calcext:value-type="float">
            <text:p>-0.443726</text:p>
          </table:table-cell>
          <table:table-cell table:number-columns-repeated="7"/>
        </table:table-row>
        <table:table-row table:style-name="ro1">
          <table:table-cell office:value-type="float" office:value="0.624634" calcext:value-type="float">
            <text:p>0.624634</text:p>
          </table:table-cell>
          <table:table-cell office:value-type="float" office:value="-0.520966" calcext:value-type="float">
            <text:p>-0.520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556458" calcext:value-type="float">
            <text:p>0.556458</text:p>
          </table:table-cell>
          <table:table-cell office:value-type="float" office:value="-0.591034" calcext:value-type="float">
            <text:p>-0.591034</text:p>
          </table:table-cell>
          <table:table-cell table:number-columns-repeated="7"/>
        </table:table-row>
        <table:table-row table:style-name="ro1">
          <table:table-cell office:value-type="float" office:value="0.479095" calcext:value-type="float">
            <text:p>0.479095</text:p>
          </table:table-cell>
          <table:table-cell office:value-type="float" office:value="-0.64917" calcext:value-type="float">
            <text:p>-0.64917</text:p>
          </table:table-cell>
          <table:table-cell table:number-columns-repeated="7"/>
        </table:table-row>
        <table:table-row table:style-name="ro1">
          <table:table-cell office:value-type="float" office:value="0.392639" calcext:value-type="float">
            <text:p>0.392639</text:p>
          </table:table-cell>
          <table:table-cell office:value-type="float" office:value="-0.696747" calcext:value-type="float">
            <text:p>-0.696747</text:p>
          </table:table-cell>
          <table:table-cell table:number-columns-repeated="7"/>
        </table:table-row>
        <table:table-row table:style-name="ro1">
          <table:table-cell office:value-type="float" office:value="0.302032" calcext:value-type="float">
            <text:p>0.302032</text:p>
          </table:table-cell>
          <table:table-cell office:value-type="float" office:value="-0.734314" calcext:value-type="float">
            <text:p>-0.734314</text:p>
          </table:table-cell>
          <table:table-cell table:number-columns-repeated="7"/>
        </table:table-row>
        <table:table-row table:style-name="ro1">
          <table:table-cell office:value-type="float" office:value="0.209045" calcext:value-type="float">
            <text:p>0.209045</text:p>
          </table:table-cell>
          <table:table-cell office:value-type="float" office:value="-0.758057" calcext:value-type="float">
            <text:p>-0.758057</text:p>
          </table:table-cell>
          <table:table-cell table:number-columns-repeated="7"/>
        </table:table-row>
        <table:table-row table:style-name="ro1">
          <table:table-cell office:value-type="float" office:value="0.115662" calcext:value-type="float">
            <text:p>0.115662</text:p>
          </table:table-cell>
          <table:table-cell office:value-type="float" office:value="-0.769531" calcext:value-type="float">
            <text:p>-0.769531</text:p>
          </table:table-cell>
          <table:table-cell table:number-columns-repeated="7"/>
        </table:table-row>
        <table:table-row table:style-name="ro1">
          <table:table-cell office:value-type="float" office:value="0.0238953" calcext:value-type="float">
            <text:p>0.0238953</text:p>
          </table:table-cell>
          <table:table-cell office:value-type="float" office:value="-0.7659" calcext:value-type="float">
            <text:p>-0.7659</text:p>
          </table:table-cell>
          <table:table-cell table:number-columns-repeated="7"/>
        </table:table-row>
        <table:table-row table:style-name="ro1">
          <table:table-cell office:value-type="float" office:value="-0.0626221" calcext:value-type="float">
            <text:p>-0.0626221</text:p>
          </table:table-cell>
          <table:table-cell office:value-type="float" office:value="-0.749725" calcext:value-type="float">
            <text:p>-0.749725</text:p>
          </table:table-cell>
          <table:table-cell table:number-columns-repeated="7"/>
        </table:table-row>
        <table:table-row table:style-name="ro1">
          <table:table-cell office:value-type="float" office:value="-0.142395" calcext:value-type="float">
            <text:p>-0.142395</text:p>
          </table:table-cell>
          <table:table-cell office:value-type="float" office:value="-0.721954" calcext:value-type="float">
            <text:p>-0.721954</text:p>
          </table:table-cell>
          <table:table-cell table:number-columns-repeated="7"/>
        </table:table-row>
        <table:table-row table:style-name="ro1">
          <table:table-cell office:value-type="float" office:value="-0.215027" calcext:value-type="float">
            <text:p>-0.215027</text:p>
          </table:table-cell>
          <table:table-cell office:value-type="float" office:value="-0.68219" calcext:value-type="float">
            <text:p>-0.68219</text:p>
          </table:table-cell>
          <table:table-cell table:number-columns-repeated="7"/>
        </table:table-row>
        <table:table-row table:style-name="ro1">
          <table:table-cell office:value-type="float" office:value="-0.278076" calcext:value-type="float">
            <text:p>-0.278076</text:p>
          </table:table-cell>
          <table:table-cell office:value-type="float" office:value="-0.629822" calcext:value-type="float">
            <text:p>-0.629822</text:p>
          </table:table-cell>
          <table:table-cell table:number-columns-repeated="7"/>
        </table:table-row>
        <table:table-row table:style-name="ro1">
          <table:table-cell office:value-type="float" office:value="-0.333069" calcext:value-type="float">
            <text:p>-0.333069</text:p>
          </table:table-cell>
          <table:table-cell office:value-type="float" office:value="-0.569122" calcext:value-type="float">
            <text:p>-0.569122</text:p>
          </table:table-cell>
          <table:table-cell table:number-columns-repeated="7"/>
        </table:table-row>
        <table:table-row table:style-name="ro1">
          <table:table-cell office:value-type="float" office:value="-0.378052" calcext:value-type="float">
            <text:p>-0.378052</text:p>
          </table:table-cell>
          <table:table-cell office:value-type="float" office:value="-0.502808" calcext:value-type="float">
            <text:p>-0.502808</text:p>
          </table:table-cell>
          <table:table-cell table:number-columns-repeated="7"/>
        </table:table-row>
        <table:table-row table:style-name="ro1">
          <table:table-cell office:value-type="float" office:value="-0.412262" calcext:value-type="float">
            <text:p>-0.412262</text:p>
          </table:table-cell>
          <table:table-cell office:value-type="float" office:value="-0.426819" calcext:value-type="float">
            <text:p>-0.426819</text:p>
          </table:table-cell>
          <table:table-cell table:number-columns-repeated="7"/>
        </table:table-row>
        <table:table-row table:style-name="ro1">
          <table:table-cell office:value-type="float" office:value="-0.434692" calcext:value-type="float">
            <text:p>-0.434692</text:p>
          </table:table-cell>
          <table:table-cell office:value-type="float" office:value="-0.351532" calcext:value-type="float">
            <text:p>-0.351532</text:p>
          </table:table-cell>
          <table:table-cell table:number-columns-repeated="7"/>
        </table:table-row>
        <table:table-row table:style-name="ro1">
          <table:table-cell office:value-type="float" office:value="-0.448059" calcext:value-type="float">
            <text:p>-0.448059</text:p>
          </table:table-cell>
          <table:table-cell office:value-type="float" office:value="-0.271606" calcext:value-type="float">
            <text:p>-0.271606</text:p>
          </table:table-cell>
          <table:table-cell table:number-columns-repeated="7"/>
        </table:table-row>
        <table:table-row table:style-name="ro1">
          <table:table-cell office:value-type="float" office:value="-0.45105" calcext:value-type="float">
            <text:p>-0.45105</text:p>
          </table:table-cell>
          <table:table-cell office:value-type="float" office:value="-0.191925" calcext:value-type="float">
            <text:p>-0.191925</text:p>
          </table:table-cell>
          <table:table-cell table:number-columns-repeated="7"/>
        </table:table-row>
        <table:table-row table:style-name="ro1">
          <table:table-cell office:value-type="float" office:value="-0.445068" calcext:value-type="float">
            <text:p>-0.445068</text:p>
          </table:table-cell>
          <table:table-cell office:value-type="float" office:value="-0.11557" calcext:value-type="float">
            <text:p>-0.11557</text:p>
          </table:table-cell>
          <table:table-cell table:number-columns-repeated="7"/>
        </table:table-row>
        <table:table-row table:style-name="ro1">
          <table:table-cell office:value-type="float" office:value="-0.429962" calcext:value-type="float">
            <text:p>-0.429962</text:p>
          </table:table-cell>
          <table:table-cell office:value-type="float" office:value="-0.0402222" calcext:value-type="float">
            <text:p>-0.0402222</text:p>
          </table:table-cell>
          <table:table-cell table:number-columns-repeated="7"/>
        </table:table-row>
        <table:table-row table:style-name="ro1">
          <table:table-cell office:value-type="float" office:value="-0.405334" calcext:value-type="float">
            <text:p>-0.405334</text:p>
          </table:table-cell>
          <table:table-cell office:value-type="float" office:value="0.0300293" calcext:value-type="float">
            <text:p>0.0300293</text:p>
          </table:table-cell>
          <table:table-cell table:number-columns-repeated="7"/>
        </table:table-row>
        <table:table-row table:style-name="ro1">
          <table:table-cell office:value-type="float" office:value="-0.372498" calcext:value-type="float">
            <text:p>-0.372498</text:p>
          </table:table-cell>
          <table:table-cell office:value-type="float" office:value="0.0951843" calcext:value-type="float">
            <text:p>0.0951843</text:p>
          </table:table-cell>
          <table:table-cell table:number-columns-repeated="7"/>
        </table:table-row>
        <table:table-row table:style-name="ro1">
          <table:table-cell office:value-type="float" office:value="-0.331696" calcext:value-type="float">
            <text:p>-0.331696</text:p>
          </table:table-cell>
          <table:table-cell office:value-type="float" office:value="0.154541" calcext:value-type="float">
            <text:p>0.154541</text:p>
          </table:table-cell>
          <table:table-cell table:number-columns-repeated="7"/>
        </table:table-row>
        <table:table-row table:style-name="ro1">
          <table:table-cell office:value-type="float" office:value="-0.283936" calcext:value-type="float">
            <text:p>-0.283936</text:p>
          </table:table-cell>
          <table:table-cell office:value-type="float" office:value="0.206238" calcext:value-type="float">
            <text:p>0.206238</text:p>
          </table:table-cell>
          <table:table-cell table:number-columns-repeated="7"/>
        </table:table-row>
        <table:table-row table:style-name="ro1">
          <table:table-cell office:value-type="float" office:value="-0.230042" calcext:value-type="float">
            <text:p>-0.230042</text:p>
          </table:table-cell>
          <table:table-cell office:value-type="float" office:value="0.250885" calcext:value-type="float">
            <text:p>0.250885</text:p>
          </table:table-cell>
          <table:table-cell table:number-columns-repeated="7"/>
        </table:table-row>
        <table:table-row table:style-name="ro1">
          <table:table-cell office:value-type="float" office:value="-0.169525" calcext:value-type="float">
            <text:p>-0.169525</text:p>
          </table:table-cell>
          <table:table-cell office:value-type="float" office:value="0.287109" calcext:value-type="float">
            <text:p>0.287109</text:p>
          </table:table-cell>
          <table:table-cell table:number-columns-repeated="7"/>
        </table:table-row>
        <table:table-row table:style-name="ro1">
          <table:table-cell office:value-type="float" office:value="-0.105011" calcext:value-type="float">
            <text:p>-0.105011</text:p>
          </table:table-cell>
          <table:table-cell office:value-type="float" office:value="0.31546" calcext:value-type="float">
            <text:p>0.31546</text:p>
          </table:table-cell>
          <table:table-cell table:number-columns-repeated="7"/>
        </table:table-row>
        <table:table-row table:style-name="ro1">
          <table:table-cell office:value-type="float" office:value="-0.0372009" calcext:value-type="float">
            <text:p>-0.0372009</text:p>
          </table:table-cell>
          <table:table-cell office:value-type="float" office:value="0.335754" calcext:value-type="float">
            <text:p>0.335754</text:p>
          </table:table-cell>
          <table:table-cell table:number-columns-repeated="7"/>
        </table:table-row>
        <table:table-row table:style-name="ro1">
          <table:table-cell office:value-type="float" office:value="0.0340881" calcext:value-type="float">
            <text:p>0.0340881</text:p>
          </table:table-cell>
          <table:table-cell office:value-type="float" office:value="0.345276" calcext:value-type="float">
            <text:p>0.345276</text:p>
          </table:table-cell>
          <table:table-cell table:number-columns-repeated="7"/>
        </table:table-row>
        <table:table-row table:style-name="ro1">
          <table:table-cell office:value-type="float" office:value="0.105377" calcext:value-type="float">
            <text:p>0.105377</text:p>
          </table:table-cell>
          <table:table-cell office:value-type="float" office:value="0.345184" calcext:value-type="float">
            <text:p>0.345184</text:p>
          </table:table-cell>
          <table:table-cell table:number-columns-repeated="7"/>
        </table:table-row>
        <table:table-row table:style-name="ro1">
          <table:table-cell office:value-type="float" office:value="0.177307" calcext:value-type="float">
            <text:p>0.177307</text:p>
          </table:table-cell>
          <table:table-cell office:value-type="float" office:value="0.336517" calcext:value-type="float">
            <text:p>0.336517</text:p>
          </table:table-cell>
          <table:table-cell table:number-columns-repeated="7"/>
        </table:table-row>
        <table:table-row table:style-name="ro1">
          <table:table-cell office:value-type="float" office:value="0.247101" calcext:value-type="float">
            <text:p>0.247101</text:p>
          </table:table-cell>
          <table:table-cell office:value-type="float" office:value="0.318207" calcext:value-type="float">
            <text:p>0.318207</text:p>
          </table:table-cell>
          <table:table-cell table:number-columns-repeated="7"/>
        </table:table-row>
        <table:table-row table:style-name="ro1">
          <table:table-cell office:value-type="float" office:value="0.313019" calcext:value-type="float">
            <text:p>0.313019</text:p>
          </table:table-cell>
          <table:table-cell office:value-type="float" office:value="0.291718" calcext:value-type="float">
            <text:p>0.291718</text:p>
          </table:table-cell>
          <table:table-cell table:number-columns-repeated="7"/>
        </table:table-row>
        <table:table-row table:style-name="ro1">
          <table:table-cell office:value-type="float" office:value="0.375519" calcext:value-type="float">
            <text:p>0.375519</text:p>
          </table:table-cell>
          <table:table-cell office:value-type="float" office:value="0.257141" calcext:value-type="float">
            <text:p>0.257141</text:p>
          </table:table-cell>
          <table:table-cell table:number-columns-repeated="7"/>
        </table:table-row>
        <table:table-row table:style-name="ro1">
          <table:table-cell office:value-type="float" office:value="0.43103" calcext:value-type="float">
            <text:p>0.43103</text:p>
          </table:table-cell>
          <table:table-cell office:value-type="float" office:value="0.212006" calcext:value-type="float">
            <text:p>0.212006</text:p>
          </table:table-cell>
          <table:table-cell table:number-columns-repeated="7"/>
        </table:table-row>
        <table:table-row table:style-name="ro1">
          <table:table-cell office:value-type="float" office:value="0.480896" calcext:value-type="float">
            <text:p>0.480896</text:p>
          </table:table-cell>
          <table:table-cell office:value-type="float" office:value="0.160583" calcext:value-type="float">
            <text:p>0.160583</text:p>
          </table:table-cell>
          <table:table-cell table:number-columns-repeated="7"/>
        </table:table-row>
        <table:table-row table:style-name="ro1">
          <table:table-cell office:value-type="float" office:value="0.523499" calcext:value-type="float">
            <text:p>0.523499</text:p>
          </table:table-cell>
          <table:table-cell office:value-type="float" office:value="0.103363" calcext:value-type="float">
            <text:p>0.103363</text:p>
          </table:table-cell>
          <table:table-cell table:number-columns-repeated="7"/>
        </table:table-row>
        <table:table-row table:style-name="ro1">
          <table:table-cell office:value-type="float" office:value="0.555817" calcext:value-type="float">
            <text:p>0.555817</text:p>
          </table:table-cell>
          <table:table-cell office:value-type="float" office:value="0.0382385" calcext:value-type="float">
            <text:p>0.0382385</text:p>
          </table:table-cell>
          <table:table-cell table:number-columns-repeated="7"/>
        </table:table-row>
        <table:table-row table:style-name="ro1">
          <table:table-cell office:value-type="float" office:value="0.57901" calcext:value-type="float">
            <text:p>0.57901</text:p>
          </table:table-cell>
          <table:table-cell office:value-type="float" office:value="-0.0289001" calcext:value-type="float">
            <text:p>-0.0289001</text:p>
          </table:table-cell>
          <table:table-cell table:number-columns-repeated="7"/>
        </table:table-row>
        <table:table-row table:style-name="ro1">
          <table:table-cell office:value-type="float" office:value="0.593018" calcext:value-type="float">
            <text:p>0.593018</text:p>
          </table:table-cell>
          <table:table-cell office:value-type="float" office:value="-0.0999756" calcext:value-type="float">
            <text:p>-0.0999756</text:p>
          </table:table-cell>
          <table:table-cell table:number-columns-repeated="7"/>
        </table:table-row>
        <table:table-row table:style-name="ro1">
          <table:table-cell office:value-type="float" office:value="0.595917" calcext:value-type="float">
            <text:p>0.595917</text:p>
          </table:table-cell>
          <table:table-cell office:value-type="float" office:value="-0.173187" calcext:value-type="float">
            <text:p>-0.173187</text:p>
          </table:table-cell>
          <table:table-cell table:number-columns-repeated="7"/>
        </table:table-row>
        <table:table-row table:style-name="ro1">
          <table:table-cell office:value-type="float" office:value="0.588104" calcext:value-type="float">
            <text:p>0.588104</text:p>
          </table:table-cell>
          <table:table-cell office:value-type="float" office:value="-0.247101" calcext:value-type="float">
            <text:p>-0.247101</text:p>
          </table:table-cell>
          <table:table-cell table:number-columns-repeated="7"/>
        </table:table-row>
        <table:table-row table:style-name="ro1">
          <table:table-cell office:value-type="float" office:value="0.569244" calcext:value-type="float">
            <text:p>0.569244</text:p>
          </table:table-cell>
          <table:table-cell office:value-type="float" office:value="-0.321106" calcext:value-type="float">
            <text:p>-0.321106</text:p>
          </table:table-cell>
          <table:table-cell table:number-columns-repeated="7"/>
        </table:table-row>
        <table:table-row table:style-name="ro1">
          <table:table-cell office:value-type="float" office:value="0.538269" calcext:value-type="float">
            <text:p>0.538269</text:p>
          </table:table-cell>
          <table:table-cell office:value-type="float" office:value="-0.393036" calcext:value-type="float">
            <text:p>-0.393036</text:p>
          </table:table-cell>
          <table:table-cell table:number-columns-repeated="7"/>
        </table:table-row>
        <table:table-row table:style-name="ro1">
          <table:table-cell office:value-type="float" office:value="0.497406" calcext:value-type="float">
            <text:p>0.497406</text:p>
          </table:table-cell>
          <table:table-cell office:value-type="float" office:value="-0.459412" calcext:value-type="float">
            <text:p>-0.459412</text:p>
          </table:table-cell>
          <table:table-cell table:number-columns-repeated="7"/>
        </table:table-row>
        <table:table-row table:style-name="ro1">
          <table:table-cell office:value-type="float" office:value="0.444672" calcext:value-type="float">
            <text:p>0.444672</text:p>
          </table:table-cell>
          <table:table-cell office:value-type="float" office:value="-0.521729" calcext:value-type="float">
            <text:p>-0.521729</text:p>
          </table:table-cell>
          <table:table-cell table:number-columns-repeated="7"/>
        </table:table-row>
        <table:table-row table:style-name="ro1">
          <table:table-cell office:value-type="float" office:value="0.383942" calcext:value-type="float">
            <text:p>0.383942</text:p>
          </table:table-cell>
          <table:table-cell office:value-type="float" office:value="-0.57785" calcext:value-type="float">
            <text:p>-0.57785</text:p>
          </table:table-cell>
          <table:table-cell table:number-columns-repeated="7"/>
        </table:table-row>
        <table:table-row table:style-name="ro1">
          <table:table-cell office:value-type="float" office:value="0.313568" calcext:value-type="float">
            <text:p>0.313568</text:p>
          </table:table-cell>
          <table:table-cell office:value-type="float" office:value="-0.627075" calcext:value-type="float">
            <text:p>-0.627075</text:p>
          </table:table-cell>
          <table:table-cell table:number-columns-repeated="7"/>
        </table:table-row>
        <table:table-row table:style-name="ro1">
          <table:table-cell office:value-type="float" office:value="0.237732" calcext:value-type="float">
            <text:p>0.237732</text:p>
          </table:table-cell>
          <table:table-cell office:value-type="float" office:value="-0.665802" calcext:value-type="float">
            <text:p>-0.665802</text:p>
          </table:table-cell>
          <table:table-cell table:number-columns-repeated="7"/>
        </table:table-row>
        <table:table-row table:style-name="ro1">
          <table:table-cell office:value-type="float" office:value="0.158844" calcext:value-type="float">
            <text:p>0.158844</text:p>
          </table:table-cell>
          <table:table-cell office:value-type="float" office:value="-0.695099" calcext:value-type="float">
            <text:p>-0.695099</text:p>
          </table:table-cell>
          <table:table-cell table:number-columns-repeated="7"/>
        </table:table-row>
        <table:table-row table:style-name="ro1">
          <table:table-cell office:value-type="float" office:value="0.0733643" calcext:value-type="float">
            <text:p>0.0733643</text:p>
          </table:table-cell>
          <table:table-cell office:value-type="float" office:value="-0.715729" calcext:value-type="float">
            <text:p>-0.715729</text:p>
          </table:table-cell>
          <table:table-cell table:number-columns-repeated="7"/>
        </table:table-row>
        <table:table-row table:style-name="ro1">
          <table:table-cell office:value-type="float" office:value="-0.00985718" calcext:value-type="float">
            <text:p>-0.00985718</text:p>
          </table:table-cell>
          <table:table-cell office:value-type="float" office:value="-0.722961" calcext:value-type="float">
            <text:p>-0.722961</text:p>
          </table:table-cell>
          <table:table-cell table:number-columns-repeated="7"/>
        </table:table-row>
        <table:table-row table:style-name="ro1">
          <table:table-cell office:value-type="float" office:value="-0.0943909" calcext:value-type="float">
            <text:p>-0.0943909</text:p>
          </table:table-cell>
          <table:table-cell office:value-type="float" office:value="-0.720276" calcext:value-type="float">
            <text:p>-0.720276</text:p>
          </table:table-cell>
          <table:table-cell table:number-columns-repeated="7"/>
        </table:table-row>
        <table:table-row table:style-name="ro1">
          <table:table-cell office:value-type="float" office:value="-0.175079" calcext:value-type="float">
            <text:p>-0.175079</text:p>
          </table:table-cell>
          <table:table-cell office:value-type="float" office:value="-0.703888" calcext:value-type="float">
            <text:p>-0.703888</text:p>
          </table:table-cell>
          <table:table-cell table:number-columns-repeated="7"/>
        </table:table-row>
        <table:table-row table:style-name="ro1">
          <table:table-cell office:value-type="float" office:value="-0.250427" calcext:value-type="float">
            <text:p>-0.250427</text:p>
          </table:table-cell>
          <table:table-cell office:value-type="float" office:value="-0.674225" calcext:value-type="float">
            <text:p>-0.674225</text:p>
          </table:table-cell>
          <table:table-cell table:number-columns-repeated="7"/>
        </table:table-row>
        <table:table-row table:style-name="ro1">
          <table:table-cell office:value-type="float" office:value="-0.318573" calcext:value-type="float">
            <text:p>-0.318573</text:p>
          </table:table-cell>
          <table:table-cell office:value-type="float" office:value="-0.632538" calcext:value-type="float">
            <text:p>-0.632538</text:p>
          </table:table-cell>
          <table:table-cell table:number-columns-repeated="7"/>
        </table:table-row>
        <table:table-row table:style-name="ro1">
          <table:table-cell office:value-type="float" office:value="-0.378296" calcext:value-type="float">
            <text:p>-0.378296</text:p>
          </table:table-cell>
          <table:table-cell office:value-type="float" office:value="-0.581909" calcext:value-type="float">
            <text:p>-0.581909</text:p>
          </table:table-cell>
          <table:table-cell table:number-columns-repeated="7"/>
        </table:table-row>
        <table:table-row table:style-name="ro1">
          <table:table-cell office:value-type="float" office:value="-0.431244" calcext:value-type="float">
            <text:p>-0.431244</text:p>
          </table:table-cell>
          <table:table-cell office:value-type="float" office:value="-0.51709" calcext:value-type="float">
            <text:p>-0.51709</text:p>
          </table:table-cell>
          <table:table-cell table:number-columns-repeated="7"/>
        </table:table-row>
        <table:table-row table:style-name="ro1">
          <table:table-cell office:value-type="float" office:value="-0.473602" calcext:value-type="float">
            <text:p>-0.473602</text:p>
          </table:table-cell>
          <table:table-cell office:value-type="float" office:value="-0.442627" calcext:value-type="float">
            <text:p>-0.442627</text:p>
          </table:table-cell>
          <table:table-cell table:number-columns-repeated="7"/>
        </table:table-row>
        <table:table-row table:style-name="ro1">
          <table:table-cell office:value-type="float" office:value="-0.506622" calcext:value-type="float">
            <text:p>-0.506622</text:p>
          </table:table-cell>
          <table:table-cell office:value-type="float" office:value="-0.362701" calcext:value-type="float">
            <text:p>-0.362701</text:p>
          </table:table-cell>
          <table:table-cell table:number-columns-repeated="7"/>
        </table:table-row>
        <table:table-row table:style-name="ro1">
          <table:table-cell office:value-type="float" office:value="-0.528259" calcext:value-type="float">
            <text:p>-0.528259</text:p>
          </table:table-cell>
          <table:table-cell office:value-type="float" office:value="-0.277008" calcext:value-type="float">
            <text:p>-0.277008</text:p>
          </table:table-cell>
          <table:table-cell table:number-columns-repeated="7"/>
        </table:table-row>
        <table:table-row table:style-name="ro1">
          <table:table-cell office:value-type="float" office:value="-0.538239" calcext:value-type="float">
            <text:p>-0.538239</text:p>
          </table:table-cell>
          <table:table-cell office:value-type="float" office:value="-0.189941" calcext:value-type="float">
            <text:p>-0.189941</text:p>
          </table:table-cell>
          <table:table-cell table:number-columns-repeated="7"/>
        </table:table-row>
        <table:table-row table:style-name="ro1">
          <table:table-cell office:value-type="float" office:value="-0.537872" calcext:value-type="float">
            <text:p>-0.537872</text:p>
          </table:table-cell>
          <table:table-cell office:value-type="float" office:value="-0.101318" calcext:value-type="float">
            <text:p>-0.101318</text:p>
          </table:table-cell>
          <table:table-cell table:number-columns-repeated="7"/>
        </table:table-row>
        <table:table-row table:style-name="ro1">
          <table:table-cell office:value-type="float" office:value="-0.526367" calcext:value-type="float">
            <text:p>-0.526367</text:p>
          </table:table-cell>
          <table:table-cell office:value-type="float" office:value="-0.0136414" calcext:value-type="float">
            <text:p>-0.0136414</text:p>
          </table:table-cell>
          <table:table-cell table:number-columns-repeated="7"/>
        </table:table-row>
        <table:table-row table:style-name="ro1">
          <table:table-cell office:value-type="float" office:value="-0.504272" calcext:value-type="float">
            <text:p>-0.504272</text:p>
          </table:table-cell>
          <table:table-cell office:value-type="float" office:value="0.0701904" calcext:value-type="float">
            <text:p>0.0701904</text:p>
          </table:table-cell>
          <table:table-cell table:number-columns-repeated="7"/>
        </table:table-row>
        <table:table-row table:style-name="ro1">
          <table:table-cell office:value-type="float" office:value="-0.47171" calcext:value-type="float">
            <text:p>-0.47171</text:p>
          </table:table-cell>
          <table:table-cell office:value-type="float" office:value="0.149689" calcext:value-type="float">
            <text:p>0.149689</text:p>
          </table:table-cell>
          <table:table-cell table:number-columns-repeated="7"/>
        </table:table-row>
        <table:table-row table:style-name="ro1">
          <table:table-cell office:value-type="float" office:value="-0.429108" calcext:value-type="float">
            <text:p>-0.429108</text:p>
          </table:table-cell>
          <table:table-cell office:value-type="float" office:value="0.224579" calcext:value-type="float">
            <text:p>0.224579</text:p>
          </table:table-cell>
          <table:table-cell table:number-columns-repeated="7"/>
        </table:table-row>
        <table:table-row table:style-name="ro1">
          <table:table-cell office:value-type="float" office:value="-0.376221" calcext:value-type="float">
            <text:p>-0.376221</text:p>
          </table:table-cell>
          <table:table-cell office:value-type="float" office:value="0.290405" calcext:value-type="float">
            <text:p>0.290405</text:p>
          </table:table-cell>
          <table:table-cell table:number-columns-repeated="7"/>
        </table:table-row>
        <table:table-row table:style-name="ro1">
          <table:table-cell office:value-type="float" office:value="-0.314056" calcext:value-type="float">
            <text:p>-0.314056</text:p>
          </table:table-cell>
          <table:table-cell office:value-type="float" office:value="0.348755" calcext:value-type="float">
            <text:p>0.348755</text:p>
          </table:table-cell>
          <table:table-cell table:number-columns-repeated="7"/>
        </table:table-row>
        <table:table-row table:style-name="ro1">
          <table:table-cell office:value-type="float" office:value="-0.243378" calcext:value-type="float">
            <text:p>-0.243378</text:p>
          </table:table-cell>
          <table:table-cell office:value-type="float" office:value="0.398438" calcext:value-type="float">
            <text:p>0.398438</text:p>
          </table:table-cell>
          <table:table-cell table:number-columns-repeated="7"/>
        </table:table-row>
        <table:table-row table:style-name="ro1">
          <table:table-cell office:value-type="float" office:value="-0.163879" calcext:value-type="float">
            <text:p>-0.163879</text:p>
          </table:table-cell>
          <table:table-cell office:value-type="float" office:value="0.436493" calcext:value-type="float">
            <text:p>0.436493</text:p>
          </table:table-cell>
          <table:table-cell table:number-columns-repeated="7"/>
        </table:table-row>
        <table:table-row table:style-name="ro1">
          <table:table-cell office:value-type="float" office:value="-0.0784912" calcext:value-type="float">
            <text:p>-0.0784912</text:p>
          </table:table-cell>
          <table:table-cell office:value-type="float" office:value="0.463409" calcext:value-type="float">
            <text:p>0.463409</text:p>
          </table:table-cell>
          <table:table-cell table:number-columns-repeated="7"/>
        </table:table-row>
        <table:table-row table:style-name="ro1">
          <table:table-cell office:value-type="float" office:value="0.0119629" calcext:value-type="float">
            <text:p>0.0119629</text:p>
          </table:table-cell>
          <table:table-cell office:value-type="float" office:value="0.478455" calcext:value-type="float">
            <text:p>0.478455</text:p>
          </table:table-cell>
          <table:table-cell table:number-columns-repeated="7"/>
        </table:table-row>
        <table:table-row table:style-name="ro1">
          <table:table-cell office:value-type="float" office:value="0.105255" calcext:value-type="float">
            <text:p>0.105255</text:p>
          </table:table-cell>
          <table:table-cell office:value-type="float" office:value="0.482574" calcext:value-type="float">
            <text:p>0.482574</text:p>
          </table:table-cell>
          <table:table-cell table:number-columns-repeated="7"/>
        </table:table-row>
        <table:table-row table:style-name="ro1">
          <table:table-cell office:value-type="float" office:value="0.199188" calcext:value-type="float">
            <text:p>0.199188</text:p>
          </table:table-cell>
          <table:table-cell office:value-type="float" office:value="0.473389" calcext:value-type="float">
            <text:p>0.473389</text:p>
          </table:table-cell>
          <table:table-cell table:number-columns-repeated="7"/>
        </table:table-row>
        <table:table-row table:style-name="ro1">
          <table:table-cell office:value-type="float" office:value="0.291718" calcext:value-type="float">
            <text:p>0.291718</text:p>
          </table:table-cell>
          <table:table-cell office:value-type="float" office:value="0.451416" calcext:value-type="float">
            <text:p>0.451416</text:p>
          </table:table-cell>
          <table:table-cell table:number-columns-repeated="7"/>
        </table:table-row>
        <table:table-row table:style-name="ro1">
          <table:table-cell office:value-type="float" office:value="0.379333" calcext:value-type="float">
            <text:p>0.379333</text:p>
          </table:table-cell>
          <table:table-cell office:value-type="float" office:value="0.417206" calcext:value-type="float">
            <text:p>0.417206</text:p>
          </table:table-cell>
          <table:table-cell table:number-columns-repeated="7"/>
        </table:table-row>
        <table:table-row table:style-name="ro1">
          <table:table-cell office:value-type="float" office:value="0.463074" calcext:value-type="float">
            <text:p>0.463074</text:p>
          </table:table-cell>
          <table:table-cell office:value-type="float" office:value="0.371063" calcext:value-type="float">
            <text:p>0.371063</text:p>
          </table:table-cell>
          <table:table-cell table:number-columns-repeated="7"/>
        </table:table-row>
        <table:table-row table:style-name="ro1">
          <table:table-cell office:value-type="float" office:value="0.538391" calcext:value-type="float">
            <text:p>0.538391</text:p>
          </table:table-cell>
          <table:table-cell office:value-type="float" office:value="0.31485" calcext:value-type="float">
            <text:p>0.31485</text:p>
          </table:table-cell>
          <table:table-cell table:number-columns-repeated="7"/>
        </table:table-row>
        <table:table-row table:style-name="ro1">
          <table:table-cell office:value-type="float" office:value="0.604065" calcext:value-type="float">
            <text:p>0.604065</text:p>
          </table:table-cell>
          <table:table-cell office:value-type="float" office:value="0.247955" calcext:value-type="float">
            <text:p>0.247955</text:p>
          </table:table-cell>
          <table:table-cell table:number-columns-repeated="7"/>
        </table:table-row>
        <table:table-row table:style-name="ro1">
          <table:table-cell office:value-type="float" office:value="0.65979" calcext:value-type="float">
            <text:p>0.65979</text:p>
          </table:table-cell>
          <table:table-cell office:value-type="float" office:value="0.172028" calcext:value-type="float">
            <text:p>0.172028</text:p>
          </table:table-cell>
          <table:table-cell table:number-columns-repeated="7"/>
        </table:table-row>
        <table:table-row table:style-name="ro1">
          <table:table-cell office:value-type="float" office:value="0.702576" calcext:value-type="float">
            <text:p>0.702576</text:p>
          </table:table-cell>
          <table:table-cell office:value-type="float" office:value="0.0902405" calcext:value-type="float">
            <text:p>0.0902405</text:p>
          </table:table-cell>
          <table:table-cell table:number-columns-repeated="7"/>
        </table:table-row>
        <table:table-row table:style-name="ro1">
          <table:table-cell office:value-type="float" office:value="0.731476" calcext:value-type="float">
            <text:p>0.731476</text:p>
          </table:table-cell>
          <table:table-cell office:value-type="float" office:value="0.00183105" calcext:value-type="float">
            <text:p>0.00183105</text:p>
          </table:table-cell>
          <table:table-cell table:number-columns-repeated="7"/>
        </table:table-row>
        <table:table-row table:style-name="ro1">
          <table:table-cell office:value-type="float" office:value="0.748077" calcext:value-type="float">
            <text:p>0.748077</text:p>
          </table:table-cell>
          <table:table-cell office:value-type="float" office:value="-0.0903931" calcext:value-type="float">
            <text:p>-0.0903931</text:p>
          </table:table-cell>
          <table:table-cell table:number-columns-repeated="7"/>
        </table:table-row>
        <table:table-row table:style-name="ro1">
          <table:table-cell office:value-type="float" office:value="0.749878" calcext:value-type="float">
            <text:p>0.749878</text:p>
          </table:table-cell>
          <table:table-cell office:value-type="float" office:value="-0.183044" calcext:value-type="float">
            <text:p>-0.183044</text:p>
          </table:table-cell>
          <table:table-cell table:number-columns-repeated="7"/>
        </table:table-row>
        <table:table-row table:style-name="ro1">
          <table:table-cell office:value-type="float" office:value="0.736023" calcext:value-type="float">
            <text:p>0.736023</text:p>
          </table:table-cell>
          <table:table-cell office:value-type="float" office:value="-0.276886" calcext:value-type="float">
            <text:p>-0.276886</text:p>
          </table:table-cell>
          <table:table-cell table:number-columns-repeated="7"/>
        </table:table-row>
        <table:table-row table:style-name="ro1">
          <table:table-cell office:value-type="float" office:value="0.707977" calcext:value-type="float">
            <text:p>0.707977</text:p>
          </table:table-cell>
          <table:table-cell office:value-type="float" office:value="-0.366455" calcext:value-type="float">
            <text:p>-0.366455</text:p>
          </table:table-cell>
          <table:table-cell table:number-columns-repeated="7"/>
        </table:table-row>
        <table:table-row table:style-name="ro1">
          <table:table-cell office:value-type="float" office:value="0.664368" calcext:value-type="float">
            <text:p>0.664368</text:p>
          </table:table-cell>
          <table:table-cell office:value-type="float" office:value="-0.450653" calcext:value-type="float">
            <text:p>-0.450653</text:p>
          </table:table-cell>
          <table:table-cell table:number-columns-repeated="7"/>
        </table:table-row>
        <table:table-row table:style-name="ro1">
          <table:table-cell office:value-type="float" office:value="0.607422" calcext:value-type="float">
            <text:p>0.607422</text:p>
          </table:table-cell>
          <table:table-cell office:value-type="float" office:value="-0.529022" calcext:value-type="float">
            <text:p>-0.529022</text:p>
          </table:table-cell>
          <table:table-cell table:number-columns-repeated="7"/>
        </table:table-row>
        <table:table-row table:style-name="ro1">
          <table:table-cell office:value-type="float" office:value="0.542389" calcext:value-type="float">
            <text:p>0.542389</text:p>
          </table:table-cell>
          <table:table-cell office:value-type="float" office:value="-0.598602" calcext:value-type="float">
            <text:p>-0.598602</text:p>
          </table:table-cell>
          <table:table-cell table:number-columns-repeated="7"/>
        </table:table-row>
        <table:table-row table:style-name="ro1">
          <table:table-cell office:value-type="float" office:value="0.46521" calcext:value-type="float">
            <text:p>0.46521</text:p>
          </table:table-cell>
          <table:table-cell office:value-type="float" office:value="-0.657715" calcext:value-type="float">
            <text:p>-0.657715</text:p>
          </table:table-cell>
          <table:table-cell table:number-columns-repeated="7"/>
        </table:table-row>
        <table:table-row table:style-name="ro1">
          <table:table-cell office:value-type="float" office:value="0.380249" calcext:value-type="float">
            <text:p>0.380249</text:p>
          </table:table-cell>
          <table:table-cell office:value-type="float" office:value="-0.706146" calcext:value-type="float">
            <text:p>-0.706146</text:p>
          </table:table-cell>
          <table:table-cell table:number-columns-repeated="7"/>
        </table:table-row>
        <table:table-row table:style-name="ro1">
          <table:table-cell office:value-type="float" office:value="0.291107" calcext:value-type="float">
            <text:p>0.291107</text:p>
          </table:table-cell>
          <table:table-cell office:value-type="float" office:value="-0.742798" calcext:value-type="float">
            <text:p>-0.742798</text:p>
          </table:table-cell>
          <table:table-cell table:number-columns-repeated="7"/>
        </table:table-row>
        <table:table-row table:style-name="ro1">
          <table:table-cell office:value-type="float" office:value="0.197144" calcext:value-type="float">
            <text:p>0.197144</text:p>
          </table:table-cell>
          <table:table-cell office:value-type="float" office:value="-0.76651" calcext:value-type="float">
            <text:p>-0.76651</text:p>
          </table:table-cell>
          <table:table-cell table:number-columns-repeated="7"/>
        </table:table-row>
        <table:table-row table:style-name="ro1">
          <table:table-cell office:value-type="float" office:value="0.104218" calcext:value-type="float">
            <text:p>0.104218</text:p>
          </table:table-cell>
          <table:table-cell office:value-type="float" office:value="-0.776367" calcext:value-type="float">
            <text:p>-0.776367</text:p>
          </table:table-cell>
          <table:table-cell table:number-columns-repeated="7"/>
        </table:table-row>
        <table:table-row table:style-name="ro1">
          <table:table-cell office:value-type="float" office:value="0.0132751" calcext:value-type="float">
            <text:p>0.0132751</text:p>
          </table:table-cell>
          <table:table-cell office:value-type="float" office:value="-0.776093" calcext:value-type="float">
            <text:p>-0.776093</text:p>
          </table:table-cell>
          <table:table-cell table:number-columns-repeated="7"/>
        </table:table-row>
        <table:table-row table:style-name="ro1">
          <table:table-cell office:value-type="float" office:value="-0.0734253" calcext:value-type="float">
            <text:p>-0.0734253</text:p>
          </table:table-cell>
          <table:table-cell office:value-type="float" office:value="-0.761597" calcext:value-type="float">
            <text:p>-0.761597</text:p>
          </table:table-cell>
          <table:table-cell table:number-columns-repeated="7"/>
        </table:table-row>
        <table:table-row table:style-name="ro1">
          <table:table-cell office:value-type="float" office:value="-0.152618" calcext:value-type="float">
            <text:p>-0.152618</text:p>
          </table:table-cell>
          <table:table-cell office:value-type="float" office:value="-0.732239" calcext:value-type="float">
            <text:p>-0.732239</text:p>
          </table:table-cell>
          <table:table-cell table:number-columns-repeated="7"/>
        </table:table-row>
        <table:table-row table:style-name="ro1">
          <table:table-cell office:value-type="float" office:value="-0.224365" calcext:value-type="float">
            <text:p>-0.224365</text:p>
          </table:table-cell>
          <table:table-cell office:value-type="float" office:value="-0.693329" calcext:value-type="float">
            <text:p>-0.693329</text:p>
          </table:table-cell>
          <table:table-cell table:number-columns-repeated="7"/>
        </table:table-row>
        <table:table-row table:style-name="ro1">
          <table:table-cell office:value-type="float" office:value="-0.286896" calcext:value-type="float">
            <text:p>-0.286896</text:p>
          </table:table-cell>
          <table:table-cell office:value-type="float" office:value="-0.638245" calcext:value-type="float">
            <text:p>-0.638245</text:p>
          </table:table-cell>
          <table:table-cell table:number-columns-repeated="7"/>
        </table:table-row>
        <table:table-row table:style-name="ro1">
          <table:table-cell office:value-type="float" office:value="-0.340179" calcext:value-type="float">
            <text:p>-0.340179</text:p>
          </table:table-cell>
          <table:table-cell office:value-type="float" office:value="-0.576874" calcext:value-type="float">
            <text:p>-0.576874</text:p>
          </table:table-cell>
          <table:table-cell table:number-columns-repeated="7"/>
        </table:table-row>
        <table:table-row table:style-name="ro1">
          <table:table-cell office:value-type="float" office:value="-0.385345" calcext:value-type="float">
            <text:p>-0.385345</text:p>
          </table:table-cell>
          <table:table-cell office:value-type="float" office:value="-0.509552" calcext:value-type="float">
            <text:p>-0.509552</text:p>
          </table:table-cell>
          <table:table-cell table:number-columns-repeated="7"/>
        </table:table-row>
        <table:table-row table:style-name="ro1">
          <table:table-cell office:value-type="float" office:value="-0.418488" calcext:value-type="float">
            <text:p>-0.418488</text:p>
          </table:table-cell>
          <table:table-cell office:value-type="float" office:value="-0.432404" calcext:value-type="float">
            <text:p>-0.432404</text:p>
          </table:table-cell>
          <table:table-cell table:number-columns-repeated="7"/>
        </table:table-row>
        <table:table-row table:style-name="ro1">
          <table:table-cell office:value-type="float" office:value="-0.441376" calcext:value-type="float">
            <text:p>-0.441376</text:p>
          </table:table-cell>
          <table:table-cell office:value-type="float" office:value="-0.353516" calcext:value-type="float">
            <text:p>-0.353516</text:p>
          </table:table-cell>
          <table:table-cell table:number-columns-repeated="7"/>
        </table:table-row>
        <table:table-row table:style-name="ro1">
          <table:table-cell office:value-type="float" office:value="-0.455231" calcext:value-type="float">
            <text:p>-0.455231</text:p>
          </table:table-cell>
          <table:table-cell office:value-type="float" office:value="-0.272675" calcext:value-type="float">
            <text:p>-0.272675</text:p>
          </table:table-cell>
          <table:table-cell table:number-columns-repeated="7"/>
        </table:table-row>
        <table:table-row table:style-name="ro1">
          <table:table-cell office:value-type="float" office:value="-0.457611" calcext:value-type="float">
            <text:p>-0.457611</text:p>
          </table:table-cell>
          <table:table-cell office:value-type="float" office:value="-0.191559" calcext:value-type="float">
            <text:p>-0.191559</text:p>
          </table:table-cell>
          <table:table-cell table:number-columns-repeated="7"/>
        </table:table-row>
        <table:table-row table:style-name="ro1">
          <table:table-cell office:value-type="float" office:value="-0.450745" calcext:value-type="float">
            <text:p>-0.450745</text:p>
          </table:table-cell>
          <table:table-cell office:value-type="float" office:value="-0.113434" calcext:value-type="float">
            <text:p>-0.113434</text:p>
          </table:table-cell>
          <table:table-cell table:number-columns-repeated="7"/>
        </table:table-row>
        <table:table-row table:style-name="ro1">
          <table:table-cell office:value-type="float" office:value="-0.434875" calcext:value-type="float">
            <text:p>-0.434875</text:p>
          </table:table-cell>
          <table:table-cell office:value-type="float" office:value="-0.0379944" calcext:value-type="float">
            <text:p>-0.0379944</text:p>
          </table:table-cell>
          <table:table-cell table:number-columns-repeated="7"/>
        </table:table-row>
        <table:table-row table:style-name="ro1">
          <table:table-cell office:value-type="float" office:value="-0.409515" calcext:value-type="float">
            <text:p>-0.409515</text:p>
          </table:table-cell>
          <table:table-cell office:value-type="float" office:value="0.033844" calcext:value-type="float">
            <text:p>0.033844</text:p>
          </table:table-cell>
          <table:table-cell table:number-columns-repeated="7"/>
        </table:table-row>
        <table:table-row table:style-name="ro1">
          <table:table-cell office:value-type="float" office:value="-0.375732" calcext:value-type="float">
            <text:p>-0.375732</text:p>
          </table:table-cell>
          <table:table-cell office:value-type="float" office:value="0.0993347" calcext:value-type="float">
            <text:p>0.0993347</text:p>
          </table:table-cell>
          <table:table-cell table:number-columns-repeated="7"/>
        </table:table-row>
        <table:table-row table:style-name="ro1">
          <table:table-cell office:value-type="float" office:value="-0.335022" calcext:value-type="float">
            <text:p>-0.335022</text:p>
          </table:table-cell>
          <table:table-cell office:value-type="float" office:value="0.159546" calcext:value-type="float">
            <text:p>0.159546</text:p>
          </table:table-cell>
          <table:table-cell table:number-columns-repeated="7"/>
        </table:table-row>
        <table:table-row table:style-name="ro1">
          <table:table-cell office:value-type="float" office:value="-0.286713" calcext:value-type="float">
            <text:p>-0.286713</text:p>
          </table:table-cell>
          <table:table-cell office:value-type="float" office:value="0.213409" calcext:value-type="float">
            <text:p>0.213409</text:p>
          </table:table-cell>
          <table:table-cell table:number-columns-repeated="7"/>
        </table:table-row>
        <table:table-row table:style-name="ro1">
          <table:table-cell office:value-type="float" office:value="-0.232117" calcext:value-type="float">
            <text:p>-0.232117</text:p>
          </table:table-cell>
          <table:table-cell office:value-type="float" office:value="0.258759" calcext:value-type="float">
            <text:p>0.258759</text:p>
          </table:table-cell>
          <table:table-cell table:number-columns-repeated="7"/>
        </table:table-row>
        <table:table-row table:style-name="ro1">
          <table:table-cell office:value-type="float" office:value="-0.171478" calcext:value-type="float">
            <text:p>-0.171478</text:p>
          </table:table-cell>
          <table:table-cell office:value-type="float" office:value="0.296661" calcext:value-type="float">
            <text:p>0.296661</text:p>
          </table:table-cell>
          <table:table-cell table:number-columns-repeated="7"/>
        </table:table-row>
        <table:table-row table:style-name="ro1">
          <table:table-cell office:value-type="float" office:value="-0.10614" calcext:value-type="float">
            <text:p>-0.10614</text:p>
          </table:table-cell>
          <table:table-cell office:value-type="float" office:value="0.326202" calcext:value-type="float">
            <text:p>0.326202</text:p>
          </table:table-cell>
          <table:table-cell table:number-columns-repeated="7"/>
        </table:table-row>
        <table:table-row table:style-name="ro1">
          <table:table-cell office:value-type="float" office:value="-0.0371094" calcext:value-type="float">
            <text:p>-0.0371094</text:p>
          </table:table-cell>
          <table:table-cell office:value-type="float" office:value="0.346375" calcext:value-type="float">
            <text:p>0.346375</text:p>
          </table:table-cell>
          <table:table-cell table:number-columns-repeated="7"/>
        </table:table-row>
        <table:table-row table:style-name="ro1">
          <table:table-cell office:value-type="float" office:value="0.0344849" calcext:value-type="float">
            <text:p>0.0344849</text:p>
          </table:table-cell>
          <table:table-cell office:value-type="float" office:value="0.357819" calcext:value-type="float">
            <text:p>0.357819</text:p>
          </table:table-cell>
          <table:table-cell table:number-columns-repeated="7"/>
        </table:table-row>
        <table:table-row table:style-name="ro1">
          <table:table-cell office:value-type="float" office:value="0.107147" calcext:value-type="float">
            <text:p>0.107147</text:p>
          </table:table-cell>
          <table:table-cell office:value-type="float" office:value="0.360016" calcext:value-type="float">
            <text:p>0.360016</text:p>
          </table:table-cell>
          <table:table-cell table:number-columns-repeated="7"/>
        </table:table-row>
        <table:table-row table:style-name="ro1">
          <table:table-cell office:value-type="float" office:value="0.179443" calcext:value-type="float">
            <text:p>0.179443</text:p>
          </table:table-cell>
          <table:table-cell office:value-type="float" office:value="0.352234" calcext:value-type="float">
            <text:p>0.352234</text:p>
          </table:table-cell>
          <table:table-cell table:number-columns-repeated="7"/>
        </table:table-row>
        <table:table-row table:style-name="ro1">
          <table:table-cell office:value-type="float" office:value="0.249512" calcext:value-type="float">
            <text:p>0.249512</text:p>
          </table:table-cell>
          <table:table-cell office:value-type="float" office:value="0.3349" calcext:value-type="float">
            <text:p>0.3349</text:p>
          </table:table-cell>
          <table:table-cell table:number-columns-repeated="7"/>
        </table:table-row>
        <table:table-row table:style-name="ro1">
          <table:table-cell office:value-type="float" office:value="0.315735" calcext:value-type="float">
            <text:p>0.315735</text:p>
          </table:table-cell>
          <table:table-cell office:value-type="float" office:value="0.309784" calcext:value-type="float">
            <text:p>0.309784</text:p>
          </table:table-cell>
          <table:table-cell table:number-columns-repeated="7"/>
        </table:table-row>
        <table:table-row table:style-name="ro1">
          <table:table-cell office:value-type="float" office:value="0.378937" calcext:value-type="float">
            <text:p>0.378937</text:p>
          </table:table-cell>
          <table:table-cell office:value-type="float" office:value="0.275452" calcext:value-type="float">
            <text:p>0.275452</text:p>
          </table:table-cell>
          <table:table-cell table:number-columns-repeated="7"/>
        </table:table-row>
        <table:table-row table:style-name="ro1">
          <table:table-cell office:value-type="float" office:value="0.436707" calcext:value-type="float">
            <text:p>0.436707</text:p>
          </table:table-cell>
          <table:table-cell office:value-type="float" office:value="0.232483" calcext:value-type="float">
            <text:p>0.232483</text:p>
          </table:table-cell>
          <table:table-cell table:number-columns-repeated="7"/>
        </table:table-row>
        <table:table-row table:style-name="ro1">
          <table:table-cell office:value-type="float" office:value="0.485168" calcext:value-type="float">
            <text:p>0.485168</text:p>
          </table:table-cell>
          <table:table-cell office:value-type="float" office:value="0.183441" calcext:value-type="float">
            <text:p>0.183441</text:p>
          </table:table-cell>
          <table:table-cell table:number-columns-repeated="7"/>
        </table:table-row>
        <table:table-row table:style-name="ro1">
          <table:table-cell office:value-type="float" office:value="0.528168" calcext:value-type="float">
            <text:p>0.528168</text:p>
          </table:table-cell>
          <table:table-cell office:value-type="float" office:value="0.127136" calcext:value-type="float">
            <text:p>0.127136</text:p>
          </table:table-cell>
          <table:table-cell table:number-columns-repeated="7"/>
        </table:table-row>
        <table:table-row table:style-name="ro1">
          <table:table-cell office:value-type="float" office:value="0.56189" calcext:value-type="float">
            <text:p>0.56189</text:p>
          </table:table-cell>
          <table:table-cell office:value-type="float" office:value="0.0657959" calcext:value-type="float">
            <text:p>0.0657959</text:p>
          </table:table-cell>
          <table:table-cell table:number-columns-repeated="7"/>
        </table:table-row>
        <table:table-row table:style-name="ro1">
          <table:table-cell office:value-type="float" office:value="0.585327" calcext:value-type="float">
            <text:p>0.585327</text:p>
          </table:table-cell>
          <table:table-cell office:value-type="float" office:value="-0.00109863" calcext:value-type="float">
            <text:p>-0.00109863</text:p>
          </table:table-cell>
          <table:table-cell table:number-columns-repeated="7"/>
        </table:table-row>
        <table:table-row table:style-name="ro1">
          <table:table-cell office:value-type="float" office:value="0.60022" calcext:value-type="float">
            <text:p>0.60022</text:p>
          </table:table-cell>
          <table:table-cell office:value-type="float" office:value="-0.070343" calcext:value-type="float">
            <text:p>-0.070343</text:p>
          </table:table-cell>
          <table:table-cell table:number-columns-repeated="7"/>
        </table:table-row>
        <table:table-row table:style-name="ro1">
          <table:table-cell office:value-type="float" office:value="0.603668" calcext:value-type="float">
            <text:p>0.603668</text:p>
          </table:table-cell>
          <table:table-cell office:value-type="float" office:value="-0.142395" calcext:value-type="float">
            <text:p>-0.142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595978" calcext:value-type="float">
            <text:p>0.595978</text:p>
          </table:table-cell>
          <table:table-cell office:value-type="float" office:value="-0.215271" calcext:value-type="float">
            <text:p>-0.215271</text:p>
          </table:table-cell>
          <table:table-cell table:number-columns-repeated="7"/>
        </table:table-row>
        <table:table-row table:style-name="ro1">
          <table:table-cell office:value-type="float" office:value="0.576935" calcext:value-type="float">
            <text:p>0.576935</text:p>
          </table:table-cell>
          <table:table-cell office:value-type="float" office:value="-0.285156" calcext:value-type="float">
            <text:p>-0.285156</text:p>
          </table:table-cell>
          <table:table-cell table:number-columns-repeated="7"/>
        </table:table-row>
        <table:table-row table:style-name="ro1">
          <table:table-cell office:value-type="float" office:value="0.546356" calcext:value-type="float">
            <text:p>0.546356</text:p>
          </table:table-cell>
          <table:table-cell office:value-type="float" office:value="-0.354736" calcext:value-type="float">
            <text:p>-0.354736</text:p>
          </table:table-cell>
          <table:table-cell table:number-columns-repeated="7"/>
        </table:table-row>
        <table:table-row table:style-name="ro1">
          <table:table-cell office:value-type="float" office:value="0.505341" calcext:value-type="float">
            <text:p>0.505341</text:p>
          </table:table-cell>
          <table:table-cell office:value-type="float" office:value="-0.419861" calcext:value-type="float">
            <text:p>-0.419861</text:p>
          </table:table-cell>
          <table:table-cell table:number-columns-repeated="7"/>
        </table:table-row>
        <table:table-row table:style-name="ro1">
          <table:table-cell office:value-type="float" office:value="0.454926" calcext:value-type="float">
            <text:p>0.454926</text:p>
          </table:table-cell>
          <table:table-cell office:value-type="float" office:value="-0.479126" calcext:value-type="float">
            <text:p>-0.479126</text:p>
          </table:table-cell>
          <table:table-cell table:number-columns-repeated="7"/>
        </table:table-row>
        <table:table-row table:style-name="ro1">
          <table:table-cell office:value-type="float" office:value="0.393951" calcext:value-type="float">
            <text:p>0.393951</text:p>
          </table:table-cell>
          <table:table-cell office:value-type="float" office:value="-0.532867" calcext:value-type="float">
            <text:p>-0.532867</text:p>
          </table:table-cell>
          <table:table-cell table:number-columns-repeated="7"/>
        </table:table-row>
        <table:table-row table:style-name="ro1">
          <table:table-cell office:value-type="float" office:value="0.324158" calcext:value-type="float">
            <text:p>0.324158</text:p>
          </table:table-cell>
          <table:table-cell office:value-type="float" office:value="-0.578949" calcext:value-type="float">
            <text:p>-0.578949</text:p>
          </table:table-cell>
          <table:table-cell table:number-columns-repeated="7"/>
        </table:table-row>
        <table:table-row table:style-name="ro1">
          <table:table-cell office:value-type="float" office:value="0.249664" calcext:value-type="float">
            <text:p>0.249664</text:p>
          </table:table-cell>
          <table:table-cell office:value-type="float" office:value="-0.615234" calcext:value-type="float">
            <text:p>-0.615234</text:p>
          </table:table-cell>
          <table:table-cell table:number-columns-repeated="7"/>
        </table:table-row>
        <table:table-row table:style-name="ro1">
          <table:table-cell office:value-type="float" office:value="0.16925" calcext:value-type="float">
            <text:p>0.16925</text:p>
          </table:table-cell>
          <table:table-cell office:value-type="float" office:value="-0.641418" calcext:value-type="float">
            <text:p>-0.641418</text:p>
          </table:table-cell>
          <table:table-cell table:number-columns-repeated="7"/>
        </table:table-row>
        <table:table-row table:style-name="ro1">
          <table:table-cell office:value-type="float" office:value="0.0852051" calcext:value-type="float">
            <text:p>0.0852051</text:p>
          </table:table-cell>
          <table:table-cell office:value-type="float" office:value="-0.65686" calcext:value-type="float">
            <text:p>-0.65686</text:p>
          </table:table-cell>
          <table:table-cell table:number-columns-repeated="7"/>
        </table:table-row>
        <table:table-row table:style-name="ro1">
          <table:table-cell office:value-type="float" office:value="0.00241089" calcext:value-type="float">
            <text:p>0.00241089</text:p>
          </table:table-cell>
          <table:table-cell office:value-type="float" office:value="-0.661591" calcext:value-type="float">
            <text:p>-0.661591</text:p>
          </table:table-cell>
          <table:table-cell table:number-columns-repeated="7"/>
        </table:table-row>
        <table:table-row table:style-name="ro1">
          <table:table-cell office:value-type="float" office:value="-0.0808411" calcext:value-type="float">
            <text:p>-0.0808411</text:p>
          </table:table-cell>
          <table:table-cell office:value-type="float" office:value="-0.653107" calcext:value-type="float">
            <text:p>-0.653107</text:p>
          </table:table-cell>
          <table:table-cell table:number-columns-repeated="7"/>
        </table:table-row>
        <table:table-row table:style-name="ro1">
          <table:table-cell office:value-type="float" office:value="-0.160919" calcext:value-type="float">
            <text:p>-0.160919</text:p>
          </table:table-cell>
          <table:table-cell office:value-type="float" office:value="-0.632812" calcext:value-type="float">
            <text:p>-0.632812</text:p>
          </table:table-cell>
          <table:table-cell table:number-columns-repeated="7"/>
        </table:table-row>
        <table:table-row table:style-name="ro1">
          <table:table-cell office:value-type="float" office:value="-0.235229" calcext:value-type="float">
            <text:p>-0.235229</text:p>
          </table:table-cell>
          <table:table-cell office:value-type="float" office:value="-0.599396" calcext:value-type="float">
            <text:p>-0.599396</text:p>
          </table:table-cell>
          <table:table-cell table:number-columns-repeated="7"/>
        </table:table-row>
        <table:table-row table:style-name="ro1">
          <table:table-cell office:value-type="float" office:value="-0.302185" calcext:value-type="float">
            <text:p>-0.302185</text:p>
          </table:table-cell>
          <table:table-cell office:value-type="float" office:value="-0.553345" calcext:value-type="float">
            <text:p>-0.553345</text:p>
          </table:table-cell>
          <table:table-cell table:number-columns-repeated="7"/>
        </table:table-row>
        <table:table-row table:style-name="ro1">
          <table:table-cell office:value-type="float" office:value="-0.361664" calcext:value-type="float">
            <text:p>-0.361664</text:p>
          </table:table-cell>
          <table:table-cell office:value-type="float" office:value="-0.496857" calcext:value-type="float">
            <text:p>-0.496857</text:p>
          </table:table-cell>
          <table:table-cell table:number-columns-repeated="7"/>
        </table:table-row>
        <table:table-row table:style-name="ro1">
          <table:table-cell office:value-type="float" office:value="-0.412811" calcext:value-type="float">
            <text:p>-0.412811</text:p>
          </table:table-cell>
          <table:table-cell office:value-type="float" office:value="-0.429688" calcext:value-type="float">
            <text:p>-0.429688</text:p>
          </table:table-cell>
          <table:table-cell table:number-columns-repeated="7"/>
        </table:table-row>
        <table:table-row table:style-name="ro1">
          <table:table-cell office:value-type="float" office:value="-0.454681" calcext:value-type="float">
            <text:p>-0.454681</text:p>
          </table:table-cell>
          <table:table-cell office:value-type="float" office:value="-0.352325" calcext:value-type="float">
            <text:p>-0.352325</text:p>
          </table:table-cell>
          <table:table-cell table:number-columns-repeated="7"/>
        </table:table-row>
        <table:table-row table:style-name="ro1">
          <table:table-cell office:value-type="float" office:value="-0.485382" calcext:value-type="float">
            <text:p>-0.485382</text:p>
          </table:table-cell>
          <table:table-cell office:value-type="float" office:value="-0.268524" calcext:value-type="float">
            <text:p>-0.268524</text:p>
          </table:table-cell>
          <table:table-cell table:number-columns-repeated="7"/>
        </table:table-row>
        <table:table-row table:style-name="ro1">
          <table:table-cell office:value-type="float" office:value="-0.504852" calcext:value-type="float">
            <text:p>-0.504852</text:p>
          </table:table-cell>
          <table:table-cell office:value-type="float" office:value="-0.180908" calcext:value-type="float">
            <text:p>-0.180908</text:p>
          </table:table-cell>
          <table:table-cell table:number-columns-repeated="7"/>
        </table:table-row>
        <table:table-row table:style-name="ro1">
          <table:table-cell office:value-type="float" office:value="-0.514465" calcext:value-type="float">
            <text:p>-0.514465</text:p>
          </table:table-cell>
          <table:table-cell office:value-type="float" office:value="-0.0921936" calcext:value-type="float">
            <text:p>-0.0921936</text:p>
          </table:table-cell>
          <table:table-cell table:number-columns-repeated="7"/>
        </table:table-row>
        <table:table-row table:style-name="ro1">
          <table:table-cell office:value-type="float" office:value="-0.51239" calcext:value-type="float">
            <text:p>-0.51239</text:p>
          </table:table-cell>
          <table:table-cell office:value-type="float" office:value="-0.00274658" calcext:value-type="float">
            <text:p>-0.00274658</text:p>
          </table:table-cell>
          <table:table-cell table:number-columns-repeated="7"/>
        </table:table-row>
        <table:table-row table:style-name="ro1">
          <table:table-cell office:value-type="float" office:value="-0.499512" calcext:value-type="float">
            <text:p>-0.499512</text:p>
          </table:table-cell>
          <table:table-cell office:value-type="float" office:value="0.0865173" calcext:value-type="float">
            <text:p>0.0865173</text:p>
          </table:table-cell>
          <table:table-cell table:number-columns-repeated="7"/>
        </table:table-row>
        <table:table-row table:style-name="ro1">
          <table:table-cell office:value-type="float" office:value="-0.476166" calcext:value-type="float">
            <text:p>-0.476166</text:p>
          </table:table-cell>
          <table:table-cell office:value-type="float" office:value="0.171783" calcext:value-type="float">
            <text:p>0.171783</text:p>
          </table:table-cell>
          <table:table-cell table:number-columns-repeated="7"/>
        </table:table-row>
        <table:table-row table:style-name="ro1">
          <table:table-cell office:value-type="float" office:value="-0.442078" calcext:value-type="float">
            <text:p>-0.442078</text:p>
          </table:table-cell>
          <table:table-cell office:value-type="float" office:value="0.25174" calcext:value-type="float">
            <text:p>0.25174</text:p>
          </table:table-cell>
          <table:table-cell table:number-columns-repeated="7"/>
        </table:table-row>
        <table:table-row table:style-name="ro1">
          <table:table-cell office:value-type="float" office:value="-0.398254" calcext:value-type="float">
            <text:p>-0.398254</text:p>
          </table:table-cell>
          <table:table-cell office:value-type="float" office:value="0.325592" calcext:value-type="float">
            <text:p>0.325592</text:p>
          </table:table-cell>
          <table:table-cell table:number-columns-repeated="7"/>
        </table:table-row>
        <table:table-row table:style-name="ro1">
          <table:table-cell office:value-type="float" office:value="-0.344604" calcext:value-type="float">
            <text:p>-0.344604</text:p>
          </table:table-cell>
          <table:table-cell office:value-type="float" office:value="0.392181" calcext:value-type="float">
            <text:p>0.392181</text:p>
          </table:table-cell>
          <table:table-cell table:number-columns-repeated="7"/>
        </table:table-row>
        <table:table-row table:style-name="ro1">
          <table:table-cell office:value-type="float" office:value="-0.281006" calcext:value-type="float">
            <text:p>-0.281006</text:p>
          </table:table-cell>
          <table:table-cell office:value-type="float" office:value="0.450897" calcext:value-type="float">
            <text:p>0.450897</text:p>
          </table:table-cell>
          <table:table-cell table:number-columns-repeated="7"/>
        </table:table-row>
        <table:table-row table:style-name="ro1">
          <table:table-cell office:value-type="float" office:value="-0.209106" calcext:value-type="float">
            <text:p>-0.209106</text:p>
          </table:table-cell>
          <table:table-cell office:value-type="float" office:value="0.499664" calcext:value-type="float">
            <text:p>0.499664</text:p>
          </table:table-cell>
          <table:table-cell table:number-columns-repeated="7"/>
        </table:table-row>
        <table:table-row table:style-name="ro1">
          <table:table-cell office:value-type="float" office:value="-0.129395" calcext:value-type="float">
            <text:p>-0.129395</text:p>
          </table:table-cell>
          <table:table-cell office:value-type="float" office:value="0.537445" calcext:value-type="float">
            <text:p>0.537445</text:p>
          </table:table-cell>
          <table:table-cell table:number-columns-repeated="7"/>
        </table:table-row>
        <table:table-row table:style-name="ro1">
          <table:table-cell office:value-type="float" office:value="-0.0429077" calcext:value-type="float">
            <text:p>-0.0429077</text:p>
          </table:table-cell>
          <table:table-cell office:value-type="float" office:value="0.564026" calcext:value-type="float">
            <text:p>0.564026</text:p>
          </table:table-cell>
          <table:table-cell table:number-columns-repeated="7"/>
        </table:table-row>
        <table:table-row table:style-name="ro1">
          <table:table-cell office:value-type="float" office:value="0.047699" calcext:value-type="float">
            <text:p>0.047699</text:p>
          </table:table-cell>
          <table:table-cell office:value-type="float" office:value="0.578918" calcext:value-type="float">
            <text:p>0.578918</text:p>
          </table:table-cell>
          <table:table-cell table:number-columns-repeated="7"/>
        </table:table-row>
        <table:table-row table:style-name="ro1">
          <table:table-cell office:value-type="float" office:value="0.141052" calcext:value-type="float">
            <text:p>0.141052</text:p>
          </table:table-cell>
          <table:table-cell office:value-type="float" office:value="0.581177" calcext:value-type="float">
            <text:p>0.581177</text:p>
          </table:table-cell>
          <table:table-cell table:number-columns-repeated="7"/>
        </table:table-row>
        <table:table-row table:style-name="ro1">
          <table:table-cell office:value-type="float" office:value="0.234741" calcext:value-type="float">
            <text:p>0.234741</text:p>
          </table:table-cell>
          <table:table-cell office:value-type="float" office:value="0.571014" calcext:value-type="float">
            <text:p>0.571014</text:p>
          </table:table-cell>
          <table:table-cell table:number-columns-repeated="7"/>
        </table:table-row>
        <table:table-row table:style-name="ro1">
          <table:table-cell office:value-type="float" office:value="0.327179" calcext:value-type="float">
            <text:p>0.327179</text:p>
          </table:table-cell>
          <table:table-cell office:value-type="float" office:value="0.546936" calcext:value-type="float">
            <text:p>0.546936</text:p>
          </table:table-cell>
          <table:table-cell table:number-columns-repeated="7"/>
        </table:table-row>
        <table:table-row table:style-name="ro1">
          <table:table-cell office:value-type="float" office:value="0.414459" calcext:value-type="float">
            <text:p>0.414459</text:p>
          </table:table-cell>
          <table:table-cell office:value-type="float" office:value="0.512085" calcext:value-type="float">
            <text:p>0.512085</text:p>
          </table:table-cell>
          <table:table-cell table:number-columns-repeated="7"/>
        </table:table-row>
        <table:table-row table:style-name="ro1">
          <table:table-cell office:value-type="float" office:value="0.496887" calcext:value-type="float">
            <text:p>0.496887</text:p>
          </table:table-cell>
          <table:table-cell office:value-type="float" office:value="0.465424" calcext:value-type="float">
            <text:p>0.465424</text:p>
          </table:table-cell>
          <table:table-cell table:number-columns-repeated="7"/>
        </table:table-row>
        <table:table-row table:style-name="ro1">
          <table:table-cell office:value-type="float" office:value="0.57135" calcext:value-type="float">
            <text:p>0.57135</text:p>
          </table:table-cell>
          <table:table-cell office:value-type="float" office:value="0.407532" calcext:value-type="float">
            <text:p>0.407532</text:p>
          </table:table-cell>
          <table:table-cell table:number-columns-repeated="7"/>
        </table:table-row>
        <table:table-row table:style-name="ro1">
          <table:table-cell office:value-type="float" office:value="0.635651" calcext:value-type="float">
            <text:p>0.635651</text:p>
          </table:table-cell>
          <table:table-cell office:value-type="float" office:value="0.339264" calcext:value-type="float">
            <text:p>0.339264</text:p>
          </table:table-cell>
          <table:table-cell table:number-columns-repeated="7"/>
        </table:table-row>
        <table:table-row table:style-name="ro1">
          <table:table-cell office:value-type="float" office:value="0.688721" calcext:value-type="float">
            <text:p>0.688721</text:p>
          </table:table-cell>
          <table:table-cell office:value-type="float" office:value="0.262115" calcext:value-type="float">
            <text:p>0.262115</text:p>
          </table:table-cell>
          <table:table-cell table:number-columns-repeated="7"/>
        </table:table-row>
        <table:table-row table:style-name="ro1">
          <table:table-cell office:value-type="float" office:value="0.729797" calcext:value-type="float">
            <text:p>0.729797</text:p>
          </table:table-cell>
          <table:table-cell office:value-type="float" office:value="0.17865" calcext:value-type="float">
            <text:p>0.17865</text:p>
          </table:table-cell>
          <table:table-cell table:number-columns-repeated="7"/>
        </table:table-row>
        <table:table-row table:style-name="ro1">
          <table:table-cell office:value-type="float" office:value="0.758057" calcext:value-type="float">
            <text:p>0.758057</text:p>
          </table:table-cell>
          <table:table-cell office:value-type="float" office:value="0.0888062" calcext:value-type="float">
            <text:p>0.0888062</text:p>
          </table:table-cell>
          <table:table-cell table:number-columns-repeated="7"/>
        </table:table-row>
        <table:table-row table:style-name="ro1">
          <table:table-cell office:value-type="float" office:value="0.771698" calcext:value-type="float">
            <text:p>0.771698</text:p>
          </table:table-cell>
          <table:table-cell office:value-type="float" office:value="-0.00445557" calcext:value-type="float">
            <text:p>-0.00445557</text:p>
          </table:table-cell>
          <table:table-cell table:number-columns-repeated="7"/>
        </table:table-row>
        <table:table-row table:style-name="ro1">
          <table:table-cell office:value-type="float" office:value="0.770966" calcext:value-type="float">
            <text:p>0.770966</text:p>
          </table:table-cell>
          <table:table-cell office:value-type="float" office:value="-0.0983887" calcext:value-type="float">
            <text:p>-0.0983887</text:p>
          </table:table-cell>
          <table:table-cell table:number-columns-repeated="7"/>
        </table:table-row>
        <table:table-row table:style-name="ro1">
          <table:table-cell office:value-type="float" office:value="0.754303" calcext:value-type="float">
            <text:p>0.754303</text:p>
          </table:table-cell>
          <table:table-cell office:value-type="float" office:value="-0.191589" calcext:value-type="float">
            <text:p>-0.191589</text:p>
          </table:table-cell>
          <table:table-cell table:number-columns-repeated="7"/>
        </table:table-row>
        <table:table-row table:style-name="ro1">
          <table:table-cell office:value-type="float" office:value="0.723022" calcext:value-type="float">
            <text:p>0.723022</text:p>
          </table:table-cell>
          <table:table-cell office:value-type="float" office:value="-0.281158" calcext:value-type="float">
            <text:p>-0.281158</text:p>
          </table:table-cell>
          <table:table-cell table:number-columns-repeated="7"/>
        </table:table-row>
        <table:table-row table:style-name="ro1">
          <table:table-cell office:value-type="float" office:value="0.679688" calcext:value-type="float">
            <text:p>0.679688</text:p>
          </table:table-cell>
          <table:table-cell office:value-type="float" office:value="-0.364563" calcext:value-type="float">
            <text:p>-0.364563</text:p>
          </table:table-cell>
          <table:table-cell table:number-columns-repeated="7"/>
        </table:table-row>
        <table:table-row table:style-name="ro1">
          <table:table-cell office:value-type="float" office:value="0.619629" calcext:value-type="float">
            <text:p>0.619629</text:p>
          </table:table-cell>
          <table:table-cell office:value-type="float" office:value="-0.442841" calcext:value-type="float">
            <text:p>-0.442841</text:p>
          </table:table-cell>
          <table:table-cell table:number-columns-repeated="7"/>
        </table:table-row>
        <table:table-row table:style-name="ro1">
          <table:table-cell office:value-type="float" office:value="0.549011" calcext:value-type="float">
            <text:p>0.549011</text:p>
          </table:table-cell>
          <table:table-cell office:value-type="float" office:value="-0.51297" calcext:value-type="float">
            <text:p>-0.51297</text:p>
          </table:table-cell>
          <table:table-cell table:number-columns-repeated="7"/>
        </table:table-row>
        <table:table-row table:style-name="ro1">
          <table:table-cell office:value-type="float" office:value="0.470612" calcext:value-type="float">
            <text:p>0.470612</text:p>
          </table:table-cell>
          <table:table-cell office:value-type="float" office:value="-0.571899" calcext:value-type="float">
            <text:p>-0.571899</text:p>
          </table:table-cell>
          <table:table-cell table:number-columns-repeated="7"/>
        </table:table-row>
        <table:table-row table:style-name="ro1">
          <table:table-cell office:value-type="float" office:value="0.383026" calcext:value-type="float">
            <text:p>0.383026</text:p>
          </table:table-cell>
          <table:table-cell office:value-type="float" office:value="-0.619781" calcext:value-type="float">
            <text:p>-0.619781</text:p>
          </table:table-cell>
          <table:table-cell table:number-columns-repeated="7"/>
        </table:table-row>
        <table:table-row table:style-name="ro1">
          <table:table-cell office:value-type="float" office:value="0.291229" calcext:value-type="float">
            <text:p>0.291229</text:p>
          </table:table-cell>
          <table:table-cell office:value-type="float" office:value="-0.655365" calcext:value-type="float">
            <text:p>-0.655365</text:p>
          </table:table-cell>
          <table:table-cell table:number-columns-repeated="7"/>
        </table:table-row>
        <table:table-row table:style-name="ro1">
          <table:table-cell office:value-type="float" office:value="0.197418" calcext:value-type="float">
            <text:p>0.197418</text:p>
          </table:table-cell>
          <table:table-cell office:value-type="float" office:value="-0.678284" calcext:value-type="float">
            <text:p>-0.678284</text:p>
          </table:table-cell>
          <table:table-cell table:number-columns-repeated="7"/>
        </table:table-row>
        <table:table-row table:style-name="ro1">
          <table:table-cell office:value-type="float" office:value="0.102661" calcext:value-type="float">
            <text:p>0.102661</text:p>
          </table:table-cell>
          <table:table-cell office:value-type="float" office:value="-0.687653" calcext:value-type="float">
            <text:p>-0.687653</text:p>
          </table:table-cell>
          <table:table-cell table:number-columns-repeated="7"/>
        </table:table-row>
        <table:table-row table:style-name="ro1">
          <table:table-cell office:value-type="float" office:value="0.0115051" calcext:value-type="float">
            <text:p>0.0115051</text:p>
          </table:table-cell>
          <table:table-cell office:value-type="float" office:value="-0.681732" calcext:value-type="float">
            <text:p>-0.681732</text:p>
          </table:table-cell>
          <table:table-cell table:number-columns-repeated="7"/>
        </table:table-row>
        <table:table-row table:style-name="ro1">
          <table:table-cell office:value-type="float" office:value="-0.0749207" calcext:value-type="float">
            <text:p>-0.0749207</text:p>
          </table:table-cell>
          <table:table-cell office:value-type="float" office:value="-0.66571" calcext:value-type="float">
            <text:p>-0.66571</text:p>
          </table:table-cell>
          <table:table-cell table:number-columns-repeated="7"/>
        </table:table-row>
        <table:table-row table:style-name="ro1">
          <table:table-cell office:value-type="float" office:value="-0.155487" calcext:value-type="float">
            <text:p>-0.155487</text:p>
          </table:table-cell>
          <table:table-cell office:value-type="float" office:value="-0.635223" calcext:value-type="float">
            <text:p>-0.635223</text:p>
          </table:table-cell>
          <table:table-cell table:number-columns-repeated="7"/>
        </table:table-row>
        <table:table-row table:style-name="ro1">
          <table:table-cell office:value-type="float" office:value="-0.226807" calcext:value-type="float">
            <text:p>-0.226807</text:p>
          </table:table-cell>
          <table:table-cell office:value-type="float" office:value="-0.591309" calcext:value-type="float">
            <text:p>-0.591309</text:p>
          </table:table-cell>
          <table:table-cell table:number-columns-repeated="7"/>
        </table:table-row>
        <table:table-row table:style-name="ro1">
          <table:table-cell office:value-type="float" office:value="-0.289581" calcext:value-type="float">
            <text:p>-0.289581</text:p>
          </table:table-cell>
          <table:table-cell office:value-type="float" office:value="-0.537384" calcext:value-type="float">
            <text:p>-0.537384</text:p>
          </table:table-cell>
          <table:table-cell table:number-columns-repeated="7"/>
        </table:table-row>
        <table:table-row table:style-name="ro1">
          <table:table-cell office:value-type="float" office:value="-0.342896" calcext:value-type="float">
            <text:p>-0.342896</text:p>
          </table:table-cell>
          <table:table-cell office:value-type="float" office:value="-0.4758" calcext:value-type="float">
            <text:p>-0.4758</text:p>
          </table:table-cell>
          <table:table-cell table:number-columns-repeated="7"/>
        </table:table-row>
        <table:table-row table:style-name="ro1">
          <table:table-cell office:value-type="float" office:value="-0.386444" calcext:value-type="float">
            <text:p>-0.386444</text:p>
          </table:table-cell>
          <table:table-cell office:value-type="float" office:value="-0.404358" calcext:value-type="float">
            <text:p>-0.404358</text:p>
          </table:table-cell>
          <table:table-cell table:number-columns-repeated="7"/>
        </table:table-row>
        <table:table-row table:style-name="ro1">
          <table:table-cell office:value-type="float" office:value="-0.419495" calcext:value-type="float">
            <text:p>-0.419495</text:p>
          </table:table-cell>
          <table:table-cell office:value-type="float" office:value="-0.329803" calcext:value-type="float">
            <text:p>-0.329803</text:p>
          </table:table-cell>
          <table:table-cell table:number-columns-repeated="7"/>
        </table:table-row>
        <table:table-row table:style-name="ro1">
          <table:table-cell office:value-type="float" office:value="-0.44223" calcext:value-type="float">
            <text:p>-0.44223</text:p>
          </table:table-cell>
          <table:table-cell office:value-type="float" office:value="-0.253082" calcext:value-type="float">
            <text:p>-0.253082</text:p>
          </table:table-cell>
          <table:table-cell table:number-columns-repeated="7"/>
        </table:table-row>
        <table:table-row table:style-name="ro1">
          <table:table-cell office:value-type="float" office:value="-0.454834" calcext:value-type="float">
            <text:p>-0.454834</text:p>
          </table:table-cell>
          <table:table-cell office:value-type="float" office:value="-0.172333" calcext:value-type="float">
            <text:p>-0.172333</text:p>
          </table:table-cell>
          <table:table-cell table:number-columns-repeated="7"/>
        </table:table-row>
        <table:table-row table:style-name="ro1">
          <table:table-cell office:value-type="float" office:value="-0.456207" calcext:value-type="float">
            <text:p>-0.456207</text:p>
          </table:table-cell>
          <table:table-cell office:value-type="float" office:value="-0.0933533" calcext:value-type="float">
            <text:p>-0.0933533</text:p>
          </table:table-cell>
          <table:table-cell table:number-columns-repeated="7"/>
        </table:table-row>
        <table:table-row table:style-name="ro1">
          <table:table-cell office:value-type="float" office:value="-0.448639" calcext:value-type="float">
            <text:p>-0.448639</text:p>
          </table:table-cell>
          <table:table-cell office:value-type="float" office:value="-0.0155334" calcext:value-type="float">
            <text:p>-0.0155334</text:p>
          </table:table-cell>
          <table:table-cell table:number-columns-repeated="7"/>
        </table:table-row>
        <table:table-row table:style-name="ro1">
          <table:table-cell office:value-type="float" office:value="-0.432129" calcext:value-type="float">
            <text:p>-0.432129</text:p>
          </table:table-cell>
          <table:table-cell office:value-type="float" office:value="0.0593567" calcext:value-type="float">
            <text:p>0.0593567</text:p>
          </table:table-cell>
          <table:table-cell table:number-columns-repeated="7"/>
        </table:table-row>
        <table:table-row table:style-name="ro1">
          <table:table-cell office:value-type="float" office:value="-0.406891" calcext:value-type="float">
            <text:p>-0.406891</text:p>
          </table:table-cell>
          <table:table-cell office:value-type="float" office:value="0.12915" calcext:value-type="float">
            <text:p>0.12915</text:p>
          </table:table-cell>
          <table:table-cell table:number-columns-repeated="7"/>
        </table:table-row>
        <table:table-row table:style-name="ro1">
          <table:table-cell office:value-type="float" office:value="-0.373169" calcext:value-type="float">
            <text:p>-0.373169</text:p>
          </table:table-cell>
          <table:table-cell office:value-type="float" office:value="0.192413" calcext:value-type="float">
            <text:p>0.192413</text:p>
          </table:table-cell>
          <table:table-cell table:number-columns-repeated="7"/>
        </table:table-row>
        <table:table-row table:style-name="ro1">
          <table:table-cell office:value-type="float" office:value="-0.331146" calcext:value-type="float">
            <text:p>-0.331146</text:p>
          </table:table-cell>
          <table:table-cell office:value-type="float" office:value="0.250824" calcext:value-type="float">
            <text:p>0.250824</text:p>
          </table:table-cell>
          <table:table-cell table:number-columns-repeated="7"/>
        </table:table-row>
        <table:table-row table:style-name="ro1">
          <table:table-cell office:value-type="float" office:value="-0.282867" calcext:value-type="float">
            <text:p>-0.282867</text:p>
          </table:table-cell>
          <table:table-cell office:value-type="float" office:value="0.301819" calcext:value-type="float">
            <text:p>0.301819</text:p>
          </table:table-cell>
          <table:table-cell table:number-columns-repeated="7"/>
        </table:table-row>
        <table:table-row table:style-name="ro1">
          <table:table-cell office:value-type="float" office:value="-0.227875" calcext:value-type="float">
            <text:p>-0.227875</text:p>
          </table:table-cell>
          <table:table-cell office:value-type="float" office:value="0.344757" calcext:value-type="float">
            <text:p>0.344757</text:p>
          </table:table-cell>
          <table:table-cell table:number-columns-repeated="7"/>
        </table:table-row>
        <table:table-row table:style-name="ro1">
          <table:table-cell office:value-type="float" office:value="-0.166718" calcext:value-type="float">
            <text:p>-0.166718</text:p>
          </table:table-cell>
          <table:table-cell office:value-type="float" office:value="0.380249" calcext:value-type="float">
            <text:p>0.380249</text:p>
          </table:table-cell>
          <table:table-cell table:number-columns-repeated="7"/>
        </table:table-row>
        <table:table-row table:style-name="ro1">
          <table:table-cell office:value-type="float" office:value="-0.101135" calcext:value-type="float">
            <text:p>-0.101135</text:p>
          </table:table-cell>
          <table:table-cell office:value-type="float" office:value="0.407654" calcext:value-type="float">
            <text:p>0.407654</text:p>
          </table:table-cell>
          <table:table-cell table:number-columns-repeated="7"/>
        </table:table-row>
        <table:table-row table:style-name="ro1">
          <table:table-cell office:value-type="float" office:value="-0.0325317" calcext:value-type="float">
            <text:p>-0.0325317</text:p>
          </table:table-cell>
          <table:table-cell office:value-type="float" office:value="0.425934" calcext:value-type="float">
            <text:p>0.425934</text:p>
          </table:table-cell>
          <table:table-cell table:number-columns-repeated="7"/>
        </table:table-row>
        <table:table-row table:style-name="ro1">
          <table:table-cell office:value-type="float" office:value="0.0375671" calcext:value-type="float">
            <text:p>0.0375671</text:p>
          </table:table-cell>
          <table:table-cell office:value-type="float" office:value="0.434052" calcext:value-type="float">
            <text:p>0.434052</text:p>
          </table:table-cell>
          <table:table-cell table:number-columns-repeated="7"/>
        </table:table-row>
        <table:table-row table:style-name="ro1">
          <table:table-cell office:value-type="float" office:value="0.10907" calcext:value-type="float">
            <text:p>0.10907</text:p>
          </table:table-cell>
          <table:table-cell office:value-type="float" office:value="0.433716" calcext:value-type="float">
            <text:p>0.433716</text:p>
          </table:table-cell>
          <table:table-cell table:number-columns-repeated="7"/>
        </table:table-row>
        <table:table-row table:style-name="ro1">
          <table:table-cell office:value-type="float" office:value="0.180176" calcext:value-type="float">
            <text:p>0.180176</text:p>
          </table:table-cell>
          <table:table-cell office:value-type="float" office:value="0.424011" calcext:value-type="float">
            <text:p>0.424011</text:p>
          </table:table-cell>
          <table:table-cell table:number-columns-repeated="7"/>
        </table:table-row>
        <table:table-row table:style-name="ro1">
          <table:table-cell office:value-type="float" office:value="0.249268" calcext:value-type="float">
            <text:p>0.249268</text:p>
          </table:table-cell>
          <table:table-cell office:value-type="float" office:value="0.404449" calcext:value-type="float">
            <text:p>0.404449</text:p>
          </table:table-cell>
          <table:table-cell table:number-columns-repeated="7"/>
        </table:table-row>
        <table:table-row table:style-name="ro1">
          <table:table-cell office:value-type="float" office:value="0.314514" calcext:value-type="float">
            <text:p>0.314514</text:p>
          </table:table-cell>
          <table:table-cell office:value-type="float" office:value="0.376892" calcext:value-type="float">
            <text:p>0.376892</text:p>
          </table:table-cell>
          <table:table-cell table:number-columns-repeated="7"/>
        </table:table-row>
        <table:table-row table:style-name="ro1">
          <table:table-cell office:value-type="float" office:value="0.375366" calcext:value-type="float">
            <text:p>0.375366</text:p>
          </table:table-cell>
          <table:table-cell office:value-type="float" office:value="0.340515" calcext:value-type="float">
            <text:p>0.340515</text:p>
          </table:table-cell>
          <table:table-cell table:number-columns-repeated="7"/>
        </table:table-row>
        <table:table-row table:style-name="ro1">
          <table:table-cell office:value-type="float" office:value="0.430023" calcext:value-type="float">
            <text:p>0.430023</text:p>
          </table:table-cell>
          <table:table-cell office:value-type="float" office:value="0.296265" calcext:value-type="float">
            <text:p>0.296265</text:p>
          </table:table-cell>
          <table:table-cell table:number-columns-repeated="7"/>
        </table:table-row>
        <table:table-row table:style-name="ro1">
          <table:table-cell office:value-type="float" office:value="0.477722" calcext:value-type="float">
            <text:p>0.477722</text:p>
          </table:table-cell>
          <table:table-cell office:value-type="float" office:value="0.24472" calcext:value-type="float">
            <text:p>0.24472</text:p>
          </table:table-cell>
          <table:table-cell table:number-columns-repeated="7"/>
        </table:table-row>
        <table:table-row table:style-name="ro1">
          <table:table-cell office:value-type="float" office:value="0.518097" calcext:value-type="float">
            <text:p>0.518097</text:p>
          </table:table-cell>
          <table:table-cell office:value-type="float" office:value="0.186523" calcext:value-type="float">
            <text:p>0.186523</text:p>
          </table:table-cell>
          <table:table-cell table:number-columns-repeated="7"/>
        </table:table-row>
        <table:table-row table:style-name="ro1">
          <table:table-cell office:value-type="float" office:value="0.548279" calcext:value-type="float">
            <text:p>0.548279</text:p>
          </table:table-cell>
          <table:table-cell office:value-type="float" office:value="0.123749" calcext:value-type="float">
            <text:p>0.123749</text:p>
          </table:table-cell>
          <table:table-cell table:number-columns-repeated="7"/>
        </table:table-row>
        <table:table-row table:style-name="ro1">
          <table:table-cell office:value-type="float" office:value="0.56958" calcext:value-type="float">
            <text:p>0.56958</text:p>
          </table:table-cell>
          <table:table-cell office:value-type="float" office:value="0.0560303" calcext:value-type="float">
            <text:p>0.0560303</text:p>
          </table:table-cell>
          <table:table-cell table:number-columns-repeated="7"/>
        </table:table-row>
        <table:table-row table:style-name="ro1">
          <table:table-cell office:value-type="float" office:value="0.580872" calcext:value-type="float">
            <text:p>0.580872</text:p>
          </table:table-cell>
          <table:table-cell office:value-type="float" office:value="-0.0138245" calcext:value-type="float">
            <text:p>-0.0138245</text:p>
          </table:table-cell>
          <table:table-cell table:number-columns-repeated="7"/>
        </table:table-row>
        <table:table-row table:style-name="ro1">
          <table:table-cell office:value-type="float" office:value="0.580841" calcext:value-type="float">
            <text:p>0.580841</text:p>
          </table:table-cell>
          <table:table-cell office:value-type="float" office:value="-0.086731" calcext:value-type="float">
            <text:p>-0.086731</text:p>
          </table:table-cell>
          <table:table-cell table:number-columns-repeated="7"/>
        </table:table-row>
        <table:table-row table:style-name="ro1">
          <table:table-cell office:value-type="float" office:value="0.569641" calcext:value-type="float">
            <text:p>0.569641</text:p>
          </table:table-cell>
          <table:table-cell office:value-type="float" office:value="-0.159637" calcext:value-type="float">
            <text:p>-0.159637</text:p>
          </table:table-cell>
          <table:table-cell table:number-columns-repeated="7"/>
        </table:table-row>
        <table:table-row table:style-name="ro1">
          <table:table-cell office:value-type="float" office:value="0.547821" calcext:value-type="float">
            <text:p>0.547821</text:p>
          </table:table-cell>
          <table:table-cell office:value-type="float" office:value="-0.230499" calcext:value-type="float">
            <text:p>-0.230499</text:p>
          </table:table-cell>
          <table:table-cell table:number-columns-repeated="7"/>
        </table:table-row>
        <table:table-row table:style-name="ro1">
          <table:table-cell office:value-type="float" office:value="0.514618" calcext:value-type="float">
            <text:p>0.514618</text:p>
          </table:table-cell>
          <table:table-cell office:value-type="float" office:value="-0.300079" calcext:value-type="float">
            <text:p>-0.300079</text:p>
          </table:table-cell>
          <table:table-cell table:number-columns-repeated="7"/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-0.364929" calcext:value-type="float">
            <text:p>-0.364929</text:p>
          </table:table-cell>
          <table:table-cell table:number-columns-repeated="7"/>
        </table:table-row>
        <table:table-row table:style-name="ro1">
          <table:table-cell office:value-type="float" office:value="0.416595" calcext:value-type="float">
            <text:p>0.416595</text:p>
          </table:table-cell>
          <table:table-cell office:value-type="float" office:value="-0.424042" calcext:value-type="float">
            <text:p>-0.424042</text:p>
          </table:table-cell>
          <table:table-cell table:number-columns-repeated="7"/>
        </table:table-row>
        <table:table-row table:style-name="ro1">
          <table:table-cell office:value-type="float" office:value="0.35318" calcext:value-type="float">
            <text:p>0.35318</text:p>
          </table:table-cell>
          <table:table-cell office:value-type="float" office:value="-0.476776" calcext:value-type="float">
            <text:p>-0.476776</text:p>
          </table:table-cell>
          <table:table-cell table:number-columns-repeated="7"/>
        </table:table-row>
        <table:table-row table:style-name="ro1">
          <table:table-cell office:value-type="float" office:value="0.280762" calcext:value-type="float">
            <text:p>0.280762</text:p>
          </table:table-cell>
          <table:table-cell office:value-type="float" office:value="-0.521576" calcext:value-type="float">
            <text:p>-0.521576</text:p>
          </table:table-cell>
          <table:table-cell table:number-columns-repeated="7"/>
        </table:table-row>
        <table:table-row table:style-name="ro1">
          <table:table-cell office:value-type="float" office:value="0.204742" calcext:value-type="float">
            <text:p>0.204742</text:p>
          </table:table-cell>
          <table:table-cell office:value-type="float" office:value="-0.557251" calcext:value-type="float">
            <text:p>-0.557251</text:p>
          </table:table-cell>
          <table:table-cell table:number-columns-repeated="7"/>
        </table:table-row>
        <table:table-row table:style-name="ro1">
          <table:table-cell office:value-type="float" office:value="0.121643" calcext:value-type="float">
            <text:p>0.121643</text:p>
          </table:table-cell>
          <table:table-cell office:value-type="float" office:value="-0.581726" calcext:value-type="float">
            <text:p>-0.581726</text:p>
          </table:table-cell>
          <table:table-cell table:number-columns-repeated="7"/>
        </table:table-row>
        <table:table-row table:style-name="ro1">
          <table:table-cell office:value-type="float" office:value="0.0367126" calcext:value-type="float">
            <text:p>0.0367126</text:p>
          </table:table-cell>
          <table:table-cell office:value-type="float" office:value="-0.59668" calcext:value-type="float">
            <text:p>-0.59668</text:p>
          </table:table-cell>
          <table:table-cell table:number-columns-repeated="7"/>
        </table:table-row>
        <table:table-row table:style-name="ro1">
          <table:table-cell office:value-type="float" office:value="-0.0510864" calcext:value-type="float">
            <text:p>-0.0510864</text:p>
          </table:table-cell>
          <table:table-cell office:value-type="float" office:value="-0.598328" calcext:value-type="float">
            <text:p>-0.598328</text:p>
          </table:table-cell>
          <table:table-cell table:number-columns-repeated="7"/>
        </table:table-row>
        <table:table-row table:style-name="ro1">
          <table:table-cell office:value-type="float" office:value="-0.132935" calcext:value-type="float">
            <text:p>-0.132935</text:p>
          </table:table-cell>
          <table:table-cell office:value-type="float" office:value="-0.590302" calcext:value-type="float">
            <text:p>-0.590302</text:p>
          </table:table-cell>
          <table:table-cell table:number-columns-repeated="7"/>
        </table:table-row>
        <table:table-row table:style-name="ro1">
          <table:table-cell office:value-type="float" office:value="-0.211823" calcext:value-type="float">
            <text:p>-0.211823</text:p>
          </table:table-cell>
          <table:table-cell office:value-type="float" office:value="-0.568298" calcext:value-type="float">
            <text:p>-0.568298</text:p>
          </table:table-cell>
          <table:table-cell table:number-columns-repeated="7"/>
        </table:table-row>
        <table:table-row table:style-name="ro1">
          <table:table-cell office:value-type="float" office:value="-0.288025" calcext:value-type="float">
            <text:p>-0.288025</text:p>
          </table:table-cell>
          <table:table-cell office:value-type="float" office:value="-0.532562" calcext:value-type="float">
            <text:p>-0.532562</text:p>
          </table:table-cell>
          <table:table-cell table:number-columns-repeated="7"/>
        </table:table-row>
        <table:table-row table:style-name="ro1">
          <table:table-cell office:value-type="float" office:value="-0.353882" calcext:value-type="float">
            <text:p>-0.353882</text:p>
          </table:table-cell>
          <table:table-cell office:value-type="float" office:value="-0.486359" calcext:value-type="float">
            <text:p>-0.486359</text:p>
          </table:table-cell>
          <table:table-cell table:number-columns-repeated="7"/>
        </table:table-row>
        <table:table-row table:style-name="ro1">
          <table:table-cell office:value-type="float" office:value="-0.413574" calcext:value-type="float">
            <text:p>-0.413574</text:p>
          </table:table-cell>
          <table:table-cell office:value-type="float" office:value="-0.428162" calcext:value-type="float">
            <text:p>-0.428162</text:p>
          </table:table-cell>
          <table:table-cell table:number-columns-repeated="7"/>
        </table:table-row>
        <table:table-row table:style-name="ro1">
          <table:table-cell office:value-type="float" office:value="-0.463715" calcext:value-type="float">
            <text:p>-0.463715</text:p>
          </table:table-cell>
          <table:table-cell office:value-type="float" office:value="-0.359558" calcext:value-type="float">
            <text:p>-0.359558</text:p>
          </table:table-cell>
          <table:table-cell table:number-columns-repeated="7"/>
        </table:table-row>
        <table:table-row table:style-name="ro1">
          <table:table-cell office:value-type="float" office:value="-0.504456" calcext:value-type="float">
            <text:p>-0.504456</text:p>
          </table:table-cell>
          <table:table-cell office:value-type="float" office:value="-0.280853" calcext:value-type="float">
            <text:p>-0.280853</text:p>
          </table:table-cell>
          <table:table-cell table:number-columns-repeated="7"/>
        </table:table-row>
        <table:table-row table:style-name="ro1">
          <table:table-cell office:value-type="float" office:value="-0.535095" calcext:value-type="float">
            <text:p>-0.535095</text:p>
          </table:table-cell>
          <table:table-cell office:value-type="float" office:value="-0.197113" calcext:value-type="float">
            <text:p>-0.197113</text:p>
          </table:table-cell>
          <table:table-cell table:number-columns-repeated="7"/>
        </table:table-row>
        <table:table-row table:style-name="ro1">
          <table:table-cell office:value-type="float" office:value="-0.555176" calcext:value-type="float">
            <text:p>-0.555176</text:p>
          </table:table-cell>
          <table:table-cell office:value-type="float" office:value="-0.10791" calcext:value-type="float">
            <text:p>-0.10791</text:p>
          </table:table-cell>
          <table:table-cell table:number-columns-repeated="7"/>
        </table:table-row>
        <table:table-row table:style-name="ro1">
          <table:table-cell office:value-type="float" office:value="-0.564545" calcext:value-type="float">
            <text:p>-0.564545</text:p>
          </table:table-cell>
          <table:table-cell office:value-type="float" office:value="-0.0178833" calcext:value-type="float">
            <text:p>-0.0178833</text:p>
          </table:table-cell>
          <table:table-cell table:number-columns-repeated="7"/>
        </table:table-row>
        <table:table-row table:style-name="ro1">
          <table:table-cell office:value-type="float" office:value="-0.561798" calcext:value-type="float">
            <text:p>-0.561798</text:p>
          </table:table-cell>
          <table:table-cell office:value-type="float" office:value="0.0714111" calcext:value-type="float">
            <text:p>0.0714111</text:p>
          </table:table-cell>
          <table:table-cell table:number-columns-repeated="7"/>
        </table:table-row>
        <table:table-row table:style-name="ro1">
          <table:table-cell office:value-type="float" office:value="-0.548248" calcext:value-type="float">
            <text:p>-0.548248</text:p>
          </table:table-cell>
          <table:table-cell office:value-type="float" office:value="0.160675" calcext:value-type="float">
            <text:p>0.160675</text:p>
          </table:table-cell>
          <table:table-cell table:number-columns-repeated="7"/>
        </table:table-row>
        <table:table-row table:style-name="ro1">
          <table:table-cell office:value-type="float" office:value="-0.524933" calcext:value-type="float">
            <text:p>-0.524933</text:p>
          </table:table-cell>
          <table:table-cell office:value-type="float" office:value="0.245514" calcext:value-type="float">
            <text:p>0.245514</text:p>
          </table:table-cell>
          <table:table-cell table:number-columns-repeated="7"/>
        </table:table-row>
        <table:table-row table:style-name="ro1">
          <table:table-cell office:value-type="float" office:value="-0.491028" calcext:value-type="float">
            <text:p>-0.491028</text:p>
          </table:table-cell>
          <table:table-cell office:value-type="float" office:value="0.325317" calcext:value-type="float">
            <text:p>0.325317</text:p>
          </table:table-cell>
          <table:table-cell table:number-columns-repeated="7"/>
        </table:table-row>
        <table:table-row table:style-name="ro1">
          <table:table-cell office:value-type="float" office:value="-0.447021" calcext:value-type="float">
            <text:p>-0.447021</text:p>
          </table:table-cell>
          <table:table-cell office:value-type="float" office:value="0.399811" calcext:value-type="float">
            <text:p>0.399811</text:p>
          </table:table-cell>
          <table:table-cell table:number-columns-repeated="7"/>
        </table:table-row>
        <table:table-row table:style-name="ro1">
          <table:table-cell office:value-type="float" office:value="-0.392578" calcext:value-type="float">
            <text:p>-0.392578</text:p>
          </table:table-cell>
          <table:table-cell office:value-type="float" office:value="0.465607" calcext:value-type="float">
            <text:p>0.465607</text:p>
          </table:table-cell>
          <table:table-cell table:number-columns-repeated="7"/>
        </table:table-row>
        <table:table-row table:style-name="ro1">
          <table:table-cell office:value-type="float" office:value="-0.329285" calcext:value-type="float">
            <text:p>-0.329285</text:p>
          </table:table-cell>
          <table:table-cell office:value-type="float" office:value="0.52359" calcext:value-type="float">
            <text:p>0.52359</text:p>
          </table:table-cell>
          <table:table-cell table:number-columns-repeated="7"/>
        </table:table-row>
        <table:table-row table:style-name="ro1">
          <table:table-cell office:value-type="float" office:value="-0.257141" calcext:value-type="float">
            <text:p>-0.257141</text:p>
          </table:table-cell>
          <table:table-cell office:value-type="float" office:value="0.572174" calcext:value-type="float">
            <text:p>0.572174</text:p>
          </table:table-cell>
          <table:table-cell table:number-columns-repeated="7"/>
        </table:table-row>
        <table:table-row table:style-name="ro1">
          <table:table-cell office:value-type="float" office:value="-0.177338" calcext:value-type="float">
            <text:p>-0.177338</text:p>
          </table:table-cell>
          <table:table-cell office:value-type="float" office:value="0.608948" calcext:value-type="float">
            <text:p>0.608948</text:p>
          </table:table-cell>
          <table:table-cell table:number-columns-repeated="7"/>
        </table:table-row>
        <table:table-row table:style-name="ro1">
          <table:table-cell office:value-type="float" office:value="-0.0915527" calcext:value-type="float">
            <text:p>-0.0915527</text:p>
          </table:table-cell>
          <table:table-cell office:value-type="float" office:value="0.635315" calcext:value-type="float">
            <text:p>0.635315</text:p>
          </table:table-cell>
          <table:table-cell table:number-columns-repeated="7"/>
        </table:table-row>
        <table:table-row table:style-name="ro1">
          <table:table-cell office:value-type="float" office:value="-0.00143433" calcext:value-type="float">
            <text:p>-0.00143433</text:p>
          </table:table-cell>
          <table:table-cell office:value-type="float" office:value="0.65033" calcext:value-type="float">
            <text:p>0.65033</text:p>
          </table:table-cell>
          <table:table-cell table:number-columns-repeated="7"/>
        </table:table-row>
        <table:table-row table:style-name="ro1">
          <table:table-cell office:value-type="float" office:value="0.0913391" calcext:value-type="float">
            <text:p>0.0913391</text:p>
          </table:table-cell>
          <table:table-cell office:value-type="float" office:value="0.652527" calcext:value-type="float">
            <text:p>0.652527</text:p>
          </table:table-cell>
          <table:table-cell table:number-columns-repeated="7"/>
        </table:table-row>
        <table:table-row table:style-name="ro1">
          <table:table-cell office:value-type="float" office:value="0.184418" calcext:value-type="float">
            <text:p>0.184418</text:p>
          </table:table-cell>
          <table:table-cell office:value-type="float" office:value="0.642334" calcext:value-type="float">
            <text:p>0.642334</text:p>
          </table:table-cell>
          <table:table-cell table:number-columns-repeated="7"/>
        </table:table-row>
        <table:table-row table:style-name="ro1">
          <table:table-cell office:value-type="float" office:value="0.275055" calcext:value-type="float">
            <text:p>0.275055</text:p>
          </table:table-cell>
          <table:table-cell office:value-type="float" office:value="0.619598" calcext:value-type="float">
            <text:p>0.619598</text:p>
          </table:table-cell>
          <table:table-cell table:number-columns-repeated="7"/>
        </table:table-row>
        <table:table-row table:style-name="ro1">
          <table:table-cell office:value-type="float" office:value="0.362061" calcext:value-type="float">
            <text:p>0.362061</text:p>
          </table:table-cell>
          <table:table-cell office:value-type="float" office:value="0.585236" calcext:value-type="float">
            <text:p>0.585236</text:p>
          </table:table-cell>
          <table:table-cell table:number-columns-repeated="7"/>
        </table:table-row>
        <table:table-row table:style-name="ro1">
          <table:table-cell office:value-type="float" office:value="0.442719" calcext:value-type="float">
            <text:p>0.442719</text:p>
          </table:table-cell>
          <table:table-cell office:value-type="float" office:value="0.539551" calcext:value-type="float">
            <text:p>0.539551</text:p>
          </table:table-cell>
          <table:table-cell table:number-columns-repeated="7"/>
        </table:table-row>
        <table:table-row table:style-name="ro1">
          <table:table-cell office:value-type="float" office:value="0.516266" calcext:value-type="float">
            <text:p>0.516266</text:p>
          </table:table-cell>
          <table:table-cell office:value-type="float" office:value="0.483185" calcext:value-type="float">
            <text:p>0.483185</text:p>
          </table:table-cell>
          <table:table-cell table:number-columns-repeated="7"/>
        </table:table-row>
        <table:table-row table:style-name="ro1">
          <table:table-cell office:value-type="float" office:value="0.578918" calcext:value-type="float">
            <text:p>0.578918</text:p>
          </table:table-cell>
          <table:table-cell office:value-type="float" office:value="0.416443" calcext:value-type="float">
            <text:p>0.416443</text:p>
          </table:table-cell>
          <table:table-cell table:number-columns-repeated="7"/>
        </table:table-row>
        <table:table-row table:style-name="ro1">
          <table:table-cell office:value-type="float" office:value="0.63092" calcext:value-type="float">
            <text:p>0.63092</text:p>
          </table:table-cell>
          <table:table-cell office:value-type="float" office:value="0.341095" calcext:value-type="float">
            <text:p>0.341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670959" calcext:value-type="float">
            <text:p>0.670959</text:p>
          </table:table-cell>
          <table:table-cell office:value-type="float" office:value="0.25946" calcext:value-type="float">
            <text:p>0.25946</text:p>
          </table:table-cell>
          <table:table-cell table:number-columns-repeated="7"/>
        </table:table-row>
        <table:table-row table:style-name="ro1">
          <table:table-cell office:value-type="float" office:value="0.696564" calcext:value-type="float">
            <text:p>0.696564</text:p>
          </table:table-cell>
          <table:table-cell office:value-type="float" office:value="0.172272" calcext:value-type="float">
            <text:p>0.172272</text:p>
          </table:table-cell>
          <table:table-cell table:number-columns-repeated="7"/>
        </table:table-row>
        <table:table-row table:style-name="ro1">
          <table:table-cell office:value-type="float" office:value="0.708984" calcext:value-type="float">
            <text:p>0.708984</text:p>
          </table:table-cell>
          <table:table-cell office:value-type="float" office:value="0.0820007" calcext:value-type="float">
            <text:p>0.0820007</text:p>
          </table:table-cell>
          <table:table-cell table:number-columns-repeated="7"/>
        </table:table-row>
        <table:table-row table:style-name="ro1">
          <table:table-cell office:value-type="float" office:value="0.707306" calcext:value-type="float">
            <text:p>0.707306</text:p>
          </table:table-cell>
          <table:table-cell office:value-type="float" office:value="-0.0090332" calcext:value-type="float">
            <text:p>-0.0090332</text:p>
          </table:table-cell>
          <table:table-cell table:number-columns-repeated="7"/>
        </table:table-row>
        <table:table-row table:style-name="ro1">
          <table:table-cell office:value-type="float" office:value="0.690552" calcext:value-type="float">
            <text:p>0.690552</text:p>
          </table:table-cell>
          <table:table-cell office:value-type="float" office:value="-0.0997009" calcext:value-type="float">
            <text:p>-0.0997009</text:p>
          </table:table-cell>
          <table:table-cell table:number-columns-repeated="7"/>
        </table:table-row>
        <table:table-row table:style-name="ro1">
          <table:table-cell office:value-type="float" office:value="0.656982" calcext:value-type="float">
            <text:p>0.656982</text:p>
          </table:table-cell>
          <table:table-cell office:value-type="float" office:value="-0.18631" calcext:value-type="float">
            <text:p>-0.18631</text:p>
          </table:table-cell>
          <table:table-cell table:number-columns-repeated="7"/>
        </table:table-row>
        <table:table-row table:style-name="ro1">
          <table:table-cell office:value-type="float" office:value="0.610504" calcext:value-type="float">
            <text:p>0.610504</text:p>
          </table:table-cell>
          <table:table-cell office:value-type="float" office:value="-0.267456" calcext:value-type="float">
            <text:p>-0.267456</text:p>
          </table:table-cell>
          <table:table-cell table:number-columns-repeated="7"/>
        </table:table-row>
        <table:table-row table:style-name="ro1">
          <table:table-cell office:value-type="float" office:value="0.555603" calcext:value-type="float">
            <text:p>0.555603</text:p>
          </table:table-cell>
          <table:table-cell office:value-type="float" office:value="-0.342194" calcext:value-type="float">
            <text:p>-0.342194</text:p>
          </table:table-cell>
          <table:table-cell table:number-columns-repeated="7"/>
        </table:table-row>
        <table:table-row table:style-name="ro1">
          <table:table-cell office:value-type="float" office:value="0.48584" calcext:value-type="float">
            <text:p>0.48584</text:p>
          </table:table-cell>
          <table:table-cell office:value-type="float" office:value="-0.407928" calcext:value-type="float">
            <text:p>-0.407928</text:p>
          </table:table-cell>
          <table:table-cell table:number-columns-repeated="7"/>
        </table:table-row>
        <table:table-row table:style-name="ro1">
          <table:table-cell office:value-type="float" office:value="0.407166" calcext:value-type="float">
            <text:p>0.407166</text:p>
          </table:table-cell>
          <table:table-cell office:value-type="float" office:value="-0.46402" calcext:value-type="float">
            <text:p>-0.46402</text:p>
          </table:table-cell>
          <table:table-cell table:number-columns-repeated="7"/>
        </table:table-row>
        <table:table-row table:style-name="ro1">
          <table:table-cell office:value-type="float" office:value="0.322052" calcext:value-type="float">
            <text:p>0.322052</text:p>
          </table:table-cell>
          <table:table-cell office:value-type="float" office:value="-0.507782" calcext:value-type="float">
            <text:p>-0.507782</text:p>
          </table:table-cell>
          <table:table-cell table:number-columns-repeated="7"/>
        </table:table-row>
        <table:table-row table:style-name="ro1">
          <table:table-cell office:value-type="float" office:value="0.230896" calcext:value-type="float">
            <text:p>0.230896</text:p>
          </table:table-cell>
          <table:table-cell office:value-type="float" office:value="-0.54068" calcext:value-type="float">
            <text:p>-0.54068</text:p>
          </table:table-cell>
          <table:table-cell table:number-columns-repeated="7"/>
        </table:table-row>
        <table:table-row table:style-name="ro1">
          <table:table-cell office:value-type="float" office:value="0.13855" calcext:value-type="float">
            <text:p>0.13855</text:p>
          </table:table-cell>
          <table:table-cell office:value-type="float" office:value="-0.559845" calcext:value-type="float">
            <text:p>-0.559845</text:p>
          </table:table-cell>
          <table:table-cell table:number-columns-repeated="7"/>
        </table:table-row>
        <table:table-row table:style-name="ro1">
          <table:table-cell office:value-type="float" office:value="0.0456238" calcext:value-type="float">
            <text:p>0.0456238</text:p>
          </table:table-cell>
          <table:table-cell office:value-type="float" office:value="-0.566742" calcext:value-type="float">
            <text:p>-0.566742</text:p>
          </table:table-cell>
          <table:table-cell table:number-columns-repeated="7"/>
        </table:table-row>
        <table:table-row table:style-name="ro1">
          <table:table-cell office:value-type="float" office:value="-0.0435791" calcext:value-type="float">
            <text:p>-0.0435791</text:p>
          </table:table-cell>
          <table:table-cell office:value-type="float" office:value="-0.560242" calcext:value-type="float">
            <text:p>-0.560242</text:p>
          </table:table-cell>
          <table:table-cell table:number-columns-repeated="7"/>
        </table:table-row>
        <table:table-row table:style-name="ro1">
          <table:table-cell office:value-type="float" office:value="-0.128601" calcext:value-type="float">
            <text:p>-0.128601</text:p>
          </table:table-cell>
          <table:table-cell office:value-type="float" office:value="-0.539337" calcext:value-type="float">
            <text:p>-0.539337</text:p>
          </table:table-cell>
          <table:table-cell table:number-columns-repeated="7"/>
        </table:table-row>
        <table:table-row table:style-name="ro1">
          <table:table-cell office:value-type="float" office:value="-0.207611" calcext:value-type="float">
            <text:p>-0.207611</text:p>
          </table:table-cell>
          <table:table-cell office:value-type="float" office:value="-0.506897" calcext:value-type="float">
            <text:p>-0.506897</text:p>
          </table:table-cell>
          <table:table-cell table:number-columns-repeated="7"/>
        </table:table-row>
        <table:table-row table:style-name="ro1">
          <table:table-cell office:value-type="float" office:value="-0.277496" calcext:value-type="float">
            <text:p>-0.277496</text:p>
          </table:table-cell>
          <table:table-cell office:value-type="float" office:value="-0.461456" calcext:value-type="float">
            <text:p>-0.461456</text:p>
          </table:table-cell>
          <table:table-cell table:number-columns-repeated="7"/>
        </table:table-row>
        <table:table-row table:style-name="ro1">
          <table:table-cell office:value-type="float" office:value="-0.338226" calcext:value-type="float">
            <text:p>-0.338226</text:p>
          </table:table-cell>
          <table:table-cell office:value-type="float" office:value="-0.404297" calcext:value-type="float">
            <text:p>-0.404297</text:p>
          </table:table-cell>
          <table:table-cell table:number-columns-repeated="7"/>
        </table:table-row>
        <table:table-row table:style-name="ro1">
          <table:table-cell office:value-type="float" office:value="-0.390594" calcext:value-type="float">
            <text:p>-0.390594</text:p>
          </table:table-cell>
          <table:table-cell office:value-type="float" office:value="-0.340149" calcext:value-type="float">
            <text:p>-0.340149</text:p>
          </table:table-cell>
          <table:table-cell table:number-columns-repeated="7"/>
        </table:table-row>
        <table:table-row table:style-name="ro1">
          <table:table-cell office:value-type="float" office:value="-0.433441" calcext:value-type="float">
            <text:p>-0.433441</text:p>
          </table:table-cell>
          <table:table-cell office:value-type="float" office:value="-0.268341" calcext:value-type="float">
            <text:p>-0.268341</text:p>
          </table:table-cell>
          <table:table-cell table:number-columns-repeated="7"/>
        </table:table-row>
        <table:table-row table:style-name="ro1">
          <table:table-cell office:value-type="float" office:value="-0.466064" calcext:value-type="float">
            <text:p>-0.466064</text:p>
          </table:table-cell>
          <table:table-cell office:value-type="float" office:value="-0.191132" calcext:value-type="float">
            <text:p>-0.191132</text:p>
          </table:table-cell>
          <table:table-cell table:number-columns-repeated="7"/>
        </table:table-row>
        <table:table-row table:style-name="ro1">
          <table:table-cell office:value-type="float" office:value="-0.488892" calcext:value-type="float">
            <text:p>-0.488892</text:p>
          </table:table-cell>
          <table:table-cell office:value-type="float" office:value="-0.109741" calcext:value-type="float">
            <text:p>-0.109741</text:p>
          </table:table-cell>
          <table:table-cell table:number-columns-repeated="7"/>
        </table:table-row>
        <table:table-row table:style-name="ro1">
          <table:table-cell office:value-type="float" office:value="-0.500763" calcext:value-type="float">
            <text:p>-0.500763</text:p>
          </table:table-cell>
          <table:table-cell office:value-type="float" office:value="-0.0280762" calcext:value-type="float">
            <text:p>-0.0280762</text:p>
          </table:table-cell>
          <table:table-cell table:number-columns-repeated="7"/>
        </table:table-row>
        <table:table-row table:style-name="ro1">
          <table:table-cell office:value-type="float" office:value="-0.503052" calcext:value-type="float">
            <text:p>-0.503052</text:p>
          </table:table-cell>
          <table:table-cell office:value-type="float" office:value="0.0533752" calcext:value-type="float">
            <text:p>0.0533752</text:p>
          </table:table-cell>
          <table:table-cell table:number-columns-repeated="7"/>
        </table:table-row>
        <table:table-row table:style-name="ro1">
          <table:table-cell office:value-type="float" office:value="-0.495575" calcext:value-type="float">
            <text:p>-0.495575</text:p>
          </table:table-cell>
          <table:table-cell office:value-type="float" office:value="0.132568" calcext:value-type="float">
            <text:p>0.132568</text:p>
          </table:table-cell>
          <table:table-cell table:number-columns-repeated="7"/>
        </table:table-row>
        <table:table-row table:style-name="ro1">
          <table:table-cell office:value-type="float" office:value="-0.478699" calcext:value-type="float">
            <text:p>-0.478699</text:p>
          </table:table-cell>
          <table:table-cell office:value-type="float" office:value="0.208496" calcext:value-type="float">
            <text:p>0.208496</text:p>
          </table:table-cell>
          <table:table-cell table:number-columns-repeated="7"/>
        </table:table-row>
        <table:table-row table:style-name="ro1">
          <table:table-cell office:value-type="float" office:value="-0.453522" calcext:value-type="float">
            <text:p>-0.453522</text:p>
          </table:table-cell>
          <table:table-cell office:value-type="float" office:value="0.279999" calcext:value-type="float">
            <text:p>0.279999</text:p>
          </table:table-cell>
          <table:table-cell table:number-columns-repeated="7"/>
        </table:table-row>
        <table:table-row table:style-name="ro1">
          <table:table-cell office:value-type="float" office:value="-0.420135" calcext:value-type="float">
            <text:p>-0.420135</text:p>
          </table:table-cell>
          <table:table-cell office:value-type="float" office:value="0.345825" calcext:value-type="float">
            <text:p>0.345825</text:p>
          </table:table-cell>
          <table:table-cell table:number-columns-repeated="7"/>
        </table:table-row>
        <table:table-row table:style-name="ro1">
          <table:table-cell office:value-type="float" office:value="-0.379608" calcext:value-type="float">
            <text:p>-0.379608</text:p>
          </table:table-cell>
          <table:table-cell office:value-type="float" office:value="0.405762" calcext:value-type="float">
            <text:p>0.405762</text:p>
          </table:table-cell>
          <table:table-cell table:number-columns-repeated="7"/>
        </table:table-row>
        <table:table-row table:style-name="ro1">
          <table:table-cell office:value-type="float" office:value="-0.331696" calcext:value-type="float">
            <text:p>-0.331696</text:p>
          </table:table-cell>
          <table:table-cell office:value-type="float" office:value="0.458649" calcext:value-type="float">
            <text:p>0.458649</text:p>
          </table:table-cell>
          <table:table-cell table:number-columns-repeated="7"/>
        </table:table-row>
        <table:table-row table:style-name="ro1">
          <table:table-cell office:value-type="float" office:value="-0.27713" calcext:value-type="float">
            <text:p>-0.27713</text:p>
          </table:table-cell>
          <table:table-cell office:value-type="float" office:value="0.503784" calcext:value-type="float">
            <text:p>0.503784</text:p>
          </table:table-cell>
          <table:table-cell table:number-columns-repeated="7"/>
        </table:table-row>
        <table:table-row table:style-name="ro1">
          <table:table-cell office:value-type="float" office:value="-0.217041" calcext:value-type="float">
            <text:p>-0.217041</text:p>
          </table:table-cell>
          <table:table-cell office:value-type="float" office:value="0.541046" calcext:value-type="float">
            <text:p>0.541046</text:p>
          </table:table-cell>
          <table:table-cell table:number-columns-repeated="7"/>
        </table:table-row>
        <table:table-row table:style-name="ro1">
          <table:table-cell office:value-type="float" office:value="-0.152313" calcext:value-type="float">
            <text:p>-0.152313</text:p>
          </table:table-cell>
          <table:table-cell office:value-type="float" office:value="0.570282" calcext:value-type="float">
            <text:p>0.570282</text:p>
          </table:table-cell>
          <table:table-cell table:number-columns-repeated="7"/>
        </table:table-row>
        <table:table-row table:style-name="ro1">
          <table:table-cell office:value-type="float" office:value="-0.0839844" calcext:value-type="float">
            <text:p>-0.0839844</text:p>
          </table:table-cell>
          <table:table-cell office:value-type="float" office:value="0.591278" calcext:value-type="float">
            <text:p>0.591278</text:p>
          </table:table-cell>
          <table:table-cell table:number-columns-repeated="7"/>
        </table:table-row>
        <table:table-row table:style-name="ro1">
          <table:table-cell office:value-type="float" office:value="-0.0136719" calcext:value-type="float">
            <text:p>-0.0136719</text:p>
          </table:table-cell>
          <table:table-cell office:value-type="float" office:value="0.602966" calcext:value-type="float">
            <text:p>0.602966</text:p>
          </table:table-cell>
          <table:table-cell table:number-columns-repeated="7"/>
        </table:table-row>
        <table:table-row table:style-name="ro1">
          <table:table-cell office:value-type="float" office:value="0.0576477" calcext:value-type="float">
            <text:p>0.0576477</text:p>
          </table:table-cell>
          <table:table-cell office:value-type="float" office:value="0.605469" calcext:value-type="float">
            <text:p>0.605469</text:p>
          </table:table-cell>
          <table:table-cell table:number-columns-repeated="7"/>
        </table:table-row>
        <table:table-row table:style-name="ro1">
          <table:table-cell office:value-type="float" office:value="0.128571" calcext:value-type="float">
            <text:p>0.128571</text:p>
          </table:table-cell>
          <table:table-cell office:value-type="float" office:value="0.597992" calcext:value-type="float">
            <text:p>0.597992</text:p>
          </table:table-cell>
          <table:table-cell table:number-columns-repeated="7"/>
        </table:table-row>
        <table:table-row table:style-name="ro1">
          <table:table-cell office:value-type="float" office:value="0.19751" calcext:value-type="float">
            <text:p>0.19751</text:p>
          </table:table-cell>
          <table:table-cell office:value-type="float" office:value="0.581726" calcext:value-type="float">
            <text:p>0.581726</text:p>
          </table:table-cell>
          <table:table-cell table:number-columns-repeated="7"/>
        </table:table-row>
        <table:table-row table:style-name="ro1">
          <table:table-cell office:value-type="float" office:value="0.26297" calcext:value-type="float">
            <text:p>0.26297</text:p>
          </table:table-cell>
          <table:table-cell office:value-type="float" office:value="0.55658" calcext:value-type="float">
            <text:p>0.55658</text:p>
          </table:table-cell>
          <table:table-cell table:number-columns-repeated="7"/>
        </table:table-row>
        <table:table-row table:style-name="ro1">
          <table:table-cell office:value-type="float" office:value="0.323578" calcext:value-type="float">
            <text:p>0.323578</text:p>
          </table:table-cell>
          <table:table-cell office:value-type="float" office:value="0.522125" calcext:value-type="float">
            <text:p>0.522125</text:p>
          </table:table-cell>
          <table:table-cell table:number-columns-repeated="7"/>
        </table:table-row>
        <table:table-row table:style-name="ro1">
          <table:table-cell office:value-type="float" office:value="0.379089" calcext:value-type="float">
            <text:p>0.379089</text:p>
          </table:table-cell>
          <table:table-cell office:value-type="float" office:value="0.480957" calcext:value-type="float">
            <text:p>0.480957</text:p>
          </table:table-cell>
          <table:table-cell table:number-columns-repeated="7"/>
        </table:table-row>
        <table:table-row table:style-name="ro1">
          <table:table-cell office:value-type="float" office:value="0.422546" calcext:value-type="float">
            <text:p>0.422546</text:p>
          </table:table-cell>
          <table:table-cell office:value-type="float" office:value="0.432037" calcext:value-type="float">
            <text:p>0.432037</text:p>
          </table:table-cell>
          <table:table-cell table:number-columns-repeated="7"/>
        </table:table-row>
        <table:table-row table:style-name="ro1">
          <table:table-cell office:value-type="float" office:value="0.46933" calcext:value-type="float">
            <text:p>0.46933</text:p>
          </table:table-cell>
          <table:table-cell office:value-type="float" office:value="0.375153" calcext:value-type="float">
            <text:p>0.375153</text:p>
          </table:table-cell>
          <table:table-cell table:number-columns-repeated="7"/>
        </table:table-row>
        <table:table-row table:style-name="ro1">
          <table:table-cell office:value-type="float" office:value="0.501678" calcext:value-type="float">
            <text:p>0.501678</text:p>
          </table:table-cell>
          <table:table-cell office:value-type="float" office:value="0.31488" calcext:value-type="float">
            <text:p>0.31488</text:p>
          </table:table-cell>
          <table:table-cell table:number-columns-repeated="7"/>
        </table:table-row>
        <table:table-row table:style-name="ro1">
          <table:table-cell office:value-type="float" office:value="0.522675" calcext:value-type="float">
            <text:p>0.522675</text:p>
          </table:table-cell>
          <table:table-cell office:value-type="float" office:value="0.24826" calcext:value-type="float">
            <text:p>0.24826</text:p>
          </table:table-cell>
          <table:table-cell table:number-columns-repeated="7"/>
        </table:table-row>
        <table:table-row table:style-name="ro1">
          <table:table-cell office:value-type="float" office:value="0.534454" calcext:value-type="float">
            <text:p>0.534454</text:p>
          </table:table-cell>
          <table:table-cell office:value-type="float" office:value="0.178925" calcext:value-type="float">
            <text:p>0.178925</text:p>
          </table:table-cell>
          <table:table-cell table:number-columns-repeated="7"/>
        </table:table-row>
        <table:table-row table:style-name="ro1">
          <table:table-cell office:value-type="float" office:value="0.538666" calcext:value-type="float">
            <text:p>0.538666</text:p>
          </table:table-cell>
          <table:table-cell office:value-type="float" office:value="0.108337" calcext:value-type="float">
            <text:p>0.108337</text:p>
          </table:table-cell>
          <table:table-cell table:number-columns-repeated="7"/>
        </table:table-row>
        <table:table-row table:style-name="ro1">
          <table:table-cell office:value-type="float" office:value="0.52948" calcext:value-type="float">
            <text:p>0.52948</text:p>
          </table:table-cell>
          <table:table-cell office:value-type="float" office:value="0.0356445" calcext:value-type="float">
            <text:p>0.0356445</text:p>
          </table:table-cell>
          <table:table-cell table:number-columns-repeated="7"/>
        </table:table-row>
        <table:table-row table:style-name="ro1">
          <table:table-cell office:value-type="float" office:value="0.507965" calcext:value-type="float">
            <text:p>0.507965</text:p>
          </table:table-cell>
          <table:table-cell office:value-type="float" office:value="-0.0369568" calcext:value-type="float">
            <text:p>-0.0369568</text:p>
          </table:table-cell>
          <table:table-cell table:number-columns-repeated="7"/>
        </table:table-row>
        <table:table-row table:style-name="ro1">
          <table:table-cell office:value-type="float" office:value="0.477936" calcext:value-type="float">
            <text:p>0.477936</text:p>
          </table:table-cell>
          <table:table-cell office:value-type="float" office:value="-0.105164" calcext:value-type="float">
            <text:p>-0.105164</text:p>
          </table:table-cell>
          <table:table-cell table:number-columns-repeated="7"/>
        </table:table-row>
        <table:table-row table:style-name="ro1">
          <table:table-cell office:value-type="float" office:value="0.434357" calcext:value-type="float">
            <text:p>0.434357</text:p>
          </table:table-cell>
          <table:table-cell office:value-type="float" office:value="-0.170593" calcext:value-type="float">
            <text:p>-0.170593</text:p>
          </table:table-cell>
          <table:table-cell table:number-columns-repeated="7"/>
        </table:table-row>
        <table:table-row table:style-name="ro1">
          <table:table-cell office:value-type="float" office:value="0.381775" calcext:value-type="float">
            <text:p>0.381775</text:p>
          </table:table-cell>
          <table:table-cell office:value-type="float" office:value="-0.231689" calcext:value-type="float">
            <text:p>-0.231689</text:p>
          </table:table-cell>
          <table:table-cell table:number-columns-repeated="7"/>
        </table:table-row>
        <table:table-row table:style-name="ro1">
          <table:table-cell office:value-type="float" office:value="0.321289" calcext:value-type="float">
            <text:p>0.321289</text:p>
          </table:table-cell>
          <table:table-cell office:value-type="float" office:value="-0.284393" calcext:value-type="float">
            <text:p>-0.284393</text:p>
          </table:table-cell>
          <table:table-cell table:number-columns-repeated="7"/>
        </table:table-row>
        <table:table-row table:style-name="ro1">
          <table:table-cell office:value-type="float" office:value="0.251465" calcext:value-type="float">
            <text:p>0.251465</text:p>
          </table:table-cell>
          <table:table-cell office:value-type="float" office:value="-0.33075" calcext:value-type="float">
            <text:p>-0.33075</text:p>
          </table:table-cell>
          <table:table-cell table:number-columns-repeated="7"/>
        </table:table-row>
        <table:table-row table:style-name="ro1">
          <table:table-cell office:value-type="float" office:value="0.174347" calcext:value-type="float">
            <text:p>0.174347</text:p>
          </table:table-cell>
          <table:table-cell office:value-type="float" office:value="-0.368652" calcext:value-type="float">
            <text:p>-0.368652</text:p>
          </table:table-cell>
          <table:table-cell table:number-columns-repeated="7"/>
        </table:table-row>
        <table:table-row table:style-name="ro1">
          <table:table-cell office:value-type="float" office:value="0.0932922" calcext:value-type="float">
            <text:p>0.0932922</text:p>
          </table:table-cell>
          <table:table-cell office:value-type="float" office:value="-0.395782" calcext:value-type="float">
            <text:p>-0.395782</text:p>
          </table:table-cell>
          <table:table-cell table:number-columns-repeated="7"/>
        </table:table-row>
        <table:table-row table:style-name="ro1">
          <table:table-cell office:value-type="float" office:value="0.00918579" calcext:value-type="float">
            <text:p>0.00918579</text:p>
          </table:table-cell>
          <table:table-cell office:value-type="float" office:value="-0.412445" calcext:value-type="float">
            <text:p>-0.412445</text:p>
          </table:table-cell>
          <table:table-cell table:number-columns-repeated="7"/>
        </table:table-row>
        <table:table-row table:style-name="ro1">
          <table:table-cell office:value-type="float" office:value="-0.0769348" calcext:value-type="float">
            <text:p>-0.0769348</text:p>
          </table:table-cell>
          <table:table-cell office:value-type="float" office:value="-0.417236" calcext:value-type="float">
            <text:p>-0.417236</text:p>
          </table:table-cell>
          <table:table-cell table:number-columns-repeated="7"/>
        </table:table-row>
        <table:table-row table:style-name="ro1">
          <table:table-cell office:value-type="float" office:value="-0.161438" calcext:value-type="float">
            <text:p>-0.161438</text:p>
          </table:table-cell>
          <table:table-cell office:value-type="float" office:value="-0.409882" calcext:value-type="float">
            <text:p>-0.409882</text:p>
          </table:table-cell>
          <table:table-cell table:number-columns-repeated="7"/>
        </table:table-row>
        <table:table-row table:style-name="ro1">
          <table:table-cell office:value-type="float" office:value="-0.242859" calcext:value-type="float">
            <text:p>-0.242859</text:p>
          </table:table-cell>
          <table:table-cell office:value-type="float" office:value="-0.3909" calcext:value-type="float">
            <text:p>-0.3909</text:p>
          </table:table-cell>
          <table:table-cell table:number-columns-repeated="7"/>
        </table:table-row>
        <table:table-row table:style-name="ro1">
          <table:table-cell office:value-type="float" office:value="-0.318878" calcext:value-type="float">
            <text:p>-0.318878</text:p>
          </table:table-cell>
          <table:table-cell office:value-type="float" office:value="-0.358368" calcext:value-type="float">
            <text:p>-0.358368</text:p>
          </table:table-cell>
          <table:table-cell table:number-columns-repeated="7"/>
        </table:table-row>
        <table:table-row table:style-name="ro1">
          <table:table-cell office:value-type="float" office:value="-0.388367" calcext:value-type="float">
            <text:p>-0.388367</text:p>
          </table:table-cell>
          <table:table-cell office:value-type="float" office:value="-0.314667" calcext:value-type="float">
            <text:p>-0.314667</text:p>
          </table:table-cell>
          <table:table-cell table:number-columns-repeated="7"/>
        </table:table-row>
        <table:table-row table:style-name="ro1">
          <table:table-cell office:value-type="float" office:value="-0.449707" calcext:value-type="float">
            <text:p>-0.449707</text:p>
          </table:table-cell>
          <table:table-cell office:value-type="float" office:value="-0.259583" calcext:value-type="float">
            <text:p>-0.259583</text:p>
          </table:table-cell>
          <table:table-cell table:number-columns-repeated="7"/>
        </table:table-row>
        <table:table-row table:style-name="ro1">
          <table:table-cell office:value-type="float" office:value="-0.503326" calcext:value-type="float">
            <text:p>-0.503326</text:p>
          </table:table-cell>
          <table:table-cell office:value-type="float" office:value="-0.194489" calcext:value-type="float">
            <text:p>-0.194489</text:p>
          </table:table-cell>
          <table:table-cell table:number-columns-repeated="7"/>
        </table:table-row>
        <table:table-row table:style-name="ro1">
          <table:table-cell office:value-type="float" office:value="-0.547058" calcext:value-type="float">
            <text:p>-0.547058</text:p>
          </table:table-cell>
          <table:table-cell office:value-type="float" office:value="-0.121124" calcext:value-type="float">
            <text:p>-0.121124</text:p>
          </table:table-cell>
          <table:table-cell table:number-columns-repeated="7"/>
        </table:table-row>
        <table:table-row table:style-name="ro1">
          <table:table-cell office:value-type="float" office:value="-0.580627" calcext:value-type="float">
            <text:p>-0.580627</text:p>
          </table:table-cell>
          <table:table-cell office:value-type="float" office:value="-0.0385437" calcext:value-type="float">
            <text:p>-0.0385437</text:p>
          </table:table-cell>
          <table:table-cell table:number-columns-repeated="7"/>
        </table:table-row>
        <table:table-row table:style-name="ro1">
          <table:table-cell office:value-type="float" office:value="-0.603912" calcext:value-type="float">
            <text:p>-0.603912</text:p>
          </table:table-cell>
          <table:table-cell office:value-type="float" office:value="0.0489502" calcext:value-type="float">
            <text:p>0.0489502</text:p>
          </table:table-cell>
          <table:table-cell table:number-columns-repeated="7"/>
        </table:table-row>
        <table:table-row table:style-name="ro1">
          <table:table-cell office:value-type="float" office:value="-0.616638" calcext:value-type="float">
            <text:p>-0.616638</text:p>
          </table:table-cell>
          <table:table-cell office:value-type="float" office:value="0.138947" calcext:value-type="float">
            <text:p>0.138947</text:p>
          </table:table-cell>
          <table:table-cell table:number-columns-repeated="7"/>
        </table:table-row>
        <table:table-row table:style-name="ro1">
          <table:table-cell office:value-type="float" office:value="-0.617462" calcext:value-type="float">
            <text:p>-0.617462</text:p>
          </table:table-cell>
          <table:table-cell office:value-type="float" office:value="0.228516" calcext:value-type="float">
            <text:p>0.228516</text:p>
          </table:table-cell>
          <table:table-cell table:number-columns-repeated="7"/>
        </table:table-row>
        <table:table-row table:style-name="ro1">
          <table:table-cell office:value-type="float" office:value="-0.60733" calcext:value-type="float">
            <text:p>-0.60733</text:p>
          </table:table-cell>
          <table:table-cell office:value-type="float" office:value="0.317047" calcext:value-type="float">
            <text:p>0.317047</text:p>
          </table:table-cell>
          <table:table-cell table:number-columns-repeated="7"/>
        </table:table-row>
        <table:table-row table:style-name="ro1">
          <table:table-cell office:value-type="float" office:value="-0.587463" calcext:value-type="float">
            <text:p>-0.587463</text:p>
          </table:table-cell>
          <table:table-cell office:value-type="float" office:value="0.401947" calcext:value-type="float">
            <text:p>0.401947</text:p>
          </table:table-cell>
          <table:table-cell table:number-columns-repeated="7"/>
        </table:table-row>
        <table:table-row table:style-name="ro1">
          <table:table-cell office:value-type="float" office:value="-0.556305" calcext:value-type="float">
            <text:p>-0.556305</text:p>
          </table:table-cell>
          <table:table-cell office:value-type="float" office:value="0.482056" calcext:value-type="float">
            <text:p>0.482056</text:p>
          </table:table-cell>
          <table:table-cell table:number-columns-repeated="7"/>
        </table:table-row>
        <table:table-row table:style-name="ro1">
          <table:table-cell office:value-type="float" office:value="-0.515869" calcext:value-type="float">
            <text:p>-0.515869</text:p>
          </table:table-cell>
          <table:table-cell office:value-type="float" office:value="0.556152" calcext:value-type="float">
            <text:p>0.556152</text:p>
          </table:table-cell>
          <table:table-cell table:number-columns-repeated="7"/>
        </table:table-row>
        <table:table-row table:style-name="ro1">
          <table:table-cell office:value-type="float" office:value="-0.466003" calcext:value-type="float">
            <text:p>-0.466003</text:p>
          </table:table-cell>
          <table:table-cell office:value-type="float" office:value="0.621735" calcext:value-type="float">
            <text:p>0.621735</text:p>
          </table:table-cell>
          <table:table-cell table:number-columns-repeated="7"/>
        </table:table-row>
        <table:table-row table:style-name="ro1">
          <table:table-cell office:value-type="float" office:value="-0.405151" calcext:value-type="float">
            <text:p>-0.405151</text:p>
          </table:table-cell>
          <table:table-cell office:value-type="float" office:value="0.679688" calcext:value-type="float">
            <text:p>0.679688</text:p>
          </table:table-cell>
          <table:table-cell table:number-columns-repeated="7"/>
        </table:table-row>
        <table:table-row table:style-name="ro1">
          <table:table-cell office:value-type="float" office:value="-0.335999" calcext:value-type="float">
            <text:p>-0.335999</text:p>
          </table:table-cell>
          <table:table-cell office:value-type="float" office:value="0.728729" calcext:value-type="float">
            <text:p>0.728729</text:p>
          </table:table-cell>
          <table:table-cell table:number-columns-repeated="7"/>
        </table:table-row>
        <table:table-row table:style-name="ro1">
          <table:table-cell office:value-type="float" office:value="-0.25882" calcext:value-type="float">
            <text:p>-0.25882</text:p>
          </table:table-cell>
          <table:table-cell office:value-type="float" office:value="0.76709" calcext:value-type="float">
            <text:p>0.76709</text:p>
          </table:table-cell>
          <table:table-cell table:number-columns-repeated="7"/>
        </table:table-row>
        <table:table-row table:style-name="ro1">
          <table:table-cell office:value-type="float" office:value="-0.174927" calcext:value-type="float">
            <text:p>-0.174927</text:p>
          </table:table-cell>
          <table:table-cell office:value-type="float" office:value="0.794739" calcext:value-type="float">
            <text:p>0.794739</text:p>
          </table:table-cell>
          <table:table-cell table:number-columns-repeated="7"/>
        </table:table-row>
        <table:table-row table:style-name="ro1">
          <table:table-cell office:value-type="float" office:value="-0.0862122" calcext:value-type="float">
            <text:p>-0.0862122</text:p>
          </table:table-cell>
          <table:table-cell office:value-type="float" office:value="0.811035" calcext:value-type="float">
            <text:p>0.811035</text:p>
          </table:table-cell>
          <table:table-cell table:number-columns-repeated="7"/>
        </table:table-row>
        <table:table-row table:style-name="ro1">
          <table:table-cell office:value-type="float" office:value="0.00482178" calcext:value-type="float">
            <text:p>0.00482178</text:p>
          </table:table-cell>
          <table:table-cell office:value-type="float" office:value="0.815308" calcext:value-type="float">
            <text:p>0.815308</text:p>
          </table:table-cell>
          <table:table-cell table:number-columns-repeated="7"/>
        </table:table-row>
        <table:table-row table:style-name="ro1">
          <table:table-cell office:value-type="float" office:value="0.0969543" calcext:value-type="float">
            <text:p>0.0969543</text:p>
          </table:table-cell>
          <table:table-cell office:value-type="float" office:value="0.806763" calcext:value-type="float">
            <text:p>0.806763</text:p>
          </table:table-cell>
          <table:table-cell table:number-columns-repeated="7"/>
        </table:table-row>
        <table:table-row table:style-name="ro1">
          <table:table-cell office:value-type="float" office:value="0.187164" calcext:value-type="float">
            <text:p>0.187164</text:p>
          </table:table-cell>
          <table:table-cell office:value-type="float" office:value="0.786682" calcext:value-type="float">
            <text:p>0.786682</text:p>
          </table:table-cell>
          <table:table-cell table:number-columns-repeated="7"/>
        </table:table-row>
        <table:table-row table:style-name="ro1">
          <table:table-cell office:value-type="float" office:value="0.274628" calcext:value-type="float">
            <text:p>0.274628</text:p>
          </table:table-cell>
          <table:table-cell office:value-type="float" office:value="0.753174" calcext:value-type="float">
            <text:p>0.753174</text:p>
          </table:table-cell>
          <table:table-cell table:number-columns-repeated="7"/>
        </table:table-row>
        <table:table-row table:style-name="ro1">
          <table:table-cell office:value-type="float" office:value="0.356293" calcext:value-type="float">
            <text:p>0.356293</text:p>
          </table:table-cell>
          <table:table-cell office:value-type="float" office:value="0.707977" calcext:value-type="float">
            <text:p>0.707977</text:p>
          </table:table-cell>
          <table:table-cell table:number-columns-repeated="7"/>
        </table:table-row>
        <table:table-row table:style-name="ro1">
          <table:table-cell office:value-type="float" office:value="0.430023" calcext:value-type="float">
            <text:p>0.430023</text:p>
          </table:table-cell>
          <table:table-cell office:value-type="float" office:value="0.652893" calcext:value-type="float">
            <text:p>0.652893</text:p>
          </table:table-cell>
          <table:table-cell table:number-columns-repeated="7"/>
        </table:table-row>
        <table:table-row table:style-name="ro1">
          <table:table-cell office:value-type="float" office:value="0.496063" calcext:value-type="float">
            <text:p>0.496063</text:p>
          </table:table-cell>
          <table:table-cell office:value-type="float" office:value="0.586823" calcext:value-type="float">
            <text:p>0.586823</text:p>
          </table:table-cell>
          <table:table-cell table:number-columns-repeated="7"/>
        </table:table-row>
        <table:table-row table:style-name="ro1">
          <table:table-cell office:value-type="float" office:value="0.548981" calcext:value-type="float">
            <text:p>0.548981</text:p>
          </table:table-cell>
          <table:table-cell office:value-type="float" office:value="0.511993" calcext:value-type="float">
            <text:p>0.511993</text:p>
          </table:table-cell>
          <table:table-cell table:number-columns-repeated="7"/>
        </table:table-row>
        <table:table-row table:style-name="ro1">
          <table:table-cell office:value-type="float" office:value="0.591339" calcext:value-type="float">
            <text:p>0.591339</text:p>
          </table:table-cell>
          <table:table-cell office:value-type="float" office:value="0.42926" calcext:value-type="float">
            <text:p>0.42926</text:p>
          </table:table-cell>
          <table:table-cell table:number-columns-repeated="7"/>
        </table:table-row>
        <table:table-row table:style-name="ro1">
          <table:table-cell office:value-type="float" office:value="0.620087" calcext:value-type="float">
            <text:p>0.620087</text:p>
          </table:table-cell>
          <table:table-cell office:value-type="float" office:value="0.341431" calcext:value-type="float">
            <text:p>0.341431</text:p>
          </table:table-cell>
          <table:table-cell table:number-columns-repeated="7"/>
        </table:table-row>
        <table:table-row table:style-name="ro1">
          <table:table-cell office:value-type="float" office:value="0.633942" calcext:value-type="float">
            <text:p>0.633942</text:p>
          </table:table-cell>
          <table:table-cell office:value-type="float" office:value="0.24942" calcext:value-type="float">
            <text:p>0.24942</text:p>
          </table:table-cell>
          <table:table-cell table:number-columns-repeated="7"/>
        </table:table-row>
        <table:table-row table:style-name="ro1">
          <table:table-cell office:value-type="float" office:value="0.634186" calcext:value-type="float">
            <text:p>0.634186</text:p>
          </table:table-cell>
          <table:table-cell office:value-type="float" office:value="0.156158" calcext:value-type="float">
            <text:p>0.156158</text:p>
          </table:table-cell>
          <table:table-cell table:number-columns-repeated="7"/>
        </table:table-row>
        <table:table-row table:style-name="ro1">
          <table:table-cell office:value-type="float" office:value="0.619812" calcext:value-type="float">
            <text:p>0.619812</text:p>
          </table:table-cell>
          <table:table-cell office:value-type="float" office:value="0.0629272" calcext:value-type="float">
            <text:p>0.0629272</text:p>
          </table:table-cell>
          <table:table-cell table:number-columns-repeated="7"/>
        </table:table-row>
        <table:table-row table:style-name="ro1">
          <table:table-cell office:value-type="float" office:value="0.591156" calcext:value-type="float">
            <text:p>0.591156</text:p>
          </table:table-cell>
          <table:table-cell office:value-type="float" office:value="-0.0272217" calcext:value-type="float">
            <text:p>-0.0272217</text:p>
          </table:table-cell>
          <table:table-cell table:number-columns-repeated="7"/>
        </table:table-row>
        <table:table-row table:style-name="ro1">
          <table:table-cell office:value-type="float" office:value="0.547424" calcext:value-type="float">
            <text:p>0.547424</text:p>
          </table:table-cell>
          <table:table-cell office:value-type="float" office:value="-0.111847" calcext:value-type="float">
            <text:p>-0.111847</text:p>
          </table:table-cell>
          <table:table-cell table:number-columns-repeated="7"/>
        </table:table-row>
        <table:table-row table:style-name="ro1">
          <table:table-cell office:value-type="float" office:value="0.490662" calcext:value-type="float">
            <text:p>0.490662</text:p>
          </table:table-cell>
          <table:table-cell office:value-type="float" office:value="-0.19165" calcext:value-type="float">
            <text:p>-0.19165</text:p>
          </table:table-cell>
          <table:table-cell table:number-columns-repeated="7"/>
        </table:table-row>
        <table:table-row table:style-name="ro1">
          <table:table-cell office:value-type="float" office:value="0.421204" calcext:value-type="float">
            <text:p>0.421204</text:p>
          </table:table-cell>
          <table:table-cell office:value-type="float" office:value="-0.261017" calcext:value-type="float">
            <text:p>-0.261017</text:p>
          </table:table-cell>
          <table:table-cell table:number-columns-repeated="7"/>
        </table:table-row>
        <table:table-row table:style-name="ro1">
          <table:table-cell office:value-type="float" office:value="0.343445" calcext:value-type="float">
            <text:p>0.343445</text:p>
          </table:table-cell>
          <table:table-cell office:value-type="float" office:value="-0.320587" calcext:value-type="float">
            <text:p>-0.320587</text:p>
          </table:table-cell>
          <table:table-cell table:number-columns-repeated="7"/>
        </table:table-row>
        <table:table-row table:style-name="ro1">
          <table:table-cell office:value-type="float" office:value="0.258057" calcext:value-type="float">
            <text:p>0.258057</text:p>
          </table:table-cell>
          <table:table-cell office:value-type="float" office:value="-0.372467" calcext:value-type="float">
            <text:p>-0.372467</text:p>
          </table:table-cell>
          <table:table-cell table:number-columns-repeated="7"/>
        </table:table-row>
        <table:table-row table:style-name="ro1">
          <table:table-cell office:value-type="float" office:value="0.166138" calcext:value-type="float">
            <text:p>0.166138</text:p>
          </table:table-cell>
          <table:table-cell office:value-type="float" office:value="-0.409515" calcext:value-type="float">
            <text:p>-0.409515</text:p>
          </table:table-cell>
          <table:table-cell table:number-columns-repeated="7"/>
        </table:table-row>
        <table:table-row table:style-name="ro1">
          <table:table-cell office:value-type="float" office:value="0.072937" calcext:value-type="float">
            <text:p>0.072937</text:p>
          </table:table-cell>
          <table:table-cell office:value-type="float" office:value="-0.434357" calcext:value-type="float">
            <text:p>-0.434357</text:p>
          </table:table-cell>
          <table:table-cell table:number-columns-repeated="7"/>
        </table:table-row>
        <table:table-row table:style-name="ro1">
          <table:table-cell office:value-type="float" office:value="-0.0219727" calcext:value-type="float">
            <text:p>-0.0219727</text:p>
          </table:table-cell>
          <table:table-cell office:value-type="float" office:value="-0.445862" calcext:value-type="float">
            <text:p>-0.445862</text:p>
          </table:table-cell>
          <table:table-cell table:number-columns-repeated="7"/>
        </table:table-row>
        <table:table-row table:style-name="ro1">
          <table:table-cell office:value-type="float" office:value="-0.114014" calcext:value-type="float">
            <text:p>-0.114014</text:p>
          </table:table-cell>
          <table:table-cell office:value-type="float" office:value="-0.442444" calcext:value-type="float">
            <text:p>-0.442444</text:p>
          </table:table-cell>
          <table:table-cell table:number-columns-repeated="7"/>
        </table:table-row>
        <table:table-row table:style-name="ro1">
          <table:table-cell office:value-type="float" office:value="-0.202209" calcext:value-type="float">
            <text:p>-0.202209</text:p>
          </table:table-cell>
          <table:table-cell office:value-type="float" office:value="-0.427795" calcext:value-type="float">
            <text:p>-0.427795</text:p>
          </table:table-cell>
          <table:table-cell table:number-columns-repeated="7"/>
        </table:table-row>
        <table:table-row table:style-name="ro1">
          <table:table-cell office:value-type="float" office:value="-0.284821" calcext:value-type="float">
            <text:p>-0.284821</text:p>
          </table:table-cell>
          <table:table-cell office:value-type="float" office:value="-0.399719" calcext:value-type="float">
            <text:p>-0.399719</text:p>
          </table:table-cell>
          <table:table-cell table:number-columns-repeated="7"/>
        </table:table-row>
        <table:table-row table:style-name="ro1">
          <table:table-cell office:value-type="float" office:value="-0.358337" calcext:value-type="float">
            <text:p>-0.358337</text:p>
          </table:table-cell>
          <table:table-cell office:value-type="float" office:value="-0.35907" calcext:value-type="float">
            <text:p>-0.35907</text:p>
          </table:table-cell>
          <table:table-cell table:number-columns-repeated="7"/>
        </table:table-row>
        <table:table-row table:style-name="ro1">
          <table:table-cell office:value-type="float" office:value="-0.423553" calcext:value-type="float">
            <text:p>-0.423553</text:p>
          </table:table-cell>
          <table:table-cell office:value-type="float" office:value="-0.305695" calcext:value-type="float">
            <text:p>-0.305695</text:p>
          </table:table-cell>
          <table:table-cell table:number-columns-repeated="7"/>
        </table:table-row>
        <table:table-row table:style-name="ro1">
          <table:table-cell office:value-type="float" office:value="-0.479462" calcext:value-type="float">
            <text:p>-0.479462</text:p>
          </table:table-cell>
          <table:table-cell office:value-type="float" office:value="-0.245911" calcext:value-type="float">
            <text:p>-0.245911</text:p>
          </table:table-cell>
          <table:table-cell table:number-columns-repeated="7"/>
        </table:table-row>
        <table:table-row table:style-name="ro1">
          <table:table-cell office:value-type="float" office:value="-0.526062" calcext:value-type="float">
            <text:p>-0.526062</text:p>
          </table:table-cell>
          <table:table-cell office:value-type="float" office:value="-0.178467" calcext:value-type="float">
            <text:p>-0.178467</text:p>
          </table:table-cell>
          <table:table-cell table:number-columns-repeated="7"/>
        </table:table-row>
        <table:table-row table:style-name="ro1">
          <table:table-cell office:value-type="float" office:value="-0.562073" calcext:value-type="float">
            <text:p>-0.562073</text:p>
          </table:table-cell>
          <table:table-cell office:value-type="float" office:value="-0.102997" calcext:value-type="float">
            <text:p>-0.102997</text:p>
          </table:table-cell>
          <table:table-cell table:number-columns-repeated="7"/>
        </table:table-row>
        <table:table-row table:style-name="ro1">
          <table:table-cell office:value-type="float" office:value="-0.588409" calcext:value-type="float">
            <text:p>-0.588409</text:p>
          </table:table-cell>
          <table:table-cell office:value-type="float" office:value="-0.0259705" calcext:value-type="float">
            <text:p>-0.0259705</text:p>
          </table:table-cell>
          <table:table-cell table:number-columns-repeated="7"/>
        </table:table-row>
        <table:table-row table:style-name="ro1">
          <table:table-cell office:value-type="float" office:value="-0.603607" calcext:value-type="float">
            <text:p>-0.603607</text:p>
          </table:table-cell>
          <table:table-cell office:value-type="float" office:value="0.0540771" calcext:value-type="float">
            <text:p>0.0540771</text:p>
          </table:table-cell>
          <table:table-cell table:number-columns-repeated="7"/>
        </table:table-row>
        <table:table-row table:style-name="ro1">
          <table:table-cell office:value-type="float" office:value="-0.608917" calcext:value-type="float">
            <text:p>-0.608917</text:p>
          </table:table-cell>
          <table:table-cell office:value-type="float" office:value="0.134216" calcext:value-type="float">
            <text:p>0.134216</text:p>
          </table:table-cell>
          <table:table-cell table:number-columns-repeated="7"/>
        </table:table-row>
        <table:table-row table:style-name="ro1">
          <table:table-cell office:value-type="float" office:value="-0.605255" calcext:value-type="float">
            <text:p>-0.605255</text:p>
          </table:table-cell>
          <table:table-cell office:value-type="float" office:value="0.211914" calcext:value-type="float">
            <text:p>0.211914</text:p>
          </table:table-cell>
          <table:table-cell table:number-columns-repeated="7"/>
        </table:table-row>
        <table:table-row table:style-name="ro1">
          <table:table-cell office:value-type="float" office:value="-0.590912" calcext:value-type="float">
            <text:p>-0.590912</text:p>
          </table:table-cell>
          <table:table-cell office:value-type="float" office:value="0.286743" calcext:value-type="float">
            <text:p>0.286743</text:p>
          </table:table-cell>
          <table:table-cell table:number-columns-repeated="7"/>
        </table:table-row>
        <table:table-row table:style-name="ro1">
          <table:table-cell office:value-type="float" office:value="-0.568695" calcext:value-type="float">
            <text:p>-0.568695</text:p>
          </table:table-cell>
          <table:table-cell office:value-type="float" office:value="0.357147" calcext:value-type="float">
            <text:p>0.357147</text:p>
          </table:table-cell>
          <table:table-cell table:number-columns-repeated="7"/>
        </table:table-row>
        <table:table-row table:style-name="ro1">
          <table:table-cell office:value-type="float" office:value="-0.538422" calcext:value-type="float">
            <text:p>-0.538422</text:p>
          </table:table-cell>
          <table:table-cell office:value-type="float" office:value="0.422485" calcext:value-type="float">
            <text:p>0.422485</text:p>
          </table:table-cell>
          <table:table-cell table:number-columns-repeated="7"/>
        </table:table-row>
        <table:table-row table:style-name="ro1">
          <table:table-cell office:value-type="float" office:value="-0.500122" calcext:value-type="float">
            <text:p>-0.500122</text:p>
          </table:table-cell>
          <table:table-cell office:value-type="float" office:value="0.482574" calcext:value-type="float">
            <text:p>0.482574</text:p>
          </table:table-cell>
          <table:table-cell table:number-columns-repeated="7"/>
        </table:table-row>
        <table:table-row table:style-name="ro1">
          <table:table-cell office:value-type="float" office:value="-0.454346" calcext:value-type="float">
            <text:p>-0.454346</text:p>
          </table:table-cell>
          <table:table-cell office:value-type="float" office:value="0.536011" calcext:value-type="float">
            <text:p>0.536011</text:p>
          </table:table-cell>
          <table:table-cell table:number-columns-repeated="7"/>
        </table:table-row>
        <table:table-row table:style-name="ro1">
          <table:table-cell office:value-type="float" office:value="-0.402008" calcext:value-type="float">
            <text:p>-0.402008</text:p>
          </table:table-cell>
          <table:table-cell office:value-type="float" office:value="0.581879" calcext:value-type="float">
            <text:p>0.581879</text:p>
          </table:table-cell>
          <table:table-cell table:number-columns-repeated="7"/>
        </table:table-row>
        <table:table-row table:style-name="ro1">
          <table:table-cell office:value-type="float" office:value="-0.343842" calcext:value-type="float">
            <text:p>-0.343842</text:p>
          </table:table-cell>
          <table:table-cell office:value-type="float" office:value="0.619232" calcext:value-type="float">
            <text:p>0.619232</text:p>
          </table:table-cell>
          <table:table-cell table:number-columns-repeated="7"/>
        </table:table-row>
        <table:table-row table:style-name="ro1">
          <table:table-cell office:value-type="float" office:value="-0.280701" calcext:value-type="float">
            <text:p>-0.280701</text:p>
          </table:table-cell>
          <table:table-cell office:value-type="float" office:value="0.649475" calcext:value-type="float">
            <text:p>0.649475</text:p>
          </table:table-cell>
          <table:table-cell table:number-columns-repeated="7"/>
        </table:table-row>
        <table:table-row table:style-name="ro1">
          <table:table-cell office:value-type="float" office:value="-0.213989" calcext:value-type="float">
            <text:p>-0.213989</text:p>
          </table:table-cell>
          <table:table-cell office:value-type="float" office:value="0.670044" calcext:value-type="float">
            <text:p>0.670044</text:p>
          </table:table-cell>
          <table:table-cell table:number-columns-repeated="7"/>
        </table:table-row>
        <table:table-row table:style-name="ro1">
          <table:table-cell office:value-type="float" office:value="-0.144501" calcext:value-type="float">
            <text:p>-0.144501</text:p>
          </table:table-cell>
          <table:table-cell office:value-type="float" office:value="0.681702" calcext:value-type="float">
            <text:p>0.681702</text:p>
          </table:table-cell>
          <table:table-cell table:number-columns-repeated="7"/>
        </table:table-row>
        <table:table-row table:style-name="ro1">
          <table:table-cell office:value-type="float" office:value="-0.073761" calcext:value-type="float">
            <text:p>-0.073761</text:p>
          </table:table-cell>
          <table:table-cell office:value-type="float" office:value="0.683716" calcext:value-type="float">
            <text:p>0.683716</text:p>
          </table:table-cell>
          <table:table-cell table:number-columns-repeated="7"/>
        </table:table-row>
        <table:table-row table:style-name="ro1">
          <table:table-cell office:value-type="float" office:value="-0.00354004" calcext:value-type="float">
            <text:p>-0.00354004</text:p>
          </table:table-cell>
          <table:table-cell office:value-type="float" office:value="0.676331" calcext:value-type="float">
            <text:p>0.676331</text:p>
          </table:table-cell>
          <table:table-cell table:number-columns-repeated="7"/>
        </table:table-row>
        <table:table-row table:style-name="ro1">
          <table:table-cell office:value-type="float" office:value="0.0649719" calcext:value-type="float">
            <text:p>0.0649719</text:p>
          </table:table-cell>
          <table:table-cell office:value-type="float" office:value="0.660522" calcext:value-type="float">
            <text:p>0.660522</text:p>
          </table:table-cell>
          <table:table-cell table:number-columns-repeated="7"/>
        </table:table-row>
        <table:table-row table:style-name="ro1">
          <table:table-cell office:value-type="float" office:value="0.130951" calcext:value-type="float">
            <text:p>0.130951</text:p>
          </table:table-cell>
          <table:table-cell office:value-type="float" office:value="0.636292" calcext:value-type="float">
            <text:p>0.636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192688" calcext:value-type="float">
            <text:p>0.192688</text:p>
          </table:table-cell>
          <table:table-cell office:value-type="float" office:value="0.602814" calcext:value-type="float">
            <text:p>0.602814</text:p>
          </table:table-cell>
          <table:table-cell table:number-columns-repeated="7"/>
        </table:table-row>
        <table:table-row table:style-name="ro1">
          <table:table-cell office:value-type="float" office:value="0.247986" calcext:value-type="float">
            <text:p>0.247986</text:p>
          </table:table-cell>
          <table:table-cell office:value-type="float" office:value="0.561005" calcext:value-type="float">
            <text:p>0.561005</text:p>
          </table:table-cell>
          <table:table-cell table:number-columns-repeated="7"/>
        </table:table-row>
        <table:table-row table:style-name="ro1">
          <table:table-cell office:value-type="float" office:value="0.29657" calcext:value-type="float">
            <text:p>0.29657</text:p>
          </table:table-cell>
          <table:table-cell office:value-type="float" office:value="0.511871" calcext:value-type="float">
            <text:p>0.511871</text:p>
          </table:table-cell>
          <table:table-cell table:number-columns-repeated="7"/>
        </table:table-row>
        <table:table-row table:style-name="ro1">
          <table:table-cell office:value-type="float" office:value="0.337891" calcext:value-type="float">
            <text:p>0.337891</text:p>
          </table:table-cell>
          <table:table-cell office:value-type="float" office:value="0.455933" calcext:value-type="float">
            <text:p>0.455933</text:p>
          </table:table-cell>
          <table:table-cell table:number-columns-repeated="7"/>
        </table:table-row>
        <table:table-row table:style-name="ro1">
          <table:table-cell office:value-type="float" office:value="0.371918" calcext:value-type="float">
            <text:p>0.371918</text:p>
          </table:table-cell>
          <table:table-cell office:value-type="float" office:value="0.394348" calcext:value-type="float">
            <text:p>0.394348</text:p>
          </table:table-cell>
          <table:table-cell table:number-columns-repeated="7"/>
        </table:table-row>
        <table:table-row table:style-name="ro1">
          <table:table-cell office:value-type="float" office:value="0.396027" calcext:value-type="float">
            <text:p>0.396027</text:p>
          </table:table-cell>
          <table:table-cell office:value-type="float" office:value="0.328369" calcext:value-type="float">
            <text:p>0.328369</text:p>
          </table:table-cell>
          <table:table-cell table:number-columns-repeated="7"/>
        </table:table-row>
        <table:table-row table:style-name="ro1">
          <table:table-cell office:value-type="float" office:value="0.40921" calcext:value-type="float">
            <text:p>0.40921</text:p>
          </table:table-cell>
          <table:table-cell office:value-type="float" office:value="0.258331" calcext:value-type="float">
            <text:p>0.258331</text:p>
          </table:table-cell>
          <table:table-cell table:number-columns-repeated="7"/>
        </table:table-row>
        <table:table-row table:style-name="ro1">
          <table:table-cell office:value-type="float" office:value="0.412628" calcext:value-type="float">
            <text:p>0.412628</text:p>
          </table:table-cell>
          <table:table-cell office:value-type="float" office:value="0.186859" calcext:value-type="float">
            <text:p>0.186859</text:p>
          </table:table-cell>
          <table:table-cell table:number-columns-repeated="7"/>
        </table:table-row>
        <table:table-row table:style-name="ro1">
          <table:table-cell office:value-type="float" office:value="0.405273" calcext:value-type="float">
            <text:p>0.405273</text:p>
          </table:table-cell>
          <table:table-cell office:value-type="float" office:value="0.113739" calcext:value-type="float">
            <text:p>0.113739</text:p>
          </table:table-cell>
          <table:table-cell table:number-columns-repeated="7"/>
        </table:table-row>
        <table:table-row table:style-name="ro1">
          <table:table-cell office:value-type="float" office:value="0.386932" calcext:value-type="float">
            <text:p>0.386932</text:p>
          </table:table-cell>
          <table:table-cell office:value-type="float" office:value="0.0411072" calcext:value-type="float">
            <text:p>0.0411072</text:p>
          </table:table-cell>
          <table:table-cell table:number-columns-repeated="7"/>
        </table:table-row>
        <table:table-row table:style-name="ro1">
          <table:table-cell office:value-type="float" office:value="0.35672" calcext:value-type="float">
            <text:p>0.35672</text:p>
          </table:table-cell>
          <table:table-cell office:value-type="float" office:value="-0.0280151" calcext:value-type="float">
            <text:p>-0.0280151</text:p>
          </table:table-cell>
          <table:table-cell table:number-columns-repeated="7"/>
        </table:table-row>
        <table:table-row table:style-name="ro1">
          <table:table-cell office:value-type="float" office:value="0.315674" calcext:value-type="float">
            <text:p>0.315674</text:p>
          </table:table-cell>
          <table:table-cell office:value-type="float" office:value="-0.093689" calcext:value-type="float">
            <text:p>-0.093689</text:p>
          </table:table-cell>
          <table:table-cell table:number-columns-repeated="7"/>
        </table:table-row>
        <table:table-row table:style-name="ro1">
          <table:table-cell office:value-type="float" office:value="0.26474" calcext:value-type="float">
            <text:p>0.26474</text:p>
          </table:table-cell>
          <table:table-cell office:value-type="float" office:value="-0.15509" calcext:value-type="float">
            <text:p>-0.15509</text:p>
          </table:table-cell>
          <table:table-cell table:number-columns-repeated="7"/>
        </table:table-row>
        <table:table-row table:style-name="ro1">
          <table:table-cell office:value-type="float" office:value="0.204346" calcext:value-type="float">
            <text:p>0.204346</text:p>
          </table:table-cell>
          <table:table-cell office:value-type="float" office:value="-0.210327" calcext:value-type="float">
            <text:p>-0.210327</text:p>
          </table:table-cell>
          <table:table-cell table:number-columns-repeated="7"/>
        </table:table-row>
        <table:table-row table:style-name="ro1">
          <table:table-cell office:value-type="float" office:value="0.134796" calcext:value-type="float">
            <text:p>0.134796</text:p>
          </table:table-cell>
          <table:table-cell office:value-type="float" office:value="-0.258514" calcext:value-type="float">
            <text:p>-0.258514</text:p>
          </table:table-cell>
          <table:table-cell table:number-columns-repeated="7"/>
        </table:table-row>
        <table:table-row table:style-name="ro1">
          <table:table-cell office:value-type="float" office:value="0.059906" calcext:value-type="float">
            <text:p>0.059906</text:p>
          </table:table-cell>
          <table:table-cell office:value-type="float" office:value="-0.29599" calcext:value-type="float">
            <text:p>-0.29599</text:p>
          </table:table-cell>
          <table:table-cell table:number-columns-repeated="7"/>
        </table:table-row>
        <table:table-row table:style-name="ro1">
          <table:table-cell office:value-type="float" office:value="-0.0207825" calcext:value-type="float">
            <text:p>-0.0207825</text:p>
          </table:table-cell>
          <table:table-cell office:value-type="float" office:value="-0.32489" calcext:value-type="float">
            <text:p>-0.32489</text:p>
          </table:table-cell>
          <table:table-cell table:number-columns-repeated="7"/>
        </table:table-row>
        <table:table-row table:style-name="ro1">
          <table:table-cell office:value-type="float" office:value="-0.105072" calcext:value-type="float">
            <text:p>-0.105072</text:p>
          </table:table-cell>
          <table:table-cell office:value-type="float" office:value="-0.342041" calcext:value-type="float">
            <text:p>-0.342041</text:p>
          </table:table-cell>
          <table:table-cell table:number-columns-repeated="7"/>
        </table:table-row>
        <table:table-row table:style-name="ro1">
          <table:table-cell office:value-type="float" office:value="-0.190552" calcext:value-type="float">
            <text:p>-0.190552</text:p>
          </table:table-cell>
          <table:table-cell office:value-type="float" office:value="-0.348083" calcext:value-type="float">
            <text:p>-0.348083</text:p>
          </table:table-cell>
          <table:table-cell table:number-columns-repeated="7"/>
        </table:table-row>
        <table:table-row table:style-name="ro1">
          <table:table-cell office:value-type="float" office:value="-0.275787" calcext:value-type="float">
            <text:p>-0.275787</text:p>
          </table:table-cell>
          <table:table-cell office:value-type="float" office:value="-0.342255" calcext:value-type="float">
            <text:p>-0.342255</text:p>
          </table:table-cell>
          <table:table-cell table:number-columns-repeated="7"/>
        </table:table-row>
        <table:table-row table:style-name="ro1">
          <table:table-cell office:value-type="float" office:value="-0.357025" calcext:value-type="float">
            <text:p>-0.357025</text:p>
          </table:table-cell>
          <table:table-cell office:value-type="float" office:value="-0.323029" calcext:value-type="float">
            <text:p>-0.323029</text:p>
          </table:table-cell>
          <table:table-cell table:number-columns-repeated="7"/>
        </table:table-row>
        <table:table-row table:style-name="ro1">
          <table:table-cell office:value-type="float" office:value="-0.434784" calcext:value-type="float">
            <text:p>-0.434784</text:p>
          </table:table-cell>
          <table:table-cell office:value-type="float" office:value="-0.292267" calcext:value-type="float">
            <text:p>-0.292267</text:p>
          </table:table-cell>
          <table:table-cell table:number-columns-repeated="7"/>
        </table:table-row>
        <table:table-row table:style-name="ro1">
          <table:table-cell office:value-type="float" office:value="-0.504944" calcext:value-type="float">
            <text:p>-0.504944</text:p>
          </table:table-cell>
          <table:table-cell office:value-type="float" office:value="-0.248627" calcext:value-type="float">
            <text:p>-0.248627</text:p>
          </table:table-cell>
          <table:table-cell table:number-columns-repeated="7"/>
        </table:table-row>
        <table:table-row table:style-name="ro1">
          <table:table-cell office:value-type="float" office:value="-0.566681" calcext:value-type="float">
            <text:p>-0.566681</text:p>
          </table:table-cell>
          <table:table-cell office:value-type="float" office:value="-0.193268" calcext:value-type="float">
            <text:p>-0.193268</text:p>
          </table:table-cell>
          <table:table-cell table:number-columns-repeated="7"/>
        </table:table-row>
        <table:table-row table:style-name="ro1">
          <table:table-cell office:value-type="float" office:value="-0.622314" calcext:value-type="float">
            <text:p>-0.622314</text:p>
          </table:table-cell>
          <table:table-cell office:value-type="float" office:value="-0.12738" calcext:value-type="float">
            <text:p>-0.12738</text:p>
          </table:table-cell>
          <table:table-cell table:number-columns-repeated="7"/>
        </table:table-row>
        <table:table-row table:style-name="ro1">
          <table:table-cell office:value-type="float" office:value="-0.667847" calcext:value-type="float">
            <text:p>-0.667847</text:p>
          </table:table-cell>
          <table:table-cell office:value-type="float" office:value="-0.053009" calcext:value-type="float">
            <text:p>-0.053009</text:p>
          </table:table-cell>
          <table:table-cell table:number-columns-repeated="7"/>
        </table:table-row>
        <table:table-row table:style-name="ro1">
          <table:table-cell office:value-type="float" office:value="-0.702332" calcext:value-type="float">
            <text:p>-0.702332</text:p>
          </table:table-cell>
          <table:table-cell office:value-type="float" office:value="0.028595" calcext:value-type="float">
            <text:p>0.028595</text:p>
          </table:table-cell>
          <table:table-cell table:number-columns-repeated="7"/>
        </table:table-row>
        <table:table-row table:style-name="ro1">
          <table:table-cell office:value-type="float" office:value="-0.725647" calcext:value-type="float">
            <text:p>-0.725647</text:p>
          </table:table-cell>
          <table:table-cell office:value-type="float" office:value="0.11499" calcext:value-type="float">
            <text:p>0.11499</text:p>
          </table:table-cell>
          <table:table-cell table:number-columns-repeated="7"/>
        </table:table-row>
        <table:table-row table:style-name="ro1">
          <table:table-cell office:value-type="float" office:value="-0.73877" calcext:value-type="float">
            <text:p>-0.73877</text:p>
          </table:table-cell>
          <table:table-cell office:value-type="float" office:value="0.202789" calcext:value-type="float">
            <text:p>0.202789</text:p>
          </table:table-cell>
          <table:table-cell table:number-columns-repeated="7"/>
        </table:table-row>
        <table:table-row table:style-name="ro1">
          <table:table-cell office:value-type="float" office:value="-0.739929" calcext:value-type="float">
            <text:p>-0.739929</text:p>
          </table:table-cell>
          <table:table-cell office:value-type="float" office:value="0.292419" calcext:value-type="float">
            <text:p>0.292419</text:p>
          </table:table-cell>
          <table:table-cell table:number-columns-repeated="7"/>
        </table:table-row>
        <table:table-row table:style-name="ro1">
          <table:table-cell office:value-type="float" office:value="-0.730194" calcext:value-type="float">
            <text:p>-0.730194</text:p>
          </table:table-cell>
          <table:table-cell office:value-type="float" office:value="0.382111" calcext:value-type="float">
            <text:p>0.382111</text:p>
          </table:table-cell>
          <table:table-cell table:number-columns-repeated="7"/>
        </table:table-row>
        <table:table-row table:style-name="ro1">
          <table:table-cell office:value-type="float" office:value="-0.710632" calcext:value-type="float">
            <text:p>-0.710632</text:p>
          </table:table-cell>
          <table:table-cell office:value-type="float" office:value="0.464966" calcext:value-type="float">
            <text:p>0.464966</text:p>
          </table:table-cell>
          <table:table-cell table:number-columns-repeated="7"/>
        </table:table-row>
        <table:table-row table:style-name="ro1">
          <table:table-cell office:value-type="float" office:value="-0.680817" calcext:value-type="float">
            <text:p>-0.680817</text:p>
          </table:table-cell>
          <table:table-cell office:value-type="float" office:value="0.545166" calcext:value-type="float">
            <text:p>0.545166</text:p>
          </table:table-cell>
          <table:table-cell table:number-columns-repeated="7"/>
        </table:table-row>
        <table:table-row table:style-name="ro1">
          <table:table-cell office:value-type="float" office:value="-0.640533" calcext:value-type="float">
            <text:p>-0.640533</text:p>
          </table:table-cell>
          <table:table-cell office:value-type="float" office:value="0.620331" calcext:value-type="float">
            <text:p>0.620331</text:p>
          </table:table-cell>
          <table:table-cell table:number-columns-repeated="7"/>
        </table:table-row>
        <table:table-row table:style-name="ro1">
          <table:table-cell office:value-type="float" office:value="-0.590759" calcext:value-type="float">
            <text:p>-0.590759</text:p>
          </table:table-cell>
          <table:table-cell office:value-type="float" office:value="0.688019" calcext:value-type="float">
            <text:p>0.688019</text:p>
          </table:table-cell>
          <table:table-cell table:number-columns-repeated="7"/>
        </table:table-row>
        <table:table-row table:style-name="ro1">
          <table:table-cell office:value-type="float" office:value="-0.532898" calcext:value-type="float">
            <text:p>-0.532898</text:p>
          </table:table-cell>
          <table:table-cell office:value-type="float" office:value="0.749298" calcext:value-type="float">
            <text:p>0.749298</text:p>
          </table:table-cell>
          <table:table-cell table:number-columns-repeated="7"/>
        </table:table-row>
        <table:table-row table:style-name="ro1">
          <table:table-cell office:value-type="float" office:value="-0.465668" calcext:value-type="float">
            <text:p>-0.465668</text:p>
          </table:table-cell>
          <table:table-cell office:value-type="float" office:value="0.800323" calcext:value-type="float">
            <text:p>0.800323</text:p>
          </table:table-cell>
          <table:table-cell table:number-columns-repeated="7"/>
        </table:table-row>
        <table:table-row table:style-name="ro1">
          <table:table-cell office:value-type="float" office:value="-0.388672" calcext:value-type="float">
            <text:p>-0.388672</text:p>
          </table:table-cell>
          <table:table-cell office:value-type="float" office:value="0.840729" calcext:value-type="float">
            <text:p>0.840729</text:p>
          </table:table-cell>
          <table:table-cell table:number-columns-repeated="7"/>
        </table:table-row>
        <table:table-row table:style-name="ro1">
          <table:table-cell office:value-type="float" office:value="-0.295593" calcext:value-type="float">
            <text:p>-0.295593</text:p>
          </table:table-cell>
          <table:table-cell office:value-type="float" office:value="0.86731" calcext:value-type="float">
            <text:p>0.86731</text:p>
          </table:table-cell>
          <table:table-cell table:number-columns-repeated="7"/>
        </table:table-row>
        <table:table-row table:style-name="ro1">
          <table:table-cell office:value-type="float" office:value="-0.20636" calcext:value-type="float">
            <text:p>-0.20636</text:p>
          </table:table-cell>
          <table:table-cell office:value-type="float" office:value="0.886047" calcext:value-type="float">
            <text:p>0.886047</text:p>
          </table:table-cell>
          <table:table-cell table:number-columns-repeated="7"/>
        </table:table-row>
        <table:table-row table:style-name="ro1">
          <table:table-cell office:value-type="float" office:value="-0.118347" calcext:value-type="float">
            <text:p>-0.118347</text:p>
          </table:table-cell>
          <table:table-cell office:value-type="float" office:value="0.893341" calcext:value-type="float">
            <text:p>0.893341</text:p>
          </table:table-cell>
          <table:table-cell table:number-columns-repeated="7"/>
        </table:table-row>
        <table:table-row table:style-name="ro1">
          <table:table-cell office:value-type="float" office:value="-0.0239563" calcext:value-type="float">
            <text:p>-0.0239563</text:p>
          </table:table-cell>
          <table:table-cell office:value-type="float" office:value="0.887695" calcext:value-type="float">
            <text:p>0.887695</text:p>
          </table:table-cell>
          <table:table-cell table:number-columns-repeated="7"/>
        </table:table-row>
        <table:table-row table:style-name="ro1">
          <table:table-cell office:value-type="float" office:value="0.0660706" calcext:value-type="float">
            <text:p>0.0660706</text:p>
          </table:table-cell>
          <table:table-cell office:value-type="float" office:value="0.869385" calcext:value-type="float">
            <text:p>0.869385</text:p>
          </table:table-cell>
          <table:table-cell table:number-columns-repeated="7"/>
        </table:table-row>
        <table:table-row table:style-name="ro1">
          <table:table-cell office:value-type="float" office:value="0.1539" calcext:value-type="float">
            <text:p>0.1539</text:p>
          </table:table-cell>
          <table:table-cell office:value-type="float" office:value="0.83783" calcext:value-type="float">
            <text:p>0.83783</text:p>
          </table:table-cell>
          <table:table-cell table:number-columns-repeated="7"/>
        </table:table-row>
        <table:table-row table:style-name="ro1">
          <table:table-cell office:value-type="float" office:value="0.236816" calcext:value-type="float">
            <text:p>0.236816</text:p>
          </table:table-cell>
          <table:table-cell office:value-type="float" office:value="0.796509" calcext:value-type="float">
            <text:p>0.796509</text:p>
          </table:table-cell>
          <table:table-cell table:number-columns-repeated="7"/>
        </table:table-row>
        <table:table-row table:style-name="ro1">
          <table:table-cell office:value-type="float" office:value="0.313202" calcext:value-type="float">
            <text:p>0.313202</text:p>
          </table:table-cell>
          <table:table-cell office:value-type="float" office:value="0.743561" calcext:value-type="float">
            <text:p>0.743561</text:p>
          </table:table-cell>
          <table:table-cell table:number-columns-repeated="7"/>
        </table:table-row>
        <table:table-row table:style-name="ro1">
          <table:table-cell office:value-type="float" office:value="0.379669" calcext:value-type="float">
            <text:p>0.379669</text:p>
          </table:table-cell>
          <table:table-cell office:value-type="float" office:value="0.679138" calcext:value-type="float">
            <text:p>0.679138</text:p>
          </table:table-cell>
          <table:table-cell table:number-columns-repeated="7"/>
        </table:table-row>
        <table:table-row table:style-name="ro1">
          <table:table-cell office:value-type="float" office:value="0.436218" calcext:value-type="float">
            <text:p>0.436218</text:p>
          </table:table-cell>
          <table:table-cell office:value-type="float" office:value="0.60498" calcext:value-type="float">
            <text:p>0.60498</text:p>
          </table:table-cell>
          <table:table-cell table:number-columns-repeated="7"/>
        </table:table-row>
        <table:table-row table:style-name="ro1">
          <table:table-cell office:value-type="float" office:value="0.483398" calcext:value-type="float">
            <text:p>0.483398</text:p>
          </table:table-cell>
          <table:table-cell office:value-type="float" office:value="0.524658" calcext:value-type="float">
            <text:p>0.524658</text:p>
          </table:table-cell>
          <table:table-cell table:number-columns-repeated="7"/>
        </table:table-row>
        <table:table-row table:style-name="ro1">
          <table:table-cell office:value-type="float" office:value="0.515594" calcext:value-type="float">
            <text:p>0.515594</text:p>
          </table:table-cell>
          <table:table-cell office:value-type="float" office:value="0.437225" calcext:value-type="float">
            <text:p>0.437225</text:p>
          </table:table-cell>
          <table:table-cell table:number-columns-repeated="7"/>
        </table:table-row>
        <table:table-row table:style-name="ro1">
          <table:table-cell office:value-type="float" office:value="0.533875" calcext:value-type="float">
            <text:p>0.533875</text:p>
          </table:table-cell>
          <table:table-cell office:value-type="float" office:value="0.345062" calcext:value-type="float">
            <text:p>0.345062</text:p>
          </table:table-cell>
          <table:table-cell table:number-columns-repeated="7"/>
        </table:table-row>
        <table:table-row table:style-name="ro1">
          <table:table-cell office:value-type="float" office:value="0.539185" calcext:value-type="float">
            <text:p>0.539185</text:p>
          </table:table-cell>
          <table:table-cell office:value-type="float" office:value="0.251373" calcext:value-type="float">
            <text:p>0.251373</text:p>
          </table:table-cell>
          <table:table-cell table:number-columns-repeated="7"/>
        </table:table-row>
        <table:table-row table:style-name="ro1">
          <table:table-cell office:value-type="float" office:value="0.528992" calcext:value-type="float">
            <text:p>0.528992</text:p>
          </table:table-cell>
          <table:table-cell office:value-type="float" office:value="0.155518" calcext:value-type="float">
            <text:p>0.155518</text:p>
          </table:table-cell>
          <table:table-cell table:number-columns-repeated="7"/>
        </table:table-row>
        <table:table-row table:style-name="ro1">
          <table:table-cell office:value-type="float" office:value="0.503937" calcext:value-type="float">
            <text:p>0.503937</text:p>
          </table:table-cell>
          <table:table-cell office:value-type="float" office:value="0.0622559" calcext:value-type="float">
            <text:p>0.0622559</text:p>
          </table:table-cell>
          <table:table-cell table:number-columns-repeated="7"/>
        </table:table-row>
        <table:table-row table:style-name="ro1">
          <table:table-cell office:value-type="float" office:value="0.464996" calcext:value-type="float">
            <text:p>0.464996</text:p>
          </table:table-cell>
          <table:table-cell office:value-type="float" office:value="-0.0267334" calcext:value-type="float">
            <text:p>-0.0267334</text:p>
          </table:table-cell>
          <table:table-cell table:number-columns-repeated="7"/>
        </table:table-row>
        <table:table-row table:style-name="ro1">
          <table:table-cell office:value-type="float" office:value="0.41214" calcext:value-type="float">
            <text:p>0.41214</text:p>
          </table:table-cell>
          <table:table-cell office:value-type="float" office:value="-0.110962" calcext:value-type="float">
            <text:p>-0.110962</text:p>
          </table:table-cell>
          <table:table-cell table:number-columns-repeated="7"/>
        </table:table-row>
        <table:table-row table:style-name="ro1">
          <table:table-cell office:value-type="float" office:value="0.345642" calcext:value-type="float">
            <text:p>0.345642</text:p>
          </table:table-cell>
          <table:table-cell office:value-type="float" office:value="-0.188477" calcext:value-type="float">
            <text:p>-0.188477</text:p>
          </table:table-cell>
          <table:table-cell table:number-columns-repeated="7"/>
        </table:table-row>
        <table:table-row table:style-name="ro1">
          <table:table-cell office:value-type="float" office:value="0.267792" calcext:value-type="float">
            <text:p>0.267792</text:p>
          </table:table-cell>
          <table:table-cell office:value-type="float" office:value="-0.256042" calcext:value-type="float">
            <text:p>-0.256042</text:p>
          </table:table-cell>
          <table:table-cell table:number-columns-repeated="7"/>
        </table:table-row>
        <table:table-row table:style-name="ro1">
          <table:table-cell office:value-type="float" office:value="0.180542" calcext:value-type="float">
            <text:p>0.180542</text:p>
          </table:table-cell>
          <table:table-cell office:value-type="float" office:value="-0.314209" calcext:value-type="float">
            <text:p>-0.314209</text:p>
          </table:table-cell>
          <table:table-cell table:number-columns-repeated="7"/>
        </table:table-row>
        <table:table-row table:style-name="ro1">
          <table:table-cell office:value-type="float" office:value="0.0858459" calcext:value-type="float">
            <text:p>0.0858459</text:p>
          </table:table-cell>
          <table:table-cell office:value-type="float" office:value="-0.360504" calcext:value-type="float">
            <text:p>-0.360504</text:p>
          </table:table-cell>
          <table:table-cell table:number-columns-repeated="7"/>
        </table:table-row>
        <table:table-row table:style-name="ro1">
          <table:table-cell office:value-type="float" office:value="-0.0147705" calcext:value-type="float">
            <text:p>-0.0147705</text:p>
          </table:table-cell>
          <table:table-cell office:value-type="float" office:value="-0.392944" calcext:value-type="float">
            <text:p>-0.392944</text:p>
          </table:table-cell>
          <table:table-cell table:number-columns-repeated="7"/>
        </table:table-row>
        <table:table-row table:style-name="ro1">
          <table:table-cell office:value-type="float" office:value="-0.117432" calcext:value-type="float">
            <text:p>-0.117432</text:p>
          </table:table-cell>
          <table:table-cell office:value-type="float" office:value="-0.41272" calcext:value-type="float">
            <text:p>-0.41272</text:p>
          </table:table-cell>
          <table:table-cell table:number-columns-repeated="7"/>
        </table:table-row>
        <table:table-row table:style-name="ro1">
          <table:table-cell office:value-type="float" office:value="-0.219025" calcext:value-type="float">
            <text:p>-0.219025</text:p>
          </table:table-cell>
          <table:table-cell office:value-type="float" office:value="-0.417175" calcext:value-type="float">
            <text:p>-0.417175</text:p>
          </table:table-cell>
          <table:table-cell table:number-columns-repeated="7"/>
        </table:table-row>
        <table:table-row table:style-name="ro1">
          <table:table-cell office:value-type="float" office:value="-0.318359" calcext:value-type="float">
            <text:p>-0.318359</text:p>
          </table:table-cell>
          <table:table-cell office:value-type="float" office:value="-0.410645" calcext:value-type="float">
            <text:p>-0.410645</text:p>
          </table:table-cell>
          <table:table-cell table:number-columns-repeated="7"/>
        </table:table-row>
        <table:table-row table:style-name="ro1">
          <table:table-cell office:value-type="float" office:value="-0.412109" calcext:value-type="float">
            <text:p>-0.412109</text:p>
          </table:table-cell>
          <table:table-cell office:value-type="float" office:value="-0.388153" calcext:value-type="float">
            <text:p>-0.388153</text:p>
          </table:table-cell>
          <table:table-cell table:number-columns-repeated="7"/>
        </table:table-row>
        <table:table-row table:style-name="ro1">
          <table:table-cell office:value-type="float" office:value="-0.497406" calcext:value-type="float">
            <text:p>-0.497406</text:p>
          </table:table-cell>
          <table:table-cell office:value-type="float" office:value="-0.350067" calcext:value-type="float">
            <text:p>-0.350067</text:p>
          </table:table-cell>
          <table:table-cell table:number-columns-repeated="7"/>
        </table:table-row>
        <table:table-row table:style-name="ro1">
          <table:table-cell office:value-type="float" office:value="-0.573914" calcext:value-type="float">
            <text:p>-0.573914</text:p>
          </table:table-cell>
          <table:table-cell office:value-type="float" office:value="-0.299103" calcext:value-type="float">
            <text:p>-0.299103</text:p>
          </table:table-cell>
          <table:table-cell table:number-columns-repeated="7"/>
        </table:table-row>
        <table:table-row table:style-name="ro1">
          <table:table-cell office:value-type="float" office:value="-0.641418" calcext:value-type="float">
            <text:p>-0.641418</text:p>
          </table:table-cell>
          <table:table-cell office:value-type="float" office:value="-0.235138" calcext:value-type="float">
            <text:p>-0.235138</text:p>
          </table:table-cell>
          <table:table-cell table:number-columns-repeated="7"/>
        </table:table-row>
        <table:table-row table:style-name="ro1">
          <table:table-cell office:value-type="float" office:value="-0.699127" calcext:value-type="float">
            <text:p>-0.699127</text:p>
          </table:table-cell>
          <table:table-cell office:value-type="float" office:value="-0.161499" calcext:value-type="float">
            <text:p>-0.161499</text:p>
          </table:table-cell>
          <table:table-cell table:number-columns-repeated="7"/>
        </table:table-row>
        <table:table-row table:style-name="ro1">
          <table:table-cell office:value-type="float" office:value="-0.743774" calcext:value-type="float">
            <text:p>-0.743774</text:p>
          </table:table-cell>
          <table:table-cell office:value-type="float" office:value="-0.0778198" calcext:value-type="float">
            <text:p>-0.0778198</text:p>
          </table:table-cell>
          <table:table-cell table:number-columns-repeated="7"/>
        </table:table-row>
        <table:table-row table:style-name="ro1">
          <table:table-cell office:value-type="float" office:value="-0.77948" calcext:value-type="float">
            <text:p>-0.77948</text:p>
          </table:table-cell>
          <table:table-cell office:value-type="float" office:value="0.0126038" calcext:value-type="float">
            <text:p>0.0126038</text:p>
          </table:table-cell>
          <table:table-cell table:number-columns-repeated="7"/>
        </table:table-row>
        <table:table-row table:style-name="ro1">
          <table:table-cell office:value-type="float" office:value="-0.803833" calcext:value-type="float">
            <text:p>-0.803833</text:p>
          </table:table-cell>
          <table:table-cell office:value-type="float" office:value="0.106995" calcext:value-type="float">
            <text:p>0.106995</text:p>
          </table:table-cell>
          <table:table-cell table:number-columns-repeated="7"/>
        </table:table-row>
        <table:table-row table:style-name="ro1">
          <table:table-cell office:value-type="float" office:value="-0.81543" calcext:value-type="float">
            <text:p>-0.81543</text:p>
          </table:table-cell>
          <table:table-cell office:value-type="float" office:value="0.204102" calcext:value-type="float">
            <text:p>0.204102</text:p>
          </table:table-cell>
          <table:table-cell table:number-columns-repeated="7"/>
        </table:table-row>
        <table:table-row table:style-name="ro1">
          <table:table-cell office:value-type="float" office:value="-0.814697" calcext:value-type="float">
            <text:p>-0.814697</text:p>
          </table:table-cell>
          <table:table-cell office:value-type="float" office:value="0.299469" calcext:value-type="float">
            <text:p>0.299469</text:p>
          </table:table-cell>
          <table:table-cell table:number-columns-repeated="7"/>
        </table:table-row>
        <table:table-row table:style-name="ro1">
          <table:table-cell office:value-type="float" office:value="-0.802734" calcext:value-type="float">
            <text:p>-0.802734</text:p>
          </table:table-cell>
          <table:table-cell office:value-type="float" office:value="0.393341" calcext:value-type="float">
            <text:p>0.393341</text:p>
          </table:table-cell>
          <table:table-cell table:number-columns-repeated="7"/>
        </table:table-row>
        <table:table-row table:style-name="ro1">
          <table:table-cell office:value-type="float" office:value="-0.781403" calcext:value-type="float">
            <text:p>-0.781403</text:p>
          </table:table-cell>
          <table:table-cell office:value-type="float" office:value="0.482513" calcext:value-type="float">
            <text:p>0.482513</text:p>
          </table:table-cell>
          <table:table-cell table:number-columns-repeated="7"/>
        </table:table-row>
        <table:table-row table:style-name="ro1">
          <table:table-cell office:value-type="float" office:value="-0.749603" calcext:value-type="float">
            <text:p>-0.749603</text:p>
          </table:table-cell>
          <table:table-cell office:value-type="float" office:value="0.565582" calcext:value-type="float">
            <text:p>0.565582</text:p>
          </table:table-cell>
          <table:table-cell table:number-columns-repeated="7"/>
        </table:table-row>
        <table:table-row table:style-name="ro1">
          <table:table-cell office:value-type="float" office:value="-0.706512" calcext:value-type="float">
            <text:p>-0.706512</text:p>
          </table:table-cell>
          <table:table-cell office:value-type="float" office:value="0.643127" calcext:value-type="float">
            <text:p>0.643127</text:p>
          </table:table-cell>
          <table:table-cell table:number-columns-repeated="7"/>
        </table:table-row>
        <table:table-row table:style-name="ro1">
          <table:table-cell office:value-type="float" office:value="-0.654175" calcext:value-type="float">
            <text:p>-0.654175</text:p>
          </table:table-cell>
          <table:table-cell office:value-type="float" office:value="0.711304" calcext:value-type="float">
            <text:p>0.711304</text:p>
          </table:table-cell>
          <table:table-cell table:number-columns-repeated="7"/>
        </table:table-row>
        <table:table-row table:style-name="ro1">
          <table:table-cell office:value-type="float" office:value="-0.592224" calcext:value-type="float">
            <text:p>-0.592224</text:p>
          </table:table-cell>
          <table:table-cell office:value-type="float" office:value="0.771576" calcext:value-type="float">
            <text:p>0.771576</text:p>
          </table:table-cell>
          <table:table-cell table:number-columns-repeated="7"/>
        </table:table-row>
        <table:table-row table:style-name="ro1">
          <table:table-cell office:value-type="float" office:value="-0.520996" calcext:value-type="float">
            <text:p>-0.520996</text:p>
          </table:table-cell>
          <table:table-cell office:value-type="float" office:value="0.822815" calcext:value-type="float">
            <text:p>0.822815</text:p>
          </table:table-cell>
          <table:table-cell table:number-columns-repeated="7"/>
        </table:table-row>
        <table:table-row table:style-name="ro1">
          <table:table-cell office:value-type="float" office:value="-0.442261" calcext:value-type="float">
            <text:p>-0.442261</text:p>
          </table:table-cell>
          <table:table-cell office:value-type="float" office:value="0.863098" calcext:value-type="float">
            <text:p>0.863098</text:p>
          </table:table-cell>
          <table:table-cell table:number-columns-repeated="7"/>
        </table:table-row>
        <table:table-row table:style-name="ro1">
          <table:table-cell office:value-type="float" office:value="-0.356781" calcext:value-type="float">
            <text:p>-0.356781</text:p>
          </table:table-cell>
          <table:table-cell office:value-type="float" office:value="0.892609" calcext:value-type="float">
            <text:p>0.892609</text:p>
          </table:table-cell>
          <table:table-cell table:number-columns-repeated="7"/>
        </table:table-row>
        <table:table-row table:style-name="ro1">
          <table:table-cell office:value-type="float" office:value="-0.266968" calcext:value-type="float">
            <text:p>-0.266968</text:p>
          </table:table-cell>
          <table:table-cell office:value-type="float" office:value="0.910309" calcext:value-type="float">
            <text:p>0.910309</text:p>
          </table:table-cell>
          <table:table-cell table:number-columns-repeated="7"/>
        </table:table-row>
        <table:table-row table:style-name="ro1">
          <table:table-cell office:value-type="float" office:value="-0.173584" calcext:value-type="float">
            <text:p>-0.173584</text:p>
          </table:table-cell>
          <table:table-cell office:value-type="float" office:value="0.916626" calcext:value-type="float">
            <text:p>0.916626</text:p>
          </table:table-cell>
          <table:table-cell table:number-columns-repeated="7"/>
        </table:table-row>
        <table:table-row table:style-name="ro1">
          <table:table-cell office:value-type="float" office:value="-0.0800476" calcext:value-type="float">
            <text:p>-0.0800476</text:p>
          </table:table-cell>
          <table:table-cell office:value-type="float" office:value="0.911255" calcext:value-type="float">
            <text:p>0.911255</text:p>
          </table:table-cell>
          <table:table-cell table:number-columns-repeated="7"/>
        </table:table-row>
        <table:table-row table:style-name="ro1">
          <table:table-cell office:value-type="float" office:value="0.0130005" calcext:value-type="float">
            <text:p>0.0130005</text:p>
          </table:table-cell>
          <table:table-cell office:value-type="float" office:value="0.89212" calcext:value-type="float">
            <text:p>0.89212</text:p>
          </table:table-cell>
          <table:table-cell table:number-columns-repeated="7"/>
        </table:table-row>
        <table:table-row table:style-name="ro1">
          <table:table-cell office:value-type="float" office:value="0.102417" calcext:value-type="float">
            <text:p>0.102417</text:p>
          </table:table-cell>
          <table:table-cell office:value-type="float" office:value="0.861786" calcext:value-type="float">
            <text:p>0.861786</text:p>
          </table:table-cell>
          <table:table-cell table:number-columns-repeated="7"/>
        </table:table-row>
        <table:table-row table:style-name="ro1">
          <table:table-cell office:value-type="float" office:value="0.187073" calcext:value-type="float">
            <text:p>0.187073</text:p>
          </table:table-cell>
          <table:table-cell office:value-type="float" office:value="0.820251" calcext:value-type="float">
            <text:p>0.820251</text:p>
          </table:table-cell>
          <table:table-cell table:number-columns-repeated="7"/>
        </table:table-row>
        <table:table-row table:style-name="ro1">
          <table:table-cell office:value-type="float" office:value="0.265015" calcext:value-type="float">
            <text:p>0.265015</text:p>
          </table:table-cell>
          <table:table-cell office:value-type="float" office:value="0.766754" calcext:value-type="float">
            <text:p>0.766754</text:p>
          </table:table-cell>
          <table:table-cell table:number-columns-repeated="7"/>
        </table:table-row>
        <table:table-row table:style-name="ro1">
          <table:table-cell office:value-type="float" office:value="0.334106" calcext:value-type="float">
            <text:p>0.334106</text:p>
          </table:table-cell>
          <table:table-cell office:value-type="float" office:value="0.702271" calcext:value-type="float">
            <text:p>0.702271</text:p>
          </table:table-cell>
          <table:table-cell table:number-columns-repeated="7"/>
        </table:table-row>
        <table:table-row table:style-name="ro1">
          <table:table-cell office:value-type="float" office:value="0.393738" calcext:value-type="float">
            <text:p>0.393738</text:p>
          </table:table-cell>
          <table:table-cell office:value-type="float" office:value="0.629822" calcext:value-type="float">
            <text:p>0.629822</text:p>
          </table:table-cell>
          <table:table-cell table:number-columns-repeated="7"/>
        </table:table-row>
        <table:table-row table:style-name="ro1">
          <table:table-cell office:value-type="float" office:value="0.441101" calcext:value-type="float">
            <text:p>0.441101</text:p>
          </table:table-cell>
          <table:table-cell office:value-type="float" office:value="0.549011" calcext:value-type="float">
            <text:p>0.549011</text:p>
          </table:table-cell>
          <table:table-cell table:number-columns-repeated="7"/>
        </table:table-row>
        <table:table-row table:style-name="ro1">
          <table:table-cell office:value-type="float" office:value="0.477905" calcext:value-type="float">
            <text:p>0.477905</text:p>
          </table:table-cell>
          <table:table-cell office:value-type="float" office:value="0.460571" calcext:value-type="float">
            <text:p>0.460571</text:p>
          </table:table-cell>
          <table:table-cell table:number-columns-repeated="7"/>
        </table:table-row>
        <table:table-row table:style-name="ro1">
          <table:table-cell office:value-type="float" office:value="0.498444" calcext:value-type="float">
            <text:p>0.498444</text:p>
          </table:table-cell>
          <table:table-cell office:value-type="float" office:value="0.367493" calcext:value-type="float">
            <text:p>0.367493</text:p>
          </table:table-cell>
          <table:table-cell table:number-columns-repeated="7"/>
        </table:table-row>
        <table:table-row table:style-name="ro1">
          <table:table-cell office:value-type="float" office:value="0.506348" calcext:value-type="float">
            <text:p>0.506348</text:p>
          </table:table-cell>
          <table:table-cell office:value-type="float" office:value="0.271515" calcext:value-type="float">
            <text:p>0.271515</text:p>
          </table:table-cell>
          <table:table-cell table:number-columns-repeated="7"/>
        </table:table-row>
        <table:table-row table:style-name="ro1">
          <table:table-cell office:value-type="float" office:value="0.499908" calcext:value-type="float">
            <text:p>0.499908</text:p>
          </table:table-cell>
          <table:table-cell office:value-type="float" office:value="0.177826" calcext:value-type="float">
            <text:p>0.177826</text:p>
          </table:table-cell>
          <table:table-cell table:number-columns-repeated="7"/>
        </table:table-row>
        <table:table-row table:style-name="ro1">
          <table:table-cell office:value-type="float" office:value="0.477814" calcext:value-type="float">
            <text:p>0.477814</text:p>
          </table:table-cell>
          <table:table-cell office:value-type="float" office:value="0.0817566" calcext:value-type="float">
            <text:p>0.0817566</text:p>
          </table:table-cell>
          <table:table-cell table:number-columns-repeated="7"/>
        </table:table-row>
        <table:table-row table:style-name="ro1">
          <table:table-cell office:value-type="float" office:value="0.441986" calcext:value-type="float">
            <text:p>0.441986</text:p>
          </table:table-cell>
          <table:table-cell office:value-type="float" office:value="-0.00976562" calcext:value-type="float">
            <text:p>-0.00976562</text:p>
          </table:table-cell>
          <table:table-cell table:number-columns-repeated="7"/>
        </table:table-row>
        <table:table-row table:style-name="ro1">
          <table:table-cell office:value-type="float" office:value="0.390961" calcext:value-type="float">
            <text:p>0.390961</text:p>
          </table:table-cell>
          <table:table-cell office:value-type="float" office:value="-0.0945435" calcext:value-type="float">
            <text:p>-0.0945435</text:p>
          </table:table-cell>
          <table:table-cell table:number-columns-repeated="7"/>
        </table:table-row>
        <table:table-row table:style-name="ro1">
          <table:table-cell office:value-type="float" office:value="0.328156" calcext:value-type="float">
            <text:p>0.328156</text:p>
          </table:table-cell>
          <table:table-cell office:value-type="float" office:value="-0.174408" calcext:value-type="float">
            <text:p>-0.174408</text:p>
          </table:table-cell>
          <table:table-cell table:number-columns-repeated="7"/>
        </table:table-row>
        <table:table-row table:style-name="ro1">
          <table:table-cell office:value-type="float" office:value="0.253815" calcext:value-type="float">
            <text:p>0.253815</text:p>
          </table:table-cell>
          <table:table-cell office:value-type="float" office:value="-0.244049" calcext:value-type="float">
            <text:p>-0.244049</text:p>
          </table:table-cell>
          <table:table-cell table:number-columns-repeated="7"/>
        </table:table-row>
        <table:table-row table:style-name="ro1">
          <table:table-cell office:value-type="float" office:value="0.168518" calcext:value-type="float">
            <text:p>0.168518</text:p>
          </table:table-cell>
          <table:table-cell office:value-type="float" office:value="-0.304901" calcext:value-type="float">
            <text:p>-0.304901</text:p>
          </table:table-cell>
          <table:table-cell table:number-columns-repeated="7"/>
        </table:table-row>
        <table:table-row table:style-name="ro1">
          <table:table-cell office:value-type="float" office:value="0.0749817" calcext:value-type="float">
            <text:p>0.0749817</text:p>
          </table:table-cell>
          <table:table-cell office:value-type="float" office:value="-0.355316" calcext:value-type="float">
            <text:p>-0.355316</text:p>
          </table:table-cell>
          <table:table-cell table:number-columns-repeated="7"/>
        </table:table-row>
        <table:table-row table:style-name="ro1">
          <table:table-cell office:value-type="float" office:value="-0.022522" calcext:value-type="float">
            <text:p>-0.022522</text:p>
          </table:table-cell>
          <table:table-cell office:value-type="float" office:value="-0.388153" calcext:value-type="float">
            <text:p>-0.388153</text:p>
          </table:table-cell>
          <table:table-cell table:number-columns-repeated="7"/>
        </table:table-row>
        <table:table-row table:style-name="ro1">
          <table:table-cell office:value-type="float" office:value="-0.124573" calcext:value-type="float">
            <text:p>-0.124573</text:p>
          </table:table-cell>
          <table:table-cell office:value-type="float" office:value="-0.413788" calcext:value-type="float">
            <text:p>-0.413788</text:p>
          </table:table-cell>
          <table:table-cell table:number-columns-repeated="7"/>
        </table:table-row>
        <table:table-row table:style-name="ro1">
          <table:table-cell office:value-type="float" office:value="-0.226074" calcext:value-type="float">
            <text:p>-0.226074</text:p>
          </table:table-cell>
          <table:table-cell office:value-type="float" office:value="-0.421631" calcext:value-type="float">
            <text:p>-0.421631</text:p>
          </table:table-cell>
          <table:table-cell table:number-columns-repeated="7"/>
        </table:table-row>
        <table:table-row table:style-name="ro1">
          <table:table-cell office:value-type="float" office:value="-0.324371" calcext:value-type="float">
            <text:p>-0.324371</text:p>
          </table:table-cell>
          <table:table-cell office:value-type="float" office:value="-0.416077" calcext:value-type="float">
            <text:p>-0.416077</text:p>
          </table:table-cell>
          <table:table-cell table:number-columns-repeated="7"/>
        </table:table-row>
        <table:table-row table:style-name="ro1">
          <table:table-cell office:value-type="float" office:value="-0.419006" calcext:value-type="float">
            <text:p>-0.419006</text:p>
          </table:table-cell>
          <table:table-cell office:value-type="float" office:value="-0.397461" calcext:value-type="float">
            <text:p>-0.397461</text:p>
          </table:table-cell>
          <table:table-cell table:number-columns-repeated="7"/>
        </table:table-row>
        <table:table-row table:style-name="ro1">
          <table:table-cell office:value-type="float" office:value="-0.504913" calcext:value-type="float">
            <text:p>-0.504913</text:p>
          </table:table-cell>
          <table:table-cell office:value-type="float" office:value="-0.36203" calcext:value-type="float">
            <text:p>-0.36203</text:p>
          </table:table-cell>
          <table:table-cell table:number-columns-repeated="7"/>
        </table:table-row>
        <table:table-row table:style-name="ro1">
          <table:table-cell office:value-type="float" office:value="-0.583221" calcext:value-type="float">
            <text:p>-0.583221</text:p>
          </table:table-cell>
          <table:table-cell office:value-type="float" office:value="-0.313324" calcext:value-type="float">
            <text:p>-0.313324</text:p>
          </table:table-cell>
          <table:table-cell table:number-columns-repeated="7"/>
        </table:table-row>
        <table:table-row table:style-name="ro1">
          <table:table-cell office:value-type="float" office:value="-0.651886" calcext:value-type="float">
            <text:p>-0.651886</text:p>
          </table:table-cell>
          <table:table-cell office:value-type="float" office:value="-0.251678" calcext:value-type="float">
            <text:p>-0.251678</text:p>
          </table:table-cell>
          <table:table-cell table:number-columns-repeated="7"/>
        </table:table-row>
        <table:table-row table:style-name="ro1">
          <table:table-cell office:value-type="float" office:value="-0.7099" calcext:value-type="float">
            <text:p>-0.7099</text:p>
          </table:table-cell>
          <table:table-cell office:value-type="float" office:value="-0.180359" calcext:value-type="float">
            <text:p>-0.180359</text:p>
          </table:table-cell>
          <table:table-cell table:number-columns-repeated="7"/>
        </table:table-row>
        <table:table-row table:style-name="ro1">
          <table:table-cell office:value-type="float" office:value="-0.758179" calcext:value-type="float">
            <text:p>-0.758179</text:p>
          </table:table-cell>
          <table:table-cell office:value-type="float" office:value="-0.0994568" calcext:value-type="float">
            <text:p>-0.0994568</text:p>
          </table:table-cell>
          <table:table-cell table:number-columns-repeated="7"/>
        </table:table-row>
        <table:table-row table:style-name="ro1">
          <table:table-cell office:value-type="float" office:value="-0.795044" calcext:value-type="float">
            <text:p>-0.795044</text:p>
          </table:table-cell>
          <table:table-cell office:value-type="float" office:value="-0.00897217" calcext:value-type="float">
            <text:p>-0.00897217</text:p>
          </table:table-cell>
          <table:table-cell table:number-columns-repeated="7"/>
        </table:table-row>
        <table:table-row table:style-name="ro1">
          <table:table-cell office:value-type="float" office:value="-0.819641" calcext:value-type="float">
            <text:p>-0.819641</text:p>
          </table:table-cell>
          <table:table-cell office:value-type="float" office:value="0.0855713" calcext:value-type="float">
            <text:p>0.0855713</text:p>
          </table:table-cell>
          <table:table-cell table:number-columns-repeated="7"/>
        </table:table-row>
        <table:table-row table:style-name="ro1">
          <table:table-cell office:value-type="float" office:value="-0.833038" calcext:value-type="float">
            <text:p>-0.833038</text:p>
          </table:table-cell>
          <table:table-cell office:value-type="float" office:value="0.180664" calcext:value-type="float">
            <text:p>0.180664</text:p>
          </table:table-cell>
          <table:table-cell table:number-columns-repeated="7"/>
        </table:table-row>
        <table:table-row table:style-name="ro1">
          <table:table-cell office:value-type="float" office:value="-0.833771" calcext:value-type="float">
            <text:p>-0.833771</text:p>
          </table:table-cell>
          <table:table-cell office:value-type="float" office:value="0.274841" calcext:value-type="float">
            <text:p>0.274841</text:p>
          </table:table-cell>
          <table:table-cell table:number-columns-repeated="7"/>
        </table:table-row>
        <table:table-row table:style-name="ro1">
          <table:table-cell office:value-type="float" office:value="-0.822845" calcext:value-type="float">
            <text:p>-0.822845</text:p>
          </table:table-cell>
          <table:table-cell office:value-type="float" office:value="0.368835" calcext:value-type="float">
            <text:p>0.368835</text:p>
          </table:table-cell>
          <table:table-cell table:number-columns-repeated="7"/>
        </table:table-row>
        <table:table-row table:style-name="ro1">
          <table:table-cell office:value-type="float" office:value="-0.802063" calcext:value-type="float">
            <text:p>-0.802063</text:p>
          </table:table-cell>
          <table:table-cell office:value-type="float" office:value="0.457825" calcext:value-type="float">
            <text:p>0.457825</text:p>
          </table:table-cell>
          <table:table-cell table:number-columns-repeated="7"/>
        </table:table-row>
        <table:table-row table:style-name="ro1">
          <table:table-cell office:value-type="float" office:value="-0.770782" calcext:value-type="float">
            <text:p>-0.770782</text:p>
          </table:table-cell>
          <table:table-cell office:value-type="float" office:value="0.54184" calcext:value-type="float">
            <text:p>0.54184</text:p>
          </table:table-cell>
          <table:table-cell table:number-columns-repeated="7"/>
        </table:table-row>
        <table:table-row table:style-name="ro1">
          <table:table-cell office:value-type="float" office:value="-0.728943" calcext:value-type="float">
            <text:p>-0.728943</text:p>
          </table:table-cell>
          <table:table-cell office:value-type="float" office:value="0.622314" calcext:value-type="float">
            <text:p>0.622314</text:p>
          </table:table-cell>
          <table:table-cell table:number-columns-repeated="7"/>
        </table:table-row>
        <table:table-row table:style-name="ro1">
          <table:table-cell office:value-type="float" office:value="-0.677612" calcext:value-type="float">
            <text:p>-0.677612</text:p>
          </table:table-cell>
          <table:table-cell office:value-type="float" office:value="0.693329" calcext:value-type="float">
            <text:p>0.693329</text:p>
          </table:table-cell>
          <table:table-cell table:number-columns-repeated="7"/>
        </table:table-row>
        <table:table-row table:style-name="ro1">
          <table:table-cell office:value-type="float" office:value="-0.616577" calcext:value-type="float">
            <text:p>-0.616577</text:p>
          </table:table-cell>
          <table:table-cell office:value-type="float" office:value="0.752899" calcext:value-type="float">
            <text:p>0.752899</text:p>
          </table:table-cell>
          <table:table-cell table:number-columns-repeated="7"/>
        </table:table-row>
        <table:table-row table:style-name="ro1">
          <table:table-cell office:value-type="float" office:value="-0.546112" calcext:value-type="float">
            <text:p>-0.546112</text:p>
          </table:table-cell>
          <table:table-cell office:value-type="float" office:value="0.805786" calcext:value-type="float">
            <text:p>0.805786</text:p>
          </table:table-cell>
          <table:table-cell table:number-columns-repeated="7"/>
        </table:table-row>
        <table:table-row table:style-name="ro1">
          <table:table-cell office:value-type="float" office:value="-0.468018" calcext:value-type="float">
            <text:p>-0.468018</text:p>
          </table:table-cell>
          <table:table-cell office:value-type="float" office:value="0.849243" calcext:value-type="float">
            <text:p>0.849243</text:p>
          </table:table-cell>
          <table:table-cell table:number-columns-repeated="7"/>
        </table:table-row>
        <table:table-row table:style-name="ro1">
          <table:table-cell office:value-type="float" office:value="-0.383179" calcext:value-type="float">
            <text:p>-0.383179</text:p>
          </table:table-cell>
          <table:table-cell office:value-type="float" office:value="0.880859" calcext:value-type="float">
            <text:p>0.880859</text:p>
          </table:table-cell>
          <table:table-cell table:number-columns-repeated="7"/>
        </table:table-row>
        <table:table-row table:style-name="ro1">
          <table:table-cell office:value-type="float" office:value="-0.29306" calcext:value-type="float">
            <text:p>-0.29306</text:p>
          </table:table-cell>
          <table:table-cell office:value-type="float" office:value="0.901855" calcext:value-type="float">
            <text:p>0.901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199738" calcext:value-type="float">
            <text:p>-0.199738</text:p>
          </table:table-cell>
          <table:table-cell office:value-type="float" office:value="0.910309" calcext:value-type="float">
            <text:p>0.910309</text:p>
          </table:table-cell>
          <table:table-cell table:number-columns-repeated="7"/>
        </table:table-row>
        <table:table-row table:style-name="ro1">
          <table:table-cell office:value-type="float" office:value="-0.104645" calcext:value-type="float">
            <text:p>-0.104645</text:p>
          </table:table-cell>
          <table:table-cell office:value-type="float" office:value="0.906647" calcext:value-type="float">
            <text:p>0.906647</text:p>
          </table:table-cell>
          <table:table-cell table:number-columns-repeated="7"/>
        </table:table-row>
        <table:table-row table:style-name="ro1">
          <table:table-cell office:value-type="float" office:value="-0.0110474" calcext:value-type="float">
            <text:p>-0.0110474</text:p>
          </table:table-cell>
          <table:table-cell office:value-type="float" office:value="0.890289" calcext:value-type="float">
            <text:p>0.890289</text:p>
          </table:table-cell>
          <table:table-cell table:number-columns-repeated="7"/>
        </table:table-row>
        <table:table-row table:style-name="ro1">
          <table:table-cell office:value-type="float" office:value="0.0798645" calcext:value-type="float">
            <text:p>0.0798645</text:p>
          </table:table-cell>
          <table:table-cell office:value-type="float" office:value="0.86203" calcext:value-type="float">
            <text:p>0.86203</text:p>
          </table:table-cell>
          <table:table-cell table:number-columns-repeated="7"/>
        </table:table-row>
        <table:table-row table:style-name="ro1">
          <table:table-cell office:value-type="float" office:value="0.166931" calcext:value-type="float">
            <text:p>0.166931</text:p>
          </table:table-cell>
          <table:table-cell office:value-type="float" office:value="0.821838" calcext:value-type="float">
            <text:p>0.821838</text:p>
          </table:table-cell>
          <table:table-cell table:number-columns-repeated="7"/>
        </table:table-row>
        <table:table-row table:style-name="ro1">
          <table:table-cell office:value-type="float" office:value="0.247345" calcext:value-type="float">
            <text:p>0.247345</text:p>
          </table:table-cell>
          <table:table-cell office:value-type="float" office:value="0.769806" calcext:value-type="float">
            <text:p>0.769806</text:p>
          </table:table-cell>
          <table:table-cell table:number-columns-repeated="7"/>
        </table:table-row>
        <table:table-row table:style-name="ro1">
          <table:table-cell office:value-type="float" office:value="0.319366" calcext:value-type="float">
            <text:p>0.319366</text:p>
          </table:table-cell>
          <table:table-cell office:value-type="float" office:value="0.707581" calcext:value-type="float">
            <text:p>0.707581</text:p>
          </table:table-cell>
          <table:table-cell table:number-columns-repeated="7"/>
        </table:table-row>
        <table:table-row table:style-name="ro1">
          <table:table-cell office:value-type="float" office:value="0.380951" calcext:value-type="float">
            <text:p>0.380951</text:p>
          </table:table-cell>
          <table:table-cell office:value-type="float" office:value="0.636047" calcext:value-type="float">
            <text:p>0.636047</text:p>
          </table:table-cell>
          <table:table-cell table:number-columns-repeated="7"/>
        </table:table-row>
        <table:table-row table:style-name="ro1">
          <table:table-cell office:value-type="float" office:value="0.430603" calcext:value-type="float">
            <text:p>0.430603</text:p>
          </table:table-cell>
          <table:table-cell office:value-type="float" office:value="0.55658" calcext:value-type="float">
            <text:p>0.55658</text:p>
          </table:table-cell>
          <table:table-cell table:number-columns-repeated="7"/>
        </table:table-row>
        <table:table-row table:style-name="ro1">
          <table:table-cell office:value-type="float" office:value="0.469116" calcext:value-type="float">
            <text:p>0.469116</text:p>
          </table:table-cell>
          <table:table-cell office:value-type="float" office:value="0.470428" calcext:value-type="float">
            <text:p>0.470428</text:p>
          </table:table-cell>
          <table:table-cell table:number-columns-repeated="7"/>
        </table:table-row>
        <table:table-row table:style-name="ro1">
          <table:table-cell office:value-type="float" office:value="0.492249" calcext:value-type="float">
            <text:p>0.492249</text:p>
          </table:table-cell>
          <table:table-cell office:value-type="float" office:value="0.378082" calcext:value-type="float">
            <text:p>0.378082</text:p>
          </table:table-cell>
          <table:table-cell table:number-columns-repeated="7"/>
        </table:table-row>
        <table:table-row table:style-name="ro1">
          <table:table-cell office:value-type="float" office:value="0.503754" calcext:value-type="float">
            <text:p>0.503754</text:p>
          </table:table-cell>
          <table:table-cell office:value-type="float" office:value="0.283539" calcext:value-type="float">
            <text:p>0.283539</text:p>
          </table:table-cell>
          <table:table-cell table:number-columns-repeated="7"/>
        </table:table-row>
        <table:table-row table:style-name="ro1">
          <table:table-cell office:value-type="float" office:value="0.501282" calcext:value-type="float">
            <text:p>0.501282</text:p>
          </table:table-cell>
          <table:table-cell office:value-type="float" office:value="0.188538" calcext:value-type="float">
            <text:p>0.188538</text:p>
          </table:table-cell>
          <table:table-cell table:number-columns-repeated="7"/>
        </table:table-row>
        <table:table-row table:style-name="ro1">
          <table:table-cell office:value-type="float" office:value="0.483093" calcext:value-type="float">
            <text:p>0.483093</text:p>
          </table:table-cell>
          <table:table-cell office:value-type="float" office:value="0.0930481" calcext:value-type="float">
            <text:p>0.0930481</text:p>
          </table:table-cell>
          <table:table-cell table:number-columns-repeated="7"/>
        </table:table-row>
        <table:table-row table:style-name="ro1">
          <table:table-cell office:value-type="float" office:value="0.450531" calcext:value-type="float">
            <text:p>0.450531</text:p>
          </table:table-cell>
          <table:table-cell office:value-type="float" office:value="0.00189209" calcext:value-type="float">
            <text:p>0.00189209</text:p>
          </table:table-cell>
          <table:table-cell table:number-columns-repeated="7"/>
        </table:table-row>
        <table:table-row table:style-name="ro1">
          <table:table-cell office:value-type="float" office:value="0.401917" calcext:value-type="float">
            <text:p>0.401917</text:p>
          </table:table-cell>
          <table:table-cell office:value-type="float" office:value="-0.0848389" calcext:value-type="float">
            <text:p>-0.0848389</text:p>
          </table:table-cell>
          <table:table-cell table:number-columns-repeated="7"/>
        </table:table-row>
        <table:table-row table:style-name="ro1">
          <table:table-cell office:value-type="float" office:value="0.341644" calcext:value-type="float">
            <text:p>0.341644</text:p>
          </table:table-cell>
          <table:table-cell office:value-type="float" office:value="-0.165741" calcext:value-type="float">
            <text:p>-0.165741</text:p>
          </table:table-cell>
          <table:table-cell table:number-columns-repeated="7"/>
        </table:table-row>
        <table:table-row table:style-name="ro1">
          <table:table-cell office:value-type="float" office:value="0.267609" calcext:value-type="float">
            <text:p>0.267609</text:p>
          </table:table-cell>
          <table:table-cell office:value-type="float" office:value="-0.237396" calcext:value-type="float">
            <text:p>-0.237396</text:p>
          </table:table-cell>
          <table:table-cell table:number-columns-repeated="7"/>
        </table:table-row>
        <table:table-row table:style-name="ro1">
          <table:table-cell office:value-type="float" office:value="0.184235" calcext:value-type="float">
            <text:p>0.184235</text:p>
          </table:table-cell>
          <table:table-cell office:value-type="float" office:value="-0.299164" calcext:value-type="float">
            <text:p>-0.299164</text:p>
          </table:table-cell>
          <table:table-cell table:number-columns-repeated="7"/>
        </table:table-row>
        <table:table-row table:style-name="ro1">
          <table:table-cell office:value-type="float" office:value="0.0932007" calcext:value-type="float">
            <text:p>0.0932007</text:p>
          </table:table-cell>
          <table:table-cell office:value-type="float" office:value="-0.349243" calcext:value-type="float">
            <text:p>-0.349243</text:p>
          </table:table-cell>
          <table:table-cell table:number-columns-repeated="7"/>
        </table:table-row>
        <table:table-row table:style-name="ro1">
          <table:table-cell office:value-type="float" office:value="-0.00476074" calcext:value-type="float">
            <text:p>-0.00476074</text:p>
          </table:table-cell>
          <table:table-cell office:value-type="float" office:value="-0.387085" calcext:value-type="float">
            <text:p>-0.387085</text:p>
          </table:table-cell>
          <table:table-cell table:number-columns-repeated="7"/>
        </table:table-row>
        <table:table-row table:style-name="ro1">
          <table:table-cell office:value-type="float" office:value="-0.106659" calcext:value-type="float">
            <text:p>-0.106659</text:p>
          </table:table-cell>
          <table:table-cell office:value-type="float" office:value="-0.411713" calcext:value-type="float">
            <text:p>-0.411713</text:p>
          </table:table-cell>
          <table:table-cell table:number-columns-repeated="7"/>
        </table:table-row>
        <table:table-row table:style-name="ro1">
          <table:table-cell office:value-type="float" office:value="-0.207092" calcext:value-type="float">
            <text:p>-0.207092</text:p>
          </table:table-cell>
          <table:table-cell office:value-type="float" office:value="-0.421631" calcext:value-type="float">
            <text:p>-0.421631</text:p>
          </table:table-cell>
          <table:table-cell table:number-columns-repeated="7"/>
        </table:table-row>
        <table:table-row table:style-name="ro1">
          <table:table-cell office:value-type="float" office:value="-0.306091" calcext:value-type="float">
            <text:p>-0.306091</text:p>
          </table:table-cell>
          <table:table-cell office:value-type="float" office:value="-0.416656" calcext:value-type="float">
            <text:p>-0.416656</text:p>
          </table:table-cell>
          <table:table-cell table:number-columns-repeated="7"/>
        </table:table-row>
        <table:table-row table:style-name="ro1">
          <table:table-cell office:value-type="float" office:value="-0.401947" calcext:value-type="float">
            <text:p>-0.401947</text:p>
          </table:table-cell>
          <table:table-cell office:value-type="float" office:value="-0.398407" calcext:value-type="float">
            <text:p>-0.398407</text:p>
          </table:table-cell>
          <table:table-cell table:number-columns-repeated="7"/>
        </table:table-row>
        <table:table-row table:style-name="ro1">
          <table:table-cell office:value-type="float" office:value="-0.490326" calcext:value-type="float">
            <text:p>-0.490326</text:p>
          </table:table-cell>
          <table:table-cell office:value-type="float" office:value="-0.367981" calcext:value-type="float">
            <text:p>-0.367981</text:p>
          </table:table-cell>
          <table:table-cell table:number-columns-repeated="7"/>
        </table:table-row>
        <table:table-row table:style-name="ro1">
          <table:table-cell office:value-type="float" office:value="-0.569946" calcext:value-type="float">
            <text:p>-0.569946</text:p>
          </table:table-cell>
          <table:table-cell office:value-type="float" office:value="-0.318695" calcext:value-type="float">
            <text:p>-0.318695</text:p>
          </table:table-cell>
          <table:table-cell table:number-columns-repeated="7"/>
        </table:table-row>
        <table:table-row table:style-name="ro1">
          <table:table-cell office:value-type="float" office:value="-0.638977" calcext:value-type="float">
            <text:p>-0.638977</text:p>
          </table:table-cell>
          <table:table-cell office:value-type="float" office:value="-0.258392" calcext:value-type="float">
            <text:p>-0.258392</text:p>
          </table:table-cell>
          <table:table-cell table:number-columns-repeated="7"/>
        </table:table-row>
        <table:table-row table:style-name="ro1">
          <table:table-cell office:value-type="float" office:value="-0.700287" calcext:value-type="float">
            <text:p>-0.700287</text:p>
          </table:table-cell>
          <table:table-cell office:value-type="float" office:value="-0.189209" calcext:value-type="float">
            <text:p>-0.189209</text:p>
          </table:table-cell>
          <table:table-cell table:number-columns-repeated="7"/>
        </table:table-row>
        <table:table-row table:style-name="ro1">
          <table:table-cell office:value-type="float" office:value="-0.749573" calcext:value-type="float">
            <text:p>-0.749573</text:p>
          </table:table-cell>
          <table:table-cell office:value-type="float" office:value="-0.10849" calcext:value-type="float">
            <text:p>-0.10849</text:p>
          </table:table-cell>
          <table:table-cell table:number-columns-repeated="7"/>
        </table:table-row>
        <table:table-row table:style-name="ro1">
          <table:table-cell office:value-type="float" office:value="-0.787506" calcext:value-type="float">
            <text:p>-0.787506</text:p>
          </table:table-cell>
          <table:table-cell office:value-type="float" office:value="-0.0183411" calcext:value-type="float">
            <text:p>-0.0183411</text:p>
          </table:table-cell>
          <table:table-cell table:number-columns-repeated="7"/>
        </table:table-row>
        <table:table-row table:style-name="ro1">
          <table:table-cell office:value-type="float" office:value="-0.815369" calcext:value-type="float">
            <text:p>-0.815369</text:p>
          </table:table-cell>
          <table:table-cell office:value-type="float" office:value="0.0749817" calcext:value-type="float">
            <text:p>0.0749817</text:p>
          </table:table-cell>
          <table:table-cell table:number-columns-repeated="7"/>
        </table:table-row>
        <table:table-row table:style-name="ro1">
          <table:table-cell office:value-type="float" office:value="-0.829712" calcext:value-type="float">
            <text:p>-0.829712</text:p>
          </table:table-cell>
          <table:table-cell office:value-type="float" office:value="0.170349" calcext:value-type="float">
            <text:p>0.170349</text:p>
          </table:table-cell>
          <table:table-cell table:number-columns-repeated="7"/>
        </table:table-row>
        <table:table-row table:style-name="ro1">
          <table:table-cell office:value-type="float" office:value="-0.832336" calcext:value-type="float">
            <text:p>-0.832336</text:p>
          </table:table-cell>
          <table:table-cell office:value-type="float" office:value="0.266632" calcext:value-type="float">
            <text:p>0.266632</text:p>
          </table:table-cell>
          <table:table-cell table:number-columns-repeated="7"/>
        </table:table-row>
        <table:table-row table:style-name="ro1">
          <table:table-cell office:value-type="float" office:value="-0.822906" calcext:value-type="float">
            <text:p>-0.822906</text:p>
          </table:table-cell>
          <table:table-cell office:value-type="float" office:value="0.360229" calcext:value-type="float">
            <text:p>0.360229</text:p>
          </table:table-cell>
          <table:table-cell table:number-columns-repeated="7"/>
        </table:table-row>
        <table:table-row table:style-name="ro1">
          <table:table-cell office:value-type="float" office:value="-0.803314" calcext:value-type="float">
            <text:p>-0.803314</text:p>
          </table:table-cell>
          <table:table-cell office:value-type="float" office:value="0.451721" calcext:value-type="float">
            <text:p>0.451721</text:p>
          </table:table-cell>
          <table:table-cell table:number-columns-repeated="7"/>
        </table:table-row>
        <table:table-row table:style-name="ro1">
          <table:table-cell office:value-type="float" office:value="-0.773865" calcext:value-type="float">
            <text:p>-0.773865</text:p>
          </table:table-cell>
          <table:table-cell office:value-type="float" office:value="0.538086" calcext:value-type="float">
            <text:p>0.538086</text:p>
          </table:table-cell>
          <table:table-cell table:number-columns-repeated="7"/>
        </table:table-row>
        <table:table-row table:style-name="ro1">
          <table:table-cell office:value-type="float" office:value="-0.733398" calcext:value-type="float">
            <text:p>-0.733398</text:p>
          </table:table-cell>
          <table:table-cell office:value-type="float" office:value="0.617371" calcext:value-type="float">
            <text:p>0.617371</text:p>
          </table:table-cell>
          <table:table-cell table:number-columns-repeated="7"/>
        </table:table-row>
        <table:table-row table:style-name="ro1">
          <table:table-cell office:value-type="float" office:value="-0.683563" calcext:value-type="float">
            <text:p>-0.683563</text:p>
          </table:table-cell>
          <table:table-cell office:value-type="float" office:value="0.690186" calcext:value-type="float">
            <text:p>0.690186</text:p>
          </table:table-cell>
          <table:table-cell table:number-columns-repeated="7"/>
        </table:table-row>
        <table:table-row table:style-name="ro1">
          <table:table-cell office:value-type="float" office:value="-0.623688" calcext:value-type="float">
            <text:p>-0.623688</text:p>
          </table:table-cell>
          <table:table-cell office:value-type="float" office:value="0.754486" calcext:value-type="float">
            <text:p>0.754486</text:p>
          </table:table-cell>
          <table:table-cell table:number-columns-repeated="7"/>
        </table:table-row>
        <table:table-row table:style-name="ro1">
          <table:table-cell office:value-type="float" office:value="-0.554352" calcext:value-type="float">
            <text:p>-0.554352</text:p>
          </table:table-cell>
          <table:table-cell office:value-type="float" office:value="0.810303" calcext:value-type="float">
            <text:p>0.810303</text:p>
          </table:table-cell>
          <table:table-cell table:number-columns-repeated="7"/>
        </table:table-row>
        <table:table-row table:style-name="ro1">
          <table:table-cell office:value-type="float" office:value="-0.476715" calcext:value-type="float">
            <text:p>-0.476715</text:p>
          </table:table-cell>
          <table:table-cell office:value-type="float" office:value="0.854919" calcext:value-type="float">
            <text:p>0.854919</text:p>
          </table:table-cell>
          <table:table-cell table:number-columns-repeated="7"/>
        </table:table-row>
        <table:table-row table:style-name="ro1">
          <table:table-cell office:value-type="float" office:value="-0.391754" calcext:value-type="float">
            <text:p>-0.391754</text:p>
          </table:table-cell>
          <table:table-cell office:value-type="float" office:value="0.889587" calcext:value-type="float">
            <text:p>0.889587</text:p>
          </table:table-cell>
          <table:table-cell table:number-columns-repeated="7"/>
        </table:table-row>
        <table:table-row table:style-name="ro1">
          <table:table-cell office:value-type="float" office:value="-0.302734" calcext:value-type="float">
            <text:p>-0.302734</text:p>
          </table:table-cell>
          <table:table-cell office:value-type="float" office:value="0.912537" calcext:value-type="float">
            <text:p>0.912537</text:p>
          </table:table-cell>
          <table:table-cell table:number-columns-repeated="7"/>
        </table:table-row>
        <table:table-row table:style-name="ro1">
          <table:table-cell office:value-type="float" office:value="-0.20932" calcext:value-type="float">
            <text:p>-0.20932</text:p>
          </table:table-cell>
          <table:table-cell office:value-type="float" office:value="0.922058" calcext:value-type="float">
            <text:p>0.922058</text:p>
          </table:table-cell>
          <table:table-cell table:number-columns-repeated="7"/>
        </table:table-row>
        <table:table-row table:style-name="ro1">
          <table:table-cell office:value-type="float" office:value="-0.114319" calcext:value-type="float">
            <text:p>-0.114319</text:p>
          </table:table-cell>
          <table:table-cell office:value-type="float" office:value="0.921082" calcext:value-type="float">
            <text:p>0.921082</text:p>
          </table:table-cell>
          <table:table-cell table:number-columns-repeated="7"/>
        </table:table-row>
        <table:table-row table:style-name="ro1">
          <table:table-cell office:value-type="float" office:value="-0.0197449" calcext:value-type="float">
            <text:p>-0.0197449</text:p>
          </table:table-cell>
          <table:table-cell office:value-type="float" office:value="0.906647" calcext:value-type="float">
            <text:p>0.906647</text:p>
          </table:table-cell>
          <table:table-cell table:number-columns-repeated="7"/>
        </table:table-row>
        <table:table-row table:style-name="ro1">
          <table:table-cell office:value-type="float" office:value="0.0707703" calcext:value-type="float">
            <text:p>0.0707703</text:p>
          </table:table-cell>
          <table:table-cell office:value-type="float" office:value="0.880432" calcext:value-type="float">
            <text:p>0.880432</text:p>
          </table:table-cell>
          <table:table-cell table:number-columns-repeated="7"/>
        </table:table-row>
        <table:table-row table:style-name="ro1">
          <table:table-cell office:value-type="float" office:value="0.158295" calcext:value-type="float">
            <text:p>0.158295</text:p>
          </table:table-cell>
          <table:table-cell office:value-type="float" office:value="0.842255" calcext:value-type="float">
            <text:p>0.842255</text:p>
          </table:table-cell>
          <table:table-cell table:number-columns-repeated="7"/>
        </table:table-row>
        <table:table-row table:style-name="ro1">
          <table:table-cell office:value-type="float" office:value="0.23996" calcext:value-type="float">
            <text:p>0.23996</text:p>
          </table:table-cell>
          <table:table-cell office:value-type="float" office:value="0.792511" calcext:value-type="float">
            <text:p>0.792511</text:p>
          </table:table-cell>
          <table:table-cell table:number-columns-repeated="7"/>
        </table:table-row>
        <table:table-row table:style-name="ro1">
          <table:table-cell office:value-type="float" office:value="0.311584" calcext:value-type="float">
            <text:p>0.311584</text:p>
          </table:table-cell>
          <table:table-cell office:value-type="float" office:value="0.732544" calcext:value-type="float">
            <text:p>0.732544</text:p>
          </table:table-cell>
          <table:table-cell table:number-columns-repeated="7"/>
        </table:table-row>
        <table:table-row table:style-name="ro1">
          <table:table-cell office:value-type="float" office:value="0.373535" calcext:value-type="float">
            <text:p>0.373535</text:p>
          </table:table-cell>
          <table:table-cell office:value-type="float" office:value="0.661713" calcext:value-type="float">
            <text:p>0.661713</text:p>
          </table:table-cell>
          <table:table-cell table:number-columns-repeated="7"/>
        </table:table-row>
        <table:table-row table:style-name="ro1">
          <table:table-cell office:value-type="float" office:value="0.424805" calcext:value-type="float">
            <text:p>0.424805</text:p>
          </table:table-cell>
          <table:table-cell office:value-type="float" office:value="0.583344" calcext:value-type="float">
            <text:p>0.583344</text:p>
          </table:table-cell>
          <table:table-cell table:number-columns-repeated="7"/>
        </table:table-row>
        <table:table-row table:style-name="ro1">
          <table:table-cell office:value-type="float" office:value="0.462097" calcext:value-type="float">
            <text:p>0.462097</text:p>
          </table:table-cell>
          <table:table-cell office:value-type="float" office:value="0.498749" calcext:value-type="float">
            <text:p>0.498749</text:p>
          </table:table-cell>
          <table:table-cell table:number-columns-repeated="7"/>
        </table:table-row>
        <table:table-row table:style-name="ro1">
          <table:table-cell office:value-type="float" office:value="0.486115" calcext:value-type="float">
            <text:p>0.486115</text:p>
          </table:table-cell>
          <table:table-cell office:value-type="float" office:value="0.407928" calcext:value-type="float">
            <text:p>0.407928</text:p>
          </table:table-cell>
          <table:table-cell table:number-columns-repeated="7"/>
        </table:table-row>
        <table:table-row table:style-name="ro1">
          <table:table-cell office:value-type="float" office:value="0.496521" calcext:value-type="float">
            <text:p>0.496521</text:p>
          </table:table-cell>
          <table:table-cell office:value-type="float" office:value="0.315125" calcext:value-type="float">
            <text:p>0.315125</text:p>
          </table:table-cell>
          <table:table-cell table:number-columns-repeated="7"/>
        </table:table-row>
        <table:table-row table:style-name="ro1">
          <table:table-cell office:value-type="float" office:value="0.492279" calcext:value-type="float">
            <text:p>0.492279</text:p>
          </table:table-cell>
          <table:table-cell office:value-type="float" office:value="0.221741" calcext:value-type="float">
            <text:p>0.221741</text:p>
          </table:table-cell>
          <table:table-cell table:number-columns-repeated="7"/>
        </table:table-row>
        <table:table-row table:style-name="ro1">
          <table:table-cell office:value-type="float" office:value="0.472717" calcext:value-type="float">
            <text:p>0.472717</text:p>
          </table:table-cell>
          <table:table-cell office:value-type="float" office:value="0.128876" calcext:value-type="float">
            <text:p>0.128876</text:p>
          </table:table-cell>
          <table:table-cell table:number-columns-repeated="7"/>
        </table:table-row>
        <table:table-row table:style-name="ro1">
          <table:table-cell office:value-type="float" office:value="0.43927" calcext:value-type="float">
            <text:p>0.43927</text:p>
          </table:table-cell>
          <table:table-cell office:value-type="float" office:value="0.0401917" calcext:value-type="float">
            <text:p>0.0401917</text:p>
          </table:table-cell>
          <table:table-cell table:number-columns-repeated="7"/>
        </table:table-row>
        <table:table-row table:style-name="ro1">
          <table:table-cell office:value-type="float" office:value="0.390503" calcext:value-type="float">
            <text:p>0.390503</text:p>
          </table:table-cell>
          <table:table-cell office:value-type="float" office:value="-0.0419006" calcext:value-type="float">
            <text:p>-0.0419006</text:p>
          </table:table-cell>
          <table:table-cell table:number-columns-repeated="7"/>
        </table:table-row>
        <table:table-row table:style-name="ro1">
          <table:table-cell office:value-type="float" office:value="0.330078" calcext:value-type="float">
            <text:p>0.330078</text:p>
          </table:table-cell>
          <table:table-cell office:value-type="float" office:value="-0.117798" calcext:value-type="float">
            <text:p>-0.117798</text:p>
          </table:table-cell>
          <table:table-cell table:number-columns-repeated="7"/>
        </table:table-row>
        <table:table-row table:style-name="ro1">
          <table:table-cell office:value-type="float" office:value="0.25824" calcext:value-type="float">
            <text:p>0.25824</text:p>
          </table:table-cell>
          <table:table-cell office:value-type="float" office:value="-0.183746" calcext:value-type="float">
            <text:p>-0.183746</text:p>
          </table:table-cell>
          <table:table-cell table:number-columns-repeated="7"/>
        </table:table-row>
        <table:table-row table:style-name="ro1">
          <table:table-cell office:value-type="float" office:value="0.177948" calcext:value-type="float">
            <text:p>0.177948</text:p>
          </table:table-cell>
          <table:table-cell office:value-type="float" office:value="-0.240387" calcext:value-type="float">
            <text:p>-0.240387</text:p>
          </table:table-cell>
          <table:table-cell table:number-columns-repeated="7"/>
        </table:table-row>
        <table:table-row table:style-name="ro1">
          <table:table-cell office:value-type="float" office:value="0.0909424" calcext:value-type="float">
            <text:p>0.0909424</text:p>
          </table:table-cell>
          <table:table-cell office:value-type="float" office:value="-0.286499" calcext:value-type="float">
            <text:p>-0.286499</text:p>
          </table:table-cell>
          <table:table-cell table:number-columns-repeated="7"/>
        </table:table-row>
        <table:table-row table:style-name="ro1">
          <table:table-cell office:value-type="float" office:value="-0.000640869" calcext:value-type="float">
            <text:p>-0.000640869</text:p>
          </table:table-cell>
          <table:table-cell office:value-type="float" office:value="-0.317993" calcext:value-type="float">
            <text:p>-0.317993</text:p>
          </table:table-cell>
          <table:table-cell table:number-columns-repeated="7"/>
        </table:table-row>
        <table:table-row table:style-name="ro1">
          <table:table-cell office:value-type="float" office:value="-0.0943909" calcext:value-type="float">
            <text:p>-0.0943909</text:p>
          </table:table-cell>
          <table:table-cell office:value-type="float" office:value="-0.334747" calcext:value-type="float">
            <text:p>-0.334747</text:p>
          </table:table-cell>
          <table:table-cell table:number-columns-repeated="7"/>
        </table:table-row>
        <table:table-row table:style-name="ro1">
          <table:table-cell office:value-type="float" office:value="-0.187012" calcext:value-type="float">
            <text:p>-0.187012</text:p>
          </table:table-cell>
          <table:table-cell office:value-type="float" office:value="-0.342041" calcext:value-type="float">
            <text:p>-0.342041</text:p>
          </table:table-cell>
          <table:table-cell table:number-columns-repeated="7"/>
        </table:table-row>
        <table:table-row table:style-name="ro1">
          <table:table-cell office:value-type="float" office:value="-0.273071" calcext:value-type="float">
            <text:p>-0.273071</text:p>
          </table:table-cell>
          <table:table-cell office:value-type="float" office:value="-0.345978" calcext:value-type="float">
            <text:p>-0.345978</text:p>
          </table:table-cell>
          <table:table-cell table:number-columns-repeated="7"/>
        </table:table-row>
        <table:table-row table:style-name="ro1">
          <table:table-cell office:value-type="float" office:value="-0.359039" calcext:value-type="float">
            <text:p>-0.359039</text:p>
          </table:table-cell>
          <table:table-cell office:value-type="float" office:value="-0.319763" calcext:value-type="float">
            <text:p>-0.319763</text:p>
          </table:table-cell>
          <table:table-cell table:number-columns-repeated="7"/>
        </table:table-row>
        <table:table-row table:style-name="ro1">
          <table:table-cell office:value-type="float" office:value="-0.435486" calcext:value-type="float">
            <text:p>-0.435486</text:p>
          </table:table-cell>
          <table:table-cell office:value-type="float" office:value="-0.286896" calcext:value-type="float">
            <text:p>-0.286896</text:p>
          </table:table-cell>
          <table:table-cell table:number-columns-repeated="7"/>
        </table:table-row>
        <table:table-row table:style-name="ro1">
          <table:table-cell office:value-type="float" office:value="-0.50528" calcext:value-type="float">
            <text:p>-0.50528</text:p>
          </table:table-cell>
          <table:table-cell office:value-type="float" office:value="-0.245819" calcext:value-type="float">
            <text:p>-0.245819</text:p>
          </table:table-cell>
          <table:table-cell table:number-columns-repeated="7"/>
        </table:table-row>
        <table:table-row table:style-name="ro1">
          <table:table-cell office:value-type="float" office:value="-0.565643" calcext:value-type="float">
            <text:p>-0.565643</text:p>
          </table:table-cell>
          <table:table-cell office:value-type="float" office:value="-0.186493" calcext:value-type="float">
            <text:p>-0.186493</text:p>
          </table:table-cell>
          <table:table-cell table:number-columns-repeated="7"/>
        </table:table-row>
        <table:table-row table:style-name="ro1">
          <table:table-cell office:value-type="float" office:value="-0.615631" calcext:value-type="float">
            <text:p>-0.615631</text:p>
          </table:table-cell>
          <table:table-cell office:value-type="float" office:value="-0.125519" calcext:value-type="float">
            <text:p>-0.125519</text:p>
          </table:table-cell>
          <table:table-cell table:number-columns-repeated="7"/>
        </table:table-row>
        <table:table-row table:style-name="ro1">
          <table:table-cell office:value-type="float" office:value="-0.657104" calcext:value-type="float">
            <text:p>-0.657104</text:p>
          </table:table-cell>
          <table:table-cell office:value-type="float" office:value="-0.0548401" calcext:value-type="float">
            <text:p>-0.0548401</text:p>
          </table:table-cell>
          <table:table-cell table:number-columns-repeated="7"/>
        </table:table-row>
        <table:table-row table:style-name="ro1">
          <table:table-cell office:value-type="float" office:value="-0.687775" calcext:value-type="float">
            <text:p>-0.687775</text:p>
          </table:table-cell>
          <table:table-cell office:value-type="float" office:value="0.0222168" calcext:value-type="float">
            <text:p>0.0222168</text:p>
          </table:table-cell>
          <table:table-cell table:number-columns-repeated="7"/>
        </table:table-row>
        <table:table-row table:style-name="ro1">
          <table:table-cell office:value-type="float" office:value="-0.708557" calcext:value-type="float">
            <text:p>-0.708557</text:p>
          </table:table-cell>
          <table:table-cell office:value-type="float" office:value="0.0999756" calcext:value-type="float">
            <text:p>0.0999756</text:p>
          </table:table-cell>
          <table:table-cell table:number-columns-repeated="7"/>
        </table:table-row>
        <table:table-row table:style-name="ro1">
          <table:table-cell office:value-type="float" office:value="-0.718964" calcext:value-type="float">
            <text:p>-0.718964</text:p>
          </table:table-cell>
          <table:table-cell office:value-type="float" office:value="0.181" calcext:value-type="float">
            <text:p>0.181</text:p>
          </table:table-cell>
          <table:table-cell table:number-columns-repeated="7"/>
        </table:table-row>
        <table:table-row table:style-name="ro1">
          <table:table-cell office:value-type="float" office:value="-0.720154" calcext:value-type="float">
            <text:p>-0.720154</text:p>
          </table:table-cell>
          <table:table-cell office:value-type="float" office:value="0.259155" calcext:value-type="float">
            <text:p>0.259155</text:p>
          </table:table-cell>
          <table:table-cell table:number-columns-repeated="7"/>
        </table:table-row>
        <table:table-row table:style-name="ro1">
          <table:table-cell office:value-type="float" office:value="-0.711395" calcext:value-type="float">
            <text:p>-0.711395</text:p>
          </table:table-cell>
          <table:table-cell office:value-type="float" office:value="0.335632" calcext:value-type="float">
            <text:p>0.335632</text:p>
          </table:table-cell>
          <table:table-cell table:number-columns-repeated="7"/>
        </table:table-row>
        <table:table-row table:style-name="ro1">
          <table:table-cell office:value-type="float" office:value="-0.692169" calcext:value-type="float">
            <text:p>-0.692169</text:p>
          </table:table-cell>
          <table:table-cell office:value-type="float" office:value="0.40918" calcext:value-type="float">
            <text:p>0.40918</text:p>
          </table:table-cell>
          <table:table-cell table:number-columns-repeated="7"/>
        </table:table-row>
        <table:table-row table:style-name="ro1">
          <table:table-cell office:value-type="float" office:value="-0.665955" calcext:value-type="float">
            <text:p>-0.665955</text:p>
          </table:table-cell>
          <table:table-cell office:value-type="float" office:value="0.477692" calcext:value-type="float">
            <text:p>0.477692</text:p>
          </table:table-cell>
          <table:table-cell table:number-columns-repeated="7"/>
        </table:table-row>
        <table:table-row table:style-name="ro1">
          <table:table-cell office:value-type="float" office:value="-0.630554" calcext:value-type="float">
            <text:p>-0.630554</text:p>
          </table:table-cell>
          <table:table-cell office:value-type="float" office:value="0.540253" calcext:value-type="float">
            <text:p>0.540253</text:p>
          </table:table-cell>
          <table:table-cell table:number-columns-repeated="7"/>
        </table:table-row>
        <table:table-row table:style-name="ro1">
          <table:table-cell office:value-type="float" office:value="-0.587585" calcext:value-type="float">
            <text:p>-0.587585</text:p>
          </table:table-cell>
          <table:table-cell office:value-type="float" office:value="0.596741" calcext:value-type="float">
            <text:p>0.596741</text:p>
          </table:table-cell>
          <table:table-cell table:number-columns-repeated="7"/>
        </table:table-row>
        <table:table-row table:style-name="ro1">
          <table:table-cell office:value-type="float" office:value="-0.537964" calcext:value-type="float">
            <text:p>-0.537964</text:p>
          </table:table-cell>
          <table:table-cell office:value-type="float" office:value="0.647034" calcext:value-type="float">
            <text:p>0.647034</text:p>
          </table:table-cell>
          <table:table-cell table:number-columns-repeated="7"/>
        </table:table-row>
        <table:table-row table:style-name="ro1">
          <table:table-cell office:value-type="float" office:value="-0.481415" calcext:value-type="float">
            <text:p>-0.481415</text:p>
          </table:table-cell>
          <table:table-cell office:value-type="float" office:value="0.688599" calcext:value-type="float">
            <text:p>0.688599</text:p>
          </table:table-cell>
          <table:table-cell table:number-columns-repeated="7"/>
        </table:table-row>
        <table:table-row table:style-name="ro1">
          <table:table-cell office:value-type="float" office:value="-0.41922" calcext:value-type="float">
            <text:p>-0.41922</text:p>
          </table:table-cell>
          <table:table-cell office:value-type="float" office:value="0.723053" calcext:value-type="float">
            <text:p>0.723053</text:p>
          </table:table-cell>
          <table:table-cell table:number-columns-repeated="7"/>
        </table:table-row>
        <table:table-row table:style-name="ro1">
          <table:table-cell office:value-type="float" office:value="-0.353607" calcext:value-type="float">
            <text:p>-0.353607</text:p>
          </table:table-cell>
          <table:table-cell office:value-type="float" office:value="0.749786" calcext:value-type="float">
            <text:p>0.749786</text:p>
          </table:table-cell>
          <table:table-cell table:number-columns-repeated="7"/>
        </table:table-row>
        <table:table-row table:style-name="ro1">
          <table:table-cell office:value-type="float" office:value="-0.283905" calcext:value-type="float">
            <text:p>-0.283905</text:p>
          </table:table-cell>
          <table:table-cell office:value-type="float" office:value="0.765228" calcext:value-type="float">
            <text:p>0.765228</text:p>
          </table:table-cell>
          <table:table-cell table:number-columns-repeated="7"/>
        </table:table-row>
        <table:table-row table:style-name="ro1">
          <table:table-cell office:value-type="float" office:value="-0.2117" calcext:value-type="float">
            <text:p>-0.2117</text:p>
          </table:table-cell>
          <table:table-cell office:value-type="float" office:value="0.771973" calcext:value-type="float">
            <text:p>0.771973</text:p>
          </table:table-cell>
          <table:table-cell table:number-columns-repeated="7"/>
        </table:table-row>
        <table:table-row table:style-name="ro1">
          <table:table-cell office:value-type="float" office:value="-0.139404" calcext:value-type="float">
            <text:p>-0.139404</text:p>
          </table:table-cell>
          <table:table-cell office:value-type="float" office:value="0.769653" calcext:value-type="float">
            <text:p>0.769653</text:p>
          </table:table-cell>
          <table:table-cell table:number-columns-repeated="7"/>
        </table:table-row>
        <table:table-row table:style-name="ro1">
          <table:table-cell office:value-type="float" office:value="-0.0682678" calcext:value-type="float">
            <text:p>-0.0682678</text:p>
          </table:table-cell>
          <table:table-cell office:value-type="float" office:value="0.757446" calcext:value-type="float">
            <text:p>0.757446</text:p>
          </table:table-cell>
          <table:table-cell table:number-columns-repeated="7"/>
        </table:table-row>
        <table:table-row table:style-name="ro1">
          <table:table-cell office:value-type="float" office:value="0.000518799" calcext:value-type="float">
            <text:p>0.000518799</text:p>
          </table:table-cell>
          <table:table-cell office:value-type="float" office:value="0.738098" calcext:value-type="float">
            <text:p>0.738098</text:p>
          </table:table-cell>
          <table:table-cell table:number-columns-repeated="7"/>
        </table:table-row>
        <table:table-row table:style-name="ro1">
          <table:table-cell office:value-type="float" office:value="0.0661926" calcext:value-type="float">
            <text:p>0.0661926</text:p>
          </table:table-cell>
          <table:table-cell office:value-type="float" office:value="0.707642" calcext:value-type="float">
            <text:p>0.707642</text:p>
          </table:table-cell>
          <table:table-cell table:number-columns-repeated="7"/>
        </table:table-row>
        <table:table-row table:style-name="ro1">
          <table:table-cell office:value-type="float" office:value="0.126129" calcext:value-type="float">
            <text:p>0.126129</text:p>
          </table:table-cell>
          <table:table-cell office:value-type="float" office:value="0.669434" calcext:value-type="float">
            <text:p>0.669434</text:p>
          </table:table-cell>
          <table:table-cell table:number-columns-repeated="7"/>
        </table:table-row>
        <table:table-row table:style-name="ro1">
          <table:table-cell office:value-type="float" office:value="0.180115" calcext:value-type="float">
            <text:p>0.180115</text:p>
          </table:table-cell>
          <table:table-cell office:value-type="float" office:value="0.623108" calcext:value-type="float">
            <text:p>0.623108</text:p>
          </table:table-cell>
          <table:table-cell table:number-columns-repeated="7"/>
        </table:table-row>
        <table:table-row table:style-name="ro1">
          <table:table-cell office:value-type="float" office:value="0.227814" calcext:value-type="float">
            <text:p>0.227814</text:p>
          </table:table-cell>
          <table:table-cell office:value-type="float" office:value="0.570068" calcext:value-type="float">
            <text:p>0.570068</text:p>
          </table:table-cell>
          <table:table-cell table:number-columns-repeated="7"/>
        </table:table-row>
        <table:table-row table:style-name="ro1">
          <table:table-cell office:value-type="float" office:value="0.266022" calcext:value-type="float">
            <text:p>0.266022</text:p>
          </table:table-cell>
          <table:table-cell office:value-type="float" office:value="0.510406" calcext:value-type="float">
            <text:p>0.510406</text:p>
          </table:table-cell>
          <table:table-cell table:number-columns-repeated="7"/>
        </table:table-row>
        <table:table-row table:style-name="ro1">
          <table:table-cell office:value-type="float" office:value="0.294983" calcext:value-type="float">
            <text:p>0.294983</text:p>
          </table:table-cell>
          <table:table-cell office:value-type="float" office:value="0.445709" calcext:value-type="float">
            <text:p>0.445709</text:p>
          </table:table-cell>
          <table:table-cell table:number-columns-repeated="7"/>
        </table:table-row>
        <table:table-row table:style-name="ro1">
          <table:table-cell office:value-type="float" office:value="0.314392" calcext:value-type="float">
            <text:p>0.314392</text:p>
          </table:table-cell>
          <table:table-cell office:value-type="float" office:value="0.37793" calcext:value-type="float">
            <text:p>0.37793</text:p>
          </table:table-cell>
          <table:table-cell table:number-columns-repeated="7"/>
        </table:table-row>
        <table:table-row table:style-name="ro1">
          <table:table-cell office:value-type="float" office:value="0.322449" calcext:value-type="float">
            <text:p>0.322449</text:p>
          </table:table-cell>
          <table:table-cell office:value-type="float" office:value="0.306366" calcext:value-type="float">
            <text:p>0.306366</text:p>
          </table:table-cell>
          <table:table-cell table:number-columns-repeated="7"/>
        </table:table-row>
        <table:table-row table:style-name="ro1">
          <table:table-cell office:value-type="float" office:value="0.320374" calcext:value-type="float">
            <text:p>0.320374</text:p>
          </table:table-cell>
          <table:table-cell office:value-type="float" office:value="0.235138" calcext:value-type="float">
            <text:p>0.235138</text:p>
          </table:table-cell>
          <table:table-cell table:number-columns-repeated="7"/>
        </table:table-row>
        <table:table-row table:style-name="ro1">
          <table:table-cell office:value-type="float" office:value="0.307281" calcext:value-type="float">
            <text:p>0.307281</text:p>
          </table:table-cell>
          <table:table-cell office:value-type="float" office:value="0.163666" calcext:value-type="float">
            <text:p>0.163666</text:p>
          </table:table-cell>
          <table:table-cell table:number-columns-repeated="7"/>
        </table:table-row>
        <table:table-row table:style-name="ro1">
          <table:table-cell office:value-type="float" office:value="0.283112" calcext:value-type="float">
            <text:p>0.283112</text:p>
          </table:table-cell>
          <table:table-cell office:value-type="float" office:value="0.0949402" calcext:value-type="float">
            <text:p>0.0949402</text:p>
          </table:table-cell>
          <table:table-cell table:number-columns-repeated="7"/>
        </table:table-row>
        <table:table-row table:style-name="ro1">
          <table:table-cell office:value-type="float" office:value="0.248962" calcext:value-type="float">
            <text:p>0.248962</text:p>
          </table:table-cell>
          <table:table-cell office:value-type="float" office:value="0.0289917" calcext:value-type="float">
            <text:p>0.0289917</text:p>
          </table:table-cell>
          <table:table-cell table:number-columns-repeated="7"/>
        </table:table-row>
        <table:table-row table:style-name="ro1">
          <table:table-cell office:value-type="float" office:value="0.204529" calcext:value-type="float">
            <text:p>0.204529</text:p>
          </table:table-cell>
          <table:table-cell office:value-type="float" office:value="-0.0325317" calcext:value-type="float">
            <text:p>-0.0325317</text:p>
          </table:table-cell>
          <table:table-cell table:number-columns-repeated="7"/>
        </table:table-row>
        <table:table-row table:style-name="ro1">
          <table:table-cell office:value-type="float" office:value="0.152283" calcext:value-type="float">
            <text:p>0.152283</text:p>
          </table:table-cell>
          <table:table-cell office:value-type="float" office:value="-0.0873413" calcext:value-type="float">
            <text:p>-0.0873413</text:p>
          </table:table-cell>
          <table:table-cell table:number-columns-repeated="7"/>
        </table:table-row>
        <table:table-row table:style-name="ro1">
          <table:table-cell office:value-type="float" office:value="0.0909424" calcext:value-type="float">
            <text:p>0.0909424</text:p>
          </table:table-cell>
          <table:table-cell office:value-type="float" office:value="-0.133698" calcext:value-type="float">
            <text:p>-0.133698</text:p>
          </table:table-cell>
          <table:table-cell table:number-columns-repeated="7"/>
        </table:table-row>
        <table:table-row table:style-name="ro1">
          <table:table-cell office:value-type="float" office:value="0.0239868" calcext:value-type="float">
            <text:p>0.0239868</text:p>
          </table:table-cell>
          <table:table-cell office:value-type="float" office:value="-0.172302" calcext:value-type="float">
            <text:p>-0.172302</text:p>
          </table:table-cell>
          <table:table-cell table:number-columns-repeated="7"/>
        </table:table-row>
        <table:table-row table:style-name="ro1">
          <table:table-cell office:value-type="float" office:value="-0.045105" calcext:value-type="float">
            <text:p>-0.045105</text:p>
          </table:table-cell>
          <table:table-cell office:value-type="float" office:value="-0.203552" calcext:value-type="float">
            <text:p>-0.203552</text:p>
          </table:table-cell>
          <table:table-cell table:number-columns-repeated="7"/>
        </table:table-row>
        <table:table-row table:style-name="ro1">
          <table:table-cell office:value-type="float" office:value="-0.119598" calcext:value-type="float">
            <text:p>-0.119598</text:p>
          </table:table-cell>
          <table:table-cell office:value-type="float" office:value="-0.221558" calcext:value-type="float">
            <text:p>-0.221558</text:p>
          </table:table-cell>
          <table:table-cell table:number-columns-repeated="7"/>
        </table:table-row>
        <table:table-row table:style-name="ro1">
          <table:table-cell office:value-type="float" office:value="-0.19339" calcext:value-type="float">
            <text:p>-0.19339</text:p>
          </table:table-cell>
          <table:table-cell office:value-type="float" office:value="-0.23053" calcext:value-type="float">
            <text:p>-0.23053</text:p>
          </table:table-cell>
          <table:table-cell table:number-columns-repeated="7"/>
        </table:table-row>
        <table:table-row table:style-name="ro1">
          <table:table-cell office:value-type="float" office:value="-0.267426" calcext:value-type="float">
            <text:p>-0.267426</text:p>
          </table:table-cell>
          <table:table-cell office:value-type="float" office:value="-0.230133" calcext:value-type="float">
            <text:p>-0.230133</text:p>
          </table:table-cell>
          <table:table-cell table:number-columns-repeated="7"/>
        </table:table-row>
        <table:table-row table:style-name="ro1">
          <table:table-cell office:value-type="float" office:value="-0.337982" calcext:value-type="float">
            <text:p>-0.337982</text:p>
          </table:table-cell>
          <table:table-cell office:value-type="float" office:value="-0.218384" calcext:value-type="float">
            <text:p>-0.218384</text:p>
          </table:table-cell>
          <table:table-cell table:number-columns-repeated="7"/>
        </table:table-row>
        <table:table-row table:style-name="ro1">
          <table:table-cell office:value-type="float" office:value="-0.403625" calcext:value-type="float">
            <text:p>-0.403625</text:p>
          </table:table-cell>
          <table:table-cell office:value-type="float" office:value="-0.194916" calcext:value-type="float">
            <text:p>-0.194916</text:p>
          </table:table-cell>
          <table:table-cell table:number-columns-repeated="7"/>
        </table:table-row>
        <table:table-row table:style-name="ro1">
          <table:table-cell office:value-type="float" office:value="-0.464844" calcext:value-type="float">
            <text:p>-0.464844</text:p>
          </table:table-cell>
          <table:table-cell office:value-type="float" office:value="-0.162384" calcext:value-type="float">
            <text:p>-0.162384</text:p>
          </table:table-cell>
          <table:table-cell table:number-columns-repeated="7"/>
        </table:table-row>
        <table:table-row table:style-name="ro1">
          <table:table-cell office:value-type="float" office:value="-0.519562" calcext:value-type="float">
            <text:p>-0.519562</text:p>
          </table:table-cell>
          <table:table-cell office:value-type="float" office:value="-0.119781" calcext:value-type="float">
            <text:p>-0.119781</text:p>
          </table:table-cell>
          <table:table-cell table:number-columns-repeated="7"/>
        </table:table-row>
        <table:table-row table:style-name="ro1">
          <table:table-cell office:value-type="float" office:value="-0.566895" calcext:value-type="float">
            <text:p>-0.566895</text:p>
          </table:table-cell>
          <table:table-cell office:value-type="float" office:value="-0.0695801" calcext:value-type="float">
            <text:p>-0.0695801</text:p>
          </table:table-cell>
          <table:table-cell table:number-columns-repeated="7"/>
        </table:table-row>
        <table:table-row table:style-name="ro1">
          <table:table-cell office:value-type="float" office:value="-0.605896" calcext:value-type="float">
            <text:p>-0.605896</text:p>
          </table:table-cell>
          <table:table-cell office:value-type="float" office:value="-0.0110779" calcext:value-type="float">
            <text:p>-0.0110779</text:p>
          </table:table-cell>
          <table:table-cell table:number-columns-repeated="7"/>
        </table:table-row>
        <table:table-row table:style-name="ro1">
          <table:table-cell office:value-type="float" office:value="-0.635193" calcext:value-type="float">
            <text:p>-0.635193</text:p>
          </table:table-cell>
          <table:table-cell office:value-type="float" office:value="0.0532837" calcext:value-type="float">
            <text:p>0.0532837</text:p>
          </table:table-cell>
          <table:table-cell table:number-columns-repeated="7"/>
        </table:table-row>
        <table:table-row table:style-name="ro1">
          <table:table-cell office:value-type="float" office:value="-0.656677" calcext:value-type="float">
            <text:p>-0.656677</text:p>
          </table:table-cell>
          <table:table-cell office:value-type="float" office:value="0.120667" calcext:value-type="float">
            <text:p>0.120667</text:p>
          </table:table-cell>
          <table:table-cell table:number-columns-repeated="7"/>
        </table:table-row>
        <table:table-row table:style-name="ro1">
          <table:table-cell office:value-type="float" office:value="-0.669617" calcext:value-type="float">
            <text:p>-0.669617</text:p>
          </table:table-cell>
          <table:table-cell office:value-type="float" office:value="0.190918" calcext:value-type="float">
            <text:p>0.190918</text:p>
          </table:table-cell>
          <table:table-cell table:number-columns-repeated="7"/>
        </table:table-row>
        <table:table-row table:style-name="ro1">
          <table:table-cell office:value-type="float" office:value="-0.672302" calcext:value-type="float">
            <text:p>-0.672302</text:p>
          </table:table-cell>
          <table:table-cell office:value-type="float" office:value="0.261688" calcext:value-type="float">
            <text:p>0.261688</text:p>
          </table:table-cell>
          <table:table-cell table:number-columns-repeated="7"/>
        </table:table-row>
        <table:table-row table:style-name="ro1">
          <table:table-cell office:value-type="float" office:value="-0.66629" calcext:value-type="float">
            <text:p>-0.66629</text:p>
          </table:table-cell>
          <table:table-cell office:value-type="float" office:value="0.332275" calcext:value-type="float">
            <text:p>0.332275</text:p>
          </table:table-cell>
          <table:table-cell table:number-columns-repeated="7"/>
        </table:table-row>
        <table:table-row table:style-name="ro1">
          <table:table-cell office:value-type="float" office:value="-0.651367" calcext:value-type="float">
            <text:p>-0.651367</text:p>
          </table:table-cell>
          <table:table-cell office:value-type="float" office:value="0.399902" calcext:value-type="float">
            <text:p>0.399902</text:p>
          </table:table-cell>
          <table:table-cell table:number-columns-repeated="7"/>
        </table:table-row>
        <table:table-row table:style-name="ro1">
          <table:table-cell office:value-type="float" office:value="-0.62796" calcext:value-type="float">
            <text:p>-0.62796</text:p>
          </table:table-cell>
          <table:table-cell office:value-type="float" office:value="0.465698" calcext:value-type="float">
            <text:p>0.465698</text:p>
          </table:table-cell>
          <table:table-cell table:number-columns-repeated="7"/>
        </table:table-row>
        <table:table-row table:style-name="ro1">
          <table:table-cell office:value-type="float" office:value="-0.596832" calcext:value-type="float">
            <text:p>-0.596832</text:p>
          </table:table-cell>
          <table:table-cell office:value-type="float" office:value="0.526276" calcext:value-type="float">
            <text:p>0.526276</text:p>
          </table:table-cell>
          <table:table-cell table:number-columns-repeated="7"/>
        </table:table-row>
        <table:table-row table:style-name="ro1">
          <table:table-cell office:value-type="float" office:value="-0.557953" calcext:value-type="float">
            <text:p>-0.557953</text:p>
          </table:table-cell>
          <table:table-cell office:value-type="float" office:value="0.582062" calcext:value-type="float">
            <text:p>0.582062</text:p>
          </table:table-cell>
          <table:table-cell table:number-columns-repeated="7"/>
        </table:table-row>
        <table:table-row table:style-name="ro1">
          <table:table-cell office:value-type="float" office:value="-0.511292" calcext:value-type="float">
            <text:p>-0.511292</text:p>
          </table:table-cell>
          <table:table-cell office:value-type="float" office:value="0.631683" calcext:value-type="float">
            <text:p>0.631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45816" calcext:value-type="float">
            <text:p>-0.45816</text:p>
          </table:table-cell>
          <table:table-cell office:value-type="float" office:value="0.674072" calcext:value-type="float">
            <text:p>0.674072</text:p>
          </table:table-cell>
          <table:table-cell table:number-columns-repeated="7"/>
        </table:table-row>
        <table:table-row table:style-name="ro1">
          <table:table-cell office:value-type="float" office:value="-0.3992" calcext:value-type="float">
            <text:p>-0.3992</text:p>
          </table:table-cell>
          <table:table-cell office:value-type="float" office:value="0.708466" calcext:value-type="float">
            <text:p>0.708466</text:p>
          </table:table-cell>
          <table:table-cell table:number-columns-repeated="7"/>
        </table:table-row>
        <table:table-row table:style-name="ro1">
          <table:table-cell office:value-type="float" office:value="-0.335144" calcext:value-type="float">
            <text:p>-0.335144</text:p>
          </table:table-cell>
          <table:table-cell office:value-type="float" office:value="0.735992" calcext:value-type="float">
            <text:p>0.735992</text:p>
          </table:table-cell>
          <table:table-cell table:number-columns-repeated="7"/>
        </table:table-row>
        <table:table-row table:style-name="ro1">
          <table:table-cell office:value-type="float" office:value="-0.267517" calcext:value-type="float">
            <text:p>-0.267517</text:p>
          </table:table-cell>
          <table:table-cell office:value-type="float" office:value="0.753754" calcext:value-type="float">
            <text:p>0.753754</text:p>
          </table:table-cell>
          <table:table-cell table:number-columns-repeated="7"/>
        </table:table-row>
        <table:table-row table:style-name="ro1">
          <table:table-cell office:value-type="float" office:value="-0.19754" calcext:value-type="float">
            <text:p>-0.19754</text:p>
          </table:table-cell>
          <table:table-cell office:value-type="float" office:value="0.761383" calcext:value-type="float">
            <text:p>0.761383</text:p>
          </table:table-cell>
          <table:table-cell table:number-columns-repeated="7"/>
        </table:table-row>
        <table:table-row table:style-name="ro1">
          <table:table-cell office:value-type="float" office:value="-0.126129" calcext:value-type="float">
            <text:p>-0.126129</text:p>
          </table:table-cell>
          <table:table-cell office:value-type="float" office:value="0.761444" calcext:value-type="float">
            <text:p>0.761444</text:p>
          </table:table-cell>
          <table:table-cell table:number-columns-repeated="7"/>
        </table:table-row>
        <table:table-row table:style-name="ro1">
          <table:table-cell office:value-type="float" office:value="-0.0553284" calcext:value-type="float">
            <text:p>-0.0553284</text:p>
          </table:table-cell>
          <table:table-cell office:value-type="float" office:value="0.750305" calcext:value-type="float">
            <text:p>0.750305</text:p>
          </table:table-cell>
          <table:table-cell table:number-columns-repeated="7"/>
        </table:table-row>
        <table:table-row table:style-name="ro1">
          <table:table-cell office:value-type="float" office:value="0.0127258" calcext:value-type="float">
            <text:p>0.0127258</text:p>
          </table:table-cell>
          <table:table-cell office:value-type="float" office:value="0.730347" calcext:value-type="float">
            <text:p>0.730347</text:p>
          </table:table-cell>
          <table:table-cell table:number-columns-repeated="7"/>
        </table:table-row>
        <table:table-row table:style-name="ro1">
          <table:table-cell office:value-type="float" office:value="0.0793457" calcext:value-type="float">
            <text:p>0.0793457</text:p>
          </table:table-cell>
          <table:table-cell office:value-type="float" office:value="0.702087" calcext:value-type="float">
            <text:p>0.702087</text:p>
          </table:table-cell>
          <table:table-cell table:number-columns-repeated="7"/>
        </table:table-row>
        <table:table-row table:style-name="ro1">
          <table:table-cell office:value-type="float" office:value="0.140045" calcext:value-type="float">
            <text:p>0.140045</text:p>
          </table:table-cell>
          <table:table-cell office:value-type="float" office:value="0.664948" calcext:value-type="float">
            <text:p>0.664948</text:p>
          </table:table-cell>
          <table:table-cell table:number-columns-repeated="7"/>
        </table:table-row>
        <table:table-row table:style-name="ro1">
          <table:table-cell office:value-type="float" office:value="0.195007" calcext:value-type="float">
            <text:p>0.195007</text:p>
          </table:table-cell>
          <table:table-cell office:value-type="float" office:value="0.619049" calcext:value-type="float">
            <text:p>0.619049</text:p>
          </table:table-cell>
          <table:table-cell table:number-columns-repeated="7"/>
        </table:table-row>
        <table:table-row table:style-name="ro1">
          <table:table-cell office:value-type="float" office:value="0.242981" calcext:value-type="float">
            <text:p>0.242981</text:p>
          </table:table-cell>
          <table:table-cell office:value-type="float" office:value="0.566986" calcext:value-type="float">
            <text:p>0.566986</text:p>
          </table:table-cell>
          <table:table-cell table:number-columns-repeated="7"/>
        </table:table-row>
        <table:table-row table:style-name="ro1">
          <table:table-cell office:value-type="float" office:value="0.28418" calcext:value-type="float">
            <text:p>0.28418</text:p>
          </table:table-cell>
          <table:table-cell office:value-type="float" office:value="0.508423" calcext:value-type="float">
            <text:p>0.508423</text:p>
          </table:table-cell>
          <table:table-cell table:number-columns-repeated="7"/>
        </table:table-row>
        <table:table-row table:style-name="ro1">
          <table:table-cell office:value-type="float" office:value="0.315521" calcext:value-type="float">
            <text:p>0.315521</text:p>
          </table:table-cell>
          <table:table-cell office:value-type="float" office:value="0.443787" calcext:value-type="float">
            <text:p>0.443787</text:p>
          </table:table-cell>
          <table:table-cell table:number-columns-repeated="7"/>
        </table:table-row>
        <table:table-row table:style-name="ro1">
          <table:table-cell office:value-type="float" office:value="0.336731" calcext:value-type="float">
            <text:p>0.336731</text:p>
          </table:table-cell>
          <table:table-cell office:value-type="float" office:value="0.375458" calcext:value-type="float">
            <text:p>0.375458</text:p>
          </table:table-cell>
          <table:table-cell table:number-columns-repeated="7"/>
        </table:table-row>
        <table:table-row table:style-name="ro1">
          <table:table-cell office:value-type="float" office:value="0.349304" calcext:value-type="float">
            <text:p>0.349304</text:p>
          </table:table-cell>
          <table:table-cell office:value-type="float" office:value="0.304413" calcext:value-type="float">
            <text:p>0.304413</text:p>
          </table:table-cell>
          <table:table-cell table:number-columns-repeated="7"/>
        </table:table-row>
        <table:table-row table:style-name="ro1">
          <table:table-cell office:value-type="float" office:value="0.349823" calcext:value-type="float">
            <text:p>0.349823</text:p>
          </table:table-cell>
          <table:table-cell office:value-type="float" office:value="0.230652" calcext:value-type="float">
            <text:p>0.230652</text:p>
          </table:table-cell>
          <table:table-cell table:number-columns-repeated="7"/>
        </table:table-row>
        <table:table-row table:style-name="ro1">
          <table:table-cell office:value-type="float" office:value="0.339905" calcext:value-type="float">
            <text:p>0.339905</text:p>
          </table:table-cell>
          <table:table-cell office:value-type="float" office:value="0.157104" calcext:value-type="float">
            <text:p>0.157104</text:p>
          </table:table-cell>
          <table:table-cell table:number-columns-repeated="7"/>
        </table:table-row>
        <table:table-row table:style-name="ro1">
          <table:table-cell office:value-type="float" office:value="0.319244" calcext:value-type="float">
            <text:p>0.319244</text:p>
          </table:table-cell>
          <table:table-cell office:value-type="float" office:value="0.0849609" calcext:value-type="float">
            <text:p>0.0849609</text:p>
          </table:table-cell>
          <table:table-cell table:number-columns-repeated="7"/>
        </table:table-row>
        <table:table-row table:style-name="ro1">
          <table:table-cell office:value-type="float" office:value="0.286255" calcext:value-type="float">
            <text:p>0.286255</text:p>
          </table:table-cell>
          <table:table-cell office:value-type="float" office:value="0.0159302" calcext:value-type="float">
            <text:p>0.0159302</text:p>
          </table:table-cell>
          <table:table-cell table:number-columns-repeated="7"/>
        </table:table-row>
        <table:table-row table:style-name="ro1">
          <table:table-cell office:value-type="float" office:value="0.24411" calcext:value-type="float">
            <text:p>0.24411</text:p>
          </table:table-cell>
          <table:table-cell office:value-type="float" office:value="-0.0500793" calcext:value-type="float">
            <text:p>-0.0500793</text:p>
          </table:table-cell>
          <table:table-cell table:number-columns-repeated="7"/>
        </table:table-row>
        <table:table-row table:style-name="ro1">
          <table:table-cell office:value-type="float" office:value="0.191711" calcext:value-type="float">
            <text:p>0.191711</text:p>
          </table:table-cell>
          <table:table-cell office:value-type="float" office:value="-0.111115" calcext:value-type="float">
            <text:p>-0.111115</text:p>
          </table:table-cell>
          <table:table-cell table:number-columns-repeated="7"/>
        </table:table-row>
        <table:table-row table:style-name="ro1">
          <table:table-cell office:value-type="float" office:value="0.129211" calcext:value-type="float">
            <text:p>0.129211</text:p>
          </table:table-cell>
          <table:table-cell office:value-type="float" office:value="-0.164154" calcext:value-type="float">
            <text:p>-0.164154</text:p>
          </table:table-cell>
          <table:table-cell table:number-columns-repeated="7"/>
        </table:table-row>
        <table:table-row table:style-name="ro1">
          <table:table-cell office:value-type="float" office:value="0.0601196" calcext:value-type="float">
            <text:p>0.0601196</text:p>
          </table:table-cell>
          <table:table-cell office:value-type="float" office:value="-0.208984" calcext:value-type="float">
            <text:p>-0.208984</text:p>
          </table:table-cell>
          <table:table-cell table:number-columns-repeated="7"/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-0.245392" calcext:value-type="float">
            <text:p>-0.245392</text:p>
          </table:table-cell>
          <table:table-cell table:number-columns-repeated="7"/>
        </table:table-row>
        <table:table-row table:style-name="ro1">
          <table:table-cell office:value-type="float" office:value="-0.0955811" calcext:value-type="float">
            <text:p>-0.0955811</text:p>
          </table:table-cell>
          <table:table-cell office:value-type="float" office:value="-0.270966" calcext:value-type="float">
            <text:p>-0.270966</text:p>
          </table:table-cell>
          <table:table-cell table:number-columns-repeated="7"/>
        </table:table-row>
        <table:table-row table:style-name="ro1">
          <table:table-cell office:value-type="float" office:value="-0.178192" calcext:value-type="float">
            <text:p>-0.178192</text:p>
          </table:table-cell>
          <table:table-cell office:value-type="float" office:value="-0.2854" calcext:value-type="float">
            <text:p>-0.2854</text:p>
          </table:table-cell>
          <table:table-cell table:number-columns-repeated="7"/>
        </table:table-row>
        <table:table-row table:style-name="ro1">
          <table:table-cell office:value-type="float" office:value="-0.261749" calcext:value-type="float">
            <text:p>-0.261749</text:p>
          </table:table-cell>
          <table:table-cell office:value-type="float" office:value="-0.28894" calcext:value-type="float">
            <text:p>-0.28894</text:p>
          </table:table-cell>
          <table:table-cell table:number-columns-repeated="7"/>
        </table:table-row>
        <table:table-row table:style-name="ro1">
          <table:table-cell office:value-type="float" office:value="-0.342499" calcext:value-type="float">
            <text:p>-0.342499</text:p>
          </table:table-cell>
          <table:table-cell office:value-type="float" office:value="-0.278717" calcext:value-type="float">
            <text:p>-0.278717</text:p>
          </table:table-cell>
          <table:table-cell table:number-columns-repeated="7"/>
        </table:table-row>
        <table:table-row table:style-name="ro1">
          <table:table-cell office:value-type="float" office:value="-0.421356" calcext:value-type="float">
            <text:p>-0.421356</text:p>
          </table:table-cell>
          <table:table-cell office:value-type="float" office:value="-0.255981" calcext:value-type="float">
            <text:p>-0.255981</text:p>
          </table:table-cell>
          <table:table-cell table:number-columns-repeated="7"/>
        </table:table-row>
        <table:table-row table:style-name="ro1">
          <table:table-cell office:value-type="float" office:value="-0.494934" calcext:value-type="float">
            <text:p>-0.494934</text:p>
          </table:table-cell>
          <table:table-cell office:value-type="float" office:value="-0.221252" calcext:value-type="float">
            <text:p>-0.221252</text:p>
          </table:table-cell>
          <table:table-cell table:number-columns-repeated="7"/>
        </table:table-row>
        <table:table-row table:style-name="ro1">
          <table:table-cell office:value-type="float" office:value="-0.560516" calcext:value-type="float">
            <text:p>-0.560516</text:p>
          </table:table-cell>
          <table:table-cell office:value-type="float" office:value="-0.176849" calcext:value-type="float">
            <text:p>-0.176849</text:p>
          </table:table-cell>
          <table:table-cell table:number-columns-repeated="7"/>
        </table:table-row>
        <table:table-row table:style-name="ro1">
          <table:table-cell office:value-type="float" office:value="-0.619202" calcext:value-type="float">
            <text:p>-0.619202</text:p>
          </table:table-cell>
          <table:table-cell office:value-type="float" office:value="-0.121582" calcext:value-type="float">
            <text:p>-0.121582</text:p>
          </table:table-cell>
          <table:table-cell table:number-columns-repeated="7"/>
        </table:table-row>
        <table:table-row table:style-name="ro1">
          <table:table-cell office:value-type="float" office:value="-0.669403" calcext:value-type="float">
            <text:p>-0.669403</text:p>
          </table:table-cell>
          <table:table-cell office:value-type="float" office:value="-0.0571289" calcext:value-type="float">
            <text:p>-0.0571289</text:p>
          </table:table-cell>
          <table:table-cell table:number-columns-repeated="7"/>
        </table:table-row>
        <table:table-row table:style-name="ro1">
          <table:table-cell office:value-type="float" office:value="-0.70929" calcext:value-type="float">
            <text:p>-0.70929</text:p>
          </table:table-cell>
          <table:table-cell office:value-type="float" office:value="0.0186462" calcext:value-type="float">
            <text:p>0.0186462</text:p>
          </table:table-cell>
          <table:table-cell table:number-columns-repeated="7"/>
        </table:table-row>
        <table:table-row table:style-name="ro1">
          <table:table-cell office:value-type="float" office:value="-0.73822" calcext:value-type="float">
            <text:p>-0.73822</text:p>
          </table:table-cell>
          <table:table-cell office:value-type="float" office:value="0.101929" calcext:value-type="float">
            <text:p>0.101929</text:p>
          </table:table-cell>
          <table:table-cell table:number-columns-repeated="7"/>
        </table:table-row>
        <table:table-row table:style-name="ro1">
          <table:table-cell office:value-type="float" office:value="-0.757172" calcext:value-type="float">
            <text:p>-0.757172</text:p>
          </table:table-cell>
          <table:table-cell office:value-type="float" office:value="0.188141" calcext:value-type="float">
            <text:p>0.188141</text:p>
          </table:table-cell>
          <table:table-cell table:number-columns-repeated="7"/>
        </table:table-row>
        <table:table-row table:style-name="ro1">
          <table:table-cell office:value-type="float" office:value="-0.765839" calcext:value-type="float">
            <text:p>-0.765839</text:p>
          </table:table-cell>
          <table:table-cell office:value-type="float" office:value="0.277588" calcext:value-type="float">
            <text:p>0.277588</text:p>
          </table:table-cell>
          <table:table-cell table:number-columns-repeated="7"/>
        </table:table-row>
        <table:table-row table:style-name="ro1">
          <table:table-cell office:value-type="float" office:value="-0.762787" calcext:value-type="float">
            <text:p>-0.762787</text:p>
          </table:table-cell>
          <table:table-cell office:value-type="float" office:value="0.367371" calcext:value-type="float">
            <text:p>0.367371</text:p>
          </table:table-cell>
          <table:table-cell table:number-columns-repeated="7"/>
        </table:table-row>
        <table:table-row table:style-name="ro1">
          <table:table-cell office:value-type="float" office:value="-0.748871" calcext:value-type="float">
            <text:p>-0.748871</text:p>
          </table:table-cell>
          <table:table-cell office:value-type="float" office:value="0.45694" calcext:value-type="float">
            <text:p>0.45694</text:p>
          </table:table-cell>
          <table:table-cell table:number-columns-repeated="7"/>
        </table:table-row>
        <table:table-row table:style-name="ro1">
          <table:table-cell office:value-type="float" office:value="-0.725403" calcext:value-type="float">
            <text:p>-0.725403</text:p>
          </table:table-cell>
          <table:table-cell office:value-type="float" office:value="0.540466" calcext:value-type="float">
            <text:p>0.540466</text:p>
          </table:table-cell>
          <table:table-cell table:number-columns-repeated="7"/>
        </table:table-row>
        <table:table-row table:style-name="ro1">
          <table:table-cell office:value-type="float" office:value="-0.690613" calcext:value-type="float">
            <text:p>-0.690613</text:p>
          </table:table-cell>
          <table:table-cell office:value-type="float" office:value="0.620209" calcext:value-type="float">
            <text:p>0.620209</text:p>
          </table:table-cell>
          <table:table-cell table:number-columns-repeated="7"/>
        </table:table-row>
        <table:table-row table:style-name="ro1">
          <table:table-cell office:value-type="float" office:value="-0.646332" calcext:value-type="float">
            <text:p>-0.646332</text:p>
          </table:table-cell>
          <table:table-cell office:value-type="float" office:value="0.693878" calcext:value-type="float">
            <text:p>0.693878</text:p>
          </table:table-cell>
          <table:table-cell table:number-columns-repeated="7"/>
        </table:table-row>
        <table:table-row table:style-name="ro1">
          <table:table-cell office:value-type="float" office:value="-0.592041" calcext:value-type="float">
            <text:p>-0.592041</text:p>
          </table:table-cell>
          <table:table-cell office:value-type="float" office:value="0.758545" calcext:value-type="float">
            <text:p>0.758545</text:p>
          </table:table-cell>
          <table:table-cell table:number-columns-repeated="7"/>
        </table:table-row>
        <table:table-row table:style-name="ro1">
          <table:table-cell office:value-type="float" office:value="-0.52774" calcext:value-type="float">
            <text:p>-0.52774</text:p>
          </table:table-cell>
          <table:table-cell office:value-type="float" office:value="0.815796" calcext:value-type="float">
            <text:p>0.815796</text:p>
          </table:table-cell>
          <table:table-cell table:number-columns-repeated="7"/>
        </table:table-row>
        <table:table-row table:style-name="ro1">
          <table:table-cell office:value-type="float" office:value="-0.45462" calcext:value-type="float">
            <text:p>-0.45462</text:p>
          </table:table-cell>
          <table:table-cell office:value-type="float" office:value="0.861877" calcext:value-type="float">
            <text:p>0.861877</text:p>
          </table:table-cell>
          <table:table-cell table:number-columns-repeated="7"/>
        </table:table-row>
        <table:table-row table:style-name="ro1">
          <table:table-cell office:value-type="float" office:value="-0.374268" calcext:value-type="float">
            <text:p>-0.374268</text:p>
          </table:table-cell>
          <table:table-cell office:value-type="float" office:value="0.898468" calcext:value-type="float">
            <text:p>0.898468</text:p>
          </table:table-cell>
          <table:table-cell table:number-columns-repeated="7"/>
        </table:table-row>
        <table:table-row table:style-name="ro1">
          <table:table-cell office:value-type="float" office:value="-0.287567" calcext:value-type="float">
            <text:p>-0.287567</text:p>
          </table:table-cell>
          <table:table-cell office:value-type="float" office:value="0.923859" calcext:value-type="float">
            <text:p>0.923859</text:p>
          </table:table-cell>
          <table:table-cell table:number-columns-repeated="7"/>
        </table:table-row>
        <table:table-row table:style-name="ro1">
          <table:table-cell office:value-type="float" office:value="-0.196381" calcext:value-type="float">
            <text:p>-0.196381</text:p>
          </table:table-cell>
          <table:table-cell office:value-type="float" office:value="0.93866" calcext:value-type="float">
            <text:p>0.93866</text:p>
          </table:table-cell>
          <table:table-cell table:number-columns-repeated="7"/>
        </table:table-row>
        <table:table-row table:style-name="ro1">
          <table:table-cell office:value-type="float" office:value="-0.103058" calcext:value-type="float">
            <text:p>-0.103058</text:p>
          </table:table-cell>
          <table:table-cell office:value-type="float" office:value="0.940857" calcext:value-type="float">
            <text:p>0.940857</text:p>
          </table:table-cell>
          <table:table-cell table:number-columns-repeated="7"/>
        </table:table-row>
        <table:table-row table:style-name="ro1">
          <table:table-cell office:value-type="float" office:value="-0.00976562" calcext:value-type="float">
            <text:p>-0.00976562</text:p>
          </table:table-cell>
          <table:table-cell office:value-type="float" office:value="0.930542" calcext:value-type="float">
            <text:p>0.930542</text:p>
          </table:table-cell>
          <table:table-cell table:number-columns-repeated="7"/>
        </table:table-row>
        <table:table-row table:style-name="ro1">
          <table:table-cell office:value-type="float" office:value="0.0816345" calcext:value-type="float">
            <text:p>0.0816345</text:p>
          </table:table-cell>
          <table:table-cell office:value-type="float" office:value="0.907837" calcext:value-type="float">
            <text:p>0.907837</text:p>
          </table:table-cell>
          <table:table-cell table:number-columns-repeated="7"/>
        </table:table-row>
        <table:table-row table:style-name="ro1">
          <table:table-cell office:value-type="float" office:value="0.169891" calcext:value-type="float">
            <text:p>0.169891</text:p>
          </table:table-cell>
          <table:table-cell office:value-type="float" office:value="0.871643" calcext:value-type="float">
            <text:p>0.871643</text:p>
          </table:table-cell>
          <table:table-cell table:number-columns-repeated="7"/>
        </table:table-row>
        <table:table-row table:style-name="ro1">
          <table:table-cell office:value-type="float" office:value="0.251709" calcext:value-type="float">
            <text:p>0.251709</text:p>
          </table:table-cell>
          <table:table-cell office:value-type="float" office:value="0.82489" calcext:value-type="float">
            <text:p>0.82489</text:p>
          </table:table-cell>
          <table:table-cell table:number-columns-repeated="7"/>
        </table:table-row>
        <table:table-row table:style-name="ro1">
          <table:table-cell office:value-type="float" office:value="0.325317" calcext:value-type="float">
            <text:p>0.325317</text:p>
          </table:table-cell>
          <table:table-cell office:value-type="float" office:value="0.767548" calcext:value-type="float">
            <text:p>0.767548</text:p>
          </table:table-cell>
          <table:table-cell table:number-columns-repeated="7"/>
        </table:table-row>
        <table:table-row table:style-name="ro1">
          <table:table-cell office:value-type="float" office:value="0.389069" calcext:value-type="float">
            <text:p>0.389069</text:p>
          </table:table-cell>
          <table:table-cell office:value-type="float" office:value="0.699188" calcext:value-type="float">
            <text:p>0.699188</text:p>
          </table:table-cell>
          <table:table-cell table:number-columns-repeated="7"/>
        </table:table-row>
        <table:table-row table:style-name="ro1">
          <table:table-cell office:value-type="float" office:value="0.443176" calcext:value-type="float">
            <text:p>0.443176</text:p>
          </table:table-cell>
          <table:table-cell office:value-type="float" office:value="0.62323" calcext:value-type="float">
            <text:p>0.62323</text:p>
          </table:table-cell>
          <table:table-cell table:number-columns-repeated="7"/>
        </table:table-row>
        <table:table-row table:style-name="ro1">
          <table:table-cell office:value-type="float" office:value="0.483917" calcext:value-type="float">
            <text:p>0.483917</text:p>
          </table:table-cell>
          <table:table-cell office:value-type="float" office:value="0.540619" calcext:value-type="float">
            <text:p>0.540619</text:p>
          </table:table-cell>
          <table:table-cell table:number-columns-repeated="7"/>
        </table:table-row>
        <table:table-row table:style-name="ro1">
          <table:table-cell office:value-type="float" office:value="0.510651" calcext:value-type="float">
            <text:p>0.510651</text:p>
          </table:table-cell>
          <table:table-cell office:value-type="float" office:value="0.451111" calcext:value-type="float">
            <text:p>0.451111</text:p>
          </table:table-cell>
          <table:table-cell table:number-columns-repeated="7"/>
        </table:table-row>
        <table:table-row table:style-name="ro1">
          <table:table-cell office:value-type="float" office:value="0.52417" calcext:value-type="float">
            <text:p>0.52417</text:p>
          </table:table-cell>
          <table:table-cell office:value-type="float" office:value="0.359528" calcext:value-type="float">
            <text:p>0.359528</text:p>
          </table:table-cell>
          <table:table-cell table:number-columns-repeated="7"/>
        </table:table-row>
        <table:table-row table:style-name="ro1">
          <table:table-cell office:value-type="float" office:value="0.523682" calcext:value-type="float">
            <text:p>0.523682</text:p>
          </table:table-cell>
          <table:table-cell office:value-type="float" office:value="0.266418" calcext:value-type="float">
            <text:p>0.266418</text:p>
          </table:table-cell>
          <table:table-cell table:number-columns-repeated="7"/>
        </table:table-row>
        <table:table-row table:style-name="ro1">
          <table:table-cell office:value-type="float" office:value="0.50708" calcext:value-type="float">
            <text:p>0.50708</text:p>
          </table:table-cell>
          <table:table-cell office:value-type="float" office:value="0.173401" calcext:value-type="float">
            <text:p>0.173401</text:p>
          </table:table-cell>
          <table:table-cell table:number-columns-repeated="7"/>
        </table:table-row>
        <table:table-row table:style-name="ro1">
          <table:table-cell office:value-type="float" office:value="0.476868" calcext:value-type="float">
            <text:p>0.476868</text:p>
          </table:table-cell>
          <table:table-cell office:value-type="float" office:value="0.0839539" calcext:value-type="float">
            <text:p>0.0839539</text:p>
          </table:table-cell>
          <table:table-cell table:number-columns-repeated="7"/>
        </table:table-row>
        <table:table-row table:style-name="ro1">
          <table:table-cell office:value-type="float" office:value="0.432281" calcext:value-type="float">
            <text:p>0.432281</text:p>
          </table:table-cell>
          <table:table-cell office:value-type="float" office:value="0.000915527" calcext:value-type="float">
            <text:p>0.000915527</text:p>
          </table:table-cell>
          <table:table-cell table:number-columns-repeated="7"/>
        </table:table-row>
        <table:table-row table:style-name="ro1">
          <table:table-cell office:value-type="float" office:value="0.374298" calcext:value-type="float">
            <text:p>0.374298</text:p>
          </table:table-cell>
          <table:table-cell office:value-type="float" office:value="-0.0760803" calcext:value-type="float">
            <text:p>-0.0760803</text:p>
          </table:table-cell>
          <table:table-cell table:number-columns-repeated="7"/>
        </table:table-row>
        <table:table-row table:style-name="ro1">
          <table:table-cell office:value-type="float" office:value="0.305511" calcext:value-type="float">
            <text:p>0.305511</text:p>
          </table:table-cell>
          <table:table-cell office:value-type="float" office:value="-0.145142" calcext:value-type="float">
            <text:p>-0.145142</text:p>
          </table:table-cell>
          <table:table-cell table:number-columns-repeated="7"/>
        </table:table-row>
        <table:table-row table:style-name="ro1">
          <table:table-cell office:value-type="float" office:value="0.226959" calcext:value-type="float">
            <text:p>0.226959</text:p>
          </table:table-cell>
          <table:table-cell office:value-type="float" office:value="-0.20224" calcext:value-type="float">
            <text:p>-0.20224</text:p>
          </table:table-cell>
          <table:table-cell table:number-columns-repeated="7"/>
        </table:table-row>
        <table:table-row table:style-name="ro1">
          <table:table-cell office:value-type="float" office:value="0.140778" calcext:value-type="float">
            <text:p>0.140778</text:p>
          </table:table-cell>
          <table:table-cell office:value-type="float" office:value="-0.249451" calcext:value-type="float">
            <text:p>-0.249451</text:p>
          </table:table-cell>
          <table:table-cell table:number-columns-repeated="7"/>
        </table:table-row>
        <table:table-row table:style-name="ro1">
          <table:table-cell office:value-type="float" office:value="0.0525818" calcext:value-type="float">
            <text:p>0.0525818</text:p>
          </table:table-cell>
          <table:table-cell office:value-type="float" office:value="-0.285156" calcext:value-type="float">
            <text:p>-0.285156</text:p>
          </table:table-cell>
          <table:table-cell table:number-columns-repeated="7"/>
        </table:table-row>
        <table:table-row table:style-name="ro1">
          <table:table-cell office:value-type="float" office:value="-0.0394897" calcext:value-type="float">
            <text:p>-0.0394897</text:p>
          </table:table-cell>
          <table:table-cell office:value-type="float" office:value="-0.305878" calcext:value-type="float">
            <text:p>-0.305878</text:p>
          </table:table-cell>
          <table:table-cell table:number-columns-repeated="7"/>
        </table:table-row>
        <table:table-row table:style-name="ro1">
          <table:table-cell office:value-type="float" office:value="-0.131805" calcext:value-type="float">
            <text:p>-0.131805</text:p>
          </table:table-cell>
          <table:table-cell office:value-type="float" office:value="-0.315155" calcext:value-type="float">
            <text:p>-0.315155</text:p>
          </table:table-cell>
          <table:table-cell table:number-columns-repeated="7"/>
        </table:table-row>
        <table:table-row table:style-name="ro1">
          <table:table-cell office:value-type="float" office:value="-0.220642" calcext:value-type="float">
            <text:p>-0.220642</text:p>
          </table:table-cell>
          <table:table-cell office:value-type="float" office:value="-0.310425" calcext:value-type="float">
            <text:p>-0.310425</text:p>
          </table:table-cell>
          <table:table-cell table:number-columns-repeated="7"/>
        </table:table-row>
        <table:table-row table:style-name="ro1">
          <table:table-cell office:value-type="float" office:value="-0.306671" calcext:value-type="float">
            <text:p>-0.306671</text:p>
          </table:table-cell>
          <table:table-cell office:value-type="float" office:value="-0.292816" calcext:value-type="float">
            <text:p>-0.292816</text:p>
          </table:table-cell>
          <table:table-cell table:number-columns-repeated="7"/>
        </table:table-row>
        <table:table-row table:style-name="ro1">
          <table:table-cell office:value-type="float" office:value="-0.385529" calcext:value-type="float">
            <text:p>-0.385529</text:p>
          </table:table-cell>
          <table:table-cell office:value-type="float" office:value="-0.263672" calcext:value-type="float">
            <text:p>-0.263672</text:p>
          </table:table-cell>
          <table:table-cell table:number-columns-repeated="7"/>
        </table:table-row>
        <table:table-row table:style-name="ro1">
          <table:table-cell office:value-type="float" office:value="-0.455872" calcext:value-type="float">
            <text:p>-0.455872</text:p>
          </table:table-cell>
          <table:table-cell office:value-type="float" office:value="-0.220581" calcext:value-type="float">
            <text:p>-0.220581</text:p>
          </table:table-cell>
          <table:table-cell table:number-columns-repeated="7"/>
        </table:table-row>
        <table:table-row table:style-name="ro1">
          <table:table-cell office:value-type="float" office:value="-0.517029" calcext:value-type="float">
            <text:p>-0.517029</text:p>
          </table:table-cell>
          <table:table-cell office:value-type="float" office:value="-0.167114" calcext:value-type="float">
            <text:p>-0.167114</text:p>
          </table:table-cell>
          <table:table-cell table:number-columns-repeated="7"/>
        </table:table-row>
        <table:table-row table:style-name="ro1">
          <table:table-cell office:value-type="float" office:value="-0.571564" calcext:value-type="float">
            <text:p>-0.571564</text:p>
          </table:table-cell>
          <table:table-cell office:value-type="float" office:value="-0.103882" calcext:value-type="float">
            <text:p>-0.103882</text:p>
          </table:table-cell>
          <table:table-cell table:number-columns-repeated="7"/>
        </table:table-row>
        <table:table-row table:style-name="ro1">
          <table:table-cell office:value-type="float" office:value="-0.615997" calcext:value-type="float">
            <text:p>-0.615997</text:p>
          </table:table-cell>
          <table:table-cell office:value-type="float" office:value="-0.0374146" calcext:value-type="float">
            <text:p>-0.0374146</text:p>
          </table:table-cell>
          <table:table-cell table:number-columns-repeated="7"/>
        </table:table-row>
        <table:table-row table:style-name="ro1">
          <table:table-cell office:value-type="float" office:value="-0.648193" calcext:value-type="float">
            <text:p>-0.648193</text:p>
          </table:table-cell>
          <table:table-cell office:value-type="float" office:value="0.0402832" calcext:value-type="float">
            <text:p>0.0402832</text:p>
          </table:table-cell>
          <table:table-cell table:number-columns-repeated="7"/>
        </table:table-row>
        <table:table-row table:style-name="ro1">
          <table:table-cell office:value-type="float" office:value="-0.670349" calcext:value-type="float">
            <text:p>-0.670349</text:p>
          </table:table-cell>
          <table:table-cell office:value-type="float" office:value="0.115479" calcext:value-type="float">
            <text:p>0.115479</text:p>
          </table:table-cell>
          <table:table-cell table:number-columns-repeated="7"/>
        </table:table-row>
        <table:table-row table:style-name="ro1">
          <table:table-cell office:value-type="float" office:value="-0.683289" calcext:value-type="float">
            <text:p>-0.683289</text:p>
          </table:table-cell>
          <table:table-cell office:value-type="float" office:value="0.224213" calcext:value-type="float">
            <text:p>0.224213</text:p>
          </table:table-cell>
          <table:table-cell table:number-columns-repeated="7"/>
        </table:table-row>
        <table:table-row table:style-name="ro1">
          <table:table-cell office:value-type="float" office:value="-0.685974" calcext:value-type="float">
            <text:p>-0.685974</text:p>
          </table:table-cell>
          <table:table-cell office:value-type="float" office:value="0.305328" calcext:value-type="float">
            <text:p>0.305328</text:p>
          </table:table-cell>
          <table:table-cell table:number-columns-repeated="7"/>
        </table:table-row>
        <table:table-row table:style-name="ro1">
          <table:table-cell office:value-type="float" office:value="-0.683868" calcext:value-type="float">
            <text:p>-0.683868</text:p>
          </table:table-cell>
          <table:table-cell office:value-type="float" office:value="0.335999" calcext:value-type="float">
            <text:p>0.335999</text:p>
          </table:table-cell>
          <table:table-cell table:number-columns-repeated="7"/>
        </table:table-row>
        <table:table-row table:style-name="ro1">
          <table:table-cell office:value-type="float" office:value="-0.666473" calcext:value-type="float">
            <text:p>-0.666473</text:p>
          </table:table-cell>
          <table:table-cell office:value-type="float" office:value="0.431122" calcext:value-type="float">
            <text:p>0.431122</text:p>
          </table:table-cell>
          <table:table-cell table:number-columns-repeated="7"/>
        </table:table-row>
        <table:table-row table:style-name="ro1">
          <table:table-cell office:value-type="float" office:value="-0.636841" calcext:value-type="float">
            <text:p>-0.636841</text:p>
          </table:table-cell>
          <table:table-cell office:value-type="float" office:value="0.49649" calcext:value-type="float">
            <text:p>0.49649</text:p>
          </table:table-cell>
          <table:table-cell table:number-columns-repeated="7"/>
        </table:table-row>
        <table:table-row table:style-name="ro1">
          <table:table-cell office:value-type="float" office:value="-0.609619" calcext:value-type="float">
            <text:p>-0.609619</text:p>
          </table:table-cell>
          <table:table-cell office:value-type="float" office:value="0.559814" calcext:value-type="float">
            <text:p>0.559814</text:p>
          </table:table-cell>
          <table:table-cell table:number-columns-repeated="7"/>
        </table:table-row>
        <table:table-row table:style-name="ro1">
          <table:table-cell office:value-type="float" office:value="-0.566101" calcext:value-type="float">
            <text:p>-0.566101</text:p>
          </table:table-cell>
          <table:table-cell office:value-type="float" office:value="0.623383" calcext:value-type="float">
            <text:p>0.623383</text:p>
          </table:table-cell>
          <table:table-cell table:number-columns-repeated="7"/>
        </table:table-row>
        <table:table-row table:style-name="ro1">
          <table:table-cell office:value-type="float" office:value="-0.518372" calcext:value-type="float">
            <text:p>-0.518372</text:p>
          </table:table-cell>
          <table:table-cell office:value-type="float" office:value="0.67215" calcext:value-type="float">
            <text:p>0.67215</text:p>
          </table:table-cell>
          <table:table-cell table:number-columns-repeated="7"/>
        </table:table-row>
        <table:table-row table:style-name="ro1">
          <table:table-cell office:value-type="float" office:value="-0.465057" calcext:value-type="float">
            <text:p>-0.465057</text:p>
          </table:table-cell>
          <table:table-cell office:value-type="float" office:value="0.718872" calcext:value-type="float">
            <text:p>0.718872</text:p>
          </table:table-cell>
          <table:table-cell table:number-columns-repeated="7"/>
        </table:table-row>
        <table:table-row table:style-name="ro1">
          <table:table-cell office:value-type="float" office:value="-0.403198" calcext:value-type="float">
            <text:p>-0.403198</text:p>
          </table:table-cell>
          <table:table-cell office:value-type="float" office:value="0.754486" calcext:value-type="float">
            <text:p>0.754486</text:p>
          </table:table-cell>
          <table:table-cell table:number-columns-repeated="7"/>
        </table:table-row>
        <table:table-row table:style-name="ro1">
          <table:table-cell office:value-type="float" office:value="-0.339386" calcext:value-type="float">
            <text:p>-0.339386</text:p>
          </table:table-cell>
          <table:table-cell office:value-type="float" office:value="0.783386" calcext:value-type="float">
            <text:p>0.783386</text:p>
          </table:table-cell>
          <table:table-cell table:number-columns-repeated="7"/>
        </table:table-row>
        <table:table-row table:style-name="ro1">
          <table:table-cell office:value-type="float" office:value="-0.270325" calcext:value-type="float">
            <text:p>-0.270325</text:p>
          </table:table-cell>
          <table:table-cell office:value-type="float" office:value="0.803741" calcext:value-type="float">
            <text:p>0.803741</text:p>
          </table:table-cell>
          <table:table-cell table:number-columns-repeated="7"/>
        </table:table-row>
        <table:table-row table:style-name="ro1">
          <table:table-cell office:value-type="float" office:value="-0.200073" calcext:value-type="float">
            <text:p>-0.200073</text:p>
          </table:table-cell>
          <table:table-cell office:value-type="float" office:value="0.81488" calcext:value-type="float">
            <text:p>0.81488</text:p>
          </table:table-cell>
          <table:table-cell table:number-columns-repeated="7"/>
        </table:table-row>
        <table:table-row table:style-name="ro1">
          <table:table-cell office:value-type="float" office:value="-0.12851" calcext:value-type="float">
            <text:p>-0.12851</text:p>
          </table:table-cell>
          <table:table-cell office:value-type="float" office:value="0.815765" calcext:value-type="float">
            <text:p>0.815765</text:p>
          </table:table-cell>
          <table:table-cell table:number-columns-repeated="7"/>
        </table:table-row>
        <table:table-row table:style-name="ro1">
          <table:table-cell office:value-type="float" office:value="-0.0576477" calcext:value-type="float">
            <text:p>-0.0576477</text:p>
          </table:table-cell>
          <table:table-cell office:value-type="float" office:value="0.806732" calcext:value-type="float">
            <text:p>0.806732</text:p>
          </table:table-cell>
          <table:table-cell table:number-columns-repeated="7"/>
        </table:table-row>
        <table:table-row table:style-name="ro1">
          <table:table-cell office:value-type="float" office:value="0.0116882" calcext:value-type="float">
            <text:p>0.0116882</text:p>
          </table:table-cell>
          <table:table-cell office:value-type="float" office:value="0.789307" calcext:value-type="float">
            <text:p>0.789307</text:p>
          </table:table-cell>
          <table:table-cell table:number-columns-repeated="7"/>
        </table:table-row>
        <table:table-row table:style-name="ro1">
          <table:table-cell office:value-type="float" office:value="0.078064" calcext:value-type="float">
            <text:p>0.078064</text:p>
          </table:table-cell>
          <table:table-cell office:value-type="float" office:value="0.76236" calcext:value-type="float">
            <text:p>0.76236</text:p>
          </table:table-cell>
          <table:table-cell table:number-columns-repeated="7"/>
        </table:table-row>
        <table:table-row table:style-name="ro1">
          <table:table-cell office:value-type="float" office:value="0.139404" calcext:value-type="float">
            <text:p>0.139404</text:p>
          </table:table-cell>
          <table:table-cell office:value-type="float" office:value="0.727142" calcext:value-type="float">
            <text:p>0.727142</text:p>
          </table:table-cell>
          <table:table-cell table:number-columns-repeated="7"/>
        </table:table-row>
        <table:table-row table:style-name="ro1">
          <table:table-cell office:value-type="float" office:value="0.195129" calcext:value-type="float">
            <text:p>0.195129</text:p>
          </table:table-cell>
          <table:table-cell office:value-type="float" office:value="0.683716" calcext:value-type="float">
            <text:p>0.683716</text:p>
          </table:table-cell>
          <table:table-cell table:number-columns-repeated="7"/>
        </table:table-row>
        <table:table-row table:style-name="ro1">
          <table:table-cell office:value-type="float" office:value="0.24472" calcext:value-type="float">
            <text:p>0.24472</text:p>
          </table:table-cell>
          <table:table-cell office:value-type="float" office:value="0.632599" calcext:value-type="float">
            <text:p>0.632599</text:p>
          </table:table-cell>
          <table:table-cell table:number-columns-repeated="7"/>
        </table:table-row>
        <table:table-row table:style-name="ro1">
          <table:table-cell office:value-type="float" office:value="0.285553" calcext:value-type="float">
            <text:p>0.285553</text:p>
          </table:table-cell>
          <table:table-cell office:value-type="float" office:value="0.575684" calcext:value-type="float">
            <text:p>0.575684</text:p>
          </table:table-cell>
          <table:table-cell table:number-columns-repeated="7"/>
        </table:table-row>
        <table:table-row table:style-name="ro1">
          <table:table-cell office:value-type="float" office:value="0.318054" calcext:value-type="float">
            <text:p>0.318054</text:p>
          </table:table-cell>
          <table:table-cell office:value-type="float" office:value="0.512054" calcext:value-type="float">
            <text:p>0.512054</text:p>
          </table:table-cell>
          <table:table-cell table:number-columns-repeated="7"/>
        </table:table-row>
        <table:table-row table:style-name="ro1">
          <table:table-cell office:value-type="float" office:value="0.341705" calcext:value-type="float">
            <text:p>0.341705</text:p>
          </table:table-cell>
          <table:table-cell office:value-type="float" office:value="0.444336" calcext:value-type="float">
            <text:p>0.444336</text:p>
          </table:table-cell>
          <table:table-cell table:number-columns-repeated="7"/>
        </table:table-row>
        <table:table-row table:style-name="ro1">
          <table:table-cell office:value-type="float" office:value="0.354431" calcext:value-type="float">
            <text:p>0.354431</text:p>
          </table:table-cell>
          <table:table-cell office:value-type="float" office:value="0.374115" calcext:value-type="float">
            <text:p>0.374115</text:p>
          </table:table-cell>
          <table:table-cell table:number-columns-repeated="7"/>
        </table:table-row>
        <table:table-row table:style-name="ro1">
          <table:table-cell office:value-type="float" office:value="0.356903" calcext:value-type="float">
            <text:p>0.356903</text:p>
          </table:table-cell>
          <table:table-cell office:value-type="float" office:value="0.300079" calcext:value-type="float">
            <text:p>0.300079</text:p>
          </table:table-cell>
          <table:table-cell table:number-columns-repeated="7"/>
        </table:table-row>
        <table:table-row table:style-name="ro1">
          <table:table-cell office:value-type="float" office:value="0.349335" calcext:value-type="float">
            <text:p>0.349335</text:p>
          </table:table-cell>
          <table:table-cell office:value-type="float" office:value="0.226746" calcext:value-type="float">
            <text:p>0.226746</text:p>
          </table:table-cell>
          <table:table-cell table:number-columns-repeated="7"/>
        </table:table-row>
        <table:table-row table:style-name="ro1">
          <table:table-cell office:value-type="float" office:value="0.330383" calcext:value-type="float">
            <text:p>0.330383</text:p>
          </table:table-cell>
          <table:table-cell office:value-type="float" office:value="0.153137" calcext:value-type="float">
            <text:p>0.153137</text:p>
          </table:table-cell>
          <table:table-cell table:number-columns-repeated="7"/>
        </table:table-row>
        <table:table-row table:style-name="ro1">
          <table:table-cell office:value-type="float" office:value="0.299011" calcext:value-type="float">
            <text:p>0.299011</text:p>
          </table:table-cell>
          <table:table-cell office:value-type="float" office:value="0.0831604" calcext:value-type="float">
            <text:p>0.0831604</text:p>
          </table:table-cell>
          <table:table-cell table:number-columns-repeated="7"/>
        </table:table-row>
        <table:table-row table:style-name="ro1">
          <table:table-cell office:value-type="float" office:value="0.257446" calcext:value-type="float">
            <text:p>0.257446</text:p>
          </table:table-cell>
          <table:table-cell office:value-type="float" office:value="0.0169983" calcext:value-type="float">
            <text:p>0.0169983</text:p>
          </table:table-cell>
          <table:table-cell table:number-columns-repeated="7"/>
        </table:table-row>
        <table:table-row table:style-name="ro1">
          <table:table-cell office:value-type="float" office:value="0.206268" calcext:value-type="float">
            <text:p>0.206268</text:p>
          </table:table-cell>
          <table:table-cell office:value-type="float" office:value="-0.0447693" calcext:value-type="float">
            <text:p>-0.0447693</text:p>
          </table:table-cell>
          <table:table-cell table:number-columns-repeated="7"/>
        </table:table-row>
        <table:table-row table:style-name="ro1">
          <table:table-cell office:value-type="float" office:value="0.146942" calcext:value-type="float">
            <text:p>0.146942</text:p>
          </table:table-cell>
          <table:table-cell office:value-type="float" office:value="-0.100708" calcext:value-type="float">
            <text:p>-0.100708</text:p>
          </table:table-cell>
          <table:table-cell table:number-columns-repeated="7"/>
        </table:table-row>
        <table:table-row table:style-name="ro1">
          <table:table-cell office:value-type="float" office:value="0.0779724" calcext:value-type="float">
            <text:p>0.0779724</text:p>
          </table:table-cell>
          <table:table-cell office:value-type="float" office:value="-0.148041" calcext:value-type="float">
            <text:p>-0.148041</text:p>
          </table:table-cell>
          <table:table-cell table:number-columns-repeated="7"/>
        </table:table-row>
        <table:table-row table:style-name="ro1">
          <table:table-cell office:value-type="float" office:value="0.00262451" calcext:value-type="float">
            <text:p>0.00262451</text:p>
          </table:table-cell>
          <table:table-cell office:value-type="float" office:value="-0.186798" calcext:value-type="float">
            <text:p>-0.186798</text:p>
          </table:table-cell>
          <table:table-cell table:number-columns-repeated="7"/>
        </table:table-row>
        <table:table-row table:style-name="ro1">
          <table:table-cell office:value-type="float" office:value="-0.0773621" calcext:value-type="float">
            <text:p>-0.0773621</text:p>
          </table:table-cell>
          <table:table-cell office:value-type="float" office:value="-0.215271" calcext:value-type="float">
            <text:p>-0.215271</text:p>
          </table:table-cell>
          <table:table-cell table:number-columns-repeated="7"/>
        </table:table-row>
        <table:table-row table:style-name="ro1">
          <table:table-cell office:value-type="float" office:value="-0.160675" calcext:value-type="float">
            <text:p>-0.160675</text:p>
          </table:table-cell>
          <table:table-cell office:value-type="float" office:value="-0.233795" calcext:value-type="float">
            <text:p>-0.233795</text:p>
          </table:table-cell>
          <table:table-cell table:number-columns-repeated="7"/>
        </table:table-row>
        <table:table-row table:style-name="ro1">
          <table:table-cell office:value-type="float" office:value="-0.245087" calcext:value-type="float">
            <text:p>-0.245087</text:p>
          </table:table-cell>
          <table:table-cell office:value-type="float" office:value="-0.240143" calcext:value-type="float">
            <text:p>-0.240143</text:p>
          </table:table-cell>
          <table:table-cell table:number-columns-repeated="7"/>
        </table:table-row>
        <table:table-row table:style-name="ro1">
          <table:table-cell office:value-type="float" office:value="-0.328613" calcext:value-type="float">
            <text:p>-0.328613</text:p>
          </table:table-cell>
          <table:table-cell office:value-type="float" office:value="-0.234131" calcext:value-type="float">
            <text:p>-0.234131</text:p>
          </table:table-cell>
          <table:table-cell table:number-columns-repeated="7"/>
        </table:table-row>
        <table:table-row table:style-name="ro1">
          <table:table-cell office:value-type="float" office:value="-0.408905" calcext:value-type="float">
            <text:p>-0.408905</text:p>
          </table:table-cell>
          <table:table-cell office:value-type="float" office:value="-0.216888" calcext:value-type="float">
            <text:p>-0.216888</text:p>
          </table:table-cell>
          <table:table-cell table:number-columns-repeated="7"/>
        </table:table-row>
        <table:table-row table:style-name="ro1">
          <table:table-cell office:value-type="float" office:value="-0.484436" calcext:value-type="float">
            <text:p>-0.484436</text:p>
          </table:table-cell>
          <table:table-cell office:value-type="float" office:value="-0.18634" calcext:value-type="float">
            <text:p>-0.18634</text:p>
          </table:table-cell>
          <table:table-cell table:number-columns-repeated="7"/>
        </table:table-row>
        <table:table-row table:style-name="ro1">
          <table:table-cell office:value-type="float" office:value="-0.553558" calcext:value-type="float">
            <text:p>-0.553558</text:p>
          </table:table-cell>
          <table:table-cell office:value-type="float" office:value="-0.143372" calcext:value-type="float">
            <text:p>-0.143372</text:p>
          </table:table-cell>
          <table:table-cell table:number-columns-repeated="7"/>
        </table:table-row>
        <table:table-row table:style-name="ro1">
          <table:table-cell office:value-type="float" office:value="-0.614868" calcext:value-type="float">
            <text:p>-0.614868</text:p>
          </table:table-cell>
          <table:table-cell office:value-type="float" office:value="-0.0898132" calcext:value-type="float">
            <text:p>-0.0898132</text:p>
          </table:table-cell>
          <table:table-cell table:number-columns-repeated="7"/>
        </table:table-row>
        <table:table-row table:style-name="ro1">
          <table:table-cell office:value-type="float" office:value="-0.66748" calcext:value-type="float">
            <text:p>-0.66748</text:p>
          </table:table-cell>
          <table:table-cell office:value-type="float" office:value="-0.0252686" calcext:value-type="float">
            <text:p>-0.0252686</text:p>
          </table:table-cell>
          <table:table-cell table:number-columns-repeated="7"/>
        </table:table-row>
        <table:table-row table:style-name="ro1">
          <table:table-cell office:value-type="float" office:value="-0.711304" calcext:value-type="float">
            <text:p>-0.711304</text:p>
          </table:table-cell>
          <table:table-cell office:value-type="float" office:value="0.0491028" calcext:value-type="float">
            <text:p>0.0491028</text:p>
          </table:table-cell>
          <table:table-cell table:number-columns-repeated="7"/>
        </table:table-row>
        <table:table-row table:style-name="ro1">
          <table:table-cell office:value-type="float" office:value="-0.744812" calcext:value-type="float">
            <text:p>-0.744812</text:p>
          </table:table-cell>
          <table:table-cell office:value-type="float" office:value="0.128448" calcext:value-type="float">
            <text:p>0.128448</text:p>
          </table:table-cell>
          <table:table-cell table:number-columns-repeated="7"/>
        </table:table-row>
        <table:table-row table:style-name="ro1">
          <table:table-cell office:value-type="float" office:value="-0.766998" calcext:value-type="float">
            <text:p>-0.766998</text:p>
          </table:table-cell>
          <table:table-cell office:value-type="float" office:value="0.214142" calcext:value-type="float">
            <text:p>0.214142</text:p>
          </table:table-cell>
          <table:table-cell table:number-columns-repeated="7"/>
        </table:table-row>
        <table:table-row table:style-name="ro1">
          <table:table-cell office:value-type="float" office:value="-0.777985" calcext:value-type="float">
            <text:p>-0.777985</text:p>
          </table:table-cell>
          <table:table-cell office:value-type="float" office:value="0.301697" calcext:value-type="float">
            <text:p>0.301697</text:p>
          </table:table-cell>
          <table:table-cell table:number-columns-repeated="7"/>
        </table:table-row>
        <table:table-row table:style-name="ro1">
          <table:table-cell office:value-type="float" office:value="-0.779236" calcext:value-type="float">
            <text:p>-0.779236</text:p>
          </table:table-cell>
          <table:table-cell office:value-type="float" office:value="0.391266" calcext:value-type="float">
            <text:p>0.391266</text:p>
          </table:table-cell>
          <table:table-cell table:number-columns-repeated="7"/>
        </table:table-row>
        <table:table-row table:style-name="ro1">
          <table:table-cell office:value-type="float" office:value="-0.767883" calcext:value-type="float">
            <text:p>-0.767883</text:p>
          </table:table-cell>
          <table:table-cell office:value-type="float" office:value="0.478729" calcext:value-type="float">
            <text:p>0.478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74765" calcext:value-type="float">
            <text:p>-0.74765</text:p>
          </table:table-cell>
          <table:table-cell office:value-type="float" office:value="0.562317" calcext:value-type="float">
            <text:p>0.562317</text:p>
          </table:table-cell>
          <table:table-cell table:number-columns-repeated="7"/>
        </table:table-row>
        <table:table-row table:style-name="ro1">
          <table:table-cell office:value-type="float" office:value="-0.716431" calcext:value-type="float">
            <text:p>-0.716431</text:p>
          </table:table-cell>
          <table:table-cell office:value-type="float" office:value="0.641937" calcext:value-type="float">
            <text:p>0.641937</text:p>
          </table:table-cell>
          <table:table-cell table:number-columns-repeated="7"/>
        </table:table-row>
        <table:table-row table:style-name="ro1">
          <table:table-cell office:value-type="float" office:value="-0.673889" calcext:value-type="float">
            <text:p>-0.673889</text:p>
          </table:table-cell>
          <table:table-cell office:value-type="float" office:value="0.715668" calcext:value-type="float">
            <text:p>0.715668</text:p>
          </table:table-cell>
          <table:table-cell table:number-columns-repeated="7"/>
        </table:table-row>
        <table:table-row table:style-name="ro1">
          <table:table-cell office:value-type="float" office:value="-0.62262" calcext:value-type="float">
            <text:p>-0.62262</text:p>
          </table:table-cell>
          <table:table-cell office:value-type="float" office:value="0.782227" calcext:value-type="float">
            <text:p>0.782227</text:p>
          </table:table-cell>
          <table:table-cell table:number-columns-repeated="7"/>
        </table:table-row>
        <table:table-row table:style-name="ro1">
          <table:table-cell office:value-type="float" office:value="-0.560852" calcext:value-type="float">
            <text:p>-0.560852</text:p>
          </table:table-cell>
          <table:table-cell office:value-type="float" office:value="0.840179" calcext:value-type="float">
            <text:p>0.840179</text:p>
          </table:table-cell>
          <table:table-cell table:number-columns-repeated="7"/>
        </table:table-row>
        <table:table-row table:style-name="ro1">
          <table:table-cell office:value-type="float" office:value="-0.490814" calcext:value-type="float">
            <text:p>-0.490814</text:p>
          </table:table-cell>
          <table:table-cell office:value-type="float" office:value="0.889648" calcext:value-type="float">
            <text:p>0.889648</text:p>
          </table:table-cell>
          <table:table-cell table:number-columns-repeated="7"/>
        </table:table-row>
        <table:table-row table:style-name="ro1">
          <table:table-cell office:value-type="float" office:value="-0.412659" calcext:value-type="float">
            <text:p>-0.412659</text:p>
          </table:table-cell>
          <table:table-cell office:value-type="float" office:value="0.928802" calcext:value-type="float">
            <text:p>0.928802</text:p>
          </table:table-cell>
          <table:table-cell table:number-columns-repeated="7"/>
        </table:table-row>
        <table:table-row table:style-name="ro1">
          <table:table-cell office:value-type="float" office:value="-0.327484" calcext:value-type="float">
            <text:p>-0.327484</text:p>
          </table:table-cell>
          <table:table-cell office:value-type="float" office:value="0.956238" calcext:value-type="float">
            <text:p>0.956238</text:p>
          </table:table-cell>
          <table:table-cell table:number-columns-repeated="7"/>
        </table:table-row>
        <table:table-row table:style-name="ro1">
          <table:table-cell office:value-type="float" office:value="-0.238312" calcext:value-type="float">
            <text:p>-0.238312</text:p>
          </table:table-cell>
          <table:table-cell office:value-type="float" office:value="0.972504" calcext:value-type="float">
            <text:p>0.972504</text:p>
          </table:table-cell>
          <table:table-cell table:number-columns-repeated="7"/>
        </table:table-row>
        <table:table-row table:style-name="ro1">
          <table:table-cell office:value-type="float" office:value="-0.145721" calcext:value-type="float">
            <text:p>-0.145721</text:p>
          </table:table-cell>
          <table:table-cell office:value-type="float" office:value="0.976318" calcext:value-type="float">
            <text:p>0.976318</text:p>
          </table:table-cell>
          <table:table-cell table:number-columns-repeated="7"/>
        </table:table-row>
        <table:table-row table:style-name="ro1">
          <table:table-cell office:value-type="float" office:value="-0.0525513" calcext:value-type="float">
            <text:p>-0.0525513</text:p>
          </table:table-cell>
          <table:table-cell office:value-type="float" office:value="0.966675" calcext:value-type="float">
            <text:p>0.966675</text:p>
          </table:table-cell>
          <table:table-cell table:number-columns-repeated="7"/>
        </table:table-row>
        <table:table-row table:style-name="ro1">
          <table:table-cell office:value-type="float" office:value="0.0393066" calcext:value-type="float">
            <text:p>0.0393066</text:p>
          </table:table-cell>
          <table:table-cell office:value-type="float" office:value="0.944824" calcext:value-type="float">
            <text:p>0.944824</text:p>
          </table:table-cell>
          <table:table-cell table:number-columns-repeated="7"/>
        </table:table-row>
        <table:table-row table:style-name="ro1">
          <table:table-cell office:value-type="float" office:value="0.126984" calcext:value-type="float">
            <text:p>0.126984</text:p>
          </table:table-cell>
          <table:table-cell office:value-type="float" office:value="0.911163" calcext:value-type="float">
            <text:p>0.911163</text:p>
          </table:table-cell>
          <table:table-cell table:number-columns-repeated="7"/>
        </table:table-row>
        <table:table-row table:style-name="ro1">
          <table:table-cell office:value-type="float" office:value="0.209503" calcext:value-type="float">
            <text:p>0.209503</text:p>
          </table:table-cell>
          <table:table-cell office:value-type="float" office:value="0.865479" calcext:value-type="float">
            <text:p>0.865479</text:p>
          </table:table-cell>
          <table:table-cell table:number-columns-repeated="7"/>
        </table:table-row>
        <table:table-row table:style-name="ro1">
          <table:table-cell office:value-type="float" office:value="0.285278" calcext:value-type="float">
            <text:p>0.285278</text:p>
          </table:table-cell>
          <table:table-cell office:value-type="float" office:value="0.808777" calcext:value-type="float">
            <text:p>0.808777</text:p>
          </table:table-cell>
          <table:table-cell table:number-columns-repeated="7"/>
        </table:table-row>
        <table:table-row table:style-name="ro1">
          <table:table-cell office:value-type="float" office:value="0.351654" calcext:value-type="float">
            <text:p>0.351654</text:p>
          </table:table-cell>
          <table:table-cell office:value-type="float" office:value="0.741425" calcext:value-type="float">
            <text:p>0.741425</text:p>
          </table:table-cell>
          <table:table-cell table:number-columns-repeated="7"/>
        </table:table-row>
        <table:table-row table:style-name="ro1">
          <table:table-cell office:value-type="float" office:value="0.408356" calcext:value-type="float">
            <text:p>0.408356</text:p>
          </table:table-cell>
          <table:table-cell office:value-type="float" office:value="0.665863" calcext:value-type="float">
            <text:p>0.665863</text:p>
          </table:table-cell>
          <table:table-cell table:number-columns-repeated="7"/>
        </table:table-row>
        <table:table-row table:style-name="ro1">
          <table:table-cell office:value-type="float" office:value="0.452423" calcext:value-type="float">
            <text:p>0.452423</text:p>
          </table:table-cell>
          <table:table-cell office:value-type="float" office:value="0.582428" calcext:value-type="float">
            <text:p>0.582428</text:p>
          </table:table-cell>
          <table:table-cell table:number-columns-repeated="7"/>
        </table:table-row>
        <table:table-row table:style-name="ro1">
          <table:table-cell office:value-type="float" office:value="0.483459" calcext:value-type="float">
            <text:p>0.483459</text:p>
          </table:table-cell>
          <table:table-cell office:value-type="float" office:value="0.492767" calcext:value-type="float">
            <text:p>0.492767</text:p>
          </table:table-cell>
          <table:table-cell table:number-columns-repeated="7"/>
        </table:table-row>
        <table:table-row table:style-name="ro1">
          <table:table-cell office:value-type="float" office:value="0.501221" calcext:value-type="float">
            <text:p>0.501221</text:p>
          </table:table-cell>
          <table:table-cell office:value-type="float" office:value="0.398651" calcext:value-type="float">
            <text:p>0.398651</text:p>
          </table:table-cell>
          <table:table-cell table:number-columns-repeated="7"/>
        </table:table-row>
        <table:table-row table:style-name="ro1">
          <table:table-cell office:value-type="float" office:value="0.504395" calcext:value-type="float">
            <text:p>0.504395</text:p>
          </table:table-cell>
          <table:table-cell office:value-type="float" office:value="0.302795" calcext:value-type="float">
            <text:p>0.302795</text:p>
          </table:table-cell>
          <table:table-cell table:number-columns-repeated="7"/>
        </table:table-row>
        <table:table-row table:style-name="ro1">
          <table:table-cell office:value-type="float" office:value="0.492737" calcext:value-type="float">
            <text:p>0.492737</text:p>
          </table:table-cell>
          <table:table-cell office:value-type="float" office:value="0.206726" calcext:value-type="float">
            <text:p>0.206726</text:p>
          </table:table-cell>
          <table:table-cell table:number-columns-repeated="7"/>
        </table:table-row>
        <table:table-row table:style-name="ro1">
          <table:table-cell office:value-type="float" office:value="0.466949" calcext:value-type="float">
            <text:p>0.466949</text:p>
          </table:table-cell>
          <table:table-cell office:value-type="float" office:value="0.112061" calcext:value-type="float">
            <text:p>0.112061</text:p>
          </table:table-cell>
          <table:table-cell table:number-columns-repeated="7"/>
        </table:table-row>
        <table:table-row table:style-name="ro1">
          <table:table-cell office:value-type="float" office:value="0.426056" calcext:value-type="float">
            <text:p>0.426056</text:p>
          </table:table-cell>
          <table:table-cell office:value-type="float" office:value="0.0227051" calcext:value-type="float">
            <text:p>0.0227051</text:p>
          </table:table-cell>
          <table:table-cell table:number-columns-repeated="7"/>
        </table:table-row>
        <table:table-row table:style-name="ro1">
          <table:table-cell office:value-type="float" office:value="0.371674" calcext:value-type="float">
            <text:p>0.371674</text:p>
          </table:table-cell>
          <table:table-cell office:value-type="float" office:value="-0.0628052" calcext:value-type="float">
            <text:p>-0.0628052</text:p>
          </table:table-cell>
          <table:table-cell table:number-columns-repeated="7"/>
        </table:table-row>
        <table:table-row table:style-name="ro1">
          <table:table-cell office:value-type="float" office:value="0.303986" calcext:value-type="float">
            <text:p>0.303986</text:p>
          </table:table-cell>
          <table:table-cell office:value-type="float" office:value="-0.139069" calcext:value-type="float">
            <text:p>-0.139069</text:p>
          </table:table-cell>
          <table:table-cell table:number-columns-repeated="7"/>
        </table:table-row>
        <table:table-row table:style-name="ro1">
          <table:table-cell office:value-type="float" office:value="0.225006" calcext:value-type="float">
            <text:p>0.225006</text:p>
          </table:table-cell>
          <table:table-cell office:value-type="float" office:value="-0.206818" calcext:value-type="float">
            <text:p>-0.206818</text:p>
          </table:table-cell>
          <table:table-cell table:number-columns-repeated="7"/>
        </table:table-row>
        <table:table-row table:style-name="ro1">
          <table:table-cell office:value-type="float" office:value="0.136688" calcext:value-type="float">
            <text:p>0.136688</text:p>
          </table:table-cell>
          <table:table-cell office:value-type="float" office:value="-0.26358" calcext:value-type="float">
            <text:p>-0.26358</text:p>
          </table:table-cell>
          <table:table-cell table:number-columns-repeated="7"/>
        </table:table-row>
        <table:table-row table:style-name="ro1">
          <table:table-cell office:value-type="float" office:value="0.0421448" calcext:value-type="float">
            <text:p>0.0421448</text:p>
          </table:table-cell>
          <table:table-cell office:value-type="float" office:value="-0.308044" calcext:value-type="float">
            <text:p>-0.308044</text:p>
          </table:table-cell>
          <table:table-cell table:number-columns-repeated="7"/>
        </table:table-row>
        <table:table-row table:style-name="ro1">
          <table:table-cell office:value-type="float" office:value="-0.0571594" calcext:value-type="float">
            <text:p>-0.0571594</text:p>
          </table:table-cell>
          <table:table-cell office:value-type="float" office:value="-0.339966" calcext:value-type="float">
            <text:p>-0.339966</text:p>
          </table:table-cell>
          <table:table-cell table:number-columns-repeated="7"/>
        </table:table-row>
        <table:table-row table:style-name="ro1">
          <table:table-cell office:value-type="float" office:value="-0.158936" calcext:value-type="float">
            <text:p>-0.158936</text:p>
          </table:table-cell>
          <table:table-cell office:value-type="float" office:value="-0.358063" calcext:value-type="float">
            <text:p>-0.358063</text:p>
          </table:table-cell>
          <table:table-cell table:number-columns-repeated="7"/>
        </table:table-row>
        <table:table-row table:style-name="ro1">
          <table:table-cell office:value-type="float" office:value="-0.259827" calcext:value-type="float">
            <text:p>-0.259827</text:p>
          </table:table-cell>
          <table:table-cell office:value-type="float" office:value="-0.362183" calcext:value-type="float">
            <text:p>-0.362183</text:p>
          </table:table-cell>
          <table:table-cell table:number-columns-repeated="7"/>
        </table:table-row>
        <table:table-row table:style-name="ro1">
          <table:table-cell office:value-type="float" office:value="-0.357727" calcext:value-type="float">
            <text:p>-0.357727</text:p>
          </table:table-cell>
          <table:table-cell office:value-type="float" office:value="-0.351807" calcext:value-type="float">
            <text:p>-0.351807</text:p>
          </table:table-cell>
          <table:table-cell table:number-columns-repeated="7"/>
        </table:table-row>
        <table:table-row table:style-name="ro1">
          <table:table-cell office:value-type="float" office:value="-0.45047" calcext:value-type="float">
            <text:p>-0.45047</text:p>
          </table:table-cell>
          <table:table-cell office:value-type="float" office:value="-0.327271" calcext:value-type="float">
            <text:p>-0.327271</text:p>
          </table:table-cell>
          <table:table-cell table:number-columns-repeated="7"/>
        </table:table-row>
        <table:table-row table:style-name="ro1">
          <table:table-cell office:value-type="float" office:value="-0.534149" calcext:value-type="float">
            <text:p>-0.534149</text:p>
          </table:table-cell>
          <table:table-cell office:value-type="float" office:value="-0.286835" calcext:value-type="float">
            <text:p>-0.286835</text:p>
          </table:table-cell>
          <table:table-cell table:number-columns-repeated="7"/>
        </table:table-row>
        <table:table-row table:style-name="ro1">
          <table:table-cell office:value-type="float" office:value="-0.608643" calcext:value-type="float">
            <text:p>-0.608643</text:p>
          </table:table-cell>
          <table:table-cell office:value-type="float" office:value="-0.231781" calcext:value-type="float">
            <text:p>-0.231781</text:p>
          </table:table-cell>
          <table:table-cell table:number-columns-repeated="7"/>
        </table:table-row>
        <table:table-row table:style-name="ro1">
          <table:table-cell office:value-type="float" office:value="-0.675232" calcext:value-type="float">
            <text:p>-0.675232</text:p>
          </table:table-cell>
          <table:table-cell office:value-type="float" office:value="-0.166687" calcext:value-type="float">
            <text:p>-0.166687</text:p>
          </table:table-cell>
          <table:table-cell table:number-columns-repeated="7"/>
        </table:table-row>
        <table:table-row table:style-name="ro1">
          <table:table-cell office:value-type="float" office:value="-0.730713" calcext:value-type="float">
            <text:p>-0.730713</text:p>
          </table:table-cell>
          <table:table-cell office:value-type="float" office:value="-0.0943909" calcext:value-type="float">
            <text:p>-0.0943909</text:p>
          </table:table-cell>
          <table:table-cell table:number-columns-repeated="7"/>
        </table:table-row>
        <table:table-row table:style-name="ro1">
          <table:table-cell office:value-type="float" office:value="-0.775696" calcext:value-type="float">
            <text:p>-0.775696</text:p>
          </table:table-cell>
          <table:table-cell office:value-type="float" office:value="-0.00866699" calcext:value-type="float">
            <text:p>-0.00866699</text:p>
          </table:table-cell>
          <table:table-cell table:number-columns-repeated="7"/>
        </table:table-row>
        <table:table-row table:style-name="ro1">
          <table:table-cell office:value-type="float" office:value="-0.808716" calcext:value-type="float">
            <text:p>-0.808716</text:p>
          </table:table-cell>
          <table:table-cell office:value-type="float" office:value="0.0823975" calcext:value-type="float">
            <text:p>0.0823975</text:p>
          </table:table-cell>
          <table:table-cell table:number-columns-repeated="7"/>
        </table:table-row>
        <table:table-row table:style-name="ro1">
          <table:table-cell office:value-type="float" office:value="-0.830139" calcext:value-type="float">
            <text:p>-0.830139</text:p>
          </table:table-cell>
          <table:table-cell office:value-type="float" office:value="0.176697" calcext:value-type="float">
            <text:p>0.176697</text:p>
          </table:table-cell>
          <table:table-cell table:number-columns-repeated="7"/>
        </table:table-row>
        <table:table-row table:style-name="ro1">
          <table:table-cell office:value-type="float" office:value="-0.840424" calcext:value-type="float">
            <text:p>-0.840424</text:p>
          </table:table-cell>
          <table:table-cell office:value-type="float" office:value="0.273315" calcext:value-type="float">
            <text:p>0.273315</text:p>
          </table:table-cell>
          <table:table-cell table:number-columns-repeated="7"/>
        </table:table-row>
        <table:table-row table:style-name="ro1">
          <table:table-cell office:value-type="float" office:value="-0.837158" calcext:value-type="float">
            <text:p>-0.837158</text:p>
          </table:table-cell>
          <table:table-cell office:value-type="float" office:value="0.367859" calcext:value-type="float">
            <text:p>0.367859</text:p>
          </table:table-cell>
          <table:table-cell table:number-columns-repeated="7"/>
        </table:table-row>
        <table:table-row table:style-name="ro1">
          <table:table-cell office:value-type="float" office:value="-0.82373" calcext:value-type="float">
            <text:p>-0.82373</text:p>
          </table:table-cell>
          <table:table-cell office:value-type="float" office:value="0.460785" calcext:value-type="float">
            <text:p>0.460785</text:p>
          </table:table-cell>
          <table:table-cell table:number-columns-repeated="7"/>
        </table:table-row>
        <table:table-row table:style-name="ro1">
          <table:table-cell office:value-type="float" office:value="-0.799927" calcext:value-type="float">
            <text:p>-0.799927</text:p>
          </table:table-cell>
          <table:table-cell office:value-type="float" office:value="0.548767" calcext:value-type="float">
            <text:p>0.548767</text:p>
          </table:table-cell>
          <table:table-cell table:number-columns-repeated="7"/>
        </table:table-row>
        <table:table-row table:style-name="ro1">
          <table:table-cell office:value-type="float" office:value="-0.764893" calcext:value-type="float">
            <text:p>-0.764893</text:p>
          </table:table-cell>
          <table:table-cell office:value-type="float" office:value="0.631195" calcext:value-type="float">
            <text:p>0.631195</text:p>
          </table:table-cell>
          <table:table-cell table:number-columns-repeated="7"/>
        </table:table-row>
        <table:table-row table:style-name="ro1">
          <table:table-cell office:value-type="float" office:value="-0.720184" calcext:value-type="float">
            <text:p>-0.720184</text:p>
          </table:table-cell>
          <table:table-cell office:value-type="float" office:value="0.70816" calcext:value-type="float">
            <text:p>0.70816</text:p>
          </table:table-cell>
          <table:table-cell table:number-columns-repeated="7"/>
        </table:table-row>
        <table:table-row table:style-name="ro1">
          <table:table-cell office:value-type="float" office:value="-0.665314" calcext:value-type="float">
            <text:p>-0.665314</text:p>
          </table:table-cell>
          <table:table-cell office:value-type="float" office:value="0.775665" calcext:value-type="float">
            <text:p>0.775665</text:p>
          </table:table-cell>
          <table:table-cell table:number-columns-repeated="7"/>
        </table:table-row>
        <table:table-row table:style-name="ro1">
          <table:table-cell office:value-type="float" office:value="-0.60141" calcext:value-type="float">
            <text:p>-0.60141</text:p>
          </table:table-cell>
          <table:table-cell office:value-type="float" office:value="0.83609" calcext:value-type="float">
            <text:p>0.83609</text:p>
          </table:table-cell>
          <table:table-cell table:number-columns-repeated="7"/>
        </table:table-row>
        <table:table-row table:style-name="ro1">
          <table:table-cell office:value-type="float" office:value="-0.529144" calcext:value-type="float">
            <text:p>-0.529144</text:p>
          </table:table-cell>
          <table:table-cell office:value-type="float" office:value="0.887512" calcext:value-type="float">
            <text:p>0.887512</text:p>
          </table:table-cell>
          <table:table-cell table:number-columns-repeated="7"/>
        </table:table-row>
        <table:table-row table:style-name="ro1">
          <table:table-cell office:value-type="float" office:value="-0.448303" calcext:value-type="float">
            <text:p>-0.448303</text:p>
          </table:table-cell>
          <table:table-cell office:value-type="float" office:value="0.928131" calcext:value-type="float">
            <text:p>0.928131</text:p>
          </table:table-cell>
          <table:table-cell table:number-columns-repeated="7"/>
        </table:table-row>
        <table:table-row table:style-name="ro1">
          <table:table-cell office:value-type="float" office:value="-0.361786" calcext:value-type="float">
            <text:p>-0.361786</text:p>
          </table:table-cell>
          <table:table-cell office:value-type="float" office:value="0.954559" calcext:value-type="float">
            <text:p>0.954559</text:p>
          </table:table-cell>
          <table:table-cell table:number-columns-repeated="7"/>
        </table:table-row>
        <table:table-row table:style-name="ro1">
          <table:table-cell office:value-type="float" office:value="-0.270508" calcext:value-type="float">
            <text:p>-0.270508</text:p>
          </table:table-cell>
          <table:table-cell office:value-type="float" office:value="0.967712" calcext:value-type="float">
            <text:p>0.967712</text:p>
          </table:table-cell>
          <table:table-cell table:number-columns-repeated="7"/>
        </table:table-row>
        <table:table-row table:style-name="ro1">
          <table:table-cell office:value-type="float" office:value="-0.176483" calcext:value-type="float">
            <text:p>-0.176483</text:p>
          </table:table-cell>
          <table:table-cell office:value-type="float" office:value="0.973328" calcext:value-type="float">
            <text:p>0.973328</text:p>
          </table:table-cell>
          <table:table-cell table:number-columns-repeated="7"/>
        </table:table-row>
        <table:table-row table:style-name="ro1">
          <table:table-cell office:value-type="float" office:value="-0.0818176" calcext:value-type="float">
            <text:p>-0.0818176</text:p>
          </table:table-cell>
          <table:table-cell office:value-type="float" office:value="0.964264" calcext:value-type="float">
            <text:p>0.964264</text:p>
          </table:table-cell>
          <table:table-cell table:number-columns-repeated="7"/>
        </table:table-row>
        <table:table-row table:style-name="ro1">
          <table:table-cell office:value-type="float" office:value="0.00997925" calcext:value-type="float">
            <text:p>0.00997925</text:p>
          </table:table-cell>
          <table:table-cell office:value-type="float" office:value="0.942596" calcext:value-type="float">
            <text:p>0.942596</text:p>
          </table:table-cell>
          <table:table-cell table:number-columns-repeated="7"/>
        </table:table-row>
        <table:table-row table:style-name="ro1">
          <table:table-cell office:value-type="float" office:value="0.0989685" calcext:value-type="float">
            <text:p>0.0989685</text:p>
          </table:table-cell>
          <table:table-cell office:value-type="float" office:value="0.910126" calcext:value-type="float">
            <text:p>0.910126</text:p>
          </table:table-cell>
          <table:table-cell table:number-columns-repeated="7"/>
        </table:table-row>
        <table:table-row table:style-name="ro1">
          <table:table-cell office:value-type="float" office:value="0.182617" calcext:value-type="float">
            <text:p>0.182617</text:p>
          </table:table-cell>
          <table:table-cell office:value-type="float" office:value="0.866394" calcext:value-type="float">
            <text:p>0.866394</text:p>
          </table:table-cell>
          <table:table-cell table:number-columns-repeated="7"/>
        </table:table-row>
        <table:table-row table:style-name="ro1">
          <table:table-cell office:value-type="float" office:value="0.257965" calcext:value-type="float">
            <text:p>0.257965</text:p>
          </table:table-cell>
          <table:table-cell office:value-type="float" office:value="0.81076" calcext:value-type="float">
            <text:p>0.81076</text:p>
          </table:table-cell>
          <table:table-cell table:number-columns-repeated="7"/>
        </table:table-row>
        <table:table-row table:style-name="ro1">
          <table:table-cell office:value-type="float" office:value="0.325958" calcext:value-type="float">
            <text:p>0.325958</text:p>
          </table:table-cell>
          <table:table-cell office:value-type="float" office:value="0.744843" calcext:value-type="float">
            <text:p>0.744843</text:p>
          </table:table-cell>
          <table:table-cell table:number-columns-repeated="7"/>
        </table:table-row>
        <table:table-row table:style-name="ro1">
          <table:table-cell office:value-type="float" office:value="0.3815" calcext:value-type="float">
            <text:p>0.3815</text:p>
          </table:table-cell>
          <table:table-cell office:value-type="float" office:value="0.671112" calcext:value-type="float">
            <text:p>0.671112</text:p>
          </table:table-cell>
          <table:table-cell table:number-columns-repeated="7"/>
        </table:table-row>
        <table:table-row table:style-name="ro1">
          <table:table-cell office:value-type="float" office:value="0.425293" calcext:value-type="float">
            <text:p>0.425293</text:p>
          </table:table-cell>
          <table:table-cell office:value-type="float" office:value="0.588196" calcext:value-type="float">
            <text:p>0.588196</text:p>
          </table:table-cell>
          <table:table-cell table:number-columns-repeated="7"/>
        </table:table-row>
        <table:table-row table:style-name="ro1">
          <table:table-cell office:value-type="float" office:value="0.45697" calcext:value-type="float">
            <text:p>0.45697</text:p>
          </table:table-cell>
          <table:table-cell office:value-type="float" office:value="0.500977" calcext:value-type="float">
            <text:p>0.500977</text:p>
          </table:table-cell>
          <table:table-cell table:number-columns-repeated="7"/>
        </table:table-row>
        <table:table-row table:style-name="ro1">
          <table:table-cell office:value-type="float" office:value="0.473206" calcext:value-type="float">
            <text:p>0.473206</text:p>
          </table:table-cell>
          <table:table-cell office:value-type="float" office:value="0.409088" calcext:value-type="float">
            <text:p>0.409088</text:p>
          </table:table-cell>
          <table:table-cell table:number-columns-repeated="7"/>
        </table:table-row>
        <table:table-row table:style-name="ro1">
          <table:table-cell office:value-type="float" office:value="0.474884" calcext:value-type="float">
            <text:p>0.474884</text:p>
          </table:table-cell>
          <table:table-cell office:value-type="float" office:value="0.315643" calcext:value-type="float">
            <text:p>0.315643</text:p>
          </table:table-cell>
          <table:table-cell table:number-columns-repeated="7"/>
        </table:table-row>
        <table:table-row table:style-name="ro1">
          <table:table-cell office:value-type="float" office:value="0.46048" calcext:value-type="float">
            <text:p>0.46048</text:p>
          </table:table-cell>
          <table:table-cell office:value-type="float" office:value="0.222992" calcext:value-type="float">
            <text:p>0.222992</text:p>
          </table:table-cell>
          <table:table-cell table:number-columns-repeated="7"/>
        </table:table-row>
        <table:table-row table:style-name="ro1">
          <table:table-cell office:value-type="float" office:value="0.437103" calcext:value-type="float">
            <text:p>0.437103</text:p>
          </table:table-cell>
          <table:table-cell office:value-type="float" office:value="0.131653" calcext:value-type="float">
            <text:p>0.131653</text:p>
          </table:table-cell>
          <table:table-cell table:number-columns-repeated="7"/>
        </table:table-row>
        <table:table-row table:style-name="ro1">
          <table:table-cell office:value-type="float" office:value="0.394653" calcext:value-type="float">
            <text:p>0.394653</text:p>
          </table:table-cell>
          <table:table-cell office:value-type="float" office:value="0.0480652" calcext:value-type="float">
            <text:p>0.0480652</text:p>
          </table:table-cell>
          <table:table-cell table:number-columns-repeated="7"/>
        </table:table-row>
        <table:table-row table:style-name="ro1">
          <table:table-cell office:value-type="float" office:value="0.340637" calcext:value-type="float">
            <text:p>0.340637</text:p>
          </table:table-cell>
          <table:table-cell office:value-type="float" office:value="-0.0327759" calcext:value-type="float">
            <text:p>-0.0327759</text:p>
          </table:table-cell>
          <table:table-cell table:number-columns-repeated="7"/>
        </table:table-row>
        <table:table-row table:style-name="ro1">
          <table:table-cell office:value-type="float" office:value="0.275726" calcext:value-type="float">
            <text:p>0.275726</text:p>
          </table:table-cell>
          <table:table-cell office:value-type="float" office:value="-0.10379" calcext:value-type="float">
            <text:p>-0.10379</text:p>
          </table:table-cell>
          <table:table-cell table:number-columns-repeated="7"/>
        </table:table-row>
        <table:table-row table:style-name="ro1">
          <table:table-cell office:value-type="float" office:value="0.198181" calcext:value-type="float">
            <text:p>0.198181</text:p>
          </table:table-cell>
          <table:table-cell office:value-type="float" office:value="-0.164764" calcext:value-type="float">
            <text:p>-0.164764</text:p>
          </table:table-cell>
          <table:table-cell table:number-columns-repeated="7"/>
        </table:table-row>
        <table:table-row table:style-name="ro1">
          <table:table-cell office:value-type="float" office:value="0.114899" calcext:value-type="float">
            <text:p>0.114899</text:p>
          </table:table-cell>
          <table:table-cell office:value-type="float" office:value="-0.216553" calcext:value-type="float">
            <text:p>-0.216553</text:p>
          </table:table-cell>
          <table:table-cell table:number-columns-repeated="7"/>
        </table:table-row>
        <table:table-row table:style-name="ro1">
          <table:table-cell office:value-type="float" office:value="0.0255737" calcext:value-type="float">
            <text:p>0.0255737</text:p>
          </table:table-cell>
          <table:table-cell office:value-type="float" office:value="-0.254517" calcext:value-type="float">
            <text:p>-0.254517</text:p>
          </table:table-cell>
          <table:table-cell table:number-columns-repeated="7"/>
        </table:table-row>
        <table:table-row table:style-name="ro1">
          <table:table-cell office:value-type="float" office:value="-0.065918" calcext:value-type="float">
            <text:p>-0.065918</text:p>
          </table:table-cell>
          <table:table-cell office:value-type="float" office:value="-0.279724" calcext:value-type="float">
            <text:p>-0.279724</text:p>
          </table:table-cell>
          <table:table-cell table:number-columns-repeated="7"/>
        </table:table-row>
        <table:table-row table:style-name="ro1">
          <table:table-cell office:value-type="float" office:value="-0.158997" calcext:value-type="float">
            <text:p>-0.158997</text:p>
          </table:table-cell>
          <table:table-cell office:value-type="float" office:value="-0.292023" calcext:value-type="float">
            <text:p>-0.292023</text:p>
          </table:table-cell>
          <table:table-cell table:number-columns-repeated="7"/>
        </table:table-row>
        <table:table-row table:style-name="ro1">
          <table:table-cell office:value-type="float" office:value="-0.250336" calcext:value-type="float">
            <text:p>-0.250336</text:p>
          </table:table-cell>
          <table:table-cell office:value-type="float" office:value="-0.291534" calcext:value-type="float">
            <text:p>-0.291534</text:p>
          </table:table-cell>
          <table:table-cell table:number-columns-repeated="7"/>
        </table:table-row>
        <table:table-row table:style-name="ro1">
          <table:table-cell office:value-type="float" office:value="-0.337158" calcext:value-type="float">
            <text:p>-0.337158</text:p>
          </table:table-cell>
          <table:table-cell office:value-type="float" office:value="-0.278473" calcext:value-type="float">
            <text:p>-0.278473</text:p>
          </table:table-cell>
          <table:table-cell table:number-columns-repeated="7"/>
        </table:table-row>
        <table:table-row table:style-name="ro1">
          <table:table-cell office:value-type="float" office:value="-0.418427" calcext:value-type="float">
            <text:p>-0.418427</text:p>
          </table:table-cell>
          <table:table-cell office:value-type="float" office:value="-0.256805" calcext:value-type="float">
            <text:p>-0.256805</text:p>
          </table:table-cell>
          <table:table-cell table:number-columns-repeated="7"/>
        </table:table-row>
        <table:table-row table:style-name="ro1">
          <table:table-cell office:value-type="float" office:value="-0.492554" calcext:value-type="float">
            <text:p>-0.492554</text:p>
          </table:table-cell>
          <table:table-cell office:value-type="float" office:value="-0.22525" calcext:value-type="float">
            <text:p>-0.22525</text:p>
          </table:table-cell>
          <table:table-cell table:number-columns-repeated="7"/>
        </table:table-row>
        <table:table-row table:style-name="ro1">
          <table:table-cell office:value-type="float" office:value="-0.556885" calcext:value-type="float">
            <text:p>-0.556885</text:p>
          </table:table-cell>
          <table:table-cell office:value-type="float" office:value="-0.170624" calcext:value-type="float">
            <text:p>-0.170624</text:p>
          </table:table-cell>
          <table:table-cell table:number-columns-repeated="7"/>
        </table:table-row>
        <table:table-row table:style-name="ro1">
          <table:table-cell office:value-type="float" office:value="-0.612518" calcext:value-type="float">
            <text:p>-0.612518</text:p>
          </table:table-cell>
          <table:table-cell office:value-type="float" office:value="-0.112122" calcext:value-type="float">
            <text:p>-0.112122</text:p>
          </table:table-cell>
          <table:table-cell table:number-columns-repeated="7"/>
        </table:table-row>
        <table:table-row table:style-name="ro1">
          <table:table-cell office:value-type="float" office:value="-0.660248" calcext:value-type="float">
            <text:p>-0.660248</text:p>
          </table:table-cell>
          <table:table-cell office:value-type="float" office:value="-0.04599" calcext:value-type="float">
            <text:p>-0.04599</text:p>
          </table:table-cell>
          <table:table-cell table:number-columns-repeated="7"/>
        </table:table-row>
        <table:table-row table:style-name="ro1">
          <table:table-cell office:value-type="float" office:value="-0.696625" calcext:value-type="float">
            <text:p>-0.696625</text:p>
          </table:table-cell>
          <table:table-cell office:value-type="float" office:value="0.0291138" calcext:value-type="float">
            <text:p>0.0291138</text:p>
          </table:table-cell>
          <table:table-cell table:number-columns-repeated="7"/>
        </table:table-row>
        <table:table-row table:style-name="ro1">
          <table:table-cell office:value-type="float" office:value="-0.723633" calcext:value-type="float">
            <text:p>-0.723633</text:p>
          </table:table-cell>
          <table:table-cell office:value-type="float" office:value="0.10614" calcext:value-type="float">
            <text:p>0.10614</text:p>
          </table:table-cell>
          <table:table-cell table:number-columns-repeated="7"/>
        </table:table-row>
        <table:table-row table:style-name="ro1">
          <table:table-cell office:value-type="float" office:value="-0.740723" calcext:value-type="float">
            <text:p>-0.740723</text:p>
          </table:table-cell>
          <table:table-cell office:value-type="float" office:value="0.186005" calcext:value-type="float">
            <text:p>0.186005</text:p>
          </table:table-cell>
          <table:table-cell table:number-columns-repeated="7"/>
        </table:table-row>
        <table:table-row table:style-name="ro1">
          <table:table-cell office:value-type="float" office:value="-0.746704" calcext:value-type="float">
            <text:p>-0.746704</text:p>
          </table:table-cell>
          <table:table-cell office:value-type="float" office:value="0.266052" calcext:value-type="float">
            <text:p>0.266052</text:p>
          </table:table-cell>
          <table:table-cell table:number-columns-repeated="7"/>
        </table:table-row>
        <table:table-row table:style-name="ro1">
          <table:table-cell office:value-type="float" office:value="-0.743225" calcext:value-type="float">
            <text:p>-0.743225</text:p>
          </table:table-cell>
          <table:table-cell office:value-type="float" office:value="0.344025" calcext:value-type="float">
            <text:p>0.344025</text:p>
          </table:table-cell>
          <table:table-cell table:number-columns-repeated="7"/>
        </table:table-row>
        <table:table-row table:style-name="ro1">
          <table:table-cell office:value-type="float" office:value="-0.730621" calcext:value-type="float">
            <text:p>-0.730621</text:p>
          </table:table-cell>
          <table:table-cell office:value-type="float" office:value="0.419189" calcext:value-type="float">
            <text:p>0.419189</text:p>
          </table:table-cell>
          <table:table-cell table:number-columns-repeated="7"/>
        </table:table-row>
        <table:table-row table:style-name="ro1">
          <table:table-cell office:value-type="float" office:value="-0.70874" calcext:value-type="float">
            <text:p>-0.70874</text:p>
          </table:table-cell>
          <table:table-cell office:value-type="float" office:value="0.490814" calcext:value-type="float">
            <text:p>0.490814</text:p>
          </table:table-cell>
          <table:table-cell table:number-columns-repeated="7"/>
        </table:table-row>
        <table:table-row table:style-name="ro1">
          <table:table-cell office:value-type="float" office:value="-0.678986" calcext:value-type="float">
            <text:p>-0.678986</text:p>
          </table:table-cell>
          <table:table-cell office:value-type="float" office:value="0.5578" calcext:value-type="float">
            <text:p>0.5578</text:p>
          </table:table-cell>
          <table:table-cell table:number-columns-repeated="7"/>
        </table:table-row>
        <table:table-row table:style-name="ro1">
          <table:table-cell office:value-type="float" office:value="-0.641266" calcext:value-type="float">
            <text:p>-0.641266</text:p>
          </table:table-cell>
          <table:table-cell office:value-type="float" office:value="0.618469" calcext:value-type="float">
            <text:p>0.618469</text:p>
          </table:table-cell>
          <table:table-cell table:number-columns-repeated="7"/>
        </table:table-row>
        <table:table-row table:style-name="ro1">
          <table:table-cell office:value-type="float" office:value="-0.595947" calcext:value-type="float">
            <text:p>-0.595947</text:p>
          </table:table-cell>
          <table:table-cell office:value-type="float" office:value="0.672241" calcext:value-type="float">
            <text:p>0.672241</text:p>
          </table:table-cell>
          <table:table-cell table:number-columns-repeated="7"/>
        </table:table-row>
        <table:table-row table:style-name="ro1">
          <table:table-cell office:value-type="float" office:value="-0.54422" calcext:value-type="float">
            <text:p>-0.54422</text:p>
          </table:table-cell>
          <table:table-cell office:value-type="float" office:value="0.719116" calcext:value-type="float">
            <text:p>0.719116</text:p>
          </table:table-cell>
          <table:table-cell table:number-columns-repeated="7"/>
        </table:table-row>
        <table:table-row table:style-name="ro1">
          <table:table-cell office:value-type="float" office:value="-0.485565" calcext:value-type="float">
            <text:p>-0.485565</text:p>
          </table:table-cell>
          <table:table-cell office:value-type="float" office:value="0.75885" calcext:value-type="float">
            <text:p>0.75885</text:p>
          </table:table-cell>
          <table:table-cell table:number-columns-repeated="7"/>
        </table:table-row>
        <table:table-row table:style-name="ro1">
          <table:table-cell office:value-type="float" office:value="-0.422943" calcext:value-type="float">
            <text:p>-0.422943</text:p>
          </table:table-cell>
          <table:table-cell office:value-type="float" office:value="0.790375" calcext:value-type="float">
            <text:p>0.790375</text:p>
          </table:table-cell>
          <table:table-cell table:number-columns-repeated="7"/>
        </table:table-row>
        <table:table-row table:style-name="ro1">
          <table:table-cell office:value-type="float" office:value="-0.356415" calcext:value-type="float">
            <text:p>-0.356415</text:p>
          </table:table-cell>
          <table:table-cell office:value-type="float" office:value="0.812836" calcext:value-type="float">
            <text:p>0.812836</text:p>
          </table:table-cell>
          <table:table-cell table:number-columns-repeated="7"/>
        </table:table-row>
        <table:table-row table:style-name="ro1">
          <table:table-cell office:value-type="float" office:value="-0.286652" calcext:value-type="float">
            <text:p>-0.286652</text:p>
          </table:table-cell>
          <table:table-cell office:value-type="float" office:value="0.82663" calcext:value-type="float">
            <text:p>0.82663</text:p>
          </table:table-cell>
          <table:table-cell table:number-columns-repeated="7"/>
        </table:table-row>
        <table:table-row table:style-name="ro1">
          <table:table-cell office:value-type="float" office:value="-0.215393" calcext:value-type="float">
            <text:p>-0.215393</text:p>
          </table:table-cell>
          <table:table-cell office:value-type="float" office:value="0.830536" calcext:value-type="float">
            <text:p>0.830536</text:p>
          </table:table-cell>
          <table:table-cell table:number-columns-repeated="7"/>
        </table:table-row>
        <table:table-row table:style-name="ro1">
          <table:table-cell office:value-type="float" office:value="-0.143463" calcext:value-type="float">
            <text:p>-0.143463</text:p>
          </table:table-cell>
          <table:table-cell office:value-type="float" office:value="0.824524" calcext:value-type="float">
            <text:p>0.824524</text:p>
          </table:table-cell>
          <table:table-cell table:number-columns-repeated="7"/>
        </table:table-row>
        <table:table-row table:style-name="ro1">
          <table:table-cell office:value-type="float" office:value="-0.0740051" calcext:value-type="float">
            <text:p>-0.0740051</text:p>
          </table:table-cell>
          <table:table-cell office:value-type="float" office:value="0.811096" calcext:value-type="float">
            <text:p>0.811096</text:p>
          </table:table-cell>
          <table:table-cell table:number-columns-repeated="7"/>
        </table:table-row>
        <table:table-row table:style-name="ro1">
          <table:table-cell office:value-type="float" office:value="-0.00637817" calcext:value-type="float">
            <text:p>-0.00637817</text:p>
          </table:table-cell>
          <table:table-cell office:value-type="float" office:value="0.786499" calcext:value-type="float">
            <text:p>0.786499</text:p>
          </table:table-cell>
          <table:table-cell table:number-columns-repeated="7"/>
        </table:table-row>
        <table:table-row table:style-name="ro1">
          <table:table-cell office:value-type="float" office:value="0.0562744" calcext:value-type="float">
            <text:p>0.0562744</text:p>
          </table:table-cell>
          <table:table-cell office:value-type="float" office:value="0.752289" calcext:value-type="float">
            <text:p>0.752289</text:p>
          </table:table-cell>
          <table:table-cell table:number-columns-repeated="7"/>
        </table:table-row>
        <table:table-row table:style-name="ro1">
          <table:table-cell office:value-type="float" office:value="0.11377" calcext:value-type="float">
            <text:p>0.11377</text:p>
          </table:table-cell>
          <table:table-cell office:value-type="float" office:value="0.712158" calcext:value-type="float">
            <text:p>0.712158</text:p>
          </table:table-cell>
          <table:table-cell table:number-columns-repeated="7"/>
        </table:table-row>
        <table:table-row table:style-name="ro1">
          <table:table-cell office:value-type="float" office:value="0.164856" calcext:value-type="float">
            <text:p>0.164856</text:p>
          </table:table-cell>
          <table:table-cell office:value-type="float" office:value="0.663605" calcext:value-type="float">
            <text:p>0.663605</text:p>
          </table:table-cell>
          <table:table-cell table:number-columns-repeated="7"/>
        </table:table-row>
        <table:table-row table:style-name="ro1">
          <table:table-cell office:value-type="float" office:value="0.208923" calcext:value-type="float">
            <text:p>0.208923</text:p>
          </table:table-cell>
          <table:table-cell office:value-type="float" office:value="0.608734" calcext:value-type="float">
            <text:p>0.608734</text:p>
          </table:table-cell>
          <table:table-cell table:number-columns-repeated="7"/>
        </table:table-row>
        <table:table-row table:style-name="ro1">
          <table:table-cell office:value-type="float" office:value="0.244202" calcext:value-type="float">
            <text:p>0.244202</text:p>
          </table:table-cell>
          <table:table-cell office:value-type="float" office:value="0.54776" calcext:value-type="float">
            <text:p>0.54776</text:p>
          </table:table-cell>
          <table:table-cell table:number-columns-repeated="7"/>
        </table:table-row>
        <table:table-row table:style-name="ro1">
          <table:table-cell office:value-type="float" office:value="0.270081" calcext:value-type="float">
            <text:p>0.270081</text:p>
          </table:table-cell>
          <table:table-cell office:value-type="float" office:value="0.482147" calcext:value-type="float">
            <text:p>0.482147</text:p>
          </table:table-cell>
          <table:table-cell table:number-columns-repeated="7"/>
        </table:table-row>
        <table:table-row table:style-name="ro1">
          <table:table-cell office:value-type="float" office:value="0.287506" calcext:value-type="float">
            <text:p>0.287506</text:p>
          </table:table-cell>
          <table:table-cell office:value-type="float" office:value="0.411926" calcext:value-type="float">
            <text:p>0.411926</text:p>
          </table:table-cell>
          <table:table-cell table:number-columns-repeated="7"/>
        </table:table-row>
        <table:table-row table:style-name="ro1">
          <table:table-cell office:value-type="float" office:value="0.293335" calcext:value-type="float">
            <text:p>0.293335</text:p>
          </table:table-cell>
          <table:table-cell office:value-type="float" office:value="0.339783" calcext:value-type="float">
            <text:p>0.339783</text:p>
          </table:table-cell>
          <table:table-cell table:number-columns-repeated="7"/>
        </table:table-row>
        <table:table-row table:style-name="ro1">
          <table:table-cell office:value-type="float" office:value="0.288361" calcext:value-type="float">
            <text:p>0.288361</text:p>
          </table:table-cell>
          <table:table-cell office:value-type="float" office:value="0.266479" calcext:value-type="float">
            <text:p>0.266479</text:p>
          </table:table-cell>
          <table:table-cell table:number-columns-repeated="7"/>
        </table:table-row>
        <table:table-row table:style-name="ro1">
          <table:table-cell office:value-type="float" office:value="0.272919" calcext:value-type="float">
            <text:p>0.272919</text:p>
          </table:table-cell>
          <table:table-cell office:value-type="float" office:value="0.193634" calcext:value-type="float">
            <text:p>0.193634</text:p>
          </table:table-cell>
          <table:table-cell table:number-columns-repeated="7"/>
        </table:table-row>
        <table:table-row table:style-name="ro1">
          <table:table-cell office:value-type="float" office:value="0.246185" calcext:value-type="float">
            <text:p>0.246185</text:p>
          </table:table-cell>
          <table:table-cell office:value-type="float" office:value="0.122864" calcext:value-type="float">
            <text:p>0.122864</text:p>
          </table:table-cell>
          <table:table-cell table:number-columns-repeated="7"/>
        </table:table-row>
        <table:table-row table:style-name="ro1">
          <table:table-cell office:value-type="float" office:value="0.208649" calcext:value-type="float">
            <text:p>0.208649</text:p>
          </table:table-cell>
          <table:table-cell office:value-type="float" office:value="0.0553589" calcext:value-type="float">
            <text:p>0.0553589</text:p>
          </table:table-cell>
          <table:table-cell table:number-columns-repeated="7"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-0.00784302" calcext:value-type="float">
            <text:p>-0.00784302</text:p>
          </table:table-cell>
          <table:table-cell table:number-columns-repeated="7"/>
        </table:table-row>
        <table:table-row table:style-name="ro1">
          <table:table-cell office:value-type="float" office:value="0.103241" calcext:value-type="float">
            <text:p>0.103241</text:p>
          </table:table-cell>
          <table:table-cell office:value-type="float" office:value="-0.0650635" calcext:value-type="float">
            <text:p>-0.0650635</text:p>
          </table:table-cell>
          <table:table-cell table:number-columns-repeated="7"/>
        </table:table-row>
        <table:table-row table:style-name="ro1">
          <table:table-cell office:value-type="float" office:value="0.037384" calcext:value-type="float">
            <text:p>0.037384</text:p>
          </table:table-cell>
          <table:table-cell office:value-type="float" office:value="-0.115845" calcext:value-type="float">
            <text:p>-0.115845</text:p>
          </table:table-cell>
          <table:table-cell table:number-columns-repeated="7"/>
        </table:table-row>
        <table:table-row table:style-name="ro1">
          <table:table-cell office:value-type="float" office:value="-0.0353394" calcext:value-type="float">
            <text:p>-0.0353394</text:p>
          </table:table-cell>
          <table:table-cell office:value-type="float" office:value="-0.15741" calcext:value-type="float">
            <text:p>-0.15741</text:p>
          </table:table-cell>
          <table:table-cell table:number-columns-repeated="7"/>
        </table:table-row>
        <table:table-row table:style-name="ro1">
          <table:table-cell office:value-type="float" office:value="-0.113892" calcext:value-type="float">
            <text:p>-0.113892</text:p>
          </table:table-cell>
          <table:table-cell office:value-type="float" office:value="-0.18988" calcext:value-type="float">
            <text:p>-0.18988</text:p>
          </table:table-cell>
          <table:table-cell table:number-columns-repeated="7"/>
        </table:table-row>
        <table:table-row table:style-name="ro1">
          <table:table-cell office:value-type="float" office:value="-0.196899" calcext:value-type="float">
            <text:p>-0.196899</text:p>
          </table:table-cell>
          <table:table-cell office:value-type="float" office:value="-0.211945" calcext:value-type="float">
            <text:p>-0.211945</text:p>
          </table:table-cell>
          <table:table-cell table:number-columns-repeated="7"/>
        </table:table-row>
        <table:table-row table:style-name="ro1">
          <table:table-cell office:value-type="float" office:value="-0.281281" calcext:value-type="float">
            <text:p>-0.281281</text:p>
          </table:table-cell>
          <table:table-cell office:value-type="float" office:value="-0.222137" calcext:value-type="float">
            <text:p>-0.222137</text:p>
          </table:table-cell>
          <table:table-cell table:number-columns-repeated="7"/>
        </table:table-row>
        <table:table-row table:style-name="ro1">
          <table:table-cell office:value-type="float" office:value="-0.364044" calcext:value-type="float">
            <text:p>-0.364044</text:p>
          </table:table-cell>
          <table:table-cell office:value-type="float" office:value="-0.220825" calcext:value-type="float">
            <text:p>-0.220825</text:p>
          </table:table-cell>
          <table:table-cell table:number-columns-repeated="7"/>
        </table:table-row>
        <table:table-row table:style-name="ro1">
          <table:table-cell office:value-type="float" office:value="-0.445435" calcext:value-type="float">
            <text:p>-0.445435</text:p>
          </table:table-cell>
          <table:table-cell office:value-type="float" office:value="-0.207977" calcext:value-type="float">
            <text:p>-0.207977</text:p>
          </table:table-cell>
          <table:table-cell table:number-columns-repeated="7"/>
        </table:table-row>
        <table:table-row table:style-name="ro1">
          <table:table-cell office:value-type="float" office:value="-0.523163" calcext:value-type="float">
            <text:p>-0.523163</text:p>
          </table:table-cell>
          <table:table-cell office:value-type="float" office:value="-0.182495" calcext:value-type="float">
            <text:p>-0.182495</text:p>
          </table:table-cell>
          <table:table-cell table:number-columns-repeated="7"/>
        </table:table-row>
        <table:table-row table:style-name="ro1">
          <table:table-cell office:value-type="float" office:value="-0.593536" calcext:value-type="float">
            <text:p>-0.593536</text:p>
          </table:table-cell>
          <table:table-cell office:value-type="float" office:value="-0.143463" calcext:value-type="float">
            <text:p>-0.143463</text:p>
          </table:table-cell>
          <table:table-cell table:number-columns-repeated="7"/>
        </table:table-row>
        <table:table-row table:style-name="ro1">
          <table:table-cell office:value-type="float" office:value="-0.657471" calcext:value-type="float">
            <text:p>-0.657471</text:p>
          </table:table-cell>
          <table:table-cell office:value-type="float" office:value="-0.0950317" calcext:value-type="float">
            <text:p>-0.0950317</text:p>
          </table:table-cell>
          <table:table-cell table:number-columns-repeated="7"/>
        </table:table-row>
        <table:table-row table:style-name="ro1">
          <table:table-cell office:value-type="float" office:value="-0.713623" calcext:value-type="float">
            <text:p>-0.713623</text:p>
          </table:table-cell>
          <table:table-cell office:value-type="float" office:value="-0.0351257" calcext:value-type="float">
            <text:p>-0.0351257</text:p>
          </table:table-cell>
          <table:table-cell table:number-columns-repeated="7"/>
        </table:table-row>
        <table:table-row table:style-name="ro1">
          <table:table-cell office:value-type="float" office:value="-0.759155" calcext:value-type="float">
            <text:p>-0.759155</text:p>
          </table:table-cell>
          <table:table-cell office:value-type="float" office:value="0.0357971" calcext:value-type="float">
            <text:p>0.0357971</text:p>
          </table:table-cell>
          <table:table-cell table:number-columns-repeated="7"/>
        </table:table-row>
        <table:table-row table:style-name="ro1">
          <table:table-cell office:value-type="float" office:value="-0.795807" calcext:value-type="float">
            <text:p>-0.795807</text:p>
          </table:table-cell>
          <table:table-cell office:value-type="float" office:value="0.113342" calcext:value-type="float">
            <text:p>0.113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823273" calcext:value-type="float">
            <text:p>-0.823273</text:p>
          </table:table-cell>
          <table:table-cell office:value-type="float" office:value="0.196198" calcext:value-type="float">
            <text:p>0.196198</text:p>
          </table:table-cell>
          <table:table-cell table:number-columns-repeated="7"/>
        </table:table-row>
        <table:table-row table:style-name="ro1">
          <table:table-cell office:value-type="float" office:value="-0.839203" calcext:value-type="float">
            <text:p>-0.839203</text:p>
          </table:table-cell>
          <table:table-cell office:value-type="float" office:value="0.284149" calcext:value-type="float">
            <text:p>0.284149</text:p>
          </table:table-cell>
          <table:table-cell table:number-columns-repeated="7"/>
        </table:table-row>
        <table:table-row table:style-name="ro1">
          <table:table-cell office:value-type="float" office:value="-0.843842" calcext:value-type="float">
            <text:p>-0.843842</text:p>
          </table:table-cell>
          <table:table-cell office:value-type="float" office:value="0.370697" calcext:value-type="float">
            <text:p>0.370697</text:p>
          </table:table-cell>
          <table:table-cell table:number-columns-repeated="7"/>
        </table:table-row>
        <table:table-row table:style-name="ro1">
          <table:table-cell office:value-type="float" office:value="-0.839203" calcext:value-type="float">
            <text:p>-0.839203</text:p>
          </table:table-cell>
          <table:table-cell office:value-type="float" office:value="0.457581" calcext:value-type="float">
            <text:p>0.457581</text:p>
          </table:table-cell>
          <table:table-cell table:number-columns-repeated="7"/>
        </table:table-row>
        <table:table-row table:style-name="ro1">
          <table:table-cell office:value-type="float" office:value="-0.822205" calcext:value-type="float">
            <text:p>-0.822205</text:p>
          </table:table-cell>
          <table:table-cell office:value-type="float" office:value="0.545135" calcext:value-type="float">
            <text:p>0.545135</text:p>
          </table:table-cell>
          <table:table-cell table:number-columns-repeated="7"/>
        </table:table-row>
        <table:table-row table:style-name="ro1">
          <table:table-cell office:value-type="float" office:value="-0.794342" calcext:value-type="float">
            <text:p>-0.794342</text:p>
          </table:table-cell>
          <table:table-cell office:value-type="float" office:value="0.625153" calcext:value-type="float">
            <text:p>0.625153</text:p>
          </table:table-cell>
          <table:table-cell table:number-columns-repeated="7"/>
        </table:table-row>
        <table:table-row table:style-name="ro1">
          <table:table-cell office:value-type="float" office:value="-0.757385" calcext:value-type="float">
            <text:p>-0.757385</text:p>
          </table:table-cell>
          <table:table-cell office:value-type="float" office:value="0.700134" calcext:value-type="float">
            <text:p>0.700134</text:p>
          </table:table-cell>
          <table:table-cell table:number-columns-repeated="7"/>
        </table:table-row>
        <table:table-row table:style-name="ro1">
          <table:table-cell office:value-type="float" office:value="-0.709991" calcext:value-type="float">
            <text:p>-0.709991</text:p>
          </table:table-cell>
          <table:table-cell office:value-type="float" office:value="0.769745" calcext:value-type="float">
            <text:p>0.769745</text:p>
          </table:table-cell>
          <table:table-cell table:number-columns-repeated="7"/>
        </table:table-row>
        <table:table-row table:style-name="ro1">
          <table:table-cell office:value-type="float" office:value="-0.653198" calcext:value-type="float">
            <text:p>-0.653198</text:p>
          </table:table-cell>
          <table:table-cell office:value-type="float" office:value="0.830933" calcext:value-type="float">
            <text:p>0.830933</text:p>
          </table:table-cell>
          <table:table-cell table:number-columns-repeated="7"/>
        </table:table-row>
        <table:table-row table:style-name="ro1">
          <table:table-cell office:value-type="float" office:value="-0.587067" calcext:value-type="float">
            <text:p>-0.587067</text:p>
          </table:table-cell>
          <table:table-cell office:value-type="float" office:value="0.883789" calcext:value-type="float">
            <text:p>0.883789</text:p>
          </table:table-cell>
          <table:table-cell table:number-columns-repeated="7"/>
        </table:table-row>
        <table:table-row table:style-name="ro1">
          <table:table-cell office:value-type="float" office:value="-0.512024" calcext:value-type="float">
            <text:p>-0.512024</text:p>
          </table:table-cell>
          <table:table-cell office:value-type="float" office:value="0.928192" calcext:value-type="float">
            <text:p>0.928192</text:p>
          </table:table-cell>
          <table:table-cell table:number-columns-repeated="7"/>
        </table:table-row>
        <table:table-row table:style-name="ro1">
          <table:table-cell office:value-type="float" office:value="-0.429901" calcext:value-type="float">
            <text:p>-0.429901</text:p>
          </table:table-cell>
          <table:table-cell office:value-type="float" office:value="0.960266" calcext:value-type="float">
            <text:p>0.960266</text:p>
          </table:table-cell>
          <table:table-cell table:number-columns-repeated="7"/>
        </table:table-row>
        <table:table-row table:style-name="ro1">
          <table:table-cell office:value-type="float" office:value="-0.342865" calcext:value-type="float">
            <text:p>-0.342865</text:p>
          </table:table-cell>
          <table:table-cell office:value-type="float" office:value="0.98172" calcext:value-type="float">
            <text:p>0.98172</text:p>
          </table:table-cell>
          <table:table-cell table:number-columns-repeated="7"/>
        </table:table-row>
        <table:table-row table:style-name="ro1">
          <table:table-cell office:value-type="float" office:value="-0.251587" calcext:value-type="float">
            <text:p>-0.251587</text:p>
          </table:table-cell>
          <table:table-cell office:value-type="float" office:value="0.991058" calcext:value-type="float">
            <text:p>0.991058</text:p>
          </table:table-cell>
          <table:table-cell table:number-columns-repeated="7"/>
        </table:table-row>
        <table:table-row table:style-name="ro1">
          <table:table-cell office:value-type="float" office:value="-0.158508" calcext:value-type="float">
            <text:p>-0.158508</text:p>
          </table:table-cell>
          <table:table-cell office:value-type="float" office:value="0.987762" calcext:value-type="float">
            <text:p>0.987762</text:p>
          </table:table-cell>
          <table:table-cell table:number-columns-repeated="7"/>
        </table:table-row>
        <table:table-row table:style-name="ro1">
          <table:table-cell office:value-type="float" office:value="-0.0671387" calcext:value-type="float">
            <text:p>-0.0671387</text:p>
          </table:table-cell>
          <table:table-cell office:value-type="float" office:value="0.971222" calcext:value-type="float">
            <text:p>0.971222</text:p>
          </table:table-cell>
          <table:table-cell table:number-columns-repeated="7"/>
        </table:table-row>
        <table:table-row table:style-name="ro1">
          <table:table-cell office:value-type="float" office:value="0.0228882" calcext:value-type="float">
            <text:p>0.0228882</text:p>
          </table:table-cell>
          <table:table-cell office:value-type="float" office:value="0.94223" calcext:value-type="float">
            <text:p>0.94223</text:p>
          </table:table-cell>
          <table:table-cell table:number-columns-repeated="7"/>
        </table:table-row>
        <table:table-row table:style-name="ro1">
          <table:table-cell office:value-type="float" office:value="0.108673" calcext:value-type="float">
            <text:p>0.108673</text:p>
          </table:table-cell>
          <table:table-cell office:value-type="float" office:value="0.902313" calcext:value-type="float">
            <text:p>0.902313</text:p>
          </table:table-cell>
          <table:table-cell table:number-columns-repeated="7"/>
        </table:table-row>
        <table:table-row table:style-name="ro1">
          <table:table-cell office:value-type="float" office:value="0.186768" calcext:value-type="float">
            <text:p>0.186768</text:p>
          </table:table-cell>
          <table:table-cell office:value-type="float" office:value="0.849701" calcext:value-type="float">
            <text:p>0.849701</text:p>
          </table:table-cell>
          <table:table-cell table:number-columns-repeated="7"/>
        </table:table-row>
        <table:table-row table:style-name="ro1">
          <table:table-cell office:value-type="float" office:value="0.256775" calcext:value-type="float">
            <text:p>0.256775</text:p>
          </table:table-cell>
          <table:table-cell office:value-type="float" office:value="0.78656" calcext:value-type="float">
            <text:p>0.78656</text:p>
          </table:table-cell>
          <table:table-cell table:number-columns-repeated="7"/>
        </table:table-row>
        <table:table-row table:style-name="ro1">
          <table:table-cell office:value-type="float" office:value="0.316406" calcext:value-type="float">
            <text:p>0.316406</text:p>
          </table:table-cell>
          <table:table-cell office:value-type="float" office:value="0.714081" calcext:value-type="float">
            <text:p>0.714081</text:p>
          </table:table-cell>
          <table:table-cell table:number-columns-repeated="7"/>
        </table:table-row>
        <table:table-row table:style-name="ro1">
          <table:table-cell office:value-type="float" office:value="0.365051" calcext:value-type="float">
            <text:p>0.365051</text:p>
          </table:table-cell>
          <table:table-cell office:value-type="float" office:value="0.634003" calcext:value-type="float">
            <text:p>0.634003</text:p>
          </table:table-cell>
          <table:table-cell table:number-columns-repeated="7"/>
        </table:table-row>
        <table:table-row table:style-name="ro1">
          <table:table-cell office:value-type="float" office:value="0.401154" calcext:value-type="float">
            <text:p>0.401154</text:p>
          </table:table-cell>
          <table:table-cell office:value-type="float" office:value="0.547241" calcext:value-type="float">
            <text:p>0.547241</text:p>
          </table:table-cell>
          <table:table-cell table:number-columns-repeated="7"/>
        </table:table-row>
        <table:table-row table:style-name="ro1">
          <table:table-cell office:value-type="float" office:value="0.422577" calcext:value-type="float">
            <text:p>0.422577</text:p>
          </table:table-cell>
          <table:table-cell office:value-type="float" office:value="0.45575" calcext:value-type="float">
            <text:p>0.45575</text:p>
          </table:table-cell>
          <table:table-cell table:number-columns-repeated="7"/>
        </table:table-row>
        <table:table-row table:style-name="ro1">
          <table:table-cell office:value-type="float" office:value="0.430695" calcext:value-type="float">
            <text:p>0.430695</text:p>
          </table:table-cell>
          <table:table-cell office:value-type="float" office:value="0.362305" calcext:value-type="float">
            <text:p>0.362305</text:p>
          </table:table-cell>
          <table:table-cell table:number-columns-repeated="7"/>
        </table:table-row>
        <table:table-row table:style-name="ro1">
          <table:table-cell office:value-type="float" office:value="0.424286" calcext:value-type="float">
            <text:p>0.424286</text:p>
          </table:table-cell>
          <table:table-cell office:value-type="float" office:value="0.268646" calcext:value-type="float">
            <text:p>0.268646</text:p>
          </table:table-cell>
          <table:table-cell table:number-columns-repeated="7"/>
        </table:table-row>
        <table:table-row table:style-name="ro1">
          <table:table-cell office:value-type="float" office:value="0.402557" calcext:value-type="float">
            <text:p>0.402557</text:p>
          </table:table-cell>
          <table:table-cell office:value-type="float" office:value="0.175903" calcext:value-type="float">
            <text:p>0.175903</text:p>
          </table:table-cell>
          <table:table-cell table:number-columns-repeated="7"/>
        </table:table-row>
        <table:table-row table:style-name="ro1">
          <table:table-cell office:value-type="float" office:value="0.367706" calcext:value-type="float">
            <text:p>0.367706</text:p>
          </table:table-cell>
          <table:table-cell office:value-type="float" office:value="0.0873108" calcext:value-type="float">
            <text:p>0.0873108</text:p>
          </table:table-cell>
          <table:table-cell table:number-columns-repeated="7"/>
        </table:table-row>
        <table:table-row table:style-name="ro1">
          <table:table-cell office:value-type="float" office:value="0.319214" calcext:value-type="float">
            <text:p>0.319214</text:p>
          </table:table-cell>
          <table:table-cell office:value-type="float" office:value="0.00436401" calcext:value-type="float">
            <text:p>0.00436401</text:p>
          </table:table-cell>
          <table:table-cell table:number-columns-repeated="7"/>
        </table:table-row>
        <table:table-row table:style-name="ro1">
          <table:table-cell office:value-type="float" office:value="0.25824" calcext:value-type="float">
            <text:p>0.25824</text:p>
          </table:table-cell>
          <table:table-cell office:value-type="float" office:value="-0.0717163" calcext:value-type="float">
            <text:p>-0.0717163</text:p>
          </table:table-cell>
          <table:table-cell table:number-columns-repeated="7"/>
        </table:table-row>
        <table:table-row table:style-name="ro1">
          <table:table-cell office:value-type="float" office:value="0.18689" calcext:value-type="float">
            <text:p>0.18689</text:p>
          </table:table-cell>
          <table:table-cell office:value-type="float" office:value="-0.137878" calcext:value-type="float">
            <text:p>-0.137878</text:p>
          </table:table-cell>
          <table:table-cell table:number-columns-repeated="7"/>
        </table:table-row>
        <table:table-row table:style-name="ro1">
          <table:table-cell office:value-type="float" office:value="0.105927" calcext:value-type="float">
            <text:p>0.105927</text:p>
          </table:table-cell>
          <table:table-cell office:value-type="float" office:value="-0.191925" calcext:value-type="float">
            <text:p>-0.191925</text:p>
          </table:table-cell>
          <table:table-cell table:number-columns-repeated="7"/>
        </table:table-row>
        <table:table-row table:style-name="ro1">
          <table:table-cell office:value-type="float" office:value="0.0186768" calcext:value-type="float">
            <text:p>0.0186768</text:p>
          </table:table-cell>
          <table:table-cell office:value-type="float" office:value="-0.237549" calcext:value-type="float">
            <text:p>-0.237549</text:p>
          </table:table-cell>
          <table:table-cell table:number-columns-repeated="7"/>
        </table:table-row>
        <table:table-row table:style-name="ro1">
          <table:table-cell office:value-type="float" office:value="-0.0725403" calcext:value-type="float">
            <text:p>-0.0725403</text:p>
          </table:table-cell>
          <table:table-cell office:value-type="float" office:value="-0.261963" calcext:value-type="float">
            <text:p>-0.261963</text:p>
          </table:table-cell>
          <table:table-cell table:number-columns-repeated="7"/>
        </table:table-row>
        <table:table-row table:style-name="ro1">
          <table:table-cell office:value-type="float" office:value="-0.164307" calcext:value-type="float">
            <text:p>-0.164307</text:p>
          </table:table-cell>
          <table:table-cell office:value-type="float" office:value="-0.285492" calcext:value-type="float">
            <text:p>-0.285492</text:p>
          </table:table-cell>
          <table:table-cell table:number-columns-repeated="7"/>
        </table:table-row>
        <table:table-row table:style-name="ro1">
          <table:table-cell office:value-type="float" office:value="-0.257904" calcext:value-type="float">
            <text:p>-0.257904</text:p>
          </table:table-cell>
          <table:table-cell office:value-type="float" office:value="-0.296112" calcext:value-type="float">
            <text:p>-0.296112</text:p>
          </table:table-cell>
          <table:table-cell table:number-columns-repeated="7"/>
        </table:table-row>
        <table:table-row table:style-name="ro1">
          <table:table-cell office:value-type="float" office:value="-0.344421" calcext:value-type="float">
            <text:p>-0.344421</text:p>
          </table:table-cell>
          <table:table-cell office:value-type="float" office:value="-0.28244" calcext:value-type="float">
            <text:p>-0.28244</text:p>
          </table:table-cell>
          <table:table-cell table:number-columns-repeated="7"/>
        </table:table-row>
        <table:table-row table:style-name="ro1">
          <table:table-cell office:value-type="float" office:value="-0.427063" calcext:value-type="float">
            <text:p>-0.427063</text:p>
          </table:table-cell>
          <table:table-cell office:value-type="float" office:value="-0.268646" calcext:value-type="float">
            <text:p>-0.268646</text:p>
          </table:table-cell>
          <table:table-cell table:number-columns-repeated="7"/>
        </table:table-row>
        <table:table-row table:style-name="ro1">
          <table:table-cell office:value-type="float" office:value="-0.50415" calcext:value-type="float">
            <text:p>-0.50415</text:p>
          </table:table-cell>
          <table:table-cell office:value-type="float" office:value="-0.236298" calcext:value-type="float">
            <text:p>-0.236298</text:p>
          </table:table-cell>
          <table:table-cell table:number-columns-repeated="7"/>
        </table:table-row>
        <table:table-row table:style-name="ro1">
          <table:table-cell office:value-type="float" office:value="-0.569946" calcext:value-type="float">
            <text:p>-0.569946</text:p>
          </table:table-cell>
          <table:table-cell office:value-type="float" office:value="-0.191528" calcext:value-type="float">
            <text:p>-0.191528</text:p>
          </table:table-cell>
          <table:table-cell table:number-columns-repeated="7"/>
        </table:table-row>
        <table:table-row table:style-name="ro1">
          <table:table-cell office:value-type="float" office:value="-0.630432" calcext:value-type="float">
            <text:p>-0.630432</text:p>
          </table:table-cell>
          <table:table-cell office:value-type="float" office:value="-0.137115" calcext:value-type="float">
            <text:p>-0.137115</text:p>
          </table:table-cell>
          <table:table-cell table:number-columns-repeated="7"/>
        </table:table-row>
        <table:table-row table:style-name="ro1">
          <table:table-cell office:value-type="float" office:value="-0.67984" calcext:value-type="float">
            <text:p>-0.67984</text:p>
          </table:table-cell>
          <table:table-cell office:value-type="float" office:value="-0.0748596" calcext:value-type="float">
            <text:p>-0.0748596</text:p>
          </table:table-cell>
          <table:table-cell table:number-columns-repeated="7"/>
        </table:table-row>
        <table:table-row table:style-name="ro1">
          <table:table-cell office:value-type="float" office:value="-0.719727" calcext:value-type="float">
            <text:p>-0.719727</text:p>
          </table:table-cell>
          <table:table-cell office:value-type="float" office:value="-0.00515747" calcext:value-type="float">
            <text:p>-0.00515747</text:p>
          </table:table-cell>
          <table:table-cell table:number-columns-repeated="7"/>
        </table:table-row>
        <table:table-row table:style-name="ro1">
          <table:table-cell office:value-type="float" office:value="-0.750488" calcext:value-type="float">
            <text:p>-0.750488</text:p>
          </table:table-cell>
          <table:table-cell office:value-type="float" office:value="0.070343" calcext:value-type="float">
            <text:p>0.070343</text:p>
          </table:table-cell>
          <table:table-cell table:number-columns-repeated="7"/>
        </table:table-row>
        <table:table-row table:style-name="ro1">
          <table:table-cell office:value-type="float" office:value="-0.769592" calcext:value-type="float">
            <text:p>-0.769592</text:p>
          </table:table-cell>
          <table:table-cell office:value-type="float" office:value="0.148376" calcext:value-type="float">
            <text:p>0.148376</text:p>
          </table:table-cell>
          <table:table-cell table:number-columns-repeated="7"/>
        </table:table-row>
        <table:table-row table:style-name="ro1">
          <table:table-cell office:value-type="float" office:value="-0.779694" calcext:value-type="float">
            <text:p>-0.779694</text:p>
          </table:table-cell>
          <table:table-cell office:value-type="float" office:value="0.226532" calcext:value-type="float">
            <text:p>0.226532</text:p>
          </table:table-cell>
          <table:table-cell table:number-columns-repeated="7"/>
        </table:table-row>
        <table:table-row table:style-name="ro1">
          <table:table-cell office:value-type="float" office:value="-0.780121" calcext:value-type="float">
            <text:p>-0.780121</text:p>
          </table:table-cell>
          <table:table-cell office:value-type="float" office:value="0.302979" calcext:value-type="float">
            <text:p>0.302979</text:p>
          </table:table-cell>
          <table:table-cell table:number-columns-repeated="7"/>
        </table:table-row>
        <table:table-row table:style-name="ro1">
          <table:table-cell office:value-type="float" office:value="-0.770752" calcext:value-type="float">
            <text:p>-0.770752</text:p>
          </table:table-cell>
          <table:table-cell office:value-type="float" office:value="0.378815" calcext:value-type="float">
            <text:p>0.378815</text:p>
          </table:table-cell>
          <table:table-cell table:number-columns-repeated="7"/>
        </table:table-row>
        <table:table-row table:style-name="ro1">
          <table:table-cell office:value-type="float" office:value="-0.752716" calcext:value-type="float">
            <text:p>-0.752716</text:p>
          </table:table-cell>
          <table:table-cell office:value-type="float" office:value="0.450897" calcext:value-type="float">
            <text:p>0.450897</text:p>
          </table:table-cell>
          <table:table-cell table:number-columns-repeated="7"/>
        </table:table-row>
        <table:table-row table:style-name="ro1">
          <table:table-cell office:value-type="float" office:value="-0.726166" calcext:value-type="float">
            <text:p>-0.726166</text:p>
          </table:table-cell>
          <table:table-cell office:value-type="float" office:value="0.518921" calcext:value-type="float">
            <text:p>0.518921</text:p>
          </table:table-cell>
          <table:table-cell table:number-columns-repeated="7"/>
        </table:table-row>
        <table:table-row table:style-name="ro1">
          <table:table-cell office:value-type="float" office:value="-0.690857" calcext:value-type="float">
            <text:p>-0.690857</text:p>
          </table:table-cell>
          <table:table-cell office:value-type="float" office:value="0.580933" calcext:value-type="float">
            <text:p>0.580933</text:p>
          </table:table-cell>
          <table:table-cell table:number-columns-repeated="7"/>
        </table:table-row>
        <table:table-row table:style-name="ro1">
          <table:table-cell office:value-type="float" office:value="-0.648956" calcext:value-type="float">
            <text:p>-0.648956</text:p>
          </table:table-cell>
          <table:table-cell office:value-type="float" office:value="0.636627" calcext:value-type="float">
            <text:p>0.636627</text:p>
          </table:table-cell>
          <table:table-cell table:number-columns-repeated="7"/>
        </table:table-row>
        <table:table-row table:style-name="ro1">
          <table:table-cell office:value-type="float" office:value="-0.599365" calcext:value-type="float">
            <text:p>-0.599365</text:p>
          </table:table-cell>
          <table:table-cell office:value-type="float" office:value="0.686188" calcext:value-type="float">
            <text:p>0.686188</text:p>
          </table:table-cell>
          <table:table-cell table:number-columns-repeated="7"/>
        </table:table-row>
        <table:table-row table:style-name="ro1">
          <table:table-cell office:value-type="float" office:value="-0.543793" calcext:value-type="float">
            <text:p>-0.543793</text:p>
          </table:table-cell>
          <table:table-cell office:value-type="float" office:value="0.727936" calcext:value-type="float">
            <text:p>0.727936</text:p>
          </table:table-cell>
          <table:table-cell table:number-columns-repeated="7"/>
        </table:table-row>
        <table:table-row table:style-name="ro1">
          <table:table-cell office:value-type="float" office:value="-0.482666" calcext:value-type="float">
            <text:p>-0.482666</text:p>
          </table:table-cell>
          <table:table-cell office:value-type="float" office:value="0.761108" calcext:value-type="float">
            <text:p>0.761108</text:p>
          </table:table-cell>
          <table:table-cell table:number-columns-repeated="7"/>
        </table:table-row>
        <table:table-row table:style-name="ro1">
          <table:table-cell office:value-type="float" office:value="-0.41687" calcext:value-type="float">
            <text:p>-0.41687</text:p>
          </table:table-cell>
          <table:table-cell office:value-type="float" office:value="0.786682" calcext:value-type="float">
            <text:p>0.786682</text:p>
          </table:table-cell>
          <table:table-cell table:number-columns-repeated="7"/>
        </table:table-row>
        <table:table-row table:style-name="ro1">
          <table:table-cell office:value-type="float" office:value="-0.348663" calcext:value-type="float">
            <text:p>-0.348663</text:p>
          </table:table-cell>
          <table:table-cell office:value-type="float" office:value="0.80249" calcext:value-type="float">
            <text:p>0.80249</text:p>
          </table:table-cell>
          <table:table-cell table:number-columns-repeated="7"/>
        </table:table-row>
        <table:table-row table:style-name="ro1">
          <table:table-cell office:value-type="float" office:value="-0.27774" calcext:value-type="float">
            <text:p>-0.27774</text:p>
          </table:table-cell>
          <table:table-cell office:value-type="float" office:value="0.809631" calcext:value-type="float">
            <text:p>0.809631</text:p>
          </table:table-cell>
          <table:table-cell table:number-columns-repeated="7"/>
        </table:table-row>
        <table:table-row table:style-name="ro1">
          <table:table-cell office:value-type="float" office:value="-0.20636" calcext:value-type="float">
            <text:p>-0.20636</text:p>
          </table:table-cell>
          <table:table-cell office:value-type="float" office:value="0.807068" calcext:value-type="float">
            <text:p>0.807068</text:p>
          </table:table-cell>
          <table:table-cell table:number-columns-repeated="7"/>
        </table:table-row>
        <table:table-row table:style-name="ro1">
          <table:table-cell office:value-type="float" office:value="-0.135925" calcext:value-type="float">
            <text:p>-0.135925</text:p>
          </table:table-cell>
          <table:table-cell office:value-type="float" office:value="0.794952" calcext:value-type="float">
            <text:p>0.794952</text:p>
          </table:table-cell>
          <table:table-cell table:number-columns-repeated="7"/>
        </table:table-row>
        <table:table-row table:style-name="ro1">
          <table:table-cell office:value-type="float" office:value="-0.0673828" calcext:value-type="float">
            <text:p>-0.0673828</text:p>
          </table:table-cell>
          <table:table-cell office:value-type="float" office:value="0.774811" calcext:value-type="float">
            <text:p>0.774811</text:p>
          </table:table-cell>
          <table:table-cell table:number-columns-repeated="7"/>
        </table:table-row>
        <table:table-row table:style-name="ro1">
          <table:table-cell office:value-type="float" office:value="-0.00305176" calcext:value-type="float">
            <text:p>-0.00305176</text:p>
          </table:table-cell>
          <table:table-cell office:value-type="float" office:value="0.744507" calcext:value-type="float">
            <text:p>0.744507</text:p>
          </table:table-cell>
          <table:table-cell table:number-columns-repeated="7"/>
        </table:table-row>
        <table:table-row table:style-name="ro1">
          <table:table-cell office:value-type="float" office:value="0.0565186" calcext:value-type="float">
            <text:p>0.0565186</text:p>
          </table:table-cell>
          <table:table-cell office:value-type="float" office:value="0.70636" calcext:value-type="float">
            <text:p>0.70636</text:p>
          </table:table-cell>
          <table:table-cell table:number-columns-repeated="7"/>
        </table:table-row>
        <table:table-row table:style-name="ro1">
          <table:table-cell office:value-type="float" office:value="0.110809" calcext:value-type="float">
            <text:p>0.110809</text:p>
          </table:table-cell>
          <table:table-cell office:value-type="float" office:value="0.660034" calcext:value-type="float">
            <text:p>0.660034</text:p>
          </table:table-cell>
          <table:table-cell table:number-columns-repeated="7"/>
        </table:table-row>
        <table:table-row table:style-name="ro1">
          <table:table-cell office:value-type="float" office:value="0.15802" calcext:value-type="float">
            <text:p>0.15802</text:p>
          </table:table-cell>
          <table:table-cell office:value-type="float" office:value="0.606506" calcext:value-type="float">
            <text:p>0.606506</text:p>
          </table:table-cell>
          <table:table-cell table:number-columns-repeated="7"/>
        </table:table-row>
        <table:table-row table:style-name="ro1">
          <table:table-cell office:value-type="float" office:value="0.197113" calcext:value-type="float">
            <text:p>0.197113</text:p>
          </table:table-cell>
          <table:table-cell office:value-type="float" office:value="0.547424" calcext:value-type="float">
            <text:p>0.547424</text:p>
          </table:table-cell>
          <table:table-cell table:number-columns-repeated="7"/>
        </table:table-row>
        <table:table-row table:style-name="ro1">
          <table:table-cell office:value-type="float" office:value="0.226532" calcext:value-type="float">
            <text:p>0.226532</text:p>
          </table:table-cell>
          <table:table-cell office:value-type="float" office:value="0.482697" calcext:value-type="float">
            <text:p>0.482697</text:p>
          </table:table-cell>
          <table:table-cell table:number-columns-repeated="7"/>
        </table:table-row>
        <table:table-row table:style-name="ro1">
          <table:table-cell office:value-type="float" office:value="0.248474" calcext:value-type="float">
            <text:p>0.248474</text:p>
          </table:table-cell>
          <table:table-cell office:value-type="float" office:value="0.413605" calcext:value-type="float">
            <text:p>0.413605</text:p>
          </table:table-cell>
          <table:table-cell table:number-columns-repeated="7"/>
        </table:table-row>
        <table:table-row table:style-name="ro1">
          <table:table-cell office:value-type="float" office:value="0.259399" calcext:value-type="float">
            <text:p>0.259399</text:p>
          </table:table-cell>
          <table:table-cell office:value-type="float" office:value="0.342407" calcext:value-type="float">
            <text:p>0.342407</text:p>
          </table:table-cell>
          <table:table-cell table:number-columns-repeated="7"/>
        </table:table-row>
        <table:table-row table:style-name="ro1">
          <table:table-cell office:value-type="float" office:value="0.259247" calcext:value-type="float">
            <text:p>0.259247</text:p>
          </table:table-cell>
          <table:table-cell office:value-type="float" office:value="0.26886" calcext:value-type="float">
            <text:p>0.26886</text:p>
          </table:table-cell>
          <table:table-cell table:number-columns-repeated="7"/>
        </table:table-row>
        <table:table-row table:style-name="ro1">
          <table:table-cell office:value-type="float" office:value="0.248474" calcext:value-type="float">
            <text:p>0.248474</text:p>
          </table:table-cell>
          <table:table-cell office:value-type="float" office:value="0.194519" calcext:value-type="float">
            <text:p>0.194519</text:p>
          </table:table-cell>
          <table:table-cell table:number-columns-repeated="7"/>
        </table:table-row>
        <table:table-row table:style-name="ro1">
          <table:table-cell office:value-type="float" office:value="0.226898" calcext:value-type="float">
            <text:p>0.226898</text:p>
          </table:table-cell>
          <table:table-cell office:value-type="float" office:value="0.122467" calcext:value-type="float">
            <text:p>0.122467</text:p>
          </table:table-cell>
          <table:table-cell table:number-columns-repeated="7"/>
        </table:table-row>
        <table:table-row table:style-name="ro1">
          <table:table-cell office:value-type="float" office:value="0.194305" calcext:value-type="float">
            <text:p>0.194305</text:p>
          </table:table-cell>
          <table:table-cell office:value-type="float" office:value="0.0528564" calcext:value-type="float">
            <text:p>0.0528564</text:p>
          </table:table-cell>
          <table:table-cell table:number-columns-repeated="7"/>
        </table:table-row>
        <table:table-row table:style-name="ro1">
          <table:table-cell office:value-type="float" office:value="0.150848" calcext:value-type="float">
            <text:p>0.150848</text:p>
          </table:table-cell>
          <table:table-cell office:value-type="float" office:value="-0.0126343" calcext:value-type="float">
            <text:p>-0.0126343</text:p>
          </table:table-cell>
          <table:table-cell table:number-columns-repeated="7"/>
        </table:table-row>
        <table:table-row table:style-name="ro1">
          <table:table-cell office:value-type="float" office:value="0.0983887" calcext:value-type="float">
            <text:p>0.0983887</text:p>
          </table:table-cell>
          <table:table-cell office:value-type="float" office:value="-0.0735474" calcext:value-type="float">
            <text:p>-0.0735474</text:p>
          </table:table-cell>
          <table:table-cell table:number-columns-repeated="7"/>
        </table:table-row>
        <table:table-row table:style-name="ro1">
          <table:table-cell office:value-type="float" office:value="0.036438" calcext:value-type="float">
            <text:p>0.036438</text:p>
          </table:table-cell>
          <table:table-cell office:value-type="float" office:value="-0.126495" calcext:value-type="float">
            <text:p>-0.126495</text:p>
          </table:table-cell>
          <table:table-cell table:number-columns-repeated="7"/>
        </table:table-row>
        <table:table-row table:style-name="ro1">
          <table:table-cell office:value-type="float" office:value="-0.0334473" calcext:value-type="float">
            <text:p>-0.0334473</text:p>
          </table:table-cell>
          <table:table-cell office:value-type="float" office:value="-0.172546" calcext:value-type="float">
            <text:p>-0.172546</text:p>
          </table:table-cell>
          <table:table-cell table:number-columns-repeated="7"/>
        </table:table-row>
        <table:table-row table:style-name="ro1">
          <table:table-cell office:value-type="float" office:value="-0.109863" calcext:value-type="float">
            <text:p>-0.109863</text:p>
          </table:table-cell>
          <table:table-cell office:value-type="float" office:value="-0.20813" calcext:value-type="float">
            <text:p>-0.20813</text:p>
          </table:table-cell>
          <table:table-cell table:number-columns-repeated="7"/>
        </table:table-row>
        <table:table-row table:style-name="ro1">
          <table:table-cell office:value-type="float" office:value="-0.190674" calcext:value-type="float">
            <text:p>-0.190674</text:p>
          </table:table-cell>
          <table:table-cell office:value-type="float" office:value="-0.236359" calcext:value-type="float">
            <text:p>-0.236359</text:p>
          </table:table-cell>
          <table:table-cell table:number-columns-repeated="7"/>
        </table:table-row>
        <table:table-row table:style-name="ro1">
          <table:table-cell office:value-type="float" office:value="-0.273529" calcext:value-type="float">
            <text:p>-0.273529</text:p>
          </table:table-cell>
          <table:table-cell office:value-type="float" office:value="-0.240753" calcext:value-type="float">
            <text:p>-0.240753</text:p>
          </table:table-cell>
          <table:table-cell table:number-columns-repeated="7"/>
        </table:table-row>
        <table:table-row table:style-name="ro1">
          <table:table-cell office:value-type="float" office:value="-0.358521" calcext:value-type="float">
            <text:p>-0.358521</text:p>
          </table:table-cell>
          <table:table-cell office:value-type="float" office:value="-0.253632" calcext:value-type="float">
            <text:p>-0.253632</text:p>
          </table:table-cell>
          <table:table-cell table:number-columns-repeated="7"/>
        </table:table-row>
        <table:table-row table:style-name="ro1">
          <table:table-cell office:value-type="float" office:value="-0.443604" calcext:value-type="float">
            <text:p>-0.443604</text:p>
          </table:table-cell>
          <table:table-cell office:value-type="float" office:value="-0.250488" calcext:value-type="float">
            <text:p>-0.250488</text:p>
          </table:table-cell>
          <table:table-cell table:number-columns-repeated="7"/>
        </table:table-row>
        <table:table-row table:style-name="ro1">
          <table:table-cell office:value-type="float" office:value="-0.52002" calcext:value-type="float">
            <text:p>-0.52002</text:p>
          </table:table-cell>
          <table:table-cell office:value-type="float" office:value="-0.221466" calcext:value-type="float">
            <text:p>-0.221466</text:p>
          </table:table-cell>
          <table:table-cell table:number-columns-repeated="7"/>
        </table:table-row>
        <table:table-row table:style-name="ro1">
          <table:table-cell office:value-type="float" office:value="-0.593994" calcext:value-type="float">
            <text:p>-0.593994</text:p>
          </table:table-cell>
          <table:table-cell office:value-type="float" office:value="-0.192963" calcext:value-type="float">
            <text:p>-0.192963</text:p>
          </table:table-cell>
          <table:table-cell table:number-columns-repeated="7"/>
        </table:table-row>
        <table:table-row table:style-name="ro1">
          <table:table-cell office:value-type="float" office:value="-0.662476" calcext:value-type="float">
            <text:p>-0.662476</text:p>
          </table:table-cell>
          <table:table-cell office:value-type="float" office:value="-0.145905" calcext:value-type="float">
            <text:p>-0.145905</text:p>
          </table:table-cell>
          <table:table-cell table:number-columns-repeated="7"/>
        </table:table-row>
        <table:table-row table:style-name="ro1">
          <table:table-cell office:value-type="float" office:value="-0.720032" calcext:value-type="float">
            <text:p>-0.720032</text:p>
          </table:table-cell>
          <table:table-cell office:value-type="float" office:value="-0.0921326" calcext:value-type="float">
            <text:p>-0.0921326</text:p>
          </table:table-cell>
          <table:table-cell table:number-columns-repeated="7"/>
        </table:table-row>
        <table:table-row table:style-name="ro1">
          <table:table-cell office:value-type="float" office:value="-0.771667" calcext:value-type="float">
            <text:p>-0.771667</text:p>
          </table:table-cell>
          <table:table-cell office:value-type="float" office:value="-0.0246277" calcext:value-type="float">
            <text:p>-0.0246277</text:p>
          </table:table-cell>
          <table:table-cell table:number-columns-repeated="7"/>
        </table:table-row>
        <table:table-row table:style-name="ro1">
          <table:table-cell office:value-type="float" office:value="-0.812561" calcext:value-type="float">
            <text:p>-0.812561</text:p>
          </table:table-cell>
          <table:table-cell office:value-type="float" office:value="0.0501709" calcext:value-type="float">
            <text:p>0.0501709</text:p>
          </table:table-cell>
          <table:table-cell table:number-columns-repeated="7"/>
        </table:table-row>
        <table:table-row table:style-name="ro1">
          <table:table-cell office:value-type="float" office:value="-0.844025" calcext:value-type="float">
            <text:p>-0.844025</text:p>
          </table:table-cell>
          <table:table-cell office:value-type="float" office:value="0.131104" calcext:value-type="float">
            <text:p>0.131104</text:p>
          </table:table-cell>
          <table:table-cell table:number-columns-repeated="7"/>
        </table:table-row>
        <table:table-row table:style-name="ro1">
          <table:table-cell office:value-type="float" office:value="-0.864899" calcext:value-type="float">
            <text:p>-0.864899</text:p>
          </table:table-cell>
          <table:table-cell office:value-type="float" office:value="0.216797" calcext:value-type="float">
            <text:p>0.216797</text:p>
          </table:table-cell>
          <table:table-cell table:number-columns-repeated="7"/>
        </table:table-row>
        <table:table-row table:style-name="ro1">
          <table:table-cell office:value-type="float" office:value="-0.874939" calcext:value-type="float">
            <text:p>-0.874939</text:p>
          </table:table-cell>
          <table:table-cell office:value-type="float" office:value="0.303741" calcext:value-type="float">
            <text:p>0.303741</text:p>
          </table:table-cell>
          <table:table-cell table:number-columns-repeated="7"/>
        </table:table-row>
        <table:table-row table:style-name="ro1">
          <table:table-cell office:value-type="float" office:value="-0.87323" calcext:value-type="float">
            <text:p>-0.87323</text:p>
          </table:table-cell>
          <table:table-cell office:value-type="float" office:value="0.392334" calcext:value-type="float">
            <text:p>0.392334</text:p>
          </table:table-cell>
          <table:table-cell table:number-columns-repeated="7"/>
        </table:table-row>
        <table:table-row table:style-name="ro1">
          <table:table-cell office:value-type="float" office:value="-0.86145" calcext:value-type="float">
            <text:p>-0.86145</text:p>
          </table:table-cell>
          <table:table-cell office:value-type="float" office:value="0.48053" calcext:value-type="float">
            <text:p>0.48053</text:p>
          </table:table-cell>
          <table:table-cell table:number-columns-repeated="7"/>
        </table:table-row>
        <table:table-row table:style-name="ro1">
          <table:table-cell office:value-type="float" office:value="-0.840027" calcext:value-type="float">
            <text:p>-0.840027</text:p>
          </table:table-cell>
          <table:table-cell office:value-type="float" office:value="0.564423" calcext:value-type="float">
            <text:p>0.564423</text:p>
          </table:table-cell>
          <table:table-cell table:number-columns-repeated="7"/>
        </table:table-row>
        <table:table-row table:style-name="ro1">
          <table:table-cell office:value-type="float" office:value="-0.806702" calcext:value-type="float">
            <text:p>-0.806702</text:p>
          </table:table-cell>
          <table:table-cell office:value-type="float" office:value="0.642456" calcext:value-type="float">
            <text:p>0.642456</text:p>
          </table:table-cell>
          <table:table-cell table:number-columns-repeated="7"/>
        </table:table-row>
        <table:table-row table:style-name="ro1">
          <table:table-cell office:value-type="float" office:value="-0.76416" calcext:value-type="float">
            <text:p>-0.76416</text:p>
          </table:table-cell>
          <table:table-cell office:value-type="float" office:value="0.715546" calcext:value-type="float">
            <text:p>0.715546</text:p>
          </table:table-cell>
          <table:table-cell table:number-columns-repeated="7"/>
        </table:table-row>
        <table:table-row table:style-name="ro1">
          <table:table-cell office:value-type="float" office:value="-0.711334" calcext:value-type="float">
            <text:p>-0.711334</text:p>
          </table:table-cell>
          <table:table-cell office:value-type="float" office:value="0.782043" calcext:value-type="float">
            <text:p>0.782043</text:p>
          </table:table-cell>
          <table:table-cell table:number-columns-repeated="7"/>
        </table:table-row>
        <table:table-row table:style-name="ro1">
          <table:table-cell office:value-type="float" office:value="-0.649139" calcext:value-type="float">
            <text:p>-0.649139</text:p>
          </table:table-cell>
          <table:table-cell office:value-type="float" office:value="0.840424" calcext:value-type="float">
            <text:p>0.840424</text:p>
          </table:table-cell>
          <table:table-cell table:number-columns-repeated="7"/>
        </table:table-row>
        <table:table-row table:style-name="ro1">
          <table:table-cell office:value-type="float" office:value="-0.577759" calcext:value-type="float">
            <text:p>-0.577759</text:p>
          </table:table-cell>
          <table:table-cell office:value-type="float" office:value="0.888245" calcext:value-type="float">
            <text:p>0.888245</text:p>
          </table:table-cell>
          <table:table-cell table:number-columns-repeated="7"/>
        </table:table-row>
        <table:table-row table:style-name="ro1">
          <table:table-cell office:value-type="float" office:value="-0.498322" calcext:value-type="float">
            <text:p>-0.498322</text:p>
          </table:table-cell>
          <table:table-cell office:value-type="float" office:value="0.925446" calcext:value-type="float">
            <text:p>0.925446</text:p>
          </table:table-cell>
          <table:table-cell table:number-columns-repeated="7"/>
        </table:table-row>
        <table:table-row table:style-name="ro1">
          <table:table-cell office:value-type="float" office:value="-0.412994" calcext:value-type="float">
            <text:p>-0.412994</text:p>
          </table:table-cell>
          <table:table-cell office:value-type="float" office:value="0.951691" calcext:value-type="float">
            <text:p>0.951691</text:p>
          </table:table-cell>
          <table:table-cell table:number-columns-repeated="7"/>
        </table:table-row>
        <table:table-row table:style-name="ro1">
          <table:table-cell office:value-type="float" office:value="-0.322968" calcext:value-type="float">
            <text:p>-0.322968</text:p>
          </table:table-cell>
          <table:table-cell office:value-type="float" office:value="0.967041" calcext:value-type="float">
            <text:p>0.967041</text:p>
          </table:table-cell>
          <table:table-cell table:number-columns-repeated="7"/>
        </table:table-row>
        <table:table-row table:style-name="ro1">
          <table:table-cell office:value-type="float" office:value="-0.230804" calcext:value-type="float">
            <text:p>-0.230804</text:p>
          </table:table-cell>
          <table:table-cell office:value-type="float" office:value="0.970276" calcext:value-type="float">
            <text:p>0.970276</text:p>
          </table:table-cell>
          <table:table-cell table:number-columns-repeated="7"/>
        </table:table-row>
        <table:table-row table:style-name="ro1">
          <table:table-cell office:value-type="float" office:value="-0.138306" calcext:value-type="float">
            <text:p>-0.138306</text:p>
          </table:table-cell>
          <table:table-cell office:value-type="float" office:value="0.960541" calcext:value-type="float">
            <text:p>0.960541</text:p>
          </table:table-cell>
          <table:table-cell table:number-columns-repeated="7"/>
        </table:table-row>
        <table:table-row table:style-name="ro1">
          <table:table-cell office:value-type="float" office:value="-0.046814" calcext:value-type="float">
            <text:p>-0.046814</text:p>
          </table:table-cell>
          <table:table-cell office:value-type="float" office:value="0.937195" calcext:value-type="float">
            <text:p>0.937195</text:p>
          </table:table-cell>
          <table:table-cell table:number-columns-repeated="7"/>
        </table:table-row>
        <table:table-row table:style-name="ro1">
          <table:table-cell office:value-type="float" office:value="0.0400696" calcext:value-type="float">
            <text:p>0.0400696</text:p>
          </table:table-cell>
          <table:table-cell office:value-type="float" office:value="0.902679" calcext:value-type="float">
            <text:p>0.902679</text:p>
          </table:table-cell>
          <table:table-cell table:number-columns-repeated="7"/>
        </table:table-row>
        <table:table-row table:style-name="ro1">
          <table:table-cell office:value-type="float" office:value="0.120972" calcext:value-type="float">
            <text:p>0.120972</text:p>
          </table:table-cell>
          <table:table-cell office:value-type="float" office:value="0.856201" calcext:value-type="float">
            <text:p>0.856201</text:p>
          </table:table-cell>
          <table:table-cell table:number-columns-repeated="7"/>
        </table:table-row>
        <table:table-row table:style-name="ro1">
          <table:table-cell office:value-type="float" office:value="0.196442" calcext:value-type="float">
            <text:p>0.196442</text:p>
          </table:table-cell>
          <table:table-cell office:value-type="float" office:value="0.797974" calcext:value-type="float">
            <text:p>0.797974</text:p>
          </table:table-cell>
          <table:table-cell table:number-columns-repeated="7"/>
        </table:table-row>
        <table:table-row table:style-name="ro1">
          <table:table-cell office:value-type="float" office:value="0.260529" calcext:value-type="float">
            <text:p>0.260529</text:p>
          </table:table-cell>
          <table:table-cell office:value-type="float" office:value="0.731262" calcext:value-type="float">
            <text:p>0.731262</text:p>
          </table:table-cell>
          <table:table-cell table:number-columns-repeated="7"/>
        </table:table-row>
        <table:table-row table:style-name="ro1">
          <table:table-cell office:value-type="float" office:value="0.31546" calcext:value-type="float">
            <text:p>0.31546</text:p>
          </table:table-cell>
          <table:table-cell office:value-type="float" office:value="0.654266" calcext:value-type="float">
            <text:p>0.654266</text:p>
          </table:table-cell>
          <table:table-cell table:number-columns-repeated="7"/>
        </table:table-row>
        <table:table-row table:style-name="ro1">
          <table:table-cell office:value-type="float" office:value="0.358978" calcext:value-type="float">
            <text:p>0.358978</text:p>
          </table:table-cell>
          <table:table-cell office:value-type="float" office:value="0.570923" calcext:value-type="float">
            <text:p>0.570923</text:p>
          </table:table-cell>
          <table:table-cell table:number-columns-repeated="7"/>
        </table:table-row>
        <table:table-row table:style-name="ro1">
          <table:table-cell office:value-type="float" office:value="0.387848" calcext:value-type="float">
            <text:p>0.387848</text:p>
          </table:table-cell>
          <table:table-cell office:value-type="float" office:value="0.481628" calcext:value-type="float">
            <text:p>0.481628</text:p>
          </table:table-cell>
          <table:table-cell table:number-columns-repeated="7"/>
        </table:table-row>
        <table:table-row table:style-name="ro1">
          <table:table-cell office:value-type="float" office:value="0.401733" calcext:value-type="float">
            <text:p>0.401733</text:p>
          </table:table-cell>
          <table:table-cell office:value-type="float" office:value="0.387543" calcext:value-type="float">
            <text:p>0.387543</text:p>
          </table:table-cell>
          <table:table-cell table:number-columns-repeated="7"/>
        </table:table-row>
        <table:table-row table:style-name="ro1">
          <table:table-cell office:value-type="float" office:value="0.40509" calcext:value-type="float">
            <text:p>0.40509</text:p>
          </table:table-cell>
          <table:table-cell office:value-type="float" office:value="0.291565" calcext:value-type="float">
            <text:p>0.291565</text:p>
          </table:table-cell>
          <table:table-cell table:number-columns-repeated="7"/>
        </table:table-row>
        <table:table-row table:style-name="ro1">
          <table:table-cell office:value-type="float" office:value="0.393433" calcext:value-type="float">
            <text:p>0.393433</text:p>
          </table:table-cell>
          <table:table-cell office:value-type="float" office:value="0.196014" calcext:value-type="float">
            <text:p>0.196014</text:p>
          </table:table-cell>
          <table:table-cell table:number-columns-repeated="7"/>
        </table:table-row>
        <table:table-row table:style-name="ro1">
          <table:table-cell office:value-type="float" office:value="0.364136" calcext:value-type="float">
            <text:p>0.364136</text:p>
          </table:table-cell>
          <table:table-cell office:value-type="float" office:value="0.102905" calcext:value-type="float">
            <text:p>0.102905</text:p>
          </table:table-cell>
          <table:table-cell table:number-columns-repeated="7"/>
        </table:table-row>
        <table:table-row table:style-name="ro1">
          <table:table-cell office:value-type="float" office:value="0.323578" calcext:value-type="float">
            <text:p>0.323578</text:p>
          </table:table-cell>
          <table:table-cell office:value-type="float" office:value="0.0140076" calcext:value-type="float">
            <text:p>0.0140076</text:p>
          </table:table-cell>
          <table:table-cell table:number-columns-repeated="7"/>
        </table:table-row>
        <table:table-row table:style-name="ro1">
          <table:table-cell office:value-type="float" office:value="0.267761" calcext:value-type="float">
            <text:p>0.267761</text:p>
          </table:table-cell>
          <table:table-cell office:value-type="float" office:value="-0.0683899" calcext:value-type="float">
            <text:p>-0.0683899</text:p>
          </table:table-cell>
          <table:table-cell table:number-columns-repeated="7"/>
        </table:table-row>
        <table:table-row table:style-name="ro1">
          <table:table-cell office:value-type="float" office:value="0.198975" calcext:value-type="float">
            <text:p>0.198975</text:p>
          </table:table-cell>
          <table:table-cell office:value-type="float" office:value="-0.144623" calcext:value-type="float">
            <text:p>-0.144623</text:p>
          </table:table-cell>
          <table:table-cell table:number-columns-repeated="7"/>
        </table:table-row>
        <table:table-row table:style-name="ro1">
          <table:table-cell office:value-type="float" office:value="0.120514" calcext:value-type="float">
            <text:p>0.120514</text:p>
          </table:table-cell>
          <table:table-cell office:value-type="float" office:value="-0.210358" calcext:value-type="float">
            <text:p>-0.210358</text:p>
          </table:table-cell>
          <table:table-cell table:number-columns-repeated="7"/>
        </table:table-row>
        <table:table-row table:style-name="ro1">
          <table:table-cell office:value-type="float" office:value="0.032074" calcext:value-type="float">
            <text:p>0.032074</text:p>
          </table:table-cell>
          <table:table-cell office:value-type="float" office:value="-0.265045" calcext:value-type="float">
            <text:p>-0.265045</text:p>
          </table:table-cell>
          <table:table-cell table:number-columns-repeated="7"/>
        </table:table-row>
        <table:table-row table:style-name="ro1">
          <table:table-cell office:value-type="float" office:value="-0.0636902" calcext:value-type="float">
            <text:p>-0.0636902</text:p>
          </table:table-cell>
          <table:table-cell office:value-type="float" office:value="-0.308472" calcext:value-type="float">
            <text:p>-0.308472</text:p>
          </table:table-cell>
          <table:table-cell table:number-columns-repeated="7"/>
        </table:table-row>
        <table:table-row table:style-name="ro1">
          <table:table-cell office:value-type="float" office:value="-0.164001" calcext:value-type="float">
            <text:p>-0.164001</text:p>
          </table:table-cell>
          <table:table-cell office:value-type="float" office:value="-0.337128" calcext:value-type="float">
            <text:p>-0.337128</text:p>
          </table:table-cell>
          <table:table-cell table:number-columns-repeated="7"/>
        </table:table-row>
        <table:table-row table:style-name="ro1">
          <table:table-cell office:value-type="float" office:value="-0.265442" calcext:value-type="float">
            <text:p>-0.265442</text:p>
          </table:table-cell>
          <table:table-cell office:value-type="float" office:value="-0.352264" calcext:value-type="float">
            <text:p>-0.352264</text:p>
          </table:table-cell>
          <table:table-cell table:number-columns-repeated="7"/>
        </table:table-row>
        <table:table-row table:style-name="ro1">
          <table:table-cell office:value-type="float" office:value="-0.365875" calcext:value-type="float">
            <text:p>-0.365875</text:p>
          </table:table-cell>
          <table:table-cell office:value-type="float" office:value="-0.351776" calcext:value-type="float">
            <text:p>-0.351776</text:p>
          </table:table-cell>
          <table:table-cell table:number-columns-repeated="7"/>
        </table:table-row>
        <table:table-row table:style-name="ro1">
          <table:table-cell office:value-type="float" office:value="-0.462158" calcext:value-type="float">
            <text:p>-0.462158</text:p>
          </table:table-cell>
          <table:table-cell office:value-type="float" office:value="-0.338562" calcext:value-type="float">
            <text:p>-0.338562</text:p>
          </table:table-cell>
          <table:table-cell table:number-columns-repeated="7"/>
        </table:table-row>
        <table:table-row table:style-name="ro1">
          <table:table-cell office:value-type="float" office:value="-0.551941" calcext:value-type="float">
            <text:p>-0.551941</text:p>
          </table:table-cell>
          <table:table-cell office:value-type="float" office:value="-0.309937" calcext:value-type="float">
            <text:p>-0.309937</text:p>
          </table:table-cell>
          <table:table-cell table:number-columns-repeated="7"/>
        </table:table-row>
        <table:table-row table:style-name="ro1">
          <table:table-cell office:value-type="float" office:value="-0.634521" calcext:value-type="float">
            <text:p>-0.634521</text:p>
          </table:table-cell>
          <table:table-cell office:value-type="float" office:value="-0.269012" calcext:value-type="float">
            <text:p>-0.269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707916" calcext:value-type="float">
            <text:p>-0.707916</text:p>
          </table:table-cell>
          <table:table-cell office:value-type="float" office:value="-0.214722" calcext:value-type="float">
            <text:p>-0.214722</text:p>
          </table:table-cell>
          <table:table-cell table:number-columns-repeated="7"/>
        </table:table-row>
        <table:table-row table:style-name="ro1">
          <table:table-cell office:value-type="float" office:value="-0.772644" calcext:value-type="float">
            <text:p>-0.772644</text:p>
          </table:table-cell>
          <table:table-cell office:value-type="float" office:value="-0.153351" calcext:value-type="float">
            <text:p>-0.153351</text:p>
          </table:table-cell>
          <table:table-cell table:number-columns-repeated="7"/>
        </table:table-row>
        <table:table-row table:style-name="ro1">
          <table:table-cell office:value-type="float" office:value="-0.827332" calcext:value-type="float">
            <text:p>-0.827332</text:p>
          </table:table-cell>
          <table:table-cell office:value-type="float" office:value="-0.082489" calcext:value-type="float">
            <text:p>-0.082489</text:p>
          </table:table-cell>
          <table:table-cell table:number-columns-repeated="7"/>
        </table:table-row>
        <table:table-row table:style-name="ro1">
          <table:table-cell office:value-type="float" office:value="-0.868439" calcext:value-type="float">
            <text:p>-0.868439</text:p>
          </table:table-cell>
          <table:table-cell office:value-type="float" office:value="0.0071106" calcext:value-type="float">
            <text:p>0.0071106</text:p>
          </table:table-cell>
          <table:table-cell table:number-columns-repeated="7"/>
        </table:table-row>
        <table:table-row table:style-name="ro1">
          <table:table-cell office:value-type="float" office:value="-0.900513" calcext:value-type="float">
            <text:p>-0.900513</text:p>
          </table:table-cell>
          <table:table-cell office:value-type="float" office:value="0.0966492" calcext:value-type="float">
            <text:p>0.0966492</text:p>
          </table:table-cell>
          <table:table-cell table:number-columns-repeated="7"/>
        </table:table-row>
        <table:table-row table:style-name="ro1">
          <table:table-cell office:value-type="float" office:value="-0.921051" calcext:value-type="float">
            <text:p>-0.921051</text:p>
          </table:table-cell>
          <table:table-cell office:value-type="float" office:value="0.191498" calcext:value-type="float">
            <text:p>0.191498</text:p>
          </table:table-cell>
          <table:table-cell table:number-columns-repeated="7"/>
        </table:table-row>
        <table:table-row table:style-name="ro1">
          <table:table-cell office:value-type="float" office:value="-0.929016" calcext:value-type="float">
            <text:p>-0.929016</text:p>
          </table:table-cell>
          <table:table-cell office:value-type="float" office:value="0.288483" calcext:value-type="float">
            <text:p>0.288483</text:p>
          </table:table-cell>
          <table:table-cell table:number-columns-repeated="7"/>
        </table:table-row>
        <table:table-row table:style-name="ro1">
          <table:table-cell office:value-type="float" office:value="-0.92572" calcext:value-type="float">
            <text:p>-0.92572</text:p>
          </table:table-cell>
          <table:table-cell office:value-type="float" office:value="0.383148" calcext:value-type="float">
            <text:p>0.383148</text:p>
          </table:table-cell>
          <table:table-cell table:number-columns-repeated="7"/>
        </table:table-row>
        <table:table-row table:style-name="ro1">
          <table:table-cell office:value-type="float" office:value="-0.91037" calcext:value-type="float">
            <text:p>-0.91037</text:p>
          </table:table-cell>
          <table:table-cell office:value-type="float" office:value="0.475311" calcext:value-type="float">
            <text:p>0.475311</text:p>
          </table:table-cell>
          <table:table-cell table:number-columns-repeated="7"/>
        </table:table-row>
        <table:table-row table:style-name="ro1">
          <table:table-cell office:value-type="float" office:value="-0.885773" calcext:value-type="float">
            <text:p>-0.885773</text:p>
          </table:table-cell>
          <table:table-cell office:value-type="float" office:value="0.563477" calcext:value-type="float">
            <text:p>0.563477</text:p>
          </table:table-cell>
          <table:table-cell table:number-columns-repeated="7"/>
        </table:table-row>
        <table:table-row table:style-name="ro1">
          <table:table-cell office:value-type="float" office:value="-0.850555" calcext:value-type="float">
            <text:p>-0.850555</text:p>
          </table:table-cell>
          <table:table-cell office:value-type="float" office:value="0.645966" calcext:value-type="float">
            <text:p>0.645966</text:p>
          </table:table-cell>
          <table:table-cell table:number-columns-repeated="7"/>
        </table:table-row>
        <table:table-row table:style-name="ro1">
          <table:table-cell office:value-type="float" office:value="-0.804443" calcext:value-type="float">
            <text:p>-0.804443</text:p>
          </table:table-cell>
          <table:table-cell office:value-type="float" office:value="0.720917" calcext:value-type="float">
            <text:p>0.720917</text:p>
          </table:table-cell>
          <table:table-cell table:number-columns-repeated="7"/>
        </table:table-row>
        <table:table-row table:style-name="ro1">
          <table:table-cell office:value-type="float" office:value="-0.748779" calcext:value-type="float">
            <text:p>-0.748779</text:p>
          </table:table-cell>
          <table:table-cell office:value-type="float" office:value="0.787689" calcext:value-type="float">
            <text:p>0.787689</text:p>
          </table:table-cell>
          <table:table-cell table:number-columns-repeated="7"/>
        </table:table-row>
        <table:table-row table:style-name="ro1">
          <table:table-cell office:value-type="float" office:value="-0.683411" calcext:value-type="float">
            <text:p>-0.683411</text:p>
          </table:table-cell>
          <table:table-cell office:value-type="float" office:value="0.846527" calcext:value-type="float">
            <text:p>0.846527</text:p>
          </table:table-cell>
          <table:table-cell table:number-columns-repeated="7"/>
        </table:table-row>
        <table:table-row table:style-name="ro1">
          <table:table-cell office:value-type="float" office:value="-0.609528" calcext:value-type="float">
            <text:p>-0.609528</text:p>
          </table:table-cell>
          <table:table-cell office:value-type="float" office:value="0.896271" calcext:value-type="float">
            <text:p>0.896271</text:p>
          </table:table-cell>
          <table:table-cell table:number-columns-repeated="7"/>
        </table:table-row>
        <table:table-row table:style-name="ro1">
          <table:table-cell office:value-type="float" office:value="-0.528564" calcext:value-type="float">
            <text:p>-0.528564</text:p>
          </table:table-cell>
          <table:table-cell office:value-type="float" office:value="0.935883" calcext:value-type="float">
            <text:p>0.935883</text:p>
          </table:table-cell>
          <table:table-cell table:number-columns-repeated="7"/>
        </table:table-row>
        <table:table-row table:style-name="ro1">
          <table:table-cell office:value-type="float" office:value="-0.441559" calcext:value-type="float">
            <text:p>-0.441559</text:p>
          </table:table-cell>
          <table:table-cell office:value-type="float" office:value="0.96286" calcext:value-type="float">
            <text:p>0.96286</text:p>
          </table:table-cell>
          <table:table-cell table:number-columns-repeated="7"/>
        </table:table-row>
        <table:table-row table:style-name="ro1">
          <table:table-cell office:value-type="float" office:value="-0.349762" calcext:value-type="float">
            <text:p>-0.349762</text:p>
          </table:table-cell>
          <table:table-cell office:value-type="float" office:value="0.977356" calcext:value-type="float">
            <text:p>0.977356</text:p>
          </table:table-cell>
          <table:table-cell table:number-columns-repeated="7"/>
        </table:table-row>
        <table:table-row table:style-name="ro1">
          <table:table-cell office:value-type="float" office:value="-0.256195" calcext:value-type="float">
            <text:p>-0.256195</text:p>
          </table:table-cell>
          <table:table-cell office:value-type="float" office:value="0.980713" calcext:value-type="float">
            <text:p>0.980713</text:p>
          </table:table-cell>
          <table:table-cell table:number-columns-repeated="7"/>
        </table:table-row>
        <table:table-row table:style-name="ro1">
          <table:table-cell office:value-type="float" office:value="-0.160889" calcext:value-type="float">
            <text:p>-0.160889</text:p>
          </table:table-cell>
          <table:table-cell office:value-type="float" office:value="0.971008" calcext:value-type="float">
            <text:p>0.971008</text:p>
          </table:table-cell>
          <table:table-cell table:number-columns-repeated="7"/>
        </table:table-row>
        <table:table-row table:style-name="ro1">
          <table:table-cell office:value-type="float" office:value="-0.0687866" calcext:value-type="float">
            <text:p>-0.0687866</text:p>
          </table:table-cell>
          <table:table-cell office:value-type="float" office:value="0.949677" calcext:value-type="float">
            <text:p>0.949677</text:p>
          </table:table-cell>
          <table:table-cell table:number-columns-repeated="7"/>
        </table:table-row>
        <table:table-row table:style-name="ro1">
          <table:table-cell office:value-type="float" office:value="0.0192261" calcext:value-type="float">
            <text:p>0.0192261</text:p>
          </table:table-cell>
          <table:table-cell office:value-type="float" office:value="0.915009" calcext:value-type="float">
            <text:p>0.915009</text:p>
          </table:table-cell>
          <table:table-cell table:number-columns-repeated="7"/>
        </table:table-row>
        <table:table-row table:style-name="ro1">
          <table:table-cell office:value-type="float" office:value="0.102661" calcext:value-type="float">
            <text:p>0.102661</text:p>
          </table:table-cell>
          <table:table-cell office:value-type="float" office:value="0.869293" calcext:value-type="float">
            <text:p>0.869293</text:p>
          </table:table-cell>
          <table:table-cell table:number-columns-repeated="7"/>
        </table:table-row>
        <table:table-row table:style-name="ro1">
          <table:table-cell office:value-type="float" office:value="0.180389" calcext:value-type="float">
            <text:p>0.180389</text:p>
          </table:table-cell>
          <table:table-cell office:value-type="float" office:value="0.812958" calcext:value-type="float">
            <text:p>0.812958</text:p>
          </table:table-cell>
          <table:table-cell table:number-columns-repeated="7"/>
        </table:table-row>
        <table:table-row table:style-name="ro1">
          <table:table-cell office:value-type="float" office:value="0.246368" calcext:value-type="float">
            <text:p>0.246368</text:p>
          </table:table-cell>
          <table:table-cell office:value-type="float" office:value="0.745789" calcext:value-type="float">
            <text:p>0.745789</text:p>
          </table:table-cell>
          <table:table-cell table:number-columns-repeated="7"/>
        </table:table-row>
        <table:table-row table:style-name="ro1">
          <table:table-cell office:value-type="float" office:value="0.302551" calcext:value-type="float">
            <text:p>0.302551</text:p>
          </table:table-cell>
          <table:table-cell office:value-type="float" office:value="0.670441" calcext:value-type="float">
            <text:p>0.670441</text:p>
          </table:table-cell>
          <table:table-cell table:number-columns-repeated="7"/>
        </table:table-row>
        <table:table-row table:style-name="ro1">
          <table:table-cell office:value-type="float" office:value="0.347351" calcext:value-type="float">
            <text:p>0.347351</text:p>
          </table:table-cell>
          <table:table-cell office:value-type="float" office:value="0.588013" calcext:value-type="float">
            <text:p>0.588013</text:p>
          </table:table-cell>
          <table:table-cell table:number-columns-repeated="7"/>
        </table:table-row>
        <table:table-row table:style-name="ro1">
          <table:table-cell office:value-type="float" office:value="0.378296" calcext:value-type="float">
            <text:p>0.378296</text:p>
          </table:table-cell>
          <table:table-cell office:value-type="float" office:value="0.498596" calcext:value-type="float">
            <text:p>0.498596</text:p>
          </table:table-cell>
          <table:table-cell table:number-columns-repeated="7"/>
        </table:table-row>
        <table:table-row table:style-name="ro1">
          <table:table-cell office:value-type="float" office:value="0.393616" calcext:value-type="float">
            <text:p>0.393616</text:p>
          </table:table-cell>
          <table:table-cell office:value-type="float" office:value="0.406342" calcext:value-type="float">
            <text:p>0.406342</text:p>
          </table:table-cell>
          <table:table-cell table:number-columns-repeated="7"/>
        </table:table-row>
        <table:table-row table:style-name="ro1">
          <table:table-cell office:value-type="float" office:value="0.395966" calcext:value-type="float">
            <text:p>0.395966</text:p>
          </table:table-cell>
          <table:table-cell office:value-type="float" office:value="0.312408" calcext:value-type="float">
            <text:p>0.312408</text:p>
          </table:table-cell>
          <table:table-cell table:number-columns-repeated="7"/>
        </table:table-row>
        <table:table-row table:style-name="ro1">
          <table:table-cell office:value-type="float" office:value="0.385742" calcext:value-type="float">
            <text:p>0.385742</text:p>
          </table:table-cell>
          <table:table-cell office:value-type="float" office:value="0.218933" calcext:value-type="float">
            <text:p>0.218933</text:p>
          </table:table-cell>
          <table:table-cell table:number-columns-repeated="7"/>
        </table:table-row>
        <table:table-row table:style-name="ro1">
          <table:table-cell office:value-type="float" office:value="0.360077" calcext:value-type="float">
            <text:p>0.360077</text:p>
          </table:table-cell>
          <table:table-cell office:value-type="float" office:value="0.128021" calcext:value-type="float">
            <text:p>0.128021</text:p>
          </table:table-cell>
          <table:table-cell table:number-columns-repeated="7"/>
        </table:table-row>
        <table:table-row table:style-name="ro1">
          <table:table-cell office:value-type="float" office:value="0.316406" calcext:value-type="float">
            <text:p>0.316406</text:p>
          </table:table-cell>
          <table:table-cell office:value-type="float" office:value="0.0429382" calcext:value-type="float">
            <text:p>0.0429382</text:p>
          </table:table-cell>
          <table:table-cell table:number-columns-repeated="7"/>
        </table:table-row>
        <table:table-row table:style-name="ro1">
          <table:table-cell office:value-type="float" office:value="0.26474" calcext:value-type="float">
            <text:p>0.26474</text:p>
          </table:table-cell>
          <table:table-cell office:value-type="float" office:value="-0.0383911" calcext:value-type="float">
            <text:p>-0.0383911</text:p>
          </table:table-cell>
          <table:table-cell table:number-columns-repeated="7"/>
        </table:table-row>
        <table:table-row table:style-name="ro1">
          <table:table-cell office:value-type="float" office:value="0.200928" calcext:value-type="float">
            <text:p>0.200928</text:p>
          </table:table-cell>
          <table:table-cell office:value-type="float" office:value="-0.109406" calcext:value-type="float">
            <text:p>-0.109406</text:p>
          </table:table-cell>
          <table:table-cell table:number-columns-repeated="7"/>
        </table:table-row>
        <table:table-row table:style-name="ro1">
          <table:table-cell office:value-type="float" office:value="0.124237" calcext:value-type="float">
            <text:p>0.124237</text:p>
          </table:table-cell>
          <table:table-cell office:value-type="float" office:value="-0.171478" calcext:value-type="float">
            <text:p>-0.171478</text:p>
          </table:table-cell>
          <table:table-cell table:number-columns-repeated="7"/>
        </table:table-row>
        <table:table-row table:style-name="ro1">
          <table:table-cell office:value-type="float" office:value="0.0428467" calcext:value-type="float">
            <text:p>0.0428467</text:p>
          </table:table-cell>
          <table:table-cell office:value-type="float" office:value="-0.222931" calcext:value-type="float">
            <text:p>-0.222931</text:p>
          </table:table-cell>
          <table:table-cell table:number-columns-repeated="7"/>
        </table:table-row>
        <table:table-row table:style-name="ro1">
          <table:table-cell office:value-type="float" office:value="-0.0455933" calcext:value-type="float">
            <text:p>-0.0455933</text:p>
          </table:table-cell>
          <table:table-cell office:value-type="float" office:value="-0.259888" calcext:value-type="float">
            <text:p>-0.259888</text:p>
          </table:table-cell>
          <table:table-cell table:number-columns-repeated="7"/>
        </table:table-row>
        <table:table-row table:style-name="ro1">
          <table:table-cell office:value-type="float" office:value="-0.136688" calcext:value-type="float">
            <text:p>-0.136688</text:p>
          </table:table-cell>
          <table:table-cell office:value-type="float" office:value="-0.287384" calcext:value-type="float">
            <text:p>-0.287384</text:p>
          </table:table-cell>
          <table:table-cell table:number-columns-repeated="7"/>
        </table:table-row>
        <table:table-row table:style-name="ro1">
          <table:table-cell office:value-type="float" office:value="-0.22934" calcext:value-type="float">
            <text:p>-0.22934</text:p>
          </table:table-cell>
          <table:table-cell office:value-type="float" office:value="-0.300476" calcext:value-type="float">
            <text:p>-0.300476</text:p>
          </table:table-cell>
          <table:table-cell table:number-columns-repeated="7"/>
        </table:table-row>
        <table:table-row table:style-name="ro1">
          <table:table-cell office:value-type="float" office:value="-0.319458" calcext:value-type="float">
            <text:p>-0.319458</text:p>
          </table:table-cell>
          <table:table-cell office:value-type="float" office:value="-0.300323" calcext:value-type="float">
            <text:p>-0.300323</text:p>
          </table:table-cell>
          <table:table-cell table:number-columns-repeated="7"/>
        </table:table-row>
        <table:table-row table:style-name="ro1">
          <table:table-cell office:value-type="float" office:value="-0.404755" calcext:value-type="float">
            <text:p>-0.404755</text:p>
          </table:table-cell>
          <table:table-cell office:value-type="float" office:value="-0.287201" calcext:value-type="float">
            <text:p>-0.287201</text:p>
          </table:table-cell>
          <table:table-cell table:number-columns-repeated="7"/>
        </table:table-row>
        <table:table-row table:style-name="ro1">
          <table:table-cell office:value-type="float" office:value="-0.483978" calcext:value-type="float">
            <text:p>-0.483978</text:p>
          </table:table-cell>
          <table:table-cell office:value-type="float" office:value="-0.260315" calcext:value-type="float">
            <text:p>-0.260315</text:p>
          </table:table-cell>
          <table:table-cell table:number-columns-repeated="7"/>
        </table:table-row>
        <table:table-row table:style-name="ro1">
          <table:table-cell office:value-type="float" office:value="-0.555573" calcext:value-type="float">
            <text:p>-0.555573</text:p>
          </table:table-cell>
          <table:table-cell office:value-type="float" office:value="-0.222809" calcext:value-type="float">
            <text:p>-0.222809</text:p>
          </table:table-cell>
          <table:table-cell table:number-columns-repeated="7"/>
        </table:table-row>
        <table:table-row table:style-name="ro1">
          <table:table-cell office:value-type="float" office:value="-0.619751" calcext:value-type="float">
            <text:p>-0.619751</text:p>
          </table:table-cell>
          <table:table-cell office:value-type="float" office:value="-0.173157" calcext:value-type="float">
            <text:p>-0.173157</text:p>
          </table:table-cell>
          <table:table-cell table:number-columns-repeated="7"/>
        </table:table-row>
        <table:table-row table:style-name="ro1">
          <table:table-cell office:value-type="float" office:value="-0.675323" calcext:value-type="float">
            <text:p>-0.675323</text:p>
          </table:table-cell>
          <table:table-cell office:value-type="float" office:value="-0.114288" calcext:value-type="float">
            <text:p>-0.114288</text:p>
          </table:table-cell>
          <table:table-cell table:number-columns-repeated="7"/>
        </table:table-row>
        <table:table-row table:style-name="ro1">
          <table:table-cell office:value-type="float" office:value="-0.720764" calcext:value-type="float">
            <text:p>-0.720764</text:p>
          </table:table-cell>
          <table:table-cell office:value-type="float" office:value="-0.050293" calcext:value-type="float">
            <text:p>-0.050293</text:p>
          </table:table-cell>
          <table:table-cell table:number-columns-repeated="7"/>
        </table:table-row>
        <table:table-row table:style-name="ro1">
          <table:table-cell office:value-type="float" office:value="-0.756012" calcext:value-type="float">
            <text:p>-0.756012</text:p>
          </table:table-cell>
          <table:table-cell office:value-type="float" office:value="0.0221252" calcext:value-type="float">
            <text:p>0.0221252</text:p>
          </table:table-cell>
          <table:table-cell table:number-columns-repeated="7"/>
        </table:table-row>
        <table:table-row table:style-name="ro1">
          <table:table-cell office:value-type="float" office:value="-0.781677" calcext:value-type="float">
            <text:p>-0.781677</text:p>
          </table:table-cell>
          <table:table-cell office:value-type="float" office:value="0.0985107" calcext:value-type="float">
            <text:p>0.0985107</text:p>
          </table:table-cell>
          <table:table-cell table:number-columns-repeated="7"/>
        </table:table-row>
        <table:table-row table:style-name="ro1">
          <table:table-cell office:value-type="float" office:value="-0.7966" calcext:value-type="float">
            <text:p>-0.7966</text:p>
          </table:table-cell>
          <table:table-cell office:value-type="float" office:value="0.176208" calcext:value-type="float">
            <text:p>0.176208</text:p>
          </table:table-cell>
          <table:table-cell table:number-columns-repeated="7"/>
        </table:table-row>
        <table:table-row table:style-name="ro1">
          <table:table-cell office:value-type="float" office:value="-0.80191" calcext:value-type="float">
            <text:p>-0.80191</text:p>
          </table:table-cell>
          <table:table-cell office:value-type="float" office:value="0.254181" calcext:value-type="float">
            <text:p>0.254181</text:p>
          </table:table-cell>
          <table:table-cell table:number-columns-repeated="7"/>
        </table:table-row>
        <table:table-row table:style-name="ro1">
          <table:table-cell office:value-type="float" office:value="-0.797638" calcext:value-type="float">
            <text:p>-0.797638</text:p>
          </table:table-cell>
          <table:table-cell office:value-type="float" office:value="0.331482" calcext:value-type="float">
            <text:p>0.331482</text:p>
          </table:table-cell>
          <table:table-cell table:number-columns-repeated="7"/>
        </table:table-row>
        <table:table-row table:style-name="ro1">
          <table:table-cell office:value-type="float" office:value="-0.783844" calcext:value-type="float">
            <text:p>-0.783844</text:p>
          </table:table-cell>
          <table:table-cell office:value-type="float" office:value="0.405212" calcext:value-type="float">
            <text:p>0.405212</text:p>
          </table:table-cell>
          <table:table-cell table:number-columns-repeated="7"/>
        </table:table-row>
        <table:table-row table:style-name="ro1">
          <table:table-cell office:value-type="float" office:value="-0.7612" calcext:value-type="float">
            <text:p>-0.7612</text:p>
          </table:table-cell>
          <table:table-cell office:value-type="float" office:value="0.475555" calcext:value-type="float">
            <text:p>0.475555</text:p>
          </table:table-cell>
          <table:table-cell table:number-columns-repeated="7"/>
        </table:table-row>
        <table:table-row table:style-name="ro1">
          <table:table-cell office:value-type="float" office:value="-0.730316" calcext:value-type="float">
            <text:p>-0.730316</text:p>
          </table:table-cell>
          <table:table-cell office:value-type="float" office:value="0.541626" calcext:value-type="float">
            <text:p>0.541626</text:p>
          </table:table-cell>
          <table:table-cell table:number-columns-repeated="7"/>
        </table:table-row>
        <table:table-row table:style-name="ro1">
          <table:table-cell office:value-type="float" office:value="-0.691162" calcext:value-type="float">
            <text:p>-0.691162</text:p>
          </table:table-cell>
          <table:table-cell office:value-type="float" office:value="0.601471" calcext:value-type="float">
            <text:p>0.601471</text:p>
          </table:table-cell>
          <table:table-cell table:number-columns-repeated="7"/>
        </table:table-row>
        <table:table-row table:style-name="ro1">
          <table:table-cell office:value-type="float" office:value="-0.644867" calcext:value-type="float">
            <text:p>-0.644867</text:p>
          </table:table-cell>
          <table:table-cell office:value-type="float" office:value="0.654907" calcext:value-type="float">
            <text:p>0.654907</text:p>
          </table:table-cell>
          <table:table-cell table:number-columns-repeated="7"/>
        </table:table-row>
        <table:table-row table:style-name="ro1">
          <table:table-cell office:value-type="float" office:value="-0.59198" calcext:value-type="float">
            <text:p>-0.59198</text:p>
          </table:table-cell>
          <table:table-cell office:value-type="float" office:value="0.701019" calcext:value-type="float">
            <text:p>0.701019</text:p>
          </table:table-cell>
          <table:table-cell table:number-columns-repeated="7"/>
        </table:table-row>
        <table:table-row table:style-name="ro1">
          <table:table-cell office:value-type="float" office:value="-0.532654" calcext:value-type="float">
            <text:p>-0.532654</text:p>
          </table:table-cell>
          <table:table-cell office:value-type="float" office:value="0.740143" calcext:value-type="float">
            <text:p>0.740143</text:p>
          </table:table-cell>
          <table:table-cell table:number-columns-repeated="7"/>
        </table:table-row>
        <table:table-row table:style-name="ro1">
          <table:table-cell office:value-type="float" office:value="-0.468781" calcext:value-type="float">
            <text:p>-0.468781</text:p>
          </table:table-cell>
          <table:table-cell office:value-type="float" office:value="0.769653" calcext:value-type="float">
            <text:p>0.769653</text:p>
          </table:table-cell>
          <table:table-cell table:number-columns-repeated="7"/>
        </table:table-row>
        <table:table-row table:style-name="ro1">
          <table:table-cell office:value-type="float" office:value="-0.401245" calcext:value-type="float">
            <text:p>-0.401245</text:p>
          </table:table-cell>
          <table:table-cell office:value-type="float" office:value="0.791168" calcext:value-type="float">
            <text:p>0.791168</text:p>
          </table:table-cell>
          <table:table-cell table:number-columns-repeated="7"/>
        </table:table-row>
        <table:table-row table:style-name="ro1">
          <table:table-cell office:value-type="float" office:value="-0.330627" calcext:value-type="float">
            <text:p>-0.330627</text:p>
          </table:table-cell>
          <table:table-cell office:value-type="float" office:value="0.803375" calcext:value-type="float">
            <text:p>0.803375</text:p>
          </table:table-cell>
          <table:table-cell table:number-columns-repeated="7"/>
        </table:table-row>
        <table:table-row table:style-name="ro1">
          <table:table-cell office:value-type="float" office:value="-0.259308" calcext:value-type="float">
            <text:p>-0.259308</text:p>
          </table:table-cell>
          <table:table-cell office:value-type="float" office:value="0.806702" calcext:value-type="float">
            <text:p>0.806702</text:p>
          </table:table-cell>
          <table:table-cell table:number-columns-repeated="7"/>
        </table:table-row>
        <table:table-row table:style-name="ro1">
          <table:table-cell office:value-type="float" office:value="-0.187164" calcext:value-type="float">
            <text:p>-0.187164</text:p>
          </table:table-cell>
          <table:table-cell office:value-type="float" office:value="0.800568" calcext:value-type="float">
            <text:p>0.800568</text:p>
          </table:table-cell>
          <table:table-cell table:number-columns-repeated="7"/>
        </table:table-row>
        <table:table-row table:style-name="ro1">
          <table:table-cell office:value-type="float" office:value="-0.116699" calcext:value-type="float">
            <text:p>-0.116699</text:p>
          </table:table-cell>
          <table:table-cell office:value-type="float" office:value="0.784851" calcext:value-type="float">
            <text:p>0.784851</text:p>
          </table:table-cell>
          <table:table-cell table:number-columns-repeated="7"/>
        </table:table-row>
        <table:table-row table:style-name="ro1">
          <table:table-cell office:value-type="float" office:value="-0.0498047" calcext:value-type="float">
            <text:p>-0.0498047</text:p>
          </table:table-cell>
          <table:table-cell office:value-type="float" office:value="0.760315" calcext:value-type="float">
            <text:p>0.760315</text:p>
          </table:table-cell>
          <table:table-cell table:number-columns-repeated="7"/>
        </table:table-row>
        <table:table-row table:style-name="ro1">
          <table:table-cell office:value-type="float" office:value="0.0133667" calcext:value-type="float">
            <text:p>0.0133667</text:p>
          </table:table-cell>
          <table:table-cell office:value-type="float" office:value="0.727295" calcext:value-type="float">
            <text:p>0.727295</text:p>
          </table:table-cell>
          <table:table-cell table:number-columns-repeated="7"/>
        </table:table-row>
        <table:table-row table:style-name="ro1">
          <table:table-cell office:value-type="float" office:value="0.0708618" calcext:value-type="float">
            <text:p>0.0708618</text:p>
          </table:table-cell>
          <table:table-cell office:value-type="float" office:value="0.686188" calcext:value-type="float">
            <text:p>0.686188</text:p>
          </table:table-cell>
          <table:table-cell table:number-columns-repeated="7"/>
        </table:table-row>
        <table:table-row table:style-name="ro1">
          <table:table-cell office:value-type="float" office:value="0.12149" calcext:value-type="float">
            <text:p>0.12149</text:p>
          </table:table-cell>
          <table:table-cell office:value-type="float" office:value="0.63678" calcext:value-type="float">
            <text:p>0.63678</text:p>
          </table:table-cell>
          <table:table-cell table:number-columns-repeated="7"/>
        </table:table-row>
        <table:table-row table:style-name="ro1">
          <table:table-cell office:value-type="float" office:value="0.165619" calcext:value-type="float">
            <text:p>0.165619</text:p>
          </table:table-cell>
          <table:table-cell office:value-type="float" office:value="0.580841" calcext:value-type="float">
            <text:p>0.580841</text:p>
          </table:table-cell>
          <table:table-cell table:number-columns-repeated="7"/>
        </table:table-row>
        <table:table-row table:style-name="ro1">
          <table:table-cell office:value-type="float" office:value="0.201233" calcext:value-type="float">
            <text:p>0.201233</text:p>
          </table:table-cell>
          <table:table-cell office:value-type="float" office:value="0.519592" calcext:value-type="float">
            <text:p>0.519592</text:p>
          </table:table-cell>
          <table:table-cell table:number-columns-repeated="7"/>
        </table:table-row>
        <table:table-row table:style-name="ro1">
          <table:table-cell office:value-type="float" office:value="0.226044" calcext:value-type="float">
            <text:p>0.226044</text:p>
          </table:table-cell>
          <table:table-cell office:value-type="float" office:value="0.453644" calcext:value-type="float">
            <text:p>0.453644</text:p>
          </table:table-cell>
          <table:table-cell table:number-columns-repeated="7"/>
        </table:table-row>
        <table:table-row table:style-name="ro1">
          <table:table-cell office:value-type="float" office:value="0.241364" calcext:value-type="float">
            <text:p>0.241364</text:p>
          </table:table-cell>
          <table:table-cell office:value-type="float" office:value="0.384521" calcext:value-type="float">
            <text:p>0.384521</text:p>
          </table:table-cell>
          <table:table-cell table:number-columns-repeated="7"/>
        </table:table-row>
        <table:table-row table:style-name="ro1">
          <table:table-cell office:value-type="float" office:value="0.246124" calcext:value-type="float">
            <text:p>0.246124</text:p>
          </table:table-cell>
          <table:table-cell office:value-type="float" office:value="0.313477" calcext:value-type="float">
            <text:p>0.313477</text:p>
          </table:table-cell>
          <table:table-cell table:number-columns-repeated="7"/>
        </table:table-row>
        <table:table-row table:style-name="ro1">
          <table:table-cell office:value-type="float" office:value="0.239899" calcext:value-type="float">
            <text:p>0.239899</text:p>
          </table:table-cell>
          <table:table-cell office:value-type="float" office:value="0.242554" calcext:value-type="float">
            <text:p>0.242554</text:p>
          </table:table-cell>
          <table:table-cell table:number-columns-repeated="7"/>
        </table:table-row>
        <table:table-row table:style-name="ro1">
          <table:table-cell office:value-type="float" office:value="0.223022" calcext:value-type="float">
            <text:p>0.223022</text:p>
          </table:table-cell>
          <table:table-cell office:value-type="float" office:value="0.172882" calcext:value-type="float">
            <text:p>0.172882</text:p>
          </table:table-cell>
          <table:table-cell table:number-columns-repeated="7"/>
        </table:table-row>
        <table:table-row table:style-name="ro1">
          <table:table-cell office:value-type="float" office:value="0.194763" calcext:value-type="float">
            <text:p>0.194763</text:p>
          </table:table-cell>
          <table:table-cell office:value-type="float" office:value="0.105225" calcext:value-type="float">
            <text:p>0.105225</text:p>
          </table:table-cell>
          <table:table-cell table:number-columns-repeated="7"/>
        </table:table-row>
        <table:table-row table:style-name="ro1">
          <table:table-cell office:value-type="float" office:value="0.157288" calcext:value-type="float">
            <text:p>0.157288</text:p>
          </table:table-cell>
          <table:table-cell office:value-type="float" office:value="0.0419617" calcext:value-type="float">
            <text:p>0.0419617</text:p>
          </table:table-cell>
          <table:table-cell table:number-columns-repeated="7"/>
        </table:table-row>
        <table:table-row table:style-name="ro1">
          <table:table-cell office:value-type="float" office:value="0.111115" calcext:value-type="float">
            <text:p>0.111115</text:p>
          </table:table-cell>
          <table:table-cell office:value-type="float" office:value="-0.0158691" calcext:value-type="float">
            <text:p>-0.0158691</text:p>
          </table:table-cell>
          <table:table-cell table:number-columns-repeated="7"/>
        </table:table-row>
        <table:table-row table:style-name="ro1">
          <table:table-cell office:value-type="float" office:value="0.0560913" calcext:value-type="float">
            <text:p>0.0560913</text:p>
          </table:table-cell>
          <table:table-cell office:value-type="float" office:value="-0.0679016" calcext:value-type="float">
            <text:p>-0.0679016</text:p>
          </table:table-cell>
          <table:table-cell table:number-columns-repeated="7"/>
        </table:table-row>
        <table:table-row table:style-name="ro1">
          <table:table-cell office:value-type="float" office:value="-0.00598145" calcext:value-type="float">
            <text:p>-0.00598145</text:p>
          </table:table-cell>
          <table:table-cell office:value-type="float" office:value="-0.112061" calcext:value-type="float">
            <text:p>-0.112061</text:p>
          </table:table-cell>
          <table:table-cell table:number-columns-repeated="7"/>
        </table:table-row>
        <table:table-row table:style-name="ro1">
          <table:table-cell office:value-type="float" office:value="-0.0731201" calcext:value-type="float">
            <text:p>-0.0731201</text:p>
          </table:table-cell>
          <table:table-cell office:value-type="float" office:value="-0.147003" calcext:value-type="float">
            <text:p>-0.147003</text:p>
          </table:table-cell>
          <table:table-cell table:number-columns-repeated="7"/>
        </table:table-row>
        <table:table-row table:style-name="ro1">
          <table:table-cell office:value-type="float" office:value="-0.144043" calcext:value-type="float">
            <text:p>-0.144043</text:p>
          </table:table-cell>
          <table:table-cell office:value-type="float" office:value="-0.172913" calcext:value-type="float">
            <text:p>-0.172913</text:p>
          </table:table-cell>
          <table:table-cell table:number-columns-repeated="7"/>
        </table:table-row>
        <table:table-row table:style-name="ro1">
          <table:table-cell office:value-type="float" office:value="-0.217865" calcext:value-type="float">
            <text:p>-0.217865</text:p>
          </table:table-cell>
          <table:table-cell office:value-type="float" office:value="-0.189148" calcext:value-type="float">
            <text:p>-0.189148</text:p>
          </table:table-cell>
          <table:table-cell table:number-columns-repeated="7"/>
        </table:table-row>
        <table:table-row table:style-name="ro1">
          <table:table-cell office:value-type="float" office:value="-0.290771" calcext:value-type="float">
            <text:p>-0.290771</text:p>
          </table:table-cell>
          <table:table-cell office:value-type="float" office:value="-0.194031" calcext:value-type="float">
            <text:p>-0.194031</text:p>
          </table:table-cell>
          <table:table-cell table:number-columns-repeated="7"/>
        </table:table-row>
        <table:table-row table:style-name="ro1">
          <table:table-cell office:value-type="float" office:value="-0.362488" calcext:value-type="float">
            <text:p>-0.362488</text:p>
          </table:table-cell>
          <table:table-cell office:value-type="float" office:value="-0.189087" calcext:value-type="float">
            <text:p>-0.189087</text:p>
          </table:table-cell>
          <table:table-cell table:number-columns-repeated="7"/>
        </table:table-row>
        <table:table-row table:style-name="ro1">
          <table:table-cell office:value-type="float" office:value="-0.432404" calcext:value-type="float">
            <text:p>-0.432404</text:p>
          </table:table-cell>
          <table:table-cell office:value-type="float" office:value="-0.173553" calcext:value-type="float">
            <text:p>-0.173553</text:p>
          </table:table-cell>
          <table:table-cell table:number-columns-repeated="7"/>
        </table:table-row>
        <table:table-row table:style-name="ro1">
          <table:table-cell office:value-type="float" office:value="-0.497284" calcext:value-type="float">
            <text:p>-0.497284</text:p>
          </table:table-cell>
          <table:table-cell office:value-type="float" office:value="-0.146881" calcext:value-type="float">
            <text:p>-0.146881</text:p>
          </table:table-cell>
          <table:table-cell table:number-columns-repeated="7"/>
        </table:table-row>
        <table:table-row table:style-name="ro1">
          <table:table-cell office:value-type="float" office:value="-0.555939" calcext:value-type="float">
            <text:p>-0.555939</text:p>
          </table:table-cell>
          <table:table-cell office:value-type="float" office:value="-0.110657" calcext:value-type="float">
            <text:p>-0.110657</text:p>
          </table:table-cell>
          <table:table-cell table:number-columns-repeated="7"/>
        </table:table-row>
        <table:table-row table:style-name="ro1">
          <table:table-cell office:value-type="float" office:value="-0.607849" calcext:value-type="float">
            <text:p>-0.607849</text:p>
          </table:table-cell>
          <table:table-cell office:value-type="float" office:value="-0.0657959" calcext:value-type="float">
            <text:p>-0.0657959</text:p>
          </table:table-cell>
          <table:table-cell table:number-columns-repeated="7"/>
        </table:table-row>
        <table:table-row table:style-name="ro1">
          <table:table-cell office:value-type="float" office:value="-0.651947" calcext:value-type="float">
            <text:p>-0.651947</text:p>
          </table:table-cell>
          <table:table-cell office:value-type="float" office:value="-0.0134583" calcext:value-type="float">
            <text:p>-0.0134583</text:p>
          </table:table-cell>
          <table:table-cell table:number-columns-repeated="7"/>
        </table:table-row>
        <table:table-row table:style-name="ro1">
          <table:table-cell office:value-type="float" office:value="-0.68869" calcext:value-type="float">
            <text:p>-0.68869</text:p>
          </table:table-cell>
          <table:table-cell office:value-type="float" office:value="0.0473022" calcext:value-type="float">
            <text:p>0.0473022</text:p>
          </table:table-cell>
          <table:table-cell table:number-columns-repeated="7"/>
        </table:table-row>
        <table:table-row table:style-name="ro1">
          <table:table-cell office:value-type="float" office:value="-0.71637" calcext:value-type="float">
            <text:p>-0.71637</text:p>
          </table:table-cell>
          <table:table-cell office:value-type="float" office:value="0.112091" calcext:value-type="float">
            <text:p>0.112091</text:p>
          </table:table-cell>
          <table:table-cell table:number-columns-repeated="7"/>
        </table:table-row>
        <table:table-row table:style-name="ro1">
          <table:table-cell office:value-type="float" office:value="-0.736023" calcext:value-type="float">
            <text:p>-0.736023</text:p>
          </table:table-cell>
          <table:table-cell office:value-type="float" office:value="0.179749" calcext:value-type="float">
            <text:p>0.179749</text:p>
          </table:table-cell>
          <table:table-cell table:number-columns-repeated="7"/>
        </table:table-row>
        <table:table-row table:style-name="ro1">
          <table:table-cell office:value-type="float" office:value="-0.746155" calcext:value-type="float">
            <text:p>-0.746155</text:p>
          </table:table-cell>
          <table:table-cell office:value-type="float" office:value="0.249756" calcext:value-type="float">
            <text:p>0.249756</text:p>
          </table:table-cell>
          <table:table-cell table:number-columns-repeated="7"/>
        </table:table-row>
        <table:table-row table:style-name="ro1">
          <table:table-cell office:value-type="float" office:value="-0.746857" calcext:value-type="float">
            <text:p>-0.746857</text:p>
          </table:table-cell>
          <table:table-cell office:value-type="float" office:value="0.320404" calcext:value-type="float">
            <text:p>0.320404</text:p>
          </table:table-cell>
          <table:table-cell table:number-columns-repeated="7"/>
        </table:table-row>
        <table:table-row table:style-name="ro1">
          <table:table-cell office:value-type="float" office:value="-0.739868" calcext:value-type="float">
            <text:p>-0.739868</text:p>
          </table:table-cell>
          <table:table-cell office:value-type="float" office:value="0.39035" calcext:value-type="float">
            <text:p>0.39035</text:p>
          </table:table-cell>
          <table:table-cell table:number-columns-repeated="7"/>
        </table:table-row>
        <table:table-row table:style-name="ro1">
          <table:table-cell office:value-type="float" office:value="-0.72348" calcext:value-type="float">
            <text:p>-0.72348</text:p>
          </table:table-cell>
          <table:table-cell office:value-type="float" office:value="0.458221" calcext:value-type="float">
            <text:p>0.458221</text:p>
          </table:table-cell>
          <table:table-cell table:number-columns-repeated="7"/>
        </table:table-row>
        <table:table-row table:style-name="ro1">
          <table:table-cell office:value-type="float" office:value="-0.699463" calcext:value-type="float">
            <text:p>-0.699463</text:p>
          </table:table-cell>
          <table:table-cell office:value-type="float" office:value="0.522644" calcext:value-type="float">
            <text:p>0.522644</text:p>
          </table:table-cell>
          <table:table-cell table:number-columns-repeated="7"/>
        </table:table-row>
        <table:table-row table:style-name="ro1">
          <table:table-cell office:value-type="float" office:value="-0.666931" calcext:value-type="float">
            <text:p>-0.666931</text:p>
          </table:table-cell>
          <table:table-cell office:value-type="float" office:value="0.582153" calcext:value-type="float">
            <text:p>0.582153</text:p>
          </table:table-cell>
          <table:table-cell table:number-columns-repeated="7"/>
        </table:table-row>
        <table:table-row table:style-name="ro1">
          <table:table-cell office:value-type="float" office:value="-0.627228" calcext:value-type="float">
            <text:p>-0.627228</text:p>
          </table:table-cell>
          <table:table-cell office:value-type="float" office:value="0.63678" calcext:value-type="float">
            <text:p>0.63678</text:p>
          </table:table-cell>
          <table:table-cell table:number-columns-repeated="7"/>
        </table:table-row>
        <table:table-row table:style-name="ro1">
          <table:table-cell office:value-type="float" office:value="-0.580688" calcext:value-type="float">
            <text:p>-0.580688</text:p>
          </table:table-cell>
          <table:table-cell office:value-type="float" office:value="0.684998" calcext:value-type="float">
            <text:p>0.684998</text:p>
          </table:table-cell>
          <table:table-cell table:number-columns-repeated="7"/>
        </table:table-row>
        <table:table-row table:style-name="ro1">
          <table:table-cell office:value-type="float" office:value="-0.526978" calcext:value-type="float">
            <text:p>-0.526978</text:p>
          </table:table-cell>
          <table:table-cell office:value-type="float" office:value="0.726807" calcext:value-type="float">
            <text:p>0.726807</text:p>
          </table:table-cell>
          <table:table-cell table:number-columns-repeated="7"/>
        </table:table-row>
        <table:table-row table:style-name="ro1">
          <table:table-cell office:value-type="float" office:value="-0.468384" calcext:value-type="float">
            <text:p>-0.468384</text:p>
          </table:table-cell>
          <table:table-cell office:value-type="float" office:value="0.760651" calcext:value-type="float">
            <text:p>0.760651</text:p>
          </table:table-cell>
          <table:table-cell table:number-columns-repeated="7"/>
        </table:table-row>
        <table:table-row table:style-name="ro1">
          <table:table-cell office:value-type="float" office:value="-0.404266" calcext:value-type="float">
            <text:p>-0.404266</text:p>
          </table:table-cell>
          <table:table-cell office:value-type="float" office:value="0.785248" calcext:value-type="float">
            <text:p>0.785248</text:p>
          </table:table-cell>
          <table:table-cell table:number-columns-repeated="7"/>
        </table:table-row>
        <table:table-row table:style-name="ro1">
          <table:table-cell office:value-type="float" office:value="-0.337036" calcext:value-type="float">
            <text:p>-0.337036</text:p>
          </table:table-cell>
          <table:table-cell office:value-type="float" office:value="0.8013" calcext:value-type="float">
            <text:p>0.8013</text:p>
          </table:table-cell>
          <table:table-cell table:number-columns-repeated="7"/>
        </table:table-row>
        <table:table-row table:style-name="ro1">
          <table:table-cell office:value-type="float" office:value="-0.267395" calcext:value-type="float">
            <text:p>-0.267395</text:p>
          </table:table-cell>
          <table:table-cell office:value-type="float" office:value="0.808838" calcext:value-type="float">
            <text:p>0.808838</text:p>
          </table:table-cell>
          <table:table-cell table:number-columns-repeated="7"/>
        </table:table-row>
        <table:table-row table:style-name="ro1">
          <table:table-cell office:value-type="float" office:value="-0.196747" calcext:value-type="float">
            <text:p>-0.196747</text:p>
          </table:table-cell>
          <table:table-cell office:value-type="float" office:value="0.807922" calcext:value-type="float">
            <text:p>0.807922</text:p>
          </table:table-cell>
          <table:table-cell table:number-columns-repeated="7"/>
        </table:table-row>
        <table:table-row table:style-name="ro1">
          <table:table-cell office:value-type="float" office:value="-0.128021" calcext:value-type="float">
            <text:p>-0.128021</text:p>
          </table:table-cell>
          <table:table-cell office:value-type="float" office:value="0.795502" calcext:value-type="float">
            <text:p>0.795502</text:p>
          </table:table-cell>
          <table:table-cell table:number-columns-repeated="7"/>
        </table:table-row>
        <table:table-row table:style-name="ro1">
          <table:table-cell office:value-type="float" office:value="-0.0606384" calcext:value-type="float">
            <text:p>-0.0606384</text:p>
          </table:table-cell>
          <table:table-cell office:value-type="float" office:value="0.774567" calcext:value-type="float">
            <text:p>0.774567</text:p>
          </table:table-cell>
          <table:table-cell table:number-columns-repeated="7"/>
        </table:table-row>
        <table:table-row table:style-name="ro1">
          <table:table-cell office:value-type="float" office:value="0.00344849" calcext:value-type="float">
            <text:p>0.00344849</text:p>
          </table:table-cell>
          <table:table-cell office:value-type="float" office:value="0.744598" calcext:value-type="float">
            <text:p>0.744598</text:p>
          </table:table-cell>
          <table:table-cell table:number-columns-repeated="7"/>
        </table:table-row>
        <table:table-row table:style-name="ro1">
          <table:table-cell office:value-type="float" office:value="0.0625305" calcext:value-type="float">
            <text:p>0.0625305</text:p>
          </table:table-cell>
          <table:table-cell office:value-type="float" office:value="0.706268" calcext:value-type="float">
            <text:p>0.706268</text:p>
          </table:table-cell>
          <table:table-cell table:number-columns-repeated="7"/>
        </table:table-row>
        <table:table-row table:style-name="ro1">
          <table:table-cell office:value-type="float" office:value="0.115326" calcext:value-type="float">
            <text:p>0.115326</text:p>
          </table:table-cell>
          <table:table-cell office:value-type="float" office:value="0.660492" calcext:value-type="float">
            <text:p>0.660492</text:p>
          </table:table-cell>
          <table:table-cell table:number-columns-repeated="7"/>
        </table:table-row>
        <table:table-row table:style-name="ro1">
          <table:table-cell office:value-type="float" office:value="0.160919" calcext:value-type="float">
            <text:p>0.160919</text:p>
          </table:table-cell>
          <table:table-cell office:value-type="float" office:value="0.6073" calcext:value-type="float">
            <text:p>0.6073</text:p>
          </table:table-cell>
          <table:table-cell table:number-columns-repeated="7"/>
        </table:table-row>
        <table:table-row table:style-name="ro1">
          <table:table-cell office:value-type="float" office:value="0.198669" calcext:value-type="float">
            <text:p>0.198669</text:p>
          </table:table-cell>
          <table:table-cell office:value-type="float" office:value="0.548126" calcext:value-type="float">
            <text:p>0.548126</text:p>
          </table:table-cell>
          <table:table-cell table:number-columns-repeated="7"/>
        </table:table-row>
        <table:table-row table:style-name="ro1">
          <table:table-cell office:value-type="float" office:value="0.227356" calcext:value-type="float">
            <text:p>0.227356</text:p>
          </table:table-cell>
          <table:table-cell office:value-type="float" office:value="0.483643" calcext:value-type="float">
            <text:p>0.483643</text:p>
          </table:table-cell>
          <table:table-cell table:number-columns-repeated="7"/>
        </table:table-row>
        <table:table-row table:style-name="ro1">
          <table:table-cell office:value-type="float" office:value="0.246765" calcext:value-type="float">
            <text:p>0.246765</text:p>
          </table:table-cell>
          <table:table-cell office:value-type="float" office:value="0.415344" calcext:value-type="float">
            <text:p>0.415344</text:p>
          </table:table-cell>
          <table:table-cell table:number-columns-repeated="7"/>
        </table:table-row>
        <table:table-row table:style-name="ro1">
          <table:table-cell office:value-type="float" office:value="0.255615" calcext:value-type="float">
            <text:p>0.255615</text:p>
          </table:table-cell>
          <table:table-cell office:value-type="float" office:value="0.344482" calcext:value-type="float">
            <text:p>0.344482</text:p>
          </table:table-cell>
          <table:table-cell table:number-columns-repeated="7"/>
        </table:table-row>
        <table:table-row table:style-name="ro1">
          <table:table-cell office:value-type="float" office:value="0.254425" calcext:value-type="float">
            <text:p>0.254425</text:p>
          </table:table-cell>
          <table:table-cell office:value-type="float" office:value="0.271606" calcext:value-type="float">
            <text:p>0.271606</text:p>
          </table:table-cell>
          <table:table-cell table:number-columns-repeated="7"/>
        </table:table-row>
        <table:table-row table:style-name="ro1">
          <table:table-cell office:value-type="float" office:value="0.242065" calcext:value-type="float">
            <text:p>0.242065</text:p>
          </table:table-cell>
          <table:table-cell office:value-type="float" office:value="0.198578" calcext:value-type="float">
            <text:p>0.198578</text:p>
          </table:table-cell>
          <table:table-cell table:number-columns-repeated="7"/>
        </table:table-row>
        <table:table-row table:style-name="ro1">
          <table:table-cell office:value-type="float" office:value="0.218231" calcext:value-type="float">
            <text:p>0.218231</text:p>
          </table:table-cell>
          <table:table-cell office:value-type="float" office:value="0.128296" calcext:value-type="float">
            <text:p>0.128296</text:p>
          </table:table-cell>
          <table:table-cell table:number-columns-repeated="7"/>
        </table:table-row>
        <table:table-row table:style-name="ro1">
          <table:table-cell office:value-type="float" office:value="0.183899" calcext:value-type="float">
            <text:p>0.183899</text:p>
          </table:table-cell>
          <table:table-cell office:value-type="float" office:value="0.0603943" calcext:value-type="float">
            <text:p>0.0603943</text:p>
          </table:table-cell>
          <table:table-cell table:number-columns-repeated="7"/>
        </table:table-row>
        <table:table-row table:style-name="ro1">
          <table:table-cell office:value-type="float" office:value="0.139801" calcext:value-type="float">
            <text:p>0.139801</text:p>
          </table:table-cell>
          <table:table-cell office:value-type="float" office:value="-0.00396729" calcext:value-type="float">
            <text:p>-0.00396729</text:p>
          </table:table-cell>
          <table:table-cell table:number-columns-repeated="7"/>
        </table:table-row>
        <table:table-row table:style-name="ro1">
          <table:table-cell office:value-type="float" office:value="0.0862732" calcext:value-type="float">
            <text:p>0.0862732</text:p>
          </table:table-cell>
          <table:table-cell office:value-type="float" office:value="-0.0627136" calcext:value-type="float">
            <text:p>-0.0627136</text:p>
          </table:table-cell>
          <table:table-cell table:number-columns-repeated="7"/>
        </table:table-row>
        <table:table-row table:style-name="ro1">
          <table:table-cell office:value-type="float" office:value="0.023468" calcext:value-type="float">
            <text:p>0.023468</text:p>
          </table:table-cell>
          <table:table-cell office:value-type="float" office:value="-0.114288" calcext:value-type="float">
            <text:p>-0.114288</text:p>
          </table:table-cell>
          <table:table-cell table:number-columns-repeated="7"/>
        </table:table-row>
        <table:table-row table:style-name="ro1">
          <table:table-cell office:value-type="float" office:value="-0.0462036" calcext:value-type="float">
            <text:p>-0.0462036</text:p>
          </table:table-cell>
          <table:table-cell office:value-type="float" office:value="-0.157104" calcext:value-type="float">
            <text:p>-0.157104</text:p>
          </table:table-cell>
          <table:table-cell table:number-columns-repeated="7"/>
        </table:table-row>
        <table:table-row table:style-name="ro1">
          <table:table-cell office:value-type="float" office:value="-0.121979" calcext:value-type="float">
            <text:p>-0.121979</text:p>
          </table:table-cell>
          <table:table-cell office:value-type="float" office:value="-0.19104" calcext:value-type="float">
            <text:p>-0.19104</text:p>
          </table:table-cell>
          <table:table-cell table:number-columns-repeated="7"/>
        </table:table-row>
        <table:table-row table:style-name="ro1">
          <table:table-cell office:value-type="float" office:value="-0.202698" calcext:value-type="float">
            <text:p>-0.202698</text:p>
          </table:table-cell>
          <table:table-cell office:value-type="float" office:value="-0.214783" calcext:value-type="float">
            <text:p>-0.214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285675" calcext:value-type="float">
            <text:p>-0.285675</text:p>
          </table:table-cell>
          <table:table-cell office:value-type="float" office:value="-0.226837" calcext:value-type="float">
            <text:p>-0.226837</text:p>
          </table:table-cell>
          <table:table-cell table:number-columns-repeated="7"/>
        </table:table-row>
        <table:table-row table:style-name="ro1">
          <table:table-cell office:value-type="float" office:value="-0.368835" calcext:value-type="float">
            <text:p>-0.368835</text:p>
          </table:table-cell>
          <table:table-cell office:value-type="float" office:value="-0.227722" calcext:value-type="float">
            <text:p>-0.227722</text:p>
          </table:table-cell>
          <table:table-cell table:number-columns-repeated="7"/>
        </table:table-row>
        <table:table-row table:style-name="ro1">
          <table:table-cell office:value-type="float" office:value="-0.449677" calcext:value-type="float">
            <text:p>-0.449677</text:p>
          </table:table-cell>
          <table:table-cell office:value-type="float" office:value="-0.217072" calcext:value-type="float">
            <text:p>-0.217072</text:p>
          </table:table-cell>
          <table:table-cell table:number-columns-repeated="7"/>
        </table:table-row>
        <table:table-row table:style-name="ro1">
          <table:table-cell office:value-type="float" office:value="-0.526733" calcext:value-type="float">
            <text:p>-0.526733</text:p>
          </table:table-cell>
          <table:table-cell office:value-type="float" office:value="-0.19281" calcext:value-type="float">
            <text:p>-0.19281</text:p>
          </table:table-cell>
          <table:table-cell table:number-columns-repeated="7"/>
        </table:table-row>
        <table:table-row table:style-name="ro1">
          <table:table-cell office:value-type="float" office:value="-0.59845" calcext:value-type="float">
            <text:p>-0.59845</text:p>
          </table:table-cell>
          <table:table-cell office:value-type="float" office:value="-0.156982" calcext:value-type="float">
            <text:p>-0.156982</text:p>
          </table:table-cell>
          <table:table-cell table:number-columns-repeated="7"/>
        </table:table-row>
        <table:table-row table:style-name="ro1">
          <table:table-cell office:value-type="float" office:value="-0.663818" calcext:value-type="float">
            <text:p>-0.663818</text:p>
          </table:table-cell>
          <table:table-cell office:value-type="float" office:value="-0.109558" calcext:value-type="float">
            <text:p>-0.109558</text:p>
          </table:table-cell>
          <table:table-cell table:number-columns-repeated="7"/>
        </table:table-row>
        <table:table-row table:style-name="ro1">
          <table:table-cell office:value-type="float" office:value="-0.720978" calcext:value-type="float">
            <text:p>-0.720978</text:p>
          </table:table-cell>
          <table:table-cell office:value-type="float" office:value="-0.052002" calcext:value-type="float">
            <text:p>-0.052002</text:p>
          </table:table-cell>
          <table:table-cell table:number-columns-repeated="7"/>
        </table:table-row>
        <table:table-row table:style-name="ro1">
          <table:table-cell office:value-type="float" office:value="-0.769684" calcext:value-type="float">
            <text:p>-0.769684</text:p>
          </table:table-cell>
          <table:table-cell office:value-type="float" office:value="0.0161743" calcext:value-type="float">
            <text:p>0.0161743</text:p>
          </table:table-cell>
          <table:table-cell table:number-columns-repeated="7"/>
        </table:table-row>
        <table:table-row table:style-name="ro1">
          <table:table-cell office:value-type="float" office:value="-0.808899" calcext:value-type="float">
            <text:p>-0.808899</text:p>
          </table:table-cell>
          <table:table-cell office:value-type="float" office:value="0.09198" calcext:value-type="float">
            <text:p>0.09198</text:p>
          </table:table-cell>
          <table:table-cell table:number-columns-repeated="7"/>
        </table:table-row>
        <table:table-row table:style-name="ro1">
          <table:table-cell office:value-type="float" office:value="-0.83725" calcext:value-type="float">
            <text:p>-0.83725</text:p>
          </table:table-cell>
          <table:table-cell office:value-type="float" office:value="0.174438" calcext:value-type="float">
            <text:p>0.174438</text:p>
          </table:table-cell>
          <table:table-cell table:number-columns-repeated="7"/>
        </table:table-row>
        <table:table-row table:style-name="ro1">
          <table:table-cell office:value-type="float" office:value="-0.85556" calcext:value-type="float">
            <text:p>-0.85556</text:p>
          </table:table-cell>
          <table:table-cell office:value-type="float" office:value="0.260925" calcext:value-type="float">
            <text:p>0.260925</text:p>
          </table:table-cell>
          <table:table-cell table:number-columns-repeated="7"/>
        </table:table-row>
        <table:table-row table:style-name="ro1">
          <table:table-cell office:value-type="float" office:value="-0.863495" calcext:value-type="float">
            <text:p>-0.863495</text:p>
          </table:table-cell>
          <table:table-cell office:value-type="float" office:value="0.348541" calcext:value-type="float">
            <text:p>0.348541</text:p>
          </table:table-cell>
          <table:table-cell table:number-columns-repeated="7"/>
        </table:table-row>
        <table:table-row table:style-name="ro1">
          <table:table-cell office:value-type="float" office:value="-0.860718" calcext:value-type="float">
            <text:p>-0.860718</text:p>
          </table:table-cell>
          <table:table-cell office:value-type="float" office:value="0.437958" calcext:value-type="float">
            <text:p>0.437958</text:p>
          </table:table-cell>
          <table:table-cell table:number-columns-repeated="7"/>
        </table:table-row>
        <table:table-row table:style-name="ro1">
          <table:table-cell office:value-type="float" office:value="-0.846802" calcext:value-type="float">
            <text:p>-0.846802</text:p>
          </table:table-cell>
          <table:table-cell office:value-type="float" office:value="0.524475" calcext:value-type="float">
            <text:p>0.524475</text:p>
          </table:table-cell>
          <table:table-cell table:number-columns-repeated="7"/>
        </table:table-row>
        <table:table-row table:style-name="ro1">
          <table:table-cell office:value-type="float" office:value="-0.82251" calcext:value-type="float">
            <text:p>-0.82251</text:p>
          </table:table-cell>
          <table:table-cell office:value-type="float" office:value="0.608032" calcext:value-type="float">
            <text:p>0.608032</text:p>
          </table:table-cell>
          <table:table-cell table:number-columns-repeated="7"/>
        </table:table-row>
        <table:table-row table:style-name="ro1">
          <table:table-cell office:value-type="float" office:value="-0.787689" calcext:value-type="float">
            <text:p>-0.787689</text:p>
          </table:table-cell>
          <table:table-cell office:value-type="float" office:value="0.686951" calcext:value-type="float">
            <text:p>0.686951</text:p>
          </table:table-cell>
          <table:table-cell table:number-columns-repeated="7"/>
        </table:table-row>
        <table:table-row table:style-name="ro1">
          <table:table-cell office:value-type="float" office:value="-0.742279" calcext:value-type="float">
            <text:p>-0.742279</text:p>
          </table:table-cell>
          <table:table-cell office:value-type="float" office:value="0.75708" calcext:value-type="float">
            <text:p>0.75708</text:p>
          </table:table-cell>
          <table:table-cell table:number-columns-repeated="7"/>
        </table:table-row>
        <table:table-row table:style-name="ro1">
          <table:table-cell office:value-type="float" office:value="-0.687897" calcext:value-type="float">
            <text:p>-0.687897</text:p>
          </table:table-cell>
          <table:table-cell office:value-type="float" office:value="0.819031" calcext:value-type="float">
            <text:p>0.819031</text:p>
          </table:table-cell>
          <table:table-cell table:number-columns-repeated="7"/>
        </table:table-row>
        <table:table-row table:style-name="ro1">
          <table:table-cell office:value-type="float" office:value="-0.623688" calcext:value-type="float">
            <text:p>-0.623688</text:p>
          </table:table-cell>
          <table:table-cell office:value-type="float" office:value="0.876312" calcext:value-type="float">
            <text:p>0.876312</text:p>
          </table:table-cell>
          <table:table-cell table:number-columns-repeated="7"/>
        </table:table-row>
        <table:table-row table:style-name="ro1">
          <table:table-cell office:value-type="float" office:value="-0.550659" calcext:value-type="float">
            <text:p>-0.550659</text:p>
          </table:table-cell>
          <table:table-cell office:value-type="float" office:value="0.923706" calcext:value-type="float">
            <text:p>0.923706</text:p>
          </table:table-cell>
          <table:table-cell table:number-columns-repeated="7"/>
        </table:table-row>
        <table:table-row table:style-name="ro1">
          <table:table-cell office:value-type="float" office:value="-0.470612" calcext:value-type="float">
            <text:p>-0.470612</text:p>
          </table:table-cell>
          <table:table-cell office:value-type="float" office:value="0.960968" calcext:value-type="float">
            <text:p>0.960968</text:p>
          </table:table-cell>
          <table:table-cell table:number-columns-repeated="7"/>
        </table:table-row>
        <table:table-row table:style-name="ro1">
          <table:table-cell office:value-type="float" office:value="-0.383698" calcext:value-type="float">
            <text:p>-0.383698</text:p>
          </table:table-cell>
          <table:table-cell office:value-type="float" office:value="0.986664" calcext:value-type="float">
            <text:p>0.986664</text:p>
          </table:table-cell>
          <table:table-cell table:number-columns-repeated="7"/>
        </table:table-row>
        <table:table-row table:style-name="ro1">
          <table:table-cell office:value-type="float" office:value="-0.293396" calcext:value-type="float">
            <text:p>-0.293396</text:p>
          </table:table-cell>
          <table:table-cell office:value-type="float" office:value="0.999939" calcext:value-type="float">
            <text:p>0.999939</text:p>
          </table:table-cell>
          <table:table-cell table:number-columns-repeated="7"/>
        </table:table-row>
        <table:table-row table:style-name="ro1">
          <table:table-cell office:value-type="float" office:value="-0.200958" calcext:value-type="float">
            <text:p>-0.200958</text:p>
          </table:table-cell>
          <table:table-cell office:value-type="float" office:value="0.999969" calcext:value-type="float">
            <text:p>0.999969</text:p>
          </table:table-cell>
          <table:table-cell table:number-columns-repeated="7"/>
        </table:table-row>
        <table:table-row table:style-name="ro1">
          <table:table-cell office:value-type="float" office:value="-0.108337" calcext:value-type="float">
            <text:p>-0.108337</text:p>
          </table:table-cell>
          <table:table-cell office:value-type="float" office:value="0.989655" calcext:value-type="float">
            <text:p>0.989655</text:p>
          </table:table-cell>
          <table:table-cell table:number-columns-repeated="7"/>
        </table:table-row>
        <table:table-row table:style-name="ro1">
          <table:table-cell office:value-type="float" office:value="-0.0169983" calcext:value-type="float">
            <text:p>-0.0169983</text:p>
          </table:table-cell>
          <table:table-cell office:value-type="float" office:value="0.965607" calcext:value-type="float">
            <text:p>0.965607</text:p>
          </table:table-cell>
          <table:table-cell table:number-columns-repeated="7"/>
        </table:table-row>
        <table:table-row table:style-name="ro1">
          <table:table-cell office:value-type="float" office:value="0.0698547" calcext:value-type="float">
            <text:p>0.0698547</text:p>
          </table:table-cell>
          <table:table-cell office:value-type="float" office:value="0.928436" calcext:value-type="float">
            <text:p>0.928436</text:p>
          </table:table-cell>
          <table:table-cell table:number-columns-repeated="7"/>
        </table:table-row>
        <table:table-row table:style-name="ro1">
          <table:table-cell office:value-type="float" office:value="0.150543" calcext:value-type="float">
            <text:p>0.150543</text:p>
          </table:table-cell>
          <table:table-cell office:value-type="float" office:value="0.880157" calcext:value-type="float">
            <text:p>0.880157</text:p>
          </table:table-cell>
          <table:table-cell table:number-columns-repeated="7"/>
        </table:table-row>
        <table:table-row table:style-name="ro1">
          <table:table-cell office:value-type="float" office:value="0.224915" calcext:value-type="float">
            <text:p>0.224915</text:p>
          </table:table-cell>
          <table:table-cell office:value-type="float" office:value="0.821594" calcext:value-type="float">
            <text:p>0.821594</text:p>
          </table:table-cell>
          <table:table-cell table:number-columns-repeated="7"/>
        </table:table-row>
        <table:table-row table:style-name="ro1">
          <table:table-cell office:value-type="float" office:value="0.287842" calcext:value-type="float">
            <text:p>0.287842</text:p>
          </table:table-cell>
          <table:table-cell office:value-type="float" office:value="0.752716" calcext:value-type="float">
            <text:p>0.752716</text:p>
          </table:table-cell>
          <table:table-cell table:number-columns-repeated="7"/>
        </table:table-row>
        <table:table-row table:style-name="ro1">
          <table:table-cell office:value-type="float" office:value="0.340088" calcext:value-type="float">
            <text:p>0.340088</text:p>
          </table:table-cell>
          <table:table-cell office:value-type="float" office:value="0.675262" calcext:value-type="float">
            <text:p>0.675262</text:p>
          </table:table-cell>
          <table:table-cell table:number-columns-repeated="7"/>
        </table:table-row>
        <table:table-row table:style-name="ro1">
          <table:table-cell office:value-type="float" office:value="0.381561" calcext:value-type="float">
            <text:p>0.381561</text:p>
          </table:table-cell>
          <table:table-cell office:value-type="float" office:value="0.589752" calcext:value-type="float">
            <text:p>0.589752</text:p>
          </table:table-cell>
          <table:table-cell table:number-columns-repeated="7"/>
        </table:table-row>
        <table:table-row table:style-name="ro1">
          <table:table-cell office:value-type="float" office:value="0.409271" calcext:value-type="float">
            <text:p>0.409271</text:p>
          </table:table-cell>
          <table:table-cell office:value-type="float" office:value="0.499329" calcext:value-type="float">
            <text:p>0.499329</text:p>
          </table:table-cell>
          <table:table-cell table:number-columns-repeated="7"/>
        </table:table-row>
        <table:table-row table:style-name="ro1">
          <table:table-cell office:value-type="float" office:value="0.423889" calcext:value-type="float">
            <text:p>0.423889</text:p>
          </table:table-cell>
          <table:table-cell office:value-type="float" office:value="0.404968" calcext:value-type="float">
            <text:p>0.404968</text:p>
          </table:table-cell>
          <table:table-cell table:number-columns-repeated="7"/>
        </table:table-row>
        <table:table-row table:style-name="ro1">
          <table:table-cell office:value-type="float" office:value="0.423035" calcext:value-type="float">
            <text:p>0.423035</text:p>
          </table:table-cell>
          <table:table-cell office:value-type="float" office:value="0.310791" calcext:value-type="float">
            <text:p>0.310791</text:p>
          </table:table-cell>
          <table:table-cell table:number-columns-repeated="7"/>
        </table:table-row>
        <table:table-row table:style-name="ro1">
          <table:table-cell office:value-type="float" office:value="0.408813" calcext:value-type="float">
            <text:p>0.408813</text:p>
          </table:table-cell>
          <table:table-cell office:value-type="float" office:value="0.214508" calcext:value-type="float">
            <text:p>0.214508</text:p>
          </table:table-cell>
          <table:table-cell table:number-columns-repeated="7"/>
        </table:table-row>
        <table:table-row table:style-name="ro1">
          <table:table-cell office:value-type="float" office:value="0.379456" calcext:value-type="float">
            <text:p>0.379456</text:p>
          </table:table-cell>
          <table:table-cell office:value-type="float" office:value="0.121918" calcext:value-type="float">
            <text:p>0.121918</text:p>
          </table:table-cell>
          <table:table-cell table:number-columns-repeated="7"/>
        </table:table-row>
        <table:table-row table:style-name="ro1">
          <table:table-cell office:value-type="float" office:value="0.3367" calcext:value-type="float">
            <text:p>0.3367</text:p>
          </table:table-cell>
          <table:table-cell office:value-type="float" office:value="0.0344849" calcext:value-type="float">
            <text:p>0.0344849</text:p>
          </table:table-cell>
          <table:table-cell table:number-columns-repeated="7"/>
        </table:table-row>
        <table:table-row table:style-name="ro1">
          <table:table-cell office:value-type="float" office:value="0.279327" calcext:value-type="float">
            <text:p>0.279327</text:p>
          </table:table-cell>
          <table:table-cell office:value-type="float" office:value="-0.0475769" calcext:value-type="float">
            <text:p>-0.0475769</text:p>
          </table:table-cell>
          <table:table-cell table:number-columns-repeated="7"/>
        </table:table-row>
        <table:table-row table:style-name="ro1">
          <table:table-cell office:value-type="float" office:value="0.210144" calcext:value-type="float">
            <text:p>0.210144</text:p>
          </table:table-cell>
          <table:table-cell office:value-type="float" office:value="-0.12265" calcext:value-type="float">
            <text:p>-0.12265</text:p>
          </table:table-cell>
          <table:table-cell table:number-columns-repeated="7"/>
        </table:table-row>
        <table:table-row table:style-name="ro1">
          <table:table-cell office:value-type="float" office:value="0.131683" calcext:value-type="float">
            <text:p>0.131683</text:p>
          </table:table-cell>
          <table:table-cell office:value-type="float" office:value="-0.187225" calcext:value-type="float">
            <text:p>-0.187225</text:p>
          </table:table-cell>
          <table:table-cell table:number-columns-repeated="7"/>
        </table:table-row>
        <table:table-row table:style-name="ro1">
          <table:table-cell office:value-type="float" office:value="0.0431213" calcext:value-type="float">
            <text:p>0.0431213</text:p>
          </table:table-cell>
          <table:table-cell office:value-type="float" office:value="-0.240234" calcext:value-type="float">
            <text:p>-0.240234</text:p>
          </table:table-cell>
          <table:table-cell table:number-columns-repeated="7"/>
        </table:table-row>
        <table:table-row table:style-name="ro1">
          <table:table-cell office:value-type="float" office:value="-0.0516968" calcext:value-type="float">
            <text:p>-0.0516968</text:p>
          </table:table-cell>
          <table:table-cell office:value-type="float" office:value="-0.282104" calcext:value-type="float">
            <text:p>-0.282104</text:p>
          </table:table-cell>
          <table:table-cell table:number-columns-repeated="7"/>
        </table:table-row>
        <table:table-row table:style-name="ro1">
          <table:table-cell office:value-type="float" office:value="-0.150452" calcext:value-type="float">
            <text:p>-0.150452</text:p>
          </table:table-cell>
          <table:table-cell office:value-type="float" office:value="-0.309174" calcext:value-type="float">
            <text:p>-0.309174</text:p>
          </table:table-cell>
          <table:table-cell table:number-columns-repeated="7"/>
        </table:table-row>
        <table:table-row table:style-name="ro1">
          <table:table-cell office:value-type="float" office:value="-0.250977" calcext:value-type="float">
            <text:p>-0.250977</text:p>
          </table:table-cell>
          <table:table-cell office:value-type="float" office:value="-0.323944" calcext:value-type="float">
            <text:p>-0.323944</text:p>
          </table:table-cell>
          <table:table-cell table:number-columns-repeated="7"/>
        </table:table-row>
        <table:table-row table:style-name="ro1">
          <table:table-cell office:value-type="float" office:value="-0.350372" calcext:value-type="float">
            <text:p>-0.350372</text:p>
          </table:table-cell>
          <table:table-cell office:value-type="float" office:value="-0.325195" calcext:value-type="float">
            <text:p>-0.325195</text:p>
          </table:table-cell>
          <table:table-cell table:number-columns-repeated="7"/>
        </table:table-row>
        <table:table-row table:style-name="ro1">
          <table:table-cell office:value-type="float" office:value="-0.445435" calcext:value-type="float">
            <text:p>-0.445435</text:p>
          </table:table-cell>
          <table:table-cell office:value-type="float" office:value="-0.309082" calcext:value-type="float">
            <text:p>-0.309082</text:p>
          </table:table-cell>
          <table:table-cell table:number-columns-repeated="7"/>
        </table:table-row>
        <table:table-row table:style-name="ro1">
          <table:table-cell office:value-type="float" office:value="-0.533936" calcext:value-type="float">
            <text:p>-0.533936</text:p>
          </table:table-cell>
          <table:table-cell office:value-type="float" office:value="-0.281616" calcext:value-type="float">
            <text:p>-0.281616</text:p>
          </table:table-cell>
          <table:table-cell table:number-columns-repeated="7"/>
        </table:table-row>
        <table:table-row table:style-name="ro1">
          <table:table-cell office:value-type="float" office:value="-0.615723" calcext:value-type="float">
            <text:p>-0.615723</text:p>
          </table:table-cell>
          <table:table-cell office:value-type="float" office:value="-0.239899" calcext:value-type="float">
            <text:p>-0.239899</text:p>
          </table:table-cell>
          <table:table-cell table:number-columns-repeated="7"/>
        </table:table-row>
        <table:table-row table:style-name="ro1">
          <table:table-cell office:value-type="float" office:value="-0.687927" calcext:value-type="float">
            <text:p>-0.687927</text:p>
          </table:table-cell>
          <table:table-cell office:value-type="float" office:value="-0.182404" calcext:value-type="float">
            <text:p>-0.182404</text:p>
          </table:table-cell>
          <table:table-cell table:number-columns-repeated="7"/>
        </table:table-row>
        <table:table-row table:style-name="ro1">
          <table:table-cell office:value-type="float" office:value="-0.751587" calcext:value-type="float">
            <text:p>-0.751587</text:p>
          </table:table-cell>
          <table:table-cell office:value-type="float" office:value="-0.117249" calcext:value-type="float">
            <text:p>-0.117249</text:p>
          </table:table-cell>
          <table:table-cell table:number-columns-repeated="7"/>
        </table:table-row>
        <table:table-row table:style-name="ro1">
          <table:table-cell office:value-type="float" office:value="-0.803925" calcext:value-type="float">
            <text:p>-0.803925</text:p>
          </table:table-cell>
          <table:table-cell office:value-type="float" office:value="-0.0414429" calcext:value-type="float">
            <text:p>-0.0414429</text:p>
          </table:table-cell>
          <table:table-cell table:number-columns-repeated="7"/>
        </table:table-row>
        <table:table-row table:style-name="ro1">
          <table:table-cell office:value-type="float" office:value="-0.844666" calcext:value-type="float">
            <text:p>-0.844666</text:p>
          </table:table-cell>
          <table:table-cell office:value-type="float" office:value="0.0450439" calcext:value-type="float">
            <text:p>0.0450439</text:p>
          </table:table-cell>
          <table:table-cell table:number-columns-repeated="7"/>
        </table:table-row>
        <table:table-row table:style-name="ro1">
          <table:table-cell office:value-type="float" office:value="-0.875366" calcext:value-type="float">
            <text:p>-0.875366</text:p>
          </table:table-cell>
          <table:table-cell office:value-type="float" office:value="0.135376" calcext:value-type="float">
            <text:p>0.135376</text:p>
          </table:table-cell>
          <table:table-cell table:number-columns-repeated="7"/>
        </table:table-row>
        <table:table-row table:style-name="ro1">
          <table:table-cell office:value-type="float" office:value="-0.894379" calcext:value-type="float">
            <text:p>-0.894379</text:p>
          </table:table-cell>
          <table:table-cell office:value-type="float" office:value="0.22995" calcext:value-type="float">
            <text:p>0.22995</text:p>
          </table:table-cell>
          <table:table-cell table:number-columns-repeated="7"/>
        </table:table-row>
        <table:table-row table:style-name="ro1">
          <table:table-cell office:value-type="float" office:value="-0.90094" calcext:value-type="float">
            <text:p>-0.90094</text:p>
          </table:table-cell>
          <table:table-cell office:value-type="float" office:value="0.324524" calcext:value-type="float">
            <text:p>0.324524</text:p>
          </table:table-cell>
          <table:table-cell table:number-columns-repeated="7"/>
        </table:table-row>
        <table:table-row table:style-name="ro1">
          <table:table-cell office:value-type="float" office:value="-0.896912" calcext:value-type="float">
            <text:p>-0.896912</text:p>
          </table:table-cell>
          <table:table-cell office:value-type="float" office:value="0.418732" calcext:value-type="float">
            <text:p>0.418732</text:p>
          </table:table-cell>
          <table:table-cell table:number-columns-repeated="7"/>
        </table:table-row>
        <table:table-row table:style-name="ro1">
          <table:table-cell office:value-type="float" office:value="-0.881104" calcext:value-type="float">
            <text:p>-0.881104</text:p>
          </table:table-cell>
          <table:table-cell office:value-type="float" office:value="0.511078" calcext:value-type="float">
            <text:p>0.511078</text:p>
          </table:table-cell>
          <table:table-cell table:number-columns-repeated="7"/>
        </table:table-row>
        <table:table-row table:style-name="ro1">
          <table:table-cell office:value-type="float" office:value="-0.855103" calcext:value-type="float">
            <text:p>-0.855103</text:p>
          </table:table-cell>
          <table:table-cell office:value-type="float" office:value="0.596832" calcext:value-type="float">
            <text:p>0.596832</text:p>
          </table:table-cell>
          <table:table-cell table:number-columns-repeated="7"/>
        </table:table-row>
        <table:table-row table:style-name="ro1">
          <table:table-cell office:value-type="float" office:value="-0.819031" calcext:value-type="float">
            <text:p>-0.819031</text:p>
          </table:table-cell>
          <table:table-cell office:value-type="float" office:value="0.677704" calcext:value-type="float">
            <text:p>0.677704</text:p>
          </table:table-cell>
          <table:table-cell table:number-columns-repeated="7"/>
        </table:table-row>
        <table:table-row table:style-name="ro1">
          <table:table-cell office:value-type="float" office:value="-0.772308" calcext:value-type="float">
            <text:p>-0.772308</text:p>
          </table:table-cell>
          <table:table-cell office:value-type="float" office:value="0.751526" calcext:value-type="float">
            <text:p>0.751526</text:p>
          </table:table-cell>
          <table:table-cell table:number-columns-repeated="7"/>
        </table:table-row>
        <table:table-row table:style-name="ro1">
          <table:table-cell office:value-type="float" office:value="-0.7164" calcext:value-type="float">
            <text:p>-0.7164</text:p>
          </table:table-cell>
          <table:table-cell office:value-type="float" office:value="0.816772" calcext:value-type="float">
            <text:p>0.816772</text:p>
          </table:table-cell>
          <table:table-cell table:number-columns-repeated="7"/>
        </table:table-row>
        <table:table-row table:style-name="ro1">
          <table:table-cell office:value-type="float" office:value="-0.650543" calcext:value-type="float">
            <text:p>-0.650543</text:p>
          </table:table-cell>
          <table:table-cell office:value-type="float" office:value="0.874268" calcext:value-type="float">
            <text:p>0.874268</text:p>
          </table:table-cell>
          <table:table-cell table:number-columns-repeated="7"/>
        </table:table-row>
        <table:table-row table:style-name="ro1">
          <table:table-cell office:value-type="float" office:value="-0.576721" calcext:value-type="float">
            <text:p>-0.576721</text:p>
          </table:table-cell>
          <table:table-cell office:value-type="float" office:value="0.921661" calcext:value-type="float">
            <text:p>0.921661</text:p>
          </table:table-cell>
          <table:table-cell table:number-columns-repeated="7"/>
        </table:table-row>
        <table:table-row table:style-name="ro1">
          <table:table-cell office:value-type="float" office:value="-0.495209" calcext:value-type="float">
            <text:p>-0.495209</text:p>
          </table:table-cell>
          <table:table-cell office:value-type="float" office:value="0.958527" calcext:value-type="float">
            <text:p>0.958527</text:p>
          </table:table-cell>
          <table:table-cell table:number-columns-repeated="7"/>
        </table:table-row>
        <table:table-row table:style-name="ro1">
          <table:table-cell office:value-type="float" office:value="-0.407654" calcext:value-type="float">
            <text:p>-0.407654</text:p>
          </table:table-cell>
          <table:table-cell office:value-type="float" office:value="0.985504" calcext:value-type="float">
            <text:p>0.985504</text:p>
          </table:table-cell>
          <table:table-cell table:number-columns-repeated="7"/>
        </table:table-row>
        <table:table-row table:style-name="ro1">
          <table:table-cell office:value-type="float" office:value="-0.316162" calcext:value-type="float">
            <text:p>-0.316162</text:p>
          </table:table-cell>
          <table:table-cell office:value-type="float" office:value="0.999817" calcext:value-type="float">
            <text:p>0.999817</text:p>
          </table:table-cell>
          <table:table-cell table:number-columns-repeated="7"/>
        </table:table-row>
        <table:table-row table:style-name="ro1">
          <table:table-cell office:value-type="float" office:value="-0.222626" calcext:value-type="float">
            <text:p>-0.222626</text:p>
          </table:table-cell>
          <table:table-cell office:value-type="float" office:value="0.999908" calcext:value-type="float">
            <text:p>0.999908</text:p>
          </table:table-cell>
          <table:table-cell table:number-columns-repeated="7"/>
        </table:table-row>
        <table:table-row table:style-name="ro1">
          <table:table-cell office:value-type="float" office:value="-0.128571" calcext:value-type="float">
            <text:p>-0.128571</text:p>
          </table:table-cell>
          <table:table-cell office:value-type="float" office:value="0.991241" calcext:value-type="float">
            <text:p>0.991241</text:p>
          </table:table-cell>
          <table:table-cell table:number-columns-repeated="7"/>
        </table:table-row>
        <table:table-row table:style-name="ro1">
          <table:table-cell office:value-type="float" office:value="-0.0368042" calcext:value-type="float">
            <text:p>-0.0368042</text:p>
          </table:table-cell>
          <table:table-cell office:value-type="float" office:value="0.968658" calcext:value-type="float">
            <text:p>0.968658</text:p>
          </table:table-cell>
          <table:table-cell table:number-columns-repeated="7"/>
        </table:table-row>
        <table:table-row table:style-name="ro1">
          <table:table-cell office:value-type="float" office:value="0.0513" calcext:value-type="float">
            <text:p>0.0513</text:p>
          </table:table-cell>
          <table:table-cell office:value-type="float" office:value="0.933929" calcext:value-type="float">
            <text:p>0.933929</text:p>
          </table:table-cell>
          <table:table-cell table:number-columns-repeated="7"/>
        </table:table-row>
        <table:table-row table:style-name="ro1">
          <table:table-cell office:value-type="float" office:value="0.13443" calcext:value-type="float">
            <text:p>0.13443</text:p>
          </table:table-cell>
          <table:table-cell office:value-type="float" office:value="0.887909" calcext:value-type="float">
            <text:p>0.887909</text:p>
          </table:table-cell>
          <table:table-cell table:number-columns-repeated="7"/>
        </table:table-row>
        <table:table-row table:style-name="ro1">
          <table:table-cell office:value-type="float" office:value="0.210083" calcext:value-type="float">
            <text:p>0.210083</text:p>
          </table:table-cell>
          <table:table-cell office:value-type="float" office:value="0.831085" calcext:value-type="float">
            <text:p>0.831085</text:p>
          </table:table-cell>
          <table:table-cell table:number-columns-repeated="7"/>
        </table:table-row>
        <table:table-row table:style-name="ro1">
          <table:table-cell office:value-type="float" office:value="0.275635" calcext:value-type="float">
            <text:p>0.275635</text:p>
          </table:table-cell>
          <table:table-cell office:value-type="float" office:value="0.763824" calcext:value-type="float">
            <text:p>0.763824</text:p>
          </table:table-cell>
          <table:table-cell table:number-columns-repeated="7"/>
        </table:table-row>
        <table:table-row table:style-name="ro1">
          <table:table-cell office:value-type="float" office:value="0.331177" calcext:value-type="float">
            <text:p>0.331177</text:p>
          </table:table-cell>
          <table:table-cell office:value-type="float" office:value="0.687408" calcext:value-type="float">
            <text:p>0.687408</text:p>
          </table:table-cell>
          <table:table-cell table:number-columns-repeated="7"/>
        </table:table-row>
        <table:table-row table:style-name="ro1">
          <table:table-cell office:value-type="float" office:value="0.375458" calcext:value-type="float">
            <text:p>0.375458</text:p>
          </table:table-cell>
          <table:table-cell office:value-type="float" office:value="0.604065" calcext:value-type="float">
            <text:p>0.604065</text:p>
          </table:table-cell>
          <table:table-cell table:number-columns-repeated="7"/>
        </table:table-row>
        <table:table-row table:style-name="ro1">
          <table:table-cell office:value-type="float" office:value="0.405975" calcext:value-type="float">
            <text:p>0.405975</text:p>
          </table:table-cell>
          <table:table-cell office:value-type="float" office:value="0.514343" calcext:value-type="float">
            <text:p>0.514343</text:p>
          </table:table-cell>
          <table:table-cell table:number-columns-repeated="7"/>
        </table:table-row>
        <table:table-row table:style-name="ro1">
          <table:table-cell office:value-type="float" office:value="0.423126" calcext:value-type="float">
            <text:p>0.423126</text:p>
          </table:table-cell>
          <table:table-cell office:value-type="float" office:value="0.421082" calcext:value-type="float">
            <text:p>0.421082</text:p>
          </table:table-cell>
          <table:table-cell table:number-columns-repeated="7"/>
        </table:table-row>
        <table:table-row table:style-name="ro1">
          <table:table-cell office:value-type="float" office:value="0.426727" calcext:value-type="float">
            <text:p>0.426727</text:p>
          </table:table-cell>
          <table:table-cell office:value-type="float" office:value="0.325348" calcext:value-type="float">
            <text:p>0.325348</text:p>
          </table:table-cell>
          <table:table-cell table:number-columns-repeated="7"/>
        </table:table-row>
        <table:table-row table:style-name="ro1">
          <table:table-cell office:value-type="float" office:value="0.416046" calcext:value-type="float">
            <text:p>0.416046</text:p>
          </table:table-cell>
          <table:table-cell office:value-type="float" office:value="0.22821" calcext:value-type="float">
            <text:p>0.22821</text:p>
          </table:table-cell>
          <table:table-cell table:number-columns-repeated="7"/>
        </table:table-row>
        <table:table-row table:style-name="ro1">
          <table:table-cell office:value-type="float" office:value="0.389343" calcext:value-type="float">
            <text:p>0.389343</text:p>
          </table:table-cell>
          <table:table-cell office:value-type="float" office:value="0.135071" calcext:value-type="float">
            <text:p>0.135071</text:p>
          </table:table-cell>
          <table:table-cell table:number-columns-repeated="7"/>
        </table:table-row>
        <table:table-row table:style-name="ro1">
          <table:table-cell office:value-type="float" office:value="0.348663" calcext:value-type="float">
            <text:p>0.348663</text:p>
          </table:table-cell>
          <table:table-cell office:value-type="float" office:value="0.0452271" calcext:value-type="float">
            <text:p>0.0452271</text:p>
          </table:table-cell>
          <table:table-cell table:number-columns-repeated="7"/>
        </table:table-row>
        <table:table-row table:style-name="ro1">
          <table:table-cell office:value-type="float" office:value="0.296204" calcext:value-type="float">
            <text:p>0.296204</text:p>
          </table:table-cell>
          <table:table-cell office:value-type="float" office:value="-0.0389404" calcext:value-type="float">
            <text:p>-0.0389404</text:p>
          </table:table-cell>
          <table:table-cell table:number-columns-repeated="7"/>
        </table:table-row>
        <table:table-row table:style-name="ro1">
          <table:table-cell office:value-type="float" office:value="0.229248" calcext:value-type="float">
            <text:p>0.229248</text:p>
          </table:table-cell>
          <table:table-cell office:value-type="float" office:value="-0.115112" calcext:value-type="float">
            <text:p>-0.115112</text:p>
          </table:table-cell>
          <table:table-cell table:number-columns-repeated="7"/>
        </table:table-row>
        <table:table-row table:style-name="ro1">
          <table:table-cell office:value-type="float" office:value="0.15097" calcext:value-type="float">
            <text:p>0.15097</text:p>
          </table:table-cell>
          <table:table-cell office:value-type="float" office:value="-0.182587" calcext:value-type="float">
            <text:p>-0.182587</text:p>
          </table:table-cell>
          <table:table-cell table:number-columns-repeated="7"/>
        </table:table-row>
        <table:table-row table:style-name="ro1">
          <table:table-cell office:value-type="float" office:value="0.0646057" calcext:value-type="float">
            <text:p>0.0646057</text:p>
          </table:table-cell>
          <table:table-cell office:value-type="float" office:value="-0.239044" calcext:value-type="float">
            <text:p>-0.239044</text:p>
          </table:table-cell>
          <table:table-cell table:number-columns-repeated="7"/>
        </table:table-row>
        <table:table-row table:style-name="ro1">
          <table:table-cell office:value-type="float" office:value="-0.0274658" calcext:value-type="float">
            <text:p>-0.0274658</text:p>
          </table:table-cell>
          <table:table-cell office:value-type="float" office:value="-0.282257" calcext:value-type="float">
            <text:p>-0.282257</text:p>
          </table:table-cell>
          <table:table-cell table:number-columns-repeated="7"/>
        </table:table-row>
        <table:table-row table:style-name="ro1">
          <table:table-cell office:value-type="float" office:value="-0.126251" calcext:value-type="float">
            <text:p>-0.126251</text:p>
          </table:table-cell>
          <table:table-cell office:value-type="float" office:value="-0.314514" calcext:value-type="float">
            <text:p>-0.314514</text:p>
          </table:table-cell>
          <table:table-cell table:number-columns-repeated="7"/>
        </table:table-row>
        <table:table-row table:style-name="ro1">
          <table:table-cell office:value-type="float" office:value="-0.227173" calcext:value-type="float">
            <text:p>-0.227173</text:p>
          </table:table-cell>
          <table:table-cell office:value-type="float" office:value="-0.334045" calcext:value-type="float">
            <text:p>-0.334045</text:p>
          </table:table-cell>
          <table:table-cell table:number-columns-repeated="7"/>
        </table:table-row>
        <table:table-row table:style-name="ro1">
          <table:table-cell office:value-type="float" office:value="-0.327118" calcext:value-type="float">
            <text:p>-0.327118</text:p>
          </table:table-cell>
          <table:table-cell office:value-type="float" office:value="-0.337891" calcext:value-type="float">
            <text:p>-0.337891</text:p>
          </table:table-cell>
          <table:table-cell table:number-columns-repeated="7"/>
        </table:table-row>
        <table:table-row table:style-name="ro1">
          <table:table-cell office:value-type="float" office:value="-0.423553" calcext:value-type="float">
            <text:p>-0.423553</text:p>
          </table:table-cell>
          <table:table-cell office:value-type="float" office:value="-0.327972" calcext:value-type="float">
            <text:p>-0.327972</text:p>
          </table:table-cell>
          <table:table-cell table:number-columns-repeated="7"/>
        </table:table-row>
        <table:table-row table:style-name="ro1">
          <table:table-cell office:value-type="float" office:value="-0.514557" calcext:value-type="float">
            <text:p>-0.514557</text:p>
          </table:table-cell>
          <table:table-cell office:value-type="float" office:value="-0.303711" calcext:value-type="float">
            <text:p>-0.303711</text:p>
          </table:table-cell>
          <table:table-cell table:number-columns-repeated="7"/>
        </table:table-row>
        <table:table-row table:style-name="ro1">
          <table:table-cell office:value-type="float" office:value="-0.598572" calcext:value-type="float">
            <text:p>-0.598572</text:p>
          </table:table-cell>
          <table:table-cell office:value-type="float" office:value="-0.265045" calcext:value-type="float">
            <text:p>-0.265045</text:p>
          </table:table-cell>
          <table:table-cell table:number-columns-repeated="7"/>
        </table:table-row>
        <table:table-row table:style-name="ro1">
          <table:table-cell office:value-type="float" office:value="-0.673401" calcext:value-type="float">
            <text:p>-0.673401</text:p>
          </table:table-cell>
          <table:table-cell office:value-type="float" office:value="-0.210846" calcext:value-type="float">
            <text:p>-0.210846</text:p>
          </table:table-cell>
          <table:table-cell table:number-columns-repeated="7"/>
        </table:table-row>
        <table:table-row table:style-name="ro1">
          <table:table-cell office:value-type="float" office:value="-0.740326" calcext:value-type="float">
            <text:p>-0.740326</text:p>
          </table:table-cell>
          <table:table-cell office:value-type="float" office:value="-0.14801" calcext:value-type="float">
            <text:p>-0.14801</text:p>
          </table:table-cell>
          <table:table-cell table:number-columns-repeated="7"/>
        </table:table-row>
        <table:table-row table:style-name="ro1">
          <table:table-cell office:value-type="float" office:value="-0.795959" calcext:value-type="float">
            <text:p>-0.795959</text:p>
          </table:table-cell>
          <table:table-cell office:value-type="float" office:value="-0.0749817" calcext:value-type="float">
            <text:p>-0.0749817</text:p>
          </table:table-cell>
          <table:table-cell table:number-columns-repeated="7"/>
        </table:table-row>
        <table:table-row table:style-name="ro1">
          <table:table-cell office:value-type="float" office:value="-0.839844" calcext:value-type="float">
            <text:p>-0.839844</text:p>
          </table:table-cell>
          <table:table-cell office:value-type="float" office:value="0.0103455" calcext:value-type="float">
            <text:p>0.0103455</text:p>
          </table:table-cell>
          <table:table-cell table:number-columns-repeated="7"/>
        </table:table-row>
        <table:table-row table:style-name="ro1">
          <table:table-cell office:value-type="float" office:value="-0.874451" calcext:value-type="float">
            <text:p>-0.874451</text:p>
          </table:table-cell>
          <table:table-cell office:value-type="float" office:value="0.0976868" calcext:value-type="float">
            <text:p>0.0976868</text:p>
          </table:table-cell>
          <table:table-cell table:number-columns-repeated="7"/>
        </table:table-row>
        <table:table-row table:style-name="ro1">
          <table:table-cell office:value-type="float" office:value="-0.896362" calcext:value-type="float">
            <text:p>-0.896362</text:p>
          </table:table-cell>
          <table:table-cell office:value-type="float" office:value="0.191284" calcext:value-type="float">
            <text:p>0.191284</text:p>
          </table:table-cell>
          <table:table-cell table:number-columns-repeated="7"/>
        </table:table-row>
        <table:table-row table:style-name="ro1">
          <table:table-cell office:value-type="float" office:value="-0.906677" calcext:value-type="float">
            <text:p>-0.906677</text:p>
          </table:table-cell>
          <table:table-cell office:value-type="float" office:value="0.285126" calcext:value-type="float">
            <text:p>0.285126</text:p>
          </table:table-cell>
          <table:table-cell table:number-columns-repeated="7"/>
        </table:table-row>
        <table:table-row table:style-name="ro1">
          <table:table-cell office:value-type="float" office:value="-0.906342" calcext:value-type="float">
            <text:p>-0.906342</text:p>
          </table:table-cell>
          <table:table-cell office:value-type="float" office:value="0.379364" calcext:value-type="float">
            <text:p>0.379364</text:p>
          </table:table-cell>
          <table:table-cell table:number-columns-repeated="7"/>
        </table:table-row>
        <table:table-row table:style-name="ro1">
          <table:table-cell office:value-type="float" office:value="-0.893097" calcext:value-type="float">
            <text:p>-0.893097</text:p>
          </table:table-cell>
          <table:table-cell office:value-type="float" office:value="0.472046" calcext:value-type="float">
            <text:p>0.472046</text:p>
          </table:table-cell>
          <table:table-cell table:number-columns-repeated="7"/>
        </table:table-row>
        <table:table-row table:style-name="ro1">
          <table:table-cell office:value-type="float" office:value="-0.870056" calcext:value-type="float">
            <text:p>-0.870056</text:p>
          </table:table-cell>
          <table:table-cell office:value-type="float" office:value="0.559937" calcext:value-type="float">
            <text:p>0.559937</text:p>
          </table:table-cell>
          <table:table-cell table:number-columns-repeated="7"/>
        </table:table-row>
        <table:table-row table:style-name="ro1">
          <table:table-cell office:value-type="float" office:value="-0.836456" calcext:value-type="float">
            <text:p>-0.836456</text:p>
          </table:table-cell>
          <table:table-cell office:value-type="float" office:value="0.642975" calcext:value-type="float">
            <text:p>0.642975</text:p>
          </table:table-cell>
          <table:table-cell table:number-columns-repeated="7"/>
        </table:table-row>
        <table:table-row table:style-name="ro1">
          <table:table-cell office:value-type="float" office:value="-0.792969" calcext:value-type="float">
            <text:p>-0.792969</text:p>
          </table:table-cell>
          <table:table-cell office:value-type="float" office:value="0.719208" calcext:value-type="float">
            <text:p>0.719208</text:p>
          </table:table-cell>
          <table:table-cell table:number-columns-repeated="7"/>
        </table:table-row>
        <table:table-row table:style-name="ro1">
          <table:table-cell office:value-type="float" office:value="-0.739838" calcext:value-type="float">
            <text:p>-0.739838</text:p>
          </table:table-cell>
          <table:table-cell office:value-type="float" office:value="0.787323" calcext:value-type="float">
            <text:p>0.787323</text:p>
          </table:table-cell>
          <table:table-cell table:number-columns-repeated="7"/>
        </table:table-row>
        <table:table-row table:style-name="ro1">
          <table:table-cell office:value-type="float" office:value="-0.676392" calcext:value-type="float">
            <text:p>-0.676392</text:p>
          </table:table-cell>
          <table:table-cell office:value-type="float" office:value="0.846893" calcext:value-type="float">
            <text:p>0.846893</text:p>
          </table:table-cell>
          <table:table-cell table:number-columns-repeated="7"/>
        </table:table-row>
        <table:table-row table:style-name="ro1">
          <table:table-cell office:value-type="float" office:value="-0.605011" calcext:value-type="float">
            <text:p>-0.605011</text:p>
          </table:table-cell>
          <table:table-cell office:value-type="float" office:value="0.8974" calcext:value-type="float">
            <text:p>0.8974</text:p>
          </table:table-cell>
          <table:table-cell table:number-columns-repeated="7"/>
        </table:table-row>
        <table:table-row table:style-name="ro1">
          <table:table-cell office:value-type="float" office:value="-0.52533" calcext:value-type="float">
            <text:p>-0.52533</text:p>
          </table:table-cell>
          <table:table-cell office:value-type="float" office:value="0.938324" calcext:value-type="float">
            <text:p>0.938324</text:p>
          </table:table-cell>
          <table:table-cell table:number-columns-repeated="7"/>
        </table:table-row>
        <table:table-row table:style-name="ro1">
          <table:table-cell office:value-type="float" office:value="-0.439972" calcext:value-type="float">
            <text:p>-0.439972</text:p>
          </table:table-cell>
          <table:table-cell office:value-type="float" office:value="0.96698" calcext:value-type="float">
            <text:p>0.96698</text:p>
          </table:table-cell>
          <table:table-cell table:number-columns-repeated="7"/>
        </table:table-row>
        <table:table-row table:style-name="ro1">
          <table:table-cell office:value-type="float" office:value="-0.349731" calcext:value-type="float">
            <text:p>-0.349731</text:p>
          </table:table-cell>
          <table:table-cell office:value-type="float" office:value="0.985474" calcext:value-type="float">
            <text:p>0.985474</text:p>
          </table:table-cell>
          <table:table-cell table:number-columns-repeated="7"/>
        </table:table-row>
        <table:table-row table:style-name="ro1">
          <table:table-cell office:value-type="float" office:value="-0.256165" calcext:value-type="float">
            <text:p>-0.256165</text:p>
          </table:table-cell>
          <table:table-cell office:value-type="float" office:value="0.991913" calcext:value-type="float">
            <text:p>0.991913</text:p>
          </table:table-cell>
          <table:table-cell table:number-columns-repeated="7"/>
        </table:table-row>
        <table:table-row table:style-name="ro1">
          <table:table-cell office:value-type="float" office:value="-0.162903" calcext:value-type="float">
            <text:p>-0.162903</text:p>
          </table:table-cell>
          <table:table-cell office:value-type="float" office:value="0.983856" calcext:value-type="float">
            <text:p>0.983856</text:p>
          </table:table-cell>
          <table:table-cell table:number-columns-repeated="7"/>
        </table:table-row>
        <table:table-row table:style-name="ro1">
          <table:table-cell office:value-type="float" office:value="-0.0706787" calcext:value-type="float">
            <text:p>-0.0706787</text:p>
          </table:table-cell>
          <table:table-cell office:value-type="float" office:value="0.965393" calcext:value-type="float">
            <text:p>0.965393</text:p>
          </table:table-cell>
          <table:table-cell table:number-columns-repeated="7"/>
        </table:table-row>
        <table:table-row table:style-name="ro1">
          <table:table-cell office:value-type="float" office:value="0.0187683" calcext:value-type="float">
            <text:p>0.0187683</text:p>
          </table:table-cell>
          <table:table-cell office:value-type="float" office:value="0.934113" calcext:value-type="float">
            <text:p>0.934113</text:p>
          </table:table-cell>
          <table:table-cell table:number-columns-repeated="7"/>
        </table:table-row>
        <table:table-row table:style-name="ro1">
          <table:table-cell office:value-type="float" office:value="0.102295" calcext:value-type="float">
            <text:p>0.102295</text:p>
          </table:table-cell>
          <table:table-cell office:value-type="float" office:value="0.891876" calcext:value-type="float">
            <text:p>0.891876</text:p>
          </table:table-cell>
          <table:table-cell table:number-columns-repeated="7"/>
        </table:table-row>
        <table:table-row table:style-name="ro1">
          <table:table-cell office:value-type="float" office:value="0.179321" calcext:value-type="float">
            <text:p>0.179321</text:p>
          </table:table-cell>
          <table:table-cell office:value-type="float" office:value="0.83847" calcext:value-type="float">
            <text:p>0.83847</text:p>
          </table:table-cell>
          <table:table-cell table:number-columns-repeated="7"/>
        </table:table-row>
        <table:table-row table:style-name="ro1">
          <table:table-cell office:value-type="float" office:value="0.247101" calcext:value-type="float">
            <text:p>0.247101</text:p>
          </table:table-cell>
          <table:table-cell office:value-type="float" office:value="0.773865" calcext:value-type="float">
            <text:p>0.773865</text:p>
          </table:table-cell>
          <table:table-cell table:number-columns-repeated="7"/>
        </table:table-row>
        <table:table-row table:style-name="ro1">
          <table:table-cell office:value-type="float" office:value="0.30423" calcext:value-type="float">
            <text:p>0.30423</text:p>
          </table:table-cell>
          <table:table-cell office:value-type="float" office:value="0.700958" calcext:value-type="float">
            <text:p>0.700958</text:p>
          </table:table-cell>
          <table:table-cell table:number-columns-repeated="7"/>
        </table:table-row>
        <table:table-row table:style-name="ro1">
          <table:table-cell office:value-type="float" office:value="0.350464" calcext:value-type="float">
            <text:p>0.350464</text:p>
          </table:table-cell>
          <table:table-cell office:value-type="float" office:value="0.620544" calcext:value-type="float">
            <text:p>0.620544</text:p>
          </table:table-cell>
          <table:table-cell table:number-columns-repeated="7"/>
        </table:table-row>
        <table:table-row table:style-name="ro1">
          <table:table-cell office:value-type="float" office:value="0.382446" calcext:value-type="float">
            <text:p>0.382446</text:p>
          </table:table-cell>
          <table:table-cell office:value-type="float" office:value="0.533264" calcext:value-type="float">
            <text:p>0.533264</text:p>
          </table:table-cell>
          <table:table-cell table:number-columns-repeated="7"/>
        </table:table-row>
        <table:table-row table:style-name="ro1">
          <table:table-cell office:value-type="float" office:value="0.400848" calcext:value-type="float">
            <text:p>0.400848</text:p>
          </table:table-cell>
          <table:table-cell office:value-type="float" office:value="0.442108" calcext:value-type="float">
            <text:p>0.442108</text:p>
          </table:table-cell>
          <table:table-cell table:number-columns-repeated="7"/>
        </table:table-row>
        <table:table-row table:style-name="ro1">
          <table:table-cell office:value-type="float" office:value="0.406433" calcext:value-type="float">
            <text:p>0.406433</text:p>
          </table:table-cell>
          <table:table-cell office:value-type="float" office:value="0.349884" calcext:value-type="float">
            <text:p>0.349884</text:p>
          </table:table-cell>
          <table:table-cell table:number-columns-repeated="7"/>
        </table:table-row>
        <table:table-row table:style-name="ro1">
          <table:table-cell office:value-type="float" office:value="0.396393" calcext:value-type="float">
            <text:p>0.396393</text:p>
          </table:table-cell>
          <table:table-cell office:value-type="float" office:value="0.256653" calcext:value-type="float">
            <text:p>0.256653</text:p>
          </table:table-cell>
          <table:table-cell table:number-columns-repeated="7"/>
        </table:table-row>
        <table:table-row table:style-name="ro1">
          <table:table-cell office:value-type="float" office:value="0.371796" calcext:value-type="float">
            <text:p>0.371796</text:p>
          </table:table-cell>
          <table:table-cell office:value-type="float" office:value="0.165985" calcext:value-type="float">
            <text:p>0.165985</text:p>
          </table:table-cell>
          <table:table-cell table:number-columns-repeated="7"/>
        </table:table-row>
        <table:table-row table:style-name="ro1">
          <table:table-cell office:value-type="float" office:value="0.334869" calcext:value-type="float">
            <text:p>0.334869</text:p>
          </table:table-cell>
          <table:table-cell office:value-type="float" office:value="0.0796509" calcext:value-type="float">
            <text:p>0.0796509</text:p>
          </table:table-cell>
          <table:table-cell table:number-columns-repeated="7"/>
        </table:table-row>
        <table:table-row table:style-name="ro1">
          <table:table-cell office:value-type="float" office:value="0.282959" calcext:value-type="float">
            <text:p>0.282959</text:p>
          </table:table-cell>
          <table:table-cell table:style-name="ce3" office:value-type="float" office:value="0.0000915527" calcext:value-type="float">
            <text:p>9.16E-005</text:p>
          </table:table-cell>
          <table:table-cell table:number-columns-repeated="7"/>
        </table:table-row>
        <table:table-row table:style-name="ro1">
          <table:table-cell office:value-type="float" office:value="0.220062" calcext:value-type="float">
            <text:p>0.220062</text:p>
          </table:table-cell>
          <table:table-cell office:value-type="float" office:value="-0.0731201" calcext:value-type="float">
            <text:p>-0.0731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formula="of:=AVERAGE([.A2624:.A2751])" office:value-type="float" office:value="-0.30915692859375" calcext:value-type="float">
            <text:p>-0.3091569286</text:p>
          </table:table-cell>
          <table:table-cell table:formula="of:=AVERAGE([.B2624:.B2751])" office:value-type="float" office:value="0.3607525796875" calcext:value-type="float">
            <text:p>0.3607525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147064" calcext:value-type="float">
            <text:p>0.147064</text:p>
          </table:table-cell>
          <table:table-cell office:value-type="float" office:value="-0.135864" calcext:value-type="float">
            <text:p>-0.135864</text:p>
          </table:table-cell>
          <table:table-cell table:number-columns-repeated="7"/>
        </table:table-row>
        <table:table-row table:style-name="ro1">
          <table:table-cell office:value-type="float" office:value="0.0662537" calcext:value-type="float">
            <text:p>0.0662537</text:p>
          </table:table-cell>
          <table:table-cell office:value-type="float" office:value="-0.187958" calcext:value-type="float">
            <text:p>-0.187958</text:p>
          </table:table-cell>
          <table:table-cell table:number-columns-repeated="7"/>
        </table:table-row>
        <table:table-row table:style-name="ro1">
          <table:table-cell office:value-type="float" office:value="-0.0205078" calcext:value-type="float">
            <text:p>-0.0205078</text:p>
          </table:table-cell>
          <table:table-cell office:value-type="float" office:value="-0.228821" calcext:value-type="float">
            <text:p>-0.228821</text:p>
          </table:table-cell>
          <table:table-cell table:number-columns-repeated="7"/>
        </table:table-row>
        <table:table-row table:style-name="ro1">
          <table:table-cell office:value-type="float" office:value="-0.111298" calcext:value-type="float">
            <text:p>-0.111298</text:p>
          </table:table-cell>
          <table:table-cell office:value-type="float" office:value="-0.257141" calcext:value-type="float">
            <text:p>-0.257141</text:p>
          </table:table-cell>
          <table:table-cell table:number-columns-repeated="7"/>
        </table:table-row>
        <table:table-row table:style-name="ro1">
          <table:table-cell office:value-type="float" office:value="-0.202698" calcext:value-type="float">
            <text:p>-0.202698</text:p>
          </table:table-cell>
          <table:table-cell office:value-type="float" office:value="-0.272888" calcext:value-type="float">
            <text:p>-0.272888</text:p>
          </table:table-cell>
          <table:table-cell table:number-columns-repeated="7"/>
        </table:table-row>
        <table:table-row table:style-name="ro1">
          <table:table-cell office:value-type="float" office:value="-0.292786" calcext:value-type="float">
            <text:p>-0.292786</text:p>
          </table:table-cell>
          <table:table-cell office:value-type="float" office:value="-0.274567" calcext:value-type="float">
            <text:p>-0.274567</text:p>
          </table:table-cell>
          <table:table-cell table:number-columns-repeated="7"/>
        </table:table-row>
        <table:table-row table:style-name="ro1">
          <table:table-cell office:value-type="float" office:value="-0.379608" calcext:value-type="float">
            <text:p>-0.379608</text:p>
          </table:table-cell>
          <table:table-cell office:value-type="float" office:value="-0.26413" calcext:value-type="float">
            <text:p>-0.26413</text:p>
          </table:table-cell>
          <table:table-cell table:number-columns-repeated="7"/>
        </table:table-row>
        <table:table-row table:style-name="ro1">
          <table:table-cell office:value-type="float" office:value="-0.46109" calcext:value-type="float">
            <text:p>-0.46109</text:p>
          </table:table-cell>
          <table:table-cell office:value-type="float" office:value="-0.23999" calcext:value-type="float">
            <text:p>-0.23999</text:p>
          </table:table-cell>
          <table:table-cell table:number-columns-repeated="7"/>
        </table:table-row>
        <table:table-row table:style-name="ro1">
          <table:table-cell office:value-type="float" office:value="-0.535309" calcext:value-type="float">
            <text:p>-0.535309</text:p>
          </table:table-cell>
          <table:table-cell office:value-type="float" office:value="-0.203705" calcext:value-type="float">
            <text:p>-0.203705</text:p>
          </table:table-cell>
          <table:table-cell table:number-columns-repeated="7"/>
        </table:table-row>
        <table:table-row table:style-name="ro1">
          <table:table-cell office:value-type="float" office:value="-0.601929" calcext:value-type="float">
            <text:p>-0.601929</text:p>
          </table:table-cell>
          <table:table-cell office:value-type="float" office:value="-0.155365" calcext:value-type="float">
            <text:p>-0.155365</text:p>
          </table:table-cell>
          <table:table-cell table:number-columns-repeated="7"/>
        </table:table-row>
        <table:table-row table:style-name="ro1">
          <table:table-cell office:value-type="float" office:value="-0.659393" calcext:value-type="float">
            <text:p>-0.659393</text:p>
          </table:table-cell>
          <table:table-cell office:value-type="float" office:value="-0.0973816" calcext:value-type="float">
            <text:p>-0.0973816</text:p>
          </table:table-cell>
          <table:table-cell table:number-columns-repeated="7"/>
        </table:table-row>
        <table:table-row table:style-name="ro1">
          <table:table-cell office:value-type="float" office:value="-0.70871" calcext:value-type="float">
            <text:p>-0.70871</text:p>
          </table:table-cell>
          <table:table-cell office:value-type="float" office:value="-0.0334473" calcext:value-type="float">
            <text:p>-0.0334473</text:p>
          </table:table-cell>
          <table:table-cell table:number-columns-repeated="7"/>
        </table:table-row>
        <table:table-row table:style-name="ro1">
          <table:table-cell office:value-type="float" office:value="-0.746765" calcext:value-type="float">
            <text:p>-0.746765</text:p>
          </table:table-cell>
          <table:table-cell office:value-type="float" office:value="0.0374451" calcext:value-type="float">
            <text:p>0.0374451</text:p>
          </table:table-cell>
          <table:table-cell table:number-columns-repeated="7"/>
        </table:table-row>
        <table:table-row table:style-name="ro1">
          <table:table-cell office:value-type="float" office:value="-0.775055" calcext:value-type="float">
            <text:p>-0.775055</text:p>
          </table:table-cell>
          <table:table-cell office:value-type="float" office:value="0.113556" calcext:value-type="float">
            <text:p>0.113556</text:p>
          </table:table-cell>
          <table:table-cell table:number-columns-repeated="7"/>
        </table:table-row>
        <table:table-row table:style-name="ro1">
          <table:table-cell office:value-type="float" office:value="-0.79361" calcext:value-type="float">
            <text:p>-0.79361</text:p>
          </table:table-cell>
          <table:table-cell office:value-type="float" office:value="0.19101" calcext:value-type="float">
            <text:p>0.19101</text:p>
          </table:table-cell>
          <table:table-cell table:number-columns-repeated="7"/>
        </table:table-row>
        <table:table-row table:style-name="ro1">
          <table:table-cell office:value-type="float" office:value="-0.80127" calcext:value-type="float">
            <text:p>-0.80127</text:p>
          </table:table-cell>
          <table:table-cell office:value-type="float" office:value="0.269348" calcext:value-type="float">
            <text:p>0.269348</text:p>
          </table:table-cell>
          <table:table-cell table:number-columns-repeated="7"/>
        </table:table-row>
        <table:table-row table:style-name="ro1">
          <table:table-cell office:value-type="float" office:value="-0.799927" calcext:value-type="float">
            <text:p>-0.799927</text:p>
          </table:table-cell>
          <table:table-cell office:value-type="float" office:value="0.34613" calcext:value-type="float">
            <text:p>0.34613</text:p>
          </table:table-cell>
          <table:table-cell table:number-columns-repeated="7"/>
        </table:table-row>
        <table:table-row table:style-name="ro1">
          <table:table-cell office:value-type="float" office:value="-0.788788" calcext:value-type="float">
            <text:p>-0.788788</text:p>
          </table:table-cell>
          <table:table-cell office:value-type="float" office:value="0.421143" calcext:value-type="float">
            <text:p>0.421143</text:p>
          </table:table-cell>
          <table:table-cell table:number-columns-repeated="7"/>
        </table:table-row>
        <table:table-row table:style-name="ro1">
          <table:table-cell office:value-type="float" office:value="-0.768799" calcext:value-type="float">
            <text:p>-0.768799</text:p>
          </table:table-cell>
          <table:table-cell office:value-type="float" office:value="0.49292" calcext:value-type="float">
            <text:p>0.49292</text:p>
          </table:table-cell>
          <table:table-cell table:number-columns-repeated="7"/>
        </table:table-row>
        <table:table-row table:style-name="ro1">
          <table:table-cell office:value-type="float" office:value="-0.740753" calcext:value-type="float">
            <text:p>-0.740753</text:p>
          </table:table-cell>
          <table:table-cell office:value-type="float" office:value="0.560364" calcext:value-type="float">
            <text:p>0.560364</text:p>
          </table:table-cell>
          <table:table-cell table:number-columns-repeated="7"/>
        </table:table-row>
        <table:table-row table:style-name="ro1">
          <table:table-cell office:value-type="float" office:value="-0.704773" calcext:value-type="float">
            <text:p>-0.704773</text:p>
          </table:table-cell>
          <table:table-cell office:value-type="float" office:value="0.622681" calcext:value-type="float">
            <text:p>0.622681</text:p>
          </table:table-cell>
          <table:table-cell table:number-columns-repeated="7"/>
        </table:table-row>
        <table:table-row table:style-name="ro1">
          <table:table-cell office:value-type="float" office:value="-0.661438" calcext:value-type="float">
            <text:p>-0.661438</text:p>
          </table:table-cell>
          <table:table-cell office:value-type="float" office:value="0.678558" calcext:value-type="float">
            <text:p>0.678558</text:p>
          </table:table-cell>
          <table:table-cell table:number-columns-repeated="7"/>
        </table:table-row>
        <table:table-row table:style-name="ro1">
          <table:table-cell office:value-type="float" office:value="-0.609985" calcext:value-type="float">
            <text:p>-0.609985</text:p>
          </table:table-cell>
          <table:table-cell office:value-type="float" office:value="0.727356" calcext:value-type="float">
            <text:p>0.727356</text:p>
          </table:table-cell>
          <table:table-cell table:number-columns-repeated="7"/>
        </table:table-row>
        <table:table-row table:style-name="ro1">
          <table:table-cell office:value-type="float" office:value="-0.554016" calcext:value-type="float">
            <text:p>-0.554016</text:p>
          </table:table-cell>
          <table:table-cell office:value-type="float" office:value="0.769073" calcext:value-type="float">
            <text:p>0.769073</text:p>
          </table:table-cell>
          <table:table-cell table:number-columns-repeated="7"/>
        </table:table-row>
        <table:table-row table:style-name="ro1">
          <table:table-cell office:value-type="float" office:value="-0.492126" calcext:value-type="float">
            <text:p>-0.492126</text:p>
          </table:table-cell>
          <table:table-cell office:value-type="float" office:value="0.802399" calcext:value-type="float">
            <text:p>0.802399</text:p>
          </table:table-cell>
          <table:table-cell table:number-columns-repeated="7"/>
        </table:table-row>
        <table:table-row table:style-name="ro1">
          <table:table-cell office:value-type="float" office:value="-0.426514" calcext:value-type="float">
            <text:p>-0.426514</text:p>
          </table:table-cell>
          <table:table-cell office:value-type="float" office:value="0.826691" calcext:value-type="float">
            <text:p>0.826691</text:p>
          </table:table-cell>
          <table:table-cell table:number-columns-repeated="7"/>
        </table:table-row>
        <table:table-row table:style-name="ro1">
          <table:table-cell office:value-type="float" office:value="-0.357758" calcext:value-type="float">
            <text:p>-0.357758</text:p>
          </table:table-cell>
          <table:table-cell office:value-type="float" office:value="0.842072" calcext:value-type="float">
            <text:p>0.842072</text:p>
          </table:table-cell>
          <table:table-cell table:number-columns-repeated="7"/>
        </table:table-row>
        <table:table-row table:style-name="ro1">
          <table:table-cell office:value-type="float" office:value="-0.286957" calcext:value-type="float">
            <text:p>-0.286957</text:p>
          </table:table-cell>
          <table:table-cell office:value-type="float" office:value="0.848785" calcext:value-type="float">
            <text:p>0.848785</text:p>
          </table:table-cell>
          <table:table-cell table:number-columns-repeated="7"/>
        </table:table-row>
        <table:table-row table:style-name="ro1">
          <table:table-cell office:value-type="float" office:value="-0.216644" calcext:value-type="float">
            <text:p>-0.216644</text:p>
          </table:table-cell>
          <table:table-cell office:value-type="float" office:value="0.845917" calcext:value-type="float">
            <text:p>0.845917</text:p>
          </table:table-cell>
          <table:table-cell table:number-columns-repeated="7"/>
        </table:table-row>
        <table:table-row table:style-name="ro1">
          <table:table-cell office:value-type="float" office:value="-0.146606" calcext:value-type="float">
            <text:p>-0.146606</text:p>
          </table:table-cell>
          <table:table-cell office:value-type="float" office:value="0.834137" calcext:value-type="float">
            <text:p>0.834137</text:p>
          </table:table-cell>
          <table:table-cell table:number-columns-repeated="7"/>
        </table:table-row>
        <table:table-row table:style-name="ro1">
          <table:table-cell office:value-type="float" office:value="-0.078949" calcext:value-type="float">
            <text:p>-0.078949</text:p>
          </table:table-cell>
          <table:table-cell office:value-type="float" office:value="0.813263" calcext:value-type="float">
            <text:p>0.813263</text:p>
          </table:table-cell>
          <table:table-cell table:number-columns-repeated="7"/>
        </table:table-row>
        <table:table-row table:style-name="ro1">
          <table:table-cell office:value-type="float" office:value="-0.0153809" calcext:value-type="float">
            <text:p>-0.0153809</text:p>
          </table:table-cell>
          <table:table-cell office:value-type="float" office:value="0.783173" calcext:value-type="float">
            <text:p>0.783173</text:p>
          </table:table-cell>
          <table:table-cell table:number-columns-repeated="7"/>
        </table:table-row>
        <table:table-row table:style-name="ro1">
          <table:table-cell office:value-type="float" office:value="0.0439758" calcext:value-type="float">
            <text:p>0.0439758</text:p>
          </table:table-cell>
          <table:table-cell office:value-type="float" office:value="0.745667" calcext:value-type="float">
            <text:p>0.745667</text:p>
          </table:table-cell>
          <table:table-cell table:number-columns-repeated="7"/>
        </table:table-row>
        <table:table-row table:style-name="ro1">
          <table:table-cell office:value-type="float" office:value="0.0970154" calcext:value-type="float">
            <text:p>0.0970154</text:p>
          </table:table-cell>
          <table:table-cell office:value-type="float" office:value="0.699707" calcext:value-type="float">
            <text:p>0.699707</text:p>
          </table:table-cell>
          <table:table-cell table:number-columns-repeated="7"/>
        </table:table-row>
        <table:table-row table:style-name="ro1">
          <table:table-cell office:value-type="float" office:value="0.142242" calcext:value-type="float">
            <text:p>0.142242</text:p>
          </table:table-cell>
          <table:table-cell office:value-type="float" office:value="0.646973" calcext:value-type="float">
            <text:p>0.646973</text:p>
          </table:table-cell>
          <table:table-cell table:number-columns-repeated="7"/>
        </table:table-row>
        <table:table-row table:style-name="ro1">
          <table:table-cell office:value-type="float" office:value="0.179932" calcext:value-type="float">
            <text:p>0.179932</text:p>
          </table:table-cell>
          <table:table-cell office:value-type="float" office:value="0.588531" calcext:value-type="float">
            <text:p>0.588531</text:p>
          </table:table-cell>
          <table:table-cell table:number-columns-repeated="7"/>
        </table:table-row>
        <table:table-row table:style-name="ro1">
          <table:table-cell office:value-type="float" office:value="0.20871" calcext:value-type="float">
            <text:p>0.20871</text:p>
          </table:table-cell>
          <table:table-cell office:value-type="float" office:value="0.524475" calcext:value-type="float">
            <text:p>0.524475</text:p>
          </table:table-cell>
          <table:table-cell table:number-columns-repeated="7"/>
        </table:table-row>
        <table:table-row table:style-name="ro1">
          <table:table-cell office:value-type="float" office:value="0.22818" calcext:value-type="float">
            <text:p>0.22818</text:p>
          </table:table-cell>
          <table:table-cell office:value-type="float" office:value="0.456512" calcext:value-type="float">
            <text:p>0.456512</text:p>
          </table:table-cell>
          <table:table-cell table:number-columns-repeated="7"/>
        </table:table-row>
        <table:table-row table:style-name="ro1">
          <table:table-cell office:value-type="float" office:value="0.237396" calcext:value-type="float">
            <text:p>0.237396</text:p>
          </table:table-cell>
          <table:table-cell office:value-type="float" office:value="0.385345" calcext:value-type="float">
            <text:p>0.385345</text:p>
          </table:table-cell>
          <table:table-cell table:number-columns-repeated="7"/>
        </table:table-row>
        <table:table-row table:style-name="ro1">
          <table:table-cell office:value-type="float" office:value="0.236023" calcext:value-type="float">
            <text:p>0.236023</text:p>
          </table:table-cell>
          <table:table-cell office:value-type="float" office:value="0.312866" calcext:value-type="float">
            <text:p>0.312866</text:p>
          </table:table-cell>
          <table:table-cell table:number-columns-repeated="7"/>
        </table:table-row>
        <table:table-row table:style-name="ro1">
          <table:table-cell office:value-type="float" office:value="0.224152" calcext:value-type="float">
            <text:p>0.224152</text:p>
          </table:table-cell>
          <table:table-cell office:value-type="float" office:value="0.240173" calcext:value-type="float">
            <text:p>0.240173</text:p>
          </table:table-cell>
          <table:table-cell table:number-columns-repeated="7"/>
        </table:table-row>
        <table:table-row table:style-name="ro1">
          <table:table-cell office:value-type="float" office:value="0.200897" calcext:value-type="float">
            <text:p>0.200897</text:p>
          </table:table-cell>
          <table:table-cell office:value-type="float" office:value="0.169067" calcext:value-type="float">
            <text:p>0.169067</text:p>
          </table:table-cell>
          <table:table-cell table:number-columns-repeated="7"/>
        </table:table-row>
        <table:table-row table:style-name="ro1">
          <table:table-cell office:value-type="float" office:value="0.167084" calcext:value-type="float">
            <text:p>0.167084</text:p>
          </table:table-cell>
          <table:table-cell office:value-type="float" office:value="0.1008" calcext:value-type="float">
            <text:p>0.1008</text:p>
          </table:table-cell>
          <table:table-cell table:number-columns-repeated="7"/>
        </table:table-row>
        <table:table-row table:style-name="ro1">
          <table:table-cell office:value-type="float" office:value="0.124268" calcext:value-type="float">
            <text:p>0.124268</text:p>
          </table:table-cell>
          <table:table-cell office:value-type="float" office:value="0.0362549" calcext:value-type="float">
            <text:p>0.0362549</text:p>
          </table:table-cell>
          <table:table-cell table:number-columns-repeated="7"/>
        </table:table-row>
        <table:table-row table:style-name="ro1">
          <table:table-cell office:value-type="float" office:value="0.0701294" calcext:value-type="float">
            <text:p>0.0701294</text:p>
          </table:table-cell>
          <table:table-cell office:value-type="float" office:value="-0.0227051" calcext:value-type="float">
            <text:p>-0.0227051</text:p>
          </table:table-cell>
          <table:table-cell table:number-columns-repeated="7"/>
        </table:table-row>
        <table:table-row table:style-name="ro1">
          <table:table-cell office:value-type="float" office:value="0.00927734" calcext:value-type="float">
            <text:p>0.00927734</text:p>
          </table:table-cell>
          <table:table-cell office:value-type="float" office:value="-0.0752563" calcext:value-type="float">
            <text:p>-0.0752563</text:p>
          </table:table-cell>
          <table:table-cell table:number-columns-repeated="7"/>
        </table:table-row>
        <table:table-row table:style-name="ro1">
          <table:table-cell office:value-type="float" office:value="-0.0586243" calcext:value-type="float">
            <text:p>-0.0586243</text:p>
          </table:table-cell>
          <table:table-cell office:value-type="float" office:value="-0.118195" calcext:value-type="float">
            <text:p>-0.118195</text:p>
          </table:table-cell>
          <table:table-cell table:number-columns-repeated="7"/>
        </table:table-row>
        <table:table-row table:style-name="ro1">
          <table:table-cell office:value-type="float" office:value="-0.134033" calcext:value-type="float">
            <text:p>-0.134033</text:p>
          </table:table-cell>
          <table:table-cell office:value-type="float" office:value="-0.153168" calcext:value-type="float">
            <text:p>-0.153168</text:p>
          </table:table-cell>
          <table:table-cell table:number-columns-repeated="7"/>
        </table:table-row>
        <table:table-row table:style-name="ro1">
          <table:table-cell office:value-type="float" office:value="-0.213196" calcext:value-type="float">
            <text:p>-0.213196</text:p>
          </table:table-cell>
          <table:table-cell office:value-type="float" office:value="-0.177979" calcext:value-type="float">
            <text:p>-0.177979</text:p>
          </table:table-cell>
          <table:table-cell table:number-columns-repeated="7"/>
        </table:table-row>
        <table:table-row table:style-name="ro1">
          <table:table-cell office:value-type="float" office:value="-0.295471" calcext:value-type="float">
            <text:p>-0.295471</text:p>
          </table:table-cell>
          <table:table-cell office:value-type="float" office:value="-0.191498" calcext:value-type="float">
            <text:p>-0.191498</text:p>
          </table:table-cell>
          <table:table-cell table:number-columns-repeated="7"/>
        </table:table-row>
        <table:table-row table:style-name="ro1">
          <table:table-cell office:value-type="float" office:value="-0.378571" calcext:value-type="float">
            <text:p>-0.378571</text:p>
          </table:table-cell>
          <table:table-cell office:value-type="float" office:value="-0.194458" calcext:value-type="float">
            <text:p>-0.194458</text:p>
          </table:table-cell>
          <table:table-cell table:number-columns-repeated="7"/>
        </table:table-row>
        <table:table-row table:style-name="ro1">
          <table:table-cell office:value-type="float" office:value="-0.459839" calcext:value-type="float">
            <text:p>-0.459839</text:p>
          </table:table-cell>
          <table:table-cell office:value-type="float" office:value="-0.184387" calcext:value-type="float">
            <text:p>-0.184387</text:p>
          </table:table-cell>
          <table:table-cell table:number-columns-repeated="7"/>
        </table:table-row>
        <table:table-row table:style-name="ro1">
          <table:table-cell office:value-type="float" office:value="-0.5383" calcext:value-type="float">
            <text:p>-0.5383</text:p>
          </table:table-cell>
          <table:table-cell office:value-type="float" office:value="-0.161804" calcext:value-type="float">
            <text:p>-0.161804</text:p>
          </table:table-cell>
          <table:table-cell table:number-columns-repeated="7"/>
        </table:table-row>
        <table:table-row table:style-name="ro1">
          <table:table-cell office:value-type="float" office:value="-0.611694" calcext:value-type="float">
            <text:p>-0.611694</text:p>
          </table:table-cell>
          <table:table-cell office:value-type="float" office:value="-0.126709" calcext:value-type="float">
            <text:p>-0.126709</text:p>
          </table:table-cell>
          <table:table-cell table:number-columns-repeated="7"/>
        </table:table-row>
        <table:table-row table:style-name="ro1">
          <table:table-cell office:value-type="float" office:value="-0.678131" calcext:value-type="float">
            <text:p>-0.678131</text:p>
          </table:table-cell>
          <table:table-cell office:value-type="float" office:value="-0.0795288" calcext:value-type="float">
            <text:p>-0.0795288</text:p>
          </table:table-cell>
          <table:table-cell table:number-columns-repeated="7"/>
        </table:table-row>
        <table:table-row table:style-name="ro1">
          <table:table-cell office:value-type="float" office:value="-0.737335" calcext:value-type="float">
            <text:p>-0.737335</text:p>
          </table:table-cell>
          <table:table-cell office:value-type="float" office:value="-0.0232544" calcext:value-type="float">
            <text:p>-0.0232544</text:p>
          </table:table-cell>
          <table:table-cell table:number-columns-repeated="7"/>
        </table:table-row>
        <table:table-row table:style-name="ro1">
          <table:table-cell office:value-type="float" office:value="-0.78714" calcext:value-type="float">
            <text:p>-0.78714</text:p>
          </table:table-cell>
          <table:table-cell office:value-type="float" office:value="0.0432129" calcext:value-type="float">
            <text:p>0.0432129</text:p>
          </table:table-cell>
          <table:table-cell table:number-columns-repeated="7"/>
        </table:table-row>
        <table:table-row table:style-name="ro1">
          <table:table-cell office:value-type="float" office:value="-0.827332" calcext:value-type="float">
            <text:p>-0.827332</text:p>
          </table:table-cell>
          <table:table-cell office:value-type="float" office:value="0.117218" calcext:value-type="float">
            <text:p>0.117218</text:p>
          </table:table-cell>
          <table:table-cell table:number-columns-repeated="7"/>
        </table:table-row>
        <table:table-row table:style-name="ro1">
          <table:table-cell office:value-type="float" office:value="-0.858521" calcext:value-type="float">
            <text:p>-0.858521</text:p>
          </table:table-cell>
          <table:table-cell office:value-type="float" office:value="0.197357" calcext:value-type="float">
            <text:p>0.197357</text:p>
          </table:table-cell>
          <table:table-cell table:number-columns-repeated="7"/>
        </table:table-row>
        <table:table-row table:style-name="ro1">
          <table:table-cell office:value-type="float" office:value="-0.878571" calcext:value-type="float">
            <text:p>-0.878571</text:p>
          </table:table-cell>
          <table:table-cell office:value-type="float" office:value="0.281586" calcext:value-type="float">
            <text:p>0.281586</text:p>
          </table:table-cell>
          <table:table-cell table:number-columns-repeated="7"/>
        </table:table-row>
        <table:table-row table:style-name="ro1">
          <table:table-cell office:value-type="float" office:value="-0.887451" calcext:value-type="float">
            <text:p>-0.887451</text:p>
          </table:table-cell>
          <table:table-cell office:value-type="float" office:value="0.367554" calcext:value-type="float">
            <text:p>0.367554</text:p>
          </table:table-cell>
          <table:table-cell table:number-columns-repeated="7"/>
        </table:table-row>
        <table:table-row table:style-name="ro1">
          <table:table-cell office:value-type="float" office:value="-0.886414" calcext:value-type="float">
            <text:p>-0.886414</text:p>
          </table:table-cell>
          <table:table-cell office:value-type="float" office:value="0.454956" calcext:value-type="float">
            <text:p>0.454956</text:p>
          </table:table-cell>
          <table:table-cell table:number-columns-repeated="7"/>
        </table:table-row>
        <table:table-row table:style-name="ro1">
          <table:table-cell office:value-type="float" office:value="-0.873779" calcext:value-type="float">
            <text:p>-0.873779</text:p>
          </table:table-cell>
          <table:table-cell office:value-type="float" office:value="0.540192" calcext:value-type="float">
            <text:p>0.540192</text:p>
          </table:table-cell>
          <table:table-cell table:number-columns-repeated="7"/>
        </table:table-row>
        <table:table-row table:style-name="ro1">
          <table:table-cell office:value-type="float" office:value="-0.851807" calcext:value-type="float">
            <text:p>-0.851807</text:p>
          </table:table-cell>
          <table:table-cell office:value-type="float" office:value="0.62326" calcext:value-type="float">
            <text:p>0.62326</text:p>
          </table:table-cell>
          <table:table-cell table:number-columns-repeated="7"/>
        </table:table-row>
        <table:table-row table:style-name="ro1">
          <table:table-cell office:value-type="float" office:value="-0.819244" calcext:value-type="float">
            <text:p>-0.819244</text:p>
          </table:table-cell>
          <table:table-cell office:value-type="float" office:value="0.701019" calcext:value-type="float">
            <text:p>0.701019</text:p>
          </table:table-cell>
          <table:table-cell table:number-columns-repeated="7"/>
        </table:table-row>
        <table:table-row table:style-name="ro1">
          <table:table-cell office:value-type="float" office:value="-0.776123" calcext:value-type="float">
            <text:p>-0.776123</text:p>
          </table:table-cell>
          <table:table-cell office:value-type="float" office:value="0.773132" calcext:value-type="float">
            <text:p>0.773132</text:p>
          </table:table-cell>
          <table:table-cell table:number-columns-repeated="7"/>
        </table:table-row>
        <table:table-row table:style-name="ro1">
          <table:table-cell office:value-type="float" office:value="-0.72345" calcext:value-type="float">
            <text:p>-0.72345</text:p>
          </table:table-cell>
          <table:table-cell office:value-type="float" office:value="0.83728" calcext:value-type="float">
            <text:p>0.83728</text:p>
          </table:table-cell>
          <table:table-cell table:number-columns-repeated="7"/>
        </table:table-row>
        <table:table-row table:style-name="ro1">
          <table:table-cell office:value-type="float" office:value="-0.660828" calcext:value-type="float">
            <text:p>-0.660828</text:p>
          </table:table-cell>
          <table:table-cell office:value-type="float" office:value="0.893738" calcext:value-type="float">
            <text:p>0.893738</text:p>
          </table:table-cell>
          <table:table-cell table:number-columns-repeated="7"/>
        </table:table-row>
        <table:table-row table:style-name="ro1">
          <table:table-cell office:value-type="float" office:value="-0.589386" calcext:value-type="float">
            <text:p>-0.589386</text:p>
          </table:table-cell>
          <table:table-cell office:value-type="float" office:value="0.942261" calcext:value-type="float">
            <text:p>0.942261</text:p>
          </table:table-cell>
          <table:table-cell table:number-columns-repeated="7"/>
        </table:table-row>
        <table:table-row table:style-name="ro1">
          <table:table-cell office:value-type="float" office:value="-0.51059" calcext:value-type="float">
            <text:p>-0.51059</text:p>
          </table:table-cell>
          <table:table-cell office:value-type="float" office:value="0.98056" calcext:value-type="float">
            <text:p>0.98056</text:p>
          </table:table-cell>
          <table:table-cell table:number-columns-repeated="7"/>
        </table:table-row>
        <table:table-row table:style-name="ro1">
          <table:table-cell office:value-type="float" office:value="-0.425171" calcext:value-type="float">
            <text:p>-0.425171</text:p>
          </table:table-cell>
          <table:table-cell office:value-type="float" office:value="0.999969" calcext:value-type="float">
            <text:p>0.999969</text:p>
          </table:table-cell>
          <table:table-cell table:number-columns-repeated="7"/>
        </table:table-row>
        <table:table-row table:style-name="ro1">
          <table:table-cell office:value-type="float" office:value="-0.335602" calcext:value-type="float">
            <text:p>-0.335602</text:p>
          </table:table-cell>
          <table:table-cell office:value-type="float" office:value="0.999847" calcext:value-type="float">
            <text:p>0.999847</text:p>
          </table:table-cell>
          <table:table-cell table:number-columns-repeated="7"/>
        </table:table-row>
        <table:table-row table:style-name="ro1">
          <table:table-cell office:value-type="float" office:value="-0.243164" calcext:value-type="float">
            <text:p>-0.243164</text:p>
          </table:table-cell>
          <table:table-cell office:value-type="float" office:value="0.999847" calcext:value-type="float">
            <text:p>0.999847</text:p>
          </table:table-cell>
          <table:table-cell table:number-columns-repeated="7"/>
        </table:table-row>
        <table:table-row table:style-name="ro1">
          <table:table-cell office:value-type="float" office:value="-0.151642" calcext:value-type="float">
            <text:p>-0.151642</text:p>
          </table:table-cell>
          <table:table-cell office:value-type="float" office:value="0.999908" calcext:value-type="float">
            <text:p>0.999908</text:p>
          </table:table-cell>
          <table:table-cell table:number-columns-repeated="7"/>
        </table:table-row>
        <table:table-row table:style-name="ro1">
          <table:table-cell office:value-type="float" office:value="-0.0619812" calcext:value-type="float">
            <text:p>-0.0619812</text:p>
          </table:table-cell>
          <table:table-cell office:value-type="float" office:value="0.99234" calcext:value-type="float">
            <text:p>0.99234</text:p>
          </table:table-cell>
          <table:table-cell table:number-columns-repeated="7"/>
        </table:table-row>
        <table:table-row table:style-name="ro1">
          <table:table-cell office:value-type="float" office:value="0.0252075" calcext:value-type="float">
            <text:p>0.0252075</text:p>
          </table:table-cell>
          <table:table-cell office:value-type="float" office:value="0.957733" calcext:value-type="float">
            <text:p>0.957733</text:p>
          </table:table-cell>
          <table:table-cell table:number-columns-repeated="7"/>
        </table:table-row>
        <table:table-row table:style-name="ro1">
          <table:table-cell office:value-type="float" office:value="0.105133" calcext:value-type="float">
            <text:p>0.105133</text:p>
          </table:table-cell>
          <table:table-cell office:value-type="float" office:value="0.910797" calcext:value-type="float">
            <text:p>0.910797</text:p>
          </table:table-cell>
          <table:table-cell table:number-columns-repeated="7"/>
        </table:table-row>
        <table:table-row table:style-name="ro1">
          <table:table-cell office:value-type="float" office:value="0.178589" calcext:value-type="float">
            <text:p>0.178589</text:p>
          </table:table-cell>
          <table:table-cell office:value-type="float" office:value="0.852173" calcext:value-type="float">
            <text:p>0.852173</text:p>
          </table:table-cell>
          <table:table-cell table:number-columns-repeated="7"/>
        </table:table-row>
        <table:table-row table:style-name="ro1">
          <table:table-cell office:value-type="float" office:value="0.242737" calcext:value-type="float">
            <text:p>0.242737</text:p>
          </table:table-cell>
          <table:table-cell office:value-type="float" office:value="0.785095" calcext:value-type="float">
            <text:p>0.785095</text:p>
          </table:table-cell>
          <table:table-cell table:number-columns-repeated="7"/>
        </table:table-row>
        <table:table-row table:style-name="ro1">
          <table:table-cell office:value-type="float" office:value="0.294647" calcext:value-type="float">
            <text:p>0.294647</text:p>
          </table:table-cell>
          <table:table-cell office:value-type="float" office:value="0.708038" calcext:value-type="float">
            <text:p>0.708038</text:p>
          </table:table-cell>
          <table:table-cell table:number-columns-repeated="7"/>
        </table:table-row>
        <table:table-row table:style-name="ro1">
          <table:table-cell office:value-type="float" office:value="0.335052" calcext:value-type="float">
            <text:p>0.335052</text:p>
          </table:table-cell>
          <table:table-cell office:value-type="float" office:value="0.623718" calcext:value-type="float">
            <text:p>0.623718</text:p>
          </table:table-cell>
          <table:table-cell table:number-columns-repeated="7"/>
        </table:table-row>
        <table:table-row table:style-name="ro1">
          <table:table-cell office:value-type="float" office:value="0.361908" calcext:value-type="float">
            <text:p>0.361908</text:p>
          </table:table-cell>
          <table:table-cell office:value-type="float" office:value="0.534485" calcext:value-type="float">
            <text:p>0.534485</text:p>
          </table:table-cell>
          <table:table-cell table:number-columns-repeated="7"/>
        </table:table-row>
        <table:table-row table:style-name="ro1">
          <table:table-cell office:value-type="float" office:value="0.375763" calcext:value-type="float">
            <text:p>0.375763</text:p>
          </table:table-cell>
          <table:table-cell office:value-type="float" office:value="0.441956" calcext:value-type="float">
            <text:p>0.441956</text:p>
          </table:table-cell>
          <table:table-cell table:number-columns-repeated="7"/>
        </table:table-row>
        <table:table-row table:style-name="ro1">
          <table:table-cell office:value-type="float" office:value="0.375031" calcext:value-type="float">
            <text:p>0.375031</text:p>
          </table:table-cell>
          <table:table-cell office:value-type="float" office:value="0.347748" calcext:value-type="float">
            <text:p>0.347748</text:p>
          </table:table-cell>
          <table:table-cell table:number-columns-repeated="7"/>
        </table:table-row>
        <table:table-row table:style-name="ro1">
          <table:table-cell office:value-type="float" office:value="0.361267" calcext:value-type="float">
            <text:p>0.361267</text:p>
          </table:table-cell>
          <table:table-cell office:value-type="float" office:value="0.254913" calcext:value-type="float">
            <text:p>0.254913</text:p>
          </table:table-cell>
          <table:table-cell table:number-columns-repeated="7"/>
        </table:table-row>
        <table:table-row table:style-name="ro1">
          <table:table-cell office:value-type="float" office:value="0.332123" calcext:value-type="float">
            <text:p>0.332123</text:p>
          </table:table-cell>
          <table:table-cell office:value-type="float" office:value="0.164917" calcext:value-type="float">
            <text:p>0.164917</text:p>
          </table:table-cell>
          <table:table-cell table:number-columns-repeated="7"/>
        </table:table-row>
        <table:table-row table:style-name="ro1">
          <table:table-cell office:value-type="float" office:value="0.288574" calcext:value-type="float">
            <text:p>0.288574</text:p>
          </table:table-cell>
          <table:table-cell office:value-type="float" office:value="0.0802917" calcext:value-type="float">
            <text:p>0.0802917</text:p>
          </table:table-cell>
          <table:table-cell table:number-columns-repeated="7"/>
        </table:table-row>
        <table:table-row table:style-name="ro1">
          <table:table-cell office:value-type="float" office:value="0.232513" calcext:value-type="float">
            <text:p>0.232513</text:p>
          </table:table-cell>
          <table:table-cell office:value-type="float" office:value="0.00219727" calcext:value-type="float">
            <text:p>0.00219727</text:p>
          </table:table-cell>
          <table:table-cell table:number-columns-repeated="7"/>
        </table:table-row>
        <table:table-row table:style-name="ro1">
          <table:table-cell office:value-type="float" office:value="0.165619" calcext:value-type="float">
            <text:p>0.165619</text:p>
          </table:table-cell>
          <table:table-cell office:value-type="float" office:value="-0.0686646" calcext:value-type="float">
            <text:p>-0.0686646</text:p>
          </table:table-cell>
          <table:table-cell table:number-columns-repeated="7"/>
        </table:table-row>
        <table:table-row table:style-name="ro1">
          <table:table-cell office:value-type="float" office:value="0.0903015" calcext:value-type="float">
            <text:p>0.0903015</text:p>
          </table:table-cell>
          <table:table-cell office:value-type="float" office:value="-0.128662" calcext:value-type="float">
            <text:p>-0.128662</text:p>
          </table:table-cell>
          <table:table-cell table:number-columns-repeated="7"/>
        </table:table-row>
        <table:table-row table:style-name="ro1">
          <table:table-cell office:value-type="float" office:value="0.0071106" calcext:value-type="float">
            <text:p>0.0071106</text:p>
          </table:table-cell>
          <table:table-cell office:value-type="float" office:value="-0.177704" calcext:value-type="float">
            <text:p>-0.177704</text:p>
          </table:table-cell>
          <table:table-cell table:number-columns-repeated="7"/>
        </table:table-row>
        <table:table-row table:style-name="ro1">
          <table:table-cell office:value-type="float" office:value="-0.0813293" calcext:value-type="float">
            <text:p>-0.0813293</text:p>
          </table:table-cell>
          <table:table-cell office:value-type="float" office:value="-0.215118" calcext:value-type="float">
            <text:p>-0.215118</text:p>
          </table:table-cell>
          <table:table-cell table:number-columns-repeated="7"/>
        </table:table-row>
        <table:table-row table:style-name="ro1">
          <table:table-cell office:value-type="float" office:value="-0.17276" calcext:value-type="float">
            <text:p>-0.17276</text:p>
          </table:table-cell>
          <table:table-cell office:value-type="float" office:value="-0.238983" calcext:value-type="float">
            <text:p>-0.238983</text:p>
          </table:table-cell>
          <table:table-cell table:number-columns-repeated="7"/>
        </table:table-row>
        <table:table-row table:style-name="ro1">
          <table:table-cell office:value-type="float" office:value="-0.26413" calcext:value-type="float">
            <text:p>-0.26413</text:p>
          </table:table-cell>
          <table:table-cell office:value-type="float" office:value="-0.249847" calcext:value-type="float">
            <text:p>-0.249847</text:p>
          </table:table-cell>
          <table:table-cell table:number-columns-repeated="7"/>
        </table:table-row>
        <table:table-row table:style-name="ro1">
          <table:table-cell office:value-type="float" office:value="-0.352753" calcext:value-type="float">
            <text:p>-0.352753</text:p>
          </table:table-cell>
          <table:table-cell office:value-type="float" office:value="-0.249115" calcext:value-type="float">
            <text:p>-0.249115</text:p>
          </table:table-cell>
          <table:table-cell table:number-columns-repeated="7"/>
        </table:table-row>
        <table:table-row table:style-name="ro1">
          <table:table-cell office:value-type="float" office:value="-0.437469" calcext:value-type="float">
            <text:p>-0.437469</text:p>
          </table:table-cell>
          <table:table-cell office:value-type="float" office:value="-0.235046" calcext:value-type="float">
            <text:p>-0.235046</text:p>
          </table:table-cell>
          <table:table-cell table:number-columns-repeated="7"/>
        </table:table-row>
        <table:table-row table:style-name="ro1">
          <table:table-cell office:value-type="float" office:value="-0.517212" calcext:value-type="float">
            <text:p>-0.517212</text:p>
          </table:table-cell>
          <table:table-cell office:value-type="float" office:value="-0.207428" calcext:value-type="float">
            <text:p>-0.207428</text:p>
          </table:table-cell>
          <table:table-cell table:number-columns-repeated="7"/>
        </table:table-row>
        <table:table-row table:style-name="ro1">
          <table:table-cell office:value-type="float" office:value="-0.588776" calcext:value-type="float">
            <text:p>-0.588776</text:p>
          </table:table-cell>
          <table:table-cell office:value-type="float" office:value="-0.168304" calcext:value-type="float">
            <text:p>-0.168304</text:p>
          </table:table-cell>
          <table:table-cell table:number-columns-repeated="7"/>
        </table:table-row>
        <table:table-row table:style-name="ro1">
          <table:table-cell office:value-type="float" office:value="-0.652191" calcext:value-type="float">
            <text:p>-0.652191</text:p>
          </table:table-cell>
          <table:table-cell office:value-type="float" office:value="-0.116364" calcext:value-type="float">
            <text:p>-0.116364</text:p>
          </table:table-cell>
          <table:table-cell table:number-columns-repeated="7"/>
        </table:table-row>
        <table:table-row table:style-name="ro1">
          <table:table-cell office:value-type="float" office:value="-0.707397" calcext:value-type="float">
            <text:p>-0.707397</text:p>
          </table:table-cell>
          <table:table-cell office:value-type="float" office:value="-0.0570984" calcext:value-type="float">
            <text:p>-0.0570984</text:p>
          </table:table-cell>
          <table:table-cell table:number-columns-repeated="7"/>
        </table:table-row>
        <table:table-row table:style-name="ro1">
          <table:table-cell office:value-type="float" office:value="-0.752502" calcext:value-type="float">
            <text:p>-0.752502</text:p>
          </table:table-cell>
          <table:table-cell office:value-type="float" office:value="0.00665283" calcext:value-type="float">
            <text:p>0.00665283</text:p>
          </table:table-cell>
          <table:table-cell table:number-columns-repeated="7"/>
        </table:table-row>
        <table:table-row table:style-name="ro1">
          <table:table-cell office:value-type="float" office:value="-0.786591" calcext:value-type="float">
            <text:p>-0.786591</text:p>
          </table:table-cell>
          <table:table-cell office:value-type="float" office:value="0.07901" calcext:value-type="float">
            <text:p>0.07901</text:p>
          </table:table-cell>
          <table:table-cell table:number-columns-repeated="7"/>
        </table:table-row>
        <table:table-row table:style-name="ro1">
          <table:table-cell office:value-type="float" office:value="-0.811859" calcext:value-type="float">
            <text:p>-0.811859</text:p>
          </table:table-cell>
          <table:table-cell office:value-type="float" office:value="0.153931" calcext:value-type="float">
            <text:p>0.153931</text:p>
          </table:table-cell>
          <table:table-cell table:number-columns-repeated="7"/>
        </table:table-row>
        <table:table-row table:style-name="ro1">
          <table:table-cell office:value-type="float" office:value="-0.82666" calcext:value-type="float">
            <text:p>-0.82666</text:p>
          </table:table-cell>
          <table:table-cell office:value-type="float" office:value="0.22998" calcext:value-type="float">
            <text:p>0.22998</text:p>
          </table:table-cell>
          <table:table-cell table:number-columns-repeated="7"/>
        </table:table-row>
        <table:table-row table:style-name="ro1">
          <table:table-cell office:value-type="float" office:value="-0.831421" calcext:value-type="float">
            <text:p>-0.831421</text:p>
          </table:table-cell>
          <table:table-cell office:value-type="float" office:value="0.306824" calcext:value-type="float">
            <text:p>0.306824</text:p>
          </table:table-cell>
          <table:table-cell table:number-columns-repeated="7"/>
        </table:table-row>
        <table:table-row table:style-name="ro1">
          <table:table-cell office:value-type="float" office:value="-0.827026" calcext:value-type="float">
            <text:p>-0.827026</text:p>
          </table:table-cell>
          <table:table-cell office:value-type="float" office:value="0.381073" calcext:value-type="float">
            <text:p>0.381073</text:p>
          </table:table-cell>
          <table:table-cell table:number-columns-repeated="7"/>
        </table:table-row>
        <table:table-row table:style-name="ro1">
          <table:table-cell office:value-type="float" office:value="-0.813049" calcext:value-type="float">
            <text:p>-0.813049</text:p>
          </table:table-cell>
          <table:table-cell office:value-type="float" office:value="0.453979" calcext:value-type="float">
            <text:p>0.453979</text:p>
          </table:table-cell>
          <table:table-cell table:number-columns-repeated="7"/>
        </table:table-row>
        <table:table-row table:style-name="ro1">
          <table:table-cell office:value-type="float" office:value="-0.791016" calcext:value-type="float">
            <text:p>-0.791016</text:p>
          </table:table-cell>
          <table:table-cell office:value-type="float" office:value="0.522644" calcext:value-type="float">
            <text:p>0.522644</text:p>
          </table:table-cell>
          <table:table-cell table:number-columns-repeated="7"/>
        </table:table-row>
        <table:table-row table:style-name="ro1">
          <table:table-cell office:value-type="float" office:value="-0.760712" calcext:value-type="float">
            <text:p>-0.760712</text:p>
          </table:table-cell>
          <table:table-cell office:value-type="float" office:value="0.58725" calcext:value-type="float">
            <text:p>0.58725</text:p>
          </table:table-cell>
          <table:table-cell table:number-columns-repeated="7"/>
        </table:table-row>
        <table:table-row table:style-name="ro1">
          <table:table-cell office:value-type="float" office:value="-0.722382" calcext:value-type="float">
            <text:p>-0.722382</text:p>
          </table:table-cell>
          <table:table-cell office:value-type="float" office:value="0.646271" calcext:value-type="float">
            <text:p>0.646271</text:p>
          </table:table-cell>
          <table:table-cell table:number-columns-repeated="7"/>
        </table:table-row>
        <table:table-row table:style-name="ro1">
          <table:table-cell office:value-type="float" office:value="-0.677124" calcext:value-type="float">
            <text:p>-0.677124</text:p>
          </table:table-cell>
          <table:table-cell office:value-type="float" office:value="0.698914" calcext:value-type="float">
            <text:p>0.698914</text:p>
          </table:table-cell>
          <table:table-cell table:number-columns-repeated="7"/>
        </table:table-row>
        <table:table-row table:style-name="ro1">
          <table:table-cell office:value-type="float" office:value="-0.624573" calcext:value-type="float">
            <text:p>-0.624573</text:p>
          </table:table-cell>
          <table:table-cell office:value-type="float" office:value="0.74411" calcext:value-type="float">
            <text:p>0.74411</text:p>
          </table:table-cell>
          <table:table-cell table:number-columns-repeated="7"/>
        </table:table-row>
        <table:table-row table:style-name="ro1">
          <table:table-cell office:value-type="float" office:value="-0.56665" calcext:value-type="float">
            <text:p>-0.56665</text:p>
          </table:table-cell>
          <table:table-cell office:value-type="float" office:value="0.782013" calcext:value-type="float">
            <text:p>0.782013</text:p>
          </table:table-cell>
          <table:table-cell table:number-columns-repeated="7"/>
        </table:table-row>
        <table:table-row table:style-name="ro1">
          <table:table-cell office:value-type="float" office:value="-0.504059" calcext:value-type="float">
            <text:p>-0.504059</text:p>
          </table:table-cell>
          <table:table-cell office:value-type="float" office:value="0.811554" calcext:value-type="float">
            <text:p>0.811554</text:p>
          </table:table-cell>
          <table:table-cell table:number-columns-repeated="7"/>
        </table:table-row>
        <table:table-row table:style-name="ro1">
          <table:table-cell office:value-type="float" office:value="-0.437805" calcext:value-type="float">
            <text:p>-0.437805</text:p>
          </table:table-cell>
          <table:table-cell office:value-type="float" office:value="0.832489" calcext:value-type="float">
            <text:p>0.832489</text:p>
          </table:table-cell>
          <table:table-cell table:number-columns-repeated="7"/>
        </table:table-row>
        <table:table-row table:style-name="ro1">
          <table:table-cell office:value-type="float" office:value="-0.368652" calcext:value-type="float">
            <text:p>-0.368652</text:p>
          </table:table-cell>
          <table:table-cell office:value-type="float" office:value="0.84549" calcext:value-type="float">
            <text:p>0.84549</text:p>
          </table:table-cell>
          <table:table-cell table:number-columns-repeated="7"/>
        </table:table-row>
        <table:table-row table:style-name="ro1">
          <table:table-cell office:value-type="float" office:value="-0.297424" calcext:value-type="float">
            <text:p>-0.297424</text:p>
          </table:table-cell>
          <table:table-cell office:value-type="float" office:value="0.848419" calcext:value-type="float">
            <text:p>0.848419</text:p>
          </table:table-cell>
          <table:table-cell table:number-columns-repeated="7"/>
        </table:table-row>
        <table:table-row table:style-name="ro1">
          <table:table-cell office:value-type="float" office:value="-0.227234" calcext:value-type="float">
            <text:p>-0.227234</text:p>
          </table:table-cell>
          <table:table-cell office:value-type="float" office:value="0.840302" calcext:value-type="float">
            <text:p>0.840302</text:p>
          </table:table-cell>
          <table:table-cell table:number-columns-repeated="7"/>
        </table:table-row>
        <table:table-row table:style-name="ro1">
          <table:table-cell office:value-type="float" office:value="-0.157593" calcext:value-type="float">
            <text:p>-0.157593</text:p>
          </table:table-cell>
          <table:table-cell office:value-type="float" office:value="0.824036" calcext:value-type="float">
            <text:p>0.824036</text:p>
          </table:table-cell>
          <table:table-cell table:number-columns-repeated="7"/>
        </table:table-row>
        <table:table-row table:style-name="ro1">
          <table:table-cell office:value-type="float" office:value="-0.0910339" calcext:value-type="float">
            <text:p>-0.0910339</text:p>
          </table:table-cell>
          <table:table-cell office:value-type="float" office:value="0.799866" calcext:value-type="float">
            <text:p>0.799866</text:p>
          </table:table-cell>
          <table:table-cell table:number-columns-repeated="7"/>
        </table:table-row>
        <table:table-row table:style-name="ro1">
          <table:table-cell office:value-type="float" office:value="-0.0290833" calcext:value-type="float">
            <text:p>-0.0290833</text:p>
          </table:table-cell>
          <table:table-cell office:value-type="float" office:value="0.766174" calcext:value-type="float">
            <text:p>0.766174</text:p>
          </table:table-cell>
          <table:table-cell table:number-columns-repeated="7"/>
        </table:table-row>
        <table:table-row table:style-name="ro1">
          <table:table-cell office:value-type="float" office:value="0.027771" calcext:value-type="float">
            <text:p>0.027771</text:p>
          </table:table-cell>
          <table:table-cell office:value-type="float" office:value="0.72403" calcext:value-type="float">
            <text:p>0.72403</text:p>
          </table:table-cell>
          <table:table-cell table:number-columns-repeated="7"/>
        </table:table-row>
        <table:table-row table:style-name="ro1">
          <table:table-cell office:value-type="float" office:value="0.0774536" calcext:value-type="float">
            <text:p>0.0774536</text:p>
          </table:table-cell>
          <table:table-cell office:value-type="float" office:value="0.675171" calcext:value-type="float">
            <text:p>0.675171</text:p>
          </table:table-cell>
          <table:table-cell table:number-columns-repeated="7"/>
        </table:table-row>
        <table:table-row table:style-name="ro1">
          <table:table-cell office:value-type="float" office:value="0.120209" calcext:value-type="float">
            <text:p>0.120209</text:p>
          </table:table-cell>
          <table:table-cell office:value-type="float" office:value="0.619537" calcext:value-type="float">
            <text:p>0.619537</text:p>
          </table:table-cell>
          <table:table-cell table:number-columns-repeated="7"/>
        </table:table-row>
        <table:table-row table:style-name="ro1">
          <table:table-cell office:value-type="float" office:value="0.153503" calcext:value-type="float">
            <text:p>0.153503</text:p>
          </table:table-cell>
          <table:table-cell office:value-type="float" office:value="0.558228" calcext:value-type="float">
            <text:p>0.558228</text:p>
          </table:table-cell>
          <table:table-cell table:number-columns-repeated="7"/>
        </table:table-row>
        <table:table-row table:style-name="ro1">
          <table:table-cell office:value-type="float" office:value="0.177795" calcext:value-type="float">
            <text:p>0.177795</text:p>
          </table:table-cell>
          <table:table-cell office:value-type="float" office:value="0.492157" calcext:value-type="float">
            <text:p>0.492157</text:p>
          </table:table-cell>
          <table:table-cell table:number-columns-repeated="7"/>
        </table:table-row>
        <table:table-row table:style-name="ro1">
          <table:table-cell office:value-type="float" office:value="0.192078" calcext:value-type="float">
            <text:p>0.192078</text:p>
          </table:table-cell>
          <table:table-cell office:value-type="float" office:value="0.423889" calcext:value-type="float">
            <text:p>0.423889</text:p>
          </table:table-cell>
          <table:table-cell table:number-columns-repeated="7"/>
        </table:table-row>
        <table:table-row table:style-name="ro1">
          <table:table-cell office:value-type="float" office:value="0.196228" calcext:value-type="float">
            <text:p>0.196228</text:p>
          </table:table-cell>
          <table:table-cell office:value-type="float" office:value="0.35318" calcext:value-type="float">
            <text:p>0.35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866" calcext:value-type="float">
            <text:p>0.9866</text:p>
          </table:table-cell>
          <table:table-cell/>
          <table:table-cell table:formula="of:=AVERAGE([.A2755:.A2882])" office:value-type="float" office:value="-0.328841888546875" calcext:value-type="float">
            <text:p>-0.3288418885</text:p>
          </table:table-cell>
          <table:table-cell table:formula="of:=AVERAGE([.B2755:.B2882])" office:value-type="float" office:value="0.34069801015625" calcext:value-type="float">
            <text:p>0.3406980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189575" calcext:value-type="float">
            <text:p>0.189575</text:p>
          </table:table-cell>
          <table:table-cell office:value-type="float" office:value="0.282593" calcext:value-type="float">
            <text:p>0.282593</text:p>
          </table:table-cell>
          <table:table-cell/>
          <table:table-cell table:formula="of:=[.A2755]-factor3" office:value-type="float" office:value="0.518416888546875" calcext:value-type="float">
            <text:p>0.5184168885</text:p>
          </table:table-cell>
          <table:table-cell table:formula="of:=[.B2755]-factor4" office:value-type="float" office:value="-0.0581050101562499" calcext:value-type="float">
            <text:p>-0.05810501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212982" calcext:value-type="float">
            <text:p>0.212982</text:p>
          </table:table-cell>
          <table:table-cell/>
          <table:table-cell table:formula="of:=[.A2756]-factor3" office:value-type="float" office:value="0.500441888546875" calcext:value-type="float">
            <text:p>0.5004418885</text:p>
          </table:table-cell>
          <table:table-cell table:formula="of:=[.B2756]-factor4" office:value-type="float" office:value="-0.12771601015625" calcext:value-type="float">
            <text:p>-0.12771601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0.144104" calcext:value-type="float">
            <text:p>0.144104</text:p>
          </table:table-cell>
          <table:table-cell office:value-type="float" office:value="0.146088" calcext:value-type="float">
            <text:p>0.146088</text:p>
          </table:table-cell>
          <table:table-cell/>
          <table:table-cell table:formula="of:=[.A2757]-factor3" office:value-type="float" office:value="0.472945888546875" calcext:value-type="float">
            <text:p>0.4729458885</text:p>
          </table:table-cell>
          <table:table-cell table:formula="of:=[.B2757]-factor4" office:value-type="float" office:value="-0.19461001015625" calcext:value-type="float">
            <text:p>-0.19461001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106293" calcext:value-type="float">
            <text:p>0.106293</text:p>
          </table:table-cell>
          <table:table-cell office:value-type="float" office:value="0.0834045" calcext:value-type="float">
            <text:p>0.0834045</text:p>
          </table:table-cell>
          <table:table-cell/>
          <table:table-cell table:formula="of:=[.A2758]-factor3" office:value-type="float" office:value="0.435134888546875" calcext:value-type="float">
            <text:p>0.4351348885</text:p>
          </table:table-cell>
          <table:table-cell table:formula="of:=[.B2758]-factor4" office:value-type="float" office:value="-0.25729351015625" calcext:value-type="float">
            <text:p>-0.25729351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0.0593567" calcext:value-type="float">
            <text:p>0.0593567</text:p>
          </table:table-cell>
          <table:table-cell office:value-type="float" office:value="0.0246277" calcext:value-type="float">
            <text:p>0.0246277</text:p>
          </table:table-cell>
          <table:table-cell/>
          <table:table-cell table:formula="of:=[.A2759]-factor3" office:value-type="float" office:value="0.388198588546875" calcext:value-type="float">
            <text:p>0.3881985885</text:p>
          </table:table-cell>
          <table:table-cell table:formula="of:=[.B2759]-factor4" office:value-type="float" office:value="-0.31607031015625" calcext:value-type="float">
            <text:p>-0.31607031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0.00570679" calcext:value-type="float">
            <text:p>0.00570679</text:p>
          </table:table-cell>
          <table:table-cell office:value-type="float" office:value="-0.0267029" calcext:value-type="float">
            <text:p>-0.0267029</text:p>
          </table:table-cell>
          <table:table-cell/>
          <table:table-cell table:formula="of:=[.A2760]-factor3" office:value-type="float" office:value="0.334548678546875" calcext:value-type="float">
            <text:p>0.3345486785</text:p>
          </table:table-cell>
          <table:table-cell table:formula="of:=[.B2760]-factor4" office:value-type="float" office:value="-0.36740091015625" calcext:value-type="float">
            <text:p>-0.3674009102</text:p>
          </table:table-cell>
          <table:table-cell/>
          <table:table-cell table:formula="of:=AVERAGE([.G2755:.G2759])" office:value-type="float" office:value="22.2" calcext:value-type="float">
            <text:p>22.2</text:p>
          </table:table-cell>
          <table:table-cell table:formula="of:=AVERAGE([.H2755:.H2758])" office:value-type="float" office:value="22.5" calcext:value-type="float">
            <text:p>22.5</text:p>
          </table:table-cell>
          <table:table-cell table:formula="of:=AVERAGE([.G2760:.H2760])"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-0.0557861" calcext:value-type="float">
            <text:p>-0.0557861</text:p>
          </table:table-cell>
          <table:table-cell office:value-type="float" office:value="-0.0692139" calcext:value-type="float">
            <text:p>-0.0692139</text:p>
          </table:table-cell>
          <table:table-cell/>
          <table:table-cell table:formula="of:=[.A2761]-factor3" office:value-type="float" office:value="0.273055788546875" calcext:value-type="float">
            <text:p>0.2730557885</text:p>
          </table:table-cell>
          <table:table-cell table:formula="of:=[.B2761]-factor4" office:value-type="float" office:value="-0.40991191015625" calcext:value-type="float">
            <text:p>-0.4099119102</text:p>
          </table:table-cell>
          <table:table-cell table:number-columns-repeated="3"/>
          <table:table-cell table:formula="of:=22.05/[.I2760]" office:value-type="float" office:value="0.986577181208054" calcext:value-type="float">
            <text:p>0.9865771812</text:p>
          </table:table-cell>
        </table:table-row>
        <table:table-row table:style-name="ro1">
          <table:table-cell office:value-type="float" office:value="-0.121765" calcext:value-type="float">
            <text:p>-0.121765</text:p>
          </table:table-cell>
          <table:table-cell office:value-type="float" office:value="-0.103973" calcext:value-type="float">
            <text:p>-0.103973</text:p>
          </table:table-cell>
          <table:table-cell/>
          <table:table-cell table:formula="of:=[.A2762]-factor3" office:value-type="float" office:value="0.207076888546875" calcext:value-type="float">
            <text:p>0.2070768885</text:p>
          </table:table-cell>
          <table:table-cell table:formula="of:=[.B2762]-factor4" office:value-type="float" office:value="-0.44467101015625" calcext:value-type="float">
            <text:p>-0.4446710102</text:p>
          </table:table-cell>
          <table:table-cell table:number-columns-repeated="4"/>
        </table:table-row>
        <table:table-row table:style-name="ro1">
          <table:table-cell office:value-type="float" office:value="-0.191345" calcext:value-type="float">
            <text:p>-0.191345</text:p>
          </table:table-cell>
          <table:table-cell office:value-type="float" office:value="-0.13208" calcext:value-type="float">
            <text:p>-0.13208</text:p>
          </table:table-cell>
          <table:table-cell/>
          <table:table-cell table:formula="of:=[.A2763]-factor3" office:value-type="float" office:value="0.137496888546875" calcext:value-type="float">
            <text:p>0.1374968885</text:p>
          </table:table-cell>
          <table:table-cell table:formula="of:=[.B2763]-factor4" office:value-type="float" office:value="-0.47277801015625" calcext:value-type="float">
            <text:p>-0.4727780102</text:p>
          </table:table-cell>
          <table:table-cell table:number-columns-repeated="4"/>
        </table:table-row>
        <table:table-row table:style-name="ro1">
          <table:table-cell office:value-type="float" office:value="-0.263824" calcext:value-type="float">
            <text:p>-0.263824</text:p>
          </table:table-cell>
          <table:table-cell office:value-type="float" office:value="-0.14682" calcext:value-type="float">
            <text:p>-0.14682</text:p>
          </table:table-cell>
          <table:table-cell/>
          <table:table-cell table:formula="of:=[.A2764]-factor3" office:value-type="float" office:value="0.0650178885468751" calcext:value-type="float">
            <text:p>0.0650178885</text:p>
          </table:table-cell>
          <table:table-cell table:formula="of:=[.B2764]-factor4" office:value-type="float" office:value="-0.48751801015625" calcext:value-type="float">
            <text:p>-0.4875180102</text:p>
          </table:table-cell>
          <table:table-cell table:number-columns-repeated="4"/>
        </table:table-row>
        <table:table-row table:style-name="ro1">
          <table:table-cell office:value-type="float" office:value="-0.336365" calcext:value-type="float">
            <text:p>-0.336365</text:p>
          </table:table-cell>
          <table:table-cell office:value-type="float" office:value="-0.151794" calcext:value-type="float">
            <text:p>-0.151794</text:p>
          </table:table-cell>
          <table:table-cell/>
          <table:table-cell table:style-name="ce6" table:formula="of:=[.A2765]-factor3" office:value-type="float" office:value="-0.0075231114531249" calcext:value-type="float">
            <text:p>-0.0075231115</text:p>
          </table:table-cell>
          <table:table-cell table:formula="of:=[.B2765]-factor4" office:value-type="float" office:value="-0.49249201015625" calcext:value-type="float">
            <text:p>-0.4924920102</text:p>
          </table:table-cell>
          <table:table-cell table:number-columns-repeated="4"/>
        </table:table-row>
        <table:table-row table:style-name="ro1">
          <table:table-cell office:value-type="float" office:value="-0.409088" calcext:value-type="float">
            <text:p>-0.409088</text:p>
          </table:table-cell>
          <table:table-cell office:value-type="float" office:value="-0.147217" calcext:value-type="float">
            <text:p>-0.147217</text:p>
          </table:table-cell>
          <table:table-cell/>
          <table:table-cell table:style-name="ce6" table:formula="of:=[.A2766]-factor3" office:value-type="float" office:value="-0.0802461114531249" calcext:value-type="float">
            <text:p>-0.0802461115</text:p>
          </table:table-cell>
          <table:table-cell table:formula="of:=[.B2766]-factor4" office:value-type="float" office:value="-0.48791501015625" calcext:value-type="float">
            <text:p>-0.4879150102</text:p>
          </table:table-cell>
          <table:table-cell table:number-columns-repeated="4"/>
        </table:table-row>
        <table:table-row table:style-name="ro1">
          <table:table-cell office:value-type="float" office:value="-0.47821" calcext:value-type="float">
            <text:p>-0.47821</text:p>
          </table:table-cell>
          <table:table-cell office:value-type="float" office:value="-0.132263" calcext:value-type="float">
            <text:p>-0.132263</text:p>
          </table:table-cell>
          <table:table-cell/>
          <table:table-cell table:style-name="ce6" table:formula="of:=[.A2767]-factor3" office:value-type="float" office:value="-0.149368111453125" calcext:value-type="float">
            <text:p>-0.1493681115</text:p>
          </table:table-cell>
          <table:table-cell table:formula="of:=[.B2767]-factor4" office:value-type="float" office:value="-0.47296101015625" calcext:value-type="float">
            <text:p>-0.4729610102</text:p>
          </table:table-cell>
          <table:table-cell table:number-columns-repeated="4"/>
        </table:table-row>
        <table:table-row table:style-name="ro1">
          <table:table-cell office:value-type="float" office:value="-0.541473" calcext:value-type="float">
            <text:p>-0.541473</text:p>
          </table:table-cell>
          <table:table-cell office:value-type="float" office:value="-0.105774" calcext:value-type="float">
            <text:p>-0.105774</text:p>
          </table:table-cell>
          <table:table-cell/>
          <table:table-cell table:style-name="ce6" table:formula="of:=[.A2768]-factor3" office:value-type="float" office:value="-0.212631111453125" calcext:value-type="float">
            <text:p>-0.2126311115</text:p>
          </table:table-cell>
          <table:table-cell table:formula="of:=[.B2768]-factor4" office:value-type="float" office:value="-0.44647201015625" calcext:value-type="float">
            <text:p>-0.4464720102</text:p>
          </table:table-cell>
          <table:table-cell table:number-columns-repeated="4"/>
        </table:table-row>
        <table:table-row table:style-name="ro1">
          <table:table-cell office:value-type="float" office:value="-0.600403" calcext:value-type="float">
            <text:p>-0.600403</text:p>
          </table:table-cell>
          <table:table-cell office:value-type="float" office:value="-0.0688477" calcext:value-type="float">
            <text:p>-0.0688477</text:p>
          </table:table-cell>
          <table:table-cell/>
          <table:table-cell table:style-name="ce6" table:formula="of:=[.A2769]-factor3" office:value-type="float" office:value="-0.271561111453125" calcext:value-type="float">
            <text:p>-0.2715611115</text:p>
          </table:table-cell>
          <table:table-cell table:formula="of:=[.B2769]-factor4" office:value-type="float" office:value="-0.40954571015625" calcext:value-type="float">
            <text:p>-0.4095457102</text:p>
          </table:table-cell>
          <table:table-cell table:number-columns-repeated="4"/>
        </table:table-row>
        <table:table-row table:style-name="ro1">
          <table:table-cell office:value-type="float" office:value="-0.653015" calcext:value-type="float">
            <text:p>-0.653015</text:p>
          </table:table-cell>
          <table:table-cell office:value-type="float" office:value="-0.025238" calcext:value-type="float">
            <text:p>-0.025238</text:p>
          </table:table-cell>
          <table:table-cell/>
          <table:table-cell table:style-name="ce6" table:formula="of:=[.A2770]-factor3" office:value-type="float" office:value="-0.324173111453125" calcext:value-type="float">
            <text:p>-0.3241731115</text:p>
          </table:table-cell>
          <table:table-cell table:formula="of:=[.B2770]-factor4" office:value-type="float" office:value="-0.36593601015625" calcext:value-type="float">
            <text:p>-0.3659360102</text:p>
          </table:table-cell>
          <table:table-cell table:number-columns-repeated="4"/>
        </table:table-row>
        <table:table-row table:style-name="ro1">
          <table:table-cell office:value-type="float" office:value="-0.698212" calcext:value-type="float">
            <text:p>-0.698212</text:p>
          </table:table-cell>
          <table:table-cell office:value-type="float" office:value="0.0262756" calcext:value-type="float">
            <text:p>0.0262756</text:p>
          </table:table-cell>
          <table:table-cell/>
          <table:table-cell table:style-name="ce6" table:formula="of:=[.A2771]-factor3" office:value-type="float" office:value="-0.369370111453125" calcext:value-type="float">
            <text:p>-0.3693701115</text:p>
          </table:table-cell>
          <table:table-cell table:formula="of:=[.B2771]-factor4" office:value-type="float" office:value="-0.31442241015625" calcext:value-type="float">
            <text:p>-0.3144224102</text:p>
          </table:table-cell>
          <table:table-cell table:number-columns-repeated="4"/>
        </table:table-row>
        <table:table-row table:style-name="ro1">
          <table:table-cell office:value-type="float" office:value="-0.734467" calcext:value-type="float">
            <text:p>-0.734467</text:p>
          </table:table-cell>
          <table:table-cell office:value-type="float" office:value="0.085144" calcext:value-type="float">
            <text:p>0.085144</text:p>
          </table:table-cell>
          <table:table-cell/>
          <table:table-cell table:style-name="ce6" table:formula="of:=[.A2772]-factor3" office:value-type="float" office:value="-0.405625111453125" calcext:value-type="float">
            <text:p>-0.4056251115</text:p>
          </table:table-cell>
          <table:table-cell table:formula="of:=[.B2772]-factor4" office:value-type="float" office:value="-0.25555401015625" calcext:value-type="float">
            <text:p>-0.2555540102</text:p>
          </table:table-cell>
          <table:table-cell table:number-columns-repeated="4"/>
        </table:table-row>
        <table:table-row table:style-name="ro1">
          <table:table-cell office:value-type="float" office:value="-0.762878" calcext:value-type="float">
            <text:p>-0.762878</text:p>
          </table:table-cell>
          <table:table-cell office:value-type="float" office:value="0.148926" calcext:value-type="float">
            <text:p>0.148926</text:p>
          </table:table-cell>
          <table:table-cell/>
          <table:table-cell table:style-name="ce6" table:formula="of:=[.A2773]-factor3" office:value-type="float" office:value="-0.434036111453125" calcext:value-type="float">
            <text:p>-0.4340361115</text:p>
          </table:table-cell>
          <table:table-cell table:formula="of:=[.B2773]-factor4" office:value-type="float" office:value="-0.19177201015625" calcext:value-type="float">
            <text:p>-0.1917720102</text:p>
          </table:table-cell>
          <table:table-cell table:number-columns-repeated="4"/>
        </table:table-row>
        <table:table-row table:style-name="ro1">
          <table:table-cell office:value-type="float" office:value="-0.783569" calcext:value-type="float">
            <text:p>-0.783569</text:p>
          </table:table-cell>
          <table:table-cell office:value-type="float" office:value="0.215485" calcext:value-type="float">
            <text:p>0.215485</text:p>
          </table:table-cell>
          <table:table-cell/>
          <table:table-cell table:style-name="ce6" table:formula="of:=[.A2774]-factor3" office:value-type="float" office:value="-0.454727111453125" calcext:value-type="float">
            <text:p>-0.4547271115</text:p>
          </table:table-cell>
          <table:table-cell table:formula="of:=[.B2774]-factor4" office:value-type="float" office:value="-0.12521301015625" calcext:value-type="float">
            <text:p>-0.1252130102</text:p>
          </table:table-cell>
          <table:table-cell table:number-columns-repeated="4"/>
        </table:table-row>
        <table:table-row table:style-name="ro1">
          <table:table-cell office:value-type="float" office:value="-0.794556" calcext:value-type="float">
            <text:p>-0.794556</text:p>
          </table:table-cell>
          <table:table-cell office:value-type="float" office:value="0.284515" calcext:value-type="float">
            <text:p>0.284515</text:p>
          </table:table-cell>
          <table:table-cell/>
          <table:table-cell table:style-name="ce6" table:formula="of:=[.A2775]-factor3" office:value-type="float" office:value="-0.465714111453125" calcext:value-type="float">
            <text:p>-0.4657141115</text:p>
          </table:table-cell>
          <table:table-cell table:formula="of:=[.B2775]-factor4" office:value-type="float" office:value="-0.0561830101562499" calcext:value-type="float">
            <text:p>-0.0561830102</text:p>
          </table:table-cell>
          <table:table-cell table:number-columns-repeated="4"/>
        </table:table-row>
        <table:table-row table:style-name="ro1">
          <table:table-cell office:value-type="float" office:value="-0.796631" calcext:value-type="float">
            <text:p>-0.796631</text:p>
          </table:table-cell>
          <table:table-cell office:value-type="float" office:value="0.353668" calcext:value-type="float">
            <text:p>0.353668</text:p>
          </table:table-cell>
          <table:table-cell/>
          <table:table-cell table:style-name="ce6" table:formula="of:=[.A2776]-factor3" office:value-type="float" office:value="-0.467789111453125" calcext:value-type="float">
            <text:p>-0.4677891115</text:p>
          </table:table-cell>
          <table:table-cell table:style-name="ce5" table:formula="of:=[.B2776]-factor4" office:value-type="float" office:value="0.0129699898437501" calcext:value-type="float">
            <text:p>0.0129699898</text:p>
          </table:table-cell>
          <table:table-cell table:number-columns-repeated="4"/>
        </table:table-row>
        <table:table-row table:style-name="ro1">
          <table:table-cell office:value-type="float" office:value="-0.790039" calcext:value-type="float">
            <text:p>-0.790039</text:p>
          </table:table-cell>
          <table:table-cell office:value-type="float" office:value="0.422058" calcext:value-type="float">
            <text:p>0.422058</text:p>
          </table:table-cell>
          <table:table-cell/>
          <table:table-cell table:style-name="ce6" table:formula="of:=[.A2777]-factor3" office:value-type="float" office:value="-0.461197111453125" calcext:value-type="float">
            <text:p>-0.4611971115</text:p>
          </table:table-cell>
          <table:table-cell table:style-name="ce5" table:formula="of:=[.B2777]-factor4" office:value-type="float" office:value="0.0813599898437501" calcext:value-type="float">
            <text:p>0.0813599898</text:p>
          </table:table-cell>
          <table:table-cell table:number-columns-repeated="4"/>
        </table:table-row>
        <table:table-row table:style-name="ro1">
          <table:table-cell office:value-type="float" office:value="-0.775208" calcext:value-type="float">
            <text:p>-0.775208</text:p>
          </table:table-cell>
          <table:table-cell office:value-type="float" office:value="0.488831" calcext:value-type="float">
            <text:p>0.488831</text:p>
          </table:table-cell>
          <table:table-cell/>
          <table:table-cell table:style-name="ce6" table:formula="of:=[.A2778]-factor3" office:value-type="float" office:value="-0.446366111453125" calcext:value-type="float">
            <text:p>-0.4463661115</text:p>
          </table:table-cell>
          <table:table-cell table:style-name="ce5" table:formula="of:=[.B2778]-factor4" office:value-type="float" office:value="0.14813298984375" calcext:value-type="float">
            <text:p>0.1481329898</text:p>
          </table:table-cell>
          <table:table-cell table:number-columns-repeated="4"/>
        </table:table-row>
        <table:table-row table:style-name="ro1">
          <table:table-cell office:value-type="float" office:value="-0.751953" calcext:value-type="float">
            <text:p>-0.751953</text:p>
          </table:table-cell>
          <table:table-cell office:value-type="float" office:value="0.552155" calcext:value-type="float">
            <text:p>0.552155</text:p>
          </table:table-cell>
          <table:table-cell/>
          <table:table-cell table:style-name="ce6" table:formula="of:=[.A2779]-factor3" office:value-type="float" office:value="-0.423111111453125" calcext:value-type="float">
            <text:p>-0.4231111115</text:p>
          </table:table-cell>
          <table:table-cell table:style-name="ce5" table:formula="of:=[.B2779]-factor4" office:value-type="float" office:value="0.21145698984375" calcext:value-type="float">
            <text:p>0.2114569898</text:p>
          </table:table-cell>
          <table:table-cell table:number-columns-repeated="4"/>
        </table:table-row>
        <table:table-row table:style-name="ro1">
          <table:table-cell office:value-type="float" office:value="-0.720428" calcext:value-type="float">
            <text:p>-0.720428</text:p>
          </table:table-cell>
          <table:table-cell office:value-type="float" office:value="0.611023" calcext:value-type="float">
            <text:p>0.611023</text:p>
          </table:table-cell>
          <table:table-cell/>
          <table:table-cell table:style-name="ce6" table:formula="of:=[.A2780]-factor3" office:value-type="float" office:value="-0.391586111453125" calcext:value-type="float">
            <text:p>-0.3915861115</text:p>
          </table:table-cell>
          <table:table-cell table:style-name="ce5" table:formula="of:=[.B2780]-factor4" office:value-type="float" office:value="0.27032498984375" calcext:value-type="float">
            <text:p>0.2703249898</text:p>
          </table:table-cell>
          <table:table-cell table:number-columns-repeated="4"/>
        </table:table-row>
        <table:table-row table:style-name="ro1">
          <table:table-cell office:value-type="float" office:value="-0.681671" calcext:value-type="float">
            <text:p>-0.681671</text:p>
          </table:table-cell>
          <table:table-cell office:value-type="float" office:value="0.6651" calcext:value-type="float">
            <text:p>0.6651</text:p>
          </table:table-cell>
          <table:table-cell/>
          <table:table-cell table:style-name="ce6" table:formula="of:=[.A2781]-factor3" office:value-type="float" office:value="-0.352829111453125" calcext:value-type="float">
            <text:p>-0.3528291115</text:p>
          </table:table-cell>
          <table:table-cell table:style-name="ce5" table:formula="of:=[.B2781]-factor4" office:value-type="float" office:value="0.32440198984375" calcext:value-type="float">
            <text:p>0.3244019898</text:p>
          </table:table-cell>
          <table:table-cell table:number-columns-repeated="4"/>
        </table:table-row>
        <table:table-row table:style-name="ro1">
          <table:table-cell office:value-type="float" office:value="-0.636169" calcext:value-type="float">
            <text:p>-0.636169</text:p>
          </table:table-cell>
          <table:table-cell office:value-type="float" office:value="0.713409" calcext:value-type="float">
            <text:p>0.713409</text:p>
          </table:table-cell>
          <table:table-cell/>
          <table:table-cell table:style-name="ce6" table:formula="of:=[.A2782]-factor3" office:value-type="float" office:value="-0.307327111453125" calcext:value-type="float">
            <text:p>-0.3073271115</text:p>
          </table:table-cell>
          <table:table-cell table:style-name="ce5" table:formula="of:=[.B2782]-factor4" office:value-type="float" office:value="0.37271098984375" calcext:value-type="float">
            <text:p>0.3727109898</text:p>
          </table:table-cell>
          <table:table-cell table:number-columns-repeated="4"/>
        </table:table-row>
        <table:table-row table:style-name="ro1">
          <table:table-cell office:value-type="float" office:value="-0.583588" calcext:value-type="float">
            <text:p>-0.583588</text:p>
          </table:table-cell>
          <table:table-cell office:value-type="float" office:value="0.754761" calcext:value-type="float">
            <text:p>0.754761</text:p>
          </table:table-cell>
          <table:table-cell/>
          <table:table-cell table:style-name="ce6" table:formula="of:=[.A2783]-factor3" office:value-type="float" office:value="-0.254746111453125" calcext:value-type="float">
            <text:p>-0.2547461115</text:p>
          </table:table-cell>
          <table:table-cell table:style-name="ce5" table:formula="of:=[.B2783]-factor4" office:value-type="float" office:value="0.41406298984375" calcext:value-type="float">
            <text:p>0.4140629898</text:p>
          </table:table-cell>
          <table:table-cell table:number-columns-repeated="4"/>
        </table:table-row>
        <table:table-row table:style-name="ro1">
          <table:table-cell office:value-type="float" office:value="-0.52597" calcext:value-type="float">
            <text:p>-0.52597</text:p>
          </table:table-cell>
          <table:table-cell office:value-type="float" office:value="0.788757" calcext:value-type="float">
            <text:p>0.788757</text:p>
          </table:table-cell>
          <table:table-cell/>
          <table:table-cell table:style-name="ce6" table:formula="of:=[.A2784]-factor3" office:value-type="float" office:value="-0.197128111453125" calcext:value-type="float">
            <text:p>-0.1971281115</text:p>
          </table:table-cell>
          <table:table-cell table:style-name="ce5" table:formula="of:=[.B2784]-factor4" office:value-type="float" office:value="0.44805898984375" calcext:value-type="float">
            <text:p>0.4480589898</text:p>
          </table:table-cell>
          <table:table-cell table:number-columns-repeated="4"/>
        </table:table-row>
        <table:table-row table:style-name="ro1">
          <table:table-cell office:value-type="float" office:value="-0.463104" calcext:value-type="float">
            <text:p>-0.463104</text:p>
          </table:table-cell>
          <table:table-cell office:value-type="float" office:value="0.815521" calcext:value-type="float">
            <text:p>0.815521</text:p>
          </table:table-cell>
          <table:table-cell/>
          <table:table-cell table:style-name="ce6" table:formula="of:=[.A2785]-factor3" office:value-type="float" office:value="-0.134262111453125" calcext:value-type="float">
            <text:p>-0.1342621115</text:p>
          </table:table-cell>
          <table:table-cell table:style-name="ce5" table:formula="of:=[.B2785]-factor4" office:value-type="float" office:value="0.47482298984375" calcext:value-type="float">
            <text:p>0.4748229898</text:p>
          </table:table-cell>
          <table:table-cell table:number-columns-repeated="4"/>
        </table:table-row>
        <table:table-row table:style-name="ro1">
          <table:table-cell office:value-type="float" office:value="-0.396454" calcext:value-type="float">
            <text:p>-0.396454</text:p>
          </table:table-cell>
          <table:table-cell office:value-type="float" office:value="0.833618" calcext:value-type="float">
            <text:p>0.833618</text:p>
          </table:table-cell>
          <table:table-cell/>
          <table:table-cell table:style-name="ce6" table:formula="of:=[.A2786]-factor3" office:value-type="float" office:value="-0.0676121114531249" calcext:value-type="float">
            <text:p>-0.0676121115</text:p>
          </table:table-cell>
          <table:table-cell table:style-name="ce5" table:formula="of:=[.B2786]-factor4" office:value-type="float" office:value="0.49291998984375" calcext:value-type="float">
            <text:p>0.4929199898</text:p>
          </table:table-cell>
          <table:table-cell table:number-columns-repeated="4"/>
        </table:table-row>
        <table:table-row table:style-name="ro1">
          <table:table-cell office:value-type="float" office:value="-0.328339" calcext:value-type="float">
            <text:p>-0.328339</text:p>
          </table:table-cell>
          <table:table-cell office:value-type="float" office:value="0.841827" calcext:value-type="float">
            <text:p>0.841827</text:p>
          </table:table-cell>
          <table:table-cell/>
          <table:table-cell table:style-name="ce5" table:formula="of:=[.A2787]-factor3" office:value-type="float" office:value="0.00050288854687508" calcext:value-type="float">
            <text:p>0.0005028885</text:p>
          </table:table-cell>
          <table:table-cell table:style-name="ce5" table:formula="of:=[.B2787]-factor4" office:value-type="float" office:value="0.50112898984375" calcext:value-type="float">
            <text:p>0.5011289898</text:p>
          </table:table-cell>
          <table:table-cell table:number-columns-repeated="4"/>
        </table:table-row>
        <table:table-row table:style-name="ro1">
          <table:table-cell office:value-type="float" office:value="-0.258087" calcext:value-type="float">
            <text:p>-0.258087</text:p>
          </table:table-cell>
          <table:table-cell office:value-type="float" office:value="0.840912" calcext:value-type="float">
            <text:p>0.840912</text:p>
          </table:table-cell>
          <table:table-cell/>
          <table:table-cell table:style-name="ce5" table:formula="of:=[.A2788]-factor3" office:value-type="float" office:value="0.0707548885468751" calcext:value-type="float">
            <text:p>0.0707548885</text:p>
          </table:table-cell>
          <table:table-cell table:style-name="ce5" table:formula="of:=[.B2788]-factor4" office:value-type="float" office:value="0.50021398984375" calcext:value-type="float">
            <text:p>0.5002139898</text:p>
          </table:table-cell>
          <table:table-cell table:number-columns-repeated="4"/>
        </table:table-row>
        <table:table-row table:style-name="ro1">
          <table:table-cell office:value-type="float" office:value="-0.189087" calcext:value-type="float">
            <text:p>-0.189087</text:p>
          </table:table-cell>
          <table:table-cell office:value-type="float" office:value="0.831055" calcext:value-type="float">
            <text:p>0.831055</text:p>
          </table:table-cell>
          <table:table-cell/>
          <table:table-cell table:style-name="ce5" table:formula="of:=[.A2789]-factor3" office:value-type="float" office:value="0.139754888546875" calcext:value-type="float">
            <text:p>0.1397548885</text:p>
          </table:table-cell>
          <table:table-cell table:style-name="ce5" table:formula="of:=[.B2789]-factor4" office:value-type="float" office:value="0.49035698984375" calcext:value-type="float">
            <text:p>0.4903569898</text:p>
          </table:table-cell>
          <table:table-cell table:number-columns-repeated="4"/>
        </table:table-row>
        <table:table-row table:style-name="ro1">
          <table:table-cell office:value-type="float" office:value="-0.12262" calcext:value-type="float">
            <text:p>-0.12262</text:p>
          </table:table-cell>
          <table:table-cell office:value-type="float" office:value="0.810913" calcext:value-type="float">
            <text:p>0.810913</text:p>
          </table:table-cell>
          <table:table-cell/>
          <table:table-cell table:style-name="ce5" table:formula="of:=[.A2790]-factor3" office:value-type="float" office:value="0.206221888546875" calcext:value-type="float">
            <text:p>0.2062218885</text:p>
          </table:table-cell>
          <table:table-cell table:style-name="ce5" table:formula="of:=[.B2790]-factor4" office:value-type="float" office:value="0.47021498984375" calcext:value-type="float">
            <text:p>0.4702149898</text:p>
          </table:table-cell>
          <table:table-cell table:number-columns-repeated="4"/>
        </table:table-row>
        <table:table-row table:style-name="ro1">
          <table:table-cell office:value-type="float" office:value="-0.0587769" calcext:value-type="float">
            <text:p>-0.0587769</text:p>
          </table:table-cell>
          <table:table-cell office:value-type="float" office:value="0.782654" calcext:value-type="float">
            <text:p>0.782654</text:p>
          </table:table-cell>
          <table:table-cell/>
          <table:table-cell table:style-name="ce5" table:formula="of:=[.A2791]-factor3" office:value-type="float" office:value="0.270064988546875" calcext:value-type="float">
            <text:p>0.2700649885</text:p>
          </table:table-cell>
          <table:table-cell table:style-name="ce5" table:formula="of:=[.B2791]-factor4" office:value-type="float" office:value="0.44195598984375" calcext:value-type="float">
            <text:p>0.4419559898</text:p>
          </table:table-cell>
          <table:table-cell table:number-columns-repeated="4"/>
        </table:table-row>
        <table:table-row table:style-name="ro1">
          <table:table-cell office:value-type="float" office:value="0.000305176" calcext:value-type="float">
            <text:p>0.000305176</text:p>
          </table:table-cell>
          <table:table-cell office:value-type="float" office:value="0.745331" calcext:value-type="float">
            <text:p>0.745331</text:p>
          </table:table-cell>
          <table:table-cell/>
          <table:table-cell table:style-name="ce5" table:formula="of:=[.A2792]-factor3" office:value-type="float" office:value="0.329147064546875" calcext:value-type="float">
            <text:p>0.3291470645</text:p>
          </table:table-cell>
          <table:table-cell table:style-name="ce5" table:formula="of:=[.B2792]-factor4" office:value-type="float" office:value="0.40463298984375" calcext:value-type="float">
            <text:p>0.4046329898</text:p>
          </table:table-cell>
          <table:table-cell table:number-columns-repeated="4"/>
        </table:table-row>
        <table:table-row table:style-name="ro1">
          <table:table-cell office:value-type="float" office:value="0.0530701" calcext:value-type="float">
            <text:p>0.0530701</text:p>
          </table:table-cell>
          <table:table-cell office:value-type="float" office:value="0.700104" calcext:value-type="float">
            <text:p>0.700104</text:p>
          </table:table-cell>
          <table:table-cell/>
          <table:table-cell table:style-name="ce5" table:formula="of:=[.A2793]-factor3" office:value-type="float" office:value="0.381911988546875" calcext:value-type="float">
            <text:p>0.3819119885</text:p>
          </table:table-cell>
          <table:table-cell table:style-name="ce5" table:formula="of:=[.B2793]-factor4" office:value-type="float" office:value="0.35940598984375" calcext:value-type="float">
            <text:p>0.3594059898</text:p>
          </table:table-cell>
          <table:table-cell table:number-columns-repeated="4"/>
        </table:table-row>
        <table:table-row table:style-name="ro1">
          <table:table-cell office:value-type="float" office:value="0.0994873" calcext:value-type="float">
            <text:p>0.0994873</text:p>
          </table:table-cell>
          <table:table-cell office:value-type="float" office:value="0.647217" calcext:value-type="float">
            <text:p>0.647217</text:p>
          </table:table-cell>
          <table:table-cell/>
          <table:table-cell table:style-name="ce5" table:formula="of:=[.A2794]-factor3" office:value-type="float" office:value="0.428329188546875" calcext:value-type="float">
            <text:p>0.4283291885</text:p>
          </table:table-cell>
          <table:table-cell table:style-name="ce5" table:formula="of:=[.B2794]-factor4" office:value-type="float" office:value="0.30651898984375" calcext:value-type="float">
            <text:p>0.3065189898</text:p>
          </table:table-cell>
          <table:table-cell table:number-columns-repeated="4"/>
        </table:table-row>
        <table:table-row table:style-name="ro1">
          <table:table-cell office:value-type="float" office:value="0.137451" calcext:value-type="float">
            <text:p>0.137451</text:p>
          </table:table-cell>
          <table:table-cell office:value-type="float" office:value="0.588257" calcext:value-type="float">
            <text:p>0.588257</text:p>
          </table:table-cell>
          <table:table-cell/>
          <table:table-cell table:style-name="ce5" table:formula="of:=[.A2795]-factor3" office:value-type="float" office:value="0.466292888546875" calcext:value-type="float">
            <text:p>0.4662928885</text:p>
          </table:table-cell>
          <table:table-cell table:style-name="ce5" table:formula="of:=[.B2795]-factor4" office:value-type="float" office:value="0.24755898984375" calcext:value-type="float">
            <text:p>0.2475589898</text:p>
          </table:table-cell>
          <table:table-cell table:number-columns-repeated="4"/>
        </table:table-row>
        <table:table-row table:style-name="ro1">
          <table:table-cell office:value-type="float" office:value="0.16684" calcext:value-type="float">
            <text:p>0.16684</text:p>
          </table:table-cell>
          <table:table-cell office:value-type="float" office:value="0.523956" calcext:value-type="float">
            <text:p>0.523956</text:p>
          </table:table-cell>
          <table:table-cell/>
          <table:table-cell table:style-name="ce5" table:formula="of:=[.A2796]-factor3" office:value-type="float" office:value="0.495681888546875" calcext:value-type="float">
            <text:p>0.4956818885</text:p>
          </table:table-cell>
          <table:table-cell table:style-name="ce5" table:formula="of:=[.B2796]-factor4" office:value-type="float" office:value="0.18325798984375" calcext:value-type="float">
            <text:p>0.1832579898</text:p>
          </table:table-cell>
          <table:table-cell table:number-columns-repeated="4"/>
        </table:table-row>
        <table:table-row table:style-name="ro1">
          <table:table-cell office:value-type="float" office:value="0.186615" calcext:value-type="float">
            <text:p>0.186615</text:p>
          </table:table-cell>
          <table:table-cell office:value-type="float" office:value="0.455658" calcext:value-type="float">
            <text:p>0.455658</text:p>
          </table:table-cell>
          <table:table-cell/>
          <table:table-cell table:style-name="ce5" table:formula="of:=[.A2797]-factor3" office:value-type="float" office:value="0.515456888546875" calcext:value-type="float">
            <text:p>0.5154568885</text:p>
          </table:table-cell>
          <table:table-cell table:style-name="ce5" table:formula="of:=[.B2797]-factor4" office:value-type="float" office:value="0.11495998984375" calcext:value-type="float">
            <text:p>0.1149599898</text:p>
          </table:table-cell>
          <table:table-cell table:number-columns-repeated="4"/>
        </table:table-row>
        <table:table-row table:style-name="ro1">
          <table:table-cell office:value-type="float" office:value="0.197662" calcext:value-type="float">
            <text:p>0.197662</text:p>
          </table:table-cell>
          <table:table-cell office:value-type="float" office:value="0.384674" calcext:value-type="float">
            <text:p>0.384674</text:p>
          </table:table-cell>
          <table:table-cell/>
          <table:table-cell table:style-name="ce5" table:formula="of:=[.A2798]-factor3" office:value-type="float" office:value="0.526503888546875" calcext:value-type="float">
            <text:p>0.5265038885</text:p>
          </table:table-cell>
          <table:table-cell table:style-name="ce5" table:formula="of:=[.B2798]-factor4" office:value-type="float" office:value="0.0439759898437501" calcext:value-type="float">
            <text:p>0.0439759898</text:p>
          </table:table-cell>
          <table:table-cell table:number-columns-repeated="4"/>
        </table:table-row>
        <table:table-row table:style-name="ro1">
          <table:table-cell office:value-type="float" office:value="0.198059" calcext:value-type="float">
            <text:p>0.198059</text:p>
          </table:table-cell>
          <table:table-cell office:value-type="float" office:value="0.312561" calcext:value-type="float">
            <text:p>0.312561</text:p>
          </table:table-cell>
          <table:table-cell/>
          <table:table-cell table:style-name="ce5" table:formula="of:=[.A2799]-factor3" office:value-type="float" office:value="0.526900888546875" calcext:value-type="float">
            <text:p>0.5269008885</text:p>
          </table:table-cell>
          <table:table-cell table:style-name="ce6" table:formula="of:=[.B2799]-factor4" office:value-type="float" office:value="-0.0281370101562499" calcext:value-type="float">
            <text:p>-0.0281370102</text:p>
          </table:table-cell>
          <table:table-cell table:number-columns-repeated="4"/>
        </table:table-row>
        <table:table-row table:style-name="ro1">
          <table:table-cell office:value-type="float" office:value="0.187408" calcext:value-type="float">
            <text:p>0.187408</text:p>
          </table:table-cell>
          <table:table-cell office:value-type="float" office:value="0.239655" calcext:value-type="float">
            <text:p>0.239655</text:p>
          </table:table-cell>
          <table:table-cell/>
          <table:table-cell table:style-name="ce5" table:formula="of:=[.A2800]-factor3" office:value-type="float" office:value="0.516249888546875" calcext:value-type="float">
            <text:p>0.5162498885</text:p>
          </table:table-cell>
          <table:table-cell table:style-name="ce6" table:formula="of:=[.B2800]-factor4" office:value-type="float" office:value="-0.10104301015625" calcext:value-type="float">
            <text:p>-0.1010430102</text:p>
          </table:table-cell>
          <table:table-cell table:number-columns-repeated="4"/>
        </table:table-row>
        <table:table-row table:style-name="ro1">
          <table:table-cell office:value-type="float" office:value="0.166168" calcext:value-type="float">
            <text:p>0.166168</text:p>
          </table:table-cell>
          <table:table-cell office:value-type="float" office:value="0.167694" calcext:value-type="float">
            <text:p>0.167694</text:p>
          </table:table-cell>
          <table:table-cell/>
          <table:table-cell table:style-name="ce5" table:formula="of:=[.A2801]-factor3" office:value-type="float" office:value="0.495009888546875" calcext:value-type="float">
            <text:p>0.4950098885</text:p>
          </table:table-cell>
          <table:table-cell table:style-name="ce6" table:formula="of:=[.B2801]-factor4" office:value-type="float" office:value="-0.17300401015625" calcext:value-type="float">
            <text:p>-0.1730040102</text:p>
          </table:table-cell>
          <table:table-cell table:number-columns-repeated="4"/>
        </table:table-row>
        <table:table-row table:style-name="ro1">
          <table:table-cell office:value-type="float" office:value="0.133484" calcext:value-type="float">
            <text:p>0.133484</text:p>
          </table:table-cell>
          <table:table-cell office:value-type="float" office:value="0.0988464" calcext:value-type="float">
            <text:p>0.0988464</text:p>
          </table:table-cell>
          <table:table-cell/>
          <table:table-cell table:style-name="ce5" table:formula="of:=[.A2802]-factor3" office:value-type="float" office:value="0.462325888546875" calcext:value-type="float">
            <text:p>0.4623258885</text:p>
          </table:table-cell>
          <table:table-cell table:style-name="ce6" table:formula="of:=[.B2802]-factor4" office:value-type="float" office:value="-0.24185161015625" calcext:value-type="float">
            <text:p>-0.2418516102</text:p>
          </table:table-cell>
          <table:table-cell table:number-columns-repeated="4"/>
        </table:table-row>
        <table:table-row table:style-name="ro1">
          <table:table-cell office:value-type="float" office:value="0.0913391" calcext:value-type="float">
            <text:p>0.0913391</text:p>
          </table:table-cell>
          <table:table-cell office:value-type="float" office:value="0.0338135" calcext:value-type="float">
            <text:p>0.0338135</text:p>
          </table:table-cell>
          <table:table-cell/>
          <table:table-cell table:style-name="ce5" table:formula="of:=[.A2803]-factor3" office:value-type="float" office:value="0.420180988546875" calcext:value-type="float">
            <text:p>0.4201809885</text:p>
          </table:table-cell>
          <table:table-cell table:style-name="ce6" table:formula="of:=[.B2803]-factor4" office:value-type="float" office:value="-0.30688451015625" calcext:value-type="float">
            <text:p>-0.3068845102</text:p>
          </table:table-cell>
          <table:table-cell table:number-columns-repeated="4"/>
        </table:table-row>
        <table:table-row table:style-name="ro1">
          <table:table-cell office:value-type="float" office:value="0.0392151" calcext:value-type="float">
            <text:p>0.0392151</text:p>
          </table:table-cell>
          <table:table-cell office:value-type="float" office:value="-0.0262146" calcext:value-type="float">
            <text:p>-0.0262146</text:p>
          </table:table-cell>
          <table:table-cell/>
          <table:table-cell table:style-name="ce5" table:formula="of:=[.A2804]-factor3" office:value-type="float" office:value="0.368056988546875" calcext:value-type="float">
            <text:p>0.3680569885</text:p>
          </table:table-cell>
          <table:table-cell table:style-name="ce6" table:formula="of:=[.B2804]-factor4" office:value-type="float" office:value="-0.36691261015625" calcext:value-type="float">
            <text:p>-0.3669126102</text:p>
          </table:table-cell>
          <table:table-cell table:number-columns-repeated="4"/>
        </table:table-row>
        <table:table-row table:style-name="ro1">
          <table:table-cell office:value-type="float" office:value="-0.0217285" calcext:value-type="float">
            <text:p>-0.0217285</text:p>
          </table:table-cell>
          <table:table-cell office:value-type="float" office:value="-0.0791016" calcext:value-type="float">
            <text:p>-0.0791016</text:p>
          </table:table-cell>
          <table:table-cell/>
          <table:table-cell table:style-name="ce5" table:formula="of:=[.A2805]-factor3" office:value-type="float" office:value="0.307113388546875" calcext:value-type="float">
            <text:p>0.3071133885</text:p>
          </table:table-cell>
          <table:table-cell table:style-name="ce6" table:formula="of:=[.B2805]-factor4" office:value-type="float" office:value="-0.41979961015625" calcext:value-type="float">
            <text:p>-0.4197996102</text:p>
          </table:table-cell>
          <table:table-cell table:number-columns-repeated="4"/>
        </table:table-row>
        <table:table-row table:style-name="ro1">
          <table:table-cell office:value-type="float" office:value="-0.0898438" calcext:value-type="float">
            <text:p>-0.0898438</text:p>
          </table:table-cell>
          <table:table-cell office:value-type="float" office:value="-0.124237" calcext:value-type="float">
            <text:p>-0.124237</text:p>
          </table:table-cell>
          <table:table-cell/>
          <table:table-cell table:style-name="ce5" table:formula="of:=[.A2806]-factor3" office:value-type="float" office:value="0.238998088546875" calcext:value-type="float">
            <text:p>0.2389980885</text:p>
          </table:table-cell>
          <table:table-cell table:style-name="ce6" table:formula="of:=[.B2806]-factor4" office:value-type="float" office:value="-0.46493501015625" calcext:value-type="float">
            <text:p>-0.4649350102</text:p>
          </table:table-cell>
          <table:table-cell table:number-columns-repeated="4"/>
        </table:table-row>
        <table:table-row table:style-name="ro1">
          <table:table-cell office:value-type="float" office:value="-0.164276" calcext:value-type="float">
            <text:p>-0.164276</text:p>
          </table:table-cell>
          <table:table-cell office:value-type="float" office:value="-0.159363" calcext:value-type="float">
            <text:p>-0.159363</text:p>
          </table:table-cell>
          <table:table-cell/>
          <table:table-cell table:style-name="ce5" table:formula="of:=[.A2807]-factor3" office:value-type="float" office:value="0.164565888546875" calcext:value-type="float">
            <text:p>0.1645658885</text:p>
          </table:table-cell>
          <table:table-cell table:style-name="ce6" table:formula="of:=[.B2807]-factor4" office:value-type="float" office:value="-0.50006101015625" calcext:value-type="float">
            <text:p>-0.5000610102</text:p>
          </table:table-cell>
          <table:table-cell table:number-columns-repeated="4"/>
        </table:table-row>
        <table:table-row table:style-name="ro1">
          <table:table-cell office:value-type="float" office:value="-0.243683" calcext:value-type="float">
            <text:p>-0.243683</text:p>
          </table:table-cell>
          <table:table-cell office:value-type="float" office:value="-0.18515" calcext:value-type="float">
            <text:p>-0.18515</text:p>
          </table:table-cell>
          <table:table-cell/>
          <table:table-cell table:style-name="ce5" table:formula="of:=[.A2808]-factor3" office:value-type="float" office:value="0.0851588885468751" calcext:value-type="float">
            <text:p>0.0851588885</text:p>
          </table:table-cell>
          <table:table-cell table:style-name="ce6" table:formula="of:=[.B2808]-factor4" office:value-type="float" office:value="-0.52584801015625" calcext:value-type="float">
            <text:p>-0.5258480102</text:p>
          </table:table-cell>
          <table:table-cell table:number-columns-repeated="4"/>
        </table:table-row>
        <table:table-row table:style-name="ro1">
          <table:table-cell office:value-type="float" office:value="-0.325409" calcext:value-type="float">
            <text:p>-0.325409</text:p>
          </table:table-cell>
          <table:table-cell office:value-type="float" office:value="-0.198944" calcext:value-type="float">
            <text:p>-0.198944</text:p>
          </table:table-cell>
          <table:table-cell/>
          <table:table-cell table:style-name="ce5" table:formula="of:=[.A2809]-factor3" office:value-type="float" office:value="0.00343288854687507" calcext:value-type="float">
            <text:p>0.0034328885</text:p>
          </table:table-cell>
          <table:table-cell table:style-name="ce6" table:formula="of:=[.B2809]-factor4" office:value-type="float" office:value="-0.53964201015625" calcext:value-type="float">
            <text:p>-0.5396420102</text:p>
          </table:table-cell>
          <table:table-cell table:number-columns-repeated="4"/>
        </table:table-row>
        <table:table-row table:style-name="ro1">
          <table:table-cell office:value-type="float" office:value="-0.407227" calcext:value-type="float">
            <text:p>-0.407227</text:p>
          </table:table-cell>
          <table:table-cell office:value-type="float" office:value="-0.201508" calcext:value-type="float">
            <text:p>-0.201508</text:p>
          </table:table-cell>
          <table:table-cell/>
          <table:table-cell table:style-name="ce6" table:formula="of:=[.A2810]-factor3" office:value-type="float" office:value="-0.0783851114531249" calcext:value-type="float">
            <text:p>-0.0783851115</text:p>
          </table:table-cell>
          <table:table-cell table:style-name="ce6" table:formula="of:=[.B2810]-factor4" office:value-type="float" office:value="-0.54220601015625" calcext:value-type="float">
            <text:p>-0.5422060102</text:p>
          </table:table-cell>
          <table:table-cell table:number-columns-repeated="4"/>
        </table:table-row>
        <table:table-row table:style-name="ro1">
          <table:table-cell office:value-type="float" office:value="-0.488586" calcext:value-type="float">
            <text:p>-0.488586</text:p>
          </table:table-cell>
          <table:table-cell office:value-type="float" office:value="-0.192078" calcext:value-type="float">
            <text:p>-0.192078</text:p>
          </table:table-cell>
          <table:table-cell/>
          <table:table-cell table:style-name="ce6" table:formula="of:=[.A2811]-factor3" office:value-type="float" office:value="-0.159744111453125" calcext:value-type="float">
            <text:p>-0.1597441115</text:p>
          </table:table-cell>
          <table:table-cell table:style-name="ce6" table:formula="of:=[.B2811]-factor4" office:value-type="float" office:value="-0.53277601015625" calcext:value-type="float">
            <text:p>-0.5327760102</text:p>
          </table:table-cell>
          <table:table-cell table:number-columns-repeated="4"/>
        </table:table-row>
        <table:table-row table:style-name="ro1">
          <table:table-cell office:value-type="float" office:value="-0.566986" calcext:value-type="float">
            <text:p>-0.566986</text:p>
          </table:table-cell>
          <table:table-cell office:value-type="float" office:value="-0.170288" calcext:value-type="float">
            <text:p>-0.170288</text:p>
          </table:table-cell>
          <table:table-cell/>
          <table:table-cell table:style-name="ce6" table:formula="of:=[.A2812]-factor3" office:value-type="float" office:value="-0.238144111453125" calcext:value-type="float">
            <text:p>-0.2381441115</text:p>
          </table:table-cell>
          <table:table-cell table:style-name="ce6" table:formula="of:=[.B2812]-factor4" office:value-type="float" office:value="-0.51098601015625" calcext:value-type="float">
            <text:p>-0.5109860102</text:p>
          </table:table-cell>
          <table:table-cell table:number-columns-repeated="4"/>
        </table:table-row>
        <table:table-row table:style-name="ro1">
          <table:table-cell office:value-type="float" office:value="-0.640015" calcext:value-type="float">
            <text:p>-0.640015</text:p>
          </table:table-cell>
          <table:table-cell office:value-type="float" office:value="-0.137604" calcext:value-type="float">
            <text:p>-0.137604</text:p>
          </table:table-cell>
          <table:table-cell/>
          <table:table-cell table:style-name="ce6" table:formula="of:=[.A2813]-factor3" office:value-type="float" office:value="-0.311173111453125" calcext:value-type="float">
            <text:p>-0.3111731115</text:p>
          </table:table-cell>
          <table:table-cell table:style-name="ce6" table:formula="of:=[.B2813]-factor4" office:value-type="float" office:value="-0.47830201015625" calcext:value-type="float">
            <text:p>-0.4783020102</text:p>
          </table:table-cell>
          <table:table-cell table:number-columns-repeated="4"/>
        </table:table-row>
        <table:table-row table:style-name="ro1">
          <table:table-cell office:value-type="float" office:value="-0.706299" calcext:value-type="float">
            <text:p>-0.706299</text:p>
          </table:table-cell>
          <table:table-cell office:value-type="float" office:value="-0.0914001" calcext:value-type="float">
            <text:p>-0.0914001</text:p>
          </table:table-cell>
          <table:table-cell/>
          <table:table-cell table:style-name="ce6" table:formula="of:=[.A2814]-factor3" office:value-type="float" office:value="-0.377457111453125" calcext:value-type="float">
            <text:p>-0.3774571115</text:p>
          </table:table-cell>
          <table:table-cell table:style-name="ce6" table:formula="of:=[.B2814]-factor4" office:value-type="float" office:value="-0.43209811015625" calcext:value-type="float">
            <text:p>-0.4320981102</text:p>
          </table:table-cell>
          <table:table-cell table:number-columns-repeated="4"/>
        </table:table-row>
        <table:table-row table:style-name="ro1">
          <table:table-cell office:value-type="float" office:value="-0.764923" calcext:value-type="float">
            <text:p>-0.764923</text:p>
          </table:table-cell>
          <table:table-cell office:value-type="float" office:value="-0.0374756" calcext:value-type="float">
            <text:p>-0.0374756</text:p>
          </table:table-cell>
          <table:table-cell/>
          <table:table-cell table:style-name="ce6" table:formula="of:=[.A2815]-factor3" office:value-type="float" office:value="-0.436081111453125" calcext:value-type="float">
            <text:p>-0.4360811115</text:p>
          </table:table-cell>
          <table:table-cell table:style-name="ce6" table:formula="of:=[.B2815]-factor4" office:value-type="float" office:value="-0.37817361015625" calcext:value-type="float">
            <text:p>-0.3781736102</text:p>
          </table:table-cell>
          <table:table-cell table:number-columns-repeated="4"/>
        </table:table-row>
        <table:table-row table:style-name="ro1">
          <table:table-cell office:value-type="float" office:value="-0.814514" calcext:value-type="float">
            <text:p>-0.814514</text:p>
          </table:table-cell>
          <table:table-cell office:value-type="float" office:value="0.0267029" calcext:value-type="float">
            <text:p>0.0267029</text:p>
          </table:table-cell>
          <table:table-cell/>
          <table:table-cell table:style-name="ce6" table:formula="of:=[.A2816]-factor3" office:value-type="float" office:value="-0.485672111453125" calcext:value-type="float">
            <text:p>-0.4856721115</text:p>
          </table:table-cell>
          <table:table-cell table:style-name="ce6" table:formula="of:=[.B2816]-factor4" office:value-type="float" office:value="-0.31399511015625" calcext:value-type="float">
            <text:p>-0.3139951102</text:p>
          </table:table-cell>
          <table:table-cell table:number-columns-repeated="4"/>
        </table:table-row>
        <table:table-row table:style-name="ro1">
          <table:table-cell office:value-type="float" office:value="-0.854523" calcext:value-type="float">
            <text:p>-0.854523</text:p>
          </table:table-cell>
          <table:table-cell office:value-type="float" office:value="0.0999451" calcext:value-type="float">
            <text:p>0.0999451</text:p>
          </table:table-cell>
          <table:table-cell/>
          <table:table-cell table:style-name="ce6" table:formula="of:=[.A2817]-factor3" office:value-type="float" office:value="-0.525681111453125" calcext:value-type="float">
            <text:p>-0.5256811115</text:p>
          </table:table-cell>
          <table:table-cell table:style-name="ce6" table:formula="of:=[.B2817]-factor4" office:value-type="float" office:value="-0.24075291015625" calcext:value-type="float">
            <text:p>-0.2407529102</text:p>
          </table:table-cell>
          <table:table-cell table:number-columns-repeated="4"/>
        </table:table-row>
        <table:table-row table:style-name="ro1">
          <table:table-cell office:value-type="float" office:value="-0.885223" calcext:value-type="float">
            <text:p>-0.885223</text:p>
          </table:table-cell>
          <table:table-cell office:value-type="float" office:value="0.178406" calcext:value-type="float">
            <text:p>0.178406</text:p>
          </table:table-cell>
          <table:table-cell/>
          <table:table-cell table:style-name="ce6" table:formula="of:=[.A2818]-factor3" office:value-type="float" office:value="-0.556381111453125" calcext:value-type="float">
            <text:p>-0.5563811115</text:p>
          </table:table-cell>
          <table:table-cell table:style-name="ce6" table:formula="of:=[.B2818]-factor4" office:value-type="float" office:value="-0.16229201015625" calcext:value-type="float">
            <text:p>-0.1622920102</text:p>
          </table:table-cell>
          <table:table-cell table:number-columns-repeated="4"/>
        </table:table-row>
        <table:table-row table:style-name="ro1">
          <table:table-cell office:value-type="float" office:value="-0.905792" calcext:value-type="float">
            <text:p>-0.905792</text:p>
          </table:table-cell>
          <table:table-cell office:value-type="float" office:value="0.261597" calcext:value-type="float">
            <text:p>0.261597</text:p>
          </table:table-cell>
          <table:table-cell/>
          <table:table-cell table:style-name="ce6" table:formula="of:=[.A2819]-factor3" office:value-type="float" office:value="-0.576950111453125" calcext:value-type="float">
            <text:p>-0.5769501115</text:p>
          </table:table-cell>
          <table:table-cell table:style-name="ce6" table:formula="of:=[.B2819]-factor4" office:value-type="float" office:value="-0.0791010101562499" calcext:value-type="float">
            <text:p>-0.0791010102</text:p>
          </table:table-cell>
          <table:table-cell table:number-columns-repeated="4"/>
        </table:table-row>
        <table:table-row table:style-name="ro1">
          <table:table-cell office:value-type="float" office:value="-0.914978" calcext:value-type="float">
            <text:p>-0.914978</text:p>
          </table:table-cell>
          <table:table-cell office:value-type="float" office:value="0.346039" calcext:value-type="float">
            <text:p>0.346039</text:p>
          </table:table-cell>
          <table:table-cell/>
          <table:table-cell table:style-name="ce6" table:formula="of:=[.A2820]-factor3" office:value-type="float" office:value="-0.586136111453125" calcext:value-type="float">
            <text:p>-0.5861361115</text:p>
          </table:table-cell>
          <table:table-cell table:style-name="ce5" table:formula="of:=[.B2820]-factor4" office:value-type="float" office:value="0.00534098984375014" calcext:value-type="float">
            <text:p>0.0053409898</text:p>
          </table:table-cell>
          <table:table-cell table:number-columns-repeated="4"/>
        </table:table-row>
        <table:table-row table:style-name="ro1">
          <table:table-cell office:value-type="float" office:value="-0.913055" calcext:value-type="float">
            <text:p>-0.913055</text:p>
          </table:table-cell>
          <table:table-cell office:value-type="float" office:value="0.432098" calcext:value-type="float">
            <text:p>0.432098</text:p>
          </table:table-cell>
          <table:table-cell/>
          <table:table-cell table:style-name="ce6" table:formula="of:=[.A2821]-factor3" office:value-type="float" office:value="-0.584213111453125" calcext:value-type="float">
            <text:p>-0.5842131115</text:p>
          </table:table-cell>
          <table:table-cell table:style-name="ce5" table:formula="of:=[.B2821]-factor4" office:value-type="float" office:value="0.0913999898437501" calcext:value-type="float">
            <text:p>0.0913999898</text:p>
          </table:table-cell>
          <table:table-cell table:number-columns-repeated="4"/>
        </table:table-row>
        <table:table-row table:style-name="ro1">
          <table:table-cell office:value-type="float" office:value="-0.900574" calcext:value-type="float">
            <text:p>-0.900574</text:p>
          </table:table-cell>
          <table:table-cell office:value-type="float" office:value="0.517212" calcext:value-type="float">
            <text:p>0.517212</text:p>
          </table:table-cell>
          <table:table-cell/>
          <table:table-cell table:style-name="ce6" table:formula="of:=[.A2822]-factor3" office:value-type="float" office:value="-0.571732111453125" calcext:value-type="float">
            <text:p>-0.5717321115</text:p>
          </table:table-cell>
          <table:table-cell table:style-name="ce5" table:formula="of:=[.B2822]-factor4" office:value-type="float" office:value="0.17651398984375" calcext:value-type="float">
            <text:p>0.1765139898</text:p>
          </table:table-cell>
          <table:table-cell table:number-columns-repeated="4"/>
        </table:table-row>
        <table:table-row table:style-name="ro1">
          <table:table-cell office:value-type="float" office:value="-0.877869" calcext:value-type="float">
            <text:p>-0.877869</text:p>
          </table:table-cell>
          <table:table-cell office:value-type="float" office:value="0.599121" calcext:value-type="float">
            <text:p>0.599121</text:p>
          </table:table-cell>
          <table:table-cell/>
          <table:table-cell table:style-name="ce6" table:formula="of:=[.A2823]-factor3" office:value-type="float" office:value="-0.549027111453125" calcext:value-type="float">
            <text:p>-0.5490271115</text:p>
          </table:table-cell>
          <table:table-cell table:style-name="ce5" table:formula="of:=[.B2823]-factor4" office:value-type="float" office:value="0.25842298984375" calcext:value-type="float">
            <text:p>0.2584229898</text:p>
          </table:table-cell>
          <table:table-cell table:number-columns-repeated="4"/>
        </table:table-row>
        <table:table-row table:style-name="ro1">
          <table:table-cell office:value-type="float" office:value="-0.845551" calcext:value-type="float">
            <text:p>-0.845551</text:p>
          </table:table-cell>
          <table:table-cell office:value-type="float" office:value="0.676147" calcext:value-type="float">
            <text:p>0.676147</text:p>
          </table:table-cell>
          <table:table-cell/>
          <table:table-cell table:style-name="ce6" table:formula="of:=[.A2824]-factor3" office:value-type="float" office:value="-0.516709111453125" calcext:value-type="float">
            <text:p>-0.5167091115</text:p>
          </table:table-cell>
          <table:table-cell table:style-name="ce5" table:formula="of:=[.B2824]-factor4" office:value-type="float" office:value="0.33544898984375" calcext:value-type="float">
            <text:p>0.3354489898</text:p>
          </table:table-cell>
          <table:table-cell table:number-columns-repeated="4"/>
        </table:table-row>
        <table:table-row table:style-name="ro1">
          <table:table-cell office:value-type="float" office:value="-0.802948" calcext:value-type="float">
            <text:p>-0.802948</text:p>
          </table:table-cell>
          <table:table-cell office:value-type="float" office:value="0.747437" calcext:value-type="float">
            <text:p>0.747437</text:p>
          </table:table-cell>
          <table:table-cell/>
          <table:table-cell table:style-name="ce6" table:formula="of:=[.A2825]-factor3" office:value-type="float" office:value="-0.474106111453125" calcext:value-type="float">
            <text:p>-0.4741061115</text:p>
          </table:table-cell>
          <table:table-cell table:style-name="ce5" table:formula="of:=[.B2825]-factor4" office:value-type="float" office:value="0.40673898984375" calcext:value-type="float">
            <text:p>0.4067389898</text:p>
          </table:table-cell>
          <table:table-cell table:number-columns-repeated="4"/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812103" calcext:value-type="float">
            <text:p>0.812103</text:p>
          </table:table-cell>
          <table:table-cell/>
          <table:table-cell table:style-name="ce6" table:formula="of:=[.A2826]-factor3" office:value-type="float" office:value="-0.421158111453125" calcext:value-type="float">
            <text:p>-0.4211581115</text:p>
          </table:table-cell>
          <table:table-cell table:style-name="ce5" table:formula="of:=[.B2826]-factor4" office:value-type="float" office:value="0.47140498984375" calcext:value-type="float">
            <text:p>0.4714049898</text:p>
          </table:table-cell>
          <table:table-cell table:number-columns-repeated="4"/>
        </table:table-row>
        <table:table-row table:style-name="ro1">
          <table:table-cell office:value-type="float" office:value="-0.687622" calcext:value-type="float">
            <text:p>-0.687622</text:p>
          </table:table-cell>
          <table:table-cell office:value-type="float" office:value="0.869781" calcext:value-type="float">
            <text:p>0.869781</text:p>
          </table:table-cell>
          <table:table-cell/>
          <table:table-cell table:style-name="ce6" table:formula="of:=[.A2827]-factor3" office:value-type="float" office:value="-0.358780111453125" calcext:value-type="float">
            <text:p>-0.3587801115</text:p>
          </table:table-cell>
          <table:table-cell table:style-name="ce5" table:formula="of:=[.B2827]-factor4" office:value-type="float" office:value="0.52908298984375" calcext:value-type="float">
            <text:p>0.5290829898</text:p>
          </table:table-cell>
          <table:table-cell table:number-columns-repeated="4"/>
        </table:table-row>
        <table:table-row table:style-name="ro1">
          <table:table-cell office:value-type="float" office:value="-0.617035" calcext:value-type="float">
            <text:p>-0.617035</text:p>
          </table:table-cell>
          <table:table-cell office:value-type="float" office:value="0.918884" calcext:value-type="float">
            <text:p>0.918884</text:p>
          </table:table-cell>
          <table:table-cell/>
          <table:table-cell table:style-name="ce6" table:formula="of:=[.A2828]-factor3" office:value-type="float" office:value="-0.288193111453125" calcext:value-type="float">
            <text:p>-0.2881931115</text:p>
          </table:table-cell>
          <table:table-cell table:style-name="ce5" table:formula="of:=[.B2828]-factor4" office:value-type="float" office:value="0.57818598984375" calcext:value-type="float">
            <text:p>0.5781859898</text:p>
          </table:table-cell>
          <table:table-cell table:number-columns-repeated="4"/>
        </table:table-row>
        <table:table-row table:style-name="ro1">
          <table:table-cell office:value-type="float" office:value="-0.538605" calcext:value-type="float">
            <text:p>-0.538605</text:p>
          </table:table-cell>
          <table:table-cell office:value-type="float" office:value="0.957947" calcext:value-type="float">
            <text:p>0.957947</text:p>
          </table:table-cell>
          <table:table-cell/>
          <table:table-cell table:style-name="ce6" table:formula="of:=[.A2829]-factor3" office:value-type="float" office:value="-0.209763111453125" calcext:value-type="float">
            <text:p>-0.2097631115</text:p>
          </table:table-cell>
          <table:table-cell table:style-name="ce5" table:formula="of:=[.B2829]-factor4" office:value-type="float" office:value="0.61724898984375" calcext:value-type="float">
            <text:p>0.6172489898</text:p>
          </table:table-cell>
          <table:table-cell table:number-columns-repeated="4"/>
        </table:table-row>
        <table:table-row table:style-name="ro1">
          <table:table-cell office:value-type="float" office:value="-0.453247" calcext:value-type="float">
            <text:p>-0.453247</text:p>
          </table:table-cell>
          <table:table-cell office:value-type="float" office:value="0.985626" calcext:value-type="float">
            <text:p>0.985626</text:p>
          </table:table-cell>
          <table:table-cell/>
          <table:table-cell table:style-name="ce6" table:formula="of:=[.A2830]-factor3" office:value-type="float" office:value="-0.124405111453125" calcext:value-type="float">
            <text:p>-0.1244051115</text:p>
          </table:table-cell>
          <table:table-cell table:style-name="ce5" table:formula="of:=[.B2830]-factor4" office:value-type="float" office:value="0.64492798984375" calcext:value-type="float">
            <text:p>0.6449279898</text:p>
          </table:table-cell>
          <table:table-cell table:number-columns-repeated="4"/>
        </table:table-row>
        <table:table-row table:style-name="ro1">
          <table:table-cell office:value-type="float" office:value="-0.363861" calcext:value-type="float">
            <text:p>-0.363861</text:p>
          </table:table-cell>
          <table:table-cell office:value-type="float" office:value="0.999969" calcext:value-type="float">
            <text:p>0.999969</text:p>
          </table:table-cell>
          <table:table-cell/>
          <table:table-cell table:style-name="ce6" table:formula="of:=[.A2831]-factor3" office:value-type="float" office:value="-0.0350191114531249" calcext:value-type="float">
            <text:p>-0.0350191115</text:p>
          </table:table-cell>
          <table:table-cell table:style-name="ce5" table:formula="of:=[.B2831]-factor4" office:value-type="float" office:value="0.65927098984375" calcext:value-type="float">
            <text:p>0.6592709898</text:p>
          </table:table-cell>
          <table:table-cell table:number-columns-repeated="4"/>
        </table:table-row>
        <table:table-row table:style-name="ro1">
          <table:table-cell office:value-type="float" office:value="-0.27243" calcext:value-type="float">
            <text:p>-0.27243</text:p>
          </table:table-cell>
          <table:table-cell office:value-type="float" office:value="0.999969" calcext:value-type="float">
            <text:p>0.999969</text:p>
          </table:table-cell>
          <table:table-cell/>
          <table:table-cell table:style-name="ce5" table:formula="of:=[.A2832]-factor3" office:value-type="float" office:value="0.0564118885468751" calcext:value-type="float">
            <text:p>0.0564118885</text:p>
          </table:table-cell>
          <table:table-cell table:style-name="ce5" table:formula="of:=[.B2832]-factor4" office:value-type="float" office:value="0.65927098984375" calcext:value-type="float">
            <text:p>0.6592709898</text:p>
          </table:table-cell>
          <table:table-cell table:number-columns-repeated="4"/>
        </table:table-row>
        <table:table-row table:style-name="ro1">
          <table:table-cell office:value-type="float" office:value="-0.18045" calcext:value-type="float">
            <text:p>-0.18045</text:p>
          </table:table-cell>
          <table:table-cell office:value-type="float" office:value="0.995117" calcext:value-type="float">
            <text:p>0.995117</text:p>
          </table:table-cell>
          <table:table-cell/>
          <table:table-cell table:style-name="ce5" table:formula="of:=[.A2833]-factor3" office:value-type="float" office:value="0.148391888546875" calcext:value-type="float">
            <text:p>0.1483918885</text:p>
          </table:table-cell>
          <table:table-cell table:style-name="ce5" table:formula="of:=[.B2833]-factor4" office:value-type="float" office:value="0.65441898984375" calcext:value-type="float">
            <text:p>0.6544189898</text:p>
          </table:table-cell>
          <table:table-cell table:number-columns-repeated="4"/>
        </table:table-row>
        <table:table-row table:style-name="ro1">
          <table:table-cell office:value-type="float" office:value="-0.0901489" calcext:value-type="float">
            <text:p>-0.0901489</text:p>
          </table:table-cell>
          <table:table-cell office:value-type="float" office:value="0.972839" calcext:value-type="float">
            <text:p>0.972839</text:p>
          </table:table-cell>
          <table:table-cell/>
          <table:table-cell table:style-name="ce5" table:formula="of:=[.A2834]-factor3" office:value-type="float" office:value="0.238692988546875" calcext:value-type="float">
            <text:p>0.2386929885</text:p>
          </table:table-cell>
          <table:table-cell table:style-name="ce5" table:formula="of:=[.B2834]-factor4" office:value-type="float" office:value="0.63214098984375" calcext:value-type="float">
            <text:p>0.6321409898</text:p>
          </table:table-cell>
          <table:table-cell table:number-columns-repeated="4"/>
        </table:table-row>
        <table:table-row table:style-name="ro1">
          <table:table-cell office:value-type="float" office:value="-0.00317383" calcext:value-type="float">
            <text:p>-0.00317383</text:p>
          </table:table-cell>
          <table:table-cell office:value-type="float" office:value="0.938507" calcext:value-type="float">
            <text:p>0.938507</text:p>
          </table:table-cell>
          <table:table-cell/>
          <table:table-cell table:style-name="ce5" table:formula="of:=[.A2835]-factor3" office:value-type="float" office:value="0.325668058546875" calcext:value-type="float">
            <text:p>0.3256680585</text:p>
          </table:table-cell>
          <table:table-cell table:style-name="ce5" table:formula="of:=[.B2835]-factor4" office:value-type="float" office:value="0.59780898984375" calcext:value-type="float">
            <text:p>0.5978089898</text:p>
          </table:table-cell>
          <table:table-cell table:number-columns-repeated="4"/>
        </table:table-row>
        <table:table-row table:style-name="ro1">
          <table:table-cell office:value-type="float" office:value="0.0777283" calcext:value-type="float">
            <text:p>0.0777283</text:p>
          </table:table-cell>
          <table:table-cell office:value-type="float" office:value="0.892059" calcext:value-type="float">
            <text:p>0.892059</text:p>
          </table:table-cell>
          <table:table-cell/>
          <table:table-cell table:style-name="ce5" table:formula="of:=[.A2836]-factor3" office:value-type="float" office:value="0.406570188546875" calcext:value-type="float">
            <text:p>0.4065701885</text:p>
          </table:table-cell>
          <table:table-cell table:style-name="ce5" table:formula="of:=[.B2836]-factor4" office:value-type="float" office:value="0.55136098984375" calcext:value-type="float">
            <text:p>0.5513609898</text:p>
          </table:table-cell>
          <table:table-cell table:number-columns-repeated="4"/>
        </table:table-row>
        <table:table-row table:style-name="ro1">
          <table:table-cell office:value-type="float" office:value="0.151337" calcext:value-type="float">
            <text:p>0.151337</text:p>
          </table:table-cell>
          <table:table-cell office:value-type="float" office:value="0.834442" calcext:value-type="float">
            <text:p>0.834442</text:p>
          </table:table-cell>
          <table:table-cell/>
          <table:table-cell table:style-name="ce5" table:formula="of:=[.A2837]-factor3" office:value-type="float" office:value="0.480178888546875" calcext:value-type="float">
            <text:p>0.4801788885</text:p>
          </table:table-cell>
          <table:table-cell table:style-name="ce5" table:formula="of:=[.B2837]-factor4" office:value-type="float" office:value="0.49374398984375" calcext:value-type="float">
            <text:p>0.4937439898</text:p>
          </table:table-cell>
          <table:table-cell table:number-columns-repeated="4"/>
        </table:table-row>
        <table:table-row table:style-name="ro1">
          <table:table-cell office:value-type="float" office:value="0.215485" calcext:value-type="float">
            <text:p>0.215485</text:p>
          </table:table-cell>
          <table:table-cell office:value-type="float" office:value="0.766907" calcext:value-type="float">
            <text:p>0.766907</text:p>
          </table:table-cell>
          <table:table-cell/>
          <table:table-cell table:style-name="ce5" table:formula="of:=[.A2838]-factor3" office:value-type="float" office:value="0.544326888546875" calcext:value-type="float">
            <text:p>0.5443268885</text:p>
          </table:table-cell>
          <table:table-cell table:style-name="ce5" table:formula="of:=[.B2838]-factor4" office:value-type="float" office:value="0.42620898984375" calcext:value-type="float">
            <text:p>0.4262089898</text:p>
          </table:table-cell>
          <table:table-cell table:number-columns-repeated="4"/>
        </table:table-row>
        <table:table-row table:style-name="ro1">
          <table:table-cell office:value-type="float" office:value="0.268707" calcext:value-type="float">
            <text:p>0.268707</text:p>
          </table:table-cell>
          <table:table-cell office:value-type="float" office:value="0.690857" calcext:value-type="float">
            <text:p>0.690857</text:p>
          </table:table-cell>
          <table:table-cell/>
          <table:table-cell table:style-name="ce5" table:formula="of:=[.A2839]-factor3" office:value-type="float" office:value="0.597548888546875" calcext:value-type="float">
            <text:p>0.5975488885</text:p>
          </table:table-cell>
          <table:table-cell table:style-name="ce5" table:formula="of:=[.B2839]-factor4" office:value-type="float" office:value="0.35015898984375" calcext:value-type="float">
            <text:p>0.3501589898</text:p>
          </table:table-cell>
          <table:table-cell table:number-columns-repeated="4"/>
        </table:table-row>
        <table:table-row table:style-name="ro1">
          <table:table-cell office:value-type="float" office:value="0.310913" calcext:value-type="float">
            <text:p>0.310913</text:p>
          </table:table-cell>
          <table:table-cell office:value-type="float" office:value="0.606964" calcext:value-type="float">
            <text:p>0.606964</text:p>
          </table:table-cell>
          <table:table-cell/>
          <table:table-cell table:style-name="ce5" table:formula="of:=[.A2840]-factor3" office:value-type="float" office:value="0.639754888546875" calcext:value-type="float">
            <text:p>0.6397548885</text:p>
          </table:table-cell>
          <table:table-cell table:style-name="ce5" table:formula="of:=[.B2840]-factor4" office:value-type="float" office:value="0.26626598984375" calcext:value-type="float">
            <text:p>0.2662659898</text:p>
          </table:table-cell>
          <table:table-cell table:number-columns-repeated="4"/>
        </table:table-row>
        <table:table-row table:style-name="ro1">
          <table:table-cell office:value-type="float" office:value="0.3396" calcext:value-type="float">
            <text:p>0.3396</text:p>
          </table:table-cell>
          <table:table-cell office:value-type="float" office:value="0.517792" calcext:value-type="float">
            <text:p>0.517792</text:p>
          </table:table-cell>
          <table:table-cell/>
          <table:table-cell table:style-name="ce5" table:formula="of:=[.A2841]-factor3" office:value-type="float" office:value="0.668441888546875" calcext:value-type="float">
            <text:p>0.6684418885</text:p>
          </table:table-cell>
          <table:table-cell table:style-name="ce5" table:formula="of:=[.B2841]-factor4" office:value-type="float" office:value="0.17709398984375" calcext:value-type="float">
            <text:p>0.1770939898</text:p>
          </table:table-cell>
          <table:table-cell table:number-columns-repeated="4"/>
        </table:table-row>
        <table:table-row table:style-name="ro1">
          <table:table-cell office:value-type="float" office:value="0.355591" calcext:value-type="float">
            <text:p>0.355591</text:p>
          </table:table-cell>
          <table:table-cell office:value-type="float" office:value="0.425262" calcext:value-type="float">
            <text:p>0.425262</text:p>
          </table:table-cell>
          <table:table-cell/>
          <table:table-cell table:style-name="ce5" table:formula="of:=[.A2842]-factor3" office:value-type="float" office:value="0.684432888546875" calcext:value-type="float">
            <text:p>0.6844328885</text:p>
          </table:table-cell>
          <table:table-cell table:style-name="ce5" table:formula="of:=[.B2842]-factor4" office:value-type="float" office:value="0.0845639898437501" calcext:value-type="float">
            <text:p>0.0845639898</text:p>
          </table:table-cell>
          <table:table-cell table:number-columns-repeated="4"/>
        </table:table-row>
        <table:table-row table:style-name="ro1">
          <table:table-cell office:value-type="float" office:value="0.357971" calcext:value-type="float">
            <text:p>0.357971</text:p>
          </table:table-cell>
          <table:table-cell office:value-type="float" office:value="0.328674" calcext:value-type="float">
            <text:p>0.328674</text:p>
          </table:table-cell>
          <table:table-cell/>
          <table:table-cell table:style-name="ce5" table:formula="of:=[.A2843]-factor3" office:value-type="float" office:value="0.686812888546875" calcext:value-type="float">
            <text:p>0.6868128885</text:p>
          </table:table-cell>
          <table:table-cell table:style-name="ce6" table:formula="of:=[.B2843]-factor4" office:value-type="float" office:value="-0.0120240101562499" calcext:value-type="float">
            <text:p>-0.0120240102</text:p>
          </table:table-cell>
          <table:table-cell table:number-columns-repeated="4"/>
        </table:table-row>
        <table:table-row table:style-name="ro1">
          <table:table-cell office:value-type="float" office:value="0.349518" calcext:value-type="float">
            <text:p>0.349518</text:p>
          </table:table-cell>
          <table:table-cell office:value-type="float" office:value="0.228851" calcext:value-type="float">
            <text:p>0.228851</text:p>
          </table:table-cell>
          <table:table-cell/>
          <table:table-cell table:style-name="ce5" table:formula="of:=[.A2844]-factor3" office:value-type="float" office:value="0.678359888546875" calcext:value-type="float">
            <text:p>0.6783598885</text:p>
          </table:table-cell>
          <table:table-cell table:style-name="ce6" table:formula="of:=[.B2844]-factor4" office:value-type="float" office:value="-0.11184701015625" calcext:value-type="float">
            <text:p>-0.1118470102</text:p>
          </table:table-cell>
          <table:table-cell table:number-columns-repeated="4"/>
        </table:table-row>
        <table:table-row table:style-name="ro1">
          <table:table-cell office:value-type="float" office:value="0.321869" calcext:value-type="float">
            <text:p>0.321869</text:p>
          </table:table-cell>
          <table:table-cell office:value-type="float" office:value="0.139526" calcext:value-type="float">
            <text:p>0.139526</text:p>
          </table:table-cell>
          <table:table-cell/>
          <table:table-cell table:style-name="ce5" table:formula="of:=[.A2845]-factor3" office:value-type="float" office:value="0.650710888546875" calcext:value-type="float">
            <text:p>0.6507108885</text:p>
          </table:table-cell>
          <table:table-cell table:style-name="ce6" table:formula="of:=[.B2845]-factor4" office:value-type="float" office:value="-0.20117201015625" calcext:value-type="float">
            <text:p>-0.2011720102</text:p>
          </table:table-cell>
          <table:table-cell table:number-columns-repeated="4"/>
        </table:table-row>
        <table:table-row table:style-name="ro1">
          <table:table-cell office:value-type="float" office:value="0.280304" calcext:value-type="float">
            <text:p>0.280304</text:p>
          </table:table-cell>
          <table:table-cell office:value-type="float" office:value="0.0541687" calcext:value-type="float">
            <text:p>0.0541687</text:p>
          </table:table-cell>
          <table:table-cell/>
          <table:table-cell table:style-name="ce5" table:formula="of:=[.A2846]-factor3" office:value-type="float" office:value="0.609145888546875" calcext:value-type="float">
            <text:p>0.6091458885</text:p>
          </table:table-cell>
          <table:table-cell table:style-name="ce6" table:formula="of:=[.B2846]-factor4" office:value-type="float" office:value="-0.28652931015625" calcext:value-type="float">
            <text:p>-0.2865293102</text:p>
          </table:table-cell>
          <table:table-cell table:number-columns-repeated="4"/>
        </table:table-row>
        <table:table-row table:style-name="ro1">
          <table:table-cell office:value-type="float" office:value="0.225647" calcext:value-type="float">
            <text:p>0.225647</text:p>
          </table:table-cell>
          <table:table-cell office:value-type="float" office:value="-0.0249329" calcext:value-type="float">
            <text:p>-0.0249329</text:p>
          </table:table-cell>
          <table:table-cell/>
          <table:table-cell table:style-name="ce5" table:formula="of:=[.A2847]-factor3" office:value-type="float" office:value="0.554488888546875" calcext:value-type="float">
            <text:p>0.5544888885</text:p>
          </table:table-cell>
          <table:table-cell table:style-name="ce6" table:formula="of:=[.B2847]-factor4" office:value-type="float" office:value="-0.36563091015625" calcext:value-type="float">
            <text:p>-0.3656309102</text:p>
          </table:table-cell>
          <table:table-cell table:number-columns-repeated="4"/>
        </table:table-row>
        <table:table-row table:style-name="ro1">
          <table:table-cell office:value-type="float" office:value="0.159821" calcext:value-type="float">
            <text:p>0.159821</text:p>
          </table:table-cell>
          <table:table-cell office:value-type="float" office:value="-0.0947876" calcext:value-type="float">
            <text:p>-0.0947876</text:p>
          </table:table-cell>
          <table:table-cell/>
          <table:table-cell table:style-name="ce5" table:formula="of:=[.A2848]-factor3" office:value-type="float" office:value="0.488662888546875" calcext:value-type="float">
            <text:p>0.4886628885</text:p>
          </table:table-cell>
          <table:table-cell table:style-name="ce6" table:formula="of:=[.B2848]-factor4" office:value-type="float" office:value="-0.43548561015625" calcext:value-type="float">
            <text:p>-0.4354856102</text:p>
          </table:table-cell>
          <table:table-cell table:number-columns-repeated="4"/>
        </table:table-row>
        <table:table-row table:style-name="ro1">
          <table:table-cell office:value-type="float" office:value="0.0859985" calcext:value-type="float">
            <text:p>0.0859985</text:p>
          </table:table-cell>
          <table:table-cell office:value-type="float" office:value="-0.156982" calcext:value-type="float">
            <text:p>-0.156982</text:p>
          </table:table-cell>
          <table:table-cell/>
          <table:table-cell table:style-name="ce5" table:formula="of:=[.A2849]-factor3" office:value-type="float" office:value="0.414840388546875" calcext:value-type="float">
            <text:p>0.4148403885</text:p>
          </table:table-cell>
          <table:table-cell table:style-name="ce6" table:formula="of:=[.B2849]-factor4" office:value-type="float" office:value="-0.49768001015625" calcext:value-type="float">
            <text:p>-0.4976800102</text:p>
          </table:table-cell>
          <table:table-cell table:number-columns-repeated="4"/>
        </table:table-row>
        <table:table-row table:style-name="ro1">
          <table:table-cell office:value-type="float" office:value="0.00387573" calcext:value-type="float">
            <text:p>0.00387573</text:p>
          </table:table-cell>
          <table:table-cell office:value-type="float" office:value="-0.206665" calcext:value-type="float">
            <text:p>-0.206665</text:p>
          </table:table-cell>
          <table:table-cell/>
          <table:table-cell table:style-name="ce5" table:formula="of:=[.A2850]-factor3" office:value-type="float" office:value="0.332717618546875" calcext:value-type="float">
            <text:p>0.3327176185</text:p>
          </table:table-cell>
          <table:table-cell table:style-name="ce6" table:formula="of:=[.B2850]-factor4" office:value-type="float" office:value="-0.54736301015625" calcext:value-type="float">
            <text:p>-0.5473630102</text:p>
          </table:table-cell>
          <table:table-cell table:number-columns-repeated="4"/>
        </table:table-row>
        <table:table-row table:style-name="ro1">
          <table:table-cell office:value-type="float" office:value="-0.0830994" calcext:value-type="float">
            <text:p>-0.0830994</text:p>
          </table:table-cell>
          <table:table-cell office:value-type="float" office:value="-0.244812" calcext:value-type="float">
            <text:p>-0.244812</text:p>
          </table:table-cell>
          <table:table-cell/>
          <table:table-cell table:style-name="ce5" table:formula="of:=[.A2851]-factor3" office:value-type="float" office:value="0.245742488546875" calcext:value-type="float">
            <text:p>0.2457424885</text:p>
          </table:table-cell>
          <table:table-cell table:style-name="ce6" table:formula="of:=[.B2851]-factor4" office:value-type="float" office:value="-0.58551001015625" calcext:value-type="float">
            <text:p>-0.5855100102</text:p>
          </table:table-cell>
          <table:table-cell table:number-columns-repeated="4"/>
        </table:table-row>
        <table:table-row table:style-name="ro1">
          <table:table-cell office:value-type="float" office:value="-0.173645" calcext:value-type="float">
            <text:p>-0.173645</text:p>
          </table:table-cell>
          <table:table-cell office:value-type="float" office:value="-0.270477" calcext:value-type="float">
            <text:p>-0.270477</text:p>
          </table:table-cell>
          <table:table-cell/>
          <table:table-cell table:style-name="ce5" table:formula="of:=[.A2852]-factor3" office:value-type="float" office:value="0.155196888546875" calcext:value-type="float">
            <text:p>0.1551968885</text:p>
          </table:table-cell>
          <table:table-cell table:style-name="ce6" table:formula="of:=[.B2852]-factor4" office:value-type="float" office:value="-0.61117501015625" calcext:value-type="float">
            <text:p>-0.6111750102</text:p>
          </table:table-cell>
          <table:table-cell table:number-columns-repeated="4"/>
        </table:table-row>
        <table:table-row table:style-name="ro1">
          <table:table-cell office:value-type="float" office:value="-0.262451" calcext:value-type="float">
            <text:p>-0.262451</text:p>
          </table:table-cell>
          <table:table-cell office:value-type="float" office:value="-0.283752" calcext:value-type="float">
            <text:p>-0.283752</text:p>
          </table:table-cell>
          <table:table-cell/>
          <table:table-cell table:style-name="ce5" table:formula="of:=[.A2853]-factor3" office:value-type="float" office:value="0.0663908885468751" calcext:value-type="float">
            <text:p>0.0663908885</text:p>
          </table:table-cell>
          <table:table-cell table:style-name="ce6" table:formula="of:=[.B2853]-factor4" office:value-type="float" office:value="-0.62445001015625" calcext:value-type="float">
            <text:p>-0.6244500102</text:p>
          </table:table-cell>
          <table:table-cell table:number-columns-repeated="4"/>
        </table:table-row>
        <table:table-row table:style-name="ro1">
          <table:table-cell office:value-type="float" office:value="-0.351227" calcext:value-type="float">
            <text:p>-0.351227</text:p>
          </table:table-cell>
          <table:table-cell office:value-type="float" office:value="-0.282013" calcext:value-type="float">
            <text:p>-0.282013</text:p>
          </table:table-cell>
          <table:table-cell/>
          <table:table-cell table:style-name="ce6" table:formula="of:=[.A2854]-factor3" office:value-type="float" office:value="-0.0223851114531249" calcext:value-type="float">
            <text:p>-0.0223851115</text:p>
          </table:table-cell>
          <table:table-cell table:style-name="ce6" table:formula="of:=[.B2854]-factor4" office:value-type="float" office:value="-0.62271101015625" calcext:value-type="float">
            <text:p>-0.6227110102</text:p>
          </table:table-cell>
          <table:table-cell table:number-columns-repeated="4"/>
        </table:table-row>
        <table:table-row table:style-name="ro1">
          <table:table-cell office:value-type="float" office:value="-0.435638" calcext:value-type="float">
            <text:p>-0.435638</text:p>
          </table:table-cell>
          <table:table-cell office:value-type="float" office:value="-0.269012" calcext:value-type="float">
            <text:p>-0.269012</text:p>
          </table:table-cell>
          <table:table-cell/>
          <table:table-cell table:style-name="ce6" table:formula="of:=[.A2855]-factor3" office:value-type="float" office:value="-0.106796111453125" calcext:value-type="float">
            <text:p>-0.1067961115</text:p>
          </table:table-cell>
          <table:table-cell table:style-name="ce6" table:formula="of:=[.B2855]-factor4" office:value-type="float" office:value="-0.60971001015625" calcext:value-type="float">
            <text:p>-0.6097100102</text:p>
          </table:table-cell>
          <table:table-cell table:number-columns-repeated="4"/>
        </table:table-row>
        <table:table-row table:style-name="ro1">
          <table:table-cell office:value-type="float" office:value="-0.514038" calcext:value-type="float">
            <text:p>-0.514038</text:p>
          </table:table-cell>
          <table:table-cell office:value-type="float" office:value="-0.243225" calcext:value-type="float">
            <text:p>-0.243225</text:p>
          </table:table-cell>
          <table:table-cell/>
          <table:table-cell table:style-name="ce6" table:formula="of:=[.A2856]-factor3" office:value-type="float" office:value="-0.185196111453125" calcext:value-type="float">
            <text:p>-0.1851961115</text:p>
          </table:table-cell>
          <table:table-cell table:style-name="ce6" table:formula="of:=[.B2856]-factor4" office:value-type="float" office:value="-0.58392301015625" calcext:value-type="float">
            <text:p>-0.5839230102</text:p>
          </table:table-cell>
          <table:table-cell table:number-columns-repeated="4"/>
        </table:table-row>
        <table:table-row table:style-name="ro1">
          <table:table-cell office:value-type="float" office:value="-0.584686" calcext:value-type="float">
            <text:p>-0.584686</text:p>
          </table:table-cell>
          <table:table-cell office:value-type="float" office:value="-0.204681" calcext:value-type="float">
            <text:p>-0.204681</text:p>
          </table:table-cell>
          <table:table-cell/>
          <table:table-cell table:style-name="ce6" table:formula="of:=[.A2857]-factor3" office:value-type="float" office:value="-0.255844111453125" calcext:value-type="float">
            <text:p>-0.2558441115</text:p>
          </table:table-cell>
          <table:table-cell table:style-name="ce6" table:formula="of:=[.B2857]-factor4" office:value-type="float" office:value="-0.54537901015625" calcext:value-type="float">
            <text:p>-0.5453790102</text:p>
          </table:table-cell>
          <table:table-cell table:number-columns-repeated="4"/>
        </table:table-row>
        <table:table-row table:style-name="ro1">
          <table:table-cell office:value-type="float" office:value="-0.646545" calcext:value-type="float">
            <text:p>-0.646545</text:p>
          </table:table-cell>
          <table:table-cell office:value-type="float" office:value="-0.157684" calcext:value-type="float">
            <text:p>-0.157684</text:p>
          </table:table-cell>
          <table:table-cell/>
          <table:table-cell table:style-name="ce6" table:formula="of:=[.A2858]-factor3" office:value-type="float" office:value="-0.317703111453125" calcext:value-type="float">
            <text:p>-0.3177031115</text:p>
          </table:table-cell>
          <table:table-cell table:style-name="ce6" table:formula="of:=[.B2858]-factor4" office:value-type="float" office:value="-0.49838201015625" calcext:value-type="float">
            <text:p>-0.4983820102</text:p>
          </table:table-cell>
          <table:table-cell table:number-columns-repeated="4"/>
        </table:table-row>
        <table:table-row table:style-name="ro1">
          <table:table-cell office:value-type="float" office:value="-0.700562" calcext:value-type="float">
            <text:p>-0.700562</text:p>
          </table:table-cell>
          <table:table-cell office:value-type="float" office:value="-0.0986328" calcext:value-type="float">
            <text:p>-0.0986328</text:p>
          </table:table-cell>
          <table:table-cell/>
          <table:table-cell table:style-name="ce6" table:formula="of:=[.A2859]-factor3" office:value-type="float" office:value="-0.371720111453125" calcext:value-type="float">
            <text:p>-0.3717201115</text:p>
          </table:table-cell>
          <table:table-cell table:style-name="ce6" table:formula="of:=[.B2859]-factor4" office:value-type="float" office:value="-0.43933081015625" calcext:value-type="float">
            <text:p>-0.4393308102</text:p>
          </table:table-cell>
          <table:table-cell table:number-columns-repeated="4"/>
        </table:table-row>
        <table:table-row table:style-name="ro1">
          <table:table-cell office:value-type="float" office:value="-0.745483" calcext:value-type="float">
            <text:p>-0.745483</text:p>
          </table:table-cell>
          <table:table-cell office:value-type="float" office:value="-0.0351562" calcext:value-type="float">
            <text:p>-0.0351562</text:p>
          </table:table-cell>
          <table:table-cell/>
          <table:table-cell table:style-name="ce6" table:formula="of:=[.A2860]-factor3" office:value-type="float" office:value="-0.416641111453125" calcext:value-type="float">
            <text:p>-0.4166411115</text:p>
          </table:table-cell>
          <table:table-cell table:style-name="ce6" table:formula="of:=[.B2860]-factor4" office:value-type="float" office:value="-0.37585421015625" calcext:value-type="float">
            <text:p>-0.3758542102</text:p>
          </table:table-cell>
          <table:table-cell table:number-columns-repeated="4"/>
        </table:table-row>
        <table:table-row table:style-name="ro1">
          <table:table-cell office:value-type="float" office:value="-0.780548" calcext:value-type="float">
            <text:p>-0.780548</text:p>
          </table:table-cell>
          <table:table-cell office:value-type="float" office:value="0.0361328" calcext:value-type="float">
            <text:p>0.0361328</text:p>
          </table:table-cell>
          <table:table-cell/>
          <table:table-cell table:style-name="ce6" table:formula="of:=[.A2861]-factor3" office:value-type="float" office:value="-0.451706111453125" calcext:value-type="float">
            <text:p>-0.4517061115</text:p>
          </table:table-cell>
          <table:table-cell table:style-name="ce6" table:formula="of:=[.B2861]-factor4" office:value-type="float" office:value="-0.30456521015625" calcext:value-type="float">
            <text:p>-0.3045652102</text:p>
          </table:table-cell>
          <table:table-cell table:number-columns-repeated="4"/>
        </table:table-row>
        <table:table-row table:style-name="ro1">
          <table:table-cell office:value-type="float" office:value="-0.804657" calcext:value-type="float">
            <text:p>-0.804657</text:p>
          </table:table-cell>
          <table:table-cell office:value-type="float" office:value="0.110352" calcext:value-type="float">
            <text:p>0.110352</text:p>
          </table:table-cell>
          <table:table-cell/>
          <table:table-cell table:style-name="ce6" table:formula="of:=[.A2862]-factor3" office:value-type="float" office:value="-0.475815111453125" calcext:value-type="float">
            <text:p>-0.4758151115</text:p>
          </table:table-cell>
          <table:table-cell table:style-name="ce6" table:formula="of:=[.B2862]-factor4" office:value-type="float" office:value="-0.23034601015625" calcext:value-type="float">
            <text:p>-0.2303460102</text:p>
          </table:table-cell>
          <table:table-cell table:number-columns-repeated="4"/>
        </table:table-row>
        <table:table-row table:style-name="ro1">
          <table:table-cell office:value-type="float" office:value="-0.820068" calcext:value-type="float">
            <text:p>-0.820068</text:p>
          </table:table-cell>
          <table:table-cell office:value-type="float" office:value="0.186737" calcext:value-type="float">
            <text:p>0.186737</text:p>
          </table:table-cell>
          <table:table-cell/>
          <table:table-cell table:style-name="ce6" table:formula="of:=[.A2863]-factor3" office:value-type="float" office:value="-0.491226111453125" calcext:value-type="float">
            <text:p>-0.4912261115</text:p>
          </table:table-cell>
          <table:table-cell table:style-name="ce6" table:formula="of:=[.B2863]-factor4" office:value-type="float" office:value="-0.15396101015625" calcext:value-type="float">
            <text:p>-0.1539610102</text:p>
          </table:table-cell>
          <table:table-cell table:number-columns-repeated="4"/>
        </table:table-row>
        <table:table-row table:style-name="ro1">
          <table:table-cell office:value-type="float" office:value="-0.825378" calcext:value-type="float">
            <text:p>-0.825378</text:p>
          </table:table-cell>
          <table:table-cell office:value-type="float" office:value="0.263641" calcext:value-type="float">
            <text:p>0.263641</text:p>
          </table:table-cell>
          <table:table-cell/>
          <table:table-cell table:style-name="ce6" table:formula="of:=[.A2864]-factor3" office:value-type="float" office:value="-0.496536111453125" calcext:value-type="float">
            <text:p>-0.4965361115</text:p>
          </table:table-cell>
          <table:table-cell table:style-name="ce6" table:formula="of:=[.B2864]-factor4" office:value-type="float" office:value="-0.0770570101562498" calcext:value-type="float">
            <text:p>-0.0770570102</text:p>
          </table:table-cell>
          <table:table-cell table:number-columns-repeated="4"/>
        </table:table-row>
        <table:table-row table:style-name="ro1">
          <table:table-cell office:value-type="float" office:value="-0.820587" calcext:value-type="float">
            <text:p>-0.820587</text:p>
          </table:table-cell>
          <table:table-cell office:value-type="float" office:value="0.339111" calcext:value-type="float">
            <text:p>0.339111</text:p>
          </table:table-cell>
          <table:table-cell/>
          <table:table-cell table:style-name="ce6" table:formula="of:=[.A2865]-factor3" office:value-type="float" office:value="-0.491745111453125" calcext:value-type="float">
            <text:p>-0.4917451115</text:p>
          </table:table-cell>
          <table:table-cell table:style-name="ce6" table:formula="of:=[.B2865]-factor4" office:value-type="float" office:value="-0.00158701015624985" calcext:value-type="float">
            <text:p>-0.0015870102</text:p>
          </table:table-cell>
          <table:table-cell table:number-columns-repeated="4"/>
        </table:table-row>
        <table:table-row table:style-name="ro1">
          <table:table-cell office:value-type="float" office:value="-0.807037" calcext:value-type="float">
            <text:p>-0.807037</text:p>
          </table:table-cell>
          <table:table-cell office:value-type="float" office:value="0.412354" calcext:value-type="float">
            <text:p>0.412354</text:p>
          </table:table-cell>
          <table:table-cell/>
          <table:table-cell table:style-name="ce6" table:formula="of:=[.A2866]-factor3" office:value-type="float" office:value="-0.478195111453125" calcext:value-type="float">
            <text:p>-0.4781951115</text:p>
          </table:table-cell>
          <table:table-cell table:formula="of:=[.B2866]-factor4" office:value-type="float" office:value="0.0716559898437502" calcext:value-type="float">
            <text:p>0.0716559898</text:p>
          </table:table-cell>
          <table:table-cell table:number-columns-repeated="4"/>
        </table:table-row>
        <table:table-row table:style-name="ro1">
          <table:table-cell office:value-type="float" office:value="-0.784698" calcext:value-type="float">
            <text:p>-0.784698</text:p>
          </table:table-cell>
          <table:table-cell office:value-type="float" office:value="0.481171" calcext:value-type="float">
            <text:p>0.481171</text:p>
          </table:table-cell>
          <table:table-cell/>
          <table:table-cell table:style-name="ce6" table:formula="of:=[.A2867]-factor3" office:value-type="float" office:value="-0.455856111453125" calcext:value-type="float">
            <text:p>-0.4558561115</text:p>
          </table:table-cell>
          <table:table-cell table:formula="of:=[.B2867]-factor4" office:value-type="float" office:value="0.14047298984375" calcext:value-type="float">
            <text:p>0.1404729898</text:p>
          </table:table-cell>
          <table:table-cell table:number-columns-repeated="4"/>
        </table:table-row>
        <table:table-row table:style-name="ro1">
          <table:table-cell office:value-type="float" office:value="-0.753845" calcext:value-type="float">
            <text:p>-0.753845</text:p>
          </table:table-cell>
          <table:table-cell office:value-type="float" office:value="0.546265" calcext:value-type="float">
            <text:p>0.546265</text:p>
          </table:table-cell>
          <table:table-cell/>
          <table:table-cell table:style-name="ce6" table:formula="of:=[.A2868]-factor3" office:value-type="float" office:value="-0.425003111453125" calcext:value-type="float">
            <text:p>-0.4250031115</text:p>
          </table:table-cell>
          <table:table-cell table:formula="of:=[.B2868]-factor4" office:value-type="float" office:value="0.20556698984375" calcext:value-type="float">
            <text:p>0.2055669898</text:p>
          </table:table-cell>
          <table:table-cell table:number-columns-repeated="4"/>
        </table:table-row>
        <table:table-row table:style-name="ro1">
          <table:table-cell office:value-type="float" office:value="-0.715881" calcext:value-type="float">
            <text:p>-0.715881</text:p>
          </table:table-cell>
          <table:table-cell office:value-type="float" office:value="0.605316" calcext:value-type="float">
            <text:p>0.605316</text:p>
          </table:table-cell>
          <table:table-cell/>
          <table:table-cell table:style-name="ce6" table:formula="of:=[.A2869]-factor3" office:value-type="float" office:value="-0.387039111453125" calcext:value-type="float">
            <text:p>-0.3870391115</text:p>
          </table:table-cell>
          <table:table-cell table:formula="of:=[.B2869]-factor4" office:value-type="float" office:value="0.26461798984375" calcext:value-type="float">
            <text:p>0.2646179898</text:p>
          </table:table-cell>
          <table:table-cell table:number-columns-repeated="4"/>
        </table:table-row>
        <table:table-row table:style-name="ro1">
          <table:table-cell office:value-type="float" office:value="-0.669952" calcext:value-type="float">
            <text:p>-0.669952</text:p>
          </table:table-cell>
          <table:table-cell office:value-type="float" office:value="0.656555" calcext:value-type="float">
            <text:p>0.656555</text:p>
          </table:table-cell>
          <table:table-cell/>
          <table:table-cell table:style-name="ce6" table:formula="of:=[.A2870]-factor3" office:value-type="float" office:value="-0.341110111453125" calcext:value-type="float">
            <text:p>-0.3411101115</text:p>
          </table:table-cell>
          <table:table-cell table:formula="of:=[.B2870]-factor4" office:value-type="float" office:value="0.31585698984375" calcext:value-type="float">
            <text:p>0.3158569898</text:p>
          </table:table-cell>
          <table:table-cell table:number-columns-repeated="4"/>
        </table:table-row>
        <table:table-row table:style-name="ro1">
          <table:table-cell office:value-type="float" office:value="-0.616394" calcext:value-type="float">
            <text:p>-0.616394</text:p>
          </table:table-cell>
          <table:table-cell office:value-type="float" office:value="0.701355" calcext:value-type="float">
            <text:p>0.701355</text:p>
          </table:table-cell>
          <table:table-cell/>
          <table:table-cell table:style-name="ce6" table:formula="of:=[.A2871]-factor3" office:value-type="float" office:value="-0.287552111453125" calcext:value-type="float">
            <text:p>-0.2875521115</text:p>
          </table:table-cell>
          <table:table-cell table:formula="of:=[.B2871]-factor4" office:value-type="float" office:value="0.36065698984375" calcext:value-type="float">
            <text:p>0.3606569898</text:p>
          </table:table-cell>
          <table:table-cell table:number-columns-repeated="4"/>
        </table:table-row>
        <table:table-row table:style-name="ro1">
          <table:table-cell office:value-type="float" office:value="-0.558289" calcext:value-type="float">
            <text:p>-0.558289</text:p>
          </table:table-cell>
          <table:table-cell office:value-type="float" office:value="0.738007" calcext:value-type="float">
            <text:p>0.738007</text:p>
          </table:table-cell>
          <table:table-cell/>
          <table:table-cell table:style-name="ce6" table:formula="of:=[.A2872]-factor3" office:value-type="float" office:value="-0.229447111453125" calcext:value-type="float">
            <text:p>-0.2294471115</text:p>
          </table:table-cell>
          <table:table-cell table:formula="of:=[.B2872]-factor4" office:value-type="float" office:value="0.39730898984375" calcext:value-type="float">
            <text:p>0.3973089898</text:p>
          </table:table-cell>
          <table:table-cell table:number-columns-repeated="4"/>
        </table:table-row>
        <table:table-row table:style-name="ro1">
          <table:table-cell office:value-type="float" office:value="-0.494843" calcext:value-type="float">
            <text:p>-0.494843</text:p>
          </table:table-cell>
          <table:table-cell office:value-type="float" office:value="0.767059" calcext:value-type="float">
            <text:p>0.767059</text:p>
          </table:table-cell>
          <table:table-cell/>
          <table:table-cell table:style-name="ce6" table:formula="of:=[.A2873]-factor3" office:value-type="float" office:value="-0.166001111453125" calcext:value-type="float">
            <text:p>-0.1660011115</text:p>
          </table:table-cell>
          <table:table-cell table:formula="of:=[.B2873]-factor4" office:value-type="float" office:value="0.42636098984375" calcext:value-type="float">
            <text:p>0.4263609898</text:p>
          </table:table-cell>
          <table:table-cell table:number-columns-repeated="4"/>
        </table:table-row>
        <table:table-row table:style-name="ro1">
          <table:table-cell office:value-type="float" office:value="-0.427399" calcext:value-type="float">
            <text:p>-0.427399</text:p>
          </table:table-cell>
          <table:table-cell office:value-type="float" office:value="0.787598" calcext:value-type="float">
            <text:p>0.787598</text:p>
          </table:table-cell>
          <table:table-cell/>
          <table:table-cell table:style-name="ce6" table:formula="of:=[.A2874]-factor3" office:value-type="float" office:value="-0.0985571114531249" calcext:value-type="float">
            <text:p>-0.0985571115</text:p>
          </table:table-cell>
          <table:table-cell table:formula="of:=[.B2874]-factor4" office:value-type="float" office:value="0.44689998984375" calcext:value-type="float">
            <text:p>0.4468999898</text:p>
          </table:table-cell>
          <table:table-cell table:number-columns-repeated="4"/>
        </table:table-row>
        <table:table-row table:style-name="ro1">
          <table:table-cell office:value-type="float" office:value="-0.358093" calcext:value-type="float">
            <text:p>-0.358093</text:p>
          </table:table-cell>
          <table:table-cell office:value-type="float" office:value="0.799164" calcext:value-type="float">
            <text:p>0.799164</text:p>
          </table:table-cell>
          <table:table-cell/>
          <table:table-cell table:style-name="ce6" table:formula="of:=[.A2875]-factor3" office:value-type="float" office:value="-0.0292511114531249" calcext:value-type="float">
            <text:p>-0.0292511115</text:p>
          </table:table-cell>
          <table:table-cell table:formula="of:=[.B2875]-factor4" office:value-type="float" office:value="0.45846598984375" calcext:value-type="float">
            <text:p>0.4584659898</text:p>
          </table:table-cell>
          <table:table-cell table:number-columns-repeated="4"/>
        </table:table-row>
        <table:table-row table:style-name="ro1">
          <table:table-cell office:value-type="float" office:value="-0.286896" calcext:value-type="float">
            <text:p>-0.286896</text:p>
          </table:table-cell>
          <table:table-cell office:value-type="float" office:value="0.800934" calcext:value-type="float">
            <text:p>0.800934</text:p>
          </table:table-cell>
          <table:table-cell/>
          <table:table-cell table:formula="of:=[.A2876]-factor3" office:value-type="float" office:value="0.0419458885468751" calcext:value-type="float">
            <text:p>0.0419458885</text:p>
          </table:table-cell>
          <table:table-cell table:formula="of:=[.B2876]-factor4" office:value-type="float" office:value="0.46023598984375" calcext:value-type="float">
            <text:p>0.4602359898</text:p>
          </table:table-cell>
          <table:table-cell table:number-columns-repeated="4"/>
        </table:table-row>
        <table:table-row table:style-name="ro1">
          <table:table-cell office:value-type="float" office:value="-0.214569" calcext:value-type="float">
            <text:p>-0.214569</text:p>
          </table:table-cell>
          <table:table-cell office:value-type="float" office:value="0.79303" calcext:value-type="float">
            <text:p>0.79303</text:p>
          </table:table-cell>
          <table:table-cell/>
          <table:table-cell table:formula="of:=[.A2877]-factor3" office:value-type="float" office:value="0.114272888546875" calcext:value-type="float">
            <text:p>0.1142728885</text:p>
          </table:table-cell>
          <table:table-cell table:formula="of:=[.B2877]-factor4" office:value-type="float" office:value="0.45233198984375" calcext:value-type="float">
            <text:p>0.4523319898</text:p>
          </table:table-cell>
          <table:table-cell table:number-columns-repeated="4"/>
        </table:table-row>
        <table:table-row table:style-name="ro1">
          <table:table-cell office:value-type="float" office:value="-0.144684" calcext:value-type="float">
            <text:p>-0.144684</text:p>
          </table:table-cell>
          <table:table-cell office:value-type="float" office:value="0.775665" calcext:value-type="float">
            <text:p>0.775665</text:p>
          </table:table-cell>
          <table:table-cell/>
          <table:table-cell table:formula="of:=[.A2878]-factor3" office:value-type="float" office:value="0.184157888546875" calcext:value-type="float">
            <text:p>0.1841578885</text:p>
          </table:table-cell>
          <table:table-cell table:formula="of:=[.B2878]-factor4" office:value-type="float" office:value="0.43496698984375" calcext:value-type="float">
            <text:p>0.4349669898</text:p>
          </table:table-cell>
          <table:table-cell table:number-columns-repeated="4"/>
        </table:table-row>
        <table:table-row table:style-name="ro1">
          <table:table-cell office:value-type="float" office:value="-0.0780029" calcext:value-type="float">
            <text:p>-0.0780029</text:p>
          </table:table-cell>
          <table:table-cell office:value-type="float" office:value="0.749939" calcext:value-type="float">
            <text:p>0.749939</text:p>
          </table:table-cell>
          <table:table-cell/>
          <table:table-cell table:formula="of:=[.A2879]-factor3" office:value-type="float" office:value="0.250838988546875" calcext:value-type="float">
            <text:p>0.2508389885</text:p>
          </table:table-cell>
          <table:table-cell table:formula="of:=[.B2879]-factor4" office:value-type="float" office:value="0.40924098984375" calcext:value-type="float">
            <text:p>0.4092409898</text:p>
          </table:table-cell>
          <table:table-cell table:number-columns-repeated="4"/>
        </table:table-row>
        <table:table-row table:style-name="ro1">
          <table:table-cell office:value-type="float" office:value="-0.0144348" calcext:value-type="float">
            <text:p>-0.0144348</text:p>
          </table:table-cell>
          <table:table-cell office:value-type="float" office:value="0.715332" calcext:value-type="float">
            <text:p>0.715332</text:p>
          </table:table-cell>
          <table:table-cell/>
          <table:table-cell table:formula="of:=[.A2880]-factor3" office:value-type="float" office:value="0.314407088546875" calcext:value-type="float">
            <text:p>0.3144070885</text:p>
          </table:table-cell>
          <table:table-cell table:formula="of:=[.B2880]-factor4" office:value-type="float" office:value="0.37463398984375" calcext:value-type="float">
            <text:p>0.3746339898</text:p>
          </table:table-cell>
          <table:table-cell table:number-columns-repeated="4"/>
        </table:table-row>
        <table:table-row table:style-name="ro1">
          <table:table-cell office:value-type="float" office:value="0.0429077" calcext:value-type="float">
            <text:p>0.0429077</text:p>
          </table:table-cell>
          <table:table-cell office:value-type="float" office:value="0.672119" calcext:value-type="float">
            <text:p>0.672119</text:p>
          </table:table-cell>
          <table:table-cell/>
          <table:table-cell table:formula="of:=[.A2881]-factor3" office:value-type="float" office:value="0.371749588546875" calcext:value-type="float">
            <text:p>0.3717495885</text:p>
          </table:table-cell>
          <table:table-cell table:formula="of:=[.B2881]-factor4" office:value-type="float" office:value="0.33142098984375" calcext:value-type="float">
            <text:p>0.3314209898</text:p>
          </table:table-cell>
          <table:table-cell table:number-columns-repeated="4"/>
        </table:table-row>
        <table:table-row table:style-name="ro1">
          <table:table-cell office:value-type="float" office:value="0.0945129" calcext:value-type="float">
            <text:p>0.0945129</text:p>
          </table:table-cell>
          <table:table-cell office:value-type="float" office:value="0.622589" calcext:value-type="float">
            <text:p>0.622589</text:p>
          </table:table-cell>
          <table:table-cell/>
          <table:table-cell table:formula="of:=[.A2882]-factor3" office:value-type="float" office:value="0.423354788546875" calcext:value-type="float">
            <text:p>0.4233547885</text:p>
          </table:table-cell>
          <table:table-cell table:formula="of:=[.B2882]-factor4" office:value-type="float" office:value="0.28189098984375" calcext:value-type="float">
            <text:p>0.2818909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138916" calcext:value-type="float">
            <text:p>0.138916</text:p>
          </table:table-cell>
          <table:table-cell office:value-type="float" office:value="0.565582" calcext:value-type="float">
            <text:p>0.565582</text:p>
          </table:table-cell>
          <table:table-cell table:number-columns-repeated="7"/>
        </table:table-row>
        <table:table-row table:style-name="ro1">
          <table:table-cell office:value-type="float" office:value="0.174744" calcext:value-type="float">
            <text:p>0.174744</text:p>
          </table:table-cell>
          <table:table-cell office:value-type="float" office:value="0.502991" calcext:value-type="float">
            <text:p>0.502991</text:p>
          </table:table-cell>
          <table:table-cell table:number-columns-repeated="7"/>
        </table:table-row>
        <table:table-row table:style-name="ro1">
          <table:table-cell office:value-type="float" office:value="0.201599" calcext:value-type="float">
            <text:p>0.201599</text:p>
          </table:table-cell>
          <table:table-cell office:value-type="float" office:value="0.435486" calcext:value-type="float">
            <text:p>0.435486</text:p>
          </table:table-cell>
          <table:table-cell table:number-columns-repeated="7"/>
        </table:table-row>
        <table:table-row table:style-name="ro1">
          <table:table-cell office:value-type="float" office:value="0.218201" calcext:value-type="float">
            <text:p>0.218201</text:p>
          </table:table-cell>
          <table:table-cell office:value-type="float" office:value="0.364441" calcext:value-type="float">
            <text:p>0.364441</text:p>
          </table:table-cell>
          <table:table-cell table:number-columns-repeated="7"/>
        </table:table-row>
        <table:table-row table:style-name="ro1">
          <table:table-cell office:value-type="float" office:value="0.22467" calcext:value-type="float">
            <text:p>0.22467</text:p>
          </table:table-cell>
          <table:table-cell office:value-type="float" office:value="0.29071" calcext:value-type="float">
            <text:p>0.29071</text:p>
          </table:table-cell>
          <table:table-cell table:number-columns-repeated="7"/>
        </table:table-row>
        <table:table-row table:style-name="ro1">
          <table:table-cell office:value-type="float" office:value="0.221527" calcext:value-type="float">
            <text:p>0.221527</text:p>
          </table:table-cell>
          <table:table-cell office:value-type="float" office:value="0.215546" calcext:value-type="float">
            <text:p>0.215546</text:p>
          </table:table-cell>
          <table:table-cell table:number-columns-repeated="7"/>
        </table:table-row>
        <table:table-row table:style-name="ro1">
          <table:table-cell office:value-type="float" office:value="0.207733" calcext:value-type="float">
            <text:p>0.207733</text:p>
          </table:table-cell>
          <table:table-cell office:value-type="float" office:value="0.141876" calcext:value-type="float">
            <text:p>0.141876</text:p>
          </table:table-cell>
          <table:table-cell table:number-columns-repeated="7"/>
        </table:table-row>
        <table:table-row table:style-name="ro1">
          <table:table-cell office:value-type="float" office:value="0.18222" calcext:value-type="float">
            <text:p>0.18222</text:p>
          </table:table-cell>
          <table:table-cell office:value-type="float" office:value="0.0696106" calcext:value-type="float">
            <text:p>0.0696106</text:p>
          </table:table-cell>
          <table:table-cell table:number-columns-repeated="7"/>
        </table:table-row>
        <table:table-row table:style-name="ro1">
          <table:table-cell office:value-type="float" office:value="0.14624" calcext:value-type="float">
            <text:p>0.14624</text:p>
          </table:table-cell>
          <table:table-cell office:value-type="float" office:value="0.000579834" calcext:value-type="float">
            <text:p>0.000579834</text:p>
          </table:table-cell>
          <table:table-cell table:number-columns-repeated="7"/>
        </table:table-row>
        <table:table-row table:style-name="ro1">
          <table:table-cell office:value-type="float" office:value="0.100525" calcext:value-type="float">
            <text:p>0.100525</text:p>
          </table:table-cell>
          <table:table-cell office:value-type="float" office:value="-0.0641785" calcext:value-type="float">
            <text:p>-0.0641785</text:p>
          </table:table-cell>
          <table:table-cell table:number-columns-repeated="7"/>
        </table:table-row>
        <table:table-row table:style-name="ro1">
          <table:table-cell office:value-type="float" office:value="0.0456238" calcext:value-type="float">
            <text:p>0.0456238</text:p>
          </table:table-cell>
          <table:table-cell office:value-type="float" office:value="-0.122681" calcext:value-type="float">
            <text:p>-0.122681</text:p>
          </table:table-cell>
          <table:table-cell table:number-columns-repeated="7"/>
        </table:table-row>
        <table:table-row table:style-name="ro1">
          <table:table-cell office:value-type="float" office:value="-0.0180969" calcext:value-type="float">
            <text:p>-0.0180969</text:p>
          </table:table-cell>
          <table:table-cell office:value-type="float" office:value="-0.174072" calcext:value-type="float">
            <text:p>-0.174072</text:p>
          </table:table-cell>
          <table:table-cell table:number-columns-repeated="7"/>
        </table:table-row>
        <table:table-row table:style-name="ro1">
          <table:table-cell office:value-type="float" office:value="-0.0884094" calcext:value-type="float">
            <text:p>-0.0884094</text:p>
          </table:table-cell>
          <table:table-cell office:value-type="float" office:value="-0.217743" calcext:value-type="float">
            <text:p>-0.217743</text:p>
          </table:table-cell>
          <table:table-cell table:number-columns-repeated="7"/>
        </table:table-row>
        <table:table-row table:style-name="ro1">
          <table:table-cell office:value-type="float" office:value="-0.164673" calcext:value-type="float">
            <text:p>-0.164673</text:p>
          </table:table-cell>
          <table:table-cell office:value-type="float" office:value="-0.251495" calcext:value-type="float">
            <text:p>-0.251495</text:p>
          </table:table-cell>
          <table:table-cell table:number-columns-repeated="7"/>
        </table:table-row>
        <table:table-row table:style-name="ro1">
          <table:table-cell office:value-type="float" office:value="-0.244995" calcext:value-type="float">
            <text:p>-0.244995</text:p>
          </table:table-cell>
          <table:table-cell office:value-type="float" office:value="-0.274078" calcext:value-type="float">
            <text:p>-0.274078</text:p>
          </table:table-cell>
          <table:table-cell table:number-columns-repeated="7"/>
        </table:table-row>
        <table:table-row table:style-name="ro1">
          <table:table-cell office:value-type="float" office:value="-0.327728" calcext:value-type="float">
            <text:p>-0.327728</text:p>
          </table:table-cell>
          <table:table-cell office:value-type="float" office:value="-0.286957" calcext:value-type="float">
            <text:p>-0.286957</text:p>
          </table:table-cell>
          <table:table-cell table:number-columns-repeated="7"/>
        </table:table-row>
        <table:table-row table:style-name="ro1">
          <table:table-cell office:value-type="float" office:value="-0.409973" calcext:value-type="float">
            <text:p>-0.409973</text:p>
          </table:table-cell>
          <table:table-cell office:value-type="float" office:value="-0.287628" calcext:value-type="float">
            <text:p>-0.287628</text:p>
          </table:table-cell>
          <table:table-cell table:number-columns-repeated="7"/>
        </table:table-row>
        <table:table-row table:style-name="ro1">
          <table:table-cell office:value-type="float" office:value="-0.489807" calcext:value-type="float">
            <text:p>-0.489807</text:p>
          </table:table-cell>
          <table:table-cell office:value-type="float" office:value="-0.275177" calcext:value-type="float">
            <text:p>-0.275177</text:p>
          </table:table-cell>
          <table:table-cell table:number-columns-repeated="7"/>
        </table:table-row>
        <table:table-row table:style-name="ro1">
          <table:table-cell office:value-type="float" office:value="-0.566162" calcext:value-type="float">
            <text:p>-0.566162</text:p>
          </table:table-cell>
          <table:table-cell office:value-type="float" office:value="-0.250305" calcext:value-type="float">
            <text:p>-0.250305</text:p>
          </table:table-cell>
          <table:table-cell table:number-columns-repeated="7"/>
        </table:table-row>
        <table:table-row table:style-name="ro1">
          <table:table-cell office:value-type="float" office:value="-0.636871" calcext:value-type="float">
            <text:p>-0.636871</text:p>
          </table:table-cell>
          <table:table-cell office:value-type="float" office:value="-0.21344" calcext:value-type="float">
            <text:p>-0.21344</text:p>
          </table:table-cell>
          <table:table-cell table:number-columns-repeated="7"/>
        </table:table-row>
        <table:table-row table:style-name="ro1">
          <table:table-cell office:value-type="float" office:value="-0.699371" calcext:value-type="float">
            <text:p>-0.699371</text:p>
          </table:table-cell>
          <table:table-cell office:value-type="float" office:value="-0.166962" calcext:value-type="float">
            <text:p>-0.166962</text:p>
          </table:table-cell>
          <table:table-cell table:number-columns-repeated="7"/>
        </table:table-row>
        <table:table-row table:style-name="ro1">
          <table:table-cell office:value-type="float" office:value="-0.754028" calcext:value-type="float">
            <text:p>-0.754028</text:p>
          </table:table-cell>
          <table:table-cell office:value-type="float" office:value="-0.109711" calcext:value-type="float">
            <text:p>-0.109711</text:p>
          </table:table-cell>
          <table:table-cell table:number-columns-repeated="7"/>
        </table:table-row>
        <table:table-row table:style-name="ro1">
          <table:table-cell office:value-type="float" office:value="-0.800323" calcext:value-type="float">
            <text:p>-0.800323</text:p>
          </table:table-cell>
          <table:table-cell office:value-type="float" office:value="-0.0410767" calcext:value-type="float">
            <text:p>-0.0410767</text:p>
          </table:table-cell>
          <table:table-cell table:number-columns-repeated="7"/>
        </table:table-row>
        <table:table-row table:style-name="ro1">
          <table:table-cell office:value-type="float" office:value="-0.836975" calcext:value-type="float">
            <text:p>-0.836975</text:p>
          </table:table-cell>
          <table:table-cell office:value-type="float" office:value="0.0338745" calcext:value-type="float">
            <text:p>0.0338745</text:p>
          </table:table-cell>
          <table:table-cell table:number-columns-repeated="7"/>
        </table:table-row>
        <table:table-row table:style-name="ro1">
          <table:table-cell office:value-type="float" office:value="-0.863983" calcext:value-type="float">
            <text:p>-0.863983</text:p>
          </table:table-cell>
          <table:table-cell office:value-type="float" office:value="0.114838" calcext:value-type="float">
            <text:p>0.114838</text:p>
          </table:table-cell>
          <table:table-cell table:number-columns-repeated="7"/>
        </table:table-row>
        <table:table-row table:style-name="ro1">
          <table:table-cell office:value-type="float" office:value="-0.88092" calcext:value-type="float">
            <text:p>-0.88092</text:p>
          </table:table-cell>
          <table:table-cell office:value-type="float" office:value="0.198883" calcext:value-type="float">
            <text:p>0.198883</text:p>
          </table:table-cell>
          <table:table-cell table:number-columns-repeated="7"/>
        </table:table-row>
        <table:table-row table:style-name="ro1">
          <table:table-cell office:value-type="float" office:value="-0.886505" calcext:value-type="float">
            <text:p>-0.886505</text:p>
          </table:table-cell>
          <table:table-cell office:value-type="float" office:value="0.285736" calcext:value-type="float">
            <text:p>0.285736</text:p>
          </table:table-cell>
          <table:table-cell table:number-columns-repeated="7"/>
        </table:table-row>
        <table:table-row table:style-name="ro1">
          <table:table-cell office:value-type="float" office:value="-0.881226" calcext:value-type="float">
            <text:p>-0.881226</text:p>
          </table:table-cell>
          <table:table-cell office:value-type="float" office:value="0.37204" calcext:value-type="float">
            <text:p>0.37204</text:p>
          </table:table-cell>
          <table:table-cell table:number-columns-repeated="7"/>
        </table:table-row>
        <table:table-row table:style-name="ro1">
          <table:table-cell office:value-type="float" office:value="-0.865326" calcext:value-type="float">
            <text:p>-0.865326</text:p>
          </table:table-cell>
          <table:table-cell office:value-type="float" office:value="0.455933" calcext:value-type="float">
            <text:p>0.455933</text:p>
          </table:table-cell>
          <table:table-cell table:number-columns-repeated="7"/>
        </table:table-row>
        <table:table-row table:style-name="ro1">
          <table:table-cell office:value-type="float" office:value="-0.839386" calcext:value-type="float">
            <text:p>-0.839386</text:p>
          </table:table-cell>
          <table:table-cell office:value-type="float" office:value="0.536499" calcext:value-type="float">
            <text:p>0.536499</text:p>
          </table:table-cell>
          <table:table-cell table:number-columns-repeated="7"/>
        </table:table-row>
        <table:table-row table:style-name="ro1">
          <table:table-cell office:value-type="float" office:value="-0.803101" calcext:value-type="float">
            <text:p>-0.803101</text:p>
          </table:table-cell>
          <table:table-cell office:value-type="float" office:value="0.611511" calcext:value-type="float">
            <text:p>0.611511</text:p>
          </table:table-cell>
          <table:table-cell table:number-columns-repeated="7"/>
        </table:table-row>
        <table:table-row table:style-name="ro1">
          <table:table-cell office:value-type="float" office:value="-0.755798" calcext:value-type="float">
            <text:p>-0.755798</text:p>
          </table:table-cell>
          <table:table-cell office:value-type="float" office:value="0.680847" calcext:value-type="float">
            <text:p>0.680847</text:p>
          </table:table-cell>
          <table:table-cell table:number-columns-repeated="7"/>
        </table:table-row>
        <table:table-row table:style-name="ro1">
          <table:table-cell office:value-type="float" office:value="-0.698639" calcext:value-type="float">
            <text:p>-0.698639</text:p>
          </table:table-cell>
          <table:table-cell office:value-type="float" office:value="0.741577" calcext:value-type="float">
            <text:p>0.741577</text:p>
          </table:table-cell>
          <table:table-cell table:number-columns-repeated="7"/>
        </table:table-row>
        <table:table-row table:style-name="ro1">
          <table:table-cell office:value-type="float" office:value="-0.632141" calcext:value-type="float">
            <text:p>-0.632141</text:p>
          </table:table-cell>
          <table:table-cell office:value-type="float" office:value="0.793243" calcext:value-type="float">
            <text:p>0.793243</text:p>
          </table:table-cell>
          <table:table-cell table:number-columns-repeated="7"/>
        </table:table-row>
        <table:table-row table:style-name="ro1">
          <table:table-cell office:value-type="float" office:value="-0.556366" calcext:value-type="float">
            <text:p>-0.556366</text:p>
          </table:table-cell>
          <table:table-cell office:value-type="float" office:value="0.836304" calcext:value-type="float">
            <text:p>0.836304</text:p>
          </table:table-cell>
          <table:table-cell table:number-columns-repeated="7"/>
        </table:table-row>
        <table:table-row table:style-name="ro1">
          <table:table-cell office:value-type="float" office:value="-0.47467" calcext:value-type="float">
            <text:p>-0.47467</text:p>
          </table:table-cell>
          <table:table-cell office:value-type="float" office:value="0.869385" calcext:value-type="float">
            <text:p>0.869385</text:p>
          </table:table-cell>
          <table:table-cell table:number-columns-repeated="7"/>
        </table:table-row>
        <table:table-row table:style-name="ro1">
          <table:table-cell office:value-type="float" office:value="-0.386719" calcext:value-type="float">
            <text:p>-0.386719</text:p>
          </table:table-cell>
          <table:table-cell office:value-type="float" office:value="0.890106" calcext:value-type="float">
            <text:p>0.890106</text:p>
          </table:table-cell>
          <table:table-cell table:number-columns-repeated="7"/>
        </table:table-row>
        <table:table-row table:style-name="ro1">
          <table:table-cell office:value-type="float" office:value="-0.294983" calcext:value-type="float">
            <text:p>-0.294983</text:p>
          </table:table-cell>
          <table:table-cell office:value-type="float" office:value="0.899384" calcext:value-type="float">
            <text:p>0.899384</text:p>
          </table:table-cell>
          <table:table-cell table:number-columns-repeated="7"/>
        </table:table-row>
        <table:table-row table:style-name="ro1">
          <table:table-cell office:value-type="float" office:value="-0.202087" calcext:value-type="float">
            <text:p>-0.202087</text:p>
          </table:table-cell>
          <table:table-cell office:value-type="float" office:value="0.896027" calcext:value-type="float">
            <text:p>0.896027</text:p>
          </table:table-cell>
          <table:table-cell table:number-columns-repeated="7"/>
        </table:table-row>
        <table:table-row table:style-name="ro1">
          <table:table-cell office:value-type="float" office:value="-0.10968" calcext:value-type="float">
            <text:p>-0.10968</text:p>
          </table:table-cell>
          <table:table-cell office:value-type="float" office:value="0.880188" calcext:value-type="float">
            <text:p>0.880188</text:p>
          </table:table-cell>
          <table:table-cell table:number-columns-repeated="7"/>
        </table:table-row>
        <table:table-row table:style-name="ro1">
          <table:table-cell office:value-type="float" office:value="-0.0201111" calcext:value-type="float">
            <text:p>-0.0201111</text:p>
          </table:table-cell>
          <table:table-cell office:value-type="float" office:value="0.851379" calcext:value-type="float">
            <text:p>0.851379</text:p>
          </table:table-cell>
          <table:table-cell table:number-columns-repeated="7"/>
        </table:table-row>
        <table:table-row table:style-name="ro1">
          <table:table-cell office:value-type="float" office:value="0.0651245" calcext:value-type="float">
            <text:p>0.0651245</text:p>
          </table:table-cell>
          <table:table-cell office:value-type="float" office:value="0.810486" calcext:value-type="float">
            <text:p>0.810486</text:p>
          </table:table-cell>
          <table:table-cell table:number-columns-repeated="7"/>
        </table:table-row>
        <table:table-row table:style-name="ro1">
          <table:table-cell office:value-type="float" office:value="0.143585" calcext:value-type="float">
            <text:p>0.143585</text:p>
          </table:table-cell>
          <table:table-cell office:value-type="float" office:value="0.758148" calcext:value-type="float">
            <text:p>0.758148</text:p>
          </table:table-cell>
          <table:table-cell table:number-columns-repeated="7"/>
        </table:table-row>
        <table:table-row table:style-name="ro1">
          <table:table-cell office:value-type="float" office:value="0.214355" calcext:value-type="float">
            <text:p>0.214355</text:p>
          </table:table-cell>
          <table:table-cell office:value-type="float" office:value="0.695374" calcext:value-type="float">
            <text:p>0.695374</text:p>
          </table:table-cell>
          <table:table-cell table:number-columns-repeated="7"/>
        </table:table-row>
        <table:table-row table:style-name="ro1">
          <table:table-cell office:value-type="float" office:value="0.275177" calcext:value-type="float">
            <text:p>0.275177</text:p>
          </table:table-cell>
          <table:table-cell office:value-type="float" office:value="0.622772" calcext:value-type="float">
            <text:p>0.622772</text:p>
          </table:table-cell>
          <table:table-cell table:number-columns-repeated="7"/>
        </table:table-row>
        <table:table-row table:style-name="ro1">
          <table:table-cell office:value-type="float" office:value="0.324768" calcext:value-type="float">
            <text:p>0.324768</text:p>
          </table:table-cell>
          <table:table-cell office:value-type="float" office:value="0.542389" calcext:value-type="float">
            <text:p>0.542389</text:p>
          </table:table-cell>
          <table:table-cell table:number-columns-repeated="7"/>
        </table:table-row>
        <table:table-row table:style-name="ro1">
          <table:table-cell office:value-type="float" office:value="0.36261" calcext:value-type="float">
            <text:p>0.36261</text:p>
          </table:table-cell>
          <table:table-cell office:value-type="float" office:value="0.455841" calcext:value-type="float">
            <text:p>0.455841</text:p>
          </table:table-cell>
          <table:table-cell table:number-columns-repeated="7"/>
        </table:table-row>
        <table:table-row table:style-name="ro1">
          <table:table-cell office:value-type="float" office:value="0.387054" calcext:value-type="float">
            <text:p>0.387054</text:p>
          </table:table-cell>
          <table:table-cell office:value-type="float" office:value="0.363678" calcext:value-type="float">
            <text:p>0.363678</text:p>
          </table:table-cell>
          <table:table-cell table:number-columns-repeated="7"/>
        </table:table-row>
        <table:table-row table:style-name="ro1">
          <table:table-cell office:value-type="float" office:value="0.398041" calcext:value-type="float">
            <text:p>0.398041</text:p>
          </table:table-cell>
          <table:table-cell office:value-type="float" office:value="0.269257" calcext:value-type="float">
            <text:p>0.269257</text:p>
          </table:table-cell>
          <table:table-cell table:number-columns-repeated="7"/>
        </table:table-row>
        <table:table-row table:style-name="ro1">
          <table:table-cell office:value-type="float" office:value="0.394714" calcext:value-type="float">
            <text:p>0.394714</text:p>
          </table:table-cell>
          <table:table-cell office:value-type="float" office:value="0.174103" calcext:value-type="float">
            <text:p>0.174103</text:p>
          </table:table-cell>
          <table:table-cell table:number-columns-repeated="7"/>
        </table:table-row>
        <table:table-row table:style-name="ro1">
          <table:table-cell office:value-type="float" office:value="0.378998" calcext:value-type="float">
            <text:p>0.378998</text:p>
          </table:table-cell>
          <table:table-cell office:value-type="float" office:value="0.0789795" calcext:value-type="float">
            <text:p>0.0789795</text:p>
          </table:table-cell>
          <table:table-cell table:number-columns-repeated="7"/>
        </table:table-row>
        <table:table-row table:style-name="ro1">
          <table:table-cell office:value-type="float" office:value="0.347656" calcext:value-type="float">
            <text:p>0.347656</text:p>
          </table:table-cell>
          <table:table-cell office:value-type="float" office:value="-0.0120544" calcext:value-type="float">
            <text:p>-0.0120544</text:p>
          </table:table-cell>
          <table:table-cell table:number-columns-repeated="7"/>
        </table:table-row>
        <table:table-row table:style-name="ro1">
          <table:table-cell office:value-type="float" office:value="0.301788" calcext:value-type="float">
            <text:p>0.301788</text:p>
          </table:table-cell>
          <table:table-cell office:value-type="float" office:value="-0.0988464" calcext:value-type="float">
            <text:p>-0.0988464</text:p>
          </table:table-cell>
          <table:table-cell table:number-columns-repeated="7"/>
        </table:table-row>
        <table:table-row table:style-name="ro1">
          <table:table-cell office:value-type="float" office:value="0.243408" calcext:value-type="float">
            <text:p>0.243408</text:p>
          </table:table-cell>
          <table:table-cell office:value-type="float" office:value="-0.178741" calcext:value-type="float">
            <text:p>-0.178741</text:p>
          </table:table-cell>
          <table:table-cell table:number-columns-repeated="7"/>
        </table:table-row>
        <table:table-row table:style-name="ro1">
          <table:table-cell office:value-type="float" office:value="0.173035" calcext:value-type="float">
            <text:p>0.173035</text:p>
          </table:table-cell>
          <table:table-cell office:value-type="float" office:value="-0.249969" calcext:value-type="float">
            <text:p>-0.249969</text:p>
          </table:table-cell>
          <table:table-cell table:number-columns-repeated="7"/>
        </table:table-row>
        <table:table-row table:style-name="ro1">
          <table:table-cell office:value-type="float" office:value="0.0933228" calcext:value-type="float">
            <text:p>0.0933228</text:p>
          </table:table-cell>
          <table:table-cell office:value-type="float" office:value="-0.312195" calcext:value-type="float">
            <text:p>-0.312195</text:p>
          </table:table-cell>
          <table:table-cell table:number-columns-repeated="7"/>
        </table:table-row>
        <table:table-row table:style-name="ro1">
          <table:table-cell office:value-type="float" office:value="0.00457764" calcext:value-type="float">
            <text:p>0.00457764</text:p>
          </table:table-cell>
          <table:table-cell office:value-type="float" office:value="-0.362335" calcext:value-type="float">
            <text:p>-0.362335</text:p>
          </table:table-cell>
          <table:table-cell table:number-columns-repeated="7"/>
        </table:table-row>
        <table:table-row table:style-name="ro1">
          <table:table-cell office:value-type="float" office:value="-0.0896606" calcext:value-type="float">
            <text:p>-0.0896606</text:p>
          </table:table-cell>
          <table:table-cell office:value-type="float" office:value="-0.39978" calcext:value-type="float">
            <text:p>-0.39978</text:p>
          </table:table-cell>
          <table:table-cell table:number-columns-repeated="7"/>
        </table:table-row>
        <table:table-row table:style-name="ro1">
          <table:table-cell office:value-type="float" office:value="-0.187653" calcext:value-type="float">
            <text:p>-0.187653</text:p>
          </table:table-cell>
          <table:table-cell office:value-type="float" office:value="-0.424225" calcext:value-type="float">
            <text:p>-0.424225</text:p>
          </table:table-cell>
          <table:table-cell table:number-columns-repeated="7"/>
        </table:table-row>
        <table:table-row table:style-name="ro1">
          <table:table-cell office:value-type="float" office:value="-0.286316" calcext:value-type="float">
            <text:p>-0.286316</text:p>
          </table:table-cell>
          <table:table-cell office:value-type="float" office:value="-0.435516" calcext:value-type="float">
            <text:p>-0.435516</text:p>
          </table:table-cell>
          <table:table-cell table:number-columns-repeated="7"/>
        </table:table-row>
        <table:table-row table:style-name="ro1">
          <table:table-cell office:value-type="float" office:value="-0.382782" calcext:value-type="float">
            <text:p>-0.382782</text:p>
          </table:table-cell>
          <table:table-cell office:value-type="float" office:value="-0.432312" calcext:value-type="float">
            <text:p>-0.432312</text:p>
          </table:table-cell>
          <table:table-cell table:number-columns-repeated="7"/>
        </table:table-row>
        <table:table-row table:style-name="ro1">
          <table:table-cell office:value-type="float" office:value="-0.475159" calcext:value-type="float">
            <text:p>-0.475159</text:p>
          </table:table-cell>
          <table:table-cell office:value-type="float" office:value="-0.414337" calcext:value-type="float">
            <text:p>-0.414337</text:p>
          </table:table-cell>
          <table:table-cell table:number-columns-repeated="7"/>
        </table:table-row>
        <table:table-row table:style-name="ro1">
          <table:table-cell office:value-type="float" office:value="-0.561096" calcext:value-type="float">
            <text:p>-0.561096</text:p>
          </table:table-cell>
          <table:table-cell office:value-type="float" office:value="-0.382904" calcext:value-type="float">
            <text:p>-0.382904</text:p>
          </table:table-cell>
          <table:table-cell table:number-columns-repeated="7"/>
        </table:table-row>
        <table:table-row table:style-name="ro1">
          <table:table-cell office:value-type="float" office:value="-0.639709" calcext:value-type="float">
            <text:p>-0.639709</text:p>
          </table:table-cell>
          <table:table-cell office:value-type="float" office:value="-0.336914" calcext:value-type="float">
            <text:p>-0.336914</text:p>
          </table:table-cell>
          <table:table-cell table:number-columns-repeated="7"/>
        </table:table-row>
        <table:table-row table:style-name="ro1">
          <table:table-cell office:value-type="float" office:value="-0.708771" calcext:value-type="float">
            <text:p>-0.708771</text:p>
          </table:table-cell>
          <table:table-cell office:value-type="float" office:value="-0.278442" calcext:value-type="float">
            <text:p>-0.278442</text:p>
          </table:table-cell>
          <table:table-cell table:number-columns-repeated="7"/>
        </table:table-row>
        <table:table-row table:style-name="ro1">
          <table:table-cell office:value-type="float" office:value="-0.767273" calcext:value-type="float">
            <text:p>-0.767273</text:p>
          </table:table-cell>
          <table:table-cell office:value-type="float" office:value="-0.210327" calcext:value-type="float">
            <text:p>-0.210327</text:p>
          </table:table-cell>
          <table:table-cell table:number-columns-repeated="7"/>
        </table:table-row>
        <table:table-row table:style-name="ro1">
          <table:table-cell office:value-type="float" office:value="-0.815552" calcext:value-type="float">
            <text:p>-0.815552</text:p>
          </table:table-cell>
          <table:table-cell office:value-type="float" office:value="-0.131866" calcext:value-type="float">
            <text:p>-0.131866</text:p>
          </table:table-cell>
          <table:table-cell table:number-columns-repeated="7"/>
        </table:table-row>
        <table:table-row table:style-name="ro1">
          <table:table-cell office:value-type="float" office:value="-0.853333" calcext:value-type="float">
            <text:p>-0.853333</text:p>
          </table:table-cell>
          <table:table-cell office:value-type="float" office:value="-0.0455017" calcext:value-type="float">
            <text:p>-0.0455017</text:p>
          </table:table-cell>
          <table:table-cell table:number-columns-repeated="7"/>
        </table:table-row>
        <table:table-row table:style-name="ro1">
          <table:table-cell office:value-type="float" office:value="-0.880035" calcext:value-type="float">
            <text:p>-0.880035</text:p>
          </table:table-cell>
          <table:table-cell office:value-type="float" office:value="0.0465393" calcext:value-type="float">
            <text:p>0.0465393</text:p>
          </table:table-cell>
          <table:table-cell table:number-columns-repeated="7"/>
        </table:table-row>
        <table:table-row table:style-name="ro1">
          <table:table-cell office:value-type="float" office:value="-0.894989" calcext:value-type="float">
            <text:p>-0.894989</text:p>
          </table:table-cell>
          <table:table-cell office:value-type="float" office:value="0.140381" calcext:value-type="float">
            <text:p>0.140381</text:p>
          </table:table-cell>
          <table:table-cell table:number-columns-repeated="7"/>
        </table:table-row>
        <table:table-row table:style-name="ro1">
          <table:table-cell office:value-type="float" office:value="-0.899078" calcext:value-type="float">
            <text:p>-0.899078</text:p>
          </table:table-cell>
          <table:table-cell office:value-type="float" office:value="0.234772" calcext:value-type="float">
            <text:p>0.234772</text:p>
          </table:table-cell>
          <table:table-cell table:number-columns-repeated="7"/>
        </table:table-row>
        <table:table-row table:style-name="ro1">
          <table:table-cell office:value-type="float" office:value="-0.891602" calcext:value-type="float">
            <text:p>-0.891602</text:p>
          </table:table-cell>
          <table:table-cell office:value-type="float" office:value="0.328278" calcext:value-type="float">
            <text:p>0.328278</text:p>
          </table:table-cell>
          <table:table-cell table:number-columns-repeated="7"/>
        </table:table-row>
        <table:table-row table:style-name="ro1">
          <table:table-cell office:value-type="float" office:value="-0.872559" calcext:value-type="float">
            <text:p>-0.872559</text:p>
          </table:table-cell>
          <table:table-cell office:value-type="float" office:value="0.419128" calcext:value-type="float">
            <text:p>0.419128</text:p>
          </table:table-cell>
          <table:table-cell table:number-columns-repeated="7"/>
        </table:table-row>
        <table:table-row table:style-name="ro1">
          <table:table-cell office:value-type="float" office:value="-0.843536" calcext:value-type="float">
            <text:p>-0.843536</text:p>
          </table:table-cell>
          <table:table-cell office:value-type="float" office:value="0.505981" calcext:value-type="float">
            <text:p>0.505981</text:p>
          </table:table-cell>
          <table:table-cell table:number-columns-repeated="7"/>
        </table:table-row>
        <table:table-row table:style-name="ro1">
          <table:table-cell office:value-type="float" office:value="-0.804504" calcext:value-type="float">
            <text:p>-0.804504</text:p>
          </table:table-cell>
          <table:table-cell office:value-type="float" office:value="0.586548" calcext:value-type="float">
            <text:p>0.586548</text:p>
          </table:table-cell>
          <table:table-cell table:number-columns-repeated="7"/>
        </table:table-row>
        <table:table-row table:style-name="ro1">
          <table:table-cell office:value-type="float" office:value="-0.754883" calcext:value-type="float">
            <text:p>-0.754883</text:p>
          </table:table-cell>
          <table:table-cell office:value-type="float" office:value="0.660583" calcext:value-type="float">
            <text:p>0.660583</text:p>
          </table:table-cell>
          <table:table-cell table:number-columns-repeated="7"/>
        </table:table-row>
        <table:table-row table:style-name="ro1">
          <table:table-cell office:value-type="float" office:value="-0.695465" calcext:value-type="float">
            <text:p>-0.695465</text:p>
          </table:table-cell>
          <table:table-cell office:value-type="float" office:value="0.725342" calcext:value-type="float">
            <text:p>0.725342</text:p>
          </table:table-cell>
          <table:table-cell table:number-columns-repeated="7"/>
        </table:table-row>
        <table:table-row table:style-name="ro1">
          <table:table-cell office:value-type="float" office:value="-0.626923" calcext:value-type="float">
            <text:p>-0.626923</text:p>
          </table:table-cell>
          <table:table-cell office:value-type="float" office:value="0.781403" calcext:value-type="float">
            <text:p>0.781403</text:p>
          </table:table-cell>
          <table:table-cell table:number-columns-repeated="7"/>
        </table:table-row>
        <table:table-row table:style-name="ro1">
          <table:table-cell office:value-type="float" office:value="-0.549652" calcext:value-type="float">
            <text:p>-0.549652</text:p>
          </table:table-cell>
          <table:table-cell office:value-type="float" office:value="0.827972" calcext:value-type="float">
            <text:p>0.827972</text:p>
          </table:table-cell>
          <table:table-cell table:number-columns-repeated="7"/>
        </table:table-row>
        <table:table-row table:style-name="ro1">
          <table:table-cell office:value-type="float" office:value="-0.465668" calcext:value-type="float">
            <text:p>-0.465668</text:p>
          </table:table-cell>
          <table:table-cell office:value-type="float" office:value="0.863525" calcext:value-type="float">
            <text:p>0.863525</text:p>
          </table:table-cell>
          <table:table-cell table:number-columns-repeated="7"/>
        </table:table-row>
        <table:table-row table:style-name="ro1">
          <table:table-cell office:value-type="float" office:value="-0.37619" calcext:value-type="float">
            <text:p>-0.37619</text:p>
          </table:table-cell>
          <table:table-cell office:value-type="float" office:value="0.887817" calcext:value-type="float">
            <text:p>0.887817</text:p>
          </table:table-cell>
          <table:table-cell table:number-columns-repeated="7"/>
        </table:table-row>
        <table:table-row table:style-name="ro1">
          <table:table-cell office:value-type="float" office:value="-0.28302" calcext:value-type="float">
            <text:p>-0.28302</text:p>
          </table:table-cell>
          <table:table-cell office:value-type="float" office:value="0.900269" calcext:value-type="float">
            <text:p>0.900269</text:p>
          </table:table-cell>
          <table:table-cell table:number-columns-repeated="7"/>
        </table:table-row>
        <table:table-row table:style-name="ro1">
          <table:table-cell office:value-type="float" office:value="-0.187805" calcext:value-type="float">
            <text:p>-0.187805</text:p>
          </table:table-cell>
          <table:table-cell office:value-type="float" office:value="0.900635" calcext:value-type="float">
            <text:p>0.900635</text:p>
          </table:table-cell>
          <table:table-cell table:number-columns-repeated="7"/>
        </table:table-row>
        <table:table-row table:style-name="ro1">
          <table:table-cell office:value-type="float" office:value="-0.0927429" calcext:value-type="float">
            <text:p>-0.0927429</text:p>
          </table:table-cell>
          <table:table-cell office:value-type="float" office:value="0.887665" calcext:value-type="float">
            <text:p>0.887665</text:p>
          </table:table-cell>
          <table:table-cell table:number-columns-repeated="7"/>
        </table:table-row>
        <table:table-row table:style-name="ro1">
          <table:table-cell office:value-type="float" office:value="-0.000915527" calcext:value-type="float">
            <text:p>-0.000915527</text:p>
          </table:table-cell>
          <table:table-cell office:value-type="float" office:value="0.862427" calcext:value-type="float">
            <text:p>0.862427</text:p>
          </table:table-cell>
          <table:table-cell table:number-columns-repeated="7"/>
        </table:table-row>
        <table:table-row table:style-name="ro1">
          <table:table-cell office:value-type="float" office:value="0.0881958" calcext:value-type="float">
            <text:p>0.0881958</text:p>
          </table:table-cell>
          <table:table-cell office:value-type="float" office:value="0.825958" calcext:value-type="float">
            <text:p>0.825958</text:p>
          </table:table-cell>
          <table:table-cell table:number-columns-repeated="7"/>
        </table:table-row>
        <table:table-row table:style-name="ro1">
          <table:table-cell office:value-type="float" office:value="0.170654" calcext:value-type="float">
            <text:p>0.170654</text:p>
          </table:table-cell>
          <table:table-cell office:value-type="float" office:value="0.776978" calcext:value-type="float">
            <text:p>0.776978</text:p>
          </table:table-cell>
          <table:table-cell table:number-columns-repeated="7"/>
        </table:table-row>
        <table:table-row table:style-name="ro1">
          <table:table-cell office:value-type="float" office:value="0.245026" calcext:value-type="float">
            <text:p>0.245026</text:p>
          </table:table-cell>
          <table:table-cell office:value-type="float" office:value="0.717438" calcext:value-type="float">
            <text:p>0.717438</text:p>
          </table:table-cell>
          <table:table-cell table:number-columns-repeated="7"/>
        </table:table-row>
        <table:table-row table:style-name="ro1">
          <table:table-cell office:value-type="float" office:value="0.31015" calcext:value-type="float">
            <text:p>0.31015</text:p>
          </table:table-cell>
          <table:table-cell office:value-type="float" office:value="0.648163" calcext:value-type="float">
            <text:p>0.648163</text:p>
          </table:table-cell>
          <table:table-cell table:number-columns-repeated="7"/>
        </table:table-row>
        <table:table-row table:style-name="ro1">
          <table:table-cell office:value-type="float" office:value="0.364685" calcext:value-type="float">
            <text:p>0.364685</text:p>
          </table:table-cell>
          <table:table-cell office:value-type="float" office:value="0.570251" calcext:value-type="float">
            <text:p>0.570251</text:p>
          </table:table-cell>
          <table:table-cell table:number-columns-repeated="7"/>
        </table:table-row>
        <table:table-row table:style-name="ro1">
          <table:table-cell office:value-type="float" office:value="0.407379" calcext:value-type="float">
            <text:p>0.407379</text:p>
          </table:table-cell>
          <table:table-cell office:value-type="float" office:value="0.484985" calcext:value-type="float">
            <text:p>0.484985</text:p>
          </table:table-cell>
          <table:table-cell table:number-columns-repeated="7"/>
        </table:table-row>
        <table:table-row table:style-name="ro1">
          <table:table-cell office:value-type="float" office:value="0.436768" calcext:value-type="float">
            <text:p>0.436768</text:p>
          </table:table-cell>
          <table:table-cell office:value-type="float" office:value="0.394562" calcext:value-type="float">
            <text:p>0.394562</text:p>
          </table:table-cell>
          <table:table-cell table:number-columns-repeated="7"/>
        </table:table-row>
        <table:table-row table:style-name="ro1">
          <table:table-cell office:value-type="float" office:value="0.453522" calcext:value-type="float">
            <text:p>0.453522</text:p>
          </table:table-cell>
          <table:table-cell office:value-type="float" office:value="0.30072" calcext:value-type="float">
            <text:p>0.30072</text:p>
          </table:table-cell>
          <table:table-cell table:number-columns-repeated="7"/>
        </table:table-row>
        <table:table-row table:style-name="ro1">
          <table:table-cell office:value-type="float" office:value="0.455872" calcext:value-type="float">
            <text:p>0.455872</text:p>
          </table:table-cell>
          <table:table-cell office:value-type="float" office:value="0.204773" calcext:value-type="float">
            <text:p>0.204773</text:p>
          </table:table-cell>
          <table:table-cell table:number-columns-repeated="7"/>
        </table:table-row>
        <table:table-row table:style-name="ro1">
          <table:table-cell office:value-type="float" office:value="0.444092" calcext:value-type="float">
            <text:p>0.444092</text:p>
          </table:table-cell>
          <table:table-cell office:value-type="float" office:value="0.108307" calcext:value-type="float">
            <text:p>0.108307</text:p>
          </table:table-cell>
          <table:table-cell table:number-columns-repeated="7"/>
        </table:table-row>
        <table:table-row table:style-name="ro1">
          <table:table-cell office:value-type="float" office:value="0.416809" calcext:value-type="float">
            <text:p>0.416809</text:p>
          </table:table-cell>
          <table:table-cell office:value-type="float" office:value="0.015625" calcext:value-type="float">
            <text:p>0.015625</text:p>
          </table:table-cell>
          <table:table-cell table:number-columns-repeated="7"/>
        </table:table-row>
        <table:table-row table:style-name="ro1">
          <table:table-cell office:value-type="float" office:value="0.376251" calcext:value-type="float">
            <text:p>0.376251</text:p>
          </table:table-cell>
          <table:table-cell office:value-type="float" office:value="-0.0723572" calcext:value-type="float">
            <text:p>-0.0723572</text:p>
          </table:table-cell>
          <table:table-cell table:number-columns-repeated="7"/>
        </table:table-row>
        <table:table-row table:style-name="ro1">
          <table:table-cell office:value-type="float" office:value="0.322723" calcext:value-type="float">
            <text:p>0.322723</text:p>
          </table:table-cell>
          <table:table-cell office:value-type="float" office:value="-0.156219" calcext:value-type="float">
            <text:p>-0.156219</text:p>
          </table:table-cell>
          <table:table-cell table:number-columns-repeated="7"/>
        </table:table-row>
        <table:table-row table:style-name="ro1">
          <table:table-cell office:value-type="float" office:value="0.256378" calcext:value-type="float">
            <text:p>0.256378</text:p>
          </table:table-cell>
          <table:table-cell office:value-type="float" office:value="-0.230652" calcext:value-type="float">
            <text:p>-0.230652</text:p>
          </table:table-cell>
          <table:table-cell table:number-columns-repeated="7"/>
        </table:table-row>
        <table:table-row table:style-name="ro1">
          <table:table-cell office:value-type="float" office:value="0.180511" calcext:value-type="float">
            <text:p>0.180511</text:p>
          </table:table-cell>
          <table:table-cell office:value-type="float" office:value="-0.296234" calcext:value-type="float">
            <text:p>-0.296234</text:p>
          </table:table-cell>
          <table:table-cell table:number-columns-repeated="7"/>
        </table:table-row>
        <table:table-row table:style-name="ro1">
          <table:table-cell office:value-type="float" office:value="0.0959167" calcext:value-type="float">
            <text:p>0.0959167</text:p>
          </table:table-cell>
          <table:table-cell office:value-type="float" office:value="-0.350983" calcext:value-type="float">
            <text:p>-0.350983</text:p>
          </table:table-cell>
          <table:table-cell table:number-columns-repeated="7"/>
        </table:table-row>
        <table:table-row table:style-name="ro1">
          <table:table-cell office:value-type="float" office:value="0.00366211" calcext:value-type="float">
            <text:p>0.00366211</text:p>
          </table:table-cell>
          <table:table-cell office:value-type="float" office:value="-0.394012" calcext:value-type="float">
            <text:p>-0.394012</text:p>
          </table:table-cell>
          <table:table-cell table:number-columns-repeated="7"/>
        </table:table-row>
        <table:table-row table:style-name="ro1">
          <table:table-cell office:value-type="float" office:value="-0.0921936" calcext:value-type="float">
            <text:p>-0.0921936</text:p>
          </table:table-cell>
          <table:table-cell office:value-type="float" office:value="-0.421997" calcext:value-type="float">
            <text:p>-0.421997</text:p>
          </table:table-cell>
          <table:table-cell table:number-columns-repeated="7"/>
        </table:table-row>
        <table:table-row table:style-name="ro1">
          <table:table-cell office:value-type="float" office:value="-0.189362" calcext:value-type="float">
            <text:p>-0.189362</text:p>
          </table:table-cell>
          <table:table-cell office:value-type="float" office:value="-0.43399" calcext:value-type="float">
            <text:p>-0.43399</text:p>
          </table:table-cell>
          <table:table-cell table:number-columns-repeated="7"/>
        </table:table-row>
        <table:table-row table:style-name="ro1">
          <table:table-cell office:value-type="float" office:value="-0.287445" calcext:value-type="float">
            <text:p>-0.287445</text:p>
          </table:table-cell>
          <table:table-cell office:value-type="float" office:value="-0.444672" calcext:value-type="float">
            <text:p>-0.444672</text:p>
          </table:table-cell>
          <table:table-cell table:number-columns-repeated="7"/>
        </table:table-row>
        <table:table-row table:style-name="ro1">
          <table:table-cell office:value-type="float" office:value="-0.379791" calcext:value-type="float">
            <text:p>-0.379791</text:p>
          </table:table-cell>
          <table:table-cell office:value-type="float" office:value="-0.428772" calcext:value-type="float">
            <text:p>-0.428772</text:p>
          </table:table-cell>
          <table:table-cell table:number-columns-repeated="7"/>
        </table:table-row>
        <table:table-row table:style-name="ro1">
          <table:table-cell office:value-type="float" office:value="-0.465057" calcext:value-type="float">
            <text:p>-0.465057</text:p>
          </table:table-cell>
          <table:table-cell office:value-type="float" office:value="-0.403046" calcext:value-type="float">
            <text:p>-0.403046</text:p>
          </table:table-cell>
          <table:table-cell table:number-columns-repeated="7"/>
        </table:table-row>
        <table:table-row table:style-name="ro1">
          <table:table-cell office:value-type="float" office:value="-0.54541" calcext:value-type="float">
            <text:p>-0.54541</text:p>
          </table:table-cell>
          <table:table-cell office:value-type="float" office:value="-0.363983" calcext:value-type="float">
            <text:p>-0.363983</text:p>
          </table:table-cell>
          <table:table-cell table:number-columns-repeated="7"/>
        </table:table-row>
        <table:table-row table:style-name="ro1">
          <table:table-cell office:value-type="float" office:value="-0.614349" calcext:value-type="float">
            <text:p>-0.614349</text:p>
          </table:table-cell>
          <table:table-cell office:value-type="float" office:value="-0.309692" calcext:value-type="float">
            <text:p>-0.309692</text:p>
          </table:table-cell>
          <table:table-cell table:number-columns-repeated="7"/>
        </table:table-row>
        <table:table-row table:style-name="ro1">
          <table:table-cell office:value-type="float" office:value="-0.676086" calcext:value-type="float">
            <text:p>-0.676086</text:p>
          </table:table-cell>
          <table:table-cell office:value-type="float" office:value="-0.242615" calcext:value-type="float">
            <text:p>-0.242615</text:p>
          </table:table-cell>
          <table:table-cell table:number-columns-repeated="7"/>
        </table:table-row>
        <table:table-row table:style-name="ro1">
          <table:table-cell office:value-type="float" office:value="-0.727264" calcext:value-type="float">
            <text:p>-0.727264</text:p>
          </table:table-cell>
          <table:table-cell office:value-type="float" office:value="-0.175598" calcext:value-type="float">
            <text:p>-0.175598</text:p>
          </table:table-cell>
          <table:table-cell table:number-columns-repeated="7"/>
        </table:table-row>
        <table:table-row table:style-name="ro1">
          <table:table-cell office:value-type="float" office:value="-0.76416" calcext:value-type="float">
            <text:p>-0.76416</text:p>
          </table:table-cell>
          <table:table-cell office:value-type="float" office:value="-0.0782166" calcext:value-type="float">
            <text:p>-0.0782166</text:p>
          </table:table-cell>
          <table:table-cell table:number-columns-repeated="7"/>
        </table:table-row>
        <table:table-row table:style-name="ro1">
          <table:table-cell office:value-type="float" office:value="-0.793793" calcext:value-type="float">
            <text:p>-0.793793</text:p>
          </table:table-cell>
          <table:table-cell office:value-type="float" office:value="0.00457764" calcext:value-type="float">
            <text:p>0.00457764</text:p>
          </table:table-cell>
          <table:table-cell table:number-columns-repeated="7"/>
        </table:table-row>
        <table:table-row table:style-name="ro1">
          <table:table-cell office:value-type="float" office:value="-0.811981" calcext:value-type="float">
            <text:p>-0.811981</text:p>
          </table:table-cell>
          <table:table-cell office:value-type="float" office:value="0.0792847" calcext:value-type="float">
            <text:p>0.0792847</text:p>
          </table:table-cell>
          <table:table-cell table:number-columns-repeated="7"/>
        </table:table-row>
        <table:table-row table:style-name="ro1">
          <table:table-cell office:value-type="float" office:value="-0.815826" calcext:value-type="float">
            <text:p>-0.815826</text:p>
          </table:table-cell>
          <table:table-cell office:value-type="float" office:value="0.182983" calcext:value-type="float">
            <text:p>0.182983</text:p>
          </table:table-cell>
          <table:table-cell table:number-columns-repeated="7"/>
        </table:table-row>
        <table:table-row table:style-name="ro1">
          <table:table-cell office:value-type="float" office:value="-0.808441" calcext:value-type="float">
            <text:p>-0.808441</text:p>
          </table:table-cell>
          <table:table-cell office:value-type="float" office:value="0.268555" calcext:value-type="float">
            <text:p>0.268555</text:p>
          </table:table-cell>
          <table:table-cell table:number-columns-repeated="7"/>
        </table:table-row>
        <table:table-row table:style-name="ro1">
          <table:table-cell office:value-type="float" office:value="-0.792999" calcext:value-type="float">
            <text:p>-0.792999</text:p>
          </table:table-cell>
          <table:table-cell office:value-type="float" office:value="0.360138" calcext:value-type="float">
            <text:p>0.360138</text:p>
          </table:table-cell>
          <table:table-cell table:number-columns-repeated="7"/>
        </table:table-row>
        <table:table-row table:style-name="ro1">
          <table:table-cell office:value-type="float" office:value="-0.763672" calcext:value-type="float">
            <text:p>-0.763672</text:p>
          </table:table-cell>
          <table:table-cell office:value-type="float" office:value="0.446289" calcext:value-type="float">
            <text:p>0.446289</text:p>
          </table:table-cell>
          <table:table-cell table:number-columns-repeated="7"/>
        </table:table-row>
        <table:table-row table:style-name="ro1">
          <table:table-cell office:value-type="float" office:value="-0.726105" calcext:value-type="float">
            <text:p>-0.726105</text:p>
          </table:table-cell>
          <table:table-cell office:value-type="float" office:value="0.52536" calcext:value-type="float">
            <text:p>0.52536</text:p>
          </table:table-cell>
          <table:table-cell table:number-columns-repeated="7"/>
        </table:table-row>
        <table:table-row table:style-name="ro1">
          <table:table-cell office:value-type="float" office:value="-0.678345" calcext:value-type="float">
            <text:p>-0.678345</text:p>
          </table:table-cell>
          <table:table-cell office:value-type="float" office:value="0.60144" calcext:value-type="float">
            <text:p>0.60144</text:p>
          </table:table-cell>
          <table:table-cell table:number-columns-repeated="7"/>
        </table:table-row>
        <table:table-row table:style-name="ro1">
          <table:table-cell office:value-type="float" office:value="-0.620453" calcext:value-type="float">
            <text:p>-0.620453</text:p>
          </table:table-cell>
          <table:table-cell office:value-type="float" office:value="0.664612" calcext:value-type="float">
            <text:p>0.664612</text:p>
          </table:table-cell>
          <table:table-cell table:number-columns-repeated="7"/>
        </table:table-row>
        <table:table-row table:style-name="ro1">
          <table:table-cell office:value-type="float" office:value="-0.553925" calcext:value-type="float">
            <text:p>-0.553925</text:p>
          </table:table-cell>
          <table:table-cell office:value-type="float" office:value="0.7211" calcext:value-type="float">
            <text:p>0.7211</text:p>
          </table:table-cell>
          <table:table-cell table:number-columns-repeated="7"/>
        </table:table-row>
        <table:table-row table:style-name="ro1">
          <table:table-cell office:value-type="float" office:value="-0.47757" calcext:value-type="float">
            <text:p>-0.47757</text:p>
          </table:table-cell>
          <table:table-cell office:value-type="float" office:value="0.770111" calcext:value-type="float">
            <text:p>0.770111</text:p>
          </table:table-cell>
          <table:table-cell table:number-columns-repeated="7"/>
        </table:table-row>
        <table:table-row table:style-name="ro1">
          <table:table-cell office:value-type="float" office:value="-0.394836" calcext:value-type="float">
            <text:p>-0.394836</text:p>
          </table:table-cell>
          <table:table-cell office:value-type="float" office:value="0.806732" calcext:value-type="float">
            <text:p>0.806732</text:p>
          </table:table-cell>
          <table:table-cell table:number-columns-repeated="7"/>
        </table:table-row>
        <table:table-row table:style-name="ro1">
          <table:table-cell office:value-type="float" office:value="-0.305664" calcext:value-type="float">
            <text:p>-0.305664</text:p>
          </table:table-cell>
          <table:table-cell office:value-type="float" office:value="0.832825" calcext:value-type="float">
            <text:p>0.832825</text:p>
          </table:table-cell>
          <table:table-cell table:number-columns-repeated="7"/>
        </table:table-row>
        <table:table-row table:style-name="ro1">
          <table:table-cell office:value-type="float" office:value="-0.21225" calcext:value-type="float">
            <text:p>-0.21225</text:p>
          </table:table-cell>
          <table:table-cell office:value-type="float" office:value="0.846863" calcext:value-type="float">
            <text:p>0.846863</text:p>
          </table:table-cell>
          <table:table-cell table:number-columns-repeated="7"/>
        </table:table-row>
        <table:table-row table:style-name="ro1">
          <table:table-cell office:value-type="float" office:value="-0.116699" calcext:value-type="float">
            <text:p>-0.116699</text:p>
          </table:table-cell>
          <table:table-cell office:value-type="float" office:value="0.849426" calcext:value-type="float">
            <text:p>0.849426</text:p>
          </table:table-cell>
          <table:table-cell table:number-columns-repeated="7"/>
        </table:table-row>
        <table:table-row table:style-name="ro1">
          <table:table-cell office:value-type="float" office:value="-0.0199585" calcext:value-type="float">
            <text:p>-0.0199585</text:p>
          </table:table-cell>
          <table:table-cell office:value-type="float" office:value="0.839752" calcext:value-type="float">
            <text:p>0.839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0746765" calcext:value-type="float">
            <text:p>0.0746765</text:p>
          </table:table-cell>
          <table:table-cell office:value-type="float" office:value="0.816864" calcext:value-type="float">
            <text:p>0.816864</text:p>
          </table:table-cell>
          <table:table-cell table:number-columns-repeated="7"/>
        </table:table-row>
        <table:table-row table:style-name="ro1">
          <table:table-cell office:value-type="float" office:value="0.165161" calcext:value-type="float">
            <text:p>0.165161</text:p>
          </table:table-cell>
          <table:table-cell office:value-type="float" office:value="0.781677" calcext:value-type="float">
            <text:p>0.781677</text:p>
          </table:table-cell>
          <table:table-cell table:number-columns-repeated="7"/>
        </table:table-row>
        <table:table-row table:style-name="ro1">
          <table:table-cell office:value-type="float" office:value="0.25235" calcext:value-type="float">
            <text:p>0.25235</text:p>
          </table:table-cell>
          <table:table-cell office:value-type="float" office:value="0.735352" calcext:value-type="float">
            <text:p>0.735352</text:p>
          </table:table-cell>
          <table:table-cell table:number-columns-repeated="7"/>
        </table:table-row>
        <table:table-row table:style-name="ro1">
          <table:table-cell office:value-type="float" office:value="0.331818" calcext:value-type="float">
            <text:p>0.331818</text:p>
          </table:table-cell>
          <table:table-cell office:value-type="float" office:value="0.678497" calcext:value-type="float">
            <text:p>0.678497</text:p>
          </table:table-cell>
          <table:table-cell table:number-columns-repeated="7"/>
        </table:table-row>
        <table:table-row table:style-name="ro1">
          <table:table-cell office:value-type="float" office:value="0.401764" calcext:value-type="float">
            <text:p>0.401764</text:p>
          </table:table-cell>
          <table:table-cell office:value-type="float" office:value="0.610413" calcext:value-type="float">
            <text:p>0.610413</text:p>
          </table:table-cell>
          <table:table-cell table:number-columns-repeated="7"/>
        </table:table-row>
        <table:table-row table:style-name="ro1">
          <table:table-cell office:value-type="float" office:value="0.461456" calcext:value-type="float">
            <text:p>0.461456</text:p>
          </table:table-cell>
          <table:table-cell office:value-type="float" office:value="0.533417" calcext:value-type="float">
            <text:p>0.533417</text:p>
          </table:table-cell>
          <table:table-cell table:number-columns-repeated="7"/>
        </table:table-row>
        <table:table-row table:style-name="ro1">
          <table:table-cell office:value-type="float" office:value="0.50943" calcext:value-type="float">
            <text:p>0.50943</text:p>
          </table:table-cell>
          <table:table-cell office:value-type="float" office:value="0.44928" calcext:value-type="float">
            <text:p>0.44928</text:p>
          </table:table-cell>
          <table:table-cell table:number-columns-repeated="7"/>
        </table:table-row>
        <table:table-row table:style-name="ro1">
          <table:table-cell office:value-type="float" office:value="0.545502" calcext:value-type="float">
            <text:p>0.545502</text:p>
          </table:table-cell>
          <table:table-cell office:value-type="float" office:value="0.358765" calcext:value-type="float">
            <text:p>0.358765</text:p>
          </table:table-cell>
          <table:table-cell table:number-columns-repeated="7"/>
        </table:table-row>
        <table:table-row table:style-name="ro1">
          <table:table-cell office:value-type="float" office:value="0.568115" calcext:value-type="float">
            <text:p>0.568115</text:p>
          </table:table-cell>
          <table:table-cell office:value-type="float" office:value="0.263641" calcext:value-type="float">
            <text:p>0.263641</text:p>
          </table:table-cell>
          <table:table-cell table:number-columns-repeated="7"/>
        </table:table-row>
        <table:table-row table:style-name="ro1">
          <table:table-cell office:value-type="float" office:value="0.577332" calcext:value-type="float">
            <text:p>0.577332</text:p>
          </table:table-cell>
          <table:table-cell office:value-type="float" office:value="0.166412" calcext:value-type="float">
            <text:p>0.166412</text:p>
          </table:table-cell>
          <table:table-cell table:number-columns-repeated="7"/>
        </table:table-row>
        <table:table-row table:style-name="ro1">
          <table:table-cell office:value-type="float" office:value="0.572205" calcext:value-type="float">
            <text:p>0.572205</text:p>
          </table:table-cell>
          <table:table-cell office:value-type="float" office:value="0.0680542" calcext:value-type="float">
            <text:p>0.0680542</text:p>
          </table:table-cell>
          <table:table-cell table:number-columns-repeated="7"/>
        </table:table-row>
        <table:table-row table:style-name="ro1">
          <table:table-cell office:value-type="float" office:value="0.552917" calcext:value-type="float">
            <text:p>0.552917</text:p>
          </table:table-cell>
          <table:table-cell office:value-type="float" office:value="-0.0278015" calcext:value-type="float">
            <text:p>-0.0278015</text:p>
          </table:table-cell>
          <table:table-cell table:number-columns-repeated="7"/>
        </table:table-row>
        <table:table-row table:style-name="ro1">
          <table:table-cell office:value-type="float" office:value="0.518707" calcext:value-type="float">
            <text:p>0.518707</text:p>
          </table:table-cell>
          <table:table-cell office:value-type="float" office:value="-0.120026" calcext:value-type="float">
            <text:p>-0.120026</text:p>
          </table:table-cell>
          <table:table-cell table:number-columns-repeated="7"/>
        </table:table-row>
        <table:table-row table:style-name="ro1">
          <table:table-cell office:value-type="float" office:value="0.469666" calcext:value-type="float">
            <text:p>0.469666</text:p>
          </table:table-cell>
          <table:table-cell office:value-type="float" office:value="-0.207428" calcext:value-type="float">
            <text:p>-0.207428</text:p>
          </table:table-cell>
          <table:table-cell table:number-columns-repeated="7"/>
        </table:table-row>
        <table:table-row table:style-name="ro1">
          <table:table-cell office:value-type="float" office:value="0.408661" calcext:value-type="float">
            <text:p>0.408661</text:p>
          </table:table-cell>
          <table:table-cell office:value-type="float" office:value="-0.2883" calcext:value-type="float">
            <text:p>-0.2883</text:p>
          </table:table-cell>
          <table:table-cell table:number-columns-repeated="7"/>
        </table:table-row>
        <table:table-row table:style-name="ro1">
          <table:table-cell office:value-type="float" office:value="0.335663" calcext:value-type="float">
            <text:p>0.335663</text:p>
          </table:table-cell>
          <table:table-cell office:value-type="float" office:value="-0.359772" calcext:value-type="float">
            <text:p>-0.359772</text:p>
          </table:table-cell>
          <table:table-cell table:number-columns-repeated="7"/>
        </table:table-row>
        <table:table-row table:style-name="ro1">
          <table:table-cell office:value-type="float" office:value="0.253845" calcext:value-type="float">
            <text:p>0.253845</text:p>
          </table:table-cell>
          <table:table-cell office:value-type="float" office:value="-0.421295" calcext:value-type="float">
            <text:p>-0.421295</text:p>
          </table:table-cell>
          <table:table-cell table:number-columns-repeated="7"/>
        </table:table-row>
        <table:table-row table:style-name="ro1">
          <table:table-cell office:value-type="float" office:value="0.164368" calcext:value-type="float">
            <text:p>0.164368</text:p>
          </table:table-cell>
          <table:table-cell office:value-type="float" office:value="-0.471436" calcext:value-type="float">
            <text:p>-0.471436</text:p>
          </table:table-cell>
          <table:table-cell table:number-columns-repeated="7"/>
        </table:table-row>
        <table:table-row table:style-name="ro1">
          <table:table-cell office:value-type="float" office:value="0.0687866" calcext:value-type="float">
            <text:p>0.0687866</text:p>
          </table:table-cell>
          <table:table-cell office:value-type="float" office:value="-0.508118" calcext:value-type="float">
            <text:p>-0.508118</text:p>
          </table:table-cell>
          <table:table-cell table:number-columns-repeated="7"/>
        </table:table-row>
        <table:table-row table:style-name="ro1">
          <table:table-cell office:value-type="float" office:value="-0.02771" calcext:value-type="float">
            <text:p>-0.02771</text:p>
          </table:table-cell>
          <table:table-cell office:value-type="float" office:value="-0.532898" calcext:value-type="float">
            <text:p>-0.532898</text:p>
          </table:table-cell>
          <table:table-cell table:number-columns-repeated="7"/>
        </table:table-row>
        <table:table-row table:style-name="ro1">
          <table:table-cell office:value-type="float" office:value="-0.124664" calcext:value-type="float">
            <text:p>-0.124664</text:p>
          </table:table-cell>
          <table:table-cell office:value-type="float" office:value="-0.54306" calcext:value-type="float">
            <text:p>-0.54306</text:p>
          </table:table-cell>
          <table:table-cell table:number-columns-repeated="7"/>
        </table:table-row>
        <table:table-row table:style-name="ro1">
          <table:table-cell office:value-type="float" office:value="-0.220612" calcext:value-type="float">
            <text:p>-0.220612</text:p>
          </table:table-cell>
          <table:table-cell office:value-type="float" office:value="-0.538177" calcext:value-type="float">
            <text:p>-0.538177</text:p>
          </table:table-cell>
          <table:table-cell table:number-columns-repeated="7"/>
        </table:table-row>
        <table:table-row table:style-name="ro1">
          <table:table-cell office:value-type="float" office:value="-0.309875" calcext:value-type="float">
            <text:p>-0.309875</text:p>
          </table:table-cell>
          <table:table-cell office:value-type="float" office:value="-0.520569" calcext:value-type="float">
            <text:p>-0.520569</text:p>
          </table:table-cell>
          <table:table-cell table:number-columns-repeated="7"/>
        </table:table-row>
        <table:table-row table:style-name="ro1">
          <table:table-cell office:value-type="float" office:value="-0.394684" calcext:value-type="float">
            <text:p>-0.394684</text:p>
          </table:table-cell>
          <table:table-cell office:value-type="float" office:value="-0.487579" calcext:value-type="float">
            <text:p>-0.487579</text:p>
          </table:table-cell>
          <table:table-cell table:number-columns-repeated="7"/>
        </table:table-row>
        <table:table-row table:style-name="ro1">
          <table:table-cell office:value-type="float" office:value="-0.469604" calcext:value-type="float">
            <text:p>-0.469604</text:p>
          </table:table-cell>
          <table:table-cell office:value-type="float" office:value="-0.443115" calcext:value-type="float">
            <text:p>-0.443115</text:p>
          </table:table-cell>
          <table:table-cell table:number-columns-repeated="7"/>
        </table:table-row>
        <table:table-row table:style-name="ro1">
          <table:table-cell office:value-type="float" office:value="-0.53476" calcext:value-type="float">
            <text:p>-0.53476</text:p>
          </table:table-cell>
          <table:table-cell office:value-type="float" office:value="-0.384247" calcext:value-type="float">
            <text:p>-0.384247</text:p>
          </table:table-cell>
          <table:table-cell table:number-columns-repeated="7"/>
        </table:table-row>
        <table:table-row table:style-name="ro1">
          <table:table-cell office:value-type="float" office:value="-0.59137" calcext:value-type="float">
            <text:p>-0.59137</text:p>
          </table:table-cell>
          <table:table-cell office:value-type="float" office:value="-0.319366" calcext:value-type="float">
            <text:p>-0.319366</text:p>
          </table:table-cell>
          <table:table-cell table:number-columns-repeated="7"/>
        </table:table-row>
        <table:table-row table:style-name="ro1">
          <table:table-cell office:value-type="float" office:value="-0.635803" calcext:value-type="float">
            <text:p>-0.635803</text:p>
          </table:table-cell>
          <table:table-cell office:value-type="float" office:value="-0.243866" calcext:value-type="float">
            <text:p>-0.243866</text:p>
          </table:table-cell>
          <table:table-cell table:number-columns-repeated="7"/>
        </table:table-row>
        <table:table-row table:style-name="ro1">
          <table:table-cell office:value-type="float" office:value="-0.66922" calcext:value-type="float">
            <text:p>-0.66922</text:p>
          </table:table-cell>
          <table:table-cell office:value-type="float" office:value="-0.159058" calcext:value-type="float">
            <text:p>-0.159058</text:p>
          </table:table-cell>
          <table:table-cell table:number-columns-repeated="7"/>
        </table:table-row>
        <table:table-row table:style-name="ro1">
          <table:table-cell office:value-type="float" office:value="-0.691498" calcext:value-type="float">
            <text:p>-0.691498</text:p>
          </table:table-cell>
          <table:table-cell office:value-type="float" office:value="-0.0730896" calcext:value-type="float">
            <text:p>-0.0730896</text:p>
          </table:table-cell>
          <table:table-cell table:number-columns-repeated="7"/>
        </table:table-row>
        <table:table-row table:style-name="ro1">
          <table:table-cell office:value-type="float" office:value="-0.701752" calcext:value-type="float">
            <text:p>-0.701752</text:p>
          </table:table-cell>
          <table:table-cell office:value-type="float" office:value="0.0158997" calcext:value-type="float">
            <text:p>0.0158997</text:p>
          </table:table-cell>
          <table:table-cell table:number-columns-repeated="7"/>
        </table:table-row>
        <table:table-row table:style-name="ro1">
          <table:table-cell office:value-type="float" office:value="-0.69986" calcext:value-type="float">
            <text:p>-0.69986</text:p>
          </table:table-cell>
          <table:table-cell office:value-type="float" office:value="0.104889" calcext:value-type="float">
            <text:p>0.104889</text:p>
          </table:table-cell>
          <table:table-cell table:number-columns-repeated="7"/>
        </table:table-row>
        <table:table-row table:style-name="ro1">
          <table:table-cell office:value-type="float" office:value="-0.686829" calcext:value-type="float">
            <text:p>-0.686829</text:p>
          </table:table-cell>
          <table:table-cell office:value-type="float" office:value="0.191498" calcext:value-type="float">
            <text:p>0.191498</text:p>
          </table:table-cell>
          <table:table-cell table:number-columns-repeated="7"/>
        </table:table-row>
        <table:table-row table:style-name="ro1">
          <table:table-cell office:value-type="float" office:value="-0.6633" calcext:value-type="float">
            <text:p>-0.6633</text:p>
          </table:table-cell>
          <table:table-cell office:value-type="float" office:value="0.274841" calcext:value-type="float">
            <text:p>0.274841</text:p>
          </table:table-cell>
          <table:table-cell table:number-columns-repeated="7"/>
        </table:table-row>
        <table:table-row table:style-name="ro1">
          <table:table-cell office:value-type="float" office:value="-0.629364" calcext:value-type="float">
            <text:p>-0.629364</text:p>
          </table:table-cell>
          <table:table-cell office:value-type="float" office:value="0.351715" calcext:value-type="float">
            <text:p>0.351715</text:p>
          </table:table-cell>
          <table:table-cell table:number-columns-repeated="7"/>
        </table:table-row>
        <table:table-row table:style-name="ro1">
          <table:table-cell office:value-type="float" office:value="-0.585205" calcext:value-type="float">
            <text:p>-0.585205</text:p>
          </table:table-cell>
          <table:table-cell office:value-type="float" office:value="0.42218" calcext:value-type="float">
            <text:p>0.42218</text:p>
          </table:table-cell>
          <table:table-cell table:number-columns-repeated="7"/>
        </table:table-row>
        <table:table-row table:style-name="ro1">
          <table:table-cell office:value-type="float" office:value="-0.531189" calcext:value-type="float">
            <text:p>-0.531189</text:p>
          </table:table-cell>
          <table:table-cell office:value-type="float" office:value="0.485718" calcext:value-type="float">
            <text:p>0.485718</text:p>
          </table:table-cell>
          <table:table-cell table:number-columns-repeated="7"/>
        </table:table-row>
        <table:table-row table:style-name="ro1">
          <table:table-cell office:value-type="float" office:value="-0.467346" calcext:value-type="float">
            <text:p>-0.467346</text:p>
          </table:table-cell>
          <table:table-cell office:value-type="float" office:value="0.539825" calcext:value-type="float">
            <text:p>0.539825</text:p>
          </table:table-cell>
          <table:table-cell table:number-columns-repeated="7"/>
        </table:table-row>
        <table:table-row table:style-name="ro1">
          <table:table-cell office:value-type="float" office:value="-0.395081" calcext:value-type="float">
            <text:p>-0.395081</text:p>
          </table:table-cell>
          <table:table-cell office:value-type="float" office:value="0.585327" calcext:value-type="float">
            <text:p>0.585327</text:p>
          </table:table-cell>
          <table:table-cell table:number-columns-repeated="7"/>
        </table:table-row>
        <table:table-row table:style-name="ro1">
          <table:table-cell office:value-type="float" office:value="-0.315338" calcext:value-type="float">
            <text:p>-0.315338</text:p>
          </table:table-cell>
          <table:table-cell office:value-type="float" office:value="0.619965" calcext:value-type="float">
            <text:p>0.619965</text:p>
          </table:table-cell>
          <table:table-cell table:number-columns-repeated="7"/>
        </table:table-row>
        <table:table-row table:style-name="ro1">
          <table:table-cell office:value-type="float" office:value="-0.228394" calcext:value-type="float">
            <text:p>-0.228394</text:p>
          </table:table-cell>
          <table:table-cell office:value-type="float" office:value="0.64267" calcext:value-type="float">
            <text:p>0.64267</text:p>
          </table:table-cell>
          <table:table-cell table:number-columns-repeated="7"/>
        </table:table-row>
        <table:table-row table:style-name="ro1">
          <table:table-cell office:value-type="float" office:value="-0.13797" calcext:value-type="float">
            <text:p>-0.13797</text:p>
          </table:table-cell>
          <table:table-cell office:value-type="float" office:value="0.654694" calcext:value-type="float">
            <text:p>0.654694</text:p>
          </table:table-cell>
          <table:table-cell table:number-columns-repeated="7"/>
        </table:table-row>
        <table:table-row table:style-name="ro1">
          <table:table-cell office:value-type="float" office:value="-0.044342" calcext:value-type="float">
            <text:p>-0.044342</text:p>
          </table:table-cell>
          <table:table-cell office:value-type="float" office:value="0.654083" calcext:value-type="float">
            <text:p>0.654083</text:p>
          </table:table-cell>
          <table:table-cell table:number-columns-repeated="7"/>
        </table:table-row>
        <table:table-row table:style-name="ro1">
          <table:table-cell office:value-type="float" office:value="0.0504761" calcext:value-type="float">
            <text:p>0.0504761</text:p>
          </table:table-cell>
          <table:table-cell office:value-type="float" office:value="0.641571" calcext:value-type="float">
            <text:p>0.641571</text:p>
          </table:table-cell>
          <table:table-cell table:number-columns-repeated="7"/>
        </table:table-row>
        <table:table-row table:style-name="ro1">
          <table:table-cell office:value-type="float" office:value="0.14328" calcext:value-type="float">
            <text:p>0.14328</text:p>
          </table:table-cell>
          <table:table-cell office:value-type="float" office:value="0.615448" calcext:value-type="float">
            <text:p>0.615448</text:p>
          </table:table-cell>
          <table:table-cell table:number-columns-repeated="7"/>
        </table:table-row>
        <table:table-row table:style-name="ro1">
          <table:table-cell office:value-type="float" office:value="0.23288" calcext:value-type="float">
            <text:p>0.23288</text:p>
          </table:table-cell>
          <table:table-cell office:value-type="float" office:value="0.577362" calcext:value-type="float">
            <text:p>0.577362</text:p>
          </table:table-cell>
          <table:table-cell table:number-columns-repeated="7"/>
        </table:table-row>
        <table:table-row table:style-name="ro1">
          <table:table-cell office:value-type="float" office:value="0.317963" calcext:value-type="float">
            <text:p>0.317963</text:p>
          </table:table-cell>
          <table:table-cell office:value-type="float" office:value="0.528656" calcext:value-type="float">
            <text:p>0.528656</text:p>
          </table:table-cell>
          <table:table-cell table:number-columns-repeated="7"/>
        </table:table-row>
        <table:table-row table:style-name="ro1">
          <table:table-cell office:value-type="float" office:value="0.396576" calcext:value-type="float">
            <text:p>0.396576</text:p>
          </table:table-cell>
          <table:table-cell office:value-type="float" office:value="0.468445" calcext:value-type="float">
            <text:p>0.468445</text:p>
          </table:table-cell>
          <table:table-cell table:number-columns-repeated="7"/>
        </table:table-row>
        <table:table-row table:style-name="ro1">
          <table:table-cell office:value-type="float" office:value="0.466187" calcext:value-type="float">
            <text:p>0.466187</text:p>
          </table:table-cell>
          <table:table-cell office:value-type="float" office:value="0.398865" calcext:value-type="float">
            <text:p>0.398865</text:p>
          </table:table-cell>
          <table:table-cell table:number-columns-repeated="7"/>
        </table:table-row>
        <table:table-row table:style-name="ro1">
          <table:table-cell office:value-type="float" office:value="0.525116" calcext:value-type="float">
            <text:p>0.525116</text:p>
          </table:table-cell>
          <table:table-cell office:value-type="float" office:value="0.320374" calcext:value-type="float">
            <text:p>0.320374</text:p>
          </table:table-cell>
          <table:table-cell table:number-columns-repeated="7"/>
        </table:table-row>
        <table:table-row table:style-name="ro1">
          <table:table-cell office:value-type="float" office:value="0.573212" calcext:value-type="float">
            <text:p>0.573212</text:p>
          </table:table-cell>
          <table:table-cell office:value-type="float" office:value="0.235535" calcext:value-type="float">
            <text:p>0.235535</text:p>
          </table:table-cell>
          <table:table-cell table:number-columns-repeated="7"/>
        </table:table-row>
        <table:table-row table:style-name="ro1">
          <table:table-cell office:value-type="float" office:value="0.609161" calcext:value-type="float">
            <text:p>0.609161</text:p>
          </table:table-cell>
          <table:table-cell office:value-type="float" office:value="0.143127" calcext:value-type="float">
            <text:p>0.143127</text:p>
          </table:table-cell>
          <table:table-cell table:number-columns-repeated="7"/>
        </table:table-row>
        <table:table-row table:style-name="ro1">
          <table:table-cell office:value-type="float" office:value="0.631592" calcext:value-type="float">
            <text:p>0.631592</text:p>
          </table:table-cell>
          <table:table-cell office:value-type="float" office:value="0.0461121" calcext:value-type="float">
            <text:p>0.0461121</text:p>
          </table:table-cell>
          <table:table-cell table:number-columns-repeated="7"/>
        </table:table-row>
        <table:table-row table:style-name="ro1">
          <table:table-cell office:value-type="float" office:value="0.638702" calcext:value-type="float">
            <text:p>0.638702</text:p>
          </table:table-cell>
          <table:table-cell office:value-type="float" office:value="-0.0516357" calcext:value-type="float">
            <text:p>-0.0516357</text:p>
          </table:table-cell>
          <table:table-cell table:number-columns-repeated="7"/>
        </table:table-row>
        <table:table-row table:style-name="ro1">
          <table:table-cell office:value-type="float" office:value="0.63562" calcext:value-type="float">
            <text:p>0.63562</text:p>
          </table:table-cell>
          <table:table-cell office:value-type="float" office:value="-0.150391" calcext:value-type="float">
            <text:p>-0.150391</text:p>
          </table:table-cell>
          <table:table-cell table:number-columns-repeated="7"/>
        </table:table-row>
        <table:table-row table:style-name="ro1">
          <table:table-cell office:value-type="float" office:value="0.615112" calcext:value-type="float">
            <text:p>0.615112</text:p>
          </table:table-cell>
          <table:table-cell office:value-type="float" office:value="-0.246094" calcext:value-type="float">
            <text:p>-0.246094</text:p>
          </table:table-cell>
          <table:table-cell table:number-columns-repeated="7"/>
        </table:table-row>
        <table:table-row table:style-name="ro1">
          <table:table-cell office:value-type="float" office:value="0.579254" calcext:value-type="float">
            <text:p>0.579254</text:p>
          </table:table-cell>
          <table:table-cell office:value-type="float" office:value="-0.339081" calcext:value-type="float">
            <text:p>-0.339081</text:p>
          </table:table-cell>
          <table:table-cell table:number-columns-repeated="7"/>
        </table:table-row>
        <table:table-row table:style-name="ro1">
          <table:table-cell office:value-type="float" office:value="0.532471" calcext:value-type="float">
            <text:p>0.532471</text:p>
          </table:table-cell>
          <table:table-cell office:value-type="float" office:value="-0.426361" calcext:value-type="float">
            <text:p>-0.426361</text:p>
          </table:table-cell>
          <table:table-cell table:number-columns-repeated="7"/>
        </table:table-row>
        <table:table-row table:style-name="ro1">
          <table:table-cell office:value-type="float" office:value="0.471649" calcext:value-type="float">
            <text:p>0.471649</text:p>
          </table:table-cell>
          <table:table-cell office:value-type="float" office:value="-0.506439" calcext:value-type="float">
            <text:p>-0.506439</text:p>
          </table:table-cell>
          <table:table-cell table:number-columns-repeated="7"/>
        </table:table-row>
        <table:table-row table:style-name="ro1">
          <table:table-cell office:value-type="float" office:value="0.398682" calcext:value-type="float">
            <text:p>0.398682</text:p>
          </table:table-cell>
          <table:table-cell office:value-type="float" office:value="-0.577301" calcext:value-type="float">
            <text:p>-0.577301</text:p>
          </table:table-cell>
          <table:table-cell table:number-columns-repeated="7"/>
        </table:table-row>
        <table:table-row table:style-name="ro1">
          <table:table-cell office:value-type="float" office:value="0.3172" calcext:value-type="float">
            <text:p>0.3172</text:p>
          </table:table-cell>
          <table:table-cell office:value-type="float" office:value="-0.637695" calcext:value-type="float">
            <text:p>-0.637695</text:p>
          </table:table-cell>
          <table:table-cell table:number-columns-repeated="7"/>
        </table:table-row>
        <table:table-row table:style-name="ro1">
          <table:table-cell office:value-type="float" office:value="0.229462" calcext:value-type="float">
            <text:p>0.229462</text:p>
          </table:table-cell>
          <table:table-cell office:value-type="float" office:value="-0.685974" calcext:value-type="float">
            <text:p>-0.685974</text:p>
          </table:table-cell>
          <table:table-cell table:number-columns-repeated="7"/>
        </table:table-row>
        <table:table-row table:style-name="ro1">
          <table:table-cell office:value-type="float" office:value="0.135345" calcext:value-type="float">
            <text:p>0.135345</text:p>
          </table:table-cell>
          <table:table-cell office:value-type="float" office:value="-0.721222" calcext:value-type="float">
            <text:p>-0.721222</text:p>
          </table:table-cell>
          <table:table-cell table:number-columns-repeated="7"/>
        </table:table-row>
        <table:table-row table:style-name="ro1">
          <table:table-cell office:value-type="float" office:value="0.0389709" calcext:value-type="float">
            <text:p>0.0389709</text:p>
          </table:table-cell>
          <table:table-cell office:value-type="float" office:value="-0.743683" calcext:value-type="float">
            <text:p>-0.743683</text:p>
          </table:table-cell>
          <table:table-cell table:number-columns-repeated="7"/>
        </table:table-row>
        <table:table-row table:style-name="ro1">
          <table:table-cell office:value-type="float" office:value="-0.0583191" calcext:value-type="float">
            <text:p>-0.0583191</text:p>
          </table:table-cell>
          <table:table-cell office:value-type="float" office:value="-0.751312" calcext:value-type="float">
            <text:p>-0.751312</text:p>
          </table:table-cell>
          <table:table-cell table:number-columns-repeated="7"/>
        </table:table-row>
        <table:table-row table:style-name="ro1">
          <table:table-cell office:value-type="float" office:value="-0.152161" calcext:value-type="float">
            <text:p>-0.152161</text:p>
          </table:table-cell>
          <table:table-cell office:value-type="float" office:value="-0.744415" calcext:value-type="float">
            <text:p>-0.744415</text:p>
          </table:table-cell>
          <table:table-cell table:number-columns-repeated="7"/>
        </table:table-row>
        <table:table-row table:style-name="ro1">
          <table:table-cell office:value-type="float" office:value="-0.241333" calcext:value-type="float">
            <text:p>-0.241333</text:p>
          </table:table-cell>
          <table:table-cell office:value-type="float" office:value="-0.722839" calcext:value-type="float">
            <text:p>-0.722839</text:p>
          </table:table-cell>
          <table:table-cell table:number-columns-repeated="7"/>
        </table:table-row>
        <table:table-row table:style-name="ro1">
          <table:table-cell office:value-type="float" office:value="-0.324158" calcext:value-type="float">
            <text:p>-0.324158</text:p>
          </table:table-cell>
          <table:table-cell office:value-type="float" office:value="-0.686401" calcext:value-type="float">
            <text:p>-0.686401</text:p>
          </table:table-cell>
          <table:table-cell table:number-columns-repeated="7"/>
        </table:table-row>
        <table:table-row table:style-name="ro1">
          <table:table-cell office:value-type="float" office:value="-0.398804" calcext:value-type="float">
            <text:p>-0.398804</text:p>
          </table:table-cell>
          <table:table-cell office:value-type="float" office:value="-0.638763" calcext:value-type="float">
            <text:p>-0.638763</text:p>
          </table:table-cell>
          <table:table-cell table:number-columns-repeated="7"/>
        </table:table-row>
        <table:table-row table:style-name="ro1">
          <table:table-cell office:value-type="float" office:value="-0.462891" calcext:value-type="float">
            <text:p>-0.462891</text:p>
          </table:table-cell>
          <table:table-cell office:value-type="float" office:value="-0.574799" calcext:value-type="float">
            <text:p>-0.574799</text:p>
          </table:table-cell>
          <table:table-cell table:number-columns-repeated="7"/>
        </table:table-row>
        <table:table-row table:style-name="ro1">
          <table:table-cell office:value-type="float" office:value="-0.517365" calcext:value-type="float">
            <text:p>-0.517365</text:p>
          </table:table-cell>
          <table:table-cell office:value-type="float" office:value="-0.502869" calcext:value-type="float">
            <text:p>-0.502869</text:p>
          </table:table-cell>
          <table:table-cell table:number-columns-repeated="7"/>
        </table:table-row>
        <table:table-row table:style-name="ro1">
          <table:table-cell office:value-type="float" office:value="-0.56131" calcext:value-type="float">
            <text:p>-0.56131</text:p>
          </table:table-cell>
          <table:table-cell office:value-type="float" office:value="-0.423401" calcext:value-type="float">
            <text:p>-0.423401</text:p>
          </table:table-cell>
          <table:table-cell table:number-columns-repeated="7"/>
        </table:table-row>
        <table:table-row table:style-name="ro1">
          <table:table-cell office:value-type="float" office:value="-0.592834" calcext:value-type="float">
            <text:p>-0.592834</text:p>
          </table:table-cell>
          <table:table-cell office:value-type="float" office:value="-0.332977" calcext:value-type="float">
            <text:p>-0.332977</text:p>
          </table:table-cell>
          <table:table-cell table:number-columns-repeated="7"/>
        </table:table-row>
        <table:table-row table:style-name="ro1">
          <table:table-cell office:value-type="float" office:value="-0.613434" calcext:value-type="float">
            <text:p>-0.613434</text:p>
          </table:table-cell>
          <table:table-cell office:value-type="float" office:value="-0.241394" calcext:value-type="float">
            <text:p>-0.241394</text:p>
          </table:table-cell>
          <table:table-cell table:number-columns-repeated="7"/>
        </table:table-row>
        <table:table-row table:style-name="ro1">
          <table:table-cell office:value-type="float" office:value="-0.621857" calcext:value-type="float">
            <text:p>-0.621857</text:p>
          </table:table-cell>
          <table:table-cell office:value-type="float" office:value="-0.146698" calcext:value-type="float">
            <text:p>-0.146698</text:p>
          </table:table-cell>
          <table:table-cell table:number-columns-repeated="7"/>
        </table:table-row>
        <table:table-row table:style-name="ro1">
          <table:table-cell office:value-type="float" office:value="-0.61795" calcext:value-type="float">
            <text:p>-0.61795</text:p>
          </table:table-cell>
          <table:table-cell office:value-type="float" office:value="-0.052002" calcext:value-type="float">
            <text:p>-0.052002</text:p>
          </table:table-cell>
          <table:table-cell table:number-columns-repeated="7"/>
        </table:table-row>
        <table:table-row table:style-name="ro1">
          <table:table-cell office:value-type="float" office:value="-0.603577" calcext:value-type="float">
            <text:p>-0.603577</text:p>
          </table:table-cell>
          <table:table-cell office:value-type="float" office:value="0.0401611" calcext:value-type="float">
            <text:p>0.0401611</text:p>
          </table:table-cell>
          <table:table-cell table:number-columns-repeated="7"/>
        </table:table-row>
        <table:table-row table:style-name="ro1">
          <table:table-cell office:value-type="float" office:value="-0.578461" calcext:value-type="float">
            <text:p>-0.578461</text:p>
          </table:table-cell>
          <table:table-cell office:value-type="float" office:value="0.129333" calcext:value-type="float">
            <text:p>0.129333</text:p>
          </table:table-cell>
          <table:table-cell table:number-columns-repeated="7"/>
        </table:table-row>
        <table:table-row table:style-name="ro1">
          <table:table-cell office:value-type="float" office:value="-0.542511" calcext:value-type="float">
            <text:p>-0.542511</text:p>
          </table:table-cell>
          <table:table-cell office:value-type="float" office:value="0.212616" calcext:value-type="float">
            <text:p>0.212616</text:p>
          </table:table-cell>
          <table:table-cell table:number-columns-repeated="7"/>
        </table:table-row>
        <table:table-row table:style-name="ro1">
          <table:table-cell office:value-type="float" office:value="-0.497162" calcext:value-type="float">
            <text:p>-0.497162</text:p>
          </table:table-cell>
          <table:table-cell office:value-type="float" office:value="0.29007" calcext:value-type="float">
            <text:p>0.29007</text:p>
          </table:table-cell>
          <table:table-cell table:number-columns-repeated="7"/>
        </table:table-row>
        <table:table-row table:style-name="ro1">
          <table:table-cell office:value-type="float" office:value="-0.44101" calcext:value-type="float">
            <text:p>-0.44101</text:p>
          </table:table-cell>
          <table:table-cell office:value-type="float" office:value="0.358337" calcext:value-type="float">
            <text:p>0.358337</text:p>
          </table:table-cell>
          <table:table-cell table:number-columns-repeated="7"/>
        </table:table-row>
        <table:table-row table:style-name="ro1">
          <table:table-cell office:value-type="float" office:value="-0.376312" calcext:value-type="float">
            <text:p>-0.376312</text:p>
          </table:table-cell>
          <table:table-cell office:value-type="float" office:value="0.417938" calcext:value-type="float">
            <text:p>0.417938</text:p>
          </table:table-cell>
          <table:table-cell table:number-columns-repeated="7"/>
        </table:table-row>
        <table:table-row table:style-name="ro1">
          <table:table-cell office:value-type="float" office:value="-0.302887" calcext:value-type="float">
            <text:p>-0.302887</text:p>
          </table:table-cell>
          <table:table-cell office:value-type="float" office:value="0.468628" calcext:value-type="float">
            <text:p>0.468628</text:p>
          </table:table-cell>
          <table:table-cell table:number-columns-repeated="7"/>
        </table:table-row>
        <table:table-row table:style-name="ro1">
          <table:table-cell office:value-type="float" office:value="-0.220978" calcext:value-type="float">
            <text:p>-0.220978</text:p>
          </table:table-cell>
          <table:table-cell office:value-type="float" office:value="0.508606" calcext:value-type="float">
            <text:p>0.508606</text:p>
          </table:table-cell>
          <table:table-cell table:number-columns-repeated="7"/>
        </table:table-row>
        <table:table-row table:style-name="ro1">
          <table:table-cell office:value-type="float" office:value="-0.134674" calcext:value-type="float">
            <text:p>-0.134674</text:p>
          </table:table-cell>
          <table:table-cell office:value-type="float" office:value="0.537415" calcext:value-type="float">
            <text:p>0.537415</text:p>
          </table:table-cell>
          <table:table-cell table:number-columns-repeated="7"/>
        </table:table-row>
        <table:table-row table:style-name="ro1">
          <table:table-cell office:value-type="float" office:value="-0.0431213" calcext:value-type="float">
            <text:p>-0.0431213</text:p>
          </table:table-cell>
          <table:table-cell office:value-type="float" office:value="0.554504" calcext:value-type="float">
            <text:p>0.554504</text:p>
          </table:table-cell>
          <table:table-cell table:number-columns-repeated="7"/>
        </table:table-row>
        <table:table-row table:style-name="ro1">
          <table:table-cell office:value-type="float" office:value="0.0513611" calcext:value-type="float">
            <text:p>0.0513611</text:p>
          </table:table-cell>
          <table:table-cell office:value-type="float" office:value="0.558746" calcext:value-type="float">
            <text:p>0.558746</text:p>
          </table:table-cell>
          <table:table-cell table:number-columns-repeated="7"/>
        </table:table-row>
        <table:table-row table:style-name="ro1">
          <table:table-cell office:value-type="float" office:value="0.146484" calcext:value-type="float">
            <text:p>0.146484</text:p>
          </table:table-cell>
          <table:table-cell office:value-type="float" office:value="0.548828" calcext:value-type="float">
            <text:p>0.548828</text:p>
          </table:table-cell>
          <table:table-cell table:number-columns-repeated="7"/>
        </table:table-row>
        <table:table-row table:style-name="ro1">
          <table:table-cell office:value-type="float" office:value="0.238983" calcext:value-type="float">
            <text:p>0.238983</text:p>
          </table:table-cell>
          <table:table-cell office:value-type="float" office:value="0.527008" calcext:value-type="float">
            <text:p>0.527008</text:p>
          </table:table-cell>
          <table:table-cell table:number-columns-repeated="7"/>
        </table:table-row>
        <table:table-row table:style-name="ro1">
          <table:table-cell office:value-type="float" office:value="0.327789" calcext:value-type="float">
            <text:p>0.327789</text:p>
          </table:table-cell>
          <table:table-cell office:value-type="float" office:value="0.49173" calcext:value-type="float">
            <text:p>0.49173</text:p>
          </table:table-cell>
          <table:table-cell table:number-columns-repeated="7"/>
        </table:table-row>
        <table:table-row table:style-name="ro1">
          <table:table-cell office:value-type="float" office:value="0.412231" calcext:value-type="float">
            <text:p>0.412231</text:p>
          </table:table-cell>
          <table:table-cell office:value-type="float" office:value="0.445953" calcext:value-type="float">
            <text:p>0.445953</text:p>
          </table:table-cell>
          <table:table-cell table:number-columns-repeated="7"/>
        </table:table-row>
        <table:table-row table:style-name="ro1">
          <table:table-cell office:value-type="float" office:value="0.488617" calcext:value-type="float">
            <text:p>0.488617</text:p>
          </table:table-cell>
          <table:table-cell office:value-type="float" office:value="0.389465" calcext:value-type="float">
            <text:p>0.389465</text:p>
          </table:table-cell>
          <table:table-cell table:number-columns-repeated="7"/>
        </table:table-row>
        <table:table-row table:style-name="ro1">
          <table:table-cell office:value-type="float" office:value="0.557068" calcext:value-type="float">
            <text:p>0.557068</text:p>
          </table:table-cell>
          <table:table-cell office:value-type="float" office:value="0.321228" calcext:value-type="float">
            <text:p>0.321228</text:p>
          </table:table-cell>
          <table:table-cell table:number-columns-repeated="7"/>
        </table:table-row>
        <table:table-row table:style-name="ro1">
          <table:table-cell office:value-type="float" office:value="0.613434" calcext:value-type="float">
            <text:p>0.613434</text:p>
          </table:table-cell>
          <table:table-cell office:value-type="float" office:value="0.244995" calcext:value-type="float">
            <text:p>0.244995</text:p>
          </table:table-cell>
          <table:table-cell table:number-columns-repeated="7"/>
        </table:table-row>
        <table:table-row table:style-name="ro1">
          <table:table-cell office:value-type="float" office:value="0.65918" calcext:value-type="float">
            <text:p>0.65918</text:p>
          </table:table-cell>
          <table:table-cell office:value-type="float" office:value="0.160919" calcext:value-type="float">
            <text:p>0.160919</text:p>
          </table:table-cell>
          <table:table-cell table:number-columns-repeated="7"/>
        </table:table-row>
        <table:table-row table:style-name="ro1">
          <table:table-cell office:value-type="float" office:value="0.692261" calcext:value-type="float">
            <text:p>0.692261</text:p>
          </table:table-cell>
          <table:table-cell office:value-type="float" office:value="0.0704651" calcext:value-type="float">
            <text:p>0.0704651</text:p>
          </table:table-cell>
          <table:table-cell table:number-columns-repeated="7"/>
        </table:table-row>
        <table:table-row table:style-name="ro1">
          <table:table-cell office:value-type="float" office:value="0.710754" calcext:value-type="float">
            <text:p>0.710754</text:p>
          </table:table-cell>
          <table:table-cell office:value-type="float" office:value="-0.0248413" calcext:value-type="float">
            <text:p>-0.0248413</text:p>
          </table:table-cell>
          <table:table-cell table:number-columns-repeated="7"/>
        </table:table-row>
        <table:table-row table:style-name="ro1">
          <table:table-cell office:value-type="float" office:value="0.717926" calcext:value-type="float">
            <text:p>0.717926</text:p>
          </table:table-cell>
          <table:table-cell office:value-type="float" office:value="-0.122589" calcext:value-type="float">
            <text:p>-0.122589</text:p>
          </table:table-cell>
          <table:table-cell table:number-columns-repeated="7"/>
        </table:table-row>
        <table:table-row table:style-name="ro1">
          <table:table-cell office:value-type="float" office:value="0.707794" calcext:value-type="float">
            <text:p>0.707794</text:p>
          </table:table-cell>
          <table:table-cell office:value-type="float" office:value="-0.219208" calcext:value-type="float">
            <text:p>-0.219208</text:p>
          </table:table-cell>
          <table:table-cell table:number-columns-repeated="7"/>
        </table:table-row>
        <table:table-row table:style-name="ro1">
          <table:table-cell office:value-type="float" office:value="0.683258" calcext:value-type="float">
            <text:p>0.683258</text:p>
          </table:table-cell>
          <table:table-cell office:value-type="float" office:value="-0.315186" calcext:value-type="float">
            <text:p>-0.315186</text:p>
          </table:table-cell>
          <table:table-cell table:number-columns-repeated="7"/>
        </table:table-row>
        <table:table-row table:style-name="ro1">
          <table:table-cell office:value-type="float" office:value="0.645203" calcext:value-type="float">
            <text:p>0.645203</text:p>
          </table:table-cell>
          <table:table-cell office:value-type="float" office:value="-0.406586" calcext:value-type="float">
            <text:p>-0.406586</text:p>
          </table:table-cell>
          <table:table-cell table:number-columns-repeated="7"/>
        </table:table-row>
        <table:table-row table:style-name="ro1">
          <table:table-cell office:value-type="float" office:value="0.592407" calcext:value-type="float">
            <text:p>0.592407</text:p>
          </table:table-cell>
          <table:table-cell office:value-type="float" office:value="-0.492828" calcext:value-type="float">
            <text:p>-0.492828</text:p>
          </table:table-cell>
          <table:table-cell table:number-columns-repeated="7"/>
        </table:table-row>
        <table:table-row table:style-name="ro1">
          <table:table-cell office:value-type="float" office:value="0.523163" calcext:value-type="float">
            <text:p>0.523163</text:p>
          </table:table-cell>
          <table:table-cell office:value-type="float" office:value="-0.571472" calcext:value-type="float">
            <text:p>-0.571472</text:p>
          </table:table-cell>
          <table:table-cell table:number-columns-repeated="7"/>
        </table:table-row>
        <table:table-row table:style-name="ro1">
          <table:table-cell office:value-type="float" office:value="0.449005" calcext:value-type="float">
            <text:p>0.449005</text:p>
          </table:table-cell>
          <table:table-cell office:value-type="float" office:value="-0.642456" calcext:value-type="float">
            <text:p>-0.642456</text:p>
          </table:table-cell>
          <table:table-cell table:number-columns-repeated="7"/>
        </table:table-row>
        <table:table-row table:style-name="ro1">
          <table:table-cell office:value-type="float" office:value="0.365509" calcext:value-type="float">
            <text:p>0.365509</text:p>
          </table:table-cell>
          <table:table-cell office:value-type="float" office:value="-0.700958" calcext:value-type="float">
            <text:p>-0.700958</text:p>
          </table:table-cell>
          <table:table-cell table:number-columns-repeated="7"/>
        </table:table-row>
        <table:table-row table:style-name="ro1">
          <table:table-cell office:value-type="float" office:value="0.270508" calcext:value-type="float">
            <text:p>0.270508</text:p>
          </table:table-cell>
          <table:table-cell office:value-type="float" office:value="-0.749298" calcext:value-type="float">
            <text:p>-0.749298</text:p>
          </table:table-cell>
          <table:table-cell table:number-columns-repeated="7"/>
        </table:table-row>
        <table:table-row table:style-name="ro1">
          <table:table-cell office:value-type="float" office:value="0.173187" calcext:value-type="float">
            <text:p>0.173187</text:p>
          </table:table-cell>
          <table:table-cell office:value-type="float" office:value="-0.784363" calcext:value-type="float">
            <text:p>-0.784363</text:p>
          </table:table-cell>
          <table:table-cell table:number-columns-repeated="7"/>
        </table:table-row>
        <table:table-row table:style-name="ro1">
          <table:table-cell office:value-type="float" office:value="0.0719604" calcext:value-type="float">
            <text:p>0.0719604</text:p>
          </table:table-cell>
          <table:table-cell office:value-type="float" office:value="-0.803406" calcext:value-type="float">
            <text:p>-0.803406</text:p>
          </table:table-cell>
          <table:table-cell table:number-columns-repeated="7"/>
        </table:table-row>
        <table:table-row table:style-name="ro1">
          <table:table-cell office:value-type="float" office:value="-0.0280762" calcext:value-type="float">
            <text:p>-0.0280762</text:p>
          </table:table-cell>
          <table:table-cell office:value-type="float" office:value="-0.81131" calcext:value-type="float">
            <text:p>-0.81131</text:p>
          </table:table-cell>
          <table:table-cell table:number-columns-repeated="7"/>
        </table:table-row>
        <table:table-row table:style-name="ro1">
          <table:table-cell office:value-type="float" office:value="-0.126434" calcext:value-type="float">
            <text:p>-0.126434</text:p>
          </table:table-cell>
          <table:table-cell office:value-type="float" office:value="-0.80191" calcext:value-type="float">
            <text:p>-0.80191</text:p>
          </table:table-cell>
          <table:table-cell table:number-columns-repeated="7"/>
        </table:table-row>
        <table:table-row table:style-name="ro1">
          <table:table-cell office:value-type="float" office:value="-0.218658" calcext:value-type="float">
            <text:p>-0.218658</text:p>
          </table:table-cell>
          <table:table-cell office:value-type="float" office:value="-0.778473" calcext:value-type="float">
            <text:p>-0.778473</text:p>
          </table:table-cell>
          <table:table-cell table:number-columns-repeated="7"/>
        </table:table-row>
        <table:table-row table:style-name="ro1">
          <table:table-cell office:value-type="float" office:value="-0.303986" calcext:value-type="float">
            <text:p>-0.303986</text:p>
          </table:table-cell>
          <table:table-cell office:value-type="float" office:value="-0.740875" calcext:value-type="float">
            <text:p>-0.740875</text:p>
          </table:table-cell>
          <table:table-cell table:number-columns-repeated="7"/>
        </table:table-row>
        <table:table-row table:style-name="ro1">
          <table:table-cell office:value-type="float" office:value="-0.380676" calcext:value-type="float">
            <text:p>-0.380676</text:p>
          </table:table-cell>
          <table:table-cell office:value-type="float" office:value="-0.689789" calcext:value-type="float">
            <text:p>-0.689789</text:p>
          </table:table-cell>
          <table:table-cell table:number-columns-repeated="7"/>
        </table:table-row>
        <table:table-row table:style-name="ro1">
          <table:table-cell office:value-type="float" office:value="-0.446442" calcext:value-type="float">
            <text:p>-0.446442</text:p>
          </table:table-cell>
          <table:table-cell office:value-type="float" office:value="-0.624359" calcext:value-type="float">
            <text:p>-0.624359</text:p>
          </table:table-cell>
          <table:table-cell table:number-columns-repeated="7"/>
        </table:table-row>
        <table:table-row table:style-name="ro1">
          <table:table-cell office:value-type="float" office:value="-0.502777" calcext:value-type="float">
            <text:p>-0.502777</text:p>
          </table:table-cell>
          <table:table-cell office:value-type="float" office:value="-0.549927" calcext:value-type="float">
            <text:p>-0.549927</text:p>
          </table:table-cell>
          <table:table-cell table:number-columns-repeated="7"/>
        </table:table-row>
        <table:table-row table:style-name="ro1">
          <table:table-cell office:value-type="float" office:value="-0.547577" calcext:value-type="float">
            <text:p>-0.547577</text:p>
          </table:table-cell>
          <table:table-cell office:value-type="float" office:value="-0.46756" calcext:value-type="float">
            <text:p>-0.46756</text:p>
          </table:table-cell>
          <table:table-cell table:number-columns-repeated="7"/>
        </table:table-row>
        <table:table-row table:style-name="ro1">
          <table:table-cell office:value-type="float" office:value="-0.580322" calcext:value-type="float">
            <text:p>-0.580322</text:p>
          </table:table-cell>
          <table:table-cell office:value-type="float" office:value="-0.376465" calcext:value-type="float">
            <text:p>-0.376465</text:p>
          </table:table-cell>
          <table:table-cell table:number-columns-repeated="7"/>
        </table:table-row>
        <table:table-row table:style-name="ro1">
          <table:table-cell office:value-type="float" office:value="-0.601105" calcext:value-type="float">
            <text:p>-0.601105</text:p>
          </table:table-cell>
          <table:table-cell office:value-type="float" office:value="-0.281036" calcext:value-type="float">
            <text:p>-0.281036</text:p>
          </table:table-cell>
          <table:table-cell table:number-columns-repeated="7"/>
        </table:table-row>
        <table:table-row table:style-name="ro1">
          <table:table-cell office:value-type="float" office:value="-0.610138" calcext:value-type="float">
            <text:p>-0.610138</text:p>
          </table:table-cell>
          <table:table-cell office:value-type="float" office:value="-0.183228" calcext:value-type="float">
            <text:p>-0.183228</text:p>
          </table:table-cell>
          <table:table-cell table:number-columns-repeated="7"/>
        </table:table-row>
        <table:table-row table:style-name="ro1">
          <table:table-cell office:value-type="float" office:value="-0.60672" calcext:value-type="float">
            <text:p>-0.60672</text:p>
          </table:table-cell>
          <table:table-cell office:value-type="float" office:value="-0.0864258" calcext:value-type="float">
            <text:p>-0.0864258</text:p>
          </table:table-cell>
          <table:table-cell table:number-columns-repeated="7"/>
        </table:table-row>
        <table:table-row table:style-name="ro1">
          <table:table-cell office:value-type="float" office:value="-0.591583" calcext:value-type="float">
            <text:p>-0.591583</text:p>
          </table:table-cell>
          <table:table-cell office:value-type="float" office:value="0.00912476" calcext:value-type="float">
            <text:p>0.00912476</text:p>
          </table:table-cell>
          <table:table-cell table:number-columns-repeated="7"/>
        </table:table-row>
        <table:table-row table:style-name="ro1">
          <table:table-cell office:value-type="float" office:value="-0.56546" calcext:value-type="float">
            <text:p>-0.56546</text:p>
          </table:table-cell>
          <table:table-cell office:value-type="float" office:value="0.101166" calcext:value-type="float">
            <text:p>0.101166</text:p>
          </table:table-cell>
          <table:table-cell table:number-columns-repeated="7"/>
        </table:table-row>
        <table:table-row table:style-name="ro1">
          <table:table-cell office:value-type="float" office:value="-0.528595" calcext:value-type="float">
            <text:p>-0.528595</text:p>
          </table:table-cell>
          <table:table-cell office:value-type="float" office:value="0.187836" calcext:value-type="float">
            <text:p>0.187836</text:p>
          </table:table-cell>
          <table:table-cell table:number-columns-repeated="7"/>
        </table:table-row>
        <table:table-row table:style-name="ro1">
          <table:table-cell office:value-type="float" office:value="-0.481567" calcext:value-type="float">
            <text:p>-0.481567</text:p>
          </table:table-cell>
          <table:table-cell office:value-type="float" office:value="0.268494" calcext:value-type="float">
            <text:p>0.268494</text:p>
          </table:table-cell>
          <table:table-cell table:number-columns-repeated="7"/>
        </table:table-row>
        <table:table-row table:style-name="ro1">
          <table:table-cell office:value-type="float" office:value="-0.424469" calcext:value-type="float">
            <text:p>-0.424469</text:p>
          </table:table-cell>
          <table:table-cell office:value-type="float" office:value="0.340759" calcext:value-type="float">
            <text:p>0.340759</text:p>
          </table:table-cell>
          <table:table-cell table:number-columns-repeated="7"/>
        </table:table-row>
        <table:table-row table:style-name="ro1">
          <table:table-cell office:value-type="float" office:value="-0.357849" calcext:value-type="float">
            <text:p>-0.357849</text:p>
          </table:table-cell>
          <table:table-cell office:value-type="float" office:value="0.405487" calcext:value-type="float">
            <text:p>0.405487</text:p>
          </table:table-cell>
          <table:table-cell table:number-columns-repeated="7"/>
        </table:table-row>
        <table:table-row table:style-name="ro1">
          <table:table-cell office:value-type="float" office:value="-0.282501" calcext:value-type="float">
            <text:p>-0.282501</text:p>
          </table:table-cell>
          <table:table-cell office:value-type="float" office:value="0.459778" calcext:value-type="float">
            <text:p>0.459778</text:p>
          </table:table-cell>
          <table:table-cell table:number-columns-repeated="7"/>
        </table:table-row>
        <table:table-row table:style-name="ro1">
          <table:table-cell office:value-type="float" office:value="-0.200012" calcext:value-type="float">
            <text:p>-0.200012</text:p>
          </table:table-cell>
          <table:table-cell office:value-type="float" office:value="0.504974" calcext:value-type="float">
            <text:p>0.504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110382" calcext:value-type="float">
            <text:p>-0.110382</text:p>
          </table:table-cell>
          <table:table-cell office:value-type="float" office:value="0.53894" calcext:value-type="float">
            <text:p>0.53894</text:p>
          </table:table-cell>
          <table:table-cell table:number-columns-repeated="7"/>
        </table:table-row>
        <table:table-row table:style-name="ro1">
          <table:table-cell office:value-type="float" office:value="-0.0159607" calcext:value-type="float">
            <text:p>-0.0159607</text:p>
          </table:table-cell>
          <table:table-cell office:value-type="float" office:value="0.560394" calcext:value-type="float">
            <text:p>0.560394</text:p>
          </table:table-cell>
          <table:table-cell table:number-columns-repeated="7"/>
        </table:table-row>
        <table:table-row table:style-name="ro1">
          <table:table-cell office:value-type="float" office:value="0.079834" calcext:value-type="float">
            <text:p>0.079834</text:p>
          </table:table-cell>
          <table:table-cell office:value-type="float" office:value="0.569275" calcext:value-type="float">
            <text:p>0.569275</text:p>
          </table:table-cell>
          <table:table-cell table:number-columns-repeated="7"/>
        </table:table-row>
        <table:table-row table:style-name="ro1">
          <table:table-cell office:value-type="float" office:value="0.177612" calcext:value-type="float">
            <text:p>0.177612</text:p>
          </table:table-cell>
          <table:table-cell office:value-type="float" office:value="0.56543" calcext:value-type="float">
            <text:p>0.56543</text:p>
          </table:table-cell>
          <table:table-cell table:number-columns-repeated="7"/>
        </table:table-row>
        <table:table-row table:style-name="ro1">
          <table:table-cell office:value-type="float" office:value="0.273621" calcext:value-type="float">
            <text:p>0.273621</text:p>
          </table:table-cell>
          <table:table-cell office:value-type="float" office:value="0.549347" calcext:value-type="float">
            <text:p>0.549347</text:p>
          </table:table-cell>
          <table:table-cell table:number-columns-repeated="7"/>
        </table:table-row>
        <table:table-row table:style-name="ro1">
          <table:table-cell office:value-type="float" office:value="0.36554" calcext:value-type="float">
            <text:p>0.36554</text:p>
          </table:table-cell>
          <table:table-cell office:value-type="float" office:value="0.520599" calcext:value-type="float">
            <text:p>0.520599</text:p>
          </table:table-cell>
          <table:table-cell table:number-columns-repeated="7"/>
        </table:table-row>
        <table:table-row table:style-name="ro1">
          <table:table-cell office:value-type="float" office:value="0.452942" calcext:value-type="float">
            <text:p>0.452942</text:p>
          </table:table-cell>
          <table:table-cell office:value-type="float" office:value="0.480133" calcext:value-type="float">
            <text:p>0.480133</text:p>
          </table:table-cell>
          <table:table-cell table:number-columns-repeated="7"/>
        </table:table-row>
        <table:table-row table:style-name="ro1">
          <table:table-cell office:value-type="float" office:value="0.532379" calcext:value-type="float">
            <text:p>0.532379</text:p>
          </table:table-cell>
          <table:table-cell office:value-type="float" office:value="0.428558" calcext:value-type="float">
            <text:p>0.428558</text:p>
          </table:table-cell>
          <table:table-cell table:number-columns-repeated="7"/>
        </table:table-row>
        <table:table-row table:style-name="ro1">
          <table:table-cell office:value-type="float" office:value="0.602142" calcext:value-type="float">
            <text:p>0.602142</text:p>
          </table:table-cell>
          <table:table-cell office:value-type="float" office:value="0.366913" calcext:value-type="float">
            <text:p>0.366913</text:p>
          </table:table-cell>
          <table:table-cell table:number-columns-repeated="7"/>
        </table:table-row>
        <table:table-row table:style-name="ro1">
          <table:table-cell office:value-type="float" office:value="0.661926" calcext:value-type="float">
            <text:p>0.661926</text:p>
          </table:table-cell>
          <table:table-cell office:value-type="float" office:value="0.29541" calcext:value-type="float">
            <text:p>0.29541</text:p>
          </table:table-cell>
          <table:table-cell table:number-columns-repeated="7"/>
        </table:table-row>
        <table:table-row table:style-name="ro1">
          <table:table-cell office:value-type="float" office:value="0.708954" calcext:value-type="float">
            <text:p>0.708954</text:p>
          </table:table-cell>
          <table:table-cell office:value-type="float" office:value="0.215881" calcext:value-type="float">
            <text:p>0.215881</text:p>
          </table:table-cell>
          <table:table-cell table:number-columns-repeated="7"/>
        </table:table-row>
        <table:table-row table:style-name="ro1">
          <table:table-cell office:value-type="float" office:value="0.743103" calcext:value-type="float">
            <text:p>0.743103</text:p>
          </table:table-cell>
          <table:table-cell office:value-type="float" office:value="0.130951" calcext:value-type="float">
            <text:p>0.130951</text:p>
          </table:table-cell>
          <table:table-cell table:number-columns-repeated="7"/>
        </table:table-row>
        <table:table-row table:style-name="ro1">
          <table:table-cell office:value-type="float" office:value="0.763306" calcext:value-type="float">
            <text:p>0.763306</text:p>
          </table:table-cell>
          <table:table-cell office:value-type="float" office:value="0.0420227" calcext:value-type="float">
            <text:p>0.0420227</text:p>
          </table:table-cell>
          <table:table-cell table:number-columns-repeated="7"/>
        </table:table-row>
        <table:table-row table:style-name="ro1">
          <table:table-cell office:value-type="float" office:value="0.769257" calcext:value-type="float">
            <text:p>0.769257</text:p>
          </table:table-cell>
          <table:table-cell office:value-type="float" office:value="-0.0496826" calcext:value-type="float">
            <text:p>-0.0496826</text:p>
          </table:table-cell>
          <table:table-cell table:number-columns-repeated="7"/>
        </table:table-row>
        <table:table-row table:style-name="ro1">
          <table:table-cell office:value-type="float" office:value="0.759857" calcext:value-type="float">
            <text:p>0.759857</text:p>
          </table:table-cell>
          <table:table-cell office:value-type="float" office:value="-0.141388" calcext:value-type="float">
            <text:p>-0.141388</text:p>
          </table:table-cell>
          <table:table-cell table:number-columns-repeated="7"/>
        </table:table-row>
        <table:table-row table:style-name="ro1">
          <table:table-cell office:value-type="float" office:value="0.736115" calcext:value-type="float">
            <text:p>0.736115</text:p>
          </table:table-cell>
          <table:table-cell office:value-type="float" office:value="-0.23111" calcext:value-type="float">
            <text:p>-0.23111</text:p>
          </table:table-cell>
          <table:table-cell table:number-columns-repeated="7"/>
        </table:table-row>
        <table:table-row table:style-name="ro1">
          <table:table-cell office:value-type="float" office:value="0.696747" calcext:value-type="float">
            <text:p>0.696747</text:p>
          </table:table-cell>
          <table:table-cell office:value-type="float" office:value="-0.316345" calcext:value-type="float">
            <text:p>-0.316345</text:p>
          </table:table-cell>
          <table:table-cell table:number-columns-repeated="7"/>
        </table:table-row>
        <table:table-row table:style-name="ro1">
          <table:table-cell office:value-type="float" office:value="0.641968" calcext:value-type="float">
            <text:p>0.641968</text:p>
          </table:table-cell>
          <table:table-cell office:value-type="float" office:value="-0.395782" calcext:value-type="float">
            <text:p>-0.395782</text:p>
          </table:table-cell>
          <table:table-cell table:number-columns-repeated="7"/>
        </table:table-row>
        <table:table-row table:style-name="ro1">
          <table:table-cell office:value-type="float" office:value="0.579437" calcext:value-type="float">
            <text:p>0.579437</text:p>
          </table:table-cell>
          <table:table-cell office:value-type="float" office:value="-0.469025" calcext:value-type="float">
            <text:p>-0.469025</text:p>
          </table:table-cell>
          <table:table-cell table:number-columns-repeated="7"/>
        </table:table-row>
        <table:table-row table:style-name="ro1">
          <table:table-cell office:value-type="float" office:value="0.503876" calcext:value-type="float">
            <text:p>0.503876</text:p>
          </table:table-cell>
          <table:table-cell office:value-type="float" office:value="-0.531189" calcext:value-type="float">
            <text:p>-0.531189</text:p>
          </table:table-cell>
          <table:table-cell table:number-columns-repeated="7"/>
        </table:table-row>
        <table:table-row table:style-name="ro1">
          <table:table-cell office:value-type="float" office:value="0.420593" calcext:value-type="float">
            <text:p>0.420593</text:p>
          </table:table-cell>
          <table:table-cell office:value-type="float" office:value="-0.584015" calcext:value-type="float">
            <text:p>-0.584015</text:p>
          </table:table-cell>
          <table:table-cell table:number-columns-repeated="7"/>
        </table:table-row>
        <table:table-row table:style-name="ro1">
          <table:table-cell office:value-type="float" office:value="0.33252" calcext:value-type="float">
            <text:p>0.33252</text:p>
          </table:table-cell>
          <table:table-cell office:value-type="float" office:value="-0.62619" calcext:value-type="float">
            <text:p>-0.62619</text:p>
          </table:table-cell>
          <table:table-cell table:number-columns-repeated="7"/>
        </table:table-row>
        <table:table-row table:style-name="ro1">
          <table:table-cell office:value-type="float" office:value="0.237885" calcext:value-type="float">
            <text:p>0.237885</text:p>
          </table:table-cell>
          <table:table-cell office:value-type="float" office:value="-0.654327" calcext:value-type="float">
            <text:p>-0.654327</text:p>
          </table:table-cell>
          <table:table-cell table:number-columns-repeated="7"/>
        </table:table-row>
        <table:table-row table:style-name="ro1">
          <table:table-cell office:value-type="float" office:value="0.14325" calcext:value-type="float">
            <text:p>0.14325</text:p>
          </table:table-cell>
          <table:table-cell office:value-type="float" office:value="-0.670868" calcext:value-type="float">
            <text:p>-0.670868</text:p>
          </table:table-cell>
          <table:table-cell table:number-columns-repeated="7"/>
        </table:table-row>
        <table:table-row table:style-name="ro1">
          <table:table-cell office:value-type="float" office:value="0.0500183" calcext:value-type="float">
            <text:p>0.0500183</text:p>
          </table:table-cell>
          <table:table-cell office:value-type="float" office:value="-0.673462" calcext:value-type="float">
            <text:p>-0.673462</text:p>
          </table:table-cell>
          <table:table-cell table:number-columns-repeated="7"/>
        </table:table-row>
        <table:table-row table:style-name="ro1">
          <table:table-cell office:value-type="float" office:value="-0.0398865" calcext:value-type="float">
            <text:p>-0.0398865</text:p>
          </table:table-cell>
          <table:table-cell office:value-type="float" office:value="-0.663116" calcext:value-type="float">
            <text:p>-0.663116</text:p>
          </table:table-cell>
          <table:table-cell table:number-columns-repeated="7"/>
        </table:table-row>
        <table:table-row table:style-name="ro1">
          <table:table-cell office:value-type="float" office:value="-0.12442" calcext:value-type="float">
            <text:p>-0.12442</text:p>
          </table:table-cell>
          <table:table-cell office:value-type="float" office:value="-0.639771" calcext:value-type="float">
            <text:p>-0.639771</text:p>
          </table:table-cell>
          <table:table-cell table:number-columns-repeated="7"/>
        </table:table-row>
        <table:table-row table:style-name="ro1">
          <table:table-cell office:value-type="float" office:value="-0.202454" calcext:value-type="float">
            <text:p>-0.202454</text:p>
          </table:table-cell>
          <table:table-cell office:value-type="float" office:value="-0.605469" calcext:value-type="float">
            <text:p>-0.605469</text:p>
          </table:table-cell>
          <table:table-cell table:number-columns-repeated="7"/>
        </table:table-row>
        <table:table-row table:style-name="ro1">
          <table:table-cell office:value-type="float" office:value="-0.272583" calcext:value-type="float">
            <text:p>-0.272583</text:p>
          </table:table-cell>
          <table:table-cell office:value-type="float" office:value="-0.562775" calcext:value-type="float">
            <text:p>-0.562775</text:p>
          </table:table-cell>
          <table:table-cell table:number-columns-repeated="7"/>
        </table:table-row>
        <table:table-row table:style-name="ro1">
          <table:table-cell office:value-type="float" office:value="-0.332153" calcext:value-type="float">
            <text:p>-0.332153</text:p>
          </table:table-cell>
          <table:table-cell office:value-type="float" office:value="-0.505585" calcext:value-type="float">
            <text:p>-0.505585</text:p>
          </table:table-cell>
          <table:table-cell table:number-columns-repeated="7"/>
        </table:table-row>
        <table:table-row table:style-name="ro1">
          <table:table-cell office:value-type="float" office:value="-0.384216" calcext:value-type="float">
            <text:p>-0.384216</text:p>
          </table:table-cell>
          <table:table-cell office:value-type="float" office:value="-0.443054" calcext:value-type="float">
            <text:p>-0.443054</text:p>
          </table:table-cell>
          <table:table-cell table:number-columns-repeated="7"/>
        </table:table-row>
        <table:table-row table:style-name="ro1">
          <table:table-cell office:value-type="float" office:value="-0.426727" calcext:value-type="float">
            <text:p>-0.426727</text:p>
          </table:table-cell>
          <table:table-cell office:value-type="float" office:value="-0.37677" calcext:value-type="float">
            <text:p>-0.37677</text:p>
          </table:table-cell>
          <table:table-cell table:number-columns-repeated="7"/>
        </table:table-row>
        <table:table-row table:style-name="ro1">
          <table:table-cell office:value-type="float" office:value="-0.457245" calcext:value-type="float">
            <text:p>-0.457245</text:p>
          </table:table-cell>
          <table:table-cell office:value-type="float" office:value="-0.303955" calcext:value-type="float">
            <text:p>-0.303955</text:p>
          </table:table-cell>
          <table:table-cell table:number-columns-repeated="7"/>
        </table:table-row>
        <table:table-row table:style-name="ro1">
          <table:table-cell office:value-type="float" office:value="-0.478577" calcext:value-type="float">
            <text:p>-0.478577</text:p>
          </table:table-cell>
          <table:table-cell office:value-type="float" office:value="-0.22879" calcext:value-type="float">
            <text:p>-0.22879</text:p>
          </table:table-cell>
          <table:table-cell table:number-columns-repeated="7"/>
        </table:table-row>
        <table:table-row table:style-name="ro1">
          <table:table-cell office:value-type="float" office:value="-0.489075" calcext:value-type="float">
            <text:p>-0.489075</text:p>
          </table:table-cell>
          <table:table-cell office:value-type="float" office:value="-0.153625" calcext:value-type="float">
            <text:p>-0.153625</text:p>
          </table:table-cell>
          <table:table-cell table:number-columns-repeated="7"/>
        </table:table-row>
        <table:table-row table:style-name="ro1">
          <table:table-cell office:value-type="float" office:value="-0.490265" calcext:value-type="float">
            <text:p>-0.490265</text:p>
          </table:table-cell>
          <table:table-cell office:value-type="float" office:value="-0.0788879" calcext:value-type="float">
            <text:p>-0.0788879</text:p>
          </table:table-cell>
          <table:table-cell table:number-columns-repeated="7"/>
        </table:table-row>
        <table:table-row table:style-name="ro1">
          <table:table-cell office:value-type="float" office:value="-0.482239" calcext:value-type="float">
            <text:p>-0.482239</text:p>
          </table:table-cell>
          <table:table-cell office:value-type="float" office:value="-0.0065918" calcext:value-type="float">
            <text:p>-0.0065918</text:p>
          </table:table-cell>
          <table:table-cell table:number-columns-repeated="7"/>
        </table:table-row>
        <table:table-row table:style-name="ro1">
          <table:table-cell office:value-type="float" office:value="-0.464478" calcext:value-type="float">
            <text:p>-0.464478</text:p>
          </table:table-cell>
          <table:table-cell office:value-type="float" office:value="0.0614319" calcext:value-type="float">
            <text:p>0.0614319</text:p>
          </table:table-cell>
          <table:table-cell table:number-columns-repeated="7"/>
        </table:table-row>
        <table:table-row table:style-name="ro1">
          <table:table-cell office:value-type="float" office:value="-0.438171" calcext:value-type="float">
            <text:p>-0.438171</text:p>
          </table:table-cell>
          <table:table-cell office:value-type="float" office:value="0.125305" calcext:value-type="float">
            <text:p>0.125305</text:p>
          </table:table-cell>
          <table:table-cell table:number-columns-repeated="7"/>
        </table:table-row>
        <table:table-row table:style-name="ro1">
          <table:table-cell office:value-type="float" office:value="-0.404266" calcext:value-type="float">
            <text:p>-0.404266</text:p>
          </table:table-cell>
          <table:table-cell office:value-type="float" office:value="0.183929" calcext:value-type="float">
            <text:p>0.183929</text:p>
          </table:table-cell>
          <table:table-cell table:number-columns-repeated="7"/>
        </table:table-row>
        <table:table-row table:style-name="ro1">
          <table:table-cell office:value-type="float" office:value="-0.36261" calcext:value-type="float">
            <text:p>-0.36261</text:p>
          </table:table-cell>
          <table:table-cell office:value-type="float" office:value="0.236389" calcext:value-type="float">
            <text:p>0.236389</text:p>
          </table:table-cell>
          <table:table-cell table:number-columns-repeated="7"/>
        </table:table-row>
        <table:table-row table:style-name="ro1">
          <table:table-cell office:value-type="float" office:value="-0.313568" calcext:value-type="float">
            <text:p>-0.313568</text:p>
          </table:table-cell>
          <table:table-cell office:value-type="float" office:value="0.281921" calcext:value-type="float">
            <text:p>0.281921</text:p>
          </table:table-cell>
          <table:table-cell table:number-columns-repeated="7"/>
        </table:table-row>
        <table:table-row table:style-name="ro1">
          <table:table-cell office:value-type="float" office:value="-0.258728" calcext:value-type="float">
            <text:p>-0.258728</text:p>
          </table:table-cell>
          <table:table-cell office:value-type="float" office:value="0.319916" calcext:value-type="float">
            <text:p>0.319916</text:p>
          </table:table-cell>
          <table:table-cell table:number-columns-repeated="7"/>
        </table:table-row>
        <table:table-row table:style-name="ro1">
          <table:table-cell office:value-type="float" office:value="-0.197998" calcext:value-type="float">
            <text:p>-0.197998</text:p>
          </table:table-cell>
          <table:table-cell office:value-type="float" office:value="0.349884" calcext:value-type="float">
            <text:p>0.349884</text:p>
          </table:table-cell>
          <table:table-cell table:number-columns-repeated="7"/>
        </table:table-row>
        <table:table-row table:style-name="ro1">
          <table:table-cell office:value-type="float" office:value="-0.132935" calcext:value-type="float">
            <text:p>-0.132935</text:p>
          </table:table-cell>
          <table:table-cell office:value-type="float" office:value="0.371063" calcext:value-type="float">
            <text:p>0.371063</text:p>
          </table:table-cell>
          <table:table-cell table:number-columns-repeated="7"/>
        </table:table-row>
        <table:table-row table:style-name="ro1">
          <table:table-cell office:value-type="float" office:value="-0.0659485" calcext:value-type="float">
            <text:p>-0.0659485</text:p>
          </table:table-cell>
          <table:table-cell office:value-type="float" office:value="0.38446" calcext:value-type="float">
            <text:p>0.38446</text:p>
          </table:table-cell>
          <table:table-cell table:number-columns-repeated="7"/>
        </table:table-row>
        <table:table-row table:style-name="ro1">
          <table:table-cell office:value-type="float" office:value="0.00375366" calcext:value-type="float">
            <text:p>0.00375366</text:p>
          </table:table-cell>
          <table:table-cell office:value-type="float" office:value="0.388428" calcext:value-type="float">
            <text:p>0.388428</text:p>
          </table:table-cell>
          <table:table-cell table:number-columns-repeated="7"/>
        </table:table-row>
        <table:table-row table:style-name="ro1">
          <table:table-cell office:value-type="float" office:value="0.0730896" calcext:value-type="float">
            <text:p>0.0730896</text:p>
          </table:table-cell>
          <table:table-cell office:value-type="float" office:value="0.383301" calcext:value-type="float">
            <text:p>0.383301</text:p>
          </table:table-cell>
          <table:table-cell table:number-columns-repeated="7"/>
        </table:table-row>
        <table:table-row table:style-name="ro1">
          <table:table-cell office:value-type="float" office:value="0.141327" calcext:value-type="float">
            <text:p>0.141327</text:p>
          </table:table-cell>
          <table:table-cell office:value-type="float" office:value="0.369019" calcext:value-type="float">
            <text:p>0.369019</text:p>
          </table:table-cell>
          <table:table-cell table:number-columns-repeated="7"/>
        </table:table-row>
        <table:table-row table:style-name="ro1">
          <table:table-cell office:value-type="float" office:value="0.208984" calcext:value-type="float">
            <text:p>0.208984</text:p>
          </table:table-cell>
          <table:table-cell office:value-type="float" office:value="0.346497" calcext:value-type="float">
            <text:p>0.346497</text:p>
          </table:table-cell>
          <table:table-cell table:number-columns-repeated="7"/>
        </table:table-row>
        <table:table-row table:style-name="ro1">
          <table:table-cell office:value-type="float" office:value="0.272614" calcext:value-type="float">
            <text:p>0.272614</text:p>
          </table:table-cell>
          <table:table-cell office:value-type="float" office:value="0.315308" calcext:value-type="float">
            <text:p>0.315308</text:p>
          </table:table-cell>
          <table:table-cell table:number-columns-repeated="7"/>
        </table:table-row>
        <table:table-row table:style-name="ro1">
          <table:table-cell office:value-type="float" office:value="0.330658" calcext:value-type="float">
            <text:p>0.330658</text:p>
          </table:table-cell>
          <table:table-cell office:value-type="float" office:value="0.275696" calcext:value-type="float">
            <text:p>0.275696</text:p>
          </table:table-cell>
          <table:table-cell table:number-columns-repeated="7"/>
        </table:table-row>
        <table:table-row table:style-name="ro1">
          <table:table-cell office:value-type="float" office:value="0.383881" calcext:value-type="float">
            <text:p>0.383881</text:p>
          </table:table-cell>
          <table:table-cell office:value-type="float" office:value="0.229034" calcext:value-type="float">
            <text:p>0.229034</text:p>
          </table:table-cell>
          <table:table-cell table:number-columns-repeated="7"/>
        </table:table-row>
        <table:table-row table:style-name="ro1">
          <table:table-cell office:value-type="float" office:value="0.429321" calcext:value-type="float">
            <text:p>0.429321</text:p>
          </table:table-cell>
          <table:table-cell office:value-type="float" office:value="0.176422" calcext:value-type="float">
            <text:p>0.176422</text:p>
          </table:table-cell>
          <table:table-cell table:number-columns-repeated="7"/>
        </table:table-row>
        <table:table-row table:style-name="ro1">
          <table:table-cell office:value-type="float" office:value="0.466705" calcext:value-type="float">
            <text:p>0.466705</text:p>
          </table:table-cell>
          <table:table-cell office:value-type="float" office:value="0.117035" calcext:value-type="float">
            <text:p>0.117035</text:p>
          </table:table-cell>
          <table:table-cell table:number-columns-repeated="7"/>
        </table:table-row>
        <table:table-row table:style-name="ro1">
          <table:table-cell office:value-type="float" office:value="0.496033" calcext:value-type="float">
            <text:p>0.496033</text:p>
          </table:table-cell>
          <table:table-cell office:value-type="float" office:value="0.0533447" calcext:value-type="float">
            <text:p>0.0533447</text:p>
          </table:table-cell>
          <table:table-cell table:number-columns-repeated="7"/>
        </table:table-row>
        <table:table-row table:style-name="ro1">
          <table:table-cell office:value-type="float" office:value="0.515411" calcext:value-type="float">
            <text:p>0.515411</text:p>
          </table:table-cell>
          <table:table-cell office:value-type="float" office:value="-0.0139771" calcext:value-type="float">
            <text:p>-0.0139771</text:p>
          </table:table-cell>
          <table:table-cell table:number-columns-repeated="7"/>
        </table:table-row>
        <table:table-row table:style-name="ro1">
          <table:table-cell office:value-type="float" office:value="0.526276" calcext:value-type="float">
            <text:p>0.526276</text:p>
          </table:table-cell>
          <table:table-cell office:value-type="float" office:value="-0.0841675" calcext:value-type="float">
            <text:p>-0.0841675</text:p>
          </table:table-cell>
          <table:table-cell table:number-columns-repeated="7"/>
        </table:table-row>
        <table:table-row table:style-name="ro1">
          <table:table-cell office:value-type="float" office:value="0.526581" calcext:value-type="float">
            <text:p>0.526581</text:p>
          </table:table-cell>
          <table:table-cell office:value-type="float" office:value="-0.154694" calcext:value-type="float">
            <text:p>-0.154694</text:p>
          </table:table-cell>
          <table:table-cell table:number-columns-repeated="7"/>
        </table:table-row>
        <table:table-row table:style-name="ro1">
          <table:table-cell office:value-type="float" office:value="0.516449" calcext:value-type="float">
            <text:p>0.516449</text:p>
          </table:table-cell>
          <table:table-cell office:value-type="float" office:value="-0.225586" calcext:value-type="float">
            <text:p>-0.225586</text:p>
          </table:table-cell>
          <table:table-cell table:number-columns-repeated="7"/>
        </table:table-row>
        <table:table-row table:style-name="ro1">
          <table:table-cell office:value-type="float" office:value="0.49472" calcext:value-type="float">
            <text:p>0.49472</text:p>
          </table:table-cell>
          <table:table-cell office:value-type="float" office:value="-0.293671" calcext:value-type="float">
            <text:p>-0.293671</text:p>
          </table:table-cell>
          <table:table-cell table:number-columns-repeated="7"/>
        </table:table-row>
        <table:table-row table:style-name="ro1">
          <table:table-cell office:value-type="float" office:value="0.462555" calcext:value-type="float">
            <text:p>0.462555</text:p>
          </table:table-cell>
          <table:table-cell office:value-type="float" office:value="-0.360077" calcext:value-type="float">
            <text:p>-0.360077</text:p>
          </table:table-cell>
          <table:table-cell table:number-columns-repeated="7"/>
        </table:table-row>
        <table:table-row table:style-name="ro1">
          <table:table-cell office:value-type="float" office:value="0.420776" calcext:value-type="float">
            <text:p>0.420776</text:p>
          </table:table-cell>
          <table:table-cell office:value-type="float" office:value="-0.421326" calcext:value-type="float">
            <text:p>-0.421326</text:p>
          </table:table-cell>
          <table:table-cell table:number-columns-repeated="7"/>
        </table:table-row>
        <table:table-row table:style-name="ro1">
          <table:table-cell office:value-type="float" office:value="0.369141" calcext:value-type="float">
            <text:p>0.369141</text:p>
          </table:table-cell>
          <table:table-cell office:value-type="float" office:value="-0.477264" calcext:value-type="float">
            <text:p>-0.477264</text:p>
          </table:table-cell>
          <table:table-cell table:number-columns-repeated="7"/>
        </table:table-row>
        <table:table-row table:style-name="ro1">
          <table:table-cell office:value-type="float" office:value="0.308746" calcext:value-type="float">
            <text:p>0.308746</text:p>
          </table:table-cell>
          <table:table-cell office:value-type="float" office:value="-0.526703" calcext:value-type="float">
            <text:p>-0.526703</text:p>
          </table:table-cell>
          <table:table-cell table:number-columns-repeated="7"/>
        </table:table-row>
        <table:table-row table:style-name="ro1">
          <table:table-cell office:value-type="float" office:value="0.240906" calcext:value-type="float">
            <text:p>0.240906</text:p>
          </table:table-cell>
          <table:table-cell office:value-type="float" office:value="-0.567505" calcext:value-type="float">
            <text:p>-0.567505</text:p>
          </table:table-cell>
          <table:table-cell table:number-columns-repeated="7"/>
        </table:table-row>
        <table:table-row table:style-name="ro1">
          <table:table-cell office:value-type="float" office:value="0.167236" calcext:value-type="float">
            <text:p>0.167236</text:p>
          </table:table-cell>
          <table:table-cell office:value-type="float" office:value="-0.599823" calcext:value-type="float">
            <text:p>-0.599823</text:p>
          </table:table-cell>
          <table:table-cell table:number-columns-repeated="7"/>
        </table:table-row>
        <table:table-row table:style-name="ro1">
          <table:table-cell office:value-type="float" office:value="0.089325" calcext:value-type="float">
            <text:p>0.089325</text:p>
          </table:table-cell>
          <table:table-cell office:value-type="float" office:value="-0.621307" calcext:value-type="float">
            <text:p>-0.621307</text:p>
          </table:table-cell>
          <table:table-cell table:number-columns-repeated="7"/>
        </table:table-row>
        <table:table-row table:style-name="ro1">
          <table:table-cell office:value-type="float" office:value="0.00924683" calcext:value-type="float">
            <text:p>0.00924683</text:p>
          </table:table-cell>
          <table:table-cell office:value-type="float" office:value="-0.632538" calcext:value-type="float">
            <text:p>-0.632538</text:p>
          </table:table-cell>
          <table:table-cell table:number-columns-repeated="7"/>
        </table:table-row>
        <table:table-row table:style-name="ro1">
          <table:table-cell office:value-type="float" office:value="-0.0713196" calcext:value-type="float">
            <text:p>-0.0713196</text:p>
          </table:table-cell>
          <table:table-cell office:value-type="float" office:value="-0.632263" calcext:value-type="float">
            <text:p>-0.632263</text:p>
          </table:table-cell>
          <table:table-cell table:number-columns-repeated="7"/>
        </table:table-row>
        <table:table-row table:style-name="ro1">
          <table:table-cell office:value-type="float" office:value="-0.151245" calcext:value-type="float">
            <text:p>-0.151245</text:p>
          </table:table-cell>
          <table:table-cell office:value-type="float" office:value="-0.619873" calcext:value-type="float">
            <text:p>-0.619873</text:p>
          </table:table-cell>
          <table:table-cell table:number-columns-repeated="7"/>
        </table:table-row>
        <table:table-row table:style-name="ro1">
          <table:table-cell office:value-type="float" office:value="-0.227631" calcext:value-type="float">
            <text:p>-0.227631</text:p>
          </table:table-cell>
          <table:table-cell office:value-type="float" office:value="-0.595825" calcext:value-type="float">
            <text:p>-0.595825</text:p>
          </table:table-cell>
          <table:table-cell table:number-columns-repeated="7"/>
        </table:table-row>
        <table:table-row table:style-name="ro1">
          <table:table-cell office:value-type="float" office:value="-0.299469" calcext:value-type="float">
            <text:p>-0.299469</text:p>
          </table:table-cell>
          <table:table-cell office:value-type="float" office:value="-0.56012" calcext:value-type="float">
            <text:p>-0.56012</text:p>
          </table:table-cell>
          <table:table-cell table:number-columns-repeated="7"/>
        </table:table-row>
        <table:table-row table:style-name="ro1">
          <table:table-cell office:value-type="float" office:value="-0.363922" calcext:value-type="float">
            <text:p>-0.363922</text:p>
          </table:table-cell>
          <table:table-cell office:value-type="float" office:value="-0.512756" calcext:value-type="float">
            <text:p>-0.512756</text:p>
          </table:table-cell>
          <table:table-cell table:number-columns-repeated="7"/>
        </table:table-row>
        <table:table-row table:style-name="ro1">
          <table:table-cell office:value-type="float" office:value="-0.421814" calcext:value-type="float">
            <text:p>-0.421814</text:p>
          </table:table-cell>
          <table:table-cell office:value-type="float" office:value="-0.454041" calcext:value-type="float">
            <text:p>-0.454041</text:p>
          </table:table-cell>
          <table:table-cell table:number-columns-repeated="7"/>
        </table:table-row>
        <table:table-row table:style-name="ro1">
          <table:table-cell office:value-type="float" office:value="-0.471436" calcext:value-type="float">
            <text:p>-0.471436</text:p>
          </table:table-cell>
          <table:table-cell office:value-type="float" office:value="-0.388397" calcext:value-type="float">
            <text:p>-0.388397</text:p>
          </table:table-cell>
          <table:table-cell table:number-columns-repeated="7"/>
        </table:table-row>
        <table:table-row table:style-name="ro1">
          <table:table-cell office:value-type="float" office:value="-0.510376" calcext:value-type="float">
            <text:p>-0.510376</text:p>
          </table:table-cell>
          <table:table-cell office:value-type="float" office:value="-0.313385" calcext:value-type="float">
            <text:p>-0.313385</text:p>
          </table:table-cell>
          <table:table-cell table:number-columns-repeated="7"/>
        </table:table-row>
        <table:table-row table:style-name="ro1">
          <table:table-cell office:value-type="float" office:value="-0.540009" calcext:value-type="float">
            <text:p>-0.540009</text:p>
          </table:table-cell>
          <table:table-cell office:value-type="float" office:value="-0.232819" calcext:value-type="float">
            <text:p>-0.232819</text:p>
          </table:table-cell>
          <table:table-cell table:number-columns-repeated="7"/>
        </table:table-row>
        <table:table-row table:style-name="ro1">
          <table:table-cell office:value-type="float" office:value="-0.559998" calcext:value-type="float">
            <text:p>-0.559998</text:p>
          </table:table-cell>
          <table:table-cell office:value-type="float" office:value="-0.14856" calcext:value-type="float">
            <text:p>-0.14856</text:p>
          </table:table-cell>
          <table:table-cell table:number-columns-repeated="7"/>
        </table:table-row>
        <table:table-row table:style-name="ro1">
          <table:table-cell office:value-type="float" office:value="-0.568604" calcext:value-type="float">
            <text:p>-0.568604</text:p>
          </table:table-cell>
          <table:table-cell office:value-type="float" office:value="-0.0609436" calcext:value-type="float">
            <text:p>-0.0609436</text:p>
          </table:table-cell>
          <table:table-cell table:number-columns-repeated="7"/>
        </table:table-row>
        <table:table-row table:style-name="ro1">
          <table:table-cell office:value-type="float" office:value="-0.566986" calcext:value-type="float">
            <text:p>-0.566986</text:p>
          </table:table-cell>
          <table:table-cell office:value-type="float" office:value="0.0263977" calcext:value-type="float">
            <text:p>0.0263977</text:p>
          </table:table-cell>
          <table:table-cell table:number-columns-repeated="7"/>
        </table:table-row>
        <table:table-row table:style-name="ro1">
          <table:table-cell office:value-type="float" office:value="-0.555573" calcext:value-type="float">
            <text:p>-0.555573</text:p>
          </table:table-cell>
          <table:table-cell office:value-type="float" office:value="0.112091" calcext:value-type="float">
            <text:p>0.112091</text:p>
          </table:table-cell>
          <table:table-cell table:number-columns-repeated="7"/>
        </table:table-row>
        <table:table-row table:style-name="ro1">
          <table:table-cell office:value-type="float" office:value="-0.533722" calcext:value-type="float">
            <text:p>-0.533722</text:p>
          </table:table-cell>
          <table:table-cell office:value-type="float" office:value="0.19516" calcext:value-type="float">
            <text:p>0.19516</text:p>
          </table:table-cell>
          <table:table-cell table:number-columns-repeated="7"/>
        </table:table-row>
        <table:table-row table:style-name="ro1">
          <table:table-cell office:value-type="float" office:value="-0.502258" calcext:value-type="float">
            <text:p>-0.502258</text:p>
          </table:table-cell>
          <table:table-cell office:value-type="float" office:value="0.27301" calcext:value-type="float">
            <text:p>0.27301</text:p>
          </table:table-cell>
          <table:table-cell table:number-columns-repeated="7"/>
        </table:table-row>
        <table:table-row table:style-name="ro1">
          <table:table-cell office:value-type="float" office:value="-0.461365" calcext:value-type="float">
            <text:p>-0.461365</text:p>
          </table:table-cell>
          <table:table-cell office:value-type="float" office:value="0.343719" calcext:value-type="float">
            <text:p>0.343719</text:p>
          </table:table-cell>
          <table:table-cell table:number-columns-repeated="7"/>
        </table:table-row>
        <table:table-row table:style-name="ro1">
          <table:table-cell office:value-type="float" office:value="-0.410858" calcext:value-type="float">
            <text:p>-0.410858</text:p>
          </table:table-cell>
          <table:table-cell office:value-type="float" office:value="0.407898" calcext:value-type="float">
            <text:p>0.407898</text:p>
          </table:table-cell>
          <table:table-cell table:number-columns-repeated="7"/>
        </table:table-row>
        <table:table-row table:style-name="ro1">
          <table:table-cell office:value-type="float" office:value="-0.350769" calcext:value-type="float">
            <text:p>-0.350769</text:p>
          </table:table-cell>
          <table:table-cell office:value-type="float" office:value="0.463928" calcext:value-type="float">
            <text:p>0.463928</text:p>
          </table:table-cell>
          <table:table-cell table:number-columns-repeated="7"/>
        </table:table-row>
        <table:table-row table:style-name="ro1">
          <table:table-cell office:value-type="float" office:value="-0.282776" calcext:value-type="float">
            <text:p>-0.282776</text:p>
          </table:table-cell>
          <table:table-cell office:value-type="float" office:value="0.509888" calcext:value-type="float">
            <text:p>0.509888</text:p>
          </table:table-cell>
          <table:table-cell table:number-columns-repeated="7"/>
        </table:table-row>
        <table:table-row table:style-name="ro1">
          <table:table-cell office:value-type="float" office:value="-0.207703" calcext:value-type="float">
            <text:p>-0.207703</text:p>
          </table:table-cell>
          <table:table-cell office:value-type="float" office:value="0.546234" calcext:value-type="float">
            <text:p>0.546234</text:p>
          </table:table-cell>
          <table:table-cell table:number-columns-repeated="7"/>
        </table:table-row>
        <table:table-row table:style-name="ro1">
          <table:table-cell office:value-type="float" office:value="-0.126129" calcext:value-type="float">
            <text:p>-0.126129</text:p>
          </table:table-cell>
          <table:table-cell office:value-type="float" office:value="0.571472" calcext:value-type="float">
            <text:p>0.571472</text:p>
          </table:table-cell>
          <table:table-cell table:number-columns-repeated="7"/>
        </table:table-row>
        <table:table-row table:style-name="ro1">
          <table:table-cell office:value-type="float" office:value="-0.0405273" calcext:value-type="float">
            <text:p>-0.0405273</text:p>
          </table:table-cell>
          <table:table-cell office:value-type="float" office:value="0.584717" calcext:value-type="float">
            <text:p>0.584717</text:p>
          </table:table-cell>
          <table:table-cell table:number-columns-repeated="7"/>
        </table:table-row>
        <table:table-row table:style-name="ro1">
          <table:table-cell office:value-type="float" office:value="0.0467529" calcext:value-type="float">
            <text:p>0.0467529</text:p>
          </table:table-cell>
          <table:table-cell office:value-type="float" office:value="0.584991" calcext:value-type="float">
            <text:p>0.584991</text:p>
          </table:table-cell>
          <table:table-cell table:number-columns-repeated="7"/>
        </table:table-row>
        <table:table-row table:style-name="ro1">
          <table:table-cell office:value-type="float" office:value="0.134674" calcext:value-type="float">
            <text:p>0.134674</text:p>
          </table:table-cell>
          <table:table-cell office:value-type="float" office:value="0.573273" calcext:value-type="float">
            <text:p>0.573273</text:p>
          </table:table-cell>
          <table:table-cell table:number-columns-repeated="7"/>
        </table:table-row>
        <table:table-row table:style-name="ro1">
          <table:table-cell office:value-type="float" office:value="0.220276" calcext:value-type="float">
            <text:p>0.220276</text:p>
          </table:table-cell>
          <table:table-cell office:value-type="float" office:value="0.549408" calcext:value-type="float">
            <text:p>0.549408</text:p>
          </table:table-cell>
          <table:table-cell table:number-columns-repeated="7"/>
        </table:table-row>
        <table:table-row table:style-name="ro1">
          <table:table-cell office:value-type="float" office:value="0.302826" calcext:value-type="float">
            <text:p>0.302826</text:p>
          </table:table-cell>
          <table:table-cell office:value-type="float" office:value="0.513031" calcext:value-type="float">
            <text:p>0.513031</text:p>
          </table:table-cell>
          <table:table-cell table:number-columns-repeated="7"/>
        </table:table-row>
        <table:table-row table:style-name="ro1">
          <table:table-cell office:value-type="float" office:value="0.378479" calcext:value-type="float">
            <text:p>0.378479</text:p>
          </table:table-cell>
          <table:table-cell office:value-type="float" office:value="0.465546" calcext:value-type="float">
            <text:p>0.465546</text:p>
          </table:table-cell>
          <table:table-cell table:number-columns-repeated="7"/>
        </table:table-row>
        <table:table-row table:style-name="ro1">
          <table:table-cell office:value-type="float" office:value="0.448059" calcext:value-type="float">
            <text:p>0.448059</text:p>
          </table:table-cell>
          <table:table-cell office:value-type="float" office:value="0.407867" calcext:value-type="float">
            <text:p>0.407867</text:p>
          </table:table-cell>
          <table:table-cell table:number-columns-repeated="7"/>
        </table:table-row>
        <table:table-row table:style-name="ro1">
          <table:table-cell office:value-type="float" office:value="0.508301" calcext:value-type="float">
            <text:p>0.508301</text:p>
          </table:table-cell>
          <table:table-cell office:value-type="float" office:value="0.34082" calcext:value-type="float">
            <text:p>0.34082</text:p>
          </table:table-cell>
          <table:table-cell table:number-columns-repeated="7"/>
        </table:table-row>
        <table:table-row table:style-name="ro1">
          <table:table-cell office:value-type="float" office:value="0.556335" calcext:value-type="float">
            <text:p>0.556335</text:p>
          </table:table-cell>
          <table:table-cell office:value-type="float" office:value="0.264587" calcext:value-type="float">
            <text:p>0.264587</text:p>
          </table:table-cell>
          <table:table-cell table:number-columns-repeated="7"/>
        </table:table-row>
        <table:table-row table:style-name="ro1">
          <table:table-cell office:value-type="float" office:value="0.593872" calcext:value-type="float">
            <text:p>0.593872</text:p>
          </table:table-cell>
          <table:table-cell office:value-type="float" office:value="0.182037" calcext:value-type="float">
            <text:p>0.182037</text:p>
          </table:table-cell>
          <table:table-cell table:number-columns-repeated="7"/>
        </table:table-row>
        <table:table-row table:style-name="ro1">
          <table:table-cell office:value-type="float" office:value="0.61792" calcext:value-type="float">
            <text:p>0.61792</text:p>
          </table:table-cell>
          <table:table-cell office:value-type="float" office:value="0.0938416" calcext:value-type="float">
            <text:p>0.0938416</text:p>
          </table:table-cell>
          <table:table-cell table:number-columns-repeated="7"/>
        </table:table-row>
        <table:table-row table:style-name="ro1">
          <table:table-cell office:value-type="float" office:value="0.628876" calcext:value-type="float">
            <text:p>0.628876</text:p>
          </table:table-cell>
          <table:table-cell office:value-type="float" office:value="0.00350952" calcext:value-type="float">
            <text:p>0.00350952</text:p>
          </table:table-cell>
          <table:table-cell table:number-columns-repeated="7"/>
        </table:table-row>
        <table:table-row table:style-name="ro1">
          <table:table-cell office:value-type="float" office:value="0.626251" calcext:value-type="float">
            <text:p>0.626251</text:p>
          </table:table-cell>
          <table:table-cell office:value-type="float" office:value="-0.0891418" calcext:value-type="float">
            <text:p>-0.0891418</text:p>
          </table:table-cell>
          <table:table-cell table:number-columns-repeated="7"/>
        </table:table-row>
        <table:table-row table:style-name="ro1">
          <table:table-cell office:value-type="float" office:value="0.610107" calcext:value-type="float">
            <text:p>0.610107</text:p>
          </table:table-cell>
          <table:table-cell office:value-type="float" office:value="-0.178772" calcext:value-type="float">
            <text:p>-0.178772</text:p>
          </table:table-cell>
          <table:table-cell table:number-columns-repeated="7"/>
        </table:table-row>
        <table:table-row table:style-name="ro1">
          <table:table-cell office:value-type="float" office:value="0.579803" calcext:value-type="float">
            <text:p>0.579803</text:p>
          </table:table-cell>
          <table:table-cell office:value-type="float" office:value="-0.268585" calcext:value-type="float">
            <text:p>-0.268585</text:p>
          </table:table-cell>
          <table:table-cell table:number-columns-repeated="7"/>
        </table:table-row>
        <table:table-row table:style-name="ro1">
          <table:table-cell office:value-type="float" office:value="0.536652" calcext:value-type="float">
            <text:p>0.536652</text:p>
          </table:table-cell>
          <table:table-cell office:value-type="float" office:value="-0.353821" calcext:value-type="float">
            <text:p>-0.353821</text:p>
          </table:table-cell>
          <table:table-cell table:number-columns-repeated="7"/>
        </table:table-row>
        <table:table-row table:style-name="ro1">
          <table:table-cell office:value-type="float" office:value="0.480133" calcext:value-type="float">
            <text:p>0.480133</text:p>
          </table:table-cell>
          <table:table-cell office:value-type="float" office:value="-0.428772" calcext:value-type="float">
            <text:p>-0.428772</text:p>
          </table:table-cell>
          <table:table-cell table:number-columns-repeated="7"/>
        </table:table-row>
        <table:table-row table:style-name="ro1">
          <table:table-cell office:value-type="float" office:value="0.41333" calcext:value-type="float">
            <text:p>0.41333</text:p>
          </table:table-cell>
          <table:table-cell office:value-type="float" office:value="-0.499329" calcext:value-type="float">
            <text:p>-0.499329</text:p>
          </table:table-cell>
          <table:table-cell table:number-columns-repeated="7"/>
        </table:table-row>
        <table:table-row table:style-name="ro1">
          <table:table-cell office:value-type="float" office:value="0.336395" calcext:value-type="float">
            <text:p>0.336395</text:p>
          </table:table-cell>
          <table:table-cell office:value-type="float" office:value="-0.558136" calcext:value-type="float">
            <text:p>-0.558136</text:p>
          </table:table-cell>
          <table:table-cell table:number-columns-repeated="7"/>
        </table:table-row>
        <table:table-row table:style-name="ro1">
          <table:table-cell office:value-type="float" office:value="0.25238" calcext:value-type="float">
            <text:p>0.25238</text:p>
          </table:table-cell>
          <table:table-cell office:value-type="float" office:value="-0.606323" calcext:value-type="float">
            <text:p>-0.606323</text:p>
          </table:table-cell>
          <table:table-cell table:number-columns-repeated="7"/>
        </table:table-row>
        <table:table-row table:style-name="ro1">
          <table:table-cell office:value-type="float" office:value="0.164062" calcext:value-type="float">
            <text:p>0.164062</text:p>
          </table:table-cell>
          <table:table-cell office:value-type="float" office:value="-0.643341" calcext:value-type="float">
            <text:p>-0.643341</text:p>
          </table:table-cell>
          <table:table-cell table:number-columns-repeated="7"/>
        </table:table-row>
        <table:table-row table:style-name="ro1">
          <table:table-cell office:value-type="float" office:value="0.0726318" calcext:value-type="float">
            <text:p>0.0726318</text:p>
          </table:table-cell>
          <table:table-cell office:value-type="float" office:value="-0.667023" calcext:value-type="float">
            <text:p>-0.667023</text:p>
          </table:table-cell>
          <table:table-cell table:number-columns-repeated="7"/>
        </table:table-row>
        <table:table-row table:style-name="ro1">
          <table:table-cell office:value-type="float" office:value="-0.0195312" calcext:value-type="float">
            <text:p>-0.0195312</text:p>
          </table:table-cell>
          <table:table-cell office:value-type="float" office:value="-0.676758" calcext:value-type="float">
            <text:p>-0.676758</text:p>
          </table:table-cell>
          <table:table-cell table:number-columns-repeated="7"/>
        </table:table-row>
        <table:table-row table:style-name="ro1">
          <table:table-cell office:value-type="float" office:value="-0.108734" calcext:value-type="float">
            <text:p>-0.108734</text:p>
          </table:table-cell>
          <table:table-cell office:value-type="float" office:value="-0.675751" calcext:value-type="float">
            <text:p>-0.675751</text:p>
          </table:table-cell>
          <table:table-cell table:number-columns-repeated="7"/>
        </table:table-row>
        <table:table-row table:style-name="ro1">
          <table:table-cell office:value-type="float" office:value="-0.195221" calcext:value-type="float">
            <text:p>-0.195221</text:p>
          </table:table-cell>
          <table:table-cell office:value-type="float" office:value="-0.661407" calcext:value-type="float">
            <text:p>-0.661407</text:p>
          </table:table-cell>
          <table:table-cell table:number-columns-repeated="7"/>
        </table:table-row>
        <table:table-row table:style-name="ro1">
          <table:table-cell office:value-type="float" office:value="-0.275543" calcext:value-type="float">
            <text:p>-0.275543</text:p>
          </table:table-cell>
          <table:table-cell office:value-type="float" office:value="-0.63382" calcext:value-type="float">
            <text:p>-0.63382</text:p>
          </table:table-cell>
          <table:table-cell table:number-columns-repeated="7"/>
        </table:table-row>
        <table:table-row table:style-name="ro1">
          <table:table-cell office:value-type="float" office:value="-0.348633" calcext:value-type="float">
            <text:p>-0.348633</text:p>
          </table:table-cell>
          <table:table-cell office:value-type="float" office:value="-0.593658" calcext:value-type="float">
            <text:p>-0.593658</text:p>
          </table:table-cell>
          <table:table-cell table:number-columns-repeated="7"/>
        </table:table-row>
        <table:table-row table:style-name="ro1">
          <table:table-cell office:value-type="float" office:value="-0.413025" calcext:value-type="float">
            <text:p>-0.413025</text:p>
          </table:table-cell>
          <table:table-cell office:value-type="float" office:value="-0.541962" calcext:value-type="float">
            <text:p>-0.541962</text:p>
          </table:table-cell>
          <table:table-cell table:number-columns-repeated="7"/>
        </table:table-row>
        <table:table-row table:style-name="ro1">
          <table:table-cell office:value-type="float" office:value="-0.468262" calcext:value-type="float">
            <text:p>-0.468262</text:p>
          </table:table-cell>
          <table:table-cell office:value-type="float" office:value="-0.484528" calcext:value-type="float">
            <text:p>-0.484528</text:p>
          </table:table-cell>
          <table:table-cell table:number-columns-repeated="7"/>
        </table:table-row>
        <table:table-row table:style-name="ro1">
          <table:table-cell office:value-type="float" office:value="-0.514893" calcext:value-type="float">
            <text:p>-0.514893</text:p>
          </table:table-cell>
          <table:table-cell office:value-type="float" office:value="-0.417328" calcext:value-type="float">
            <text:p>-0.417328</text:p>
          </table:table-cell>
          <table:table-cell table:number-columns-repeated="7"/>
        </table:table-row>
        <table:table-row table:style-name="ro1">
          <table:table-cell office:value-type="float" office:value="-0.551331" calcext:value-type="float">
            <text:p>-0.551331</text:p>
          </table:table-cell>
          <table:table-cell office:value-type="float" office:value="-0.344421" calcext:value-type="float">
            <text:p>-0.344421</text:p>
          </table:table-cell>
          <table:table-cell table:number-columns-repeated="7"/>
        </table:table-row>
        <table:table-row table:style-name="ro1">
          <table:table-cell office:value-type="float" office:value="-0.578217" calcext:value-type="float">
            <text:p>-0.578217</text:p>
          </table:table-cell>
          <table:table-cell office:value-type="float" office:value="-0.266571" calcext:value-type="float">
            <text:p>-0.266571</text:p>
          </table:table-cell>
          <table:table-cell table:number-columns-repeated="7"/>
        </table:table-row>
        <table:table-row table:style-name="ro1">
          <table:table-cell office:value-type="float" office:value="-0.595673" calcext:value-type="float">
            <text:p>-0.595673</text:p>
          </table:table-cell>
          <table:table-cell office:value-type="float" office:value="-0.175018" calcext:value-type="float">
            <text:p>-0.175018</text:p>
          </table:table-cell>
          <table:table-cell table:number-columns-repeated="7"/>
        </table:table-row>
        <table:table-row table:style-name="ro1">
          <table:table-cell office:value-type="float" office:value="-0.600983" calcext:value-type="float">
            <text:p>-0.600983</text:p>
          </table:table-cell>
          <table:table-cell office:value-type="float" office:value="-0.108002" calcext:value-type="float">
            <text:p>-0.108002</text:p>
          </table:table-cell>
          <table:table-cell table:number-columns-repeated="7"/>
        </table:table-row>
        <table:table-row table:style-name="ro1">
          <table:table-cell office:value-type="float" office:value="-0.59906" calcext:value-type="float">
            <text:p>-0.59906</text:p>
          </table:table-cell>
          <table:table-cell office:value-type="float" office:value="-0.03125" calcext:value-type="float">
            <text:p>-0.03125</text:p>
          </table:table-cell>
          <table:table-cell table:number-columns-repeated="7"/>
        </table:table-row>
        <table:table-row table:style-name="ro1">
          <table:table-cell office:value-type="float" office:value="-0.586273" calcext:value-type="float">
            <text:p>-0.586273</text:p>
          </table:table-cell>
          <table:table-cell office:value-type="float" office:value="0.051178" calcext:value-type="float">
            <text:p>0.051178</text:p>
          </table:table-cell>
          <table:table-cell table:number-columns-repeated="7"/>
        </table:table-row>
        <table:table-row table:style-name="ro1">
          <table:table-cell office:value-type="float" office:value="-0.565125" calcext:value-type="float">
            <text:p>-0.565125</text:p>
          </table:table-cell>
          <table:table-cell office:value-type="float" office:value="0.120117" calcext:value-type="float">
            <text:p>0.120117</text:p>
          </table:table-cell>
          <table:table-cell table:number-columns-repeated="7"/>
        </table:table-row>
        <table:table-row table:style-name="ro1">
          <table:table-cell office:value-type="float" office:value="-0.537567" calcext:value-type="float">
            <text:p>-0.537567</text:p>
          </table:table-cell>
          <table:table-cell office:value-type="float" office:value="0.19223" calcext:value-type="float">
            <text:p>0.1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49939" calcext:value-type="float">
            <text:p>-0.49939</text:p>
          </table:table-cell>
          <table:table-cell office:value-type="float" office:value="0.254608" calcext:value-type="float">
            <text:p>0.254608</text:p>
          </table:table-cell>
          <table:table-cell table:number-columns-repeated="7"/>
        </table:table-row>
        <table:table-row table:style-name="ro1">
          <table:table-cell office:value-type="float" office:value="-0.455994" calcext:value-type="float">
            <text:p>-0.455994</text:p>
          </table:table-cell>
          <table:table-cell office:value-type="float" office:value="0.312592" calcext:value-type="float">
            <text:p>0.312592</text:p>
          </table:table-cell>
          <table:table-cell table:number-columns-repeated="7"/>
        </table:table-row>
        <table:table-row table:style-name="ro1">
          <table:table-cell office:value-type="float" office:value="-0.404602" calcext:value-type="float">
            <text:p>-0.404602</text:p>
          </table:table-cell>
          <table:table-cell office:value-type="float" office:value="0.363403" calcext:value-type="float">
            <text:p>0.363403</text:p>
          </table:table-cell>
          <table:table-cell table:number-columns-repeated="7"/>
        </table:table-row>
        <table:table-row table:style-name="ro1">
          <table:table-cell office:value-type="float" office:value="-0.347168" calcext:value-type="float">
            <text:p>-0.347168</text:p>
          </table:table-cell>
          <table:table-cell office:value-type="float" office:value="0.406464" calcext:value-type="float">
            <text:p>0.406464</text:p>
          </table:table-cell>
          <table:table-cell table:number-columns-repeated="7"/>
        </table:table-row>
        <table:table-row table:style-name="ro1">
          <table:table-cell office:value-type="float" office:value="-0.284271" calcext:value-type="float">
            <text:p>-0.284271</text:p>
          </table:table-cell>
          <table:table-cell office:value-type="float" office:value="0.439819" calcext:value-type="float">
            <text:p>0.439819</text:p>
          </table:table-cell>
          <table:table-cell table:number-columns-repeated="7"/>
        </table:table-row>
        <table:table-row table:style-name="ro1">
          <table:table-cell office:value-type="float" office:value="-0.218262" calcext:value-type="float">
            <text:p>-0.218262</text:p>
          </table:table-cell>
          <table:table-cell office:value-type="float" office:value="0.464539" calcext:value-type="float">
            <text:p>0.464539</text:p>
          </table:table-cell>
          <table:table-cell table:number-columns-repeated="7"/>
        </table:table-row>
        <table:table-row table:style-name="ro1">
          <table:table-cell office:value-type="float" office:value="-0.148834" calcext:value-type="float">
            <text:p>-0.148834</text:p>
          </table:table-cell>
          <table:table-cell office:value-type="float" office:value="0.481171" calcext:value-type="float">
            <text:p>0.481171</text:p>
          </table:table-cell>
          <table:table-cell table:number-columns-repeated="7"/>
        </table:table-row>
        <table:table-row table:style-name="ro1">
          <table:table-cell office:value-type="float" office:value="-0.0783997" calcext:value-type="float">
            <text:p>-0.0783997</text:p>
          </table:table-cell>
          <table:table-cell office:value-type="float" office:value="0.487854" calcext:value-type="float">
            <text:p>0.487854</text:p>
          </table:table-cell>
          <table:table-cell table:number-columns-repeated="7"/>
        </table:table-row>
        <table:table-row table:style-name="ro1">
          <table:table-cell office:value-type="float" office:value="-0.00860596" calcext:value-type="float">
            <text:p>-0.00860596</text:p>
          </table:table-cell>
          <table:table-cell office:value-type="float" office:value="0.485779" calcext:value-type="float">
            <text:p>0.485779</text:p>
          </table:table-cell>
          <table:table-cell table:number-columns-repeated="7"/>
        </table:table-row>
        <table:table-row table:style-name="ro1">
          <table:table-cell office:value-type="float" office:value="0.0613403" calcext:value-type="float">
            <text:p>0.0613403</text:p>
          </table:table-cell>
          <table:table-cell office:value-type="float" office:value="0.474304" calcext:value-type="float">
            <text:p>0.474304</text:p>
          </table:table-cell>
          <table:table-cell table:number-columns-repeated="7"/>
        </table:table-row>
        <table:table-row table:style-name="ro1">
          <table:table-cell office:value-type="float" office:value="0.126434" calcext:value-type="float">
            <text:p>0.126434</text:p>
          </table:table-cell>
          <table:table-cell office:value-type="float" office:value="0.453674" calcext:value-type="float">
            <text:p>0.453674</text:p>
          </table:table-cell>
          <table:table-cell table:number-columns-repeated="7"/>
        </table:table-row>
        <table:table-row table:style-name="ro1">
          <table:table-cell office:value-type="float" office:value="0.188599" calcext:value-type="float">
            <text:p>0.188599</text:p>
          </table:table-cell>
          <table:table-cell office:value-type="float" office:value="0.423798" calcext:value-type="float">
            <text:p>0.423798</text:p>
          </table:table-cell>
          <table:table-cell table:number-columns-repeated="7"/>
        </table:table-row>
        <table:table-row table:style-name="ro1">
          <table:table-cell office:value-type="float" office:value="0.246185" calcext:value-type="float">
            <text:p>0.246185</text:p>
          </table:table-cell>
          <table:table-cell office:value-type="float" office:value="0.38559" calcext:value-type="float">
            <text:p>0.38559</text:p>
          </table:table-cell>
          <table:table-cell table:number-columns-repeated="7"/>
        </table:table-row>
        <table:table-row table:style-name="ro1">
          <table:table-cell office:value-type="float" office:value="0.296295" calcext:value-type="float">
            <text:p>0.296295</text:p>
          </table:table-cell>
          <table:table-cell office:value-type="float" office:value="0.339691" calcext:value-type="float">
            <text:p>0.339691</text:p>
          </table:table-cell>
          <table:table-cell table:number-columns-repeated="7"/>
        </table:table-row>
        <table:table-row table:style-name="ro1">
          <table:table-cell office:value-type="float" office:value="0.338867" calcext:value-type="float">
            <text:p>0.338867</text:p>
          </table:table-cell>
          <table:table-cell office:value-type="float" office:value="0.287262" calcext:value-type="float">
            <text:p>0.287262</text:p>
          </table:table-cell>
          <table:table-cell table:number-columns-repeated="7"/>
        </table:table-row>
        <table:table-row table:style-name="ro1">
          <table:table-cell office:value-type="float" office:value="0.373352" calcext:value-type="float">
            <text:p>0.373352</text:p>
          </table:table-cell>
          <table:table-cell office:value-type="float" office:value="0.228821" calcext:value-type="float">
            <text:p>0.228821</text:p>
          </table:table-cell>
          <table:table-cell table:number-columns-repeated="7"/>
        </table:table-row>
        <table:table-row table:style-name="ro1">
          <table:table-cell office:value-type="float" office:value="0.398254" calcext:value-type="float">
            <text:p>0.398254</text:p>
          </table:table-cell>
          <table:table-cell office:value-type="float" office:value="0.165436" calcext:value-type="float">
            <text:p>0.165436</text:p>
          </table:table-cell>
          <table:table-cell table:number-columns-repeated="7"/>
        </table:table-row>
        <table:table-row table:style-name="ro1">
          <table:table-cell office:value-type="float" office:value="0.412628" calcext:value-type="float">
            <text:p>0.412628</text:p>
          </table:table-cell>
          <table:table-cell office:value-type="float" office:value="0.0985107" calcext:value-type="float">
            <text:p>0.0985107</text:p>
          </table:table-cell>
          <table:table-cell table:number-columns-repeated="7"/>
        </table:table-row>
        <table:table-row table:style-name="ro1">
          <table:table-cell office:value-type="float" office:value="0.417297" calcext:value-type="float">
            <text:p>0.417297</text:p>
          </table:table-cell>
          <table:table-cell office:value-type="float" office:value="0.0293274" calcext:value-type="float">
            <text:p>0.0293274</text:p>
          </table:table-cell>
          <table:table-cell table:number-columns-repeated="7"/>
        </table:table-row>
        <table:table-row table:style-name="ro1">
          <table:table-cell office:value-type="float" office:value="0.411072" calcext:value-type="float">
            <text:p>0.411072</text:p>
          </table:table-cell>
          <table:table-cell office:value-type="float" office:value="-0.0401611" calcext:value-type="float">
            <text:p>-0.0401611</text:p>
          </table:table-cell>
          <table:table-cell table:number-columns-repeated="7"/>
        </table:table-row>
        <table:table-row table:style-name="ro1">
          <table:table-cell office:value-type="float" office:value="0.394257" calcext:value-type="float">
            <text:p>0.394257</text:p>
          </table:table-cell>
          <table:table-cell office:value-type="float" office:value="-0.109283" calcext:value-type="float">
            <text:p>-0.109283</text:p>
          </table:table-cell>
          <table:table-cell table:number-columns-repeated="7"/>
        </table:table-row>
        <table:table-row table:style-name="ro1">
          <table:table-cell office:value-type="float" office:value="0.366486" calcext:value-type="float">
            <text:p>0.366486</text:p>
          </table:table-cell>
          <table:table-cell office:value-type="float" office:value="-0.175201" calcext:value-type="float">
            <text:p>-0.175201</text:p>
          </table:table-cell>
          <table:table-cell table:number-columns-repeated="7"/>
        </table:table-row>
        <table:table-row table:style-name="ro1">
          <table:table-cell office:value-type="float" office:value="0.328705" calcext:value-type="float">
            <text:p>0.328705</text:p>
          </table:table-cell>
          <table:table-cell office:value-type="float" office:value="-0.237732" calcext:value-type="float">
            <text:p>-0.237732</text:p>
          </table:table-cell>
          <table:table-cell table:number-columns-repeated="7"/>
        </table:table-row>
        <table:table-row table:style-name="ro1">
          <table:table-cell office:value-type="float" office:value="0.282013" calcext:value-type="float">
            <text:p>0.282013</text:p>
          </table:table-cell>
          <table:table-cell office:value-type="float" office:value="-0.296356" calcext:value-type="float">
            <text:p>-0.296356</text:p>
          </table:table-cell>
          <table:table-cell table:number-columns-repeated="7"/>
        </table:table-row>
        <table:table-row table:style-name="ro1">
          <table:table-cell office:value-type="float" office:value="0.225983" calcext:value-type="float">
            <text:p>0.225983</text:p>
          </table:table-cell>
          <table:table-cell office:value-type="float" office:value="-0.348236" calcext:value-type="float">
            <text:p>-0.348236</text:p>
          </table:table-cell>
          <table:table-cell table:number-columns-repeated="7"/>
        </table:table-row>
        <table:table-row table:style-name="ro1">
          <table:table-cell office:value-type="float" office:value="0.164032" calcext:value-type="float">
            <text:p>0.164032</text:p>
          </table:table-cell>
          <table:table-cell office:value-type="float" office:value="-0.392395" calcext:value-type="float">
            <text:p>-0.392395</text:p>
          </table:table-cell>
          <table:table-cell table:number-columns-repeated="7"/>
        </table:table-row>
        <table:table-row table:style-name="ro1">
          <table:table-cell office:value-type="float" office:value="0.0966492" calcext:value-type="float">
            <text:p>0.0966492</text:p>
          </table:table-cell>
          <table:table-cell office:value-type="float" office:value="-0.428192" calcext:value-type="float">
            <text:p>-0.428192</text:p>
          </table:table-cell>
          <table:table-cell table:number-columns-repeated="7"/>
        </table:table-row>
        <table:table-row table:style-name="ro1">
          <table:table-cell office:value-type="float" office:value="0.0232239" calcext:value-type="float">
            <text:p>0.0232239</text:p>
          </table:table-cell>
          <table:table-cell office:value-type="float" office:value="-0.456055" calcext:value-type="float">
            <text:p>-0.456055</text:p>
          </table:table-cell>
          <table:table-cell table:number-columns-repeated="7"/>
        </table:table-row>
        <table:table-row table:style-name="ro1">
          <table:table-cell office:value-type="float" office:value="-0.0511169" calcext:value-type="float">
            <text:p>-0.0511169</text:p>
          </table:table-cell>
          <table:table-cell office:value-type="float" office:value="-0.473785" calcext:value-type="float">
            <text:p>-0.473785</text:p>
          </table:table-cell>
          <table:table-cell table:number-columns-repeated="7"/>
        </table:table-row>
        <table:table-row table:style-name="ro1">
          <table:table-cell office:value-type="float" office:value="-0.125916" calcext:value-type="float">
            <text:p>-0.125916</text:p>
          </table:table-cell>
          <table:table-cell office:value-type="float" office:value="-0.481293" calcext:value-type="float">
            <text:p>-0.481293</text:p>
          </table:table-cell>
          <table:table-cell table:number-columns-repeated="7"/>
        </table:table-row>
        <table:table-row table:style-name="ro1">
          <table:table-cell office:value-type="float" office:value="-0.200409" calcext:value-type="float">
            <text:p>-0.200409</text:p>
          </table:table-cell>
          <table:table-cell office:value-type="float" office:value="-0.479004" calcext:value-type="float">
            <text:p>-0.479004</text:p>
          </table:table-cell>
          <table:table-cell table:number-columns-repeated="7"/>
        </table:table-row>
        <table:table-row table:style-name="ro1">
          <table:table-cell office:value-type="float" office:value="-0.272614" calcext:value-type="float">
            <text:p>-0.272614</text:p>
          </table:table-cell>
          <table:table-cell office:value-type="float" office:value="-0.464966" calcext:value-type="float">
            <text:p>-0.464966</text:p>
          </table:table-cell>
          <table:table-cell table:number-columns-repeated="7"/>
        </table:table-row>
        <table:table-row table:style-name="ro1">
          <table:table-cell office:value-type="float" office:value="-0.34021" calcext:value-type="float">
            <text:p>-0.34021</text:p>
          </table:table-cell>
          <table:table-cell office:value-type="float" office:value="-0.442322" calcext:value-type="float">
            <text:p>-0.442322</text:p>
          </table:table-cell>
          <table:table-cell table:number-columns-repeated="7"/>
        </table:table-row>
        <table:table-row table:style-name="ro1">
          <table:table-cell office:value-type="float" office:value="-0.402649" calcext:value-type="float">
            <text:p>-0.402649</text:p>
          </table:table-cell>
          <table:table-cell office:value-type="float" office:value="-0.409515" calcext:value-type="float">
            <text:p>-0.409515</text:p>
          </table:table-cell>
          <table:table-cell table:number-columns-repeated="7"/>
        </table:table-row>
        <table:table-row table:style-name="ro1">
          <table:table-cell office:value-type="float" office:value="-0.458344" calcext:value-type="float">
            <text:p>-0.458344</text:p>
          </table:table-cell>
          <table:table-cell office:value-type="float" office:value="-0.366852" calcext:value-type="float">
            <text:p>-0.366852</text:p>
          </table:table-cell>
          <table:table-cell table:number-columns-repeated="7"/>
        </table:table-row>
        <table:table-row table:style-name="ro1">
          <table:table-cell office:value-type="float" office:value="-0.50708" calcext:value-type="float">
            <text:p>-0.50708</text:p>
          </table:table-cell>
          <table:table-cell office:value-type="float" office:value="-0.317352" calcext:value-type="float">
            <text:p>-0.317352</text:p>
          </table:table-cell>
          <table:table-cell table:number-columns-repeated="7"/>
        </table:table-row>
        <table:table-row table:style-name="ro1">
          <table:table-cell office:value-type="float" office:value="-0.548248" calcext:value-type="float">
            <text:p>-0.548248</text:p>
          </table:table-cell>
          <table:table-cell office:value-type="float" office:value="-0.260986" calcext:value-type="float">
            <text:p>-0.260986</text:p>
          </table:table-cell>
          <table:table-cell table:number-columns-repeated="7"/>
        </table:table-row>
        <table:table-row table:style-name="ro1">
          <table:table-cell office:value-type="float" office:value="-0.580994" calcext:value-type="float">
            <text:p>-0.580994</text:p>
          </table:table-cell>
          <table:table-cell office:value-type="float" office:value="-0.198425" calcext:value-type="float">
            <text:p>-0.198425</text:p>
          </table:table-cell>
          <table:table-cell table:number-columns-repeated="7"/>
        </table:table-row>
        <table:table-row table:style-name="ro1">
          <table:table-cell office:value-type="float" office:value="-0.60556" calcext:value-type="float">
            <text:p>-0.60556</text:p>
          </table:table-cell>
          <table:table-cell office:value-type="float" office:value="-0.13205" calcext:value-type="float">
            <text:p>-0.13205</text:p>
          </table:table-cell>
          <table:table-cell table:number-columns-repeated="7"/>
        </table:table-row>
        <table:table-row table:style-name="ro1">
          <table:table-cell office:value-type="float" office:value="-0.620819" calcext:value-type="float">
            <text:p>-0.620819</text:p>
          </table:table-cell>
          <table:table-cell office:value-type="float" office:value="-0.065033" calcext:value-type="float">
            <text:p>-0.065033</text:p>
          </table:table-cell>
          <table:table-cell table:number-columns-repeated="7"/>
        </table:table-row>
        <table:table-row table:style-name="ro1">
          <table:table-cell office:value-type="float" office:value="-0.627441" calcext:value-type="float">
            <text:p>-0.627441</text:p>
          </table:table-cell>
          <table:table-cell office:value-type="float" office:value="0.0039978" calcext:value-type="float">
            <text:p>0.0039978</text:p>
          </table:table-cell>
          <table:table-cell table:number-columns-repeated="7"/>
        </table:table-row>
        <table:table-row table:style-name="ro1">
          <table:table-cell office:value-type="float" office:value="-0.624725" calcext:value-type="float">
            <text:p>-0.624725</text:p>
          </table:table-cell>
          <table:table-cell office:value-type="float" office:value="0.0720825" calcext:value-type="float">
            <text:p>0.0720825</text:p>
          </table:table-cell>
          <table:table-cell table:number-columns-repeated="7"/>
        </table:table-row>
        <table:table-row table:style-name="ro1">
          <table:table-cell office:value-type="float" office:value="-0.613861" calcext:value-type="float">
            <text:p>-0.613861</text:p>
          </table:table-cell>
          <table:table-cell office:value-type="float" office:value="0.138367" calcext:value-type="float">
            <text:p>0.138367</text:p>
          </table:table-cell>
          <table:table-cell table:number-columns-repeated="7"/>
        </table:table-row>
        <table:table-row table:style-name="ro1">
          <table:table-cell office:value-type="float" office:value="-0.594696" calcext:value-type="float">
            <text:p>-0.594696</text:p>
          </table:table-cell>
          <table:table-cell office:value-type="float" office:value="0.201935" calcext:value-type="float">
            <text:p>0.201935</text:p>
          </table:table-cell>
          <table:table-cell table:number-columns-repeated="7"/>
        </table:table-row>
        <table:table-row table:style-name="ro1">
          <table:table-cell office:value-type="float" office:value="-0.566742" calcext:value-type="float">
            <text:p>-0.566742</text:p>
          </table:table-cell>
          <table:table-cell office:value-type="float" office:value="0.260315" calcext:value-type="float">
            <text:p>0.260315</text:p>
          </table:table-cell>
          <table:table-cell table:number-columns-repeated="7"/>
        </table:table-row>
        <table:table-row table:style-name="ro1">
          <table:table-cell office:value-type="float" office:value="-0.531067" calcext:value-type="float">
            <text:p>-0.531067</text:p>
          </table:table-cell>
          <table:table-cell office:value-type="float" office:value="0.314514" calcext:value-type="float">
            <text:p>0.314514</text:p>
          </table:table-cell>
          <table:table-cell table:number-columns-repeated="7"/>
        </table:table-row>
        <table:table-row table:style-name="ro1">
          <table:table-cell office:value-type="float" office:value="-0.487518" calcext:value-type="float">
            <text:p>-0.487518</text:p>
          </table:table-cell>
          <table:table-cell office:value-type="float" office:value="0.362427" calcext:value-type="float">
            <text:p>0.362427</text:p>
          </table:table-cell>
          <table:table-cell table:number-columns-repeated="7"/>
        </table:table-row>
        <table:table-row table:style-name="ro1">
          <table:table-cell office:value-type="float" office:value="-0.437317" calcext:value-type="float">
            <text:p>-0.437317</text:p>
          </table:table-cell>
          <table:table-cell office:value-type="float" office:value="0.403076" calcext:value-type="float">
            <text:p>0.403076</text:p>
          </table:table-cell>
          <table:table-cell table:number-columns-repeated="7"/>
        </table:table-row>
        <table:table-row table:style-name="ro1">
          <table:table-cell office:value-type="float" office:value="-0.381348" calcext:value-type="float">
            <text:p>-0.381348</text:p>
          </table:table-cell>
          <table:table-cell office:value-type="float" office:value="0.436401" calcext:value-type="float">
            <text:p>0.436401</text:p>
          </table:table-cell>
          <table:table-cell table:number-columns-repeated="7"/>
        </table:table-row>
        <table:table-row table:style-name="ro1">
          <table:table-cell office:value-type="float" office:value="-0.319946" calcext:value-type="float">
            <text:p>-0.319946</text:p>
          </table:table-cell>
          <table:table-cell office:value-type="float" office:value="0.461487" calcext:value-type="float">
            <text:p>0.461487</text:p>
          </table:table-cell>
          <table:table-cell table:number-columns-repeated="7"/>
        </table:table-row>
        <table:table-row table:style-name="ro1">
          <table:table-cell office:value-type="float" office:value="-0.25473" calcext:value-type="float">
            <text:p>-0.25473</text:p>
          </table:table-cell>
          <table:table-cell office:value-type="float" office:value="0.47821" calcext:value-type="float">
            <text:p>0.47821</text:p>
          </table:table-cell>
          <table:table-cell table:number-columns-repeated="7"/>
        </table:table-row>
        <table:table-row table:style-name="ro1">
          <table:table-cell office:value-type="float" office:value="-0.187042" calcext:value-type="float">
            <text:p>-0.187042</text:p>
          </table:table-cell>
          <table:table-cell office:value-type="float" office:value="0.485779" calcext:value-type="float">
            <text:p>0.485779</text:p>
          </table:table-cell>
          <table:table-cell table:number-columns-repeated="7"/>
        </table:table-row>
        <table:table-row table:style-name="ro1">
          <table:table-cell office:value-type="float" office:value="-0.118744" calcext:value-type="float">
            <text:p>-0.118744</text:p>
          </table:table-cell>
          <table:table-cell office:value-type="float" office:value="0.484039" calcext:value-type="float">
            <text:p>0.484039</text:p>
          </table:table-cell>
          <table:table-cell table:number-columns-repeated="7"/>
        </table:table-row>
        <table:table-row table:style-name="ro1">
          <table:table-cell office:value-type="float" office:value="-0.0498962" calcext:value-type="float">
            <text:p>-0.0498962</text:p>
          </table:table-cell>
          <table:table-cell office:value-type="float" office:value="0.472809" calcext:value-type="float">
            <text:p>0.472809</text:p>
          </table:table-cell>
          <table:table-cell table:number-columns-repeated="7"/>
        </table:table-row>
        <table:table-row table:style-name="ro1">
          <table:table-cell office:value-type="float" office:value="0.0166016" calcext:value-type="float">
            <text:p>0.0166016</text:p>
          </table:table-cell>
          <table:table-cell office:value-type="float" office:value="0.452393" calcext:value-type="float">
            <text:p>0.452393</text:p>
          </table:table-cell>
          <table:table-cell table:number-columns-repeated="7"/>
        </table:table-row>
        <table:table-row table:style-name="ro1">
          <table:table-cell office:value-type="float" office:value="0.079895" calcext:value-type="float">
            <text:p>0.079895</text:p>
          </table:table-cell>
          <table:table-cell office:value-type="float" office:value="0.422333" calcext:value-type="float">
            <text:p>0.422333</text:p>
          </table:table-cell>
          <table:table-cell table:number-columns-repeated="7"/>
        </table:table-row>
        <table:table-row table:style-name="ro1">
          <table:table-cell office:value-type="float" office:value="0.139008" calcext:value-type="float">
            <text:p>0.139008</text:p>
          </table:table-cell>
          <table:table-cell office:value-type="float" office:value="0.384033" calcext:value-type="float">
            <text:p>0.384033</text:p>
          </table:table-cell>
          <table:table-cell table:number-columns-repeated="7"/>
        </table:table-row>
        <table:table-row table:style-name="ro1">
          <table:table-cell office:value-type="float" office:value="0.191925" calcext:value-type="float">
            <text:p>0.191925</text:p>
          </table:table-cell>
          <table:table-cell office:value-type="float" office:value="0.338104" calcext:value-type="float">
            <text:p>0.338104</text:p>
          </table:table-cell>
          <table:table-cell table:number-columns-repeated="7"/>
        </table:table-row>
        <table:table-row table:style-name="ro1">
          <table:table-cell office:value-type="float" office:value="0.238464" calcext:value-type="float">
            <text:p>0.238464</text:p>
          </table:table-cell>
          <table:table-cell office:value-type="float" office:value="0.283844" calcext:value-type="float">
            <text:p>0.283844</text:p>
          </table:table-cell>
          <table:table-cell table:number-columns-repeated="7"/>
        </table:table-row>
        <table:table-row table:style-name="ro1">
          <table:table-cell office:value-type="float" office:value="0.276764" calcext:value-type="float">
            <text:p>0.276764</text:p>
          </table:table-cell>
          <table:table-cell office:value-type="float" office:value="0.224213" calcext:value-type="float">
            <text:p>0.224213</text:p>
          </table:table-cell>
          <table:table-cell table:number-columns-repeated="7"/>
        </table:table-row>
        <table:table-row table:style-name="ro1">
          <table:table-cell office:value-type="float" office:value="0.306854" calcext:value-type="float">
            <text:p>0.306854</text:p>
          </table:table-cell>
          <table:table-cell office:value-type="float" office:value="0.159424" calcext:value-type="float">
            <text:p>0.159424</text:p>
          </table:table-cell>
          <table:table-cell table:number-columns-repeated="7"/>
        </table:table-row>
        <table:table-row table:style-name="ro1">
          <table:table-cell office:value-type="float" office:value="0.326996" calcext:value-type="float">
            <text:p>0.326996</text:p>
          </table:table-cell>
          <table:table-cell office:value-type="float" office:value="0.0899963" calcext:value-type="float">
            <text:p>0.0899963</text:p>
          </table:table-cell>
          <table:table-cell table:number-columns-repeated="7"/>
        </table:table-row>
        <table:table-row table:style-name="ro1">
          <table:table-cell office:value-type="float" office:value="0.33786" calcext:value-type="float">
            <text:p>0.33786</text:p>
          </table:table-cell>
          <table:table-cell office:value-type="float" office:value="0.017395" calcext:value-type="float">
            <text:p>0.017395</text:p>
          </table:table-cell>
          <table:table-cell table:number-columns-repeated="7"/>
        </table:table-row>
        <table:table-row table:style-name="ro1">
          <table:table-cell office:value-type="float" office:value="0.33847" calcext:value-type="float">
            <text:p>0.33847</text:p>
          </table:table-cell>
          <table:table-cell office:value-type="float" office:value="-0.0556641" calcext:value-type="float">
            <text:p>-0.0556641</text:p>
          </table:table-cell>
          <table:table-cell table:number-columns-repeated="7"/>
        </table:table-row>
        <table:table-row table:style-name="ro1">
          <table:table-cell office:value-type="float" office:value="0.328308" calcext:value-type="float">
            <text:p>0.328308</text:p>
          </table:table-cell>
          <table:table-cell office:value-type="float" office:value="-0.129517" calcext:value-type="float">
            <text:p>-0.129517</text:p>
          </table:table-cell>
          <table:table-cell table:number-columns-repeated="7"/>
        </table:table-row>
        <table:table-row table:style-name="ro1">
          <table:table-cell office:value-type="float" office:value="0.306366" calcext:value-type="float">
            <text:p>0.306366</text:p>
          </table:table-cell>
          <table:table-cell office:value-type="float" office:value="-0.20163" calcext:value-type="float">
            <text:p>-0.20163</text:p>
          </table:table-cell>
          <table:table-cell table:number-columns-repeated="7"/>
        </table:table-row>
        <table:table-row table:style-name="ro1">
          <table:table-cell office:value-type="float" office:value="0.274841" calcext:value-type="float">
            <text:p>0.274841</text:p>
          </table:table-cell>
          <table:table-cell office:value-type="float" office:value="-0.27124" calcext:value-type="float">
            <text:p>-0.27124</text:p>
          </table:table-cell>
          <table:table-cell table:number-columns-repeated="7"/>
        </table:table-row>
        <table:table-row table:style-name="ro1">
          <table:table-cell office:value-type="float" office:value="0.232758" calcext:value-type="float">
            <text:p>0.232758</text:p>
          </table:table-cell>
          <table:table-cell office:value-type="float" office:value="-0.336945" calcext:value-type="float">
            <text:p>-0.336945</text:p>
          </table:table-cell>
          <table:table-cell table:number-columns-repeated="7"/>
        </table:table-row>
        <table:table-row table:style-name="ro1">
          <table:table-cell office:value-type="float" office:value="0.181183" calcext:value-type="float">
            <text:p>0.181183</text:p>
          </table:table-cell>
          <table:table-cell office:value-type="float" office:value="-0.396545" calcext:value-type="float">
            <text:p>-0.396545</text:p>
          </table:table-cell>
          <table:table-cell table:number-columns-repeated="7"/>
        </table:table-row>
        <table:table-row table:style-name="ro1">
          <table:table-cell office:value-type="float" office:value="0.121094" calcext:value-type="float">
            <text:p>0.121094</text:p>
          </table:table-cell>
          <table:table-cell office:value-type="float" office:value="-0.449799" calcext:value-type="float">
            <text:p>-0.449799</text:p>
          </table:table-cell>
          <table:table-cell table:number-columns-repeated="7"/>
        </table:table-row>
        <table:table-row table:style-name="ro1">
          <table:table-cell office:value-type="float" office:value="0.0523376" calcext:value-type="float">
            <text:p>0.0523376</text:p>
          </table:table-cell>
          <table:table-cell office:value-type="float" office:value="-0.494354" calcext:value-type="float">
            <text:p>-0.494354</text:p>
          </table:table-cell>
          <table:table-cell table:number-columns-repeated="7"/>
        </table:table-row>
        <table:table-row table:style-name="ro1">
          <table:table-cell office:value-type="float" office:value="-0.0209351" calcext:value-type="float">
            <text:p>-0.0209351</text:p>
          </table:table-cell>
          <table:table-cell office:value-type="float" office:value="-0.53064" calcext:value-type="float">
            <text:p>-0.53064</text:p>
          </table:table-cell>
          <table:table-cell table:number-columns-repeated="7"/>
        </table:table-row>
        <table:table-row table:style-name="ro1">
          <table:table-cell office:value-type="float" office:value="-0.0990906" calcext:value-type="float">
            <text:p>-0.0990906</text:p>
          </table:table-cell>
          <table:table-cell office:value-type="float" office:value="-0.55722" calcext:value-type="float">
            <text:p>-0.55722</text:p>
          </table:table-cell>
          <table:table-cell table:number-columns-repeated="7"/>
        </table:table-row>
        <table:table-row table:style-name="ro1">
          <table:table-cell office:value-type="float" office:value="-0.180176" calcext:value-type="float">
            <text:p>-0.180176</text:p>
          </table:table-cell>
          <table:table-cell office:value-type="float" office:value="-0.571655" calcext:value-type="float">
            <text:p>-0.571655</text:p>
          </table:table-cell>
          <table:table-cell table:number-columns-repeated="7"/>
        </table:table-row>
        <table:table-row table:style-name="ro1">
          <table:table-cell office:value-type="float" office:value="-0.261414" calcext:value-type="float">
            <text:p>-0.261414</text:p>
          </table:table-cell>
          <table:table-cell office:value-type="float" office:value="-0.575317" calcext:value-type="float">
            <text:p>-0.575317</text:p>
          </table:table-cell>
          <table:table-cell table:number-columns-repeated="7"/>
        </table:table-row>
        <table:table-row table:style-name="ro1">
          <table:table-cell office:value-type="float" office:value="-0.341919" calcext:value-type="float">
            <text:p>-0.341919</text:p>
          </table:table-cell>
          <table:table-cell office:value-type="float" office:value="-0.566681" calcext:value-type="float">
            <text:p>-0.566681</text:p>
          </table:table-cell>
          <table:table-cell table:number-columns-repeated="7"/>
        </table:table-row>
        <table:table-row table:style-name="ro1">
          <table:table-cell office:value-type="float" office:value="-0.418671" calcext:value-type="float">
            <text:p>-0.418671</text:p>
          </table:table-cell>
          <table:table-cell office:value-type="float" office:value="-0.545074" calcext:value-type="float">
            <text:p>-0.545074</text:p>
          </table:table-cell>
          <table:table-cell table:number-columns-repeated="7"/>
        </table:table-row>
        <table:table-row table:style-name="ro1">
          <table:table-cell office:value-type="float" office:value="-0.490173" calcext:value-type="float">
            <text:p>-0.490173</text:p>
          </table:table-cell>
          <table:table-cell office:value-type="float" office:value="-0.512848" calcext:value-type="float">
            <text:p>-0.512848</text:p>
          </table:table-cell>
          <table:table-cell table:number-columns-repeated="7"/>
        </table:table-row>
        <table:table-row table:style-name="ro1">
          <table:table-cell office:value-type="float" office:value="-0.555542" calcext:value-type="float">
            <text:p>-0.555542</text:p>
          </table:table-cell>
          <table:table-cell office:value-type="float" office:value="-0.467865" calcext:value-type="float">
            <text:p>-0.467865</text:p>
          </table:table-cell>
          <table:table-cell table:number-columns-repeated="7"/>
        </table:table-row>
        <table:table-row table:style-name="ro1">
          <table:table-cell office:value-type="float" office:value="-0.612244" calcext:value-type="float">
            <text:p>-0.612244</text:p>
          </table:table-cell>
          <table:table-cell office:value-type="float" office:value="-0.412476" calcext:value-type="float">
            <text:p>-0.412476</text:p>
          </table:table-cell>
          <table:table-cell table:number-columns-repeated="7"/>
        </table:table-row>
        <table:table-row table:style-name="ro1">
          <table:table-cell office:value-type="float" office:value="-0.661407" calcext:value-type="float">
            <text:p>-0.661407</text:p>
          </table:table-cell>
          <table:table-cell office:value-type="float" office:value="-0.349121" calcext:value-type="float">
            <text:p>-0.349121</text:p>
          </table:table-cell>
          <table:table-cell table:number-columns-repeated="7"/>
        </table:table-row>
        <table:table-row table:style-name="ro1">
          <table:table-cell office:value-type="float" office:value="-0.700989" calcext:value-type="float">
            <text:p>-0.700989</text:p>
          </table:table-cell>
          <table:table-cell office:value-type="float" office:value="-0.276306" calcext:value-type="float">
            <text:p>-0.276306</text:p>
          </table:table-cell>
          <table:table-cell table:number-columns-repeated="7"/>
        </table:table-row>
        <table:table-row table:style-name="ro1">
          <table:table-cell office:value-type="float" office:value="-0.730072" calcext:value-type="float">
            <text:p>-0.730072</text:p>
          </table:table-cell>
          <table:table-cell office:value-type="float" office:value="-0.198242" calcext:value-type="float">
            <text:p>-0.198242</text:p>
          </table:table-cell>
          <table:table-cell table:number-columns-repeated="7"/>
        </table:table-row>
        <table:table-row table:style-name="ro1">
          <table:table-cell office:value-type="float" office:value="-0.750244" calcext:value-type="float">
            <text:p>-0.750244</text:p>
          </table:table-cell>
          <table:table-cell office:value-type="float" office:value="-0.116302" calcext:value-type="float">
            <text:p>-0.116302</text:p>
          </table:table-cell>
          <table:table-cell table:number-columns-repeated="7"/>
        </table:table-row>
        <table:table-row table:style-name="ro1">
          <table:table-cell office:value-type="float" office:value="-0.759491" calcext:value-type="float">
            <text:p>-0.759491</text:p>
          </table:table-cell>
          <table:table-cell office:value-type="float" office:value="-0.0313416" calcext:value-type="float">
            <text:p>-0.0313416</text:p>
          </table:table-cell>
          <table:table-cell table:number-columns-repeated="7"/>
        </table:table-row>
        <table:table-row table:style-name="ro1">
          <table:table-cell office:value-type="float" office:value="-0.758057" calcext:value-type="float">
            <text:p>-0.758057</text:p>
          </table:table-cell>
          <table:table-cell office:value-type="float" office:value="0.0546265" calcext:value-type="float">
            <text:p>0.0546265</text:p>
          </table:table-cell>
          <table:table-cell table:number-columns-repeated="7"/>
        </table:table-row>
        <table:table-row table:style-name="ro1">
          <table:table-cell office:value-type="float" office:value="-0.746796" calcext:value-type="float">
            <text:p>-0.746796</text:p>
          </table:table-cell>
          <table:table-cell office:value-type="float" office:value="0.138977" calcext:value-type="float">
            <text:p>0.138977</text:p>
          </table:table-cell>
          <table:table-cell table:number-columns-repeated="7"/>
        </table:table-row>
        <table:table-row table:style-name="ro1">
          <table:table-cell office:value-type="float" office:value="-0.723724" calcext:value-type="float">
            <text:p>-0.723724</text:p>
          </table:table-cell>
          <table:table-cell office:value-type="float" office:value="0.219635" calcext:value-type="float">
            <text:p>0.219635</text:p>
          </table:table-cell>
          <table:table-cell table:number-columns-repeated="7"/>
        </table:table-row>
        <table:table-row table:style-name="ro1">
          <table:table-cell office:value-type="float" office:value="-0.690887" calcext:value-type="float">
            <text:p>-0.690887</text:p>
          </table:table-cell>
          <table:table-cell office:value-type="float" office:value="0.295563" calcext:value-type="float">
            <text:p>0.295563</text:p>
          </table:table-cell>
          <table:table-cell table:number-columns-repeated="7"/>
        </table:table-row>
        <table:table-row table:style-name="ro1">
          <table:table-cell office:value-type="float" office:value="-0.647583" calcext:value-type="float">
            <text:p>-0.647583</text:p>
          </table:table-cell>
          <table:table-cell office:value-type="float" office:value="0.364594" calcext:value-type="float">
            <text:p>0.364594</text:p>
          </table:table-cell>
          <table:table-cell table:number-columns-repeated="7"/>
        </table:table-row>
        <table:table-row table:style-name="ro1">
          <table:table-cell office:value-type="float" office:value="-0.593781" calcext:value-type="float">
            <text:p>-0.593781</text:p>
          </table:table-cell>
          <table:table-cell office:value-type="float" office:value="0.425751" calcext:value-type="float">
            <text:p>0.425751</text:p>
          </table:table-cell>
          <table:table-cell table:number-columns-repeated="7"/>
        </table:table-row>
        <table:table-row table:style-name="ro1">
          <table:table-cell office:value-type="float" office:value="-0.530457" calcext:value-type="float">
            <text:p>-0.530457</text:p>
          </table:table-cell>
          <table:table-cell office:value-type="float" office:value="0.47879" calcext:value-type="float">
            <text:p>0.47879</text:p>
          </table:table-cell>
          <table:table-cell table:number-columns-repeated="7"/>
        </table:table-row>
        <table:table-row table:style-name="ro1">
          <table:table-cell office:value-type="float" office:value="-0.458557" calcext:value-type="float">
            <text:p>-0.458557</text:p>
          </table:table-cell>
          <table:table-cell office:value-type="float" office:value="0.522705" calcext:value-type="float">
            <text:p>0.522705</text:p>
          </table:table-cell>
          <table:table-cell table:number-columns-repeated="7"/>
        </table:table-row>
        <table:table-row table:style-name="ro1">
          <table:table-cell office:value-type="float" office:value="-0.379059" calcext:value-type="float">
            <text:p>-0.379059</text:p>
          </table:table-cell>
          <table:table-cell office:value-type="float" office:value="0.555847" calcext:value-type="float">
            <text:p>0.555847</text:p>
          </table:table-cell>
          <table:table-cell table:number-columns-repeated="7"/>
        </table:table-row>
        <table:table-row table:style-name="ro1">
          <table:table-cell office:value-type="float" office:value="-0.293518" calcext:value-type="float">
            <text:p>-0.293518</text:p>
          </table:table-cell>
          <table:table-cell office:value-type="float" office:value="0.577576" calcext:value-type="float">
            <text:p>0.577576</text:p>
          </table:table-cell>
          <table:table-cell table:number-columns-repeated="7"/>
        </table:table-row>
        <table:table-row table:style-name="ro1">
          <table:table-cell office:value-type="float" office:value="-0.2034" calcext:value-type="float">
            <text:p>-0.2034</text:p>
          </table:table-cell>
          <table:table-cell office:value-type="float" office:value="0.58783" calcext:value-type="float">
            <text:p>0.58783</text:p>
          </table:table-cell>
          <table:table-cell table:number-columns-repeated="7"/>
        </table:table-row>
        <table:table-row table:style-name="ro1">
          <table:table-cell office:value-type="float" office:value="-0.111145" calcext:value-type="float">
            <text:p>-0.111145</text:p>
          </table:table-cell>
          <table:table-cell office:value-type="float" office:value="0.585846" calcext:value-type="float">
            <text:p>0.585846</text:p>
          </table:table-cell>
          <table:table-cell table:number-columns-repeated="7"/>
        </table:table-row>
        <table:table-row table:style-name="ro1">
          <table:table-cell office:value-type="float" office:value="-0.0187683" calcext:value-type="float">
            <text:p>-0.0187683</text:p>
          </table:table-cell>
          <table:table-cell office:value-type="float" office:value="0.570587" calcext:value-type="float">
            <text:p>0.570587</text:p>
          </table:table-cell>
          <table:table-cell table:number-columns-repeated="7"/>
        </table:table-row>
        <table:table-row table:style-name="ro1">
          <table:table-cell office:value-type="float" office:value="0.0708618" calcext:value-type="float">
            <text:p>0.0708618</text:p>
          </table:table-cell>
          <table:table-cell office:value-type="float" office:value="0.543701" calcext:value-type="float">
            <text:p>0.543701</text:p>
          </table:table-cell>
          <table:table-cell table:number-columns-repeated="7"/>
        </table:table-row>
        <table:table-row table:style-name="ro1">
          <table:table-cell office:value-type="float" office:value="0.15686" calcext:value-type="float">
            <text:p>0.15686</text:p>
          </table:table-cell>
          <table:table-cell office:value-type="float" office:value="0.504089" calcext:value-type="float">
            <text:p>0.504089</text:p>
          </table:table-cell>
          <table:table-cell table:number-columns-repeated="7"/>
        </table:table-row>
        <table:table-row table:style-name="ro1">
          <table:table-cell office:value-type="float" office:value="0.237335" calcext:value-type="float">
            <text:p>0.237335</text:p>
          </table:table-cell>
          <table:table-cell office:value-type="float" office:value="0.452271" calcext:value-type="float">
            <text:p>0.452271</text:p>
          </table:table-cell>
          <table:table-cell table:number-columns-repeated="7"/>
        </table:table-row>
        <table:table-row table:style-name="ro1">
          <table:table-cell office:value-type="float" office:value="0.309174" calcext:value-type="float">
            <text:p>0.309174</text:p>
          </table:table-cell>
          <table:table-cell office:value-type="float" office:value="0.38913" calcext:value-type="float">
            <text:p>0.38913</text:p>
          </table:table-cell>
          <table:table-cell table:number-columns-repeated="7"/>
        </table:table-row>
        <table:table-row table:style-name="ro1">
          <table:table-cell office:value-type="float" office:value="0.372345" calcext:value-type="float">
            <text:p>0.372345</text:p>
          </table:table-cell>
          <table:table-cell office:value-type="float" office:value="0.316742" calcext:value-type="float">
            <text:p>0.316742</text:p>
          </table:table-cell>
          <table:table-cell table:number-columns-repeated="7"/>
        </table:table-row>
        <table:table-row table:style-name="ro1">
          <table:table-cell office:value-type="float" office:value="0.423737" calcext:value-type="float">
            <text:p>0.423737</text:p>
          </table:table-cell>
          <table:table-cell office:value-type="float" office:value="0.236908" calcext:value-type="float">
            <text:p>0.236908</text:p>
          </table:table-cell>
          <table:table-cell table:number-columns-repeated="7"/>
        </table:table-row>
        <table:table-row table:style-name="ro1">
          <table:table-cell office:value-type="float" office:value="0.462952" calcext:value-type="float">
            <text:p>0.462952</text:p>
          </table:table-cell>
          <table:table-cell office:value-type="float" office:value="0.149414" calcext:value-type="float">
            <text:p>0.149414</text:p>
          </table:table-cell>
          <table:table-cell table:number-columns-repeated="7"/>
        </table:table-row>
        <table:table-row table:style-name="ro1">
          <table:table-cell office:value-type="float" office:value="0.489288" calcext:value-type="float">
            <text:p>0.489288</text:p>
          </table:table-cell>
          <table:table-cell office:value-type="float" office:value="0.0570679" calcext:value-type="float">
            <text:p>0.0570679</text:p>
          </table:table-cell>
          <table:table-cell table:number-columns-repeated="7"/>
        </table:table-row>
        <table:table-row table:style-name="ro1">
          <table:table-cell office:value-type="float" office:value="0.503235" calcext:value-type="float">
            <text:p>0.503235</text:p>
          </table:table-cell>
          <table:table-cell office:value-type="float" office:value="-0.0377502" calcext:value-type="float">
            <text:p>-0.0377502</text:p>
          </table:table-cell>
          <table:table-cell table:number-columns-repeated="7"/>
        </table:table-row>
        <table:table-row table:style-name="ro1">
          <table:table-cell office:value-type="float" office:value="0.502136" calcext:value-type="float">
            <text:p>0.502136</text:p>
          </table:table-cell>
          <table:table-cell office:value-type="float" office:value="-0.133789" calcext:value-type="float">
            <text:p>-0.133789</text:p>
          </table:table-cell>
          <table:table-cell table:number-columns-repeated="7"/>
        </table:table-row>
        <table:table-row table:style-name="ro1">
          <table:table-cell office:value-type="float" office:value="0.486542" calcext:value-type="float">
            <text:p>0.486542</text:p>
          </table:table-cell>
          <table:table-cell office:value-type="float" office:value="-0.228943" calcext:value-type="float">
            <text:p>-0.228943</text:p>
          </table:table-cell>
          <table:table-cell table:number-columns-repeated="7"/>
        </table:table-row>
        <table:table-row table:style-name="ro1">
          <table:table-cell office:value-type="float" office:value="0.456696" calcext:value-type="float">
            <text:p>0.456696</text:p>
          </table:table-cell>
          <table:table-cell office:value-type="float" office:value="-0.319" calcext:value-type="float">
            <text:p>-0.319</text:p>
          </table:table-cell>
          <table:table-cell table:number-columns-repeated="7"/>
        </table:table-row>
        <table:table-row table:style-name="ro1">
          <table:table-cell office:value-type="float" office:value="0.413788" calcext:value-type="float">
            <text:p>0.413788</text:p>
          </table:table-cell>
          <table:table-cell office:value-type="float" office:value="-0.40567" calcext:value-type="float">
            <text:p>-0.40567</text:p>
          </table:table-cell>
          <table:table-cell table:number-columns-repeated="7"/>
        </table:table-row>
        <table:table-row table:style-name="ro1">
          <table:table-cell office:value-type="float" office:value="0.358643" calcext:value-type="float">
            <text:p>0.358643</text:p>
          </table:table-cell>
          <table:table-cell office:value-type="float" office:value="-0.48349" calcext:value-type="float">
            <text:p>-0.48349</text:p>
          </table:table-cell>
          <table:table-cell table:number-columns-repeated="7"/>
        </table:table-row>
        <table:table-row table:style-name="ro1">
          <table:table-cell office:value-type="float" office:value="0.29248" calcext:value-type="float">
            <text:p>0.29248</text:p>
          </table:table-cell>
          <table:table-cell office:value-type="float" office:value="-0.553619" calcext:value-type="float">
            <text:p>-0.553619</text:p>
          </table:table-cell>
          <table:table-cell table:number-columns-repeated="7"/>
        </table:table-row>
        <table:table-row table:style-name="ro1">
          <table:table-cell office:value-type="float" office:value="0.21756" calcext:value-type="float">
            <text:p>0.21756</text:p>
          </table:table-cell>
          <table:table-cell office:value-type="float" office:value="-0.614258" calcext:value-type="float">
            <text:p>-0.614258</text:p>
          </table:table-cell>
          <table:table-cell table:number-columns-repeated="7"/>
        </table:table-row>
        <table:table-row table:style-name="ro1">
          <table:table-cell office:value-type="float" office:value="0.135986" calcext:value-type="float">
            <text:p>0.135986</text:p>
          </table:table-cell>
          <table:table-cell office:value-type="float" office:value="-0.66153" calcext:value-type="float">
            <text:p>-0.66153</text:p>
          </table:table-cell>
          <table:table-cell table:number-columns-repeated="7"/>
        </table:table-row>
        <table:table-row table:style-name="ro1">
          <table:table-cell office:value-type="float" office:value="0.0506592" calcext:value-type="float">
            <text:p>0.0506592</text:p>
          </table:table-cell>
          <table:table-cell office:value-type="float" office:value="-0.69751" calcext:value-type="float">
            <text:p>-0.69751</text:p>
          </table:table-cell>
          <table:table-cell table:number-columns-repeated="7"/>
        </table:table-row>
        <table:table-row table:style-name="ro1">
          <table:table-cell office:value-type="float" office:value="-0.0380554" calcext:value-type="float">
            <text:p>-0.0380554</text:p>
          </table:table-cell>
          <table:table-cell office:value-type="float" office:value="-0.720001" calcext:value-type="float">
            <text:p>-0.720001</text:p>
          </table:table-cell>
          <table:table-cell table:number-columns-repeated="7"/>
        </table:table-row>
        <table:table-row table:style-name="ro1">
          <table:table-cell office:value-type="float" office:value="-0.126465" calcext:value-type="float">
            <text:p>-0.126465</text:p>
          </table:table-cell>
          <table:table-cell office:value-type="float" office:value="-0.731079" calcext:value-type="float">
            <text:p>-0.731079</text:p>
          </table:table-cell>
          <table:table-cell table:number-columns-repeated="7"/>
        </table:table-row>
        <table:table-row table:style-name="ro1">
          <table:table-cell office:value-type="float" office:value="-0.211151" calcext:value-type="float">
            <text:p>-0.211151</text:p>
          </table:table-cell>
          <table:table-cell office:value-type="float" office:value="-0.728516" calcext:value-type="float">
            <text:p>-0.728516</text:p>
          </table:table-cell>
          <table:table-cell table:number-columns-repeated="7"/>
        </table:table-row>
        <table:table-row table:style-name="ro1">
          <table:table-cell office:value-type="float" office:value="-0.291199" calcext:value-type="float">
            <text:p>-0.291199</text:p>
          </table:table-cell>
          <table:table-cell office:value-type="float" office:value="-0.71167" calcext:value-type="float">
            <text:p>-0.71167</text:p>
          </table:table-cell>
          <table:table-cell table:number-columns-repeated="7"/>
        </table:table-row>
        <table:table-row table:style-name="ro1">
          <table:table-cell office:value-type="float" office:value="-0.364655" calcext:value-type="float">
            <text:p>-0.364655</text:p>
          </table:table-cell>
          <table:table-cell office:value-type="float" office:value="-0.683624" calcext:value-type="float">
            <text:p>-0.683624</text:p>
          </table:table-cell>
          <table:table-cell table:number-columns-repeated="7"/>
        </table:table-row>
        <table:table-row table:style-name="ro1">
          <table:table-cell office:value-type="float" office:value="-0.431519" calcext:value-type="float">
            <text:p>-0.431519</text:p>
          </table:table-cell>
          <table:table-cell office:value-type="float" office:value="-0.643799" calcext:value-type="float">
            <text:p>-0.643799</text:p>
          </table:table-cell>
          <table:table-cell table:number-columns-repeated="7"/>
        </table:table-row>
        <table:table-row table:style-name="ro1">
          <table:table-cell office:value-type="float" office:value="-0.488831" calcext:value-type="float">
            <text:p>-0.488831</text:p>
          </table:table-cell>
          <table:table-cell office:value-type="float" office:value="-0.592957" calcext:value-type="float">
            <text:p>-0.592957</text:p>
          </table:table-cell>
          <table:table-cell table:number-columns-repeated="7"/>
        </table:table-row>
        <table:table-row table:style-name="ro1">
          <table:table-cell office:value-type="float" office:value="-0.535553" calcext:value-type="float">
            <text:p>-0.535553</text:p>
          </table:table-cell>
          <table:table-cell office:value-type="float" office:value="-0.531647" calcext:value-type="float">
            <text:p>-0.531647</text:p>
          </table:table-cell>
          <table:table-cell table:number-columns-repeated="7"/>
        </table:table-row>
        <table:table-row table:style-name="ro1">
          <table:table-cell office:value-type="float" office:value="-0.575012" calcext:value-type="float">
            <text:p>-0.575012</text:p>
          </table:table-cell>
          <table:table-cell office:value-type="float" office:value="-0.465302" calcext:value-type="float">
            <text:p>-0.465302</text:p>
          </table:table-cell>
          <table:table-cell table:number-columns-repeated="7"/>
        </table:table-row>
        <table:table-row table:style-name="ro1">
          <table:table-cell office:value-type="float" office:value="-0.603607" calcext:value-type="float">
            <text:p>-0.603607</text:p>
          </table:table-cell>
          <table:table-cell office:value-type="float" office:value="-0.394897" calcext:value-type="float">
            <text:p>-0.394897</text:p>
          </table:table-cell>
          <table:table-cell table:number-columns-repeated="7"/>
        </table:table-row>
        <table:table-row table:style-name="ro1">
          <table:table-cell office:value-type="float" office:value="-0.621796" calcext:value-type="float">
            <text:p>-0.621796</text:p>
          </table:table-cell>
          <table:table-cell office:value-type="float" office:value="-0.317719" calcext:value-type="float">
            <text:p>-0.317719</text:p>
          </table:table-cell>
          <table:table-cell table:number-columns-repeated="7"/>
        </table:table-row>
        <table:table-row table:style-name="ro1">
          <table:table-cell office:value-type="float" office:value="-0.630371" calcext:value-type="float">
            <text:p>-0.630371</text:p>
          </table:table-cell>
          <table:table-cell office:value-type="float" office:value="-0.241364" calcext:value-type="float">
            <text:p>-0.241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629303" calcext:value-type="float">
            <text:p>-0.629303</text:p>
          </table:table-cell>
          <table:table-cell office:value-type="float" office:value="-0.164337" calcext:value-type="float">
            <text:p>-0.164337</text:p>
          </table:table-cell>
          <table:table-cell table:number-columns-repeated="7"/>
        </table:table-row>
        <table:table-row table:style-name="ro1">
          <table:table-cell office:value-type="float" office:value="-0.61795" calcext:value-type="float">
            <text:p>-0.61795</text:p>
          </table:table-cell>
          <table:table-cell office:value-type="float" office:value="-0.0883484" calcext:value-type="float">
            <text:p>-0.0883484</text:p>
          </table:table-cell>
          <table:table-cell table:number-columns-repeated="7"/>
        </table:table-row>
        <table:table-row table:style-name="ro1">
          <table:table-cell office:value-type="float" office:value="-0.597992" calcext:value-type="float">
            <text:p>-0.597992</text:p>
          </table:table-cell>
          <table:table-cell office:value-type="float" office:value="-0.0160522" calcext:value-type="float">
            <text:p>-0.0160522</text:p>
          </table:table-cell>
          <table:table-cell table:number-columns-repeated="7"/>
        </table:table-row>
        <table:table-row table:style-name="ro1">
          <table:table-cell office:value-type="float" office:value="-0.569519" calcext:value-type="float">
            <text:p>-0.569519</text:p>
          </table:table-cell>
          <table:table-cell office:value-type="float" office:value="0.0525208" calcext:value-type="float">
            <text:p>0.0525208</text:p>
          </table:table-cell>
          <table:table-cell table:number-columns-repeated="7"/>
        </table:table-row>
        <table:table-row table:style-name="ro1">
          <table:table-cell office:value-type="float" office:value="-0.532532" calcext:value-type="float">
            <text:p>-0.532532</text:p>
          </table:table-cell>
          <table:table-cell office:value-type="float" office:value="0.11618" calcext:value-type="float">
            <text:p>0.11618</text:p>
          </table:table-cell>
          <table:table-cell table:number-columns-repeated="7"/>
        </table:table-row>
        <table:table-row table:style-name="ro1">
          <table:table-cell office:value-type="float" office:value="-0.488739" calcext:value-type="float">
            <text:p>-0.488739</text:p>
          </table:table-cell>
          <table:table-cell office:value-type="float" office:value="0.174072" calcext:value-type="float">
            <text:p>0.174072</text:p>
          </table:table-cell>
          <table:table-cell table:number-columns-repeated="7"/>
        </table:table-row>
        <table:table-row table:style-name="ro1">
          <table:table-cell office:value-type="float" office:value="-0.437317" calcext:value-type="float">
            <text:p>-0.437317</text:p>
          </table:table-cell>
          <table:table-cell office:value-type="float" office:value="0.225128" calcext:value-type="float">
            <text:p>0.225128</text:p>
          </table:table-cell>
          <table:table-cell table:number-columns-repeated="7"/>
        </table:table-row>
        <table:table-row table:style-name="ro1">
          <table:table-cell office:value-type="float" office:value="-0.379883" calcext:value-type="float">
            <text:p>-0.379883</text:p>
          </table:table-cell>
          <table:table-cell office:value-type="float" office:value="0.268555" calcext:value-type="float">
            <text:p>0.268555</text:p>
          </table:table-cell>
          <table:table-cell table:number-columns-repeated="7"/>
        </table:table-row>
        <table:table-row table:style-name="ro1">
          <table:table-cell office:value-type="float" office:value="-0.31662" calcext:value-type="float">
            <text:p>-0.31662</text:p>
          </table:table-cell>
          <table:table-cell office:value-type="float" office:value="0.304138" calcext:value-type="float">
            <text:p>0.304138</text:p>
          </table:table-cell>
          <table:table-cell table:number-columns-repeated="7"/>
        </table:table-row>
        <table:table-row table:style-name="ro1">
          <table:table-cell office:value-type="float" office:value="-0.248413" calcext:value-type="float">
            <text:p>-0.248413</text:p>
          </table:table-cell>
          <table:table-cell office:value-type="float" office:value="0.331421" calcext:value-type="float">
            <text:p>0.331421</text:p>
          </table:table-cell>
          <table:table-cell table:number-columns-repeated="7"/>
        </table:table-row>
        <table:table-row table:style-name="ro1">
          <table:table-cell office:value-type="float" office:value="-0.177704" calcext:value-type="float">
            <text:p>-0.177704</text:p>
          </table:table-cell>
          <table:table-cell office:value-type="float" office:value="0.349213" calcext:value-type="float">
            <text:p>0.349213</text:p>
          </table:table-cell>
          <table:table-cell table:number-columns-repeated="7"/>
        </table:table-row>
        <table:table-row table:style-name="ro1">
          <table:table-cell office:value-type="float" office:value="-0.103973" calcext:value-type="float">
            <text:p>-0.103973</text:p>
          </table:table-cell>
          <table:table-cell office:value-type="float" office:value="0.358185" calcext:value-type="float">
            <text:p>0.358185</text:p>
          </table:table-cell>
          <table:table-cell table:number-columns-repeated="7"/>
        </table:table-row>
        <table:table-row table:style-name="ro1">
          <table:table-cell office:value-type="float" office:value="-0.0294189" calcext:value-type="float">
            <text:p>-0.0294189</text:p>
          </table:table-cell>
          <table:table-cell office:value-type="float" office:value="0.358337" calcext:value-type="float">
            <text:p>0.358337</text:p>
          </table:table-cell>
          <table:table-cell table:number-columns-repeated="7"/>
        </table:table-row>
        <table:table-row table:style-name="ro1">
          <table:table-cell office:value-type="float" office:value="0.043396" calcext:value-type="float">
            <text:p>0.043396</text:p>
          </table:table-cell>
          <table:table-cell office:value-type="float" office:value="0.348419" calcext:value-type="float">
            <text:p>0.348419</text:p>
          </table:table-cell>
          <table:table-cell table:number-columns-repeated="7"/>
        </table:table-row>
        <table:table-row table:style-name="ro1">
          <table:table-cell office:value-type="float" office:value="0.11557" calcext:value-type="float">
            <text:p>0.11557</text:p>
          </table:table-cell>
          <table:table-cell office:value-type="float" office:value="0.329193" calcext:value-type="float">
            <text:p>0.329193</text:p>
          </table:table-cell>
          <table:table-cell table:number-columns-repeated="7"/>
        </table:table-row>
        <table:table-row table:style-name="ro1">
          <table:table-cell office:value-type="float" office:value="0.184448" calcext:value-type="float">
            <text:p>0.184448</text:p>
          </table:table-cell>
          <table:table-cell office:value-type="float" office:value="0.301697" calcext:value-type="float">
            <text:p>0.301697</text:p>
          </table:table-cell>
          <table:table-cell table:number-columns-repeated="7"/>
        </table:table-row>
        <table:table-row table:style-name="ro1">
          <table:table-cell office:value-type="float" office:value="0.248474" calcext:value-type="float">
            <text:p>0.248474</text:p>
          </table:table-cell>
          <table:table-cell office:value-type="float" office:value="0.264801" calcext:value-type="float">
            <text:p>0.264801</text:p>
          </table:table-cell>
          <table:table-cell table:number-columns-repeated="7"/>
        </table:table-row>
        <table:table-row table:style-name="ro1">
          <table:table-cell office:value-type="float" office:value="0.306488" calcext:value-type="float">
            <text:p>0.306488</text:p>
          </table:table-cell>
          <table:table-cell office:value-type="float" office:value="0.221069" calcext:value-type="float">
            <text:p>0.221069</text:p>
          </table:table-cell>
          <table:table-cell table:number-columns-repeated="7"/>
        </table:table-row>
        <table:table-row table:style-name="ro1">
          <table:table-cell office:value-type="float" office:value="0.358429" calcext:value-type="float">
            <text:p>0.358429</text:p>
          </table:table-cell>
          <table:table-cell office:value-type="float" office:value="0.169281" calcext:value-type="float">
            <text:p>0.169281</text:p>
          </table:table-cell>
          <table:table-cell table:number-columns-repeated="7"/>
        </table:table-row>
        <table:table-row table:style-name="ro1">
          <table:table-cell office:value-type="float" office:value="0.400818" calcext:value-type="float">
            <text:p>0.400818</text:p>
          </table:table-cell>
          <table:table-cell office:value-type="float" office:value="0.110596" calcext:value-type="float">
            <text:p>0.110596</text:p>
          </table:table-cell>
          <table:table-cell table:number-columns-repeated="7"/>
        </table:table-row>
        <table:table-row table:style-name="ro1">
          <table:table-cell office:value-type="float" office:value="0.438934" calcext:value-type="float">
            <text:p>0.438934</text:p>
          </table:table-cell>
          <table:table-cell office:value-type="float" office:value="0.0471802" calcext:value-type="float">
            <text:p>0.0471802</text:p>
          </table:table-cell>
          <table:table-cell table:number-columns-repeated="7"/>
        </table:table-row>
        <table:table-row table:style-name="ro1">
          <table:table-cell office:value-type="float" office:value="0.466217" calcext:value-type="float">
            <text:p>0.466217</text:p>
          </table:table-cell>
          <table:table-cell office:value-type="float" office:value="-0.0198364" calcext:value-type="float">
            <text:p>-0.0198364</text:p>
          </table:table-cell>
          <table:table-cell table:number-columns-repeated="7"/>
        </table:table-row>
        <table:table-row table:style-name="ro1">
          <table:table-cell office:value-type="float" office:value="0.481689" calcext:value-type="float">
            <text:p>0.481689</text:p>
          </table:table-cell>
          <table:table-cell office:value-type="float" office:value="-0.0920715" calcext:value-type="float">
            <text:p>-0.0920715</text:p>
          </table:table-cell>
          <table:table-cell table:number-columns-repeated="7"/>
        </table:table-row>
        <table:table-row table:style-name="ro1">
          <table:table-cell office:value-type="float" office:value="0.489075" calcext:value-type="float">
            <text:p>0.489075</text:p>
          </table:table-cell>
          <table:table-cell office:value-type="float" office:value="-0.166138" calcext:value-type="float">
            <text:p>-0.166138</text:p>
          </table:table-cell>
          <table:table-cell table:number-columns-repeated="7"/>
        </table:table-row>
        <table:table-row table:style-name="ro1">
          <table:table-cell office:value-type="float" office:value="0.484802" calcext:value-type="float">
            <text:p>0.484802</text:p>
          </table:table-cell>
          <table:table-cell office:value-type="float" office:value="-0.239746" calcext:value-type="float">
            <text:p>-0.239746</text:p>
          </table:table-cell>
          <table:table-cell table:number-columns-repeated="7"/>
        </table:table-row>
        <table:table-row table:style-name="ro1">
          <table:table-cell office:value-type="float" office:value="0.469421" calcext:value-type="float">
            <text:p>0.469421</text:p>
          </table:table-cell>
          <table:table-cell office:value-type="float" office:value="-0.313293" calcext:value-type="float">
            <text:p>-0.313293</text:p>
          </table:table-cell>
          <table:table-cell table:number-columns-repeated="7"/>
        </table:table-row>
        <table:table-row table:style-name="ro1">
          <table:table-cell office:value-type="float" office:value="0.444122" calcext:value-type="float">
            <text:p>0.444122</text:p>
          </table:table-cell>
          <table:table-cell office:value-type="float" office:value="-0.383942" calcext:value-type="float">
            <text:p>-0.383942</text:p>
          </table:table-cell>
          <table:table-cell table:number-columns-repeated="7"/>
        </table:table-row>
        <table:table-row table:style-name="ro1">
          <table:table-cell office:value-type="float" office:value="0.407745" calcext:value-type="float">
            <text:p>0.407745</text:p>
          </table:table-cell>
          <table:table-cell office:value-type="float" office:value="-0.452087" calcext:value-type="float">
            <text:p>-0.452087</text:p>
          </table:table-cell>
          <table:table-cell table:number-columns-repeated="7"/>
        </table:table-row>
        <table:table-row table:style-name="ro1">
          <table:table-cell office:value-type="float" office:value="0.361359" calcext:value-type="float">
            <text:p>0.361359</text:p>
          </table:table-cell>
          <table:table-cell office:value-type="float" office:value="-0.513702" calcext:value-type="float">
            <text:p>-0.513702</text:p>
          </table:table-cell>
          <table:table-cell table:number-columns-repeated="7"/>
        </table:table-row>
        <table:table-row table:style-name="ro1">
          <table:table-cell office:value-type="float" office:value="0.306427" calcext:value-type="float">
            <text:p>0.306427</text:p>
          </table:table-cell>
          <table:table-cell office:value-type="float" office:value="-0.569733" calcext:value-type="float">
            <text:p>-0.569733</text:p>
          </table:table-cell>
          <table:table-cell table:number-columns-repeated="7"/>
        </table:table-row>
        <table:table-row table:style-name="ro1">
          <table:table-cell office:value-type="float" office:value="0.243927" calcext:value-type="float">
            <text:p>0.243927</text:p>
          </table:table-cell>
          <table:table-cell office:value-type="float" office:value="-0.620697" calcext:value-type="float">
            <text:p>-0.620697</text:p>
          </table:table-cell>
          <table:table-cell table:number-columns-repeated="7"/>
        </table:table-row>
        <table:table-row table:style-name="ro1">
          <table:table-cell office:value-type="float" office:value="0.174622" calcext:value-type="float">
            <text:p>0.174622</text:p>
          </table:table-cell>
          <table:table-cell office:value-type="float" office:value="-0.659882" calcext:value-type="float">
            <text:p>-0.659882</text:p>
          </table:table-cell>
          <table:table-cell table:number-columns-repeated="7"/>
        </table:table-row>
        <table:table-row table:style-name="ro1">
          <table:table-cell office:value-type="float" office:value="0.100128" calcext:value-type="float">
            <text:p>0.100128</text:p>
          </table:table-cell>
          <table:table-cell office:value-type="float" office:value="-0.691589" calcext:value-type="float">
            <text:p>-0.691589</text:p>
          </table:table-cell>
          <table:table-cell table:number-columns-repeated="7"/>
        </table:table-row>
        <table:table-row table:style-name="ro1">
          <table:table-cell office:value-type="float" office:value="0.022583" calcext:value-type="float">
            <text:p>0.022583</text:p>
          </table:table-cell>
          <table:table-cell office:value-type="float" office:value="-0.71167" calcext:value-type="float">
            <text:p>-0.71167</text:p>
          </table:table-cell>
          <table:table-cell table:number-columns-repeated="7"/>
        </table:table-row>
        <table:table-row table:style-name="ro1">
          <table:table-cell office:value-type="float" office:value="-0.0563049" calcext:value-type="float">
            <text:p>-0.0563049</text:p>
          </table:table-cell>
          <table:table-cell office:value-type="float" office:value="-0.720551" calcext:value-type="float">
            <text:p>-0.720551</text:p>
          </table:table-cell>
          <table:table-cell table:number-columns-repeated="7"/>
        </table:table-row>
        <table:table-row table:style-name="ro1">
          <table:table-cell office:value-type="float" office:value="-0.135437" calcext:value-type="float">
            <text:p>-0.135437</text:p>
          </table:table-cell>
          <table:table-cell office:value-type="float" office:value="-0.71759" calcext:value-type="float">
            <text:p>-0.71759</text:p>
          </table:table-cell>
          <table:table-cell table:number-columns-repeated="7"/>
        </table:table-row>
        <table:table-row table:style-name="ro1">
          <table:table-cell office:value-type="float" office:value="-0.211151" calcext:value-type="float">
            <text:p>-0.211151</text:p>
          </table:table-cell>
          <table:table-cell office:value-type="float" office:value="-0.702423" calcext:value-type="float">
            <text:p>-0.702423</text:p>
          </table:table-cell>
          <table:table-cell table:number-columns-repeated="7"/>
        </table:table-row>
        <table:table-row table:style-name="ro1">
          <table:table-cell office:value-type="float" office:value="-0.283051" calcext:value-type="float">
            <text:p>-0.283051</text:p>
          </table:table-cell>
          <table:table-cell office:value-type="float" office:value="-0.675232" calcext:value-type="float">
            <text:p>-0.675232</text:p>
          </table:table-cell>
          <table:table-cell table:number-columns-repeated="7"/>
        </table:table-row>
        <table:table-row table:style-name="ro1">
          <table:table-cell office:value-type="float" office:value="-0.348816" calcext:value-type="float">
            <text:p>-0.348816</text:p>
          </table:table-cell>
          <table:table-cell office:value-type="float" office:value="-0.637146" calcext:value-type="float">
            <text:p>-0.637146</text:p>
          </table:table-cell>
          <table:table-cell table:number-columns-repeated="7"/>
        </table:table-row>
        <table:table-row table:style-name="ro1">
          <table:table-cell office:value-type="float" office:value="-0.405884" calcext:value-type="float">
            <text:p>-0.405884</text:p>
          </table:table-cell>
          <table:table-cell office:value-type="float" office:value="-0.585449" calcext:value-type="float">
            <text:p>-0.585449</text:p>
          </table:table-cell>
          <table:table-cell table:number-columns-repeated="7"/>
        </table:table-row>
        <table:table-row table:style-name="ro1">
          <table:table-cell office:value-type="float" office:value="-0.4552" calcext:value-type="float">
            <text:p>-0.4552</text:p>
          </table:table-cell>
          <table:table-cell office:value-type="float" office:value="-0.526062" calcext:value-type="float">
            <text:p>-0.526062</text:p>
          </table:table-cell>
          <table:table-cell table:number-columns-repeated="7"/>
        </table:table-row>
        <table:table-row table:style-name="ro1">
          <table:table-cell office:value-type="float" office:value="-0.495422" calcext:value-type="float">
            <text:p>-0.495422</text:p>
          </table:table-cell>
          <table:table-cell office:value-type="float" office:value="-0.457428" calcext:value-type="float">
            <text:p>-0.457428</text:p>
          </table:table-cell>
          <table:table-cell table:number-columns-repeated="7"/>
        </table:table-row>
        <table:table-row table:style-name="ro1">
          <table:table-cell office:value-type="float" office:value="-0.525024" calcext:value-type="float">
            <text:p>-0.525024</text:p>
          </table:table-cell>
          <table:table-cell office:value-type="float" office:value="-0.380676" calcext:value-type="float">
            <text:p>-0.380676</text:p>
          </table:table-cell>
          <table:table-cell table:number-columns-repeated="7"/>
        </table:table-row>
        <table:table-row table:style-name="ro1">
          <table:table-cell office:value-type="float" office:value="-0.544342" calcext:value-type="float">
            <text:p>-0.544342</text:p>
          </table:table-cell>
          <table:table-cell office:value-type="float" office:value="-0.30014" calcext:value-type="float">
            <text:p>-0.30014</text:p>
          </table:table-cell>
          <table:table-cell table:number-columns-repeated="7"/>
        </table:table-row>
        <table:table-row table:style-name="ro1">
          <table:table-cell office:value-type="float" office:value="-0.553192" calcext:value-type="float">
            <text:p>-0.553192</text:p>
          </table:table-cell>
          <table:table-cell office:value-type="float" office:value="-0.215393" calcext:value-type="float">
            <text:p>-0.215393</text:p>
          </table:table-cell>
          <table:table-cell table:number-columns-repeated="7"/>
        </table:table-row>
        <table:table-row table:style-name="ro1">
          <table:table-cell office:value-type="float" office:value="-0.5513" calcext:value-type="float">
            <text:p>-0.5513</text:p>
          </table:table-cell>
          <table:table-cell office:value-type="float" office:value="-0.129578" calcext:value-type="float">
            <text:p>-0.129578</text:p>
          </table:table-cell>
          <table:table-cell table:number-columns-repeated="7"/>
        </table:table-row>
        <table:table-row table:style-name="ro1">
          <table:table-cell office:value-type="float" office:value="-0.538757" calcext:value-type="float">
            <text:p>-0.538757</text:p>
          </table:table-cell>
          <table:table-cell office:value-type="float" office:value="-0.0445557" calcext:value-type="float">
            <text:p>-0.0445557</text:p>
          </table:table-cell>
          <table:table-cell table:number-columns-repeated="7"/>
        </table:table-row>
        <table:table-row table:style-name="ro1">
          <table:table-cell office:value-type="float" office:value="-0.515747" calcext:value-type="float">
            <text:p>-0.515747</text:p>
          </table:table-cell>
          <table:table-cell office:value-type="float" office:value="0.0392151" calcext:value-type="float">
            <text:p>0.0392151</text:p>
          </table:table-cell>
          <table:table-cell table:number-columns-repeated="7"/>
        </table:table-row>
        <table:table-row table:style-name="ro1">
          <table:table-cell office:value-type="float" office:value="-0.482361" calcext:value-type="float">
            <text:p>-0.482361</text:p>
          </table:table-cell>
          <table:table-cell office:value-type="float" office:value="0.118744" calcext:value-type="float">
            <text:p>0.118744</text:p>
          </table:table-cell>
          <table:table-cell table:number-columns-repeated="7"/>
        </table:table-row>
        <table:table-row table:style-name="ro1">
          <table:table-cell office:value-type="float" office:value="-0.438934" calcext:value-type="float">
            <text:p>-0.438934</text:p>
          </table:table-cell>
          <table:table-cell office:value-type="float" office:value="0.192596" calcext:value-type="float">
            <text:p>0.192596</text:p>
          </table:table-cell>
          <table:table-cell table:number-columns-repeated="7"/>
        </table:table-row>
        <table:table-row table:style-name="ro1">
          <table:table-cell office:value-type="float" office:value="-0.384857" calcext:value-type="float">
            <text:p>-0.384857</text:p>
          </table:table-cell>
          <table:table-cell office:value-type="float" office:value="0.259308" calcext:value-type="float">
            <text:p>0.259308</text:p>
          </table:table-cell>
          <table:table-cell table:number-columns-repeated="7"/>
        </table:table-row>
        <table:table-row table:style-name="ro1">
          <table:table-cell office:value-type="float" office:value="-0.321899" calcext:value-type="float">
            <text:p>-0.321899</text:p>
          </table:table-cell>
          <table:table-cell office:value-type="float" office:value="0.317963" calcext:value-type="float">
            <text:p>0.317963</text:p>
          </table:table-cell>
          <table:table-cell table:number-columns-repeated="7"/>
        </table:table-row>
        <table:table-row table:style-name="ro1">
          <table:table-cell office:value-type="float" office:value="-0.249817" calcext:value-type="float">
            <text:p>-0.249817</text:p>
          </table:table-cell>
          <table:table-cell office:value-type="float" office:value="0.367615" calcext:value-type="float">
            <text:p>0.367615</text:p>
          </table:table-cell>
          <table:table-cell table:number-columns-repeated="7"/>
        </table:table-row>
        <table:table-row table:style-name="ro1">
          <table:table-cell office:value-type="float" office:value="-0.168976" calcext:value-type="float">
            <text:p>-0.168976</text:p>
          </table:table-cell>
          <table:table-cell office:value-type="float" office:value="0.407043" calcext:value-type="float">
            <text:p>0.407043</text:p>
          </table:table-cell>
          <table:table-cell table:number-columns-repeated="7"/>
        </table:table-row>
        <table:table-row table:style-name="ro1">
          <table:table-cell office:value-type="float" office:value="-0.0832214" calcext:value-type="float">
            <text:p>-0.0832214</text:p>
          </table:table-cell>
          <table:table-cell office:value-type="float" office:value="0.435516" calcext:value-type="float">
            <text:p>0.435516</text:p>
          </table:table-cell>
          <table:table-cell table:number-columns-repeated="7"/>
        </table:table-row>
        <table:table-row table:style-name="ro1">
          <table:table-cell office:value-type="float" office:value="0.00808716" calcext:value-type="float">
            <text:p>0.00808716</text:p>
          </table:table-cell>
          <table:table-cell office:value-type="float" office:value="0.452484" calcext:value-type="float">
            <text:p>0.452484</text:p>
          </table:table-cell>
          <table:table-cell table:number-columns-repeated="7"/>
        </table:table-row>
        <table:table-row table:style-name="ro1">
          <table:table-cell office:value-type="float" office:value="0.103577" calcext:value-type="float">
            <text:p>0.103577</text:p>
          </table:table-cell>
          <table:table-cell office:value-type="float" office:value="0.457428" calcext:value-type="float">
            <text:p>0.457428</text:p>
          </table:table-cell>
          <table:table-cell table:number-columns-repeated="7"/>
        </table:table-row>
        <table:table-row table:style-name="ro1">
          <table:table-cell office:value-type="float" office:value="0.198944" calcext:value-type="float">
            <text:p>0.198944</text:p>
          </table:table-cell>
          <table:table-cell office:value-type="float" office:value="0.448914" calcext:value-type="float">
            <text:p>0.448914</text:p>
          </table:table-cell>
          <table:table-cell table:number-columns-repeated="7"/>
        </table:table-row>
        <table:table-row table:style-name="ro1">
          <table:table-cell office:value-type="float" office:value="0.293396" calcext:value-type="float">
            <text:p>0.293396</text:p>
          </table:table-cell>
          <table:table-cell office:value-type="float" office:value="0.427765" calcext:value-type="float">
            <text:p>0.427765</text:p>
          </table:table-cell>
          <table:table-cell table:number-columns-repeated="7"/>
        </table:table-row>
        <table:table-row table:style-name="ro1">
          <table:table-cell office:value-type="float" office:value="0.385651" calcext:value-type="float">
            <text:p>0.385651</text:p>
          </table:table-cell>
          <table:table-cell office:value-type="float" office:value="0.394287" calcext:value-type="float">
            <text:p>0.394287</text:p>
          </table:table-cell>
          <table:table-cell table:number-columns-repeated="7"/>
        </table:table-row>
        <table:table-row table:style-name="ro1">
          <table:table-cell office:value-type="float" office:value="0.471832" calcext:value-type="float">
            <text:p>0.471832</text:p>
          </table:table-cell>
          <table:table-cell office:value-type="float" office:value="0.348633" calcext:value-type="float">
            <text:p>0.348633</text:p>
          </table:table-cell>
          <table:table-cell table:number-columns-repeated="7"/>
        </table:table-row>
        <table:table-row table:style-name="ro1">
          <table:table-cell office:value-type="float" office:value="0.550873" calcext:value-type="float">
            <text:p>0.550873</text:p>
          </table:table-cell>
          <table:table-cell office:value-type="float" office:value="0.291901" calcext:value-type="float">
            <text:p>0.291901</text:p>
          </table:table-cell>
          <table:table-cell table:number-columns-repeated="7"/>
        </table:table-row>
        <table:table-row table:style-name="ro1">
          <table:table-cell office:value-type="float" office:value="0.62207" calcext:value-type="float">
            <text:p>0.62207</text:p>
          </table:table-cell>
          <table:table-cell office:value-type="float" office:value="0.225037" calcext:value-type="float">
            <text:p>0.225037</text:p>
          </table:table-cell>
          <table:table-cell table:number-columns-repeated="7"/>
        </table:table-row>
        <table:table-row table:style-name="ro1">
          <table:table-cell office:value-type="float" office:value="0.683075" calcext:value-type="float">
            <text:p>0.683075</text:p>
          </table:table-cell>
          <table:table-cell office:value-type="float" office:value="0.149567" calcext:value-type="float">
            <text:p>0.149567</text:p>
          </table:table-cell>
          <table:table-cell table:number-columns-repeated="7"/>
        </table:table-row>
        <table:table-row table:style-name="ro1">
          <table:table-cell office:value-type="float" office:value="0.731049" calcext:value-type="float">
            <text:p>0.731049</text:p>
          </table:table-cell>
          <table:table-cell office:value-type="float" office:value="0.0662231" calcext:value-type="float">
            <text:p>0.0662231</text:p>
          </table:table-cell>
          <table:table-cell table:number-columns-repeated="7"/>
        </table:table-row>
        <table:table-row table:style-name="ro1">
          <table:table-cell office:value-type="float" office:value="0.767242" calcext:value-type="float">
            <text:p>0.767242</text:p>
          </table:table-cell>
          <table:table-cell office:value-type="float" office:value="-0.0230103" calcext:value-type="float">
            <text:p>-0.0230103</text:p>
          </table:table-cell>
          <table:table-cell table:number-columns-repeated="7"/>
        </table:table-row>
        <table:table-row table:style-name="ro1">
          <table:table-cell office:value-type="float" office:value="0.789795" calcext:value-type="float">
            <text:p>0.789795</text:p>
          </table:table-cell>
          <table:table-cell office:value-type="float" office:value="-0.116394" calcext:value-type="float">
            <text:p>-0.116394</text:p>
          </table:table-cell>
          <table:table-cell table:number-columns-repeated="7"/>
        </table:table-row>
        <table:table-row table:style-name="ro1">
          <table:table-cell office:value-type="float" office:value="0.799133" calcext:value-type="float">
            <text:p>0.799133</text:p>
          </table:table-cell>
          <table:table-cell office:value-type="float" office:value="-0.212494" calcext:value-type="float">
            <text:p>-0.212494</text:p>
          </table:table-cell>
          <table:table-cell table:number-columns-repeated="7"/>
        </table:table-row>
        <table:table-row table:style-name="ro1">
          <table:table-cell office:value-type="float" office:value="0.792938" calcext:value-type="float">
            <text:p>0.792938</text:p>
          </table:table-cell>
          <table:table-cell office:value-type="float" office:value="-0.307861" calcext:value-type="float">
            <text:p>-0.307861</text:p>
          </table:table-cell>
          <table:table-cell table:number-columns-repeated="7"/>
        </table:table-row>
        <table:table-row table:style-name="ro1">
          <table:table-cell office:value-type="float" office:value="0.771881" calcext:value-type="float">
            <text:p>0.771881</text:p>
          </table:table-cell>
          <table:table-cell office:value-type="float" office:value="-0.401215" calcext:value-type="float">
            <text:p>-0.401215</text:p>
          </table:table-cell>
          <table:table-cell table:number-columns-repeated="7"/>
        </table:table-row>
        <table:table-row table:style-name="ro1">
          <table:table-cell office:value-type="float" office:value="0.737793" calcext:value-type="float">
            <text:p>0.737793</text:p>
          </table:table-cell>
          <table:table-cell office:value-type="float" office:value="-0.489105" calcext:value-type="float">
            <text:p>-0.489105</text:p>
          </table:table-cell>
          <table:table-cell table:number-columns-repeated="7"/>
        </table:table-row>
        <table:table-row table:style-name="ro1">
          <table:table-cell office:value-type="float" office:value="0.689209" calcext:value-type="float">
            <text:p>0.689209</text:p>
          </table:table-cell>
          <table:table-cell office:value-type="float" office:value="-0.572296" calcext:value-type="float">
            <text:p>-0.572296</text:p>
          </table:table-cell>
          <table:table-cell table:number-columns-repeated="7"/>
        </table:table-row>
        <table:table-row table:style-name="ro1">
          <table:table-cell office:value-type="float" office:value="0.62851" calcext:value-type="float">
            <text:p>0.62851</text:p>
          </table:table-cell>
          <table:table-cell office:value-type="float" office:value="-0.647339" calcext:value-type="float">
            <text:p>-0.647339</text:p>
          </table:table-cell>
          <table:table-cell table:number-columns-repeated="7"/>
        </table:table-row>
        <table:table-row table:style-name="ro1">
          <table:table-cell office:value-type="float" office:value="0.558899" calcext:value-type="float">
            <text:p>0.558899</text:p>
          </table:table-cell>
          <table:table-cell office:value-type="float" office:value="-0.712738" calcext:value-type="float">
            <text:p>-0.712738</text:p>
          </table:table-cell>
          <table:table-cell table:number-columns-repeated="7"/>
        </table:table-row>
        <table:table-row table:style-name="ro1">
          <table:table-cell office:value-type="float" office:value="0.480682" calcext:value-type="float">
            <text:p>0.480682</text:p>
          </table:table-cell>
          <table:table-cell office:value-type="float" office:value="-0.769196" calcext:value-type="float">
            <text:p>-0.769196</text:p>
          </table:table-cell>
          <table:table-cell table:number-columns-repeated="7"/>
        </table:table-row>
        <table:table-row table:style-name="ro1">
          <table:table-cell office:value-type="float" office:value="0.395874" calcext:value-type="float">
            <text:p>0.395874</text:p>
          </table:table-cell>
          <table:table-cell office:value-type="float" office:value="-0.813019" calcext:value-type="float">
            <text:p>-0.813019</text:p>
          </table:table-cell>
          <table:table-cell table:number-columns-repeated="7"/>
        </table:table-row>
        <table:table-row table:style-name="ro1">
          <table:table-cell office:value-type="float" office:value="0.308868" calcext:value-type="float">
            <text:p>0.308868</text:p>
          </table:table-cell>
          <table:table-cell office:value-type="float" office:value="-0.843689" calcext:value-type="float">
            <text:p>-0.843689</text:p>
          </table:table-cell>
          <table:table-cell table:number-columns-repeated="7"/>
        </table:table-row>
        <table:table-row table:style-name="ro1">
          <table:table-cell office:value-type="float" office:value="0.21991" calcext:value-type="float">
            <text:p>0.21991</text:p>
          </table:table-cell>
          <table:table-cell office:value-type="float" office:value="-0.862305" calcext:value-type="float">
            <text:p>-0.862305</text:p>
          </table:table-cell>
          <table:table-cell table:number-columns-repeated="7"/>
        </table:table-row>
        <table:table-row table:style-name="ro1">
          <table:table-cell office:value-type="float" office:value="0.132141" calcext:value-type="float">
            <text:p>0.132141</text:p>
          </table:table-cell>
          <table:table-cell office:value-type="float" office:value="-0.863556" calcext:value-type="float">
            <text:p>-0.863556</text:p>
          </table:table-cell>
          <table:table-cell table:number-columns-repeated="7"/>
        </table:table-row>
        <table:table-row table:style-name="ro1">
          <table:table-cell office:value-type="float" office:value="0.0488892" calcext:value-type="float">
            <text:p>0.0488892</text:p>
          </table:table-cell>
          <table:table-cell office:value-type="float" office:value="-0.853424" calcext:value-type="float">
            <text:p>-0.853424</text:p>
          </table:table-cell>
          <table:table-cell table:number-columns-repeated="7"/>
        </table:table-row>
        <table:table-row table:style-name="ro1">
          <table:table-cell office:value-type="float" office:value="-0.0300293" calcext:value-type="float">
            <text:p>-0.0300293</text:p>
          </table:table-cell>
          <table:table-cell office:value-type="float" office:value="-0.842468" calcext:value-type="float">
            <text:p>-0.842468</text:p>
          </table:table-cell>
          <table:table-cell table:number-columns-repeated="7"/>
        </table:table-row>
        <table:table-row table:style-name="ro1">
          <table:table-cell office:value-type="float" office:value="-0.101746" calcext:value-type="float">
            <text:p>-0.101746</text:p>
          </table:table-cell>
          <table:table-cell office:value-type="float" office:value="-0.807617" calcext:value-type="float">
            <text:p>-0.807617</text:p>
          </table:table-cell>
          <table:table-cell table:number-columns-repeated="7"/>
        </table:table-row>
        <table:table-row table:style-name="ro1">
          <table:table-cell office:value-type="float" office:value="-0.164124" calcext:value-type="float">
            <text:p>-0.164124</text:p>
          </table:table-cell>
          <table:table-cell office:value-type="float" office:value="-0.763824" calcext:value-type="float">
            <text:p>-0.763824</text:p>
          </table:table-cell>
          <table:table-cell table:number-columns-repeated="7"/>
        </table:table-row>
        <table:table-row table:style-name="ro1">
          <table:table-cell office:value-type="float" office:value="-0.217743" calcext:value-type="float">
            <text:p>-0.217743</text:p>
          </table:table-cell>
          <table:table-cell office:value-type="float" office:value="-0.710449" calcext:value-type="float">
            <text:p>-0.710449</text:p>
          </table:table-cell>
          <table:table-cell table:number-columns-repeated="7"/>
        </table:table-row>
        <table:table-row table:style-name="ro1">
          <table:table-cell office:value-type="float" office:value="-0.262299" calcext:value-type="float">
            <text:p>-0.262299</text:p>
          </table:table-cell>
          <table:table-cell office:value-type="float" office:value="-0.648193" calcext:value-type="float">
            <text:p>-0.648193</text:p>
          </table:table-cell>
          <table:table-cell table:number-columns-repeated="7"/>
        </table:table-row>
        <table:table-row table:style-name="ro1">
          <table:table-cell office:value-type="float" office:value="-0.297333" calcext:value-type="float">
            <text:p>-0.297333</text:p>
          </table:table-cell>
          <table:table-cell office:value-type="float" office:value="-0.582489" calcext:value-type="float">
            <text:p>-0.582489</text:p>
          </table:table-cell>
          <table:table-cell table:number-columns-repeated="7"/>
        </table:table-row>
        <table:table-row table:style-name="ro1">
          <table:table-cell office:value-type="float" office:value="-0.321655" calcext:value-type="float">
            <text:p>-0.321655</text:p>
          </table:table-cell>
          <table:table-cell office:value-type="float" office:value="-0.511108" calcext:value-type="float">
            <text:p>-0.511108</text:p>
          </table:table-cell>
          <table:table-cell table:number-columns-repeated="7"/>
        </table:table-row>
        <table:table-row table:style-name="ro1">
          <table:table-cell office:value-type="float" office:value="-0.336304" calcext:value-type="float">
            <text:p>-0.336304</text:p>
          </table:table-cell>
          <table:table-cell office:value-type="float" office:value="-0.436951" calcext:value-type="float">
            <text:p>-0.436951</text:p>
          </table:table-cell>
          <table:table-cell table:number-columns-repeated="7"/>
        </table:table-row>
        <table:table-row table:style-name="ro1">
          <table:table-cell office:value-type="float" office:value="-0.340485" calcext:value-type="float">
            <text:p>-0.340485</text:p>
          </table:table-cell>
          <table:table-cell office:value-type="float" office:value="-0.362762" calcext:value-type="float">
            <text:p>-0.362762</text:p>
          </table:table-cell>
          <table:table-cell table:number-columns-repeated="7"/>
        </table:table-row>
        <table:table-row table:style-name="ro1">
          <table:table-cell office:value-type="float" office:value="-0.334961" calcext:value-type="float">
            <text:p>-0.334961</text:p>
          </table:table-cell>
          <table:table-cell office:value-type="float" office:value="-0.289551" calcext:value-type="float">
            <text:p>-0.289551</text:p>
          </table:table-cell>
          <table:table-cell table:number-columns-repeated="7"/>
        </table:table-row>
        <table:table-row table:style-name="ro1">
          <table:table-cell office:value-type="float" office:value="-0.32016" calcext:value-type="float">
            <text:p>-0.32016</text:p>
          </table:table-cell>
          <table:table-cell office:value-type="float" office:value="-0.218872" calcext:value-type="float">
            <text:p>-0.218872</text:p>
          </table:table-cell>
          <table:table-cell table:number-columns-repeated="7"/>
        </table:table-row>
        <table:table-row table:style-name="ro1">
          <table:table-cell office:value-type="float" office:value="-0.296661" calcext:value-type="float">
            <text:p>-0.296661</text:p>
          </table:table-cell>
          <table:table-cell office:value-type="float" office:value="-0.151001" calcext:value-type="float">
            <text:p>-0.151001</text:p>
          </table:table-cell>
          <table:table-cell table:number-columns-repeated="7"/>
        </table:table-row>
        <table:table-row table:style-name="ro1">
          <table:table-cell office:value-type="float" office:value="-0.264069" calcext:value-type="float">
            <text:p>-0.264069</text:p>
          </table:table-cell>
          <table:table-cell office:value-type="float" office:value="-0.088562" calcext:value-type="float">
            <text:p>-0.088562</text:p>
          </table:table-cell>
          <table:table-cell table:number-columns-repeated="7"/>
        </table:table-row>
        <table:table-row table:style-name="ro1">
          <table:table-cell office:value-type="float" office:value="-0.223846" calcext:value-type="float">
            <text:p>-0.223846</text:p>
          </table:table-cell>
          <table:table-cell office:value-type="float" office:value="-0.0317688" calcext:value-type="float">
            <text:p>-0.0317688</text:p>
          </table:table-cell>
          <table:table-cell table:number-columns-repeated="7"/>
        </table:table-row>
        <table:table-row table:style-name="ro1">
          <table:table-cell office:value-type="float" office:value="-0.176758" calcext:value-type="float">
            <text:p>-0.176758</text:p>
          </table:table-cell>
          <table:table-cell office:value-type="float" office:value="0.0188904" calcext:value-type="float">
            <text:p>0.0188904</text:p>
          </table:table-cell>
          <table:table-cell table:number-columns-repeated="7"/>
        </table:table-row>
        <table:table-row table:style-name="ro1">
          <table:table-cell office:value-type="float" office:value="-0.121918" calcext:value-type="float">
            <text:p>-0.121918</text:p>
          </table:table-cell>
          <table:table-cell office:value-type="float" office:value="0.0620728" calcext:value-type="float">
            <text:p>0.0620728</text:p>
          </table:table-cell>
          <table:table-cell table:number-columns-repeated="7"/>
        </table:table-row>
        <table:table-row table:style-name="ro1">
          <table:table-cell office:value-type="float" office:value="-0.0609741" calcext:value-type="float">
            <text:p>-0.0609741</text:p>
          </table:table-cell>
          <table:table-cell office:value-type="float" office:value="0.0976562" calcext:value-type="float">
            <text:p>0.0976562</text:p>
          </table:table-cell>
          <table:table-cell table:number-columns-repeated="7"/>
        </table:table-row>
        <table:table-row table:style-name="ro1">
          <table:table-cell office:value-type="float" office:value="0.00418091" calcext:value-type="float">
            <text:p>0.00418091</text:p>
          </table:table-cell>
          <table:table-cell office:value-type="float" office:value="0.124084" calcext:value-type="float">
            <text:p>0.124084</text:p>
          </table:table-cell>
          <table:table-cell table:number-columns-repeated="7"/>
        </table:table-row>
        <table:table-row table:style-name="ro1">
          <table:table-cell office:value-type="float" office:value="0.0739136" calcext:value-type="float">
            <text:p>0.0739136</text:p>
          </table:table-cell>
          <table:table-cell office:value-type="float" office:value="0.141876" calcext:value-type="float">
            <text:p>0.141876</text:p>
          </table:table-cell>
          <table:table-cell table:number-columns-repeated="7"/>
        </table:table-row>
        <table:table-row table:style-name="ro1">
          <table:table-cell office:value-type="float" office:value="0.147156" calcext:value-type="float">
            <text:p>0.147156</text:p>
          </table:table-cell>
          <table:table-cell office:value-type="float" office:value="0.150757" calcext:value-type="float">
            <text:p>0.150757</text:p>
          </table:table-cell>
          <table:table-cell table:number-columns-repeated="7"/>
        </table:table-row>
        <table:table-row table:style-name="ro1">
          <table:table-cell office:value-type="float" office:value="0.221588" calcext:value-type="float">
            <text:p>0.221588</text:p>
          </table:table-cell>
          <table:table-cell office:value-type="float" office:value="0.149902" calcext:value-type="float">
            <text:p>0.149902</text:p>
          </table:table-cell>
          <table:table-cell table:number-columns-repeated="7"/>
        </table:table-row>
        <table:table-row table:style-name="ro1">
          <table:table-cell office:value-type="float" office:value="0.295288" calcext:value-type="float">
            <text:p>0.295288</text:p>
          </table:table-cell>
          <table:table-cell office:value-type="float" office:value="0.13974" calcext:value-type="float">
            <text:p>0.13974</text:p>
          </table:table-cell>
          <table:table-cell table:number-columns-repeated="7"/>
        </table:table-row>
        <table:table-row table:style-name="ro1">
          <table:table-cell office:value-type="float" office:value="0.367737" calcext:value-type="float">
            <text:p>0.367737</text:p>
          </table:table-cell>
          <table:table-cell office:value-type="float" office:value="0.119965" calcext:value-type="float">
            <text:p>0.119965</text:p>
          </table:table-cell>
          <table:table-cell table:number-columns-repeated="7"/>
        </table:table-row>
        <table:table-row table:style-name="ro1">
          <table:table-cell office:value-type="float" office:value="0.437622" calcext:value-type="float">
            <text:p>0.437622</text:p>
          </table:table-cell>
          <table:table-cell office:value-type="float" office:value="0.0907593" calcext:value-type="float">
            <text:p>0.0907593</text:p>
          </table:table-cell>
          <table:table-cell table:number-columns-repeated="7"/>
        </table:table-row>
        <table:table-row table:style-name="ro1">
          <table:table-cell office:value-type="float" office:value="0.503998" calcext:value-type="float">
            <text:p>0.503998</text:p>
          </table:table-cell>
          <table:table-cell office:value-type="float" office:value="0.0530396" calcext:value-type="float">
            <text:p>0.0530396</text:p>
          </table:table-cell>
          <table:table-cell table:number-columns-repeated="7"/>
        </table:table-row>
        <table:table-row table:style-name="ro1">
          <table:table-cell office:value-type="float" office:value="0.564636" calcext:value-type="float">
            <text:p>0.564636</text:p>
          </table:table-cell>
          <table:table-cell office:value-type="float" office:value="0.0072937" calcext:value-type="float">
            <text:p>0.0072937</text:p>
          </table:table-cell>
          <table:table-cell table:number-columns-repeated="7"/>
        </table:table-row>
        <table:table-row table:style-name="ro1">
          <table:table-cell office:value-type="float" office:value="0.618866" calcext:value-type="float">
            <text:p>0.618866</text:p>
          </table:table-cell>
          <table:table-cell office:value-type="float" office:value="-0.046875" calcext:value-type="float">
            <text:p>-0.046875</text:p>
          </table:table-cell>
          <table:table-cell table:number-columns-repeated="7"/>
        </table:table-row>
        <table:table-row table:style-name="ro1">
          <table:table-cell office:value-type="float" office:value="0.665527" calcext:value-type="float">
            <text:p>0.665527</text:p>
          </table:table-cell>
          <table:table-cell office:value-type="float" office:value="-0.107056" calcext:value-type="float">
            <text:p>-0.107056</text:p>
          </table:table-cell>
          <table:table-cell table:number-columns-repeated="7"/>
        </table:table-row>
        <table:table-row table:style-name="ro1">
          <table:table-cell office:value-type="float" office:value="0.703918" calcext:value-type="float">
            <text:p>0.703918</text:p>
          </table:table-cell>
          <table:table-cell office:value-type="float" office:value="-0.174042" calcext:value-type="float">
            <text:p>-0.174042</text:p>
          </table:table-cell>
          <table:table-cell table:number-columns-repeated="7"/>
        </table:table-row>
        <table:table-row table:style-name="ro1">
          <table:table-cell office:value-type="float" office:value="0.732971" calcext:value-type="float">
            <text:p>0.732971</text:p>
          </table:table-cell>
          <table:table-cell office:value-type="float" office:value="-0.24527" calcext:value-type="float">
            <text:p>-0.24527</text:p>
          </table:table-cell>
          <table:table-cell table:number-columns-repeated="7"/>
        </table:table-row>
        <table:table-row table:style-name="ro1">
          <table:table-cell office:value-type="float" office:value="0.753021" calcext:value-type="float">
            <text:p>0.753021</text:p>
          </table:table-cell>
          <table:table-cell office:value-type="float" office:value="-0.319702" calcext:value-type="float">
            <text:p>-0.319702</text:p>
          </table:table-cell>
          <table:table-cell table:number-columns-repeated="7"/>
        </table:table-row>
        <table:table-row table:style-name="ro1">
          <table:table-cell office:value-type="float" office:value="0.763428" calcext:value-type="float">
            <text:p>0.763428</text:p>
          </table:table-cell>
          <table:table-cell office:value-type="float" office:value="-0.39743" calcext:value-type="float">
            <text:p>-0.39743</text:p>
          </table:table-cell>
          <table:table-cell table:number-columns-repeated="7"/>
        </table:table-row>
        <table:table-row table:style-name="ro1">
          <table:table-cell office:value-type="float" office:value="0.761169" calcext:value-type="float">
            <text:p>0.761169</text:p>
          </table:table-cell>
          <table:table-cell office:value-type="float" office:value="-0.474976" calcext:value-type="float">
            <text:p>-0.474976</text:p>
          </table:table-cell>
          <table:table-cell table:number-columns-repeated="7"/>
        </table:table-row>
        <table:table-row table:style-name="ro1">
          <table:table-cell office:value-type="float" office:value="0.748352" calcext:value-type="float">
            <text:p>0.748352</text:p>
          </table:table-cell>
          <table:table-cell office:value-type="float" office:value="-0.553558" calcext:value-type="float">
            <text:p>-0.553558</text:p>
          </table:table-cell>
          <table:table-cell table:number-columns-repeated="7"/>
        </table:table-row>
        <table:table-row table:style-name="ro1">
          <table:table-cell office:value-type="float" office:value="0.723755" calcext:value-type="float">
            <text:p>0.723755</text:p>
          </table:table-cell>
          <table:table-cell office:value-type="float" office:value="-0.628418" calcext:value-type="float">
            <text:p>-0.628418</text:p>
          </table:table-cell>
          <table:table-cell table:number-columns-repeated="7"/>
        </table:table-row>
        <table:table-row table:style-name="ro1">
          <table:table-cell office:value-type="float" office:value="0.690338" calcext:value-type="float">
            <text:p>0.690338</text:p>
          </table:table-cell>
          <table:table-cell office:value-type="float" office:value="-0.700195" calcext:value-type="float">
            <text:p>-0.700195</text:p>
          </table:table-cell>
          <table:table-cell table:number-columns-repeated="7"/>
        </table:table-row>
        <table:table-row table:style-name="ro1">
          <table:table-cell office:value-type="float" office:value="0.644684" calcext:value-type="float">
            <text:p>0.644684</text:p>
          </table:table-cell>
          <table:table-cell office:value-type="float" office:value="-0.767548" calcext:value-type="float">
            <text:p>-0.767548</text:p>
          </table:table-cell>
          <table:table-cell table:number-columns-repeated="7"/>
        </table:table-row>
        <table:table-row table:style-name="ro1">
          <table:table-cell office:value-type="float" office:value="0.59024" calcext:value-type="float">
            <text:p>0.59024</text:p>
          </table:table-cell>
          <table:table-cell office:value-type="float" office:value="-0.829102" calcext:value-type="float">
            <text:p>-0.829102</text:p>
          </table:table-cell>
          <table:table-cell table:number-columns-repeated="7"/>
        </table:table-row>
        <table:table-row table:style-name="ro1">
          <table:table-cell office:value-type="float" office:value="0.526978" calcext:value-type="float">
            <text:p>0.526978</text:p>
          </table:table-cell>
          <table:table-cell office:value-type="float" office:value="-0.881744" calcext:value-type="float">
            <text:p>-0.881744</text:p>
          </table:table-cell>
          <table:table-cell table:number-columns-repeated="7"/>
        </table:table-row>
        <table:table-row table:style-name="ro1">
          <table:table-cell office:value-type="float" office:value="0.456482" calcext:value-type="float">
            <text:p>0.456482</text:p>
          </table:table-cell>
          <table:table-cell office:value-type="float" office:value="-0.927551" calcext:value-type="float">
            <text:p>-0.927551</text:p>
          </table:table-cell>
          <table:table-cell table:number-columns-repeated="7"/>
        </table:table-row>
        <table:table-row table:style-name="ro1">
          <table:table-cell office:value-type="float" office:value="0.381378" calcext:value-type="float">
            <text:p>0.381378</text:p>
          </table:table-cell>
          <table:table-cell office:value-type="float" office:value="-0.963562" calcext:value-type="float">
            <text:p>-0.963562</text:p>
          </table:table-cell>
          <table:table-cell table:number-columns-repeated="7"/>
        </table:table-row>
        <table:table-row table:style-name="ro1">
          <table:table-cell office:value-type="float" office:value="0.300537" calcext:value-type="float">
            <text:p>0.300537</text:p>
          </table:table-cell>
          <table:table-cell office:value-type="float" office:value="-0.988708" calcext:value-type="float">
            <text:p>-0.988708</text:p>
          </table:table-cell>
          <table:table-cell table:number-columns-repeated="7"/>
        </table:table-row>
        <table:table-row table:style-name="ro1">
          <table:table-cell office:value-type="float" office:value="0.218842" calcext:value-type="float">
            <text:p>0.218842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3916" calcext:value-type="float">
            <text:p>0.1391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0594482" calcext:value-type="float">
            <text:p>0.0594482</text:p>
          </table:table-cell>
          <table:table-cell office:value-type="float" office:value="-0.991028" calcext:value-type="float">
            <text:p>-0.991028</text:p>
          </table:table-cell>
          <table:table-cell table:number-columns-repeated="7"/>
        </table:table-row>
        <table:table-row table:style-name="ro1">
          <table:table-cell office:value-type="float" office:value="-0.0141907" calcext:value-type="float">
            <text:p>-0.0141907</text:p>
          </table:table-cell>
          <table:table-cell office:value-type="float" office:value="-0.96701" calcext:value-type="float">
            <text:p>-0.96701</text:p>
          </table:table-cell>
          <table:table-cell table:number-columns-repeated="7"/>
        </table:table-row>
        <table:table-row table:style-name="ro1">
          <table:table-cell office:value-type="float" office:value="-0.0821228" calcext:value-type="float">
            <text:p>-0.0821228</text:p>
          </table:table-cell>
          <table:table-cell office:value-type="float" office:value="-0.929962" calcext:value-type="float">
            <text:p>-0.929962</text:p>
          </table:table-cell>
          <table:table-cell table:number-columns-repeated="7"/>
        </table:table-row>
        <table:table-row table:style-name="ro1">
          <table:table-cell office:value-type="float" office:value="-0.142456" calcext:value-type="float">
            <text:p>-0.142456</text:p>
          </table:table-cell>
          <table:table-cell office:value-type="float" office:value="-0.879883" calcext:value-type="float">
            <text:p>-0.879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-0.193878" calcext:value-type="float">
            <text:p>-0.193878</text:p>
          </table:table-cell>
          <table:table-cell office:value-type="float" office:value="-0.821228" calcext:value-type="float">
            <text:p>-0.821228</text:p>
          </table:table-cell>
          <table:table-cell table:number-columns-repeated="7"/>
        </table:table-row>
        <table:table-row table:style-name="ro1">
          <table:table-cell office:value-type="float" office:value="-0.236633" calcext:value-type="float">
            <text:p>-0.236633</text:p>
          </table:table-cell>
          <table:table-cell office:value-type="float" office:value="-0.752228" calcext:value-type="float">
            <text:p>-0.752228</text:p>
          </table:table-cell>
          <table:table-cell table:number-columns-repeated="7"/>
        </table:table-row>
        <table:table-row table:style-name="ro1">
          <table:table-cell office:value-type="float" office:value="-0.268616" calcext:value-type="float">
            <text:p>-0.268616</text:p>
          </table:table-cell>
          <table:table-cell office:value-type="float" office:value="-0.675629" calcext:value-type="float">
            <text:p>-0.675629</text:p>
          </table:table-cell>
          <table:table-cell table:number-columns-repeated="7"/>
        </table:table-row>
        <table:table-row table:style-name="ro1">
          <table:table-cell office:value-type="float" office:value="-0.289307" calcext:value-type="float">
            <text:p>-0.289307</text:p>
          </table:table-cell>
          <table:table-cell office:value-type="float" office:value="-0.593994" calcext:value-type="float">
            <text:p>-0.593994</text:p>
          </table:table-cell>
          <table:table-cell table:number-columns-repeated="7"/>
        </table:table-row>
        <table:table-row table:style-name="ro1">
          <table:table-cell office:value-type="float" office:value="-0.299896" calcext:value-type="float">
            <text:p>-0.299896</text:p>
          </table:table-cell>
          <table:table-cell office:value-type="float" office:value="-0.509552" calcext:value-type="float">
            <text:p>-0.509552</text:p>
          </table:table-cell>
          <table:table-cell table:number-columns-repeated="7"/>
        </table:table-row>
        <table:table-row table:style-name="ro1">
          <table:table-cell office:value-type="float" office:value="-0.29776" calcext:value-type="float">
            <text:p>-0.29776</text:p>
          </table:table-cell>
          <table:table-cell office:value-type="float" office:value="-0.424774" calcext:value-type="float">
            <text:p>-0.424774</text:p>
          </table:table-cell>
          <table:table-cell table:number-columns-repeated="7"/>
        </table:table-row>
        <table:table-row table:style-name="ro1">
          <table:table-cell office:value-type="float" office:value="-0.285522" calcext:value-type="float">
            <text:p>-0.285522</text:p>
          </table:table-cell>
          <table:table-cell office:value-type="float" office:value="-0.340363" calcext:value-type="float">
            <text:p>-0.340363</text:p>
          </table:table-cell>
          <table:table-cell table:number-columns-repeated="7"/>
        </table:table-row>
        <table:table-row table:style-name="ro1">
          <table:table-cell office:value-type="float" office:value="-0.263428" calcext:value-type="float">
            <text:p>-0.263428</text:p>
          </table:table-cell>
          <table:table-cell office:value-type="float" office:value="-0.25824" calcext:value-type="float">
            <text:p>-0.25824</text:p>
          </table:table-cell>
          <table:table-cell table:number-columns-repeated="7"/>
        </table:table-row>
        <table:table-row table:style-name="ro1">
          <table:table-cell office:value-type="float" office:value="-0.229279" calcext:value-type="float">
            <text:p>-0.229279</text:p>
          </table:table-cell>
          <table:table-cell office:value-type="float" office:value="-0.178955" calcext:value-type="float">
            <text:p>-0.178955</text:p>
          </table:table-cell>
          <table:table-cell table:number-columns-repeated="7"/>
        </table:table-row>
        <table:table-row table:style-name="ro1">
          <table:table-cell office:value-type="float" office:value="-0.185791" calcext:value-type="float">
            <text:p>-0.185791</text:p>
          </table:table-cell>
          <table:table-cell office:value-type="float" office:value="-0.106293" calcext:value-type="float">
            <text:p>-0.106293</text:p>
          </table:table-cell>
          <table:table-cell table:number-columns-repeated="7"/>
        </table:table-row>
        <table:table-row table:style-name="ro1">
          <table:table-cell office:value-type="float" office:value="-0.132996" calcext:value-type="float">
            <text:p>-0.132996</text:p>
          </table:table-cell>
          <table:table-cell office:value-type="float" office:value="-0.0402222" calcext:value-type="float">
            <text:p>-0.0402222</text:p>
          </table:table-cell>
          <table:table-cell table:number-columns-repeated="7"/>
        </table:table-row>
        <table:table-row table:style-name="ro1">
          <table:table-cell office:value-type="float" office:value="-0.069397" calcext:value-type="float">
            <text:p>-0.069397</text:p>
          </table:table-cell>
          <table:table-cell office:value-type="float" office:value="0.0175476" calcext:value-type="float">
            <text:p>0.0175476</text:p>
          </table:table-cell>
          <table:table-cell table:number-columns-repeated="7"/>
        </table:table-row>
        <table:table-row table:style-name="ro1">
          <table:table-cell office:value-type="float" office:value="0.00317383" calcext:value-type="float">
            <text:p>0.00317383</text:p>
          </table:table-cell>
          <table:table-cell office:value-type="float" office:value="0.0651855" calcext:value-type="float">
            <text:p>0.0651855</text:p>
          </table:table-cell>
          <table:table-cell table:number-columns-repeated="7"/>
        </table:table-row>
        <table:table-row table:style-name="ro1">
          <table:table-cell office:value-type="float" office:value="0.0845337" calcext:value-type="float">
            <text:p>0.0845337</text:p>
          </table:table-cell>
          <table:table-cell office:value-type="float" office:value="0.102356" calcext:value-type="float">
            <text:p>0.102356</text:p>
          </table:table-cell>
          <table:table-cell table:number-columns-repeated="7"/>
        </table:table-row>
        <table:table-row table:style-name="ro1">
          <table:table-cell office:value-type="float" office:value="0.172028" calcext:value-type="float">
            <text:p>0.172028</text:p>
          </table:table-cell>
          <table:table-cell office:value-type="float" office:value="0.128418" calcext:value-type="float">
            <text:p>0.128418</text:p>
          </table:table-cell>
          <table:table-cell table:number-columns-repeated="7"/>
        </table:table-row>
        <table:table-row table:style-name="ro1">
          <table:table-cell office:value-type="float" office:value="0.263855" calcext:value-type="float">
            <text:p>0.263855</text:p>
          </table:table-cell>
          <table:table-cell office:value-type="float" office:value="0.141479" calcext:value-type="float">
            <text:p>0.141479</text:p>
          </table:table-cell>
          <table:table-cell table:number-columns-repeated="7"/>
        </table:table-row>
        <table:table-row table:style-name="ro1">
          <table:table-cell office:value-type="float" office:value="0.358582" calcext:value-type="float">
            <text:p>0.358582</text:p>
          </table:table-cell>
          <table:table-cell office:value-type="float" office:value="0.142853" calcext:value-type="float">
            <text:p>0.142853</text:p>
          </table:table-cell>
          <table:table-cell table:number-columns-repeated="7"/>
        </table:table-row>
        <table:table-row table:style-name="ro1">
          <table:table-cell office:value-type="float" office:value="0.454865" calcext:value-type="float">
            <text:p>0.454865</text:p>
          </table:table-cell>
          <table:table-cell office:value-type="float" office:value="0.130829" calcext:value-type="float">
            <text:p>0.130829</text:p>
          </table:table-cell>
          <table:table-cell table:number-columns-repeated="7"/>
        </table:table-row>
        <table:table-row table:style-name="ro1">
          <table:table-cell office:value-type="float" office:value="0.548767" calcext:value-type="float">
            <text:p>0.548767</text:p>
          </table:table-cell>
          <table:table-cell office:value-type="float" office:value="0.106812" calcext:value-type="float">
            <text:p>0.106812</text:p>
          </table:table-cell>
          <table:table-cell table:number-columns-repeated="7"/>
        </table:table-row>
        <table:table-row table:style-name="ro1">
          <table:table-cell office:value-type="float" office:value="0.638794" calcext:value-type="float">
            <text:p>0.638794</text:p>
          </table:table-cell>
          <table:table-cell office:value-type="float" office:value="0.070343" calcext:value-type="float">
            <text:p>0.070343</text:p>
          </table:table-cell>
          <table:table-cell table:number-columns-repeated="7"/>
        </table:table-row>
        <table:table-row table:style-name="ro1">
          <table:table-cell office:value-type="float" office:value="0.723907" calcext:value-type="float">
            <text:p>0.723907</text:p>
          </table:table-cell>
          <table:table-cell office:value-type="float" office:value="0.0210876" calcext:value-type="float">
            <text:p>0.0210876</text:p>
          </table:table-cell>
          <table:table-cell table:number-columns-repeated="7"/>
        </table:table-row>
        <table:table-row table:style-name="ro1">
          <table:table-cell office:value-type="float" office:value="0.801086" calcext:value-type="float">
            <text:p>0.801086</text:p>
          </table:table-cell>
          <table:table-cell office:value-type="float" office:value="-0.0393677" calcext:value-type="float">
            <text:p>-0.0393677</text:p>
          </table:table-cell>
          <table:table-cell table:number-columns-repeated="7"/>
        </table:table-row>
        <table:table-row table:style-name="ro1">
          <table:table-cell office:value-type="float" office:value="0.868958" calcext:value-type="float">
            <text:p>0.868958</text:p>
          </table:table-cell>
          <table:table-cell office:value-type="float" office:value="-0.109283" calcext:value-type="float">
            <text:p>-0.109283</text:p>
          </table:table-cell>
          <table:table-cell table:number-columns-repeated="7"/>
        </table:table-row>
        <table:table-row table:style-name="ro1">
          <table:table-cell office:value-type="float" office:value="0.92627" calcext:value-type="float">
            <text:p>0.92627</text:p>
          </table:table-cell>
          <table:table-cell office:value-type="float" office:value="-0.187866" calcext:value-type="float">
            <text:p>-0.187866</text:p>
          </table:table-cell>
          <table:table-cell table:number-columns-repeated="7"/>
        </table:table-row>
        <table:table-row table:style-name="ro1">
          <table:table-cell office:value-type="float" office:value="0.973267" calcext:value-type="float">
            <text:p>0.973267</text:p>
          </table:table-cell>
          <table:table-cell office:value-type="float" office:value="-0.273529" calcext:value-type="float">
            <text:p>-0.273529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36438" calcext:value-type="float">
            <text:p>-0.36438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459625" calcext:value-type="float">
            <text:p>-0.459625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555176" calcext:value-type="float">
            <text:p>-0.555176</text:p>
          </table:table-cell>
          <table:table-cell table:number-columns-repeated="7"/>
        </table:table-row>
        <table:table-row table:style-name="ro1">
          <table:table-cell office:value-type="float" office:value="0.999908" calcext:value-type="float">
            <text:p>0.999908</text:p>
          </table:table-cell>
          <table:table-cell office:value-type="float" office:value="-0.651428" calcext:value-type="float">
            <text:p>-0.651428</text:p>
          </table:table-cell>
          <table:table-cell table:number-columns-repeated="7"/>
        </table:table-row>
        <table:table-row table:style-name="ro1">
          <table:table-cell office:value-type="float" office:value="0.988068" calcext:value-type="float">
            <text:p>0.988068</text:p>
          </table:table-cell>
          <table:table-cell office:value-type="float" office:value="-0.744263" calcext:value-type="float">
            <text:p>-0.744263</text:p>
          </table:table-cell>
          <table:table-cell table:number-columns-repeated="7"/>
        </table:table-row>
        <table:table-row table:style-name="ro1">
          <table:table-cell office:value-type="float" office:value="0.947205" calcext:value-type="float">
            <text:p>0.947205</text:p>
          </table:table-cell>
          <table:table-cell office:value-type="float" office:value="-0.831207" calcext:value-type="float">
            <text:p>-0.831207</text:p>
          </table:table-cell>
          <table:table-cell table:number-columns-repeated="7"/>
        </table:table-row>
        <table:table-row table:style-name="ro1">
          <table:table-cell office:value-type="float" office:value="0.892914" calcext:value-type="float">
            <text:p>0.892914</text:p>
          </table:table-cell>
          <table:table-cell office:value-type="float" office:value="-0.911377" calcext:value-type="float">
            <text:p>-0.911377</text:p>
          </table:table-cell>
          <table:table-cell table:number-columns-repeated="7"/>
        </table:table-row>
        <table:table-row table:style-name="ro1">
          <table:table-cell office:value-type="float" office:value="0.826508" calcext:value-type="float">
            <text:p>0.826508</text:p>
          </table:table-cell>
          <table:table-cell office:value-type="float" office:value="-0.982758" calcext:value-type="float">
            <text:p>-0.982758</text:p>
          </table:table-cell>
          <table:table-cell table:number-columns-repeated="7"/>
        </table:table-row>
        <table:table-row table:style-name="ro1">
          <table:table-cell office:value-type="float" office:value="0.752594" calcext:value-type="float">
            <text:p>0.75259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669983" calcext:value-type="float">
            <text:p>0.669983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581451" calcext:value-type="float">
            <text:p>0.581451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491333" calcext:value-type="float">
            <text:p>0.49133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00574" calcext:value-type="float">
            <text:p>0.40057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11859" calcext:value-type="float">
            <text:p>0.311859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27936" calcext:value-type="float">
            <text:p>0.22793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50909" calcext:value-type="float">
            <text:p>0.150909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0802612" calcext:value-type="float">
            <text:p>0.0802612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0204163" calcext:value-type="float">
            <text:p>0.020416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0322876" calcext:value-type="float">
            <text:p>-0.0322876</text:p>
          </table:table-cell>
          <table:table-cell office:value-type="float" office:value="-0.970459" calcext:value-type="float">
            <text:p>-0.970459</text:p>
          </table:table-cell>
          <table:table-cell table:number-columns-repeated="7"/>
        </table:table-row>
        <table:table-row table:style-name="ro1">
          <table:table-cell office:value-type="float" office:value="-0.074646" calcext:value-type="float">
            <text:p>-0.074646</text:p>
          </table:table-cell>
          <table:table-cell office:value-type="float" office:value="-0.904816" calcext:value-type="float">
            <text:p>-0.904816</text:p>
          </table:table-cell>
          <table:table-cell table:number-columns-repeated="7"/>
        </table:table-row>
        <table:table-row table:style-name="ro1">
          <table:table-cell office:value-type="float" office:value="-0.104889" calcext:value-type="float">
            <text:p>-0.104889</text:p>
          </table:table-cell>
          <table:table-cell office:value-type="float" office:value="-0.829498" calcext:value-type="float">
            <text:p>-0.829498</text:p>
          </table:table-cell>
          <table:table-cell table:number-columns-repeated="7"/>
        </table:table-row>
        <table:table-row table:style-name="ro1">
          <table:table-cell office:value-type="float" office:value="-0.126007" calcext:value-type="float">
            <text:p>-0.126007</text:p>
          </table:table-cell>
          <table:table-cell office:value-type="float" office:value="-0.751923" calcext:value-type="float">
            <text:p>-0.751923</text:p>
          </table:table-cell>
          <table:table-cell table:number-columns-repeated="7"/>
        </table:table-row>
        <table:table-row table:style-name="ro1">
          <table:table-cell office:value-type="float" office:value="-0.13559" calcext:value-type="float">
            <text:p>-0.13559</text:p>
          </table:table-cell>
          <table:table-cell office:value-type="float" office:value="-0.672546" calcext:value-type="float">
            <text:p>-0.672546</text:p>
          </table:table-cell>
          <table:table-cell table:number-columns-repeated="7"/>
        </table:table-row>
        <table:table-row table:style-name="ro1">
          <table:table-cell office:value-type="float" office:value="-0.135162" calcext:value-type="float">
            <text:p>-0.135162</text:p>
          </table:table-cell>
          <table:table-cell office:value-type="float" office:value="-0.592133" calcext:value-type="float">
            <text:p>-0.592133</text:p>
          </table:table-cell>
          <table:table-cell table:number-columns-repeated="7"/>
        </table:table-row>
        <table:table-row table:style-name="ro1">
          <table:table-cell office:value-type="float" office:value="-0.126373" calcext:value-type="float">
            <text:p>-0.126373</text:p>
          </table:table-cell>
          <table:table-cell office:value-type="float" office:value="-0.514557" calcext:value-type="float">
            <text:p>-0.514557</text:p>
          </table:table-cell>
          <table:table-cell table:number-columns-repeated="7"/>
        </table:table-row>
        <table:table-row table:style-name="ro1">
          <table:table-cell office:value-type="float" office:value="-0.107117" calcext:value-type="float">
            <text:p>-0.107117</text:p>
          </table:table-cell>
          <table:table-cell office:value-type="float" office:value="-0.438782" calcext:value-type="float">
            <text:p>-0.438782</text:p>
          </table:table-cell>
          <table:table-cell table:number-columns-repeated="7"/>
        </table:table-row>
        <table:table-row table:style-name="ro1">
          <table:table-cell office:value-type="float" office:value="-0.0795593" calcext:value-type="float">
            <text:p>-0.0795593</text:p>
          </table:table-cell>
          <table:table-cell office:value-type="float" office:value="-0.368103" calcext:value-type="float">
            <text:p>-0.368103</text:p>
          </table:table-cell>
          <table:table-cell table:number-columns-repeated="7"/>
        </table:table-row>
        <table:table-row table:style-name="ro1">
          <table:table-cell office:value-type="float" office:value="-0.0439453" calcext:value-type="float">
            <text:p>-0.0439453</text:p>
          </table:table-cell>
          <table:table-cell office:value-type="float" office:value="-0.302704" calcext:value-type="float">
            <text:p>-0.302704</text:p>
          </table:table-cell>
          <table:table-cell table:number-columns-repeated="7"/>
        </table:table-row>
        <table:table-row table:style-name="ro1">
          <table:table-cell office:value-type="float" office:value="-0.000427246" calcext:value-type="float">
            <text:p>-0.000427246</text:p>
          </table:table-cell>
          <table:table-cell office:value-type="float" office:value="-0.242157" calcext:value-type="float">
            <text:p>-0.242157</text:p>
          </table:table-cell>
          <table:table-cell table:number-columns-repeated="7"/>
        </table:table-row>
        <table:table-row table:style-name="ro1">
          <table:table-cell office:value-type="float" office:value="0.0506897" calcext:value-type="float">
            <text:p>0.0506897</text:p>
          </table:table-cell>
          <table:table-cell office:value-type="float" office:value="-0.189728" calcext:value-type="float">
            <text:p>-0.189728</text:p>
          </table:table-cell>
          <table:table-cell table:number-columns-repeated="7"/>
        </table:table-row>
        <table:table-row table:style-name="ro1">
          <table:table-cell office:value-type="float" office:value="0.108398" calcext:value-type="float">
            <text:p>0.108398</text:p>
          </table:table-cell>
          <table:table-cell office:value-type="float" office:value="-0.144714" calcext:value-type="float">
            <text:p>-0.144714</text:p>
          </table:table-cell>
          <table:table-cell table:number-columns-repeated="7"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-0.10733" calcext:value-type="float">
            <text:p>-0.10733</text:p>
          </table:table-cell>
          <table:table-cell table:number-columns-repeated="7"/>
        </table:table-row>
        <table:table-row table:style-name="ro1">
          <table:table-cell office:value-type="float" office:value="0.239288" calcext:value-type="float">
            <text:p>0.239288</text:p>
          </table:table-cell>
          <table:table-cell office:value-type="float" office:value="-0.0790405" calcext:value-type="float">
            <text:p>-0.0790405</text:p>
          </table:table-cell>
          <table:table-cell table:number-columns-repeated="7"/>
        </table:table-row>
        <table:table-row table:style-name="ro1">
          <table:table-cell office:value-type="float" office:value="0.311157" calcext:value-type="float">
            <text:p>0.311157</text:p>
          </table:table-cell>
          <table:table-cell office:value-type="float" office:value="-0.0596924" calcext:value-type="float">
            <text:p>-0.0596924</text:p>
          </table:table-cell>
          <table:table-cell table:number-columns-repeated="7"/>
        </table:table-row>
        <table:table-row table:style-name="ro1">
          <table:table-cell office:value-type="float" office:value="0.385315" calcext:value-type="float">
            <text:p>0.385315</text:p>
          </table:table-cell>
          <table:table-cell office:value-type="float" office:value="-0.0501709" calcext:value-type="float">
            <text:p>-0.0501709</text:p>
          </table:table-cell>
          <table:table-cell table:number-columns-repeated="7"/>
        </table:table-row>
        <table:table-row table:style-name="ro1">
          <table:table-cell office:value-type="float" office:value="0.459564" calcext:value-type="float">
            <text:p>0.459564</text:p>
          </table:table-cell>
          <table:table-cell office:value-type="float" office:value="-0.0509033" calcext:value-type="float">
            <text:p>-0.0509033</text:p>
          </table:table-cell>
          <table:table-cell table:number-columns-repeated="7"/>
        </table:table-row>
        <table:table-row table:style-name="ro1">
          <table:table-cell office:value-type="float" office:value="0.532654" calcext:value-type="float">
            <text:p>0.532654</text:p>
          </table:table-cell>
          <table:table-cell office:value-type="float" office:value="-0.0610046" calcext:value-type="float">
            <text:p>-0.0610046</text:p>
          </table:table-cell>
          <table:table-cell table:number-columns-repeated="7"/>
        </table:table-row>
        <table:table-row table:style-name="ro1">
          <table:table-cell office:value-type="float" office:value="0.604401" calcext:value-type="float">
            <text:p>0.604401</text:p>
          </table:table-cell>
          <table:table-cell office:value-type="float" office:value="-0.0800781" calcext:value-type="float">
            <text:p>-0.0800781</text:p>
          </table:table-cell>
          <table:table-cell table:number-columns-repeated="7"/>
        </table:table-row>
        <table:table-row table:style-name="ro1">
          <table:table-cell office:value-type="float" office:value="0.672394" calcext:value-type="float">
            <text:p>0.672394</text:p>
          </table:table-cell>
          <table:table-cell office:value-type="float" office:value="-0.106873" calcext:value-type="float">
            <text:p>-0.106873</text:p>
          </table:table-cell>
          <table:table-cell table:number-columns-repeated="7"/>
        </table:table-row>
        <table:table-row table:style-name="ro1">
          <table:table-cell office:value-type="float" office:value="0.734924" calcext:value-type="float">
            <text:p>0.734924</text:p>
          </table:table-cell>
          <table:table-cell office:value-type="float" office:value="-0.142365" calcext:value-type="float">
            <text:p>-0.142365</text:p>
          </table:table-cell>
          <table:table-cell table:number-columns-repeated="7"/>
        </table:table-row>
        <table:table-row table:style-name="ro1">
          <table:table-cell office:value-type="float" office:value="0.792847" calcext:value-type="float">
            <text:p>0.792847</text:p>
          </table:table-cell>
          <table:table-cell office:value-type="float" office:value="-0.186707" calcext:value-type="float">
            <text:p>-0.186707</text:p>
          </table:table-cell>
          <table:table-cell table:number-columns-repeated="7"/>
        </table:table-row>
        <table:table-row table:style-name="ro1">
          <table:table-cell office:value-type="float" office:value="0.843811" calcext:value-type="float">
            <text:p>0.843811</text:p>
          </table:table-cell>
          <table:table-cell office:value-type="float" office:value="-0.238647" calcext:value-type="float">
            <text:p>-0.238647</text:p>
          </table:table-cell>
          <table:table-cell table:number-columns-repeated="7"/>
        </table:table-row>
        <table:table-row table:style-name="ro1">
          <table:table-cell office:value-type="float" office:value="0.885864" calcext:value-type="float">
            <text:p>0.885864</text:p>
          </table:table-cell>
          <table:table-cell office:value-type="float" office:value="-0.296692" calcext:value-type="float">
            <text:p>-0.296692</text:p>
          </table:table-cell>
          <table:table-cell table:number-columns-repeated="7"/>
        </table:table-row>
        <table:table-row table:style-name="ro1">
          <table:table-cell office:value-type="float" office:value="0.918701" calcext:value-type="float">
            <text:p>0.918701</text:p>
          </table:table-cell>
          <table:table-cell office:value-type="float" office:value="-0.359619" calcext:value-type="float">
            <text:p>-0.359619</text:p>
          </table:table-cell>
          <table:table-cell table:number-columns-repeated="7"/>
        </table:table-row>
        <table:table-row table:style-name="ro1">
          <table:table-cell office:value-type="float" office:value="0.943054" calcext:value-type="float">
            <text:p>0.943054</text:p>
          </table:table-cell>
          <table:table-cell office:value-type="float" office:value="-0.426361" calcext:value-type="float">
            <text:p>-0.426361</text:p>
          </table:table-cell>
          <table:table-cell table:number-columns-repeated="7"/>
        </table:table-row>
        <table:table-row table:style-name="ro1">
          <table:table-cell office:value-type="float" office:value="0.957794" calcext:value-type="float">
            <text:p>0.957794</text:p>
          </table:table-cell>
          <table:table-cell office:value-type="float" office:value="-0.49649" calcext:value-type="float">
            <text:p>-0.49649</text:p>
          </table:table-cell>
          <table:table-cell table:number-columns-repeated="7"/>
        </table:table-row>
        <table:table-row table:style-name="ro1">
          <table:table-cell office:value-type="float" office:value="0.960815" calcext:value-type="float">
            <text:p>0.960815</text:p>
          </table:table-cell>
          <table:table-cell office:value-type="float" office:value="-0.568573" calcext:value-type="float">
            <text:p>-0.568573</text:p>
          </table:table-cell>
          <table:table-cell table:number-columns-repeated="7"/>
        </table:table-row>
        <table:table-row table:style-name="ro1">
          <table:table-cell office:value-type="float" office:value="0.953003" calcext:value-type="float">
            <text:p>0.953003</text:p>
          </table:table-cell>
          <table:table-cell office:value-type="float" office:value="-0.641479" calcext:value-type="float">
            <text:p>-0.641479</text:p>
          </table:table-cell>
          <table:table-cell table:number-columns-repeated="7"/>
        </table:table-row>
        <table:table-row table:style-name="ro1">
          <table:table-cell office:value-type="float" office:value="0.933411" calcext:value-type="float">
            <text:p>0.933411</text:p>
          </table:table-cell>
          <table:table-cell office:value-type="float" office:value="-0.712921" calcext:value-type="float">
            <text:p>-0.712921</text:p>
          </table:table-cell>
          <table:table-cell table:number-columns-repeated="7"/>
        </table:table-row>
        <table:table-row table:style-name="ro1">
          <table:table-cell office:value-type="float" office:value="0.904144" calcext:value-type="float">
            <text:p>0.904144</text:p>
          </table:table-cell>
          <table:table-cell office:value-type="float" office:value="-0.781372" calcext:value-type="float">
            <text:p>-0.781372</text:p>
          </table:table-cell>
          <table:table-cell table:number-columns-repeated="7"/>
        </table:table-row>
        <table:table-row table:style-name="ro1">
          <table:table-cell office:value-type="float" office:value="0.863312" calcext:value-type="float">
            <text:p>0.863312</text:p>
          </table:table-cell>
          <table:table-cell office:value-type="float" office:value="-0.846832" calcext:value-type="float">
            <text:p>-0.846832</text:p>
          </table:table-cell>
          <table:table-cell table:number-columns-repeated="7"/>
        </table:table-row>
        <table:table-row table:style-name="ro1">
          <table:table-cell office:value-type="float" office:value="0.812164" calcext:value-type="float">
            <text:p>0.812164</text:p>
          </table:table-cell>
          <table:table-cell office:value-type="float" office:value="-0.907074" calcext:value-type="float">
            <text:p>-0.907074</text:p>
          </table:table-cell>
          <table:table-cell table:number-columns-repeated="7"/>
        </table:table-row>
        <table:table-row table:style-name="ro1">
          <table:table-cell office:value-type="float" office:value="0.75296" calcext:value-type="float">
            <text:p>0.75296</text:p>
          </table:table-cell>
          <table:table-cell office:value-type="float" office:value="-0.959076" calcext:value-type="float">
            <text:p>-0.959076</text:p>
          </table:table-cell>
          <table:table-cell table:number-columns-repeated="7"/>
        </table:table-row>
        <table:table-row table:style-name="ro1">
          <table:table-cell office:value-type="float" office:value="0.684143" calcext:value-type="float">
            <text:p>0.68414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609985" calcext:value-type="float">
            <text:p>0.609985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531403" calcext:value-type="float">
            <text:p>0.531403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447998" calcext:value-type="float">
            <text:p>0.44799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6441" calcext:value-type="float">
            <text:p>0.3644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84241" calcext:value-type="float">
            <text:p>0.28424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05536" calcext:value-type="float">
            <text:p>0.20553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32629" calcext:value-type="float">
            <text:p>0.132629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0665588" calcext:value-type="float">
            <text:p>0.0665588</text:p>
          </table:table-cell>
          <table:table-cell office:value-type="float" office:value="-0.972809" calcext:value-type="float">
            <text:p>-0.972809</text:p>
          </table:table-cell>
          <table:table-cell table:number-columns-repeated="7"/>
        </table:table-row>
        <table:table-row table:style-name="ro1">
          <table:table-cell office:value-type="float" office:value="0.00732422" calcext:value-type="float">
            <text:p>0.00732422</text:p>
          </table:table-cell>
          <table:table-cell office:value-type="float" office:value="-0.915192" calcext:value-type="float">
            <text:p>-0.915192</text:p>
          </table:table-cell>
          <table:table-cell table:number-columns-repeated="7"/>
        </table:table-row>
        <table:table-row table:style-name="ro1">
          <table:table-cell office:value-type="float" office:value="-0.0419006" calcext:value-type="float">
            <text:p>-0.0419006</text:p>
          </table:table-cell>
          <table:table-cell office:value-type="float" office:value="-0.846191" calcext:value-type="float">
            <text:p>-0.846191</text:p>
          </table:table-cell>
          <table:table-cell table:number-columns-repeated="7"/>
        </table:table-row>
        <table:table-row table:style-name="ro1">
          <table:table-cell office:value-type="float" office:value="-0.0814209" calcext:value-type="float">
            <text:p>-0.0814209</text:p>
          </table:table-cell>
          <table:table-cell office:value-type="float" office:value="-0.770355" calcext:value-type="float">
            <text:p>-0.770355</text:p>
          </table:table-cell>
          <table:table-cell table:number-columns-repeated="7"/>
        </table:table-row>
        <table:table-row table:style-name="ro1">
          <table:table-cell office:value-type="float" office:value="-0.109955" calcext:value-type="float">
            <text:p>-0.109955</text:p>
          </table:table-cell>
          <table:table-cell office:value-type="float" office:value="-0.687653" calcext:value-type="float">
            <text:p>-0.687653</text:p>
          </table:table-cell>
          <table:table-cell table:number-columns-repeated="7"/>
        </table:table-row>
        <table:table-row table:style-name="ro1">
          <table:table-cell office:value-type="float" office:value="-0.128418" calcext:value-type="float">
            <text:p>-0.128418</text:p>
          </table:table-cell>
          <table:table-cell office:value-type="float" office:value="-0.604462" calcext:value-type="float">
            <text:p>-0.604462</text:p>
          </table:table-cell>
          <table:table-cell table:number-columns-repeated="7"/>
        </table:table-row>
        <table:table-row table:style-name="ro1">
          <table:table-cell office:value-type="float" office:value="-0.1362" calcext:value-type="float">
            <text:p>-0.1362</text:p>
          </table:table-cell>
          <table:table-cell office:value-type="float" office:value="-0.516174" calcext:value-type="float">
            <text:p>-0.516174</text:p>
          </table:table-cell>
          <table:table-cell table:number-columns-repeated="7"/>
        </table:table-row>
        <table:table-row table:style-name="ro1">
          <table:table-cell office:value-type="float" office:value="-0.132111" calcext:value-type="float">
            <text:p>-0.132111</text:p>
          </table:table-cell>
          <table:table-cell office:value-type="float" office:value="-0.427551" calcext:value-type="float">
            <text:p>-0.427551</text:p>
          </table:table-cell>
          <table:table-cell table:number-columns-repeated="7"/>
        </table:table-row>
        <table:table-row table:style-name="ro1">
          <table:table-cell office:value-type="float" office:value="-0.118652" calcext:value-type="float">
            <text:p>-0.118652</text:p>
          </table:table-cell>
          <table:table-cell office:value-type="float" office:value="-0.340637" calcext:value-type="float">
            <text:p>-0.340637</text:p>
          </table:table-cell>
          <table:table-cell table:number-columns-repeated="7"/>
        </table:table-row>
        <table:table-row table:style-name="ro1">
          <table:table-cell office:value-type="float" office:value="-0.0939941" calcext:value-type="float">
            <text:p>-0.0939941</text:p>
          </table:table-cell>
          <table:table-cell office:value-type="float" office:value="-0.25647" calcext:value-type="float">
            <text:p>-0.25647</text:p>
          </table:table-cell>
          <table:table-cell table:number-columns-repeated="7"/>
        </table:table-row>
        <table:table-row table:style-name="ro1">
          <table:table-cell office:value-type="float" office:value="-0.0593262" calcext:value-type="float">
            <text:p>-0.0593262</text:p>
          </table:table-cell>
          <table:table-cell office:value-type="float" office:value="-0.177795" calcext:value-type="float">
            <text:p>-0.177795</text:p>
          </table:table-cell>
          <table:table-cell table:number-columns-repeated="7"/>
        </table:table-row>
        <table:table-row table:style-name="ro1">
          <table:table-cell office:value-type="float" office:value="-0.0142822" calcext:value-type="float">
            <text:p>-0.0142822</text:p>
          </table:table-cell>
          <table:table-cell office:value-type="float" office:value="-0.10376" calcext:value-type="float">
            <text:p>-0.10376</text:p>
          </table:table-cell>
          <table:table-cell table:number-columns-repeated="7"/>
        </table:table-row>
        <table:table-row table:style-name="ro1">
          <table:table-cell office:value-type="float" office:value="0.0409546" calcext:value-type="float">
            <text:p>0.0409546</text:p>
          </table:table-cell>
          <table:table-cell office:value-type="float" office:value="-0.0379944" calcext:value-type="float">
            <text:p>-0.0379944</text:p>
          </table:table-cell>
          <table:table-cell table:number-columns-repeated="7"/>
        </table:table-row>
        <table:table-row table:style-name="ro1">
          <table:table-cell office:value-type="float" office:value="0.105408" calcext:value-type="float">
            <text:p>0.105408</text:p>
          </table:table-cell>
          <table:table-cell office:value-type="float" office:value="0.0189209" calcext:value-type="float">
            <text:p>0.0189209</text:p>
          </table:table-cell>
          <table:table-cell table:number-columns-repeated="7"/>
        </table:table-row>
        <table:table-row table:style-name="ro1">
          <table:table-cell office:value-type="float" office:value="0.178772" calcext:value-type="float">
            <text:p>0.178772</text:p>
          </table:table-cell>
          <table:table-cell office:value-type="float" office:value="0.0662231" calcext:value-type="float">
            <text:p>0.0662231</text:p>
          </table:table-cell>
          <table:table-cell table:number-columns-repeated="7"/>
        </table:table-row>
        <table:table-row table:style-name="ro1">
          <table:table-cell office:value-type="float" office:value="0.259308" calcext:value-type="float">
            <text:p>0.259308</text:p>
          </table:table-cell>
          <table:table-cell office:value-type="float" office:value="0.102814" calcext:value-type="float">
            <text:p>0.102814</text:p>
          </table:table-cell>
          <table:table-cell table:number-columns-repeated="7"/>
        </table:table-row>
        <table:table-row table:style-name="ro1">
          <table:table-cell office:value-type="float" office:value="0.345917" calcext:value-type="float">
            <text:p>0.345917</text:p>
          </table:table-cell>
          <table:table-cell office:value-type="float" office:value="0.12796" calcext:value-type="float">
            <text:p>0.12796</text:p>
          </table:table-cell>
          <table:table-cell table:number-columns-repeated="7"/>
        </table:table-row>
        <table:table-row table:style-name="ro1">
          <table:table-cell office:value-type="float" office:value="0.435974" calcext:value-type="float">
            <text:p>0.435974</text:p>
          </table:table-cell>
          <table:table-cell office:value-type="float" office:value="0.141449" calcext:value-type="float">
            <text:p>0.141449</text:p>
          </table:table-cell>
          <table:table-cell table:number-columns-repeated="7"/>
        </table:table-row>
        <table:table-row table:style-name="ro1">
          <table:table-cell office:value-type="float" office:value="0.529327" calcext:value-type="float">
            <text:p>0.529327</text:p>
          </table:table-cell>
          <table:table-cell office:value-type="float" office:value="0.142578" calcext:value-type="float">
            <text:p>0.142578</text:p>
          </table:table-cell>
          <table:table-cell table:number-columns-repeated="7"/>
        </table:table-row>
        <table:table-row table:style-name="ro1">
          <table:table-cell office:value-type="float" office:value="0.622925" calcext:value-type="float">
            <text:p>0.622925</text:p>
          </table:table-cell>
          <table:table-cell office:value-type="float" office:value="0.129822" calcext:value-type="float">
            <text:p>0.129822</text:p>
          </table:table-cell>
          <table:table-cell table:number-columns-repeated="7"/>
        </table:table-row>
        <table:table-row table:style-name="ro1">
          <table:table-cell office:value-type="float" office:value="0.713806" calcext:value-type="float">
            <text:p>0.713806</text:p>
          </table:table-cell>
          <table:table-cell office:value-type="float" office:value="0.103577" calcext:value-type="float">
            <text:p>0.103577</text:p>
          </table:table-cell>
          <table:table-cell table:number-columns-repeated="7"/>
        </table:table-row>
        <table:table-row table:style-name="ro1">
          <table:table-cell office:value-type="float" office:value="0.800659" calcext:value-type="float">
            <text:p>0.800659</text:p>
          </table:table-cell>
          <table:table-cell office:value-type="float" office:value="0.0661926" calcext:value-type="float">
            <text:p>0.0661926</text:p>
          </table:table-cell>
          <table:table-cell table:number-columns-repeated="7"/>
        </table:table-row>
        <table:table-row table:style-name="ro1">
          <table:table-cell office:value-type="float" office:value="0.881683" calcext:value-type="float">
            <text:p>0.881683</text:p>
          </table:table-cell>
          <table:table-cell office:value-type="float" office:value="0.0179749" calcext:value-type="float">
            <text:p>0.0179749</text:p>
          </table:table-cell>
          <table:table-cell table:number-columns-repeated="7"/>
        </table:table-row>
        <table:table-row table:style-name="ro1">
          <table:table-cell office:value-type="float" office:value="0.954346" calcext:value-type="float">
            <text:p>0.954346</text:p>
          </table:table-cell>
          <table:table-cell office:value-type="float" office:value="-0.0411072" calcext:value-type="float">
            <text:p>-0.0411072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11026" calcext:value-type="float">
            <text:p>-0.11026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187653" calcext:value-type="float">
            <text:p>-0.187653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272461" calcext:value-type="float">
            <text:p>-0.272461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360718" calcext:value-type="float">
            <text:p>-0.360718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452667" calcext:value-type="float">
            <text:p>-0.452667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545959" calcext:value-type="float">
            <text:p>-0.545959</text:p>
          </table:table-cell>
          <table:table-cell table:number-columns-repeated="7"/>
        </table:table-row>
        <table:table-row table:style-name="ro1">
          <table:table-cell office:value-type="float" office:value="0.999908" calcext:value-type="float">
            <text:p>0.999908</text:p>
          </table:table-cell>
          <table:table-cell office:value-type="float" office:value="-0.63736" calcext:value-type="float">
            <text:p>-0.63736</text:p>
          </table:table-cell>
          <table:table-cell table:number-columns-repeated="7"/>
        </table:table-row>
        <table:table-row table:style-name="ro1">
          <table:table-cell office:value-type="float" office:value="0.999908" calcext:value-type="float">
            <text:p>0.999908</text:p>
          </table:table-cell>
          <table:table-cell office:value-type="float" office:value="-0.725067" calcext:value-type="float">
            <text:p>-0.725067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807617" calcext:value-type="float">
            <text:p>-0.807617</text:p>
          </table:table-cell>
          <table:table-cell table:number-columns-repeated="7"/>
        </table:table-row>
        <table:table-row table:style-name="ro1">
          <table:table-cell office:value-type="float" office:value="0.995361" calcext:value-type="float">
            <text:p>0.995361</text:p>
          </table:table-cell>
          <table:table-cell office:value-type="float" office:value="-0.885254" calcext:value-type="float">
            <text:p>-0.885254</text:p>
          </table:table-cell>
          <table:table-cell table:number-columns-repeated="7"/>
        </table:table-row>
        <table:table-row table:style-name="ro1">
          <table:table-cell office:value-type="float" office:value="0.925476" calcext:value-type="float">
            <text:p>0.925476</text:p>
          </table:table-cell>
          <table:table-cell office:value-type="float" office:value="-0.952301" calcext:value-type="float">
            <text:p>-0.952301</text:p>
          </table:table-cell>
          <table:table-cell table:number-columns-repeated="7"/>
        </table:table-row>
        <table:table-row table:style-name="ro1">
          <table:table-cell office:value-type="float" office:value="0.846893" calcext:value-type="float">
            <text:p>0.84689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76181" calcext:value-type="float">
            <text:p>0.7618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6716" calcext:value-type="float">
            <text:p>0.671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579498" calcext:value-type="float">
            <text:p>0.57949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86359" calcext:value-type="float">
            <text:p>0.486359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97919" calcext:value-type="float">
            <text:p>0.397919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12714" calcext:value-type="float">
            <text:p>0.31271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23349" calcext:value-type="float">
            <text:p>0.23349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63513" calcext:value-type="float">
            <text:p>0.16351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01654" calcext:value-type="float">
            <text:p>0.101654</text:p>
          </table:table-cell>
          <table:table-cell office:value-type="float" office:value="-0.964264" calcext:value-type="float">
            <text:p>-0.964264</text:p>
          </table:table-cell>
          <table:table-cell table:number-columns-repeated="7"/>
        </table:table-row>
        <table:table-row table:style-name="ro1">
          <table:table-cell office:value-type="float" office:value="0.0487061" calcext:value-type="float">
            <text:p>0.0487061</text:p>
          </table:table-cell>
          <table:table-cell office:value-type="float" office:value="-0.899841" calcext:value-type="float">
            <text:p>-0.899841</text:p>
          </table:table-cell>
          <table:table-cell table:number-columns-repeated="7"/>
        </table:table-row>
        <table:table-row table:style-name="ro1">
          <table:table-cell office:value-type="float" office:value="0.0065918" calcext:value-type="float">
            <text:p>0.0065918</text:p>
          </table:table-cell>
          <table:table-cell office:value-type="float" office:value="-0.829987" calcext:value-type="float">
            <text:p>-0.829987</text:p>
          </table:table-cell>
          <table:table-cell table:number-columns-repeated="7"/>
        </table:table-row>
        <table:table-row table:style-name="ro1">
          <table:table-cell office:value-type="float" office:value="-0.0257874" calcext:value-type="float">
            <text:p>-0.0257874</text:p>
          </table:table-cell>
          <table:table-cell office:value-type="float" office:value="-0.756653" calcext:value-type="float">
            <text:p>-0.756653</text:p>
          </table:table-cell>
          <table:table-cell table:number-columns-repeated="7"/>
        </table:table-row>
        <table:table-row table:style-name="ro1">
          <table:table-cell office:value-type="float" office:value="-0.0476074" calcext:value-type="float">
            <text:p>-0.0476074</text:p>
          </table:table-cell>
          <table:table-cell office:value-type="float" office:value="-0.679077" calcext:value-type="float">
            <text:p>-0.679077</text:p>
          </table:table-cell>
          <table:table-cell table:number-columns-repeated="7"/>
        </table:table-row>
        <table:table-row table:style-name="ro1">
          <table:table-cell office:value-type="float" office:value="-0.0596619" calcext:value-type="float">
            <text:p>-0.0596619</text:p>
          </table:table-cell>
          <table:table-cell office:value-type="float" office:value="-0.599945" calcext:value-type="float">
            <text:p>-0.599945</text:p>
          </table:table-cell>
          <table:table-cell table:number-columns-repeated="7"/>
        </table:table-row>
        <table:table-row table:style-name="ro1">
          <table:table-cell office:value-type="float" office:value="-0.0631409" calcext:value-type="float">
            <text:p>-0.0631409</text:p>
          </table:table-cell>
          <table:table-cell office:value-type="float" office:value="-0.521271" calcext:value-type="float">
            <text:p>-0.521271</text:p>
          </table:table-cell>
          <table:table-cell table:number-columns-repeated="7"/>
        </table:table-row>
        <table:table-row table:style-name="ro1">
          <table:table-cell office:value-type="float" office:value="-0.0563965" calcext:value-type="float">
            <text:p>-0.0563965</text:p>
          </table:table-cell>
          <table:table-cell office:value-type="float" office:value="-0.445953" calcext:value-type="float">
            <text:p>-0.445953</text:p>
          </table:table-cell>
          <table:table-cell table:number-columns-repeated="7"/>
        </table:table-row>
        <table:table-row table:style-name="ro1">
          <table:table-cell office:value-type="float" office:value="-0.0410461" calcext:value-type="float">
            <text:p>-0.0410461</text:p>
          </table:table-cell>
          <table:table-cell office:value-type="float" office:value="-0.373016" calcext:value-type="float">
            <text:p>-0.373016</text:p>
          </table:table-cell>
          <table:table-cell table:number-columns-repeated="7"/>
        </table:table-row>
        <table:table-row table:style-name="ro1">
          <table:table-cell office:value-type="float" office:value="-0.0164795" calcext:value-type="float">
            <text:p>-0.0164795</text:p>
          </table:table-cell>
          <table:table-cell office:value-type="float" office:value="-0.303833" calcext:value-type="float">
            <text:p>-0.303833</text:p>
          </table:table-cell>
          <table:table-cell table:number-columns-repeated="7"/>
        </table:table-row>
        <table:table-row table:style-name="ro1">
          <table:table-cell office:value-type="float" office:value="0.016449" calcext:value-type="float">
            <text:p>0.016449</text:p>
          </table:table-cell>
          <table:table-cell office:value-type="float" office:value="-0.239044" calcext:value-type="float">
            <text:p>-0.239044</text:p>
          </table:table-cell>
          <table:table-cell table:number-columns-repeated="7"/>
        </table:table-row>
        <table:table-row table:style-name="ro1">
          <table:table-cell office:value-type="float" office:value="0.0557556" calcext:value-type="float">
            <text:p>0.0557556</text:p>
          </table:table-cell>
          <table:table-cell office:value-type="float" office:value="-0.180939" calcext:value-type="float">
            <text:p>-0.180939</text:p>
          </table:table-cell>
          <table:table-cell table:number-columns-repeated="7"/>
        </table:table-row>
        <table:table-row table:style-name="ro1">
          <table:table-cell office:value-type="float" office:value="0.102661" calcext:value-type="float">
            <text:p>0.102661</text:p>
          </table:table-cell>
          <table:table-cell office:value-type="float" office:value="-0.131622" calcext:value-type="float">
            <text:p>-0.131622</text:p>
          </table:table-cell>
          <table:table-cell table:number-columns-repeated="7"/>
        </table:table-row>
        <table:table-row table:style-name="ro1">
          <table:table-cell office:value-type="float" office:value="0.155518" calcext:value-type="float">
            <text:p>0.155518</text:p>
          </table:table-cell>
          <table:table-cell office:value-type="float" office:value="-0.0859375" calcext:value-type="float">
            <text:p>-0.0859375</text:p>
          </table:table-cell>
          <table:table-cell table:number-columns-repeated="7"/>
        </table:table-row>
        <table:table-row table:style-name="ro1">
          <table:table-cell office:value-type="float" office:value="0.213867" calcext:value-type="float">
            <text:p>0.213867</text:p>
          </table:table-cell>
          <table:table-cell office:value-type="float" office:value="-0.0505981" calcext:value-type="float">
            <text:p>-0.0505981</text:p>
          </table:table-cell>
          <table:table-cell table:number-columns-repeated="7"/>
        </table:table-row>
        <table:table-row table:style-name="ro1">
          <table:table-cell office:value-type="float" office:value="0.277374" calcext:value-type="float">
            <text:p>0.277374</text:p>
          </table:table-cell>
          <table:table-cell office:value-type="float" office:value="-0.0238342" calcext:value-type="float">
            <text:p>-0.0238342</text:p>
          </table:table-cell>
          <table:table-cell table:number-columns-repeated="7"/>
        </table:table-row>
        <table:table-row table:style-name="ro1">
          <table:table-cell office:value-type="float" office:value="0.344116" calcext:value-type="float">
            <text:p>0.344116</text:p>
          </table:table-cell>
          <table:table-cell office:value-type="float" office:value="-0.00531006" calcext:value-type="float">
            <text:p>-0.00531006</text:p>
          </table:table-cell>
          <table:table-cell table:number-columns-repeated="7"/>
        </table:table-row>
        <table:table-row table:style-name="ro1">
          <table:table-cell office:value-type="float" office:value="0.41272" calcext:value-type="float">
            <text:p>0.41272</text:p>
          </table:table-cell>
          <table:table-cell office:value-type="float" office:value="0.00280762" calcext:value-type="float">
            <text:p>0.00280762</text:p>
          </table:table-cell>
          <table:table-cell table:number-columns-repeated="7"/>
        </table:table-row>
        <table:table-row table:style-name="ro1">
          <table:table-cell office:value-type="float" office:value="0.482147" calcext:value-type="float">
            <text:p>0.482147</text:p>
          </table:table-cell>
          <table:table-cell office:value-type="float" office:value="0.00146484" calcext:value-type="float">
            <text:p>0.00146484</text:p>
          </table:table-cell>
          <table:table-cell table:number-columns-repeated="7"/>
        </table:table-row>
        <table:table-row table:style-name="ro1">
          <table:table-cell office:value-type="float" office:value="0.550385" calcext:value-type="float">
            <text:p>0.550385</text:p>
          </table:table-cell>
          <table:table-cell office:value-type="float" office:value="-0.00778198" calcext:value-type="float">
            <text:p>-0.00778198</text:p>
          </table:table-cell>
          <table:table-cell table:number-columns-repeated="7"/>
        </table:table-row>
        <table:table-row table:style-name="ro1">
          <table:table-cell office:value-type="float" office:value="0.616608" calcext:value-type="float">
            <text:p>0.616608</text:p>
          </table:table-cell>
          <table:table-cell office:value-type="float" office:value="-0.0262451" calcext:value-type="float">
            <text:p>-0.0262451</text:p>
          </table:table-cell>
          <table:table-cell table:number-columns-repeated="7"/>
        </table:table-row>
        <table:table-row table:style-name="ro1">
          <table:table-cell office:value-type="float" office:value="0.679047" calcext:value-type="float">
            <text:p>0.679047</text:p>
          </table:table-cell>
          <table:table-cell office:value-type="float" office:value="-0.0545959" calcext:value-type="float">
            <text:p>-0.0545959</text:p>
          </table:table-cell>
          <table:table-cell table:number-columns-repeated="7"/>
        </table:table-row>
        <table:table-row table:style-name="ro1">
          <table:table-cell office:value-type="float" office:value="0.736938" calcext:value-type="float">
            <text:p>0.736938</text:p>
          </table:table-cell>
          <table:table-cell office:value-type="float" office:value="-0.091095" calcext:value-type="float">
            <text:p>-0.091095</text:p>
          </table:table-cell>
          <table:table-cell table:number-columns-repeated="7"/>
        </table:table-row>
        <table:table-row table:style-name="ro1">
          <table:table-cell office:value-type="float" office:value="0.789673" calcext:value-type="float">
            <text:p>0.789673</text:p>
          </table:table-cell>
          <table:table-cell office:value-type="float" office:value="-0.135345" calcext:value-type="float">
            <text:p>-0.135345</text:p>
          </table:table-cell>
          <table:table-cell table:number-columns-repeated="7"/>
        </table:table-row>
        <table:table-row table:style-name="ro1">
          <table:table-cell office:value-type="float" office:value="0.833374" calcext:value-type="float">
            <text:p>0.833374</text:p>
          </table:table-cell>
          <table:table-cell office:value-type="float" office:value="-0.186676" calcext:value-type="float">
            <text:p>-0.186676</text:p>
          </table:table-cell>
          <table:table-cell table:number-columns-repeated="7"/>
        </table:table-row>
        <table:table-row table:style-name="ro1">
          <table:table-cell office:value-type="float" office:value="0.870178" calcext:value-type="float">
            <text:p>0.870178</text:p>
          </table:table-cell>
          <table:table-cell office:value-type="float" office:value="-0.243561" calcext:value-type="float">
            <text:p>-0.243561</text:p>
          </table:table-cell>
          <table:table-cell table:number-columns-repeated="7"/>
        </table:table-row>
        <table:table-row table:style-name="ro1">
          <table:table-cell office:value-type="float" office:value="0.898041" calcext:value-type="float">
            <text:p>0.898041</text:p>
          </table:table-cell>
          <table:table-cell office:value-type="float" office:value="-0.306" calcext:value-type="float">
            <text:p>-0.306</text:p>
          </table:table-cell>
          <table:table-cell table:number-columns-repeated="7"/>
        </table:table-row>
        <table:table-row table:style-name="ro1">
          <table:table-cell office:value-type="float" office:value="0.914856" calcext:value-type="float">
            <text:p>0.914856</text:p>
          </table:table-cell>
          <table:table-cell office:value-type="float" office:value="-0.372375" calcext:value-type="float">
            <text:p>-0.372375</text:p>
          </table:table-cell>
          <table:table-cell table:number-columns-repeated="7"/>
        </table:table-row>
        <table:table-row table:style-name="ro1">
          <table:table-cell office:value-type="float" office:value="0.92276" calcext:value-type="float">
            <text:p>0.92276</text:p>
          </table:table-cell>
          <table:table-cell office:value-type="float" office:value="-0.441559" calcext:value-type="float">
            <text:p>-0.441559</text:p>
          </table:table-cell>
          <table:table-cell table:number-columns-repeated="7"/>
        </table:table-row>
        <table:table-row table:style-name="ro1">
          <table:table-cell office:value-type="float" office:value="0.919342" calcext:value-type="float">
            <text:p>0.919342</text:p>
          </table:table-cell>
          <table:table-cell office:value-type="float" office:value="-0.509247" calcext:value-type="float">
            <text:p>-0.509247</text:p>
          </table:table-cell>
          <table:table-cell table:number-columns-repeated="7"/>
        </table:table-row>
        <table:table-row table:style-name="ro1">
          <table:table-cell office:value-type="float" office:value="0.905426" calcext:value-type="float">
            <text:p>0.905426</text:p>
          </table:table-cell>
          <table:table-cell office:value-type="float" office:value="-0.582123" calcext:value-type="float">
            <text:p>-0.582123</text:p>
          </table:table-cell>
          <table:table-cell table:number-columns-repeated="7"/>
        </table:table-row>
        <table:table-row table:style-name="ro1">
          <table:table-cell office:value-type="float" office:value="0.880005" calcext:value-type="float">
            <text:p>0.880005</text:p>
          </table:table-cell>
          <table:table-cell office:value-type="float" office:value="-0.64975" calcext:value-type="float">
            <text:p>-0.64975</text:p>
          </table:table-cell>
          <table:table-cell table:number-columns-repeated="7"/>
        </table:table-row>
        <table:table-row table:style-name="ro1">
          <table:table-cell office:value-type="float" office:value="0.845398" calcext:value-type="float">
            <text:p>0.845398</text:p>
          </table:table-cell>
          <table:table-cell office:value-type="float" office:value="-0.712524" calcext:value-type="float">
            <text:p>-0.712524</text:p>
          </table:table-cell>
          <table:table-cell table:number-columns-repeated="7"/>
        </table:table-row>
        <table:table-row table:style-name="ro1">
          <table:table-cell office:value-type="float" office:value="0.799438" calcext:value-type="float">
            <text:p>0.799438</text:p>
          </table:table-cell>
          <table:table-cell office:value-type="float" office:value="-0.77356" calcext:value-type="float">
            <text:p>-0.77356</text:p>
          </table:table-cell>
          <table:table-cell table:number-columns-repeated="7"/>
        </table:table-row>
        <table:table-row table:style-name="ro1">
          <table:table-cell office:value-type="float" office:value="0.745667" calcext:value-type="float">
            <text:p>0.745667</text:p>
          </table:table-cell>
          <table:table-cell office:value-type="float" office:value="-0.827484" calcext:value-type="float">
            <text:p>-0.827484</text:p>
          </table:table-cell>
          <table:table-cell table:number-columns-repeated="7"/>
        </table:table-row>
        <table:table-row table:style-name="ro1">
          <table:table-cell office:value-type="float" office:value="0.684082" calcext:value-type="float">
            <text:p>0.684082</text:p>
          </table:table-cell>
          <table:table-cell office:value-type="float" office:value="-0.87384" calcext:value-type="float">
            <text:p>-0.87384</text:p>
          </table:table-cell>
          <table:table-cell table:number-columns-repeated="7"/>
        </table:table-row>
        <table:table-row table:style-name="ro1">
          <table:table-cell office:value-type="float" office:value="0.615204" calcext:value-type="float">
            <text:p>0.615204</text:p>
          </table:table-cell>
          <table:table-cell office:value-type="float" office:value="-0.91156" calcext:value-type="float">
            <text:p>-0.91156</text:p>
          </table:table-cell>
          <table:table-cell table:number-columns-repeated="7"/>
        </table:table-row>
        <table:table-row table:style-name="ro1">
          <table:table-cell office:value-type="float" office:value="0.544312" calcext:value-type="float">
            <text:p>0.544312</text:p>
          </table:table-cell>
          <table:table-cell office:value-type="float" office:value="-0.941162" calcext:value-type="float">
            <text:p>-0.941162</text:p>
          </table:table-cell>
          <table:table-cell table:number-columns-repeated="7"/>
        </table:table-row>
        <table:table-row table:style-name="ro1">
          <table:table-cell office:value-type="float" office:value="0.469116" calcext:value-type="float">
            <text:p>0.469116</text:p>
          </table:table-cell>
          <table:table-cell office:value-type="float" office:value="-0.960022" calcext:value-type="float">
            <text:p>-0.960022</text:p>
          </table:table-cell>
          <table:table-cell table:number-columns-repeated="7"/>
        </table:table-row>
        <table:table-row table:style-name="ro1">
          <table:table-cell office:value-type="float" office:value="0.392548" calcext:value-type="float">
            <text:p>0.392548</text:p>
          </table:table-cell>
          <table:table-cell office:value-type="float" office:value="-0.968933" calcext:value-type="float">
            <text:p>-0.968933</text:p>
          </table:table-cell>
          <table:table-cell table:number-columns-repeated="7"/>
        </table:table-row>
        <table:table-row table:style-name="ro1">
          <table:table-cell office:value-type="float" office:value="0.316681" calcext:value-type="float">
            <text:p>0.316681</text:p>
          </table:table-cell>
          <table:table-cell office:value-type="float" office:value="-0.967896" calcext:value-type="float">
            <text:p>-0.967896</text:p>
          </table:table-cell>
          <table:table-cell table:number-columns-repeated="7"/>
        </table:table-row>
        <table:table-row table:style-name="ro1">
          <table:table-cell office:value-type="float" office:value="0.242615" calcext:value-type="float">
            <text:p>0.242615</text:p>
          </table:table-cell>
          <table:table-cell office:value-type="float" office:value="-0.955353" calcext:value-type="float">
            <text:p>-0.955353</text:p>
          </table:table-cell>
          <table:table-cell table:number-columns-repeated="7"/>
        </table:table-row>
        <table:table-row table:style-name="ro1">
          <table:table-cell office:value-type="float" office:value="0.172852" calcext:value-type="float">
            <text:p>0.172852</text:p>
          </table:table-cell>
          <table:table-cell office:value-type="float" office:value="-0.932556" calcext:value-type="float">
            <text:p>-0.932556</text:p>
          </table:table-cell>
          <table:table-cell table:number-columns-repeated="7"/>
        </table:table-row>
        <table:table-row table:style-name="ro1">
          <table:table-cell office:value-type="float" office:value="0.108551" calcext:value-type="float">
            <text:p>0.108551</text:p>
          </table:table-cell>
          <table:table-cell office:value-type="float" office:value="-0.899536" calcext:value-type="float">
            <text:p>-0.899536</text:p>
          </table:table-cell>
          <table:table-cell table:number-columns-repeated="7"/>
        </table:table-row>
        <table:table-row table:style-name="ro1">
          <table:table-cell office:value-type="float" office:value="0.051178" calcext:value-type="float">
            <text:p>0.051178</text:p>
          </table:table-cell>
          <table:table-cell office:value-type="float" office:value="-0.855469" calcext:value-type="float">
            <text:p>-0.855469</text:p>
          </table:table-cell>
          <table:table-cell table:number-columns-repeated="7"/>
        </table:table-row>
        <table:table-row table:style-name="ro1">
          <table:table-cell office:value-type="float" office:value="-0.000366211" calcext:value-type="float">
            <text:p>-0.000366211</text:p>
          </table:table-cell>
          <table:table-cell office:value-type="float" office:value="-0.805481" calcext:value-type="float">
            <text:p>-0.805481</text:p>
          </table:table-cell>
          <table:table-cell table:number-columns-repeated="7"/>
        </table:table-row>
        <table:table-row table:style-name="ro1">
          <table:table-cell office:value-type="float" office:value="-0.0440674" calcext:value-type="float">
            <text:p>-0.0440674</text:p>
          </table:table-cell>
          <table:table-cell office:value-type="float" office:value="-0.746368" calcext:value-type="float">
            <text:p>-0.746368</text:p>
          </table:table-cell>
          <table:table-cell table:number-columns-repeated="7"/>
        </table:table-row>
        <table:table-row table:style-name="ro1">
          <table:table-cell office:value-type="float" office:value="-0.0781555" calcext:value-type="float">
            <text:p>-0.0781555</text:p>
          </table:table-cell>
          <table:table-cell office:value-type="float" office:value="-0.682495" calcext:value-type="float">
            <text:p>-0.682495</text:p>
          </table:table-cell>
          <table:table-cell table:number-columns-repeated="7"/>
        </table:table-row>
        <table:table-row table:style-name="ro1">
          <table:table-cell office:value-type="float" office:value="-0.103607" calcext:value-type="float">
            <text:p>-0.103607</text:p>
          </table:table-cell>
          <table:table-cell office:value-type="float" office:value="-0.614471" calcext:value-type="float">
            <text:p>-0.614471</text:p>
          </table:table-cell>
          <table:table-cell table:number-columns-repeated="7"/>
        </table:table-row>
        <table:table-row table:style-name="ro1">
          <table:table-cell office:value-type="float" office:value="-0.119904" calcext:value-type="float">
            <text:p>-0.119904</text:p>
          </table:table-cell>
          <table:table-cell office:value-type="float" office:value="-0.543274" calcext:value-type="float">
            <text:p>-0.543274</text:p>
          </table:table-cell>
          <table:table-cell table:number-columns-repeated="7"/>
        </table:table-row>
        <table:table-row table:style-name="ro1">
          <table:table-cell office:value-type="float" office:value="-0.12793" calcext:value-type="float">
            <text:p>-0.12793</text:p>
          </table:table-cell>
          <table:table-cell office:value-type="float" office:value="-0.471497" calcext:value-type="float">
            <text:p>-0.471497</text:p>
          </table:table-cell>
          <table:table-cell table:number-columns-repeated="7"/>
        </table:table-row>
        <table:table-row table:style-name="ro1">
          <table:table-cell office:value-type="float" office:value="-0.126648" calcext:value-type="float">
            <text:p>-0.126648</text:p>
          </table:table-cell>
          <table:table-cell office:value-type="float" office:value="-0.398621" calcext:value-type="float">
            <text:p>-0.398621</text:p>
          </table:table-cell>
          <table:table-cell table:number-columns-repeated="7"/>
        </table:table-row>
        <table:table-row table:style-name="ro1">
          <table:table-cell office:value-type="float" office:value="-0.116364" calcext:value-type="float">
            <text:p>-0.116364</text:p>
          </table:table-cell>
          <table:table-cell office:value-type="float" office:value="-0.327576" calcext:value-type="float">
            <text:p>-0.327576</text:p>
          </table:table-cell>
          <table:table-cell table:number-columns-repeated="7"/>
        </table:table-row>
        <table:table-row table:style-name="ro1">
          <table:table-cell office:value-type="float" office:value="-0.098877" calcext:value-type="float">
            <text:p>-0.098877</text:p>
          </table:table-cell>
          <table:table-cell office:value-type="float" office:value="-0.258667" calcext:value-type="float">
            <text:p>-0.258667</text:p>
          </table:table-cell>
          <table:table-cell table:number-columns-repeated="7"/>
        </table:table-row>
        <table:table-row table:style-name="ro1">
          <table:table-cell office:value-type="float" office:value="-0.0727539" calcext:value-type="float">
            <text:p>-0.0727539</text:p>
          </table:table-cell>
          <table:table-cell office:value-type="float" office:value="-0.193878" calcext:value-type="float">
            <text:p>-0.193878</text:p>
          </table:table-cell>
          <table:table-cell table:number-columns-repeated="7"/>
        </table:table-row>
        <table:table-row table:style-name="ro1">
          <table:table-cell office:value-type="float" office:value="-0.0385437" calcext:value-type="float">
            <text:p>-0.0385437</text:p>
          </table:table-cell>
          <table:table-cell office:value-type="float" office:value="-0.134918" calcext:value-type="float">
            <text:p>-0.134918</text:p>
          </table:table-cell>
          <table:table-cell table:number-columns-repeated="7"/>
        </table:table-row>
        <table:table-row table:style-name="ro1">
          <table:table-cell office:value-type="float" office:value="0.0027771" calcext:value-type="float">
            <text:p>0.0027771</text:p>
          </table:table-cell>
          <table:table-cell office:value-type="float" office:value="-0.0829773" calcext:value-type="float">
            <text:p>-0.0829773</text:p>
          </table:table-cell>
          <table:table-cell table:number-columns-repeated="7"/>
        </table:table-row>
        <table:table-row table:style-name="ro1">
          <table:table-cell office:value-type="float" office:value="0.0513916" calcext:value-type="float">
            <text:p>0.0513916</text:p>
          </table:table-cell>
          <table:table-cell office:value-type="float" office:value="-0.0370483" calcext:value-type="float">
            <text:p>-0.0370483</text:p>
          </table:table-cell>
          <table:table-cell table:number-columns-repeated="7"/>
        </table:table-row>
        <table:table-row table:style-name="ro1">
          <table:table-cell office:value-type="float" office:value="0.105621" calcext:value-type="float">
            <text:p>0.105621</text:p>
          </table:table-cell>
          <table:table-cell office:value-type="float" office:value="0.00177002" calcext:value-type="float">
            <text:p>0.00177002</text:p>
          </table:table-cell>
          <table:table-cell table:number-columns-repeated="7"/>
        </table:table-row>
        <table:table-row table:style-name="ro1">
          <table:table-cell office:value-type="float" office:value="0.164978" calcext:value-type="float">
            <text:p>0.164978</text:p>
          </table:table-cell>
          <table:table-cell office:value-type="float" office:value="0.0320435" calcext:value-type="float">
            <text:p>0.0320435</text:p>
          </table:table-cell>
          <table:table-cell table:number-columns-repeated="7"/>
        </table:table-row>
        <table:table-row table:style-name="ro1">
          <table:table-cell office:value-type="float" office:value="0.228638" calcext:value-type="float">
            <text:p>0.228638</text:p>
          </table:table-cell>
          <table:table-cell office:value-type="float" office:value="0.0538025" calcext:value-type="float">
            <text:p>0.0538025</text:p>
          </table:table-cell>
          <table:table-cell table:number-columns-repeated="7"/>
        </table:table-row>
        <table:table-row table:style-name="ro1">
          <table:table-cell office:value-type="float" office:value="0.294128" calcext:value-type="float">
            <text:p>0.294128</text:p>
          </table:table-cell>
          <table:table-cell office:value-type="float" office:value="0.0666809" calcext:value-type="float">
            <text:p>0.0666809</text:p>
          </table:table-cell>
          <table:table-cell table:number-columns-repeated="7"/>
        </table:table-row>
        <table:table-row table:style-name="ro1">
          <table:table-cell office:value-type="float" office:value="0.361481" calcext:value-type="float">
            <text:p>0.361481</text:p>
          </table:table-cell>
          <table:table-cell office:value-type="float" office:value="0.0699768" calcext:value-type="float">
            <text:p>0.0699768</text:p>
          </table:table-cell>
          <table:table-cell table:number-columns-repeated="7"/>
        </table:table-row>
        <table:table-row table:style-name="ro1">
          <table:table-cell office:value-type="float" office:value="0.429047" calcext:value-type="float">
            <text:p>0.429047</text:p>
          </table:table-cell>
          <table:table-cell office:value-type="float" office:value="0.0635986" calcext:value-type="float">
            <text:p>0.0635986</text:p>
          </table:table-cell>
          <table:table-cell table:number-columns-repeated="7"/>
        </table:table-row>
        <table:table-row table:style-name="ro1">
          <table:table-cell office:value-type="float" office:value="0.494324" calcext:value-type="float">
            <text:p>0.494324</text:p>
          </table:table-cell>
          <table:table-cell office:value-type="float" office:value="0.0476074" calcext:value-type="float">
            <text:p>0.0476074</text:p>
          </table:table-cell>
          <table:table-cell table:number-columns-repeated="7"/>
        </table:table-row>
        <table:table-row table:style-name="ro1">
          <table:table-cell office:value-type="float" office:value="0.556946" calcext:value-type="float">
            <text:p>0.556946</text:p>
          </table:table-cell>
          <table:table-cell office:value-type="float" office:value="0.0227661" calcext:value-type="float">
            <text:p>0.0227661</text:p>
          </table:table-cell>
          <table:table-cell table:number-columns-repeated="7"/>
        </table:table-row>
        <table:table-row table:style-name="ro1">
          <table:table-cell office:value-type="float" office:value="0.61441" calcext:value-type="float">
            <text:p>0.61441</text:p>
          </table:table-cell>
          <table:table-cell office:value-type="float" office:value="-0.00970459" calcext:value-type="float">
            <text:p>-0.00970459</text:p>
          </table:table-cell>
          <table:table-cell table:number-columns-repeated="7"/>
        </table:table-row>
        <table:table-row table:style-name="ro1">
          <table:table-cell office:value-type="float" office:value="0.66629" calcext:value-type="float">
            <text:p>0.66629</text:p>
          </table:table-cell>
          <table:table-cell office:value-type="float" office:value="-0.0509644" calcext:value-type="float">
            <text:p>-0.0509644</text:p>
          </table:table-cell>
          <table:table-cell table:number-columns-repeated="7"/>
        </table:table-row>
        <table:table-row table:style-name="ro1">
          <table:table-cell office:value-type="float" office:value="0.712311" calcext:value-type="float">
            <text:p>0.712311</text:p>
          </table:table-cell>
          <table:table-cell office:value-type="float" office:value="-0.0996399" calcext:value-type="float">
            <text:p>-0.0996399</text:p>
          </table:table-cell>
          <table:table-cell table:number-columns-repeated="7"/>
        </table:table-row>
        <table:table-row table:style-name="ro1">
          <table:table-cell office:value-type="float" office:value="0.75061" calcext:value-type="float">
            <text:p>0.75061</text:p>
          </table:table-cell>
          <table:table-cell office:value-type="float" office:value="-0.155365" calcext:value-type="float">
            <text:p>-0.155365</text:p>
          </table:table-cell>
          <table:table-cell table:number-columns-repeated="7"/>
        </table:table-row>
        <table:table-row table:style-name="ro1">
          <table:table-cell office:value-type="float" office:value="0.77951" calcext:value-type="float">
            <text:p>0.77951</text:p>
          </table:table-cell>
          <table:table-cell office:value-type="float" office:value="-0.216583" calcext:value-type="float">
            <text:p>-0.216583</text:p>
          </table:table-cell>
          <table:table-cell table:number-columns-repeated="7"/>
        </table:table-row>
        <table:table-row table:style-name="ro1">
          <table:table-cell office:value-type="float" office:value="0.796936" calcext:value-type="float">
            <text:p>0.796936</text:p>
          </table:table-cell>
          <table:table-cell office:value-type="float" office:value="-0.281372" calcext:value-type="float">
            <text:p>-0.281372</text:p>
          </table:table-cell>
          <table:table-cell table:number-columns-repeated="7"/>
        </table:table-row>
        <table:table-row table:style-name="ro1">
          <table:table-cell office:value-type="float" office:value="0.812775" calcext:value-type="float">
            <text:p>0.812775</text:p>
          </table:table-cell>
          <table:table-cell office:value-type="float" office:value="-0.350708" calcext:value-type="float">
            <text:p>-0.350708</text:p>
          </table:table-cell>
          <table:table-cell table:number-columns-repeated="7"/>
        </table:table-row>
        <table:table-row table:style-name="ro1">
          <table:table-cell office:value-type="float" office:value="0.810913" calcext:value-type="float">
            <text:p>0.810913</text:p>
          </table:table-cell>
          <table:table-cell office:value-type="float" office:value="-0.420044" calcext:value-type="float">
            <text:p>-0.420044</text:p>
          </table:table-cell>
          <table:table-cell table:number-columns-repeated="7"/>
        </table:table-row>
        <table:table-row table:style-name="ro1">
          <table:table-cell office:value-type="float" office:value="0.799225" calcext:value-type="float">
            <text:p>0.799225</text:p>
          </table:table-cell>
          <table:table-cell office:value-type="float" office:value="-0.492096" calcext:value-type="float">
            <text:p>-0.492096</text:p>
          </table:table-cell>
          <table:table-cell table:number-columns-repeated="7"/>
        </table:table-row>
        <table:table-row table:style-name="ro1">
          <table:table-cell office:value-type="float" office:value="0.776794" calcext:value-type="float">
            <text:p>0.776794</text:p>
          </table:table-cell>
          <table:table-cell office:value-type="float" office:value="-0.560822" calcext:value-type="float">
            <text:p>-0.560822</text:p>
          </table:table-cell>
          <table:table-cell table:number-columns-repeated="7"/>
        </table:table-row>
        <table:table-row table:style-name="ro1">
          <table:table-cell office:value-type="float" office:value="0.745422" calcext:value-type="float">
            <text:p>0.745422</text:p>
          </table:table-cell>
          <table:table-cell office:value-type="float" office:value="-0.629089" calcext:value-type="float">
            <text:p>-0.629089</text:p>
          </table:table-cell>
          <table:table-cell table:number-columns-repeated="7"/>
        </table:table-row>
        <table:table-row table:style-name="ro1">
          <table:table-cell office:value-type="float" office:value="0.70285" calcext:value-type="float">
            <text:p>0.70285</text:p>
          </table:table-cell>
          <table:table-cell office:value-type="float" office:value="-0.69278" calcext:value-type="float">
            <text:p>-0.69278</text:p>
          </table:table-cell>
          <table:table-cell table:number-columns-repeated="7"/>
        </table:table-row>
        <table:table-row table:style-name="ro1">
          <table:table-cell office:value-type="float" office:value="0.648987" calcext:value-type="float">
            <text:p>0.648987</text:p>
          </table:table-cell>
          <table:table-cell office:value-type="float" office:value="-0.751343" calcext:value-type="float">
            <text:p>-0.751343</text:p>
          </table:table-cell>
          <table:table-cell table:number-columns-repeated="7"/>
        </table:table-row>
        <table:table-row table:style-name="ro1">
          <table:table-cell office:value-type="float" office:value="0.587036" calcext:value-type="float">
            <text:p>0.587036</text:p>
          </table:table-cell>
          <table:table-cell office:value-type="float" office:value="-0.804352" calcext:value-type="float">
            <text:p>-0.804352</text:p>
          </table:table-cell>
          <table:table-cell table:number-columns-repeated="7"/>
        </table:table-row>
        <table:table-row table:style-name="ro1">
          <table:table-cell office:value-type="float" office:value="0.515778" calcext:value-type="float">
            <text:p>0.515778</text:p>
          </table:table-cell>
          <table:table-cell office:value-type="float" office:value="-0.84906" calcext:value-type="float">
            <text:p>-0.84906</text:p>
          </table:table-cell>
          <table:table-cell table:number-columns-repeated="7"/>
        </table:table-row>
        <table:table-row table:style-name="ro1">
          <table:table-cell office:value-type="float" office:value="0.438965" calcext:value-type="float">
            <text:p>0.438965</text:p>
          </table:table-cell>
          <table:table-cell office:value-type="float" office:value="-0.885681" calcext:value-type="float">
            <text:p>-0.885681</text:p>
          </table:table-cell>
          <table:table-cell table:number-columns-repeated="7"/>
        </table:table-row>
        <table:table-row table:style-name="ro1">
          <table:table-cell office:value-type="float" office:value="0.357422" calcext:value-type="float">
            <text:p>0.357422</text:p>
          </table:table-cell>
          <table:table-cell office:value-type="float" office:value="-0.910797" calcext:value-type="float">
            <text:p>-0.910797</text:p>
          </table:table-cell>
          <table:table-cell table:number-columns-repeated="7"/>
        </table:table-row>
        <table:table-row table:style-name="ro1">
          <table:table-cell office:value-type="float" office:value="0.272095" calcext:value-type="float">
            <text:p>0.272095</text:p>
          </table:table-cell>
          <table:table-cell office:value-type="float" office:value="-0.925903" calcext:value-type="float">
            <text:p>-0.925903</text:p>
          </table:table-cell>
          <table:table-cell table:number-columns-repeated="7"/>
        </table:table-row>
        <table:table-row table:style-name="ro1">
          <table:table-cell office:value-type="float" office:value="0.185516" calcext:value-type="float">
            <text:p>0.185516</text:p>
          </table:table-cell>
          <table:table-cell office:value-type="float" office:value="-0.929993" calcext:value-type="float">
            <text:p>-0.929993</text:p>
          </table:table-cell>
          <table:table-cell table:number-columns-repeated="7"/>
        </table:table-row>
        <table:table-row table:style-name="ro1">
          <table:table-cell office:value-type="float" office:value="0.1008" calcext:value-type="float">
            <text:p>0.1008</text:p>
          </table:table-cell>
          <table:table-cell office:value-type="float" office:value="-0.921448" calcext:value-type="float">
            <text:p>-0.921448</text:p>
          </table:table-cell>
          <table:table-cell table:number-columns-repeated="7"/>
        </table:table-row>
        <table:table-row table:style-name="ro1">
          <table:table-cell office:value-type="float" office:value="0.019165" calcext:value-type="float">
            <text:p>0.019165</text:p>
          </table:table-cell>
          <table:table-cell office:value-type="float" office:value="-0.900299" calcext:value-type="float">
            <text:p>-0.900299</text:p>
          </table:table-cell>
          <table:table-cell table:number-columns-repeated="7"/>
        </table:table-row>
        <table:table-row table:style-name="ro1">
          <table:table-cell office:value-type="float" office:value="-0.058136" calcext:value-type="float">
            <text:p>-0.058136</text:p>
          </table:table-cell>
          <table:table-cell office:value-type="float" office:value="-0.868652" calcext:value-type="float">
            <text:p>-0.868652</text:p>
          </table:table-cell>
          <table:table-cell table:number-columns-repeated="7"/>
        </table:table-row>
        <table:table-row table:style-name="ro1">
          <table:table-cell office:value-type="float" office:value="-0.128632" calcext:value-type="float">
            <text:p>-0.128632</text:p>
          </table:table-cell>
          <table:table-cell office:value-type="float" office:value="-0.823425" calcext:value-type="float">
            <text:p>-0.823425</text:p>
          </table:table-cell>
          <table:table-cell table:number-columns-repeated="7"/>
        </table:table-row>
        <table:table-row table:style-name="ro1">
          <table:table-cell office:value-type="float" office:value="-0.191284" calcext:value-type="float">
            <text:p>-0.191284</text:p>
          </table:table-cell>
          <table:table-cell office:value-type="float" office:value="-0.767792" calcext:value-type="float">
            <text:p>-0.767792</text:p>
          </table:table-cell>
          <table:table-cell table:number-columns-repeated="7"/>
        </table:table-row>
        <table:table-row table:style-name="ro1">
          <table:table-cell office:value-type="float" office:value="-0.245178" calcext:value-type="float">
            <text:p>-0.245178</text:p>
          </table:table-cell>
          <table:table-cell office:value-type="float" office:value="-0.701996" calcext:value-type="float">
            <text:p>-0.701996</text:p>
          </table:table-cell>
          <table:table-cell table:number-columns-repeated="7"/>
        </table:table-row>
        <table:table-row table:style-name="ro1">
          <table:table-cell office:value-type="float" office:value="-0.28949" calcext:value-type="float">
            <text:p>-0.28949</text:p>
          </table:table-cell>
          <table:table-cell office:value-type="float" office:value="-0.626648" calcext:value-type="float">
            <text:p>-0.626648</text:p>
          </table:table-cell>
          <table:table-cell table:number-columns-repeated="7"/>
        </table:table-row>
        <table:table-row table:style-name="ro1">
          <table:table-cell office:value-type="float" office:value="-0.323853" calcext:value-type="float">
            <text:p>-0.323853</text:p>
          </table:table-cell>
          <table:table-cell office:value-type="float" office:value="-0.546387" calcext:value-type="float">
            <text:p>-0.546387</text:p>
          </table:table-cell>
          <table:table-cell table:number-columns-repeated="7"/>
        </table:table-row>
        <table:table-row table:style-name="ro1">
          <table:table-cell office:value-type="float" office:value="-0.347107" calcext:value-type="float">
            <text:p>-0.347107</text:p>
          </table:table-cell>
          <table:table-cell office:value-type="float" office:value="-0.461029" calcext:value-type="float">
            <text:p>-0.461029</text:p>
          </table:table-cell>
          <table:table-cell table:number-columns-repeated="7"/>
        </table:table-row>
        <table:table-row table:style-name="ro1">
          <table:table-cell office:value-type="float" office:value="-0.360138" calcext:value-type="float">
            <text:p>-0.360138</text:p>
          </table:table-cell>
          <table:table-cell office:value-type="float" office:value="-0.373077" calcext:value-type="float">
            <text:p>-0.373077</text:p>
          </table:table-cell>
          <table:table-cell table:number-columns-repeated="7"/>
        </table:table-row>
        <table:table-row table:style-name="ro1">
          <table:table-cell office:value-type="float" office:value="-0.361786" calcext:value-type="float">
            <text:p>-0.361786</text:p>
          </table:table-cell>
          <table:table-cell office:value-type="float" office:value="-0.284821" calcext:value-type="float">
            <text:p>-0.284821</text:p>
          </table:table-cell>
          <table:table-cell table:number-columns-repeated="7"/>
        </table:table-row>
        <table:table-row table:style-name="ro1">
          <table:table-cell office:value-type="float" office:value="-0.353577" calcext:value-type="float">
            <text:p>-0.353577</text:p>
          </table:table-cell>
          <table:table-cell office:value-type="float" office:value="-0.196533" calcext:value-type="float">
            <text:p>-0.196533</text:p>
          </table:table-cell>
          <table:table-cell table:number-columns-repeated="7"/>
        </table:table-row>
        <table:table-row table:style-name="ro1">
          <table:table-cell office:value-type="float" office:value="-0.334564" calcext:value-type="float">
            <text:p>-0.334564</text:p>
          </table:table-cell>
          <table:table-cell office:value-type="float" office:value="-0.109497" calcext:value-type="float">
            <text:p>-0.109497</text:p>
          </table:table-cell>
          <table:table-cell table:number-columns-repeated="7"/>
        </table:table-row>
        <table:table-row table:style-name="ro1">
          <table:table-cell office:value-type="float" office:value="-0.304718" calcext:value-type="float">
            <text:p>-0.304718</text:p>
          </table:table-cell>
          <table:table-cell office:value-type="float" office:value="-0.0281982" calcext:value-type="float">
            <text:p>-0.0281982</text:p>
          </table:table-cell>
          <table:table-cell table:number-columns-repeated="7"/>
        </table:table-row>
        <table:table-row table:style-name="ro1">
          <table:table-cell office:value-type="float" office:value="-0.265228" calcext:value-type="float">
            <text:p>-0.265228</text:p>
          </table:table-cell>
          <table:table-cell office:value-type="float" office:value="0.0455627" calcext:value-type="float">
            <text:p>0.0455627</text:p>
          </table:table-cell>
          <table:table-cell table:number-columns-repeated="7"/>
        </table:table-row>
        <table:table-row table:style-name="ro1">
          <table:table-cell office:value-type="float" office:value="-0.215424" calcext:value-type="float">
            <text:p>-0.215424</text:p>
          </table:table-cell>
          <table:table-cell office:value-type="float" office:value="0.11377" calcext:value-type="float">
            <text:p>0.11377</text:p>
          </table:table-cell>
          <table:table-cell table:number-columns-repeated="7"/>
        </table:table-row>
        <table:table-row table:style-name="ro1">
          <table:table-cell office:value-type="float" office:value="-0.155792" calcext:value-type="float">
            <text:p>-0.155792</text:p>
          </table:table-cell>
          <table:table-cell office:value-type="float" office:value="0.172974" calcext:value-type="float">
            <text:p>0.172974</text:p>
          </table:table-cell>
          <table:table-cell table:number-columns-repeated="7"/>
        </table:table-row>
        <table:table-row table:style-name="ro1">
          <table:table-cell office:value-type="float" office:value="-0.0875244" calcext:value-type="float">
            <text:p>-0.0875244</text:p>
          </table:table-cell>
          <table:table-cell office:value-type="float" office:value="0.223572" calcext:value-type="float">
            <text:p>0.223572</text:p>
          </table:table-cell>
          <table:table-cell table:number-columns-repeated="7"/>
        </table:table-row>
        <table:table-row table:style-name="ro1">
          <table:table-cell office:value-type="float" office:value="-0.0115967" calcext:value-type="float">
            <text:p>-0.0115967</text:p>
          </table:table-cell>
          <table:table-cell office:value-type="float" office:value="0.263611" calcext:value-type="float">
            <text:p>0.263611</text:p>
          </table:table-cell>
          <table:table-cell table:number-columns-repeated="7"/>
        </table:table-row>
        <table:table-row table:style-name="ro1">
          <table:table-cell office:value-type="float" office:value="0.0707703" calcext:value-type="float">
            <text:p>0.0707703</text:p>
          </table:table-cell>
          <table:table-cell office:value-type="float" office:value="0.292511" calcext:value-type="float">
            <text:p>0.292511</text:p>
          </table:table-cell>
          <table:table-cell table:number-columns-repeated="7"/>
        </table:table-row>
        <table:table-row table:style-name="ro1">
          <table:table-cell office:value-type="float" office:value="0.157745" calcext:value-type="float">
            <text:p>0.157745</text:p>
          </table:table-cell>
          <table:table-cell office:value-type="float" office:value="0.310181" calcext:value-type="float">
            <text:p>0.310181</text:p>
          </table:table-cell>
          <table:table-cell table:number-columns-repeated="7"/>
        </table:table-row>
        <table:table-row table:style-name="ro1">
          <table:table-cell office:value-type="float" office:value="0.24765" calcext:value-type="float">
            <text:p>0.24765</text:p>
          </table:table-cell>
          <table:table-cell office:value-type="float" office:value="0.314789" calcext:value-type="float">
            <text:p>0.314789</text:p>
          </table:table-cell>
          <table:table-cell table:number-columns-repeated="7"/>
        </table:table-row>
        <table:table-row table:style-name="ro1">
          <table:table-cell office:value-type="float" office:value="0.338104" calcext:value-type="float">
            <text:p>0.338104</text:p>
          </table:table-cell>
          <table:table-cell office:value-type="float" office:value="0.305786" calcext:value-type="float">
            <text:p>0.305786</text:p>
          </table:table-cell>
          <table:table-cell table:number-columns-repeated="7"/>
        </table:table-row>
        <table:table-row table:style-name="ro1">
          <table:table-cell office:value-type="float" office:value="0.427399" calcext:value-type="float">
            <text:p>0.427399</text:p>
          </table:table-cell>
          <table:table-cell office:value-type="float" office:value="0.284454" calcext:value-type="float">
            <text:p>0.284454</text:p>
          </table:table-cell>
          <table:table-cell table:number-columns-repeated="7"/>
        </table:table-row>
        <table:table-row table:style-name="ro1">
          <table:table-cell office:value-type="float" office:value="0.513336" calcext:value-type="float">
            <text:p>0.513336</text:p>
          </table:table-cell>
          <table:table-cell office:value-type="float" office:value="0.251709" calcext:value-type="float">
            <text:p>0.251709</text:p>
          </table:table-cell>
          <table:table-cell table:number-columns-repeated="7"/>
        </table:table-row>
        <table:table-row table:style-name="ro1">
          <table:table-cell office:value-type="float" office:value="0.594299" calcext:value-type="float">
            <text:p>0.594299</text:p>
          </table:table-cell>
          <table:table-cell office:value-type="float" office:value="0.206329" calcext:value-type="float">
            <text:p>0.206329</text:p>
          </table:table-cell>
          <table:table-cell table:number-columns-repeated="7"/>
        </table:table-row>
        <table:table-row table:style-name="ro1">
          <table:table-cell office:value-type="float" office:value="0.667847" calcext:value-type="float">
            <text:p>0.667847</text:p>
          </table:table-cell>
          <table:table-cell office:value-type="float" office:value="0.149475" calcext:value-type="float">
            <text:p>0.149475</text:p>
          </table:table-cell>
          <table:table-cell table:number-columns-repeated="7"/>
        </table:table-row>
        <table:table-row table:style-name="ro1">
          <table:table-cell office:value-type="float" office:value="0.731171" calcext:value-type="float">
            <text:p>0.731171</text:p>
          </table:table-cell>
          <table:table-cell office:value-type="float" office:value="0.0852966" calcext:value-type="float">
            <text:p>0.0852966</text:p>
          </table:table-cell>
          <table:table-cell table:number-columns-repeated="7"/>
        </table:table-row>
        <table:table-row table:style-name="ro1">
          <table:table-cell office:value-type="float" office:value="0.783966" calcext:value-type="float">
            <text:p>0.783966</text:p>
          </table:table-cell>
          <table:table-cell office:value-type="float" office:value="0.0105591" calcext:value-type="float">
            <text:p>0.0105591</text:p>
          </table:table-cell>
          <table:table-cell table:number-columns-repeated="7"/>
        </table:table-row>
        <table:table-row table:style-name="ro1">
          <table:table-cell office:value-type="float" office:value="0.825073" calcext:value-type="float">
            <text:p>0.825073</text:p>
          </table:table-cell>
          <table:table-cell office:value-type="float" office:value="-0.0701294" calcext:value-type="float">
            <text:p>-0.0701294</text:p>
          </table:table-cell>
          <table:table-cell table:number-columns-repeated="7"/>
        </table:table-row>
        <table:table-row table:style-name="ro1">
          <table:table-cell office:value-type="float" office:value="0.854004" calcext:value-type="float">
            <text:p>0.854004</text:p>
          </table:table-cell>
          <table:table-cell office:value-type="float" office:value="-0.157288" calcext:value-type="float">
            <text:p>-0.157288</text:p>
          </table:table-cell>
          <table:table-cell table:number-columns-repeated="7"/>
        </table:table-row>
        <table:table-row table:style-name="ro1">
          <table:table-cell office:value-type="float" office:value="0.8685" calcext:value-type="float">
            <text:p>0.8685</text:p>
          </table:table-cell>
          <table:table-cell office:value-type="float" office:value="-0.248932" calcext:value-type="float">
            <text:p>-0.248932</text:p>
          </table:table-cell>
          <table:table-cell table:number-columns-repeated="7"/>
        </table:table-row>
        <table:table-row table:style-name="ro1">
          <table:table-cell office:value-type="float" office:value="0.869537" calcext:value-type="float">
            <text:p>0.869537</text:p>
          </table:table-cell>
          <table:table-cell office:value-type="float" office:value="-0.340668" calcext:value-type="float">
            <text:p>-0.340668</text:p>
          </table:table-cell>
          <table:table-cell table:number-columns-repeated="7"/>
        </table:table-row>
        <table:table-row table:style-name="ro1">
          <table:table-cell office:value-type="float" office:value="0.855286" calcext:value-type="float">
            <text:p>0.855286</text:p>
          </table:table-cell>
          <table:table-cell office:value-type="float" office:value="-0.433441" calcext:value-type="float">
            <text:p>-0.433441</text:p>
          </table:table-cell>
          <table:table-cell table:number-columns-repeated="7"/>
        </table:table-row>
        <table:table-row table:style-name="ro1">
          <table:table-cell office:value-type="float" office:value="0.827301" calcext:value-type="float">
            <text:p>0.827301</text:p>
          </table:table-cell>
          <table:table-cell office:value-type="float" office:value="-0.523071" calcext:value-type="float">
            <text:p>-0.523071</text:p>
          </table:table-cell>
          <table:table-cell table:number-columns-repeated="7"/>
        </table:table-row>
        <table:table-row table:style-name="ro1">
          <table:table-cell office:value-type="float" office:value="0.78598" calcext:value-type="float">
            <text:p>0.78598</text:p>
          </table:table-cell>
          <table:table-cell office:value-type="float" office:value="-0.607025" calcext:value-type="float">
            <text:p>-0.607025</text:p>
          </table:table-cell>
          <table:table-cell table:number-columns-repeated="7"/>
        </table:table-row>
        <table:table-row table:style-name="ro1">
          <table:table-cell office:value-type="float" office:value="0.730713" calcext:value-type="float">
            <text:p>0.730713</text:p>
          </table:table-cell>
          <table:table-cell office:value-type="float" office:value="-0.685638" calcext:value-type="float">
            <text:p>-0.685638</text:p>
          </table:table-cell>
          <table:table-cell table:number-columns-repeated="7"/>
        </table:table-row>
        <table:table-row table:style-name="ro1">
          <table:table-cell office:value-type="float" office:value="0.66568" calcext:value-type="float">
            <text:p>0.66568</text:p>
          </table:table-cell>
          <table:table-cell office:value-type="float" office:value="-0.756378" calcext:value-type="float">
            <text:p>-0.756378</text:p>
          </table:table-cell>
          <table:table-cell table:number-columns-repeated="7"/>
        </table:table-row>
        <table:table-row table:style-name="ro1">
          <table:table-cell office:value-type="float" office:value="0.589569" calcext:value-type="float">
            <text:p>0.589569</text:p>
          </table:table-cell>
          <table:table-cell office:value-type="float" office:value="-0.816284" calcext:value-type="float">
            <text:p>-0.816284</text:p>
          </table:table-cell>
          <table:table-cell table:number-columns-repeated="7"/>
        </table:table-row>
        <table:table-row table:style-name="ro1">
          <table:table-cell office:value-type="float" office:value="0.505829" calcext:value-type="float">
            <text:p>0.505829</text:p>
          </table:table-cell>
          <table:table-cell office:value-type="float" office:value="-0.866852" calcext:value-type="float">
            <text:p>-0.866852</text:p>
          </table:table-cell>
          <table:table-cell table:number-columns-repeated="7"/>
        </table:table-row>
        <table:table-row table:style-name="ro1">
          <table:table-cell office:value-type="float" office:value="0.417145" calcext:value-type="float">
            <text:p>0.417145</text:p>
          </table:table-cell>
          <table:table-cell office:value-type="float" office:value="-0.904327" calcext:value-type="float">
            <text:p>-0.904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325226" calcext:value-type="float">
            <text:p>0.325226</text:p>
          </table:table-cell>
          <table:table-cell office:value-type="float" office:value="-0.93045" calcext:value-type="float">
            <text:p>-0.93045</text:p>
          </table:table-cell>
          <table:table-cell table:number-columns-repeated="7"/>
        </table:table-row>
        <table:table-row table:style-name="ro1">
          <table:table-cell office:value-type="float" office:value="0.232361" calcext:value-type="float">
            <text:p>0.232361</text:p>
          </table:table-cell>
          <table:table-cell office:value-type="float" office:value="-0.94278" calcext:value-type="float">
            <text:p>-0.94278</text:p>
          </table:table-cell>
          <table:table-cell table:number-columns-repeated="7"/>
        </table:table-row>
        <table:table-row table:style-name="ro1">
          <table:table-cell office:value-type="float" office:value="0.141602" calcext:value-type="float">
            <text:p>0.141602</text:p>
          </table:table-cell>
          <table:table-cell office:value-type="float" office:value="-0.942963" calcext:value-type="float">
            <text:p>-0.942963</text:p>
          </table:table-cell>
          <table:table-cell table:number-columns-repeated="7"/>
        </table:table-row>
        <table:table-row table:style-name="ro1">
          <table:table-cell office:value-type="float" office:value="0.0560303" calcext:value-type="float">
            <text:p>0.0560303</text:p>
          </table:table-cell>
          <table:table-cell office:value-type="float" office:value="-0.929199" calcext:value-type="float">
            <text:p>-0.929199</text:p>
          </table:table-cell>
          <table:table-cell table:number-columns-repeated="7"/>
        </table:table-row>
        <table:table-row table:style-name="ro1">
          <table:table-cell office:value-type="float" office:value="-0.0244141" calcext:value-type="float">
            <text:p>-0.0244141</text:p>
          </table:table-cell>
          <table:table-cell office:value-type="float" office:value="-0.901855" calcext:value-type="float">
            <text:p>-0.901855</text:p>
          </table:table-cell>
          <table:table-cell table:number-columns-repeated="7"/>
        </table:table-row>
        <table:table-row table:style-name="ro1">
          <table:table-cell office:value-type="float" office:value="-0.0967407" calcext:value-type="float">
            <text:p>-0.0967407</text:p>
          </table:table-cell>
          <table:table-cell office:value-type="float" office:value="-0.864136" calcext:value-type="float">
            <text:p>-0.864136</text:p>
          </table:table-cell>
          <table:table-cell table:number-columns-repeated="7"/>
        </table:table-row>
        <table:table-row table:style-name="ro1">
          <table:table-cell office:value-type="float" office:value="-0.161316" calcext:value-type="float">
            <text:p>-0.161316</text:p>
          </table:table-cell>
          <table:table-cell office:value-type="float" office:value="-0.814392" calcext:value-type="float">
            <text:p>-0.814392</text:p>
          </table:table-cell>
          <table:table-cell table:number-columns-repeated="7"/>
        </table:table-row>
        <table:table-row table:style-name="ro1">
          <table:table-cell office:value-type="float" office:value="-0.216736" calcext:value-type="float">
            <text:p>-0.216736</text:p>
          </table:table-cell>
          <table:table-cell office:value-type="float" office:value="-0.754608" calcext:value-type="float">
            <text:p>-0.754608</text:p>
          </table:table-cell>
          <table:table-cell table:number-columns-repeated="7"/>
        </table:table-row>
        <table:table-row table:style-name="ro1">
          <table:table-cell office:value-type="float" office:value="-0.262543" calcext:value-type="float">
            <text:p>-0.262543</text:p>
          </table:table-cell>
          <table:table-cell office:value-type="float" office:value="-0.689484" calcext:value-type="float">
            <text:p>-0.689484</text:p>
          </table:table-cell>
          <table:table-cell table:number-columns-repeated="7"/>
        </table:table-row>
        <table:table-row table:style-name="ro1">
          <table:table-cell office:value-type="float" office:value="-0.298767" calcext:value-type="float">
            <text:p>-0.298767</text:p>
          </table:table-cell>
          <table:table-cell office:value-type="float" office:value="-0.619598" calcext:value-type="float">
            <text:p>-0.619598</text:p>
          </table:table-cell>
          <table:table-cell table:number-columns-repeated="7"/>
        </table:table-row>
        <table:table-row table:style-name="ro1">
          <table:table-cell office:value-type="float" office:value="-0.324158" calcext:value-type="float">
            <text:p>-0.324158</text:p>
          </table:table-cell>
          <table:table-cell office:value-type="float" office:value="-0.542908" calcext:value-type="float">
            <text:p>-0.542908</text:p>
          </table:table-cell>
          <table:table-cell table:number-columns-repeated="7"/>
        </table:table-row>
        <table:table-row table:style-name="ro1">
          <table:table-cell office:value-type="float" office:value="-0.340149" calcext:value-type="float">
            <text:p>-0.340149</text:p>
          </table:table-cell>
          <table:table-cell office:value-type="float" office:value="-0.465698" calcext:value-type="float">
            <text:p>-0.465698</text:p>
          </table:table-cell>
          <table:table-cell table:number-columns-repeated="7"/>
        </table:table-row>
        <table:table-row table:style-name="ro1">
          <table:table-cell office:value-type="float" office:value="-0.34668" calcext:value-type="float">
            <text:p>-0.34668</text:p>
          </table:table-cell>
          <table:table-cell office:value-type="float" office:value="-0.387695" calcext:value-type="float">
            <text:p>-0.387695</text:p>
          </table:table-cell>
          <table:table-cell table:number-columns-repeated="7"/>
        </table:table-row>
        <table:table-row table:style-name="ro1">
          <table:table-cell office:value-type="float" office:value="-0.343231" calcext:value-type="float">
            <text:p>-0.343231</text:p>
          </table:table-cell>
          <table:table-cell office:value-type="float" office:value="-0.310608" calcext:value-type="float">
            <text:p>-0.310608</text:p>
          </table:table-cell>
          <table:table-cell table:number-columns-repeated="7"/>
        </table:table-row>
        <table:table-row table:style-name="ro1">
          <table:table-cell office:value-type="float" office:value="-0.331055" calcext:value-type="float">
            <text:p>-0.331055</text:p>
          </table:table-cell>
          <table:table-cell office:value-type="float" office:value="-0.237122" calcext:value-type="float">
            <text:p>-0.237122</text:p>
          </table:table-cell>
          <table:table-cell table:number-columns-repeated="7"/>
        </table:table-row>
        <table:table-row table:style-name="ro1">
          <table:table-cell office:value-type="float" office:value="-0.309357" calcext:value-type="float">
            <text:p>-0.309357</text:p>
          </table:table-cell>
          <table:table-cell office:value-type="float" office:value="-0.16629" calcext:value-type="float">
            <text:p>-0.16629</text:p>
          </table:table-cell>
          <table:table-cell table:number-columns-repeated="7"/>
        </table:table-row>
        <table:table-row table:style-name="ro1">
          <table:table-cell office:value-type="float" office:value="-0.279572" calcext:value-type="float">
            <text:p>-0.279572</text:p>
          </table:table-cell>
          <table:table-cell office:value-type="float" office:value="-0.100128" calcext:value-type="float">
            <text:p>-0.100128</text:p>
          </table:table-cell>
          <table:table-cell table:number-columns-repeated="7"/>
        </table:table-row>
        <table:table-row table:style-name="ro1">
          <table:table-cell office:value-type="float" office:value="-0.241913" calcext:value-type="float">
            <text:p>-0.241913</text:p>
          </table:table-cell>
          <table:table-cell office:value-type="float" office:value="-0.0415955" calcext:value-type="float">
            <text:p>-0.0415955</text:p>
          </table:table-cell>
          <table:table-cell table:number-columns-repeated="7"/>
        </table:table-row>
        <table:table-row table:style-name="ro1">
          <table:table-cell office:value-type="float" office:value="-0.196686" calcext:value-type="float">
            <text:p>-0.196686</text:p>
          </table:table-cell>
          <table:table-cell office:value-type="float" office:value="0.0110779" calcext:value-type="float">
            <text:p>0.0110779</text:p>
          </table:table-cell>
          <table:table-cell table:number-columns-repeated="7"/>
        </table:table-row>
        <table:table-row table:style-name="ro1">
          <table:table-cell office:value-type="float" office:value="-0.144806" calcext:value-type="float">
            <text:p>-0.144806</text:p>
          </table:table-cell>
          <table:table-cell office:value-type="float" office:value="0.0560608" calcext:value-type="float">
            <text:p>0.0560608</text:p>
          </table:table-cell>
          <table:table-cell table:number-columns-repeated="7"/>
        </table:table-row>
        <table:table-row table:style-name="ro1">
          <table:table-cell office:value-type="float" office:value="-0.0863953" calcext:value-type="float">
            <text:p>-0.0863953</text:p>
          </table:table-cell>
          <table:table-cell office:value-type="float" office:value="0.0969849" calcext:value-type="float">
            <text:p>0.0969849</text:p>
          </table:table-cell>
          <table:table-cell table:number-columns-repeated="7"/>
        </table:table-row>
        <table:table-row table:style-name="ro1">
          <table:table-cell office:value-type="float" office:value="-0.0240784" calcext:value-type="float">
            <text:p>-0.0240784</text:p>
          </table:table-cell>
          <table:table-cell office:value-type="float" office:value="0.126099" calcext:value-type="float">
            <text:p>0.126099</text:p>
          </table:table-cell>
          <table:table-cell table:number-columns-repeated="7"/>
        </table:table-row>
        <table:table-row table:style-name="ro1">
          <table:table-cell office:value-type="float" office:value="0.0421143" calcext:value-type="float">
            <text:p>0.0421143</text:p>
          </table:table-cell>
          <table:table-cell office:value-type="float" office:value="0.144073" calcext:value-type="float">
            <text:p>0.144073</text:p>
          </table:table-cell>
          <table:table-cell table:number-columns-repeated="7"/>
        </table:table-row>
        <table:table-row table:style-name="ro1">
          <table:table-cell office:value-type="float" office:value="0.112274" calcext:value-type="float">
            <text:p>0.112274</text:p>
          </table:table-cell>
          <table:table-cell office:value-type="float" office:value="0.155914" calcext:value-type="float">
            <text:p>0.155914</text:p>
          </table:table-cell>
          <table:table-cell table:number-columns-repeated="7"/>
        </table:table-row>
        <table:table-row table:style-name="ro1">
          <table:table-cell office:value-type="float" office:value="0.1828" calcext:value-type="float">
            <text:p>0.1828</text:p>
          </table:table-cell>
          <table:table-cell office:value-type="float" office:value="0.157288" calcext:value-type="float">
            <text:p>0.157288</text:p>
          </table:table-cell>
          <table:table-cell table:number-columns-repeated="7"/>
        </table:table-row>
        <table:table-row table:style-name="ro1">
          <table:table-cell office:value-type="float" office:value="0.252869" calcext:value-type="float">
            <text:p>0.252869</text:p>
          </table:table-cell>
          <table:table-cell office:value-type="float" office:value="0.150513" calcext:value-type="float">
            <text:p>0.150513</text:p>
          </table:table-cell>
          <table:table-cell table:number-columns-repeated="7"/>
        </table:table-row>
        <table:table-row table:style-name="ro1">
          <table:table-cell office:value-type="float" office:value="0.321777" calcext:value-type="float">
            <text:p>0.321777</text:p>
          </table:table-cell>
          <table:table-cell office:value-type="float" office:value="0.133636" calcext:value-type="float">
            <text:p>0.133636</text:p>
          </table:table-cell>
          <table:table-cell table:number-columns-repeated="7"/>
        </table:table-row>
        <table:table-row table:style-name="ro1">
          <table:table-cell office:value-type="float" office:value="0.387695" calcext:value-type="float">
            <text:p>0.387695</text:p>
          </table:table-cell>
          <table:table-cell office:value-type="float" office:value="0.108582" calcext:value-type="float">
            <text:p>0.108582</text:p>
          </table:table-cell>
          <table:table-cell table:number-columns-repeated="7"/>
        </table:table-row>
        <table:table-row table:style-name="ro1">
          <table:table-cell office:value-type="float" office:value="0.450134" calcext:value-type="float">
            <text:p>0.450134</text:p>
          </table:table-cell>
          <table:table-cell office:value-type="float" office:value="0.0746765" calcext:value-type="float">
            <text:p>0.0746765</text:p>
          </table:table-cell>
          <table:table-cell table:number-columns-repeated="7"/>
        </table:table-row>
        <table:table-row table:style-name="ro1">
          <table:table-cell office:value-type="float" office:value="0.506866" calcext:value-type="float">
            <text:p>0.506866</text:p>
          </table:table-cell>
          <table:table-cell office:value-type="float" office:value="0.0331421" calcext:value-type="float">
            <text:p>0.0331421</text:p>
          </table:table-cell>
          <table:table-cell table:number-columns-repeated="7"/>
        </table:table-row>
        <table:table-row table:style-name="ro1">
          <table:table-cell office:value-type="float" office:value="0.557098" calcext:value-type="float">
            <text:p>0.557098</text:p>
          </table:table-cell>
          <table:table-cell office:value-type="float" office:value="-0.0167847" calcext:value-type="float">
            <text:p>-0.0167847</text:p>
          </table:table-cell>
          <table:table-cell table:number-columns-repeated="7"/>
        </table:table-row>
        <table:table-row table:style-name="ro1">
          <table:table-cell office:value-type="float" office:value="0.601654" calcext:value-type="float">
            <text:p>0.601654</text:p>
          </table:table-cell>
          <table:table-cell office:value-type="float" office:value="-0.072876" calcext:value-type="float">
            <text:p>-0.072876</text:p>
          </table:table-cell>
          <table:table-cell table:number-columns-repeated="7"/>
        </table:table-row>
        <table:table-row table:style-name="ro1">
          <table:table-cell office:value-type="float" office:value="0.635712" calcext:value-type="float">
            <text:p>0.635712</text:p>
          </table:table-cell>
          <table:table-cell office:value-type="float" office:value="-0.134186" calcext:value-type="float">
            <text:p>-0.134186</text:p>
          </table:table-cell>
          <table:table-cell table:number-columns-repeated="7"/>
        </table:table-row>
        <table:table-row table:style-name="ro1">
          <table:table-cell office:value-type="float" office:value="0.661591" calcext:value-type="float">
            <text:p>0.661591</text:p>
          </table:table-cell>
          <table:table-cell office:value-type="float" office:value="-0.202057" calcext:value-type="float">
            <text:p>-0.202057</text:p>
          </table:table-cell>
          <table:table-cell table:number-columns-repeated="7"/>
        </table:table-row>
        <table:table-row table:style-name="ro1">
          <table:table-cell office:value-type="float" office:value="0.677002" calcext:value-type="float">
            <text:p>0.677002</text:p>
          </table:table-cell>
          <table:table-cell office:value-type="float" office:value="-0.271637" calcext:value-type="float">
            <text:p>-0.271637</text:p>
          </table:table-cell>
          <table:table-cell table:number-columns-repeated="7"/>
        </table:table-row>
        <table:table-row table:style-name="ro1">
          <table:table-cell office:value-type="float" office:value="0.682617" calcext:value-type="float">
            <text:p>0.682617</text:p>
          </table:table-cell>
          <table:table-cell office:value-type="float" office:value="-0.345093" calcext:value-type="float">
            <text:p>-0.345093</text:p>
          </table:table-cell>
          <table:table-cell table:number-columns-repeated="7"/>
        </table:table-row>
        <table:table-row table:style-name="ro1">
          <table:table-cell office:value-type="float" office:value="0.679688" calcext:value-type="float">
            <text:p>0.679688</text:p>
          </table:table-cell>
          <table:table-cell office:value-type="float" office:value="-0.418793" calcext:value-type="float">
            <text:p>-0.418793</text:p>
          </table:table-cell>
          <table:table-cell table:number-columns-repeated="7"/>
        </table:table-row>
        <table:table-row table:style-name="ro1">
          <table:table-cell office:value-type="float" office:value="0.663635" calcext:value-type="float">
            <text:p>0.663635</text:p>
          </table:table-cell>
          <table:table-cell office:value-type="float" office:value="-0.492523" calcext:value-type="float">
            <text:p>-0.492523</text:p>
          </table:table-cell>
          <table:table-cell table:number-columns-repeated="7"/>
        </table:table-row>
        <table:table-row table:style-name="ro1">
          <table:table-cell office:value-type="float" office:value="0.637482" calcext:value-type="float">
            <text:p>0.637482</text:p>
          </table:table-cell>
          <table:table-cell office:value-type="float" office:value="-0.564728" calcext:value-type="float">
            <text:p>-0.564728</text:p>
          </table:table-cell>
          <table:table-cell table:number-columns-repeated="7"/>
        </table:table-row>
        <table:table-row table:style-name="ro1">
          <table:table-cell office:value-type="float" office:value="0.600677" calcext:value-type="float">
            <text:p>0.600677</text:p>
          </table:table-cell>
          <table:table-cell office:value-type="float" office:value="-0.632721" calcext:value-type="float">
            <text:p>-0.632721</text:p>
          </table:table-cell>
          <table:table-cell table:number-columns-repeated="7"/>
        </table:table-row>
        <table:table-row table:style-name="ro1">
          <table:table-cell office:value-type="float" office:value="0.552307" calcext:value-type="float">
            <text:p>0.552307</text:p>
          </table:table-cell>
          <table:table-cell office:value-type="float" office:value="-0.69693" calcext:value-type="float">
            <text:p>-0.69693</text:p>
          </table:table-cell>
          <table:table-cell table:number-columns-repeated="7"/>
        </table:table-row>
        <table:table-row table:style-name="ro1">
          <table:table-cell office:value-type="float" office:value="0.496185" calcext:value-type="float">
            <text:p>0.496185</text:p>
          </table:table-cell>
          <table:table-cell office:value-type="float" office:value="-0.75531" calcext:value-type="float">
            <text:p>-0.75531</text:p>
          </table:table-cell>
          <table:table-cell table:number-columns-repeated="7"/>
        </table:table-row>
        <table:table-row table:style-name="ro1">
          <table:table-cell office:value-type="float" office:value="0.431305" calcext:value-type="float">
            <text:p>0.431305</text:p>
          </table:table-cell>
          <table:table-cell office:value-type="float" office:value="-0.806152" calcext:value-type="float">
            <text:p>-0.806152</text:p>
          </table:table-cell>
          <table:table-cell table:number-columns-repeated="7"/>
        </table:table-row>
        <table:table-row table:style-name="ro1">
          <table:table-cell office:value-type="float" office:value="0.358154" calcext:value-type="float">
            <text:p>0.358154</text:p>
          </table:table-cell>
          <table:table-cell office:value-type="float" office:value="-0.848053" calcext:value-type="float">
            <text:p>-0.848053</text:p>
          </table:table-cell>
          <table:table-cell table:number-columns-repeated="7"/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-0.880432" calcext:value-type="float">
            <text:p>-0.880432</text:p>
          </table:table-cell>
          <table:table-cell table:number-columns-repeated="7"/>
        </table:table-row>
        <table:table-row table:style-name="ro1">
          <table:table-cell office:value-type="float" office:value="0.199249" calcext:value-type="float">
            <text:p>0.199249</text:p>
          </table:table-cell>
          <table:table-cell office:value-type="float" office:value="-0.903229" calcext:value-type="float">
            <text:p>-0.903229</text:p>
          </table:table-cell>
          <table:table-cell table:number-columns-repeated="7"/>
        </table:table-row>
        <table:table-row table:style-name="ro1">
          <table:table-cell office:value-type="float" office:value="0.115753" calcext:value-type="float">
            <text:p>0.115753</text:p>
          </table:table-cell>
          <table:table-cell office:value-type="float" office:value="-0.914429" calcext:value-type="float">
            <text:p>-0.914429</text:p>
          </table:table-cell>
          <table:table-cell table:number-columns-repeated="7"/>
        </table:table-row>
        <table:table-row table:style-name="ro1">
          <table:table-cell office:value-type="float" office:value="0.0325317" calcext:value-type="float">
            <text:p>0.0325317</text:p>
          </table:table-cell>
          <table:table-cell office:value-type="float" office:value="-0.913971" calcext:value-type="float">
            <text:p>-0.913971</text:p>
          </table:table-cell>
          <table:table-cell table:number-columns-repeated="7"/>
        </table:table-row>
        <table:table-row table:style-name="ro1">
          <table:table-cell office:value-type="float" office:value="-0.0490112" calcext:value-type="float">
            <text:p>-0.0490112</text:p>
          </table:table-cell>
          <table:table-cell office:value-type="float" office:value="-0.901184" calcext:value-type="float">
            <text:p>-0.901184</text:p>
          </table:table-cell>
          <table:table-cell table:number-columns-repeated="7"/>
        </table:table-row>
        <table:table-row table:style-name="ro1">
          <table:table-cell office:value-type="float" office:value="-0.125916" calcext:value-type="float">
            <text:p>-0.125916</text:p>
          </table:table-cell>
          <table:table-cell office:value-type="float" office:value="-0.876068" calcext:value-type="float">
            <text:p>-0.876068</text:p>
          </table:table-cell>
          <table:table-cell table:number-columns-repeated="7"/>
        </table:table-row>
        <table:table-row table:style-name="ro1">
          <table:table-cell office:value-type="float" office:value="-0.196869" calcext:value-type="float">
            <text:p>-0.196869</text:p>
          </table:table-cell>
          <table:table-cell office:value-type="float" office:value="-0.838654" calcext:value-type="float">
            <text:p>-0.838654</text:p>
          </table:table-cell>
          <table:table-cell table:number-columns-repeated="7"/>
        </table:table-row>
        <table:table-row table:style-name="ro1">
          <table:table-cell office:value-type="float" office:value="-0.260681" calcext:value-type="float">
            <text:p>-0.260681</text:p>
          </table:table-cell>
          <table:table-cell office:value-type="float" office:value="-0.788757" calcext:value-type="float">
            <text:p>-0.788757</text:p>
          </table:table-cell>
          <table:table-cell table:number-columns-repeated="7"/>
        </table:table-row>
        <table:table-row table:style-name="ro1">
          <table:table-cell office:value-type="float" office:value="-0.31665" calcext:value-type="float">
            <text:p>-0.31665</text:p>
          </table:table-cell>
          <table:table-cell office:value-type="float" office:value="-0.728577" calcext:value-type="float">
            <text:p>-0.728577</text:p>
          </table:table-cell>
          <table:table-cell table:number-columns-repeated="7"/>
        </table:table-row>
        <table:table-row table:style-name="ro1">
          <table:table-cell office:value-type="float" office:value="-0.36264" calcext:value-type="float">
            <text:p>-0.36264</text:p>
          </table:table-cell>
          <table:table-cell office:value-type="float" office:value="-0.658478" calcext:value-type="float">
            <text:p>-0.658478</text:p>
          </table:table-cell>
          <table:table-cell table:number-columns-repeated="7"/>
        </table:table-row>
        <table:table-row table:style-name="ro1">
          <table:table-cell office:value-type="float" office:value="-0.39743" calcext:value-type="float">
            <text:p>-0.39743</text:p>
          </table:table-cell>
          <table:table-cell office:value-type="float" office:value="-0.582611" calcext:value-type="float">
            <text:p>-0.582611</text:p>
          </table:table-cell>
          <table:table-cell table:number-columns-repeated="7"/>
        </table:table-row>
        <table:table-row table:style-name="ro1">
          <table:table-cell office:value-type="float" office:value="-0.423004" calcext:value-type="float">
            <text:p>-0.423004</text:p>
          </table:table-cell>
          <table:table-cell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office:value-type="float" office:value="-0.438049" calcext:value-type="float">
            <text:p>-0.438049</text:p>
          </table:table-cell>
          <table:table-cell office:value-type="float" office:value="-0.414764" calcext:value-type="float">
            <text:p>-0.414764</text:p>
          </table:table-cell>
          <table:table-cell table:number-columns-repeated="7"/>
        </table:table-row>
        <table:table-row table:style-name="ro1">
          <table:table-cell office:value-type="float" office:value="-0.442047" calcext:value-type="float">
            <text:p>-0.442047</text:p>
          </table:table-cell>
          <table:table-cell office:value-type="float" office:value="-0.327942" calcext:value-type="float">
            <text:p>-0.327942</text:p>
          </table:table-cell>
          <table:table-cell table:number-columns-repeated="7"/>
        </table:table-row>
        <table:table-row table:style-name="ro1">
          <table:table-cell office:value-type="float" office:value="-0.43576" calcext:value-type="float">
            <text:p>-0.43576</text:p>
          </table:table-cell>
          <table:table-cell office:value-type="float" office:value="-0.239624" calcext:value-type="float">
            <text:p>-0.239624</text:p>
          </table:table-cell>
          <table:table-cell table:number-columns-repeated="7"/>
        </table:table-row>
        <table:table-row table:style-name="ro1">
          <table:table-cell office:value-type="float" office:value="-0.41864" calcext:value-type="float">
            <text:p>-0.41864</text:p>
          </table:table-cell>
          <table:table-cell office:value-type="float" office:value="-0.154938" calcext:value-type="float">
            <text:p>-0.154938</text:p>
          </table:table-cell>
          <table:table-cell table:number-columns-repeated="7"/>
        </table:table-row>
        <table:table-row table:style-name="ro1">
          <table:table-cell office:value-type="float" office:value="-0.391449" calcext:value-type="float">
            <text:p>-0.391449</text:p>
          </table:table-cell>
          <table:table-cell office:value-type="float" office:value="-0.0730286" calcext:value-type="float">
            <text:p>-0.0730286</text:p>
          </table:table-cell>
          <table:table-cell table:number-columns-repeated="7"/>
        </table:table-row>
        <table:table-row table:style-name="ro1">
          <table:table-cell office:value-type="float" office:value="-0.35376" calcext:value-type="float">
            <text:p>-0.35376</text:p>
          </table:table-cell>
          <table:table-cell office:value-type="float" office:value="0.00411987" calcext:value-type="float">
            <text:p>0.00411987</text:p>
          </table:table-cell>
          <table:table-cell table:number-columns-repeated="7"/>
        </table:table-row>
        <table:table-row table:style-name="ro1">
          <table:table-cell office:value-type="float" office:value="-0.305328" calcext:value-type="float">
            <text:p>-0.305328</text:p>
          </table:table-cell>
          <table:table-cell office:value-type="float" office:value="0.0738525" calcext:value-type="float">
            <text:p>0.0738525</text:p>
          </table:table-cell>
          <table:table-cell table:number-columns-repeated="7"/>
        </table:table-row>
        <table:table-row table:style-name="ro1">
          <table:table-cell office:value-type="float" office:value="-0.247986" calcext:value-type="float">
            <text:p>-0.247986</text:p>
          </table:table-cell>
          <table:table-cell office:value-type="float" office:value="0.136078" calcext:value-type="float">
            <text:p>0.136078</text:p>
          </table:table-cell>
          <table:table-cell table:number-columns-repeated="7"/>
        </table:table-row>
        <table:table-row table:style-name="ro1">
          <table:table-cell office:value-type="float" office:value="-0.180695" calcext:value-type="float">
            <text:p>-0.180695</text:p>
          </table:table-cell>
          <table:table-cell office:value-type="float" office:value="0.188599" calcext:value-type="float">
            <text:p>0.188599</text:p>
          </table:table-cell>
          <table:table-cell table:number-columns-repeated="7"/>
        </table:table-row>
        <table:table-row table:style-name="ro1">
          <table:table-cell office:value-type="float" office:value="-0.10556" calcext:value-type="float">
            <text:p>-0.10556</text:p>
          </table:table-cell>
          <table:table-cell office:value-type="float" office:value="0.231171" calcext:value-type="float">
            <text:p>0.231171</text:p>
          </table:table-cell>
          <table:table-cell table:number-columns-repeated="7"/>
        </table:table-row>
        <table:table-row table:style-name="ro1">
          <table:table-cell office:value-type="float" office:value="-0.0232849" calcext:value-type="float">
            <text:p>-0.0232849</text:p>
          </table:table-cell>
          <table:table-cell office:value-type="float" office:value="0.262482" calcext:value-type="float">
            <text:p>0.262482</text:p>
          </table:table-cell>
          <table:table-cell table:number-columns-repeated="7"/>
        </table:table-row>
        <table:table-row table:style-name="ro1">
          <table:table-cell office:value-type="float" office:value="0.0647888" calcext:value-type="float">
            <text:p>0.0647888</text:p>
          </table:table-cell>
          <table:table-cell office:value-type="float" office:value="0.281433" calcext:value-type="float">
            <text:p>0.281433</text:p>
          </table:table-cell>
          <table:table-cell table:number-columns-repeated="7"/>
        </table:table-row>
        <table:table-row table:style-name="ro1">
          <table:table-cell office:value-type="float" office:value="0.154999" calcext:value-type="float">
            <text:p>0.154999</text:p>
          </table:table-cell>
          <table:table-cell office:value-type="float" office:value="0.290009" calcext:value-type="float">
            <text:p>0.290009</text:p>
          </table:table-cell>
          <table:table-cell table:number-columns-repeated="7"/>
        </table:table-row>
        <table:table-row table:style-name="ro1">
          <table:table-cell office:value-type="float" office:value="0.248138" calcext:value-type="float">
            <text:p>0.248138</text:p>
          </table:table-cell>
          <table:table-cell office:value-type="float" office:value="0.284424" calcext:value-type="float">
            <text:p>0.284424</text:p>
          </table:table-cell>
          <table:table-cell table:number-columns-repeated="7"/>
        </table:table-row>
        <table:table-row table:style-name="ro1">
          <table:table-cell office:value-type="float" office:value="0.339142" calcext:value-type="float">
            <text:p>0.339142</text:p>
          </table:table-cell>
          <table:table-cell office:value-type="float" office:value="0.267639" calcext:value-type="float">
            <text:p>0.267639</text:p>
          </table:table-cell>
          <table:table-cell table:number-columns-repeated="7"/>
        </table:table-row>
        <table:table-row table:style-name="ro1">
          <table:table-cell office:value-type="float" office:value="0.427399" calcext:value-type="float">
            <text:p>0.427399</text:p>
          </table:table-cell>
          <table:table-cell office:value-type="float" office:value="0.237823" calcext:value-type="float">
            <text:p>0.237823</text:p>
          </table:table-cell>
          <table:table-cell table:number-columns-repeated="7"/>
        </table:table-row>
        <table:table-row table:style-name="ro1">
          <table:table-cell office:value-type="float" office:value="0.512329" calcext:value-type="float">
            <text:p>0.512329</text:p>
          </table:table-cell>
          <table:table-cell office:value-type="float" office:value="0.196014" calcext:value-type="float">
            <text:p>0.196014</text:p>
          </table:table-cell>
          <table:table-cell table:number-columns-repeated="7"/>
        </table:table-row>
        <table:table-row table:style-name="ro1">
          <table:table-cell office:value-type="float" office:value="0.589386" calcext:value-type="float">
            <text:p>0.589386</text:p>
          </table:table-cell>
          <table:table-cell office:value-type="float" office:value="0.143738" calcext:value-type="float">
            <text:p>0.143738</text:p>
          </table:table-cell>
          <table:table-cell table:number-columns-repeated="7"/>
        </table:table-row>
        <table:table-row table:style-name="ro1">
          <table:table-cell office:value-type="float" office:value="0.657776" calcext:value-type="float">
            <text:p>0.657776</text:p>
          </table:table-cell>
          <table:table-cell office:value-type="float" office:value="0.0799255" calcext:value-type="float">
            <text:p>0.0799255</text:p>
          </table:table-cell>
          <table:table-cell table:number-columns-repeated="7"/>
        </table:table-row>
        <table:table-row table:style-name="ro1">
          <table:table-cell office:value-type="float" office:value="0.717194" calcext:value-type="float">
            <text:p>0.717194</text:p>
          </table:table-cell>
          <table:table-cell office:value-type="float" office:value="0.00811768" calcext:value-type="float">
            <text:p>0.00811768</text:p>
          </table:table-cell>
          <table:table-cell table:number-columns-repeated="7"/>
        </table:table-row>
        <table:table-row table:style-name="ro1">
          <table:table-cell office:value-type="float" office:value="0.763733" calcext:value-type="float">
            <text:p>0.763733</text:p>
          </table:table-cell>
          <table:table-cell office:value-type="float" office:value="-0.071991" calcext:value-type="float">
            <text:p>-0.071991</text:p>
          </table:table-cell>
          <table:table-cell table:number-columns-repeated="7"/>
        </table:table-row>
        <table:table-row table:style-name="ro1">
          <table:table-cell office:value-type="float" office:value="0.798615" calcext:value-type="float">
            <text:p>0.798615</text:p>
          </table:table-cell>
          <table:table-cell office:value-type="float" office:value="-0.157745" calcext:value-type="float">
            <text:p>-0.157745</text:p>
          </table:table-cell>
          <table:table-cell table:number-columns-repeated="7"/>
        </table:table-row>
        <table:table-row table:style-name="ro1">
          <table:table-cell office:value-type="float" office:value="0.814972" calcext:value-type="float">
            <text:p>0.814972</text:p>
          </table:table-cell>
          <table:table-cell office:value-type="float" office:value="-0.250397" calcext:value-type="float">
            <text:p>-0.250397</text:p>
          </table:table-cell>
          <table:table-cell table:number-columns-repeated="7"/>
        </table:table-row>
        <table:table-row table:style-name="ro1">
          <table:table-cell office:value-type="float" office:value="0.825836" calcext:value-type="float">
            <text:p>0.825836</text:p>
          </table:table-cell>
          <table:table-cell office:value-type="float" office:value="-0.343781" calcext:value-type="float">
            <text:p>-0.343781</text:p>
          </table:table-cell>
          <table:table-cell table:number-columns-repeated="7"/>
        </table:table-row>
        <table:table-row table:style-name="ro1">
          <table:table-cell office:value-type="float" office:value="0.820923" calcext:value-type="float">
            <text:p>0.820923</text:p>
          </table:table-cell>
          <table:table-cell office:value-type="float" office:value="-0.436127" calcext:value-type="float">
            <text:p>-0.436127</text:p>
          </table:table-cell>
          <table:table-cell table:number-columns-repeated="7"/>
        </table:table-row>
        <table:table-row table:style-name="ro1">
          <table:table-cell office:value-type="float" office:value="0.795807" calcext:value-type="float">
            <text:p>0.795807</text:p>
          </table:table-cell>
          <table:table-cell office:value-type="float" office:value="-0.530334" calcext:value-type="float">
            <text:p>-0.530334</text:p>
          </table:table-cell>
          <table:table-cell table:number-columns-repeated="7"/>
        </table:table-row>
        <table:table-row table:style-name="ro1">
          <table:table-cell office:value-type="float" office:value="0.760651" calcext:value-type="float">
            <text:p>0.760651</text:p>
          </table:table-cell>
          <table:table-cell office:value-type="float" office:value="-0.616852" calcext:value-type="float">
            <text:p>-0.616852</text:p>
          </table:table-cell>
          <table:table-cell table:number-columns-repeated="7"/>
        </table:table-row>
        <table:table-row table:style-name="ro1">
          <table:table-cell office:value-type="float" office:value="0.709503" calcext:value-type="float">
            <text:p>0.709503</text:p>
          </table:table-cell>
          <table:table-cell office:value-type="float" office:value="-0.697357" calcext:value-type="float">
            <text:p>-0.697357</text:p>
          </table:table-cell>
          <table:table-cell table:number-columns-repeated="7"/>
        </table:table-row>
        <table:table-row table:style-name="ro1">
          <table:table-cell office:value-type="float" office:value="0.647125" calcext:value-type="float">
            <text:p>0.647125</text:p>
          </table:table-cell>
          <table:table-cell office:value-type="float" office:value="-0.772278" calcext:value-type="float">
            <text:p>-0.772278</text:p>
          </table:table-cell>
          <table:table-cell table:number-columns-repeated="7"/>
        </table:table-row>
        <table:table-row table:style-name="ro1">
          <table:table-cell office:value-type="float" office:value="0.573547" calcext:value-type="float">
            <text:p>0.573547</text:p>
          </table:table-cell>
          <table:table-cell office:value-type="float" office:value="-0.836578" calcext:value-type="float">
            <text:p>-0.836578</text:p>
          </table:table-cell>
          <table:table-cell table:number-columns-repeated="7"/>
        </table:table-row>
        <table:table-row table:style-name="ro1">
          <table:table-cell office:value-type="float" office:value="0.493439" calcext:value-type="float">
            <text:p>0.493439</text:p>
          </table:table-cell>
          <table:table-cell office:value-type="float" office:value="-0.889984" calcext:value-type="float">
            <text:p>-0.889984</text:p>
          </table:table-cell>
          <table:table-cell table:number-columns-repeated="7"/>
        </table:table-row>
        <table:table-row table:style-name="ro1">
          <table:table-cell office:value-type="float" office:value="0.406189" calcext:value-type="float">
            <text:p>0.406189</text:p>
          </table:table-cell>
          <table:table-cell office:value-type="float" office:value="-0.933655" calcext:value-type="float">
            <text:p>-0.933655</text:p>
          </table:table-cell>
          <table:table-cell table:number-columns-repeated="7"/>
        </table:table-row>
        <table:table-row table:style-name="ro1">
          <table:table-cell office:value-type="float" office:value="0.314453" calcext:value-type="float">
            <text:p>0.314453</text:p>
          </table:table-cell>
          <table:table-cell office:value-type="float" office:value="-0.965271" calcext:value-type="float">
            <text:p>-0.965271</text:p>
          </table:table-cell>
          <table:table-cell table:number-columns-repeated="7"/>
        </table:table-row>
        <table:table-row table:style-name="ro1">
          <table:table-cell office:value-type="float" office:value="0.2229" calcext:value-type="float">
            <text:p>0.2229</text:p>
          </table:table-cell>
          <table:table-cell office:value-type="float" office:value="-0.981964" calcext:value-type="float">
            <text:p>-0.981964</text:p>
          </table:table-cell>
          <table:table-cell table:number-columns-repeated="7"/>
        </table:table-row>
        <table:table-row table:style-name="ro1">
          <table:table-cell office:value-type="float" office:value="0.131409" calcext:value-type="float">
            <text:p>0.131409</text:p>
          </table:table-cell>
          <table:table-cell office:value-type="float" office:value="-0.985718" calcext:value-type="float">
            <text:p>-0.985718</text:p>
          </table:table-cell>
          <table:table-cell table:number-columns-repeated="7"/>
        </table:table-row>
        <table:table-row table:style-name="ro1">
          <table:table-cell office:value-type="float" office:value="0.043396" calcext:value-type="float">
            <text:p>0.043396</text:p>
          </table:table-cell>
          <table:table-cell office:value-type="float" office:value="-0.977722" calcext:value-type="float">
            <text:p>-0.977722</text:p>
          </table:table-cell>
          <table:table-cell table:number-columns-repeated="7"/>
        </table:table-row>
        <table:table-row table:style-name="ro1">
          <table:table-cell office:value-type="float" office:value="-0.0385437" calcext:value-type="float">
            <text:p>-0.0385437</text:p>
          </table:table-cell>
          <table:table-cell office:value-type="float" office:value="-0.955078" calcext:value-type="float">
            <text:p>-0.955078</text:p>
          </table:table-cell>
          <table:table-cell table:number-columns-repeated="7"/>
        </table:table-row>
        <table:table-row table:style-name="ro1">
          <table:table-cell office:value-type="float" office:value="-0.113983" calcext:value-type="float">
            <text:p>-0.113983</text:p>
          </table:table-cell>
          <table:table-cell office:value-type="float" office:value="-0.92041" calcext:value-type="float">
            <text:p>-0.92041</text:p>
          </table:table-cell>
          <table:table-cell table:number-columns-repeated="7"/>
        </table:table-row>
        <table:table-row table:style-name="ro1">
          <table:table-cell office:value-type="float" office:value="-0.180389" calcext:value-type="float">
            <text:p>-0.180389</text:p>
          </table:table-cell>
          <table:table-cell office:value-type="float" office:value="-0.875244" calcext:value-type="float">
            <text:p>-0.875244</text:p>
          </table:table-cell>
          <table:table-cell table:number-columns-repeated="7"/>
        </table:table-row>
        <table:table-row table:style-name="ro1">
          <table:table-cell office:value-type="float" office:value="-0.237823" calcext:value-type="float">
            <text:p>-0.237823</text:p>
          </table:table-cell>
          <table:table-cell office:value-type="float" office:value="-0.818695" calcext:value-type="float">
            <text:p>-0.818695</text:p>
          </table:table-cell>
          <table:table-cell table:number-columns-repeated="7"/>
        </table:table-row>
        <table:table-row table:style-name="ro1">
          <table:table-cell office:value-type="float" office:value="-0.286072" calcext:value-type="float">
            <text:p>-0.286072</text:p>
          </table:table-cell>
          <table:table-cell office:value-type="float" office:value="-0.75415" calcext:value-type="float">
            <text:p>-0.75415</text:p>
          </table:table-cell>
          <table:table-cell table:number-columns-repeated="7"/>
        </table:table-row>
        <table:table-row table:style-name="ro1">
          <table:table-cell office:value-type="float" office:value="-0.324463" calcext:value-type="float">
            <text:p>-0.324463</text:p>
          </table:table-cell>
          <table:table-cell office:value-type="float" office:value="-0.684357" calcext:value-type="float">
            <text:p>-0.684357</text:p>
          </table:table-cell>
          <table:table-cell table:number-columns-repeated="7"/>
        </table:table-row>
        <table:table-row table:style-name="ro1">
          <table:table-cell office:value-type="float" office:value="-0.352997" calcext:value-type="float">
            <text:p>-0.352997</text:p>
          </table:table-cell>
          <table:table-cell office:value-type="float" office:value="-0.608398" calcext:value-type="float">
            <text:p>-0.608398</text:p>
          </table:table-cell>
          <table:table-cell table:number-columns-repeated="7"/>
        </table:table-row>
        <table:table-row table:style-name="ro1">
          <table:table-cell office:value-type="float" office:value="-0.371216" calcext:value-type="float">
            <text:p>-0.371216</text:p>
          </table:table-cell>
          <table:table-cell office:value-type="float" office:value="-0.52948" calcext:value-type="float">
            <text:p>-0.52948</text:p>
          </table:table-cell>
          <table:table-cell table:number-columns-repeated="7"/>
        </table:table-row>
        <table:table-row table:style-name="ro1">
          <table:table-cell office:value-type="float" office:value="-0.379242" calcext:value-type="float">
            <text:p>-0.379242</text:p>
          </table:table-cell>
          <table:table-cell office:value-type="float" office:value="-0.451843" calcext:value-type="float">
            <text:p>-0.451843</text:p>
          </table:table-cell>
          <table:table-cell table:number-columns-repeated="7"/>
        </table:table-row>
        <table:table-row table:style-name="ro1">
          <table:table-cell office:value-type="float" office:value="-0.377716" calcext:value-type="float">
            <text:p>-0.377716</text:p>
          </table:table-cell>
          <table:table-cell office:value-type="float" office:value="-0.374969" calcext:value-type="float">
            <text:p>-0.374969</text:p>
          </table:table-cell>
          <table:table-cell table:number-columns-repeated="7"/>
        </table:table-row>
        <table:table-row table:style-name="ro1">
          <table:table-cell office:value-type="float" office:value="-0.366211" calcext:value-type="float">
            <text:p>-0.366211</text:p>
          </table:table-cell>
          <table:table-cell office:value-type="float" office:value="-0.299408" calcext:value-type="float">
            <text:p>-0.299408</text:p>
          </table:table-cell>
          <table:table-cell table:number-columns-repeated="7"/>
        </table:table-row>
        <table:table-row table:style-name="ro1">
          <table:table-cell office:value-type="float" office:value="-0.346008" calcext:value-type="float">
            <text:p>-0.346008</text:p>
          </table:table-cell>
          <table:table-cell office:value-type="float" office:value="-0.227631" calcext:value-type="float">
            <text:p>-0.227631</text:p>
          </table:table-cell>
          <table:table-cell table:number-columns-repeated="7"/>
        </table:table-row>
        <table:table-row table:style-name="ro1">
          <table:table-cell office:value-type="float" office:value="-0.317169" calcext:value-type="float">
            <text:p>-0.317169</text:p>
          </table:table-cell>
          <table:table-cell office:value-type="float" office:value="-0.160431" calcext:value-type="float">
            <text:p>-0.160431</text:p>
          </table:table-cell>
          <table:table-cell table:number-columns-repeated="7"/>
        </table:table-row>
        <table:table-row table:style-name="ro1">
          <table:table-cell office:value-type="float" office:value="-0.280731" calcext:value-type="float">
            <text:p>-0.280731</text:p>
          </table:table-cell>
          <table:table-cell office:value-type="float" office:value="-0.0979919" calcext:value-type="float">
            <text:p>-0.0979919</text:p>
          </table:table-cell>
          <table:table-cell table:number-columns-repeated="7"/>
        </table:table-row>
        <table:table-row table:style-name="ro1">
          <table:table-cell office:value-type="float" office:value="-0.236694" calcext:value-type="float">
            <text:p>-0.236694</text:p>
          </table:table-cell>
          <table:table-cell office:value-type="float" office:value="-0.0430908" calcext:value-type="float">
            <text:p>-0.0430908</text:p>
          </table:table-cell>
          <table:table-cell table:number-columns-repeated="7"/>
        </table:table-row>
        <table:table-row table:style-name="ro1">
          <table:table-cell office:value-type="float" office:value="-0.185516" calcext:value-type="float">
            <text:p>-0.185516</text:p>
          </table:table-cell>
          <table:table-cell office:value-type="float" office:value="0.00531006" calcext:value-type="float">
            <text:p>0.00531006</text:p>
          </table:table-cell>
          <table:table-cell table:number-columns-repeated="7"/>
        </table:table-row>
        <table:table-row table:style-name="ro1">
          <table:table-cell office:value-type="float" office:value="-0.127991" calcext:value-type="float">
            <text:p>-0.127991</text:p>
          </table:table-cell>
          <table:table-cell office:value-type="float" office:value="0.0464478" calcext:value-type="float">
            <text:p>0.0464478</text:p>
          </table:table-cell>
          <table:table-cell table:number-columns-repeated="7"/>
        </table:table-row>
        <table:table-row table:style-name="ro1">
          <table:table-cell office:value-type="float" office:value="-0.0651245" calcext:value-type="float">
            <text:p>-0.0651245</text:p>
          </table:table-cell>
          <table:table-cell office:value-type="float" office:value="0.0778198" calcext:value-type="float">
            <text:p>0.0778198</text:p>
          </table:table-cell>
          <table:table-cell table:number-columns-repeated="7"/>
        </table:table-row>
        <table:table-row table:style-name="ro1">
          <table:table-cell office:value-type="float" office:value="0.00149536" calcext:value-type="float">
            <text:p>0.00149536</text:p>
          </table:table-cell>
          <table:table-cell office:value-type="float" office:value="0.100677" calcext:value-type="float">
            <text:p>0.100677</text:p>
          </table:table-cell>
          <table:table-cell table:number-columns-repeated="7"/>
        </table:table-row>
        <table:table-row table:style-name="ro1">
          <table:table-cell office:value-type="float" office:value="0.0711975" calcext:value-type="float">
            <text:p>0.0711975</text:p>
          </table:table-cell>
          <table:table-cell office:value-type="float" office:value="0.115112" calcext:value-type="float">
            <text:p>0.115112</text:p>
          </table:table-cell>
          <table:table-cell table:number-columns-repeated="7"/>
        </table:table-row>
        <table:table-row table:style-name="ro1">
          <table:table-cell office:value-type="float" office:value="0.142883" calcext:value-type="float">
            <text:p>0.142883</text:p>
          </table:table-cell>
          <table:table-cell office:value-type="float" office:value="0.119659" calcext:value-type="float">
            <text:p>0.119659</text:p>
          </table:table-cell>
          <table:table-cell table:number-columns-repeated="7"/>
        </table:table-row>
        <table:table-row table:style-name="ro1">
          <table:table-cell office:value-type="float" office:value="0.2146" calcext:value-type="float">
            <text:p>0.2146</text:p>
          </table:table-cell>
          <table:table-cell office:value-type="float" office:value="0.114899" calcext:value-type="float">
            <text:p>0.114899</text:p>
          </table:table-cell>
          <table:table-cell table:number-columns-repeated="7"/>
        </table:table-row>
        <table:table-row table:style-name="ro1">
          <table:table-cell office:value-type="float" office:value="0.284882" calcext:value-type="float">
            <text:p>0.284882</text:p>
          </table:table-cell>
          <table:table-cell office:value-type="float" office:value="0.100952" calcext:value-type="float">
            <text:p>0.100952</text:p>
          </table:table-cell>
          <table:table-cell table:number-columns-repeated="7"/>
        </table:table-row>
        <table:table-row table:style-name="ro1">
          <table:table-cell office:value-type="float" office:value="0.353516" calcext:value-type="float">
            <text:p>0.353516</text:p>
          </table:table-cell>
          <table:table-cell office:value-type="float" office:value="0.0780945" calcext:value-type="float">
            <text:p>0.0780945</text:p>
          </table:table-cell>
          <table:table-cell table:number-columns-repeated="7"/>
        </table:table-row>
        <table:table-row table:style-name="ro1">
          <table:table-cell office:value-type="float" office:value="0.417511" calcext:value-type="float">
            <text:p>0.417511</text:p>
          </table:table-cell>
          <table:table-cell office:value-type="float" office:value="0.04599" calcext:value-type="float">
            <text:p>0.04599</text:p>
          </table:table-cell>
          <table:table-cell table:number-columns-repeated="7"/>
        </table:table-row>
        <table:table-row table:style-name="ro1">
          <table:table-cell office:value-type="float" office:value="0.476807" calcext:value-type="float">
            <text:p>0.476807</text:p>
          </table:table-cell>
          <table:table-cell office:value-type="float" office:value="0.00570679" calcext:value-type="float">
            <text:p>0.00570679</text:p>
          </table:table-cell>
          <table:table-cell table:number-columns-repeated="7"/>
        </table:table-row>
        <table:table-row table:style-name="ro1">
          <table:table-cell office:value-type="float" office:value="0.529694" calcext:value-type="float">
            <text:p>0.529694</text:p>
          </table:table-cell>
          <table:table-cell office:value-type="float" office:value="-0.0422058" calcext:value-type="float">
            <text:p>-0.0422058</text:p>
          </table:table-cell>
          <table:table-cell table:number-columns-repeated="7"/>
        </table:table-row>
        <table:table-row table:style-name="ro1">
          <table:table-cell office:value-type="float" office:value="0.577179" calcext:value-type="float">
            <text:p>0.577179</text:p>
          </table:table-cell>
          <table:table-cell office:value-type="float" office:value="-0.0980835" calcext:value-type="float">
            <text:p>-0.0980835</text:p>
          </table:table-cell>
          <table:table-cell table:number-columns-repeated="7"/>
        </table:table-row>
        <table:table-row table:style-name="ro1">
          <table:table-cell office:value-type="float" office:value="0.613403" calcext:value-type="float">
            <text:p>0.613403</text:p>
          </table:table-cell>
          <table:table-cell office:value-type="float" office:value="-0.159393" calcext:value-type="float">
            <text:p>-0.159393</text:p>
          </table:table-cell>
          <table:table-cell table:number-columns-repeated="7"/>
        </table:table-row>
        <table:table-row table:style-name="ro1">
          <table:table-cell office:value-type="float" office:value="0.643921" calcext:value-type="float">
            <text:p>0.643921</text:p>
          </table:table-cell>
          <table:table-cell office:value-type="float" office:value="-0.225464" calcext:value-type="float">
            <text:p>-0.225464</text:p>
          </table:table-cell>
          <table:table-cell table:number-columns-repeated="7"/>
        </table:table-row>
        <table:table-row table:style-name="ro1">
          <table:table-cell office:value-type="float" office:value="0.643799" calcext:value-type="float">
            <text:p>0.643799</text:p>
          </table:table-cell>
          <table:table-cell office:value-type="float" office:value="-0.295288" calcext:value-type="float">
            <text:p>-0.295288</text:p>
          </table:table-cell>
          <table:table-cell table:number-columns-repeated="7"/>
        </table:table-row>
        <table:table-row table:style-name="ro1">
          <table:table-cell office:value-type="float" office:value="0.667938" calcext:value-type="float">
            <text:p>0.667938</text:p>
          </table:table-cell>
          <table:table-cell office:value-type="float" office:value="-0.370544" calcext:value-type="float">
            <text:p>-0.370544</text:p>
          </table:table-cell>
          <table:table-cell table:number-columns-repeated="7"/>
        </table:table-row>
        <table:table-row table:style-name="ro1">
          <table:table-cell office:value-type="float" office:value="0.677917" calcext:value-type="float">
            <text:p>0.677917</text:p>
          </table:table-cell>
          <table:table-cell office:value-type="float" office:value="-0.440033" calcext:value-type="float">
            <text:p>-0.440033</text:p>
          </table:table-cell>
          <table:table-cell table:number-columns-repeated="7"/>
        </table:table-row>
        <table:table-row table:style-name="ro1">
          <table:table-cell office:value-type="float" office:value="0.65271" calcext:value-type="float">
            <text:p>0.65271</text:p>
          </table:table-cell>
          <table:table-cell office:value-type="float" office:value="-0.518982" calcext:value-type="float">
            <text:p>-0.518982</text:p>
          </table:table-cell>
          <table:table-cell table:number-columns-repeated="7"/>
        </table:table-row>
        <table:table-row table:style-name="ro1">
          <table:table-cell office:value-type="float" office:value="0.636627" calcext:value-type="float">
            <text:p>0.636627</text:p>
          </table:table-cell>
          <table:table-cell office:value-type="float" office:value="-0.590912" calcext:value-type="float">
            <text:p>-0.590912</text:p>
          </table:table-cell>
          <table:table-cell table:number-columns-repeated="7"/>
        </table:table-row>
        <table:table-row table:style-name="ro1">
          <table:table-cell office:value-type="float" office:value="0.598358" calcext:value-type="float">
            <text:p>0.598358</text:p>
          </table:table-cell>
          <table:table-cell office:value-type="float" office:value="-0.657013" calcext:value-type="float">
            <text:p>-0.657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553497" calcext:value-type="float">
            <text:p>0.553497</text:p>
          </table:table-cell>
          <table:table-cell office:value-type="float" office:value="-0.725769" calcext:value-type="float">
            <text:p>-0.725769</text:p>
          </table:table-cell>
          <table:table-cell table:number-columns-repeated="7"/>
        </table:table-row>
        <table:table-row table:style-name="ro1">
          <table:table-cell office:value-type="float" office:value="0.49884" calcext:value-type="float">
            <text:p>0.49884</text:p>
          </table:table-cell>
          <table:table-cell office:value-type="float" office:value="-0.782959" calcext:value-type="float">
            <text:p>-0.782959</text:p>
          </table:table-cell>
          <table:table-cell table:number-columns-repeated="7"/>
        </table:table-row>
        <table:table-row table:style-name="ro1">
          <table:table-cell office:value-type="float" office:value="0.435181" calcext:value-type="float">
            <text:p>0.435181</text:p>
          </table:table-cell>
          <table:table-cell office:value-type="float" office:value="-0.835938" calcext:value-type="float">
            <text:p>-0.835938</text:p>
          </table:table-cell>
          <table:table-cell table:number-columns-repeated="7"/>
        </table:table-row>
        <table:table-row table:style-name="ro1">
          <table:table-cell office:value-type="float" office:value="0.363922" calcext:value-type="float">
            <text:p>0.363922</text:p>
          </table:table-cell>
          <table:table-cell office:value-type="float" office:value="-0.880188" calcext:value-type="float">
            <text:p>-0.880188</text:p>
          </table:table-cell>
          <table:table-cell table:number-columns-repeated="7"/>
        </table:table-row>
        <table:table-row table:style-name="ro1">
          <table:table-cell office:value-type="float" office:value="0.287628" calcext:value-type="float">
            <text:p>0.287628</text:p>
          </table:table-cell>
          <table:table-cell office:value-type="float" office:value="-0.91391" calcext:value-type="float">
            <text:p>-0.91391</text:p>
          </table:table-cell>
          <table:table-cell table:number-columns-repeated="7"/>
        </table:table-row>
        <table:table-row table:style-name="ro1">
          <table:table-cell office:value-type="float" office:value="0.207703" calcext:value-type="float">
            <text:p>0.207703</text:p>
          </table:table-cell>
          <table:table-cell office:value-type="float" office:value="-0.939301" calcext:value-type="float">
            <text:p>-0.939301</text:p>
          </table:table-cell>
          <table:table-cell table:number-columns-repeated="7"/>
        </table:table-row>
        <table:table-row table:style-name="ro1">
          <table:table-cell office:value-type="float" office:value="0.124969" calcext:value-type="float">
            <text:p>0.124969</text:p>
          </table:table-cell>
          <table:table-cell office:value-type="float" office:value="-0.95282" calcext:value-type="float">
            <text:p>-0.95282</text:p>
          </table:table-cell>
          <table:table-cell table:number-columns-repeated="7"/>
        </table:table-row>
        <table:table-row table:style-name="ro1">
          <table:table-cell office:value-type="float" office:value="0.0415955" calcext:value-type="float">
            <text:p>0.0415955</text:p>
          </table:table-cell>
          <table:table-cell office:value-type="float" office:value="-0.954712" calcext:value-type="float">
            <text:p>-0.954712</text:p>
          </table:table-cell>
          <table:table-cell table:number-columns-repeated="7"/>
        </table:table-row>
        <table:table-row table:style-name="ro1">
          <table:table-cell office:value-type="float" office:value="-0.0390015" calcext:value-type="float">
            <text:p>-0.0390015</text:p>
          </table:table-cell>
          <table:table-cell office:value-type="float" office:value="-0.944092" calcext:value-type="float">
            <text:p>-0.944092</text:p>
          </table:table-cell>
          <table:table-cell table:number-columns-repeated="7"/>
        </table:table-row>
        <table:table-row table:style-name="ro1">
          <table:table-cell office:value-type="float" office:value="-0.116058" calcext:value-type="float">
            <text:p>-0.116058</text:p>
          </table:table-cell>
          <table:table-cell office:value-type="float" office:value="-0.920319" calcext:value-type="float">
            <text:p>-0.920319</text:p>
          </table:table-cell>
          <table:table-cell table:number-columns-repeated="7"/>
        </table:table-row>
        <table:table-row table:style-name="ro1">
          <table:table-cell office:value-type="float" office:value="-0.187042" calcext:value-type="float">
            <text:p>-0.187042</text:p>
          </table:table-cell>
          <table:table-cell office:value-type="float" office:value="-0.884796" calcext:value-type="float">
            <text:p>-0.884796</text:p>
          </table:table-cell>
          <table:table-cell table:number-columns-repeated="7"/>
        </table:table-row>
        <table:table-row table:style-name="ro1">
          <table:table-cell office:value-type="float" office:value="-0.250397" calcext:value-type="float">
            <text:p>-0.250397</text:p>
          </table:table-cell>
          <table:table-cell office:value-type="float" office:value="-0.837036" calcext:value-type="float">
            <text:p>-0.837036</text:p>
          </table:table-cell>
          <table:table-cell table:number-columns-repeated="7"/>
        </table:table-row>
        <table:table-row table:style-name="ro1">
          <table:table-cell office:value-type="float" office:value="-0.30603" calcext:value-type="float">
            <text:p>-0.30603</text:p>
          </table:table-cell>
          <table:table-cell office:value-type="float" office:value="-0.778015" calcext:value-type="float">
            <text:p>-0.778015</text:p>
          </table:table-cell>
          <table:table-cell table:number-columns-repeated="7"/>
        </table:table-row>
        <table:table-row table:style-name="ro1">
          <table:table-cell office:value-type="float" office:value="-0.352722" calcext:value-type="float">
            <text:p>-0.352722</text:p>
          </table:table-cell>
          <table:table-cell office:value-type="float" office:value="-0.711243" calcext:value-type="float">
            <text:p>-0.711243</text:p>
          </table:table-cell>
          <table:table-cell table:number-columns-repeated="7"/>
        </table:table-row>
        <table:table-row table:style-name="ro1">
          <table:table-cell office:value-type="float" office:value="-0.387512" calcext:value-type="float">
            <text:p>-0.387512</text:p>
          </table:table-cell>
          <table:table-cell office:value-type="float" office:value="-0.634857" calcext:value-type="float">
            <text:p>-0.634857</text:p>
          </table:table-cell>
          <table:table-cell table:number-columns-repeated="7"/>
        </table:table-row>
        <table:table-row table:style-name="ro1">
          <table:table-cell office:value-type="float" office:value="-0.412201" calcext:value-type="float">
            <text:p>-0.412201</text:p>
          </table:table-cell>
          <table:table-cell office:value-type="float" office:value="-0.554352" calcext:value-type="float">
            <text:p>-0.554352</text:p>
          </table:table-cell>
          <table:table-cell table:number-columns-repeated="7"/>
        </table:table-row>
        <table:table-row table:style-name="ro1">
          <table:table-cell office:value-type="float" office:value="-0.427521" calcext:value-type="float">
            <text:p>-0.427521</text:p>
          </table:table-cell>
          <table:table-cell office:value-type="float" office:value="-0.46933" calcext:value-type="float">
            <text:p>-0.46933</text:p>
          </table:table-cell>
          <table:table-cell table:number-columns-repeated="7"/>
        </table:table-row>
        <table:table-row table:style-name="ro1">
          <table:table-cell office:value-type="float" office:value="-0.431305" calcext:value-type="float">
            <text:p>-0.431305</text:p>
          </table:table-cell>
          <table:table-cell office:value-type="float" office:value="-0.381897" calcext:value-type="float">
            <text:p>-0.381897</text:p>
          </table:table-cell>
          <table:table-cell table:number-columns-repeated="7"/>
        </table:table-row>
        <table:table-row table:style-name="ro1">
          <table:table-cell office:value-type="float" office:value="-0.424164" calcext:value-type="float">
            <text:p>-0.424164</text:p>
          </table:table-cell>
          <table:table-cell office:value-type="float" office:value="-0.295288" calcext:value-type="float">
            <text:p>-0.295288</text:p>
          </table:table-cell>
          <table:table-cell table:number-columns-repeated="7"/>
        </table:table-row>
        <table:table-row table:style-name="ro1">
          <table:table-cell office:value-type="float" office:value="-0.406738" calcext:value-type="float">
            <text:p>-0.406738</text:p>
          </table:table-cell>
          <table:table-cell office:value-type="float" office:value="-0.210999" calcext:value-type="float">
            <text:p>-0.210999</text:p>
          </table:table-cell>
          <table:table-cell table:number-columns-repeated="7"/>
        </table:table-row>
        <table:table-row table:style-name="ro1">
          <table:table-cell office:value-type="float" office:value="-0.378143" calcext:value-type="float">
            <text:p>-0.378143</text:p>
          </table:table-cell>
          <table:table-cell office:value-type="float" office:value="-0.125824" calcext:value-type="float">
            <text:p>-0.125824</text:p>
          </table:table-cell>
          <table:table-cell table:number-columns-repeated="7"/>
        </table:table-row>
        <table:table-row table:style-name="ro1">
          <table:table-cell office:value-type="float" office:value="-0.338776" calcext:value-type="float">
            <text:p>-0.338776</text:p>
          </table:table-cell>
          <table:table-cell office:value-type="float" office:value="-0.0408936" calcext:value-type="float">
            <text:p>-0.0408936</text:p>
          </table:table-cell>
          <table:table-cell table:number-columns-repeated="7"/>
        </table:table-row>
        <table:table-row table:style-name="ro1">
          <table:table-cell office:value-type="float" office:value="-0.291626" calcext:value-type="float">
            <text:p>-0.291626</text:p>
          </table:table-cell>
          <table:table-cell office:value-type="float" office:value="0.0181885" calcext:value-type="float">
            <text:p>0.0181885</text:p>
          </table:table-cell>
          <table:table-cell table:number-columns-repeated="7"/>
        </table:table-row>
        <table:table-row table:style-name="ro1">
          <table:table-cell office:value-type="float" office:value="-0.234253" calcext:value-type="float">
            <text:p>-0.234253</text:p>
          </table:table-cell>
          <table:table-cell office:value-type="float" office:value="0.0788879" calcext:value-type="float">
            <text:p>0.0788879</text:p>
          </table:table-cell>
          <table:table-cell table:number-columns-repeated="7"/>
        </table:table-row>
        <table:table-row table:style-name="ro1">
          <table:table-cell office:value-type="float" office:value="-0.164703" calcext:value-type="float">
            <text:p>-0.164703</text:p>
          </table:table-cell>
          <table:table-cell office:value-type="float" office:value="0.130157" calcext:value-type="float">
            <text:p>0.130157</text:p>
          </table:table-cell>
          <table:table-cell table:number-columns-repeated="7"/>
        </table:table-row>
        <table:table-row table:style-name="ro1">
          <table:table-cell office:value-type="float" office:value="-0.0894165" calcext:value-type="float">
            <text:p>-0.0894165</text:p>
          </table:table-cell>
          <table:table-cell office:value-type="float" office:value="0.17157" calcext:value-type="float">
            <text:p>0.17157</text:p>
          </table:table-cell>
          <table:table-cell table:number-columns-repeated="7"/>
        </table:table-row>
        <table:table-row table:style-name="ro1">
          <table:table-cell office:value-type="float" office:value="-0.00561523" calcext:value-type="float">
            <text:p>-0.00561523</text:p>
          </table:table-cell>
          <table:table-cell office:value-type="float" office:value="0.203949" calcext:value-type="float">
            <text:p>0.203949</text:p>
          </table:table-cell>
          <table:table-cell table:number-columns-repeated="7"/>
        </table:table-row>
        <table:table-row table:style-name="ro1">
          <table:table-cell office:value-type="float" office:value="0.0835571" calcext:value-type="float">
            <text:p>0.0835571</text:p>
          </table:table-cell>
          <table:table-cell office:value-type="float" office:value="0.222839" calcext:value-type="float">
            <text:p>0.222839</text:p>
          </table:table-cell>
          <table:table-cell table:number-columns-repeated="7"/>
        </table:table-row>
        <table:table-row table:style-name="ro1">
          <table:table-cell office:value-type="float" office:value="0.175659" calcext:value-type="float">
            <text:p>0.175659</text:p>
          </table:table-cell>
          <table:table-cell office:value-type="float" office:value="0.229736" calcext:value-type="float">
            <text:p>0.229736</text:p>
          </table:table-cell>
          <table:table-cell table:number-columns-repeated="7"/>
        </table:table-row>
        <table:table-row table:style-name="ro1">
          <table:table-cell office:value-type="float" office:value="0.27002" calcext:value-type="float">
            <text:p>0.27002</text:p>
          </table:table-cell>
          <table:table-cell office:value-type="float" office:value="0.223846" calcext:value-type="float">
            <text:p>0.223846</text:p>
          </table:table-cell>
          <table:table-cell table:number-columns-repeated="7"/>
        </table:table-row>
        <table:table-row table:style-name="ro1">
          <table:table-cell office:value-type="float" office:value="0.363037" calcext:value-type="float">
            <text:p>0.363037</text:p>
          </table:table-cell>
          <table:table-cell office:value-type="float" office:value="0.205566" calcext:value-type="float">
            <text:p>0.205566</text:p>
          </table:table-cell>
          <table:table-cell table:number-columns-repeated="7"/>
        </table:table-row>
        <table:table-row table:style-name="ro1">
          <table:table-cell office:value-type="float" office:value="0.453705" calcext:value-type="float">
            <text:p>0.453705</text:p>
          </table:table-cell>
          <table:table-cell office:value-type="float" office:value="0.17511" calcext:value-type="float">
            <text:p>0.17511</text:p>
          </table:table-cell>
          <table:table-cell table:number-columns-repeated="7"/>
        </table:table-row>
        <table:table-row table:style-name="ro1">
          <table:table-cell office:value-type="float" office:value="0.540588" calcext:value-type="float">
            <text:p>0.540588</text:p>
          </table:table-cell>
          <table:table-cell office:value-type="float" office:value="0.132446" calcext:value-type="float">
            <text:p>0.132446</text:p>
          </table:table-cell>
          <table:table-cell table:number-columns-repeated="7"/>
        </table:table-row>
        <table:table-row table:style-name="ro1">
          <table:table-cell office:value-type="float" office:value="0.620697" calcext:value-type="float">
            <text:p>0.620697</text:p>
          </table:table-cell>
          <table:table-cell office:value-type="float" office:value="0.0786743" calcext:value-type="float">
            <text:p>0.0786743</text:p>
          </table:table-cell>
          <table:table-cell table:number-columns-repeated="7"/>
        </table:table-row>
        <table:table-row table:style-name="ro1">
          <table:table-cell office:value-type="float" office:value="0.692078" calcext:value-type="float">
            <text:p>0.692078</text:p>
          </table:table-cell>
          <table:table-cell office:value-type="float" office:value="0.0143433" calcext:value-type="float">
            <text:p>0.0143433</text:p>
          </table:table-cell>
          <table:table-cell table:number-columns-repeated="7"/>
        </table:table-row>
        <table:table-row table:style-name="ro1">
          <table:table-cell office:value-type="float" office:value="0.753906" calcext:value-type="float">
            <text:p>0.753906</text:p>
          </table:table-cell>
          <table:table-cell office:value-type="float" office:value="-0.0589294" calcext:value-type="float">
            <text:p>-0.0589294</text:p>
          </table:table-cell>
          <table:table-cell table:number-columns-repeated="7"/>
        </table:table-row>
        <table:table-row table:style-name="ro1">
          <table:table-cell office:value-type="float" office:value="0.804047" calcext:value-type="float">
            <text:p>0.804047</text:p>
          </table:table-cell>
          <table:table-cell office:value-type="float" office:value="-0.141022" calcext:value-type="float">
            <text:p>-0.141022</text:p>
          </table:table-cell>
          <table:table-cell table:number-columns-repeated="7"/>
        </table:table-row>
        <table:table-row table:style-name="ro1">
          <table:table-cell office:value-type="float" office:value="0.842102" calcext:value-type="float">
            <text:p>0.842102</text:p>
          </table:table-cell>
          <table:table-cell office:value-type="float" office:value="-0.229187" calcext:value-type="float">
            <text:p>-0.229187</text:p>
          </table:table-cell>
          <table:table-cell table:number-columns-repeated="7"/>
        </table:table-row>
        <table:table-row table:style-name="ro1">
          <table:table-cell office:value-type="float" office:value="0.867004" calcext:value-type="float">
            <text:p>0.867004</text:p>
          </table:table-cell>
          <table:table-cell office:value-type="float" office:value="-0.322021" calcext:value-type="float">
            <text:p>-0.322021</text:p>
          </table:table-cell>
          <table:table-cell table:number-columns-repeated="7"/>
        </table:table-row>
        <table:table-row table:style-name="ro1">
          <table:table-cell office:value-type="float" office:value="0.878387" calcext:value-type="float">
            <text:p>0.878387</text:p>
          </table:table-cell>
          <table:table-cell office:value-type="float" office:value="-0.419189" calcext:value-type="float">
            <text:p>-0.419189</text:p>
          </table:table-cell>
          <table:table-cell table:number-columns-repeated="7"/>
        </table:table-row>
        <table:table-row table:style-name="ro1">
          <table:table-cell office:value-type="float" office:value="0.875641" calcext:value-type="float">
            <text:p>0.875641</text:p>
          </table:table-cell>
          <table:table-cell office:value-type="float" office:value="-0.517731" calcext:value-type="float">
            <text:p>-0.517731</text:p>
          </table:table-cell>
          <table:table-cell table:number-columns-repeated="7"/>
        </table:table-row>
        <table:table-row table:style-name="ro1">
          <table:table-cell office:value-type="float" office:value="0.856995" calcext:value-type="float">
            <text:p>0.856995</text:p>
          </table:table-cell>
          <table:table-cell office:value-type="float" office:value="-0.614319" calcext:value-type="float">
            <text:p>-0.614319</text:p>
          </table:table-cell>
          <table:table-cell table:number-columns-repeated="7"/>
        </table:table-row>
        <table:table-row table:style-name="ro1">
          <table:table-cell office:value-type="float" office:value="0.823883" calcext:value-type="float">
            <text:p>0.823883</text:p>
          </table:table-cell>
          <table:table-cell office:value-type="float" office:value="-0.707428" calcext:value-type="float">
            <text:p>-0.707428</text:p>
          </table:table-cell>
          <table:table-cell table:number-columns-repeated="7"/>
        </table:table-row>
        <table:table-row table:style-name="ro1">
          <table:table-cell office:value-type="float" office:value="0.77713" calcext:value-type="float">
            <text:p>0.77713</text:p>
          </table:table-cell>
          <table:table-cell office:value-type="float" office:value="-0.795105" calcext:value-type="float">
            <text:p>-0.795105</text:p>
          </table:table-cell>
          <table:table-cell table:number-columns-repeated="7"/>
        </table:table-row>
        <table:table-row table:style-name="ro1">
          <table:table-cell office:value-type="float" office:value="0.717773" calcext:value-type="float">
            <text:p>0.717773</text:p>
          </table:table-cell>
          <table:table-cell office:value-type="float" office:value="-0.877625" calcext:value-type="float">
            <text:p>-0.877625</text:p>
          </table:table-cell>
          <table:table-cell table:number-columns-repeated="7"/>
        </table:table-row>
        <table:table-row table:style-name="ro1">
          <table:table-cell office:value-type="float" office:value="0.64212" calcext:value-type="float">
            <text:p>0.64212</text:p>
          </table:table-cell>
          <table:table-cell office:value-type="float" office:value="-0.949951" calcext:value-type="float">
            <text:p>-0.949951</text:p>
          </table:table-cell>
          <table:table-cell table:number-columns-repeated="7"/>
        </table:table-row>
        <table:table-row table:style-name="ro1">
          <table:table-cell office:value-type="float" office:value="0.560089" calcext:value-type="float">
            <text:p>0.560089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73694" calcext:value-type="float">
            <text:p>0.47369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75305" calcext:value-type="float">
            <text:p>0.375305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74323" calcext:value-type="float">
            <text:p>0.274323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173676" calcext:value-type="float">
            <text:p>0.173676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0791321" calcext:value-type="float">
            <text:p>0.079132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0151978" calcext:value-type="float">
            <text:p>-0.015197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101257" calcext:value-type="float">
            <text:p>-0.10125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178436" calcext:value-type="float">
            <text:p>-0.178436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-0.246918" calcext:value-type="float">
            <text:p>-0.246918</text:p>
          </table:table-cell>
          <table:table-cell office:value-type="float" office:value="-0.982666" calcext:value-type="float">
            <text:p>-0.982666</text:p>
          </table:table-cell>
          <table:table-cell table:number-columns-repeated="7"/>
        </table:table-row>
        <table:table-row table:style-name="ro1">
          <table:table-cell office:value-type="float" office:value="-0.304565" calcext:value-type="float">
            <text:p>-0.304565</text:p>
          </table:table-cell>
          <table:table-cell office:value-type="float" office:value="-0.914215" calcext:value-type="float">
            <text:p>-0.914215</text:p>
          </table:table-cell>
          <table:table-cell table:number-columns-repeated="7"/>
        </table:table-row>
        <table:table-row table:style-name="ro1">
          <table:table-cell office:value-type="float" office:value="-0.351196" calcext:value-type="float">
            <text:p>-0.351196</text:p>
          </table:table-cell>
          <table:table-cell office:value-type="float" office:value="-0.833618" calcext:value-type="float">
            <text:p>-0.833618</text:p>
          </table:table-cell>
          <table:table-cell table:number-columns-repeated="7"/>
        </table:table-row>
        <table:table-row table:style-name="ro1">
          <table:table-cell office:value-type="float" office:value="-0.386047" calcext:value-type="float">
            <text:p>-0.386047</text:p>
          </table:table-cell>
          <table:table-cell office:value-type="float" office:value="-0.745209" calcext:value-type="float">
            <text:p>-0.745209</text:p>
          </table:table-cell>
          <table:table-cell table:number-columns-repeated="7"/>
        </table:table-row>
        <table:table-row table:style-name="ro1">
          <table:table-cell office:value-type="float" office:value="-0.409363" calcext:value-type="float">
            <text:p>-0.409363</text:p>
          </table:table-cell>
          <table:table-cell office:value-type="float" office:value="-0.65274" calcext:value-type="float">
            <text:p>-0.65274</text:p>
          </table:table-cell>
          <table:table-cell table:number-columns-repeated="7"/>
        </table:table-row>
        <table:table-row table:style-name="ro1">
          <table:table-cell office:value-type="float" office:value="-0.419983" calcext:value-type="float">
            <text:p>-0.419983</text:p>
          </table:table-cell>
          <table:table-cell office:value-type="float" office:value="-0.557892" calcext:value-type="float">
            <text:p>-0.557892</text:p>
          </table:table-cell>
          <table:table-cell table:number-columns-repeated="7"/>
        </table:table-row>
        <table:table-row table:style-name="ro1">
          <table:table-cell office:value-type="float" office:value="-0.419769" calcext:value-type="float">
            <text:p>-0.419769</text:p>
          </table:table-cell>
          <table:table-cell office:value-type="float" office:value="-0.463043" calcext:value-type="float">
            <text:p>-0.463043</text:p>
          </table:table-cell>
          <table:table-cell table:number-columns-repeated="7"/>
        </table:table-row>
        <table:table-row table:style-name="ro1">
          <table:table-cell office:value-type="float" office:value="-0.408478" calcext:value-type="float">
            <text:p>-0.408478</text:p>
          </table:table-cell>
          <table:table-cell office:value-type="float" office:value="-0.369995" calcext:value-type="float">
            <text:p>-0.369995</text:p>
          </table:table-cell>
          <table:table-cell table:number-columns-repeated="7"/>
        </table:table-row>
        <table:table-row table:style-name="ro1">
          <table:table-cell office:value-type="float" office:value="-0.386078" calcext:value-type="float">
            <text:p>-0.386078</text:p>
          </table:table-cell>
          <table:table-cell office:value-type="float" office:value="-0.27951" calcext:value-type="float">
            <text:p>-0.27951</text:p>
          </table:table-cell>
          <table:table-cell table:number-columns-repeated="7"/>
        </table:table-row>
        <table:table-row table:style-name="ro1">
          <table:table-cell office:value-type="float" office:value="-0.353302" calcext:value-type="float">
            <text:p>-0.353302</text:p>
          </table:table-cell>
          <table:table-cell office:value-type="float" office:value="-0.19455" calcext:value-type="float">
            <text:p>-0.19455</text:p>
          </table:table-cell>
          <table:table-cell table:number-columns-repeated="7"/>
        </table:table-row>
        <table:table-row table:style-name="ro1">
          <table:table-cell office:value-type="float" office:value="-0.309784" calcext:value-type="float">
            <text:p>-0.309784</text:p>
          </table:table-cell>
          <table:table-cell office:value-type="float" office:value="-0.115723" calcext:value-type="float">
            <text:p>-0.115723</text:p>
          </table:table-cell>
          <table:table-cell table:number-columns-repeated="7"/>
        </table:table-row>
        <table:table-row table:style-name="ro1">
          <table:table-cell office:value-type="float" office:value="-0.256256" calcext:value-type="float">
            <text:p>-0.256256</text:p>
          </table:table-cell>
          <table:table-cell office:value-type="float" office:value="-0.0457153" calcext:value-type="float">
            <text:p>-0.0457153</text:p>
          </table:table-cell>
          <table:table-cell table:number-columns-repeated="7"/>
        </table:table-row>
        <table:table-row table:style-name="ro1">
          <table:table-cell office:value-type="float" office:value="-0.192932" calcext:value-type="float">
            <text:p>-0.192932</text:p>
          </table:table-cell>
          <table:table-cell office:value-type="float" office:value="0.0159302" calcext:value-type="float">
            <text:p>0.0159302</text:p>
          </table:table-cell>
          <table:table-cell table:number-columns-repeated="7"/>
        </table:table-row>
        <table:table-row table:style-name="ro1">
          <table:table-cell office:value-type="float" office:value="-0.120544" calcext:value-type="float">
            <text:p>-0.120544</text:p>
          </table:table-cell>
          <table:table-cell office:value-type="float" office:value="0.069519" calcext:value-type="float">
            <text:p>0.069519</text:p>
          </table:table-cell>
          <table:table-cell table:number-columns-repeated="7"/>
        </table:table-row>
        <table:table-row table:style-name="ro1">
          <table:table-cell office:value-type="float" office:value="-0.0407104" calcext:value-type="float">
            <text:p>-0.0407104</text:p>
          </table:table-cell>
          <table:table-cell office:value-type="float" office:value="0.111603" calcext:value-type="float">
            <text:p>0.111603</text:p>
          </table:table-cell>
          <table:table-cell table:number-columns-repeated="7"/>
        </table:table-row>
        <table:table-row table:style-name="ro1">
          <table:table-cell office:value-type="float" office:value="0.045929" calcext:value-type="float">
            <text:p>0.045929</text:p>
          </table:table-cell>
          <table:table-cell office:value-type="float" office:value="0.143982" calcext:value-type="float">
            <text:p>0.143982</text:p>
          </table:table-cell>
          <table:table-cell table:number-columns-repeated="7"/>
        </table:table-row>
        <table:table-row table:style-name="ro1">
          <table:table-cell office:value-type="float" office:value="0.138031" calcext:value-type="float">
            <text:p>0.138031</text:p>
          </table:table-cell>
          <table:table-cell office:value-type="float" office:value="0.163635" calcext:value-type="float">
            <text:p>0.163635</text:p>
          </table:table-cell>
          <table:table-cell table:number-columns-repeated="7"/>
        </table:table-row>
        <table:table-row table:style-name="ro1">
          <table:table-cell office:value-type="float" office:value="0.231995" calcext:value-type="float">
            <text:p>0.231995</text:p>
          </table:table-cell>
          <table:table-cell office:value-type="float" office:value="0.170319" calcext:value-type="float">
            <text:p>0.170319</text:p>
          </table:table-cell>
          <table:table-cell table:number-columns-repeated="7"/>
        </table:table-row>
        <table:table-row table:style-name="ro1">
          <table:table-cell office:value-type="float" office:value="0.327881" calcext:value-type="float">
            <text:p>0.327881</text:p>
          </table:table-cell>
          <table:table-cell office:value-type="float" office:value="0.165741" calcext:value-type="float">
            <text:p>0.165741</text:p>
          </table:table-cell>
          <table:table-cell table:number-columns-repeated="7"/>
        </table:table-row>
        <table:table-row table:style-name="ro1">
          <table:table-cell office:value-type="float" office:value="0.42337" calcext:value-type="float">
            <text:p>0.42337</text:p>
          </table:table-cell>
          <table:table-cell office:value-type="float" office:value="0.148254" calcext:value-type="float">
            <text:p>0.148254</text:p>
          </table:table-cell>
          <table:table-cell table:number-columns-repeated="7"/>
        </table:table-row>
        <table:table-row table:style-name="ro1">
          <table:table-cell office:value-type="float" office:value="0.51532" calcext:value-type="float">
            <text:p>0.51532</text:p>
          </table:table-cell>
          <table:table-cell office:value-type="float" office:value="0.118683" calcext:value-type="float">
            <text:p>0.118683</text:p>
          </table:table-cell>
          <table:table-cell table:number-columns-repeated="7"/>
        </table:table-row>
        <table:table-row table:style-name="ro1">
          <table:table-cell office:value-type="float" office:value="0.603088" calcext:value-type="float">
            <text:p>0.603088</text:p>
          </table:table-cell>
          <table:table-cell office:value-type="float" office:value="0.0769348" calcext:value-type="float">
            <text:p>0.0769348</text:p>
          </table:table-cell>
          <table:table-cell table:number-columns-repeated="7"/>
        </table:table-row>
        <table:table-row table:style-name="ro1">
          <table:table-cell office:value-type="float" office:value="0.683563" calcext:value-type="float">
            <text:p>0.683563</text:p>
          </table:table-cell>
          <table:table-cell office:value-type="float" office:value="0.0240784" calcext:value-type="float">
            <text:p>0.0240784</text:p>
          </table:table-cell>
          <table:table-cell table:number-columns-repeated="7"/>
        </table:table-row>
        <table:table-row table:style-name="ro1">
          <table:table-cell office:value-type="float" office:value="0.755859" calcext:value-type="float">
            <text:p>0.755859</text:p>
          </table:table-cell>
          <table:table-cell office:value-type="float" office:value="-0.0393372" calcext:value-type="float">
            <text:p>-0.0393372</text:p>
          </table:table-cell>
          <table:table-cell table:number-columns-repeated="7"/>
        </table:table-row>
        <table:table-row table:style-name="ro1">
          <table:table-cell office:value-type="float" office:value="0.817169" calcext:value-type="float">
            <text:p>0.817169</text:p>
          </table:table-cell>
          <table:table-cell office:value-type="float" office:value="-0.111237" calcext:value-type="float">
            <text:p>-0.111237</text:p>
          </table:table-cell>
          <table:table-cell table:number-columns-repeated="7"/>
        </table:table-row>
        <table:table-row table:style-name="ro1">
          <table:table-cell office:value-type="float" office:value="0.86676" calcext:value-type="float">
            <text:p>0.86676</text:p>
          </table:table-cell>
          <table:table-cell office:value-type="float" office:value="-0.191376" calcext:value-type="float">
            <text:p>-0.191376</text:p>
          </table:table-cell>
          <table:table-cell table:number-columns-repeated="7"/>
        </table:table-row>
        <table:table-row table:style-name="ro1">
          <table:table-cell office:value-type="float" office:value="0.904694" calcext:value-type="float">
            <text:p>0.904694</text:p>
          </table:table-cell>
          <table:table-cell office:value-type="float" office:value="-0.277954" calcext:value-type="float">
            <text:p>-0.277954</text:p>
          </table:table-cell>
          <table:table-cell table:number-columns-repeated="7"/>
        </table:table-row>
        <table:table-row table:style-name="ro1">
          <table:table-cell office:value-type="float" office:value="0.92807" calcext:value-type="float">
            <text:p>0.92807</text:p>
          </table:table-cell>
          <table:table-cell office:value-type="float" office:value="-0.369141" calcext:value-type="float">
            <text:p>-0.369141</text:p>
          </table:table-cell>
          <table:table-cell table:number-columns-repeated="7"/>
        </table:table-row>
        <table:table-row table:style-name="ro1">
          <table:table-cell office:value-type="float" office:value="0.937653" calcext:value-type="float">
            <text:p>0.937653</text:p>
          </table:table-cell>
          <table:table-cell office:value-type="float" office:value="-0.462738" calcext:value-type="float">
            <text:p>-0.462738</text:p>
          </table:table-cell>
          <table:table-cell table:number-columns-repeated="7"/>
        </table:table-row>
        <table:table-row table:style-name="ro1">
          <table:table-cell office:value-type="float" office:value="0.932556" calcext:value-type="float">
            <text:p>0.932556</text:p>
          </table:table-cell>
          <table:table-cell office:value-type="float" office:value="-0.556305" calcext:value-type="float">
            <text:p>-0.556305</text:p>
          </table:table-cell>
          <table:table-cell table:number-columns-repeated="7"/>
        </table:table-row>
        <table:table-row table:style-name="ro1">
          <table:table-cell office:value-type="float" office:value="0.914459" calcext:value-type="float">
            <text:p>0.914459</text:p>
          </table:table-cell>
          <table:table-cell office:value-type="float" office:value="-0.648834" calcext:value-type="float">
            <text:p>-0.648834</text:p>
          </table:table-cell>
          <table:table-cell table:number-columns-repeated="7"/>
        </table:table-row>
        <table:table-row table:style-name="ro1">
          <table:table-cell office:value-type="float" office:value="0.879791" calcext:value-type="float">
            <text:p>0.879791</text:p>
          </table:table-cell>
          <table:table-cell office:value-type="float" office:value="-0.733795" calcext:value-type="float">
            <text:p>-0.733795</text:p>
          </table:table-cell>
          <table:table-cell table:number-columns-repeated="7"/>
        </table:table-row>
        <table:table-row table:style-name="ro1">
          <table:table-cell office:value-type="float" office:value="0.831665" calcext:value-type="float">
            <text:p>0.831665</text:p>
          </table:table-cell>
          <table:table-cell office:value-type="float" office:value="-0.816406" calcext:value-type="float">
            <text:p>-0.816406</text:p>
          </table:table-cell>
          <table:table-cell table:number-columns-repeated="7"/>
        </table:table-row>
        <table:table-row table:style-name="ro1">
          <table:table-cell office:value-type="float" office:value="0.770691" calcext:value-type="float">
            <text:p>0.770691</text:p>
          </table:table-cell>
          <table:table-cell office:value-type="float" office:value="-0.89325" calcext:value-type="float">
            <text:p>-0.89325</text:p>
          </table:table-cell>
          <table:table-cell table:number-columns-repeated="7"/>
        </table:table-row>
        <table:table-row table:style-name="ro1">
          <table:table-cell office:value-type="float" office:value="0.700714" calcext:value-type="float">
            <text:p>0.700714</text:p>
          </table:table-cell>
          <table:table-cell office:value-type="float" office:value="-0.957153" calcext:value-type="float">
            <text:p>-0.957153</text:p>
          </table:table-cell>
          <table:table-cell table:number-columns-repeated="7"/>
        </table:table-row>
        <table:table-row table:style-name="ro1">
          <table:table-cell office:value-type="float" office:value="0.621307" calcext:value-type="float">
            <text:p>0.62130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534485" calcext:value-type="float">
            <text:p>0.534485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4574" calcext:value-type="float">
            <text:p>0.4457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54431" calcext:value-type="float">
            <text:p>0.354431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63855" calcext:value-type="float">
            <text:p>0.263855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177155" calcext:value-type="float">
            <text:p>0.177155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0961304" calcext:value-type="float">
            <text:p>0.096130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0223083" calcext:value-type="float">
            <text:p>0.0223083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0430908" calcext:value-type="float">
            <text:p>-0.0430908</text:p>
          </table:table-cell>
          <table:table-cell office:value-type="float" office:value="-0.993134" calcext:value-type="float">
            <text:p>-0.993134</text:p>
          </table:table-cell>
          <table:table-cell table:number-columns-repeated="7"/>
        </table:table-row>
        <table:table-row table:style-name="ro1">
          <table:table-cell office:value-type="float" office:value="-0.0997009" calcext:value-type="float">
            <text:p>-0.0997009</text:p>
          </table:table-cell>
          <table:table-cell office:value-type="float" office:value="-0.935608" calcext:value-type="float">
            <text:p>-0.935608</text:p>
          </table:table-cell>
          <table:table-cell table:number-columns-repeated="7"/>
        </table:table-row>
        <table:table-row table:style-name="ro1">
          <table:table-cell office:value-type="float" office:value="-0.146515" calcext:value-type="float">
            <text:p>-0.146515</text:p>
          </table:table-cell>
          <table:table-cell office:value-type="float" office:value="-0.868805" calcext:value-type="float">
            <text:p>-0.868805</text:p>
          </table:table-cell>
          <table:table-cell table:number-columns-repeated="7"/>
        </table:table-row>
        <table:table-row table:style-name="ro1">
          <table:table-cell office:value-type="float" office:value="-0.18399" calcext:value-type="float">
            <text:p>-0.18399</text:p>
          </table:table-cell>
          <table:table-cell office:value-type="float" office:value="-0.798523" calcext:value-type="float">
            <text:p>-0.798523</text:p>
          </table:table-cell>
          <table:table-cell table:number-columns-repeated="7"/>
        </table:table-row>
        <table:table-row table:style-name="ro1">
          <table:table-cell office:value-type="float" office:value="-0.209717" calcext:value-type="float">
            <text:p>-0.209717</text:p>
          </table:table-cell>
          <table:table-cell office:value-type="float" office:value="-0.720947" calcext:value-type="float">
            <text:p>-0.720947</text:p>
          </table:table-cell>
          <table:table-cell table:number-columns-repeated="7"/>
        </table:table-row>
        <table:table-row table:style-name="ro1">
          <table:table-cell office:value-type="float" office:value="-0.225861" calcext:value-type="float">
            <text:p>-0.225861</text:p>
          </table:table-cell>
          <table:table-cell office:value-type="float" office:value="-0.641998" calcext:value-type="float">
            <text:p>-0.641998</text:p>
          </table:table-cell>
          <table:table-cell table:number-columns-repeated="7"/>
        </table:table-row>
        <table:table-row table:style-name="ro1">
          <table:table-cell office:value-type="float" office:value="-0.233032" calcext:value-type="float">
            <text:p>-0.233032</text:p>
          </table:table-cell>
          <table:table-cell office:value-type="float" office:value="-0.562042" calcext:value-type="float">
            <text:p>-0.562042</text:p>
          </table:table-cell>
          <table:table-cell table:number-columns-repeated="7"/>
        </table:table-row>
        <table:table-row table:style-name="ro1">
          <table:table-cell office:value-type="float" office:value="-0.228973" calcext:value-type="float">
            <text:p>-0.228973</text:p>
          </table:table-cell>
          <table:table-cell office:value-type="float" office:value="-0.482941" calcext:value-type="float">
            <text:p>-0.482941</text:p>
          </table:table-cell>
          <table:table-cell table:number-columns-repeated="7"/>
        </table:table-row>
        <table:table-row table:style-name="ro1">
          <table:table-cell office:value-type="float" office:value="-0.215851" calcext:value-type="float">
            <text:p>-0.215851</text:p>
          </table:table-cell>
          <table:table-cell office:value-type="float" office:value="-0.406158" calcext:value-type="float">
            <text:p>-0.406158</text:p>
          </table:table-cell>
          <table:table-cell table:number-columns-repeated="7"/>
        </table:table-row>
        <table:table-row table:style-name="ro1">
          <table:table-cell office:value-type="float" office:value="-0.194153" calcext:value-type="float">
            <text:p>-0.194153</text:p>
          </table:table-cell>
          <table:table-cell office:value-type="float" office:value="-0.331329" calcext:value-type="float">
            <text:p>-0.331329</text:p>
          </table:table-cell>
          <table:table-cell table:number-columns-repeated="7"/>
        </table:table-row>
        <table:table-row table:style-name="ro1">
          <table:table-cell office:value-type="float" office:value="-0.163879" calcext:value-type="float">
            <text:p>-0.163879</text:p>
          </table:table-cell>
          <table:table-cell office:value-type="float" office:value="-0.262878" calcext:value-type="float">
            <text:p>-0.262878</text:p>
          </table:table-cell>
          <table:table-cell table:number-columns-repeated="7"/>
        </table:table-row>
        <table:table-row table:style-name="ro1">
          <table:table-cell office:value-type="float" office:value="-0.125122" calcext:value-type="float">
            <text:p>-0.125122</text:p>
          </table:table-cell>
          <table:table-cell office:value-type="float" office:value="-0.199829" calcext:value-type="float">
            <text:p>-0.199829</text:p>
          </table:table-cell>
          <table:table-cell table:number-columns-repeated="7"/>
        </table:table-row>
        <table:table-row table:style-name="ro1">
          <table:table-cell office:value-type="float" office:value="-0.079071" calcext:value-type="float">
            <text:p>-0.079071</text:p>
          </table:table-cell>
          <table:table-cell office:value-type="float" office:value="-0.142914" calcext:value-type="float">
            <text:p>-0.142914</text:p>
          </table:table-cell>
          <table:table-cell table:number-columns-repeated="7"/>
        </table:table-row>
        <table:table-row table:style-name="ro1">
          <table:table-cell office:value-type="float" office:value="-0.0262451" calcext:value-type="float">
            <text:p>-0.0262451</text:p>
          </table:table-cell>
          <table:table-cell office:value-type="float" office:value="-0.0935364" calcext:value-type="float">
            <text:p>-0.0935364</text:p>
          </table:table-cell>
          <table:table-cell table:number-columns-repeated="7"/>
        </table:table-row>
        <table:table-row table:style-name="ro1">
          <table:table-cell office:value-type="float" office:value="0.0332947" calcext:value-type="float">
            <text:p>0.0332947</text:p>
          </table:table-cell>
          <table:table-cell office:value-type="float" office:value="-0.0514832" calcext:value-type="float">
            <text:p>-0.0514832</text:p>
          </table:table-cell>
          <table:table-cell table:number-columns-repeated="7"/>
        </table:table-row>
        <table:table-row table:style-name="ro1">
          <table:table-cell office:value-type="float" office:value="0.0977478" calcext:value-type="float">
            <text:p>0.0977478</text:p>
          </table:table-cell>
          <table:table-cell office:value-type="float" office:value="-0.0178223" calcext:value-type="float">
            <text:p>-0.0178223</text:p>
          </table:table-cell>
          <table:table-cell table:number-columns-repeated="7"/>
        </table:table-row>
        <table:table-row table:style-name="ro1">
          <table:table-cell office:value-type="float" office:value="0.166077" calcext:value-type="float">
            <text:p>0.166077</text:p>
          </table:table-cell>
          <table:table-cell office:value-type="float" office:value="0.00643921" calcext:value-type="float">
            <text:p>0.00643921</text:p>
          </table:table-cell>
          <table:table-cell table:number-columns-repeated="7"/>
        </table:table-row>
        <table:table-row table:style-name="ro1">
          <table:table-cell office:value-type="float" office:value="0.237183" calcext:value-type="float">
            <text:p>0.237183</text:p>
          </table:table-cell>
          <table:table-cell office:value-type="float" office:value="0.0223999" calcext:value-type="float">
            <text:p>0.0223999</text:p>
          </table:table-cell>
          <table:table-cell table:number-columns-repeated="7"/>
        </table:table-row>
        <table:table-row table:style-name="ro1">
          <table:table-cell office:value-type="float" office:value="0.310852" calcext:value-type="float">
            <text:p>0.310852</text:p>
          </table:table-cell>
          <table:table-cell office:value-type="float" office:value="0.0286865" calcext:value-type="float">
            <text:p>0.0286865</text:p>
          </table:table-cell>
          <table:table-cell table:number-columns-repeated="7"/>
        </table:table-row>
        <table:table-row table:style-name="ro1">
          <table:table-cell office:value-type="float" office:value="0.384277" calcext:value-type="float">
            <text:p>0.384277</text:p>
          </table:table-cell>
          <table:table-cell office:value-type="float" office:value="0.0249023" calcext:value-type="float">
            <text:p>0.0249023</text:p>
          </table:table-cell>
          <table:table-cell table:number-columns-repeated="7"/>
        </table:table-row>
        <table:table-row table:style-name="ro1">
          <table:table-cell office:value-type="float" office:value="0.456238" calcext:value-type="float">
            <text:p>0.456238</text:p>
          </table:table-cell>
          <table:table-cell office:value-type="float" office:value="0.0125427" calcext:value-type="float">
            <text:p>0.0125427</text:p>
          </table:table-cell>
          <table:table-cell table:number-columns-repeated="7"/>
        </table:table-row>
        <table:table-row table:style-name="ro1">
          <table:table-cell office:value-type="float" office:value="0.526062" calcext:value-type="float">
            <text:p>0.526062</text:p>
          </table:table-cell>
          <table:table-cell office:value-type="float" office:value="-0.00918579" calcext:value-type="float">
            <text:p>-0.00918579</text:p>
          </table:table-cell>
          <table:table-cell table:number-columns-repeated="7"/>
        </table:table-row>
        <table:table-row table:style-name="ro1">
          <table:table-cell office:value-type="float" office:value="0.591583" calcext:value-type="float">
            <text:p>0.591583</text:p>
          </table:table-cell>
          <table:table-cell office:value-type="float" office:value="-0.0398865" calcext:value-type="float">
            <text:p>-0.0398865</text:p>
          </table:table-cell>
          <table:table-cell table:number-columns-repeated="7"/>
        </table:table-row>
        <table:table-row table:style-name="ro1">
          <table:table-cell office:value-type="float" office:value="0.652832" calcext:value-type="float">
            <text:p>0.652832</text:p>
          </table:table-cell>
          <table:table-cell office:value-type="float" office:value="-0.0785217" calcext:value-type="float">
            <text:p>-0.0785217</text:p>
          </table:table-cell>
          <table:table-cell table:number-columns-repeated="7"/>
        </table:table-row>
        <table:table-row table:style-name="ro1">
          <table:table-cell office:value-type="float" office:value="0.707184" calcext:value-type="float">
            <text:p>0.707184</text:p>
          </table:table-cell>
          <table:table-cell office:value-type="float" office:value="-0.125153" calcext:value-type="float">
            <text:p>-0.125153</text:p>
          </table:table-cell>
          <table:table-cell table:number-columns-repeated="7"/>
        </table:table-row>
        <table:table-row table:style-name="ro1">
          <table:table-cell office:value-type="float" office:value="0.754395" calcext:value-type="float">
            <text:p>0.754395</text:p>
          </table:table-cell>
          <table:table-cell office:value-type="float" office:value="-0.178741" calcext:value-type="float">
            <text:p>-0.178741</text:p>
          </table:table-cell>
          <table:table-cell table:number-columns-repeated="7"/>
        </table:table-row>
        <table:table-row table:style-name="ro1">
          <table:table-cell office:value-type="float" office:value="0.793396" calcext:value-type="float">
            <text:p>0.793396</text:p>
          </table:table-cell>
          <table:table-cell office:value-type="float" office:value="-0.238159" calcext:value-type="float">
            <text:p>-0.238159</text:p>
          </table:table-cell>
          <table:table-cell table:number-columns-repeated="7"/>
        </table:table-row>
        <table:table-row table:style-name="ro1">
          <table:table-cell office:value-type="float" office:value="0.822998" calcext:value-type="float">
            <text:p>0.822998</text:p>
          </table:table-cell>
          <table:table-cell office:value-type="float" office:value="-0.303406" calcext:value-type="float">
            <text:p>-0.303406</text:p>
          </table:table-cell>
          <table:table-cell table:number-columns-repeated="7"/>
        </table:table-row>
        <table:table-row table:style-name="ro1">
          <table:table-cell office:value-type="float" office:value="0.843384" calcext:value-type="float">
            <text:p>0.843384</text:p>
          </table:table-cell>
          <table:table-cell office:value-type="float" office:value="-0.371826" calcext:value-type="float">
            <text:p>-0.371826</text:p>
          </table:table-cell>
          <table:table-cell table:number-columns-repeated="7"/>
        </table:table-row>
        <table:table-row table:style-name="ro1">
          <table:table-cell office:value-type="float" office:value="0.852783" calcext:value-type="float">
            <text:p>0.852783</text:p>
          </table:table-cell>
          <table:table-cell office:value-type="float" office:value="-0.442902" calcext:value-type="float">
            <text:p>-0.442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speed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table:number-columns-repeated="7"/>
        </table:table-row>
        <table:table-row table:style-name="ro1">
          <table:table-cell office:value-type="float" office:value="0.851166" calcext:value-type="float">
            <text:p>0.851166</text:p>
          </table:table-cell>
          <table:table-cell office:value-type="float" office:value="-0.515259" calcext:value-type="float">
            <text:p>-0.515259</text:p>
          </table:table-cell>
          <table:table-cell table:number-columns-repeated="7"/>
        </table:table-row>
        <table:table-row table:style-name="ro1">
          <table:table-cell office:value-type="float" office:value="0.83963" calcext:value-type="float">
            <text:p>0.83963</text:p>
          </table:table-cell>
          <table:table-cell office:value-type="float" office:value="-0.587372" calcext:value-type="float">
            <text:p>-0.587372</text:p>
          </table:table-cell>
          <table:table-cell table:number-columns-repeated="7"/>
        </table:table-row>
        <table:table-row table:style-name="ro1">
          <table:table-cell office:value-type="float" office:value="0.815247" calcext:value-type="float">
            <text:p>0.815247</text:p>
          </table:table-cell>
          <table:table-cell office:value-type="float" office:value="-0.657684" calcext:value-type="float">
            <text:p>-0.657684</text:p>
          </table:table-cell>
          <table:table-cell table:number-columns-repeated="7"/>
        </table:table-row>
        <table:table-row table:style-name="ro1">
          <table:table-cell office:value-type="float" office:value="0.781952" calcext:value-type="float">
            <text:p>0.781952</text:p>
          </table:table-cell>
          <table:table-cell office:value-type="float" office:value="-0.725861" calcext:value-type="float">
            <text:p>-0.725861</text:p>
          </table:table-cell>
          <table:table-cell table:number-columns-repeated="7"/>
        </table:table-row>
        <table:table-row table:style-name="ro1">
          <table:table-cell office:value-type="float" office:value="0.737274" calcext:value-type="float">
            <text:p>0.737274</text:p>
          </table:table-cell>
          <table:table-cell office:value-type="float" office:value="-0.788727" calcext:value-type="float">
            <text:p>-0.788727</text:p>
          </table:table-cell>
          <table:table-cell table:number-columns-repeated="7"/>
        </table:table-row>
        <table:table-row table:style-name="ro1">
          <table:table-cell office:value-type="float" office:value="0.682892" calcext:value-type="float">
            <text:p>0.682892</text:p>
          </table:table-cell>
          <table:table-cell office:value-type="float" office:value="-0.845856" calcext:value-type="float">
            <text:p>-0.845856</text:p>
          </table:table-cell>
          <table:table-cell table:number-columns-repeated="7"/>
        </table:table-row>
        <table:table-row table:style-name="ro1">
          <table:table-cell office:value-type="float" office:value="0.619629" calcext:value-type="float">
            <text:p>0.619629</text:p>
          </table:table-cell>
          <table:table-cell office:value-type="float" office:value="-0.895782" calcext:value-type="float">
            <text:p>-0.895782</text:p>
          </table:table-cell>
          <table:table-cell table:number-columns-repeated="7"/>
        </table:table-row>
        <table:table-row table:style-name="ro1">
          <table:table-cell office:value-type="float" office:value="0.548767" calcext:value-type="float">
            <text:p>0.548767</text:p>
          </table:table-cell>
          <table:table-cell office:value-type="float" office:value="-0.936859" calcext:value-type="float">
            <text:p>-0.936859</text:p>
          </table:table-cell>
          <table:table-cell table:number-columns-repeated="7"/>
        </table:table-row>
        <table:table-row table:style-name="ro1">
          <table:table-cell office:value-type="float" office:value="0.472076" calcext:value-type="float">
            <text:p>0.472076</text:p>
          </table:table-cell>
          <table:table-cell office:value-type="float" office:value="-0.969482" calcext:value-type="float">
            <text:p>-0.969482</text:p>
          </table:table-cell>
          <table:table-cell table:number-columns-repeated="7"/>
        </table:table-row>
        <table:table-row table:style-name="ro1">
          <table:table-cell office:value-type="float" office:value="0.391235" calcext:value-type="float">
            <text:p>0.391235</text:p>
          </table:table-cell>
          <table:table-cell office:value-type="float" office:value="-0.990997" calcext:value-type="float">
            <text:p>-0.990997</text:p>
          </table:table-cell>
          <table:table-cell table:number-columns-repeated="7"/>
        </table:table-row>
        <table:table-row table:style-name="ro1">
          <table:table-cell office:value-type="float" office:value="0.308472" calcext:value-type="float">
            <text:p>0.308472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24121" calcext:value-type="float">
            <text:p>0.224121</text:p>
          </table:table-cell>
          <table:table-cell office:value-type="float" office:value="-0.999939" calcext:value-type="float">
            <text:p>-0.999939</text:p>
          </table:table-cell>
          <table:table-cell table:number-columns-repeated="7"/>
        </table:table-row>
        <table:table-row table:style-name="ro1">
          <table:table-cell office:value-type="float" office:value="0.144928" calcext:value-type="float">
            <text:p>0.144928</text:p>
          </table:table-cell>
          <table:table-cell office:value-type="float" office:value="-0.985931" calcext:value-type="float">
            <text:p>-0.985931</text:p>
          </table:table-cell>
          <table:table-cell table:number-columns-repeated="7"/>
        </table:table-row>
        <table:table-row table:style-name="ro1">
          <table:table-cell office:value-type="float" office:value="0.067688" calcext:value-type="float">
            <text:p>0.067688</text:p>
          </table:table-cell>
          <table:table-cell office:value-type="float" office:value="-0.962555" calcext:value-type="float">
            <text:p>-0.962555</text:p>
          </table:table-cell>
          <table:table-cell table:number-columns-repeated="7"/>
        </table:table-row>
        <table:table-row table:style-name="ro1">
          <table:table-cell office:value-type="float" office:value="-0.00314331" calcext:value-type="float">
            <text:p>-0.00314331</text:p>
          </table:table-cell>
          <table:table-cell office:value-type="float" office:value="-0.923157" calcext:value-type="float">
            <text:p>-0.923157</text:p>
          </table:table-cell>
          <table:table-cell table:number-columns-repeated="7"/>
        </table:table-row>
        <table:table-row table:style-name="ro1">
          <table:table-cell office:value-type="float" office:value="-0.0649109" calcext:value-type="float">
            <text:p>-0.0649109</text:p>
          </table:table-cell>
          <table:table-cell office:value-type="float" office:value="-0.873322" calcext:value-type="float">
            <text:p>-0.873322</text:p>
          </table:table-cell>
          <table:table-cell table:number-columns-repeated="7"/>
        </table:table-row>
        <table:table-row table:style-name="ro1">
          <table:table-cell office:value-type="float" office:value="-0.121094" calcext:value-type="float">
            <text:p>-0.121094</text:p>
          </table:table-cell>
          <table:table-cell office:value-type="float" office:value="-0.810547" calcext:value-type="float">
            <text:p>-0.810547</text:p>
          </table:table-cell>
          <table:table-cell table:number-columns-repeated="7"/>
        </table:table-row>
        <table:table-row table:style-name="ro1">
          <table:table-cell office:value-type="float" office:value="-0.165436" calcext:value-type="float">
            <text:p>-0.165436</text:p>
          </table:table-cell>
          <table:table-cell office:value-type="float" office:value="-0.739075" calcext:value-type="float">
            <text:p>-0.739075</text:p>
          </table:table-cell>
          <table:table-cell table:number-columns-repeated="7"/>
        </table:table-row>
        <table:table-row table:style-name="ro1">
          <table:table-cell office:value-type="float" office:value="-0.201447" calcext:value-type="float">
            <text:p>-0.201447</text:p>
          </table:table-cell>
          <table:table-cell office:value-type="float" office:value="-0.66098" calcext:value-type="float">
            <text:p>-0.66098</text:p>
          </table:table-cell>
          <table:table-cell table:number-columns-repeated="7"/>
        </table:table-row>
        <table:table-row table:style-name="ro1">
          <table:table-cell office:value-type="float" office:value="-0.226379" calcext:value-type="float">
            <text:p>-0.226379</text:p>
          </table:table-cell>
          <table:table-cell office:value-type="float" office:value="-0.575256" calcext:value-type="float">
            <text:p>-0.575256</text:p>
          </table:table-cell>
          <table:table-cell table:number-columns-repeated="7"/>
        </table:table-row>
        <table:table-row table:style-name="ro1">
          <table:table-cell office:value-type="float" office:value="-0.239471" calcext:value-type="float">
            <text:p>-0.239471</text:p>
          </table:table-cell>
          <table:table-cell office:value-type="float" office:value="-0.487396" calcext:value-type="float">
            <text:p>-0.487396</text:p>
          </table:table-cell>
          <table:table-cell table:number-columns-repeated="7"/>
        </table:table-row>
        <table:table-row table:style-name="ro1">
          <table:table-cell office:value-type="float" office:value="-0.243011" calcext:value-type="float">
            <text:p>-0.243011</text:p>
          </table:table-cell>
          <table:table-cell office:value-type="float" office:value="-0.398376" calcext:value-type="float">
            <text:p>-0.398376</text:p>
          </table:table-cell>
          <table:table-cell table:number-columns-repeated="7"/>
        </table:table-row>
        <table:table-row table:style-name="ro1">
          <table:table-cell office:value-type="float" office:value="-0.234619" calcext:value-type="float">
            <text:p>-0.234619</text:p>
          </table:table-cell>
          <table:table-cell office:value-type="float" office:value="-0.308319" calcext:value-type="float">
            <text:p>-0.308319</text:p>
          </table:table-cell>
          <table:table-cell table:number-columns-repeated="7"/>
        </table:table-row>
        <table:table-row table:style-name="ro1">
          <table:table-cell office:value-type="float" office:value="-0.216553" calcext:value-type="float">
            <text:p>-0.216553</text:p>
          </table:table-cell>
          <table:table-cell office:value-type="float" office:value="-0.220642" calcext:value-type="float">
            <text:p>-0.220642</text:p>
          </table:table-cell>
          <table:table-cell table:number-columns-repeated="7"/>
        </table:table-row>
        <table:table-row table:style-name="ro1">
          <table:table-cell office:value-type="float" office:value="-0.188385" calcext:value-type="float">
            <text:p>-0.188385</text:p>
          </table:table-cell>
          <table:table-cell office:value-type="float" office:value="-0.137573" calcext:value-type="float">
            <text:p>-0.137573</text:p>
          </table:table-cell>
          <table:table-cell table:number-columns-repeated="7"/>
        </table:table-row>
        <table:table-row table:style-name="ro1">
          <table:table-cell office:value-type="float" office:value="-0.149048" calcext:value-type="float">
            <text:p>-0.149048</text:p>
          </table:table-cell>
          <table:table-cell office:value-type="float" office:value="-0.0593872" calcext:value-type="float">
            <text:p>-0.0593872</text:p>
          </table:table-cell>
          <table:table-cell table:number-columns-repeated="7"/>
        </table:table-row>
        <table:table-row table:style-name="ro1">
          <table:table-cell office:value-type="float" office:value="-0.0995789" calcext:value-type="float">
            <text:p>-0.0995789</text:p>
          </table:table-cell>
          <table:table-cell office:value-type="float" office:value="0.0115967" calcext:value-type="float">
            <text:p>0.0115967</text:p>
          </table:table-cell>
          <table:table-cell table:number-columns-repeated="7"/>
        </table:table-row>
        <table:table-row table:style-name="ro1">
          <table:table-cell office:value-type="float" office:value="-0.0407715" calcext:value-type="float">
            <text:p>-0.0407715</text:p>
          </table:table-cell>
          <table:table-cell office:value-type="float" office:value="0.0742493" calcext:value-type="float">
            <text:p>0.0742493</text:p>
          </table:table-cell>
          <table:table-cell table:number-columns-repeated="7"/>
        </table:table-row>
        <table:table-row table:style-name="ro1">
          <table:table-cell office:value-type="float" office:value="0.0275574" calcext:value-type="float">
            <text:p>0.0275574</text:p>
          </table:table-cell>
          <table:table-cell office:value-type="float" office:value="0.128601" calcext:value-type="float">
            <text:p>0.128601</text:p>
          </table:table-cell>
          <table:table-cell table:number-columns-repeated="7"/>
        </table:table-row>
        <table:table-row table:style-name="ro1">
          <table:table-cell office:value-type="float" office:value="0.103638" calcext:value-type="float">
            <text:p>0.103638</text:p>
          </table:table-cell>
          <table:table-cell office:value-type="float" office:value="0.17218" calcext:value-type="float">
            <text:p>0.17218</text:p>
          </table:table-cell>
          <table:table-cell table:number-columns-repeated="7"/>
        </table:table-row>
        <table:table-row table:style-name="ro1">
          <table:table-cell office:value-type="float" office:value="0.187103" calcext:value-type="float">
            <text:p>0.187103</text:p>
          </table:table-cell>
          <table:table-cell office:value-type="float" office:value="0.204346" calcext:value-type="float">
            <text:p>0.204346</text:p>
          </table:table-cell>
          <table:table-cell table:number-columns-repeated="7"/>
        </table:table-row>
        <table:table-row table:style-name="ro1">
          <table:table-cell office:value-type="float" office:value="0.276123" calcext:value-type="float">
            <text:p>0.276123</text:p>
          </table:table-cell>
          <table:table-cell office:value-type="float" office:value="0.224976" calcext:value-type="float">
            <text:p>0.224976</text:p>
          </table:table-cell>
          <table:table-cell table:number-columns-repeated="7"/>
        </table:table-row>
        <table:table-row table:style-name="ro1">
          <table:table-cell office:value-type="float" office:value="0.368256" calcext:value-type="float">
            <text:p>0.368256</text:p>
          </table:table-cell>
          <table:table-cell office:value-type="float" office:value="0.233093" calcext:value-type="float">
            <text:p>0.233093</text:p>
          </table:table-cell>
          <table:table-cell table:number-columns-repeated="7"/>
        </table:table-row>
        <table:table-row table:style-name="ro1">
          <table:table-cell office:value-type="float" office:value="0.462097" calcext:value-type="float">
            <text:p>0.462097</text:p>
          </table:table-cell>
          <table:table-cell office:value-type="float" office:value="0.228577" calcext:value-type="float">
            <text:p>0.228577</text:p>
          </table:table-cell>
          <table:table-cell table:number-columns-repeated="7"/>
        </table:table-row>
        <table:table-row table:style-name="ro1">
          <table:table-cell office:value-type="float" office:value="0.554382" calcext:value-type="float">
            <text:p>0.554382</text:p>
          </table:table-cell>
          <table:table-cell office:value-type="float" office:value="0.211273" calcext:value-type="float">
            <text:p>0.211273</text:p>
          </table:table-cell>
          <table:table-cell table:number-columns-repeated="7"/>
        </table:table-row>
        <table:table-row table:style-name="ro1">
          <table:table-cell office:value-type="float" office:value="0.644348" calcext:value-type="float">
            <text:p>0.644348</text:p>
          </table:table-cell>
          <table:table-cell office:value-type="float" office:value="0.180847" calcext:value-type="float">
            <text:p>0.180847</text:p>
          </table:table-cell>
          <table:table-cell table:number-columns-repeated="7"/>
        </table:table-row>
        <table:table-row table:style-name="ro1">
          <table:table-cell office:value-type="float" office:value="0.729889" calcext:value-type="float">
            <text:p>0.729889</text:p>
          </table:table-cell>
          <table:table-cell office:value-type="float" office:value="0.139069" calcext:value-type="float">
            <text:p>0.139069</text:p>
          </table:table-cell>
          <table:table-cell table:number-columns-repeated="7"/>
        </table:table-row>
        <table:table-row table:style-name="ro1">
          <table:table-cell office:value-type="float" office:value="0.808868" calcext:value-type="float">
            <text:p>0.808868</text:p>
          </table:table-cell>
          <table:table-cell office:value-type="float" office:value="0.085968" calcext:value-type="float">
            <text:p>0.085968</text:p>
          </table:table-cell>
          <table:table-cell table:number-columns-repeated="7"/>
        </table:table-row>
        <table:table-row table:style-name="ro1">
          <table:table-cell office:value-type="float" office:value="0.878296" calcext:value-type="float">
            <text:p>0.878296</text:p>
          </table:table-cell>
          <table:table-cell office:value-type="float" office:value="0.0220337" calcext:value-type="float">
            <text:p>0.0220337</text:p>
          </table:table-cell>
          <table:table-cell table:number-columns-repeated="7"/>
        </table:table-row>
        <table:table-row table:style-name="ro1">
          <table:table-cell office:value-type="float" office:value="0.938049" calcext:value-type="float">
            <text:p>0.938049</text:p>
          </table:table-cell>
          <table:table-cell office:value-type="float" office:value="-0.0509949" calcext:value-type="float">
            <text:p>-0.0509949</text:p>
          </table:table-cell>
          <table:table-cell table:number-columns-repeated="7"/>
        </table:table-row>
        <table:table-row table:style-name="ro1">
          <table:table-cell office:value-type="float" office:value="0.986328" calcext:value-type="float">
            <text:p>0.986328</text:p>
          </table:table-cell>
          <table:table-cell office:value-type="float" office:value="-0.132111" calcext:value-type="float">
            <text:p>-0.132111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219543" calcext:value-type="float">
            <text:p>-0.219543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312469" calcext:value-type="float">
            <text:p>-0.312469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407562" calcext:value-type="float">
            <text:p>-0.407562</text:p>
          </table:table-cell>
          <table:table-cell table:number-columns-repeated="7"/>
        </table:table-row>
        <table:table-row table:style-name="ro1">
          <table:table-cell office:value-type="float" office:value="0.999939" calcext:value-type="float">
            <text:p>0.999939</text:p>
          </table:table-cell>
          <table:table-cell office:value-type="float" office:value="-0.502655" calcext:value-type="float">
            <text:p>-0.502655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597534" calcext:value-type="float">
            <text:p>-0.597534</text:p>
          </table:table-cell>
          <table:table-cell table:number-columns-repeated="7"/>
        </table:table-row>
        <table:table-row table:style-name="ro1">
          <table:table-cell office:value-type="float" office:value="0.991364" calcext:value-type="float">
            <text:p>0.991364</text:p>
          </table:table-cell>
          <table:table-cell office:value-type="float" office:value="-0.688812" calcext:value-type="float">
            <text:p>-0.688812</text:p>
          </table:table-cell>
          <table:table-cell table:number-columns-repeated="7"/>
        </table:table-row>
        <table:table-row table:style-name="ro1">
          <table:table-cell office:value-type="float" office:value="0.940613" calcext:value-type="float">
            <text:p>0.940613</text:p>
          </table:table-cell>
          <table:table-cell office:value-type="float" office:value="-0.77478" calcext:value-type="float">
            <text:p>-0.77478</text:p>
          </table:table-cell>
          <table:table-cell table:number-columns-repeated="7"/>
        </table:table-row>
        <table:table-row table:style-name="ro1">
          <table:table-cell office:value-type="float" office:value="0.875671" calcext:value-type="float">
            <text:p>0.875671</text:p>
          </table:table-cell>
          <table:table-cell office:value-type="float" office:value="-0.853973" calcext:value-type="float">
            <text:p>-0.853973</text:p>
          </table:table-cell>
          <table:table-cell table:number-columns-repeated="7"/>
        </table:table-row>
        <table:table-row table:style-name="ro1">
          <table:table-cell office:value-type="float" office:value="0.799652" calcext:value-type="float">
            <text:p>0.799652</text:p>
          </table:table-cell>
          <table:table-cell office:value-type="float" office:value="-0.924103" calcext:value-type="float">
            <text:p>-0.924103</text:p>
          </table:table-cell>
          <table:table-cell table:number-columns-repeated="7"/>
        </table:table-row>
        <table:table-row table:style-name="ro1">
          <table:table-cell office:value-type="float" office:value="0.713562" calcext:value-type="float">
            <text:p>0.713562</text:p>
          </table:table-cell>
          <table:table-cell office:value-type="float" office:value="-0.983337" calcext:value-type="float">
            <text:p>-0.983337</text:p>
          </table:table-cell>
          <table:table-cell table:number-columns-repeated="7"/>
        </table:table-row>
        <table:table-row table:style-name="ro1">
          <table:table-cell office:value-type="float" office:value="0.620056" calcext:value-type="float">
            <text:p>0.62005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520264" calcext:value-type="float">
            <text:p>0.52026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417358" calcext:value-type="float">
            <text:p>0.417358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315125" calcext:value-type="float">
            <text:p>0.315125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214661" calcext:value-type="float">
            <text:p>0.214661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119751" calcext:value-type="float">
            <text:p>0.119751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0314636" calcext:value-type="float">
            <text:p>0.031463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045929" calcext:value-type="float">
            <text:p>-0.045929</text:p>
          </table:table-cell>
          <table:table-cell office:value-type="float" office:value="-0.980621" calcext:value-type="float">
            <text:p>-0.980621</text:p>
          </table:table-cell>
          <table:table-cell table:number-columns-repeated="7"/>
        </table:table-row>
        <table:table-row table:style-name="ro1">
          <table:table-cell office:value-type="float" office:value="-0.118561" calcext:value-type="float">
            <text:p>-0.118561</text:p>
          </table:table-cell>
          <table:table-cell office:value-type="float" office:value="-0.920837" calcext:value-type="float">
            <text:p>-0.920837</text:p>
          </table:table-cell>
          <table:table-cell table:number-columns-repeated="7"/>
        </table:table-row>
        <table:table-row table:style-name="ro1">
          <table:table-cell office:value-type="float" office:value="-0.181183" calcext:value-type="float">
            <text:p>-0.181183</text:p>
          </table:table-cell>
          <table:table-cell office:value-type="float" office:value="-0.844025" calcext:value-type="float">
            <text:p>-0.844025</text:p>
          </table:table-cell>
          <table:table-cell table:number-columns-repeated="7"/>
        </table:table-row>
        <table:table-row table:style-name="ro1">
          <table:table-cell office:value-type="float" office:value="-0.217621" calcext:value-type="float">
            <text:p>-0.217621</text:p>
          </table:table-cell>
          <table:table-cell office:value-type="float" office:value="-0.758301" calcext:value-type="float">
            <text:p>-0.758301</text:p>
          </table:table-cell>
          <table:table-cell table:number-columns-repeated="7"/>
        </table:table-row>
        <table:table-row table:style-name="ro1">
          <table:table-cell office:value-type="float" office:value="-0.255951" calcext:value-type="float">
            <text:p>-0.255951</text:p>
          </table:table-cell>
          <table:table-cell office:value-type="float" office:value="-0.668488" calcext:value-type="float">
            <text:p>-0.668488</text:p>
          </table:table-cell>
          <table:table-cell table:number-columns-repeated="7"/>
        </table:table-row>
        <table:table-row table:style-name="ro1">
          <table:table-cell office:value-type="float" office:value="-0.278931" calcext:value-type="float">
            <text:p>-0.278931</text:p>
          </table:table-cell>
          <table:table-cell office:value-type="float" office:value="-0.573975" calcext:value-type="float">
            <text:p>-0.573975</text:p>
          </table:table-cell>
          <table:table-cell table:number-columns-repeated="7"/>
        </table:table-row>
        <table:table-row table:style-name="ro1">
          <table:table-cell office:value-type="float" office:value="-0.289154" calcext:value-type="float">
            <text:p>-0.289154</text:p>
          </table:table-cell>
          <table:table-cell office:value-type="float" office:value="-0.476562" calcext:value-type="float">
            <text:p>-0.476562</text:p>
          </table:table-cell>
          <table:table-cell table:number-columns-repeated="7"/>
        </table:table-row>
        <table:table-row table:style-name="ro1">
          <table:table-cell office:value-type="float" office:value="-0.291687" calcext:value-type="float">
            <text:p>-0.291687</text:p>
          </table:table-cell>
          <table:table-cell office:value-type="float" office:value="-0.38028" calcext:value-type="float">
            <text:p>-0.38028</text:p>
          </table:table-cell>
          <table:table-cell table:number-columns-repeated="7"/>
        </table:table-row>
        <table:table-row table:style-name="ro1">
          <table:table-cell office:value-type="float" office:value="-0.279266" calcext:value-type="float">
            <text:p>-0.279266</text:p>
          </table:table-cell>
          <table:table-cell office:value-type="float" office:value="-0.285645" calcext:value-type="float">
            <text:p>-0.285645</text:p>
          </table:table-cell>
          <table:table-cell table:number-columns-repeated="7"/>
        </table:table-row>
        <table:table-row table:style-name="ro1">
          <table:table-cell office:value-type="float" office:value="-0.257996" calcext:value-type="float">
            <text:p>-0.257996</text:p>
          </table:table-cell>
          <table:table-cell office:value-type="float" office:value="-0.194519" calcext:value-type="float">
            <text:p>-0.194519</text:p>
          </table:table-cell>
          <table:table-cell table:number-columns-repeated="7"/>
        </table:table-row>
        <table:table-row table:style-name="ro1">
          <table:table-cell office:value-type="float" office:value="-0.225555" calcext:value-type="float">
            <text:p>-0.225555</text:p>
          </table:table-cell>
          <table:table-cell office:value-type="float" office:value="-0.110168" calcext:value-type="float">
            <text:p>-0.110168</text:p>
          </table:table-cell>
          <table:table-cell table:number-columns-repeated="7"/>
        </table:table-row>
        <table:table-row table:style-name="ro1">
          <table:table-cell office:value-type="float" office:value="-0.182617" calcext:value-type="float">
            <text:p>-0.182617</text:p>
          </table:table-cell>
          <table:table-cell office:value-type="float" office:value="-0.0313416" calcext:value-type="float">
            <text:p>-0.0313416</text:p>
          </table:table-cell>
          <table:table-cell table:number-columns-repeated="7"/>
        </table:table-row>
        <table:table-row table:style-name="ro1">
          <table:table-cell office:value-type="float" office:value="-0.130096" calcext:value-type="float">
            <text:p>-0.130096</text:p>
          </table:table-cell>
          <table:table-cell office:value-type="float" office:value="0.0393982" calcext:value-type="float">
            <text:p>0.0393982</text:p>
          </table:table-cell>
          <table:table-cell table:number-columns-repeated="7"/>
        </table:table-row>
        <table:table-row table:style-name="ro1">
          <table:table-cell office:value-type="float" office:value="-0.0675049" calcext:value-type="float">
            <text:p>-0.0675049</text:p>
          </table:table-cell>
          <table:table-cell office:value-type="float" office:value="0.100739" calcext:value-type="float">
            <text:p>0.100739</text:p>
          </table:table-cell>
          <table:table-cell table:number-columns-repeated="7"/>
        </table:table-row>
        <table:table-row table:style-name="ro1">
          <table:table-cell office:value-type="float" office:value="0.0032959" calcext:value-type="float">
            <text:p>0.0032959</text:p>
          </table:table-cell>
          <table:table-cell office:value-type="float" office:value="0.153259" calcext:value-type="float">
            <text:p>0.153259</text:p>
          </table:table-cell>
          <table:table-cell table:number-columns-repeated="7"/>
        </table:table-row>
        <table:table-row table:style-name="ro1">
          <table:table-cell office:value-type="float" office:value="0.0821533" calcext:value-type="float">
            <text:p>0.0821533</text:p>
          </table:table-cell>
          <table:table-cell office:value-type="float" office:value="0.19519" calcext:value-type="float">
            <text:p>0.19519</text:p>
          </table:table-cell>
          <table:table-cell table:number-columns-repeated="7"/>
        </table:table-row>
        <table:table-row table:style-name="ro1">
          <table:table-cell office:value-type="float" office:value="0.166931" calcext:value-type="float">
            <text:p>0.166931</text:p>
          </table:table-cell>
          <table:table-cell office:value-type="float" office:value="0.225677" calcext:value-type="float">
            <text:p>0.225677</text:p>
          </table:table-cell>
          <table:table-cell table:number-columns-repeated="7"/>
        </table:table-row>
        <table:table-row table:style-name="ro1">
          <table:table-cell office:value-type="float" office:value="0.256622" calcext:value-type="float">
            <text:p>0.256622</text:p>
          </table:table-cell>
          <table:table-cell office:value-type="float" office:value="0.244812" calcext:value-type="float">
            <text:p>0.244812</text:p>
          </table:table-cell>
          <table:table-cell table:number-columns-repeated="7"/>
        </table:table-row>
        <table:table-row table:style-name="ro1">
          <table:table-cell office:value-type="float" office:value="0.349701" calcext:value-type="float">
            <text:p>0.349701</text:p>
          </table:table-cell>
          <table:table-cell office:value-type="float" office:value="0.250854" calcext:value-type="float">
            <text:p>0.250854</text:p>
          </table:table-cell>
          <table:table-cell table:number-columns-repeated="7"/>
        </table:table-row>
        <table:table-row table:style-name="ro1">
          <table:table-cell office:value-type="float" office:value="0.443176" calcext:value-type="float">
            <text:p>0.443176</text:p>
          </table:table-cell>
          <table:table-cell office:value-type="float" office:value="0.243622" calcext:value-type="float">
            <text:p>0.243622</text:p>
          </table:table-cell>
          <table:table-cell table:number-columns-repeated="7"/>
        </table:table-row>
        <table:table-row table:style-name="ro1">
          <table:table-cell office:value-type="float" office:value="0.535187" calcext:value-type="float">
            <text:p>0.535187</text:p>
          </table:table-cell>
          <table:table-cell office:value-type="float" office:value="0.224182" calcext:value-type="float">
            <text:p>0.224182</text:p>
          </table:table-cell>
          <table:table-cell table:number-columns-repeated="7"/>
        </table:table-row>
        <table:table-row table:style-name="ro1">
          <table:table-cell office:value-type="float" office:value="0.623566" calcext:value-type="float">
            <text:p>0.623566</text:p>
          </table:table-cell>
          <table:table-cell office:value-type="float" office:value="0.192841" calcext:value-type="float">
            <text:p>0.192841</text:p>
          </table:table-cell>
          <table:table-cell table:number-columns-repeated="7"/>
        </table:table-row>
        <table:table-row table:style-name="ro1">
          <table:table-cell office:value-type="float" office:value="0.707947" calcext:value-type="float">
            <text:p>0.707947</text:p>
          </table:table-cell>
          <table:table-cell office:value-type="float" office:value="0.151031" calcext:value-type="float">
            <text:p>0.151031</text:p>
          </table:table-cell>
          <table:table-cell table:number-columns-repeated="7"/>
        </table:table-row>
        <table:table-row table:style-name="ro1">
          <table:table-cell office:value-type="float" office:value="0.784912" calcext:value-type="float">
            <text:p>0.784912</text:p>
          </table:table-cell>
          <table:table-cell office:value-type="float" office:value="0.0968018" calcext:value-type="float">
            <text:p>0.0968018</text:p>
          </table:table-cell>
          <table:table-cell table:number-columns-repeated="7"/>
        </table:table-row>
        <table:table-row table:style-name="ro1">
          <table:table-cell office:value-type="float" office:value="0.853027" calcext:value-type="float">
            <text:p>0.853027</text:p>
          </table:table-cell>
          <table:table-cell office:value-type="float" office:value="0.0326538" calcext:value-type="float">
            <text:p>0.0326538</text:p>
          </table:table-cell>
          <table:table-cell table:number-columns-repeated="7"/>
        </table:table-row>
        <table:table-row table:style-name="ro1">
          <table:table-cell office:value-type="float" office:value="0.910645" calcext:value-type="float">
            <text:p>0.910645</text:p>
          </table:table-cell>
          <table:table-cell office:value-type="float" office:value="-0.0396729" calcext:value-type="float">
            <text:p>-0.0396729</text:p>
          </table:table-cell>
          <table:table-cell table:number-columns-repeated="7"/>
        </table:table-row>
        <table:table-row table:style-name="ro1">
          <table:table-cell office:value-type="float" office:value="0.956116" calcext:value-type="float">
            <text:p>0.956116</text:p>
          </table:table-cell>
          <table:table-cell office:value-type="float" office:value="-0.120697" calcext:value-type="float">
            <text:p>-0.120697</text:p>
          </table:table-cell>
          <table:table-cell table:number-columns-repeated="7"/>
        </table:table-row>
        <table:table-row table:style-name="ro1">
          <table:table-cell office:value-type="float" office:value="0.989471" calcext:value-type="float">
            <text:p>0.989471</text:p>
          </table:table-cell>
          <table:table-cell office:value-type="float" office:value="-0.208221" calcext:value-type="float">
            <text:p>-0.208221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299042" calcext:value-type="float">
            <text:p>-0.299042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394745" calcext:value-type="float">
            <text:p>-0.394745</text:p>
          </table:table-cell>
          <table:table-cell table:number-columns-repeated="7"/>
        </table:table-row>
        <table:table-row table:style-name="ro1">
          <table:table-cell office:value-type="float" office:value="0.999969" calcext:value-type="float">
            <text:p>0.999969</text:p>
          </table:table-cell>
          <table:table-cell office:value-type="float" office:value="-0.485352" calcext:value-type="float">
            <text:p>-0.485352</text:p>
          </table:table-cell>
          <table:table-cell table:number-columns-repeated="7"/>
        </table:table-row>
        <table:table-row table:style-name="ro1">
          <table:table-cell office:value-type="float" office:value="0.982239" calcext:value-type="float">
            <text:p>0.982239</text:p>
          </table:table-cell>
          <table:table-cell office:value-type="float" office:value="-0.579712" calcext:value-type="float">
            <text:p>-0.579712</text:p>
          </table:table-cell>
          <table:table-cell table:number-columns-repeated="7"/>
        </table:table-row>
        <table:table-row table:style-name="ro1">
          <table:table-cell office:value-type="float" office:value="0.941895" calcext:value-type="float">
            <text:p>0.941895</text:p>
          </table:table-cell>
          <table:table-cell office:value-type="float" office:value="-0.675812" calcext:value-type="float">
            <text:p>-0.675812</text:p>
          </table:table-cell>
          <table:table-cell table:number-columns-repeated="7"/>
        </table:table-row>
        <table:table-row table:style-name="ro1">
          <table:table-cell office:value-type="float" office:value="0.890411" calcext:value-type="float">
            <text:p>0.890411</text:p>
          </table:table-cell>
          <table:table-cell office:value-type="float" office:value="-0.755066" calcext:value-type="float">
            <text:p>-0.755066</text:p>
          </table:table-cell>
          <table:table-cell table:number-columns-repeated="7"/>
        </table:table-row>
        <table:table-row table:style-name="ro1">
          <table:table-cell office:value-type="float" office:value="0.825043" calcext:value-type="float">
            <text:p>0.825043</text:p>
          </table:table-cell>
          <table:table-cell office:value-type="float" office:value="-0.834198" calcext:value-type="float">
            <text:p>-0.834198</text:p>
          </table:table-cell>
          <table:table-cell table:number-columns-repeated="7"/>
        </table:table-row>
        <table:table-row table:style-name="ro1">
          <table:table-cell office:value-type="float" office:value="0.746399" calcext:value-type="float">
            <text:p>0.746399</text:p>
          </table:table-cell>
          <table:table-cell office:value-type="float" office:value="-0.902252" calcext:value-type="float">
            <text:p>-0.902252</text:p>
          </table:table-cell>
          <table:table-cell table:number-columns-repeated="7"/>
        </table:table-row>
        <table:table-row table:style-name="ro1">
          <table:table-cell office:value-type="float" office:value="0.660583" calcext:value-type="float">
            <text:p>0.660583</text:p>
          </table:table-cell>
          <table:table-cell office:value-type="float" office:value="-0.959564" calcext:value-type="float">
            <text:p>-0.959564</text:p>
          </table:table-cell>
          <table:table-cell table:number-columns-repeated="7"/>
        </table:table-row>
        <table:table-row table:style-name="ro1">
          <table:table-cell office:value-type="float" office:value="0.565002" calcext:value-type="float">
            <text:p>0.565002</text:p>
          </table:table-cell>
          <table:table-cell office:value-type="float" office:value="-0.999969" calcext:value-type="float">
            <text:p>-0.999969</text:p>
          </table:table-cell>
          <table:table-cell table:number-columns-repeated="7"/>
        </table:table-row>
        <table:table-row table:style-name="ro1">
          <table:table-cell office:value-type="float" office:value="0.463776" calcext:value-type="float">
            <text:p>0.46377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361359" calcext:value-type="float">
            <text:p>0.361359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258057" calcext:value-type="float">
            <text:p>0.25805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157806" calcext:value-type="float">
            <text:p>0.157806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0.0636597" calcext:value-type="float">
            <text:p>0.0636597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-0.0247192" calcext:value-type="float">
            <text:p>-0.0247192</text:p>
          </table:table-cell>
          <table:table-cell office:value-type="float" office:value="-0.99173" calcext:value-type="float">
            <text:p>-0.99173</text:p>
          </table:table-cell>
          <table:table-cell table:number-columns-repeated="7"/>
        </table:table-row>
        <table:table-row table:style-name="ro1">
          <table:table-cell office:value-type="float" office:value="-0.102905" calcext:value-type="float">
            <text:p>-0.102905</text:p>
          </table:table-cell>
          <table:table-cell office:value-type="float" office:value="-0.940216" calcext:value-type="float">
            <text:p>-0.940216</text:p>
          </table:table-cell>
          <table:table-cell table:number-columns-repeated="7"/>
        </table:table-row>
        <table:table-row table:style-name="ro1">
          <table:table-cell office:value-type="float" office:value="-0.171387" calcext:value-type="float">
            <text:p>-0.171387</text:p>
          </table:table-cell>
          <table:table-cell office:value-type="float" office:value="-0.878265" calcext:value-type="float">
            <text:p>-0.878265</text:p>
          </table:table-cell>
          <table:table-cell table:number-columns-repeated="7"/>
        </table:table-row>
        <table:table-row table:style-name="ro1">
          <table:table-cell office:value-type="float" office:value="-0.230469" calcext:value-type="float">
            <text:p>-0.230469</text:p>
          </table:table-cell>
          <table:table-cell office:value-type="float" office:value="-0.799896" calcext:value-type="float">
            <text:p>-0.799896</text:p>
          </table:table-cell>
          <table:table-cell table:number-columns-repeated="7"/>
        </table:table-row>
        <table:table-row table:style-name="ro1">
          <table:table-cell office:value-type="float" office:value="-0.277222" calcext:value-type="float">
            <text:p>-0.277222</text:p>
          </table:table-cell>
          <table:table-cell office:value-type="float" office:value="-0.717346" calcext:value-type="float">
            <text:p>-0.717346</text:p>
          </table:table-cell>
          <table:table-cell table:number-columns-repeated="7"/>
        </table:table-row>
        <table:table-row table:style-name="ro1">
          <table:table-cell office:value-type="float" office:value="-0.31192" calcext:value-type="float">
            <text:p>-0.31192</text:p>
          </table:table-cell>
          <table:table-cell office:value-type="float" office:value="-0.625" calcext:value-type="float">
            <text:p>-0.625</text:p>
          </table:table-cell>
          <table:table-cell table:number-columns-repeated="7"/>
        </table:table-row>
        <table:table-row table:style-name="ro1">
          <table:table-cell office:value-type="float" office:value="-0.335236" calcext:value-type="float">
            <text:p>-0.335236</text:p>
          </table:table-cell>
          <table:table-cell office:value-type="float" office:value="-0.529083" calcext:value-type="float">
            <text:p>-0.529083</text:p>
          </table:table-cell>
          <table:table-cell table:number-columns-repeated="7"/>
        </table:table-row>
        <table:table-row table:style-name="ro1">
          <table:table-cell office:value-type="float" office:value="-0.347534" calcext:value-type="float">
            <text:p>-0.347534</text:p>
          </table:table-cell>
          <table:table-cell office:value-type="float" office:value="-0.431427" calcext:value-type="float">
            <text:p>-0.431427</text:p>
          </table:table-cell>
          <table:table-cell table:number-columns-repeated="7"/>
        </table:table-row>
        <table:table-row table:style-name="ro1">
          <table:table-cell office:value-type="float" office:value="-0.34845" calcext:value-type="float">
            <text:p>-0.34845</text:p>
          </table:table-cell>
          <table:table-cell office:value-type="float" office:value="-0.333252" calcext:value-type="float">
            <text:p>-0.333252</text:p>
          </table:table-cell>
          <table:table-cell table:number-columns-repeated="7"/>
        </table:table-row>
        <table:table-row table:style-name="ro1">
          <table:table-cell office:value-type="float" office:value="-0.337555" calcext:value-type="float">
            <text:p>-0.337555</text:p>
          </table:table-cell>
          <table:table-cell office:value-type="float" office:value="-0.238617" calcext:value-type="float">
            <text:p>-0.238617</text:p>
          </table:table-cell>
          <table:table-cell table:number-columns-repeated="7"/>
        </table:table-row>
        <table:table-row table:style-name="ro1">
          <table:table-cell office:value-type="float" office:value="-0.31604" calcext:value-type="float">
            <text:p>-0.31604</text:p>
          </table:table-cell>
          <table:table-cell office:value-type="float" office:value="-0.147003" calcext:value-type="float">
            <text:p>-0.147003</text:p>
          </table:table-cell>
          <table:table-cell table:number-columns-repeated="7"/>
        </table:table-row>
        <table:table-row table:style-name="ro1">
          <table:table-cell office:value-type="float" office:value="-0.283752" calcext:value-type="float">
            <text:p>-0.283752</text:p>
          </table:table-cell>
          <table:table-cell office:value-type="float" office:value="-0.0605774" calcext:value-type="float">
            <text:p>-0.0605774</text:p>
          </table:table-cell>
          <table:table-cell table:number-columns-repeated="7"/>
        </table:table-row>
        <table:table-row table:style-name="ro1">
          <table:table-cell office:value-type="float" office:value="-0.241455" calcext:value-type="float">
            <text:p>-0.241455</text:p>
          </table:table-cell>
          <table:table-cell office:value-type="float" office:value="0.019104" calcext:value-type="float">
            <text:p>0.019104</text:p>
          </table:table-cell>
          <table:table-cell table:number-columns-repeated="7"/>
        </table:table-row>
        <table:table-row table:style-name="ro1">
          <table:table-cell office:value-type="float" office:value="-0.189301" calcext:value-type="float">
            <text:p>-0.189301</text:p>
          </table:table-cell>
          <table:table-cell office:value-type="float" office:value="0.0909729" calcext:value-type="float">
            <text:p>0.0909729</text:p>
          </table:table-cell>
          <table:table-cell table:number-columns-repeated="7"/>
        </table:table-row>
        <table:table-row table:style-name="ro1">
          <table:table-cell office:value-type="float" office:value="-0.127075" calcext:value-type="float">
            <text:p>-0.127075</text:p>
          </table:table-cell>
          <table:table-cell office:value-type="float" office:value="0.154236" calcext:value-type="float">
            <text:p>0.154236</text:p>
          </table:table-cell>
          <table:table-cell table:number-columns-repeated="7"/>
        </table:table-row>
      </table:table>
      <table:named-expressions>
        <table:named-range table:name="factor1" table:base-cell-address="$Sheet1.$D$526" table:cell-range-address="$Sheet1.$D$526"/>
        <table:named-range table:name="factor2" table:base-cell-address="$Sheet1.$E$526" table:cell-range-address="$Sheet1.$E$526"/>
        <table:named-range table:name="factor3" table:base-cell-address="$Sheet1.$D$2753" table:cell-range-address="$Sheet1.$D$2753"/>
        <table:named-range table:name="factor4" table:base-cell-address="$Sheet1.$E$2753" table:cell-range-address="$Sheet1.$E$27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</meta:initial-creator>
    <meta:creation-date>2014-02-02T19:56:36.039305364</meta:creation-date>
    <dc:date>2014-02-02T22:49:07.194745518</dc:date>
    <dc:creator>julien </dc:creator>
    <meta:editing-duration>PT2H48M9S</meta:editing-duration>
    <meta:editing-cycles>9</meta:editing-cycles>
    <meta:generator>LibreOffice/4.1.3.2$Linux_X86_64 LibreOffice_project/410m0$Build-2</meta:generator>
    <meta:document-statistic meta:table-count="1" meta:cell-count="8939" meta:object-count="0"/>
  </office:meta>
</office:document-meta>
</file>